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nos" svg:font-family="Tinos"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3.6979in" fo:margin-left="0.3556in" fo:margin-right="3.2653in" table:align="margins"/>
    </style:style>
    <style:style style:name="Table1.A" style:family="table-column">
      <style:table-column-properties style:column-width="3.6979in" style:rel-column-width="5325*"/>
    </style:style>
    <style:style style:name="Table1.A1" style:family="table-cell">
      <style:table-cell-properties style:vertical-align="middle" style:border-line-width="0.0007in 0.0347in 0.0007in" fo:padding="0.1042in" fo:border="0.0361in double #808080"/>
    </style:style>
    <style:style style:name="Table2" style:family="table">
      <style:table-properties style:width="3.6354in" fo:margin-left="0.6472in" fo:margin-right="3.0361in" table:align="margins"/>
    </style:style>
    <style:style style:name="Table2.A" style:family="table-column">
      <style:table-column-properties style:column-width="3.6354in" style:rel-column-width="5235*"/>
    </style:style>
    <style:style style:name="Table2.A1" style:family="table-cell">
      <style:table-cell-properties style:vertical-align="middle" style:border-line-width="0.0007in 0.0347in 0.0007in" fo:padding="0.1042in" fo:border="0.0361in double #808080"/>
    </style:style>
    <style:style style:name="Table3" style:family="table">
      <style:table-properties style:width="4.8125in" fo:margin-left="0.6in" fo:margin-right="1.9063in" table:align="margins"/>
    </style:style>
    <style:style style:name="Table3.A" style:family="table-column">
      <style:table-column-properties style:column-width="4.8125in" style:rel-column-width="6930*"/>
    </style:style>
    <style:style style:name="Table3.A1" style:family="table-cell">
      <style:table-cell-properties style:vertical-align="middle" style:border-line-width="0.0007in 0.0347in 0.0007in" fo:padding="0.1042in" fo:border="0.0361in double #808080"/>
    </style:style>
    <style:style style:name="Table4" style:family="table" style:master-page-name="">
      <style:table-properties style:width="5.2083in" fo:margin-left="0.65in" fo:margin-right="1.4604in" style:page-number="auto" table:align="margins"/>
    </style:style>
    <style:style style:name="Table4.A" style:family="table-column">
      <style:table-column-properties style:column-width="5.2083in" style:rel-column-width="7500*"/>
    </style:style>
    <style:style style:name="Table4.A1" style:family="table-cell">
      <style:table-cell-properties style:vertical-align="middle" style:border-line-width="0.0007in 0.0347in 0.0007in" fo:padding="0.1042in" fo:border="0.0361in double #808080"/>
    </style:style>
    <style:style style:name="Table5" style:family="table">
      <style:table-properties style:width="3.9583in" fo:margin-left="0.5847in" fo:margin-right="2.7757in" table:align="margins"/>
    </style:style>
    <style:style style:name="Table5.A" style:family="table-column">
      <style:table-column-properties style:column-width="3.9583in" style:rel-column-width="5700*"/>
    </style:style>
    <style:style style:name="Table5.A1" style:family="table-cell">
      <style:table-cell-properties style:vertical-align="middle" style:border-line-width="0.0007in 0.0347in 0.0007in" fo:padding="0.1042in" fo:border="0.0361in double #808080"/>
    </style:style>
    <style:style style:name="Table6" style:family="table">
      <style:table-properties style:width="4.4063in" fo:margin-left="0.4861in" fo:margin-right="2.4264in" table:align="margins"/>
    </style:style>
    <style:style style:name="Table6.A" style:family="table-column">
      <style:table-column-properties style:column-width="4.4063in" style:rel-column-width="6345*"/>
    </style:style>
    <style:style style:name="Table6.A1" style:family="table-cell">
      <style:table-cell-properties style:vertical-align="middle" style:border-line-width="0.0007in 0.0347in 0.0007in" fo:padding="0.1042in" fo:border="0.0361in double #808080"/>
    </style:style>
    <style:style style:name="Table7" style:family="table">
      <style:table-properties style:width="4.9063in" fo:margin-left="0.0354in" fo:margin-right="2.3771in" table:align="margins"/>
    </style:style>
    <style:style style:name="Table7.A" style:family="table-column">
      <style:table-column-properties style:column-width="4.9063in" style:rel-column-width="7065*"/>
    </style:style>
    <style:style style:name="Table7.A1" style:family="table-cell">
      <style:table-cell-properties style:vertical-align="middle" style:border-line-width="0.0007in 0.0347in 0.0007in" fo:padding="0.1042in" fo:border="0.0361in double #808080"/>
    </style:style>
    <style:style style:name="Table8" style:family="table">
      <style:table-properties style:width="6in" table:align="center"/>
    </style:style>
    <style:style style:name="Table8.A" style:family="table-column">
      <style:table-column-properties style:column-width="6in"/>
    </style:style>
    <style:style style:name="Table8.A1" style:family="table-cell">
      <style:table-cell-properties style:vertical-align="middle" style:border-line-width="0.0007in 0.0347in 0.0007in" fo:padding="0.1042in" fo:border="0.0361in double #808080"/>
    </style:style>
    <style:style style:name="Table9" style:family="table">
      <style:table-properties style:width="7in" table:align="center"/>
    </style:style>
    <style:style style:name="Table9.A" style:family="table-column">
      <style:table-column-properties style:column-width="0.8014in"/>
    </style:style>
    <style:style style:name="Table9.B" style:family="table-column">
      <style:table-column-properties style:column-width="6.1986in"/>
    </style:style>
    <style:style style:name="Table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9.B1" style:family="table-cell">
      <style:table-cell-properties style:vertical-align="middle" style:border-line-width="0.0007in 0.0347in 0.0007in" fo:padding="0.0194in" fo:border="0.0361in double #808080"/>
    </style:style>
    <style:style style:name="Table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9.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0" style:family="table">
      <style:table-properties style:width="5.7083in" table:align="center"/>
    </style:style>
    <style:style style:name="Table10.A" style:family="table-column">
      <style:table-column-properties style:column-width="5.7083in"/>
    </style:style>
    <style:style style:name="Table10.A1" style:family="table-cell">
      <style:table-cell-properties style:vertical-align="middle" style:border-line-width="0.0007in 0.0347in 0.0007in" fo:padding="0.0194in" fo:border="0.0361in double #808080"/>
    </style:style>
    <style:style style:name="Table11" style:family="table" style:master-page-name="">
      <style:table-properties style:width="2.4896in" fo:margin-left="2.5701in" fo:margin-right="2.259in" style:page-number="auto" table:align="margins"/>
    </style:style>
    <style:style style:name="Table11.A" style:family="table-column">
      <style:table-column-properties style:column-width="0.2403in" style:rel-column-width="346*"/>
    </style:style>
    <style:style style:name="Table11.B" style:family="table-column">
      <style:table-column-properties style:column-width="2.2493in" style:rel-column-width="3239*"/>
    </style:style>
    <style:style style:name="Table11.A1" style:family="table-cell">
      <style:table-cell-properties style:vertical-align="middle" fo:padding="0.0194in" fo:border="none"/>
    </style:style>
    <style:style style:name="Table12" style:family="table">
      <style:table-properties style:width="4.5833in" fo:margin-left="1.6375in" fo:margin-right="1.0979in" table:align="margins"/>
    </style:style>
    <style:style style:name="Table12.A" style:family="table-column">
      <style:table-column-properties style:column-width="0.2715in" style:rel-column-width="391*"/>
    </style:style>
    <style:style style:name="Table12.B" style:family="table-column">
      <style:table-column-properties style:column-width="4.3118in" style:rel-column-width="6209*"/>
    </style:style>
    <style:style style:name="Table12.A1" style:family="table-cell">
      <style:table-cell-properties style:vertical-align="middle" fo:padding="0.0194in" fo:border="none"/>
    </style:style>
    <style:style style:name="Table13" style:family="table">
      <style:table-properties style:width="5.4479in" fo:margin-left="1.0646in" fo:margin-right="0.8063in" table:align="margins"/>
    </style:style>
    <style:style style:name="Table13.A" style:family="table-column">
      <style:table-column-properties style:column-width="0.2715in" style:rel-column-width="391*"/>
    </style:style>
    <style:style style:name="Table13.B" style:family="table-column">
      <style:table-column-properties style:column-width="5.1764in" style:rel-column-width="7454*"/>
    </style:style>
    <style:style style:name="Table13.A1" style:family="table-cell">
      <style:table-cell-properties style:vertical-align="middle" fo:padding="0.0194in" fo:border="none"/>
    </style:style>
    <style:style style:name="Table14" style:family="table">
      <style:table-properties style:width="2.6563in" fo:margin-left="2.4708in" fo:margin-right="2.1917in" table:align="margins"/>
    </style:style>
    <style:style style:name="Table14.A" style:family="table-column">
      <style:table-column-properties style:column-width="0.3236in" style:rel-column-width="466*"/>
    </style:style>
    <style:style style:name="Table14.B" style:family="table-column">
      <style:table-column-properties style:column-width="2.3326in" style:rel-column-width="3359*"/>
    </style:style>
    <style:style style:name="Table14.A1" style:family="table-cell">
      <style:table-cell-properties style:vertical-align="middle" fo:padding="0.0194in" fo:border="none"/>
    </style:style>
    <style:style style:name="Table15" style:family="table">
      <style:table-properties style:width="7.0007in" table:align="center"/>
    </style:style>
    <style:style style:name="Table15.A" style:family="table-column">
      <style:table-column-properties style:column-width="0.7396in"/>
    </style:style>
    <style:style style:name="Table15.B" style:family="table-column">
      <style:table-column-properties style:column-width="6.2611in"/>
    </style:style>
    <style:style style:name="Table1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5.B1" style:family="table-cell">
      <style:table-cell-properties style:vertical-align="middle" style:border-line-width="0.0007in 0.0347in 0.0007in" fo:padding="0.0194in" fo:border="0.0361in double #808080"/>
    </style:style>
    <style:style style:name="Table1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5.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6" style:family="table">
      <style:table-properties style:width="3.1465in" table:align="center"/>
    </style:style>
    <style:style style:name="Table16.A" style:family="table-column">
      <style:table-column-properties style:column-width="1.3181in"/>
    </style:style>
    <style:style style:name="Table16.B" style:family="table-column">
      <style:table-column-properties style:column-width="0.6931in"/>
    </style:style>
    <style:style style:name="Table16.C" style:family="table-column">
      <style:table-column-properties style:column-width="1.1354in"/>
    </style:style>
    <style:style style:name="Table16.A1" style:family="table-cell">
      <style:table-cell-properties style:vertical-align="middle" style:border-line-width="0.0007in 0.0347in 0.0007in" fo:padding="0.0194in" fo:border="0.0361in double #808080"/>
    </style:style>
    <style:style style:name="Table16.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6.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7" style:family="table">
      <style:table-properties style:width="2.9167in" fo:margin-left="2.3771in" fo:margin-right="2.025in" table:align="margins"/>
    </style:style>
    <style:style style:name="Table17.A" style:family="table-column">
      <style:table-column-properties style:column-width="0.2715in" style:rel-column-width="391*"/>
    </style:style>
    <style:style style:name="Table17.B" style:family="table-column">
      <style:table-column-properties style:column-width="2.6451in" style:rel-column-width="3809*"/>
    </style:style>
    <style:style style:name="Table17.A1" style:family="table-cell">
      <style:table-cell-properties style:vertical-align="middle" fo:padding="0.0194in" fo:border="none"/>
    </style:style>
    <style:style style:name="Table18" style:family="table">
      <style:table-properties style:width="3.0007in" table:align="center"/>
    </style:style>
    <style:style style:name="Table18.A" style:family="table-column">
      <style:table-column-properties style:column-width="1.3181in"/>
    </style:style>
    <style:style style:name="Table18.B" style:family="table-column">
      <style:table-column-properties style:column-width="0.6931in"/>
    </style:style>
    <style:style style:name="Table18.C" style:family="table-column">
      <style:table-column-properties style:column-width="0.9896in"/>
    </style:style>
    <style:style style:name="Table18.A1" style:family="table-cell">
      <style:table-cell-properties style:vertical-align="middle" style:border-line-width="0.0007in 0.0347in 0.0007in" fo:padding="0.0194in" fo:border="0.0361in double #808080"/>
    </style:style>
    <style:style style:name="Table18.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8.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9" style:family="table">
      <style:table-properties style:width="3.1465in" table:align="center"/>
    </style:style>
    <style:style style:name="Table19.A" style:family="table-column">
      <style:table-column-properties style:column-width="1.3181in"/>
    </style:style>
    <style:style style:name="Table19.B" style:family="table-column">
      <style:table-column-properties style:column-width="0.6931in"/>
    </style:style>
    <style:style style:name="Table19.C" style:family="table-column">
      <style:table-column-properties style:column-width="1.1354in"/>
    </style:style>
    <style:style style:name="Table19.A1" style:family="table-cell">
      <style:table-cell-properties style:vertical-align="middle" style:border-line-width="0.0007in 0.0347in 0.0007in" fo:padding="0.0194in" fo:border="0.0361in double #808080"/>
    </style:style>
    <style:style style:name="Table19.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9.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0" style:family="table" style:master-page-name="">
      <style:table-properties style:width="4.7271in" fo:margin-left="1.5354in" fo:margin-right="1.0563in" style:page-number="auto" table:align="margins"/>
    </style:style>
    <style:style style:name="Table20.A" style:family="table-column">
      <style:table-column-properties style:column-width="0.4167in" style:rel-column-width="600*"/>
    </style:style>
    <style:style style:name="Table20.B" style:family="table-column">
      <style:table-column-properties style:column-width="4.3104in" style:rel-column-width="6207*"/>
    </style:style>
    <style:style style:name="Table20.A1" style:family="table-cell">
      <style:table-cell-properties style:vertical-align="middle" fo:padding="0.0194in" fo:border="none"/>
    </style:style>
    <style:style style:name="Table21" style:family="table">
      <style:table-properties style:width="2.6472in" table:align="center"/>
    </style:style>
    <style:style style:name="Table21.A" style:family="table-column">
      <style:table-column-properties style:column-width="0.2715in"/>
    </style:style>
    <style:style style:name="Table21.B" style:family="table-column">
      <style:table-column-properties style:column-width="2.3757in"/>
    </style:style>
    <style:style style:name="Table21.A1" style:family="table-cell">
      <style:table-cell-properties style:vertical-align="middle" fo:padding="0.0194in" fo:border="none"/>
    </style:style>
    <style:style style:name="Table22" style:family="table">
      <style:table-properties style:width="3.6146in" fo:margin-left="1.9243in" fo:margin-right="1.7799in" table:align="margins"/>
    </style:style>
    <style:style style:name="Table22.A" style:family="table-column">
      <style:table-column-properties style:column-width="1.3181in" style:rel-column-width="1898*"/>
    </style:style>
    <style:style style:name="Table22.B" style:family="table-column">
      <style:table-column-properties style:column-width="1.0993in" style:rel-column-width="1583*"/>
    </style:style>
    <style:style style:name="Table22.C" style:family="table-column">
      <style:table-column-properties style:column-width="1.1972in" style:rel-column-width="1724*"/>
    </style:style>
    <style:style style:name="Table22.A1" style:family="table-cell">
      <style:table-cell-properties style:vertical-align="middle" style:border-line-width="0.0007in 0.0347in 0.0007in" fo:padding="0.0194in" fo:border="0.0361in double #808080"/>
    </style:style>
    <style:style style:name="Table22.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2.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2.C7" style:family="table-cell">
      <style:table-cell-properties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3" style:family="table">
      <style:table-properties style:width="4.2917in" fo:margin-left="1.6792in" fo:margin-right="1.3479in" table:align="margins"/>
    </style:style>
    <style:style style:name="Table23.A" style:family="table-column">
      <style:table-column-properties style:column-width="0.2715in" style:rel-column-width="391*"/>
    </style:style>
    <style:style style:name="Table23.B" style:family="table-column">
      <style:table-column-properties style:column-width="4.0201in" style:rel-column-width="5789*"/>
    </style:style>
    <style:style style:name="Table23.A1" style:family="table-cell">
      <style:table-cell-properties style:vertical-align="middle" fo:padding="0.0194in" fo:border="none"/>
    </style:style>
    <style:style style:name="Table24" style:family="table">
      <style:table-properties style:width="1.8035in" table:align="center"/>
    </style:style>
    <style:style style:name="Table24.A" style:family="table-column">
      <style:table-column-properties style:column-width="0.2715in"/>
    </style:style>
    <style:style style:name="Table24.B" style:family="table-column">
      <style:table-column-properties style:column-width="1.5319in"/>
    </style:style>
    <style:style style:name="Table24.A1" style:family="table-cell">
      <style:table-cell-properties style:vertical-align="middle" fo:padding="0.0194in" fo:border="none"/>
    </style:style>
    <style:style style:name="Table25" style:family="table">
      <style:table-properties style:width="3.3424in" table:align="center"/>
    </style:style>
    <style:style style:name="Table25.A" style:family="table-column">
      <style:table-column-properties style:column-width="1.4993in"/>
    </style:style>
    <style:style style:name="Table25.B" style:family="table-column">
      <style:table-column-properties style:column-width="0.7882in"/>
    </style:style>
    <style:style style:name="Table25.C" style:family="table-column">
      <style:table-column-properties style:column-width="1.0549in"/>
    </style:style>
    <style:style style:name="Table25.A1" style:family="table-cell">
      <style:table-cell-properties style:vertical-align="middle" style:border-line-width="0.0007in 0.0347in 0.0007in" fo:padding="0.0194in" fo:border="0.0361in double #808080"/>
    </style:style>
    <style:style style:name="Table25.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5.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6" style:family="table">
      <style:table-properties style:width="7in" table:align="center"/>
    </style:style>
    <style:style style:name="Table26.A" style:family="table-column">
      <style:table-column-properties style:column-width="0.691in"/>
    </style:style>
    <style:style style:name="Table26.B" style:family="table-column">
      <style:table-column-properties style:column-width="6.309in"/>
    </style:style>
    <style:style style:name="Table2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6.B1" style:family="table-cell">
      <style:table-cell-properties style:vertical-align="middle" style:border-line-width="0.0007in 0.0347in 0.0007in" fo:padding="0.0194in" fo:border="0.0361in double #808080"/>
    </style:style>
    <style:style style:name="Table2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6.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7" style:family="table">
      <style:table-properties style:width="3.3326in" table:align="center"/>
    </style:style>
    <style:style style:name="Table27.A" style:family="table-column">
      <style:table-column-properties style:column-width="1.3514in"/>
    </style:style>
    <style:style style:name="Table27.B" style:family="table-column">
      <style:table-column-properties style:column-width="0.7104in"/>
    </style:style>
    <style:style style:name="Table27.C" style:family="table-column">
      <style:table-column-properties style:column-width="1.2708in"/>
    </style:style>
    <style:style style:name="Table27.A1" style:family="table-cell">
      <style:table-cell-properties style:vertical-align="middle" style:border-line-width="0.0007in 0.0347in 0.0007in" fo:padding="0.0194in" fo:border="0.0361in double #808080"/>
    </style:style>
    <style:style style:name="Table27.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7.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8" style:family="table">
      <style:table-properties style:width="1.5431in" table:align="center"/>
    </style:style>
    <style:style style:name="Table28.A" style:family="table-column">
      <style:table-column-properties style:column-width="0.4694in"/>
    </style:style>
    <style:style style:name="Table28.B" style:family="table-column">
      <style:table-column-properties style:column-width="1.0736in"/>
    </style:style>
    <style:style style:name="Table28.A1" style:family="table-cell">
      <style:table-cell-properties style:vertical-align="middle" fo:padding="0.0194in" fo:border="none"/>
    </style:style>
    <style:style style:name="Table29" style:family="table">
      <style:table-properties style:width="3.6549in" table:align="center"/>
    </style:style>
    <style:style style:name="Table29.A" style:family="table-column">
      <style:table-column-properties style:column-width="1.5313in"/>
    </style:style>
    <style:style style:name="Table29.B" style:family="table-column">
      <style:table-column-properties style:column-width="0.8049in"/>
    </style:style>
    <style:style style:name="Table29.C" style:family="table-column">
      <style:table-column-properties style:column-width="1.3188in"/>
    </style:style>
    <style:style style:name="Table29.A1" style:family="table-cell">
      <style:table-cell-properties style:vertical-align="middle" style:border-line-width="0.0007in 0.0347in 0.0007in" fo:padding="0.0194in" fo:border="0.0361in double #808080"/>
    </style:style>
    <style:style style:name="Table29.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9.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0" style:family="table">
      <style:table-properties style:width="3.8222in" table:align="center"/>
    </style:style>
    <style:style style:name="Table30.A" style:family="table-column">
      <style:table-column-properties style:column-width="1.4833in"/>
    </style:style>
    <style:style style:name="Table30.B" style:family="table-column">
      <style:table-column-properties style:column-width="0.7799in"/>
    </style:style>
    <style:style style:name="Table30.C" style:family="table-column">
      <style:table-column-properties style:column-width="1.559in"/>
    </style:style>
    <style:style style:name="Table30.A1" style:family="table-cell">
      <style:table-cell-properties style:vertical-align="middle" style:border-line-width="0.0007in 0.0347in 0.0007in" fo:padding="0.0194in" fo:border="0.0361in double #808080"/>
    </style:style>
    <style:style style:name="Table30.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0.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1" style:family="table">
      <style:table-properties style:width="4.1035in" table:align="center"/>
    </style:style>
    <style:style style:name="Table31.A" style:family="table-column">
      <style:table-column-properties style:column-width="1.4708in"/>
    </style:style>
    <style:style style:name="Table31.B" style:family="table-column">
      <style:table-column-properties style:column-width="0.7729in"/>
    </style:style>
    <style:style style:name="Table31.C" style:family="table-column">
      <style:table-column-properties style:column-width="1.8597in"/>
    </style:style>
    <style:style style:name="Table31.A1" style:family="table-cell">
      <style:table-cell-properties style:vertical-align="middle" style:border-line-width="0.0007in 0.0347in 0.0007in" fo:padding="0.0194in" fo:border="0.0361in double #808080"/>
    </style:style>
    <style:style style:name="Table31.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1.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2" style:family="table">
      <style:table-properties style:width="3.6132in" table:align="center"/>
    </style:style>
    <style:style style:name="Table32.A" style:family="table-column">
      <style:table-column-properties style:column-width="1.3563in"/>
    </style:style>
    <style:style style:name="Table32.B" style:family="table-column">
      <style:table-column-properties style:column-width="0.7132in"/>
    </style:style>
    <style:style style:name="Table32.C" style:family="table-column">
      <style:table-column-properties style:column-width="1.5438in"/>
    </style:style>
    <style:style style:name="Table32.A1" style:family="table-cell">
      <style:table-cell-properties style:vertical-align="middle" style:border-line-width="0.0007in 0.0347in 0.0007in" fo:padding="0.0194in" fo:border="0.0361in double #808080"/>
    </style:style>
    <style:style style:name="Table32.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2.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3" style:family="table">
      <style:table-properties style:width="4.5299in" table:align="center"/>
    </style:style>
    <style:style style:name="Table33.A" style:family="table-column">
      <style:table-column-properties style:column-width="1.9229in"/>
    </style:style>
    <style:style style:name="Table33.B" style:family="table-column">
      <style:table-column-properties style:column-width="1.0111in"/>
    </style:style>
    <style:style style:name="Table33.C" style:family="table-column">
      <style:table-column-properties style:column-width="1.5958in"/>
    </style:style>
    <style:style style:name="Table33.A1" style:family="table-cell">
      <style:table-cell-properties style:vertical-align="middle" style:border-line-width="0.0007in 0.0347in 0.0007in" fo:padding="0.0194in" fo:border="0.0361in double #808080"/>
    </style:style>
    <style:style style:name="Table33.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3.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4" style:family="table">
      <style:table-properties style:width="4.0924in" table:align="center"/>
    </style:style>
    <style:style style:name="Table34.A" style:family="table-column">
      <style:table-column-properties style:column-width="1.3694in"/>
    </style:style>
    <style:style style:name="Table34.B" style:family="table-column">
      <style:table-column-properties style:column-width="0.7201in"/>
    </style:style>
    <style:style style:name="Table34.C" style:family="table-column">
      <style:table-column-properties style:column-width="2.0028in"/>
    </style:style>
    <style:style style:name="Table34.A1" style:family="table-cell">
      <style:table-cell-properties style:vertical-align="middle" style:border-line-width="0.0007in 0.0347in 0.0007in" fo:padding="0.0194in" fo:border="0.0361in double #808080"/>
    </style:style>
    <style:style style:name="Table34.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4.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5" style:family="table">
      <style:table-properties style:width="1.366in" table:align="center"/>
    </style:style>
    <style:style style:name="Table35.A" style:family="table-column">
      <style:table-column-properties style:column-width="0.2819in"/>
    </style:style>
    <style:style style:name="Table35.B" style:family="table-column">
      <style:table-column-properties style:column-width="1.084in"/>
    </style:style>
    <style:style style:name="Table35.A1" style:family="table-cell">
      <style:table-cell-properties style:vertical-align="middle" fo:padding="0.0194in" fo:border="none"/>
    </style:style>
    <style:style style:name="Table36" style:family="table">
      <style:table-properties style:width="5.2389in" table:align="center"/>
    </style:style>
    <style:style style:name="Table36.A" style:family="table-column">
      <style:table-column-properties style:column-width="1.5521in"/>
    </style:style>
    <style:style style:name="Table36.B" style:family="table-column">
      <style:table-column-properties style:column-width="0.816in"/>
    </style:style>
    <style:style style:name="Table36.C" style:family="table-column">
      <style:table-column-properties style:column-width="2.8708in"/>
    </style:style>
    <style:style style:name="Table36.A1" style:family="table-cell">
      <style:table-cell-properties style:vertical-align="middle" style:border-line-width="0.0007in 0.0347in 0.0007in" fo:padding="0.0194in" fo:border="0.0361in double #808080"/>
    </style:style>
    <style:style style:name="Table36.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6.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7" style:family="table">
      <style:table-properties style:width="6.6889in" table:align="center"/>
    </style:style>
    <style:style style:name="Table37.A" style:family="table-column">
      <style:table-column-properties style:column-width="0.4694in"/>
    </style:style>
    <style:style style:name="Table37.B" style:family="table-column">
      <style:table-column-properties style:column-width="6.2194in"/>
    </style:style>
    <style:style style:name="Table37.A1" style:family="table-cell">
      <style:table-cell-properties style:vertical-align="middle" fo:padding="0.0194in" fo:border="none"/>
    </style:style>
    <style:style style:name="Table38" style:family="table">
      <style:table-properties style:width="3.4889in" table:align="center"/>
    </style:style>
    <style:style style:name="Table38.A" style:family="table-column">
      <style:table-column-properties style:column-width="1.3625in"/>
    </style:style>
    <style:style style:name="Table38.B" style:family="table-column">
      <style:table-column-properties style:column-width="0.716in"/>
    </style:style>
    <style:style style:name="Table38.C" style:family="table-column">
      <style:table-column-properties style:column-width="1.4104in"/>
    </style:style>
    <style:style style:name="Table38.A1" style:family="table-cell">
      <style:table-cell-properties style:vertical-align="middle" style:border-line-width="0.0007in 0.0347in 0.0007in" fo:padding="0.0194in" fo:border="0.0361in double #808080"/>
    </style:style>
    <style:style style:name="Table38.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8.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9" style:family="table">
      <style:table-properties style:width="6.2076in" table:align="center"/>
    </style:style>
    <style:style style:name="Table39.A" style:family="table-column">
      <style:table-column-properties style:column-width="6.2076in"/>
    </style:style>
    <style:style style:name="Table39.A1" style:family="table-cell">
      <style:table-cell-properties style:vertical-align="middle" style:border-line-width="0.0007in 0.0347in 0.0007in" fo:padding="0.1042in" fo:border="0.0361in double #808080"/>
    </style:style>
    <style:style style:name="Table40" style:family="table">
      <style:table-properties style:width="4.7083in" table:align="center"/>
    </style:style>
    <style:style style:name="Table40.A" style:family="table-column">
      <style:table-column-properties style:column-width="4.7083in"/>
    </style:style>
    <style:style style:name="Table40.A1" style:family="table-cell">
      <style:table-cell-properties style:vertical-align="middle" style:border-line-width="0.0007in 0.0347in 0.0007in" fo:padding="0.0194in" fo:border="0.0361in double #808080"/>
    </style:style>
    <style:style style:name="Table41" style:family="table">
      <style:table-properties style:width="3.4444in" table:align="center"/>
    </style:style>
    <style:style style:name="Table41.A" style:family="table-column">
      <style:table-column-properties style:column-width="3.4444in"/>
    </style:style>
    <style:style style:name="Table41.A1" style:family="table-cell">
      <style:table-cell-properties style:vertical-align="middle" style:border-line-width="0.0007in 0.0347in 0.0007in" fo:padding="0.0194in" fo:border="0.0361in double #808080"/>
    </style:style>
    <style:style style:name="Table42" style:family="table">
      <style:table-properties style:width="7.0007in" table:align="center"/>
    </style:style>
    <style:style style:name="Table42.A" style:family="table-column">
      <style:table-column-properties style:column-width="0.7083in"/>
    </style:style>
    <style:style style:name="Table42.B" style:family="table-column">
      <style:table-column-properties style:column-width="6.2924in"/>
    </style:style>
    <style:style style:name="Table4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2.B1" style:family="table-cell">
      <style:table-cell-properties style:vertical-align="middle" style:border-line-width="0.0007in 0.0347in 0.0007in" fo:padding="0.0194in" fo:border="0.0361in double #808080"/>
    </style:style>
    <style:style style:name="Table4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2.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3" style:family="table">
      <style:table-properties style:width="7.4889in" table:align="center"/>
    </style:style>
    <style:style style:name="Table43.A" style:family="table-column">
      <style:table-column-properties style:column-width="7.4889in"/>
    </style:style>
    <style:style style:name="Table43.A1" style:family="table-cell">
      <style:table-cell-properties style:vertical-align="middle" style:border-line-width="0.0007in 0.0347in 0.0007in" fo:padding="0.1042in" fo:border="0.0361in double #808080"/>
    </style:style>
    <style:style style:name="Table43.A2" style:family="table-cell">
      <style:table-cell-properties style:vertical-align="middle" style:border-line-width-left="0.0007in 0.0347in 0.0007in" style:border-line-width-right="0.0007in 0.0347in 0.0007in" style:border-line-width-bottom="0.0007in 0.0347in 0.0007in" fo:padding="0.1042in" fo:border-left="0.0361in double #808080" fo:border-right="0.0361in double #808080" fo:border-top="none" fo:border-bottom="0.0361in double #808080"/>
    </style:style>
    <style:style style:name="Table44" style:family="table">
      <style:table-properties style:width="5.0618in" table:align="center"/>
    </style:style>
    <style:style style:name="Table44.A" style:family="table-column">
      <style:table-column-properties style:column-width="5.0618in"/>
    </style:style>
    <style:style style:name="Table44.A1" style:family="table-cell">
      <style:table-cell-properties style:vertical-align="middle" style:border-line-width="0.0007in 0.0347in 0.0007in" fo:padding="0.1042in" fo:border="0.0361in double #808080"/>
    </style:style>
    <style:style style:name="Table45" style:family="table">
      <style:table-properties style:width="5.7597in" table:align="center"/>
    </style:style>
    <style:style style:name="Table45.A" style:family="table-column">
      <style:table-column-properties style:column-width="5.7597in"/>
    </style:style>
    <style:style style:name="Table45.A1" style:family="table-cell">
      <style:table-cell-properties style:vertical-align="middle" style:border-line-width="0.0007in 0.0347in 0.0007in" fo:padding="0.1042in" fo:border="0.0361in double #808080"/>
    </style:style>
    <style:style style:name="Table46" style:family="table">
      <style:table-properties style:width="6.7597in" table:align="center"/>
    </style:style>
    <style:style style:name="Table46.A" style:family="table-column">
      <style:table-column-properties style:column-width="6.7597in"/>
    </style:style>
    <style:style style:name="Table46.A1" style:family="table-cell">
      <style:table-cell-properties style:vertical-align="middle" style:border-line-width="0.0007in 0.0347in 0.0007in" fo:padding="0.1042in" fo:border="0.0361in double #808080"/>
    </style:style>
    <style:style style:name="Table47" style:family="table">
      <style:table-properties style:width="6.7597in" table:align="center"/>
    </style:style>
    <style:style style:name="Table47.A" style:family="table-column">
      <style:table-column-properties style:column-width="6.7597in"/>
    </style:style>
    <style:style style:name="Table47.A1" style:family="table-cell">
      <style:table-cell-properties style:vertical-align="middle" style:border-line-width="0.0007in 0.0347in 0.0007in" fo:padding="0.1042in" fo:border="0.0361in double #808080"/>
    </style:style>
    <style:style style:name="Table48" style:family="table">
      <style:table-properties style:width="6.4889in" table:align="center"/>
    </style:style>
    <style:style style:name="Table48.A" style:family="table-column">
      <style:table-column-properties style:column-width="6.4889in"/>
    </style:style>
    <style:style style:name="Table48.A1" style:family="table-cell">
      <style:table-cell-properties style:vertical-align="middle" style:border-line-width="0.0007in 0.0347in 0.0007in" fo:padding="0.1042in" fo:border="0.0361in double #808080"/>
    </style:style>
    <style:style style:name="Table49" style:family="table">
      <style:table-properties style:width="7.0007in" table:align="center"/>
    </style:style>
    <style:style style:name="Table49.A" style:family="table-column">
      <style:table-column-properties style:column-width="0.6042in"/>
    </style:style>
    <style:style style:name="Table49.B" style:family="table-column">
      <style:table-column-properties style:column-width="6.3965in"/>
    </style:style>
    <style:style style:name="Table49.A1" style:family="table-cell">
      <style:table-cell-properties style:vertical-align="middle" style:border-line-width-left="0.0007in 0.0347in 0.0139in" style:border-line-width-top="0.0007in 0.0347in 0.0139in" style:border-line-width-bottom="0.0007in 0.0347in 0.0007in" fo:padding="0.0194in" fo:border-left="0.0493in double #808080" fo:border-right="none" fo:border-top="0.0493in double #808080" fo:border-bottom="0.0361in double #808080"/>
    </style:style>
    <style:style style:name="Table49.B1" style:family="table-cell">
      <style:table-cell-properties style:vertical-align="middle" style:border-line-width-left="0.0007in 0.0347in 0.0007in" style:border-line-width-right="0.0007in 0.0347in 0.0139in" style:border-line-width-top="0.0007in 0.0347in 0.0139in" style:border-line-width-bottom="0.0007in 0.0347in 0.0007in" fo:padding="0.0194in" fo:border-left="0.0361in double #808080" fo:border-right="0.0493in double #808080" fo:border-top="0.0493in double #808080" fo:border-bottom="0.0361in double #808080"/>
    </style:style>
    <style:style style:name="Table49.A2" style:family="table-cell">
      <style:table-cell-properties style:vertical-align="middle" style:border-line-width-left="0.0007in 0.0347in 0.0139in" style:border-line-width-bottom="0.0007in 0.0347in 0.0007in" fo:padding="0.0194in" fo:border-left="0.0493in double #808080" fo:border-right="none" fo:border-top="none" fo:border-bottom="0.0361in double #808080"/>
    </style:style>
    <style:style style:name="Table49.B2" style:family="table-cell">
      <style:table-cell-properties style:vertical-align="middle" style:border-line-width-left="0.0007in 0.0347in 0.0007in" style:border-line-width-right="0.0007in 0.0347in 0.0139in" style:border-line-width-bottom="0.0007in 0.0347in 0.0007in" fo:padding="0.0194in" fo:border-left="0.0361in double #808080" fo:border-right="0.0493in double #808080" fo:border-top="none" fo:border-bottom="0.0361in double #808080"/>
    </style:style>
    <style:style style:name="Table49.A8" style:family="table-cell">
      <style:table-cell-properties style:vertical-align="middle" style:border-line-width-left="0.0007in 0.0347in 0.0139in" style:border-line-width-bottom="0.0007in 0.0347in 0.0139in" fo:padding="0.0194in" fo:border-left="0.0493in double #808080" fo:border-right="none" fo:border-top="none" fo:border-bottom="0.0493in double #808080"/>
    </style:style>
    <style:style style:name="Table49.B8" style:family="table-cell">
      <style:table-cell-properties style:vertical-align="middle" style:border-line-width-left="0.0007in 0.0347in 0.0007in" style:border-line-width-right="0.0007in 0.0347in 0.0139in" style:border-line-width-bottom="0.0007in 0.0347in 0.0139in" fo:padding="0.0194in" fo:border-left="0.0361in double #808080" fo:border-right="0.0493in double #808080" fo:border-top="none" fo:border-bottom="0.0493in double #808080"/>
    </style:style>
    <style:style style:name="Table50" style:family="table">
      <style:table-properties style:width="4.9583in" table:align="center"/>
    </style:style>
    <style:style style:name="Table50.A" style:family="table-column">
      <style:table-column-properties style:column-width="4.9583in"/>
    </style:style>
    <style:style style:name="Table50.A1" style:family="table-cell">
      <style:table-cell-properties style:vertical-align="middle" style:border-line-width="0.0007in 0.0347in 0.0007in" fo:padding="0.0194in" fo:border="0.0361in double #808080"/>
    </style:style>
    <style:style style:name="Table51" style:family="table">
      <style:table-properties style:width="5.375in" table:align="center"/>
    </style:style>
    <style:style style:name="Table51.A" style:family="table-column">
      <style:table-column-properties style:column-width="5.375in"/>
    </style:style>
    <style:style style:name="Table51.A1" style:family="table-cell">
      <style:table-cell-properties style:vertical-align="middle" style:border-line-width="0.0007in 0.0347in 0.0007in" fo:padding="0.0194in" fo:border="0.0361in double #808080"/>
    </style:style>
    <style:style style:name="Table52" style:family="table">
      <style:table-properties style:width="5.6035in" table:align="center"/>
    </style:style>
    <style:style style:name="Table52.A" style:family="table-column">
      <style:table-column-properties style:column-width="5.6035in"/>
    </style:style>
    <style:style style:name="Table52.A1" style:family="table-cell">
      <style:table-cell-properties style:vertical-align="middle" style:border-line-width="0.0007in 0.0347in 0.0007in" fo:padding="0.1042in" fo:border="0.0361in double #808080"/>
    </style:style>
    <style:style style:name="Table53" style:family="table">
      <style:table-properties style:width="6.2903in" fo:margin-left="0.5563in" fo:margin-right="0.4722in" table:align="margins"/>
    </style:style>
    <style:style style:name="Table53.A" style:family="table-column">
      <style:table-column-properties style:column-width="6.2903in" style:rel-column-width="9058*"/>
    </style:style>
    <style:style style:name="Table53.A1" style:family="table-cell">
      <style:table-cell-properties style:vertical-align="middle" style:border-line-width="0.0007in 0.0347in 0.0007in" fo:padding="0.1042in" fo:border="0.0361in double #808080"/>
    </style:style>
    <style:style style:name="Table54" style:family="table">
      <style:table-properties style:width="6.6826in" table:align="center"/>
    </style:style>
    <style:style style:name="Table54.A" style:family="table-column">
      <style:table-column-properties style:column-width="0.5264in"/>
    </style:style>
    <style:style style:name="Table54.B" style:family="table-column">
      <style:table-column-properties style:column-width="6.1563in"/>
    </style:style>
    <style:style style:name="Table5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4.B1" style:family="table-cell">
      <style:table-cell-properties style:vertical-align="middle" style:border-line-width="0.0007in 0.0347in 0.0007in" fo:padding="0.0194in" fo:border="0.0361in double #808080"/>
    </style:style>
    <style:style style:name="Table5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4.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5" style:family="table">
      <style:table-properties style:width="5.7917in" table:align="center"/>
    </style:style>
    <style:style style:name="Table55.A" style:family="table-column">
      <style:table-column-properties style:column-width="5.7917in"/>
    </style:style>
    <style:style style:name="Table55.A1" style:family="table-cell">
      <style:table-cell-properties style:vertical-align="middle" style:border-line-width="0.0007in 0.0347in 0.0007in" fo:padding="0.0194in" fo:border="0.0361in double #808080"/>
    </style:style>
    <style:style style:name="Table56" style:family="table">
      <style:table-properties style:width="1.7917in" table:align="center"/>
    </style:style>
    <style:style style:name="Table56.A" style:family="table-column">
      <style:table-column-properties style:column-width="1.7917in"/>
    </style:style>
    <style:style style:name="Table56.A1" style:family="table-cell">
      <style:table-cell-properties style:vertical-align="middle" style:border-line-width="0.0007in 0.0347in 0.0007in" fo:padding="0.0194in" fo:border="0.0361in double #808080"/>
    </style:style>
    <style:style style:name="Table57" style:family="table">
      <style:table-properties style:width="3.3958in" fo:margin-left="2.2in" fo:margin-right="1.7229in" table:align="margins"/>
    </style:style>
    <style:style style:name="Table57.A" style:family="table-column">
      <style:table-column-properties style:column-width="0.7819in" style:rel-column-width="1126*"/>
    </style:style>
    <style:style style:name="Table57.B" style:family="table-column">
      <style:table-column-properties style:column-width="2.6139in" style:rel-column-width="3764*"/>
    </style:style>
    <style:style style:name="Table57.A1" style:family="table-cell">
      <style:table-cell-properties style:vertical-align="middle" fo:padding="0.0194in" fo:border="none"/>
    </style:style>
    <style:style style:name="Table58" style:family="table">
      <style:table-properties style:width="5.6424in" table:align="center"/>
    </style:style>
    <style:style style:name="Table58.A" style:family="table-column">
      <style:table-column-properties style:column-width="0.4222in"/>
    </style:style>
    <style:style style:name="Table58.B" style:family="table-column">
      <style:table-column-properties style:column-width="0.3701in"/>
    </style:style>
    <style:style style:name="Table58.C" style:family="table-column">
      <style:table-column-properties style:column-width="0.3493in"/>
    </style:style>
    <style:style style:name="Table58.E" style:family="table-column">
      <style:table-column-properties style:column-width="0.3285in"/>
    </style:style>
    <style:style style:name="Table58.F" style:family="table-column">
      <style:table-column-properties style:column-width="3.75in"/>
    </style:style>
    <style:style style:name="Table5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8.F1" style:family="table-cell">
      <style:table-cell-properties style:vertical-align="middle" style:border-line-width="0.0007in 0.0347in 0.0007in" fo:padding="0.0194in" fo:border="0.0361in double #808080"/>
    </style:style>
    <style:style style:name="Table58.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0" style:family="table">
      <style:table-properties style:width="9.7715in" table:align="left"/>
    </style:style>
    <style:style style:name="Table60.A" style:family="table-column">
      <style:table-column-properties style:column-width="0.5132in"/>
    </style:style>
    <style:style style:name="Table60.B" style:family="table-column">
      <style:table-column-properties style:column-width="9.2583in"/>
    </style:style>
    <style:style style:name="Table60.A1" style:family="table-cell">
      <style:table-cell-properties fo:padding="0.0194in" fo:border="none"/>
    </style:style>
    <style:style style:name="Table60.B1" style:family="table-cell">
      <style:table-cell-properties style:vertical-align="middle" fo:padding="0.0194in" fo:border="none"/>
    </style:style>
    <style:style style:name="Table61" style:family="table">
      <style:table-properties style:width="5.9771in" table:align="center"/>
    </style:style>
    <style:style style:name="Table61.A" style:family="table-column">
      <style:table-column-properties style:column-width="0.4535in"/>
    </style:style>
    <style:style style:name="Table61.B" style:family="table-column">
      <style:table-column-properties style:column-width="0.4014in"/>
    </style:style>
    <style:style style:name="Table61.C" style:family="table-column">
      <style:table-column-properties style:column-width="0.3701in"/>
    </style:style>
    <style:style style:name="Table61.D" style:family="table-column">
      <style:table-column-properties style:column-width="0.4222in"/>
    </style:style>
    <style:style style:name="Table61.E" style:family="table-column">
      <style:table-column-properties style:column-width="0.5056in"/>
    </style:style>
    <style:style style:name="Table61.F" style:family="table-column">
      <style:table-column-properties style:column-width="3.8243in"/>
    </style:style>
    <style:style style:name="Table6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1.F1" style:family="table-cell">
      <style:table-cell-properties style:vertical-align="middle" style:border-line-width="0.0007in 0.0347in 0.0007in" fo:padding="0.0194in" fo:border="0.0361in double #808080"/>
    </style:style>
    <style:style style:name="Table61.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1.3" style:family="table-row">
      <style:table-row-properties fo:background-color="#000000">
        <style:background-image/>
      </style:table-row-properties>
    </style:style>
    <style:style style:name="Table61.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1.56" style:family="table-row">
      <style:table-row-properties fo:background-color="#ffffe0">
        <style:background-image/>
      </style:table-row-properties>
    </style:style>
    <style:style style:name="Table62" style:family="table">
      <style:table-properties style:width="4.7042in" table:align="center"/>
    </style:style>
    <style:style style:name="Table62.A" style:family="table-column">
      <style:table-column-properties style:column-width="0.4535in"/>
    </style:style>
    <style:style style:name="Table62.B" style:family="table-column">
      <style:table-column-properties style:column-width="1.6722in"/>
    </style:style>
    <style:style style:name="Table62.C" style:family="table-column">
      <style:table-column-properties style:column-width="1.3597in"/>
    </style:style>
    <style:style style:name="Table62.D" style:family="table-column">
      <style:table-column-properties style:column-width="1.2188in"/>
    </style:style>
    <style:style style:name="Table6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2.D1" style:family="table-cell">
      <style:table-cell-properties style:vertical-align="middle" style:border-line-width="0.0007in 0.0347in 0.0007in" fo:padding="0.0194in" fo:border="0.0361in double #808080"/>
    </style:style>
    <style:style style:name="Table6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3" style:family="table">
      <style:table-properties style:width="4.9792in" fo:margin-left="0.8063in" fo:margin-right="1.5333in" table:align="margins"/>
    </style:style>
    <style:style style:name="Table63.A" style:family="table-column">
      <style:table-column-properties style:column-width="4.9792in" style:rel-column-width="7170*"/>
    </style:style>
    <style:style style:name="Table63.A1" style:family="table-cell">
      <style:table-cell-properties style:vertical-align="middle" style:border-line-width="0.0007in 0.0347in 0.0007in" fo:padding="0.1042in" fo:border="0.0361in double #808080"/>
    </style:style>
    <style:style style:name="Table64" style:family="table">
      <style:table-properties style:width="5.5in" fo:margin-left="0.9799in" fo:margin-right="0.8389in" table:align="margins"/>
    </style:style>
    <style:style style:name="Table64.A" style:family="table-column">
      <style:table-column-properties style:column-width="5.5in" style:rel-column-width="7920*"/>
    </style:style>
    <style:style style:name="Table64.A1" style:family="table-cell">
      <style:table-cell-properties style:vertical-align="middle" style:border-line-width="0.0007in 0.0347in 0.0007in" fo:padding="0.1042in" fo:border="0.0361in double #808080"/>
    </style:style>
    <style:style style:name="Table65" style:family="table">
      <style:table-properties style:width="5.4792in" fo:margin-left="0.9799in" fo:margin-right="0.8597in" table:align="margins"/>
    </style:style>
    <style:style style:name="Table65.A" style:family="table-column">
      <style:table-column-properties style:column-width="5.4792in" style:rel-column-width="7890*"/>
    </style:style>
    <style:style style:name="Table65.A1" style:family="table-cell">
      <style:table-cell-properties style:vertical-align="middle" style:border-line-width="0.0007in 0.0347in 0.0007in" fo:padding="0.1042in" fo:border="0.0361in double #808080"/>
    </style:style>
    <style:style style:name="Table66" style:family="table">
      <style:table-properties style:width="7in" fo:break-before="page" table:align="left" style:shadow="none"/>
    </style:style>
    <style:style style:name="Table66.A" style:family="table-column">
      <style:table-column-properties style:column-width="7in"/>
    </style:style>
    <style:style style:name="Table66.1" style:family="table-row">
      <style:table-row-properties style:min-row-height="10.0104in"/>
    </style:style>
    <style:style style:name="Table66.A1" style:family="table-cell">
      <style:table-cell-properties style:vertical-align="" style:border-line-width="0.0007in 0.0347in 0.0007in" fo:padding="0.0201in" fo:border="0.0361in double #808080"/>
    </style:style>
    <style:style style:name="Table66.2" style:family="table-row">
      <style:table-row-properties style:min-row-height="10.1771in"/>
    </style:style>
    <style:style style:name="Table66.A2" style:family="table-cell">
      <style:table-cell-properties style:vertical-align="" style:border-line-width-left="0.0007in 0.0347in 0.0007in" style:border-line-width-right="0.0007in 0.0347in 0.0007in" style:border-line-width-bottom="0.0007in 0.0347in 0.0007in" fo:padding="0.0201in" fo:border-left="0.0361in double #808080" fo:border-right="0.0361in double #808080" fo:border-top="none" fo:border-bottom="0.0361in double #808080"/>
    </style:style>
    <style:style style:name="Table66.3" style:family="table-row">
      <style:table-row-properties style:min-row-height="10.1563in"/>
    </style:style>
    <style:style style:name="Table66.4" style:family="table-row">
      <style:table-row-properties style:min-row-height="10.1875in"/>
    </style:style>
    <style:style style:name="Table66.5" style:family="table-row">
      <style:table-row-properties style:min-row-height="10.2083in"/>
    </style:style>
    <style:style style:name="Table66.6" style:family="table-row">
      <style:table-row-properties style:min-row-height="10.1667in"/>
    </style:style>
    <style:style style:name="Table66.14" style:family="table-row">
      <style:table-row-properties style:min-row-height="10.1458in"/>
    </style:style>
    <style:style style:name="Table67" style:family="table">
      <style:table-properties style:width="7in" table:align="left"/>
    </style:style>
    <style:style style:name="Table67.A" style:family="table-column">
      <style:table-column-properties style:column-width="7in"/>
    </style:style>
    <style:style style:name="Table67.A1" style:family="table-cell">
      <style:table-cell-properties style:vertical-align="middle" style:border-line-width="0.0007in 0.0347in 0.0007in" fo:padding="0.0194in" fo:border="0.0361in double #808080"/>
    </style:style>
    <style:style style:name="Table67.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8" style:family="table">
      <style:table-properties style:width="7in" table:align="left"/>
    </style:style>
    <style:style style:name="Table68.A" style:family="table-column">
      <style:table-column-properties style:column-width="7in"/>
    </style:style>
    <style:style style:name="Table68.A1" style:family="table-cell">
      <style:table-cell-properties style:vertical-align="middle" style:border-line-width="0.0007in 0.0347in 0.0007in" fo:padding="0.0194in" fo:border="0.0361in double #808080"/>
    </style:style>
    <style:style style:name="Table68.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9" style:family="table">
      <style:table-properties style:width="7in" table:align="left"/>
    </style:style>
    <style:style style:name="Table69.A" style:family="table-column">
      <style:table-column-properties style:column-width="7in"/>
    </style:style>
    <style:style style:name="Table69.A1" style:family="table-cell">
      <style:table-cell-properties style:vertical-align="middle" style:border-line-width="0.0007in 0.0347in 0.0007in" fo:padding="0.0194in" fo:border="0.0361in double #808080"/>
    </style:style>
    <style:style style:name="Table69.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70" style:family="table">
      <style:table-properties style:width="7in" table:align="left"/>
    </style:style>
    <style:style style:name="Table70.A" style:family="table-column">
      <style:table-column-properties style:column-width="7in"/>
    </style:style>
    <style:style style:name="Table70.A1" style:family="table-cell">
      <style:table-cell-properties style:vertical-align="middle" style:border-line-width="0.0007in 0.0347in 0.0007in" fo:padding="0.0194in" fo:border="0.0361in double #808080"/>
    </style:style>
    <style:style style:name="Table70.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71" style:family="table">
      <style:table-properties style:width="7.0007in" table:align="center"/>
    </style:style>
    <style:style style:name="Table71.A" style:family="table-column">
      <style:table-column-properties style:column-width="1.1938in"/>
    </style:style>
    <style:style style:name="Table71.B" style:family="table-column">
      <style:table-column-properties style:column-width="0.5771in"/>
    </style:style>
    <style:style style:name="Table71.C" style:family="table-column">
      <style:table-column-properties style:column-width="5.2299in"/>
    </style:style>
    <style:style style:name="Table7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1.C1" style:family="table-cell">
      <style:table-cell-properties style:vertical-align="middle" style:border-line-width="0.0007in 0.0347in 0.0007in" fo:padding="0.0194in" fo:border="0.0361in double #808080"/>
    </style:style>
    <style:style style:name="Table7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1.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72" style:family="table">
      <style:table-properties style:width="7in" table:align="center"/>
    </style:style>
    <style:style style:name="Table72.A" style:family="table-column">
      <style:table-column-properties style:column-width="1.2625in"/>
    </style:style>
    <style:style style:name="Table72.B" style:family="table-column">
      <style:table-column-properties style:column-width="0.4951in"/>
    </style:style>
    <style:style style:name="Table72.C" style:family="table-column">
      <style:table-column-properties style:column-width="5.2424in"/>
    </style:style>
    <style:style style:name="Table7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2.C1" style:family="table-cell">
      <style:table-cell-properties style:vertical-align="middle" style:border-line-width="0.0007in 0.0347in 0.0007in" fo:padding="0.0194in" fo:border="0.0361in double #808080"/>
    </style:style>
    <style:style style:name="Table7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2.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73" style:family="table">
      <style:table-properties style:width="7in" table:align="left"/>
    </style:style>
    <style:style style:name="Table73.A" style:family="table-column">
      <style:table-column-properties style:column-width="7in"/>
    </style:style>
    <style:style style:name="Table73.A1" style:family="table-cell">
      <style:table-cell-properties style:vertical-align="middle" style:border-line-width="0.0007in 0.0347in 0.0007in" fo:padding="0.0194in" fo:border="0.0361in double #808080"/>
    </style:style>
    <style:style style:name="Table73.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74" style:family="table">
      <style:table-properties style:width="7in" table:align="left"/>
    </style:style>
    <style:style style:name="Table74.A" style:family="table-column">
      <style:table-column-properties style:column-width="7in"/>
    </style:style>
    <style:style style:name="Table74.A1" style:family="table-cell">
      <style:table-cell-properties style:vertical-align="middle" style:border-line-width="0.0007in 0.0347in 0.0007in" fo:padding="0.0194in" fo:border="0.0361in double #808080"/>
    </style:style>
    <style:style style:name="Table74.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9" style:family="table">
      <style:table-properties style:width="4.3306in" table:align="center"/>
    </style:style>
    <style:style style:name="Table59.A" style:family="table-column">
      <style:table-column-properties style:column-width="0.5576in"/>
    </style:style>
    <style:style style:name="Table59.B" style:family="table-column">
      <style:table-column-properties style:column-width="0.4535in"/>
    </style:style>
    <style:style style:name="Table59.C" style:family="table-column">
      <style:table-column-properties style:column-width="0.4014in"/>
    </style:style>
    <style:style style:name="Table59.D" style:family="table-column">
      <style:table-column-properties style:column-width="0.3701in"/>
    </style:style>
    <style:style style:name="Table59.E" style:family="table-column">
      <style:table-column-properties style:column-width="0.4222in"/>
    </style:style>
    <style:style style:name="Table59.F" style:family="table-column">
      <style:table-column-properties style:column-width="0.266in"/>
    </style:style>
    <style:style style:name="Table59.G" style:family="table-column">
      <style:table-column-properties style:column-width="0.6514in"/>
    </style:style>
    <style:style style:name="Table59.H" style:family="table-column">
      <style:table-column-properties style:column-width="1.2083in"/>
    </style:style>
    <style:style style:name="Table5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9.H1" style:family="table-cell">
      <style:table-cell-properties style:vertical-align="middle" style:border-line-width="0.0007in 0.0347in 0.0007in" fo:padding="0.0194in" fo:border="0.0361in double #808080"/>
    </style:style>
    <style:style style:name="Table5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9.H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Text_20_body">
      <style:paragraph-properties fo:text-align="center" style:justify-single-word="false"/>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in" fo:text-align="center" style:justify-single-word="false"/>
    </style:style>
    <style:style style:name="P4" style:family="paragraph" style:parent-style-name="Standard">
      <style:paragraph-properties fo:margin-top="0in" fo:margin-bottom="0in"/>
      <style:text-properties fo:font-size="2pt" style:font-size-asian="2pt" style:font-size-complex="2pt"/>
    </style:style>
    <style:style style:name="P5" style:family="paragraph" style:parent-style-name="Standard">
      <style:paragraph-properties fo:margin-top="0in" fo:margin-bottom="0in" fo:text-align="center" style:justify-single-word="false"/>
      <style:text-properties fo:font-size="2pt" style:font-size-asian="2pt" style:font-size-complex="2pt"/>
    </style:style>
    <style:style style:name="P6" style:family="paragraph" style:parent-style-name="List_20_Contents">
      <style:paragraph-properties fo:margin-top="0in" fo:margin-bottom="0.1965in"/>
    </style:style>
    <style:style style:name="P7" style:family="paragraph" style:parent-style-name="Preformatted_20_Text">
      <style:paragraph-properties fo:margin-top="0in" fo:margin-bottom="0.1965in"/>
    </style:style>
    <style:style style:name="P8" style:family="paragraph" style:parent-style-name="Preformatted_20_Text">
      <style:paragraph-properties fo:margin-left="0.3937in" fo:margin-right="0in" fo:margin-top="0in" fo:margin-bottom="0.1965in" fo:text-indent="0in" style:auto-text-indent="false"/>
    </style:style>
    <style:style style:name="P9" style:family="paragraph" style:parent-style-name="List_20_Contents" style:list-style-name="L18"/>
    <style:style style:name="P10" style:family="paragraph" style:parent-style-name="List_20_Contents" style:list-style-name="L24"/>
    <style:style style:name="P11" style:family="paragraph" style:parent-style-name="List_20_Contents" style:list-style-name="L25"/>
    <style:style style:name="P12" style:family="paragraph" style:parent-style-name="List_20_Contents" style:list-style-name="L26"/>
    <style:style style:name="P13" style:family="paragraph" style:parent-style-name="List_20_Contents" style:list-style-name="L27"/>
    <style:style style:name="P14" style:family="paragraph" style:parent-style-name="List_20_Contents" style:list-style-name="L31"/>
    <style:style style:name="P15" style:family="paragraph" style:parent-style-name="List_20_Contents" style:list-style-name="L171"/>
    <style:style style:name="P16" style:family="paragraph" style:parent-style-name="List_20_Contents" style:list-style-name="L172"/>
    <style:style style:name="P17" style:family="paragraph" style:parent-style-name="List_20_Contents" style:list-style-name="L173"/>
    <style:style style:name="P18" style:family="paragraph" style:parent-style-name="List_20_Contents">
      <style:paragraph-properties fo:margin-top="0in" fo:margin-bottom="0.1965in"/>
    </style:style>
    <style:style style:name="P19" style:family="paragraph" style:parent-style-name="List_20_Contents" style:list-style-name="L24">
      <style:paragraph-properties fo:margin-top="0in" fo:margin-bottom="0.1965in"/>
    </style:style>
    <style:style style:name="P20" style:family="paragraph" style:parent-style-name="List_20_Contents" style:list-style-name="L25">
      <style:paragraph-properties fo:margin-top="0in" fo:margin-bottom="0.1965in"/>
    </style:style>
    <style:style style:name="P21" style:family="paragraph" style:parent-style-name="List_20_Contents" style:list-style-name="L26">
      <style:paragraph-properties fo:margin-top="0in" fo:margin-bottom="0.1965in"/>
    </style:style>
    <style:style style:name="P22" style:family="paragraph" style:parent-style-name="List_20_Contents" style:list-style-name="L27">
      <style:paragraph-properties fo:margin-top="0in" fo:margin-bottom="0.1965in"/>
    </style:style>
    <style:style style:name="P23" style:family="paragraph" style:parent-style-name="List_20_Contents" style:list-style-name="L31">
      <style:paragraph-properties fo:margin-top="0in" fo:margin-bottom="0.1965in"/>
    </style:style>
    <style:style style:name="P24" style:family="paragraph" style:parent-style-name="List_20_Contents" style:list-style-name="L173">
      <style:paragraph-properties fo:margin-top="0in" fo:margin-bottom="0.1965in"/>
    </style:style>
    <style:style style:name="P25" style:family="paragraph" style:parent-style-name="Table_20_Heading">
      <style:paragraph-properties fo:margin-top="0in" fo:margin-bottom="0in"/>
    </style:style>
    <style:style style:name="P26" style:family="paragraph" style:parent-style-name="Table_20_Contents" style:list-style-name="L37"/>
    <style:style style:name="P27" style:family="paragraph" style:parent-style-name="Table_20_Contents">
      <style:paragraph-properties fo:margin-top="0in" fo:margin-bottom="0in"/>
    </style:style>
    <style:style style:name="P28" style:family="paragraph" style:parent-style-name="Table_20_Contents" style:list-style-name="L36">
      <style:paragraph-properties fo:margin-top="0in" fo:margin-bottom="0in"/>
    </style:style>
    <style:style style:name="P29" style:family="paragraph" style:parent-style-name="Table_20_Contents" style:list-style-name="L37">
      <style:paragraph-properties fo:margin-top="0in" fo:margin-bottom="0in"/>
    </style:style>
    <style:style style:name="P30" style:family="paragraph" style:parent-style-name="Table_20_Contents" style:list-style-name="L39">
      <style:paragraph-properties fo:margin-top="0in" fo:margin-bottom="0in"/>
    </style:style>
    <style:style style:name="P31" style:family="paragraph" style:parent-style-name="Table_20_Contents" style:list-style-name="L41">
      <style:paragraph-properties fo:margin-top="0in" fo:margin-bottom="0in"/>
    </style:style>
    <style:style style:name="P32" style:family="paragraph" style:parent-style-name="Table_20_Contents" style:list-style-name="L43">
      <style:paragraph-properties fo:margin-top="0in" fo:margin-bottom="0in"/>
    </style:style>
    <style:style style:name="P33" style:family="paragraph" style:parent-style-name="Table_20_Contents" style:list-style-name="L46">
      <style:paragraph-properties fo:margin-top="0in" fo:margin-bottom="0in"/>
    </style:style>
    <style:style style:name="P34" style:family="paragraph" style:parent-style-name="Table_20_Contents" style:list-style-name="L48">
      <style:paragraph-properties fo:margin-top="0in" fo:margin-bottom="0in"/>
    </style:style>
    <style:style style:name="P35" style:family="paragraph" style:parent-style-name="Table_20_Contents" style:list-style-name="L51">
      <style:paragraph-properties fo:margin-top="0in" fo:margin-bottom="0in"/>
    </style:style>
    <style:style style:name="P36" style:family="paragraph" style:parent-style-name="Table_20_Contents" style:list-style-name="L53">
      <style:paragraph-properties fo:margin-top="0in" fo:margin-bottom="0in"/>
    </style:style>
    <style:style style:name="P37" style:family="paragraph" style:parent-style-name="Table_20_Contents" style:list-style-name="L55">
      <style:paragraph-properties fo:margin-top="0in" fo:margin-bottom="0in"/>
    </style:style>
    <style:style style:name="P38" style:family="paragraph" style:parent-style-name="Table_20_Contents" style:list-style-name="L57">
      <style:paragraph-properties fo:margin-top="0in" fo:margin-bottom="0in"/>
    </style:style>
    <style:style style:name="P39" style:family="paragraph" style:parent-style-name="Table_20_Contents" style:list-style-name="L59">
      <style:paragraph-properties fo:margin-top="0in" fo:margin-bottom="0in"/>
    </style:style>
    <style:style style:name="P40" style:family="paragraph" style:parent-style-name="Table_20_Contents" style:list-style-name="L63">
      <style:paragraph-properties fo:margin-top="0in" fo:margin-bottom="0in"/>
    </style:style>
    <style:style style:name="P41" style:family="paragraph" style:parent-style-name="Table_20_Contents" style:list-style-name="L65">
      <style:paragraph-properties fo:margin-top="0in" fo:margin-bottom="0in"/>
    </style:style>
    <style:style style:name="P42" style:family="paragraph" style:parent-style-name="Table_20_Contents" style:list-style-name="L68">
      <style:paragraph-properties fo:margin-top="0in" fo:margin-bottom="0in"/>
    </style:style>
    <style:style style:name="P43" style:family="paragraph" style:parent-style-name="Table_20_Contents" style:list-style-name="L69">
      <style:paragraph-properties fo:margin-top="0in" fo:margin-bottom="0in"/>
    </style:style>
    <style:style style:name="P44" style:family="paragraph" style:parent-style-name="Table_20_Contents" style:list-style-name="L70">
      <style:paragraph-properties fo:margin-top="0in" fo:margin-bottom="0in"/>
    </style:style>
    <style:style style:name="P45" style:family="paragraph" style:parent-style-name="Table_20_Contents" style:list-style-name="L71">
      <style:paragraph-properties fo:margin-top="0in" fo:margin-bottom="0in"/>
    </style:style>
    <style:style style:name="P46" style:family="paragraph" style:parent-style-name="Table_20_Contents" style:list-style-name="L72">
      <style:paragraph-properties fo:margin-top="0in" fo:margin-bottom="0in"/>
    </style:style>
    <style:style style:name="P47" style:family="paragraph" style:parent-style-name="Table_20_Contents" style:list-style-name="L73">
      <style:paragraph-properties fo:margin-top="0in" fo:margin-bottom="0in"/>
    </style:style>
    <style:style style:name="P48" style:family="paragraph" style:parent-style-name="Table_20_Contents" style:list-style-name="L74">
      <style:paragraph-properties fo:margin-top="0in" fo:margin-bottom="0in"/>
    </style:style>
    <style:style style:name="P49" style:family="paragraph" style:parent-style-name="Table_20_Contents" style:list-style-name="L76">
      <style:paragraph-properties fo:margin-top="0in" fo:margin-bottom="0in"/>
    </style:style>
    <style:style style:name="P50" style:family="paragraph" style:parent-style-name="Table_20_Contents" style:list-style-name="L77">
      <style:paragraph-properties fo:margin-top="0in" fo:margin-bottom="0in"/>
    </style:style>
    <style:style style:name="P51" style:family="paragraph" style:parent-style-name="Table_20_Contents" style:list-style-name="L78">
      <style:paragraph-properties fo:margin-top="0in" fo:margin-bottom="0in"/>
    </style:style>
    <style:style style:name="P52" style:family="paragraph" style:parent-style-name="Table_20_Contents" style:list-style-name="L80">
      <style:paragraph-properties fo:margin-top="0in" fo:margin-bottom="0in"/>
    </style:style>
    <style:style style:name="P53" style:family="paragraph" style:parent-style-name="Table_20_Contents" style:list-style-name="L82">
      <style:paragraph-properties fo:margin-top="0in" fo:margin-bottom="0in"/>
    </style:style>
    <style:style style:name="P54" style:family="paragraph" style:parent-style-name="Table_20_Contents" style:list-style-name="L83">
      <style:paragraph-properties fo:margin-top="0in" fo:margin-bottom="0in"/>
    </style:style>
    <style:style style:name="P55" style:family="paragraph" style:parent-style-name="Table_20_Contents" style:list-style-name="L84">
      <style:paragraph-properties fo:margin-top="0in" fo:margin-bottom="0in"/>
    </style:style>
    <style:style style:name="P56" style:family="paragraph" style:parent-style-name="Table_20_Contents" style:list-style-name="L85">
      <style:paragraph-properties fo:margin-top="0in" fo:margin-bottom="0in"/>
    </style:style>
    <style:style style:name="P57" style:family="paragraph" style:parent-style-name="Table_20_Contents" style:list-style-name="L86">
      <style:paragraph-properties fo:margin-top="0in" fo:margin-bottom="0in"/>
    </style:style>
    <style:style style:name="P58" style:family="paragraph" style:parent-style-name="Table_20_Contents" style:list-style-name="L87">
      <style:paragraph-properties fo:margin-top="0in" fo:margin-bottom="0in"/>
    </style:style>
    <style:style style:name="P59" style:family="paragraph" style:parent-style-name="Table_20_Contents" style:list-style-name="L88">
      <style:paragraph-properties fo:margin-top="0in" fo:margin-bottom="0in"/>
    </style:style>
    <style:style style:name="P60" style:family="paragraph" style:parent-style-name="Table_20_Contents" style:list-style-name="L93">
      <style:paragraph-properties fo:margin-top="0in" fo:margin-bottom="0in"/>
    </style:style>
    <style:style style:name="P61" style:family="paragraph" style:parent-style-name="Table_20_Contents" style:list-style-name="L95">
      <style:paragraph-properties fo:margin-top="0in" fo:margin-bottom="0in"/>
    </style:style>
    <style:style style:name="P62" style:family="paragraph" style:parent-style-name="Table_20_Contents" style:list-style-name="L102">
      <style:paragraph-properties fo:margin-top="0in" fo:margin-bottom="0in"/>
    </style:style>
    <style:style style:name="P63" style:family="paragraph" style:parent-style-name="Table_20_Contents" style:list-style-name="L107">
      <style:paragraph-properties fo:margin-top="0in" fo:margin-bottom="0in"/>
    </style:style>
    <style:style style:name="P64" style:family="paragraph" style:parent-style-name="Table_20_Contents" style:list-style-name="L108">
      <style:paragraph-properties fo:margin-top="0in" fo:margin-bottom="0in"/>
    </style:style>
    <style:style style:name="P65" style:family="paragraph" style:parent-style-name="Table_20_Contents" style:list-style-name="L109">
      <style:paragraph-properties fo:margin-top="0in" fo:margin-bottom="0in"/>
    </style:style>
    <style:style style:name="P66" style:family="paragraph" style:parent-style-name="Table_20_Contents" style:list-style-name="L110">
      <style:paragraph-properties fo:margin-top="0in" fo:margin-bottom="0in"/>
    </style:style>
    <style:style style:name="P67" style:family="paragraph" style:parent-style-name="Table_20_Contents" style:list-style-name="L111">
      <style:paragraph-properties fo:margin-top="0in" fo:margin-bottom="0in"/>
    </style:style>
    <style:style style:name="P68" style:family="paragraph" style:parent-style-name="Table_20_Contents" style:list-style-name="L112">
      <style:paragraph-properties fo:margin-top="0in" fo:margin-bottom="0in"/>
    </style:style>
    <style:style style:name="P69" style:family="paragraph" style:parent-style-name="Table_20_Contents" style:list-style-name="L113">
      <style:paragraph-properties fo:margin-top="0in" fo:margin-bottom="0in"/>
    </style:style>
    <style:style style:name="P70" style:family="paragraph" style:parent-style-name="Table_20_Contents" style:list-style-name="L114">
      <style:paragraph-properties fo:margin-top="0in" fo:margin-bottom="0in"/>
    </style:style>
    <style:style style:name="P71" style:family="paragraph" style:parent-style-name="Table_20_Contents" style:list-style-name="L115">
      <style:paragraph-properties fo:margin-top="0in" fo:margin-bottom="0in"/>
    </style:style>
    <style:style style:name="P72" style:family="paragraph" style:parent-style-name="Table_20_Contents" style:list-style-name="L122">
      <style:paragraph-properties fo:margin-top="0in" fo:margin-bottom="0in"/>
    </style:style>
    <style:style style:name="P73" style:family="paragraph" style:parent-style-name="Table_20_Contents" style:list-style-name="L123">
      <style:paragraph-properties fo:margin-top="0in" fo:margin-bottom="0in"/>
    </style:style>
    <style:style style:name="P74" style:family="paragraph" style:parent-style-name="Table_20_Contents" style:list-style-name="L124">
      <style:paragraph-properties fo:margin-top="0in" fo:margin-bottom="0in"/>
    </style:style>
    <style:style style:name="P75" style:family="paragraph" style:parent-style-name="Table_20_Contents" style:list-style-name="L125">
      <style:paragraph-properties fo:margin-top="0in" fo:margin-bottom="0in"/>
    </style:style>
    <style:style style:name="P76" style:family="paragraph" style:parent-style-name="Table_20_Contents" style:list-style-name="L126">
      <style:paragraph-properties fo:margin-top="0in" fo:margin-bottom="0in"/>
    </style:style>
    <style:style style:name="P77" style:family="paragraph" style:parent-style-name="Table_20_Contents" style:list-style-name="L127">
      <style:paragraph-properties fo:margin-top="0in" fo:margin-bottom="0in"/>
    </style:style>
    <style:style style:name="P78" style:family="paragraph" style:parent-style-name="Table_20_Contents" style:list-style-name="L129">
      <style:paragraph-properties fo:margin-top="0in" fo:margin-bottom="0in"/>
    </style:style>
    <style:style style:name="P79" style:family="paragraph" style:parent-style-name="Table_20_Contents" style:list-style-name="L139">
      <style:paragraph-properties fo:margin-top="0in" fo:margin-bottom="0in"/>
    </style:style>
    <style:style style:name="P80" style:family="paragraph" style:parent-style-name="Table_20_Contents" style:list-style-name="L141">
      <style:paragraph-properties fo:margin-top="0in" fo:margin-bottom="0in"/>
    </style:style>
    <style:style style:name="P81" style:family="paragraph" style:parent-style-name="Table_20_Contents" style:list-style-name="L143">
      <style:paragraph-properties fo:margin-top="0in" fo:margin-bottom="0in"/>
    </style:style>
    <style:style style:name="P82" style:family="paragraph" style:parent-style-name="Table_20_Contents" style:list-style-name="L145">
      <style:paragraph-properties fo:margin-top="0in" fo:margin-bottom="0in"/>
    </style:style>
    <style:style style:name="P83" style:family="paragraph" style:parent-style-name="Table_20_Contents" style:list-style-name="L149">
      <style:paragraph-properties fo:margin-top="0in" fo:margin-bottom="0in"/>
    </style:style>
    <style:style style:name="P84" style:family="paragraph" style:parent-style-name="Table_20_Contents" style:list-style-name="L152">
      <style:paragraph-properties fo:margin-top="0in" fo:margin-bottom="0in"/>
    </style:style>
    <style:style style:name="P85" style:family="paragraph" style:parent-style-name="Table_20_Contents" style:list-style-name="L153">
      <style:paragraph-properties fo:margin-top="0in" fo:margin-bottom="0in"/>
    </style:style>
    <style:style style:name="P86" style:family="paragraph" style:parent-style-name="Table_20_Contents" style:list-style-name="L156">
      <style:paragraph-properties fo:margin-top="0in" fo:margin-bottom="0in"/>
    </style:style>
    <style:style style:name="P87" style:family="paragraph" style:parent-style-name="Table_20_Contents" style:list-style-name="L157">
      <style:paragraph-properties fo:margin-top="0in" fo:margin-bottom="0in"/>
    </style:style>
    <style:style style:name="P88" style:family="paragraph" style:parent-style-name="Table_20_Contents" style:list-style-name="L159">
      <style:paragraph-properties fo:margin-top="0in" fo:margin-bottom="0in"/>
    </style:style>
    <style:style style:name="P89" style:family="paragraph" style:parent-style-name="Table_20_Contents">
      <style:paragraph-properties fo:margin-top="0in" fo:margin-bottom="0in" fo:text-align="center" style:justify-single-word="false"/>
    </style:style>
    <style:style style:name="P90" style:family="paragraph" style:parent-style-name="Table_20_Contents">
      <style:paragraph-properties fo:margin-top="0in" fo:margin-bottom="0in"/>
      <style:text-properties fo:font-size="2pt" style:font-size-asian="2pt" style:font-size-complex="2pt"/>
    </style:style>
    <style:style style:name="P91" style:family="paragraph" style:parent-style-name="Table_20_Contents" style:list-style-name="L38">
      <style:paragraph-properties fo:margin-top="0in" fo:margin-bottom="0in"/>
    </style:style>
    <style:style style:name="P92" style:family="paragraph" style:parent-style-name="Table_20_Contents" style:list-style-name="L40">
      <style:paragraph-properties fo:margin-top="0in" fo:margin-bottom="0in"/>
    </style:style>
    <style:style style:name="P93" style:family="paragraph" style:parent-style-name="Table_20_Contents" style:list-style-name="L42">
      <style:paragraph-properties fo:margin-top="0in" fo:margin-bottom="0in"/>
    </style:style>
    <style:style style:name="P94" style:family="paragraph" style:parent-style-name="Table_20_Contents" style:list-style-name="L44">
      <style:paragraph-properties fo:margin-top="0in" fo:margin-bottom="0in"/>
    </style:style>
    <style:style style:name="P95" style:family="paragraph" style:parent-style-name="Table_20_Contents" style:list-style-name="L45">
      <style:paragraph-properties fo:margin-top="0in" fo:margin-bottom="0in"/>
    </style:style>
    <style:style style:name="P96" style:family="paragraph" style:parent-style-name="Table_20_Contents" style:list-style-name="L47">
      <style:paragraph-properties fo:margin-top="0in" fo:margin-bottom="0in"/>
    </style:style>
    <style:style style:name="P97" style:family="paragraph" style:parent-style-name="Table_20_Contents" style:list-style-name="L49">
      <style:paragraph-properties fo:margin-top="0in" fo:margin-bottom="0in"/>
    </style:style>
    <style:style style:name="P98" style:family="paragraph" style:parent-style-name="Table_20_Contents" style:list-style-name="L50">
      <style:paragraph-properties fo:margin-top="0in" fo:margin-bottom="0in"/>
    </style:style>
    <style:style style:name="P99" style:family="paragraph" style:parent-style-name="Table_20_Contents" style:list-style-name="L52">
      <style:paragraph-properties fo:margin-top="0in" fo:margin-bottom="0in"/>
    </style:style>
    <style:style style:name="P100" style:family="paragraph" style:parent-style-name="Table_20_Contents" style:list-style-name="L54">
      <style:paragraph-properties fo:margin-top="0in" fo:margin-bottom="0in"/>
    </style:style>
    <style:style style:name="P101" style:family="paragraph" style:parent-style-name="Table_20_Contents" style:list-style-name="L56">
      <style:paragraph-properties fo:margin-top="0in" fo:margin-bottom="0in"/>
    </style:style>
    <style:style style:name="P102" style:family="paragraph" style:parent-style-name="Table_20_Contents" style:list-style-name="L58">
      <style:paragraph-properties fo:margin-top="0in" fo:margin-bottom="0in"/>
    </style:style>
    <style:style style:name="P103" style:family="paragraph" style:parent-style-name="Table_20_Contents" style:list-style-name="L60">
      <style:paragraph-properties fo:margin-top="0in" fo:margin-bottom="0in"/>
    </style:style>
    <style:style style:name="P104" style:family="paragraph" style:parent-style-name="Table_20_Contents" style:list-style-name="L61">
      <style:paragraph-properties fo:margin-top="0in" fo:margin-bottom="0in"/>
    </style:style>
    <style:style style:name="P105" style:family="paragraph" style:parent-style-name="Table_20_Contents" style:list-style-name="L62">
      <style:paragraph-properties fo:margin-top="0in" fo:margin-bottom="0in"/>
    </style:style>
    <style:style style:name="P106" style:family="paragraph" style:parent-style-name="Table_20_Contents" style:list-style-name="L64">
      <style:paragraph-properties fo:margin-top="0in" fo:margin-bottom="0in"/>
    </style:style>
    <style:style style:name="P107" style:family="paragraph" style:parent-style-name="Table_20_Contents" style:list-style-name="L66">
      <style:paragraph-properties fo:margin-top="0in" fo:margin-bottom="0in"/>
    </style:style>
    <style:style style:name="P108" style:family="paragraph" style:parent-style-name="Table_20_Contents" style:list-style-name="L67">
      <style:paragraph-properties fo:margin-top="0in" fo:margin-bottom="0in"/>
    </style:style>
    <style:style style:name="P109" style:family="paragraph" style:parent-style-name="Table_20_Contents" style:list-style-name="L75">
      <style:paragraph-properties fo:margin-top="0in" fo:margin-bottom="0in"/>
    </style:style>
    <style:style style:name="P110" style:family="paragraph" style:parent-style-name="Table_20_Contents" style:list-style-name="L79">
      <style:paragraph-properties fo:margin-top="0in" fo:margin-bottom="0in"/>
    </style:style>
    <style:style style:name="P111" style:family="paragraph" style:parent-style-name="Table_20_Contents" style:list-style-name="L81">
      <style:paragraph-properties fo:margin-top="0in" fo:margin-bottom="0in"/>
    </style:style>
    <style:style style:name="P112" style:family="paragraph" style:parent-style-name="Table_20_Contents" style:list-style-name="L89">
      <style:paragraph-properties fo:margin-top="0in" fo:margin-bottom="0in"/>
    </style:style>
    <style:style style:name="P113" style:family="paragraph" style:parent-style-name="Table_20_Contents" style:list-style-name="L90">
      <style:paragraph-properties fo:margin-top="0in" fo:margin-bottom="0in"/>
    </style:style>
    <style:style style:name="P114" style:family="paragraph" style:parent-style-name="Table_20_Contents" style:list-style-name="L91">
      <style:paragraph-properties fo:margin-top="0in" fo:margin-bottom="0in"/>
    </style:style>
    <style:style style:name="P115" style:family="paragraph" style:parent-style-name="Table_20_Contents" style:list-style-name="L92">
      <style:paragraph-properties fo:margin-top="0in" fo:margin-bottom="0in"/>
    </style:style>
    <style:style style:name="P116" style:family="paragraph" style:parent-style-name="Table_20_Contents" style:list-style-name="L94">
      <style:paragraph-properties fo:margin-top="0in" fo:margin-bottom="0in"/>
    </style:style>
    <style:style style:name="P117" style:family="paragraph" style:parent-style-name="Table_20_Contents" style:list-style-name="L96">
      <style:paragraph-properties fo:margin-top="0in" fo:margin-bottom="0in"/>
    </style:style>
    <style:style style:name="P118" style:family="paragraph" style:parent-style-name="Table_20_Contents" style:list-style-name="L97">
      <style:paragraph-properties fo:margin-top="0in" fo:margin-bottom="0in"/>
    </style:style>
    <style:style style:name="P119" style:family="paragraph" style:parent-style-name="Table_20_Contents" style:list-style-name="L98">
      <style:paragraph-properties fo:margin-top="0in" fo:margin-bottom="0in"/>
    </style:style>
    <style:style style:name="P120" style:family="paragraph" style:parent-style-name="Table_20_Contents" style:list-style-name="L99">
      <style:paragraph-properties fo:margin-top="0in" fo:margin-bottom="0in"/>
    </style:style>
    <style:style style:name="P121" style:family="paragraph" style:parent-style-name="Table_20_Contents" style:list-style-name="L100">
      <style:paragraph-properties fo:margin-top="0in" fo:margin-bottom="0in"/>
    </style:style>
    <style:style style:name="P122" style:family="paragraph" style:parent-style-name="Table_20_Contents" style:list-style-name="L101">
      <style:paragraph-properties fo:margin-top="0in" fo:margin-bottom="0in"/>
    </style:style>
    <style:style style:name="P123" style:family="paragraph" style:parent-style-name="Table_20_Contents" style:list-style-name="L103">
      <style:paragraph-properties fo:margin-top="0in" fo:margin-bottom="0in"/>
    </style:style>
    <style:style style:name="P124" style:family="paragraph" style:parent-style-name="Table_20_Contents" style:list-style-name="L104">
      <style:paragraph-properties fo:margin-top="0in" fo:margin-bottom="0in"/>
    </style:style>
    <style:style style:name="P125" style:family="paragraph" style:parent-style-name="Table_20_Contents" style:list-style-name="L105">
      <style:paragraph-properties fo:margin-top="0in" fo:margin-bottom="0in"/>
    </style:style>
    <style:style style:name="P126" style:family="paragraph" style:parent-style-name="Table_20_Contents" style:list-style-name="L106">
      <style:paragraph-properties fo:margin-top="0in" fo:margin-bottom="0in"/>
    </style:style>
    <style:style style:name="P127" style:family="paragraph" style:parent-style-name="Table_20_Contents" style:list-style-name="L116">
      <style:paragraph-properties fo:margin-top="0in" fo:margin-bottom="0in"/>
    </style:style>
    <style:style style:name="P128" style:family="paragraph" style:parent-style-name="Table_20_Contents" style:list-style-name="L117">
      <style:paragraph-properties fo:margin-top="0in" fo:margin-bottom="0in"/>
    </style:style>
    <style:style style:name="P129" style:family="paragraph" style:parent-style-name="Table_20_Contents" style:list-style-name="L118">
      <style:paragraph-properties fo:margin-top="0in" fo:margin-bottom="0in"/>
    </style:style>
    <style:style style:name="P130" style:family="paragraph" style:parent-style-name="Table_20_Contents" style:list-style-name="L119">
      <style:paragraph-properties fo:margin-top="0in" fo:margin-bottom="0in"/>
    </style:style>
    <style:style style:name="P131" style:family="paragraph" style:parent-style-name="Table_20_Contents" style:list-style-name="L120">
      <style:paragraph-properties fo:margin-top="0in" fo:margin-bottom="0in"/>
    </style:style>
    <style:style style:name="P132" style:family="paragraph" style:parent-style-name="Table_20_Contents" style:list-style-name="L121">
      <style:paragraph-properties fo:margin-top="0in" fo:margin-bottom="0in"/>
    </style:style>
    <style:style style:name="P133" style:family="paragraph" style:parent-style-name="Table_20_Contents" style:list-style-name="L128">
      <style:paragraph-properties fo:margin-top="0in" fo:margin-bottom="0in"/>
    </style:style>
    <style:style style:name="P134" style:family="paragraph" style:parent-style-name="Table_20_Contents" style:list-style-name="L130">
      <style:paragraph-properties fo:margin-top="0in" fo:margin-bottom="0in"/>
    </style:style>
    <style:style style:name="P135" style:family="paragraph" style:parent-style-name="Table_20_Contents" style:list-style-name="L131">
      <style:paragraph-properties fo:margin-top="0in" fo:margin-bottom="0in"/>
    </style:style>
    <style:style style:name="P136" style:family="paragraph" style:parent-style-name="Table_20_Contents" style:list-style-name="L132">
      <style:paragraph-properties fo:margin-top="0in" fo:margin-bottom="0in"/>
    </style:style>
    <style:style style:name="P137" style:family="paragraph" style:parent-style-name="Table_20_Contents" style:list-style-name="L133">
      <style:paragraph-properties fo:margin-top="0in" fo:margin-bottom="0in"/>
    </style:style>
    <style:style style:name="P138" style:family="paragraph" style:parent-style-name="Table_20_Contents" style:list-style-name="L134">
      <style:paragraph-properties fo:margin-top="0in" fo:margin-bottom="0in"/>
    </style:style>
    <style:style style:name="P139" style:family="paragraph" style:parent-style-name="Table_20_Contents" style:list-style-name="L135">
      <style:paragraph-properties fo:margin-top="0in" fo:margin-bottom="0in"/>
    </style:style>
    <style:style style:name="P140" style:family="paragraph" style:parent-style-name="Table_20_Contents" style:list-style-name="L136">
      <style:paragraph-properties fo:margin-top="0in" fo:margin-bottom="0in"/>
    </style:style>
    <style:style style:name="P141" style:family="paragraph" style:parent-style-name="Table_20_Contents" style:list-style-name="L137">
      <style:paragraph-properties fo:margin-top="0in" fo:margin-bottom="0in"/>
    </style:style>
    <style:style style:name="P142" style:family="paragraph" style:parent-style-name="Table_20_Contents" style:list-style-name="L138">
      <style:paragraph-properties fo:margin-top="0in" fo:margin-bottom="0in"/>
    </style:style>
    <style:style style:name="P143" style:family="paragraph" style:parent-style-name="Table_20_Contents" style:list-style-name="L140">
      <style:paragraph-properties fo:margin-top="0in" fo:margin-bottom="0in"/>
    </style:style>
    <style:style style:name="P144" style:family="paragraph" style:parent-style-name="Table_20_Contents" style:list-style-name="L142">
      <style:paragraph-properties fo:margin-top="0in" fo:margin-bottom="0in"/>
    </style:style>
    <style:style style:name="P145" style:family="paragraph" style:parent-style-name="Table_20_Contents" style:list-style-name="L144">
      <style:paragraph-properties fo:margin-top="0in" fo:margin-bottom="0in"/>
    </style:style>
    <style:style style:name="P146" style:family="paragraph" style:parent-style-name="Table_20_Contents" style:list-style-name="L146">
      <style:paragraph-properties fo:margin-top="0in" fo:margin-bottom="0in"/>
    </style:style>
    <style:style style:name="P147" style:family="paragraph" style:parent-style-name="Table_20_Contents" style:list-style-name="L147">
      <style:paragraph-properties fo:margin-top="0in" fo:margin-bottom="0in"/>
    </style:style>
    <style:style style:name="P148" style:family="paragraph" style:parent-style-name="Table_20_Contents" style:list-style-name="L148">
      <style:paragraph-properties fo:margin-top="0in" fo:margin-bottom="0in"/>
    </style:style>
    <style:style style:name="P149" style:family="paragraph" style:parent-style-name="Table_20_Contents" style:list-style-name="L150">
      <style:paragraph-properties fo:margin-top="0in" fo:margin-bottom="0in"/>
    </style:style>
    <style:style style:name="P150" style:family="paragraph" style:parent-style-name="Table_20_Contents" style:list-style-name="L151">
      <style:paragraph-properties fo:margin-top="0in" fo:margin-bottom="0in"/>
    </style:style>
    <style:style style:name="P151" style:family="paragraph" style:parent-style-name="Table_20_Contents" style:list-style-name="L154">
      <style:paragraph-properties fo:margin-top="0in" fo:margin-bottom="0in"/>
    </style:style>
    <style:style style:name="P152" style:family="paragraph" style:parent-style-name="Table_20_Contents" style:list-style-name="L155">
      <style:paragraph-properties fo:margin-top="0in" fo:margin-bottom="0in"/>
    </style:style>
    <style:style style:name="P153" style:family="paragraph" style:parent-style-name="Table_20_Contents" style:list-style-name="L158">
      <style:paragraph-properties fo:margin-top="0in" fo:margin-bottom="0in"/>
    </style:style>
    <style:style style:name="P154" style:family="paragraph" style:parent-style-name="Table_20_Contents" style:list-style-name="L160">
      <style:paragraph-properties fo:margin-top="0in" fo:margin-bottom="0in"/>
    </style:style>
    <style:style style:name="P155" style:family="paragraph" style:parent-style-name="Table_20_Contents" style:list-style-name="L161">
      <style:paragraph-properties fo:margin-top="0in" fo:margin-bottom="0in"/>
    </style:style>
    <style:style style:name="P156" style:family="paragraph" style:parent-style-name="Table_20_Contents">
      <style:paragraph-properties fo:margin-left="0.0417in" fo:margin-right="-0.3335in" fo:margin-top="0in" fo:margin-bottom="0in" fo:text-indent="0in" style:auto-text-indent="false" style:shadow="none"/>
    </style:style>
    <style:style style:name="P157" style:family="paragraph" style:parent-style-name="Table_20_Contents">
      <style:paragraph-properties fo:margin-left="0.0417in" fo:margin-right="0.0417in" fo:margin-top="0in" fo:margin-bottom="0in" fo:text-indent="0in" style:auto-text-indent="false"/>
    </style:style>
    <style:style style:name="P158" style:family="paragraph" style:parent-style-name="Table_20_Contents">
      <style:paragraph-properties fo:margin-left="0in" fo:margin-right="0.4791in" fo:margin-top="0in" fo:margin-bottom="0in" fo:text-indent="0in" style:auto-text-indent="false"/>
    </style:style>
    <style:style style:name="P159" style:family="paragraph" style:parent-style-name="Standard">
      <style:paragraph-properties fo:margin-top="0in" fo:margin-bottom="0in"/>
    </style:style>
    <style:style style:name="P160" style:family="paragraph" style:parent-style-name="Heading_20_1" style:master-page-name="HTML">
      <style:paragraph-properties fo:text-align="center" style:justify-single-word="false" style:page-number="auto"/>
    </style:style>
    <style:style style:name="P161" style:family="paragraph" style:parent-style-name="Heading_20_1">
      <style:paragraph-properties fo:text-align="center" style:justify-single-word="false"/>
    </style:style>
    <style:style style:name="P162" style:family="paragraph" style:parent-style-name="List_20_Heading" style:list-style-name="L20">
      <style:paragraph-properties fo:margin-top="0in" fo:margin-bottom="0.1965in"/>
    </style:style>
    <style:style style:name="P163" style:family="paragraph" style:parent-style-name="List_20_Heading" style:list-style-name="L30">
      <style:paragraph-properties fo:margin-top="0in" fo:margin-bottom="0.1965in"/>
    </style:style>
    <style:style style:name="P164" style:family="paragraph" style:parent-style-name="Preformatted_20_Text" style:list-style-name="L20"/>
    <style:style style:name="P165" style:family="paragraph" style:parent-style-name="Preformatted_20_Text" style:list-style-name="L30"/>
    <style:style style:name="P166" style:family="paragraph" style:parent-style-name="Preformatted_20_Text" style:list-style-name="L34"/>
    <style:style style:name="P167" style:family="paragraph" style:parent-style-name="Preformatted_20_Text" style:list-style-name="L35"/>
    <style:style style:name="P168" style:family="paragraph" style:parent-style-name="Preformatted_20_Text" style:list-style-name="L164"/>
    <style:style style:name="P169" style:family="paragraph" style:parent-style-name="Preformatted_20_Text" style:list-style-name="L168"/>
    <style:style style:name="P170" style:family="paragraph" style:parent-style-name="Preformatted_20_Text" style:list-style-name="L174"/>
    <style:style style:name="P171" style:family="paragraph" style:parent-style-name="Preformatted_20_Text">
      <style:text-properties fo:font-size="8pt" style:font-size-asian="8pt" style:font-size-complex="8pt"/>
    </style:style>
    <style:style style:name="P172" style:family="paragraph" style:parent-style-name="Preformatted_20_Text" style:list-style-name="L20">
      <style:paragraph-properties fo:margin-top="0in" fo:margin-bottom="0.1965in"/>
    </style:style>
    <style:style style:name="P173" style:family="paragraph" style:parent-style-name="Preformatted_20_Text" style:list-style-name="L30">
      <style:paragraph-properties fo:margin-top="0in" fo:margin-bottom="0.1965in"/>
    </style:style>
    <style:style style:name="P174" style:family="paragraph" style:parent-style-name="Preformatted_20_Text" style:list-style-name="L34">
      <style:paragraph-properties fo:margin-top="0in" fo:margin-bottom="0.1965in"/>
    </style:style>
    <style:style style:name="P175" style:family="paragraph" style:parent-style-name="Preformatted_20_Text" style:list-style-name="L35">
      <style:paragraph-properties fo:margin-top="0in" fo:margin-bottom="0.1965in"/>
    </style:style>
    <style:style style:name="P176" style:family="paragraph" style:parent-style-name="Preformatted_20_Text" style:list-style-name="L164">
      <style:paragraph-properties fo:margin-top="0in" fo:margin-bottom="0.1965in"/>
    </style:style>
    <style:style style:name="P177" style:family="paragraph" style:parent-style-name="Preformatted_20_Text" style:list-style-name="L168">
      <style:paragraph-properties fo:margin-top="0in" fo:margin-bottom="0.1965in"/>
    </style:style>
    <style:style style:name="P178" style:family="paragraph" style:parent-style-name="Preformatted_20_Text" style:list-style-name="L174">
      <style:paragraph-properties fo:margin-top="0in" fo:margin-bottom="0.1965in"/>
    </style:style>
    <style:style style:name="P179" style:family="paragraph" style:parent-style-name="Preformatted_20_Text">
      <style:paragraph-properties fo:margin-top="0in" fo:margin-bottom="0.1965in"/>
      <style:text-properties fo:font-size="8pt" style:font-size-asian="8pt" style:font-size-complex="8pt"/>
    </style:style>
    <style:style style:name="P180" style:family="paragraph" style:parent-style-name="Preformatted_20_Text" style:list-style-name="L20">
      <style:paragraph-properties fo:margin-left="0.3937in" fo:margin-right="0in" fo:text-indent="0in" style:auto-text-indent="false"/>
    </style:style>
    <style:style style:name="P181" style:family="paragraph" style:parent-style-name="Preformatted_20_Text" style:list-style-name="L30">
      <style:paragraph-properties fo:margin-left="0.3937in" fo:margin-right="0in" fo:text-indent="0in" style:auto-text-indent="false"/>
    </style:style>
    <style:style style:name="P182" style:family="paragraph" style:parent-style-name="Preformatted_20_Text" style:list-style-name="L31">
      <style:paragraph-properties fo:margin-left="0.3937in" fo:margin-right="0in" fo:text-indent="0in" style:auto-text-indent="false"/>
    </style:style>
    <style:style style:name="P183" style:family="paragraph" style:parent-style-name="Preformatted_20_Text" style:list-style-name="L20">
      <style:paragraph-properties fo:margin-left="0.3937in" fo:margin-right="0in" fo:margin-top="0in" fo:margin-bottom="0.1965in" fo:text-indent="0in" style:auto-text-indent="false"/>
    </style:style>
    <style:style style:name="P184" style:family="paragraph" style:parent-style-name="Preformatted_20_Text" style:list-style-name="L30">
      <style:paragraph-properties fo:margin-left="0.3937in" fo:margin-right="0in" fo:margin-top="0in" fo:margin-bottom="0.1965in" fo:text-indent="0in" style:auto-text-indent="false"/>
    </style:style>
    <style:style style:name="P185" style:family="paragraph" style:parent-style-name="Preformatted_20_Text" style:list-style-name="L31">
      <style:paragraph-properties fo:margin-left="0.3937in" fo:margin-right="0in" fo:margin-top="0in" fo:margin-bottom="0.1965in" fo:text-indent="0in" style:auto-text-indent="false"/>
    </style:style>
    <style:style style:name="P186" style:family="paragraph" style:parent-style-name="Preformatted_20_Text">
      <style:paragraph-properties fo:margin-top="0in" fo:margin-bottom="0in"/>
    </style:style>
    <style:style style:name="P187" style:family="paragraph" style:parent-style-name="Text_20_body" style:list-style-name="L1"/>
    <style:style style:name="P188" style:family="paragraph" style:parent-style-name="Text_20_body" style:list-style-name="L2"/>
    <style:style style:name="P189" style:family="paragraph" style:parent-style-name="Text_20_body" style:list-style-name="L3"/>
    <style:style style:name="P190" style:family="paragraph" style:parent-style-name="Text_20_body" style:list-style-name="L4"/>
    <style:style style:name="P191" style:family="paragraph" style:parent-style-name="Text_20_body" style:list-style-name="L5"/>
    <style:style style:name="P192" style:family="paragraph" style:parent-style-name="Text_20_body" style:list-style-name="L6"/>
    <style:style style:name="P193" style:family="paragraph" style:parent-style-name="Text_20_body" style:list-style-name="L7"/>
    <style:style style:name="P194" style:family="paragraph" style:parent-style-name="Text_20_body" style:list-style-name="L8"/>
    <style:style style:name="P195" style:family="paragraph" style:parent-style-name="Text_20_body" style:list-style-name="L9"/>
    <style:style style:name="P196" style:family="paragraph" style:parent-style-name="Text_20_body" style:list-style-name="L10"/>
    <style:style style:name="P197" style:family="paragraph" style:parent-style-name="Text_20_body" style:list-style-name="L11"/>
    <style:style style:name="P198" style:family="paragraph" style:parent-style-name="Text_20_body" style:list-style-name="L12"/>
    <style:style style:name="P199" style:family="paragraph" style:parent-style-name="Text_20_body" style:list-style-name="L13"/>
    <style:style style:name="P200" style:family="paragraph" style:parent-style-name="Text_20_body" style:list-style-name="L14"/>
    <style:style style:name="P201" style:family="paragraph" style:parent-style-name="Text_20_body" style:list-style-name="L15"/>
    <style:style style:name="P202" style:family="paragraph" style:parent-style-name="Text_20_body" style:list-style-name="L16"/>
    <style:style style:name="P203" style:family="paragraph" style:parent-style-name="Text_20_body" style:list-style-name="L17"/>
    <style:style style:name="P204" style:family="paragraph" style:parent-style-name="Text_20_body" style:list-style-name="L19"/>
    <style:style style:name="P205" style:family="paragraph" style:parent-style-name="Text_20_body" style:list-style-name="L20"/>
    <style:style style:name="P206" style:family="paragraph" style:parent-style-name="Text_20_body" style:list-style-name="L21"/>
    <style:style style:name="P207" style:family="paragraph" style:parent-style-name="Text_20_body" style:list-style-name="L22"/>
    <style:style style:name="P208" style:family="paragraph" style:parent-style-name="Text_20_body" style:list-style-name="L23"/>
    <style:style style:name="P209" style:family="paragraph" style:parent-style-name="Text_20_body" style:list-style-name="L28"/>
    <style:style style:name="P210" style:family="paragraph" style:parent-style-name="Text_20_body" style:list-style-name="L29"/>
    <style:style style:name="P211" style:family="paragraph" style:parent-style-name="Text_20_body" style:list-style-name="L30"/>
    <style:style style:name="P212" style:family="paragraph" style:parent-style-name="Text_20_body" style:list-style-name="L32"/>
    <style:style style:name="P213" style:family="paragraph" style:parent-style-name="Text_20_body" style:list-style-name="L33"/>
    <style:style style:name="P214" style:family="paragraph" style:parent-style-name="Text_20_body" style:list-style-name="L34"/>
    <style:style style:name="P215" style:family="paragraph" style:parent-style-name="Text_20_body" style:list-style-name="L35"/>
    <style:style style:name="P216" style:family="paragraph" style:parent-style-name="Text_20_body" style:list-style-name="L162"/>
    <style:style style:name="P217" style:family="paragraph" style:parent-style-name="Text_20_body" style:list-style-name="L163"/>
    <style:style style:name="P218" style:family="paragraph" style:parent-style-name="Text_20_body" style:list-style-name="L164"/>
    <style:style style:name="P219" style:family="paragraph" style:parent-style-name="Text_20_body" style:list-style-name="L165"/>
    <style:style style:name="P220" style:family="paragraph" style:parent-style-name="Text_20_body" style:list-style-name="L166"/>
    <style:style style:name="P221" style:family="paragraph" style:parent-style-name="Text_20_body" style:list-style-name="L167"/>
    <style:style style:name="P222" style:family="paragraph" style:parent-style-name="Text_20_body" style:list-style-name="L168"/>
    <style:style style:name="P223" style:family="paragraph" style:parent-style-name="Text_20_body" style:list-style-name="L169"/>
    <style:style style:name="P224" style:family="paragraph" style:parent-style-name="Text_20_body" style:list-style-name="L170"/>
    <style:style style:name="P225" style:family="paragraph" style:parent-style-name="Text_20_body" style:list-style-name="L174"/>
    <style:style style:name="P226" style:family="paragraph" style:parent-style-name="Text_20_body" style:list-style-name="L175"/>
    <style:style style:name="P227" style:family="paragraph" style:parent-style-name="Text_20_body">
      <style:paragraph-properties fo:text-align="center" style:justify-single-word="false"/>
    </style:style>
    <style:style style:name="P228" style:family="paragraph" style:parent-style-name="Text_20_body" style:list-style-name="L1">
      <style:paragraph-properties fo:margin-top="0in" fo:margin-bottom="0in"/>
    </style:style>
    <style:style style:name="P229" style:family="paragraph" style:parent-style-name="Text_20_body" style:list-style-name="L2">
      <style:paragraph-properties fo:margin-top="0in" fo:margin-bottom="0in"/>
    </style:style>
    <style:style style:name="P230" style:family="paragraph" style:parent-style-name="Text_20_body" style:list-style-name="L3">
      <style:paragraph-properties fo:margin-top="0in" fo:margin-bottom="0in"/>
    </style:style>
    <style:style style:name="P231" style:family="paragraph" style:parent-style-name="Text_20_body" style:list-style-name="L4">
      <style:paragraph-properties fo:margin-top="0in" fo:margin-bottom="0in"/>
    </style:style>
    <style:style style:name="P232" style:family="paragraph" style:parent-style-name="Text_20_body" style:list-style-name="L5">
      <style:paragraph-properties fo:margin-top="0in" fo:margin-bottom="0in"/>
    </style:style>
    <style:style style:name="P233" style:family="paragraph" style:parent-style-name="Text_20_body" style:list-style-name="L6">
      <style:paragraph-properties fo:margin-top="0in" fo:margin-bottom="0in"/>
    </style:style>
    <style:style style:name="P234" style:family="paragraph" style:parent-style-name="Text_20_body" style:list-style-name="L7">
      <style:paragraph-properties fo:margin-top="0in" fo:margin-bottom="0in"/>
    </style:style>
    <style:style style:name="P235" style:family="paragraph" style:parent-style-name="Text_20_body" style:list-style-name="L8">
      <style:paragraph-properties fo:margin-top="0in" fo:margin-bottom="0in"/>
    </style:style>
    <style:style style:name="P236" style:family="paragraph" style:parent-style-name="Text_20_body" style:list-style-name="L9">
      <style:paragraph-properties fo:margin-top="0in" fo:margin-bottom="0in"/>
    </style:style>
    <style:style style:name="P237" style:family="paragraph" style:parent-style-name="Text_20_body" style:list-style-name="L10">
      <style:paragraph-properties fo:margin-top="0in" fo:margin-bottom="0in"/>
    </style:style>
    <style:style style:name="P238" style:family="paragraph" style:parent-style-name="Text_20_body" style:list-style-name="L11">
      <style:paragraph-properties fo:margin-top="0in" fo:margin-bottom="0in"/>
    </style:style>
    <style:style style:name="P239" style:family="paragraph" style:parent-style-name="Text_20_body" style:list-style-name="L12">
      <style:paragraph-properties fo:margin-top="0in" fo:margin-bottom="0in"/>
    </style:style>
    <style:style style:name="P240" style:family="paragraph" style:parent-style-name="Text_20_body" style:list-style-name="L13">
      <style:paragraph-properties fo:margin-top="0in" fo:margin-bottom="0in"/>
    </style:style>
    <style:style style:name="P241" style:family="paragraph" style:parent-style-name="Text_20_body" style:list-style-name="L14">
      <style:paragraph-properties fo:margin-top="0in" fo:margin-bottom="0in"/>
    </style:style>
    <style:style style:name="P242" style:family="paragraph" style:parent-style-name="Text_20_body" style:list-style-name="L15">
      <style:paragraph-properties fo:margin-top="0in" fo:margin-bottom="0in"/>
    </style:style>
    <style:style style:name="P243" style:family="paragraph" style:parent-style-name="Text_20_body" style:list-style-name="L16">
      <style:paragraph-properties fo:margin-top="0in" fo:margin-bottom="0in"/>
    </style:style>
    <style:style style:name="P244" style:family="paragraph" style:parent-style-name="Text_20_body" style:list-style-name="L17">
      <style:paragraph-properties fo:margin-top="0in" fo:margin-bottom="0in"/>
    </style:style>
    <style:style style:name="P245" style:family="paragraph" style:parent-style-name="Text_20_body" style:list-style-name="L19">
      <style:paragraph-properties fo:margin-top="0in" fo:margin-bottom="0in"/>
    </style:style>
    <style:style style:name="P246" style:family="paragraph" style:parent-style-name="Text_20_body" style:list-style-name="L20">
      <style:paragraph-properties fo:margin-top="0in" fo:margin-bottom="0in"/>
    </style:style>
    <style:style style:name="P247" style:family="paragraph" style:parent-style-name="Text_20_body" style:list-style-name="L21">
      <style:paragraph-properties fo:margin-top="0in" fo:margin-bottom="0in"/>
    </style:style>
    <style:style style:name="P248" style:family="paragraph" style:parent-style-name="Text_20_body" style:list-style-name="L22">
      <style:paragraph-properties fo:margin-top="0in" fo:margin-bottom="0in"/>
    </style:style>
    <style:style style:name="P249" style:family="paragraph" style:parent-style-name="Text_20_body" style:list-style-name="L23">
      <style:paragraph-properties fo:margin-top="0in" fo:margin-bottom="0in"/>
    </style:style>
    <style:style style:name="P250" style:family="paragraph" style:parent-style-name="Text_20_body" style:list-style-name="L28">
      <style:paragraph-properties fo:margin-top="0in" fo:margin-bottom="0in"/>
    </style:style>
    <style:style style:name="P251" style:family="paragraph" style:parent-style-name="Text_20_body" style:list-style-name="L29">
      <style:paragraph-properties fo:margin-top="0in" fo:margin-bottom="0in"/>
    </style:style>
    <style:style style:name="P252" style:family="paragraph" style:parent-style-name="Text_20_body" style:list-style-name="L30">
      <style:paragraph-properties fo:margin-top="0in" fo:margin-bottom="0in"/>
    </style:style>
    <style:style style:name="P253" style:family="paragraph" style:parent-style-name="Text_20_body" style:list-style-name="L32">
      <style:paragraph-properties fo:margin-top="0in" fo:margin-bottom="0in"/>
    </style:style>
    <style:style style:name="P254" style:family="paragraph" style:parent-style-name="Text_20_body" style:list-style-name="L33">
      <style:paragraph-properties fo:margin-top="0in" fo:margin-bottom="0in"/>
    </style:style>
    <style:style style:name="P255" style:family="paragraph" style:parent-style-name="Text_20_body" style:list-style-name="L34">
      <style:paragraph-properties fo:margin-top="0in" fo:margin-bottom="0in"/>
    </style:style>
    <style:style style:name="P256" style:family="paragraph" style:parent-style-name="Text_20_body" style:list-style-name="L35">
      <style:paragraph-properties fo:margin-top="0in" fo:margin-bottom="0in"/>
    </style:style>
    <style:style style:name="P257" style:family="paragraph" style:parent-style-name="Text_20_body" style:list-style-name="L162">
      <style:paragraph-properties fo:margin-top="0in" fo:margin-bottom="0in"/>
    </style:style>
    <style:style style:name="P258" style:family="paragraph" style:parent-style-name="Text_20_body" style:list-style-name="L163">
      <style:paragraph-properties fo:margin-top="0in" fo:margin-bottom="0in"/>
    </style:style>
    <style:style style:name="P259" style:family="paragraph" style:parent-style-name="Text_20_body" style:list-style-name="L165">
      <style:paragraph-properties fo:margin-top="0in" fo:margin-bottom="0in"/>
    </style:style>
    <style:style style:name="P260" style:family="paragraph" style:parent-style-name="Text_20_body" style:list-style-name="L166">
      <style:paragraph-properties fo:margin-top="0in" fo:margin-bottom="0in"/>
    </style:style>
    <style:style style:name="P261" style:family="paragraph" style:parent-style-name="Text_20_body" style:list-style-name="L167">
      <style:paragraph-properties fo:margin-top="0in" fo:margin-bottom="0in"/>
    </style:style>
    <style:style style:name="P262" style:family="paragraph" style:parent-style-name="Text_20_body" style:list-style-name="L168">
      <style:paragraph-properties fo:margin-top="0in" fo:margin-bottom="0in"/>
    </style:style>
    <style:style style:name="P263" style:family="paragraph" style:parent-style-name="Text_20_body" style:list-style-name="L169">
      <style:paragraph-properties fo:margin-top="0in" fo:margin-bottom="0in"/>
    </style:style>
    <style:style style:name="P264" style:family="paragraph" style:parent-style-name="Text_20_body" style:list-style-name="L170">
      <style:paragraph-properties fo:margin-top="0in" fo:margin-bottom="0in"/>
    </style:style>
    <style:style style:name="P265" style:family="paragraph" style:parent-style-name="Text_20_body" style:list-style-name="L174">
      <style:paragraph-properties fo:margin-top="0in" fo:margin-bottom="0in"/>
    </style:style>
    <style:style style:name="P266" style:family="paragraph" style:parent-style-name="Text_20_body" style:list-style-name="L175">
      <style:paragraph-properties fo:margin-top="0in" fo:margin-bottom="0in"/>
    </style:style>
    <style:style style:name="P267" style:family="paragraph" style:parent-style-name="Text_20_body">
      <style:paragraph-properties fo:margin-top="0in" fo:margin-bottom="0in" fo:text-align="center" style:justify-single-word="false"/>
    </style:style>
    <style:style style:name="P268" style:family="paragraph" style:parent-style-name="Text_20_body">
      <style:paragraph-properties fo:text-align="center" style:justify-single-word="false" fo:break-before="page"/>
    </style:style>
    <style:style style:name="T1" style:family="text">
      <style:text-properties fo:font-weight="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1">
      <text:list-level-style-bullet text:level="1" text:style-name="Bullet_20_Symbols" style:num-suffix="." text:bullet-char="•">
        <style:list-level-properties text:space-before="0.294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
      <text:p text:style-name="P161"/>
      <text:p text:style-name="P161">CP/NET<text:line-break/>Network Operating System<text:line-break/>Reference Manua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opyright © 1982<text:line-break/>Digital Research<text:line-break/>P.O. Box 579<text:line-break/>160 Central Avenue<text:line-break/>Pacific Grove, CA 93950<text:line-break/>(408) 649-3896<text:line-break/>TWX 910 360 5001</text:p>
      <text:p text:style-name="P3">All Rights Reserved </text:p>
      <text:p text:style-name="P3">[CP/M3 extensions added April, 2016]</text:p>
      <text:p text:style-name="P1"><text:span text:style-name="T1"/></text:p>
      <text:p text:style-name="P268"><text:span text:style-name="T1">COPYRIGHT</text:span> </text:p>
      <text:p text:style-name="Text_20_body">Copyright © 1980, 1981, 1982 by Digital Research. All rights reserved. No part of this publication may be reproduced, transmitted, transcribed, stored in a retrieval system, or translated into any language or computer language, in any form or by any means, electronic, mechanical, magnetic, optical, chemical, manual or otherwise, without the prior written permission of Digital Research, Post Office Box 579, Pacific Grove, California, 93950. </text:p>
      <text:p text:style-name="Text_20_body">Portions of this manual are, however, tutorial in nature. Thus, the reader is granted permission to include the example programs, either in whole or in part, in his own programs. </text:p>
      <text:p text:style-name="P1"><text:span text:style-name="T1">DISCLAIMER</text:span> </text:p>
      <text:p text:style-name="Text_20_body">Digital Research makes no representations or warranties with respect to the contents hereof and specifically disclaims any implied warranties of merchantability or fitness for any particular purpose. Further, Digital Research reserves the right to revise this publication and to make changes from time to time in the content hereof without obligation of Digital Research to notify any person of such revision or changes. </text:p>
      <text:p text:style-name="P1"><text:span text:style-name="T1">TRADEMARKS</text:span> </text:p>
      <text:p text:style-name="Text_20_body">CP/M and CP/NET are registered trademarks of Digital Research. ASM, CP/NOS, DDT, LINK-80, MP/M II, RMAC, SID, and ZSID are trademarks of Digital Research. Altos is a registered trademark of Altos Computer Systems. Intel is a registered trademark of Intel Corporation. Keybrook is a registered trademark of Keybrook Business Systems, Inc. ULCnet is a registered trademark of Orange Compuco, Inc. Xerox, 820 Computer, and R820-II are registered trademarks of Xerox Corporation. Z80 is a registered trademark of Zilog, Inc. Corvus OMNINET is a trademark of Corvus Systems, Inc. DSC-2 is a trademark of Digital Microsystems. DB8/5200 is a trademark of Dynabyte. FileServer is a trademark of Keybrook Business Systems, Inc. </text:p>
      <text:p text:style-name="Text_20_body">The CP/NET Network Operating System Reference Manual was prepared using the Digital Research TEX Text Formatter and printed in the United States of America by Commercial Press/Monterey. </text:p>
      <text:p text:style-name="P2">Fifth Edition: November 1982 </text:p>
      <text:p text:style-name="P1"><text:span text:style-name="T1"/></text:p>
      <text:p text:style-name="P268"><text:span text:style-name="T1">Foreword</text:span> </text:p>
      <text:p text:style-name="Text_20_body">CP/NET®, a network operating system, enables microcomputers to access common resources via a network. CP/NET allows microcomputers to share and transfer disk files, to share printers and consoles, and to share programs and data bases. CP/NET consists of servers running MP/M II® and requesters running CP/M®. The servers are hosts that manage the shared resources that the network requesters can access. </text:p>
      <text:p text:style-name="Text_20_body">The hardware environment for CP/NET must include two or more microcomputers that can communicate in some way. </text:p>
      <text:p text:style-name="Text_20_body">One of the microcomputers must execute the MP/M II operating system to provide the CP/NET server facilities. The processor executing MP/M II must be an 8080, 8085, or Z80 CPU with a minimum of 32K bytes of memory, 1 to 16 consoles, 1 to 16 logical or physical disk drives each containing up to eight megabytes, a clock/timer interrupt, and a network interface. </text:p>
      <text:p text:style-name="Text_20_body">The CP/NET requester microcomputers must have 8080, 8085, or Z80 CPUs with at least 16K bytes of memory, 0 to 16 logical or physical disk drives each containing up to eight megabytes, and a network interface. A console is not absolutely required although it is strongly recommended. </text:p>
      <text:p text:style-name="Text_20_body">The CP/NET Network Operating System Reference Manual is intended for several different levels of CP/NET users. It contains all the information you need to use CP/M applications programs on a CP/NET requester, to write new application programs under CP/NET, and to customize CP/NET for a specific network. </text:p>
      <text:p text:style-name="Text_20_body">Section 1, an overview of the CP/NET system, discusses CP/NET features, network topologies, and the principles behind CP/NET operation. </text:p>
      <text:p text:style-name="Text_20_body">Section 2 contains all the information you need to use the network when executing CP/M application programs. You need no skill level beyond that required for normal CP/M operation. </text:p>
      <text:p text:style-name="Text_20_body">Section 3 describes the CP/NET interprocessor message format and each of the Network Disk Operating System (NDOS) functions you can invoke from application programs. This section provides the information you need to access the network primitives. Section 3 also discusses the implications of performing CP/M operations on a resource controlled by the MP/M II operating system. </text:p>
      <text:p text:style-name="Text_20_body">Section 4 provides information for the systems programmer. This section describes how to write a custom Slave Network 1/0 System (SNIOS) that performs the CP/NET requester network functions. The mechanics of implementing and debugging a custom SNIOS are also discussed. Programmers attempting to develop an SNIOS should be familiar with CP/M and experienced in writing a custom CP/M BIOS. This section also explains how to write a custom Network Interface Process (NETWRKIF) that performs the CP/NET server network functions. </text:p>
      <text:p text:style-name="Text_20_body">Section 4 also discusses implementing and debugging the NETWRKIF module. You must have a high degree of competence and experience with MP/M II to develop a custom NETWRKIF. You must be familiar with the process and queue descriptor data structures and the MP/M II XDOS primitive functions. Experience with implementing an XIOS for MP/M II might also be necessary. </text:p>
      <text:p text:style-name="P2">Appendixes to this manual contain several example network communications packages. </text:p>
      <text:p text:style-name="P1"><text:span text:style-name="T1"/></text:p>
      <text:p text:style-name="P268"><text:span text:style-name="T1">Table of Contents</text:span> </text:p>
      <text:p text:style-name="Text_20_body"><text:a xlink:type="simple" xlink:href="#Sec1" text:style-name="Internet_20_link" text:visited-style-name="Visited_20_Internet_20_Link">1 CP/NET Overview</text:a><text:line-break/>  <text:a xlink:type="simple" xlink:href="#Sec1_1" text:style-name="Internet_20_link" text:visited-style-name="Visited_20_Internet_20_Link">1.1 CP/NET Features</text:a><text:line-break/>  <text:a xlink:type="simple" xlink:href="#Sec1_2" text:style-name="Internet_20_link" text:visited-style-name="Visited_20_Internet_20_Link">1.2 CP/NET Configurations</text:a><text:line-break/>  <text:a xlink:type="simple" xlink:href="#Sec1_3" text:style-name="Internet_20_link" text:visited-style-name="Visited_20_Internet_20_Link">1.3 How the Requester Works</text:a><text:line-break/>  <text:a xlink:type="simple" xlink:href="#Sec1_4" text:style-name="Internet_20_link" text:visited-style-name="Visited_20_Internet_20_Link">1.4 How the Server Works</text:a> </text:p>
      <text:p text:style-name="Text_20_body"><text:a xlink:type="simple" xlink:href="#Sec2" text:style-name="Internet_20_link" text:visited-style-name="Visited_20_Internet_20_Link">2 CP/NET Utilities</text:a><text:line-break/>  <text:a xlink:type="simple" xlink:href="#Sec2_1" text:style-name="Internet_20_link" text:visited-style-name="Visited_20_Internet_20_Link">2.1 The LOGIN Command</text:a><text:line-break/>  <text:a xlink:type="simple" xlink:href="#Sec2_2" text:style-name="Internet_20_link" text:visited-style-name="Visited_20_Internet_20_Link">2.2 The LOGOFF Command</text:a><text:line-break/>  <text:a xlink:type="simple" xlink:href="#Sec2_3" text:style-name="Internet_20_link" text:visited-style-name="Visited_20_Internet_20_Link">2.3 The NETWORK Command</text:a><text:line-break/>  <text:a xlink:type="simple" xlink:href="#Sec2_4" text:style-name="Internet_20_link" text:visited-style-name="Visited_20_Internet_20_Link">2.4 The LOCAL Command</text:a><text:line-break/>  <text:a xlink:type="simple" xlink:href="#Sec2_5" text:style-name="Internet_20_link" text:visited-style-name="Visited_20_Internet_20_Link">2.5 The ENDLIST Command</text:a><text:line-break/>  <text:a xlink:type="simple" xlink:href="#Sec2_6" text:style-name="Internet_20_link" text:visited-style-name="Visited_20_Internet_20_Link">2.6 The DSKRESET Command</text:a><text:line-break/>  <text:a xlink:type="simple" xlink:href="#Sec2_7" text:style-name="Internet_20_link" text:visited-style-name="Visited_20_Internet_20_Link">2.7 The CPNETLDR Command</text:a><text:line-break/>  <text:a xlink:type="simple" xlink:href="#Sec2_8" text:style-name="Internet_20_link" text:visited-style-name="Visited_20_Internet_20_Link">2.8 The CPNETSTS Command</text:a><text:line-break/>  <text:a xlink:type="simple" xlink:href="#Sec2_9" text:style-name="Internet_20_link" text:visited-style-name="Visited_20_Internet_20_Link">2.9 CTRL-P</text:a><text:line-break/>  <text:a xlink:type="simple" xlink:href="#Sec2_10" text:style-name="Internet_20_link" text:visited-style-name="Visited_20_Internet_20_Link">2.10 The MAIL Utility</text:a><text:line-break/>    <text:a xlink:type="simple" xlink:href="#Sec2_10_1" text:style-name="Internet_20_link" text:visited-style-name="Visited_20_Internet_20_Link">2.10.1 Menus</text:a><text:line-break/>    <text:a xlink:type="simple" xlink:href="#Sec2_10_2" text:style-name="Internet_20_link" text:visited-style-name="Visited_20_Internet_20_Link">2.10.2 Data Entry</text:a><text:line-break/>    <text:a xlink:type="simple" xlink:href="#Sec2_10_3" text:style-name="Internet_20_link" text:visited-style-name="Visited_20_Internet_20_Link">2.10.3 MAIL Options</text:a><text:line-break/>    <text:a xlink:type="simple" xlink:href="#Sec2_10_4" text:style-name="Internet_20_link" text:visited-style-name="Visited_20_Internet_20_Link">2.10.4 Error Messages</text:a></text:p>
      <text:p text:style-name="Text_20_body"><text:a xlink:type="simple" xlink:href="#Sec3" text:style-name="Internet_20_link" text:visited-style-name="Visited_20_Internet_20_Link">3 CP/NET Programmer's Guide</text:a><text:line-break/>  <text:a xlink:type="simple" xlink:href="#Sec3_1" text:style-name="Internet_20_link" text:visited-style-name="Visited_20_Internet_20_Link">3.1 CP/NET Interprocessor Message Format</text:a><text:line-break/>    <text:a xlink:type="simple" xlink:href="#Sec3_1_1" text:style-name="Internet_20_link" text:visited-style-name="Visited_20_Internet_20_Link">3.1.1 Message Format Code</text:a><text:line-break/>    <text:a xlink:type="simple" xlink:href="#Sec3_1_2" text:style-name="Internet_20_link" text:visited-style-name="Visited_20_Internet_20_Link">3.1.2 Message Destination Processor ID</text:a><text:line-break/>    <text:a xlink:type="simple" xlink:href="#Sec3_1_3" text:style-name="Internet_20_link" text:visited-style-name="Visited_20_Internet_20_Link">3.1.3 Message Source Processor ID</text:a><text:line-break/>    <text:a xlink:type="simple" xlink:href="#Sec3_1_4" text:style-name="Internet_20_link" text:visited-style-name="Visited_20_Internet_20_Link">3.1.4 CP/M Function Code</text:a><text:line-break/>    <text:a xlink:type="simple" xlink:href="#Sec3_1_5" text:style-name="Internet_20_link" text:visited-style-name="Visited_20_Internet_20_Link">3.1.5 Size</text:a><text:line-break/>    <text:a xlink:type="simple" xlink:href="#Sec3_1_6" text:style-name="Internet_20_link" text:visited-style-name="Visited_20_Internet_20_Link">3.1.6 CP/NET Message</text:a><text:line-break/>    <text:a xlink:type="simple" xlink:href="#Sec3_1_7" text:style-name="Internet_20_link" text:visited-style-name="Visited_20_Internet_20_Link">3.1.7 Additional Packaging Overhead</text:a><text:line-break/>  <text:a xlink:type="simple" xlink:href="#Sec3_2" text:style-name="Internet_20_link" text:visited-style-name="Visited_20_Internet_20_Link">3.2 Running Applications Transparently Under CP/NET</text:a><text:line-break/>    <text:a xlink:type="simple" xlink:href="#Sec3_2_1" text:style-name="Internet_20_link" text:visited-style-name="Visited_20_Internet_20_Link">3.2.1 MP/M II vs. CP/M File Systems</text:a><text:line-break/>    <text:a xlink:type="simple" xlink:href="#Sec3_2_2" text:style-name="Internet_20_link" text:visited-style-name="Visited_20_Internet_20_Link">3.2.2 Error Handling Under CP/NET</text:a><text:line-break/>    <text:a xlink:type="simple" xlink:href="#Sec3_2_3" text:style-name="Internet_20_link" text:visited-style-name="Visited_20_Internet_20_Link">3.2.3 Temporary Filename Translation</text:a><text:line-break/>    <text:a xlink:type="simple" xlink:href="#Sec3_2_4" text:style-name="Internet_20_link" text:visited-style-name="Visited_20_Internet_20_Link">3.2.4 Opening System Files on User 0</text:a><text:line-break/>    <text:a xlink:type="simple" xlink:href="#Sec3_2_5" text:style-name="Internet_20_link" text:visited-style-name="Visited_20_Internet_20_Link">3.2.5 Compatibility Attributes</text:a><text:line-break/>    <text:a xlink:type="simple" xlink:href="#Sec3_2_6" text:style-name="Internet_20_link" text:visited-style-name="Visited_20_Internet_20_Link">3.2.6 Password Protection Under CP/NET</text:a><text:line-break/>    <text:a xlink:type="simple" xlink:href="#Sec3_2_6" text:style-name="Internet_20_link" text:visited-style-name="Visited_20_Internet_20_Link">3.2.7 Networked List and Console Devices</text:a><text:line-break/>  <text:a xlink:type="simple" xlink:href="#Sec3_3" text:style-name="Internet_20_link" text:visited-style-name="Visited_20_Internet_20_Link">3.3 CP/NET Function Extensions to CP/M</text:a><text:line-break/>  <text:a xlink:type="simple" xlink:href="#Sec3_4" text:style-name="Internet_20_link" text:visited-style-name="Visited_20_Internet_20_Link">3.4 CP/NET Applications</text:a></text:p>
      <text:p text:style-name="Text_20_body"><text:a xlink:type="simple" xlink:href="#Sec4" text:style-name="Internet_20_link" text:visited-style-name="Visited_20_Internet_20_Link">4 CP/NET System Guide</text:a><text:line-break/>  <text:a xlink:type="simple" xlink:href="#Sec4_1" text:style-name="Internet_20_link" text:visited-style-name="Visited_20_Internet_20_Link">4.1 General Network Considerations</text:a><text:line-break/>    <text:a xlink:type="simple" xlink:href="#Sec4_1_1" text:style-name="Internet_20_link" text:visited-style-name="Visited_20_Internet_20_Link">4.1.1 Functions of the CP/NET Physical Modules</text:a><text:line-break/>    <text:a xlink:type="simple" xlink:href="#Sec4_1_2" text:style-name="Internet_20_link" text:visited-style-name="Visited_20_Internet_20_Link">4.1.2 Interfacing a Computer to a Network</text:a><text:line-break/>    <text:a xlink:type="simple" xlink:href="#Sec4_1_3" text:style-name="Internet_20_link" text:visited-style-name="Visited_20_Internet_20_Link">4.1.3 Developing a Network Layer</text:a><text:line-break/>    <text:a xlink:type="simple" xlink:href="#Sec4_1_4" text:style-name="Internet_20_link" text:visited-style-name="Visited_20_Internet_20_Link">4.1.4 Error Recovery</text:a><text:line-break/>  <text:a xlink:type="simple" xlink:href="#Sec4_2" text:style-name="Internet_20_link" text:visited-style-name="Visited_20_Internet_20_Link">4.2 Customizing the Requester's SNIOS</text:a><text:line-break/>    <text:a xlink:type="simple" xlink:href="#Sec4_2_1" text:style-name="Internet_20_link" text:visited-style-name="Visited_20_Internet_20_Link">4.2.1 Slave Network 1/0 System Entry Points</text:a><text:line-break/>    <text:a xlink:type="simple" xlink:href="#Sec4_2_2" text:style-name="Internet_20_link" text:visited-style-name="Visited_20_Internet_20_Link">4.2.2 Requester Configuration Table</text:a><text:line-break/><text:soft-page-break/>    <text:a xlink:type="simple" xlink:href="#Sec4_2_3" text:style-name="Internet_20_link" text:visited-style-name="Visited_20_Internet_20_Link">4.2.3 Prefiguring the Configuration Table</text:a><text:line-break/>    <text:a xlink:type="simple" xlink:href="#Sec4_2_4" text:style-name="Internet_20_link" text:visited-style-name="Visited_20_Internet_20_Link">4.2.4 Sending and Receiving Messages</text:a><text:line-break/>    <text:a xlink:type="simple" xlink:href="#Sec4_2_5" text:style-name="Internet_20_link" text:visited-style-name="Visited_20_Internet_20_Link">4.2.5 Generating and Debugging a Custom SNIOS</text:a><text:line-break/>  <text:a xlink:type="simple" xlink:href="#Sec4_3" text:style-name="Internet_20_link" text:visited-style-name="Visited_20_Internet_20_Link">4.3 Customizing the Server</text:a><text:line-break/>    <text:a xlink:type="simple" xlink:href="#Sec4_3_1" text:style-name="Internet_20_link" text:visited-style-name="Visited_20_Internet_20_Link">4.3.1 Detecting and Receiving Incoming Messages</text:a><text:line-break/>    <text:a xlink:type="simple" xlink:href="#Sec4_3_2" text:style-name="Internet_20_link" text:visited-style-name="Visited_20_Internet_20_Link">4.3.2 The Architecture of the NETWRKIF Module</text:a><text:line-break/>    <text:a xlink:type="simple" xlink:href="#Sec4_3_3" text:style-name="Internet_20_link" text:visited-style-name="Visited_20_Internet_20_Link">4.3.3 Elements of the NETWRKIF</text:a><text:line-break/>    <text:a xlink:type="simple" xlink:href="#Sec4_3_4" text:style-name="Internet_20_link" text:visited-style-name="Visited_20_Internet_20_Link">4.3.4 Enhancements and Additions to the NETWRKIF</text:a><text:line-break/>    <text:a xlink:type="simple" xlink:href="#Sec4_3_5" text:style-name="Internet_20_link" text:visited-style-name="Visited_20_Internet_20_Link">4.3.5 MP/M II Performance Factors and NETWRKIF</text:a><text:line-break/>    <text:a xlink:type="simple" xlink:href="#Sec4_3_6" text:style-name="Internet_20_link" text:visited-style-name="Visited_20_Internet_20_Link">4.3.6 Generating the NETWRKIF</text:a><text:line-break/>    <text:a xlink:type="simple" xlink:href="#Sec4_3_7" text:style-name="Internet_20_link" text:visited-style-name="Visited_20_Internet_20_Link">4.3.7 Debugging the NETWIRKIF</text:a><text:line-break/>  <text:a xlink:type="simple" xlink:href="#Sec4_4" text:style-name="Internet_20_link" text:visited-style-name="Visited_20_Internet_20_Link">4.4 Implementing Non-MP/M II Servers</text:a></text:p>
      <text:p text:style-name="P1"><text:span text:style-name="T1">Appendixes</text:span> </text:p>
      <text:p text:style-name="Text_20_body"><text:a xlink:type="simple" xlink:href="#SecA" text:style-name="Internet_20_link" text:visited-style-name="Visited_20_Internet_20_Link">A CP/NOS</text:a><text:line-break/>  <text:a xlink:type="simple" xlink:href="#SecA_1" text:style-name="Internet_20_link" text:visited-style-name="Visited_20_Internet_20_Link">A.1 Overview</text:a><text:line-break/>  <text:a xlink:type="simple" xlink:href="#SecA_2" text:style-name="Internet_20_link" text:visited-style-name="Visited_20_Internet_20_Link">A.2 System Requirements</text:a><text:line-break/>  <text:a xlink:type="simple" xlink:href="#SecA_3" text:style-name="Internet_20_link" text:visited-style-name="Visited_20_Internet_20_Link">A.3 Customizing the CP/NOS</text:a><text:line-break/>  <text:a xlink:type="simple" xlink:href="#SecA_4" text:style-name="Internet_20_link" text:visited-style-name="Visited_20_Internet_20_Link">A.4 Building the CP/NOS System</text:a><text:line-break/>  <text:a xlink:type="simple" xlink:href="#SecA_5" text:style-name="Internet_20_link" text:visited-style-name="Visited_20_Internet_20_Link">A.5 Debugging the System</text:a></text:p>
      <text:p text:style-name="Text_20_body"><text:a xlink:type="simple" xlink:href="#SecB" text:style-name="Internet_20_link" text:visited-style-name="Visited_20_Internet_20_Link">B CP/NET 1.2 Standard Message Formats</text:a></text:p>
      <text:p text:style-name="Text_20_body"><text:a xlink:type="simple" xlink:href="#SecC" text:style-name="Internet_20_link" text:visited-style-name="Visited_20_Internet_20_Link">C CP/NET 1.2 Logical Message Specifications</text:a></text:p>
      <text:p text:style-name="Text_20_body"><text:a xlink:type="simple" xlink:href="#SecD" text:style-name="Internet_20_link" text:visited-style-name="Visited_20_Internet_20_Link">D NDOS Function Summary</text:a></text:p>
      <text:p text:style-name="Text_20_body"><text:a xlink:type="simple" xlink:href="#SecE" text:style-name="Internet_20_link" text:visited-style-name="Visited_20_Internet_20_Link">E A Simple RS-232C CP/NET System</text:a><text:line-break/>  <text:a xlink:type="simple" xlink:href="#SecE_1" text:style-name="Internet_20_link" text:visited-style-name="Visited_20_Internet_20_Link">E.1 Protocol Handshake</text:a><text:line-break/>  <text:a xlink:type="simple" xlink:href="#SecE_2" text:style-name="Internet_20_link" text:visited-style-name="Visited_20_Internet_20_Link">E.2 Binary Protocol Message Format</text:a><text:line-break/>  <text:a xlink:type="simple" xlink:href="#SecE_3" text:style-name="Internet_20_link" text:visited-style-name="Visited_20_Internet_20_Link">E.3 ASCII Protocol Message Format</text:a><text:line-break/>  <text:a xlink:type="simple" xlink:href="#SecE_4" text:style-name="Internet_20_link" text:visited-style-name="Visited_20_Internet_20_Link">E.4 Modifying the SNIOS</text:a><text:line-break/>  <text:a xlink:type="simple" xlink:href="#SecE_5" text:style-name="Internet_20_link" text:visited-style-name="Visited_20_Internet_20_Link">E.5 Modifying the NETWRKIF</text:a></text:p>
      <text:p text:style-name="Text_20_body"><text:a xlink:type="simple" xlink:href="#SecF" text:style-name="Internet_20_link" text:visited-style-name="Visited_20_Internet_20_Link">F A CP/NET System for Use with ULCnet</text:a><text:line-break/>  <text:a xlink:type="simple" xlink:href="#SecF_1" text:style-name="Internet_20_link" text:visited-style-name="Visited_20_Internet_20_Link">F.1 Overview of ULCnet</text:a><text:line-break/>  <text:a xlink:type="simple" xlink:href="#SecF_2" text:style-name="Internet_20_link" text:visited-style-name="Visited_20_Internet_20_Link">F.2 Customizing a ULCnet SNIOS for the Requester</text:a><text:line-break/>  <text:a xlink:type="simple" xlink:href="#SecF_3" text:style-name="Internet_20_link" text:visited-style-name="Visited_20_Internet_20_Link">F.3 Creating the ULCnet Server</text:a></text:p>
      <text:p text:style-name="Text_20_body"><text:a xlink:type="simple" xlink:href="#SecG" text:style-name="Internet_20_link" text:visited-style-name="Visited_20_Internet_20_Link">G Using CP/NET 1.2 With Corvus OMNINET</text:a><text:line-break/>  <text:a xlink:type="simple" xlink:href="#SecG_1" text:style-name="Internet_20_link" text:visited-style-name="Visited_20_Internet_20_Link">G.1 The Corvus Engineering Transporter</text:a><text:line-break/>  <text:a xlink:type="simple" xlink:href="#SecG_2" text:style-name="Internet_20_link" text:visited-style-name="Visited_20_Internet_20_Link">G.2 Implementation Structure</text:a><text:line-break/>  <text:a xlink:type="simple" xlink:href="#SecG_3" text:style-name="Internet_20_link" text:visited-style-name="Visited_20_Internet_20_Link">G.3 The SNIOS Implementation</text:a><text:line-break/>  <text:a xlink:type="simple" xlink:href="#SecG_4" text:style-name="Internet_20_link" text:visited-style-name="Visited_20_Internet_20_Link">G.4 The NETWRKIF Implementation Model</text:a><text:line-break/>  <text:a xlink:type="simple" xlink:href="#SecG_5" text:style-name="Internet_20_link" text:visited-style-name="Visited_20_Internet_20_Link">G.5 Possible Improvements to NETWRKIF</text:a></text:p>
      <text:p text:style-name="P1"><text:span text:style-name="T1">Tables</text:span> </text:p>
      <text:p text:style-name="Text_20_body"><text:a xlink:type="simple" xlink:href="#Table2_1" text:style-name="Internet_20_link" text:visited-style-name="Visited_20_Internet_20_Link">2-1. Receive Mail Message-handling Options</text:a> </text:p>
      <text:p text:style-name="Text_20_body"><text:a xlink:type="simple" xlink:href="#Table3_1" text:style-name="Internet_20_link" text:visited-style-name="Visited_20_Internet_20_Link">3-1. Interface Attributes</text:a><text:line-break/><text:a xlink:type="simple" xlink:href="#Table3_2" text:style-name="Internet_20_link" text:visited-style-name="Visited_20_Internet_20_Link">3-2. BDOS Error Modes</text:a></text:p>
      <text:p text:style-name="Text_20_body"><text:soft-page-break/><text:a xlink:type="simple" xlink:href="#Table4_1" text:style-name="Internet_20_link" text:visited-style-name="Visited_20_Internet_20_Link">4-1. Requester Configuration Table</text:a><text:line-break/><text:a xlink:type="simple" xlink:href="#Table4_2" text:style-name="Internet_20_link" text:visited-style-name="Visited_20_Internet_20_Link">4-2. Server Configuration Table</text:a><text:line-break/><text:a xlink:type="simple" xlink:href="#Table4_3" text:style-name="Internet_20_link" text:visited-style-name="Visited_20_Internet_20_Link">4-3. Requester Control Block</text:a></text:p>
      <text:p text:style-name="Text_20_body"><text:a xlink:type="simple" xlink:href="#TableB_1" text:style-name="Internet_20_link" text:visited-style-name="Visited_20_Internet_20_Link">B-1. Message Field Length Table</text:a></text:p>
      <text:p text:style-name="Text_20_body"><text:a xlink:type="simple" xlink:href="#TableC_1" text:style-name="Internet_20_link" text:visited-style-name="Visited_20_Internet_20_Link">C-1. Conventional CP/NET Messages</text:a></text:p>
      <text:p text:style-name="Text_20_body"><text:a xlink:type="simple" xlink:href="#TableD_1" text:style-name="Internet_20_link" text:visited-style-name="Visited_20_Internet_20_Link">D-1. NDOS Functions</text:a></text:p>
      <text:p text:style-name="Text_20_body"><text:a xlink:type="simple" xlink:href="#TableG_1" text:style-name="Internet_20_link" text:visited-style-name="Visited_20_Internet_20_Link">G-1. Transporter Command Block</text:a><text:line-break/><text:a xlink:type="simple" xlink:href="#TableG_2" text:style-name="Internet_20_link" text:visited-style-name="Visited_20_Internet_20_Link">G-2. Receive Result Block</text:a></text:p>
      <text:p text:style-name="P1"><text:span text:style-name="T1">Figures</text:span> </text:p>
      <text:p text:style-name="Text_20_body"><text:a xlink:type="simple" xlink:href="#Fig1_1" text:style-name="Internet_20_link" text:visited-style-name="Visited_20_Internet_20_Link">1-1. Standard CP/NET Configuration</text:a><text:line-break/><text:a xlink:type="simple" xlink:href="#Fig1_1" text:style-name="Internet_20_link" text:visited-style-name="Visited_20_Internet_20_Link">1-2. CP/NOS Configuration</text:a><text:line-break/><text:a xlink:type="simple" xlink:href="#Fig1_3" text:style-name="Internet_20_link" text:visited-style-name="Visited_20_Internet_20_Link">1-3. Single Requester Networked to MP/M II Server</text:a><text:line-break/><text:a xlink:type="simple" xlink:href="#Fig1_4" text:style-name="Internet_20_link" text:visited-style-name="Visited_20_Internet_20_Link">1-4. Multiple Requesters in Hub-star Configuration</text:a><text:line-break/><text:a xlink:type="simple" xlink:href="#Fig1_5" text:style-name="Internet_20_link" text:visited-style-name="Visited_20_Internet_20_Link">1-5. Multidrop Network</text:a><text:line-break/><text:a xlink:type="simple" xlink:href="#Fig1_6" text:style-name="Internet_20_link" text:visited-style-name="Visited_20_Internet_20_Link">1-6. Hybrid Network</text:a><text:line-break/><text:a xlink:type="simple" xlink:href="#Fig1_7" text:style-name="Internet_20_link" text:visited-style-name="Visited_20_Internet_20_Link">1-7. CP/NET Memory Structure</text:a><text:line-break/><text:a xlink:type="simple" xlink:href="#Fig1_8" text:style-name="Internet_20_link" text:visited-style-name="Visited_20_Internet_20_Link">1-8. A Simple Server Supporting Three Requesters</text:a></text:p>
      <text:p text:style-name="Text_20_body"><text:a xlink:type="simple" xlink:href="#Fig3_1" text:style-name="Internet_20_link" text:visited-style-name="Visited_20_Internet_20_Link">3-1. Message Format</text:a></text:p>
      <text:p text:style-name="Text_20_body"><text:a xlink:type="simple" xlink:href="#Fig4_1" text:style-name="Internet_20_link" text:visited-style-name="Visited_20_Internet_20_Link">4-1. Layered Model of a CP/NET Network Node</text:a><text:line-break/><text:a xlink:type="simple" xlink:href="#Fig4_2" text:style-name="Internet_20_link" text:visited-style-name="Visited_20_Internet_20_Link">4-2. Network Status Byte Format</text:a><text:line-break/><text:a xlink:type="simple" xlink:href="#Fig4_3" text:style-name="Internet_20_link" text:visited-style-name="Visited_20_Internet_20_Link">4-3. Algorithm for Interrupt-driven Requester Node</text:a><text:line-break/><text:a xlink:type="simple" xlink:href="#Fig4_4" text:style-name="Internet_20_link" text:visited-style-name="Visited_20_Internet_20_Link">4-4. Server Architecture</text:a><text:line-break/><text:a xlink:type="simple" xlink:href="#Fig4_5" text:style-name="Internet_20_link" text:visited-style-name="Visited_20_Internet_20_Link">4-5. Two-process NETWRKIF</text:a><text:line-break/><text:a xlink:type="simple" xlink:href="#Fig4_6" text:style-name="Internet_20_link" text:visited-style-name="Visited_20_Internet_20_Link">4-6. Transport Process/Data-link Processes Interface</text:a><text:line-break/><text:a xlink:type="simple" xlink:href="#Fig4_7" text:style-name="Internet_20_link" text:visited-style-name="Visited_20_Internet_20_Link">4-7. Directly Interfacing NETWRKIF to XIOS Routines</text:a><text:line-break/><text:a xlink:type="simple" xlink:href="#Fig4_8" text:style-name="Internet_20_link" text:visited-style-name="Visited_20_Internet_20_Link">4-8. Synchronizing Data-link Activity Using Flags</text:a><text:line-break/><text:a xlink:type="simple" xlink:href="#Fig4_9" text:style-name="Internet_20_link" text:visited-style-name="Visited_20_Internet_20_Link">4-9. A Typical Server Memory Map</text:a><text:line-break/><text:a xlink:type="simple" xlink:href="#Fig4_10" text:style-name="Internet_20_link" text:visited-style-name="Visited_20_Internet_20_Link">4-10. Implementing Timeouts with Flags</text:a></text:p>
      <text:p text:style-name="Text_20_body"><text:a xlink:type="simple" xlink:href="#FigB_1" text:style-name="Internet_20_link" text:visited-style-name="Visited_20_Internet_20_Link">B-1. CP/NET 1.2 Logical Message Format</text:a></text:p>
      <text:p text:style-name="Text_20_body"><text:a xlink:type="simple" xlink:href="#FigE_1" text:style-name="Internet_20_link" text:visited-style-name="Visited_20_Internet_20_Link">E-1. Protocol Handshake</text:a><text:line-break/><text:a xlink:type="simple" xlink:href="#FigE_2" text:style-name="Internet_20_link" text:visited-style-name="Visited_20_Internet_20_Link">E-2. Binary Protocol Message Format</text:a><text:line-break/><text:a xlink:type="simple" xlink:href="#FigE_3" text:style-name="Internet_20_link" text:visited-style-name="Visited_20_Internet_20_Link">E-3. ASCII Protocol Message Format</text:a></text:p>
      <text:p text:style-name="P1"><text:span text:style-name="T1">Listings</text:span> </text:p>
      <text:p text:style-name="Text_20_body"><text:a xlink:type="simple" xlink:href="#List2_1" text:style-name="Internet_20_link" text:visited-style-name="Visited_20_Internet_20_Link">2-1. A Typical CPNETLDR Execution</text:a><text:line-break/><text:a xlink:type="simple" xlink:href="#List2_2" text:style-name="Internet_20_link" text:visited-style-name="Visited_20_Internet_20_Link">2-2. A Typical CPNETSTS Execution</text:a></text:p>
      <text:p text:style-name="Text_20_body"><text:a xlink:type="simple" xlink:href="#List4_1" text:style-name="Internet_20_link" text:visited-style-name="Visited_20_Internet_20_Link">4-1. SNIOS Jump Vector</text:a><text:line-break/><text:a xlink:type="simple" xlink:href="#List4_2" text:style-name="Internet_20_link" text:visited-style-name="Visited_20_Internet_20_Link">4-2. Stack and Process Descriptor Allocation for Four-requester Server</text:a> </text:p>
      <text:p text:style-name="Text_20_body"><text:a xlink:type="simple" xlink:href="#ListE_1" text:style-name="Internet_20_link" text:visited-style-name="Visited_20_Internet_20_Link">E-1. Requester Network I/O System</text:a><text:line-break/><text:soft-page-break/><text:a xlink:type="simple" xlink:href="#ListE_2" text:style-name="Internet_20_link" text:visited-style-name="Visited_20_Internet_20_Link">E-2. Server Network I/F Module</text:a></text:p>
      <text:p text:style-name="Text_20_body"><text:a xlink:type="simple" xlink:href="#ListF_1" text:style-name="Internet_20_link" text:visited-style-name="Visited_20_Internet_20_Link">F-1. Requester Network I/O System for ULCnet</text:a><text:line-break/><text:a xlink:type="simple" xlink:href="#ListF_2" text:style-name="Internet_20_link" text:visited-style-name="Visited_20_Internet_20_Link">F-2. NETWRKIF for Systems Running ULCnet</text:a><text:line-break/><text:a xlink:type="simple" xlink:href="#ListF_3" text:style-name="Internet_20_link" text:visited-style-name="Visited_20_Internet_20_Link">F-3. ULCnet Data-link Layer MP/M XIOS Module</text:a></text:p>
      <text:p text:style-name="P2"><text:a xlink:type="simple" xlink:href="#ListG_1" text:style-name="Internet_20_link" text:visited-style-name="Visited_20_Internet_20_Link">G-1. Sample SNIOS for Corvus OMNINET</text:a><text:line-break/><text:a xlink:type="simple" xlink:href="#ListG_2" text:style-name="Internet_20_link" text:visited-style-name="Visited_20_Internet_20_Link">G-2. Sample Server Network I/F for Corvus OMNINET</text:a></text:p>
      <text:p text:style-name="P1"><text:span text:style-name="T1"/></text:p>
      <text:p text:style-name="P268"><text:bookmark text:name="Sec1"/><text:span text:style-name="T1">Section 1<text:line-break/>CP/NET Overview</text:span> </text:p>
      <text:p text:style-name="Text_20_body">By separating the logical operating system from the hardware environment and placing all hardware-independent code in a separate I/O module, CP/M and MP/M II have gained widespread industry acceptance. The CP/NET operating system uses this same design approach. CP/NET is network independent. The Slave Network I/O System (SNIOS) module contains all network-dependent code for the requester. The Network Interface Process (NETWRKIF) module contains all network-dependent code for the server. Logical messages passed to and from the SNIOS or NETWRKIF are transmitted over an arbitrary network between servers and requesters using an arbitrary network protocol. </text:p>
      <text:p text:style-name="Text_20_body">CP/NET and CP/NOS can be combined in a composite network consisting of MP/M II servers, CP/M requesters, and diskless CP/NOS requesters. </text:p>
      <text:p text:style-name="Text_20_body">CP/NET is a bridge between a microcomputer running MP/M II and a microcomputer running CP/M. The MP/M II server manages resources that are considered public to the network. The CP/NET requesters executing CP/M have access to the public resources of the server and to their own local private resources, which cannot be accessed from the network. This architecture permits the server's resources to be shared among the requesters, yet guarantees the security of the requester's resources. </text:p>
      <text:p text:style-name="Text_20_body">The MP/M II server responds to the network asynchronously in real-time; the CP/M requesters perform sequential I/O and are usually not capable of monitoring a network interface in real-time. Figure 1-1 illustrates the relationship between CP/M, MP/M II, and CP/NET. </text:p>
      <text:p text:style-name="P4"><text:bookmark text:name="Fig1_1"/></text:p>
      <table:table table:name="Table1" table:style-name="Table1">
        <table:table-column table:style-name="Table1.A"/>
        <table:table-row>
          <table:table-cell table:style-name="Table1.A1" office:value-type="string">
            <text:p text:style-name="P27"><draw:frame draw:style-name="fr1" draw:name="graphics1" text:anchor-type="as-char" svg:width="3.4165in" svg:height="0.9689in" draw:z-index="16"><draw:image xlink:href="../fig1-1.png" xlink:type="simple" xlink:show="embed" xlink:actuate="onLoad"/></draw:frame> </text:p>
            <text:p text:style-name="P27">Figure 1-1. Standard CP/NET Configuration </text:p>
          </table:table-cell>
        </table:table-row>
      </table:table>
      <text:p text:style-name="Text_20_body"/>
      <text:p text:style-name="Text_20_body">CP/NOS, the second network operating system product, is designed for applications where the requester microcomputer lacks disk resources and is therefore unable to run CP/M. CP/NOS consists of </text:p>
      <text:list xml:id="list6680804705993798543" text:style-name="L1">
        <text:list-item>
          <text:p text:style-name="P228">a bootstrap loader that can be placed into ROM or PROM </text:p>
        </text:list-item>
        <text:list-item>
          <text:p text:style-name="P228">a skeletal CP/M containing only the console and printer functions </text:p>
        </text:list-item>
        <text:list-item>
          <text:p text:style-name="P187">the logical and physical portions of the CP/NET requester </text:p>
        </text:list-item>
      </text:list>
      <text:p text:style-name="Text_20_body">At the user level, CP/NOS provides a virtual CP/M 2.X system to the requester microcomputer. A requester microcomputer can consist of no more than a processor, memory, and an interface to the network. Thus, a CRT with sufficient RAM can execute CP/M programs, performing its computing locally and depending on the network to provide all disk, printer, and other I/O facilities. Figure 1-2 illustrates the relationship between CP/NOS, MP/M II, and CP/NET. </text:p>
      <text:p text:style-name="P4"><text:bookmark text:name="Fig1_2"/></text:p>
      <table:table table:name="Table2" table:style-name="Table2">
        <table:table-column table:style-name="Table2.A"/>
        <text:soft-page-break/>
        <table:table-row>
          <table:table-cell table:style-name="Table2.A1" office:value-type="string">
            <text:p text:style-name="P27"><draw:frame draw:style-name="fr1" draw:name="graphics2" text:anchor-type="as-char" svg:width="3.4165in" svg:height="0.9689in" draw:z-index="17"><draw:image xlink:href="../fig1-2.png" xlink:type="simple" xlink:show="embed" xlink:actuate="onLoad"/></draw:frame> </text:p>
            <text:p text:style-name="P27">Figure 1-2. CP/NOS Configuration </text:p>
          </table:table-cell>
        </table:table-row>
      </table:table>
      <text:p text:style-name="Text_20_body"><text:span text:style-name="T1"/></text:p>
      <text:p text:style-name="Text_20_body"><text:bookmark text:name="Sec1_1"/><text:span text:style-name="T1">1.1 CP/NET Features</text:span> </text:p>
      <text:p text:style-name="Text_20_body">CP/NET operates in multiple-processor environments ranging from tightly to loosely coupled to networked processors. In this manual, tightly coupled processors are those sharing at least a portion of common memory. Interprocessor messages communicate at memory speed. Loosely coupled processors do not have access to memory that is common or accessible by both processors; they communicate via a short, high-speed bus. Loosely coupled processors usually reside in the same physical box. Networked processors are usually physically separated and communicate over a serial link. </text:p>
      <text:p text:style-name="Text_20_body">The CP/NET operating system is an upward-compatible version of CP/M 2.2, which provides system I/O facilities to requester microcomputers through a network. Additions to the Basic I/O System (BIOS) called the Slave Network I/O System (SNIOS), and a new Basic Disk Operating System (BDOS) called the Network Disk Operating System (NDOS), provide network access to System I/O facilities. The requester NDOS and NIOS are loaded and executed while running under CP/M 2.2. </text:p>
      <text:p text:style-name="Text_20_body">In addition to the standard CP/M facilities, CP/NET provides the following capabilities: </text:p>
      <text:list xml:id="list1063512677639841570" text:style-name="L2">
        <text:list-item>
          <text:p text:style-name="P229">The network can be accessed for system I/O facilities. </text:p>
        </text:list-item>
        <text:list-item>
          <text:p text:style-name="P229">The network environment can be reconfigured to access I/O facilities according to application requirements. </text:p>
        </text:list-item>
        <text:list-item>
          <text:p text:style-name="P229">Messages can be transmitted and received between requesters and servers. </text:p>
        </text:list-item>
        <text:list-item>
          <text:p text:style-name="P188">An electronic mail system allows requesters and servers to send mail to each other. </text:p>
        </text:list-item>
      </text:list>
      <text:p text:style-name="Text_20_body">The MP/M II server is implemented by adding some resident system processes at system generation (GENSYS) time. The resident system processes include server processes (SERVER) that perform the logical message-handling functions for the server and network interface processes (NETWRKIF) that you can customize for a particular hardware network interface. </text:p>
      <text:p text:style-name="Text_20_body"><text:bookmark text:name="Sec1_2"/><text:span text:style-name="T1">1.2 CP/NET Configurations</text:span> </text:p>
      <text:p text:style-name="Text_20_body">CP/NET supports a number of different network topologies and a variety of system resources. The interprocessor message formats permit a requester to access more than one server for different resources. </text:p>
      <text:p text:style-name="Text_20_body">Figure 1-3 illustrates an MP/M II system supporting a single CP/NET requester. The requester is a totally independent system, with its own console, printer, and disk resources. The requester can also access the MP/M II system's resources over the network. The MP/M II system also supports other users using local terminals. </text:p>
      <text:p text:style-name="P4"><text:bookmark text:name="Fig1_3"/></text:p>
      <table:table table:name="Table3" table:style-name="Table3">
        <table:table-column table:style-name="Table3.A"/>
        <text:soft-page-break/>
        <table:table-row>
          <table:table-cell table:style-name="Table3.A1" office:value-type="string">
            <text:p text:style-name="P27"><draw:frame draw:style-name="fr1" draw:name="graphics3" text:anchor-type="as-char" svg:width="4.5626in" svg:height="2.3752in" draw:z-index="7"><draw:image xlink:href="../fig1-3.png" xlink:type="simple" xlink:show="embed" xlink:actuate="onLoad"/></draw:frame> </text:p>
            <text:p text:style-name="P27">Figure 1-3. Single Requester Networked to MP/M II Server </text:p>
          </table:table-cell>
        </table:table-row>
      </table:table>
      <text:p text:style-name="Text_20_body"/>
      <text:p text:style-name="Text_20_body">Figure 1-4 shows an active hub-star network running CP/NET. Each requester is networked to the server through a unique network port. The requesters have their own local resources, but they also share the server's disk and printer resources. This topology is simple to implement because you can adapt the network protocol from the protocol used for RS-232 console drivers. The sample system in <text:a xlink:type="simple" xlink:href="#SecE" text:style-name="Internet_20_link" text:visited-style-name="Visited_20_Internet_20_Link">Appendix E</text:a> uses this topology. </text:p>
      <text:p text:style-name="P4"><text:bookmark text:name="Fig1_4"/></text:p>
      <table:table table:name="Table4" table:style-name="Table4">
        <table:table-column table:style-name="Table4.A"/>
        <table:table-row>
          <table:table-cell table:style-name="Table4.A1" office:value-type="string">
            <text:p text:style-name="P27"><draw:frame draw:style-name="fr2" draw:name="graphics4" text:anchor-type="as-char" svg:width="4.4583in" svg:height="4.0937in" draw:z-index="8"><draw:image xlink:href="../fig1-4.png" xlink:type="simple" xlink:show="embed" xlink:actuate="onLoad"/></draw:frame> </text:p>
            <text:p text:style-name="P158">Figure 1-4. Multiple Requesters in Active Hub-star Configuration</text:p>
          </table:table-cell>
        </table:table-row>
      </table:table>
      <text:p text:style-name="Text_20_body"/>
      <text:p text:style-name="Text_20_body">Figure 1-5 shows a system of three requesters and two servers networked together in a bus or multi-drop configuration. The network protocol must be capable of resolving conflicts when nodes attempt to use the network simultaneously. Each requester has access to the resources of both servers, in addition to its own local resources. Appendixes <text:a xlink:type="simple" xlink:href="#SecF" text:style-name="Internet_20_link" text:visited-style-name="Visited_20_Internet_20_Link">F</text:a> and <text:a xlink:type="simple" xlink:href="#SecG" text:style-name="Internet_20_link" text:visited-style-name="Visited_20_Internet_20_Link">G</text:a> provide examples of CP/NET systems using this network topology. </text:p>
      <text:p text:style-name="P4"><text:bookmark text:name="Fig1_5"/><text:soft-page-break/></text:p>
      <table:table table:name="Table5" table:style-name="Table5">
        <table:table-column table:style-name="Table5.A"/>
        <table:table-row>
          <table:table-cell table:style-name="Table5.A1" office:value-type="string">
            <text:p text:style-name="Table_20_Contents"><draw:frame draw:style-name="fr1" draw:name="graphics5" text:anchor-type="as-char" svg:width="3.7189in" svg:height="2.2917in" draw:z-index="9"><draw:image xlink:href="../fig1-5.png" xlink:type="simple" xlink:show="embed" xlink:actuate="onLoad"/></draw:frame> </text:p>
            <text:p text:style-name="P27">Figure 1-5. Multi-drop Network</text:p>
          </table:table-cell>
        </table:table-row>
      </table:table>
      <text:p text:style-name="Text_20_body"/>
      <text:p text:style-name="Text_20_body">Finally, you can combine these topologies, as well as other topologies like loops and trees, into a hybrid network topology. Figure 1-6 depicts such a topology, combining the bus, star, and loop forms. </text:p>
      <text:p text:style-name="P4"><text:bookmark text:name="Fig1_6"/></text:p>
      <table:table table:name="Table6" table:style-name="Table6">
        <table:table-column table:style-name="Table6.A"/>
        <table:table-row>
          <table:table-cell table:style-name="Table6.A1" office:value-type="string">
            <text:p text:style-name="P27"><draw:frame draw:style-name="fr1" draw:name="graphics6" text:anchor-type="as-char" svg:width="4.1665in" svg:height="1.9165in" draw:z-index="10"><draw:image xlink:href="../fig1-6.png" xlink:type="simple" xlink:show="embed" xlink:actuate="onLoad"/></draw:frame> </text:p>
            <text:p text:style-name="P27">Figure 1-6. Hybrid Network </text:p>
          </table:table-cell>
        </table:table-row>
      </table:table>
      <text:p text:style-name="Text_20_body"><text:span text:style-name="T1"/></text:p>
      <text:p text:style-name="Text_20_body"><text:bookmark text:name="Sec1_3"/><text:span text:style-name="T1">1.3 How the Requester Works</text:span> </text:p>
      <text:p text:style-name="Text_20_body">The CP/NET requester software runs under an unmodified CP/M version 2 operating system. The requester operating system consists Of three object modules: NDOS.SPR, SNIOS.SPR, and CCP.SPR. These modules are system page relocatable files that can be loaded directly under the CP/M BDOS and BIOS, regardless of their size or their location in memory. </text:p>
      <text:p text:style-name="Text_20_body">The module NDOS.SPR contains the Network Disk Operating System (NDOS), the logical portion of the CP/NET system. The NDOS determines whether devices referenced by CP/M function calls are local to the requester or whether they are located on a remote system across a network. If a referenced device is networked, the NDOS, prepares messages to be sent across the network, controls their transmission, and finally reformats the result received from the network into a form usable by the calling application program. NDOS.SPR is distributed in object form by Digital Research. No modification to this module is required to run CP/NET. </text:p>
      <text:p text:style-name="Text_20_body">The Slave Network I/O System (SNIOS) is contained in the module SNIOS.SPR. The systems implementer must customize this software to run on a particular computer and network system. The SNIOS performs <text:soft-page-break/>primitive operations that allow the NDOS to send and receive messages across a network. The SNIOS also provides a number of housekeeping and status functions to the NDOS. Digital Research distributes a number of example SNIOS modules in source form with CP/NET. </text:p>
      <text:p text:style-name="Text_20_body">The final module, CCP.SPR, is a replacement for the normal CP/M CCP. Like the regular CCP, CCP.SPR is loaded directly below the operating system. However, CCP.SPR performs a number of special network functions that initialize the environment for a program. </text:p>
      <text:p text:style-name="Text_20_body">The logical origin of SPR files is location zero. Each file has a 256-byte header, with locations 1 and 2 defined as the length of the code in the file. A bit map, appended to the end of the code, identifies bytes of the code that must be relocated when the code is loaded on a particular page (256-byte) boundary. </text:p>
      <text:p text:style-name="Text_20_body">The CP/NET utility CPNETLDR relocates the bytes defined by the bit map. CPNETLDR loads SNIOS.SPR directly below the CP/M BDOS. NDOS.SPR is loaded directly below the SNIOS. CPNETLDR then passes control to an initialization routine. This routine modifies key areas of the operating system: </text:p>
      <text:list xml:id="list3495863633239257847" text:style-name="L3">
        <text:list-item>
          <text:p text:style-name="P230">Location 5, which contains a jump to the BDOS entry point, is saved away by the NDOS. </text:p>
        </text:list-item>
        <text:list-item>
          <text:p text:style-name="P230">Location 5 is then modified to jump to an entry point in the NDOS. This assures that the NDOS intercepts all CP/M function calls. </text:p>
        </text:list-item>
        <text:list-item>
          <text:p text:style-name="P189">The BIOS jump vector entries for console status, console in, console out, list status, list out, and warm boot are replaced with entries that jump into special NDOS routines. The NDOS saves the BIOS entry points for these routines, allowing direct BIOS calls to these routines to be intercepted in exactly the same way that CP/M function calls are intercepted. </text:p>
        </text:list-item>
      </text:list>
      <text:p text:style-name="Text_20_body">After these modifications have been made, the NDOS calls the SNIOS to initialize the network. The NDOS then jumps to its own warm boot routine, which performs a disk system reset, loads CCP.SPR, and then passes control to the CCP. </text:p>
      <text:p text:style-name="Text_20_body">When an application program calls the CP/NET operating system via location 5, the NDOS is entered instead of the BDOS. Invalid functions return to the user program immediately as errors. Functions dealing with console or printer I/O immediately pass through to the local BDOS; but these functions are intercepted by the NDOS again when the BDOS calls the BIOS. At this level, the NDOS checks whether the console or printer is a networked device. If so, the NDOS sends a request across the network for the input or output. </text:p>
      <text:p text:style-name="Text_20_body">Some functions have no meaning when they are sent across the network to a remote server. Examples of these are Function 26 (Set DMA Address), Function 32 (Get/Set User Number), and Function 12 (Return Version Number). The local BDOS always handles these functions. But the NDOS saves certain parameters from these functions for its own use, processing them before allowing them through to the BDOS. </text:p>
      <text:p text:style-name="Text_20_body">Finally, the NDOS checks most functions that deal with either the disk drive system or the file system to determine whether they reference local devices. If so, these functions pass unmodified to the BDOS. The NDOS also checks whether these functions reference devices that exist somewhere out on the network. If they do, the NDOS constructs a network message to be sent to the system on which the device exists. The network message contains the network function to be performed and the information necessary to perform it. </text:p>
      <text:p text:style-name="Text_20_body">Figure 1-7 illustrates how the CP/NET operating system is organized. The solid line outlines the function flow of an operation on a networked disk drive. The dotted line traces the flow of an I/O operation to a networked list device or console. Arrows indicate possible function flow. </text:p>
      <text:p text:style-name="P4"><text:bookmark text:name="Fig1_7"/></text:p>
      <table:table table:name="Table7" table:style-name="Table7">
        <table:table-column table:style-name="Table7.A"/>
        <text:soft-page-break/>
        <table:table-row>
          <table:table-cell table:style-name="Table7.A1" office:value-type="string">
            <text:p text:style-name="P27"><draw:frame draw:style-name="fr1" draw:name="graphics7" text:anchor-type="as-char" svg:width="4.5937in" svg:height="5.1665in" draw:z-index="11"><draw:image xlink:href="../fig1-7.png" xlink:type="simple" xlink:show="embed" xlink:actuate="onLoad"/></draw:frame> </text:p>
            <text:p text:style-name="P27">Figure 1-7. CP/NET Memory Structure </text:p>
          </table:table-cell>
        </table:table-row>
      </table:table>
      <text:p text:style-name="Text_20_body"/>
      <text:p text:style-name="Text_20_body">When an NDOS requester sends a function message out over the network, a response from the addressed server is implied. As soon as the NDOS has successfully called the SNIOS to send the message, the NDOS calls the corresponding message receive routine, also in the SNIOS. This procedure precludes the problem of trying to recover sequencing information from an arbitrary stream of messages. </text:p>
      <text:p text:style-name="Text_20_body">The NDOS uses the network response to update the application program that made the function call. The NDOS then returns to the application program. If the device referenced was local, then the requester's BDOS updates the application program. </text:p>
      <text:p text:style-name="Text_20_body"><text:bookmark text:name="Sec1_4"/><text:span text:style-name="T1">1.4 How the Server Works</text:span> </text:p>
      <text:p text:style-name="Text_20_body">Unlike the requester, the server software that runs under MP/M II does not modify the actual operating system. Rather, the operating system is a set of cooperating processes under MP/M II. </text:p>
      <text:p text:style-name="Text_20_body">In its most basic form, each requester to be attached to a server requires two processes, communicating through two queues. One process, resident in the NETWRKIF.RSP module, performs the physical message transport task. The systems implementer must modify this process to accommodate the network's node-to-node protocol. The process's protocol must be compatible with that of the requester's SNIOS. </text:p>
      <text:p text:style-name="Text_20_body">The NETWRKIF must be capable of monitoring one or more network lines in real-time and detecting when a requester is trying to send a message. The NETWRKIF must then receive the message, check it for data <text:soft-page-break/>integrity, and send it on to the logical portion of the server, contained in the module SERVER.RSP. When the SERVER module returns its response to the logical message, the NETWRKIF must receive the message and then transmit it across the network back to the requester. </text:p>
      <text:p text:style-name="Text_20_body">The module SERVER.RSP performs the logical operation the requester specifies. After receiving the message from the NETWRKIF, SERVER.RSP checks to make sure that the requester is logged in properly. Then SERVER.RSP responds to the message by performing a series of MP/M II operating system calls. Using the information returned by those calls, the SERVER constructs a response message and sends it to the NETWRKIF module for transmission. </text:p>
      <text:p text:style-name="Text_20_body">Both the NETWRKIF and SERVER modules are Resident System Process files (RSPs). RSPs are built into the MP/M II system during its GENSYS operation. When MP/M II is cold started, all RSPs are automatically dispatched. Each RSP module might contain multiple processes, but only one process per RSP is automatically dispatched. Because each requester bound to a server might require one process from the NETWRKIF and one from the SERVER, both RSPs contain initialization code to create additional copies of themselves. These processes can be reentrant. They can share the same code, but they have separate data areas to avoid conflict between program variables. </text:p>
      <text:p text:style-name="Text_20_body">One of the simplest server architectures is shown in Figure 1-8. Processes from the NETWRKIF are named <text:span text:style-name="Source_20_Text">NtwrkIP&lt;x&gt;</text:span> where <text:span text:style-name="Source_20_Text">&lt;x&gt;</text:span> is the ASCII representation of a hexadecimal number between 0 and F. SERVER processes are named <text:span text:style-name="Source_20_Text">SERVR&lt;x&gt;PR</text:span>. </text:p>
      <text:p text:style-name="P4"><text:bookmark text:name="Fig1_8"/></text:p>
      <table:table table:name="Table8" table:style-name="Table8">
        <table:table-column table:style-name="Table8.A"/>
        <table:table-row>
          <table:table-cell table:style-name="Table8.A1" office:value-type="string">
            <text:p text:style-name="P27"><draw:frame draw:style-name="fr1" draw:name="graphics8" text:anchor-type="as-char" svg:width="5.5311in" svg:height="2.8752in" draw:z-index="12"><draw:image xlink:href="../fig1-8.png" xlink:type="simple" xlink:show="embed" xlink:actuate="onLoad"/></draw:frame> </text:p>
            <text:p text:style-name="P27">Figure 1-8. A Simple Server that Supports Three Requesters </text:p>
          </table:table-cell>
        </table:table-row>
      </table:table>
      <text:p text:style-name="Text_20_body"/>
      <text:p text:style-name="Text_20_body">A NtwrkIP&lt;x&gt; process writes the address of an input message to a queue named NtwrkQI&lt;x&gt;. A SERVR&lt;x&gt;PR process reads this queue while waiting for an input message. Because the queue is empty when the requester is not requesting service, the SERVR&lt;x&gt;PR process is suspended and consumes no CPU resources. </text:p>
      <text:p text:style-name="Text_20_body">When the NtwrkIP&lt;x&gt; process writes to the queue, the SERVR&lt;x&gt;PR process is dispatched, and it begins to operate on the message. As soon as the NtwrkIP&lt;x&gt; process has finished sending the incoming message to NtwrkQI&lt;x&gt;, NTWRKIP&lt;x&gt; immediately tries to read a second queue, named NtwrkQO&lt;x&gt;. This queue is empty, and the NtwrkIP&lt;x&gt; process is consequently suspended until the SERVR&lt;x&gt;PR process writes the response message to it. The NtwrkIP&lt;x&gt; can then transmit the message back to the requester. </text:p>
      <text:p text:style-name="Text_20_body"><text:soft-page-break/>Server functions can be divided into four categories: </text:p>
      <text:list xml:id="list1441467031324654264" text:style-name="L4">
        <text:list-item>
          <text:p text:style-name="P231">session control functions </text:p>
        </text:list-item>
        <text:list-item>
          <text:p text:style-name="P231">file serving functions </text:p>
        </text:list-item>
        <text:list-item>
          <text:p text:style-name="P231">print serving functions </text:p>
        </text:list-item>
        <text:list-item>
          <text:p text:style-name="P190">non-CP/NET functions </text:p>
        </text:list-item>
      </text:list>
      <text:p text:style-name="Text_20_body">Session control functions permit a requester to log on to a server, log off, set compatibility attributes, set default passwords, and examine the server configuration table. </text:p>
      <text:p text:style-name="Text_20_body">File serving functions make up the bulk of the server's work. These functions include opening and closing networked files, reading and writing files, and managing disk devices. </text:p>
      <text:p text:style-name="Text_20_body">The server can operate as a print server in two different modes. If the MP/M module SPOOL.RSP is present in the system, requester outputs to a networked list device are spooled to a file for future printing. If no spooler exists in the system, the server manages the attaching and detaching of various print devices. </text:p>
      <text:p text:style-name="P2">Finally, the NETWRKIF module can be designed to recognize a logical message that has no meaning to the SERVER module, but that can be operated on by a user-defined process. This feature allows you to use functions CP/NET does not provide. </text:p>
      <text:p text:style-name="P1"><text:span text:style-name="T1"/></text:p>
      <text:p text:style-name="P268"><text:bookmark text:name="Sec2"/><text:span text:style-name="T1">Section 2<text:line-break/>CP/NET User's Guide</text:span> </text:p>
      <text:p text:style-name="Text_20_body">This section describes the requester commands that enable you to access the network and use its resources. All the requester commands are actually COM files that reside on disk at the requester. </text:p>
      <text:p text:style-name="Text_20_body"><text:bookmark text:name="Sec2_1"/><text:span text:style-name="T1">2.1 The LOGIN Command</text:span> </text:p>
      <text:p text:style-name="Text_20_body">The LOGIN command allows a requester to log in to a specified server. A requester must log in before any resources on the server can be accessed. Once a requester has logged in, it is not necessary to log in again even though the requester might power down and then power up again. A requester can only be logged off a server by an explicit LOGOFF command issued from the requester. The command takes the general form: </text:p>
      <text:p text:style-name="P7"><text:s text:c="5"/>LOGIN {password}{[mstrID]}</text:p>
      <text:p text:style-name="Text_20_body">where <text:span text:style-name="Source_20_Text">password</text:span> is an optional 8 ASCII-character password; the default password is PASSWORD. <text:span text:style-name="Source_20_Text">[mstrID]</text:span> is an optional two-digit server processor ID; the default is [00]. The simplest form is </text:p>
      <text:p text:style-name="P7"><text:s text:c="5"/>A&gt;LOGIN</text:p>
      <text:p text:style-name="Text_20_body"><text:bookmark text:name="Sec2_2"/><text:span text:style-name="T1">2.2 The LOGOFF Command</text:span> </text:p>
      <text:p text:style-name="Text_20_body">The LOGOFF command allows a requester to log off from a specified server. Once a requester has logged off, the server cannot be accessed again until you issue a LOGIN command. The command takes the general form: </text:p>
      <text:p text:style-name="P7"><text:s text:c="5"/>LOGOFF {[mstrID]}</text:p>
      <text:p text:style-name="Text_20_body">where <text:span text:style-name="Source_20_Text">[mstrID]</text:span> is an optional two-digit server processor ID; the default is [00]. The most simple form is </text:p>
      <text:p text:style-name="P7"><text:s text:c="5"/>A&gt;LOGOFF</text:p>
      <text:p text:style-name="Text_20_body"><text:bookmark text:name="Sec2_3"/><text:span text:style-name="T1">2.3 The NETWORK Command</text:span> </text:p>
      <text:p text:style-name="Text_20_body">The NETWORK command enables a requester to assign selected I/O to the network. The NETWORK command updates the requester Configuration table. The command takes the general form: </text:p>
      <text:p text:style-name="P7"><text:s text:c="5"/>NETWORK {local dev}{=}{server dev{[srvrID]}}</text:p>
      <text:p text:style-name="Text_20_body">where <text:span text:style-name="Source_20_Text">local dev</text:span>server dev is the specification of a server device such as A:, B: ... P: in the case of a disk device or 0, 1 ... 15 in the case of CON: or LST:. A missing <text:span text:style-name="Source_20_Text">server dev</text:span> defaults to 0 in the case of CON: or LST:. <text:span text:style-name="Source_20_Text">[srvrID]</text:span> is an optional two-digit hexadecimal server processor ID. The default is [00]. Typical assignments are </text:p>
      <text:p text:style-name="Preformatted_20_Text"><text:s text:c="5"/>A&gt;NETWORK LST:</text:p>
      <text:p text:style-name="Preformatted_20_Text"/>
      <text:p text:style-name="Preformatted_20_Text"><text:s text:c="5"/>A&gt;NETWORK LST:=3[07] <text:s text:c="3"/>(list dev #3 on server 07)</text:p>
      <text:p text:style-name="Preformatted_20_Text"><text:s text:c="5"/>A&gt;NETWORK CON:=2 <text:s text:c="7"/>(console #2 on dflt srvr)</text:p>
      <text:p text:style-name="P7"><text:s text:c="5"/>A&gt;NETWORK B:=D:[F] <text:s text:c="5"/>(logical B: is D: on server 0F)</text:p>
      <text:p text:style-name="Text_20_body">Note: when networking drive A: to a server, the file CCP.SPR must reside on the networked drive, or warm boot operations fail. Do not network a device to a nonexistent or off-line server because network errors could result. </text:p>
      <text:p text:style-name="Text_20_body"><text:bookmark text:name="Sec2_4"/><text:soft-page-break/><text:span text:style-name="T1">2.4 The LOCAL Command</text:span> </text:p>
      <text:p text:style-name="Text_20_body">The LOCAL command enables a requester to reassign selected I/O back to local from the network. The LOCAL command updates the requester configuration table. The command takes the general form: </text:p>
      <text:p text:style-name="P7"><text:s text:c="5"/>LOCAL {local dev}</text:p>
      <text:p text:style-name="Text_20_body">where <text:span text:style-name="Source_20_Text">local dev</text:span> is the specification of a local device such as LST:, A:,... CON:. The following are typical assignments: </text:p>
      <text:p text:style-name="Preformatted_20_Text"><text:s text:c="5"/>A&gt;LOCAL LST:</text:p>
      <text:p text:style-name="P7"><text:s text:c="5"/>A&gt;LOCAL B:</text:p>
      <text:p text:style-name="Text_20_body"><text:bookmark text:name="Sec2_5"/><text:span text:style-name="T1">2.5 The ENDLIST Command</text:span> </text:p>
      <text:p text:style-name="Text_20_body">The ENDLIST command sends a hexadecimal 0FF to the list device, signaling that a list output to a networked printer is finished. If a spooler is resident on the server, the spool file is closed and enqueued for printing. If no spool file is present, the networked list device is freed for use by another requester. </text:p>
      <text:p text:style-name="Text_20_body">Note: the CCP implements an endlist every time a program terminates, provided that CTRL-P is not active at the time. Turning CTRL-P off also causes an endlist. </text:p>
      <text:p text:style-name="P7"><text:s text:c="5"/>A&gt;ENDLIST</text:p>
      <text:p text:style-name="Text_20_body"><text:bookmark text:name="Sec2_6"/><text:span text:style-name="T1">2.6 The DSKRESET Command</text:span> </text:p>
      <text:p text:style-name="Text_20_body">The DSKRESET command functions exactly like the PRL that executes under MP/M II. DSKRESET resets the specified drive, so a disk can be changed. The command takes the general form: </text:p>
      <text:p text:style-name="P7"><text:s text:c="5"/>DSKRESET {drive(s)}</text:p>
      <text:p text:style-name="Text_20_body">where <text:span text:style-name="Source_20_Text">drive</text:span> is a list of the drive names to be reset. If any of the drives specified cannot be reset, the console displays the message: </text:p>
      <text:p text:style-name="P7"><text:s text:c="5"/>***Reset Failed***</text:p>
      <text:p text:style-name="Text_20_body">The following are typical disk resets: </text:p>
      <text:p text:style-name="Preformatted_20_Text"><text:s text:c="5"/>A&gt;DSKRESET <text:s text:c="9"/>(resets all drives)</text:p>
      <text:p text:style-name="P7"><text:s text:c="5"/>A&gt;DSKRESET B:,F: <text:s text:c="3"/>(reset drive B: and F:)</text:p>
      <text:p text:style-name="Text_20_body"><text:bookmark text:name="Sec2_7"/><text:span text:style-name="T1">2.7 The CPNETLDR Command</text:span> </text:p>
      <text:p text:style-name="Text_20_body">The CPNETLDR command loads the requester CP/NET system. Specifically, the SNIOS.SPR file loads and relocates directly below the CP/M BDOS. The NDOS. SPR file loads and relocates directly below the SNIOS. </text:p>
      <text:p text:style-name="Text_20_body">From that point on, the BIOS, BDOS, SNIOS, and NDOS remain resident in memory. The CPNETLDR requires no user customization. CPNETLDR displays an error message when loader errors are encountered. Listing 2-1 is a typical CPNETLDR execution. </text:p>
      <text:p text:style-name="Preformatted_20_Text"><text:bookmark text:name="List2_1"/><text:s text:c="5"/>A&gt;CPNETLDR</text:p>
      <text:p text:style-name="Preformatted_20_Text"><text:s text:c="5"/>CP/NET 1.2 Loader</text:p>
      <text:p text:style-name="Preformatted_20_Text"><text:s text:c="5"/>---------------</text:p>
      <text:p text:style-name="Preformatted_20_Text"><text:soft-page-break/><text:s text:c="5"/>BIOS <text:s text:c="8"/>F600H 0A00H</text:p>
      <text:p text:style-name="Preformatted_20_Text"><text:s text:c="5"/>BDOS <text:s text:c="8"/>E800H 0E00H</text:p>
      <text:p text:style-name="Preformatted_20_Text"><text:s text:c="5"/>SNIOS <text:s text:c="2"/>SPR <text:s/>E500H 0300H</text:p>
      <text:p text:style-name="Preformatted_20_Text"><text:s text:c="5"/>NDOS <text:s text:c="3"/>SPR <text:s/>DB00H 0A00H</text:p>
      <text:p text:style-name="Preformatted_20_Text"><text:s text:c="5"/>TPA <text:s text:c="9"/>0000H DB00H</text:p>
      <text:p text:style-name="Preformatted_20_Text"/>
      <text:p text:style-name="Preformatted_20_Text"><text:s text:c="5"/>CP/NET 1.2 loading complete.</text:p>
      <text:p text:style-name="Preformatted_20_Text"><text:s text:c="5"/>&lt;Warm Boot&gt;</text:p>
      <text:p text:style-name="P7"><text:s text:c="5"/>A&gt;</text:p>
      <text:p text:style-name="P1">Listing 2-1. A Typical CPNETLDR Execution </text:p>
      <text:p text:style-name="Text_20_body"><text:bookmark text:name="Sec2_8"/><text:span text:style-name="T1">2.8 The CPNETSTS Command</text:span> </text:p>
      <text:p text:style-name="Text_20_body">The CPNETSTS command displays the requester configuration table. The requester configuration table indicates the status of each logical device that is either local or assigned to a specific server on the network. Listing 2-2 shows a typical CPNETSTS execution. </text:p>
      <text:p text:style-name="Preformatted_20_Text"><text:bookmark text:name="List2_2"/><text:s text:c="5"/>A&gt;cpnetsts</text:p>
      <text:p text:style-name="Preformatted_20_Text"/>
      <text:p text:style-name="Preformatted_20_Text"><text:s text:c="5"/>CP/NET 1.2 Status</text:p>
      <text:p text:style-name="Preformatted_20_Text"/>
      <text:p text:style-name="Preformatted_20_Text"><text:s text:c="5"/>Requester processor ID = 34H</text:p>
      <text:p text:style-name="Preformatted_20_Text"><text:s text:c="5"/>Network Status Byte = 10H</text:p>
      <text:p text:style-name="Preformatted_20_Text"><text:s text:c="5"/>Disk device status:</text:p>
      <text:p text:style-name="Preformatted_20_Text"><text:s text:c="8"/>Drive A: = LOCAL</text:p>
      <text:p text:style-name="Preformatted_20_Text"><text:s text:c="8"/>Drive B: = LOCAL</text:p>
      <text:p text:style-name="Preformatted_20_Text"><text:s text:c="8"/>Drive C: = Drive A: on Network Server ID = 00H</text:p>
      <text:p text:style-name="Preformatted_20_Text"><text:s text:c="8"/>Drive D: = Drive B: on Network Server ID = 00H</text:p>
      <text:p text:style-name="Preformatted_20_Text"><text:s text:c="8"/>Drive E: = LOCAL</text:p>
      <text:p text:style-name="Preformatted_20_Text"><text:s text:c="8"/>Drive F: = LOCAL</text:p>
      <text:p text:style-name="Preformatted_20_Text"><text:s text:c="8"/>Drive G: = LOCAL</text:p>
      <text:p text:style-name="Preformatted_20_Text"><text:s text:c="8"/>Drive H: = LOCAL</text:p>
      <text:p text:style-name="Preformatted_20_Text"><text:s text:c="8"/>Drive I: = LOCAL</text:p>
      <text:p text:style-name="Preformatted_20_Text"><text:s text:c="8"/>Drive J: = LOCAL</text:p>
      <text:p text:style-name="Preformatted_20_Text"><text:s text:c="8"/>Drive K: = LOCAL</text:p>
      <text:p text:style-name="Preformatted_20_Text"><text:s text:c="8"/>Drive L: = LOCAL</text:p>
      <text:p text:style-name="Preformatted_20_Text"><text:s text:c="8"/>Drive M: = LOCAL</text:p>
      <text:p text:style-name="Preformatted_20_Text"><text:s text:c="8"/>Drive N: = LOCAL</text:p>
      <text:p text:style-name="Preformatted_20_Text"><text:s text:c="8"/>Drive O: = LOCAL</text:p>
      <text:p text:style-name="Preformatted_20_Text"><text:s text:c="8"/>Drive P: = LOCAL</text:p>
      <text:p text:style-name="Preformatted_20_Text"><text:s text:c="5"/>Console Device = LOCAL</text:p>
      <text:p text:style-name="Preformatted_20_Text"><text:s text:c="5"/>List Device = List #0 on Network Server ID 00H</text:p>
      <text:p text:style-name="P7"><text:s text:c="5"/>A&gt;</text:p>
      <text:p text:style-name="P1">Listing 2-2. A Typical CPNETSTS Execution </text:p>
      <text:p text:style-name="Text_20_body"><text:bookmark text:name="Sec2_9"/><text:span text:style-name="T1">2.9 CTRL-P</text:span> </text:p>
      <text:p text:style-name="Text_20_body">A CTRL-P causes console output to be echoed to the list device until the next CTRL-P. The messages </text:p>
      <text:p text:style-name="P7"><text:s text:c="5"/>CTL-P ON</text:p>
      <text:p text:style-name="Text_20_body">and </text:p>
      <text:p text:style-name="P7"><text:s text:c="5"/>CTL-P OFF</text:p>
      <text:p text:style-name="Text_20_body">are displayed at the console. When the requester list device has been networked, the local system uses the <text:soft-page-break/>server printer. The second CTRL-P causes a hexadedimal FF to be sent to the server, causing the server to close and print the spool file. </text:p>
      <text:p text:style-name="Text_20_body">Note: when the requester uses the server printer with a CTRL-P active, the requester must issue a second CTRL-P to cause the server to close the spooled file and begin printing it. When the requester is using the server printer and has invoked it with a program such as PIP, the warm boot at program termination causes the required endlist character to be sent to the server to close and print the spooled file. </text:p>
      <text:p text:style-name="Text_20_body">The program ENDLIST is not needed to terminate network list output in these situations. </text:p>
      <text:p text:style-name="Text_20_body"><text:bookmark text:name="Sec2_10"/><text:span text:style-name="T1">2.10 The MAIL Utility</text:span> </text:p>
      <text:p text:style-name="Text_20_body">The MAIL utility allows you to send, receive, and manage electronic mail in a network environment. MAIL operates using file based function calls, so special processing by the server is not required. MAIL runs transparently on either server or requester, so only one program is required throughout the entire electronic mail system. </text:p>
      <text:p text:style-name="Text_20_body">MAIL allows you to send messages to a single node, broadcast messages to all nodes currently logged in, or receive messages. </text:p>
      <text:p text:style-name="Text_20_body">Messages are stored for your future examination on the temporary file drives of CP/NET servers. A user's mail file is named </text:p>
      <text:p text:style-name="P7"><text:s text:c="5"/>xxMAIL.TEX</text:p>
      <text:p text:style-name="Text_20_body">where xx corresponds to your node ID. For example, if requester #5C wants his mail, the MAIL program accesses files named 5CMAIL.TEX on the temporary file drives of all the servers that node 5C currently has logged in. Every server in the CP/NET system might have one of these files, so other nodes in the network that do not have direct access to all of node 5C's servers can still send messages indirectly to it. </text:p>
      <text:p text:style-name="Text_20_body">Menu-driven operation allows you to run the program with a minimum of instruction. Messages are limited in size to 1.7K bytes. You can enter messages into the system directly from the keyboard or through a preedited file. Options allow you to answer a message immediately while reading your mail and to delete unwanted entries. </text:p>
      <text:p text:style-name="Text_20_body"><text:bookmark text:name="Sec2_10_1"/><text:span text:style-name="T1">2.10.1 Menus</text:span> </text:p>
      <text:p text:style-name="Text_20_body">Three basic menus can appear during a MAIL session: </text:p>
      <text:list xml:id="list7865185343767422648" text:style-name="L5">
        <text:list-item>
          <text:p text:style-name="P232">Main Menu </text:p>
        </text:list-item>
        <text:list-item>
          <text:p text:style-name="P232">Input Source Menu </text:p>
        </text:list-item>
        <text:list-item>
          <text:p text:style-name="P191">Receive Response Menu </text:p>
        </text:list-item>
      </text:list>
      <text:p text:style-name="Text_20_body">The Main Menu determines the basic operation to be performed. The Input Source Menu specifies whether input comes from a file or whether you enter it directly. Finally, the Receive Response Menu determines the disposition of messages you receive. </text:p>
      <text:p text:style-name="Text_20_body">Enter a menu selection by typing the number associated with the selection, followed by a carriage return. If you type an invalid character or no character at all, the menu system defaults to the last item on the menu. You simply press the carriage return for common operations. </text:p>
      <text:p text:style-name="Text_20_body"><text:span text:style-name="T1">Main Mail Menu</text:span> </text:p>
      <text:p text:style-name="Text_20_body"><text:soft-page-break/>The main mail menu appears when you enter the mail program and when any of its options have completed execution. Main mail menu options are </text:p>
      <text:p text:style-name="Preformatted_20_Text"><text:s text:c="5"/>1 - Broadcast</text:p>
      <text:p text:style-name="Preformatted_20_Text"><text:s text:c="5"/>2 - Send Mail</text:p>
      <text:p text:style-name="Preformatted_20_Text"><text:s text:c="5"/>3 - Receive Mail</text:p>
      <text:p text:style-name="P7"><text:s text:c="5"/>4 - Exit Program</text:p>
      <text:p text:style-name="Text_20_body">A simple carriage return or an invalid entry at this level return you to CP/M or MP/M II command level. </text:p>
      <text:p text:style-name="Text_20_body"><text:span text:style-name="T1">Input Source Menu</text:span> </text:p>
      <text:p text:style-name="Text_20_body">The input source menu allows you to specify how message input is entered into the system. The input source menu has only two options: </text:p>
      <text:p text:style-name="Preformatted_20_Text"><text:s text:c="5"/>1 - File</text:p>
      <text:p text:style-name="P7"><text:s text:c="5"/>2 - Console Input</text:p>
      <text:p text:style-name="Text_20_body"><text:span text:style-name="T1">Receive Response Menu</text:span> </text:p>
      <text:p text:style-name="Text_20_body">The receive response menu determines the disposition of messages once the user has examined them. The options are </text:p>
      <text:p text:style-name="Preformatted_20_Text"><text:s text:c="5"/>1 - Stop Receiving Mail</text:p>
      <text:p text:style-name="Preformatted_20_Text"><text:s text:c="5"/>2 - Answer Message</text:p>
      <text:p text:style-name="Preformatted_20_Text"><text:s text:c="5"/>3 - Delete Message From Mail File</text:p>
      <text:p text:style-name="Preformatted_20_Text"><text:s text:c="5"/>4 - Answer Message, Then Delete</text:p>
      <text:p text:style-name="Preformatted_20_Text"><text:s text:c="5"/>5 - Re-Examine Last Message</text:p>
      <text:p text:style-name="P7"><text:s text:c="5"/>6 - Get Next Message</text:p>
      <text:p text:style-name="Text_20_body"><text:bookmark text:name="Sec2_10_2"/><text:span text:style-name="T1">2.10.2 Data Entry</text:span> </text:p>
      <text:p text:style-name="Text_20_body">In addition to the menus, MAIL prompts you for a variety of inputs. These inputs determine the destination of messages, input files, and subjects. </text:p>
      <text:p text:style-name="Text_20_body"><text:span text:style-name="T1">Destination ID Prompt</text:span> </text:p>
      <text:p text:style-name="Text_20_body">When using the send mail option, MAIL requires an explicit destination to deliver the message properly. The system prompts for the destination. The legal value is a 2-digit hexadecimal number, followed by a carriage return. This value corresponds to a CP/NET server or requester ID value. </text:p>
      <text:p text:style-name="Text_20_body">If you enter a value that is not a legal hexadecimal number, the system displays an error message, and prompts you again. The system does not check, however, to determine whether a requester or server with this ID exists on the network. </text:p>
      <text:p text:style-name="Text_20_body"><text:span text:style-name="T1">Subject Prompt</text:span> </text:p>
      <text:p text:style-name="Text_20_body">With both the broadcast and send mail options, MAIL prompts for a subject header. This header is displayed as the title of the message and is also used for answering mail to the message that is sent. </text:p>
      <text:p text:style-name="Text_20_body">When the system prompts for subject, you can enter a subject header from 0 to 80 bytes long, followed by a carriage return. </text:p>
      <text:p text:style-name="Text_20_body"><text:span text:style-name="T1">Input File Prompt</text:span> </text:p>
      <text:p text:style-name="Text_20_body"><text:soft-page-break/>If a preedited file contains the text of a message, MAIL prompts for the filename. You can then enter a valid CP/M file specification. If the file specified does not exist, the system displays an OPEN ERROR, and the program aborts. </text:p>
      <text:p text:style-name="Text_20_body"><text:span text:style-name="T1">Console Input Prompt</text:span> </text:p>
      <text:p text:style-name="Text_20_body">If you choose to enter a message directly from the console, MAIL prompts for input. You can then simply type the message. Individual message lines can be up to 78 characters long. A message, whether input from the console or from a file, must be no longer than 1764 characters, about enough to fill a standard terminal display. Longer messages are truncated. </text:p>
      <text:p text:style-name="Text_20_body">To terminate input, the user presses CTRL-Z, followed by a carriage return. </text:p>
      <text:p text:style-name="Text_20_body"><text:bookmark text:name="Sec2_10_3"/><text:span text:style-name="T1">2.10.3 MAIL Options</text:span> </text:p>
      <text:p text:style-name="Text_20_body">This section explains how the CP/NET system gathers and receives mail and how you control the disposition of mail. </text:p>
      <text:p text:style-name="Text_20_body"><text:span text:style-name="T1">Broadcast</text:span> </text:p>
      <text:p text:style-name="Text_20_body">The broadcast option sends a message to every node that it can find logged in to the CP/NET system. </text:p>
      <text:p text:style-name="Text_20_body">MAIL works differently when it is running on a server under MP/M II, from the way it works when it is running on a requester under CP/M or CP/NOS. If a requester is broadcasting, MAIL sends the specified message to every server on which it is logged in as well as to every other requester logged in to those servers. If a server is broadcasting, MAIL sends the message only to every requester logged in to that server. A server has no means of initiating transactions with other servers, although it can use its own local MP/M II system to file mail for its own requesters. </text:p>
      <text:p text:style-name="Text_20_body">A message cannot be broadcast to the broadcasting node. </text:p>
      <text:p text:style-name="Text_20_body">To send a message to a given server and its associated requesters, MAIL must reference that server's temporary file drive across the network. If a requester has not networked the temporary file drive of a server, no messages are sent to that server. </text:p>
      <text:p text:style-name="Text_20_body">When the broadcast option is entered, MAIL prompts you for a subject and message. When the operation is completed, it returns to the main menu. </text:p>
      <text:p text:style-name="Text_20_body"><text:span text:style-name="T1">Send Mail</text:span> </text:p>
      <text:p text:style-name="Text_20_body">The send mail option sends a message to a specific node in the CP/NET system. The destination can be either a server or a requester. If the option is running on a requester, it first searches the network to see if the node specified is logged in. If the option finds the node is logged in, it sends the message. if the option does not find the node, it leaves the message on the first server located when MAIL searches the local configuration table. If a destination requester logs in later, its mail will be waiting for it. Mail files can accumulate that were erroneously sent to nonexistent requesters or to servers that the requester sending the message had not logged onto when it sent the message. </text:p>
      <text:p text:style-name="Text_20_body">If the option is running on a server, mail is left on that server, whether the node it is being sent to is logged in or not. </text:p>
      <text:p text:style-name="Text_20_body">Upon selecting the send mail option, MAIL prompts you for a destination ID, a subject, and for the message <text:soft-page-break/>itself. MAIL then attempts to send the message. If MAIL cannot find a server with a temporary file drive to accept the message, the error NO SERVER MAIL DRIVE NETWORKED is displayed, and the program aborts. </text:p>
      <text:p text:style-name="Text_20_body"><text:span text:style-name="T1">Receive Mail</text:span> </text:p>
      <text:p text:style-name="Text_20_body">The receive mail option permits you to examine messages left for you on all the servers on which you are currently logged in. After each message is displayed, you are presented with a number of message-handling options. </text:p>
      <text:p text:style-name="Text_20_body">If you are running MAIL on the server, only the mail file on the server is accessed. However, if MAIL is being run on a requester, each server to which the requester is logged in is searched for messages. </text:p>
      <text:p text:style-name="Text_20_body">Each message is preceded by a header that tells you what node the message came from and the subject of the message. The actual message is then displayed. As a message is being displayed, you can halt the display by pressing CTRL-S and resume display by pressing CTRL-Q. At the end of the message, bring up the receive response menu by pressing any key. You can then take one of the options listed in Table 2-1. </text:p>
      <text:p text:style-name="P4"><text:bookmark text:name="Table2_1"/></text:p>
      <table:table table:name="Table9" table:style-name="Table9">
        <table:table-column table:style-name="Table9.A"/>
        <table:table-column table:style-name="Table9.B"/>
        <table:table-row>
          <table:table-cell table:style-name="Table9.A1" office:value-type="string">
            <text:p text:style-name="Table_20_Heading">Option</text:p>
          </table:table-cell>
          <table:table-cell table:style-name="Table9.B1" office:value-type="string">
            <text:p text:style-name="Table_20_Heading">Explanation </text:p>
          </table:table-cell>
        </table:table-row>
        <table:table-row>
          <table:table-cell table:style-name="Table9.A2" office:value-type="string">
            <text:p text:style-name="Table_20_Contents">Stop receiving mail</text:p>
          </table:table-cell>
          <table:table-cell table:style-name="Table9.B2" office:value-type="string">
            <text:p text:style-name="Table_20_Contents">MAIL stops searching for more entries or additional files and returns to the main menu. </text:p>
          </table:table-cell>
        </table:table-row>
        <table:table-row>
          <table:table-cell table:style-name="Table9.A2" office:value-type="string">
            <text:p text:style-name="Table_20_Contents">Answer message</text:p>
          </table:table-cell>
          <table:table-cell table:style-name="Table9.B2" office:value-type="string">
            <text:p text:style-name="Table_20_Contents">MAIL prompts you to type in a reply message. The reply message is sent back to the sender of the original message. The subject of the reply message is the characters "RE: ", followed by the original subject. </text:p>
          </table:table-cell>
        </table:table-row>
        <table:table-row>
          <table:table-cell table:style-name="Table9.A2" office:value-type="string">
            <text:p text:style-name="Table_20_Contents">Delete message</text:p>
          </table:table-cell>
          <table:table-cell table:style-name="Table9.B2" office:value-type="string">
            <text:p text:style-name="Table_20_Contents">MAIL flags the message in the file as deleted. At the end of each file, or if you decide to stop receiving mail, deleted messages are physically removed from the file. </text:p>
          </table:table-cell>
        </table:table-row>
        <table:table-row>
          <table:table-cell table:style-name="Table9.A2" office:value-type="string">
            <text:p text:style-name="Table_20_Contents">Answer, then delete</text:p>
          </table:table-cell>
          <table:table-cell table:style-name="Table9.B2" office:value-type="string">
            <text:p text:style-name="Table_20_Contents">This option answers the message message just displayed, then deletes the message. </text:p>
          </table:table-cell>
        </table:table-row>
        <table:table-row>
          <table:table-cell table:style-name="Table9.A2" office:value-type="string">
            <text:p text:style-name="Table_20_Contents">Display next message</text:p>
          </table:table-cell>
          <table:table-cell table:style-name="Table9.B2" office:value-type="string">
            <text:p text:style-name="Table_20_Contents">Messages continue to be displayed in this fashion, allowing the user to respond to each one, until no more can be found. The message "No More Messages" is then displayed, and the program returns to the main menu. </text:p>
          </table:table-cell>
        </table:table-row>
      </table:table>
      <text:p text:style-name="P3">Table 2-1. Receive Mail Message-handling Options</text:p>
      <text:p text:style-name="Text_20_body"/>
      <text:p text:style-name="Text_20_body">Upon completion of any message-handling options, with the exception of the reexamine option, the next message is displayed. </text:p>
      <text:p text:style-name="Text_20_body"><text:bookmark text:name="Sec2_10_4"/><text:span text:style-name="T1">2.10.4 Error Messages</text:span> </text:p>
      <text:p text:style-name="Text_20_body">In addition to the error messages already mentioned, CP/NET returns file system errors. These errors display </text:p>
      <text:p text:style-name="Preformatted_20_Text"><text:s text:c="5"/>ERROR READING FILE</text:p>
      <text:p text:style-name="Preformatted_20_Text"><text:s text:c="5"/>ERROR WRITING FILE</text:p>
      <text:p text:style-name="Preformatted_20_Text"><text:soft-page-break/><text:s text:c="5"/>or</text:p>
      <text:p text:style-name="P7"><text:s text:c="5"/>ERROR OPENING FILE</text:p>
      <text:p text:style-name="Text_20_body">followed by a filename. After displaying such an error, MAIL aborts. </text:p>
      <text:p text:style-name="P2">It is possible to get the ERROR OPENING FILE message by specifying a nonexistent input file for sending or broadcasting a message. Almost all other instances of the messages, however, indicate possibly serious trouble with the network, the server file system, or the mail-handling system. </text:p>
      <text:p text:style-name="P1"><text:span text:style-name="T1"/></text:p>
      <text:p text:style-name="P268"><text:bookmark text:name="Sec3"/><text:span text:style-name="T1">Section 3<text:line-break/>CP/NET Programmer's Guide</text:span> </text:p>
      <text:p text:style-name="Text_20_body">This section provides information for the applications programmer who wants to write programs to run under CP/NET or to evaluate the performance and correctness of programs written for CP/M or MP/M II under the CP/NET operating system. </text:p>
      <text:p text:style-name="Text_20_body">MP/M II performs all operations on a networked device and makes file security checks that CP/M does not usually make. Because MP/M was designed to run unmodified CP/M applications, these checks seldom prevent the use of a CP/M application under CP/NET. </text:p>
      <text:p text:style-name="Text_20_body"><text:bookmark text:name="Sec3_1"/><text:span text:style-name="T1">3.1 CP/NET Interprocessor Message Format</text:span> </text:p>
      <text:p text:style-name="Text_20_body">The simple message format that CP/NET uses for interprocessor communication includes packaging overhead and the message itself. The packaging overhead is a header consisting of a message format code, a CP/NET destination address, a CP/NET source address, a CP/M function code, and a message size. The actual CP/NET message follows the header. </text:p>
      <text:p text:style-name="Text_20_body"><text:bookmark text:name="Sec3_1_1"/><text:span text:style-name="T1">3.1.1 Message Format Code</text:span> </text:p>
      <text:p text:style-name="Text_20_body">The message format code is a single byte that specifies the format of the message itself. Digital Research reserves message formats 0-127 for general interprocessor message format codes and future use. The general interprocessor format codes follow the message format shown below, but differ in length of the individual fields. (See <text:a xlink:type="simple" xlink:href="#SecB" text:style-name="Internet_20_link" text:visited-style-name="Visited_20_Internet_20_Link">Appendix B</text:a>.) </text:p>
      <text:p text:style-name="Text_20_body">The odd-numbered format codes are for response messages sent back from servers to requesters. Thus, a CP/M disk read function sent from a requester to a server has a message format code of 0, and the return code sent back from the server to the requester has a message format code of 1. </text:p>
      <text:p text:style-name="Text_20_body">Implement the general interprocessor message formats 0 and 1 as shown in <text:a xlink:type="simple" xlink:href="#SecA" text:style-name="Internet_20_link" text:visited-style-name="Visited_20_Internet_20_Link">Appendix A</text:a> because these formats promote standardization among microcomputers from different vendors. </text:p>
      <text:p text:style-name="Text_20_body"><text:bookmark text:name="Sec3_1_2"/><text:span text:style-name="T1">3.1.2 Message Destination Processor ID</text:span> </text:p>
      <text:p text:style-name="Text_20_body">The message destination processor ID field is one byte long. Destination IDs can be in the range O-0FE hex. An ID of 0FF is illegal. Many CP/NET utilities use a server destination of 0 as a default. For this reason, assign the most commonly used network server a node ID of 0. </text:p>
      <text:p text:style-name="Text_20_body"><text:bookmark text:name="Sec3_1_3"/><text:span text:style-name="T1">3.1.3 Message Source Processor ID</text:span> </text:p>
      <text:p text:style-name="Text_20_body">The message source processor ID field is usually one byte long. The node sending the message always fills this field with its own ID. Valid source IDs range from 0 to 0FE hex. An ID of 0FF is illegal. </text:p>
      <text:p text:style-name="Text_20_body"><text:bookmark text:name="Sec3_1_4"/><text:span text:style-name="T1">3.1.4 CP/M Function Code</text:span> </text:p>
      <text:p text:style-name="Text_20_body">The CP/M function code field is one byte long. The size of the message data field depends on the CP/M function. Each CP/M function has a specific number of bytes to be sent to the server and a specific number of bytes to be returned to the requester. <text:a xlink:type="simple" xlink:href="#SecC" text:style-name="Internet_20_link" text:visited-style-name="Visited_20_Internet_20_Link">Appendix C</text:a> provides the logical message specification for each of the CP/M functions. Some of the CP/M function codes have no equivalent network function. </text:p>
      <text:p text:style-name="Text_20_body"><text:bookmark text:name="Sec3_1_5"/><text:span text:style-name="T1">3.1.5 Size</text:span> </text:p>
      <text:p text:style-name="Text_20_body"><text:soft-page-break/>The size field is one byte long. The size value has a bias of 1. Thus, a size of 0 specifies an actual size of 1, while a size of 255 specifies an actual size of 256. With a 1-byte size field, the minimum data field is 1 byte, and the maximum is 256. </text:p>
      <text:p text:style-name="Text_20_body"><text:bookmark text:name="Sec3_1_6"/><text:span text:style-name="T1">3.1.6 CP/NET Message</text:span> </text:p>
      <text:p text:style-name="Text_20_body">The CP/NET message consists of binary data and is from 0 to 256 bytes long. The meaning of the message depends on the format, function, and size specified by the header. </text:p>
      <text:p text:style-name="Text_20_body"><text:bookmark text:name="Sec3_1_7"/><text:span text:style-name="T1">3.1.7 Additional Packaging Overhead</text:span> </text:p>
      <text:p text:style-name="Text_20_body">Some networks might have to modify the standard CP/NET message to transmit it over the physical network medium, route it to the proper destination, and ensure its integrity. </text:p>
      <text:p text:style-name="Text_20_body">For example, the message format shown in <text:a xlink:type="simple" xlink:href="#Fig3_1" text:style-name="Internet_20_link" text:visited-style-name="Visited_20_Internet_20_Link">Figure 3-1</text:a> contains no cyclic redundancy code (CRC) or any other error checking as a part of the packaging overhead. The user-written SNIOS can add the error checking when it places the message onto the network, and then test the message when the SNIOS receives a message from the network. This function is intentionally left to the user, avoiding redundant error checking where standard interface protocols, both in software and hardware, might already provide error checking. </text:p>
      <text:p text:style-name="Text_20_body">The NDOS always constructs messages using format 0. Likewise, the server processes always expect to receive messages in format 0. The server sends its response in format 1, which the NDOS requires to interpret the response. If the SNIOS and NETWRKIF must communicate using a different format, they must convert all received messages back into the standard formats 0 and 1. </text:p>
      <text:p text:style-name="P4"><text:bookmark text:name="Fig3_1"/></text:p>
      <table:table table:name="Table10" table:style-name="Table10">
        <table:table-column table:style-name="Table10.A"/>
        <table:table-row>
          <table:table-cell table:style-name="Table10.A1" office:value-type="string">
            <text:p text:style-name="P186">+-----+-----+-----+-----+-----+----- <text:s text:c="5"/>------+</text:p>
            <text:p text:style-name="P186">| FMT | DID | SID | FNC | SIZ | MSG <text:s/>... <text:s text:c="7"/>|</text:p>
            <text:p text:style-name="P186">+-----+-----+-----+-----+-----+----- <text:s text:c="5"/>------+</text:p>
            <text:p text:style-name="P186"><text:s text:c="3"/>^ <text:s text:c="4"/>^ <text:s text:c="4"/>^ <text:s text:c="4"/>^ <text:s text:c="4"/>^ <text:s text:c="5"/>^</text:p>
            <text:p text:style-name="P186"><text:s text:c="3"/>| <text:s text:c="4"/>| <text:s text:c="4"/>| <text:s text:c="4"/>| <text:s text:c="4"/>| <text:s text:c="5"/>|</text:p>
            <text:p text:style-name="P186"><text:s text:c="3"/>| <text:s text:c="4"/>| <text:s text:c="4"/>| <text:s text:c="4"/>| <text:s text:c="4"/>| <text:s text:c="5"/>+-- Message of length SIZ+1 bytes</text:p>
            <text:p text:style-name="P186"><text:s text:c="3"/>| <text:s text:c="4"/>| <text:s text:c="4"/>| <text:s text:c="4"/>| <text:s text:c="4"/>+-- Size of message = message length - 1</text:p>
            <text:p text:style-name="P186"><text:s text:c="3"/>| <text:s text:c="4"/>| <text:s text:c="4"/>| <text:s text:c="4"/>+-- CP/NET Function Code</text:p>
            <text:p text:style-name="P186"><text:s text:c="3"/>| <text:s text:c="4"/>| <text:s text:c="4"/>+-- Message Source ID</text:p>
            <text:p text:style-name="P186"><text:s text:c="3"/>| <text:s text:c="4"/>+-- Message Destination ID</text:p>
            <text:p text:style-name="P186"><text:s text:c="3"/>+-- Format Code</text:p>
            <text:p text:style-name="P27">Figure 3-1. Message Format </text:p>
          </table:table-cell>
        </table:table-row>
      </table:table>
      <text:p text:style-name="Text_20_body"><text:span text:style-name="T1"/></text:p>
      <text:p text:style-name="Text_20_body"><text:bookmark text:name="Sec3_2"/><text:span text:style-name="T1">3.2 Running Applications Transparently under CP/NET</text:span> </text:p>
      <text:p text:style-name="Text_20_body">Applications that use local devices under CP/NET use the CP/M 2.2 BDOS file system. Applications that use networked devices use he MP/M II file system. These operating systems are largely compatible with each other, so applications written to run under CP/M should run across the network with no changes. </text:p>
      <text:p text:style-name="Text_20_body">But there are some differences between the two file systems: </text:p>
      <text:list xml:id="list564333164705910586" text:style-name="L6">
        <text:list-item>
          <text:p text:style-name="P233">The CP/NET NDOS supports MP/M II functions not supported under CP/M 2.2. Because these function calls are meaningless to CP/M, they can only be made to devices that are mapped across the network. </text:p>
        </text:list-item>
        <text:list-item>
          <text:p text:style-name="P233">The two operating systems handle errors differently. The NDOS reconciles these differences, for CP/M application programs. A special function call takes advantage of MP/M II's extended error-handling capability for applications referencing networked devices under CP/NET. </text:p>
        </text:list-item>
        <text:list-item>
          <text:p text:style-name="P233"><text:soft-page-break/>MP/M II file security checking can cause certain CP/M applications to abort because these applications modify fields in the File Control Block that make the FCB invalid to MP/M II. Special compatibility modes have been added to CP/NET to allow these applications to run without modification. </text:p>
        </text:list-item>
        <text:list-item>
          <text:p text:style-name="P233">Temporary filenames, like $$$.SUB or FILENAME.$$$, are modified under CP/NET. If more than one requester requires a temporary file with the same name, this modification prevents collisions between filenames that otherwise cause an application to abort. The modification is transparent to the application, but it can be confusing when trying to analyze aborted programs. </text:p>
        </text:list-item>
        <text:list-item>
          <text:p text:style-name="P233">A CP/NET requester presents a different version number to an application program when it calls Function 12 (Return Version Number). Under CP/M 2.2, this function returns a 002x value. Under CP/NET, it returns a 022x value. Application programs checking this version number might not function properly. They must be modified. Modifications to CP/NET, to present the same version number as CP/M, are now included as application notes in all releases of the CP/NET product. </text:p>
        </text:list-item>
        <text:list-item>
          <text:p text:style-name="P233">You can protect files on networked drives from unauthorized access by requiring a requester to specify a predefined password. You can also assign default passwords to all servers logged on to a particular requester. </text:p>
        </text:list-item>
        <text:list-item>
          <text:p text:style-name="P233">Certain files that exist only on user zero can be opened by any other user number if they are opened in the proper mode. </text:p>
        </text:list-item>
        <text:list-item>
          <text:p text:style-name="P233">The operating system must handle the printer differently under CP/NET from under CP/M because printer output is buffered into 128-byte packets. The operating system must have some way of deciding when an application program has finished using the printer. Also, several requesters might be competing for the same printer. </text:p>
        </text:list-item>
        <text:list-item>
          <text:p text:style-name="P192">The allocation vector for a networked drive is returned into the NDOS's default message buffer on a call to function 27 (Get Allocation Vector Address) and register pair HL is set to the address of the message buffer. Because of this, the allocation vector must be used or moved before the next network message is sent, or the vector is destroyed. </text:p>
        </text:list-item>
      </text:list>
      <text:p text:style-name="Text_20_body">Differences between the CP/M 2.2 BDOS and MP/M II file systems are more fully described in the following sections. </text:p>
      <text:p text:style-name="Text_20_body"><text:bookmark text:name="Sec3_2_1"/><text:span text:style-name="T1">3.2.1 MP/M II vs. CP/M File Systems</text:span> </text:p>
      <text:p text:style-name="Text_20_body">MP/M II is a real-time, multitasking operating system. To function properly, MP/M II requires a file system capable of sharing files among multiple processes and resolving access conflicts among those processes. In contrast, CP/M is a single-task operating system, so no such conflicts can arise. </text:p>
      <text:p text:style-name="Text_20_body">One of MP/M II's key methods for maintaining file system integrity is the File Control Block checksum. The FCB checksum takes into account the process controlling the FCB, the physical blocks allocated to the file, whether the file is open in a mode that allows other processes to share it, and other factors. When file-related functions are submitted to MP/M II, the checksum is examined. If the checksum is found to be invalid, MP/M II returns an error to the calling process. </text:p>
      <text:p text:style-name="Text_20_body">MP/M II also returns an error if </text:p>
      <text:list xml:id="list8006888115378344038" text:style-name="L7">
        <text:list-item>
          <text:p text:style-name="P234">a process attempts to open a file in a mode incompatible with the mode of a file already opened by another process </text:p>
        </text:list-item>
        <text:list-item>
          <text:p text:style-name="P234">a valid password is not supplied for the file </text:p>
        </text:list-item>
        <text:list-item>
          <text:p text:style-name="P234">a user tries to write to a file opened for Read-Only access </text:p>
        </text:list-item>
        <text:list-item>
          <text:p text:style-name="P193">a process exceeds certain predefined parameters for the operating system </text:p>
        </text:list-item>
      </text:list>
      <text:p text:style-name="Text_20_body">Because a single process handles all CP/NET activity on a server all of these limitations apply to a CP/NET requester performing file operations on a remote device. These limitations, however, do not apply to a <text:soft-page-break/>requester accessing a local device. The systems implementer should take these factors into account when designing servers for a CP/NET system. </text:p>
      <text:p text:style-name="Text_20_body"><text:bookmark text:name="Sec3_2_2"/><text:span text:style-name="T1">3.2.2 Error Handling Under CP/NET</text:span> </text:p>
      <text:p text:style-name="Text_20_body">Most CP/NET function calls result in specific values returned in the CPU registers. These values can be pointers to data objects, bit vectors specifying drive status, directory codes, or success or error conditions. Directory, success, and error codes are returned in register A. Pointers and bit vectors are returned in register HL. Register A is always equal to register L, and register B is equal to register H for all CP/NET return codes. </text:p>
      <text:p text:style-name="Text_20_body"><text:span text:style-name="T1">Error Handling for Local Devices</text:span> </text:p>
      <text:p text:style-name="Text_20_body">When a CP/NET requester performs a local file operation, the function parameters pass untouched to the CP/M BDOS. The BDOS checks those parameters for validity and calls the BIOS to perform physical I/O functions. Two types of errors can arise from these local operations. </text:p>
      <text:p text:style-name="Text_20_body">The BDOS can detect certain logical problems with a file function and return a logical error. If it does, an error code is returned in register A, but the calling application program is allowed to continue. </text:p>
      <text:p text:style-name="Text_20_body">A physical error is returned when the BIOS is unable to successfully perform a physical operation requested by the BDOS. When the BDOS is presented with a physical error, it prints the following message on the console: </text:p>
      <text:p text:style-name="Preformatted_20_Text"><text:s text:c="5"/>BDOS Err on &lt;x&gt;:</text:p>
      <text:p text:style-name="P7"><text:s text:c="5"/>&lt;error message&gt;</text:p>
      <text:p text:style-name="Text_20_body">where &lt;x&gt; is the drive referenced when the error occurred, and &lt;error message&gt; is one of the four following errors: </text:p>
      <text:list xml:id="list3516585721946518829" text:style-name="L8">
        <text:list-item>
          <text:p text:style-name="P235">Bad Sector </text:p>
        </text:list-item>
        <text:list-item>
          <text:p text:style-name="P235">Select </text:p>
        </text:list-item>
        <text:list-item>
          <text:p text:style-name="P235">File R/O </text:p>
        </text:list-item>
        <text:list-item>
          <text:p text:style-name="P194">R/O </text:p>
        </text:list-item>
      </text:list>
      <text:p text:style-name="Text_20_body">After the physical error message is printed, the BDOS waits for the user to respond to the error with one of two actions. Pressing CTRL-C causes the BDOS to perform a warm boot, aborting the program. Pressing any other key causes the BDOS to ignore the physical error and continue as if it had not occurred. </text:p>
      <text:p text:style-name="Text_20_body">For a more complete discussion of CP/M 2.x errors, see the CP/M Operating System Manual, published by Digital Research. </text:p>
      <text:p text:style-name="Text_20_body"><text:span text:style-name="T1">Error Handling for Network Devices</text:span> </text:p>
      <text:p text:style-name="Text_20_body">When an application references a networked device, the MP/M II server performs the actual file operation and returns a message defining whether the operation was successful or not. Unlike the local case, the requester has only indirect knowledge of any error status. Direct physical error indications are impossible to obtain because a requester has no contact with the MP/M II XIOS. Instead, if an error occurs, MP/M II returns a message indicating that an error occurred and the type of error it was. </text:p>
      <text:p text:style-name="Text_20_body">When referencing a remote device, the two types of errors possible under CP/NET are logical errors and extended errors. </text:p>
      <text:p text:style-name="Text_20_body"><text:soft-page-break/>Like logical errors under local CP/M, logical network errors define nonfatal error conditions, such as reading past the end of a file or attempting to open a nonexistent file. Some serious error conditions are returned as logical errors for functions that expect to process their own errors. These functions are </text:p>
      <table:table table:name="Table11" table:style-name="Table11">
        <table:table-column table:style-name="Table11.A"/>
        <table:table-column table:style-name="Table11.B"/>
        <table:table-row>
          <table:table-cell table:style-name="Table11.A1" office:value-type="string">
            <text:p text:style-name="P156">20</text:p>
          </table:table-cell>
          <table:table-cell table:style-name="Table11.A1" office:value-type="string">
            <text:p text:style-name="P156">Read Sequential </text:p>
          </table:table-cell>
        </table:table-row>
        <table:table-row>
          <table:table-cell table:style-name="Table11.A1" office:value-type="string">
            <text:p text:style-name="P156">21</text:p>
          </table:table-cell>
          <table:table-cell table:style-name="Table11.A1" office:value-type="string">
            <text:p text:style-name="P156">Write Sequential </text:p>
          </table:table-cell>
        </table:table-row>
        <table:table-row>
          <table:table-cell table:style-name="Table11.A1" office:value-type="string">
            <text:p text:style-name="P156">33</text:p>
          </table:table-cell>
          <table:table-cell table:style-name="Table11.A1" office:value-type="string">
            <text:p text:style-name="P156">Read Random </text:p>
          </table:table-cell>
        </table:table-row>
        <table:table-row>
          <table:table-cell table:style-name="Table11.A1" office:value-type="string">
            <text:p text:style-name="P156">34</text:p>
          </table:table-cell>
          <table:table-cell table:style-name="Table11.A1" office:value-type="string">
            <text:p text:style-name="P156">Write Random </text:p>
          </table:table-cell>
        </table:table-row>
        <table:table-row>
          <table:table-cell table:style-name="Table11.A1" office:value-type="string">
            <text:p text:style-name="P156">40</text:p>
          </table:table-cell>
          <table:table-cell table:style-name="Table11.A1" office:value-type="string">
            <text:p text:style-name="P156">Write Random with Zero Fill </text:p>
          </table:table-cell>
        </table:table-row>
        <table:table-row>
          <table:table-cell table:style-name="Table11.A1" office:value-type="string">
            <text:p text:style-name="P156">42</text:p>
          </table:table-cell>
          <table:table-cell table:style-name="Table11.A1" office:value-type="string">
            <text:p text:style-name="P156">Lock Record </text:p>
          </table:table-cell>
        </table:table-row>
        <table:table-row>
          <table:table-cell table:style-name="Table11.A1" office:value-type="string">
            <text:p text:style-name="P156">43</text:p>
          </table:table-cell>
          <table:table-cell table:style-name="Table11.A1" office:value-type="string">
            <text:p text:style-name="P156">Unlock Record </text:p>
          </table:table-cell>
        </table:table-row>
      </table:table>
      <text:p text:style-name="Text_20_body"/>
      <text:p text:style-name="Text_20_body">Errors for these functions are returned in the return code field of a CP/NET message. The NDOS formats this field into register A, so the condition code upon return to the application program looks exactly as it does under local CP/M. </text:p>
      <text:p text:style-name="Text_20_body">Some of the following codes can be returned in register A for each of the preceding functions: </text:p>
      <table:table table:name="Table12" table:style-name="Table12">
        <table:table-column table:style-name="Table12.A"/>
        <table:table-column table:style-name="Table12.B"/>
        <table:table-row>
          <table:table-cell table:style-name="Table12.A1" office:value-type="string">
            <text:p text:style-name="P27">00</text:p>
          </table:table-cell>
          <table:table-cell table:style-name="Table12.A1" office:value-type="string">
            <text:p text:style-name="P27">Function Successful </text:p>
          </table:table-cell>
        </table:table-row>
        <table:table-row>
          <table:table-cell table:style-name="Table12.A1" office:value-type="string">
            <text:p text:style-name="P27">01</text:p>
          </table:table-cell>
          <table:table-cell table:style-name="Table12.A1" office:value-type="string">
            <text:p text:style-name="P27">Reading Unwritten Data or No Directory Space Available </text:p>
          </table:table-cell>
        </table:table-row>
        <table:table-row>
          <table:table-cell table:style-name="Table12.A1" office:value-type="string">
            <text:p text:style-name="P27">02</text:p>
          </table:table-cell>
          <table:table-cell table:style-name="Table12.A1" office:value-type="string">
            <text:p text:style-name="P27">No Available Data Block (Disk Full) </text:p>
          </table:table-cell>
        </table:table-row>
        <table:table-row>
          <table:table-cell table:style-name="Table12.A1" office:value-type="string">
            <text:p text:style-name="P27">03</text:p>
          </table:table-cell>
          <table:table-cell table:style-name="Table12.A1" office:value-type="string">
            <text:p text:style-name="P27">Cannot Close Current Extent </text:p>
          </table:table-cell>
        </table:table-row>
        <table:table-row>
          <table:table-cell table:style-name="Table12.A1" office:value-type="string">
            <text:p text:style-name="P27">04</text:p>
          </table:table-cell>
          <table:table-cell table:style-name="Table12.A1" office:value-type="string">
            <text:p text:style-name="P27">Seek to Unwritten Extent </text:p>
          </table:table-cell>
        </table:table-row>
        <table:table-row>
          <table:table-cell table:style-name="Table12.A1" office:value-type="string">
            <text:p text:style-name="P27">05</text:p>
          </table:table-cell>
          <table:table-cell table:style-name="Table12.A1" office:value-type="string">
            <text:p text:style-name="P27">No Directory Space Available </text:p>
          </table:table-cell>
        </table:table-row>
        <table:table-row>
          <table:table-cell table:style-name="Table12.A1" office:value-type="string">
            <text:p text:style-name="P27">06</text:p>
          </table:table-cell>
          <table:table-cell table:style-name="Table12.A1" office:value-type="string">
            <text:p text:style-name="P27">Random Record Greater than 3FFFF </text:p>
          </table:table-cell>
        </table:table-row>
        <table:table-row>
          <table:table-cell table:style-name="Table12.A1" office:value-type="string">
            <text:p text:style-name="P27">08</text:p>
          </table:table-cell>
          <table:table-cell table:style-name="Table12.A1" office:value-type="string">
            <text:p text:style-name="P27">Record Locked by Another Process </text:p>
          </table:table-cell>
        </table:table-row>
        <table:table-row>
          <table:table-cell table:style-name="Table12.A1" office:value-type="string">
            <text:p text:style-name="P27">09</text:p>
          </table:table-cell>
          <table:table-cell table:style-name="Table12.A1" office:value-type="string">
            <text:p text:style-name="P27">Invalid FCB </text:p>
          </table:table-cell>
        </table:table-row>
        <table:table-row>
          <table:table-cell table:style-name="Table12.A1" office:value-type="string">
            <text:p text:style-name="P27">0A</text:p>
          </table:table-cell>
          <table:table-cell table:style-name="Table12.A1" office:value-type="string">
            <text:p text:style-name="P27">FCB Checksum Error </text:p>
          </table:table-cell>
        </table:table-row>
        <table:table-row>
          <table:table-cell table:style-name="Table12.A1" office:value-type="string">
            <text:p text:style-name="P27">0B</text:p>
          </table:table-cell>
          <table:table-cell table:style-name="Table12.A1" office:value-type="string">
            <text:p text:style-name="P27">File Verify Error </text:p>
          </table:table-cell>
        </table:table-row>
        <table:table-row>
          <table:table-cell table:style-name="Table12.A1" office:value-type="string">
            <text:p text:style-name="P27">0C</text:p>
          </table:table-cell>
          <table:table-cell table:style-name="Table12.A1" office:value-type="string">
            <text:p text:style-name="P27">Record Lock Limit Exceeded </text:p>
          </table:table-cell>
        </table:table-row>
        <table:table-row>
          <table:table-cell table:style-name="Table12.A1" office:value-type="string">
            <text:p text:style-name="P27">0D</text:p>
          </table:table-cell>
          <table:table-cell table:style-name="Table12.A1" office:value-type="string">
            <text:p text:style-name="P27">Invalid File ID </text:p>
          </table:table-cell>
        </table:table-row>
        <table:table-row>
          <table:table-cell table:style-name="Table12.A1" office:value-type="string">
            <text:p text:style-name="P27">0E</text:p>
          </table:table-cell>
          <table:table-cell table:style-name="Table12.A1" office:value-type="string">
            <text:p text:style-name="P27">No Room in System Lock List </text:p>
          </table:table-cell>
        </table:table-row>
      </table:table>
      <text:p text:style-name="Text_20_body"/>
      <text:p text:style-name="Text_20_body">Extended errors indicate that a potentially fatal condition has occurred during the execution of an MP/M II function. The condition can be a physical error, similar to the physical errors that can occur under CP/M. Or the condition can be an error produced by the file system, indicating that the specified operation violates the integrity of the file system. </text:p>
      <text:p text:style-name="Text_20_body">When an extended error occurs under MP/M II, the default mode of operation displays the extended error message on the console attached to the calling process, and the process aborts, MP/M II provides, however, for returning extended errors to the calling process without aborting that process. In this return error mode, register A is set to FF hexadecimal, and register H contains the extended error code. </text:p>
      <text:p text:style-name="Text_20_body">The CP/NET server uses return error mode because if the server aborted, it could not communicate further with the requester it was servicing until MP/M II was restarted. When the server detects an extended error, it constructs a special CP/NET message. The message is two bytes long, with the first byte (the return code) set <text:soft-page-break/>to FF. The second byte is set to the extended error code. </text:p>
      <text:p text:style-name="Text_20_body">When the requester detects one of these special messages, it checks the error mode set by the application program with Function 45 (Set BDOS Error Mode). There are three possible modes: </text:p>
      <text:list xml:id="list7503555508884428980" text:style-name="L9">
        <text:list-item>
          <text:p text:style-name="P236">Default Mode </text:p>
        </text:list-item>
        <text:list-item>
          <text:p text:style-name="P236">Return Error Mode </text:p>
        </text:list-item>
        <text:list-item>
          <text:p text:style-name="P195">Return and Display Error Mode </text:p>
        </text:list-item>
      </text:list>
      <text:p text:style-name="Text_20_body">If the NDOS is in default mode, it prints the following error message: </text:p>
      <text:p text:style-name="P7"><text:s text:c="5"/>NDOS Err &lt;xx&gt;, Func &lt;yy&gt;</text:p>
      <text:p text:style-name="Text_20_body">where &lt;xx&gt; is the extended error code in hexadecimal, and &lt;yy&gt; is the function being performed when the error occurred, also in hexadecimal. The NDOS then performs a warm boot, aborting the program. </text:p>
      <text:p text:style-name="Text_20_body">In return error mode, the NDOS does not display a message or abort the program. Instead, the NDOS sets register A to FF and register H to the extended error code; then it returns to the application program. </text:p>
      <text:p text:style-name="Text_20_body">If an extended error is detected in return and display error mode, the NDOS displays the error message on the console. But the NDOS does not abort the program, setting the registers in the same manner as return error mode. </text:p>
      <text:p text:style-name="Text_20_body">Function 45 (Set BDOS Error Mode) does not exist under CP/M. Because of this, most CP/M applications automatically run in default mode. If an extended error occurs, these applications abort. </text:p>
      <text:p text:style-name="Text_20_body">The following extended error codes can be returned to the NDOS: </text:p>
      <table:table table:name="Table13" table:style-name="Table13">
        <table:table-column table:style-name="Table13.A"/>
        <table:table-column table:style-name="Table13.B"/>
        <table:table-row>
          <table:table-cell table:style-name="Table13.A1" office:value-type="string">
            <text:p text:style-name="P27">01</text:p>
          </table:table-cell>
          <table:table-cell table:style-name="Table13.A1" office:value-type="string">
            <text:p text:style-name="P27">Bad Sector--Permanent Disk Error </text:p>
          </table:table-cell>
        </table:table-row>
        <table:table-row>
          <table:table-cell table:style-name="Table13.A1" office:value-type="string">
            <text:p text:style-name="P27">02</text:p>
          </table:table-cell>
          <table:table-cell table:style-name="Table13.A1" office:value-type="string">
            <text:p text:style-name="P27">Read-Only Disk </text:p>
          </table:table-cell>
        </table:table-row>
        <table:table-row>
          <table:table-cell table:style-name="Table13.A1" office:value-type="string">
            <text:p text:style-name="P27">03</text:p>
          </table:table-cell>
          <table:table-cell table:style-name="Table13.A1" office:value-type="string">
            <text:p text:style-name="P27">Read-Only File </text:p>
          </table:table-cell>
        </table:table-row>
        <table:table-row>
          <table:table-cell table:style-name="Table13.A1" office:value-type="string">
            <text:p text:style-name="P27">04</text:p>
          </table:table-cell>
          <table:table-cell table:style-name="Table13.A1" office:value-type="string">
            <text:p text:style-name="P27">Drive Select Error </text:p>
          </table:table-cell>
        </table:table-row>
        <table:table-row>
          <table:table-cell table:style-name="Table13.A1" office:value-type="string">
            <text:p text:style-name="P27">05</text:p>
          </table:table-cell>
          <table:table-cell table:style-name="Table13.A1" office:value-type="string">
            <text:p text:style-name="P27">File Open by Another Process in Locked Mode </text:p>
          </table:table-cell>
        </table:table-row>
        <table:table-row>
          <table:table-cell table:style-name="Table13.A1" office:value-type="string">
            <text:p text:style-name="P27">06</text:p>
          </table:table-cell>
          <table:table-cell table:style-name="Table13.A1" office:value-type="string">
            <text:p text:style-name="P27">Close Checksum Error </text:p>
          </table:table-cell>
        </table:table-row>
        <table:table-row>
          <table:table-cell table:style-name="Table13.A1" office:value-type="string">
            <text:p text:style-name="P27">07</text:p>
          </table:table-cell>
          <table:table-cell table:style-name="Table13.A1" office:value-type="string">
            <text:p text:style-name="P27">Password Error </text:p>
          </table:table-cell>
        </table:table-row>
        <table:table-row>
          <table:table-cell table:style-name="Table13.A1" office:value-type="string">
            <text:p text:style-name="P27">08</text:p>
          </table:table-cell>
          <table:table-cell table:style-name="Table13.A1" office:value-type="string">
            <text:p text:style-name="P27">File Already Exists </text:p>
          </table:table-cell>
        </table:table-row>
        <table:table-row>
          <table:table-cell table:style-name="Table13.A1" office:value-type="string">
            <text:p text:style-name="P27">09</text:p>
          </table:table-cell>
          <table:table-cell table:style-name="Table13.A1" office:value-type="string">
            <text:p text:style-name="P27">Illegal ? in an FCB </text:p>
          </table:table-cell>
        </table:table-row>
        <table:table-row>
          <table:table-cell table:style-name="Table13.A1" office:value-type="string">
            <text:p text:style-name="P27">0A</text:p>
          </table:table-cell>
          <table:table-cell table:style-name="Table13.A1" office:value-type="string">
            <text:p text:style-name="P27">Open File Limit Exceeded </text:p>
          </table:table-cell>
        </table:table-row>
        <table:table-row>
          <table:table-cell table:style-name="Table13.A1" office:value-type="string">
            <text:p text:style-name="P27">0B</text:p>
          </table:table-cell>
          <table:table-cell table:style-name="Table13.A1" office:value-type="string">
            <text:p text:style-name="P27">No Room in System Lock List </text:p>
          </table:table-cell>
        </table:table-row>
        <table:table-row>
          <table:table-cell table:style-name="Table13.A1" office:value-type="string">
            <text:p text:style-name="P27">0C</text:p>
          </table:table-cell>
          <table:table-cell table:style-name="Table13.A1" office:value-type="string">
            <text:p text:style-name="P27">Requester not Logged on to Server or Function Not Implemented on Server </text:p>
          </table:table-cell>
        </table:table-row>
        <table:table-row>
          <table:table-cell table:style-name="Table13.A1" office:value-type="string">
            <text:p text:style-name="P27">FF</text:p>
          </table:table-cell>
          <table:table-cell table:style-name="Table13.A1" office:value-type="string">
            <text:p text:style-name="P27">Unspecified Physical Error </text:p>
          </table:table-cell>
        </table:table-row>
      </table:table>
      <text:p text:style-name="Text_20_body"/>
      <text:p text:style-name="Text_20_body">Extended error 0C hex is returned, not by MP/M II, but by the server itself. This error indicates that the server is unable to process an otherwise valid CP/NET message, either because the requester is not logged in to that server or because the function code contained in the message is invalid. </text:p>
      <text:p text:style-name="Text_20_body">Extended error FF can result only from two special functions, Get Allocation Vector Address and Get Disk Parameter Address. Because these functions return a pointer in register pair HL, it is not possible to detect a regular extended error. Instead, these functions return an FFFF value in HL if a physical error occurs. The <text:soft-page-break/>NDOS ensures that the address returned for these functions (including Get Server Configuration) never return an address with FF in the low byte, so if they return with A (or L) = 0FFH then the caller should assume an error. </text:p>
      <text:p text:style-name="Text_20_body">Not all CP/NET functions are capable of returning extended errors. However, extended error 0C can be returned on any function, even on MP/M II functions that normally have no extended error associated with them. If an extended error is returned for such a function, the NDOS ignores it. The following functions can result in the performance of a network access but cannot produce an extended error: </text:p>
      <table:table table:name="Table14" table:style-name="Table14">
        <table:table-column table:style-name="Table14.A"/>
        <table:table-column table:style-name="Table14.B"/>
        <table:table-row>
          <table:table-cell table:style-name="Table14.A1" office:value-type="string">
            <text:p text:style-name="P27">1</text:p>
          </table:table-cell>
          <table:table-cell table:style-name="Table14.A1" office:value-type="string">
            <text:p text:style-name="P27">Console Input </text:p>
          </table:table-cell>
        </table:table-row>
        <table:table-row>
          <table:table-cell table:style-name="Table14.A1" office:value-type="string">
            <text:p text:style-name="P27">2</text:p>
          </table:table-cell>
          <table:table-cell table:style-name="Table14.A1" office:value-type="string">
            <text:p text:style-name="P27">Console Output </text:p>
          </table:table-cell>
        </table:table-row>
        <table:table-row>
          <table:table-cell table:style-name="Table14.A1" office:value-type="string">
            <text:p text:style-name="P27">5</text:p>
          </table:table-cell>
          <table:table-cell table:style-name="Table14.A1" office:value-type="string">
            <text:p text:style-name="P27">List Output </text:p>
          </table:table-cell>
        </table:table-row>
        <table:table-row>
          <table:table-cell table:style-name="Table14.A1" office:value-type="string">
            <text:p text:style-name="P27">9</text:p>
          </table:table-cell>
          <table:table-cell table:style-name="Table14.A1" office:value-type="string">
            <text:p text:style-name="P27">Print String </text:p>
          </table:table-cell>
        </table:table-row>
        <table:table-row>
          <table:table-cell table:style-name="Table14.A1" office:value-type="string">
            <text:p text:style-name="P27">10</text:p>
          </table:table-cell>
          <table:table-cell table:style-name="Table14.A1" office:value-type="string">
            <text:p text:style-name="P27">Read Console Buffer </text:p>
          </table:table-cell>
        </table:table-row>
        <table:table-row>
          <table:table-cell table:style-name="Table14.A1" office:value-type="string">
            <text:p text:style-name="P27">24</text:p>
          </table:table-cell>
          <table:table-cell table:style-name="Table14.A1" office:value-type="string">
            <text:p text:style-name="P27">Return Login Vector </text:p>
          </table:table-cell>
        </table:table-row>
        <table:table-row>
          <table:table-cell table:style-name="Table14.A1" office:value-type="string">
            <text:p text:style-name="P27">28</text:p>
          </table:table-cell>
          <table:table-cell table:style-name="Table14.A1" office:value-type="string">
            <text:p text:style-name="P27">Write Protect Disk </text:p>
          </table:table-cell>
        </table:table-row>
        <table:table-row>
          <table:table-cell table:style-name="Table14.A1" office:value-type="string">
            <text:p text:style-name="P27">29</text:p>
          </table:table-cell>
          <table:table-cell table:style-name="Table14.A1" office:value-type="string">
            <text:p text:style-name="P27">Get Read-Only Vector </text:p>
          </table:table-cell>
        </table:table-row>
        <table:table-row>
          <table:table-cell table:style-name="Table14.A1" office:value-type="string">
            <text:p text:style-name="P27">37</text:p>
          </table:table-cell>
          <table:table-cell table:style-name="Table14.A1" office:value-type="string">
            <text:p text:style-name="P27">Reset Drive </text:p>
          </table:table-cell>
        </table:table-row>
        <table:table-row>
          <table:table-cell table:style-name="Table14.A1" office:value-type="string">
            <text:p text:style-name="P27">39</text:p>
          </table:table-cell>
          <table:table-cell table:style-name="Table14.A1" office:value-type="string">
            <text:p text:style-name="P27">Free Drive </text:p>
          </table:table-cell>
        </table:table-row>
        <table:table-row>
          <table:table-cell table:style-name="Table14.A1" office:value-type="string">
            <text:p text:style-name="P27">64</text:p>
          </table:table-cell>
          <table:table-cell table:style-name="Table14.A1" office:value-type="string">
            <text:p text:style-name="P27">Login </text:p>
          </table:table-cell>
        </table:table-row>
        <table:table-row>
          <table:table-cell table:style-name="Table14.A1" office:value-type="string">
            <text:p text:style-name="P27">66</text:p>
          </table:table-cell>
          <table:table-cell table:style-name="Table14.A1" office:value-type="string">
            <text:p text:style-name="P27">Send Message on Network </text:p>
          </table:table-cell>
        </table:table-row>
        <table:table-row>
          <table:table-cell table:style-name="Table14.A1" office:value-type="string">
            <text:p text:style-name="P27">67</text:p>
          </table:table-cell>
          <table:table-cell table:style-name="Table14.A1" office:value-type="string">
            <text:p text:style-name="P27">Receive Message on Network </text:p>
          </table:table-cell>
        </table:table-row>
        <table:table-row>
          <table:table-cell table:style-name="Table14.A1" office:value-type="string">
            <text:p text:style-name="P27">70</text:p>
          </table:table-cell>
          <table:table-cell table:style-name="Table14.A1" office:value-type="string">
            <text:p text:style-name="P27">Set Compatibility Attributes </text:p>
          </table:table-cell>
        </table:table-row>
        <table:table-row>
          <table:table-cell table:style-name="Table14.A1" office:value-type="string">
            <text:p text:style-name="P27">106</text:p>
          </table:table-cell>
          <table:table-cell table:style-name="Table14.A1" office:value-type="string">
            <text:p text:style-name="P27">Set Default Password </text:p>
          </table:table-cell>
        </table:table-row>
      </table:table>
      <text:p text:style-name="Text_20_body"/>
      <text:p text:style-name="Text_20_body">Any other function can cause a program to abort if an MP/M II extended error occurs, if an unsupported function is passed to the server, or if the server is not logged in. </text:p>
      <text:p text:style-name="Text_20_body"><text:bookmark text:name="Sec3_2_3"/><text:span text:style-name="T1">3.2.3 Temporary Filename Translation</text:span> </text:p>
      <text:p text:style-name="Text_20_body">Many common application programs use temporary files. The names of these files often have the form FILENAME.$$$ or $$$.SUB. When multiple copies of these applications run on different requesters logged on to the same server, a number of these temporary files can have the same name, causing extended MP/M II errors that abort the application program. </text:p>
      <text:p text:style-name="Text_20_body">To solve this problem, each requester's NDOS recognizes temporary filenames destined for networked drives and implicitly renames them, so the filename an application presents to the operating system is not the one the NDOS presents to the MP/M II file system. </text:p>
      <text:p text:style-name="Text_20_body">Each occurrence of the string $$$ in the first three bytes of a filename, as well as any filetype of $$$, forms a CP/NET message with a filename or filetype of $&lt;xx&gt;, where &lt;xx&gt; is the ASCII representation of the requester ID byte. Because all requesters have a unique ID, this modification guarantees the uniqueness of temporary filenames. </text:p>
      <text:p text:style-name="Text_20_body">This modification is transparent to the calling application program. When the NDOS modifies a filename in a CP/NET message, it converts the filename back to its original form before updating the application's FCB. The only possible change to the FCB is that interface attributes set in the high-order bits of the filename strings modified are reset. This change poses no problems if temporary files are truly temporary. Treat temporary files like Read-Write files with the DIR attribute; delete them before the application program <text:soft-page-break/>terminates. </text:p>
      <text:p text:style-name="Text_20_body">Functions 17 (Search For First Directory Entry) and 18 (Search For Next Directory Entry) do not perform temporary filename translation when referencing a networked drive. If a user creates file with a temporary filename and then attempts to locate it within his directory, this can be confusing. </text:p>
      <text:p text:style-name="Text_20_body">For example, suppose that a user working on requester 5A enters the command: </text:p>
      <text:p text:style-name="P7"><text:s text:c="5"/>REN $$$.$$$=BLAH.TMP</text:p>
      <text:p text:style-name="Text_20_body">Then the user enters a DIR command. The file previously renamed appears as </text:p>
      <text:p text:style-name="P7"><text:s text:c="5"/>$5A.$5A</text:p>
      <text:p text:style-name="Text_20_body">in the directory. </text:p>
      <text:p text:style-name="Text_20_body">If a temporary file is referenced on a drive that is local to the CP/NET system, the filename passes unmodified to the BDOS. -No conversion is necessary, because there is no possibility of conflict. </text:p>
      <text:p text:style-name="Text_20_body"><text:bookmark text:name="Sec3_2_4"/><text:span text:style-name="T1">3.2.4 Opening System Files on User 0</text:span> </text:p>
      <text:p text:style-name="Text_20_body">Under MP/M II, a requester running in a user number other than 0 can access certain networked files in user 0. If an MP/M II file has its t2' interface attribute set, the file is a system file. If a networked file is opened in locked or Read-Only mode from a nonzero user number, the following actions are taken: </text:p>
      <text:list xml:id="list556793795008761622" text:style-name="L10">
        <text:list-item>
          <text:p text:style-name="P237">If the file exists in the same user number, MP/M II opens the file. </text:p>
        </text:list-item>
        <text:list-item>
          <text:p text:style-name="P237">If the file does not exist in the same user number, MP/M II searches user 0. If the file exists on user Of and it is a system file, MP/M II opens it just as though the file existed under the other user number. </text:p>
        </text:list-item>
        <text:list-item>
          <text:p text:style-name="P196">If the file exists on user zero as a system file, but it is also a Read-Only file (interface attribute t1'), MP/M II automatically opens the file in Read-Only mode. </text:p>
        </text:list-item>
      </text:list>
      <text:p text:style-name="Text_20_body">The user of a CP/NET requester can make convenient use of these options. Because the CCP.SPR always opens files in Read-Only mode, all COM files can be placed in user 0 and marked as system files, making them accessible to all user numbers. </text:p>
      <text:p text:style-name="Text_20_body">Because this facility does not exist under CP/M 2.x, all COM files on local devices must exist within the user numbers from which they are to be executed. </text:p>
      <text:p text:style-name="Text_20_body"><text:bookmark text:name="Sec3_2_5"/><text:span text:style-name="T1">3.2.5 Compatibility Attributes</text:span> </text:p>
      <text:p text:style-name="Text_20_body">Because of MP/M II's added file security, applications written under CP/M might not work properly under MP/M II. Two basic factors contribute to the incompatibility. The first is the FCB checksum computation that MP/M II performs on open FCBs. Certain CP/M applications modify their FCBs in a way that makes their checksums invalid. Second, MP/M II defaults to opening all files in locked mode, allowing only one process to have a file open at a time. Although files can be opened in an unlocked or shared mode, an application must explicitly specify that the file is to be opened unlocked. CP/M applications have no knowledge of this procedure. </text:p>
      <text:p text:style-name="Text_20_body">To enable CP/M applications to run unmodified under MP/M II, a system of compatibility attributes has been added. This feature is supported under CP/NET. Using compatibility attributes, a user can selectively disable parts of the MP/M II file security mechanism. </text:p>
      <text:p text:style-name="Text_20_body"><text:soft-page-break/>When a requester's CCP opens a COM file for loading and subsequent execution, it examines the high-order bits of the first, second, third, and fourth bytes of the filename. These bits are referred to as interface attributes Fl', F2', F3', and F4'. The CCP constructs a byte based on the interface attribute set. It then uses this byte as a parameter for Function 70 (Set Compatibility Attributes). Function 70 causes the NDOS to send a logical compatibility attribute message to every server of which it has knowledge. </text:p>
      <text:p text:style-name="Text_20_body">Table 3-1 defines the interface attributes. </text:p>
      <text:p text:style-name="P4"><text:bookmark text:name="Table3_1"/></text:p>
      <table:table table:name="Table15" table:style-name="Table15">
        <table:table-column table:style-name="Table15.A"/>
        <table:table-column table:style-name="Table15.B"/>
        <table:table-row>
          <table:table-cell table:style-name="Table15.A1" office:value-type="string">
            <text:p text:style-name="P25">Attribute</text:p>
          </table:table-cell>
          <table:table-cell table:style-name="Table15.B1" office:value-type="string">
            <text:p text:style-name="P25">Meaning </text:p>
          </table:table-cell>
        </table:table-row>
        <table:table-row>
          <table:table-cell table:style-name="Table15.A2" office:value-type="string">
            <text:p text:style-name="P27">Fl'</text:p>
          </table:table-cell>
          <table:table-cell table:style-name="Table15.B2" office:value-type="string">
            <text:p text:style-name="P27">causes MP/M II to behave as though all files were opened in Read-Only mode, although write accesses are still permitted. F1' is functionally equivalent to opening a file in unlocked mode, except that record locking is not possible. Using this attribute, two programs can update the same record simultaneously, leaving the file in an indeterminate state. </text:p>
          </table:table-cell>
        </table:table-row>
        <table:table-row>
          <table:table-cell table:style-name="Table15.A2" office:value-type="string">
            <text:p text:style-name="P27">F2'</text:p>
          </table:table-cell>
          <table:table-cell table:style-name="Table15.B2" office:value-type="string">
            <text:p text:style-name="P27">causes all file close operations to convert to partial close operations. A partial close uses the current FCB to update the directory but permits the application program to continue using the file without reopening it. </text:p>
          </table:table-cell>
        </table:table-row>
        <table:table-row>
          <table:table-cell table:style-name="Table15.A2" office:value-type="string">
            <text:p text:style-name="P27">F3'</text:p>
          </table:table-cell>
          <table:table-cell table:style-name="Table15.B2" office:value-type="string">
            <text:p text:style-name="P27">disables FCB checksum verification during close operations. Files are closed successfully as long as MP/M II can tell the file was initially opened and still has an item on the system lock list. If the file was not opened, an error is still returned. </text:p>
          </table:table-cell>
        </table:table-row>
        <table:table-row>
          <table:table-cell table:style-name="Table15.A2" office:value-type="string">
            <text:p text:style-name="P27">F4'</text:p>
          </table:table-cell>
          <table:table-cell table:style-name="Table15.B2" office:value-type="string">
            <text:p text:style-name="P27">disables all FCB checksum verification. F4' implicitly sets attributes F2' and F3' as well. Use this attribute with extreme caution because it is possible to perform valid file operations using corrupt FCBs. Doing this could result in serious damage to the files on the disk drive being referenced. </text:p>
          </table:table-cell>
        </table:table-row>
      </table:table>
      <text:p text:style-name="P3">Table 3-1. Interface Attributes</text:p>
      <text:p text:style-name="Text_20_body"/>
      <text:p text:style-name="Text_20_body">The CCP uses the interface attributes to construct a one-byte parameter for the set compatibility attributes call by setting the following bits: </text:p>
      <text:list xml:id="list4940194546885608342" text:style-name="L11">
        <text:list-item>
          <text:p text:style-name="P238">F1' bit 7 </text:p>
        </text:list-item>
        <text:list-item>
          <text:p text:style-name="P238">F2' bit 6 </text:p>
        </text:list-item>
        <text:list-item>
          <text:p text:style-name="P238">F3' bit 5 </text:p>
        </text:list-item>
        <text:list-item>
          <text:p text:style-name="P197">F4' bits 4, 5, and 6 </text:p>
        </text:list-item>
      </text:list>
      <text:p text:style-name="Text_20_body">All other bits are set to zero. </text:p>
      <text:p text:style-name="Text_20_body">The set compatibility attributes logical message causes the server to change its process descriptor if the user has enabled compatibility attributes during the MP/M II GENSYS operation. Otherwise, the message is ignored. </text:p>
      <text:p text:style-name="Text_20_body">When an application program terminates, the CCP resets all compatibility attributes. This prevents a subsequent program from operating in an environment with insufficient file security. </text:p>
      <text:p text:style-name="Text_20_body">It is advisable to enable the minimum number of compatibility attributes necessary to allow a program to run properly. Use the following guidelines for setting the attributes: </text:p>
      <text:list xml:id="list2502503232172607109" text:style-name="L12">
        <text:list-item>
          <text:p text:style-name="P239">If the program aborts with NDOS Error 05, FILE OPEN BY ANOTHER PROCESS, set Fl'. </text:p>
        </text:list-item>
        <text:list-item>
          <text:p text:style-name="P239">If the program aborts with NDOS Error 06, CLOSE CHECKSUM ERROR, set F3'. </text:p>
        </text:list-item>
        <text:list-item>
          <text:p text:style-name="P198">if an error code is returned in register A on I/O operations under CP/NET, but no error is returned under CP/M, try setting F2' If the problem persists, try setting both F2' and F3'. if the problem still <text:soft-page-break/>persists, set user attribute F4'. Make sure there is no possibility of corrupting the file system before using attribute F4'. </text:p>
        </text:list-item>
      </text:list>
      <text:p text:style-name="Text_20_body">You can use the SET utility under MP/M II to enter compatibility interface attributes into a .COM file's directory entry from an MP/M II console. For example, </text:p>
      <text:p text:style-name="P7"><text:s text:c="5"/>SET &lt;filespec&gt; [Fl=ON,F3=ON]</text:p>
      <text:p text:style-name="Text_20_body">If you cannot use MP/M II, you can set the interface attributes under program control using Function 30 (Set File Attributes). </text:p>
      <text:p text:style-name="Text_20_body"><text:bookmark text:name="Sec3_2_6"/><text:span text:style-name="T1">3.2.6 Password Protection Under CP/NET</text:span> </text:p>
      <text:p text:style-name="Text_20_body">The MP/M II file system limits file access by unprivileged users through password protection for individual files. There are three levels of password protection for files: </text:p>
      <text:list xml:id="list1034756006328418654" text:style-name="L13">
        <text:list-item>
          <text:p text:style-name="P240">All access is denied without the password. </text:p>
        </text:list-item>
        <text:list-item>
          <text:p text:style-name="P240">The file can be read without the password, but it cannot be written to. </text:p>
        </text:list-item>
        <text:list-item>
          <text:p text:style-name="P199">The file can be read and written to without the password, but not deleted. </text:p>
        </text:list-item>
      </text:list>
      <text:p text:style-name="Text_20_body">Use the SET utility to assign passwords under MP/M II. The procedure for assigning passwords is described in the MP/M II Operating System User' s Guide. CP/NET does not support the assignment of passwords across the network. </text:p>
      <text:p text:style-name="Text_20_body">CP/NET does, however, allow an application program to send a Password across the network when a file is opened. This allows a user on a CP/NET requester the most basic form of password support: operation on networked files that have been previously password protected. </text:p>
      <text:p text:style-name="Text_20_body">If a read-protected file is opened and no password is specified, an extended error is returned across the network, and the Calling application aborts. The same error is also returned when an application attempts to write to a write-protected file for which no password was provided when the file was opened. Finally, any attempt to delete, rename, or change the attributes of a delete protected file without providing a password results in an extended error. </text:p>
      <text:p text:style-name="Text_20_body">CP/NET also supports Function 106 (Set Default Password). Function 106 provides a password against which all protected files are checked if no password is provided or if the password is incorrect. This function can relieve an application of the responsibility to parse passwords constantly into the first eight bytes of the current DMA buffer. </text:p>
      <text:p text:style-name="Text_20_body">CCP.SPR does not support MP/M II's facility of supplying passwords when the user enters a command line. Because of this, do not password-protect COM files unless a default password utility is provided to the user. </text:p>
      <text:p text:style-name="Text_20_body">Because CP/M 2.x does not support any kind of file protection, passwords are ignored when referencing files on drives local to a CP/NET requester. </text:p>
      <text:p text:style-name="Text_20_body"><text:bookmark text:name="Sec3_2_7"/><text:span text:style-name="T1">3.2.7 Networked List and Console Devices Under CP/NET</text:span> </text:p>
      <text:p text:style-name="Text_20_body">In addition to the 16 disk devices, CP/NET allows the user to map the list and console devices across the network. A number of requesters can share a printer, or a console can be logically attached to a completely independent system running CP/NET or CP/NOS. Such a system needs only a network interface to support full CP/M capability. </text:p>
      <text:p text:style-name="Text_20_body"><text:soft-page-break/>Unlike most requester BDOS calls, whether a console or list device is local or networked is determined, not at the BDOS intercept level, but at the BIOS-intercept level. This feature enables application programs to make direct BIOS calls for console and printer I/O and to continue to run transparently across the network. </text:p>
      <text:p text:style-name="Text_20_body">List device I/O is handled in the following manner: when the BIOS call is made to LISTOUT, the NDOS traps it. The NDOS examines the configuration table to determine whether the list device is local to the CP/NET system or networked. If the list device is local, the call is passed through to the BIOS unchanged. </text:p>
      <text:p text:style-name="Text_20_body">If the list device is networked, however, the NDOS stores the character to be listed in a special buffer, located directly below the requester configuration table. When 128 characters are stored, the NDOS sends a List Output logical message to the server upon which the list device is mapped. This buffering process improves system performance because one-character messages that would congest the network communication interfaces need not be sent between each requester and server. </text:p>
      <text:p text:style-name="Text_20_body">Under CP/M, there is no need to tell the list device when a listing is complete because only one application can list at a time, and that application has complete control of the device during that time. Under CP/NET, however, more than one requester can share a printer. So a mechanism must be included to notify the server that a listing is done and that the list device is available to other requesters. </text:p>
      <text:p text:style-name="Text_20_body">A special provision must be included so a partially filled list buffer can be flushed to the server when a listing is finished, and so the server can release the list device. Endlist, a special character equal to FF hex, is intercepted by the NDOS as the signal to terminate a listing. </text:p>
      <text:p text:style-name="Text_20_body">The endlist character can come from one of four sources: </text:p>
      <text:list xml:id="list4451854699281465218" text:style-name="L14">
        <text:list-item>
          <text:p text:style-name="P241">The CCP.SPR sends an endlist character every time it is entered and detects that a list is in progress. This causes an endlist every time a program terminates. </text:p>
        </text:list-item>
        <text:list-item>
          <text:p text:style-name="P241">An application can issue an endlist to terminate its own listing. </text:p>
        </text:list-item>
        <text:list-item>
          <text:p text:style-name="P241">Every time a CTRL-P is toggled to off, the NDOS console input routine detects this and issues its own endlist. </text:p>
        </text:list-item>
        <text:list-item>
          <text:p text:style-name="P200">You can use the ENDLIST utility to terminate the listing. </text:p>
        </text:list-item>
      </text:list>
      <text:p text:style-name="Text_20_body">The server can handle listing in two different modes. If the module SPOOL.RSP is present in MP/M II, the server takes all list output messages and writes them to a dedicated spooler file. When the server detects an endlist, it inserts a CTRL-Z end-of-file character into the message, closes the spooler file, and directs the SPOOL process to begin printing the file on the appropriate list device </text:p>
      <text:p text:style-name="Text_20_body">If a SPOOL process is not resident under MP/M II, the server, upon receiving an initial list out message, performs an explicit attach list function on the specified list device. This prevents other requesters from using the list device until the requester being serviced is finished listing. All other requesters are suspended or receive network errors if they try to use the same list device. When the server finally receives the endlist character, it issues a detach list function, freeing the list device for another process. </text:p>
      <text:p text:style-name="Text_20_body">Both server modes have potential disadvantages. A printer that uses a CTRL-Z as an escape sequence for special printing functions cannot be used with the SPOOL.RSP. Using CTRL-Z causes the spooler to terminate a print job prematurely, assuming that an end-of-file was encountered. On the other hand, explicit attaching and detaching of list devices can cause a network error if a requester attempts to attach a list device that is already in use, has its server become suspended, and eventually times out. </text:p>
      <text:p text:style-name="Text_20_body">Console I/O cannot be buffered and sent across the network in large blocks because it is not possible to determine when input critical to the operation of an application is needed. The NDOS must therefore send such I/O across the network one character at a time. </text:p>
      <text:p text:style-name="Text_20_body"><text:soft-page-break/>As with list output, the NDOS traps console-related BIOS calls. The NDOS determines whether the console is local or networked. If the console is local, no action is taken, and the local BIOS is entered. If the console is networked, a raw or unfiltered console I/O message is sent to the server. The server performs the I/O function and sends a response back to the requester. </text:p>
      <text:p text:style-name="Text_20_body">If a networked console is used with CP/NET, the system behaves unreliably when the console is also being used as a regular MP/M II terminal because MP/M II allocates a Terminal Message Process (TMP) to each known user console. Both a server process and a TMP can be waiting for input from the same console. Because of this, typed characters can be echoed normally, doubly echoed, or not echoed at all. The actual processes might or might not receive every character. </text:p>
      <text:p text:style-name="Text_20_body">A networked console user should also be aware that, because each character must be sent over the network, networked consoles drastically degrade the performance of the entire CP/NET system. Networked consoles are not recommended unless there is no way to support a local console, as in certain industrial process-control applications. </text:p>
      <text:p text:style-name="Text_20_body">The CTRL-P facility of CP/M is partially handled by the NDOS. The NDOS must know when CTRL-P is active because it must send an endlist character when the facility terminates. If the CCP detects that CTRL-P is active, it will not send an endlist, even if a program terminates. </text:p>
      <text:p text:style-name="Text_20_body"><text:bookmark text:name="Sec3_3"/><text:span text:style-name="T1">3.3 CP/NET Function Extensions to CP/M</text:span> </text:p>
      <text:p text:style-name="Text_20_body">Applications accessing networked drives use the MP/M II file system to perform file operations. Many of those operations have slightly different meanings than they do under CP/M. For example, by setting the high-order bits of an FCB filename, a file can be opened or made in locked mode, unlocked mode, or Read-Only mode. CP/NET also allows an application to place a password in the current DMA buffer for opening password-protected files. Similarly, a close operation can perform either a permanent close or a partial close. </text:p>
      <text:p text:style-name="Text_20_body">The return codes and side-effects of MP/M II functions also differ. Error-handling differences are discussed in <text:a xlink:type="simple" xlink:href="#Sec3_2_2" text:style-name="Internet_20_link" text:visited-style-name="Visited_20_Internet_20_Link">Section 3.2.2</text:a>. The open and make functions also differ. These functions return a two-byte value, called the file ID, in the random record field of the opened FCB. The file ID is necessary for performing record locking functions. </text:p>
      <text:p text:style-name="Text_20_body">For a complete description of how individual CP/M functions work under MP/M II, see the MP/M II Operating System Programmer's Guide. </text:p>
      <text:p text:style-name="Text_20_body">This section describes CP/NET functions that have no counterpart under CP/M. These include MP/M II functions that do not exist under CP/M, as well as a set of dedicated CP/NET functions. All of these functions adhere to exactly the same calling conventions as the rest of CP/M and all follow the same conventions regarding return codes. </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25">FUNCTION 38: ACCESS DRIVE </text:p>
          </table:table-cell>
          <table:covered-table-cell/>
          <table:covered-table-cell/>
        </table:table-row>
        <table:table-row>
          <table:table-cell table:style-name="Table16.A2" table:number-columns-spanned="3" office:value-type="string">
            <text:p text:style-name="P89">Prevents Drives from Being Reset </text:p>
          </table:table-cell>
          <table:covered-table-cell/>
          <table:covered-table-cell/>
        </table:table-row>
        <table:table-row>
          <table:table-cell table:style-name="Table16.A3" office:value-type="string">
            <text:p text:style-name="P27"/>
          </table:table-cell>
          <table:table-cell table:style-name="Table16.A3" office:value-type="string">
            <text:p text:style-name="P25">Register</text:p>
          </table:table-cell>
          <table:table-cell table:style-name="Table16.A2" office:value-type="string">
            <text:p text:style-name="P25">Value </text:p>
          </table:table-cell>
        </table:table-row>
        <table:table-row>
          <table:table-cell table:style-name="Table16.A3" table:number-rows-spanned="2" office:value-type="string">
            <text:p text:style-name="P25">Entry Parameters</text:p>
          </table:table-cell>
          <table:table-cell table:style-name="Table16.A3" office:value-type="string">
            <text:p text:style-name="P27">C</text:p>
          </table:table-cell>
          <table:table-cell table:style-name="Table16.A2" office:value-type="string">
            <text:p text:style-name="P27">26H </text:p>
          </table:table-cell>
        </table:table-row>
        <table:table-row>
          <table:covered-table-cell/>
          <table:table-cell table:style-name="Table16.A3" office:value-type="string">
            <text:p text:style-name="P27">DE</text:p>
          </table:table-cell>
          <table:table-cell table:style-name="Table16.A2" office:value-type="string">
            <text:p text:style-name="P27">Drive Vector </text:p>
          </table:table-cell>
        </table:table-row>
        <table:table-row>
          <table:table-cell table:style-name="Table16.A3" table:number-rows-spanned="2" office:value-type="string">
            <text:p text:style-name="P25">Return Values</text:p>
          </table:table-cell>
          <table:table-cell table:style-name="Table16.A3" office:value-type="string">
            <text:p text:style-name="P27">A</text:p>
          </table:table-cell>
          <table:table-cell table:style-name="Table16.A2" office:value-type="string">
            <text:p text:style-name="P27">Return Code </text:p>
          </table:table-cell>
        </table:table-row>
        <table:table-row>
          <table:covered-table-cell/>
          <table:table-cell table:style-name="Table16.A3" office:value-type="string">
            <text:p text:style-name="P27">H</text:p>
          </table:table-cell>
          <table:table-cell table:style-name="Table16.A2" office:value-type="string">
            <text:p text:style-name="P27">Extended Error </text:p>
          </table:table-cell>
        </table:table-row>
      </table:table>
      <text:p text:style-name="Text_20_body"/>
      <text:p text:style-name="Text_20_body"><text:soft-page-break/>The Access Drive function inserts a dummy open file item in the system lock list for each drive specified in the drive vector. The drive vector is a 16-bit vector in which each possible drive is presented. Bit 0 represents drive A:, bit 1, drive B:, continuing through 15 for drive P:. </text:p>
      <text:p text:style-name="Text_20_body">The NDOS separates the drive vector into a number of drive vectors, one per server that the NDOS can find in the requester's configuration table. The NDOS then sends a logical message to each of these servers. If any of these messages result in an extended error, the function aborts. </text:p>
      <text:p text:style-name="Text_20_body">If a server's system lock list does not have enough room to fit all the dummy items for all the drives specified, or if the open file limit for the server process is exceeded, none of the items is inserted and Function 38 returns an extended error. </text:p>
      <text:p text:style-name="Text_20_body">Because the NDOS sends messages to each server in sequence, an extended error on one server does not indicate that servers accessed previously failed to insert open file items. This differs from MP/M II, where only one file system controls the entire lock list. Note that drives might have to be freed after a failure resulting from an access drive call. </text:p>
      <text:p text:style-name="Text_20_body">If the NDOS is in return error mode, an error condition on function 38 causes register A to be set to 0FFH, and register H contains one of the following codes: </text:p>
      <table:table table:name="Table17" table:style-name="Table17">
        <table:table-column table:style-name="Table17.A"/>
        <table:table-column table:style-name="Table17.B"/>
        <table:table-row>
          <table:table-cell table:style-name="Table17.A1" office:value-type="string">
            <text:p text:style-name="P27">0A</text:p>
          </table:table-cell>
          <table:table-cell table:style-name="Table17.A1" office:value-type="string">
            <text:p text:style-name="P27">Open File Limit Exceeded </text:p>
          </table:table-cell>
        </table:table-row>
        <table:table-row>
          <table:table-cell table:style-name="Table17.A1" office:value-type="string">
            <text:p text:style-name="P27">0B</text:p>
          </table:table-cell>
          <table:table-cell table:style-name="Table17.A1" office:value-type="string">
            <text:p text:style-name="P27">No Room in the System Lock List </text:p>
          </table:table-cell>
        </table:table-row>
        <table:table-row>
          <table:table-cell table:style-name="Table17.A1" office:value-type="string">
            <text:p text:style-name="P27">0C</text:p>
          </table:table-cell>
          <table:table-cell table:style-name="Table17.A1" office:value-type="string">
            <text:p text:style-name="P27">Server Not Logged In </text:p>
          </table:table-cell>
        </table:table-row>
      </table:table>
      <text:p text:style-name="Text_20_body"/>
      <text:p text:style-name="Text_20_body">Because Function 38 is meaningless to local drives under CP/NET, no call to the local BDOS is made. </text:p>
      <table:table table:name="Table18" table:style-name="Table18">
        <table:table-column table:style-name="Table18.A"/>
        <table:table-column table:style-name="Table18.B"/>
        <table:table-column table:style-name="Table18.C"/>
        <table:table-row>
          <table:table-cell table:style-name="Table18.A1" table:number-columns-spanned="3" office:value-type="string">
            <text:p text:style-name="P25">FUNCTION 39: FREE DRIVE </text:p>
          </table:table-cell>
          <table:covered-table-cell/>
          <table:covered-table-cell/>
        </table:table-row>
        <table:table-row>
          <table:table-cell table:style-name="Table18.A2" table:number-columns-spanned="3" office:value-type="string">
            <text:p text:style-name="P89">Free Specified Disk Drives </text:p>
          </table:table-cell>
          <table:covered-table-cell/>
          <table:covered-table-cell/>
        </table:table-row>
        <table:table-row>
          <table:table-cell table:style-name="Table18.A3" office:value-type="string">
            <text:p text:style-name="P27"/>
          </table:table-cell>
          <table:table-cell table:style-name="Table18.A3" office:value-type="string">
            <text:p text:style-name="P25">Register</text:p>
          </table:table-cell>
          <table:table-cell table:style-name="Table18.A2" office:value-type="string">
            <text:p text:style-name="P25">Value </text:p>
          </table:table-cell>
        </table:table-row>
        <table:table-row>
          <table:table-cell table:style-name="Table18.A3" table:number-rows-spanned="2" office:value-type="string">
            <text:p text:style-name="P25">Entry Parameters</text:p>
          </table:table-cell>
          <table:table-cell table:style-name="Table18.A3" office:value-type="string">
            <text:p text:style-name="P27">C</text:p>
          </table:table-cell>
          <table:table-cell table:style-name="Table18.A2" office:value-type="string">
            <text:p text:style-name="P27">27H </text:p>
          </table:table-cell>
        </table:table-row>
        <table:table-row>
          <table:covered-table-cell/>
          <table:table-cell table:style-name="Table18.A3" office:value-type="string">
            <text:p text:style-name="P27">DE</text:p>
          </table:table-cell>
          <table:table-cell table:style-name="Table18.A2" office:value-type="string">
            <text:p text:style-name="P27">Drive Vector </text:p>
          </table:table-cell>
        </table:table-row>
      </table:table>
      <text:p text:style-name="Text_20_body"/>
      <text:p text:style-name="Text_20_body">The Free Drive function purges servers' lock lists of all items pertaining to the drives specified. The drive vector is a 16-bit vector in which each possible drive is represented. Bit 0 represents drive A:, bit 1, drive B:, continuing through 15 for drive P:. </text:p>
      <text:p text:style-name="Text_20_body">Because dummy drive accesses, locked records, and open files are all purged, close all important files before issuing the free drive call. Otherwise, a checksum error is returned on the next file access, and data might be lost. </text:p>
      <text:p text:style-name="Text_20_body">The CP/NET CCP issues a free drive every time a program terminates. This prevents the server process associated with the requester from becoming clogged with useless files. </text:p>
      <text:p text:style-name="Text_20_body">Because Free Drive is meaningless under CP/M, the operating system ignores entries in the drive vector that specify drives local to the requester. </text:p>
      <text:p text:style-name="Text_20_body">Free Drive has no error return. </text:p>
      <table:table table:name="Table19" table:style-name="Table19">
        <table:table-column table:style-name="Table19.A"/>
        <table:table-column table:style-name="Table19.B"/>
        <table:table-column table:style-name="Table19.C"/>
        <text:soft-page-break/>
        <table:table-row>
          <table:table-cell table:style-name="Table19.A1" table:number-columns-spanned="3" office:value-type="string">
            <text:p text:style-name="P25">FUNCTION 42: LOCK RECORD </text:p>
          </table:table-cell>
          <table:covered-table-cell/>
          <table:covered-table-cell/>
        </table:table-row>
        <table:table-row>
          <table:table-cell table:style-name="Table19.A2" table:number-columns-spanned="3" office:value-type="string">
            <text:p text:style-name="P89">Lock Records in a File </text:p>
          </table:table-cell>
          <table:covered-table-cell/>
          <table:covered-table-cell/>
        </table:table-row>
        <table:table-row>
          <table:table-cell table:style-name="Table19.A3" office:value-type="string">
            <text:p text:style-name="P27"/>
          </table:table-cell>
          <table:table-cell table:style-name="Table19.A3" office:value-type="string">
            <text:p text:style-name="P25">Register</text:p>
          </table:table-cell>
          <table:table-cell table:style-name="Table19.A2" office:value-type="string">
            <text:p text:style-name="P25">Value </text:p>
          </table:table-cell>
        </table:table-row>
        <table:table-row>
          <table:table-cell table:style-name="Table19.A3" table:number-rows-spanned="2" office:value-type="string">
            <text:p text:style-name="P25">Entry Parameters</text:p>
          </table:table-cell>
          <table:table-cell table:style-name="Table19.A3" office:value-type="string">
            <text:p text:style-name="P27">C</text:p>
          </table:table-cell>
          <table:table-cell table:style-name="Table19.A2" office:value-type="string">
            <text:p text:style-name="P27">2AH </text:p>
          </table:table-cell>
        </table:table-row>
        <table:table-row>
          <table:covered-table-cell/>
          <table:table-cell table:style-name="Table19.A3" office:value-type="string">
            <text:p text:style-name="P27">DE</text:p>
          </table:table-cell>
          <table:table-cell table:style-name="Table19.A2" office:value-type="string">
            <text:p text:style-name="P27">FCB Address </text:p>
          </table:table-cell>
        </table:table-row>
        <table:table-row>
          <table:table-cell table:style-name="Table19.A3" table:number-rows-spanned="2" office:value-type="string">
            <text:p text:style-name="P25">Return Values</text:p>
          </table:table-cell>
          <table:table-cell table:style-name="Table19.A3" office:value-type="string">
            <text:p text:style-name="P27">A</text:p>
          </table:table-cell>
          <table:table-cell table:style-name="Table19.A2" office:value-type="string">
            <text:p text:style-name="P27">Return Code </text:p>
          </table:table-cell>
        </table:table-row>
        <table:table-row>
          <table:covered-table-cell/>
          <table:table-cell table:style-name="Table19.A3" office:value-type="string">
            <text:p text:style-name="P27">H</text:p>
          </table:table-cell>
          <table:table-cell table:style-name="Table19.A2" office:value-type="string">
            <text:p text:style-name="P27">Extended Error </text:p>
          </table:table-cell>
        </table:table-row>
      </table:table>
      <text:p text:style-name="Text_20_body"/>
      <text:p text:style-name="Text_20_body">The Lock Record function grants a requester exclusive write access to a specific record of a file opened in unlocked mode. Using this function, any number of requester processes can simultaneously update a common file. </text:p>
      <text:p text:style-name="Text_20_body">To lock a record, a requester application must place the logical record number to be locked in the random record field of the file's FCB. The file ID number, a two-byte value that is returned in the random record field when a file is opened in unlocked mode, must be placed in the first two bytes of the current DMA buffer. When the lock function is called, a pointer to the FCB must exist in register pair DE. </text:p>
      <text:p text:style-name="Text_20_body">The record to be locked must reside within a block currently allocated for the file. The lock fails if the record is locked by another process or requester. This prevents two processes from simultaneously updating the same record and leaving it in an indeterminate state. </text:p>
      <text:p text:style-name="Text_20_body">If a file was opened in locked mode, the Lock Record function always returns successfully, but no explicit action is taken because the whole file is locked in the first place. </text:p>
      <text:p text:style-name="Text_20_body">To use the Lock Record function, follow these steps: </text:p>
      <text:list xml:id="list8193682525772397904" text:style-name="L15">
        <text:list-item>
          <text:p text:style-name="P242">Open the file in unlocked mode. Save the file ID returned in the random record field of the open FCB. </text:p>
        </text:list-item>
        <text:list-item>
          <text:p text:style-name="P242">When the application needs to update the record, lock the record, even before attempting to read it. Reading a record that is locked by another process can result in leaving the record in an indeterminate state. If an error results because the record is locked by another process, repeat this step until the record is locked successfully. Place a timeout value on retrying the lock in case another requester has locked the record and then gone off line. </text:p>
        </text:list-item>
        <text:list-item>
          <text:p text:style-name="P242">Read the record. </text:p>
        </text:list-item>
        <text:list-item>
          <text:p text:style-name="P242">Update the record. </text:p>
        </text:list-item>
        <text:list-item>
          <text:p text:style-name="P242">Write the record back. </text:p>
        </text:list-item>
        <text:list-item>
          <text:p text:style-name="P201">Unlock the record. </text:p>
        </text:list-item>
      </text:list>
      <text:p text:style-name="Text_20_body">The Lock Record function returns a 0 in register A if successful. Otherwise, the Lock Record function returns one of the following error codes in register A: </text:p>
      <table:table table:name="Table20" table:style-name="Table20">
        <table:table-column table:style-name="Table20.A"/>
        <table:table-column table:style-name="Table20.B"/>
        <table:table-row>
          <table:table-cell table:style-name="Table20.A1" office:value-type="string">
            <text:p text:style-name="P157">01</text:p>
          </table:table-cell>
          <table:table-cell table:style-name="Table20.A1" office:value-type="string">
            <text:p text:style-name="P157">Reading Unwritten Data </text:p>
          </table:table-cell>
        </table:table-row>
        <table:table-row>
          <table:table-cell table:style-name="Table20.A1" office:value-type="string">
            <text:p text:style-name="P157">03</text:p>
          </table:table-cell>
          <table:table-cell table:style-name="Table20.A1" office:value-type="string">
            <text:p text:style-name="P157">Cannot Close Current Extent to Access Extent Specified </text:p>
          </table:table-cell>
        </table:table-row>
        <table:table-row>
          <table:table-cell table:style-name="Table20.A1" office:value-type="string">
            <text:p text:style-name="P157">04</text:p>
          </table:table-cell>
          <table:table-cell table:style-name="Table20.A1" office:value-type="string">
            <text:p text:style-name="P157">Seek to an Unwritten Extent </text:p>
          </table:table-cell>
        </table:table-row>
        <table:table-row>
          <table:table-cell table:style-name="Table20.A1" office:value-type="string">
            <text:p text:style-name="P157">06</text:p>
          </table:table-cell>
          <table:table-cell table:style-name="Table20.A1" office:value-type="string">
            <text:p text:style-name="P157">Random Record Number Greater than 3FFFF </text:p>
          </table:table-cell>
        </table:table-row>
        <table:table-row>
          <table:table-cell table:style-name="Table20.A1" office:value-type="string">
            <text:p text:style-name="P157">08</text:p>
          </table:table-cell>
          <table:table-cell table:style-name="Table20.A1" office:value-type="string">
            <text:p text:style-name="P157">Record Locked by Another Process </text:p>
          </table:table-cell>
        </table:table-row>
        <table:table-row>
          <table:table-cell table:style-name="Table20.A1" office:value-type="string">
            <text:p text:style-name="P157">0A</text:p>
          </table:table-cell>
          <table:table-cell table:style-name="Table20.A1" office:value-type="string">
            <text:p text:style-name="P157">FCB Checksum Error </text:p>
          </table:table-cell>
        </table:table-row>
        <table:table-row>
          <table:table-cell table:style-name="Table20.A1" office:value-type="string">
            <text:p text:style-name="P157">0B</text:p>
          </table:table-cell>
          <table:table-cell table:style-name="Table20.A1" office:value-type="string">
            <text:p text:style-name="P157">Unlock File Verification Error </text:p>
          </table:table-cell>
        </table:table-row>
        <text:soft-page-break/>
        <table:table-row>
          <table:table-cell table:style-name="Table20.A1" office:value-type="string">
            <text:p text:style-name="P157">0C</text:p>
          </table:table-cell>
          <table:table-cell table:style-name="Table20.A1" office:value-type="string">
            <text:p text:style-name="P157">Process Record Lock Limit Exceeded </text:p>
          </table:table-cell>
        </table:table-row>
        <table:table-row>
          <table:table-cell table:style-name="Table20.A1" office:value-type="string">
            <text:p text:style-name="P157">0D</text:p>
          </table:table-cell>
          <table:table-cell table:style-name="Table20.A1" office:value-type="string">
            <text:p text:style-name="P157">Invalid File ID in the DMA Buffer </text:p>
          </table:table-cell>
        </table:table-row>
        <table:table-row>
          <table:table-cell table:style-name="Table20.A1" office:value-type="string">
            <text:p text:style-name="P157">0E</text:p>
          </table:table-cell>
          <table:table-cell table:style-name="Table20.A1" office:value-type="string">
            <text:p text:style-name="P157">No Room on the System Lock List </text:p>
          </table:table-cell>
        </table:table-row>
        <table:table-row>
          <table:table-cell table:style-name="Table20.A1" office:value-type="string">
            <text:p text:style-name="P157">FF</text:p>
          </table:table-cell>
          <table:table-cell table:style-name="Table20.A1" office:value-type="string">
            <text:p text:style-name="P157">Extended Error </text:p>
          </table:table-cell>
        </table:table-row>
      </table:table>
      <text:p text:style-name="Text_20_body"/>
      <text:p text:style-name="Text_20_body">These extended errors can occur: </text:p>
      <table:table table:name="Table21" table:style-name="Table21">
        <table:table-column table:style-name="Table21.A"/>
        <table:table-column table:style-name="Table21.B"/>
        <table:table-row>
          <table:table-cell table:style-name="Table21.A1" office:value-type="string">
            <text:p text:style-name="P27">01</text:p>
          </table:table-cell>
          <table:table-cell table:style-name="Table21.A1" office:value-type="string">
            <text:p text:style-name="P27">Permanent Error </text:p>
          </table:table-cell>
        </table:table-row>
        <table:table-row>
          <table:table-cell table:style-name="Table21.A1" office:value-type="string">
            <text:p text:style-name="P27">04</text:p>
          </table:table-cell>
          <table:table-cell table:style-name="Table21.A1" office:value-type="string">
            <text:p text:style-name="P27">Select Error </text:p>
          </table:table-cell>
        </table:table-row>
        <table:table-row>
          <table:table-cell table:style-name="Table21.A1" office:value-type="string">
            <text:p text:style-name="P27">0C</text:p>
          </table:table-cell>
          <table:table-cell table:style-name="Table21.A1" office:value-type="string">
            <text:p text:style-name="P27">Requester Not Logged In to Server </text:p>
          </table:table-cell>
        </table:table-row>
      </table:table>
      <text:p text:style-name="Text_20_body"/>
      <text:p text:style-name="Text_20_body">The Lock Record function has no meaning when a drive local to the requester is referenced. The function returns with register A set to 0. </text:p>
      <table:table table:name="Table22" table:style-name="Table22">
        <table:table-column table:style-name="Table22.A"/>
        <table:table-column table:style-name="Table22.B"/>
        <table:table-column table:style-name="Table22.C"/>
        <table:table-row>
          <table:table-cell table:style-name="Table22.A1" table:number-columns-spanned="3" office:value-type="string">
            <text:p text:style-name="P25">FUNCTION 43: UNLOCK RECORD </text:p>
          </table:table-cell>
          <table:covered-table-cell/>
          <table:covered-table-cell/>
        </table:table-row>
        <table:table-row>
          <table:table-cell table:style-name="Table22.A2" table:number-columns-spanned="3" office:value-type="string">
            <text:p text:style-name="P89">Unlock Records in a File </text:p>
          </table:table-cell>
          <table:covered-table-cell/>
          <table:covered-table-cell/>
        </table:table-row>
        <table:table-row>
          <table:table-cell table:style-name="Table22.A3" office:value-type="string">
            <text:p text:style-name="P27"> </text:p>
          </table:table-cell>
          <table:table-cell table:style-name="Table22.A3" office:value-type="string">
            <text:p text:style-name="P25">Register</text:p>
          </table:table-cell>
          <table:table-cell table:style-name="Table22.A2" office:value-type="string">
            <text:p text:style-name="P25">Value </text:p>
          </table:table-cell>
        </table:table-row>
        <table:table-row>
          <table:table-cell table:style-name="Table22.A3" table:number-rows-spanned="2" office:value-type="string">
            <text:p text:style-name="P25">Entry Parameters</text:p>
          </table:table-cell>
          <table:table-cell table:style-name="Table22.A3" office:value-type="string">
            <text:p text:style-name="P27">C</text:p>
          </table:table-cell>
          <table:table-cell table:style-name="Table22.A2" office:value-type="string">
            <text:p text:style-name="P27">2BH </text:p>
          </table:table-cell>
        </table:table-row>
        <table:table-row>
          <table:covered-table-cell/>
          <table:table-cell table:style-name="Table22.A3" office:value-type="string">
            <text:p text:style-name="P27">DE</text:p>
          </table:table-cell>
          <table:table-cell table:style-name="Table22.A2" office:value-type="string">
            <text:p text:style-name="P27">FCB Address </text:p>
          </table:table-cell>
        </table:table-row>
        <table:table-row>
          <table:table-cell table:style-name="Table22.A3" table:number-rows-spanned="2" office:value-type="string">
            <text:p text:style-name="P25">Return Values</text:p>
          </table:table-cell>
          <table:table-cell table:style-name="Table22.A3" office:value-type="string">
            <text:p text:style-name="P27">A</text:p>
          </table:table-cell>
          <table:table-cell table:style-name="Table22.A2" office:value-type="string">
            <text:p text:style-name="P27">Return Code </text:p>
          </table:table-cell>
        </table:table-row>
        <table:table-row>
          <table:covered-table-cell/>
          <table:table-cell table:style-name="Table22.A3" office:value-type="string">
            <text:p text:style-name="P27">H</text:p>
          </table:table-cell>
          <table:table-cell table:style-name="Table22.C7" office:value-type="string">
            <text:p text:style-name="P27">Extended Error </text:p>
          </table:table-cell>
        </table:table-row>
      </table:table>
      <text:p text:style-name="Text_20_body"/>
      <text:p text:style-name="Text_20_body">The Unlock Record function releases a previously locked record, allowing it to be locked and written to by another requester. The record to be unlocked must be placed in the random record field of the file's FCB. The file ID is a two-byte value that is returned in the random field when a file is opened in unlocked mode. The file ID must be placed in the first two bytes of the current DMA buffer. Register pair DE must contain a pointer to the FCB. </text:p>
      <text:p text:style-name="Text_20_body">The Unlock Record function returns successfully if </text:p>
      <text:list xml:id="list8333516750753191557" text:style-name="L16">
        <text:list-item>
          <text:p text:style-name="P243">the file was opened in locked mode. </text:p>
        </text:list-item>
        <text:list-item>
          <text:p text:style-name="P243">the record specified is already unlocked. </text:p>
        </text:list-item>
        <text:list-item>
          <text:p text:style-name="P202">the record is locked by another process. </text:p>
        </text:list-item>
      </text:list>
      <text:p text:style-name="Text_20_body">In all these cases, no action is performed. </text:p>
      <text:p text:style-name="Text_20_body">Do not unlock a record until the requester's application program has finished updating the locked record and has written it back out to the file. Otherwise, another process might inadvertently destroy the updated information. </text:p>
      <text:p text:style-name="Text_20_body">The Unlock Record function returns a 0 in register A if Successful. Otherwise, the function returns one of the following error codes in register A: </text:p>
      <table:table table:name="Table23" table:style-name="Table23">
        <table:table-column table:style-name="Table23.A"/>
        <table:table-column table:style-name="Table23.B"/>
        <table:table-row>
          <table:table-cell table:style-name="Table23.A1" office:value-type="string">
            <text:p text:style-name="P27">01</text:p>
          </table:table-cell>
          <table:table-cell table:style-name="Table23.A1" office:value-type="string">
            <text:p text:style-name="P27">Reading Unwritten Data </text:p>
          </table:table-cell>
        </table:table-row>
        <table:table-row>
          <table:table-cell table:style-name="Table23.A1" office:value-type="string">
            <text:p text:style-name="P27">03</text:p>
          </table:table-cell>
          <table:table-cell table:style-name="Table23.A1" office:value-type="string">
            <text:p text:style-name="P27">Cannot Close Current Extent to Access Extent Specified </text:p>
          </table:table-cell>
        </table:table-row>
        <text:soft-page-break/>
        <table:table-row>
          <table:table-cell table:style-name="Table23.A1" office:value-type="string">
            <text:p text:style-name="P27">04</text:p>
          </table:table-cell>
          <table:table-cell table:style-name="Table23.A1" office:value-type="string">
            <text:p text:style-name="P27">Seek to an Unwritten Extent </text:p>
          </table:table-cell>
        </table:table-row>
        <table:table-row>
          <table:table-cell table:style-name="Table23.A1" office:value-type="string">
            <text:p text:style-name="P27">06</text:p>
          </table:table-cell>
          <table:table-cell table:style-name="Table23.A1" office:value-type="string">
            <text:p text:style-name="P27">Random Record Number Greater than 3FFFF </text:p>
          </table:table-cell>
        </table:table-row>
        <table:table-row>
          <table:table-cell table:style-name="Table23.A1" office:value-type="string">
            <text:p text:style-name="P27">0A</text:p>
          </table:table-cell>
          <table:table-cell table:style-name="Table23.A1" office:value-type="string">
            <text:p text:style-name="P27">FCB Checksum Error </text:p>
          </table:table-cell>
        </table:table-row>
        <table:table-row>
          <table:table-cell table:style-name="Table23.A1" office:value-type="string">
            <text:p text:style-name="P27">0B</text:p>
          </table:table-cell>
          <table:table-cell table:style-name="Table23.A1" office:value-type="string">
            <text:p text:style-name="P27">Unlock File Verification Error </text:p>
          </table:table-cell>
        </table:table-row>
        <table:table-row>
          <table:table-cell table:style-name="Table23.A1" office:value-type="string">
            <text:p text:style-name="P27">0D</text:p>
          </table:table-cell>
          <table:table-cell table:style-name="Table23.A1" office:value-type="string">
            <text:p text:style-name="P27">Invalid File ID in the DMA Buffer </text:p>
          </table:table-cell>
        </table:table-row>
        <table:table-row>
          <table:table-cell table:style-name="Table23.A1" office:value-type="string">
            <text:p text:style-name="P27">FF</text:p>
          </table:table-cell>
          <table:table-cell table:style-name="Table23.A1" office:value-type="string">
            <text:p text:style-name="P27">Extended Error </text:p>
          </table:table-cell>
        </table:table-row>
      </table:table>
      <text:p text:style-name="Text_20_body"/>
      <text:p text:style-name="Text_20_body">These extended errors can occur: </text:p>
      <table:table table:name="Table24" table:style-name="Table24">
        <table:table-column table:style-name="Table24.A"/>
        <table:table-column table:style-name="Table24.B"/>
        <table:table-row>
          <table:table-cell table:style-name="Table24.A1" office:value-type="string">
            <text:p text:style-name="P27">01</text:p>
          </table:table-cell>
          <table:table-cell table:style-name="Table24.A1" office:value-type="string">
            <text:p text:style-name="P27">Permanent Error </text:p>
          </table:table-cell>
        </table:table-row>
        <table:table-row>
          <table:table-cell table:style-name="Table24.A1" office:value-type="string">
            <text:p text:style-name="P27">04</text:p>
          </table:table-cell>
          <table:table-cell table:style-name="Table24.A1" office:value-type="string">
            <text:p text:style-name="P27">Select Error </text:p>
          </table:table-cell>
        </table:table-row>
        <table:table-row>
          <table:table-cell table:style-name="Table24.A1" office:value-type="string">
            <text:p text:style-name="P27">0C</text:p>
          </table:table-cell>
          <table:table-cell table:style-name="Table24.A1" office:value-type="string">
            <text:p text:style-name="P27">Server Not Logged In </text:p>
          </table:table-cell>
        </table:table-row>
      </table:table>
      <text:p text:style-name="Text_20_body"/>
      <text:p text:style-name="Text_20_body">The Unlock Record function is meaningless when it references a requester's local drive; it returns a 0 in register A. </text:p>
      <table:table table:name="Table25" table:style-name="Table25">
        <table:table-column table:style-name="Table25.A"/>
        <table:table-column table:style-name="Table25.B"/>
        <table:table-column table:style-name="Table25.C"/>
        <table:table-row>
          <table:table-cell table:style-name="Table25.A1" table:number-columns-spanned="3" office:value-type="string">
            <text:p text:style-name="P25">FUNCTION 45: SET BDOS ERROR MODE </text:p>
          </table:table-cell>
          <table:covered-table-cell/>
          <table:covered-table-cell/>
        </table:table-row>
        <table:table-row>
          <table:table-cell table:style-name="Table25.A2" table:number-columns-spanned="3" office:value-type="string">
            <text:p text:style-name="P27">Defines CP/NET Error Handling </text:p>
          </table:table-cell>
          <table:covered-table-cell/>
          <table:covered-table-cell/>
        </table:table-row>
        <table:table-row>
          <table:table-cell table:style-name="Table25.A3" office:value-type="string">
            <text:p text:style-name="P27"> </text:p>
          </table:table-cell>
          <table:table-cell table:style-name="Table25.A3" office:value-type="string">
            <text:p text:style-name="P25">Register</text:p>
          </table:table-cell>
          <table:table-cell table:style-name="Table25.A2" office:value-type="string">
            <text:p text:style-name="P25">Value </text:p>
          </table:table-cell>
        </table:table-row>
        <table:table-row>
          <table:table-cell table:style-name="Table25.A3" table:number-rows-spanned="2" office:value-type="string">
            <text:p text:style-name="P25">Entry Parameters</text:p>
          </table:table-cell>
          <table:table-cell table:style-name="Table25.A3" office:value-type="string">
            <text:p text:style-name="P27">C</text:p>
          </table:table-cell>
          <table:table-cell table:style-name="Table25.A2" office:value-type="string">
            <text:p text:style-name="P27">2DH </text:p>
          </table:table-cell>
        </table:table-row>
        <table:table-row>
          <table:covered-table-cell/>
          <table:table-cell table:style-name="Table25.A3" office:value-type="string">
            <text:p text:style-name="P27">E</text:p>
          </table:table-cell>
          <table:table-cell table:style-name="Table25.A2" office:value-type="string">
            <text:p text:style-name="P27">Error Mode </text:p>
          </table:table-cell>
        </table:table-row>
      </table:table>
      <text:p text:style-name="Text_20_body"/>
      <text:p text:style-name="Text_20_body">The Set BDOS Error Mode function provides the NDOS with these options: </text:p>
      <text:list xml:id="list7387369822611386828" text:style-name="L17">
        <text:list-item>
          <text:p text:style-name="P244">aborting on extended errors </text:p>
        </text:list-item>
        <text:list-item>
          <text:p text:style-name="P244">returning the extended error to the calling application for handling </text:p>
        </text:list-item>
        <text:list-item>
          <text:p text:style-name="P203">returning the error to the application and displaying it on the console </text:p>
        </text:list-item>
      </text:list>
      <text:p text:style-name="Text_20_body">All requester application programs are initially loaded in a default environment that causes the NDOS to abort on extended errors and to display the extended error code. Use Function 45 to change this default mode, according to the contents of register E. </text:p>
      <text:p text:style-name="P4"><text:bookmark text:name="Table3_2"/></text:p>
      <table:table table:name="Table26" table:style-name="Table26">
        <table:table-column table:style-name="Table26.A"/>
        <table:table-column table:style-name="Table26.B"/>
        <table:table-row>
          <table:table-cell table:style-name="Table26.A1" office:value-type="string">
            <text:p text:style-name="P25">Register</text:p>
          </table:table-cell>
          <table:table-cell table:style-name="Table26.B1" office:value-type="string">
            <text:p text:style-name="P25">Explanation </text:p>
          </table:table-cell>
        </table:table-row>
        <table:table-row>
          <table:table-cell table:style-name="Table26.A2" office:value-type="string">
            <text:p text:style-name="P27">0FFH</text:p>
          </table:table-cell>
          <table:table-cell table:style-name="Table26.B2" office:value-type="string">
            <text:p text:style-name="P27">Return Error Mode. BDOS returns extended errors coming from the network to the application program. Register A is set to 0FFH, and register H contains the extended error code. No error message is displayed on the console. </text:p>
          </table:table-cell>
        </table:table-row>
        <table:table-row>
          <table:table-cell table:style-name="Table26.A2" office:value-type="string">
            <text:p text:style-name="P27">0FEH</text:p>
          </table:table-cell>
          <table:table-cell table:style-name="Table26.B2" office:value-type="string">
            <text:p text:style-name="P27">Return and Display Mode. BDOS returns the extended error in the same manner as in Return Error Mode, but also displays an extended error message. </text:p>
          </table:table-cell>
        </table:table-row>
        <table:table-row>
          <table:table-cell table:style-name="Table26.A2" office:value-type="string">
            <text:p text:style-name="P27">Any Other Value</text:p>
          </table:table-cell>
          <table:table-cell table:style-name="Table26.B2" office:value-type="string">
            <text:p text:style-name="P27">Default Mode. </text:p>
          </table:table-cell>
        </table:table-row>
      </table:table>
      <text:p text:style-name="P3">Table 3-2. BDOS Error Modes</text:p>
      <text:p text:style-name="Text_20_body"/>
      <text:p text:style-name="Text_20_body"><text:soft-page-break/>Function 45 is not implemented across the network. The NDOS maintains its own internal error mode flag and acts upon returning network messages according to that flag. </text:p>
      <text:p text:style-name="Text_20_body">The Set BDOS Error Mode function has no effect on physical errors returned by the requester's local BIOS. These errors always display an error message, then they give the user the option of aborting the application program or continuing. </text:p>
      <table:table table:name="Table27" table:style-name="Table27">
        <table:table-column table:style-name="Table27.A"/>
        <table:table-column table:style-name="Table27.B"/>
        <table:table-column table:style-name="Table27.C"/>
        <table:table-row>
          <table:table-cell table:style-name="Table27.A1" table:number-columns-spanned="3" office:value-type="string">
            <text:p text:style-name="P25">FUNCTION 64: LOGIN </text:p>
          </table:table-cell>
          <table:covered-table-cell/>
          <table:covered-table-cell/>
        </table:table-row>
        <table:table-row>
          <table:table-cell table:style-name="Table27.A2" table:number-columns-spanned="3" office:value-type="string">
            <text:p text:style-name="P89">Initiate Session Between a Requester and a Server </text:p>
          </table:table-cell>
          <table:covered-table-cell/>
          <table:covered-table-cell/>
        </table:table-row>
        <table:table-row>
          <table:table-cell table:style-name="Table27.A3" office:value-type="string">
            <text:p text:style-name="P27"> </text:p>
          </table:table-cell>
          <table:table-cell table:style-name="Table27.A3" office:value-type="string">
            <text:p text:style-name="P25">Register</text:p>
          </table:table-cell>
          <table:table-cell table:style-name="Table27.A2" office:value-type="string">
            <text:p text:style-name="P25">Value </text:p>
          </table:table-cell>
        </table:table-row>
        <table:table-row>
          <table:table-cell table:style-name="Table27.A3" table:number-rows-spanned="2" office:value-type="string">
            <text:p text:style-name="P25">Entry Parameters</text:p>
          </table:table-cell>
          <table:table-cell table:style-name="Table27.A3" office:value-type="string">
            <text:p text:style-name="P27">C</text:p>
          </table:table-cell>
          <table:table-cell table:style-name="Table27.A2" office:value-type="string">
            <text:p text:style-name="P27">40H </text:p>
          </table:table-cell>
        </table:table-row>
        <table:table-row>
          <table:covered-table-cell/>
          <table:table-cell table:style-name="Table27.A3" office:value-type="string">
            <text:p text:style-name="P27">DE</text:p>
          </table:table-cell>
          <table:table-cell table:style-name="Table27.A2" office:value-type="string">
            <text:p text:style-name="P27">Ptr to Login Msg </text:p>
          </table:table-cell>
        </table:table-row>
        <table:table-row>
          <table:table-cell table:style-name="Table27.A3" office:value-type="string">
            <text:p text:style-name="P25">Return Values</text:p>
          </table:table-cell>
          <table:table-cell table:style-name="Table27.A3" office:value-type="string">
            <text:p text:style-name="P27">A</text:p>
          </table:table-cell>
          <table:table-cell table:style-name="Table27.A2" office:value-type="string">
            <text:p text:style-name="P27">Return Code </text:p>
          </table:table-cell>
        </table:table-row>
      </table:table>
      <text:p text:style-name="Text_20_body"/>
      <text:p text:style-name="Text_20_body">The Login function identifies a requester to a server and initiates a session with that server. The Login function must always be successfully called before a requester can access a server's resources. Register pair DE must contain a pointer to a data structure that contains the following two fields: </text:p>
      <table:table table:name="Table28" table:style-name="Table28">
        <table:table-column table:style-name="Table28.A"/>
        <table:table-column table:style-name="Table28.B"/>
        <table:table-row>
          <table:table-cell table:style-name="Table28.A1" office:value-type="string">
            <text:p text:style-name="P27">00-00</text:p>
          </table:table-cell>
          <table:table-cell table:style-name="Table28.A1" office:value-type="string">
            <text:p text:style-name="P27">Server ID byte </text:p>
          </table:table-cell>
        </table:table-row>
        <table:table-row>
          <table:table-cell table:style-name="Table28.A1" office:value-type="string">
            <text:p text:style-name="P27">01-08</text:p>
          </table:table-cell>
          <table:table-cell table:style-name="Table28.A1" office:value-type="string">
            <text:p text:style-name="P27">Password </text:p>
          </table:table-cell>
        </table:table-row>
      </table:table>
      <text:p text:style-name="Text_20_body"/>
      <text:p text:style-name="Text_20_body">The NDOS uses this structure to construct a logical LOGIN message to the server specified. Only the LOGIN message can be passed to the SERVER module without generating an extended error 0C, requester not logged in. </text:p>
      <text:p text:style-name="Text_20_body">The server checks to see whether the password matches the password defined in the server configuration table. The server then scans the configuration table to find out whether logging in another requester exceeds the number of servers present in the system. If a server exists for the requester, and the password matches, the NDOS returns a 0 in register A. Otherwise, an error is flagged by returning an 0FFH in register A. The NDOS also returns a 0 in register A if the requester is already logged in. </text:p>
      <table:table table:name="Table29" table:style-name="Table29">
        <table:table-column table:style-name="Table29.A"/>
        <table:table-column table:style-name="Table29.B"/>
        <table:table-column table:style-name="Table29.C"/>
        <table:table-row>
          <table:table-cell table:style-name="Table29.A1" table:number-columns-spanned="3" office:value-type="string">
            <text:p text:style-name="P25">FUNCTION 65: LOGOFF </text:p>
          </table:table-cell>
          <table:covered-table-cell/>
          <table:covered-table-cell/>
        </table:table-row>
        <table:table-row>
          <table:table-cell table:style-name="Table29.A2" table:number-columns-spanned="3" office:value-type="string">
            <text:p text:style-name="P89">Terminate a Session Between a Requester and a Server </text:p>
          </table:table-cell>
          <table:covered-table-cell/>
          <table:covered-table-cell/>
        </table:table-row>
        <table:table-row>
          <table:table-cell table:style-name="Table29.A3" office:value-type="string">
            <text:p text:style-name="P27"> </text:p>
          </table:table-cell>
          <table:table-cell table:style-name="Table29.A3" office:value-type="string">
            <text:p text:style-name="P25">Register</text:p>
          </table:table-cell>
          <table:table-cell table:style-name="Table29.A2" office:value-type="string">
            <text:p text:style-name="P25">Value </text:p>
          </table:table-cell>
        </table:table-row>
        <table:table-row>
          <table:table-cell table:style-name="Table29.A3" table:number-rows-spanned="2" office:value-type="string">
            <text:p text:style-name="P25">Entry Parameters</text:p>
          </table:table-cell>
          <table:table-cell table:style-name="Table29.A3" office:value-type="string">
            <text:p text:style-name="P27">C</text:p>
          </table:table-cell>
          <table:table-cell table:style-name="Table29.A2" office:value-type="string">
            <text:p text:style-name="P27">41H </text:p>
          </table:table-cell>
        </table:table-row>
        <table:table-row>
          <table:covered-table-cell/>
          <table:table-cell table:style-name="Table29.A3" office:value-type="string">
            <text:p text:style-name="P27">E</text:p>
          </table:table-cell>
          <table:table-cell table:style-name="Table29.A2" office:value-type="string">
            <text:p text:style-name="P27">Server ID </text:p>
          </table:table-cell>
        </table:table-row>
        <table:table-row>
          <table:table-cell table:style-name="Table29.A3" table:number-rows-spanned="2" office:value-type="string">
            <text:p text:style-name="P25">Return Values</text:p>
          </table:table-cell>
          <table:table-cell table:style-name="Table29.A3" office:value-type="string">
            <text:p text:style-name="P27">A</text:p>
          </table:table-cell>
          <table:table-cell table:style-name="Table29.A2" office:value-type="string">
            <text:p text:style-name="P27">Return Code </text:p>
          </table:table-cell>
        </table:table-row>
        <table:table-row>
          <table:covered-table-cell/>
          <table:table-cell table:style-name="Table29.A3" office:value-type="string">
            <text:p text:style-name="P27">H</text:p>
          </table:table-cell>
          <table:table-cell table:style-name="Table29.A2" office:value-type="string">
            <text:p text:style-name="P27">Extended Error </text:p>
          </table:table-cell>
        </table:table-row>
      </table:table>
      <text:p text:style-name="Text_20_body"/>
      <text:p text:style-name="Text_20_body">The Logoff function completes a session and breaks the logical binding between the server specified in register E and the calling requester. Once a Logoff has been performed, the server process is free to begin a session with another requester, if the the server's NETWRKIF can support the dynamic binding of requester <text:soft-page-break/>nodes to server processes. </text:p>
      <text:p text:style-name="Text_20_body">Function 65 returns a 0 if successful. It returns an extended error 0C, requester not logged on to server, if unsuccessful. </text:p>
      <table:table table:name="Table30" table:style-name="Table30">
        <table:table-column table:style-name="Table30.A"/>
        <table:table-column table:style-name="Table30.B"/>
        <table:table-column table:style-name="Table30.C"/>
        <table:table-row>
          <table:table-cell table:style-name="Table30.A1" table:number-columns-spanned="3" office:value-type="string">
            <text:p text:style-name="P25">FUNCTION 66: SEND MESSAGE ON NETWORK </text:p>
          </table:table-cell>
          <table:covered-table-cell/>
          <table:covered-table-cell/>
        </table:table-row>
        <table:table-row>
          <table:table-cell table:style-name="Table30.A2" table:number-columns-spanned="3" office:value-type="string">
            <text:p text:style-name="P89">Send a Message to Another Network Node </text:p>
          </table:table-cell>
          <table:covered-table-cell/>
          <table:covered-table-cell/>
        </table:table-row>
        <table:table-row>
          <table:table-cell table:style-name="Table30.A3" office:value-type="string">
            <text:p text:style-name="P27"> </text:p>
          </table:table-cell>
          <table:table-cell table:style-name="Table30.A3" office:value-type="string">
            <text:p text:style-name="P25">Register</text:p>
          </table:table-cell>
          <table:table-cell table:style-name="Table30.A2" office:value-type="string">
            <text:p text:style-name="P25">Value </text:p>
          </table:table-cell>
        </table:table-row>
        <table:table-row>
          <table:table-cell table:style-name="Table30.A3" table:number-rows-spanned="2" office:value-type="string">
            <text:p text:style-name="P25">Entry Parameters</text:p>
          </table:table-cell>
          <table:table-cell table:style-name="Table30.A3" office:value-type="string">
            <text:p text:style-name="P27">C</text:p>
          </table:table-cell>
          <table:table-cell table:style-name="Table30.A2" office:value-type="string">
            <text:p text:style-name="P27">42H </text:p>
          </table:table-cell>
        </table:table-row>
        <table:table-row>
          <table:covered-table-cell/>
          <table:table-cell table:style-name="Table30.A3" office:value-type="string">
            <text:p text:style-name="P27">DE</text:p>
          </table:table-cell>
          <table:table-cell table:style-name="Table30.A2" office:value-type="string">
            <text:p text:style-name="P27">Pointer to Message </text:p>
          </table:table-cell>
        </table:table-row>
        <table:table-row>
          <table:table-cell table:style-name="Table30.A3" office:value-type="string">
            <text:p text:style-name="P25">Return Values</text:p>
          </table:table-cell>
          <table:table-cell table:style-name="Table30.A3" office:value-type="string">
            <text:p text:style-name="P27">A</text:p>
          </table:table-cell>
          <table:table-cell table:style-name="Table30.A2" office:value-type="string">
            <text:p text:style-name="P27">Return Code </text:p>
          </table:table-cell>
        </table:table-row>
      </table:table>
      <text:p text:style-name="Text_20_body"/>
      <text:p text:style-name="Text_20_body">The Send Message on Network function sends messages across the network that might have no defined function on the MP/M II server. This allows applications to be written under CP/NET that use non CP/NET messages. Point-to-point communications packages, special electronic mail systems, implementation of requester synchronization functions, and special print spooling systems are examples of such applications. </text:p>
      <text:p text:style-name="Text_20_body">To use Function 66, the address of the message to be sent must be passed in register pair DE. The message pointed to might have the standard CP/NET structure of FMT, DID, SID, FNC, SIZ, and MSG, or it might take some nonstandard format. In the latter case, the SNIOS must be able to recognize the nonstandard message and send it properly. </text:p>
      <text:p text:style-name="Text_20_body">Unlike the usual CP/NET session protocol, the Send Message on Network function does not automatically attempt to receive a response to the message that was sent. So an application can send throw-away messages that do not require a logical acknowledgment or response. You can also define message types that can be broadcast to every node in the network. </text:p>
      <text:p text:style-name="Text_20_body">If an application requires a logical response to a message sent using Function 66, make an explicit call to Function 67 (Receive Message on Network). </text:p>
      <text:p text:style-name="Text_20_body">As a rule, set the FMT field of the message header of any nonstandard message sent through a CP/NET system to a value other than those reserved for use by Digital Research. Future releases can then run applications using Function 66, with minimal modification. </text:p>
      <text:p text:style-name="Text_20_body">Function 66 returns an FF in registers A, H, and L if a network error occurred and the message was not sent. </text:p>
      <table:table table:name="Table31" table:style-name="Table31">
        <table:table-column table:style-name="Table31.A"/>
        <table:table-column table:style-name="Table31.B"/>
        <table:table-column table:style-name="Table31.C"/>
        <table:table-row>
          <table:table-cell table:style-name="Table31.A1" table:number-columns-spanned="3" office:value-type="string">
            <text:p text:style-name="P25">FUNCTION 67: RECEIVE MESSAGE ON NETWORK </text:p>
          </table:table-cell>
          <table:covered-table-cell/>
          <table:covered-table-cell/>
        </table:table-row>
        <table:table-row>
          <table:table-cell table:style-name="Table31.A2" table:number-columns-spanned="3" office:value-type="string">
            <text:p text:style-name="P89">Receive Message from Another Network Node </text:p>
          </table:table-cell>
          <table:covered-table-cell/>
          <table:covered-table-cell/>
        </table:table-row>
        <table:table-row>
          <table:table-cell table:style-name="Table31.A3" office:value-type="string">
            <text:p text:style-name="P27"> </text:p>
          </table:table-cell>
          <table:table-cell table:style-name="Table31.A3" office:value-type="string">
            <text:p text:style-name="P25">Register</text:p>
          </table:table-cell>
          <table:table-cell table:style-name="Table31.A2" office:value-type="string">
            <text:p text:style-name="P25">Value </text:p>
          </table:table-cell>
        </table:table-row>
        <table:table-row>
          <table:table-cell table:style-name="Table31.A3" table:number-rows-spanned="2" office:value-type="string">
            <text:p text:style-name="P25">Entry Parameters</text:p>
          </table:table-cell>
          <table:table-cell table:style-name="Table31.A3" office:value-type="string">
            <text:p text:style-name="P27">C</text:p>
          </table:table-cell>
          <table:table-cell table:style-name="Table31.A2" office:value-type="string">
            <text:p text:style-name="P27">43H </text:p>
          </table:table-cell>
        </table:table-row>
        <table:table-row>
          <table:covered-table-cell/>
          <table:table-cell table:style-name="Table31.A3" office:value-type="string">
            <text:p text:style-name="P27">DE</text:p>
          </table:table-cell>
          <table:table-cell table:style-name="Table31.A2" office:value-type="string">
            <text:p text:style-name="P27">Receive Buffer Address </text:p>
          </table:table-cell>
        </table:table-row>
        <table:table-row>
          <table:table-cell table:style-name="Table31.A3" office:value-type="string">
            <text:p text:style-name="P25">Return Values</text:p>
          </table:table-cell>
          <table:table-cell table:style-name="Table31.A3" office:value-type="string">
            <text:p text:style-name="P27">A</text:p>
          </table:table-cell>
          <table:table-cell table:style-name="Table31.A2" office:value-type="string">
            <text:p text:style-name="P27">Return Code </text:p>
          </table:table-cell>
        </table:table-row>
      </table:table>
      <text:p text:style-name="Text_20_body"/>
      <text:p text:style-name="Text_20_body">The Receive Message on Network function is the counterpart of Function 66, Send Message on Network. Invoke it immediately after performing a send message if a logical response is expected. Function 67 can also <text:soft-page-break/>be used to wait for an unsolicited message from another node. </text:p>
      <text:p text:style-name="Text_20_body">To use Function 67, an application must pass a pointer to a buffer area into which the message can be received in register DE. Upon return, registers A, H, and L are set to 0FFH if the function failed to receive the message properly. </text:p>
      <text:p text:style-name="Text_20_body">Like Function 66, Function 67 can handle nonstandard messages across a CP/NET network, provided that the requester's SNIOS is equipped to handle them. For a more detailed discussion on how to use Functions 66 and 67, see section 3.4. </text:p>
      <table:table table:name="Table32" table:style-name="Table32">
        <table:table-column table:style-name="Table32.A"/>
        <table:table-column table:style-name="Table32.B"/>
        <table:table-column table:style-name="Table32.C"/>
        <table:table-row>
          <table:table-cell table:style-name="Table32.A1" table:number-columns-spanned="3" office:value-type="string">
            <text:p text:style-name="P25">FUNCTION 68: GET NETWORK STATUS </text:p>
          </table:table-cell>
          <table:covered-table-cell/>
          <table:covered-table-cell/>
        </table:table-row>
        <table:table-row>
          <table:table-cell table:style-name="Table32.A2" table:number-columns-spanned="3" office:value-type="string">
            <text:p text:style-name="P89">Get Network Status Byte from the Configuration Table </text:p>
          </table:table-cell>
          <table:covered-table-cell/>
          <table:covered-table-cell/>
        </table:table-row>
        <table:table-row>
          <table:table-cell table:style-name="Table32.A3" office:value-type="string">
            <text:p text:style-name="P27"> </text:p>
          </table:table-cell>
          <table:table-cell table:style-name="Table32.A3" office:value-type="string">
            <text:p text:style-name="P25">Register</text:p>
          </table:table-cell>
          <table:table-cell table:style-name="Table32.A2" office:value-type="string">
            <text:p text:style-name="P25">Value </text:p>
          </table:table-cell>
        </table:table-row>
        <table:table-row>
          <table:table-cell table:style-name="Table32.A3" office:value-type="string">
            <text:p text:style-name="P25">Entry Parameters</text:p>
          </table:table-cell>
          <table:table-cell table:style-name="Table32.A3" office:value-type="string">
            <text:p text:style-name="P27">C</text:p>
          </table:table-cell>
          <table:table-cell table:style-name="Table32.A2" office:value-type="string">
            <text:p text:style-name="P27">44H </text:p>
          </table:table-cell>
        </table:table-row>
        <table:table-row>
          <table:table-cell table:style-name="Table32.A3" office:value-type="string">
            <text:p text:style-name="P27">Return Values</text:p>
          </table:table-cell>
          <table:table-cell table:style-name="Table32.A3" office:value-type="string">
            <text:p text:style-name="P27">A</text:p>
          </table:table-cell>
          <table:table-cell table:style-name="Table32.A2" office:value-type="string">
            <text:p text:style-name="P27">Network Status Byte </text:p>
          </table:table-cell>
        </table:table-row>
      </table:table>
      <text:p text:style-name="Text_20_body"/>
      <text:p text:style-name="Text_20_body">The Get Network Status function returns the configuration table's network status byte in register A. It also resets any error conditions in the status byte. </text:p>
      <text:p text:style-name="Text_20_body">For a description of the fields contained in the network status byte, see <text:a xlink:type="simple" xlink:href="#Sec4_2_1" text:style-name="Internet_20_link" text:visited-style-name="Visited_20_Internet_20_Link">Section 4.2.1</text:a>. </text:p>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25">FUNCTION 69: GET CONFIGURATION TABLE ADDRESS </text:p>
          </table:table-cell>
          <table:covered-table-cell/>
          <table:covered-table-cell/>
        </table:table-row>
        <table:table-row>
          <table:table-cell table:style-name="Table33.A2" table:number-columns-spanned="3" office:value-type="string">
            <text:p text:style-name="P89">Get Configuration Table Address </text:p>
          </table:table-cell>
          <table:covered-table-cell/>
          <table:covered-table-cell/>
        </table:table-row>
        <table:table-row>
          <table:table-cell table:style-name="Table33.A3" office:value-type="string">
            <text:p text:style-name="P27"> </text:p>
          </table:table-cell>
          <table:table-cell table:style-name="Table33.A3" office:value-type="string">
            <text:p text:style-name="P25">Register</text:p>
          </table:table-cell>
          <table:table-cell table:style-name="Table33.A2" office:value-type="string">
            <text:p text:style-name="P25">Value </text:p>
          </table:table-cell>
        </table:table-row>
        <table:table-row>
          <table:table-cell table:style-name="Table33.A3" office:value-type="string">
            <text:p text:style-name="P25">Entry Parameters</text:p>
          </table:table-cell>
          <table:table-cell table:style-name="Table33.A3" office:value-type="string">
            <text:p text:style-name="P27">C</text:p>
          </table:table-cell>
          <table:table-cell table:style-name="Table33.A2" office:value-type="string">
            <text:p text:style-name="P27">45H </text:p>
          </table:table-cell>
        </table:table-row>
        <table:table-row>
          <table:table-cell table:style-name="Table33.A3" office:value-type="string">
            <text:p text:style-name="P25">Return Values</text:p>
          </table:table-cell>
          <table:table-cell table:style-name="Table33.A3" office:value-type="string">
            <text:p text:style-name="P27">HL</text:p>
          </table:table-cell>
          <table:table-cell table:style-name="Table33.A2" office:value-type="string">
            <text:p text:style-name="P27">Table Address </text:p>
          </table:table-cell>
        </table:table-row>
      </table:table>
      <text:p text:style-name="Text_20_body"/>
      <text:p text:style-name="Text_20_body">The Get Configuration Table Address function returns the address of the requester configuration table maintained in the SNIOS. Using this function, an application can dynamically modify the mappings of devices across the network. The utilities NETWORK and LOCAL use Function 69 to accomplish this kind of modification </text:p>
      <text:p text:style-name="Text_20_body">For a description of the fields in the configuration table, see <text:a xlink:type="simple" xlink:href="#Sec4_2_2" text:style-name="Internet_20_link" text:visited-style-name="Visited_20_Internet_20_Link">Section 4.2.2</text:a>. </text:p>
      <table:table table:name="Table34" table:style-name="Table34">
        <table:table-column table:style-name="Table34.A"/>
        <table:table-column table:style-name="Table34.B"/>
        <table:table-column table:style-name="Table34.C"/>
        <table:table-row>
          <table:table-cell table:style-name="Table34.A1" table:number-columns-spanned="3" office:value-type="string">
            <text:p text:style-name="P25">FUNCTION 70: SET COMPATIBILITY ATTRIBUTES </text:p>
          </table:table-cell>
          <table:covered-table-cell/>
          <table:covered-table-cell/>
        </table:table-row>
        <table:table-row>
          <table:table-cell table:style-name="Table34.A2" table:number-columns-spanned="3" office:value-type="string">
            <text:p text:style-name="P89">Configure Server File Systems for an Application </text:p>
          </table:table-cell>
          <table:covered-table-cell/>
          <table:covered-table-cell/>
        </table:table-row>
        <table:table-row>
          <table:table-cell table:style-name="Table34.A3" office:value-type="string">
            <text:p text:style-name="P27"> </text:p>
          </table:table-cell>
          <table:table-cell table:style-name="Table34.A3" office:value-type="string">
            <text:p text:style-name="P25">Register</text:p>
          </table:table-cell>
          <table:table-cell table:style-name="Table34.A2" office:value-type="string">
            <text:p text:style-name="P25">Value </text:p>
          </table:table-cell>
        </table:table-row>
        <table:table-row>
          <table:table-cell table:style-name="Table34.A3" table:number-rows-spanned="2" office:value-type="string">
            <text:p text:style-name="P25">Entry Parameters</text:p>
          </table:table-cell>
          <table:table-cell table:style-name="Table34.A3" office:value-type="string">
            <text:p text:style-name="P27">C</text:p>
          </table:table-cell>
          <table:table-cell table:style-name="Table34.A2" office:value-type="string">
            <text:p text:style-name="P27">46H </text:p>
          </table:table-cell>
        </table:table-row>
        <table:table-row>
          <table:covered-table-cell/>
          <table:table-cell table:style-name="Table34.A3" office:value-type="string">
            <text:p text:style-name="P27">E</text:p>
          </table:table-cell>
          <table:table-cell table:style-name="Table34.A2" office:value-type="string">
            <text:p text:style-name="P27">Compatibility Attribute Byte </text:p>
          </table:table-cell>
        </table:table-row>
      </table:table>
      <text:p text:style-name="Text_20_body"/>
      <text:p text:style-name="Text_20_body">The Set Compatibility Attributes function selectively disables the file security mechanism on all MP/M II <text:soft-page-break/>servers to which the calling requester has networked drives. This allows certain applications that run under CP/M but not under the MP/M II file system to run under CP/NET and access networked devices. </text:p>
      <text:p text:style-name="Text_20_body">The CCP.SPR checks the compatibility interface attributes of all COM files that it loads for execution and performs a Set Compatibility Attributes function based on the pattern it finds. This is the only time to use this function. Applications should not modify their compatibility mode in mid-execution. Doing so might produce unpredictable results. </text:p>
      <text:p text:style-name="Text_20_body">The compatibility attribute byte is set according to the interface attributes found in the COM file's name. The following attributes cause the corresponding bits to be set in register E prior to the call to Function 70: </text:p>
      <table:table table:name="Table35" table:style-name="Table35">
        <table:table-column table:style-name="Table35.A"/>
        <table:table-column table:style-name="Table35.B"/>
        <table:table-row>
          <table:table-cell table:style-name="Table35.A1" office:value-type="string">
            <text:p text:style-name="P27">F1'</text:p>
          </table:table-cell>
          <table:table-cell table:style-name="Table35.A1" office:value-type="string">
            <text:p text:style-name="P27">bit 7 </text:p>
          </table:table-cell>
        </table:table-row>
        <table:table-row>
          <table:table-cell table:style-name="Table35.A1" office:value-type="string">
            <text:p text:style-name="P27">F2'</text:p>
          </table:table-cell>
          <table:table-cell table:style-name="Table35.A1" office:value-type="string">
            <text:p text:style-name="P27">bit 6 </text:p>
          </table:table-cell>
        </table:table-row>
        <table:table-row>
          <table:table-cell table:style-name="Table35.A1" office:value-type="string">
            <text:p text:style-name="P27">F3'</text:p>
          </table:table-cell>
          <table:table-cell table:style-name="Table35.A1" office:value-type="string">
            <text:p text:style-name="P27">bit 5 </text:p>
          </table:table-cell>
        </table:table-row>
        <table:table-row>
          <table:table-cell table:style-name="Table35.A1" office:value-type="string">
            <text:p text:style-name="P27">F4'</text:p>
          </table:table-cell>
          <table:table-cell table:style-name="Table35.A1" office:value-type="string">
            <text:p text:style-name="P27">bits 4, 5, and 6 </text:p>
          </table:table-cell>
        </table:table-row>
      </table:table>
      <text:p text:style-name="Text_20_body"/>
      <text:p text:style-name="Text_20_body">For a complete description of how to use compatibility attributes, see <text:a xlink:type="simple" xlink:href="#Sec3_2_5" text:style-name="Internet_20_link" text:visited-style-name="Visited_20_Internet_20_Link">Section 3.2.</text:a>5. </text:p>
      <text:p text:style-name="Text_20_body">Function 70 has no error return. Extended error messages from servers to which the requester is not logged in are ignored. </text:p>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25">FUNCTION 71: GET SERVER CONFIGURATION TABLE ADDRESS </text:p>
          </table:table-cell>
          <table:covered-table-cell/>
          <table:covered-table-cell/>
        </table:table-row>
        <table:table-row>
          <table:table-cell table:style-name="Table36.A2" table:number-columns-spanned="3" office:value-type="string">
            <text:p text:style-name="P89">Get Information About a Server </text:p>
          </table:table-cell>
          <table:covered-table-cell/>
          <table:covered-table-cell/>
        </table:table-row>
        <table:table-row>
          <table:table-cell table:style-name="Table36.A3" office:value-type="string">
            <text:p text:style-name="P27"> </text:p>
          </table:table-cell>
          <table:table-cell table:style-name="Table36.A3" office:value-type="string">
            <text:p text:style-name="P25">Register</text:p>
          </table:table-cell>
          <table:table-cell table:style-name="Table36.A2" office:value-type="string">
            <text:p text:style-name="P25">Value </text:p>
          </table:table-cell>
        </table:table-row>
        <table:table-row>
          <table:table-cell table:style-name="Table36.A3" table:number-rows-spanned="2" office:value-type="string">
            <text:p text:style-name="P25">Entry Parameters</text:p>
          </table:table-cell>
          <table:table-cell table:style-name="Table36.A3" office:value-type="string">
            <text:p text:style-name="P27">C</text:p>
          </table:table-cell>
          <table:table-cell table:style-name="Table36.A2" office:value-type="string">
            <text:p text:style-name="P27">47H </text:p>
          </table:table-cell>
        </table:table-row>
        <table:table-row>
          <table:covered-table-cell/>
          <table:table-cell table:style-name="Table36.A3" office:value-type="string">
            <text:p text:style-name="P27">E</text:p>
          </table:table-cell>
          <table:table-cell table:style-name="Table36.A2" office:value-type="string">
            <text:p text:style-name="P27">Server ID </text:p>
          </table:table-cell>
        </table:table-row>
        <table:table-row>
          <table:table-cell table:style-name="Table36.A3" office:value-type="string">
            <text:p text:style-name="P25">Return Value</text:p>
          </table:table-cell>
          <table:table-cell table:style-name="Table36.A3" office:value-type="string">
            <text:p text:style-name="P27">HL</text:p>
          </table:table-cell>
          <table:table-cell table:style-name="Table36.A2" office:value-type="string">
            <text:p text:style-name="P27">Server Configuration Table Address </text:p>
          </table:table-cell>
        </table:table-row>
      </table:table>
      <text:p text:style-name="Text_20_body"/>
      <text:p text:style-name="Text_20_body">The Get Server Configuration Table Address function returns a pointer to parts of the specified server's configuration table. The ID of the server to be examined is passed in register E prior to calling Function 71, and a pointer to the received information is returned in register pair HL. </text:p>
      <text:p text:style-name="Text_20_body">The data structure addressed by HL has the following format: </text:p>
      <table:table table:name="Table37" table:style-name="Table37">
        <table:table-column table:style-name="Table37.A"/>
        <table:table-column table:style-name="Table37.B"/>
        <table:table-row>
          <table:table-cell table:style-name="Table37.A1" office:value-type="string">
            <text:p text:style-name="P27">00-00</text:p>
          </table:table-cell>
          <table:table-cell table:style-name="Table37.A1" office:value-type="string">
            <text:p text:style-name="P27">Server Temporary File Drive </text:p>
          </table:table-cell>
        </table:table-row>
        <table:table-row>
          <table:table-cell table:style-name="Table37.A1" office:value-type="string">
            <text:p text:style-name="P27">01-01</text:p>
          </table:table-cell>
          <table:table-cell table:style-name="Table37.A1" office:value-type="string">
            <text:p text:style-name="P27">Server Network Status Byte </text:p>
          </table:table-cell>
        </table:table-row>
        <table:table-row>
          <table:table-cell table:style-name="Table37.A1" office:value-type="string">
            <text:p text:style-name="P27">02-02</text:p>
          </table:table-cell>
          <table:table-cell table:style-name="Table37.A1" office:value-type="string">
            <text:p text:style-name="P27">Server ID </text:p>
          </table:table-cell>
        </table:table-row>
        <table:table-row>
          <table:table-cell table:style-name="Table37.A1" office:value-type="string">
            <text:p text:style-name="P27">03-03</text:p>
          </table:table-cell>
          <table:table-cell table:style-name="Table37.A1" office:value-type="string">
            <text:p text:style-name="P27">Maximum Number of Requesters Permitted on the Server </text:p>
          </table:table-cell>
        </table:table-row>
        <table:table-row>
          <table:table-cell table:style-name="Table37.A1" office:value-type="string">
            <text:p text:style-name="P27">04-04</text:p>
          </table:table-cell>
          <table:table-cell table:style-name="Table37.A1" office:value-type="string">
            <text:p text:style-name="P27">Number of Requesters Currently Logged In Bit Vector of Requesters Logged In in the Requester </text:p>
          </table:table-cell>
        </table:table-row>
        <table:table-row>
          <table:table-cell table:style-name="Table37.A1" office:value-type="string">
            <text:p text:style-name="P27">05-06</text:p>
          </table:table-cell>
          <table:table-cell table:style-name="Table37.A1" office:value-type="string">
            <text:p text:style-name="P27">ID Table </text:p>
          </table:table-cell>
        </table:table-row>
        <table:table-row>
          <table:table-cell table:style-name="Table37.A1" office:value-type="string">
            <text:p text:style-name="P27">07-16</text:p>
          </table:table-cell>
          <table:table-cell table:style-name="Table37.A1" office:value-type="string">
            <text:p text:style-name="P27">Requester ID Table </text:p>
          </table:table-cell>
        </table:table-row>
      </table:table>
      <text:p text:style-name="Text_20_body"/>
      <text:p text:style-name="Text_20_body">The information is identical with that contained in the server configuration table, except that the login password has been removed, and a byte containing the server's temporary file drive has added to the front of <text:soft-page-break/>the table. </text:p>
      <text:p text:style-name="Text_20_body">Function 71 can determine whether other requesters are logged into a server. The temporary file drive can be used when an application wants to leave a file on a server but does not know the capacity or type of the server's disk drives. The MAIL utility makes frequent use of Function 71. </text:p>
      <text:p text:style-name="Text_20_body">The server configuration table is returned across the network in a Special buffer in the NDOS. If more than one call is to be made to Function 71, and the calls reference a different server each time, the buffer is overwritten by each successive call. If an application must examine more than one server configuration table at once the table must be copied down into a buffer defined by the application. </text:p>
      <text:p text:style-name="Text_20_body">If Function 71 passes a server ID to which the calling user is not logged on, an extended error 0C, requester not logged in, is returned. </text:p>
      <table:table table:name="Table38" table:style-name="Table38">
        <table:table-column table:style-name="Table38.A"/>
        <table:table-column table:style-name="Table38.B"/>
        <table:table-column table:style-name="Table38.C"/>
        <table:table-row>
          <table:table-cell table:style-name="Table38.A1" table:number-columns-spanned="3" office:value-type="string">
            <text:p text:style-name="P25">FUNCTION 106: SET DEFAULT PASSWORD </text:p>
          </table:table-cell>
          <table:covered-table-cell/>
          <table:covered-table-cell/>
        </table:table-row>
        <table:table-row>
          <table:table-cell table:style-name="Table38.A2" table:number-columns-spanned="3" office:value-type="string">
            <text:p text:style-name="P89">Establish a Default Password for File Access </text:p>
          </table:table-cell>
          <table:covered-table-cell/>
          <table:covered-table-cell/>
        </table:table-row>
        <table:table-row>
          <table:table-cell table:style-name="Table38.A3" office:value-type="string">
            <text:p text:style-name="P27"> </text:p>
          </table:table-cell>
          <table:table-cell table:style-name="Table38.A3" office:value-type="string">
            <text:p text:style-name="P25">Register</text:p>
          </table:table-cell>
          <table:table-cell table:style-name="Table38.A2" office:value-type="string">
            <text:p text:style-name="P25">Value </text:p>
          </table:table-cell>
        </table:table-row>
        <table:table-row>
          <table:table-cell table:style-name="Table38.A3" table:number-rows-spanned="2" office:value-type="string">
            <text:p text:style-name="P25">Entry Parameters</text:p>
          </table:table-cell>
          <table:table-cell table:style-name="Table38.A3" office:value-type="string">
            <text:p text:style-name="P27">C</text:p>
          </table:table-cell>
          <table:table-cell table:style-name="Table38.A2" office:value-type="string">
            <text:p text:style-name="P27">46H </text:p>
          </table:table-cell>
        </table:table-row>
        <table:table-row>
          <table:covered-table-cell/>
          <table:table-cell table:style-name="Table38.A3" office:value-type="string">
            <text:p text:style-name="P27">DE</text:p>
          </table:table-cell>
          <table:table-cell table:style-name="Table38.A2" office:value-type="string">
            <text:p text:style-name="P27">Password Address </text:p>
          </table:table-cell>
        </table:table-row>
      </table:table>
      <text:p text:style-name="Text_20_body"/>
      <text:p text:style-name="Text_20_body">The Set Default Password function allows an application to specify a password that is checked if an incorrect password is presented during an Open File function. If a file is password protected, MP/M II first checks for a password in the current DMA buffer. If no match is found, MP/M II then checks the default password set by Function 106. If MP/M II finds a match, it allows the requested operation to succeed. Otherwise, MP/M II returns an error. </text:p>
      <text:p text:style-name="Text_20_body">When Function 106 is performed on a requester, the requester's NDOS attempts to set the default password on every server to which a drive is networked by that requester. Since Function 106 has no error return, extended requester not logged in errors are ignored </text:p>
      <text:p text:style-name="Text_20_body">Each server process uses an MP/M II default password slot, starting with console 0 and using as many slots as there are requesters supported. </text:p>
      <text:p text:style-name="Text_20_body">The default password set by Function 106 persists until another default password is set. </text:p>
      <text:p text:style-name="Text_20_body"><text:bookmark text:name="Sec3_4"/><text:span text:style-name="T1">3.4 CP/NET Applications</text:span> </text:p>
      <text:p text:style-name="Text_20_body">In addition to running standard CP/M applications packages on a CP/NET requester, you can implement special applications using the network functions available in CP/NET. The applications can handle message processing in a distributed environment. Examples include high-performance print spoolers, node-to-node transfer utilities, and network management tools. </text:p>
      <text:p text:style-name="Text_20_body">Using Functions 66 (Send Message on Network) and 67 (Receive Message on Network) , you can define an entire set of specialized messages to provide network functions. These messages must be recognized and processed by the SNIOS and NETWRKIF, but once implemented, they can be used by application programs as though they were functions themselves. </text:p>
      <text:p text:style-name="Text_20_body">Suppose a specific network application requires a print spooler that provides special formatting features. You can write an application program that creates messages with a special code in the format byte of the CP/NET <text:soft-page-break/>message header. When the application wants to spool data to the special spooler on the server, it uses Function 66 to send the data. </text:p>
      <text:p text:style-name="Text_20_body">On the server side, the NETWRKIF must be capable of recognizing the specially defined format code. When the NETWRKIF sees this format, instead of routing the message to a server process, it writes the message to a special queue. The actual spooler can reside as a process under MP/M II. The spooler reads the queue and spools the data. </text:p>
      <text:p text:style-name="Text_20_body">Notice that Functions 66 and 67 are independent of the logical protocol of CP/NET, where every message sent by a requester implies that the requester waits to receive the message. This independence permits an application using a feature like a special spooler to return immediately after sending its message. The application need not wait for a logical acknowledgment. </text:p>
      <text:p text:style-name="Text_20_body">Another convenient application is a file copy program that works without server intervention. Under the regular CP/NET protocol, the only way to copy a file on a local requester drive to the local drive of another requester is first to copy the file to a common networked drive, then copy it back to the other requester's drive. This is inefficient. </text:p>
      <text:p text:style-name="Text_20_body">Instead, suppose that the users of the two requesters agree to cooperate in the copying of the file. They can do this by sending each other mail. One user invokes an application program called RECEIVE, while the other brings up an application program called SEND. </text:p>
      <text:p text:style-name="Text_20_body">The SEND program merely reads the file into memory, then sequentially sends it to the other requester, using Function 66. The SEND program might or might not request verification from the receiving requester via Function 67. In the meantime, the RECEIVE program reads the messages from the network. No server intervention is required; only the two SNIOS modules of the requester are involved in the transmission. Even though the two requesters are only capable of sequential processing, they are still able to send and receive messages synchronously. This application does not require modifications to the SNIOS and NETWRKIF; the standard CP/NET protocol is sufficient, because such applications never reference the server. </text:p>
      <text:p text:style-name="P2">Finally, a complex network might require automatic system monitoring and maintenance utilities. Using special message formats, you can design a set of messages that check which drives are usable on various servers, compute the best path from a requester to a given server and back, and notify the system's users of servers and requesters going on or off line. These messages can be handled automatically by the SNIOS or NETWRKIF software, or they can be implemented under the control of special application programs. </text:p>
      <text:p text:style-name="P1"><text:span text:style-name="T1"/></text:p>
      <text:p text:style-name="P268"><text:bookmark text:name="Sec4"/><text:span text:style-name="T1">Section 4<text:line-break/>CP/NET System Guide</text:span> </text:p>
      <text:p text:style-name="Text_20_body">The requester's NDOS and the server's SERVER module are key components in the logical structure of the CP/NET operating system. These modules, however, do not deal with the physical problems of moving a logical message from the source requester to the destination server and back again. Implementing this task varies depending on network topology, hardware, and the characteristics of the host computer systems. These modules are therefore not portable from machine to machine. You must customize them. </text:p>
      <text:p text:style-name="Text_20_body">This section provides the network systems implementer with the information necessary to design and implement a CP/NET system efficiently. Section 4 is divided into four parts. <text:a xlink:type="simple" xlink:href="#Sec4_4" text:style-name="Internet_20_link" text:visited-style-name="Visited_20_Internet_20_Link">Section 4.1</text:a> discusses general network design issues that affect CP/NET implementation. <text:a xlink:type="simple" xlink:href="#Sec4_2" text:style-name="Internet_20_link" text:visited-style-name="Visited_20_Internet_20_Link">Section 4.2</text:a> details how to implement the requester network software, the SNIOS.SPR. <text:a xlink:type="simple" xlink:href="#Sec4_3" text:style-name="Internet_20_link" text:visited-style-name="Visited_20_Internet_20_Link">Section 4.3</text:a> discusses the design and implementation of the server communications software, the NETWRKIF.RSP. <text:a xlink:type="simple" xlink:href="../Sec4_4" text:style-name="Internet_20_link" text:visited-style-name="Visited_20_Internet_20_Link">Section 4.4</text:a> describes the design of a CP/NET server that runs under an operating system other than MP/M II. Appendixes to this manual contain several example network communications packages. </text:p>
      <text:p text:style-name="Text_20_body"><text:bookmark text:name="Sec4_1"/><text:span text:style-name="T1">4.1 General Network Considerations</text:span> </text:p>
      <text:p text:style-name="Text_20_body">This section explains some of the basic functions of network communications software and describes, in the most general way, how communications software fits into the overall architecture. If any of the material in this section is unfamiliar to you, consult one of the many excellent textbooks available on modern networking technology. Theoretical knowledge can help you enormously in the design and implementation of your network system. </text:p>
      <text:p text:style-name="Text_20_body"><text:bookmark text:name="Sec4_1_1"/><text:span text:style-name="T1">4.1.1 Functions of the CP/NET Physical Modules</text:span> </text:p>
      <text:p text:style-name="Text_20_body">The SNIOS and NETWRKIF modules function on four levels. At the lowest level, they must handle the physical transfer of a bit stream from one network node to another. This physical layer must take into account the I/O port numbers being used for communication, the physical characteristics of the network medium, network contention schemes, and other factors. </text:p>
      <text:p text:style-name="Text_20_body">The next layer of functions must address the problem of getting complete messages from one node to another with no errors or redundant data. This data-link layer takes the bit stream from the physical layer and processes it according to its own protocol. </text:p>
      <text:p text:style-name="Text_20_body">If any routing from node to node is required, you must include, a network-level protocol. The network layer can be as simple as identifying when a message is destined for a particular node, or it can perform complex store-and-forward operations, compute the best route from node to node, and maintain open circuits for nodes that want to communicate. </text:p>
      <text:p text:style-name="Text_20_body">The last layer the SNIOS and NETWRKIF must address provides an interface between the low-level communications software and the logical level operating system software. In the SNIOS, this layer must transport messages to and from the NDOS. In the NETWRKIF, the transport layer reads and writes message from and to the appropriate server queues. </text:p>
      <text:p text:style-name="Text_20_body">The layered architecture presented here can be indistinct in implementations, with single subroutines sometimes handling all four layers at once. <text:a xlink:type="simple" xlink:href="#Fig4_1" text:style-name="Internet_20_link" text:visited-style-name="Visited_20_Internet_20_Link">Figure 4-1</text:a> shows the relationship of the various layers to the network interface. Notice that the physical, data link, and network layers might have to participate in the interface to recover information to perform their functions. </text:p>
      <text:p text:style-name="P4"><text:bookmark text:name="Fig4_1"/></text:p>
      <table:table table:name="Table39" table:style-name="Table39">
        <table:table-column table:style-name="Table39.A"/>
        <text:soft-page-break/>
        <table:table-row>
          <table:table-cell table:style-name="Table39.A1" office:value-type="string">
            <text:p text:style-name="P27"><draw:frame draw:style-name="fr1" draw:name="graphics9" text:anchor-type="as-char" svg:width="5.8854in" svg:height="3.8752in" draw:z-index="18"><draw:image xlink:href="../fig4-1.png" xlink:type="simple" xlink:show="embed" xlink:actuate="onLoad"/></draw:frame></text:p>
            <text:p text:style-name="P27">Figure 4-1. Layered Model of a CP/NET Network Node </text:p>
          </table:table-cell>
        </table:table-row>
      </table:table>
      <text:p text:style-name="P3"/>
      <text:p text:style-name="Text_20_body">Notice also the interfaces between the various levels. As a message migrates through the layers, the data in the message can change. The interface between the physical layer and the data-link layer yields bit or character data; the message itself is incomplete. The interface between the data-link and network layers produces messages, but the messages might contain routing information irrelevant to the transport layer. When a message reaches the transport layer, it might be in a format unusable by the higher logical layers of the operating system. only when the message is passed to those logical layers must it be complete and in the standard format of a CP/NET message. </text:p>
      <text:p text:style-name="Text_20_body">The architecture described above corresponds to the four lowest layers of the network model described by the International Standards Organization (ISO). However, there are some slight differences. For example, the ISO definition of the transport layer concerns itself mostly with migrating messages from a centralized network controller to one of many possible hosts. In the model described above, the transport layer deals with moving messages that have already reached a host into the correct portion of the operating system. The model in <text:a xlink:type="simple" xlink:href="#Fig4_1" text:style-name="Internet_20_link" text:visited-style-name="Visited_20_Internet_20_Link">Figure 4-1</text:a> is the basis for the following, more detailed discussion. </text:p>
      <text:p text:style-name="Text_20_body"><text:bookmark text:name="Sec4_1_2"/><text:span text:style-name="T1">4.1.2 Interfacing a Computer to a Network</text:span> </text:p>
      <text:p text:style-name="Text_20_body">All network nodes need some method of controlling the communication functions that take place on the communications medium of the network. The simplest method is to have the node's CPU directly control all network communications protocols. </text:p>
      <text:p text:style-name="Text_20_body">In this case, the network interface is a direct line into the host computer. When the communications software is called upon to send a message, the CPU must initiate the message, possibly waiting for an appropriate handshake response from the destination node. The CPU must then transmit the message, receive and process any acknowledgments, and determine whether the message should be retransmitted. If the node is receiving a message, it must, under program control, detect when the sender is trying to initiate a message, perform any handshake with the sender, receive the message, verify its correctness, and provide acknowledgment. All these tasks must be performed using programmed I/O operations or possibly some form of DMA for parts of the transmission or reception. </text:p>
      <text:p text:style-name="Text_20_body"><text:soft-page-break/>These tasks can take up a significant amount of the CPU's processing power. For an SNIOS, this is not a problem, because the NDOS is idle in the time interval after a message is sent and before the response is received. For a NETWRKIF, however, the multitasking nature of the server can result in serious performance degradation. </text:p>
      <text:p text:style-name="Text_20_body">Another drawback to this method is that it places the burden of engineering communications software on the host systems implementer. This software can be extremely costly to develop for a high performance network. </text:p>
      <text:p text:style-name="Text_20_body">The principal advantage of this method is its simplicity. If two computers have spare RS-232 ports, you can network them together with no special hardware. Many simple protocols can be readily modified to provide low-performance networks at low cost. Such a protocol is provided in <text:a xlink:type="simple" xlink:href="#SecE" text:style-name="Internet_20_link" text:visited-style-name="Visited_20_Internet_20_Link">Appendix E</text:a>. </text:p>
      <text:p text:style-name="Text_20_body">For higher-performance networks, it might be necessary to relieve the host CPU of the burden of physical, data-link, and network processing. In this case, an intelligent network communications controller can be useful. Many such controllers are available, and there is a variety of methods of interfacing them to a host computer. </text:p>
      <text:p text:style-name="Text_20_body">An intelligent communications controller can perform all physical and data-link processing, as well as many network layer functions, with no host CPU intervention. The SNIOS and NETWRKIF modules must be concerned only with a nominal amount of network routing, if necessary, and with the problem of transporting the message from the controller. Because the communications controller can transfer data to the host at high speed with high reliability, the host's transport layer can be very simple and requires little CPU time. <text:a xlink:type="simple" xlink:href="#SecG" text:style-name="Internet_20_link" text:visited-style-name="Visited_20_Internet_20_Link">Appendix G</text:a> provides a CP/NET implementation utilizing an intelligent network controller. </text:p>
      <text:p text:style-name="Text_20_body">Intelligent controllers require special hardware that must be added to the host computer. Interfacing this hardware is not always possible. In addition, each network node needs a controller. This can be expensive. </text:p>
      <text:p text:style-name="Text_20_body">CP/NET also works in multiprocessor environments, both loosely coupled and tightly coupled. A loosely coupled system can send messages via a high-speed, reliable bus. This reduces the data-link problem, so simply transferring data is often sufficient to ensure the message's integrity. Tightly coupled processors can share memory, so messages can be sent between nodes by mapping memory from one processor to another. </text:p>
      <text:p text:style-name="Text_20_body"><text:bookmark text:name="Sec4_1_3"/><text:span text:style-name="T1">4.1.3 Developing a Network Layer</text:span> </text:p>
      <text:p text:style-name="Text_20_body">Because CP/NET is independent of the network used, the communication modules must be modified to support various network topologies. The NETWRKIF that supports a multidrop, contention network is different from the one that supports an active hub-star configuration. </text:p>
      <text:p text:style-name="Text_20_body">Some CP/NET configurations require extremely complex interconnections. Messages destined for one server might have to pass unmodified through several servers or requesters before they reach their final destination. The network implementer must define the software necessary to accomplish this routing. For simple networks, a network layer is barely necessary. For example, a simple work station cluster, where several requesters share a single server, requires only that the destination ID field of the message match the server's ID on a request, and that the destination match the requester's ID when the server's response is sent back to the requester. </text:p>
      <text:p text:style-name="Text_20_body">In complex networks, each node might need to keep track of other nodes on-line in the network. Some algorithms require the exchange of routing messages to maintain an accurate picture of the topology of the overall network. To do this, the communications software must recognize these routing messages as nonstandard CP/NET messages and not pass them to a server process or to the NDOS for processing. </text:p>
      <text:p text:style-name="Text_20_body">Even requesters might need a network layer. For example, consider a daisy-chain network of several requesters with a server at one end. All the traffic for requesters farther down the chain passes through the <text:soft-page-break/>requester adjacent to the server. </text:p>
      <text:p text:style-name="Text_20_body">Because a CP/M requester can only operate a single task, the communications software for receiving and forwarding a message must be written as a series of interrupt routines. Because the NDOS might call on the SNIOS to transmit or receive a message of its own, these routines must be reentrant to the extent that NDOS requests can be held up until an intermediate message has been processed. </text:p>
      <text:p text:style-name="Text_20_body"><text:bookmark text:name="Sec4_1_4"/><text:span text:style-name="T1">4.1.4 Error Recovery</text:span> </text:p>
      <text:p text:style-name="Text_20_body">Network transmission media are often unreliable. Messages are occasionally garbled or lost. In addition to data-link errors, networks can route messages incorrectly, or messages can be lost due to congestion in a section of the network. Because of these problems, a node must be able to recover from transmission errors </text:p>
      <text:p text:style-name="Text_20_body">The most common form of error is garbled data. Bits that should have been zeros are received as ones, and ones are received as zeros. The easiest way to detect this type of error is to transmit a check along with the message. The check is computed by performing an arithmetic operation on the actual message before it is transmitted. If the check does not match the result of performing the same operation when the message is received, then a transmission error has probably occurred. </text:p>
      <text:p text:style-name="Text_20_body">Most data-link protocols provide a mechanism for acknowledging that a message was received correctly. This mechanism requires a special message as an acknowledgment. The node that received the original message sends the special message back to the node that sent the original message. If an error occurs, the receiver either sends no acknowledgment or sends a negative acknowledgment, telling the sender to retransmit the message immediately. </text:p>
      <text:p text:style-name="Text_20_body">The sender must be able to detect a transmission error and take steps to retransmit the message. This can be a problem because the sender does not know what the receiver is doing. If an error message comes back, the sender knows something has gone wrong. But if a message is lost completely, the receiver might not know it was sent and never send an error condition. </text:p>
      <text:p text:style-name="Text_20_body">To solve this problem, the sender can send a message, then wait a predetermined interval for acknowledgment. If no acknowledgment arrives, the interval expires, and the sender times out. A timeout condition can cause the sender to retransmit the message or take other steps to recover from the error. When the message is finally sent successfully, the sender can free up the buffer that held it and continue with other processing. </text:p>
      <text:p text:style-name="Text_20_body">For a CP/NET requester, two different levels of timeouts might be necessary. At the data-link level, a timeout can be set on the amount of time that elapses between sending a message and receiving the acknowledgment that it was received correctly. This timeout interval can be fairly short, since the transmission path is not likely to be very long. </text:p>
      <text:p text:style-name="Text_20_body">The second timeout addresses the logical structure of CP/NET. Every message sent to the server implies a response to be sent back to the requester. A timeout can be set upon entering the requester's receive message routine. If the requester waits too long for a response, it can be assumed that the communication link or the server itself has crashed. With this kind of timeout, the error recovery involves much more than just retransmitting the initial message. A logical initialization must take place, probably including a CP/M warm boot. </text:p>
      <text:p text:style-name="Text_20_body">A timeout scheme can successfully retransmit lost or garbled messages. Another problem arises, however, when the receiver's acknowledgment signal is lost. The sender, not receiving the acknowledgment, eventually times out and retransmits the message. In the meantime, the message has actually been successfully received. When the message arrives from the sender a second time, the receiver must have some way of knowing that the message is a duplicate. The receiver should ignore the message, but send an acknowledgment to stop the <text:soft-page-break/>sender from sending the duplicate yet again. </text:p>
      <text:p text:style-name="Text_20_body">The easiest way to detect duplicates is to assign a sequence number to each message. If the receiver does not receive the sequence number it was expecting, it ignores the message, even if the message was received correctly. Every time a message is received, the expected sequence number is incremented. Every time the sender receives an acknowledgment, the sequence number to be sent is incremented. If a message times out, however, the sequence number is not incremented. </text:p>
      <text:p text:style-name="Text_20_body">All error recovery schemes should be free from deadlocks. A deadlock occurs when the sender is waiting for an action from the receiver, but the receiver is not performing that action because it is waiting for the sender to perform another action. Carefully analyze networks that store and forward messages from node to node for deadlocks because two nodes can try to transmit to one another simultaneously. </text:p>
      <text:p text:style-name="Text_20_body">The means of avoiding deadlocks varies according to the network topology. A multidrop network can use collision detection. if two nodes attempt to use the network at the same time, they immediately detect that their messages are garbled and stop transmitting. To avoid continuous collisions and a consequent deadlock condition, the two nodes attempt to transmit again based on a random time interval, so that one node can start transmitting before the other. </text:p>
      <text:p text:style-name="Text_20_body">In a point-to-point network, a properly designed message handshake can often avoid data-link deadlocks. At a higher level, enforcing a buffer allocation protocol can often prevent deadlocks. Waiting to transmit messages until the receiver has space for them minimizes the possibility of two messages continuously timing out. </text:p>
      <text:p text:style-name="Text_20_body"><text:bookmark text:name="Sec4_2"/><text:span text:style-name="T1">4.2 Customizing the Requester's SNIOS</text:span> </text:p>
      <text:p text:style-name="Text_20_body">The communication interface between the logical NDOS and the actual network is contained in the Slave Network I/O System module, SNIOS.SPR. Because this interface varies depending on the computer system and network hardware, you must customize the SNIOS. </text:p>
      <text:p text:style-name="Text_20_body">For most applications, the SNIOS need only be a sequential system. The SNIOS never needs to respond asynchronously to unsolicited messages. Only the NDOS must direct the SNIOS to receive messages. However, some networks require real-time response from their SNIOS modules to pass a message between two network nodes that have no direct means of communicating with one another. </text:p>
      <text:p text:style-name="Text_20_body">This section details the design and preparation of an SNIOS for inclusion with a CP/NET requester and describes the installation of the utilities necessary to run the requester. </text:p>
      <text:p text:style-name="Text_20_body"><text:bookmark text:name="Sec4_2_1"/><text:span text:style-name="T1">4.2.1 Slave Network I/O System Entry Points</text:span> </text:p>
      <text:p text:style-name="Text_20_body">The SNIOS must begin with a jump vector containing the network I/O system entry points, as shown below: </text:p>
      <text:p text:style-name="P4"><text:bookmark text:name="List4_1"/></text:p>
      <table:table table:name="Table40" table:style-name="Table40">
        <table:table-column table:style-name="Table40.A"/>
        <table:table-row>
          <table:table-cell table:style-name="Table40.A1" office:value-type="string">
            <text:p text:style-name="Preformatted_20_Text">SNIOS: <text:s/>JMP NETWORKINIT <text:s text:c="8"/>; Network initialize</text:p>
            <text:p text:style-name="Preformatted_20_Text"><text:s text:c="8"/>JMP NETWORKSTS <text:s text:c="9"/>; Rtn network status</text:p>
            <text:p text:style-name="Preformatted_20_Text"><text:s text:c="8"/>JMP CONFIGTBLADR <text:s text:c="7"/>; Rtn Config. Tbl Adr</text:p>
            <text:p text:style-name="Preformatted_20_Text"><text:s text:c="8"/>JMP SENDMSG <text:s text:c="12"/>; Send msg on network</text:p>
            <text:p text:style-name="Preformatted_20_Text"><text:s text:c="8"/>JMP RECEIVEMSG <text:s text:c="9"/>; Receive msg from ntwk</text:p>
            <text:p text:style-name="Preformatted_20_Text"><text:s text:c="8"/>JMP NTWRKERROR <text:s text:c="9"/>; Network error</text:p>
            <text:p text:style-name="P186"><text:s text:c="8"/>JMP NTWRKWBOOT <text:s text:c="9"/>; Network warm boot</text:p>
          </table:table-cell>
        </table:table-row>
      </table:table>
      <text:p text:style-name="P3">Listing 4-1. SNIOS Jump Vector</text:p>
      <text:p text:style-name="Text_20_body"/>
      <text:p text:style-name="Text_20_body">Each jump address corresponds to a subroutine that performs the specific function. The exact responsibilities <text:soft-page-break/>of each entry point subroutine are given below. </text:p>
      <text:p text:style-name="List_20_Heading">NETWORKINIT </text:p>
      <text:p text:style-name="List_20_Contents">This SNIOS entry point is called when control is transferred to the NDOS initialization entry point after being loaded by the CPNETLDR. This subroutine performs any required network interface initialization. Initialization includes reading back-panel switches, or some other suitable source, to obtain the requester processor ID for the configuration table. If initializing messages must be sent out over the network, send them from this routine. </text:p>
      <text:p text:style-name="List_20_Heading">NETWORKSTS </text:p>
      <text:p text:style-name="P6">This subroutine returns a single byte in register A and determines the status of the network interface. The error bits snderr and rcverr are reset when the call is made. The format of the network status byte is shown in <text:a xlink:type="simple" xlink:href="#Fig4_2" text:style-name="Internet_20_link" text:visited-style-name="Visited_20_Internet_20_Link">Figure 4-2</text:a>. </text:p>
      <text:p text:style-name="P4"><text:bookmark text:name="Fig4_2"/></text:p>
      <table:table table:name="Table41" table:style-name="Table41">
        <table:table-column table:style-name="Table41.A"/>
        <table:table-row>
          <table:table-cell table:style-name="Table41.A1" office:value-type="string">
            <text:p text:style-name="P186">+---+---+---+---+---+---+---+---+</text:p>
            <text:p text:style-name="P186">| 7 | 6 | 5 | 4 | 3 | 2 | 1 | 0 |</text:p>
            <text:p text:style-name="P186">+---+---+---+---+---+---+---+---+</text:p>
            <text:p text:style-name="P186"><text:s text:c="14"/>^ <text:s text:c="6"/>^ <text:s text:c="2"/>^ <text:s text:c="2"/>^</text:p>
            <text:p text:style-name="P186"><text:s text:c="14"/>| <text:s text:c="6"/>| <text:s text:c="2"/>| <text:s text:c="2"/>|</text:p>
            <text:p text:style-name="P186"><text:s text:c="14"/>| <text:s text:c="6"/>| <text:s text:c="2"/>| <text:s text:c="2"/>+-- snderr</text:p>
            <text:p text:style-name="P186"><text:s text:c="14"/>| <text:s text:c="6"/>| <text:s text:c="2"/>+-- rcverr</text:p>
            <text:p text:style-name="P186"><text:s text:c="14"/>| <text:s text:c="6"/>+-- ctrlps</text:p>
            <text:p text:style-name="P186"><text:s text:c="14"/>+-- active</text:p>
            <text:p text:style-name="P3">Figure 4-2. Network Status Byte Format </text:p>
          </table:table-cell>
        </table:table-row>
      </table:table>
      <text:p text:style-name="P3"/>
      <text:list xml:id="list6645627689468197993" text:style-name="L18">
        <text:list-item>
          <text:p text:style-name="P9">active = 1 if requester logged in </text:p>
        </text:list-item>
        <text:list-item>
          <text:p text:style-name="P9">ctrlps = 1 if control P is active </text:p>
        </text:list-item>
        <text:list-item>
          <text:p text:style-name="P9">rcverr = 1 if error in received message </text:p>
        </text:list-item>
        <text:list-item>
          <text:p text:style-name="P9">snderr = 1 if error in sending a message </text:p>
        </text:list-item>
      </text:list>
      <text:p text:style-name="List_20_Heading">CONFIGTBLADR </text:p>
      <text:p text:style-name="List_20_Contents">This subroutine returns the requester configuration table address in the HL register pair. The requester configuration table is described in <text:a xlink:type="simple" xlink:href="#Sec4_2_2" text:style-name="Internet_20_link" text:visited-style-name="Visited_20_Internet_20_Link">section 4.2.2</text:a>. </text:p>
      <text:p text:style-name="List_20_Heading">SENDMSG </text:p>
      <text:p text:style-name="List_20_Contents">This subroutine enables messages to be sent from one processor to another via the network. The passed parameter, in registers BC, is a pointer to the message. Control is not returned from this procedure until the message has been sent. Thus, the message pointed to by the BC register pair can be modified immediately upon return. The return code, in register A, has a value of 0 indicating success or 0FFH indicating failure to access the network. </text:p>
      <text:p text:style-name="List_20_Heading">RECEIVEMSG </text:p>
      <text:p text:style-name="List_20_Contents">Messages are received from another processor through the network with this subroutine. The passed parameter, in registers BC, is a pointer to a message buffer. Control is not returned from this procedure until the message has been received and placed into the message buffer. Thus, the message in the buffer is valid immediately upon return. The return code, in register A, has a value of 0 indicating success or 0FFH indicating failure to access the network. </text:p>
      <text:p text:style-name="List_20_Heading">NTWRKERROR </text:p>
      <text:p text:style-name="List_20_Contents">When network errors are encountered, this procedure is called. Any required network interface device reinitialization should be performed. In typical SNIOS implementations, executing a return from the NTWRKERROR procedure results in a retry. If a retry is not wanted, an appropriate message is displayed on the console, and a warm boot is performed. </text:p>
      <text:p text:style-name="List_20_Heading">NTWRKWBOOT </text:p>
      <text:p text:style-name="P6">This SNIOS procedure is called each time the NDOS reloads the CCP. The sample SNIOS in Appendix E displays a </text:p>
      <text:p text:style-name="P8">&lt;Warm Boot&gt;</text:p>
      <text:p text:style-name="P6"><text:soft-page-break/>message on the console only as a demonstration of NTWRKWBOOT. More practical applications of this procedure include interrogating the CP/NET server for messages. In this way, each time a warm boot is performed, the user is notified of messages posted for him. </text:p>
      <text:p text:style-name="Text_20_body"><text:bookmark text:name="Sec4_2_2"/><text:span text:style-name="T1">4.2.2 Requester Configuration Table</text:span> </text:p>
      <text:p text:style-name="Text_20_body">The configuration table that resides in the CP/NET requester's SNIOS allows reassignment of logical devices to networked servers. The configuration table creates a mapping of logical to physical devices that can be altered during CP/NET processing. The configuration table specifies the system I/O to be accessed through the network. </text:p>
      <text:p text:style-name="Text_20_body">The requester configuration table is defined in <text:a xlink:type="simple" xlink:href="#Table4_1" text:style-name="Internet_20_link" text:visited-style-name="Visited_20_Internet_20_Link">Table 4-1</text:a>. </text:p>
      <text:p text:style-name="P4"><text:bookmark text:name="Table4_1"/></text:p>
      <table:table table:name="Table42" table:style-name="Table42">
        <table:table-column table:style-name="Table42.A"/>
        <table:table-column table:style-name="Table42.B"/>
        <table:table-row>
          <table:table-cell table:style-name="Table42.A1" office:value-type="string">
            <text:p text:style-name="P25">Offset</text:p>
          </table:table-cell>
          <table:table-cell table:style-name="Table42.B1" office:value-type="string">
            <text:p text:style-name="P25">Explanation </text:p>
          </table:table-cell>
        </table:table-row>
        <table:table-row>
          <table:table-cell table:style-name="Table42.A2" office:value-type="string">
            <text:p text:style-name="P27">000-000</text:p>
          </table:table-cell>
          <table:table-cell table:style-name="Table42.B2" office:value-type="string">
            <text:p text:style-name="P27">Requester status byte </text:p>
          </table:table-cell>
        </table:table-row>
        <table:table-row>
          <table:table-cell table:style-name="Table42.A2" office:value-type="string">
            <text:p text:style-name="P27">001-001</text:p>
          </table:table-cell>
          <table:table-cell table:style-name="Table42.B2" office:value-type="string">
            <text:p text:style-name="P27">CP/NET requester processor ID </text:p>
          </table:table-cell>
        </table:table-row>
        <table:table-row>
          <table:table-cell table:style-name="Table42.A2" office:value-type="string">
            <text:p text:style-name="P27">002-033</text:p>
          </table:table-cell>
          <table:table-cell table:style-name="Table42.B2" office:value-type="string">
            <text:p text:style-name="P27">Disk Devices; 16 two-byte pairs, first byte high-order bit on = drive on network, with the server drive code in the least significant 4 bits; the second byte contains the server processor ID. </text:p>
          </table:table-cell>
        </table:table-row>
        <table:table-row>
          <table:table-cell table:style-name="Table42.A2" office:value-type="string">
            <text:p text:style-name="P27">034-035</text:p>
          </table:table-cell>
          <table:table-cell table:style-name="Table42.B2" office:value-type="string">
            <text:p text:style-name="P27">Console Device; first byte high-order bit on console I/O on network, with the server console number in the least significant 4 bits; the second byte contains the server processor ID. </text:p>
          </table:table-cell>
        </table:table-row>
        <table:table-row>
          <table:table-cell table:style-name="Table42.A2" office:value-type="string">
            <text:p text:style-name="P27">036-037</text:p>
          </table:table-cell>
          <table:table-cell table:style-name="Table42.B2" office:value-type="string">
            <text:p text:style-name="P27">List Device; first byte high-order bit on = list to network, with the server list device number in the least significant 4 bits; the second byte contains the server processor ID. </text:p>
          </table:table-cell>
        </table:table-row>
        <table:table-row>
          <table:table-cell table:style-name="Table42.A2" office:value-type="string">
            <text:p text:style-name="P27">038-038</text:p>
          </table:table-cell>
          <table:table-cell table:style-name="Table42.B2" office:value-type="string">
            <text:p text:style-name="P27">List Device buffer index. </text:p>
          </table:table-cell>
        </table:table-row>
        <table:table-row>
          <table:table-cell table:style-name="Table42.A2" office:value-type="string">
            <text:p text:style-name="P27">039-043</text:p>
          </table:table-cell>
          <table:table-cell table:style-name="Table42.B2" office:value-type="string">
            <text:p text:style-name="P27">List Device logical message header: FMT, DID, SID, FNC and SIZ. </text:p>
          </table:table-cell>
        </table:table-row>
        <table:table-row>
          <table:table-cell table:style-name="Table42.A2" office:value-type="string">
            <text:p text:style-name="P27">044-044</text:p>
          </table:table-cell>
          <table:table-cell table:style-name="Table42.B2" office:value-type="string">
            <text:p text:style-name="P27">List Device server list device number. </text:p>
          </table:table-cell>
        </table:table-row>
        <table:table-row>
          <table:table-cell table:style-name="Table42.A2" office:value-type="string">
            <text:p text:style-name="P27">045-172</text:p>
          </table:table-cell>
          <table:table-cell table:style-name="Table42.B2" office:value-type="string">
            <text:p text:style-name="P27">List Device buffer. </text:p>
          </table:table-cell>
        </table:table-row>
      </table:table>
      <text:p text:style-name="P3">Table 4-1. Requester Configuration Table</text:p>
      <text:p text:style-name="Text_20_body"><text:span text:style-name="T1"/></text:p>
      <text:p text:style-name="Text_20_body"><text:bookmark text:name="Sec4_2_3"/><text:span text:style-name="T1">4.2.3 Preconfiguring the Configuration Table</text:span> </text:p>
      <text:p text:style-name="Text_20_body">In many network systems, there is never any need to modify the device mappings specified through the NETWORK utility. In such systems, you can preconfigure the device mappings in the configuration table. To do this, select the devices to be networked and set the high-order bit of the first byte in the entries corresponding to those devices. Set the remote device to which the local device is to be mapped in the low-order four bits of the same byte. Finally, set the server ID of the remote device in the second byte of the entry. </text:p>
      <text:p text:style-name="Text_20_body">Be careful when preconfiguring devices to servers that might be off line. Some CP/NET functions send messages to all servers referenced in the configuration table. If one of these servers is not capable of receiving messages, functions that might subsequently send messages to servers on line can prematurely abort. </text:p>
      <text:p text:style-name="Text_20_body">For example, the CCP might issue a free drive function to initialize the server environment for a subsequent application program. If the previous application had left files open on two on line servers, but a third server was off line, those files are left open if the free drive message was sent to the off-line server before the on-line servers. The next application program might damage the files that were inadvertently left open. </text:p>
      <text:p text:style-name="Text_20_body"><text:soft-page-break/>You can solve this problem by having the error recovery in the SNIOS remove any networked device that experiences continuous timeouts, converting it back into a local device. This prevents the NDOS from making continuous references to the off-line server. A major drawback of this scheme, however, is that an application might suddenly begin referencing a local device, possibly destroying files on a local disk drive. A more secure, but less friendly protocol for dealing with off-line servers is to force a warm boot whenever a network error is encountered. </text:p>
      <text:p text:style-name="Text_20_body">It is wise to enforce a protocol that prohibits devices from being networked until the server to which they are assigned is on line. Special utilities can be written to accomplish this by sending a dummy message to every server to which drives are mapped. </text:p>
      <text:p text:style-name="Text_20_body"><text:bookmark text:name="Sec4_2_4"/><text:span text:style-name="T1">4.2.4 Sending and Receiving Messages Asynchronously</text:span> </text:p>
      <text:p text:style-name="Text_20_body">In some networks, a requester might have to receive and retransmit asynchronously a message destined for another node. For example, consider a loop network, where every node has two network ports. The network protocol specifies that all messages are sent via port #1, and all messages are received via port #2. If there is only one server in the network, but more than one requester, all messages must pass through every other requester, either as they are sent to the server or as the response returns from the server. </text:p>
      <text:p text:style-name="Text_20_body">If a requester must asynchronously handle a communication channel, it must do so outside of the facilities provided by the single-tasking CP/M operating system. The communication protocol must be interrupt driven. An interrupt service routine must at least detect the start of a message; after that, the rest of the message can be handled sequentially or under control of additional interrupt routines. If a requester cannot support interrupts, asynchronous handling of messages might be impossible. Neither the application program nor the NDOS can periodically check for incoming messages. </text:p>
      <text:p text:style-name="Text_20_body">A mechanism must be provided so that the NDOS, sequentially calling the SNIOS to send a message, does not collide with the asynchronous transmission of another message. Receiving messages cannot collide because only one message can come over the network at a time. To accomplish this, consider implementing the loop network described above. </text:p>
      <text:p text:style-name="Text_20_body">As a requester's application is running, another node suddenly starts sending a message to it. The requester must now receive the message, verify its correctness, and retransmit it to another node. All of these operations must be performed without damaging the local application program. If the data-link routines do not make CP/M system calls and do not modify the message buffers used by the NDOS, the entire message can be received and transmitted transparently. When this operation is finished, the interrupt service routine returns to the application program, and processing continues. When the NDOS needs to use the network, the same data-link routines that handled the asynchronous message can be used to handle the sequential one. </text:p>
      <text:p text:style-name="Text_20_body">It is even possible to transmit a message from the NDOS while receiving a message from some other node. To do this, the message must be able to be received a piece at a time, giving both the send and receive routines enough processor time to avoid timing out. Such a system requires a mechanism for preventing both the NDOS and the interrupt service routine from attempting simultaneous transmission. A semaphore variable can be used to control the system. </text:p>
      <text:p text:style-name="Text_20_body"><text:a xlink:type="simple" xlink:href="#Fig4_3" text:style-name="Internet_20_link" text:visited-style-name="Visited_20_Internet_20_Link">Figure 4-3</text:a> outlines a possible protocol for such a system. Both the SNIOS SENDMSG routine and the asynchronous receive interrupt service routine access a piece of reentrant code to control access to the message transmission system. </text:p>
      <text:p text:style-name="Text_20_body">Three external events drive the system: </text:p>
      <text:list xml:id="list2207137136371169305" text:style-name="L19">
        <text:list-item>
          <text:p text:style-name="P245">The NDOS can request to send a message. </text:p>
        </text:list-item>
        <text:list-item>
          <text:p text:style-name="P245"><text:soft-page-break/>The NDOS can request to receive a message. </text:p>
        </text:list-item>
        <text:list-item>
          <text:p text:style-name="P204">A message, unbidden, can cause an interrupt so that it can be received. </text:p>
        </text:list-item>
      </text:list>
      <text:p text:style-name="Text_20_body">In this implementation, the message sending software is interrupt driven, started by enabling a transmitter interrupt. The message sending software can also operate sequentially, called by the reentrant routine that controls its use. </text:p>
      <text:p text:style-name="P4"><text:bookmark text:name="Fig4_3"/></text:p>
      <table:table table:name="Table43" table:style-name="Table43">
        <table:table-column table:style-name="Table43.A"/>
        <text:soft-page-break/>
        <table:table-row>
          <table:table-cell table:style-name="Table43.A1" office:value-type="string">
            <text:p text:style-name="Table_20_Contents"><draw:frame draw:style-name="fr1" draw:name="graphics10" text:anchor-type="as-char" svg:width="7.1563in" svg:height="10.1874in" draw:z-index="0"><draw:image xlink:href="../fig4-3a.png" xlink:type="simple" xlink:show="embed" xlink:actuate="onLoad"/></draw:frame> </text:p>
          </table:table-cell>
        </table:table-row>
        <text:soft-page-break/>
        <table:table-row>
          <table:table-cell table:style-name="Table43.A2" office:value-type="string">
            <text:p text:style-name="Table_20_Contents"><draw:frame draw:style-name="fr1" draw:name="graphics11" text:anchor-type="as-char" svg:width="7.1665in" svg:height="8.4165in" draw:z-index="1"><draw:image xlink:href="../fig4-3b.png" xlink:type="simple" xlink:show="embed" xlink:actuate="onLoad"/></draw:frame> </text:p>
          </table:table-cell>
        </table:table-row>
      </table:table>
      <text:p text:style-name="P3">Figure 4-3. Algorithm for Interrupt-driven Requester Node that Stores and Forwards Messages</text:p>
      <text:p text:style-name="Text_20_body"><text:span text:style-name="T1"/></text:p>
      <text:p text:style-name="Text_20_body"><text:bookmark text:name="Sec4_2_5"/><text:span text:style-name="T1">4.2.5 Generating and Debugging a Custom SNIOS</text:span> </text:p>
      <text:p text:style-name="Text_20_body">Follow these steps to generate and debug a custom SNIOS. </text:p>
      <text:list xml:id="list5157185028278213948" text:style-name="L20">
        <text:list-item>
          <text:p text:style-name="P205"><text:soft-page-break/>Prepare the SNIOS.SPR file, as shown below: </text:p>
          <text:p text:style-name="P164"/>
          <text:p text:style-name="P164"><text:s text:c="7"/>A&gt;RMAC SNIOS</text:p>
          <text:p text:style-name="P164"><text:s text:c="7"/>A&gt;LINK SNIOS[OS]</text:p>
          <text:p text:style-name="P172"><text:s text:c="8"/></text:p>
          <text:p text:style-name="P205">The output of the linker is the SNIOS.SPR file. </text:p>
          <text:p text:style-name="P205">If you do not use RMAC and LINK-80 use ASM, PIP, and GENMOD, as shown below: </text:p>
          <text:p text:style-name="P162">Assemble with ORG 0000H. </text:p>
          <text:p text:style-name="P180"><text:s text:c="7"/>A&gt;ASM SNIOS</text:p>
          <text:p text:style-name="P180"><text:s text:c="7"/>A&gt;REN SNIOS0.HEX=SNIOS.HEX</text:p>
          <text:p text:style-name="P183"><text:s text:c="12"/></text:p>
          <text:p text:style-name="P162">Edit the SNIOS.ASM ORG statement. Assemble with ORG 0100H. </text:p>
          <text:p text:style-name="P180"><text:s text:c="7"/>A&gt;ASM SNIOS</text:p>
          <text:p text:style-name="P180"><text:s text:c="7"/>A&gt;REN SNIOS1.HEX=SNIOS.HEX</text:p>
          <text:p text:style-name="P183"><text:s text:c="8"/></text:p>
          <text:p text:style-name="P162">Concatenate the HEX files. </text:p>
          <text:p text:style-name="P180"><text:s text:c="7"/>A&gt;PIP SNIOS.HEX=SNIOS0.HEX,SNIOS1.HEX</text:p>
          <text:p text:style-name="P183"><text:s text:c="12"/></text:p>
          <text:p text:style-name="P162">Generate the SNIOS.SPR file. </text:p>
          <text:p text:style-name="P180"><text:s text:c="7"/>A&gt;GENMOD SNIOS.HEX SNIOS.SPR</text:p>
          <text:p text:style-name="P183"><text:s text:c="12"/></text:p>
          <text:p text:style-name="P246">The GENMOD program uses the difference in code origins to produce a bit map of addresses to be relocated. GENMOD then places this bit map at the end of a copy of the origin 0 code and constructs a 256-byte header to create an SPR file. </text:p>
        </text:list-item>
        <text:list-item>
          <text:p text:style-name="P205">Copy the following files to the requester: </text:p>
          <text:list>
            <text:list-item>
              <text:p text:style-name="P246">CPNETLDR.COM = Loads CP/NET (NDOS.SPR and SNIOS.SPR) </text:p>
            </text:list-item>
            <text:list-item>
              <text:p text:style-name="P246">CPNETSTS.COM = Displays status of the system I/O </text:p>
            </text:list-item>
            <text:list-item>
              <text:p text:style-name="P246">NETWORK.COM = Redirects I/O from local to network </text:p>
            </text:list-item>
            <text:list-item>
              <text:p text:style-name="P246">LOCAL.COM = Redirects I/O from network to local </text:p>
            </text:list-item>
            <text:list-item>
              <text:p text:style-name="P246">DSKRESET.COM = Resets specified logical drives </text:p>
            </text:list-item>
            <text:list-item>
              <text:p text:style-name="P246">LOGIN.COM = Logs on to server </text:p>
            </text:list-item>
            <text:list-item>
              <text:p text:style-name="P246">LOGOFF.COM = Logs off from server </text:p>
            </text:list-item>
            <text:list-item>
              <text:p text:style-name="P246">MAIL.COM = Electronic mail utility </text:p>
            </text:list-item>
            <text:list-item>
              <text:p text:style-name="P246">NDOS.SPR = Network Disk Operating System </text:p>
            </text:list-item>
            <text:list-item>
              <text:p text:style-name="P246">SNIOS.SPR = Previously Customized Slave Network I/O System </text:p>
            </text:list-item>
            <text:list-item>
              <text:p text:style-name="P205">CCP.SPR = Console Command Processor </text:p>
            </text:list-item>
          </text:list>
          <text:p text:style-name="P205">you can use DDT to debug the SNIOS as follows: </text:p>
          <text:p text:style-name="P164"><text:s text:c="8"/>A&gt;DDT CPNETLDR.COM</text:p>
          <text:p text:style-name="P164"><text:s text:c="8"/>*IB</text:p>
          <text:p text:style-name="P164"><text:soft-page-break/><text:s text:c="8"/>*s103</text:p>
          <text:p text:style-name="P164"><text:s text:c="8"/>0103 07 xx</text:p>
          <text:p text:style-name="P164"><text:s text:c="8"/>*g</text:p>
          <text:p text:style-name="P172"><text:s text:c="11"/></text:p>
          <text:p text:style-name="P205">where xx is the restart the debugger uses, usually 7. </text:p>
          <text:p text:style-name="P205">At this point, CP/NET loads, displaying the memory map, and then breaks at the specified restart. You can place breakpoints at desired locations, and then issue a G command specifying the address following the restart instruction where the CPNETLDR broke. </text:p>
        </text:list-item>
      </text:list>
      <text:p text:style-name="Text_20_body">Communications software is difficult to debug. Because of its real-time nature, when the program is interrupted to find out what is going on, the other side of the network overruns or times out. These pointers might help you: </text:p>
      <text:list xml:id="list955680170703329597" text:style-name="L21">
        <text:list-item>
          <text:p text:style-name="P247">Before debugging, disable any timeout logic in both the SNIOS and the NETWRKIF. This allows one node to be examined without causing errors on the other node. The SNIOS example in <text:a xlink:type="simple" xlink:href="#SecE" text:style-name="Internet_20_link" text:visited-style-name="Visited_20_Internet_20_Link">Appendix E</text:a> accomplishes this with a conditional assembly switch called ALWAYS$RETRY. </text:p>
        </text:list-item>
        <text:list-item>
          <text:p text:style-name="P247">Never set a breakpoint in the SNIOS without setting a corresponding breakpoint in the NETWRKIF. </text:p>
        </text:list-item>
        <text:list-item>
          <text:p text:style-name="P247">Write a simulation module that mimics how you think the NETWRKIF should behave in response to the actions the SNIOS takes to send a message. Disable the actual network transmission until the SNIOS can successfully send messages to and from the simulation. Gather copious statistics because when you finally transmit over a real network link the simulation and the real NETWRKIF probably will not correspond. The statistics can help point up what was wrong with the simulation, the NETWRKIF, or both. </text:p>
        </text:list-item>
        <text:list-item>
          <text:p text:style-name="P247">Carefully verify any communications handshakes between the two nodes. You can do this by stepping through the code of both nodes simultaneously, using debuggers. Discover which data link operations can be performed while the other node is halted or disabled. Quite often, making a mistake in your debugging session points up holes in your protocol design. Once you have the protocol working with this method, have someone step one node while you step the other. Do not coordinate the actions of the two debuggers. If your protocol works without conscious synchronizing, try running it full speed. </text:p>
        </text:list-item>
        <text:list-item>
          <text:p text:style-name="P206">If possible, write one data-link module for both the SNIOS NETWRKIF, then interface them to the appropriate module. This enhances the uniformity of the protocol, making it easier to debug. </text:p>
        </text:list-item>
      </text:list>
      <text:p text:style-name="Text_20_body"><text:bookmark text:name="Sec4_3"/><text:span text:style-name="T1">4.3 Customizing the Server</text:span> </text:p>
      <text:p text:style-name="Text_20_body">This section addresses the problems of designing and implementing an efficient CP/NET server under the MP/M II operating system. Because a CP/NET server must be capable of handling several simultaneous requests in real-time, the Network Interface module (NETWRKIF) must take full advantage of the real-time primitives of MP/M II. </text:p>
      <text:p text:style-name="Text_20_body">The server's logical module, SERVER.RSP, consists of a set of processes, one for each requester supported. This section also discusses how the NETWRKIF sends and receives messages to and from those processes. </text:p>
      <text:p text:style-name="Text_20_body">Finally, this section explains the system generation options available to the server implementer once the NETWRKIF has been implemented. </text:p>
      <text:p text:style-name="Text_20_body"><text:bookmark text:name="Sec4_3_1"/><text:span text:style-name="T1">4.3.1 Detecting and Receiving Incoming Messages</text:span> </text:p>
      <text:p text:style-name="Text_20_body">The server is a passive, asynchronous system; it does not initiate CP/NET transactions. The server performs two distinct functions: </text:p>
      <text:list xml:id="list7396960177181215727" text:style-name="L22">
        <text:list-item>
          <text:p text:style-name="P248">The server must detect an incoming message and initialize the communications software to receive. </text:p>
        </text:list-item>
        <text:list-item>
          <text:p text:style-name="P207"><text:soft-page-break/>The server must actually receive the message. </text:p>
        </text:list-item>
      </text:list>
      <text:p text:style-name="Text_20_body">The server detects incoming messages in two ways. The first is polling, where the server periodically checks the status of the network interface. If the status changes from an idle to a ready state, the server receives a message. The second method relies on the network interface's interrupting the server. The server then transfers control to a service routine that receives the message. Either of these methods can accomplish the two functions listed above. Both methods have advantages and drawbacks. </text:p>
      <text:p text:style-name="List_20_Heading">Polling the Server </text:p>
      <text:p text:style-name="List_20_Contents">Polling is a more active method, requiring more processing overhead. If the server has a fairly heavy, continuous load of network traffic, then the status of the poll operation often indicates that a message is to be received. In this kind of system, polling has a marked advantage: the server can immediately begin receiving the message without switching contexts. But if the network traffic is subject to bursts of data mixed with periods of traffic, then the extra overhead of interrogating the network interface is inefficient. </text:p>
      <text:p text:style-name="List_20_Heading">Interrupting the Server </text:p>
      <text:p text:style-name="P6">Interrupt driven operation is excellent for communication that occurs in bursts because no overhead is required when no communication is taking place. But very high network loads cause the server to waste a great deal of time saving the state of the process currently executing when the interrupt occurred. </text:p>
      <text:p text:style-name="P6">Once a message has been initiated, it can be received under interrupt control, where data is processed on demand as it comes in, or under direct program control, where a process is dedicated to monitoring the incoming message. The most efficient choice depends on the type of network being used and the amount of traffic the network must handle. </text:p>
      <text:p text:style-name="List_20_Contents">In an interrupt driven communication scheme, the server responds to network events asynchronously. The network interface determines when data is processed by the host CPU. For example, when the network interface presents characters to the host, each character causes an interrupt. When the network interface performs direct memory access to transfer blocks of data, only each complete DMA transfer causes an interrupt. Depending on the protocol, each interrupt causes a specific action to be performed. The CPU is free, however, to process other tasks in between processing each piece of data. Like interrupt-driven message detection, saving the state of an interrupted process requires CPU overhead. The greater the number of interrupts required to process a message, the more system performance is degraded. </text:p>
      <text:p text:style-name="List_20_Heading">Overruns </text:p>
      <text:p text:style-name="List_20_Contents">One of the greatest problems of an interrupt-driven communications scheme develops when the interrupts occur faster than the CPU can service them. This condition is known as an overrun, and it can cause data to be lost. When an overrun occurs, the message appears to be garbled, and the sender must retransmit it. If overruns occur only when the host is extremely busy, it might be more efficient to accept the occasional garbled message in exchange for better overall response. If the number of overruns is too high, however, serious system degradation sets in. Many protocols prevent overruns by allowing the receiver to signal the sender that data is Coming in too fast. </text:p>
      <text:p text:style-name="List_20_Heading">Disabling Interrupts </text:p>
      <text:p text:style-name="List_20_Contents">The other approach to message processing uses MP/M II's facility to control processes. Unlike an interrupt service routine, which is largely transparent to MP/M II, a process is a logically complete task. Using a process-oriented protocol, you can eliminate the overrun problem by disabling interrupts while the message is being received. Disabling interrupts gives the communication program exclusive control of the CPU, so all other processing comes to a halt. If messages are fairly short, however, this method might be preferable to an interrupt-driven scheme, because no overhead is incurred by switching back and forth between a process and an interrupt service routine continually. </text:p>
      <text:p text:style-name="List_20_Heading">Selecting a Protocol </text:p>
      <text:p text:style-name="P6">The actual data-link protocol used to process messages has not been discussed. Consider the selection <text:soft-page-break/>of a protocol when designing how the server is going to respond to incoming messages. For example, in a CP/NET system where loosely coupled processors are communicating over a high-speed bus with little or no error checking, DMA transfer of data can be efficiently interrupt driven. But complex cyclic redundancy checks that involve extensive arithmetic operations require careful design in an interrupt-driven system, or overruns might result. Such a protocol might be better implemented using a process-oriented system. </text:p>
      <text:p text:style-name="Text_20_body"><text:bookmark text:name="Sec4_3_3"/><text:span text:style-name="T1">4.3.2 NETWRKIF Module Architecture</text:span> </text:p>
      <text:p text:style-name="Text_20_body"><text:a xlink:type="simple" xlink:href="#Sec4_3_1" text:style-name="Internet_20_link" text:visited-style-name="Visited_20_Internet_20_Link">Section 4.3.1</text:a> discusses general strategies for implementing a data-link layer protocol under MP/M II. This section deals with integrating the data-link layer into a network and transport layer. This integration allows the entire communications package to send logical requester messages to the SERVER.RSP module, and then receive the SERVER's response message for transmission back to the requester. </text:p>
      <text:p text:style-name="Text_20_body">A dedicated server process is associated with each requester logged on to a server node. These processes are named <text:span text:style-name="Source_20_Text">SERVR&lt;x&gt;PR</text:span> where &lt;x&gt; is an ASCII character between 0 and 9 or A and F. This character is a sequence number that serves as a unique identifier for the server process. Each server opens two queues that it expects the NETWRKIF module to have created. They are named <text:span text:style-name="Source_20_Text">NtwrkQI&lt;x&gt;</text:span> and <text:span text:style-name="Source_20_Text">NtwrkQO&lt;x&gt;</text:span> where &lt;x&gt; is the same character as the server's sequence number. The server process always reads the address of incoming messages from NtwrkQI&lt;x&gt;, and it always writes the address of the response message to NtwrkQO&lt;x&gt;. </text:p>
      <text:p text:style-name="Text_20_body">This is the basic interface between the SERVER.RSP module supplied by Digital Research and the user-customized communications software. However, there are a variety of ways to implement the processes driving the interface. </text:p>
      <text:p text:style-name="Text_20_body"><text:a xlink:type="simple" xlink:href="#SecE" text:style-name="Internet_20_link" text:visited-style-name="Visited_20_Internet_20_Link">Appendix E</text:a> includes an example of the simplest NETWRKIF architecture. In this architecture, one network interface process is associated with each server. All processes execute the same reentrant code, but each process maintains local data that identifies the communications port it is using and the sets of queues through which it interfaces to the server process. This implementation handles its data-link software at the process level. It uses polled console I/O functions in the XIOS to detect incoming messages. This architecture is illustrated in <text:a xlink:type="simple" xlink:href="#Fig4_4" text:style-name="Internet_20_link" text:visited-style-name="Visited_20_Internet_20_Link">Figure 4-4</text:a>. </text:p>
      <text:p text:style-name="P4"><text:bookmark text:name="Fig4_4"/></text:p>
      <table:table table:name="Table44" table:style-name="Table44">
        <table:table-column table:style-name="Table44.A"/>
        <table:table-row>
          <table:table-cell table:style-name="Table44.A1" office:value-type="string">
            <text:p text:style-name="P27"><draw:frame draw:style-name="fr1" draw:name="graphics12" text:anchor-type="as-char" svg:width="4.7398in" svg:height="3.1665in" draw:z-index="19"><draw:image xlink:href="../fig4-4.png" xlink:type="simple" xlink:show="embed" xlink:actuate="onLoad"/></draw:frame></text:p>
            <text:p text:style-name="P3">Figure 4-4. Server Architecture w/Reentrant NETWRKIF Processes </text:p>
          </table:table-cell>
        </table:table-row>
      </table:table>
      <text:p text:style-name="P3"><text:soft-page-break/></text:p>
      <text:p text:style-name="Text_20_body">Another possible NETWRKIF architecture has only two network interface processes. An input process receives data from the network, identifies the requester that sent the message, and writes the message to the appropriate queue. An output process conditionally reads all the output queues and sends any messages it finds back out over the network. </text:p>
      <text:p text:style-name="Text_20_body">It is also possible to force all the server processes to write their messages to a single queue by patching SERVER.RSP. In this case, the output network interface process reads the single output queue. When a message is written to it, the output process sends the message out across the network and goes back to read the queue again. An application note details how to patch SERVER.RSP. <text:a xlink:type="simple" xlink:href="#Fig4_4" text:style-name="Internet_20_link" text:visited-style-name="Visited_20_Internet_20_Link">Figure 4-5</text:a> illustrates both strategies. Note that a small patch to the SERVR&lt;x&gt;PR processes can consolidate the output queues. </text:p>
      <text:p text:style-name="P4"><text:bookmark text:name="Fig4_5"/></text:p>
      <table:table table:name="Table45" table:style-name="Table45">
        <table:table-column table:style-name="Table45.A"/>
        <table:table-row>
          <table:table-cell table:style-name="Table45.A1" office:value-type="string">
            <text:p text:style-name="P27"><draw:frame draw:style-name="fr1" draw:name="graphics13" text:anchor-type="as-char" svg:width="5.4374in" svg:height="3.6252in" draw:z-index="2"><draw:image xlink:href="../fig4-5.png" xlink:type="simple" xlink:show="embed" xlink:actuate="onLoad"/></draw:frame> </text:p>
            <text:p text:style-name="P3">Figure 4-5. Two-process NETWRKIF</text:p>
          </table:table-cell>
        </table:table-row>
      </table:table>
      <text:p text:style-name="P3"/>
      <text:p text:style-name="Text_20_body">You can design a single NETWRKIF process that receives a message, writes it to the appropriate queue, then checks for any output activity. If NETWRKIF finds a message to send, it sends it, then it returns to checking for input. This kind of process has the disadvantage of being constantly busy; there is no point at which it can allow itself to become blocked. To do so might result in a deadlock or serious performance degradation. </text:p>
      <text:p text:style-name="Text_20_body">Consider the network topology when designing the NETWRKIF architecture. For example, a NETWRKIF that uses one process per requester is suitable in an active hub-star configuration, where a unique network line is dedicated to each requester. This allows several messages to arrive at the server simultaneously. </text:p>
      <text:p text:style-name="Text_20_body">For a multidrop topology, however, a single output and single input process NETWRKIF might be more suitable, because the network. hardware guarantees that only one message is active on the network at any one time. The same type of architecture could be applied to a loop topology. </text:p>
      <text:p text:style-name="Text_20_body">For an active hub-star network that services several multidrop lines, it might be necessary to combine the two architectures, so that several reentrant processes are routing input to the server processes, while a set of output processes are collecting data from output queues and sending it back out of the appropriate multidrop line. </text:p>
      <text:p text:style-name="Text_20_body"><text:soft-page-break/>Also consider what the NETWRKIF does when it has no traffic to process. If the NETWRKIF loops madly while waiting, it will gobble up precious CPU resources, degrading the overall performance of the server system. On the other hand, the NETWRKIF must be able to respond to traffic quickly. </text:p>
      <text:p text:style-name="Text_20_body">A number of MP/M II system calls cause a process to become blocked, so that the operating system dispatcher does not pass control back to the process until a critical condition is fulfilled. Reading an empty queue, waiting on a flag, and performing a poll call are three of the most common ways to suspend the execution of a process conditionally. Such quiescent points should be built into all NETWRKIF systems to minimize the overhead of maintaining the process when it is idle. </text:p>
      <text:p text:style-name="Text_20_body">The processes driving the input and output queues constitute one half of a message transport layer. The NETWRKIF must also deal with how the raw message is received from the data-link and network layers that are performing the actual communication control. This interface is governed by how the data-link and network layer software is implemented. </text:p>
      <text:p text:style-name="Text_20_body">Consider an architecture that has little or no network layer, so that the data-link software interfaces directly with the transport processes. If the data-link is included in the processes that are also performing the queuing functions, then no special interface is needed. The process can pass control from one function to another, first performing input data-link and network activities to receive a message; then computing the routing to the appropriate server input queue; then reading the response from an output queue; and finally returning to the data-link level to send the response back to the requester. The sequence can be repeated indefinitely. </text:p>
      <text:p text:style-name="Text_20_body">Some implementations require the data-link and network layers to be under process control, with a separate set of processes controlling the transport layer. In these cases, the transport processes can use queuing for both the low-level interface to the data-link layer and the upward interface to the server processes. </text:p>
      <text:p text:style-name="Text_20_body">This kind of architecture has the drawback of slowing down the MP/M II dispatcher with extra queuing overhead. For a small number of processes, however, the impact is slight. The architecture has the advantage of being highly modular, facilitating the future upgrade of the data-link and network layers or the transport layers. <text:a xlink:type="simple" xlink:href="#Fig4_6" text:style-name="Internet_20_link" text:visited-style-name="Visited_20_Internet_20_Link">Figure 4-6</text:a> details the architecture. </text:p>
      <text:p text:style-name="P4"><text:bookmark text:name="Fig4_6"/></text:p>
      <table:table table:name="Table46" table:style-name="Table46">
        <table:table-column table:style-name="Table46.A"/>
        <table:table-row>
          <table:table-cell table:style-name="Table46.A1" office:value-type="string">
            <text:p text:style-name="P27"><draw:frame draw:style-name="fr1" draw:name="graphics14" text:anchor-type="as-char" svg:width="6.4374in" svg:height="2.948in" draw:z-index="3"><draw:image xlink:href="../fig4-6.png" xlink:type="simple" xlink:show="embed" xlink:actuate="onLoad"/></draw:frame> </text:p>
            <text:p text:style-name="P3">Figure 4-6. A Single Transport Process Interfacing to Low-level Data-link Processes</text:p>
          </table:table-cell>
        </table:table-row>
      </table:table>
      <text:p text:style-name="P3"/>
      <text:p text:style-name="Text_20_body">To implement some network interfaces, it is necessary to modify the MP/M II XIOS. Interrupt service routines must access the system interrupt vector, which is usually maintained by the XIOS. If an interface <text:soft-page-break/>routine requires polling, the routine to accomplish the polling must be placed on the list maintained by the XIOS POLLDEVICE routine. </text:p>
      <text:p text:style-name="Text_20_body">Interfacing to data-link and network routines that reside in the XIOS is slightly more complex than interfacing to routines contained in the NETWRKIF. These routines are often not processes, but shared code fragments or interrupt service routines. They cannot use queues as an interface mechanism. Routines that are not process-oriented must communicate through a direct function linkage, through polling, or through the Flag Set/Flag Wait functions supported by MP/M II. </text:p>
      <text:p text:style-name="Text_20_body">Because the NETWRKIF might not be able to resolve references to such routines directly, it is often necessary to enter the XIOS through its jump vector. The XIOS jump vector table is always page aligned; a pointer to that page is located in byte 7 of the MP/M II system data page - From this point, data-link routines can be called by specifying dummy console I/O or dummy list device I/O. </text:p>
      <text:p text:style-name="Text_20_body">If dummy console or printer I/O is used, the NETWRKIF loads a non-existent device number in register D and, if necessary, a pointer to a message buffer. The I/O routine specified checks for the non-existent device number and dispatches the call to the appropriate network routine. </text:p>
      <text:p text:style-name="Text_20_body"><text:a xlink:type="simple" xlink:href="#Fig4_7" text:style-name="Internet_20_link" text:visited-style-name="Visited_20_Internet_20_Link">Figure 4-7</text:a> illustrates how the NETWRKIF module can perform calls to subroutines resident in the XIOS. </text:p>
      <text:p text:style-name="P4"><text:bookmark text:name="Fig4_7"/></text:p>
      <table:table table:name="Table47" table:style-name="Table47">
        <table:table-column table:style-name="Table47.A"/>
        <table:table-row>
          <table:table-cell table:style-name="Table47.A1" office:value-type="string">
            <text:p text:style-name="P27"><draw:frame draw:style-name="fr1" draw:name="graphics15" text:anchor-type="as-char" svg:width="6.4374in" svg:height="1.698in" draw:z-index="4"><draw:image xlink:href="../fig4-7.png" xlink:type="simple" xlink:show="embed" xlink:actuate="onLoad"/></draw:frame> </text:p>
            <text:p text:style-name="P3">Figure 4-7. Directly Interfacing the NETVRKIF to XIOS Routines</text:p>
          </table:table-cell>
        </table:table-row>
      </table:table>
      <text:p text:style-name="P3"/>
      <text:p text:style-name="Text_20_body">Another method of interfacing data-link and network layer routines to a transport NETWRKIF is to have the low-level routines set a flag when a message has been processed. For example, consider a data-link routine that reads in an incoming message and checks it for validity. This routine might be a set of vectored interrupt service routines. </text:p>
      <text:p text:style-name="Text_20_body">At this point, the NETWRKIF is not synchronized with the data link routine. When the NETWRKIF requires a message, it issues a flag-wait call to MP/M II. When the data-link routine has a complete message, it issues a flag set call. The NETWRKIF does not proceed until the flag has been set. The NETWRKIF can then transfer the message from a predefined buffer and transport it to the appropriate server process. </text:p>
      <text:p text:style-name="Text_20_body">This type of architecture is ideal for allowing intelligent network controllers to drive the NETWRKIF transport processes. A simple interrupt service routine locates the message, builds a control block, and sets a flag to inform the NETWRKIF of the status and location of the message. <text:a xlink:type="simple" xlink:href="#Fig4_8" text:style-name="Internet_20_link" text:visited-style-name="Visited_20_Internet_20_Link">Figure 4-8</text:a> shows a similar interface. </text:p>
      <text:p text:style-name="P4"><text:bookmark text:name="Fig4_8"/></text:p>
      <table:table table:name="Table48" table:style-name="Table48">
        <table:table-column table:style-name="Table48.A"/>
        <text:soft-page-break/>
        <table:table-row>
          <table:table-cell table:style-name="Table48.A1" office:value-type="string">
            <text:p text:style-name="P27"><draw:frame draw:style-name="fr1" draw:name="graphics16" text:anchor-type="as-char" svg:width="6.1665in" svg:height="2.3228in" draw:z-index="5"><draw:image xlink:href="../fig4-8.png" xlink:type="simple" xlink:show="embed" xlink:actuate="onLoad"/></draw:frame> </text:p>
            <text:p text:style-name="P3">Figure 4-8. Synchronizing Data-link Activity Using Flags</text:p>
          </table:table-cell>
        </table:table-row>
      </table:table>
      <text:p text:style-name="P3"/>
      <text:p text:style-name="Text_20_body">To send a response message back to a requester using flags, the transport process must first identify the message to be sent and instruct the data-link layer to send it. A predefined control block can accomplish both operations. The transport process then waits on a flag until the message is sent and the flag set by the data-link. </text:p>
      <text:p text:style-name="Text_20_body">Another possible synchronization mechanism is through the MP/M II Poll function. With this function, MP/M II suspends the calling NETWRKIF process but periodically interrogates the status of the data-link and network software through a small code fragment defined in the XIOS POLLDEVICE routine. When the status becomes true, MP/M II allows the NETWRKIF process to proceed. </text:p>
      <text:p text:style-name="Text_20_body">If the server system supports vectored interrupts, and the location of the system's interrupt vector is known, you can write interrupt service routines that reside inside the NETWRKIF module. When the NETWRKIF performs its initialization, it simply writes the addresses of various interrupt service routines into the vector. From then on, any reference to those vector locations results in the execution of the NETWRKIF's ISRs. </text:p>
      <text:p text:style-name="Text_20_body">This approach preserves system modularity and allows the network implementer to implement low-level routines when the XIOS itself is not available for modification. This approach still requires a synchronization mechanism between code fragments that are not part of any process and the more well-defined transport processes of the NETWRKIF. </text:p>
      <text:p text:style-name="Text_20_body">In addition to synchronizing with low-level communications software, NETWRKIF processes might have to compete for data-link resources. For example, a transport process that wants to send a message might have to be suspended while another process is busy receiving a message. Or two reentrant processes might try to send a message out across the same network line simultaneously. These conflicts can be resolved through use of mutual exclusion (MX) queues. </text:p>
      <text:p text:style-name="Text_20_body">An MX queue contains only one dummy message, called a token. In order to control a resource, a process must first acquire the token, leaving the MX queue empty. If another process already has the token, the first process is suspended until the second completes its resource-critical operation and replaces the token. </text:p>
      <text:p text:style-name="Text_20_body">In this way, two low-level data-link routines--one for sending and one for receiving--can be driven without collisions by their higher-level transport processes, even if the low level routines have no explicit mechanism for sharing a network resource. </text:p>
      <text:p text:style-name="Text_20_body">Just as the design of the network topology and error recovery schemes for CP/NET must be examined for potential deadlocks, so must the server architecture itself. A simple example of a deadlock is a process that competes for a resource using an MX queue but never restores the token to the queue when it is finished with <text:soft-page-break/>the resource. All the other processes waiting for the resource come to a grinding halt, the network becomes congested, and eventually everything stops. </text:p>
      <text:p text:style-name="Text_20_body">Finally, you can design an architecture that distinctly divides the data-link, network, and transport layers. The preceding synchronization strategies can be generalized to work across several layers just as easily as they can work when the server architecture divides the communications software into low-level and high-level segments. Remember that as the architecture grows more and more complex, performance of the MP/M II dispatcher and nucleus software degrade further and further. It is always wise to keep the architecture as simple as possible. </text:p>
      <text:p text:style-name="Text_20_body"><text:bookmark text:name="Sec4_3_31"/><text:span text:style-name="T1">4.3.3 Elements of the NETWRKIF</text:span> </text:p>
      <text:p text:style-name="Text_20_body">This section defines the data objects and processing required to allow the server to be initialized and to operate smoothly and continuously. Through these objects, you define how many requesters a server can handle at once and how many messages can be simultaneously processed. </text:p>
      <text:p text:style-name="Text_20_body">The following objects must be present to create the NETWRKIF.RSP module: </text:p>
      <text:list xml:id="list7596556715360792298" text:style-name="L23">
        <text:list-item>
          <text:p text:style-name="P249">XDOS entry point </text:p>
        </text:list-item>
        <text:list-item>
          <text:p text:style-name="P249">Transport Process Process Descriptors </text:p>
        </text:list-item>
        <text:list-item>
          <text:p text:style-name="P249">Transport Process Stacks </text:p>
        </text:list-item>
        <text:list-item>
          <text:p text:style-name="P249">Queue control blocks (QCBs) for the interface between the NETWRKIF and the server processes </text:p>
        </text:list-item>
        <text:list-item>
          <text:p text:style-name="P249">User queue control blocks (UQCBs) to allow the NETWRKIF to access the queues </text:p>
        </text:list-item>
        <text:list-item>
          <text:p text:style-name="P249">Message buffers </text:p>
        </text:list-item>
        <text:list-item>
          <text:p text:style-name="P249">The server configuration table </text:p>
        </text:list-item>
        <text:list-item>
          <text:p text:style-name="P249">Stack space for additional server processes, if more than one requester is to be serviced at a time </text:p>
        </text:list-item>
        <text:list-item>
          <text:p text:style-name="P249">Areas allocated to contain more server Process Descriptors, if more than one requester is to be serviced at a time </text:p>
        </text:list-item>
        <text:list-item>
          <text:p text:style-name="P249">Network initialization code </text:p>
        </text:list-item>
        <text:list-item>
          <text:p text:style-name="P249">Data-link interface code </text:p>
        </text:list-item>
        <text:list-item>
          <text:p text:style-name="P249">Message validity checking and reformatting </text:p>
        </text:list-item>
        <text:list-item>
          <text:p text:style-name="P208">Server process interface code </text:p>
        </text:list-item>
      </text:list>
      <text:p text:style-name="List_20_Heading">XDOS Entry Point </text:p>
      <text:p text:style-name="List_20_Contents">All resident system processes (RSPs) require a linkage to MP/M II's XDOS entry point because the Command Line Interpreter does not prepare an execution environment for them. This linkage is always the first two bytes of the module. When the implementer runs the MP/M II GENSYS utility to include the server modules into the operating system, GENSYS automatically fills in these two bytes with a pointer to the XDOS entry point. This allows the execution of MP/M II system functions within the body of the RSP by setting up the function parameters, loading this pointer, and dispatching. </text:p>
      <text:p text:style-name="List_20_Heading">NETWRKIF Process Descriptors </text:p>
      <text:p text:style-name="P6">Immediately following this pointer, MP/M II expects to see a Process Descriptor. It automatically creates and executes the process to which the Descriptor refers. In the case of the NETWRKIF, this Process Descriptor controls the execution of one of the server transport processes. These processes perform the queue read and write operations to move messages into and out of the server processes. The first process must also be responsible for server and network initialization and for creating any additional transport processes. </text:p>
      <text:p text:style-name="P6">Process Descriptors for additional transport processes must also be included, if the processes are necessary. These processes can be automatically created by linking them to the first Process Descriptor. Linking is accomplished by placing a pointer to the second Process Descriptor in the PL field of the first Process Descriptor, a pointer to the third in the PL field of the second, and so on. The chain of <text:soft-page-break/>links terminates with a zero in the PL field of the last Process Descriptor to be created. </text:p>
      <text:p text:style-name="P6">If you choose to have processes automatically created, remember that once processes are created, they are completely independent unless they are explicitly synchronized. The processes should not be dependent upon the first process to perform initialization for them. </text:p>
      <text:p text:style-name="P6">Run transport processes at a very high priority, so that messages tie up the communications software for as little time as possible. The example in <text:a xlink:type="simple" xlink:href="#SecE" text:style-name="Internet_20_link" text:visited-style-name="Visited_20_Internet_20_Link">Appendix E</text:a> runs at priority level 64, exactly the same priority as the server processes. For compute bound NETWRKIF processes, it is advisable to give the server a slightly higher priority than the NETWRKIF. The implementation in <text:a xlink:type="simple" xlink:href="#SecF" text:style-name="Internet_20_link" text:visited-style-name="Visited_20_Internet_20_Link">Appendix F</text:a>, for example, runs at a priority of 66. This forces MP/M II always to process logical messages first if both the server and transport processes are ready at the same time. </text:p>
      <text:p text:style-name="P6">Each transport process must have its own local stack area. Because RSPs do not have access to the extra user stack space on system calls, each stack must be capable of supporting the local storage required by the MP/M II XDOS and XIOS in addition to its own local storage. </text:p>
      <text:p text:style-name="List_20_Contents">When a process is created, its Process Descriptor's STKPTR field should point to the top of its associated stack. The top of the stack must contain the starting execution address for the process. </text:p>
      <text:p text:style-name="List_20_Heading">Queue Control Blocks </text:p>
      <text:p text:style-name="P6">The NETWRKIF module must contain all of the queue control blocks for the entire server system. The number of QCBs varies depending on how many requesters the server system supports at one time. For each requester, there must be one input queue, named NtwrkQIO, NtwrkQI1, and so on. There must also be one output queue per requester, named NtwrkQOO, NtwrkQOI, and so on. These queues must also be created by the NETWRKIF module. </text:p>
      <text:p text:style-name="P6">You can patch the server process code so that all processes open the same output queue, NtwrkQOO. If this patch is applied, the NETWRKIF need only include the one output QCB. The NETWRKIF examples in Appendixes <text:a xlink:type="simple" xlink:href="#SecF" text:style-name="Internet_20_link" text:visited-style-name="Visited_20_Internet_20_Link">F</text:a> and <text:a xlink:type="simple" xlink:href="#SecG" text:style-name="Internet_20_link" text:visited-style-name="Visited_20_Internet_20_Link">G</text:a> use this method. </text:p>
      <text:p text:style-name="P6">The input and output queues communicate the address of the message buffer containing the message to be processed by the server or the response to be sent back to the requester. Because the message passed through the queue is only two bytes long, circular queues can be used. Both input and output queues need only buffer one message at a time because a requester must have always received a response before sending another request. Consequently, there is never more than one message from a given requester at the server at a time. </text:p>
      <text:p text:style-name="List_20_Contents">A queue capable of buffering more than one message is required only when the server processes have been patched to write all of their responses to a single queue. In this case, the queue must be capable of buffering the output from all of the servers simultaneously. </text:p>
      <text:p text:style-name="List_20_Heading">User Queue Control Blocks </text:p>
      <text:p text:style-name="P6">Transport processes must read and write queues using user queue control blocks. These data structures contain a pointer to the appropriate QCB and a pointer to the message to be written. The queue passes only the addresses of message buffers rather than the message buffers themselves. The address of the message buffer to be accessed must be written to a location in memory, and a pointer to that location must be loaded into the appropriate UQCB. </text:p>
      <text:p text:style-name="List_20_Contents">If the UQCB can resolve the address of its associated QCB, there is no need for the NETWRKIF to open the queue using MP/M II Function 135 once the queue has been created. A pointer to the QCB can be placed in the UQCB at link time, instead. If, however, the QCB address cannot be resolved, an open queue operation must be performed. This might be the case if the system implementer breaks the NETWRKIF module into an RSP and a Banked Resident System Process (BRS). </text:p>
      <text:p text:style-name="List_20_Heading">Message Buffers </text:p>
      <text:p text:style-name="P6"><text:soft-page-break/>The message buffers must each be at lease 262 bytes long, 5 bytes for the CP/NET header information, and 257 bytes for the actual CP/NET message. Even though the longest CP/NET message is only 256 bytes long, the extra byte is required because the server processes use the message buffer they are passed as a temporary scratch area. </text:p>
      <text:p text:style-name="P6">If the data-link and network layers require additional header information, the message buffers must be even longer. If the message format used by the network is different from that used by CP/NET, the message must be converted into the standard CP/NET format before it is passed to the server process. The server process expects a one-byte format code of 0, a one-byte destination code equal to the server ID, a one-byte source code, a one-byte function code, a one-byte size code, and a contiguous message in binary format. The server returns an error for any deviation from this format. </text:p>
      <text:p text:style-name="P6">A server process always returns its response to a requester in the same message buffer that it is passed. Consequently, no transport process should modify a message in between the time that its address is written to NtwrkQI&lt;x&gt; and the time that its address is read back from NtwrkQO&lt;x&gt;. To do so can cause the server to crash. </text:p>
      <text:p text:style-name="P6">It is not always necessary to have one buffer for every server process in the server system. Fewer buffers can be provided if the network implementer limits the number of transactions that can occur simultaneously. It is important to recognize the distinction between the number of requesters supported (the number of sessions that can be ongoing at any one time) and the number of simultaneous transactions supported (the number of messages the server can process at any one time). </text:p>
      <text:p text:style-name="List_20_Contents">Because many server processes can be idle, the number of transactions can be much lower than the number of requesters. Limiting the number of transactions can sometimes drastically improve the performance of a CP/NET server because it reduces the amount of time the operating system switches from process to process trying to service a number of file-oriented requests simultaneously. </text:p>
      <text:p text:style-name="List_20_Heading">The Server Configuration Table </text:p>
      <text:p text:style-name="P6">The server process must interface directly with a set of objects within the NETWRKIF to perform its own initialization, maintain its own reentrant processes, and perform validity checking on its incoming messages. These three sets of objects are the server configuration table, server Process Descriptor areas, and server process stacks. </text:p>
      <text:p text:style-name="P6">The server configuration table is defined in Table 4-2. </text:p>
      <text:p text:style-name="P4"><text:bookmark text:name="Table4_2"/></text:p>
      <table:table table:name="Table49" table:style-name="Table49">
        <table:table-column table:style-name="Table49.A"/>
        <table:table-column table:style-name="Table49.B"/>
        <table:table-header-rows>
          <table:table-row>
            <table:table-cell table:style-name="Table49.A1" office:value-type="string">
              <text:p text:style-name="P25">Offset</text:p>
            </table:table-cell>
            <table:table-cell table:style-name="Table49.B1" office:value-type="string">
              <text:p text:style-name="P25">Explanation </text:p>
            </table:table-cell>
          </table:table-row>
        </table:table-header-rows>
        <table:table-row>
          <table:table-cell table:style-name="Table49.A2" office:value-type="string">
            <text:p text:style-name="P27">00-00 </text:p>
          </table:table-cell>
          <table:table-cell table:style-name="Table49.B2" office:value-type="string">
            <text:p text:style-name="P27">Server status byte. The communications software can use this byte to signal the current state of the network. This byte has no fixed function, however. </text:p>
          </table:table-cell>
        </table:table-row>
        <table:table-row>
          <table:table-cell table:style-name="Table49.A2" office:value-type="string">
            <text:p text:style-name="P27">01-01 </text:p>
          </table:table-cell>
          <table:table-cell table:style-name="Table49.B2" office:value-type="string">
            <text:p text:style-name="P27">Server processor ID. The server processes compare this field against the destination ID field of all incoming messages. An error is returned if they do not match. A server ID of FF hex is illegal. Requester utility programs use a default server ID of 0, so a CP/NET network containing only one server identifies it as node 0, for convenience. </text:p>
          </table:table-cell>
        </table:table-row>
        <table:table-row>
          <table:table-cell table:style-name="Table49.A2" office:value-type="string">
            <text:p text:style-name="P27">02-02 </text:p>
          </table:table-cell>
          <table:table-cell table:style-name="Table49.B2" office:value-type="string">
            <text:p text:style-name="P27">Maximum number of requesters supported at once. Up to 16 requesters can be supported. </text:p>
          </table:table-cell>
        </table:table-row>
        <table:table-row>
          <table:table-cell table:style-name="Table49.A2" office:value-type="string">
            <text:p text:style-name="P27">03-03 </text:p>
          </table:table-cell>
          <table:table-cell table:style-name="Table49.B2" office:value-type="string">
            <text:p text:style-name="P27">Number of requesters currently logged in. This field is incremented by a server process when a login takes place and decremented when a logoff takes place. Logins return an error if the maximum equals the number currently logged in. </text:p>
          </table:table-cell>
        </table:table-row>
        <table:table-row>
          <table:table-cell table:style-name="Table49.A2" office:value-type="string">
            <text:p text:style-name="P27">04-05 </text:p>
          </table:table-cell>
          <table:table-cell table:style-name="Table49.B2" office:value-type="string">
            <text:p text:style-name="P27">Log-in vector. Each bit of this field indicates whether the corresponding requester ID table entry is valid and refers to a logged-in requester. When a successful login takes place, a bit is set in this vector and the corresponding table entry is updated. When a logoff occurs, the table is searched and the corresponding bit is reset. </text:p>
          </table:table-cell>
        </table:table-row>
        <text:soft-page-break/>
        <table:table-row>
          <table:table-cell table:style-name="Table49.A2" office:value-type="string">
            <text:p text:style-name="P27">06-21 </text:p>
          </table:table-cell>
          <table:table-cell table:style-name="Table49.B2" office:value-type="string">
            <text:p text:style-name="P27">Requester ID table. When a requester is successfully logged in, a server process locates an empty slot by checking the log-in vector, marks the slot as used, and then writes the source ID of the log-in message into this table, using the bit vector position as an index. </text:p>
          </table:table-cell>
        </table:table-row>
        <table:table-row>
          <table:table-cell table:style-name="Table49.A8" office:value-type="string">
            <text:p text:style-name="P27">22-29 </text:p>
          </table:table-cell>
          <table:table-cell table:style-name="Table49.B8" office:value-type="string">
            <text:p text:style-name="P27">Log-in password. The password sent in the log in message must match this password, or the login fails, and an error is returned. </text:p>
          </table:table-cell>
        </table:table-row>
      </table:table>
      <text:p text:style-name="P3">Table 4-2. Server Configuration Table </text:p>
      <text:p text:style-name="P6"/>
      <text:p text:style-name="P6">Just as the requester configuration table can be preconfigured to map certain devices as networked, the server configuration table can be preconfigured to define certain requesters as logged in without performing a login operation. </text:p>
      <text:p text:style-name="P6">To do this, set the current number of logged-in requesters to the number of predefined logins desired. Make sure the number is less than the maximum number of requesters permitted. Otherwise, the server's behavior becomes unpredictable. </text:p>
      <text:p text:style-name="P6">The log-in vector should have a bit set for every requester to be prelogged in, and the requester ID table should contain the logged-in requesters. For example, for a five-requester server where requesters 1, 2, and 5 are defined as already logged in, the server configuration table might look like this: </text:p>
      <table:table table:name="Table50" table:style-name="Table50">
        <table:table-column table:style-name="Table50.A"/>
        <table:table-row>
          <table:table-cell table:style-name="Table50.A1" office:value-type="string">
            <text:p text:style-name="Preformatted_20_Text">configtbl: <text:s text:c="5"/>db 0 <text:s text:c="11"/>; server status</text:p>
            <text:p text:style-name="Preformatted_20_Text"><text:s text:c="16"/>db 0 <text:s text:c="11"/>; server ID</text:p>
            <text:p text:style-name="Preformatted_20_Text"><text:s text:c="16"/>db 5 <text:s text:c="11"/>; max number of requesters</text:p>
            <text:p text:style-name="Preformatted_20_Text"><text:s text:c="16"/>db 3 <text:s text:c="11"/>; currently logged in</text:p>
            <text:p text:style-name="Preformatted_20_Text"><text:s text:c="16"/>dw 8009h <text:s text:c="7"/>; log-in vector</text:p>
            <text:p text:style-name="Preformatted_20_Text"><text:s text:c="16"/>db 1 <text:s text:c="11"/>; requester ID table</text:p>
            <text:p text:style-name="Preformatted_20_Text"><text:s text:c="16"/>ds 2</text:p>
            <text:p text:style-name="Preformatted_20_Text"><text:s text:c="16"/>db 2</text:p>
            <text:p text:style-name="Preformatted_20_Text"><text:s text:c="16"/>ds 11</text:p>
            <text:p text:style-name="Preformatted_20_Text"><text:s text:c="16"/>db 5</text:p>
            <text:p text:style-name="P186"><text:s text:c="16"/>db 'WUGGA' <text:s text:c="5"/>; password</text:p>
          </table:table-cell>
        </table:table-row>
      </table:table>
      <text:p text:style-name="P6"/>
      <text:p text:style-name="P6">The requester ID table is position independent. When a server process checks to see if a requester is logged in, it searches the entire requester table, using the entire log-in vector to check the entries for validity. Consequently, the configuration table is not sufficient to specify the process to which an incoming message should be routed. </text:p>
      <text:p text:style-name="List_20_Contents">The transport software must maintain its own routing mechanism. For example, the NETWRKIF in <text:a xlink:type="simple" xlink:href="#SecE" text:style-name="Internet_20_link" text:visited-style-name="Visited_20_Internet_20_Link">Appendix E</text:a> maintains its routing implicitly as local data in its reentrant processes. The example in <text:a xlink:type="simple" xlink:href="#SecF" text:style-name="Internet_20_link" text:visited-style-name="Visited_20_Internet_20_Link">Appendix F</text:a>, on the other hand, relies on a requester control block that associates a source ID number with a UQCB. </text:p>
      <text:p text:style-name="List_20_Heading">Descriptors and Stacks </text:p>
      <text:p text:style-name="P6">The module SERVER.RSP contains only one Process Descriptor and stack area. It is consequently initialized as only one process. SERVER.RSP must have some way of creating additional copies of itself. To do this, SERVER.RSP must know how many copies to create, and where to put the additional Process Descriptors and stacks. </text:p>
      <text:p text:style-name="P6">By convention, the NETWRKIF process writes the address of the server configuration table into location offset 0009 in the system data page. The SERVER module uses this address to locate the maximum number of requesters from the configuration table. It then creates the maximum number, less <text:soft-page-break/>one, of processes. To locate storage to create the additional processes, the SERVER module expects to find stack areas for the extra processes directly following the configuration table. </text:p>
      <text:p text:style-name="P6">Server process stacks must be exactly 150 bytes long, and there Must be one stack for each additional server. For example, to support a total of five servers, 4*150 = 600 bytes of storage must he allocated after the configuration table. </text:p>
      <text:p text:style-name="P6">The server expects the top of each additional server stack to contain a pointer to a 52-byte data area in which to create the new Process Descriptor. All of the Process Descriptor data areas must be contiguous. </text:p>
      <text:p text:style-name="P6">Here is an example of the structure required for a four requester server: </text:p>
      <text:p text:style-name="P4"><text:bookmark text:name="List4_2"/></text:p>
      <table:table table:name="Table51" table:style-name="Table51">
        <table:table-column table:style-name="Table51.A"/>
        <table:table-row>
          <table:table-cell table:style-name="Table51.A1" office:value-type="string">
            <text:p text:style-name="Preformatted_20_Text">server$pds: <text:s text:c="4"/>ds (4-1)*52 <text:s text:c="4"/>;server Process Descriptors</text:p>
            <text:p text:style-name="Preformatted_20_Text"/>
            <text:p text:style-name="Preformatted_20_Text">; (other data or code can be defined here)</text:p>
            <text:p text:style-name="Preformatted_20_Text"/>
            <text:p text:style-name="Preformatted_20_Text">configtbl: <text:s text:c="5"/>ds 30 <text:s text:c="10"/>;configuration table allocation</text:p>
            <text:p text:style-name="Preformatted_20_Text">srvr$stkl: <text:s text:c="5"/>ds 148 <text:s text:c="9"/>;second server stack area</text:p>
            <text:p text:style-name="Preformatted_20_Text"><text:s text:c="16"/>dw server$pds</text:p>
            <text:p text:style-name="Preformatted_20_Text"><text:s text:c="16"/>ds 148 <text:s text:c="9"/>;third server stack area</text:p>
            <text:p text:style-name="Preformatted_20_Text"><text:s text:c="16"/>dw server$pds+52</text:p>
            <text:p text:style-name="Preformatted_20_Text"><text:s text:c="16"/>ds 148 <text:s text:c="9"/>;fourth server stack area</text:p>
            <text:p text:style-name="P186"><text:s text:c="16"/>dw server$pds+104</text:p>
            <text:p text:style-name="P27">Listing 4-2. Stack and Process Descriptor Allocation for a Four-requester Server </text:p>
          </table:table-cell>
        </table:table-row>
      </table:table>
      <text:p text:style-name="List_20_Heading"/>
      <text:p text:style-name="List_20_Heading">NETWRKIF Execution Requirements </text:p>
      <text:p text:style-name="P6">The initialization code must perform the following actions: </text:p>
      <text:list xml:id="list6833094070978172982" text:style-name="L24">
        <text:list-item>
          <text:p text:style-name="P10">Initialize the network hardware, or cause lower-level routines to initialize it. </text:p>
        </text:list-item>
        <text:list-item>
          <text:p text:style-name="P10">Via MP/M II Function 134, make all input and output queues required to run the server. </text:p>
        </text:list-item>
        <text:list-item>
          <text:p text:style-name="P19">Write the address of the configuration table into the system data page. </text:p>
        </text:list-item>
      </text:list>
      <text:p text:style-name="P6">These initialization functions need not be performed by a single process; they can be distributed among a variety of processes and interrupt service routines. The address of the configuration table should be written to the system data page with interrupts disabled. This prevents the server from loading an incorrect partial address and making its process-creation decisions on invalid data. </text:p>
      <text:p text:style-name="P6"><text:a xlink:type="simple" xlink:href="#Fig4_9" text:style-name="Internet_20_link" text:visited-style-name="Visited_20_Internet_20_Link">Figure 4-9</text:a> shows a memory map, detailing how the SERVER.RSP and NETWRKIF.RSP modules fit into the rest of MP/M II, and how they communicate with one another during initialization. </text:p>
      <text:p text:style-name="P4"><text:bookmark text:name="Fig4_9"/></text:p>
      <table:table table:name="Table52" table:style-name="Table52">
        <table:table-column table:style-name="Table52.A"/>
        <text:soft-page-break/>
        <table:table-row>
          <table:table-cell table:style-name="Table52.A1" office:value-type="string">
            <text:p text:style-name="P27"><draw:frame draw:style-name="fr1" draw:name="graphics17" text:anchor-type="as-char" svg:width="5.2811in" svg:height="7.7602in" draw:z-index="6"><draw:image xlink:href="../fig4-9.png" xlink:type="simple" xlink:show="embed" xlink:actuate="onLoad"/></draw:frame> </text:p>
            <text:p text:style-name="P3">Figure 4-9. A Typical Server Memory Map</text:p>
          </table:table-cell>
        </table:table-row>
      </table:table>
      <text:p text:style-name="P3"/>
      <text:p text:style-name="P6">Most of the other NETWRKIF run-time functions are discussed in previous sections. The general form of the NETWRKIF is the following: </text:p>
      <text:list xml:id="list8099907819782553877" text:style-name="L25">
        <text:list-item>
          <text:p text:style-name="P11">Allocate a message buffer and receive a message. Check the message for data-link or network errors. </text:p>
        </text:list-item>
        <text:list-item>
          <text:p text:style-name="P11">Reformat the message, if necessary, into the standard CP/NET format. </text:p>
        </text:list-item>
        <text:list-item>
          <text:p text:style-name="P11">Compute the server process to which the message should be routed. </text:p>
        </text:list-item>
        <text:list-item>
          <text:p text:style-name="P11">Write the message to the server's input queue. </text:p>
        </text:list-item>
        <text:list-item>
          <text:p text:style-name="P11">Read the response from the server's output queue. </text:p>
        </text:list-item>
        <text:list-item>
          <text:p text:style-name="P11"><text:soft-page-break/>Send the response back to the requester, and free the buffer. </text:p>
        </text:list-item>
        <text:list-item>
          <text:p text:style-name="P20">Repeat this process indefinitely. </text:p>
        </text:list-item>
      </text:list>
      <text:p text:style-name="Text_20_body"><text:bookmark text:name="Sec4_3_4"/><text:span text:style-name="T1">4.3.4 Enhancements and Additions to the NETWRKIF</text:span> </text:p>
      <text:p text:style-name="Text_20_body">This section deals with extensions to the basic elements required to allow a CP/NET server to run under MP/M II. These extensions can increase the capabilities and improve the performance of the basic system. </text:p>
      <text:p text:style-name="List_20_Heading">Network Initialization and Maintenance </text:p>
      <text:p text:style-name="P6">The network interface initialization can do much more than get the server processes ready to run. In addition to passing information about the network environment to the server and physical device initialization, the NETWRKIF can interrogate the network environment to identify other nodes in the system, their status, and their resources. </text:p>
      <text:p text:style-name="P6">For example, the NETWRKIF network layer software might send out special packets to discover on-line nodes. When other NETWRKIFs and SNIOSs detect these packets, they respond with special routing packets of their own. If these routing messages are carefully designed, each node can build a table of routes to various nodes and mark other nodes as inaccessible. </text:p>
      <text:p text:style-name="P6">Once the network has been initialized, a special network communications process intermittently circulates the routing packets. This circulation keeps the network routing information current as nodes go on and off line. </text:p>
      <text:p text:style-name="P6">Nodes can be interrogated to identify their system resources for networking. For example, when a process similar to the routing process just described detects the existence of a node, it logs in to the node and sends out a series of dummy select disk messages. According to the error conditions returned, the process can identify the disk drives the node has available. This can also be accomplished by having a network-layer process issue its own select disk calls in response to receiving a special message. </text:p>
      <text:p text:style-name="List_20_Contents">In implementing these schemes, make sure these special messages do not interfere with regular CP/NET traffic. Some provisions are required to ensure that requests are not made to requesters that ignore the requests or mistake them for legitimate responses to previous requests. You might have to modify the SNIOS to allow it to deal with these strange messages. </text:p>
      <text:p text:style-name="List_20_Heading">Error Handling with Timeouts </text:p>
      <text:p text:style-name="P6">Although the transport layer software of a CP/NET system is probably extremely reliable, and the possibility of garbled messages can be ignored, network data-link errors are likely in the long run. <text:a xlink:type="simple" xlink:href="#Sec3_2_2" text:style-name="Internet_20_link" text:visited-style-name="Visited_20_Internet_20_Link">Section 3.2.2</text:a> includes a general discussion of error handling. This section details a specific error-handling implementation, using timeouts. </text:p>
      <text:p text:style-name="P6">Once the data-link software sends a message, it waits for an acknowledgment that the message was received. If no acknowledgment arrives, a timeout is triggered and the message is retransmitted. </text:p>
      <text:p text:style-name="P6">You can implement a watchdog timeout mechanism as an interrupt service routine or as a process. When the transport process requests transmission from the data-link software, the process initializes a timeout variable and then waits on a flag. If the watchdog routine is implemented as an interrupt service routine (ISR), it decrements the timeout variable as a multiple of the clock interrupt frequency. If the watchdog routine is implemented as an extremely high priority process, it simply decrements the variable and then executes the MP/M II delay function for a fixed number of cycles. </text:p>
      <text:p text:style-name="P6">With either method, a timeout status and the flag on which the transport process is waiting are set if the timeout variable is decremented to zero. At the same time, the data-link software sets the same flag and a transmission success status if it receives an acknowledgment. </text:p>
      <text:p text:style-name="P6"><text:soft-page-break/>When the transport process resumes processing after the flag wait operation, it checks the status variable to see which event occurred first. If the transmission timed out, the process attempts to retransmit. If the transmission succeeded, the transport process Continues. </text:p>
      <text:p text:style-name="P6">There are many variations to this method. The preceding one assumes that the message is transmitted with no handshake or initial signal to the receiver that a message is about to follow. If a handshake is implemented, it might require a timeout of its own. Several timeout points might have to be set throughout a single message, depending on how the receiver intends to acknowledge that message. </text:p>
      <text:p text:style-name="P6">Other error conditions can occur; they can be integrated into the error-handling structure described above. For example, the receiver can transmit a negative acknowledgment, indicating that the message was received but that it was garbled. In this case, the data-link software need only set the same event flag, but instead of setting a message received status, it sets a transmit error variable. The transport process must now differentiate between three statuses rather than two when it resumes execution, but the overall structure is the same. The architecture required to implement timeouts is shown in <text:a xlink:type="simple" xlink:href="#Fig4_10" text:style-name="Internet_20_link" text:visited-style-name="Visited_20_Internet_20_Link">Figure 4-10</text:a>. </text:p>
      <text:p text:style-name="P4"><text:bookmark text:name="Fig4_10"/></text:p>
      <table:table table:name="Table53" table:style-name="Table53">
        <table:table-column table:style-name="Table53.A"/>
        <table:table-row>
          <table:table-cell table:style-name="Table53.A1" office:value-type="string">
            <text:p text:style-name="P27"><draw:frame draw:style-name="fr1" draw:name="graphics18" text:anchor-type="as-char" svg:width="5.9689in" svg:height="3.2189in" draw:z-index="13"><draw:image xlink:href="../fig4-10.png" xlink:type="simple" xlink:show="embed" xlink:actuate="onLoad"/></draw:frame> </text:p>
            <text:p text:style-name="P27">Figure 4-10. Implementing Timeouts with Flags </text:p>
          </table:table-cell>
        </table:table-row>
      </table:table>
      <text:p text:style-name="List_20_Heading"/>
      <text:p text:style-name="List_20_Heading">Store-and-Forward Networks </text:p>
      <text:p text:style-name="P6">In some networks, the NETWRKIF can receive a message destined for another node that the sender could not reach directly. For these networks, implement network layer software to check the ultimate destination and send the message out along some other network line. These NETWRKIFs might need some of the following features. </text:p>
      <text:p text:style-name="P6">The NETWRKIF might need more message buffers than there are supported requesters. Some messages are actually destined for the server processes resident on the current node, but a potentially high volume of the messages might be headed elsewhere. </text:p>
      <text:p text:style-name="P6">The NETWRKIF must have a mechanism for receiving a message and then immediately sending it elsewhere without an intervening Queue Write-Queue Read operation. You can facilitate this type of operation by making the NETWRKIF software highly modular. It is advisable to have both network layer processes and transport layer processes, in addition to the data-link implementation you use. This gives the network layer process exclusive control of the data link layer, simplifying interprocess <text:soft-page-break/>competition for the data-link resource. </text:p>
      <text:p text:style-name="List_20_Contents">Finally, the network software must have a method of knowing which nodes can be reached through which network lines. This method can be a static, predefined table or a dynamic message-passing scheme like the one described in the preceding "Network Initialization and Maintenance" section. </text:p>
      <text:p text:style-name="List_20_Heading">Dynamic Login Handling </text:p>
      <text:p text:style-name="P6">A CP/NET server under MP/M II can handle 16 requesters at a time. Many more physical requester nodes might want to access the server. The source ID byte in the standard CP/NET message allows up to 255 nodes. Theoretically, 254 requesters can be waiting to access one server. </text:p>
      <text:p text:style-name="P6">Obviously, it would be useful to have a method whereby a server process can be reused by another requester after its previous owner has logged off, Unfortunately, the information contained in the server configuration table is not sufficient to identify which specific server processes are free and which are in use. </text:p>
      <text:p text:style-name="P6">To solve this problem, define one requester control block (RCB) for each requester to be simultaneously supported by the server. The RCB is defined in <text:a xlink:type="simple" xlink:href="#Table4_3" text:style-name="Internet_20_link" text:visited-style-name="Visited_20_Internet_20_Link">Table 4-3</text:a>. </text:p>
      <text:p text:style-name="P4"><text:bookmark text:name="Table4_3"/></text:p>
      <table:table table:name="Table54" table:style-name="Table54">
        <table:table-column table:style-name="Table54.A"/>
        <table:table-column table:style-name="Table54.B"/>
        <table:table-row>
          <table:table-cell table:style-name="Table54.A1" office:value-type="string">
            <text:p text:style-name="P25">Offset</text:p>
          </table:table-cell>
          <table:table-cell table:style-name="Table54.B1" office:value-type="string">
            <text:p text:style-name="P25">Explanation </text:p>
          </table:table-cell>
        </table:table-row>
        <table:table-row>
          <table:table-cell table:style-name="Table54.A2" office:value-type="string">
            <text:p text:style-name="P27">00-00</text:p>
          </table:table-cell>
          <table:table-cell table:style-name="Table54.B2" office:value-type="string">
            <text:p text:style-name="P27">Requester ID, If the control block is not in use, this field is set to FF hex. </text:p>
          </table:table-cell>
        </table:table-row>
        <table:table-row>
          <table:table-cell table:style-name="Table54.A2" office:value-type="string">
            <text:p text:style-name="P27">01-03</text:p>
          </table:table-cell>
          <table:table-cell table:style-name="Table54.B2" office:value-type="string">
            <text:p text:style-name="P27">Pointer to a particular server's input QCB. </text:p>
          </table:table-cell>
        </table:table-row>
        <table:table-row>
          <table:table-cell table:style-name="Table54.A2" office:value-type="string">
            <text:p text:style-name="P27">04-05</text:p>
          </table:table-cell>
          <table:table-cell table:style-name="Table54.B2" office:value-type="string">
            <text:p text:style-name="P27">A predefined pointer to byte 6 of this RCB. </text:p>
          </table:table-cell>
        </table:table-row>
        <table:table-row>
          <table:table-cell table:style-name="Table54.A2" office:value-type="string">
            <text:p text:style-name="P27">06-07</text:p>
          </table:table-cell>
          <table:table-cell table:style-name="Table54.B2" office:value-type="string">
            <text:p text:style-name="P27">A buffer that contains the address of the received message to be handled by this server process. </text:p>
          </table:table-cell>
        </table:table-row>
      </table:table>
      <text:p text:style-name="P3">Table 4-3. Requester Control Block</text:p>
      <text:p text:style-name="P6"/>
      <text:p text:style-name="P6">Notice that this control block is a requester ID that can be matched with an incoming source ID, followed by a user queue control block. With this simple data structure, servers can be dynamically allocated to requesters with the following algorithm: </text:p>
      <text:list xml:id="list3856791868967943414" text:style-name="L26">
        <text:list-item>
          <text:p text:style-name="P12">Receive a message. </text:p>
        </text:list-item>
        <text:list-item>
          <text:p text:style-name="P12">Scan the RCBs for a match between the source ID of the message and the requester ID field of the RCB. </text:p>
        </text:list-item>
        <text:list-item>
          <text:p text:style-name="P12">If a match is found, write the message buffer address into the RCB's message buffer address field in bytes 6 and 7. Then write to the queue, using the RCB's internal UQCB. </text:p>
        </text:list-item>
        <text:list-item>
          <text:p text:style-name="P12">If a match is not found, but the scan reveals a free RCB (indicated by a requester ID field of FF) , and the incoming message is a login, then flag the RCB in use by writing the message's source ID into the RCB; update the message buffer address field; and write to the queue. </text:p>
        </text:list-item>
        <text:list-item>
          <text:p text:style-name="P12">If a match is not found and the message is not a login, send a message back to the requester with extended error 12, requester not logged in. </text:p>
        </text:list-item>
        <text:list-item>
          <text:p text:style-name="P12">If a match is not found, and there are no free RCBs, and the message is a login, send a message back indicating login failed. </text:p>
        </text:list-item>
        <text:list-item>
          <text:p text:style-name="P21">When a response message is read from the queue and the message is a logoff, then free the appropriate RCB before sending the message back to the requester. </text:p>
        </text:list-item>
      </text:list>
      <text:p text:style-name="List_20_Contents">This algorithm still does not allow more than 16 requesters to be logged in at the same time. But the algorithm does permit more than 16 requester nodes to compete for access to the server node. When more than 16 requester nodes log in, they receive login failed messages. These requester nodes cannot access the server until another requester logs off. In this kind of network it is advisable to implement an <text:soft-page-break/>automatic logoff feature for requesters that have not used the network for a fixed period of time. </text:p>
      <text:p text:style-name="List_20_Heading">Handling Special Messages </text:p>
      <text:p text:style-name="P6">Special messages exchange network maintenance information between nodes. These messages have almost unlimited uses. For example, you can define a special message format for a special feature, high-performance print spooler. Once the format has been implemented, custom application packages can access it using Function 66 (Send Message on Network). </text:p>
      <text:p text:style-name="P6">There are two basic steps to processing special message formats. First, the transport processes must be able to recognize special message formats and prevent them from entering the server processes. Second, the transport processes must have an interface to pass the messages off for special processing. </text:p>
      <text:p text:style-name="P6">The first step can be accomplished by defining additional codes in the format field of the standard CP/NET message. When the transport software recognizes a strange format, it takes the appropriate action. If the message does not contain the standard CP/NET header, the data-link software can recognize this fact and notify the transport layer. </text:p>
      <text:p text:style-name="P6">The problem of what to do with the message once it has been recognized can be solved using the same methods that are used for transporting messages throughout the more normal portions of the NETWRKIF. For example, the special print spooler and the transport layer can communicate via a predefined queue. </text:p>
      <text:p text:style-name="List_20_Contents">Some special formats require a logical response message. Functions 66 and 67 are intentionally exempt from the standard logical protocol of CP/NET. If a logical acknowledgment is required, then the transport layer must know how to accept it from the defined interface. Otherwise, the transport layer can forget that the special message occurred. </text:p>
      <text:p text:style-name="List_20_Heading">Bank-switched NETWRKIF Modules </text:p>
      <text:p text:style-name="P6">Because of the size of the SERVER.RSP and NETWRKIF.RSP modules in a CP/NET server, MP/M II servers usually need more common memory than is available on the server system. Because of this, CP/NET users can use only one bank of their systems, completely wasting additional banks that might be used to run auxiliary processes or as additional disk buffer. </text:p>
      <text:p text:style-name="P6">However, you can reduce the common memory requirements of an RSP by breaking it into two modules. One, still named a resident System process, contains only the code and data that must reside in Common memory to allow MP/M II to work. The rest of the module is reformatted and placed in a banked resident system process (BRS) that can be banked out when it is not executing, allowing its address space to be used by another process. </text:p>
      <text:p text:style-name="P6">Process Descriptors and queue control blocks are the only sections of the server code that must reside in common memory. Prepare source module containing the XDOS entry point, all transport Process Descriptors, area for server Process Descriptors, all the NETWRKQIx QCBs, and all NTWRKQOx QCBs. </text:p>
      <text:p text:style-name="P6">The first NETWRKIF Process Descriptor still must be allocated immediately after the XDOS entry point for the module, at relative address 0002H. However, this Descriptor's memory segment value should be 0FFH identifying that a BRS module is associated with it. </text:p>
      <text:p text:style-name="P6">If any other processes exist in the NETWRKIF--for example, watchdog timeout processes--their Process Descriptors must also be included in this module. Assemble this source module and link it into RSP format. Name the object module <text:span text:style-name="Source_20_Text">&lt;netprocess&gt;.RSP</text:span> where &lt;netprocess&gt; is the name of the first Process Descriptor in the module. </text:p>
      <text:p text:style-name="P6">Then use the main body of the NETWRKIF source module to form a second source module. Remove all Process Descriptors and QCBs and place the following header at relative location 0: </text:p>
      <table:table table:name="Table55" table:style-name="Table55">
        <table:table-column table:style-name="Table55.A"/>
        <text:soft-page-break/>
        <table:table-row>
          <table:table-cell table:style-name="Table55.A1" office:value-type="string">
            <text:p text:style-name="Preformatted_20_Text">rsp$adr: <text:s text:c="7"/>ds 2 <text:s text:c="11"/>;address of associated RSP</text:p>
            <text:p text:style-name="Preformatted_20_Text">stk$adr: <text:s text:c="7"/>dw stk$top <text:s text:c="5"/>;top of stack containing entry point</text:p>
            <text:p text:style-name="P186">brs$name: <text:s text:c="6"/>db '&lt;netprocess&gt;'</text:p>
          </table:table-cell>
        </table:table-row>
      </table:table>
      <text:p text:style-name="P6"/>
      <text:p text:style-name="P6">where stk$top is the address of the top of the stack for the first process, and &lt;netprocess&gt; matches the name of the associated RSP. This is the standard format for a BRS module; it is described in more detail in the <text:span text:style-name="Citation">MP/M II Operating System System Guide</text:span>. </text:p>
      <text:p text:style-name="P6">Because the Process Descriptors and queue control blocks are in a completely separate RSP, they cannot be resolved as simple externals. They must be defined in terms of known offsets from the beginning of &lt;netprocess&gt;.RSP. At run-time, the variable rsp$adr contains a pointer to the beginning of this RSP, placed there by MP/M II's GENSYS utility. Using this pointer and the predefined offsets, required references to these data objects can be resolved. </text:p>
      <text:p text:style-name="P6">On startup, the NETWRKIF processes perform the following initialization: </text:p>
      <text:list xml:id="list3320241341457440393" text:style-name="L27">
        <text:list-item>
          <text:p text:style-name="P13">Initialize the stack pointer fields in all NETWRKIF Process Descriptors with a pointer to the top of the stack associated with each process. This is not necessary for the first process because GENSYS provides the stack pointer linkage via the header data in the BRS. </text:p>
        </text:list-item>
        <text:list-item>
          <text:p text:style-name="P22">The make queue operations the NETWRKIF requires can be complicated because the QCB addresses must be resolved. Once they are, however, update the UQCBs associated with them with those addresses, avoiding the necessity of performing open queue functions. </text:p>
        </text:list-item>
      </text:list>
      <text:p text:style-name="P6">The NETWRKIF.BRS module requires a different way of referencing the operating system because it does not contain a pointer to the XDOS entry point. The RSP associated with the BRS module, however, does contain such a pointer as its first two bytes. The following subroutine performs operating system calls transparently: </text:p>
      <table:table table:name="Table56" table:style-name="Table56">
        <table:table-column table:style-name="Table56.A"/>
        <table:table-row>
          <table:table-cell table:style-name="Table56.A1" office:value-type="string">
            <text:p text:style-name="Preformatted_20_Text">do$os: <text:s/>lhld rsp$adr</text:p>
            <text:p text:style-name="Preformatted_20_Text"><text:s text:c="8"/>mov a,m</text:p>
            <text:p text:style-name="Preformatted_20_Text"><text:s text:c="8"/>inx h</text:p>
            <text:p text:style-name="Preformatted_20_Text"><text:s text:c="8"/>mov h,m</text:p>
            <text:p text:style-name="Preformatted_20_Text"><text:s text:c="8"/>mov l,a</text:p>
            <text:p text:style-name="P186"><text:s text:c="8"/>pchl</text:p>
          </table:table-cell>
        </table:table-row>
      </table:table>
      <text:p text:style-name="P6"/>
      <text:p text:style-name="P6">you must also assemble this module and link it into RSP format; but name it &lt;netprocess&gt;.BRS. </text:p>
      <text:p text:style-name="P6">Banking out the NETWRKIF module alone might raise the BNKXIOS COMMONBASE entry point above the hardware bank-select point, allowing banked operation of MP/M II. If banking out the module does not accommodate this, you can use a patch to convert SERVER.RSP into a banked module in a similar way. The patch is detailed in <text:span text:style-name="Citation">CP/NET V1.2 Application Note #2, 11/11/82</text:span>. </text:p>
      <text:p text:style-name="P6">Perform GENSYS with a specified banked system. You can add memory segments to occupy the new banks. The address ranges of the new memory segments are prompted for at the end of GENSYS. </text:p>
      <text:p text:style-name="P6">If the number of requesters to be supported still requires more common memory than is available, there is no purpose in implementing a banked version of the server. </text:p>
      <text:p text:style-name="P6">A banked-out server has a marginally slower response time because the dispatcher must select the system bank and because of the added level of indirection in calling the operating system. This degradation, however, is insignificant. </text:p>
      <text:p text:style-name="P6"><text:soft-page-break/>Although banking out the server provides additional user Segments under MP/M II, resist the temptation to add additional consoles to the system. Because of the extremely high priority at which the server runs, performance on additional consoles is very poor. However, these extra banks do provide the user with a means of performing occasional jobs directly from the MP/M II level. more importantly, extra segments can enhance the server itself by using special CP/NET messages. </text:p>
      <text:p text:style-name="Text_20_body"><text:bookmark text:name="Sec4_3_5"/><text:span text:style-name="T1">4.3.5 MP/M II Performance Factors Affecting the NETWRKIF</text:span> </text:p>
      <text:p text:style-name="Text_20_body">The characteristics of the network for which a server is being implemented influence the architecture of the NETWRKIF and the rest of the server software. Another important factor in designing efficient servers under MP/M II is the nature of MP/M II itself. This section points out the overhead MP/M II incurs in implementing multitasking programming environment. </text:p>
      <text:p text:style-name="Text_20_body">The heart of the MP/M II operating system is its dispatcher. This routine is entered every time a system call is made. The dispatcher protects system resources, tests for events that could influence the execution of any process in the system, and finally chooses the processes to execute and their order. The dispatcher takes roughly 900 microseconds to execute, but interrupts are disabled for no longer than 90 microseconds. This overhead is incurred on every system call. </text:p>
      <text:p text:style-name="Text_20_body">The limitations of the dispatcher alone place some basic constraints on communications speed. If the network is using a serial I/O device capable of buffering three characters at 10 bits per character, then the NETWRKIF had better not rely on a system call like console input to receive network messages if the transmission rate is faster than 33K bits per second and the sender sends characters as fast as possible. Even below this speed, overruns are likely if there are any other processes in the system. This assumes an extremely simple protocol. If the network has extra signal lines, most serial I/O devices permit the receiver to signal a clear to send condition back to the sender. But networks often must work without these extra signals. </text:p>
      <text:p text:style-name="Text_20_body">Because interrupts are disabled for no longer than 90 microseconds, a network that works at the character-interrupt level functions properly at transmission speeds up to 333K bits per second. Beyond that speed, overruns are likely to occur too often for adequate performance. </text:p>
      <text:p text:style-name="Text_20_body">At speeds higher than 333K bits per second, the network interface software can use one of three approaches: </text:p>
      <text:list xml:id="list3532272728110125696" text:style-name="L28">
        <text:list-item>
          <text:p text:style-name="P250">A process can disable interrupts and perform no system calls, preventing the dispatcher from being entered, and perform its own direct network 1/0, character by character. </text:p>
        </text:list-item>
        <text:list-item>
          <text:p text:style-name="P250">The network interface can use DMA to transfer large blocks of message data and perform validity checking after the message has been transferred. </text:p>
        </text:list-item>
        <text:list-item>
          <text:p text:style-name="P209">The network interface can use an intelligent protocol controller that also does DMA or it can map completed messages from its own memory space into MP/M II's memory space. </text:p>
        </text:list-item>
      </text:list>
      <text:p text:style-name="Text_20_body">Serial I/O is not the only possible network transmission medium. The example is provided to acquaint you with the performance of MP/M II. </text:p>
      <text:p text:style-name="Text_20_body">The amount of time spent in the dispatcher varies depending on a number of factors. Because the dispatcher must check suspended processes against system events, keep the number of processes, queues, flags, and poll calls to a minimum. Poll calls are especially degrading. Every time the dispatcher is entered, it executes every code fragment associated with every outstanding poll call. If all 16 reentrant NETWRKIF processes polled output ports at once, the dispatcher would be very busy. In fact, enough poll calls can lengthen the dispatcher's execution time so much that it exceeds the clock interval. When this happens, the dispatcher is reentered before it has even been exited. </text:p>
      <text:p text:style-name="Text_20_body">The design of interrupt service routines Must take the structure of the dispatcher into account. ISRs must first <text:soft-page-break/>of all save the register image of the process they interrupted--the service routine then executes. When the ISR terminates itself, it should restore the interrupted process's registers and take one of two actions: </text:p>
      <text:list xml:id="list3048594829548419865" text:style-name="L29">
        <text:list-item>
          <text:p text:style-name="P251">If the service routine winds up setting a flag, the flag set call to MP/M II should be made, followed by a jump into the dispatcher. This allows the dispatcher to ready the process waiting on the flag as quickly as possible. </text:p>
        </text:list-item>
        <text:list-item>
          <text:p text:style-name="P210">If no flag is to be set, the ISR can simply return to the interrupted process. </text:p>
        </text:list-item>
      </text:list>
      <text:p text:style-name="Text_20_body">ISRs should perform no MP/M II system calls except for the Flag Set function. There are two reasons for this. First, ISRs are not processes, so the dispatcher has no way of saving the status of the ISR in a Process Descriptor before allowing the function to be performed. Second, the dispatcher reenables interrupts and possibly dispatches another process, leaving the ISR and the interrupted process in an indeterminate state. The Flag Set function is specifically recognized by the dispatcher to avoid dispatching a different process. </text:p>
      <text:p text:style-name="Text_20_body">Several factors determine how often the NETWRKIF and server processes are dispatched. The most obvious is, once again, the number of processes. If MP/M II must share the CPU with more tasks, there is less CPU available. Consider the priority of the various network server processes carefully. All processes in the SERVER module run at a high priority level of 100. processes in the NETWRKIF might require other priorities. In general, assign compute-bound processes lower priorities than I/0-bound processes, to prevent processes that perform few system calls from hogging the CPU. </text:p>
      <text:p text:style-name="Text_20_body">The dispatcher always schedules processes according to priority. Improperly setting priorities can cause processes to be permanently suspended. For example, consider a NETWRKIF module that performs all direct I/O and busy-waits for network input. Suppose this process has a priority of 60, slightly higher than the server processes. Although the dispatcher is entered every time the system clock ticks, the NETWRKIF is ready. Because the NETWRKIF has a higher priority than the server processes, the server processes never execute. </text:p>
      <text:p text:style-name="Text_20_body">Note that because of the extremely high priority of the server process, normal user processes running under MP/M II perform very poorly. In addition, the extra process load degrades the server performance. It is recommended that normal work station terminals not be provided on an MP/M II system that is functioning as a server, although a system console can be convenient for monitoring system performance and giving the operator a means of maintaining the server's data base. </text:p>
      <text:p text:style-name="Text_20_body">The last factor affecting the dispatch rate is the system clock frequency. Every time a clock tick occurs, the dispatcher is entered and recomputes the process to be executed next. Processes of equal priority are dispatched on a first come, first served basis. The system clock can be tuned for optimal network performance . There are no general rules on tuning because each network and the applications run on the network determine the optimal clock period. Experiment with the clock frequency to determine the best performance for the server. </text:p>
      <text:p text:style-name="Text_20_body">In addition to designing the NETWRKIF for the server system, you might want to reexamine the XIOS used in the system. Many CP/NET users discover that once their communications system has been optimized, server performance has improved only slightly because several requesters are forcing the disk system to thrash. </text:p>
      <text:p text:style-name="Text_20_body">Thrashing can be minimized if the XIOS is provided with efficient blocking/deblocking algorithms like those discussed in the <text:span text:style-name="Citation">MP/M II Operating System System Guide</text:span>. These algorithms buffer disk accesses, deferring physical Read-Write operations until they are absolutely necessary. As a result, many file record Read-Write operations occur at memory speed, instead of having to wait for physical I/O from a disk drive. </text:p>
      <text:p text:style-name="Text_20_body">Extra blocking/deblocking buffers can also improve overall server performance enormously. Because a <text:soft-page-break/>dedicated server only requires a single tiny user program segment, or, in some cases, no user segment at all, almost all additional memory remaining after the server has been implemented can be used for disk buffers. In a bank-switched or memory-managed system, potentially huge amounts of memory can be made available for disk buffers. Providing one or more disk buffers per supported requester potentially eliminates competition between two requesters for buffer resources. </text:p>
      <text:p text:style-name="Text_20_body">Another way to improve disk performance with limited memory for disk buffers is to limit the number of transactions that can be present in the server at one time. Even if a server is supporting 16 requester sessions, it is possible, for example, to permit only four or five messages to be active at a time. This limit reduces the amount of competition between actual processes, although competition continues between individual transactions. Quite often, however, the overhead incurred by refusing network messages and forcing requesters to retransmit them is considerably less than the overhead incurred by repeatedly having to flush disk buffers for use and reuse by individual processes. </text:p>
      <text:p text:style-name="Text_20_body">You can estimate the average number of disk accesses an application program is likely to perform in a short time. The NETWRKIF processes can then selectively transport messages from only one requester for a short amount of time, then service another requester for an equal amount of time. The scheme allows a single process to take maximum advantage of the blocking and deblocking algorithms implemented in the server's XIOS. The major disadvantage of such a scheme is that it is extremely complex and difficult to implement efficiently. Carefully tuned, however, it can greatly improve performance. </text:p>
      <text:p text:style-name="Text_20_body"><text:bookmark text:name="Sec4_3_6"/><text:span text:style-name="T1">4.3.6 Generating the NETWRKIF</text:span> </text:p>
      <text:p text:style-name="Text_20_body">To create the MP/M II server, perform the following steps: </text:p>
      <text:list xml:id="list7394895444113076033" text:style-name="L30">
        <text:list-item>
          <text:p text:style-name="P252">If the XIOS has been modified, generate a new version of RESXIOS.SPR or BNKXIOS.SPR or BNKXIOS.SPR, according to the instructions provided in the <text:span text:style-name="Citation">MP/M II Operating System System Guide</text:span>. </text:p>
        </text:list-item>
        <text:list-item>
          <text:p text:style-name="P211">Assemble and link the NETWRKIF module: </text:p>
          <text:p text:style-name="P165"><text:s text:c="8"/>A&gt;RMAC NETWRKIF</text:p>
          <text:p text:style-name="P165"><text:s text:c="8"/>A&gt;LINK NETWRKIF[NR,OR]</text:p>
          <text:p text:style-name="P173"><text:s text:c="11"/></text:p>
          <text:p text:style-name="P211">The linker generates the NETWRKIF.RSP file. </text:p>
          <text:p text:style-name="P211">If RMAC and LINK are not available, you must use ASM, PIP, and GENMOD, as shown below: </text:p>
          <text:p text:style-name="P163">Assemble with ORG 0000H. </text:p>
          <text:p text:style-name="P181"><text:s text:c="7"/>A&gt;ASM NETWORKIF</text:p>
          <text:p text:style-name="P181"><text:s text:c="7"/>A&gt;REN NTWRK0.HEX=NETWRKIF.HEX</text:p>
          <text:p text:style-name="P184"><text:s text:c="11"/></text:p>
          <text:p text:style-name="P163">Now edit the NETWRKIF.ASM ORG statement to locate the module at 100 hex. Assemble with ORG 0100H. </text:p>
          <text:p text:style-name="P181"><text:s text:c="8"/>A&gt;ASM NETWRKIF</text:p>
          <text:p text:style-name="P181"><text:s text:c="8"/>A&gt;REN NTWRK1.HEX=NETWRKIF.HEX</text:p>
          <text:p text:style-name="P184"><text:s text:c="11"/></text:p>
          <text:p text:style-name="P163">Concatenate the HEX files. </text:p>
          <text:p text:style-name="P181"><text:s text:c="8"/>A&gt;PIP NETWRKIF.HEX=NTWRKO.HEX,NTWRK1.HEX</text:p>
          <text:p text:style-name="P184"><text:soft-page-break/><text:s text:c="11"/></text:p>
          <text:p text:style-name="P163">Generate the NETWRKIF RSP file. </text:p>
          <text:p text:style-name="P181"><text:s text:c="8"/>A&gt;GENMOD NETWRKIF.HEX NETWRKIF.RSP</text:p>
          <text:p text:style-name="P184"><text:s text:c="11"/></text:p>
        </text:list-item>
        <text:list-item>
          <text:p text:style-name="P211">Copy the following files to the server boot disk. </text:p>
          <text:list>
            <text:list-item>
              <text:p text:style-name="P252">SERVER.RSP = Server process Module </text:p>
            </text:list-item>
            <text:list-item>
              <text:p text:style-name="P252">NETWRKIF.RSP = Custom Network Interface Process </text:p>
            </text:list-item>
            <text:list-item>
              <text:p text:style-name="P252">MAIL.COM = Mail Utility </text:p>
            </text:list-item>
          </text:list>
        </text:list-item>
        <text:list-item>
          <text:p text:style-name="P211">Perform a GENSYS on the MP/M II system. The GENSYS must include the SERVER.RSP file and the customized NETWRKIF.RSP; it can also include the SPOOL.RSP. </text:p>
        </text:list-item>
      </text:list>
      <text:p text:style-name="Text_20_body">When GENSYS asks for the number of consoles, do not include the consoles (character I/O drivers) that support the requesters. Usually, the response is 1. </text:p>
      <text:p text:style-name="Text_20_body">You must also configure the file system for the types of applications CP/NET runs, enable compatibility attributes, if necessary, and so on. These issues are discussed in the <text:span text:style-name="Citation">MP/M II Operating System System Guide</text:span>. </text:p>
      <text:p text:style-name="Text_20_body"><text:bookmark text:name="Sec4_3_7"/><text:span text:style-name="T1">4.3.7 Debugging the NETWRKIF</text:span> </text:p>
      <text:p text:style-name="Text_20_body">The MP/M II server is now ready to be debugged. There are three general strategies for debugging the server. </text:p>
      <text:p text:style-name="List_20_Heading">Debugging MP/M II Under CP/M </text:p>
      <text:p text:style-name="P6">To debug MP/M II under CP/M, follow these steps: </text:p>
      <text:list xml:id="list3072557351542592961" text:style-name="L31">
        <text:list-item>
          <text:p text:style-name="P14">GENSYS the MP/M II with the top of memory set below where a CP/M system running on the same hardware would reside when it is running DDT, SID, or ZSID. </text:p>
        </text:list-item>
        <text:list-item>
          <text:p text:style-name="P14">Boot up CP/M on the server target computer system. </text:p>
        </text:list-item>
        <text:list-item>
          <text:p text:style-name="P23">Run MPMLDR under the debugger. You can halt the loader just before passing control to MP/M II through the following sequence: </text:p>
          <text:p text:style-name="P182"><text:s text:c="8"/>A&gt;DDT MPMLDR.COM</text:p>
          <text:p text:style-name="P182"><text:s text:c="8"/>*I$B</text:p>
          <text:p text:style-name="P182"><text:s text:c="8"/>*G</text:p>
          <text:p text:style-name="P185"><text:s text:c="11"/></text:p>
          <text:p text:style-name="P14">When the loader breaks, you can insert breakpoints and restart the loader. </text:p>
        </text:list-item>
      </text:list>
      <text:p text:style-name="List_20_Contents">When using this method, remember that, because CP/M is a single-tasking operating system, the entire CP/M operating system becomes part of the process in which a breakpoint is inserted every time the system encounters a breakpoint. Furthermore, DDT and SID reenable interrupts on breakpoints. If a clock tick goes off, the MP/M II dispatcher is likely to suspend CP/M and continue with other processing. This might not inconvenience you because the process that was breakpointed is also suspended. If it does affect the operation of the system, you might have to disable the system clock. </text:p>
      <text:p text:style-name="List_20_Heading">Debugging the NETWRKIF as a COM file </text:p>
      <text:p text:style-name="List_20_Contents">The example in <text:a xlink:type="simple" xlink:href="#SecE" text:style-name="Internet_20_link" text:visited-style-name="Visited_20_Internet_20_Link">Appendix E</text:a> is set up to debug the NETWRKIF as a COM file. Debugging instructions are also included in <text:a xlink:type="simple" xlink:href="#SecE" text:style-name="Internet_20_link" text:visited-style-name="Visited_20_Internet_20_Link">Appendix E</text:a>. </text:p>
      <text:p text:style-name="List_20_Heading">Inserting Trace Code Into the NETWRKIF </text:p>
      <text:p text:style-name="P6">Gather run-time statistics by inserting trace code into the NETWRKIF. Although this is not very helpful for debugging real-time problems, it is the least destructive method of gathering real-time <text:soft-page-break/>statistics. This method can also be useful when tuning the network for increased performance. </text:p>
      <text:p text:style-name="Text_20_body"><text:bookmark text:name="Sec4_4"/><text:span text:style-name="T1">4.4 Implementing Non-MP/M II Servers</text:span> </text:p>
      <text:p text:style-name="Text_20_body">It is possible to implement a CP/NET server on any computer system, under any operating system. There are several reasons why you might choose another operating system: </text:p>
      <text:list xml:id="list6810885611224046028" text:style-name="L32">
        <text:list-item>
          <text:p text:style-name="P253">MP/M II servers limit the number of requesters to 16. You might want more than 16 work stations to have access to a common database. </text:p>
        </text:list-item>
        <text:list-item>
          <text:p text:style-name="P253">You might require higher performance levels. The high speed of a mainframe CPU can substantially increase CP/NET performance. </text:p>
        </text:list-item>
        <text:list-item>
          <text:p text:style-name="P212">You might want your system to take advantage of the large base of CP/M applications programs, but maintain its files under another operating system. Or you might want to create a gateway to one of the other commercially available network systems. A special server could translate CP/NET messages into an appropriate format for the other network. </text:p>
        </text:list-item>
      </text:list>
      <text:p text:style-name="Text_20_body">The module SERVER.RSP cannot be used on a different processor or under a different operating system. So you must not only create the equivalent of the NETWRKIF for the target computer system; you must also write the logical portion of the server. </text:p>
      <text:p text:style-name="Text_20_body">The server processes under MP/M II act essentially as a proxy for the requester assigned to them. For example, the requester wants to open a file on a networked drive but it does not have access to the operating system controlling that drive. Instead, the requester sends a message to a server process that does have direct access to the controlling operating system and asks that process to open the file for the requester. The server obligingly performs the operation for the requester and tells it what happened. This is often referred to as a ghosted process model of a server because the operating system thinks it is running the entire application program as a process, while in fact the application is running somewhere else, but has a friend to help out. </text:p>
      <text:p text:style-name="Text_20_body">Using the logical messages included in this manual, you can write a ghosted process server for CP/NET under almost any multitasking operating system. You can even write a CP/NET server under a single-tasking operating system. (CP/NET servers have actually been implemented under CP/M.) </text:p>
      <text:p text:style-name="Text_20_body">The basic elements of such a server are </text:p>
      <text:list xml:id="list5070299568867239592" text:style-name="L33">
        <text:list-item>
          <text:p text:style-name="P254">A communications interface. </text:p>
        </text:list-item>
        <text:list-item>
          <text:p text:style-name="P254">A function interpreter. This module must interpret the logical messages sent by the CP/NET requester and take the appropriate action. </text:p>
        </text:list-item>
        <text:list-item>
          <text:p text:style-name="P254">A file system translator. This module must convert CP/M BDOS File Control Blocks passed by the requester into native operating system File Control Blocks. </text:p>
        </text:list-item>
        <text:list-item>
          <text:p text:style-name="P213">An operating system interface. This module must translate a CP/NET function that corresponds exactly to a function supported by MP/M II into a function or set of functions supported by the native operating system. </text:p>
        </text:list-item>
      </text:list>
      <text:p text:style-name="Text_20_body">Each of these functional modules varies depending on the environment under which it is forced to execute. The communications interface is governed by the types of process architectures the target operating system can support. The remaining modules can be a set of reentrant processes, as they are under MP/M II, or they can be a single process that keeps track of the requester it is currently servicing. If the latter method is used, the server must keep track of such context sensitive information as directory search first/search next information and shared files. </text:p>
      <text:p text:style-name="Text_20_body">It might not be possible to support all CP/M functions under a non-MP/M II server. If this is the case, choose applications that do not require the use of the unsupportable functions. </text:p>
      <text:p text:style-name="Text_20_body"><text:soft-page-break/>Finally, it might be necessary to have several different computer systems and operating systems acting as servers in the same network. It is best to make the server implementation as portable as possible. Implementing the server in a high-level language is a first step to portability. </text:p>
      <text:p text:style-name="Text_20_body">Making the system highly modular can improve its portability. For example, break the communications interface into a hardware interface module, a data link module, a network module, and a transport module. All of these modules, with the exception of the hardware interface, can port to different systems with minimal modification. </text:p>
      <text:p text:style-name="P2">The server's function interpreter should be completely portable, but you will probably have to rewrite the file system interpreter and the operating system interface modules. </text:p>
      <text:p text:style-name="P1"><text:span text:style-name="T1"/></text:p>
      <text:p text:style-name="P268"><text:bookmark text:name="SecA"/><text:span text:style-name="T1">Appendix A<text:line-break/>CP/NOS Overview </text:span></text:p>
      <text:p text:style-name="Text_20_body"><text:bookmark text:name="SecA_1"/><text:span text:style-name="T1">A.1 overview</text:span> </text:p>
      <text:p text:style-name="Text_20_body">CP/NOS is a version of the CP/M operating system that performs all file handling across a CP/NET network system. CP/NOS supports one local console and one local printer, but it supports only remote mass storage media. Because of this, the BDOS and BIOS modules in a CP/NOS system are considerably smaller than their counterparts in a standard CP/M system. This allows CP/NOS to fit in a fairly small (usually 4K bytes) Read-Only memory, so you do not need a bootstrap loader. CP/NOS can also be downloaded from a server. Using a small loader, you can also download a CP/NOS system from a centralized server. </text:p>
      <text:p text:style-name="Text_20_body">Programs written under any CP/M 2.x system are fully compatible with a comparable CP/NOS system, provided that mass storage devices referenced by the application are available across the network. When BDOS calls that service, these devices are automatically translated into network functions. </text:p>
      <text:p text:style-name="Text_20_body">Unlike CP/NET, CP/NOS cannot be loaded under an existing CP/M system. The network modules and CP/M modules must be linked together and executed in a stand-alone environment. The special problems this creates in debugging CP/NOS are discussed in this appendix. </text:p>
      <text:p text:style-name="Text_20_body"><text:bookmark text:name="SecA_2"/><text:span text:style-name="T1">A.2 System Requirements</text:span> </text:p>
      <text:p text:style-name="Text_20_body">CP/NOS can run on an 8080, 8085, or Z80 microprocessor, with a maximum of 64K of memory. A usual CP/NOS system can be placed in a 4K ROM. </text:p>
      <text:p text:style-name="Text_20_body">The CP/NOS requester must be networked to an MP/M II server. The server is the same as the one used by CP/NET. CP/NOS and CP/NET requesters can even be networked to the same server. </text:p>
      <text:p text:style-name="Text_20_body"><text:bookmark text:name="SecA_3"/><text:span text:style-name="T1">A.3 Customizing CP/NOS</text:span> </text:p>
      <text:p text:style-name="Text_20_body">Three of the modules incorporated in CP/NOS are system dependent and must be modified to work on a particular hardware configuration. They are the CPBIOS, CPNIOS, and NETWRKIF modules </text:p>
      <text:p text:style-name="Text_20_body">The CPBIOS can be exactly the same as the BIOS used in a CP/M system that runs on the same hardware, except that only a small portion of the BIOS is required. The only routines required are: </text:p>
      <table:table table:name="Table57" table:style-name="Table57">
        <table:table-column table:style-name="Table57.A"/>
        <table:table-column table:style-name="Table57.B"/>
        <table:table-row>
          <table:table-cell table:style-name="Table57.A1" office:value-type="string">
            <text:p text:style-name="P27">BOOT</text:p>
          </table:table-cell>
          <table:table-cell table:style-name="Table57.A1" office:value-type="string">
            <text:p text:style-name="P27">cold start </text:p>
          </table:table-cell>
        </table:table-row>
        <table:table-row>
          <table:table-cell table:style-name="Table57.A1" office:value-type="string">
            <text:p text:style-name="P27">CONST</text:p>
          </table:table-cell>
          <table:table-cell table:style-name="Table57.A1" office:value-type="string">
            <text:p text:style-name="P27">read console status </text:p>
          </table:table-cell>
        </table:table-row>
        <table:table-row>
          <table:table-cell table:style-name="Table57.A1" office:value-type="string">
            <text:p text:style-name="P27">CONIN</text:p>
          </table:table-cell>
          <table:table-cell table:style-name="Table57.A1" office:value-type="string">
            <text:p text:style-name="P27">read console character </text:p>
          </table:table-cell>
        </table:table-row>
        <table:table-row>
          <table:table-cell table:style-name="Table57.A1" office:value-type="string">
            <text:p text:style-name="P27">CONOUT</text:p>
          </table:table-cell>
          <table:table-cell table:style-name="Table57.A1" office:value-type="string">
            <text:p text:style-name="P27">write console character </text:p>
          </table:table-cell>
        </table:table-row>
        <table:table-row>
          <table:table-cell table:style-name="Table57.A1" office:value-type="string">
            <text:p text:style-name="P27">LIST</text:p>
          </table:table-cell>
          <table:table-cell table:style-name="Table57.A1" office:value-type="string">
            <text:p text:style-name="P27">write character to the list device </text:p>
          </table:table-cell>
        </table:table-row>
        <table:table-row>
          <table:table-cell table:style-name="Table57.A1" office:value-type="string">
            <text:p text:style-name="P27">LISTST</text:p>
          </table:table-cell>
          <table:table-cell table:style-name="Table57.A1" office:value-type="string">
            <text:p text:style-name="P27">read list device status </text:p>
          </table:table-cell>
        </table:table-row>
      </table:table>
      <text:p text:style-name="Text_20_body"/>
      <text:p text:style-name="Text_20_body">The CPBIOS jump vector must be the same as that of a regular BIOS, but all other entry points can be null. </text:p>
      <text:p text:style-name="Text_20_body">The CPNIOS module takes the place of the SNIOS module in CP/NET and requires only minimal modification. The only difference is that all variables must be initialized upon cold start, including the requester configuration table. The utilities NETWORK and LOGIN are not sufficient to define the configuration table after cold start because CP/NOS has no local disk drives from which to load these utilities. The CPNIOS must also prompt the user for login information upon cold start, or a warm boot results <text:soft-page-break/>in continuous requester not logged in extended errors as the CP/NOS requester tries to load the file CCP.SPR from a server that has no knowledge of the requester. </text:p>
      <text:p text:style-name="Text_20_body">The SNIOS example in Appendix E contains a sample CPNIOS, conditionally assembled out. To obtain the CPNIOS version, equate the literal CPNOS to true. </text:p>
      <text:p text:style-name="Text_20_body">Note: if the two preceding routines are to reside eventually in ROM, all variable data must be contained in data segments and cannot be initialized at run-time. Initializing values must reside in a code segment, and they must be copied down to their corresponding data segment locations at cold start. The assembly of these modules requires an assembler capable of supporting separate code and data segments; the segments must be assembled into REL file format. Use RMAC with 8080 source files. </text:p>
      <text:p text:style-name="Text_20_body">The NETWRKIF module resides on the server and is identical to the NETWRKIF required to support CP/NET. See <text:a xlink:type="simple" xlink:href="#Sec4_3" text:style-name="Internet_20_link" text:visited-style-name="Visited_20_Internet_20_Link">Section 4.3</text:a> for a discussion of NETWRKIF preparation. </text:p>
      <text:p text:style-name="Text_20_body"><text:bookmark text:name="SecA_4"/><text:span text:style-name="T1">A.4 Building the CP/NOS System</text:span> </text:p>
      <text:p text:style-name="Text_20_body">To generate a CP/NOS system ready for insertion into ROM, follow these steps: </text:p>
      <text:list xml:id="list5237139383415850326" text:style-name="L34">
        <text:list-item>
          <text:p text:style-name="P255">Assemble the modules CPBIOS and CPNIOS. </text:p>
        </text:list-item>
        <text:list-item>
          <text:p text:style-name="P214">Link the following modules together in the order shown, using LINK-80: </text:p>
          <text:p text:style-name="P214">CPNOS, CPNDOS, CPNIOS, CPBDOS, CPBIOS </text:p>
          <text:p text:style-name="P214">Locate the code segment where the ROM sits in the address space of the finished system. At least 1K (400 hexadecimal bytes) of RAM must be allocated for data segments. If the code segments are to be loaded into high memory (at F000H for a 4K system), data must be explicitly linked, using the D option, at least 1K in front of the code segments. For example, </text:p>
          <text:p text:style-name="P166"><text:s text:c="8"/>A&gt;LINK CPNOS,CPNDOS,CPNIOS,CPBDOS,CPBIOS[LF000,DEC00]</text:p>
          <text:p text:style-name="P174"><text:s text:c="11"/></text:p>
        </text:list-item>
      </text:list>
      <text:p text:style-name="Text_20_body">These two steps produce an executable CP/NOS, capable of being programmed into ROM. At this stage, however, the system cannot be debugged from CP/M. </text:p>
      <text:p text:style-name="Text_20_body"><text:bookmark text:name="SecA_5"/><text:span text:style-name="T1">A.5 Debugging the System</text:span> </text:p>
      <text:p text:style-name="Text_20_body">You can create a version of CP/NOS that can be cold started from CP/M if a CP/M system with 64K RAM is available. First, type the following commands: </text:p>
      <text:p text:style-name="Preformatted_20_Text"><text:s text:c="8"/>A&gt;RMAC CPNIOS</text:p>
      <text:p text:style-name="Preformatted_20_Text"><text:s text:c="8"/>A&gt;RMAC CPBIOS</text:p>
      <text:p text:style-name="Preformatted_20_Text"><text:s text:c="8"/>A&gt;LINK CPNOS,CPNDOS,CPNIOS,CPBDOS,CPBIOS[LF000,DEC00]</text:p>
      <text:p text:style-name="Preformatted_20_Text"><text:s text:c="8"/>A&gt;GENHEX MVCPN0S 0100</text:p>
      <text:p text:style-name="Preformatted_20_Text"><text:s text:c="8"/>A&gt;GENHEX CPNOS 0200</text:p>
      <text:p text:style-name="Preformatted_20_Text"><text:s text:c="8"/>A&gt;PIP LDCPNOS.HEX=MVCPNOS.HEX[I],CPNOS.HEX[H]</text:p>
      <text:p text:style-name="P7"><text:s text:c="8"/>A&gt;LOAD LDCPNOS</text:p>
      <text:p text:style-name="Text_20_body">This procedure produces a file LDCPNOS.COM that is directly executable from CP/M. LDCPNOS relocates the CPNOS module to location F000H and passes control to it, destroying CP/M and replacing it with CP/NOS. </text:p>
      <text:p text:style-name="Text_20_body">Because CP/M is destroyed by this procedure, it is not advisable to run LDCPNOS under software debugger like DDT or SID, although you can run LDCPNOS under an in-circuit emulator. To run CP/NOS under DDT <text:soft-page-break/>or SID, use the following procedure: </text:p>
      <text:list xml:id="list9168319099133368786" text:style-name="L35">
        <text:list-item>
          <text:p text:style-name="P215">Link CPNOS so that all code and data reside below the address specified as END when the debugger is brought up: </text:p>
          <text:p text:style-name="P167"><text:s text:c="8"/>A&gt;LINK CPNOS,CPNDOS,CPNIOS,CPBDOS,CPBIOS[L&lt;org&gt;,D&lt;org-400H&gt;]</text:p>
          <text:p text:style-name="P175"><text:s text:c="11"/></text:p>
          <text:p text:style-name="P256">where &lt;org&gt; is the link origin. </text:p>
        </text:list-item>
        <text:list-item>
          <text:p text:style-name="P256"><text:span text:style-name="Source_20_Text">A&gt;DDT CPNOS.COM</text:span> </text:p>
        </text:list-item>
        <text:list-item>
          <text:p text:style-name="P215">Relocate CPNOS from location 100, where DDT loads it, to its link origin: </text:p>
          <text:p text:style-name="P167"><text:s text:c="8"/>-M100,&lt;100+next-1&gt;,&lt;org&gt;</text:p>
          <text:p text:style-name="P175"><text:s text:c="11"/></text:p>
          <text:p text:style-name="P256">where next is the field specified by NEXT when the debugger loads CPNOS.COM, and &lt;org&gt; is the link origin. </text:p>
        </text:list-item>
        <text:list-item>
          <text:p text:style-name="P215">Begin execution with appropriate diagnostics: </text:p>
          <text:p text:style-name="P167"><text:s text:c="8"/>-G&lt;org&gt;</text:p>
          <text:p text:style-name="P175"><text:s text:c="11"/></text:p>
          <text:p text:style-name="P215">where &lt;org&gt; is the link origin. </text:p>
        </text:list-item>
      </text:list>
      <text:p text:style-name="P1"><text:span text:style-name="T1"/></text:p>
      <text:p text:style-name="P268"><text:bookmark text:name="SecB"/><text:span text:style-name="T1">Appendix B<text:line-break/>CP/NET 1.2 Standard Message Formats</text:span></text:p>
      <text:p text:style-name="P4"><text:bookmark text:name="FigB_1"/></text:p>
      <table:table table:name="Table58" table:style-name="Table58">
        <table:table-column table:style-name="Table58.A"/>
        <table:table-column table:style-name="Table58.B"/>
        <table:table-column table:style-name="Table58.C"/>
        <table:table-column table:style-name="Table58.A"/>
        <table:table-column table:style-name="Table58.E"/>
        <table:table-column table:style-name="Table58.F"/>
        <table:table-row>
          <table:table-cell table:style-name="Table58.A1" office:value-type="string">
            <text:p text:style-name="P27">FMT</text:p>
          </table:table-cell>
          <table:table-cell table:style-name="Table58.A1" office:value-type="string">
            <text:p text:style-name="P27">DID</text:p>
          </table:table-cell>
          <table:table-cell table:style-name="Table58.A1" office:value-type="string">
            <text:p text:style-name="P27">SID</text:p>
          </table:table-cell>
          <table:table-cell table:style-name="Table58.A1" office:value-type="string">
            <text:p text:style-name="P27">FNC</text:p>
          </table:table-cell>
          <table:table-cell table:style-name="Table58.A1" office:value-type="string">
            <text:p text:style-name="P27">SIZ</text:p>
          </table:table-cell>
          <table:table-cell table:style-name="Table58.F1" office:value-type="string">
            <text:p text:style-name="P27">MSG</text:p>
          </table:table-cell>
        </table:table-row>
        <table:table-row>
          <table:table-cell table:style-name="Table58.A2" table:number-columns-spanned="6" office:value-type="string">
            <text:list xml:id="list5173127896488513464" text:style-name="L36">
              <text:list-item>
                <text:p text:style-name="P28">FMT = Message format code </text:p>
              </text:list-item>
              <text:list-item>
                <text:p text:style-name="P28">DID = Message destination processor ID </text:p>
              </text:list-item>
              <text:list-item>
                <text:p text:style-name="P28">SID = Message source processor ID </text:p>
              </text:list-item>
              <text:list-item>
                <text:p text:style-name="P28">FNC = MP/M function code </text:p>
              </text:list-item>
              <text:list-item>
                <text:p text:style-name="P28">SIZ = Data field length - 1 </text:p>
              </text:list-item>
              <text:list-item>
                <text:p text:style-name="P28">MSG = Actual message, SIZ + 1 bytes long </text:p>
              </text:list-item>
            </text:list>
          </table:table-cell>
          <table:covered-table-cell/>
          <table:covered-table-cell/>
          <table:covered-table-cell/>
          <table:covered-table-cell/>
          <table:covered-table-cell/>
        </table:table-row>
      </table:table>
      <text:p text:style-name="P4"><text:bookmark text:name="TableB_1"/></text:p>
      <text:p text:style-name="P89">Figure B-1. CP/NET 1.2 Logical Message Format </text:p>
      <text:p text:style-name="P3"/>
      <text:p text:style-name="P3"/>
      <text:p text:style-name="P3"/>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table-row>
          <table:table-cell table:style-name="Table59.A1" office:value-type="string">
            <text:p text:style-name="P25">FMT<text:line-break/>CODE</text:p>
          </table:table-cell>
          <table:table-cell table:style-name="Table59.A1" office:value-type="string">
            <text:p text:style-name="P25">FMT</text:p>
          </table:table-cell>
          <table:table-cell table:style-name="Table59.A1" office:value-type="string">
            <text:p text:style-name="P25">DID</text:p>
          </table:table-cell>
          <table:table-cell table:style-name="Table59.A1" office:value-type="string">
            <text:p text:style-name="P25">SID</text:p>
          </table:table-cell>
          <table:table-cell table:style-name="Table59.A1" office:value-type="string">
            <text:p text:style-name="P25">FNC</text:p>
          </table:table-cell>
          <table:table-cell table:style-name="Table59.A1" office:value-type="string">
            <text:p text:style-name="P25">siz</text:p>
          </table:table-cell>
          <table:table-cell table:style-name="Table59.A1" office:value-type="string">
            <text:p text:style-name="P25">MSG</text:p>
          </table:table-cell>
          <table:table-cell table:style-name="Table59.H1" office:value-type="string">
            <text:p text:style-name="P25">Comment </text:p>
          </table:table-cell>
        </table:table-row>
        <table:table-row>
          <table:table-cell table:style-name="Table59.A2" office:value-type="string">
            <text:p text:style-name="P27">00</text:p>
          </table:table-cell>
          <table:table-cell table:style-name="Table59.A2" office:value-type="string">
            <text:p text:style-name="P27">1</text:p>
          </table:table-cell>
          <table:table-cell table:style-name="Table59.A2" office:value-type="string">
            <text:p text:style-name="P27">1</text:p>
          </table:table-cell>
          <table:table-cell table:style-name="Table59.A2" office:value-type="string">
            <text:p text:style-name="P27">1</text:p>
          </table:table-cell>
          <table:table-cell table:style-name="Table59.A2" office:value-type="string">
            <text:p text:style-name="P27">1</text:p>
          </table:table-cell>
          <table:table-cell table:style-name="Table59.A2" office:value-type="string">
            <text:p text:style-name="P27">1</text:p>
          </table:table-cell>
          <table:table-cell table:style-name="Table59.A2" office:value-type="string">
            <text:p text:style-name="P27">1-256</text:p>
          </table:table-cell>
          <table:table-cell table:style-name="Table59.H2" office:value-type="string">
            <text:p text:style-name="P27">Preferred format </text:p>
          </table:table-cell>
        </table:table-row>
        <table:table-row>
          <table:table-cell table:style-name="Table59.A2" office:value-type="string">
            <text:p text:style-name="P27">01</text:p>
          </table:table-cell>
          <table:table-cell table:style-name="Table59.A2" office:value-type="string">
            <text:p text:style-name="P27">1</text:p>
          </table:table-cell>
          <table:table-cell table:style-name="Table59.A2" office:value-type="string">
            <text:p text:style-name="P27">1</text:p>
          </table:table-cell>
          <table:table-cell table:style-name="Table59.A2" office:value-type="string">
            <text:p text:style-name="P27">1</text:p>
          </table:table-cell>
          <table:table-cell table:style-name="Table59.A2" office:value-type="string">
            <text:p text:style-name="P27">1</text:p>
          </table:table-cell>
          <table:table-cell table:style-name="Table59.A2" office:value-type="string">
            <text:p text:style-name="P27">1</text:p>
          </table:table-cell>
          <table:table-cell table:style-name="Table59.A2" office:value-type="string">
            <text:p text:style-name="P27">1-256</text:p>
          </table:table-cell>
          <table:table-cell table:style-name="Table59.H2" office:value-type="string">
            <text:p text:style-name="P27">Returned result </text:p>
          </table:table-cell>
        </table:table-row>
        <table:table-row>
          <table:table-cell table:style-name="Table59.A2" office:value-type="string">
            <text:p text:style-name="P27">02</text:p>
          </table:table-cell>
          <table:table-cell table:style-name="Table59.A2" office:value-type="string">
            <text:p text:style-name="P27">1</text:p>
          </table:table-cell>
          <table:table-cell table:style-name="Table59.A2" office:value-type="string">
            <text:p text:style-name="P27">1</text:p>
          </table:table-cell>
          <table:table-cell table:style-name="Table59.A2" office:value-type="string">
            <text:p text:style-name="P27">1</text:p>
          </table:table-cell>
          <table:table-cell table:style-name="Table59.A2" office:value-type="string">
            <text:p text:style-name="P27">1</text:p>
          </table:table-cell>
          <table:table-cell table:style-name="Table59.A2" office:value-type="string">
            <text:p text:style-name="P27">2</text:p>
          </table:table-cell>
          <table:table-cell table:style-name="Table59.A2" office:value-type="string">
            <text:p text:style-name="P27">1-65536</text:p>
          </table:table-cell>
          <table:table-cell table:style-name="Table59.H2" office:value-type="string">
            <text:p text:style-name="P90"/>
          </table:table-cell>
        </table:table-row>
        <table:table-row>
          <table:table-cell table:style-name="Table59.A2" office:value-type="string">
            <text:p text:style-name="P27">03</text:p>
          </table:table-cell>
          <table:table-cell table:style-name="Table59.A2" office:value-type="string">
            <text:p text:style-name="P27">1</text:p>
          </table:table-cell>
          <table:table-cell table:style-name="Table59.A2" office:value-type="string">
            <text:p text:style-name="P27">1</text:p>
          </table:table-cell>
          <table:table-cell table:style-name="Table59.A2" office:value-type="string">
            <text:p text:style-name="P27">1</text:p>
          </table:table-cell>
          <table:table-cell table:style-name="Table59.A2" office:value-type="string">
            <text:p text:style-name="P27">1</text:p>
          </table:table-cell>
          <table:table-cell table:style-name="Table59.A2" office:value-type="string">
            <text:p text:style-name="P27">2</text:p>
          </table:table-cell>
          <table:table-cell table:style-name="Table59.A2" office:value-type="string">
            <text:p text:style-name="P27">1-65536</text:p>
          </table:table-cell>
          <table:table-cell table:style-name="Table59.H2" office:value-type="string">
            <text:p text:style-name="P27">Returned result </text:p>
          </table:table-cell>
        </table:table-row>
        <table:table-row>
          <table:table-cell table:style-name="Table59.A2" office:value-type="string">
            <text:p text:style-name="P27">04</text:p>
          </table:table-cell>
          <table:table-cell table:style-name="Table59.A2" office:value-type="string">
            <text:p text:style-name="P27">1</text:p>
          </table:table-cell>
          <table:table-cell table:style-name="Table59.A2" office:value-type="string">
            <text:p text:style-name="P27">2</text:p>
          </table:table-cell>
          <table:table-cell table:style-name="Table59.A2" office:value-type="string">
            <text:p text:style-name="P27">2</text:p>
          </table:table-cell>
          <table:table-cell table:style-name="Table59.A2" office:value-type="string">
            <text:p text:style-name="P27">1</text:p>
          </table:table-cell>
          <table:table-cell table:style-name="Table59.A2" office:value-type="string">
            <text:p text:style-name="P27">1</text:p>
          </table:table-cell>
          <table:table-cell table:style-name="Table59.A2" office:value-type="string">
            <text:p text:style-name="P27">1-256</text:p>
          </table:table-cell>
          <table:table-cell table:style-name="Table59.H2" office:value-type="string">
            <text:p text:style-name="P90"/>
          </table:table-cell>
        </table:table-row>
        <table:table-row>
          <table:table-cell table:style-name="Table59.A2" office:value-type="string">
            <text:p text:style-name="P27">05</text:p>
          </table:table-cell>
          <table:table-cell table:style-name="Table59.A2" office:value-type="string">
            <text:p text:style-name="P27">1</text:p>
          </table:table-cell>
          <table:table-cell table:style-name="Table59.A2" office:value-type="string">
            <text:p text:style-name="P27">2</text:p>
          </table:table-cell>
          <table:table-cell table:style-name="Table59.A2" office:value-type="string">
            <text:p text:style-name="P27">2</text:p>
          </table:table-cell>
          <table:table-cell table:style-name="Table59.A2" office:value-type="string">
            <text:p text:style-name="P27">1</text:p>
          </table:table-cell>
          <table:table-cell table:style-name="Table59.A2" office:value-type="string">
            <text:p text:style-name="P27">1</text:p>
          </table:table-cell>
          <table:table-cell table:style-name="Table59.A2" office:value-type="string">
            <text:p text:style-name="P27">1-256</text:p>
          </table:table-cell>
          <table:table-cell table:style-name="Table59.H2" office:value-type="string">
            <text:p text:style-name="P27">Returned result </text:p>
          </table:table-cell>
        </table:table-row>
        <table:table-row>
          <table:table-cell table:style-name="Table59.A2" office:value-type="string">
            <text:p text:style-name="P27">06</text:p>
          </table:table-cell>
          <table:table-cell table:style-name="Table59.A2" office:value-type="string">
            <text:p text:style-name="P27">1</text:p>
          </table:table-cell>
          <table:table-cell table:style-name="Table59.A2" office:value-type="string">
            <text:p text:style-name="P27">2</text:p>
          </table:table-cell>
          <table:table-cell table:style-name="Table59.A2" office:value-type="string">
            <text:p text:style-name="P27">2</text:p>
          </table:table-cell>
          <table:table-cell table:style-name="Table59.A2" office:value-type="string">
            <text:p text:style-name="P27">1</text:p>
          </table:table-cell>
          <table:table-cell table:style-name="Table59.A2" office:value-type="string">
            <text:p text:style-name="P27">2</text:p>
          </table:table-cell>
          <table:table-cell table:style-name="Table59.A2" office:value-type="string">
            <text:p text:style-name="P27">1-65536</text:p>
          </table:table-cell>
          <table:table-cell table:style-name="Table59.H2" office:value-type="string">
            <text:p text:style-name="P90"/>
          </table:table-cell>
        </table:table-row>
        <table:table-row>
          <table:table-cell table:style-name="Table59.A2" office:value-type="string">
            <text:p text:style-name="P27">07</text:p>
          </table:table-cell>
          <table:table-cell table:style-name="Table59.A2" office:value-type="string">
            <text:p text:style-name="P27">1</text:p>
          </table:table-cell>
          <table:table-cell table:style-name="Table59.A2" office:value-type="string">
            <text:p text:style-name="P27">2</text:p>
          </table:table-cell>
          <table:table-cell table:style-name="Table59.A2" office:value-type="string">
            <text:p text:style-name="P27">2</text:p>
          </table:table-cell>
          <table:table-cell table:style-name="Table59.A2" office:value-type="string">
            <text:p text:style-name="P27">1</text:p>
          </table:table-cell>
          <table:table-cell table:style-name="Table59.A2" office:value-type="string">
            <text:p text:style-name="P27">2</text:p>
          </table:table-cell>
          <table:table-cell table:style-name="Table59.A2" office:value-type="string">
            <text:p text:style-name="P27">1-65536</text:p>
          </table:table-cell>
          <table:table-cell table:style-name="Table59.H2" office:value-type="string">
            <text:p text:style-name="P27">Returned result </text:p>
          </table:table-cell>
        </table:table-row>
      </table:table>
      <text:p text:style-name="P3">Table B-1. Message Field Length Table</text:p>
      <text:p text:style-name="P1"><text:span text:style-name="T1"/></text:p>
      <text:p text:style-name="P268"><text:bookmark text:name="SecC"/><text:span text:style-name="T1">Appendix C<text:line-break/>CP/NET 1.2 Logical Message Specifications</text:span></text:p>
      <text:p text:style-name="Text_20_body">Messages for all CP/NET functions are defined in this appendix. These messages are logical messages. Any implementation of the SNIOS or NETWRKIF modules must always present messages to the NDOS or SERVER modules in the form presented here. </text:p>
      <text:p text:style-name="Text_20_body">You must adhere to these formats when implementing a server that runs under an operating system other than MP/M II. </text:p>
      <table:table table:name="Table60" table:style-name="Table60">
        <table:table-column table:style-name="Table60.A"/>
        <table:table-column table:style-name="Table60.B"/>
        <table:table-row>
          <table:table-cell table:style-name="Table60.A1" office:value-type="string">
            <text:p text:style-name="Table_20_Contents">Notes: </text:p>
          </table:table-cell>
          <table:table-cell table:style-name="Table60.B1" office:value-type="string">
            <text:list xml:id="list8664177049876366924" text:style-name="L37">
              <text:list-item>
                <text:p text:style-name="P29">ss = Server ID<text:line-break/>rr = Requester ID<text:line-break/>xx = Don't care byte<text:line-break/>nn = Value specified </text:p>
              </text:list-item>
              <text:list-item>
                <text:p text:style-name="P29">All numeric values are in hexadecimal. </text:p>
              </text:list-item>
              <text:list-item>
                <text:p text:style-name="P26">All functions capable of returning extended errors are marked *EE*. Extended errors are assumed whenever the response is two bytes in length, with the following message format: </text:p>
                <text:p text:style-name="P26">SIZ = 01<text:line-break/>MSG(0) = FF<text:line-break/>MSG(1) = Extended Error Code </text:p>
                <text:p text:style-name="P29">Any response with SIZ = 01 is interpreted as an error, regardless of the value in MSG(0). </text:p>
              </text:list-item>
              <text:list-item>
                <text:p text:style-name="P26">Any message can return the <text:span text:style-name="Citation">server not logged in</text:span> or <text:span text:style-name="Citation">function not implemented on server</text:span> extended error, extended error 0C. </text:p>
              </text:list-item>
            </text:list>
          </table:table-cell>
        </table:table-row>
      </table:table>
      <text:p text:style-name="Text_20_body">For functions that return with the user's FCB updated (messages that have an FCB in their response), the first byte of the FCB (drive designator) is never copied back from the response message. In some cases, the random record bytes are also not copied back. </text:p>
      <text:p text:style-name="Text_20_body">For search functions, the entire directory entry (which is NOT an FCB) is copied back to the current DMA buffer, into the position indicated by the Directory Code result byte. This means that the DMA buffer is not the actual directory sector from the disk, but merely an accumulation of directory entries in an order determined by how they were found. </text:p>
      <text:p text:style-name="Text_20_body">Functions that return the address of a system resource (Get Allocation Vector, Get DBP, Get Server Config), the data is kept in an NDOS buffer which is overwritten on subsequent calls. The user must copy data out as needed. The NDOS guarantees that the low byte of the address is never 0FFH, so that a valid address can be distinguished from an Extended Error Code. </text:p>
      <text:p text:style-name="Text_20_body">For functions that return a drive vector (Get Login, Get R/O), there is no way to distingush between valid vectors and errors. The message format does not allow for errors, and the NDOS ignores the possibility of an error in the response. The actual vector returned to the user is a composite of data retrieved from all known servers and the local BDOS. </text:p>
      <text:p text:style-name="P4"><text:bookmark text:name="TableC_1"/></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table-header-rows>
          <table:table-row>
            <table:table-cell table:style-name="Table61.A1" office:value-type="string">
              <text:p text:style-name="P25">FMT</text:p>
            </table:table-cell>
            <table:table-cell table:style-name="Table61.A1" office:value-type="string">
              <text:p text:style-name="P25">DID</text:p>
            </table:table-cell>
            <table:table-cell table:style-name="Table61.A1" office:value-type="string">
              <text:p text:style-name="P25">SID</text:p>
            </table:table-cell>
            <table:table-cell table:style-name="Table61.A1" office:value-type="string">
              <text:p text:style-name="P25">FNC</text:p>
            </table:table-cell>
            <table:table-cell table:style-name="Table61.A1" office:value-type="string">
              <text:p text:style-name="P25">SIZ</text:p>
            </table:table-cell>
            <table:table-cell table:style-name="Table61.F1" office:value-type="string">
              <text:p text:style-name="P25">MSG </text:p>
            </table:table-cell>
          </table:table-row>
        </table:table-header-rows>
        <table:table-row>
          <table:table-cell table:style-name="Table61.A2" table:number-columns-spanned="6" office:value-type="string">
            <text:p text:style-name="P27">0 SYSTEM RESET:<text:line-break/><text:span text:style-name="T1">NOT IMPLEMENTED AT SERVER</text:span> </text:p>
          </table:table-cell>
          <table:covered-table-cell/>
          <table:covered-table-cell/>
          <table:covered-table-cell/>
          <table:covered-table-cell/>
          <table:covered-table-cell/>
        </table:table-row>
        <table:table-row table:style-name="Table61.3">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00</text:p>
          </table:table-cell>
          <table:table-cell table:style-name="Table61.A3" office:value-type="string">
            <text:p text:style-name="P27">00</text:p>
          </table:table-cell>
          <table:table-cell table:style-name="Table61.A2" office:value-type="string">
            <text:list xml:id="list4931669576931002833" text:style-name="L38">
              <text:list-item>
                <text:p text:style-name="P91">00-00 = xx </text:p>
              </text:list-item>
            </text:list>
          </table:table-cell>
        </table:table-row>
        <table:table-row table:style-name="Table61.3">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00</text:p>
          </table:table-cell>
          <table:table-cell table:style-name="Table61.A3" office:value-type="string">
            <text:p text:style-name="P27">01</text:p>
          </table:table-cell>
          <table:table-cell table:style-name="Table61.A2" office:value-type="string">
            <text:list xml:id="list1624583288376316234" text:style-name="L39">
              <text:list-item>
                <text:p text:style-name="P30">00-00 = 0FFh </text:p>
              </text:list-item>
              <text:list-item>
                <text:p text:style-name="P30">01-01 = 00Ch </text:p>
              </text:list-item>
            </text:list>
          </table:table-cell>
        </table:table-row>
        <text:soft-page-break/>
        <table:table-row>
          <table:table-cell table:style-name="Table61.A2" table:number-columns-spanned="6" office:value-type="string">
            <text:p text:style-name="P27">1 CONSOLE INPUT:<text:line-break/><text:span text:style-name="T1">NOT IMPLEMENTED AT SERVER</text:span> </text:p>
          </table:table-cell>
          <table:covered-table-cell/>
          <table:covered-table-cell/>
          <table:covered-table-cell/>
          <table:covered-table-cell/>
          <table:covered-table-cell/>
        </table:table-row>
        <table:table-row table:style-name="Table61.3">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01</text:p>
          </table:table-cell>
          <table:table-cell table:style-name="Table61.A3" office:value-type="string">
            <text:p text:style-name="P27">00</text:p>
          </table:table-cell>
          <table:table-cell table:style-name="Table61.A2" office:value-type="string">
            <text:list xml:id="list7757845258936493836" text:style-name="L40">
              <text:list-item>
                <text:p text:style-name="P92">00-00 = xx </text:p>
              </text:list-item>
            </text:list>
          </table:table-cell>
        </table:table-row>
        <table:table-row table:style-name="Table61.3">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01</text:p>
          </table:table-cell>
          <table:table-cell table:style-name="Table61.A3" office:value-type="string">
            <text:p text:style-name="P27">01</text:p>
          </table:table-cell>
          <table:table-cell table:style-name="Table61.A2" office:value-type="string">
            <text:list xml:id="list7604162780273519453" text:style-name="L41">
              <text:list-item>
                <text:p text:style-name="P31">00-00 = 0FFh </text:p>
              </text:list-item>
              <text:list-item>
                <text:p text:style-name="P31">01-01 = 00Ch </text:p>
              </text:list-item>
            </text:list>
          </table:table-cell>
        </table:table-row>
        <table:table-row>
          <table:table-cell table:style-name="Table61.A2" table:number-columns-spanned="6" office:value-type="string">
            <text:p text:style-name="P27">2 CONSOLE OUTPUT:<text:line-break/><text:span text:style-name="T1">NOT IMPLEMENTED AT SERVER</text:span> </text:p>
          </table:table-cell>
          <table:covered-table-cell/>
          <table:covered-table-cell/>
          <table:covered-table-cell/>
          <table:covered-table-cell/>
          <table:covered-table-cell/>
        </table:table-row>
        <table:table-row table:style-name="Table61.3">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02</text:p>
          </table:table-cell>
          <table:table-cell table:style-name="Table61.A3" office:value-type="string">
            <text:p text:style-name="P27">00</text:p>
          </table:table-cell>
          <table:table-cell table:style-name="Table61.A2" office:value-type="string">
            <text:list xml:id="list7431304216765761492" text:style-name="L42">
              <text:list-item>
                <text:p text:style-name="P93">00-00 = xx </text:p>
              </text:list-item>
            </text:list>
          </table:table-cell>
        </table:table-row>
        <table:table-row table:style-name="Table61.3">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02</text:p>
          </table:table-cell>
          <table:table-cell table:style-name="Table61.A3" office:value-type="string">
            <text:p text:style-name="P27">01</text:p>
          </table:table-cell>
          <table:table-cell table:style-name="Table61.A2" office:value-type="string">
            <text:list xml:id="list539574487409793012" text:style-name="L43">
              <text:list-item>
                <text:p text:style-name="P32">00-00 = 0FFh </text:p>
              </text:list-item>
              <text:list-item>
                <text:p text:style-name="P32">01-01 = 00Ch </text:p>
              </text:list-item>
            </text:list>
          </table:table-cell>
        </table:table-row>
        <table:table-row>
          <table:table-cell table:style-name="Table61.A2" table:number-columns-spanned="6" office:value-type="string">
            <text:p text:style-name="P27">3 RAW CONSOLE INPUT: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03</text:p>
          </table:table-cell>
          <table:table-cell table:style-name="Table61.A3" office:value-type="string">
            <text:p text:style-name="P27">00</text:p>
          </table:table-cell>
          <table:table-cell table:style-name="Table61.A2" office:value-type="string">
            <text:list xml:id="list6559608285305424404" text:style-name="L44">
              <text:list-item>
                <text:p text:style-name="P94">00-00 = Server Console #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03</text:p>
          </table:table-cell>
          <table:table-cell table:style-name="Table61.A3" office:value-type="string">
            <text:p text:style-name="P27">00</text:p>
          </table:table-cell>
          <table:table-cell table:style-name="Table61.A2" office:value-type="string">
            <text:list xml:id="list4585582942840989414" text:style-name="L45">
              <text:list-item>
                <text:p text:style-name="P95">00-00 = Character Input </text:p>
              </text:list-item>
            </text:list>
          </table:table-cell>
        </table:table-row>
        <table:table-row>
          <table:table-cell table:style-name="Table61.A2" table:number-columns-spanned="6" office:value-type="string">
            <text:p text:style-name="P27">4 RAW CONSOLE OUTPUT: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04</text:p>
          </table:table-cell>
          <table:table-cell table:style-name="Table61.A3" office:value-type="string">
            <text:p text:style-name="P27">01</text:p>
          </table:table-cell>
          <table:table-cell table:style-name="Table61.A2" office:value-type="string">
            <text:list xml:id="list3201868950438973382" text:style-name="L46">
              <text:list-item>
                <text:p text:style-name="P33">00-00 = Server Console # </text:p>
              </text:list-item>
              <text:list-item>
                <text:p text:style-name="P33">01-01 = Character to Output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04</text:p>
          </table:table-cell>
          <table:table-cell table:style-name="Table61.A3" office:value-type="string">
            <text:p text:style-name="P27">00</text:p>
          </table:table-cell>
          <table:table-cell table:style-name="Table61.A2" office:value-type="string">
            <text:list xml:id="list3271669972289607411" text:style-name="L47">
              <text:list-item>
                <text:p text:style-name="P96">00-00 = 00 </text:p>
              </text:list-item>
            </text:list>
          </table:table-cell>
        </table:table-row>
        <table:table-row>
          <table:table-cell table:style-name="Table61.A2" table:number-columns-spanned="6" office:value-type="string">
            <text:p text:style-name="P27">5 LIST OUTPUT: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05</text:p>
          </table:table-cell>
          <table:table-cell table:style-name="Table61.A3" office:value-type="string">
            <text:p text:style-name="P27">nn</text:p>
          </table:table-cell>
          <table:table-cell table:style-name="Table61.A2" office:value-type="string">
            <text:list xml:id="list3146902062007678751" text:style-name="L48">
              <text:list-item>
                <text:p text:style-name="P34">00-00 = Server List # </text:p>
              </text:list-item>
              <text:list-item>
                <text:p text:style-name="P34">01-nn = Characters to List Device (nn = 01 to 80)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05</text:p>
          </table:table-cell>
          <table:table-cell table:style-name="Table61.A3" office:value-type="string">
            <text:p text:style-name="P27">00</text:p>
          </table:table-cell>
          <table:table-cell table:style-name="Table61.A2" office:value-type="string">
            <text:list xml:id="list4266152154453335084" text:style-name="L49">
              <text:list-item>
                <text:p text:style-name="P97">00-00 = 00 </text:p>
              </text:list-item>
            </text:list>
          </table:table-cell>
        </table:table-row>
        <table:table-row>
          <table:table-cell table:style-name="Table61.A2" table:number-columns-spanned="6" office:value-type="string">
            <text:p text:style-name="P27">6 DIRECT CONSOLE 1/0:<text:line-break/><text:span text:style-name="T1">NOT IMPLEMENTED AT SERVER</text:span> </text:p>
          </table:table-cell>
          <table:covered-table-cell/>
          <table:covered-table-cell/>
          <table:covered-table-cell/>
          <table:covered-table-cell/>
          <table:covered-table-cell/>
        </table:table-row>
        <table:table-row table:style-name="Table61.3">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06</text:p>
          </table:table-cell>
          <table:table-cell table:style-name="Table61.A3" office:value-type="string">
            <text:p text:style-name="P27">00</text:p>
          </table:table-cell>
          <table:table-cell table:style-name="Table61.A2" office:value-type="string">
            <text:list xml:id="list4348748983226155709" text:style-name="L50">
              <text:list-item>
                <text:p text:style-name="P98">00-00 = xx </text:p>
              </text:list-item>
            </text:list>
          </table:table-cell>
        </table:table-row>
        <table:table-row table:style-name="Table61.3">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06</text:p>
          </table:table-cell>
          <table:table-cell table:style-name="Table61.A3" office:value-type="string">
            <text:p text:style-name="P27">01</text:p>
          </table:table-cell>
          <table:table-cell table:style-name="Table61.A2" office:value-type="string">
            <text:list xml:id="list5892241213513623190" text:style-name="L51">
              <text:list-item>
                <text:p text:style-name="P35">00-00 = 0FFh </text:p>
              </text:list-item>
              <text:list-item>
                <text:p text:style-name="P35">01-01 = 00Ch </text:p>
              </text:list-item>
            </text:list>
          </table:table-cell>
        </table:table-row>
        <table:table-row>
          <table:table-cell table:style-name="Table61.A2" table:number-columns-spanned="6" office:value-type="string">
            <text:p text:style-name="P27">7 GET I/O BYTE:<text:line-break/><text:span text:style-name="T1">NOT IMPLEMENTED AT SERVER</text:span> </text:p>
          </table:table-cell>
          <table:covered-table-cell/>
          <table:covered-table-cell/>
          <table:covered-table-cell/>
          <table:covered-table-cell/>
          <table:covered-table-cell/>
        </table:table-row>
        <table:table-row table:style-name="Table61.3">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07</text:p>
          </table:table-cell>
          <table:table-cell table:style-name="Table61.A3" office:value-type="string">
            <text:p text:style-name="P27">00</text:p>
          </table:table-cell>
          <table:table-cell table:style-name="Table61.A2" office:value-type="string">
            <text:list xml:id="list757016259193126808" text:style-name="L52">
              <text:list-item>
                <text:p text:style-name="P99">00-00 = xx </text:p>
              </text:list-item>
            </text:list>
          </table:table-cell>
        </table:table-row>
        <table:table-row table:style-name="Table61.3">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07</text:p>
          </table:table-cell>
          <table:table-cell table:style-name="Table61.A3" office:value-type="string">
            <text:p text:style-name="P27">01</text:p>
          </table:table-cell>
          <table:table-cell table:style-name="Table61.A2" office:value-type="string">
            <text:list xml:id="list3682423949007700445" text:style-name="L53">
              <text:list-item>
                <text:p text:style-name="P36">00-00 = 0FFh </text:p>
              </text:list-item>
              <text:list-item>
                <text:p text:style-name="P36">01-01 = 00Ch </text:p>
              </text:list-item>
            </text:list>
          </table:table-cell>
        </table:table-row>
        <table:table-row>
          <table:table-cell table:style-name="Table61.A2" table:number-columns-spanned="6" office:value-type="string">
            <text:p text:style-name="P27">8 SET 1/0 BYTE:<text:line-break/><text:span text:style-name="T1">NOT IMPLEMENTED AT SERVER</text:span> </text:p>
          </table:table-cell>
          <table:covered-table-cell/>
          <table:covered-table-cell/>
          <table:covered-table-cell/>
          <table:covered-table-cell/>
          <table:covered-table-cell/>
        </table:table-row>
        <table:table-row table:style-name="Table61.3">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08</text:p>
          </table:table-cell>
          <table:table-cell table:style-name="Table61.A3" office:value-type="string">
            <text:p text:style-name="P27">00</text:p>
          </table:table-cell>
          <table:table-cell table:style-name="Table61.A2" office:value-type="string">
            <text:list xml:id="list6942071507369257682" text:style-name="L54">
              <text:list-item>
                <text:p text:style-name="P100">00-00 = xx </text:p>
              </text:list-item>
            </text:list>
          </table:table-cell>
        </table:table-row>
        <table:table-row table:style-name="Table61.3">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08</text:p>
          </table:table-cell>
          <table:table-cell table:style-name="Table61.A3" office:value-type="string">
            <text:p text:style-name="P27">01</text:p>
          </table:table-cell>
          <table:table-cell table:style-name="Table61.A2" office:value-type="string">
            <text:list xml:id="list768156439192725577" text:style-name="L55">
              <text:list-item>
                <text:p text:style-name="P37">00-00 = 0FFh </text:p>
              </text:list-item>
              <text:list-item>
                <text:p text:style-name="P37">01-01 = 00Ch </text:p>
              </text:list-item>
            </text:list>
          </table:table-cell>
        </table:table-row>
        <table:table-row>
          <table:table-cell table:style-name="Table61.A2" table:number-columns-spanned="6" office:value-type="string">
            <text:p text:style-name="P27">9 PRINT STRING:<text:line-break/><text:span text:style-name="T1">NOT IMPLEMENTED AT SERVER</text:span> </text:p>
          </table:table-cell>
          <table:covered-table-cell/>
          <table:covered-table-cell/>
          <table:covered-table-cell/>
          <table:covered-table-cell/>
          <table:covered-table-cell/>
        </table:table-row>
        <text:soft-page-break/>
        <table:table-row table:style-name="Table61.3">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09</text:p>
          </table:table-cell>
          <table:table-cell table:style-name="Table61.A3" office:value-type="string">
            <text:p text:style-name="P27">00</text:p>
          </table:table-cell>
          <table:table-cell table:style-name="Table61.A2" office:value-type="string">
            <text:list xml:id="list6877877317032545099" text:style-name="L56">
              <text:list-item>
                <text:p text:style-name="P101">00-00 = xx </text:p>
              </text:list-item>
            </text:list>
          </table:table-cell>
        </table:table-row>
        <table:table-row table:style-name="Table61.3">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09</text:p>
          </table:table-cell>
          <table:table-cell table:style-name="Table61.A3" office:value-type="string">
            <text:p text:style-name="P27">01</text:p>
          </table:table-cell>
          <table:table-cell table:style-name="Table61.A2" office:value-type="string">
            <text:list xml:id="list3614607145038874405" text:style-name="L57">
              <text:list-item>
                <text:p text:style-name="P38">00-00 = 0FFh </text:p>
              </text:list-item>
              <text:list-item>
                <text:p text:style-name="P38">01-01 = 00Ch </text:p>
              </text:list-item>
            </text:list>
          </table:table-cell>
        </table:table-row>
        <table:table-row>
          <table:table-cell table:style-name="Table61.A2" table:number-columns-spanned="6" office:value-type="string">
            <text:p text:style-name="P27">10 READ CONSOLE BUFFER:<text:line-break/><text:span text:style-name="T1">NOT IMPLEMENTED AT SERVER</text:span> </text:p>
          </table:table-cell>
          <table:covered-table-cell/>
          <table:covered-table-cell/>
          <table:covered-table-cell/>
          <table:covered-table-cell/>
          <table:covered-table-cell/>
        </table:table-row>
        <table:table-row table:style-name="Table61.3">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0A</text:p>
          </table:table-cell>
          <table:table-cell table:style-name="Table61.A3" office:value-type="string">
            <text:p text:style-name="P27">00</text:p>
          </table:table-cell>
          <table:table-cell table:style-name="Table61.A2" office:value-type="string">
            <text:list xml:id="list8570477450182966326" text:style-name="L58">
              <text:list-item>
                <text:p text:style-name="P102">00-00 = xx </text:p>
              </text:list-item>
            </text:list>
          </table:table-cell>
        </table:table-row>
        <table:table-row table:style-name="Table61.3">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0A</text:p>
          </table:table-cell>
          <table:table-cell table:style-name="Table61.A3" office:value-type="string">
            <text:p text:style-name="P27">01</text:p>
          </table:table-cell>
          <table:table-cell table:style-name="Table61.A2" office:value-type="string">
            <text:list xml:id="list1992624989554452579" text:style-name="L59">
              <text:list-item>
                <text:p text:style-name="P39">00-00 = 0FFh </text:p>
              </text:list-item>
              <text:list-item>
                <text:p text:style-name="P39">01-01 = 00Ch </text:p>
              </text:list-item>
            </text:list>
          </table:table-cell>
        </table:table-row>
        <table:table-row>
          <table:table-cell table:style-name="Table61.A2" table:number-columns-spanned="6" office:value-type="string">
            <text:p text:style-name="P27">11 GET CONSOLE STATUS: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0B</text:p>
          </table:table-cell>
          <table:table-cell table:style-name="Table61.A3" office:value-type="string">
            <text:p text:style-name="P27">00</text:p>
          </table:table-cell>
          <table:table-cell table:style-name="Table61.A2" office:value-type="string">
            <text:list xml:id="list4056978226428424027" text:style-name="L60">
              <text:list-item>
                <text:p text:style-name="P103">00-00 = Server Console #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0B</text:p>
          </table:table-cell>
          <table:table-cell table:style-name="Table61.A3" office:value-type="string">
            <text:p text:style-name="P27">00</text:p>
          </table:table-cell>
          <table:table-cell table:style-name="Table61.A2" office:value-type="string">
            <text:list xml:id="list7063999115664164463" text:style-name="L61">
              <text:list-item>
                <text:p text:style-name="P104">00-00 = Console Status Byte </text:p>
              </text:list-item>
            </text:list>
          </table:table-cell>
        </table:table-row>
        <table:table-row>
          <table:table-cell table:style-name="Table61.A2" table:number-columns-spanned="6" office:value-type="string">
            <text:p text:style-name="P27">12 RETURN VERSION NUMBER:<text:line-break/><text:span text:style-name="T1">NOT IMPLEMENTED AT SERVER</text:span> </text:p>
          </table:table-cell>
          <table:covered-table-cell/>
          <table:covered-table-cell/>
          <table:covered-table-cell/>
          <table:covered-table-cell/>
          <table:covered-table-cell/>
        </table:table-row>
        <table:table-row table:style-name="Table61.3">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0C</text:p>
          </table:table-cell>
          <table:table-cell table:style-name="Table61.A3" office:value-type="string">
            <text:p text:style-name="P27">00</text:p>
          </table:table-cell>
          <table:table-cell table:style-name="Table61.A2" office:value-type="string">
            <text:list xml:id="list7336622771930277257" text:style-name="L62">
              <text:list-item>
                <text:p text:style-name="P105">00-00 = xx </text:p>
              </text:list-item>
            </text:list>
          </table:table-cell>
        </table:table-row>
        <table:table-row table:style-name="Table61.3">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0C</text:p>
          </table:table-cell>
          <table:table-cell table:style-name="Table61.A3" office:value-type="string">
            <text:p text:style-name="P27">01</text:p>
          </table:table-cell>
          <table:table-cell table:style-name="Table61.A2" office:value-type="string">
            <text:list xml:id="list6464739982065171666" text:style-name="L63">
              <text:list-item>
                <text:p text:style-name="P40">00-00 = 0FFh </text:p>
              </text:list-item>
              <text:list-item>
                <text:p text:style-name="P40">01-01 = 00Ch </text:p>
              </text:list-item>
            </text:list>
          </table:table-cell>
        </table:table-row>
        <table:table-row>
          <table:table-cell table:style-name="Table61.A2" table:number-columns-spanned="6" office:value-type="string">
            <text:p text:style-name="P27">13 RESET DISK SYSTEM:<text:line-break/><text:span text:style-name="T1">NOT IMPLEMENTED AT SERVER</text:span> </text:p>
          </table:table-cell>
          <table:covered-table-cell/>
          <table:covered-table-cell/>
          <table:covered-table-cell/>
          <table:covered-table-cell/>
          <table:covered-table-cell/>
        </table:table-row>
        <table:table-row table:style-name="Table61.3">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0D</text:p>
          </table:table-cell>
          <table:table-cell table:style-name="Table61.A3" office:value-type="string">
            <text:p text:style-name="P27">00</text:p>
          </table:table-cell>
          <table:table-cell table:style-name="Table61.A2" office:value-type="string">
            <text:list xml:id="list4216287390755181124" text:style-name="L64">
              <text:list-item>
                <text:p text:style-name="P106">00-00 = xx </text:p>
              </text:list-item>
            </text:list>
          </table:table-cell>
        </table:table-row>
        <table:table-row table:style-name="Table61.3">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0D</text:p>
          </table:table-cell>
          <table:table-cell table:style-name="Table61.A3" office:value-type="string">
            <text:p text:style-name="P27">01</text:p>
          </table:table-cell>
          <table:table-cell table:style-name="Table61.A2" office:value-type="string">
            <text:list xml:id="list5967262141233376228" text:style-name="L65">
              <text:list-item>
                <text:p text:style-name="P41">00-00 = 0FFh </text:p>
              </text:list-item>
              <text:list-item>
                <text:p text:style-name="P41">01-01 = 00Ch </text:p>
              </text:list-item>
            </text:list>
          </table:table-cell>
        </table:table-row>
        <table:table-row>
          <table:table-cell table:style-name="Table61.A2" table:number-columns-spanned="6" office:value-type="string">
            <text:p text:style-name="P27">14 SELECT DISK: *EE*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0E</text:p>
          </table:table-cell>
          <table:table-cell table:style-name="Table61.A3" office:value-type="string">
            <text:p text:style-name="P27">00</text:p>
          </table:table-cell>
          <table:table-cell table:style-name="Table61.A2" office:value-type="string">
            <text:list xml:id="list2297920442609815490" text:style-name="L66">
              <text:list-item>
                <text:p text:style-name="P107">00-00 = Selected Disk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0E</text:p>
          </table:table-cell>
          <table:table-cell table:style-name="Table61.A3" office:value-type="string">
            <text:p text:style-name="P27">00</text:p>
          </table:table-cell>
          <table:table-cell table:style-name="Table61.A2" office:value-type="string">
            <text:list xml:id="list3947276781013339213" text:style-name="L67">
              <text:list-item>
                <text:p text:style-name="P108">00-00 = Return Code </text:p>
              </text:list-item>
            </text:list>
          </table:table-cell>
        </table:table-row>
        <table:table-row>
          <table:table-cell table:style-name="Table61.A2" table:number-columns-spanned="6" office:value-type="string">
            <text:p text:style-name="P27">15 OPEN FILE: *EE*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0F</text:p>
          </table:table-cell>
          <table:table-cell table:style-name="Table61.A3" office:value-type="string">
            <text:p text:style-name="P27">2C</text:p>
          </table:table-cell>
          <table:table-cell table:style-name="Table61.A2" office:value-type="string">
            <text:list xml:id="list7753631515682822917" text:style-name="L68">
              <text:list-item>
                <text:p text:style-name="P42">00-00 = User Number </text:p>
              </text:list-item>
              <text:list-item>
                <text:p text:style-name="P42">01-24 = FCB </text:p>
              </text:list-item>
              <text:list-item>
                <text:p text:style-name="P42">25-2C = Password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0F</text:p>
          </table:table-cell>
          <table:table-cell table:style-name="Table61.A3" office:value-type="string">
            <text:p text:style-name="P27">24</text:p>
          </table:table-cell>
          <table:table-cell table:style-name="Table61.A2" office:value-type="string">
            <text:list xml:id="list1504390351818178377" text:style-name="L69">
              <text:list-item>
                <text:p text:style-name="P43">00-00 = Directory Code </text:p>
              </text:list-item>
              <text:list-item>
                <text:p text:style-name="P43">01-24 = FCB </text:p>
              </text:list-item>
            </text:list>
            <text:p text:style-name="P27">01 not copied to user; 22-24 (file ID) <text:line-break/>not copied to user unless F5' set and not F6'. </text:p>
          </table:table-cell>
        </table:table-row>
        <table:table-row>
          <table:table-cell table:style-name="Table61.A2" table:number-columns-spanned="6" office:value-type="string">
            <text:p text:style-name="P27">16 CLOSE FILE: *EE*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10</text:p>
          </table:table-cell>
          <table:table-cell table:style-name="Table61.A3" office:value-type="string">
            <text:p text:style-name="P27">2C</text:p>
          </table:table-cell>
          <table:table-cell table:style-name="Table61.A2" office:value-type="string">
            <text:list xml:id="list810569519709226891" text:style-name="L70">
              <text:list-item>
                <text:p text:style-name="P44">00-00 = User Number </text:p>
              </text:list-item>
              <text:list-item>
                <text:p text:style-name="P44">01-24 = FCB </text:p>
              </text:list-item>
              <text:list-item>
                <text:p text:style-name="P44">25-2C = Password (ignored)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10</text:p>
          </table:table-cell>
          <table:table-cell table:style-name="Table61.A3" office:value-type="string">
            <text:p text:style-name="P27">24</text:p>
          </table:table-cell>
          <table:table-cell table:style-name="Table61.A2" office:value-type="string">
            <text:list xml:id="list9136975861985721722" text:style-name="L71">
              <text:list-item>
                <text:p text:style-name="P45">00-00 = Directory Code </text:p>
              </text:list-item>
              <text:list-item>
                <text:p text:style-name="P45">01-24 = FCB </text:p>
              </text:list-item>
            </text:list>
            <text:p text:style-name="P27">01 not copied to user; 22-24 (file ID) <text:line-break/>not copied to user unless F5' set and not F6'. </text:p>
          </table:table-cell>
        </table:table-row>
        <text:soft-page-break/>
        <table:table-row>
          <table:table-cell table:style-name="Table61.A2" table:number-columns-spanned="6" office:value-type="string">
            <text:p text:style-name="P27">17 SEARCH FOR FIRST: *EE*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11</text:p>
          </table:table-cell>
          <table:table-cell table:style-name="Table61.A3" office:value-type="string">
            <text:p text:style-name="P27">25</text:p>
          </table:table-cell>
          <table:table-cell table:style-name="Table61.A2" office:value-type="string">
            <text:list xml:id="list4622573049364683225" text:style-name="L72">
              <text:list-item>
                <text:p text:style-name="P46">00-00 = Current Disk if FCB(0)='?' </text:p>
              </text:list-item>
              <text:list-item>
                <text:p text:style-name="P46">01-01 = User Number </text:p>
              </text:list-item>
              <text:list-item>
                <text:p text:style-name="P46">02-25 = FCB </text:p>
              </text:list-item>
            </text:list>
          </table:table-cell>
        </table:table-row>
        <table:table-row>
          <table:table-cell table:style-name="Table61.A3" table:number-rows-spanned="2" office:value-type="string">
            <text:p text:style-name="P27">01</text:p>
          </table:table-cell>
          <table:table-cell table:style-name="Table61.A3" table:number-rows-spanned="2" office:value-type="string">
            <text:p text:style-name="P27">rr</text:p>
          </table:table-cell>
          <table:table-cell table:style-name="Table61.A3" table:number-rows-spanned="2" office:value-type="string">
            <text:p text:style-name="P27">ss</text:p>
          </table:table-cell>
          <table:table-cell table:style-name="Table61.A3" table:number-rows-spanned="2" office:value-type="string">
            <text:p text:style-name="P27">11</text:p>
          </table:table-cell>
          <table:table-cell table:style-name="Table61.A3" office:value-type="string">
            <text:p text:style-name="P27">20</text:p>
          </table:table-cell>
          <table:table-cell table:style-name="Table61.A2" office:value-type="string">
            <text:list xml:id="list8141523352772846580" text:style-name="L73">
              <text:list-item>
                <text:p text:style-name="P47">00-00 = Directory Code </text:p>
              </text:list-item>
              <text:list-item>
                <text:p text:style-name="P47">01-20 = Directory Entry </text:p>
              </text:list-item>
            </text:list>
            <text:p text:style-name="P27">Directory Entry copied to current DMA buffer <text:line-break/>based on Directory Code. </text:p>
          </table:table-cell>
        </table:table-row>
        <table:table-row table:style-name="Table61.56">
          <table:covered-table-cell/>
          <table:covered-table-cell/>
          <table:covered-table-cell/>
          <table:covered-table-cell/>
          <table:table-cell table:style-name="Table61.A3" office:value-type="string">
            <text:p text:style-name="P27">80/0</text:p>
          </table:table-cell>
          <table:table-cell table:style-name="Table61.A2" office:value-type="string">
            <text:list xml:id="list3564584959880936605" text:style-name="L74">
              <text:list-item>
                <text:p text:style-name="P48">00-00 = Directory Code </text:p>
              </text:list-item>
              <text:list-item>
                <text:p text:style-name="P48">01-80 = Directory Sector </text:p>
              </text:list-item>
            </text:list>
            <text:list xml:id="list5211612969533597894" text:style-name="L75">
              <text:list-item>
                <text:p text:style-name="P109">00-00 = Directory Code </text:p>
              </text:list-item>
            </text:list>
            <text:p text:style-name="P27">Extensions for "full search" mode, incl. CP/M 3. </text:p>
          </table:table-cell>
        </table:table-row>
        <table:table-row>
          <table:table-cell table:style-name="Table61.A2" table:number-columns-spanned="6" office:value-type="string">
            <text:p text:style-name="P27">18 SEARCH FOR NEXT: *EE*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12</text:p>
          </table:table-cell>
          <table:table-cell table:style-name="Table61.A3" office:value-type="string">
            <text:p text:style-name="P27">01</text:p>
          </table:table-cell>
          <table:table-cell table:style-name="Table61.A2" office:value-type="string">
            <text:list xml:id="list3230571038896422" text:style-name="L76">
              <text:list-item>
                <text:p text:style-name="P49">00-00 = xx </text:p>
              </text:list-item>
              <text:list-item>
                <text:p text:style-name="P49">01-01 = User Number </text:p>
              </text:list-item>
            </text:list>
          </table:table-cell>
        </table:table-row>
        <table:table-row>
          <table:table-cell table:style-name="Table61.A3" table:number-rows-spanned="2" office:value-type="string">
            <text:p text:style-name="P27">01</text:p>
          </table:table-cell>
          <table:table-cell table:style-name="Table61.A3" table:number-rows-spanned="2" office:value-type="string">
            <text:p text:style-name="P27">rr</text:p>
          </table:table-cell>
          <table:table-cell table:style-name="Table61.A3" table:number-rows-spanned="2" office:value-type="string">
            <text:p text:style-name="P27">ss</text:p>
          </table:table-cell>
          <table:table-cell table:style-name="Table61.A3" table:number-rows-spanned="2" office:value-type="string">
            <text:p text:style-name="P27">12</text:p>
          </table:table-cell>
          <table:table-cell table:style-name="Table61.A3" office:value-type="string">
            <text:p text:style-name="P27">20</text:p>
          </table:table-cell>
          <table:table-cell table:style-name="Table61.A2" office:value-type="string">
            <text:list xml:id="list2811718954849929047" text:style-name="L77">
              <text:list-item>
                <text:p text:style-name="P50">00-00 = Directory Code </text:p>
              </text:list-item>
              <text:list-item>
                <text:p text:style-name="P50">01-20 = Directory Entry </text:p>
              </text:list-item>
            </text:list>
            <text:p text:style-name="P27">Directory Entry copied to current DMA buffer <text:line-break/>based on Directory Code. </text:p>
          </table:table-cell>
        </table:table-row>
        <table:table-row table:style-name="Table61.56">
          <table:covered-table-cell/>
          <table:covered-table-cell/>
          <table:covered-table-cell/>
          <table:covered-table-cell/>
          <table:table-cell table:style-name="Table61.A3" office:value-type="string">
            <text:p text:style-name="P27">80/0</text:p>
          </table:table-cell>
          <table:table-cell table:style-name="Table61.A2" office:value-type="string">
            <text:list xml:id="list4597492397590548032" text:style-name="L78">
              <text:list-item>
                <text:p text:style-name="P51">00-00 = Directory Code </text:p>
              </text:list-item>
              <text:list-item>
                <text:p text:style-name="P51">01-80 = Directory Sector </text:p>
              </text:list-item>
            </text:list>
            <text:list xml:id="list4622400931770086750" text:style-name="L79">
              <text:list-item>
                <text:p text:style-name="P110">00-00 = Directory Code </text:p>
              </text:list-item>
            </text:list>
            <text:p text:style-name="P27">Extensions for "full search" mode, incl. CP/M 3. </text:p>
          </table:table-cell>
        </table:table-row>
        <table:table-row>
          <table:table-cell table:style-name="Table61.A2" table:number-columns-spanned="6" office:value-type="string">
            <text:p text:style-name="P27">19 DELETE FILE: *EE*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13</text:p>
          </table:table-cell>
          <table:table-cell table:style-name="Table61.A3" office:value-type="string">
            <text:p text:style-name="P27">24</text:p>
          </table:table-cell>
          <table:table-cell table:style-name="Table61.A2" office:value-type="string">
            <text:list xml:id="list191884502324804901" text:style-name="L80">
              <text:list-item>
                <text:p text:style-name="P52">00-00 = User Number </text:p>
              </text:list-item>
              <text:list-item>
                <text:p text:style-name="P52">01-24 = FCB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13</text:p>
          </table:table-cell>
          <table:table-cell table:style-name="Table61.A3" office:value-type="string">
            <text:p text:style-name="P27">00</text:p>
          </table:table-cell>
          <table:table-cell table:style-name="Table61.A2" office:value-type="string">
            <text:list xml:id="list4534475829034277157" text:style-name="L81">
              <text:list-item>
                <text:p text:style-name="P111">00-00 = Directory Code </text:p>
              </text:list-item>
            </text:list>
          </table:table-cell>
        </table:table-row>
        <table:table-row>
          <table:table-cell table:style-name="Table61.A2" table:number-columns-spanned="6" office:value-type="string">
            <text:p text:style-name="P27">20 READ SEQUENTIAL: *EE*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14</text:p>
          </table:table-cell>
          <table:table-cell table:style-name="Table61.A3" office:value-type="string">
            <text:p text:style-name="P27">24</text:p>
          </table:table-cell>
          <table:table-cell table:style-name="Table61.A2" office:value-type="string">
            <text:list xml:id="list4331330858584413899" text:style-name="L82">
              <text:list-item>
                <text:p text:style-name="P53">00-00 = User Number </text:p>
              </text:list-item>
              <text:list-item>
                <text:p text:style-name="P53">01-24 = FCB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14</text:p>
          </table:table-cell>
          <table:table-cell table:style-name="Table61.A3" office:value-type="string">
            <text:p text:style-name="P27">A4</text:p>
          </table:table-cell>
          <table:table-cell table:style-name="Table61.A2" office:value-type="string">
            <text:list xml:id="list1815180274363346254" text:style-name="L83">
              <text:list-item>
                <text:p text:style-name="P54">00-00 = Return Code </text:p>
              </text:list-item>
              <text:list-item>
                <text:p text:style-name="P54">01-24 = FCB </text:p>
              </text:list-item>
              <text:list-item>
                <text:p text:style-name="P54">25-A4 = Sector of Data Read </text:p>
              </text:list-item>
            </text:list>
            <text:p text:style-name="P27">01 and 22-24 not copied to user. </text:p>
          </table:table-cell>
        </table:table-row>
        <table:table-row>
          <table:table-cell table:style-name="Table61.A2" table:number-columns-spanned="6" office:value-type="string">
            <text:p text:style-name="P27">21 WRITE SEQUENTIAL: *EE*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15</text:p>
          </table:table-cell>
          <table:table-cell table:style-name="Table61.A3" office:value-type="string">
            <text:p text:style-name="P27">A4</text:p>
          </table:table-cell>
          <table:table-cell table:style-name="Table61.A2" office:value-type="string">
            <text:list xml:id="list4625345265857203127" text:style-name="L84">
              <text:list-item>
                <text:p text:style-name="P55">00-00 = User Number </text:p>
              </text:list-item>
              <text:list-item>
                <text:p text:style-name="P55">01-24 = FCB </text:p>
              </text:list-item>
              <text:list-item>
                <text:p text:style-name="P55">25-A4 = Sector of Data to Write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15</text:p>
          </table:table-cell>
          <table:table-cell table:style-name="Table61.A3" office:value-type="string">
            <text:p text:style-name="P27">24</text:p>
          </table:table-cell>
          <table:table-cell table:style-name="Table61.A2" office:value-type="string">
            <text:list xml:id="list3323751439402366156" text:style-name="L85">
              <text:list-item>
                <text:p text:style-name="P56">00-00 = Return Code </text:p>
              </text:list-item>
              <text:list-item>
                <text:p text:style-name="P56">01-24 = FCB </text:p>
              </text:list-item>
            </text:list>
            <text:p text:style-name="P27">01 and 22-24 not copied to user. </text:p>
          </table:table-cell>
        </table:table-row>
        <table:table-row>
          <table:table-cell table:style-name="Table61.A2" table:number-columns-spanned="6" office:value-type="string">
            <text:p text:style-name="P27">22 MAKE FILE: *EE* </text:p>
          </table:table-cell>
          <table:covered-table-cell/>
          <table:covered-table-cell/>
          <table:covered-table-cell/>
          <table:covered-table-cell/>
          <table:covered-table-cell/>
        </table:table-row>
        <text:soft-page-break/>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16</text:p>
          </table:table-cell>
          <table:table-cell table:style-name="Table61.A3" office:value-type="string">
            <text:p text:style-name="P27">24</text:p>
          </table:table-cell>
          <table:table-cell table:style-name="Table61.A2" office:value-type="string">
            <text:list xml:id="list8478783977759023067" text:style-name="L86">
              <text:list-item>
                <text:p text:style-name="P57">00-00 = User Number </text:p>
              </text:list-item>
              <text:list-item>
                <text:p text:style-name="P57">01-24 = FCB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16</text:p>
          </table:table-cell>
          <table:table-cell table:style-name="Table61.A3" office:value-type="string">
            <text:p text:style-name="P27">24</text:p>
          </table:table-cell>
          <table:table-cell table:style-name="Table61.A2" office:value-type="string">
            <text:list xml:id="list6299543093964215310" text:style-name="L87">
              <text:list-item>
                <text:p text:style-name="P58">00-00 = Directory Code </text:p>
              </text:list-item>
              <text:list-item>
                <text:p text:style-name="P58">01-24 = FCB </text:p>
              </text:list-item>
            </text:list>
            <text:p text:style-name="P27">01 not copied to user; 22-24 (file ID) <text:line-break/>not copied to user unless F5' set and not F6'. </text:p>
          </table:table-cell>
        </table:table-row>
        <table:table-row>
          <table:table-cell table:style-name="Table61.A2" table:number-columns-spanned="6" office:value-type="string">
            <text:p text:style-name="P27">23 RENAME FILE: *EE*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17</text:p>
          </table:table-cell>
          <table:table-cell table:style-name="Table61.A3" office:value-type="string">
            <text:p text:style-name="P27">24</text:p>
          </table:table-cell>
          <table:table-cell table:style-name="Table61.A2" office:value-type="string">
            <text:list xml:id="list7589235579302053581" text:style-name="L88">
              <text:list-item>
                <text:p text:style-name="P59">00-00 = User Number </text:p>
              </text:list-item>
              <text:list-item>
                <text:p text:style-name="P59">01-24 = FCB in RENAME format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17</text:p>
          </table:table-cell>
          <table:table-cell table:style-name="Table61.A3" office:value-type="string">
            <text:p text:style-name="P27">00</text:p>
          </table:table-cell>
          <table:table-cell table:style-name="Table61.A2" office:value-type="string">
            <text:list xml:id="list8020179521970499829" text:style-name="L89">
              <text:list-item>
                <text:p text:style-name="P112">00-00 = Directory Code </text:p>
              </text:list-item>
            </text:list>
          </table:table-cell>
        </table:table-row>
        <table:table-row>
          <table:table-cell table:style-name="Table61.A2" table:number-columns-spanned="6" office:value-type="string">
            <text:p text:style-name="P27">24 RETURN LOGIN VECTOR:<text:line-break/>Message Sent for Each Remote Drive, Results combined with local BDOS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18</text:p>
          </table:table-cell>
          <table:table-cell table:style-name="Table61.A3" office:value-type="string">
            <text:p text:style-name="P27">00</text:p>
          </table:table-cell>
          <table:table-cell table:style-name="Table61.A2" office:value-type="string">
            <text:list xml:id="list6474015510121358373" text:style-name="L90">
              <text:list-item>
                <text:p text:style-name="P113">00-00 = xx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18</text:p>
          </table:table-cell>
          <table:table-cell table:style-name="Table61.A3" office:value-type="string">
            <text:p text:style-name="P27">01</text:p>
          </table:table-cell>
          <table:table-cell table:style-name="Table61.A2" office:value-type="string">
            <text:list xml:id="list4435439369653667860" text:style-name="L91">
              <text:list-item>
                <text:p text:style-name="P114">00-01 = Login Vector </text:p>
              </text:list-item>
            </text:list>
          </table:table-cell>
        </table:table-row>
        <table:table-row>
          <table:table-cell table:style-name="Table61.A2" table:number-columns-spanned="6" office:value-type="string">
            <text:p text:style-name="P27">25 RETURN CURRENT DISK:<text:line-break/><text:span text:style-name="T1">NOT IMPLEMENTED AT SERVER</text:span> </text:p>
          </table:table-cell>
          <table:covered-table-cell/>
          <table:covered-table-cell/>
          <table:covered-table-cell/>
          <table:covered-table-cell/>
          <table:covered-table-cell/>
        </table:table-row>
        <table:table-row table:style-name="Table61.3">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19</text:p>
          </table:table-cell>
          <table:table-cell table:style-name="Table61.A3" office:value-type="string">
            <text:p text:style-name="P27">00</text:p>
          </table:table-cell>
          <table:table-cell table:style-name="Table61.A2" office:value-type="string">
            <text:list xml:id="list7099705454390488864" text:style-name="L92">
              <text:list-item>
                <text:p text:style-name="P115">00-00 = xx </text:p>
              </text:list-item>
            </text:list>
          </table:table-cell>
        </table:table-row>
        <table:table-row table:style-name="Table61.3">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19</text:p>
          </table:table-cell>
          <table:table-cell table:style-name="Table61.A3" office:value-type="string">
            <text:p text:style-name="P27">01</text:p>
          </table:table-cell>
          <table:table-cell table:style-name="Table61.A2" office:value-type="string">
            <text:list xml:id="list5518266172877252540" text:style-name="L93">
              <text:list-item>
                <text:p text:style-name="P60">00-00 = 0FFh </text:p>
              </text:list-item>
              <text:list-item>
                <text:p text:style-name="P60">01-01 = 00Ch </text:p>
              </text:list-item>
            </text:list>
          </table:table-cell>
        </table:table-row>
        <table:table-row>
          <table:table-cell table:style-name="Table61.A2" table:number-columns-spanned="6" office:value-type="string">
            <text:p text:style-name="P27">26 SET DMA ADDRESS:<text:line-break/><text:span text:style-name="T1">NOT IMPLEMENTED AT SERVER</text:span> </text:p>
          </table:table-cell>
          <table:covered-table-cell/>
          <table:covered-table-cell/>
          <table:covered-table-cell/>
          <table:covered-table-cell/>
          <table:covered-table-cell/>
        </table:table-row>
        <table:table-row table:style-name="Table61.3">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1A</text:p>
          </table:table-cell>
          <table:table-cell table:style-name="Table61.A3" office:value-type="string">
            <text:p text:style-name="P27">00</text:p>
          </table:table-cell>
          <table:table-cell table:style-name="Table61.A2" office:value-type="string">
            <text:list xml:id="list7101545504595686367" text:style-name="L94">
              <text:list-item>
                <text:p text:style-name="P116">00-00 = xx </text:p>
              </text:list-item>
            </text:list>
          </table:table-cell>
        </table:table-row>
        <table:table-row table:style-name="Table61.3">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1A</text:p>
          </table:table-cell>
          <table:table-cell table:style-name="Table61.A3" office:value-type="string">
            <text:p text:style-name="P27">01</text:p>
          </table:table-cell>
          <table:table-cell table:style-name="Table61.A2" office:value-type="string">
            <text:list xml:id="list8164249950394747564" text:style-name="L95">
              <text:list-item>
                <text:p text:style-name="P61">00-00 = 0FFh </text:p>
              </text:list-item>
              <text:list-item>
                <text:p text:style-name="P61">01-01 = 00Ch </text:p>
              </text:list-item>
            </text:list>
          </table:table-cell>
        </table:table-row>
        <table:table-row>
          <table:table-cell table:style-name="Table61.A2" table:number-columns-spanned="6" office:value-type="string">
            <text:p text:style-name="P27">27 GET ALLOCATION VECTOR ADDRESS: *EE*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1B</text:p>
          </table:table-cell>
          <table:table-cell table:style-name="Table61.A3" office:value-type="string">
            <text:p text:style-name="P27">00</text:p>
          </table:table-cell>
          <table:table-cell table:style-name="Table61.A2" office:value-type="string">
            <text:list xml:id="list1240889217387530722" text:style-name="L96">
              <text:list-item>
                <text:p text:style-name="P117">00-00 = Current Disk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1B</text:p>
          </table:table-cell>
          <table:table-cell table:style-name="Table61.A3" office:value-type="string">
            <text:p text:style-name="P27">02-FF</text:p>
          </table:table-cell>
          <table:table-cell table:style-name="Table61.A2" office:value-type="string">
            <text:list xml:id="list4953344123033228597" text:style-name="L97">
              <text:list-item>
                <text:p text:style-name="P118">00-FF = Allocation Vector </text:p>
              </text:list-item>
            </text:list>
            <text:p text:style-name="P27">NDOS guarantees low byte of <text:line-break/>returned address cannot be FF. </text:p>
          </table:table-cell>
        </table:table-row>
        <table:table-row>
          <table:table-cell table:style-name="Table61.A2" table:number-columns-spanned="6" office:value-type="string">
            <text:p text:style-name="P27">28 WRITE PROTECT DISK: *EE*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1C</text:p>
          </table:table-cell>
          <table:table-cell table:style-name="Table61.A3" office:value-type="string">
            <text:p text:style-name="P27">00</text:p>
          </table:table-cell>
          <table:table-cell table:style-name="Table61.A2" office:value-type="string">
            <text:list xml:id="list7651913886461272913" text:style-name="L98">
              <text:list-item>
                <text:p text:style-name="P119">00-00 = Current Disk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1C</text:p>
          </table:table-cell>
          <table:table-cell table:style-name="Table61.A3" office:value-type="string">
            <text:p text:style-name="P27">00</text:p>
          </table:table-cell>
          <table:table-cell table:style-name="Table61.A2" office:value-type="string">
            <text:list xml:id="list2059619239163764081" text:style-name="L99">
              <text:list-item>
                <text:p text:style-name="P120">00-00 = 00 </text:p>
              </text:list-item>
            </text:list>
          </table:table-cell>
        </table:table-row>
        <table:table-row>
          <table:table-cell table:style-name="Table61.A2" table:number-columns-spanned="6" office:value-type="string">
            <text:p text:style-name="P27">29 GET R/O VECTOR:<text:line-break/>Message Sent for Each Remote Drive, Results combined with local BDOS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1D</text:p>
          </table:table-cell>
          <table:table-cell table:style-name="Table61.A3" office:value-type="string">
            <text:p text:style-name="P27">00</text:p>
          </table:table-cell>
          <table:table-cell table:style-name="Table61.A2" office:value-type="string">
            <text:list xml:id="list5354073820401996298" text:style-name="L100">
              <text:list-item>
                <text:p text:style-name="P121">00-00 = xx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1D</text:p>
          </table:table-cell>
          <table:table-cell table:style-name="Table61.A3" office:value-type="string">
            <text:p text:style-name="P27">01</text:p>
          </table:table-cell>
          <table:table-cell table:style-name="Table61.A2" office:value-type="string">
            <text:list xml:id="list335134095306462091" text:style-name="L101">
              <text:list-item>
                <text:p text:style-name="P122">00-01 = R/O Vector </text:p>
              </text:list-item>
            </text:list>
          </table:table-cell>
        </table:table-row>
        <table:table-row>
          <table:table-cell table:style-name="Table61.A2" table:number-columns-spanned="6" office:value-type="string">
            <text:p text:style-name="P27">30 SET FILE ATTRIBUTES: *EE*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1E</text:p>
          </table:table-cell>
          <table:table-cell table:style-name="Table61.A3" office:value-type="string">
            <text:p text:style-name="P27">24</text:p>
          </table:table-cell>
          <table:table-cell table:style-name="Table61.A2" office:value-type="string">
            <text:list xml:id="list7254119565960620877" text:style-name="L102">
              <text:list-item>
                <text:p text:style-name="P62">00-00 = User Number </text:p>
              </text:list-item>
              <text:list-item>
                <text:p text:style-name="P62">01-24 = FCB with File Attributes Set </text:p>
              </text:list-item>
            </text:list>
          </table:table-cell>
        </table:table-row>
        <text:soft-page-break/>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1E</text:p>
          </table:table-cell>
          <table:table-cell table:style-name="Table61.A3" office:value-type="string">
            <text:p text:style-name="P27">00</text:p>
          </table:table-cell>
          <table:table-cell table:style-name="Table61.A2" office:value-type="string">
            <text:list xml:id="list2418979717487736811" text:style-name="L103">
              <text:list-item>
                <text:p text:style-name="P123">00-00 = Directory Code </text:p>
              </text:list-item>
            </text:list>
          </table:table-cell>
        </table:table-row>
        <table:table-row>
          <table:table-cell table:style-name="Table61.A2" table:number-columns-spanned="6" office:value-type="string">
            <text:p text:style-name="P27">31 GET DISK PARAMETER ADDRESS: *EE*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1F</text:p>
          </table:table-cell>
          <table:table-cell table:style-name="Table61.A3" office:value-type="string">
            <text:p text:style-name="P27">00</text:p>
          </table:table-cell>
          <table:table-cell table:style-name="Table61.A2" office:value-type="string">
            <text:list xml:id="list3526628489959373878" text:style-name="L104">
              <text:list-item>
                <text:p text:style-name="P124">00-00 = Current Disk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1F</text:p>
          </table:table-cell>
          <table:table-cell table:style-name="Table61.A3" office:value-type="string">
            <text:p text:style-name="P27">0F</text:p>
          </table:table-cell>
          <table:table-cell table:style-name="Table61.A2" office:value-type="string">
            <text:list xml:id="list5887477403519262139" text:style-name="L105">
              <text:list-item>
                <text:p text:style-name="P125">00-0F = Disk Parameter Block </text:p>
              </text:list-item>
            </text:list>
          </table:table-cell>
        </table:table-row>
        <table:table-row>
          <table:table-cell table:style-name="Table61.A2" table:number-columns-spanned="6" office:value-type="string">
            <text:p text:style-name="P27">32 SET/GET USER CODE:<text:line-break/><text:span text:style-name="T1">NOT IMPLEMENTED AT SERVER</text:span> </text:p>
          </table:table-cell>
          <table:covered-table-cell/>
          <table:covered-table-cell/>
          <table:covered-table-cell/>
          <table:covered-table-cell/>
          <table:covered-table-cell/>
        </table:table-row>
        <table:table-row table:style-name="Table61.3">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20</text:p>
          </table:table-cell>
          <table:table-cell table:style-name="Table61.A3" office:value-type="string">
            <text:p text:style-name="P27">00</text:p>
          </table:table-cell>
          <table:table-cell table:style-name="Table61.A2" office:value-type="string">
            <text:list xml:id="list2536648092120645003" text:style-name="L106">
              <text:list-item>
                <text:p text:style-name="P126">00-00 = xx </text:p>
              </text:list-item>
            </text:list>
          </table:table-cell>
        </table:table-row>
        <table:table-row table:style-name="Table61.3">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20</text:p>
          </table:table-cell>
          <table:table-cell table:style-name="Table61.A3" office:value-type="string">
            <text:p text:style-name="P27">01</text:p>
          </table:table-cell>
          <table:table-cell table:style-name="Table61.A2" office:value-type="string">
            <text:list xml:id="list6298969430973521338" text:style-name="L107">
              <text:list-item>
                <text:p text:style-name="P63">00-00 = 0FFh </text:p>
              </text:list-item>
              <text:list-item>
                <text:p text:style-name="P63">01-01 = 00Ch </text:p>
              </text:list-item>
            </text:list>
          </table:table-cell>
        </table:table-row>
        <table:table-row>
          <table:table-cell table:style-name="Table61.A2" table:number-columns-spanned="6" office:value-type="string">
            <text:p text:style-name="P27">33 READ RANDOM: *EE*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21</text:p>
          </table:table-cell>
          <table:table-cell table:style-name="Table61.A3" office:value-type="string">
            <text:p text:style-name="P27">24</text:p>
          </table:table-cell>
          <table:table-cell table:style-name="Table61.A2" office:value-type="string">
            <text:list xml:id="list1394608984630262428" text:style-name="L108">
              <text:list-item>
                <text:p text:style-name="P64">00-00 = User Number </text:p>
              </text:list-item>
              <text:list-item>
                <text:p text:style-name="P64">01-24 = FCB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21</text:p>
          </table:table-cell>
          <table:table-cell table:style-name="Table61.A3" office:value-type="string">
            <text:p text:style-name="P27">A4</text:p>
          </table:table-cell>
          <table:table-cell table:style-name="Table61.A2" office:value-type="string">
            <text:list xml:id="list1415911374648578056" text:style-name="L109">
              <text:list-item>
                <text:p text:style-name="P65">00-00 = Return Code </text:p>
              </text:list-item>
              <text:list-item>
                <text:p text:style-name="P65">01-24 = FCB </text:p>
              </text:list-item>
              <text:list-item>
                <text:p text:style-name="P65">25-A4 = Sector of Data Read </text:p>
              </text:list-item>
            </text:list>
            <text:p text:style-name="P27">01 not copied to user. </text:p>
          </table:table-cell>
        </table:table-row>
        <table:table-row>
          <table:table-cell table:style-name="Table61.A2" table:number-columns-spanned="6" office:value-type="string">
            <text:p text:style-name="P27">34 WRITE RANDOM: *EE*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22</text:p>
          </table:table-cell>
          <table:table-cell table:style-name="Table61.A3" office:value-type="string">
            <text:p text:style-name="P27">A4</text:p>
          </table:table-cell>
          <table:table-cell table:style-name="Table61.A2" office:value-type="string">
            <text:list xml:id="list5616750190267796605" text:style-name="L110">
              <text:list-item>
                <text:p text:style-name="P66">00-00 = User Number </text:p>
              </text:list-item>
              <text:list-item>
                <text:p text:style-name="P66">01-24 = FCB </text:p>
              </text:list-item>
              <text:list-item>
                <text:p text:style-name="P66">25-A4 = Sector of Data to Write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22</text:p>
          </table:table-cell>
          <table:table-cell table:style-name="Table61.A3" office:value-type="string">
            <text:p text:style-name="P27">24</text:p>
          </table:table-cell>
          <table:table-cell table:style-name="Table61.A2" office:value-type="string">
            <text:list xml:id="list5892389840135341399" text:style-name="L111">
              <text:list-item>
                <text:p text:style-name="P67">00-00 = Return Code </text:p>
              </text:list-item>
              <text:list-item>
                <text:p text:style-name="P67">01-24 = FCB </text:p>
              </text:list-item>
            </text:list>
            <text:p text:style-name="P27">01 not copied to user. </text:p>
          </table:table-cell>
        </table:table-row>
        <table:table-row>
          <table:table-cell table:style-name="Table61.A2" table:number-columns-spanned="6" office:value-type="string">
            <text:p text:style-name="P27">35 COMPUTE FILE SIZE: *EE*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23</text:p>
          </table:table-cell>
          <table:table-cell table:style-name="Table61.A3" office:value-type="string">
            <text:p text:style-name="P27">24</text:p>
          </table:table-cell>
          <table:table-cell table:style-name="Table61.A2" office:value-type="string">
            <text:list xml:id="list6379717540270547373" text:style-name="L112">
              <text:list-item>
                <text:p text:style-name="P68">00-00 = User Number </text:p>
              </text:list-item>
              <text:list-item>
                <text:p text:style-name="P68">01-24 = FCB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23</text:p>
          </table:table-cell>
          <table:table-cell table:style-name="Table61.A3" office:value-type="string">
            <text:p text:style-name="P27">24</text:p>
          </table:table-cell>
          <table:table-cell table:style-name="Table61.A2" office:value-type="string">
            <text:list xml:id="list773759048592607863" text:style-name="L113">
              <text:list-item>
                <text:p text:style-name="P69">00-00 = Return Code </text:p>
              </text:list-item>
              <text:list-item>
                <text:p text:style-name="P69">01-24 = FCB </text:p>
              </text:list-item>
            </text:list>
          </table:table-cell>
        </table:table-row>
        <table:table-row>
          <table:table-cell table:style-name="Table61.A2" table:number-columns-spanned="6" office:value-type="string">
            <text:p text:style-name="P27">36 SET RANDOM RECORD: *EE*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24</text:p>
          </table:table-cell>
          <table:table-cell table:style-name="Table61.A3" office:value-type="string">
            <text:p text:style-name="P27">24</text:p>
          </table:table-cell>
          <table:table-cell table:style-name="Table61.A2" office:value-type="string">
            <text:list xml:id="list8164688597104746869" text:style-name="L114">
              <text:list-item>
                <text:p text:style-name="P70">00-00 = User Number </text:p>
              </text:list-item>
              <text:list-item>
                <text:p text:style-name="P70">01-24 = FCB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24</text:p>
          </table:table-cell>
          <table:table-cell table:style-name="Table61.A3" office:value-type="string">
            <text:p text:style-name="P27">24</text:p>
          </table:table-cell>
          <table:table-cell table:style-name="Table61.A2" office:value-type="string">
            <text:list xml:id="list4612743454112798077" text:style-name="L115">
              <text:list-item>
                <text:p text:style-name="P71">00-00 = Return Code </text:p>
              </text:list-item>
              <text:list-item>
                <text:p text:style-name="P71">01-24 = FCB </text:p>
              </text:list-item>
            </text:list>
            <text:p text:style-name="P27">01 not copied to user. </text:p>
          </table:table-cell>
        </table:table-row>
        <table:table-row>
          <table:table-cell table:style-name="Table61.A2" table:number-columns-spanned="6" office:value-type="string">
            <text:p text:style-name="P27">37 RESET DRIVE: *EE*<text:line-break/>Message Sent to All Affected Servers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25</text:p>
          </table:table-cell>
          <table:table-cell table:style-name="Table61.A3" office:value-type="string">
            <text:p text:style-name="P27">01</text:p>
          </table:table-cell>
          <table:table-cell table:style-name="Table61.A2" office:value-type="string">
            <text:list xml:id="list2093854592650951207" text:style-name="L116">
              <text:list-item>
                <text:p text:style-name="P127">00-01 = Drive Vector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25</text:p>
          </table:table-cell>
          <table:table-cell table:style-name="Table61.A3" office:value-type="string">
            <text:p text:style-name="P27">00</text:p>
          </table:table-cell>
          <table:table-cell table:style-name="Table61.A2" office:value-type="string">
            <text:list xml:id="list5674805567103745351" text:style-name="L117">
              <text:list-item>
                <text:p text:style-name="P128">00-00 = Return Code </text:p>
              </text:list-item>
            </text:list>
          </table:table-cell>
        </table:table-row>
        <table:table-row>
          <table:table-cell table:style-name="Table61.A2" table:number-columns-spanned="6" office:value-type="string">
            <text:p text:style-name="P27">38 ACCESS DRIVE: *EE*<text:line-break/>Message Sent to All Affected Servers </text:p>
          </table:table-cell>
          <table:covered-table-cell/>
          <table:covered-table-cell/>
          <table:covered-table-cell/>
          <table:covered-table-cell/>
          <table:covered-table-cell/>
        </table:table-row>
        <text:soft-page-break/>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26</text:p>
          </table:table-cell>
          <table:table-cell table:style-name="Table61.A3" office:value-type="string">
            <text:p text:style-name="P27">01</text:p>
          </table:table-cell>
          <table:table-cell table:style-name="Table61.A2" office:value-type="string">
            <text:list xml:id="list1736329494157699644" text:style-name="L118">
              <text:list-item>
                <text:p text:style-name="P129">00-01 = Drive Vector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26</text:p>
          </table:table-cell>
          <table:table-cell table:style-name="Table61.A3" office:value-type="string">
            <text:p text:style-name="P27">00</text:p>
          </table:table-cell>
          <table:table-cell table:style-name="Table61.A2" office:value-type="string">
            <text:list xml:id="list3417649803225058181" text:style-name="L119">
              <text:list-item>
                <text:p text:style-name="P130">00-00 = Return Code </text:p>
              </text:list-item>
            </text:list>
          </table:table-cell>
        </table:table-row>
        <table:table-row>
          <table:table-cell table:style-name="Table61.A2" table:number-columns-spanned="6" office:value-type="string">
            <text:p text:style-name="P27">39 FREE DRIVE: *EE*<text:line-break/>Message Sent to All Affected Servers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27</text:p>
          </table:table-cell>
          <table:table-cell table:style-name="Table61.A3" office:value-type="string">
            <text:p text:style-name="P27">01</text:p>
          </table:table-cell>
          <table:table-cell table:style-name="Table61.A2" office:value-type="string">
            <text:list xml:id="list1869779192765071427" text:style-name="L120">
              <text:list-item>
                <text:p text:style-name="P131">00-01 = Drive Vector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27</text:p>
          </table:table-cell>
          <table:table-cell table:style-name="Table61.A3" office:value-type="string">
            <text:p text:style-name="P27">00</text:p>
          </table:table-cell>
          <table:table-cell table:style-name="Table61.A2" office:value-type="string">
            <text:list xml:id="list2902814663448618931" text:style-name="L121">
              <text:list-item>
                <text:p text:style-name="P132">00-00 = Return Code </text:p>
              </text:list-item>
            </text:list>
          </table:table-cell>
        </table:table-row>
        <table:table-row>
          <table:table-cell table:style-name="Table61.A2" table:number-columns-spanned="6" office:value-type="string">
            <text:p text:style-name="P27">40 WRITE RANDOM WITH ZERO FILL: *EE*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28</text:p>
          </table:table-cell>
          <table:table-cell table:style-name="Table61.A3" office:value-type="string">
            <text:p text:style-name="P27">A4</text:p>
          </table:table-cell>
          <table:table-cell table:style-name="Table61.A2" office:value-type="string">
            <text:list xml:id="list4733930597758669348" text:style-name="L122">
              <text:list-item>
                <text:p text:style-name="P72">00-00 = User Number </text:p>
              </text:list-item>
              <text:list-item>
                <text:p text:style-name="P72">01-24 = FCB </text:p>
              </text:list-item>
              <text:list-item>
                <text:p text:style-name="P72">25-A4 = Sector of Data to Write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28</text:p>
          </table:table-cell>
          <table:table-cell table:style-name="Table61.A3" office:value-type="string">
            <text:p text:style-name="P27">24</text:p>
          </table:table-cell>
          <table:table-cell table:style-name="Table61.A2" office:value-type="string">
            <text:list xml:id="list5958753899232105101" text:style-name="L123">
              <text:list-item>
                <text:p text:style-name="P73">00-00 = Return Code </text:p>
              </text:list-item>
              <text:list-item>
                <text:p text:style-name="P73">01-24 = FCB </text:p>
              </text:list-item>
            </text:list>
            <text:p text:style-name="P27">01 not copied to user. </text:p>
          </table:table-cell>
        </table:table-row>
        <table:table-row>
          <table:table-cell table:style-name="Table61.A2" table:number-columns-spanned="6" office:value-type="string">
            <text:p text:style-name="P27">42 LOCK RECORD: *EE*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2A</text:p>
          </table:table-cell>
          <table:table-cell table:style-name="Table61.A3" office:value-type="string">
            <text:p text:style-name="P27">26</text:p>
          </table:table-cell>
          <table:table-cell table:style-name="Table61.A2" office:value-type="string">
            <text:list xml:id="list677844968566239368" text:style-name="L124">
              <text:list-item>
                <text:p text:style-name="P74">00-00 = User Number </text:p>
              </text:list-item>
              <text:list-item>
                <text:p text:style-name="P74">01-24 = FCB </text:p>
              </text:list-item>
              <text:list-item>
                <text:p text:style-name="P74">25-26 = File ID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2A</text:p>
          </table:table-cell>
          <table:table-cell table:style-name="Table61.A3" office:value-type="string">
            <text:p text:style-name="P27">24</text:p>
          </table:table-cell>
          <table:table-cell table:style-name="Table61.A2" office:value-type="string">
            <text:list xml:id="list3629238031845152504" text:style-name="L125">
              <text:list-item>
                <text:p text:style-name="P75">00-00 = Return Code </text:p>
              </text:list-item>
              <text:list-item>
                <text:p text:style-name="P75">01-24 = FCB </text:p>
              </text:list-item>
            </text:list>
            <text:p text:style-name="P27">01 not copied to user. </text:p>
          </table:table-cell>
        </table:table-row>
        <table:table-row>
          <table:table-cell table:style-name="Table61.A2" table:number-columns-spanned="6" office:value-type="string">
            <text:p text:style-name="P27">43 UNLOCK RECORD: *EE*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2B</text:p>
          </table:table-cell>
          <table:table-cell table:style-name="Table61.A3" office:value-type="string">
            <text:p text:style-name="P27">26</text:p>
          </table:table-cell>
          <table:table-cell table:style-name="Table61.A2" office:value-type="string">
            <text:list xml:id="list6648783625274994287" text:style-name="L126">
              <text:list-item>
                <text:p text:style-name="P76">00-00 = User Number </text:p>
              </text:list-item>
              <text:list-item>
                <text:p text:style-name="P76">01-24 = FCB </text:p>
              </text:list-item>
              <text:list-item>
                <text:p text:style-name="P76">25-26 = File ID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2B</text:p>
          </table:table-cell>
          <table:table-cell table:style-name="Table61.A3" office:value-type="string">
            <text:p text:style-name="P27">24</text:p>
          </table:table-cell>
          <table:table-cell table:style-name="Table61.A2" office:value-type="string">
            <text:list xml:id="list4196611075370787517" text:style-name="L127">
              <text:list-item>
                <text:p text:style-name="P77">00-00 = Return Code </text:p>
              </text:list-item>
              <text:list-item>
                <text:p text:style-name="P77">01-24 = FCB </text:p>
              </text:list-item>
            </text:list>
            <text:p text:style-name="P27">01 not copied to user. </text:p>
          </table:table-cell>
        </table:table-row>
        <table:table-row>
          <table:table-cell table:style-name="Table61.A2" table:number-columns-spanned="6" office:value-type="string">
            <text:p text:style-name="P27">45 SET BDOS ERROR MODE:<text:line-break/><text:span text:style-name="T1">NOT IMPLEMENTED AT SERVER</text:span> </text:p>
          </table:table-cell>
          <table:covered-table-cell/>
          <table:covered-table-cell/>
          <table:covered-table-cell/>
          <table:covered-table-cell/>
          <table:covered-table-cell/>
        </table:table-row>
        <table:table-row table:style-name="Table61.3">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2D</text:p>
          </table:table-cell>
          <table:table-cell table:style-name="Table61.A3" office:value-type="string">
            <text:p text:style-name="P27">00</text:p>
          </table:table-cell>
          <table:table-cell table:style-name="Table61.A2" office:value-type="string">
            <text:list xml:id="list7201633448320883479" text:style-name="L128">
              <text:list-item>
                <text:p text:style-name="P133">00-00 = xx </text:p>
              </text:list-item>
            </text:list>
          </table:table-cell>
        </table:table-row>
        <table:table-row table:style-name="Table61.3">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2D</text:p>
          </table:table-cell>
          <table:table-cell table:style-name="Table61.A3" office:value-type="string">
            <text:p text:style-name="P27">01</text:p>
          </table:table-cell>
          <table:table-cell table:style-name="Table61.A2" office:value-type="string">
            <text:list xml:id="list8482608614225278289" text:style-name="L129">
              <text:list-item>
                <text:p text:style-name="P78">00-00 = 0FFh </text:p>
              </text:list-item>
              <text:list-item>
                <text:p text:style-name="P78">01-01 = 00Ch </text:p>
              </text:list-item>
            </text:list>
          </table:table-cell>
        </table:table-row>
        <table:table-row table:style-name="Table61.56">
          <table:table-cell table:style-name="Table61.A2" table:number-columns-spanned="6" office:value-type="string">
            <text:p text:style-name="P27">46 GET DISK FREE SPACE:<text:line-break/>Extension for CP/M 3.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2E</text:p>
          </table:table-cell>
          <table:table-cell table:style-name="Table61.A3" office:value-type="string">
            <text:p text:style-name="P27">00</text:p>
          </table:table-cell>
          <table:table-cell table:style-name="Table61.A2" office:value-type="string">
            <text:list xml:id="list7707046646050017894" text:style-name="L130">
              <text:list-item>
                <text:p text:style-name="P134">00-00 = Drive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2E</text:p>
          </table:table-cell>
          <table:table-cell table:style-name="Table61.A3" office:value-type="string">
            <text:p text:style-name="P27">02</text:p>
          </table:table-cell>
          <table:table-cell table:style-name="Table61.A2" office:value-type="string">
            <text:list xml:id="list1190821359728493436" text:style-name="L131">
              <text:list-item>
                <text:p text:style-name="P135">00-02 = Free Space, little-endian </text:p>
              </text:list-item>
            </text:list>
            <text:p text:style-name="P27">Copied to current DMA buffer. </text:p>
          </table:table-cell>
        </table:table-row>
        <table:table-row table:style-name="Table61.56">
          <table:table-cell table:style-name="Table61.A2" table:number-columns-spanned="6" office:value-type="string">
            <text:p text:style-name="P27">48 FLUSH BUFFERS:<text:line-break/>Extension for CP/M 3.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30</text:p>
          </table:table-cell>
          <table:table-cell table:style-name="Table61.A3" office:value-type="string">
            <text:p text:style-name="P27">00</text:p>
          </table:table-cell>
          <table:table-cell table:style-name="Table61.A2" office:value-type="string">
            <text:list xml:id="list7591993376653863114" text:style-name="L132">
              <text:list-item>
                <text:p text:style-name="P136">00-00 = Purge Code </text:p>
              </text:list-item>
            </text:list>
          </table:table-cell>
        </table:table-row>
        <text:soft-page-break/>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30</text:p>
          </table:table-cell>
          <table:table-cell table:style-name="Table61.A3" office:value-type="string">
            <text:p text:style-name="P27">00</text:p>
          </table:table-cell>
          <table:table-cell table:style-name="Table61.A2" office:value-type="string">
            <text:list xml:id="list8162801606834521435" text:style-name="L133">
              <text:list-item>
                <text:p text:style-name="P137">00-00 = Return Code </text:p>
              </text:list-item>
            </text:list>
          </table:table-cell>
        </table:table-row>
        <table:table-row>
          <table:table-cell table:style-name="Table61.A2" table:number-columns-spanned="6" office:value-type="string">
            <text:p text:style-name="P27">64 LOGIN: *EE*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40</text:p>
          </table:table-cell>
          <table:table-cell table:style-name="Table61.A3" office:value-type="string">
            <text:p text:style-name="P27">07</text:p>
          </table:table-cell>
          <table:table-cell table:style-name="Table61.A2" office:value-type="string">
            <text:list xml:id="list2294509925284679674" text:style-name="L134">
              <text:list-item>
                <text:p text:style-name="P138">00-07 = Password, 8 ASCII Chars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40</text:p>
          </table:table-cell>
          <table:table-cell table:style-name="Table61.A3" office:value-type="string">
            <text:p text:style-name="P27">00</text:p>
          </table:table-cell>
          <table:table-cell table:style-name="Table61.A2" office:value-type="string">
            <text:list xml:id="list6603180855885774719" text:style-name="L135">
              <text:list-item>
                <text:p text:style-name="P139">00-00 = Return Code </text:p>
              </text:list-item>
            </text:list>
          </table:table-cell>
        </table:table-row>
        <table:table-row>
          <table:table-cell table:style-name="Table61.A2" table:number-columns-spanned="6" office:value-type="string">
            <text:p text:style-name="P27">65 LOGOFF: *EE*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41</text:p>
          </table:table-cell>
          <table:table-cell table:style-name="Table61.A3" office:value-type="string">
            <text:p text:style-name="P27">00</text:p>
          </table:table-cell>
          <table:table-cell table:style-name="Table61.A2" office:value-type="string">
            <text:list xml:id="list402823338232738586" text:style-name="L136">
              <text:list-item>
                <text:p text:style-name="P140">00-00 = xx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41</text:p>
          </table:table-cell>
          <table:table-cell table:style-name="Table61.A3" office:value-type="string">
            <text:p text:style-name="P27">00</text:p>
          </table:table-cell>
          <table:table-cell table:style-name="Table61.A2" office:value-type="string">
            <text:list xml:id="list8761918320331586899" text:style-name="L137">
              <text:list-item>
                <text:p text:style-name="P141">00-00 = Return Code </text:p>
              </text:list-item>
            </text:list>
          </table:table-cell>
        </table:table-row>
        <table:table-row>
          <table:table-cell table:style-name="Table61.A2" table:number-columns-spanned="6" office:value-type="string">
            <text:p text:style-name="P27">66 SEND MESSAGE ON NETWORK:<text:line-break/><text:span text:style-name="T1">NOT IMPLEMENTED AT SERVER</text:span> </text:p>
          </table:table-cell>
          <table:covered-table-cell/>
          <table:covered-table-cell/>
          <table:covered-table-cell/>
          <table:covered-table-cell/>
          <table:covered-table-cell/>
        </table:table-row>
        <table:table-row table:style-name="Table61.3">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42</text:p>
          </table:table-cell>
          <table:table-cell table:style-name="Table61.A3" office:value-type="string">
            <text:p text:style-name="P27">xx</text:p>
          </table:table-cell>
          <table:table-cell table:style-name="Table61.A2" office:value-type="string">
            <text:list xml:id="list5387558818239297511" text:style-name="L138">
              <text:list-item>
                <text:p text:style-name="P142">00-FF = xx </text:p>
              </text:list-item>
            </text:list>
          </table:table-cell>
        </table:table-row>
        <table:table-row table:style-name="Table61.3">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42</text:p>
          </table:table-cell>
          <table:table-cell table:style-name="Table61.A3" office:value-type="string">
            <text:p text:style-name="P27">01</text:p>
          </table:table-cell>
          <table:table-cell table:style-name="Table61.A2" office:value-type="string">
            <text:list xml:id="list3355293700401685948" text:style-name="L139">
              <text:list-item>
                <text:p text:style-name="P79">00-00 = 0FFh </text:p>
              </text:list-item>
              <text:list-item>
                <text:p text:style-name="P79">01-01 = 00Ch </text:p>
              </text:list-item>
            </text:list>
          </table:table-cell>
        </table:table-row>
        <table:table-row>
          <table:table-cell table:style-name="Table61.A2" table:number-columns-spanned="6" office:value-type="string">
            <text:p text:style-name="P27">67 RECEIVE MESSAGE ON NETWORK:<text:line-break/><text:span text:style-name="T1">NOT IMPLEMENTED AT SERVER</text:span> </text:p>
          </table:table-cell>
          <table:covered-table-cell/>
          <table:covered-table-cell/>
          <table:covered-table-cell/>
          <table:covered-table-cell/>
          <table:covered-table-cell/>
        </table:table-row>
        <table:table-row table:style-name="Table61.3">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43</text:p>
          </table:table-cell>
          <table:table-cell table:style-name="Table61.A3" office:value-type="string">
            <text:p text:style-name="P27">00</text:p>
          </table:table-cell>
          <table:table-cell table:style-name="Table61.A2" office:value-type="string">
            <text:list xml:id="list8793307785076838731" text:style-name="L140">
              <text:list-item>
                <text:p text:style-name="P143">00-00 = xx </text:p>
              </text:list-item>
            </text:list>
          </table:table-cell>
        </table:table-row>
        <table:table-row table:style-name="Table61.3">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43</text:p>
          </table:table-cell>
          <table:table-cell table:style-name="Table61.A3" office:value-type="string">
            <text:p text:style-name="P27">01</text:p>
          </table:table-cell>
          <table:table-cell table:style-name="Table61.A2" office:value-type="string">
            <text:list xml:id="list4161530730666674454" text:style-name="L141">
              <text:list-item>
                <text:p text:style-name="P80">00-00 = 0FFh </text:p>
              </text:list-item>
              <text:list-item>
                <text:p text:style-name="P80">01-01 = 00Ch </text:p>
              </text:list-item>
            </text:list>
          </table:table-cell>
        </table:table-row>
        <table:table-row>
          <table:table-cell table:style-name="Table61.A2" table:number-columns-spanned="6" office:value-type="string">
            <text:p text:style-name="P27">68 GET NETWORK STATUS:<text:line-break/><text:span text:style-name="T1">NOT IMPLEMENTED AT SERVER</text:span> </text:p>
          </table:table-cell>
          <table:covered-table-cell/>
          <table:covered-table-cell/>
          <table:covered-table-cell/>
          <table:covered-table-cell/>
          <table:covered-table-cell/>
        </table:table-row>
        <table:table-row table:style-name="Table61.3">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44</text:p>
          </table:table-cell>
          <table:table-cell table:style-name="Table61.A3" office:value-type="string">
            <text:p text:style-name="P27">00</text:p>
          </table:table-cell>
          <table:table-cell table:style-name="Table61.A2" office:value-type="string">
            <text:list xml:id="list91081069277167607" text:style-name="L142">
              <text:list-item>
                <text:p text:style-name="P144">00-00 = xx </text:p>
              </text:list-item>
            </text:list>
          </table:table-cell>
        </table:table-row>
        <table:table-row table:style-name="Table61.3">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44</text:p>
          </table:table-cell>
          <table:table-cell table:style-name="Table61.A3" office:value-type="string">
            <text:p text:style-name="P27">01</text:p>
          </table:table-cell>
          <table:table-cell table:style-name="Table61.A2" office:value-type="string">
            <text:list xml:id="list5039099235590986687" text:style-name="L143">
              <text:list-item>
                <text:p text:style-name="P81">00-00 = 0FFh </text:p>
              </text:list-item>
              <text:list-item>
                <text:p text:style-name="P81">01-01 = 00Ch </text:p>
              </text:list-item>
            </text:list>
          </table:table-cell>
        </table:table-row>
        <table:table-row>
          <table:table-cell table:style-name="Table61.A2" table:number-columns-spanned="6" office:value-type="string">
            <text:p text:style-name="P27">69 GET CONFIGURATION TABLE ADDRESS:<text:line-break/><text:span text:style-name="T1">NOT IMPLEMENTED AT SERVER</text:span> </text:p>
          </table:table-cell>
          <table:covered-table-cell/>
          <table:covered-table-cell/>
          <table:covered-table-cell/>
          <table:covered-table-cell/>
          <table:covered-table-cell/>
        </table:table-row>
        <table:table-row table:style-name="Table61.3">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45</text:p>
          </table:table-cell>
          <table:table-cell table:style-name="Table61.A3" office:value-type="string">
            <text:p text:style-name="P27">00</text:p>
          </table:table-cell>
          <table:table-cell table:style-name="Table61.A2" office:value-type="string">
            <text:list xml:id="list1898386890899055248" text:style-name="L144">
              <text:list-item>
                <text:p text:style-name="P145">00-00 = xx </text:p>
              </text:list-item>
            </text:list>
          </table:table-cell>
        </table:table-row>
        <table:table-row table:style-name="Table61.3">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45</text:p>
          </table:table-cell>
          <table:table-cell table:style-name="Table61.A3" office:value-type="string">
            <text:p text:style-name="P27">01</text:p>
          </table:table-cell>
          <table:table-cell table:style-name="Table61.A2" office:value-type="string">
            <text:list xml:id="list5347276442933054821" text:style-name="L145">
              <text:list-item>
                <text:p text:style-name="P82">00-00 = 0FFh </text:p>
              </text:list-item>
              <text:list-item>
                <text:p text:style-name="P82">01-01 = 00Ch </text:p>
              </text:list-item>
            </text:list>
          </table:table-cell>
        </table:table-row>
        <table:table-row>
          <table:table-cell table:style-name="Table61.A2" table:number-columns-spanned="6" office:value-type="string">
            <text:p text:style-name="P27">70 SET COMPATIBILITY ATTRIBUTES:<text:line-break/>Message Sent to All Known Servers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46</text:p>
          </table:table-cell>
          <table:table-cell table:style-name="Table61.A3" office:value-type="string">
            <text:p text:style-name="P27">00</text:p>
          </table:table-cell>
          <table:table-cell table:style-name="Table61.A2" office:value-type="string">
            <text:list xml:id="list9075889121549289334" text:style-name="L146">
              <text:list-item>
                <text:p text:style-name="P146">00-00 = Compatibility Attributes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46</text:p>
          </table:table-cell>
          <table:table-cell table:style-name="Table61.A3" office:value-type="string">
            <text:p text:style-name="P27">00</text:p>
          </table:table-cell>
          <table:table-cell table:style-name="Table61.A2" office:value-type="string">
            <text:list xml:id="list644874129998131998" text:style-name="L147">
              <text:list-item>
                <text:p text:style-name="P147">00-00 = xx </text:p>
              </text:list-item>
            </text:list>
          </table:table-cell>
        </table:table-row>
        <table:table-row>
          <table:table-cell table:style-name="Table61.A2" table:number-columns-spanned="6" office:value-type="string">
            <text:p text:style-name="P27">71 RETURN SERVER CONFIGURATION: *EE*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47</text:p>
          </table:table-cell>
          <table:table-cell table:style-name="Table61.A3" office:value-type="string">
            <text:p text:style-name="P27">00</text:p>
          </table:table-cell>
          <table:table-cell table:style-name="Table61.A2" office:value-type="string">
            <text:list xml:id="list5782470533701936959" text:style-name="L148">
              <text:list-item>
                <text:p text:style-name="P148">00-00 = xx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47</text:p>
          </table:table-cell>
          <table:table-cell table:style-name="Table61.A3" office:value-type="string">
            <text:p text:style-name="P27">16</text:p>
          </table:table-cell>
          <table:table-cell table:style-name="Table61.A2" office:value-type="string">
            <text:list xml:id="list4553768287344610546" text:style-name="L149">
              <text:list-item>
                <text:p text:style-name="P83">00-00 = Server Temporary File Drive </text:p>
              </text:list-item>
              <text:list-item>
                <text:p text:style-name="P83">01-01 = Server Status Byte </text:p>
              </text:list-item>
              <text:list-item>
                <text:p text:style-name="P83">02-02 = Server ID </text:p>
              </text:list-item>
              <text:list-item>
                <text:p text:style-name="P83">03-03 = Maximum Number of Requesters </text:p>
              </text:list-item>
              <text:list-item>
                <text:p text:style-name="P83">04-04 = Number Logged In </text:p>
              </text:list-item>
              <text:list-item>
                <text:p text:style-name="P83">05-06 = Login Vector </text:p>
              </text:list-item>
              <text:list-item>
                <text:p text:style-name="P83"><text:soft-page-break/>07-16 = Requester ID's </text:p>
              </text:list-item>
            </text:list>
          </table:table-cell>
        </table:table-row>
        <table:table-row table:style-name="Table61.56">
          <table:table-cell table:style-name="Table61.A2" table:number-columns-spanned="6" office:value-type="string">
            <text:p text:style-name="P27">98 FREE BLOCKS:<text:line-break/>Extension for CP/M 3.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62</text:p>
          </table:table-cell>
          <table:table-cell table:style-name="Table61.A3" office:value-type="string">
            <text:p text:style-name="P27">00</text:p>
          </table:table-cell>
          <table:table-cell table:style-name="Table61.A2" office:value-type="string">
            <text:list xml:id="list5530944230096725213" text:style-name="L150">
              <text:list-item>
                <text:p text:style-name="P149">00-00 = xx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62</text:p>
          </table:table-cell>
          <table:table-cell table:style-name="Table61.A3" office:value-type="string">
            <text:p text:style-name="P27">00</text:p>
          </table:table-cell>
          <table:table-cell table:style-name="Table61.A2" office:value-type="string">
            <text:list xml:id="list6644026185982899794" text:style-name="L151">
              <text:list-item>
                <text:p text:style-name="P150">00-00 = Return Code </text:p>
              </text:list-item>
            </text:list>
          </table:table-cell>
        </table:table-row>
        <table:table-row table:style-name="Table61.56">
          <table:table-cell table:style-name="Table61.A2" table:number-columns-spanned="6" office:value-type="string">
            <text:p text:style-name="P27">99 TRUNCATE FILE: *EE*<text:line-break/>Extension for CP/M 3.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63</text:p>
          </table:table-cell>
          <table:table-cell table:style-name="Table61.A3" office:value-type="string">
            <text:p text:style-name="P27">24</text:p>
          </table:table-cell>
          <table:table-cell table:style-name="Table61.A2" office:value-type="string">
            <text:list xml:id="list6819479640773045292" text:style-name="L152">
              <text:list-item>
                <text:p text:style-name="P84">00-00 = User Number </text:p>
              </text:list-item>
              <text:list-item>
                <text:p text:style-name="P84">01-24 = FCB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63</text:p>
          </table:table-cell>
          <table:table-cell table:style-name="Table61.A3" office:value-type="string">
            <text:p text:style-name="P27">24</text:p>
          </table:table-cell>
          <table:table-cell table:style-name="Table61.A2" office:value-type="string">
            <text:list xml:id="list6434477046276084492" text:style-name="L153">
              <text:list-item>
                <text:p text:style-name="P85">00-00 = Directory Code </text:p>
              </text:list-item>
              <text:list-item>
                <text:p text:style-name="P85">01-24 = FCB </text:p>
              </text:list-item>
            </text:list>
          </table:table-cell>
        </table:table-row>
        <table:table-row table:style-name="Table61.56">
          <table:table-cell table:style-name="Table61.A2" table:number-columns-spanned="6" office:value-type="string">
            <text:p text:style-name="P27">101 GET DIRECTORY LABEL BYTE:<text:line-break/>Extension for CP/M 3.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65</text:p>
          </table:table-cell>
          <table:table-cell table:style-name="Table61.A3" office:value-type="string">
            <text:p text:style-name="P27">00</text:p>
          </table:table-cell>
          <table:table-cell table:style-name="Table61.A2" office:value-type="string">
            <text:list xml:id="list378778568971213253" text:style-name="L154">
              <text:list-item>
                <text:p text:style-name="P151">00-00 = Drive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65</text:p>
          </table:table-cell>
          <table:table-cell table:style-name="Table61.A3" office:value-type="string">
            <text:p text:style-name="P27">00</text:p>
          </table:table-cell>
          <table:table-cell table:style-name="Table61.A2" office:value-type="string">
            <text:list xml:id="list7026665923206956385" text:style-name="L155">
              <text:list-item>
                <text:p text:style-name="P152">00-00 = Dir Mode Byte </text:p>
              </text:list-item>
            </text:list>
          </table:table-cell>
        </table:table-row>
        <table:table-row table:style-name="Table61.56">
          <table:table-cell table:style-name="Table61.A2" table:number-columns-spanned="6" office:value-type="string">
            <text:p text:style-name="P27">102 GET FILE TIME STAMPS: *EE*<text:line-break/>Extension for CP/M 3.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66</text:p>
          </table:table-cell>
          <table:table-cell table:style-name="Table61.A3" office:value-type="string">
            <text:p text:style-name="P27">24</text:p>
          </table:table-cell>
          <table:table-cell table:style-name="Table61.A2" office:value-type="string">
            <text:list xml:id="list2509571943073859374" text:style-name="L156">
              <text:list-item>
                <text:p text:style-name="P86">00-00 = User Number </text:p>
              </text:list-item>
              <text:list-item>
                <text:p text:style-name="P86">01-24 = FCB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66</text:p>
          </table:table-cell>
          <table:table-cell table:style-name="Table61.A3" office:value-type="string">
            <text:p text:style-name="P27">24</text:p>
          </table:table-cell>
          <table:table-cell table:style-name="Table61.A2" office:value-type="string">
            <text:list xml:id="list3378131751929884383" text:style-name="L157">
              <text:list-item>
                <text:p text:style-name="P87">00-00 = Directory code </text:p>
              </text:list-item>
              <text:list-item>
                <text:p text:style-name="P87">01-24 = FCB with timestamps in d8-d15 </text:p>
              </text:list-item>
            </text:list>
          </table:table-cell>
        </table:table-row>
        <table:table-row table:style-name="Table61.56">
          <table:table-cell table:style-name="Table61.A2" table:number-columns-spanned="6" office:value-type="string">
            <text:p text:style-name="P27">105 GET DATE AND TIME:<text:line-break/>Extension for CP/M 3. Not issued by NDOS.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69</text:p>
          </table:table-cell>
          <table:table-cell table:style-name="Table61.A3" office:value-type="string">
            <text:p text:style-name="P27">00</text:p>
          </table:table-cell>
          <table:table-cell table:style-name="Table61.A2" office:value-type="string">
            <text:list xml:id="list5584776322233851838" text:style-name="L158">
              <text:list-item>
                <text:p text:style-name="P153">00-00 = xx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69</text:p>
          </table:table-cell>
          <table:table-cell table:style-name="Table61.A3" office:value-type="string">
            <text:p text:style-name="P27">04</text:p>
          </table:table-cell>
          <table:table-cell table:style-name="Table61.A2" office:value-type="string">
            <text:list xml:id="list852969327234689603" text:style-name="L159">
              <text:list-item>
                <text:p text:style-name="P88">00-01 = Date, days since 12/31/1977 </text:p>
              </text:list-item>
              <text:list-item>
                <text:p text:style-name="P88">02 = Hours (BCD) </text:p>
              </text:list-item>
              <text:list-item>
                <text:p text:style-name="P88">03 = Minutes (BCD) </text:p>
              </text:list-item>
              <text:list-item>
                <text:p text:style-name="P88">04 = Seconds (BCD) </text:p>
              </text:list-item>
            </text:list>
          </table:table-cell>
        </table:table-row>
        <table:table-row>
          <table:table-cell table:style-name="Table61.A2" table:number-columns-spanned="6" office:value-type="string">
            <text:p text:style-name="P27">106 SET DEFAULT PASSWORD:<text:line-break/>Message Sent to All Known Servers </text:p>
          </table:table-cell>
          <table:covered-table-cell/>
          <table:covered-table-cell/>
          <table:covered-table-cell/>
          <table:covered-table-cell/>
          <table:covered-table-cell/>
        </table:table-row>
        <table:table-row>
          <table:table-cell table:style-name="Table61.A3" office:value-type="string">
            <text:p text:style-name="P27">00</text:p>
          </table:table-cell>
          <table:table-cell table:style-name="Table61.A3" office:value-type="string">
            <text:p text:style-name="P27">ss</text:p>
          </table:table-cell>
          <table:table-cell table:style-name="Table61.A3" office:value-type="string">
            <text:p text:style-name="P27">rr</text:p>
          </table:table-cell>
          <table:table-cell table:style-name="Table61.A3" office:value-type="string">
            <text:p text:style-name="P27">6A</text:p>
          </table:table-cell>
          <table:table-cell table:style-name="Table61.A3" office:value-type="string">
            <text:p text:style-name="P27">07</text:p>
          </table:table-cell>
          <table:table-cell table:style-name="Table61.A2" office:value-type="string">
            <text:list xml:id="list2807060724080086985" text:style-name="L160">
              <text:list-item>
                <text:p text:style-name="P154">00-07 = Default Password to be Set </text:p>
              </text:list-item>
            </text:list>
          </table:table-cell>
        </table:table-row>
        <table:table-row>
          <table:table-cell table:style-name="Table61.A3" office:value-type="string">
            <text:p text:style-name="P27">01</text:p>
          </table:table-cell>
          <table:table-cell table:style-name="Table61.A3" office:value-type="string">
            <text:p text:style-name="P27">rr</text:p>
          </table:table-cell>
          <table:table-cell table:style-name="Table61.A3" office:value-type="string">
            <text:p text:style-name="P27">ss</text:p>
          </table:table-cell>
          <table:table-cell table:style-name="Table61.A3" office:value-type="string">
            <text:p text:style-name="P27">6A</text:p>
          </table:table-cell>
          <table:table-cell table:style-name="Table61.A3" office:value-type="string">
            <text:p text:style-name="P27">00</text:p>
          </table:table-cell>
          <table:table-cell table:style-name="Table61.A2" office:value-type="string">
            <text:list xml:id="list3511739770328122559" text:style-name="L161">
              <text:list-item>
                <text:p text:style-name="P155">00-00 = Return Code </text:p>
              </text:list-item>
            </text:list>
          </table:table-cell>
        </table:table-row>
      </table:table>
      <text:p text:style-name="P3">Table C-1. Conventional CP/NET Messages</text:p>
      <text:p text:style-name="P1"><text:span text:style-name="T1"/></text:p>
      <text:p text:style-name="P268"><text:bookmark text:name="SecD"/><text:span text:style-name="T1">Appendix D<text:line-break/>NDOS Function Summary</text:span> </text:p>
      <text:p text:style-name="P5"><text:bookmark text:name="TableD_1"/></text:p>
      <table:table table:name="Table62" table:style-name="Table62">
        <table:table-column table:style-name="Table62.A"/>
        <table:table-column table:style-name="Table62.B"/>
        <table:table-column table:style-name="Table62.C"/>
        <table:table-column table:style-name="Table62.D"/>
        <table:table-header-rows>
          <table:table-row>
            <table:table-cell table:style-name="Table62.A1" office:value-type="string">
              <text:p text:style-name="P25">Code</text:p>
            </table:table-cell>
            <table:table-cell table:style-name="Table62.A1" office:value-type="string">
              <text:p text:style-name="P25">Function Name</text:p>
            </table:table-cell>
            <table:table-cell table:style-name="Table62.A1" office:value-type="string">
              <text:p text:style-name="P25">Input Parameters</text:p>
            </table:table-cell>
            <table:table-cell table:style-name="Table62.D1" office:value-type="string">
              <text:p text:style-name="P25">Output Results </text:p>
            </table:table-cell>
          </table:table-row>
        </table:table-header-rows>
        <table:table-row>
          <table:table-cell table:style-name="Table62.A2" office:value-type="string">
            <text:p text:style-name="P27">38</text:p>
          </table:table-cell>
          <table:table-cell table:style-name="Table62.A2" office:value-type="string">
            <text:p text:style-name="P27">Access Drive</text:p>
          </table:table-cell>
          <table:table-cell table:style-name="Table62.A2" office:value-type="string">
            <text:p text:style-name="P27">DE = Drive Vector</text:p>
          </table:table-cell>
          <table:table-cell table:style-name="Table62.D2" office:value-type="string">
            <text:p text:style-name="P27">none </text:p>
          </table:table-cell>
        </table:table-row>
        <table:table-row>
          <table:table-cell table:style-name="Table62.A2" office:value-type="string">
            <text:p text:style-name="P27">39</text:p>
          </table:table-cell>
          <table:table-cell table:style-name="Table62.A2" office:value-type="string">
            <text:p text:style-name="P27">Free Drive</text:p>
          </table:table-cell>
          <table:table-cell table:style-name="Table62.A2" office:value-type="string">
            <text:p text:style-name="P27">DE = Drive Vector</text:p>
          </table:table-cell>
          <table:table-cell table:style-name="Table62.D2" office:value-type="string">
            <text:p text:style-name="P27">none </text:p>
          </table:table-cell>
        </table:table-row>
        <table:table-row>
          <table:table-cell table:style-name="Table62.A2" office:value-type="string">
            <text:p text:style-name="P27">42</text:p>
          </table:table-cell>
          <table:table-cell table:style-name="Table62.A2" office:value-type="string">
            <text:p text:style-name="P27">Lock Record</text:p>
          </table:table-cell>
          <table:table-cell table:style-name="Table62.A2" office:value-type="string">
            <text:p text:style-name="P27">DE = FCB Address</text:p>
          </table:table-cell>
          <table:table-cell table:style-name="Table62.D2" office:value-type="string">
            <text:p text:style-name="P27">A = Err Code </text:p>
          </table:table-cell>
        </table:table-row>
        <table:table-row>
          <table:table-cell table:style-name="Table62.A2" office:value-type="string">
            <text:p text:style-name="P27">43</text:p>
          </table:table-cell>
          <table:table-cell table:style-name="Table62.A2" office:value-type="string">
            <text:p text:style-name="P27">Unlock Record</text:p>
          </table:table-cell>
          <table:table-cell table:style-name="Table62.A2" office:value-type="string">
            <text:p text:style-name="P27">DE = FCB Address</text:p>
          </table:table-cell>
          <table:table-cell table:style-name="Table62.D2" office:value-type="string">
            <text:p text:style-name="P27">A = Err Code </text:p>
          </table:table-cell>
        </table:table-row>
        <table:table-row>
          <table:table-cell table:style-name="Table62.A2" office:value-type="string">
            <text:p text:style-name="P27">45</text:p>
          </table:table-cell>
          <table:table-cell table:style-name="Table62.A2" office:value-type="string">
            <text:p text:style-name="P27">Set BDOS Error Mode</text:p>
          </table:table-cell>
          <table:table-cell table:style-name="Table62.A2" office:value-type="string">
            <text:p text:style-name="P27">E = Error Mode</text:p>
          </table:table-cell>
          <table:table-cell table:style-name="Table62.D2" office:value-type="string">
            <text:p text:style-name="P27">none </text:p>
          </table:table-cell>
        </table:table-row>
        <table:table-row>
          <table:table-cell table:style-name="Table62.A2" office:value-type="string">
            <text:p text:style-name="P27">64</text:p>
          </table:table-cell>
          <table:table-cell table:style-name="Table62.A2" office:value-type="string">
            <text:p text:style-name="P27">Login</text:p>
          </table:table-cell>
          <table:table-cell table:style-name="Table62.A2" office:value-type="string">
            <text:p text:style-name="P27">see definition</text:p>
          </table:table-cell>
          <table:table-cell table:style-name="Table62.D2" office:value-type="string">
            <text:p text:style-name="P27">A = Err Code </text:p>
          </table:table-cell>
        </table:table-row>
        <table:table-row>
          <table:table-cell table:style-name="Table62.A2" office:value-type="string">
            <text:p text:style-name="P27">65</text:p>
          </table:table-cell>
          <table:table-cell table:style-name="Table62.A2" office:value-type="string">
            <text:p text:style-name="P27">Logoff</text:p>
          </table:table-cell>
          <table:table-cell table:style-name="Table62.A2" office:value-type="string">
            <text:p text:style-name="P27">E = Server ID</text:p>
          </table:table-cell>
          <table:table-cell table:style-name="Table62.D2" office:value-type="string">
            <text:p text:style-name="P27">none </text:p>
          </table:table-cell>
        </table:table-row>
        <table:table-row>
          <table:table-cell table:style-name="Table62.A2" office:value-type="string">
            <text:p text:style-name="P27">66</text:p>
          </table:table-cell>
          <table:table-cell table:style-name="Table62.A2" office:value-type="string">
            <text:p text:style-name="P27">Send Message on Ntwrk</text:p>
          </table:table-cell>
          <table:table-cell table:style-name="Table62.A2" office:value-type="string">
            <text:p text:style-name="P27">DE = Message Adr</text:p>
          </table:table-cell>
          <table:table-cell table:style-name="Table62.D2" office:value-type="string">
            <text:p text:style-name="P27">A = Err Code </text:p>
          </table:table-cell>
        </table:table-row>
        <table:table-row>
          <table:table-cell table:style-name="Table62.A2" office:value-type="string">
            <text:p text:style-name="P27">67</text:p>
          </table:table-cell>
          <table:table-cell table:style-name="Table62.A2" office:value-type="string">
            <text:p text:style-name="P27">Receive Msg from Ntwk</text:p>
          </table:table-cell>
          <table:table-cell table:style-name="Table62.A2" office:value-type="string">
            <text:p text:style-name="P27">DE = Message Adr</text:p>
          </table:table-cell>
          <table:table-cell table:style-name="Table62.D2" office:value-type="string">
            <text:p text:style-name="P27">A = Err Code </text:p>
          </table:table-cell>
        </table:table-row>
        <table:table-row>
          <table:table-cell table:style-name="Table62.A2" office:value-type="string">
            <text:p text:style-name="P27">68</text:p>
          </table:table-cell>
          <table:table-cell table:style-name="Table62.A2" office:value-type="string">
            <text:p text:style-name="P27">Get Network Status</text:p>
          </table:table-cell>
          <table:table-cell table:style-name="Table62.A2" office:value-type="string">
            <text:p text:style-name="P27">none</text:p>
          </table:table-cell>
          <table:table-cell table:style-name="Table62.D2" office:value-type="string">
            <text:p text:style-name="P27">A = Status byte </text:p>
          </table:table-cell>
        </table:table-row>
        <table:table-row>
          <table:table-cell table:style-name="Table62.A2" office:value-type="string">
            <text:p text:style-name="P27">69</text:p>
          </table:table-cell>
          <table:table-cell table:style-name="Table62.A2" office:value-type="string">
            <text:p text:style-name="P27">Get Config Table Adr</text:p>
          </table:table-cell>
          <table:table-cell table:style-name="Table62.A2" office:value-type="string">
            <text:p text:style-name="P27">none</text:p>
          </table:table-cell>
          <table:table-cell table:style-name="Table62.D2" office:value-type="string">
            <text:p text:style-name="P27">HL = Table Adr </text:p>
          </table:table-cell>
        </table:table-row>
        <table:table-row>
          <table:table-cell table:style-name="Table62.A2" office:value-type="string">
            <text:p text:style-name="P27">70</text:p>
          </table:table-cell>
          <table:table-cell table:style-name="Table62.A2" office:value-type="string">
            <text:p text:style-name="P27">Set Compat. Attrs.</text:p>
          </table:table-cell>
          <table:table-cell table:style-name="Table62.A2" office:value-type="string">
            <text:p text:style-name="P27">E = attributes</text:p>
          </table:table-cell>
          <table:table-cell table:style-name="Table62.D2" office:value-type="string">
            <text:p text:style-name="P27">none </text:p>
          </table:table-cell>
        </table:table-row>
        <table:table-row>
          <table:table-cell table:style-name="Table62.A2" office:value-type="string">
            <text:p text:style-name="P27">71</text:p>
          </table:table-cell>
          <table:table-cell table:style-name="Table62.A2" office:value-type="string">
            <text:p text:style-name="P27">Get Server Config.</text:p>
          </table:table-cell>
          <table:table-cell table:style-name="Table62.A2" office:value-type="string">
            <text:p text:style-name="P27">E = Server ID</text:p>
          </table:table-cell>
          <table:table-cell table:style-name="Table62.D2" office:value-type="string">
            <text:p text:style-name="P27">HL= Table Adr </text:p>
          </table:table-cell>
        </table:table-row>
        <table:table-row>
          <table:table-cell table:style-name="Table62.A2" office:value-type="string">
            <text:p text:style-name="P27">106</text:p>
          </table:table-cell>
          <table:table-cell table:style-name="Table62.A2" office:value-type="string">
            <text:p text:style-name="P27">Set Default Password</text:p>
          </table:table-cell>
          <table:table-cell table:style-name="Table62.A2" office:value-type="string">
            <text:p text:style-name="P27">see definition</text:p>
          </table:table-cell>
          <table:table-cell table:style-name="Table62.D2" office:value-type="string">
            <text:p text:style-name="P27">none </text:p>
          </table:table-cell>
        </table:table-row>
      </table:table>
      <text:p text:style-name="P3">Table D-1. NDOS Functions</text:p>
      <text:p text:style-name="P1"><text:span text:style-name="T1"/></text:p>
      <text:p text:style-name="P268"><text:bookmark text:name="SecE"/><text:span text:style-name="T1">Appendix E<text:line-break/>A Simple RS-232C CP/NET System</text:span></text:p>
      <text:p text:style-name="Text_20_body">Digital Research developed a relatively simple RS-232C point to-point protocol to provide a demonstration vehicle for CP/NET and to encourage compatibility among hardware vendors. The protocol, as implemented in the sample SNIOS and NETWRKIF in this appendix, breaks the logical message into a fixed header and a variable length data portion the size of which is obtained from the fixed header. This simplifies operation with DMA channels that need terminal counts and also provides a checksum for the header that contains the SIZ field. </text:p>
      <text:p text:style-name="Text_20_body">This protocol can be implemented between any requester and server that support an extra RS-232 console port. </text:p>
      <text:p text:style-name="Text_20_body"><text:bookmark text:name="SecE_1"/><text:span text:style-name="T1">E.1 Protocol Handshake</text:span> </text:p>
      <text:p text:style-name="Text_20_body">The protocol handshake is detailed in <text:a xlink:type="simple" xlink:href="#FigE_1" text:style-name="Internet_20_link" text:visited-style-name="Visited_20_Internet_20_Link">Figure E-1</text:a>. </text:p>
      <text:p text:style-name="P4"><text:bookmark text:name="FigE_1"/></text:p>
      <table:table table:name="Table63" table:style-name="Table63">
        <table:table-column table:style-name="Table63.A"/>
        <table:table-row>
          <table:table-cell table:style-name="Table63.A1" office:value-type="string">
            <text:p text:style-name="P27"><draw:frame draw:style-name="fr1" draw:name="graphics19" text:anchor-type="as-char" svg:width="4.75in" svg:height="5.1457in" draw:z-index="15"><draw:image xlink:href="../figE-1.png" xlink:type="simple" xlink:show="embed" xlink:actuate="onLoad"/></draw:frame> </text:p>
            <text:p text:style-name="P27">Figure E-1. Protocol Handshake </text:p>
          </table:table-cell>
        </table:table-row>
      </table:table>
      <text:p text:style-name="Text_20_body"><text:span text:style-name="T1"/></text:p>
      <text:p text:style-name="Text_20_body"><text:bookmark text:name="SecE_2"/><text:span text:style-name="T1">E.2 Binary Protocol Message Format</text:span> </text:p>
      <text:p text:style-name="Text_20_body">Data integrity for this protocol is maintained by a simple checksum, shown in <text:a xlink:type="simple" xlink:href="#FigE_2" text:style-name="Internet_20_link" text:visited-style-name="Visited_20_Internet_20_Link">Figure E-2</text:a>, on both the header and the actual message. </text:p>
      <text:p text:style-name="P4"><text:bookmark text:name="FigE_2"/><text:soft-page-break/></text:p>
      <table:table table:name="Table64" table:style-name="Table64">
        <table:table-column table:style-name="Table64.A"/>
        <table:table-row>
          <table:table-cell table:style-name="Table64.A1" office:value-type="string">
            <text:p text:style-name="P27"><draw:frame draw:style-name="fr1" draw:name="graphics20" text:anchor-type="as-char" svg:width="5.2709in" svg:height="0.3543in" draw:z-index="20"><draw:image xlink:href="../figE-2.png" xlink:type="simple" xlink:show="embed" xlink:actuate="onLoad"/></draw:frame> </text:p>
            <text:p text:style-name="P27">Figure E-2. Binary Protocol Message Format </text:p>
          </table:table-cell>
        </table:table-row>
      </table:table>
      <text:p text:style-name="Text_20_body">Message format codes 00 &amp; 01 are recommended. </text:p>
      <text:p text:style-name="Text_20_body">Field Description: </text:p>
      <text:list xml:id="list6080282437640424797" text:style-name="L162">
        <text:list-item>
          <text:p text:style-name="P257">ENQ = Enquire, one byte, 05H. </text:p>
        </text:list-item>
        <text:list-item>
          <text:p text:style-name="P257">SOH = Start of Header, one byte, 01H. </text:p>
        </text:list-item>
        <text:list-item>
          <text:p text:style-name="P257">FMT,DID,SID,FNC,SIZ = as defined in <text:a xlink:type="simple" xlink:href="../SecA" text:style-name="Internet_20_link" text:visited-style-name="Visited_20_Internet_20_Link">Appendix A</text:a>, one byte per field. </text:p>
        </text:list-item>
        <text:list-item>
          <text:p text:style-name="P257">HCS = Header Checksum, one byte. This is a simple horizontal checksum, computed by adding together all the bytes of the message, starting with the SOH, to the SIZ byte of the header field modulo 256, complementing the result, and adding one. The entire message, from the SOH to and including the HCS, should add up to zero. </text:p>
        </text:list-item>
        <text:list-item>
          <text:p text:style-name="P257">STX = Start of Data, one byte, 02H. </text:p>
        </text:list-item>
        <text:list-item>
          <text:p text:style-name="P257">MSG = SIZ + 1 byte long. </text:p>
        </text:list-item>
        <text:list-item>
          <text:p text:style-name="P257">ETX = End of Data, one byte, 03H. </text:p>
        </text:list-item>
        <text:list-item>
          <text:p text:style-name="P257">CKS = Checksum, one byte. This is a simple horizontal checksum, computed by adding together all the bytes of the message, starting with the STX, to the last byte of the MSG field modulo 256, complementing the result, and adding one. The entire message, from the STX to and including the CKS, should add up to zero. </text:p>
        </text:list-item>
        <text:list-item>
          <text:p text:style-name="P216">EOT = End of Transmission, one byte, 04H. </text:p>
        </text:list-item>
      </text:list>
      <text:p text:style-name="Text_20_body"><text:bookmark text:name="SecE_3"/><text:span text:style-name="T1">E.3 ASCII Protocol Message Format</text:span> </text:p>
      <text:p text:style-name="Text_20_body">If the RS-232 link is not capable of transmitting 8-bit binary data, you might have to transmit each nibble of the message as a 7 bit ASCII character. </text:p>
      <text:p text:style-name="Text_20_body">Note: the 7-bit ASCII network protocol is identical to the 8-bit protocol except that it requires twice as many bytes because each byte is transmitted in hexadecimal ASCII format. </text:p>
      <text:p text:style-name="Text_20_body">The ASCII network protocol message format is detailed in <text:a xlink:type="simple" xlink:href="#FigE_3" text:style-name="Internet_20_link" text:visited-style-name="Visited_20_Internet_20_Link">Figure E-3</text:a>. </text:p>
      <text:p text:style-name="P4"><text:bookmark text:name="FigE_3"/></text:p>
      <table:table table:name="Table65" table:style-name="Table65">
        <table:table-column table:style-name="Table65.A"/>
        <table:table-row>
          <table:table-cell table:style-name="Table65.A1" office:value-type="string">
            <text:p text:style-name="P27"><draw:frame draw:style-name="fr1" draw:name="graphics21" text:anchor-type="as-char" svg:width="5.2709in" svg:height="0.75in" draw:z-index="14"><draw:image xlink:href="../figE-3.png" xlink:type="simple" xlink:show="embed" xlink:actuate="onLoad"/></draw:frame> </text:p>
            <text:p text:style-name="P27">Figure E-3. ASCII Protocol Message Format </text:p>
          </table:table-cell>
        </table:table-row>
      </table:table>
      <text:p text:style-name="Text_20_body">Message format codes 00 &amp; 01 are recommended. </text:p>
      <text:p text:style-name="Text_20_body">Field Description: </text:p>
      <text:list xml:id="list384876250644082817" text:style-name="L163">
        <text:list-item>
          <text:p text:style-name="P258">ENQ = Enquire, one byte, 05H. </text:p>
        </text:list-item>
        <text:list-item>
          <text:p text:style-name="P258">SOH = Start of Header, one byte, 01H. </text:p>
        </text:list-item>
        <text:list-item>
          <text:p text:style-name="P258">FMT,DID,SID,FNC,SIZ = as defined in <text:a xlink:type="simple" xlink:href="../SecA" text:style-name="Internet_20_link" text:visited-style-name="Visited_20_Internet_20_Link">Appendix A</text:a>, two bytes per field. </text:p>
        </text:list-item>
        <text:list-item>
          <text:p text:style-name="P258">HCS = Header Checksum, 2 bytes (Hex-ASCII) . This is a simple horizontal checksum. It is computed by adding together all the bytes of the message, starting with the SOH, to the SIZ of the header field modulo 256, complementing the result, and adding one. The entire message, from the <text:soft-page-break/>SOH to the including the HCS, should add up to zero. </text:p>
        </text:list-item>
        <text:list-item>
          <text:p text:style-name="P258">STX = Start of Data, one byte, 02H. </text:p>
        </text:list-item>
        <text:list-item>
          <text:p text:style-name="P258">MSG = 2 * (SIZ + 1) bytes long. </text:p>
        </text:list-item>
        <text:list-item>
          <text:p text:style-name="P258">ETX = End of Data, one byte, 03H. </text:p>
        </text:list-item>
        <text:list-item>
          <text:p text:style-name="P258">CKS =Checksum, two bytes (Hex-ASCII) . This is a simple horizontal checksum. It is computed by adding together all the bytes of the message, starting with the STX, to the last byte of the MSG field modulo 256, complementing the result and adding one. The entire message, from the FMT to and including the CKS, should add up to zero. </text:p>
        </text:list-item>
        <text:list-item>
          <text:p text:style-name="P217">EOT = End of Transmission, one byte, 04H. </text:p>
        </text:list-item>
      </text:list>
      <text:p text:style-name="Text_20_body"><text:bookmark text:name="SecE_4"/><text:span text:style-name="T1">E.4 Modifying the SNIOS</text:span> </text:p>
      <text:p text:style-name="Text_20_body">The sample SNIOS can be modified for almost any requester that has a spare console port. To do so, follow these steps: </text:p>
      <text:list xml:id="list5288571887036833803" text:style-name="L164">
        <text:list-item>
          <text:p text:style-name="P218">Obtain assembled listings of the SNIOS.ASM source file that require modification. You can use MAC, RMAC, or ASM. if you use ASM, the title, name, if, and else statements must be removed from the source files to assemble correctly. Using RMAC is highly recommended because it simplifies the task of generating the SPR files when used in conjunction with LINK. Otherwise, the SPR files must be generated in the same manner as for MP/M II XIOS.SPR generation. </text:p>
          <text:p text:style-name="P168"><text:s text:c="8"/>A&gt;RMAC SNIOS</text:p>
          <text:p text:style-name="P176"><text:s text:c="11"/></text:p>
        </text:list-item>
        <text:list-item>
          <text:p text:style-name="P218">Study the SNIOS.PRN listing. Notice the ASCII equate. If true, it specifies that the message format is 7-bit ASCII. If false, it specifies a binary 8-bit message format. The ASCII mode is sometimes useful in debugging, but in practice do not use it where it is possible to transmit 8 bit serial data. </text:p>
        </text:list-item>
      </text:list>
      <text:p text:style-name="Text_20_body">The only code that requires modification in the SNIOS.ASM file is contained in the CHAROUT, CHARIN, and DELAY procedures. The CHAROUT and CHARIN procedures can be conditionally assembled for a Dynabyte DB8/2, now called DB8/5200, a Digital Microsystems DSC-2 or an ALTOS 8000-2. The NOPs in the CHAROUT procedure are simply padding, so the length of the DB8/2 SNIOS and DSC-2 SNIOS is the same, which helps in the debugging of these two versions. </text:p>
      <text:p text:style-name="Text_20_body">Perhaps the most critical area in the SNIOS that requires adjustment for a specific network configuration is in the timeout code of the CHARIN procedure. If too little time is allowed, the server might not be able to complete the function because of a heavy request load from the requesters. If too much time is specified, communication breaks on the network can go undetected for a period of time, making both error recovery and precise detection difficult. Note that this is a logical timeout, not a data-link timeout. The logical timeout determines how long the requester expects the server to take between the time it receives the message and the time it returns a response message. </text:p>
      <text:p text:style-name="Text_20_body">Another critical parameter that requires adjustment for different environments is ALWAYS$RETRY. This equate, when true, controls conditional assembly that always produces retries on network failures. In this mode of operation, it is possible to recover from broken communication between the requester and a server. However, ALWAYS$RETRY does hang the requester in a busy retry mode when failures occur. <text:bookmark text:name="ListE_1"/></text:p>
      <table:table table:name="Table66" table:style-name="Table66">
        <table:table-column table:style-name="Table66.A"/>
        <table:table-row table:style-name="Table66.1">
          <table:table-cell table:style-name="Table66.A1" office:value-type="string">
            <text:p text:style-name="P171">CP/M RMAC ASSEM 1.1 <text:s text:c="4"/>#001 <text:s text:c="3"/>REQUESTER NETWORK I/O SYSTEM FOR CP/NET 1.2</text:p>
            <text:p text:style-name="P171"/>
            <text:p text:style-name="P171"><text:s text:c="5"/>1 <text:s text:c="25"/>title <text:s text:c="2"/>'Requester Network I/O System for CP/NET 1.2'</text:p>
            <text:p text:style-name="P171"><text:s text:c="5"/>2 <text:s text:c="25"/>page <text:s text:c="3"/>54</text:p>
            <text:p text:style-name="P171"><text:s text:c="5"/>3 <text:s text:c="17"/></text:p>
            <text:p text:style-name="P171"><text:s text:c="5"/>4 <text:s text:c="17"/>;***************************************************************</text:p>
            <text:p text:style-name="P171"><text:s text:c="5"/>5 <text:s text:c="17"/>;***************************************************************</text:p>
            <text:p text:style-name="P171"><text:s text:c="5"/>6 <text:s text:c="17"/>;** <text:s text:c="58"/>**</text:p>
            <text:p text:style-name="P171"><text:s text:c="5"/>7 <text:s text:c="17"/>;** <text:s/>R e q u e s t e r <text:s text:c="2"/>N e t w o r k <text:s text:c="2"/>I / O <text:s text:c="2"/>S y s t e m <text:s/>**</text:p>
            <text:p text:style-name="P171"><text:s text:c="5"/>8 <text:s text:c="17"/>;** <text:s text:c="58"/>**</text:p>
            <text:p text:style-name="P171"><text:s text:c="5"/>9 <text:s text:c="17"/>;***************************************************************</text:p>
            <text:p text:style-name="P171"><text:s text:c="4"/>10 <text:s text:c="17"/>;***************************************************************</text:p>
            <text:p text:style-name="P171"><text:s text:c="4"/>11 <text:s text:c="17"/></text:p>
            <text:p text:style-name="P171"><text:s text:c="4"/>12 <text:s text:c="17"/>;/*</text:p>
            <text:p text:style-name="P171"><text:s text:c="4"/>13 <text:s text:c="17"/>; <text:s/>Copyright (C) 1980, 1981, 1982</text:p>
            <text:p text:style-name="P171"><text:s text:c="4"/>14 <text:s text:c="17"/>; <text:s/>Digital Research</text:p>
            <text:p text:style-name="P171"><text:s text:c="4"/>15 <text:s text:c="17"/>; <text:s/>P.O. Box 579</text:p>
            <text:p text:style-name="P171"><text:s text:c="4"/>16 <text:s text:c="17"/>; <text:s/>Pacific Grove, CA 93950</text:p>
            <text:p text:style-name="P171"><text:s text:c="4"/>17 <text:s text:c="17"/>;</text:p>
            <text:p text:style-name="P171"><text:s text:c="4"/>18 <text:s text:c="17"/>; <text:s/>Revised: <text:s/>October 5, 1982</text:p>
            <text:p text:style-name="P171"><text:s text:c="4"/>19 <text:s text:c="17"/>;*/</text:p>
            <text:p text:style-name="P171"><text:s text:c="4"/>20 <text:s text:c="17"/></text:p>
            <text:p text:style-name="P171"><text:s text:c="4"/>21 <text:s text:c="2"/>0000 = <text:s text:c="8"/>false <text:s text:c="2"/>equ <text:s text:c="4"/>0</text:p>
            <text:p text:style-name="P171"><text:s text:c="4"/>22 <text:s text:c="2"/>FFFF = <text:s text:c="8"/>true <text:s text:c="3"/>equ <text:s text:c="4"/>not false</text:p>
            <text:p text:style-name="P171"><text:s text:c="4"/>23 <text:s text:c="17"/></text:p>
            <text:p text:style-name="P171"><text:s text:c="4"/>24 <text:s text:c="2"/>0000 = <text:s text:c="8"/>cpnos <text:s text:c="2"/>equ <text:s text:c="4"/>false <text:s text:c="10"/>; cp/net system</text:p>
            <text:p text:style-name="P171"><text:s text:c="4"/>25 <text:s text:c="17"/></text:p>
            <text:p text:style-name="P171"><text:s text:c="4"/>26 <text:s text:c="2"/>0000 = <text:s text:c="8"/>DSC2 <text:s text:c="3"/>equ <text:s text:c="4"/>false</text:p>
            <text:p text:style-name="P171"><text:s text:c="4"/>27 <text:s text:c="2"/>0000 = <text:s text:c="8"/>DB82 <text:s text:c="3"/>equ <text:s text:c="4"/>false</text:p>
            <text:p text:style-name="P171"><text:s text:c="4"/>28 <text:s text:c="2"/>FFFF = <text:s text:c="8"/>Altos <text:s text:c="2"/>equ <text:s text:c="4"/>true</text:p>
            <text:p text:style-name="P171"><text:s text:c="4"/>29 <text:s text:c="17"/></text:p>
            <text:p text:style-name="P171"><text:s text:c="4"/>30 <text:s text:c="2"/>FFFF = <text:s text:c="8"/>always$retry <text:s text:c="3"/>equ <text:s text:c="4"/>true <text:s text:c="3"/>; force continuous retries</text:p>
            <text:p text:style-name="P171"><text:s text:c="4"/>31 <text:s text:c="17"/></text:p>
            <text:p text:style-name="P171"><text:s text:c="4"/>32 <text:s text:c="2"/>0000 = <text:s text:c="8"/>modem <text:s text:c="2"/>equ <text:s text:c="4"/>false</text:p>
            <text:p text:style-name="P171"><text:s text:c="4"/>33 <text:s text:c="17"/></text:p>
            <text:p text:style-name="P171"><text:s text:c="4"/>34 <text:s text:c="2"/>0000 = <text:s text:c="8"/>ASCII <text:s text:c="2"/>equ <text:s text:c="4"/>false</text:p>
            <text:p text:style-name="P171"><text:s text:c="4"/>35 <text:s text:c="17"/></text:p>
            <text:p text:style-name="P171"><text:s text:c="4"/>36 <text:s text:c="2"/>0000 = <text:s text:c="8"/>debug <text:s text:c="2"/>equ <text:s text:c="4"/>false</text:p>
            <text:p text:style-name="P171"><text:s text:c="4"/>37 <text:s text:c="17"/></text:p>
            <text:p text:style-name="P171"><text:s text:c="4"/>38 <text:s text:c="25"/>CSEG</text:p>
            <text:p text:style-name="P171"><text:s text:c="4"/>39 <text:s text:c="25"/>if <text:s text:c="5"/>cpnos</text:p>
            <text:p text:style-name="P171"><text:s text:c="4"/>40 <text:s text:c="25"/>extrn <text:s text:c="2"/>BDOS</text:p>
            <text:p text:style-name="P171"><text:s text:c="4"/>41 <text:s text:c="25"/>else</text:p>
            <text:p text:style-name="P171"><text:s text:c="4"/>42 <text:s text:c="2"/>0005 = <text:s text:c="8"/>BDOS <text:s text:c="3"/>equ <text:s text:c="4"/>0005h</text:p>
            <text:p text:style-name="P171"><text:s text:c="4"/>43 <text:s text:c="25"/>endif</text:p>
            <text:p text:style-name="P171"><text:s text:c="4"/>44 <text:s text:c="17"/></text:p>
            <text:p text:style-name="P171"><text:s text:c="4"/>45 <text:s text:c="17"/>NIOS:</text:p>
            <text:p text:style-name="P171"><text:s text:c="4"/>46 <text:s text:c="25"/>public <text:s/>NIOS</text:p>
            <text:p text:style-name="P171"><text:s text:c="4"/>47 <text:s text:c="17"/>; <text:s text:c="6"/>Jump vector for SNIOS entry points</text:p>
            <text:p text:style-name="P171"><text:s text:c="4"/>48 <text:s text:c="2"/>0000 C3A900 <text:s text:c="11"/>jmp <text:s text:c="4"/>ntwrkinit <text:s text:c="6"/>; network initialization</text:p>
            <text:p text:style-name="P171"><text:s text:c="4"/>49 <text:s text:c="2"/>0003 C3B800 <text:s text:c="11"/>jmp <text:s text:c="4"/>ntwrksts <text:s text:c="7"/>; network status</text:p>
            <text:p text:style-name="P171"><text:s text:c="4"/>50 <text:s text:c="2"/>0006 C3C300 <text:s text:c="11"/>jmp <text:s text:c="4"/>cnfgtbladr <text:s text:c="5"/>; return config table addr</text:p>
            <text:p text:style-name="P171"><text:s text:c="4"/>51 <text:s text:c="2"/>0009 C3C700 <text:s text:c="11"/>jmp <text:s text:c="4"/>sendmsg <text:s text:c="8"/>; send message on network</text:p>
            <text:p text:style-name="P171"><text:s text:c="4"/>52 <text:s text:c="2"/>000C C33301 <text:s text:c="11"/>jmp <text:s text:c="4"/>receivemsg <text:s text:c="5"/>; receive message from network</text:p>
            <text:p text:style-name="P171"><text:s text:c="4"/>53 <text:s text:c="2"/>000F C3DD01 <text:s text:c="11"/>jmp <text:s text:c="4"/>ntwrkerror <text:s text:c="5"/>; network error</text:p>
            <text:p text:style-name="P171"><text:s text:c="4"/>54 <text:s text:c="2"/>0012 C3DE01 <text:s text:c="11"/>jmp <text:s text:c="4"/>ntwrkwboot <text:s text:c="5"/>; network warm boot</text:p>
          </table:table-cell>
        </table:table-row>
        <text:soft-page-break/>
        <table:table-row table:style-name="Table66.2">
          <table:table-cell table:style-name="Table66.A2" office:value-type="string">
            <text:p text:style-name="P171">CP/M RMAC ASSEM 1.1 <text:s text:c="4"/>#002 <text:s text:c="3"/>REQUESTER NETWORK I/O SYSTEM FOR CP/NET 1.2</text:p>
            <text:p text:style-name="P171"/>
            <text:p text:style-name="P171"><text:s text:c="4"/>55 <text:s text:c="17"/></text:p>
            <text:p text:style-name="P171"><text:s text:c="4"/>56 <text:s text:c="25"/>if <text:s text:c="5"/>DB82</text:p>
            <text:p text:style-name="P171"><text:s text:c="4"/>57 <text:s text:c="17"/>slave$ID <text:s text:c="7"/>equ <text:s text:c="4"/>12h <text:s text:c="4"/>; slave processor ID number</text:p>
            <text:p text:style-name="P171"><text:s text:c="4"/>58 <text:s text:c="25"/>endif</text:p>
            <text:p text:style-name="P171"><text:s text:c="4"/>59 <text:s text:c="25"/>if <text:s text:c="5"/>DSC2</text:p>
            <text:p text:style-name="P171"><text:s text:c="4"/>60 <text:s text:c="17"/>slave$ID <text:s text:c="7"/>equ <text:s text:c="4"/>34h</text:p>
            <text:p text:style-name="P171"><text:s text:c="4"/>61 <text:s text:c="25"/>endif</text:p>
            <text:p text:style-name="P171"><text:s text:c="4"/>62 <text:s text:c="25"/>if <text:s text:c="5"/>Altos</text:p>
            <text:p text:style-name="P171"><text:s text:c="4"/>63 <text:s text:c="2"/>0056 = <text:s text:c="8"/>slave$ID <text:s text:c="7"/>equ <text:s text:c="4"/>56h</text:p>
            <text:p text:style-name="P171"><text:s text:c="4"/>64 <text:s text:c="25"/>endif</text:p>
            <text:p text:style-name="P171"><text:s text:c="4"/>65 <text:s text:c="17"/></text:p>
            <text:p text:style-name="P171"><text:s text:c="4"/>66 <text:s text:c="25"/>if <text:s text:c="5"/>cpnos</text:p>
            <text:p text:style-name="P171"><text:s text:c="4"/>67 <text:s text:c="17"/>; <text:s text:c="6"/>Initial Slave Configuration Table</text:p>
            <text:p text:style-name="P171"><text:s text:c="4"/>68 <text:s text:c="17"/>Initconfigtbl:</text:p>
            <text:p text:style-name="P171"><text:s text:c="4"/>69 <text:s text:c="25"/>db <text:s text:c="5"/>0000$0000b <text:s text:c="5"/>; network status byte</text:p>
            <text:p text:style-name="P171"><text:s text:c="4"/>70 <text:s text:c="25"/>db <text:s text:c="5"/>slave$ID <text:s text:c="7"/>; slave processor ID number</text:p>
            <text:p text:style-name="P171"><text:s text:c="4"/>71 <text:s text:c="25"/>db <text:s text:c="5"/>84h,0 <text:s text:c="10"/>; A: <text:s/>Disk device</text:p>
            <text:p text:style-name="P171"><text:s text:c="4"/>72 <text:s text:c="25"/>db <text:s text:c="5"/>81h,0 <text:s text:c="10"/>; B: <text:s text:c="2"/>"</text:p>
            <text:p text:style-name="P171"><text:s text:c="4"/>73 <text:s text:c="25"/>db <text:s text:c="5"/>82h,0 <text:s text:c="10"/>; C: <text:s text:c="2"/>"</text:p>
            <text:p text:style-name="P171"><text:s text:c="4"/>74 <text:s text:c="25"/>db <text:s text:c="5"/>83h,0 <text:s text:c="10"/>; D: <text:s text:c="2"/>"</text:p>
            <text:p text:style-name="P171"><text:s text:c="4"/>75 <text:s text:c="25"/>db <text:s text:c="5"/>80h,0 <text:s text:c="10"/>; E: <text:s text:c="2"/>"</text:p>
            <text:p text:style-name="P171"><text:s text:c="4"/>76 <text:s text:c="25"/>db <text:s text:c="5"/>85h,0 <text:s text:c="10"/>; F: <text:s text:c="2"/>"</text:p>
            <text:p text:style-name="P171"><text:s text:c="4"/>77 <text:s text:c="25"/>db <text:s text:c="5"/>86h,0 <text:s text:c="10"/>; G: <text:s text:c="2"/>"</text:p>
            <text:p text:style-name="P171"><text:s text:c="4"/>78 <text:s text:c="25"/>db <text:s text:c="5"/>87h,0 <text:s text:c="10"/>; H: <text:s text:c="2"/>"</text:p>
            <text:p text:style-name="P171"><text:s text:c="4"/>79 <text:s text:c="25"/>db <text:s text:c="5"/>88h,0 <text:s text:c="10"/>; I: <text:s text:c="2"/>"</text:p>
            <text:p text:style-name="P171"><text:s text:c="4"/>80 <text:s text:c="25"/>db <text:s text:c="5"/>89h,0 <text:s text:c="10"/>; J: <text:s text:c="2"/>"</text:p>
            <text:p text:style-name="P171"><text:s text:c="4"/>81 <text:s text:c="25"/>db <text:s text:c="5"/>8ah,0 <text:s text:c="10"/>; K: <text:s text:c="2"/>"</text:p>
            <text:p text:style-name="P171"><text:s text:c="4"/>82 <text:s text:c="25"/>db <text:s text:c="5"/>8bh,0 <text:s text:c="10"/>; L: <text:s text:c="2"/>"</text:p>
            <text:p text:style-name="P171"><text:s text:c="4"/>83 <text:s text:c="25"/>db <text:s text:c="5"/>8ch,0 <text:s text:c="10"/>; M: <text:s text:c="2"/>"</text:p>
            <text:p text:style-name="P171"><text:s text:c="4"/>84 <text:s text:c="25"/>db <text:s text:c="5"/>8dh,0 <text:s text:c="10"/>; N: <text:s text:c="2"/>"</text:p>
            <text:p text:style-name="P171"><text:s text:c="4"/>85 <text:s text:c="25"/>db <text:s text:c="5"/>8eh,0 <text:s text:c="10"/>; O: <text:s text:c="2"/>"</text:p>
            <text:p text:style-name="P171"><text:s text:c="4"/>86 <text:s text:c="25"/>db <text:s text:c="5"/>8fh,0 <text:s text:c="10"/>; P: <text:s text:c="2"/>"</text:p>
            <text:p text:style-name="P171"><text:s text:c="4"/>87 <text:s text:c="25"/>db <text:s text:c="5"/>0,0 <text:s text:c="12"/>; console device</text:p>
            <text:p text:style-name="P171"><text:s text:c="4"/>88 <text:s text:c="25"/>db <text:s text:c="5"/>0,0 <text:s text:c="12"/>; list device:</text:p>
            <text:p text:style-name="P171"><text:s text:c="4"/>89 <text:s text:c="25"/>db <text:s text:c="5"/>0 <text:s text:c="14"/>; <text:s text:c="6"/>buffer index</text:p>
            <text:p text:style-name="P171"><text:s text:c="4"/>90 <text:s text:c="25"/>db <text:s text:c="5"/>0 <text:s text:c="14"/>; <text:s text:c="6"/>FMT</text:p>
            <text:p text:style-name="P171"><text:s text:c="4"/>91 <text:s text:c="25"/>db <text:s text:c="5"/>0 <text:s text:c="14"/>; <text:s text:c="6"/>DID</text:p>
            <text:p text:style-name="P171"><text:s text:c="4"/>92 <text:s text:c="25"/>db <text:s text:c="5"/>slave$ID <text:s text:c="7"/>; <text:s text:c="6"/>SID</text:p>
            <text:p text:style-name="P171"><text:s text:c="4"/>93 <text:s text:c="25"/>db <text:s text:c="5"/>5 <text:s text:c="14"/>; <text:s text:c="6"/>FNC</text:p>
            <text:p text:style-name="P171"><text:s text:c="4"/>94 <text:s text:c="17"/>initcfglen equ <text:s/>$-initconfigtbl</text:p>
            <text:p text:style-name="P171"><text:s text:c="4"/>95 <text:s text:c="25"/>endif</text:p>
            <text:p text:style-name="P171"><text:s text:c="4"/>96 <text:s text:c="17"/></text:p>
            <text:p text:style-name="P171"><text:s text:c="4"/>97 <text:s text:c="2"/>0000 = <text:s text:c="8"/>defaultmaster <text:s text:c="2"/>equ <text:s text:c="4"/>00h</text:p>
            <text:p text:style-name="P171"><text:s text:c="4"/>98 <text:s text:c="17"/></text:p>
            <text:p text:style-name="P171"><text:s text:c="4"/>99 <text:s text:c="17"/>wboot$msg: <text:s text:c="21"/>; data for warm boot routine</text:p>
            <text:p text:style-name="P171"><text:s text:c="3"/>100 <text:s text:c="2"/>0015 3C5761726D <text:s text:c="7"/>db <text:s text:c="5"/>''</text:p>
            <text:p text:style-name="P171"><text:s text:c="3"/>101 <text:s text:c="2"/>0020 24 <text:s text:c="15"/>db <text:s text:c="5"/>'$'</text:p>
            <text:p text:style-name="P171"><text:s text:c="3"/>102 <text:s text:c="17"/></text:p>
            <text:p text:style-name="P171"><text:s text:c="3"/>103 <text:s text:c="17"/>networkerrmsg:</text:p>
            <text:p text:style-name="P171"><text:s text:c="3"/>104 <text:s text:c="2"/>0021 4E6574776F <text:s text:c="7"/>db <text:s text:c="5"/>'Network Error'</text:p>
            <text:p text:style-name="P171"><text:s text:c="3"/>105 <text:s text:c="2"/>002E 24 <text:s text:c="15"/>db <text:s text:c="5"/>'$'</text:p>
            <text:p text:style-name="P171"><text:s text:c="3"/>106 <text:s text:c="17"/></text:p>
            <text:p text:style-name="P171"><text:s text:c="3"/>107 <text:s text:c="17"/></text:p>
            <text:p text:style-name="P179"><text:s text:c="3"/>108 <text:s text:c="25"/>page</text:p>
          </table:table-cell>
        </table:table-row>
        <text:soft-page-break/>
        <table:table-row table:style-name="Table66.3">
          <table:table-cell table:style-name="Table66.A2" office:value-type="string">
            <text:p text:style-name="P171">CP/M RMAC ASSEM 1.1 <text:s text:c="4"/>#003 <text:s text:c="3"/>REQUESTER NETWORK I/O SYSTEM FOR CP/NET 1.2</text:p>
            <text:p text:style-name="P171"/>
            <text:p text:style-name="P171"><text:s text:c="3"/>109 <text:s text:c="17"/></text:p>
            <text:p text:style-name="P171"><text:s text:c="3"/>110 <text:s text:c="25"/>DSEG</text:p>
            <text:p text:style-name="P171"><text:s text:c="3"/>111 <text:s text:c="17"/></text:p>
            <text:p text:style-name="P171"><text:s text:c="3"/>112 <text:s text:c="17"/></text:p>
            <text:p text:style-name="P171"><text:s text:c="3"/>113 <text:s text:c="17"/>; <text:s text:c="6"/>Slave Configuration Table</text:p>
            <text:p text:style-name="P171"><text:s text:c="3"/>114 <text:s text:c="17"/>configtbl:</text:p>
            <text:p text:style-name="P171"><text:s text:c="3"/>115 <text:s text:c="17"/></text:p>
            <text:p text:style-name="P171"><text:s text:c="3"/>116 <text:s text:c="17"/>Network$status:</text:p>
            <text:p text:style-name="P171"><text:s text:c="3"/>117 <text:s text:c="2"/>0000 <text:s text:c="18"/>ds <text:s text:c="5"/>1 <text:s text:c="14"/>; network status byte</text:p>
            <text:p text:style-name="P171"><text:s text:c="3"/>118 <text:s text:c="2"/>0001 <text:s text:c="18"/>ds <text:s text:c="5"/>1 <text:s text:c="14"/>; slave processor ID number</text:p>
            <text:p text:style-name="P171"><text:s text:c="3"/>119 <text:s text:c="2"/>0002 <text:s text:c="18"/>ds <text:s text:c="5"/>2 <text:s text:c="14"/>; A: <text:s/>Disk device</text:p>
            <text:p text:style-name="P171"><text:s text:c="3"/>120 <text:s text:c="2"/>0004 <text:s text:c="18"/>ds <text:s text:c="5"/>2 <text:s text:c="14"/>; B: <text:s text:c="2"/>"</text:p>
            <text:p text:style-name="P171"><text:s text:c="3"/>121 <text:s text:c="2"/>0006 <text:s text:c="18"/>ds <text:s text:c="5"/>2 <text:s text:c="14"/>; C: <text:s text:c="2"/>"</text:p>
            <text:p text:style-name="P171"><text:s text:c="3"/>122 <text:s text:c="2"/>0008 <text:s text:c="18"/>ds <text:s text:c="5"/>2 <text:s text:c="14"/>; D: <text:s text:c="2"/>"</text:p>
            <text:p text:style-name="P171"><text:s text:c="3"/>123 <text:s text:c="2"/>000A <text:s text:c="18"/>ds <text:s text:c="5"/>2 <text:s text:c="14"/>; E: <text:s text:c="2"/>"</text:p>
            <text:p text:style-name="P171"><text:s text:c="3"/>124 <text:s text:c="2"/>000C <text:s text:c="18"/>ds <text:s text:c="5"/>2 <text:s text:c="14"/>; F: <text:s text:c="2"/>"</text:p>
            <text:p text:style-name="P171"><text:s text:c="3"/>125 <text:s text:c="2"/>000E <text:s text:c="18"/>ds <text:s text:c="5"/>2 <text:s text:c="14"/>; G: <text:s text:c="2"/>"</text:p>
            <text:p text:style-name="P171"><text:s text:c="3"/>126 <text:s text:c="2"/>0010 <text:s text:c="18"/>ds <text:s text:c="5"/>2 <text:s text:c="14"/>; H: <text:s text:c="2"/>"</text:p>
            <text:p text:style-name="P171"><text:s text:c="3"/>127 <text:s text:c="2"/>0012 <text:s text:c="18"/>ds <text:s text:c="5"/>2 <text:s text:c="14"/>; I: <text:s text:c="2"/>"</text:p>
            <text:p text:style-name="P171"><text:s text:c="3"/>128 <text:s text:c="2"/>0014 <text:s text:c="18"/>ds <text:s text:c="5"/>2 <text:s text:c="14"/>; J: <text:s text:c="2"/>"</text:p>
            <text:p text:style-name="P171"><text:s text:c="3"/>129 <text:s text:c="2"/>0016 <text:s text:c="18"/>ds <text:s text:c="5"/>2 <text:s text:c="14"/>; K: <text:s text:c="2"/>"</text:p>
            <text:p text:style-name="P171"><text:s text:c="3"/>130 <text:s text:c="2"/>0018 <text:s text:c="18"/>ds <text:s text:c="5"/>2 <text:s text:c="14"/>; L: <text:s text:c="2"/>"</text:p>
            <text:p text:style-name="P171"><text:s text:c="3"/>131 <text:s text:c="2"/>001A <text:s text:c="18"/>ds <text:s text:c="5"/>2 <text:s text:c="14"/>; M: <text:s text:c="2"/>"</text:p>
            <text:p text:style-name="P171"><text:s text:c="3"/>132 <text:s text:c="2"/>001C <text:s text:c="18"/>ds <text:s text:c="5"/>2 <text:s text:c="14"/>; N: <text:s text:c="2"/>"</text:p>
            <text:p text:style-name="P171"><text:s text:c="3"/>133 <text:s text:c="2"/>001E <text:s text:c="18"/>ds <text:s text:c="5"/>2 <text:s text:c="14"/>; O: <text:s text:c="2"/>"</text:p>
            <text:p text:style-name="P171"><text:s text:c="3"/>134 <text:s text:c="2"/>0020 <text:s text:c="18"/>ds <text:s text:c="5"/>2 <text:s text:c="14"/>; P: <text:s text:c="2"/>"</text:p>
            <text:p text:style-name="P171"><text:s text:c="3"/>135 <text:s text:c="17"/></text:p>
            <text:p text:style-name="P171"><text:s text:c="3"/>136 <text:s text:c="2"/>0022 <text:s text:c="18"/>ds <text:s text:c="5"/>2 <text:s text:c="14"/>; console device</text:p>
            <text:p text:style-name="P171"><text:s text:c="3"/>137 <text:s text:c="17"/></text:p>
            <text:p text:style-name="P171"><text:s text:c="3"/>138 <text:s text:c="2"/>0024 <text:s text:c="18"/>ds <text:s text:c="5"/>2 <text:s text:c="14"/>; list device:</text:p>
            <text:p text:style-name="P171"><text:s text:c="3"/>139 <text:s text:c="2"/>0026 <text:s text:c="18"/>ds <text:s text:c="5"/>1 <text:s text:c="14"/>; <text:s text:c="6"/>buffer index</text:p>
            <text:p text:style-name="P171"><text:s text:c="3"/>140 <text:s text:c="2"/>0027 00 <text:s text:c="15"/>db <text:s text:c="5"/>0 <text:s text:c="14"/>; <text:s text:c="6"/>FMT</text:p>
            <text:p text:style-name="P171"><text:s text:c="3"/>141 <text:s text:c="2"/>0028 00 <text:s text:c="15"/>db <text:s text:c="5"/>0 <text:s text:c="14"/>; <text:s text:c="6"/>DID</text:p>
            <text:p text:style-name="P171"><text:s text:c="3"/>142 <text:s text:c="2"/>0029 56 <text:s text:c="15"/>db <text:s text:c="5"/>Slave$ID <text:s text:c="7"/>; <text:s text:c="6"/>SID (CP/NOS must still initialize)</text:p>
            <text:p text:style-name="P171"><text:s text:c="3"/>143 <text:s text:c="2"/>002A 05 <text:s text:c="15"/>db <text:s text:c="5"/>5 <text:s text:c="14"/>; <text:s text:c="6"/>FNC</text:p>
            <text:p text:style-name="P171"><text:s text:c="3"/>144 <text:s text:c="2"/>002B <text:s text:c="18"/>ds <text:s text:c="5"/>1 <text:s text:c="14"/>; <text:s text:c="6"/>SIZ</text:p>
            <text:p text:style-name="P171"><text:s text:c="3"/>145 <text:s text:c="2"/>002C <text:s text:c="18"/>ds <text:s text:c="5"/>1 <text:s text:c="14"/>; <text:s text:c="6"/>MSG(0) <text:s/>List number</text:p>
            <text:p text:style-name="P171"><text:s text:c="3"/>146 <text:s text:c="2"/>002D <text:s text:c="18"/>ds <text:s text:c="5"/>128 <text:s text:c="12"/>; <text:s text:c="6"/>MSG(1) ... MSG(128)</text:p>
            <text:p text:style-name="P171"><text:s text:c="3"/>147 <text:s text:c="17"/></text:p>
            <text:p text:style-name="P171"><text:s text:c="3"/>148 <text:s text:c="17"/>msg$adr:</text:p>
            <text:p text:style-name="P171"><text:s text:c="3"/>149 <text:s text:c="2"/>00AD <text:s text:c="18"/>ds <text:s text:c="5"/>2 <text:s text:c="14"/>; message address</text:p>
            <text:p text:style-name="P171"><text:s text:c="3"/>150 <text:s text:c="25"/>if <text:s text:c="5"/>modem</text:p>
            <text:p text:style-name="P171"><text:s text:c="3"/>151 <text:s text:c="17"/>timeout$retries equ 0 <text:s text:c="10"/>; timeout a max of 256 times</text:p>
            <text:p text:style-name="P171"><text:s text:c="3"/>152 <text:s text:c="25"/>else</text:p>
            <text:p text:style-name="P171"><text:s text:c="3"/>153 <text:s text:c="2"/>0064 = <text:s text:c="8"/>timeout$retries equ 100 <text:s text:c="8"/>; timeout a max of 100 times</text:p>
            <text:p text:style-name="P171"><text:s text:c="3"/>154 <text:s text:c="25"/>endif</text:p>
            <text:p text:style-name="P171"><text:s text:c="3"/>155 <text:s text:c="2"/>000A = <text:s text:c="8"/>max$retries equ 10 <text:s text:c="13"/>; send message max of 10 times</text:p>
            <text:p text:style-name="P171"><text:s text:c="3"/>156 <text:s text:c="17"/>retry$count:</text:p>
            <text:p text:style-name="P171"><text:s text:c="3"/>157 <text:s text:c="2"/>00AF <text:s text:c="18"/>ds <text:s text:c="5"/>1</text:p>
            <text:p text:style-name="P171"><text:s text:c="3"/>158 <text:s text:c="17"/></text:p>
            <text:p text:style-name="P171"><text:s text:c="3"/>159 <text:s text:c="17"/>FirstPass:</text:p>
            <text:p text:style-name="P171"><text:s text:c="3"/>160 <text:s text:c="2"/>00B0 FF <text:s text:c="15"/>db <text:s text:c="5"/>0ffh</text:p>
            <text:p text:style-name="P171"><text:s text:c="3"/>161 <text:s text:c="17"/></text:p>
            <text:p text:style-name="P179"><text:s text:c="3"/>162 <text:s text:c="17"/>; <text:s text:c="6"/>Network Status Byte Equates</text:p>
          </table:table-cell>
        </table:table-row>
        <text:soft-page-break/>
        <table:table-row table:style-name="Table66.4">
          <table:table-cell table:style-name="Table66.A2" office:value-type="string">
            <text:p text:style-name="P171">CP/M RMAC ASSEM 1.1 <text:s text:c="4"/>#004 <text:s text:c="3"/>REQUESTER NETWORK I/O SYSTEM FOR CP/NET 1.2</text:p>
            <text:p text:style-name="P171"/>
            <text:p text:style-name="P171"><text:s text:c="3"/>163 <text:s text:c="17"/>;</text:p>
            <text:p text:style-name="P171"><text:s text:c="3"/>164 <text:s text:c="2"/>0010 = <text:s text:c="8"/>active <text:s text:c="9"/>equ <text:s text:c="4"/>0001$0000b <text:s text:c="5"/>; slave logged in on network</text:p>
            <text:p text:style-name="P171"><text:s text:c="3"/>165 <text:s text:c="2"/>0002 = <text:s text:c="8"/>rcverr <text:s text:c="9"/>equ <text:s text:c="4"/>0000$0010b <text:s text:c="5"/>; error in received message</text:p>
            <text:p text:style-name="P171"><text:s text:c="3"/>166 <text:s text:c="2"/>0001 = <text:s text:c="8"/>senderr <text:s text:c="8"/>equ <text:s text:c="4"/>0000$0001b <text:s text:c="5"/>; unable to send message</text:p>
            <text:p text:style-name="P171"><text:s text:c="3"/>167 <text:s text:c="17"/></text:p>
            <text:p text:style-name="P171"><text:s text:c="3"/>168 <text:s text:c="17"/>; <text:s text:c="6"/>General Equates</text:p>
            <text:p text:style-name="P171"><text:s text:c="3"/>169 <text:s text:c="17"/>;</text:p>
            <text:p text:style-name="P171"><text:s text:c="3"/>170 <text:s text:c="2"/>0001 = <text:s text:c="8"/>SOH <text:s text:c="4"/>equ <text:s text:c="4"/>01h <text:s text:c="12"/>; Start of Header</text:p>
            <text:p text:style-name="P171"><text:s text:c="3"/>171 <text:s text:c="2"/>0002 = <text:s text:c="8"/>STX <text:s text:c="4"/>equ <text:s text:c="4"/>02h <text:s text:c="12"/>; Start of Data</text:p>
            <text:p text:style-name="P171"><text:s text:c="3"/>172 <text:s text:c="2"/>0003 = <text:s text:c="8"/>ETX <text:s text:c="4"/>equ <text:s text:c="4"/>03h <text:s text:c="12"/>; End of Data</text:p>
            <text:p text:style-name="P171"><text:s text:c="3"/>173 <text:s text:c="2"/>0004 = <text:s text:c="8"/>EOT <text:s text:c="4"/>equ <text:s text:c="4"/>04h <text:s text:c="12"/>; End of Transmission</text:p>
            <text:p text:style-name="P171"><text:s text:c="3"/>174 <text:s text:c="2"/>0005 = <text:s text:c="8"/>ENQ <text:s text:c="4"/>equ <text:s text:c="4"/>05h <text:s text:c="12"/>; Enquire</text:p>
            <text:p text:style-name="P171"><text:s text:c="3"/>175 <text:s text:c="2"/>0006 = <text:s text:c="8"/>ACK <text:s text:c="4"/>equ <text:s text:c="4"/>06h <text:s text:c="12"/>; Acknowledge</text:p>
            <text:p text:style-name="P171"><text:s text:c="3"/>176 <text:s text:c="2"/>000A = <text:s text:c="8"/>LF <text:s text:c="5"/>equ <text:s text:c="4"/>0ah <text:s text:c="12"/>; Line Feed</text:p>
            <text:p text:style-name="P171"><text:s text:c="3"/>177 <text:s text:c="2"/>000D = <text:s text:c="8"/>CR <text:s text:c="5"/>equ <text:s text:c="4"/>0dh <text:s text:c="12"/>; Carriage Return</text:p>
            <text:p text:style-name="P171"><text:s text:c="3"/>178 <text:s text:c="2"/>0015 = <text:s text:c="8"/>NAK <text:s text:c="4"/>equ <text:s text:c="4"/>15h <text:s text:c="12"/>; Negative Acknowledge</text:p>
            <text:p text:style-name="P171"><text:s text:c="3"/>179 <text:s text:c="17"/></text:p>
            <text:p text:style-name="P171"><text:s text:c="3"/>180 <text:s text:c="2"/>0002 = <text:s text:c="8"/>conout <text:s/>equ <text:s text:c="4"/>2 <text:s text:c="14"/>; console output function</text:p>
            <text:p text:style-name="P171"><text:s text:c="3"/>181 <text:s text:c="2"/>0009 = <text:s text:c="8"/>print <text:s text:c="2"/>equ <text:s text:c="4"/>9 <text:s text:c="14"/>; print string function</text:p>
            <text:p text:style-name="P171"><text:s text:c="3"/>182 <text:s text:c="2"/>0043 = <text:s text:c="8"/>rcvmsg <text:s/>equ <text:s text:c="4"/>67 <text:s text:c="13"/>; receive message NDOS function</text:p>
            <text:p text:style-name="P171"><text:s text:c="3"/>183 <text:s text:c="2"/>0040 = <text:s text:c="8"/>login <text:s text:c="2"/>equ <text:s text:c="4"/>64 <text:s text:c="13"/>; Login NDOS function</text:p>
            <text:p text:style-name="P171"><text:s text:c="3"/>184 <text:s text:c="17"/></text:p>
            <text:p text:style-name="P171"><text:s text:c="3"/>185 <text:s text:c="17"/>; <text:s text:c="6"/>I/O Equates</text:p>
            <text:p text:style-name="P171"><text:s text:c="3"/>186 <text:s text:c="17"/>;</text:p>
            <text:p text:style-name="P171"><text:s text:c="3"/>187 <text:s text:c="25"/>if <text:s text:c="5"/>DB82</text:p>
            <text:p text:style-name="P171"><text:s text:c="3"/>188 <text:s text:c="17"/>stati <text:s text:c="2"/>equ <text:s text:c="4"/>83h</text:p>
            <text:p text:style-name="P171"><text:s text:c="3"/>189 <text:s text:c="17"/>mski <text:s text:c="3"/>equ <text:s text:c="4"/>08h</text:p>
            <text:p text:style-name="P171"><text:s text:c="3"/>190 <text:s text:c="17"/>dprti <text:s text:c="2"/>equ <text:s text:c="4"/>80h</text:p>
            <text:p text:style-name="P171"><text:s text:c="3"/>191 <text:s text:c="17"/></text:p>
            <text:p text:style-name="P171"><text:s text:c="3"/>192 <text:s text:c="17"/>stato <text:s text:c="2"/>equ <text:s text:c="4"/>83h</text:p>
            <text:p text:style-name="P171"><text:s text:c="3"/>193 <text:s text:c="17"/>msko <text:s text:c="3"/>equ <text:s text:c="4"/>10h</text:p>
            <text:p text:style-name="P171"><text:s text:c="3"/>194 <text:s text:c="17"/>statc <text:s text:c="2"/>equ <text:s text:c="4"/>81h</text:p>
            <text:p text:style-name="P171"><text:s text:c="3"/>195 <text:s text:c="17"/>mskc <text:s text:c="3"/>equ <text:s text:c="4"/>20h</text:p>
            <text:p text:style-name="P171"><text:s text:c="3"/>196 <text:s text:c="17"/>dprto <text:s text:c="2"/>equ <text:s text:c="4"/>86h</text:p>
            <text:p text:style-name="P171"><text:s text:c="3"/>197 <text:s text:c="25"/>endif</text:p>
            <text:p text:style-name="P171"><text:s text:c="3"/>198 <text:s text:c="17"/></text:p>
            <text:p text:style-name="P171"><text:s text:c="3"/>199 <text:s text:c="25"/>if <text:s text:c="5"/>DSC2</text:p>
            <text:p text:style-name="P171"><text:s text:c="3"/>200 <text:s text:c="25"/>if <text:s text:c="5"/>modem</text:p>
            <text:p text:style-name="P171"><text:s text:c="3"/>201 <text:s text:c="17"/>stati <text:s text:c="2"/>equ <text:s text:c="4"/>59h</text:p>
            <text:p text:style-name="P171"><text:s text:c="3"/>202 <text:s text:c="17"/>mski <text:s text:c="3"/>equ <text:s text:c="4"/>02h</text:p>
            <text:p text:style-name="P171"><text:s text:c="3"/>203 <text:s text:c="17"/>dprti <text:s text:c="2"/>equ <text:s text:c="4"/>58h</text:p>
            <text:p text:style-name="P171"><text:s text:c="3"/>204 <text:s text:c="17"/></text:p>
            <text:p text:style-name="P171"><text:s text:c="3"/>205 <text:s text:c="17"/>stato <text:s text:c="2"/>equ <text:s text:c="4"/>59h</text:p>
            <text:p text:style-name="P171"><text:s text:c="3"/>206 <text:s text:c="17"/>msko <text:s text:c="3"/>equ <text:s text:c="4"/>01h</text:p>
            <text:p text:style-name="P171"><text:s text:c="3"/>207 <text:s text:c="17"/>dprto <text:s text:c="2"/>equ <text:s text:c="4"/>58h</text:p>
            <text:p text:style-name="P171"><text:s text:c="3"/>208 <text:s text:c="25"/>else</text:p>
            <text:p text:style-name="P171"><text:s text:c="3"/>209 <text:s text:c="17"/>stati <text:s text:c="2"/>equ <text:s text:c="4"/>51h</text:p>
            <text:p text:style-name="P171"><text:s text:c="3"/>210 <text:s text:c="17"/>mski <text:s text:c="3"/>equ <text:s text:c="4"/>02h</text:p>
            <text:p text:style-name="P171"><text:s text:c="3"/>211 <text:s text:c="17"/>dprti <text:s text:c="2"/>equ <text:s text:c="4"/>50h</text:p>
            <text:p text:style-name="P171"><text:s text:c="3"/>212 <text:s text:c="17"/></text:p>
            <text:p text:style-name="P171"><text:s text:c="3"/>213 <text:s text:c="17"/>stato <text:s text:c="2"/>equ <text:s text:c="4"/>51h</text:p>
            <text:p text:style-name="P171"><text:s text:c="3"/>214 <text:s text:c="17"/>msko <text:s text:c="3"/>equ <text:s text:c="4"/>01h</text:p>
            <text:p text:style-name="P171"><text:s text:c="3"/>215 <text:s text:c="17"/>dprto <text:s text:c="2"/>equ <text:s text:c="4"/>50h</text:p>
            <text:p text:style-name="P179"><text:s text:c="3"/>216 <text:s text:c="25"/>endif</text:p>
          </table:table-cell>
        </table:table-row>
        <text:soft-page-break/>
        <table:table-row table:style-name="Table66.5">
          <table:table-cell table:style-name="Table66.A2" office:value-type="string">
            <text:p text:style-name="P171">CP/M RMAC ASSEM 1.1 <text:s text:c="4"/>#005 <text:s text:c="3"/>REQUESTER NETWORK I/O SYSTEM FOR CP/NET 1.2</text:p>
            <text:p text:style-name="P171"/>
            <text:p text:style-name="P171"><text:s text:c="3"/>217 <text:s text:c="25"/>endif</text:p>
            <text:p text:style-name="P171"><text:s text:c="3"/>218 <text:s text:c="17"/></text:p>
            <text:p text:style-name="P171"><text:s text:c="3"/>219 <text:s text:c="25"/>if <text:s text:c="5"/>Altos</text:p>
            <text:p text:style-name="P171"><text:s text:c="3"/>220 <text:s text:c="2"/>001F = <text:s text:c="8"/>stati <text:s text:c="2"/>equ <text:s text:c="4"/>1fh</text:p>
            <text:p text:style-name="P171"><text:s text:c="3"/>221 <text:s text:c="2"/>0001 = <text:s text:c="8"/>mski <text:s text:c="3"/>equ <text:s text:c="4"/>01h</text:p>
            <text:p text:style-name="P171"><text:s text:c="3"/>222 <text:s text:c="2"/>001E = <text:s text:c="8"/>dprti <text:s text:c="2"/>equ <text:s text:c="4"/>1eh</text:p>
            <text:p text:style-name="P171"><text:s text:c="3"/>223 <text:s text:c="17"/></text:p>
            <text:p text:style-name="P171"><text:s text:c="3"/>224 <text:s text:c="2"/>001F = <text:s text:c="8"/>stato <text:s text:c="2"/>equ <text:s text:c="4"/>1fh</text:p>
            <text:p text:style-name="P171"><text:s text:c="3"/>225 <text:s text:c="2"/>0004 = <text:s text:c="8"/>msko <text:s text:c="3"/>equ <text:s text:c="4"/>04h</text:p>
            <text:p text:style-name="P171"><text:s text:c="3"/>226 <text:s text:c="2"/>001E = <text:s text:c="8"/>dprto <text:s text:c="2"/>equ <text:s text:c="4"/>1eh</text:p>
            <text:p text:style-name="P171"><text:s text:c="3"/>227 <text:s text:c="25"/>endif</text:p>
            <text:p text:style-name="P171"><text:s text:c="3"/>228 <text:s text:c="17"/></text:p>
            <text:p text:style-name="P171"><text:s text:c="3"/>229 <text:s text:c="17"/></text:p>
            <text:p text:style-name="P171"><text:s text:c="3"/>230 <text:s text:c="17"/></text:p>
            <text:p text:style-name="P179"><text:s text:c="3"/>231 <text:s text:c="25"/>page</text:p>
          </table:table-cell>
        </table:table-row>
        <text:soft-page-break/>
        <table:table-row table:style-name="Table66.6">
          <table:table-cell table:style-name="Table66.A2" office:value-type="string">
            <text:p text:style-name="P171">CP/M RMAC ASSEM 1.1 <text:s text:c="4"/>#006 <text:s text:c="3"/>REQUESTER NETWORK I/O SYSTEM FOR CP/NET 1.2</text:p>
            <text:p text:style-name="P171"/>
            <text:p text:style-name="P171"><text:s text:c="3"/>232 <text:s text:c="17"/></text:p>
            <text:p text:style-name="P171"><text:s text:c="3"/>233 <text:s text:c="25"/>CSEG</text:p>
            <text:p text:style-name="P171"><text:s text:c="3"/>234 <text:s text:c="17"/>; <text:s text:c="6"/>Utility Procedures</text:p>
            <text:p text:style-name="P171"><text:s text:c="3"/>235 <text:s text:c="17"/>;</text:p>
            <text:p text:style-name="P171"><text:s text:c="3"/>236 <text:s text:c="17"/>delay: <text:s text:c="25"/>; delay for c[a] * 0.5 milliseconds</text:p>
            <text:p text:style-name="P171"><text:s text:c="3"/>237 <text:s text:c="2"/>002F 3E06 <text:s text:c="13"/>mvi <text:s text:c="4"/>a,6</text:p>
            <text:p text:style-name="P171"><text:s text:c="3"/>238 <text:s text:c="17"/>delay1:</text:p>
            <text:p text:style-name="P171"><text:s text:c="3"/>239 <text:s text:c="2"/>0031 0E86 <text:s text:c="13"/>mvi <text:s text:c="4"/>c,86h</text:p>
            <text:p text:style-name="P171"><text:s text:c="3"/>240 <text:s text:c="17"/>delay2:</text:p>
            <text:p text:style-name="P171"><text:s text:c="3"/>241 <text:s text:c="2"/>0033 0D <text:s text:c="15"/>dcr <text:s text:c="4"/>c</text:p>
            <text:p text:style-name="P171"><text:s text:c="3"/>242 <text:s text:c="2"/>0034 C23300 <text:s text:c="11"/>jnz <text:s text:c="4"/>delay2</text:p>
            <text:p text:style-name="P171"><text:s text:c="3"/>243 <text:s text:c="2"/>0037 3D <text:s text:c="15"/>dcr <text:s text:c="4"/>a</text:p>
            <text:p text:style-name="P171"><text:s text:c="3"/>244 <text:s text:c="2"/>0038 C23100 <text:s text:c="11"/>jnz <text:s text:c="4"/>delay1</text:p>
            <text:p text:style-name="P171"><text:s text:c="3"/>245 <text:s text:c="2"/>003B C9 <text:s text:c="15"/>ret</text:p>
            <text:p text:style-name="P171"><text:s text:c="3"/>246 <text:s text:c="17"/></text:p>
            <text:p text:style-name="P171"><text:s text:c="3"/>247 <text:s text:c="25"/>if <text:s text:c="5"/>ASCII</text:p>
            <text:p text:style-name="P171"><text:s text:c="3"/>248 <text:s text:c="17"/>Nib$out: <text:s text:c="23"/>; A = nibble to be transmitted in ASCII</text:p>
            <text:p text:style-name="P171"><text:s text:c="3"/>249 <text:s text:c="25"/>cpi <text:s text:c="4"/>10</text:p>
            <text:p text:style-name="P171"><text:s text:c="3"/>250 <text:s text:c="25"/>jnc <text:s text:c="4"/>nibAtoF <text:s text:c="8"/>; jump if A-F</text:p>
            <text:p text:style-name="P171"><text:s text:c="3"/>251 <text:s text:c="25"/>adi <text:s text:c="4"/>'0'</text:p>
            <text:p text:style-name="P171"><text:s text:c="3"/>252 <text:s text:c="25"/>mov <text:s text:c="4"/>c,a</text:p>
            <text:p text:style-name="P171"><text:s text:c="3"/>253 <text:s text:c="25"/>jmp <text:s text:c="4"/>Char$out</text:p>
            <text:p text:style-name="P171"><text:s text:c="3"/>254 <text:s text:c="17"/>nibAtoF:</text:p>
            <text:p text:style-name="P171"><text:s text:c="3"/>255 <text:s text:c="25"/>adi <text:s text:c="4"/>'A'-10</text:p>
            <text:p text:style-name="P171"><text:s text:c="3"/>256 <text:s text:c="25"/>mov <text:s text:c="4"/>c,a</text:p>
            <text:p text:style-name="P171"><text:s text:c="3"/>257 <text:s text:c="25"/>jmp <text:s text:c="4"/>Char$out</text:p>
            <text:p text:style-name="P171"><text:s text:c="3"/>258 <text:s text:c="25"/>endif</text:p>
            <text:p text:style-name="P171"><text:s text:c="3"/>259 <text:s text:c="17"/></text:p>
            <text:p text:style-name="P171"><text:s text:c="3"/>260 <text:s text:c="17"/>Pre$Char$out:</text:p>
            <text:p text:style-name="P171"><text:s text:c="3"/>261 <text:s text:c="2"/>003C 7A <text:s text:c="15"/>mov <text:s text:c="4"/>a,d</text:p>
            <text:p text:style-name="P171"><text:s text:c="3"/>262 <text:s text:c="2"/>003D 81 <text:s text:c="15"/>add <text:s text:c="4"/>c</text:p>
            <text:p text:style-name="P171"><text:s text:c="3"/>263 <text:s text:c="2"/>003E 57 <text:s text:c="15"/>mov <text:s text:c="4"/>d,a <text:s text:c="12"/>; update the checksum in D</text:p>
            <text:p text:style-name="P171"><text:s text:c="3"/>264 <text:s text:c="17"/></text:p>
            <text:p text:style-name="P171"><text:s text:c="3"/>265 <text:s text:c="17"/>nChar$out: <text:s text:c="21"/>; C = byte to be transmitted</text:p>
            <text:p text:style-name="P171"><text:s text:c="3"/>266 <text:s text:c="25"/>if <text:s text:c="5"/>Altos</text:p>
            <text:p text:style-name="P171"><text:s text:c="3"/>267 <text:s text:c="2"/>003F 3E10 <text:s text:c="13"/>mvi <text:s text:c="4"/>a,10h</text:p>
            <text:p text:style-name="P171"><text:s text:c="3"/>268 <text:s text:c="2"/>0041 D31F <text:s text:c="13"/>out <text:s text:c="4"/>stato</text:p>
            <text:p text:style-name="P171"><text:s text:c="3"/>269 <text:s text:c="25"/>endif</text:p>
            <text:p text:style-name="P171"><text:s text:c="3"/>270 <text:s text:c="2"/>0043 DB1F <text:s text:c="13"/>in <text:s text:c="5"/>stato</text:p>
            <text:p text:style-name="P171"><text:s text:c="3"/>271 <text:s text:c="2"/>0045 E604 <text:s text:c="13"/>ani <text:s text:c="4"/>msko</text:p>
            <text:p text:style-name="P171"><text:s text:c="3"/>272 <text:s text:c="2"/>0047 CA3F00 <text:s text:c="11"/>jz <text:s text:c="5"/>nChar$out</text:p>
            <text:p text:style-name="P171"><text:s text:c="3"/>273 <text:s text:c="17"/></text:p>
            <text:p text:style-name="P171"><text:s text:c="3"/>274 <text:s text:c="25"/>if <text:s text:c="5"/>DB82</text:p>
            <text:p text:style-name="P171"><text:s text:c="3"/>275 <text:s text:c="25"/>in <text:s text:c="5"/>statc</text:p>
            <text:p text:style-name="P171"><text:s text:c="3"/>276 <text:s text:c="25"/>ani <text:s text:c="4"/>mskc</text:p>
            <text:p text:style-name="P171"><text:s text:c="3"/>277 <text:s text:c="25"/>jz <text:s text:c="5"/>nChar$out</text:p>
            <text:p text:style-name="P171"><text:s text:c="3"/>278 <text:s text:c="25"/>endif</text:p>
            <text:p text:style-name="P171"><text:s text:c="3"/>279 <text:s text:c="17"/></text:p>
            <text:p text:style-name="P171"><text:s text:c="3"/>280 <text:s text:c="25"/>if <text:s text:c="5"/>DSC2</text:p>
            <text:p text:style-name="P171"><text:s text:c="3"/>281 <text:s text:c="25"/>nop <text:s text:c="20"/>; these NOP's make DB8/2 &amp; DSC2</text:p>
            <text:p text:style-name="P171"><text:s text:c="3"/>282 <text:s text:c="25"/>nop <text:s text:c="20"/>; <text:s/>versions the same length - saves</text:p>
            <text:p text:style-name="P171"><text:s text:c="3"/>283 <text:s text:c="25"/>nop <text:s text:c="20"/>; <text:s/>a second listing</text:p>
            <text:p text:style-name="P171"><text:s text:c="3"/>284 <text:s text:c="25"/>nop</text:p>
            <text:p text:style-name="P179"><text:s text:c="3"/>285 <text:s text:c="25"/>nop</text:p>
          </table:table-cell>
        </table:table-row>
        <text:soft-page-break/>
        <table:table-row table:style-name="Table66.5">
          <table:table-cell table:style-name="Table66.A2" office:value-type="string">
            <text:p text:style-name="P171">CP/M RMAC ASSEM 1.1 <text:s text:c="4"/>#007 <text:s text:c="3"/>REQUESTER NETWORK I/O SYSTEM FOR CP/NET 1.2</text:p>
            <text:p text:style-name="P171"/>
            <text:p text:style-name="P171"><text:s text:c="3"/>286 <text:s text:c="25"/>nop</text:p>
            <text:p text:style-name="P171"><text:s text:c="3"/>287 <text:s text:c="25"/>nop</text:p>
            <text:p text:style-name="P171"><text:s text:c="3"/>288 <text:s text:c="25"/>endif</text:p>
            <text:p text:style-name="P171"><text:s text:c="3"/>289 <text:s text:c="17"/></text:p>
            <text:p text:style-name="P171"><text:s text:c="3"/>290 <text:s text:c="2"/>004A 79 <text:s text:c="15"/>mov <text:s text:c="4"/>a,c</text:p>
            <text:p text:style-name="P171"><text:s text:c="3"/>291 <text:s text:c="2"/>004B D31E <text:s text:c="13"/>out <text:s text:c="4"/>dprto</text:p>
            <text:p text:style-name="P171"><text:s text:c="3"/>292 <text:s text:c="2"/>004D C9 <text:s text:c="15"/>ret</text:p>
            <text:p text:style-name="P171"><text:s text:c="3"/>293 <text:s text:c="17"/>;</text:p>
            <text:p text:style-name="P171"><text:s text:c="3"/>294 <text:s text:c="17"/>Char$out:</text:p>
            <text:p text:style-name="P171"><text:s text:c="3"/>295 <text:s text:c="2"/>004E CD3F00 <text:s text:c="11"/>call <text:s text:c="3"/>nChar$out</text:p>
            <text:p text:style-name="P171"><text:s text:c="3"/>296 <text:s text:c="25"/>if <text:s text:c="5"/>Altos</text:p>
            <text:p text:style-name="P171"><text:s text:c="3"/>297 <text:s text:c="2"/>0051 E3E3E3E3 <text:s text:c="9"/>xthl! xthl! xthl! xthl</text:p>
            <text:p text:style-name="P171"><text:s text:c="3"/>298 <text:s text:c="2"/>0055 E3E3E3E3 <text:s text:c="9"/>xthl! xthl! xthl! xthl</text:p>
            <text:p text:style-name="P171"><text:s text:c="3"/>299 <text:s text:c="2"/>0059 E3E3E3E3 <text:s text:c="9"/>xthl! xthl! xthl! xthl <text:s/>;delay 54 usec</text:p>
            <text:p text:style-name="P171"><text:s text:c="3"/>300 <text:s text:c="2"/>005D C9 <text:s text:c="15"/>ret</text:p>
            <text:p text:style-name="P171"><text:s text:c="3"/>301 <text:s text:c="25"/>else</text:p>
            <text:p text:style-name="P171"><text:s text:c="3"/>302 <text:s text:c="25"/>jmp <text:s text:c="4"/>delay <text:s text:c="10"/>; delay after each Char sent to Mstr</text:p>
            <text:p text:style-name="P171"><text:s text:c="3"/>303 <text:s text:c="17"/>; <text:s text:c="6"/>ret</text:p>
            <text:p text:style-name="P171"><text:s text:c="3"/>304 <text:s text:c="25"/>endif</text:p>
            <text:p text:style-name="P171"><text:s text:c="3"/>305 <text:s text:c="17"/></text:p>
            <text:p text:style-name="P171"><text:s text:c="3"/>306 <text:s text:c="25"/>if <text:s text:c="5"/>ASCII</text:p>
            <text:p text:style-name="P171"><text:s text:c="3"/>307 <text:s text:c="17"/>Nib$in: <text:s text:c="24"/>; return nibble in A register</text:p>
            <text:p text:style-name="P171"><text:s text:c="3"/>308 <text:s text:c="25"/>call <text:s text:c="3"/>Char$in</text:p>
            <text:p text:style-name="P171"><text:s text:c="3"/>309 <text:s text:c="25"/>rc</text:p>
            <text:p text:style-name="P171"><text:s text:c="3"/>310 <text:s text:c="25"/>ani <text:s text:c="4"/>7fh</text:p>
            <text:p text:style-name="P171"><text:s text:c="3"/>311 <text:s text:c="25"/>sui <text:s text:c="4"/>'0'</text:p>
            <text:p text:style-name="P171"><text:s text:c="3"/>312 <text:s text:c="25"/>cpi <text:s text:c="4"/>10</text:p>
            <text:p text:style-name="P171"><text:s text:c="3"/>313 <text:s text:c="25"/>jc <text:s text:c="5"/>Nib$in$rtn <text:s text:c="5"/>; must be 0-9</text:p>
            <text:p text:style-name="P171"><text:s text:c="3"/>314 <text:s text:c="25"/>adi <text:s text:c="4"/>('0'-'A'+10) and 0ffh</text:p>
            <text:p text:style-name="P171"><text:s text:c="3"/>315 <text:s text:c="25"/>cpi <text:s text:c="4"/>16</text:p>
            <text:p text:style-name="P171"><text:s text:c="3"/>316 <text:s text:c="25"/>jc <text:s text:c="5"/>Nib$in$rtn <text:s text:c="5"/>; must be 10-15</text:p>
            <text:p text:style-name="P171"><text:s text:c="3"/>317 <text:s text:c="25"/>lda <text:s text:c="4"/>network$status</text:p>
            <text:p text:style-name="P171"><text:s text:c="3"/>318 <text:s text:c="25"/>ori <text:s text:c="4"/>rcverr</text:p>
            <text:p text:style-name="P171"><text:s text:c="3"/>319 <text:s text:c="25"/>sta <text:s text:c="4"/>network$status</text:p>
            <text:p text:style-name="P171"><text:s text:c="3"/>320 <text:s text:c="25"/>mvi <text:s text:c="4"/>a,0</text:p>
            <text:p text:style-name="P171"><text:s text:c="3"/>321 <text:s text:c="25"/>stc <text:s text:c="20"/>; carry set indicating err cond</text:p>
            <text:p text:style-name="P171"><text:s text:c="3"/>322 <text:s text:c="25"/>ret</text:p>
            <text:p text:style-name="P171"><text:s text:c="3"/>323 <text:s text:c="17"/></text:p>
            <text:p text:style-name="P171"><text:s text:c="3"/>324 <text:s text:c="17"/>Nib$in$rtn:</text:p>
            <text:p text:style-name="P171"><text:s text:c="3"/>325 <text:s text:c="25"/>ora <text:s text:c="4"/>a <text:s text:c="14"/>; clear carry &amp; return</text:p>
            <text:p text:style-name="P171"><text:s text:c="3"/>326 <text:s text:c="25"/>ret</text:p>
            <text:p text:style-name="P171"><text:s text:c="3"/>327 <text:s text:c="25"/>endif</text:p>
            <text:p text:style-name="P171"><text:s text:c="3"/>328 <text:s text:c="17"/></text:p>
            <text:p text:style-name="P171"><text:s text:c="3"/>329 <text:s text:c="17"/>xChar$in:</text:p>
            <text:p text:style-name="P171"><text:s text:c="3"/>330 <text:s text:c="2"/>005E 0664 <text:s text:c="13"/>mvi <text:s text:c="4"/>b,100 <text:s text:c="10"/>; 100 ms <text:s/>corresponds to longest possible</text:p>
            <text:p text:style-name="P171"><text:s text:c="3"/>331 <text:s text:c="2"/>0060 C36500 <text:s text:c="11"/>jmp <text:s text:c="4"/>char$in0 <text:s text:c="7"/>;wait between master operations</text:p>
            <text:p text:style-name="P171"><text:s text:c="3"/>332 <text:s text:c="17"/></text:p>
            <text:p text:style-name="P171"><text:s text:c="3"/>333 <text:s text:c="17"/>Char$in: <text:s text:c="23"/>; return byte in A register</text:p>
            <text:p text:style-name="P171"><text:s text:c="3"/>334 <text:s text:c="49"/>; <text:s/>carry set on rtn if timeout</text:p>
            <text:p text:style-name="P171"><text:s text:c="3"/>335 <text:s text:c="25"/>if <text:s text:c="5"/>modem</text:p>
            <text:p text:style-name="P171"><text:s text:c="3"/>336 <text:s text:c="25"/>mvi <text:s text:c="4"/>b,0 <text:s text:c="12"/>; 256 ms = 7.76 chars @ 300 baud</text:p>
            <text:p text:style-name="P171"><text:s text:c="3"/>337 <text:s text:c="25"/>else</text:p>
            <text:p text:style-name="P171"><text:s text:c="3"/>338 <text:s text:c="25"/>if <text:s text:c="5"/>Altos</text:p>
            <text:p text:style-name="P179"><text:s text:c="3"/>339 <text:s text:c="2"/>0063 0603 <text:s text:c="13"/>mvi <text:s text:c="4"/>b,3 <text:s text:c="12"/>; 3 ms = 50 chars @ 125k baud</text:p>
          </table:table-cell>
        </table:table-row>
        <text:soft-page-break/>
        <table:table-row table:style-name="Table66.6">
          <table:table-cell table:style-name="Table66.A2" office:value-type="string">
            <text:p text:style-name="P171">CP/M RMAC ASSEM 1.1 <text:s text:c="4"/>#008 <text:s text:c="3"/>REQUESTER NETWORK I/O SYSTEM FOR CP/NET 1.2</text:p>
            <text:p text:style-name="P171"/>
            <text:p text:style-name="P171"><text:s text:c="3"/>340 <text:s text:c="25"/>else</text:p>
            <text:p text:style-name="P171"><text:s text:c="3"/>341 <text:s text:c="25"/>mvi <text:s text:c="4"/>b,50 <text:s text:c="11"/>; 50 ms = 50 chars @ 9600 baud</text:p>
            <text:p text:style-name="P171"><text:s text:c="3"/>342 <text:s text:c="25"/>endif</text:p>
            <text:p text:style-name="P171"><text:s text:c="3"/>343 <text:s text:c="25"/>endif</text:p>
            <text:p text:style-name="P171"><text:s text:c="3"/>344 <text:s text:c="17"/>Char$in0:</text:p>
            <text:p text:style-name="P171"><text:s text:c="3"/>345 <text:s text:c="2"/>0065 0E5A <text:s text:c="13"/>mvi <text:s text:c="4"/>c,5ah</text:p>
            <text:p text:style-name="P171"><text:s text:c="3"/>346 <text:s text:c="17"/>Char$in1:</text:p>
            <text:p text:style-name="P171"><text:s text:c="3"/>347 <text:s text:c="25"/>if <text:s text:c="5"/>Altos</text:p>
            <text:p text:style-name="P171"><text:s text:c="3"/>348 <text:s text:c="2"/>0067 3E00 <text:s text:c="13"/>mvi <text:s text:c="4"/>a,0</text:p>
            <text:p text:style-name="P171"><text:s text:c="3"/>349 <text:s text:c="2"/>0069 D31F <text:s text:c="13"/>out <text:s text:c="4"/>stati</text:p>
            <text:p text:style-name="P171"><text:s text:c="3"/>350 <text:s text:c="25"/>endif</text:p>
            <text:p text:style-name="P171"><text:s text:c="3"/>351 <text:s text:c="2"/>006B DB1F <text:s text:c="13"/>in <text:s text:c="5"/>stati</text:p>
            <text:p text:style-name="P171"><text:s text:c="3"/>352 <text:s text:c="2"/>006D E601 <text:s text:c="13"/>ani <text:s text:c="4"/>mski</text:p>
            <text:p text:style-name="P171"><text:s text:c="3"/>353 <text:s text:c="2"/>006F C27C00 <text:s text:c="11"/>jnz <text:s text:c="4"/>Char$in2</text:p>
            <text:p text:style-name="P171"><text:s text:c="3"/>354 <text:s text:c="2"/>0072 0D <text:s text:c="15"/>dcr <text:s text:c="4"/>c</text:p>
            <text:p text:style-name="P171"><text:s text:c="3"/>355 <text:s text:c="2"/>0073 C26700 <text:s text:c="11"/>jnz <text:s text:c="4"/>Char$in1</text:p>
            <text:p text:style-name="P171"><text:s text:c="3"/>356 <text:s text:c="2"/>0076 05 <text:s text:c="15"/>dcr <text:s text:c="4"/>b</text:p>
            <text:p text:style-name="P171"><text:s text:c="3"/>357 <text:s text:c="2"/>0077 C26500 <text:s text:c="11"/>jnz <text:s text:c="4"/>Char$in0</text:p>
            <text:p text:style-name="P171"><text:s text:c="3"/>358 <text:s text:c="2"/>007A 37 <text:s text:c="15"/>stc <text:s text:c="20"/>; carry set for err cond = timeout</text:p>
            <text:p text:style-name="P171"><text:s text:c="3"/>359 <text:s text:c="2"/>007B C9 <text:s text:c="15"/>ret</text:p>
            <text:p text:style-name="P171"><text:s text:c="3"/>360 <text:s text:c="17"/>Char$in2:</text:p>
            <text:p text:style-name="P171"><text:s text:c="3"/>361 <text:s text:c="2"/>007C DB1E <text:s text:c="13"/>in <text:s text:c="5"/>dprti</text:p>
            <text:p text:style-name="P171"><text:s text:c="3"/>362 <text:s text:c="2"/>007E C9 <text:s text:c="15"/>ret <text:s text:c="20"/>; rtn with raw char and carry cleared</text:p>
            <text:p text:style-name="P171"><text:s text:c="3"/>363 <text:s text:c="17"/></text:p>
            <text:p text:style-name="P171"><text:s text:c="3"/>364 <text:s text:c="17"/>Net$out: <text:s text:c="23"/>; C = byte to be transmitted</text:p>
            <text:p text:style-name="P171"><text:s text:c="3"/>365 <text:s text:c="49"/>; D = checksum</text:p>
            <text:p text:style-name="P171"><text:s text:c="3"/>366 <text:s text:c="2"/>007F 7A <text:s text:c="15"/>mov <text:s text:c="4"/>a,d</text:p>
            <text:p text:style-name="P171"><text:s text:c="3"/>367 <text:s text:c="2"/>0080 81 <text:s text:c="15"/>add <text:s text:c="4"/>c</text:p>
            <text:p text:style-name="P171"><text:s text:c="3"/>368 <text:s text:c="2"/>0081 57 <text:s text:c="15"/>mov <text:s text:c="4"/>d,a</text:p>
            <text:p text:style-name="P171"><text:s text:c="3"/>369 <text:s text:c="17"/></text:p>
            <text:p text:style-name="P171"><text:s text:c="3"/>370 <text:s text:c="25"/>if <text:s text:c="5"/>ASCII</text:p>
            <text:p text:style-name="P171"><text:s text:c="3"/>371 <text:s text:c="25"/>mov <text:s text:c="4"/>a,c</text:p>
            <text:p text:style-name="P171"><text:s text:c="3"/>372 <text:s text:c="25"/>mov <text:s text:c="4"/>b,a</text:p>
            <text:p text:style-name="P171"><text:s text:c="3"/>373 <text:s text:c="25"/>rar</text:p>
            <text:p text:style-name="P171"><text:s text:c="3"/>374 <text:s text:c="25"/>rar</text:p>
            <text:p text:style-name="P171"><text:s text:c="3"/>375 <text:s text:c="25"/>rar</text:p>
            <text:p text:style-name="P171"><text:s text:c="3"/>376 <text:s text:c="25"/>rar</text:p>
            <text:p text:style-name="P171"><text:s text:c="3"/>377 <text:s text:c="25"/>ani <text:s text:c="4"/>0FH <text:s text:c="12"/>; mask HI-LO nibble to LO nibble</text:p>
            <text:p text:style-name="P171"><text:s text:c="3"/>378 <text:s text:c="25"/>call <text:s text:c="3"/>Nib$out</text:p>
            <text:p text:style-name="P171"><text:s text:c="3"/>379 <text:s text:c="25"/>mov <text:s text:c="4"/>a,b</text:p>
            <text:p text:style-name="P171"><text:s text:c="3"/>380 <text:s text:c="25"/>ani <text:s text:c="4"/>0FH</text:p>
            <text:p text:style-name="P171"><text:s text:c="3"/>381 <text:s text:c="25"/>jmp <text:s text:c="4"/>Nib$out</text:p>
            <text:p text:style-name="P171"><text:s text:c="3"/>382 <text:s text:c="17"/></text:p>
            <text:p text:style-name="P171"><text:s text:c="3"/>383 <text:s text:c="25"/>else</text:p>
            <text:p text:style-name="P171"><text:s text:c="3"/>384 <text:s text:c="2"/>0082 C34E00 <text:s text:c="11"/>jmp <text:s text:c="4"/>Char$out</text:p>
            <text:p text:style-name="P171"><text:s text:c="3"/>385 <text:s text:c="25"/>endif</text:p>
            <text:p text:style-name="P171"><text:s text:c="3"/>386 <text:s text:c="17"/></text:p>
            <text:p text:style-name="P171"><text:s text:c="3"/>387 <text:s text:c="17"/>Msg$in: <text:s text:c="24"/>; HL = destination address</text:p>
            <text:p text:style-name="P171"><text:s text:c="3"/>388 <text:s text:c="49"/>; E <text:s/>= # bytes to input</text:p>
            <text:p text:style-name="P171"><text:s text:c="3"/>389 <text:s text:c="2"/>0085 CD9000 <text:s text:c="11"/>call <text:s text:c="3"/>Net$in</text:p>
            <text:p text:style-name="P171"><text:s text:c="3"/>390 <text:s text:c="2"/>0088 D8 <text:s text:c="15"/>rc</text:p>
            <text:p text:style-name="P171"><text:s text:c="3"/>391 <text:s text:c="2"/>0089 77 <text:s text:c="15"/>mov <text:s text:c="4"/>m,a</text:p>
            <text:p text:style-name="P171"><text:s text:c="3"/>392 <text:s text:c="2"/>008A 23 <text:s text:c="15"/>inx <text:s text:c="4"/>h</text:p>
            <text:p text:style-name="P179"><text:s text:c="3"/>393 <text:s text:c="2"/>008B 1D <text:s text:c="15"/>dcr <text:s text:c="4"/>e</text:p>
          </table:table-cell>
        </table:table-row>
        <text:soft-page-break/>
        <table:table-row table:style-name="Table66.5">
          <table:table-cell table:style-name="Table66.A2" office:value-type="string">
            <text:p text:style-name="P171">CP/M RMAC ASSEM 1.1 <text:s text:c="4"/>#009 <text:s text:c="3"/>REQUESTER NETWORK I/O SYSTEM FOR CP/NET 1.2</text:p>
            <text:p text:style-name="P171"/>
            <text:p text:style-name="P171"><text:s text:c="3"/>394 <text:s text:c="2"/>008C C28500 <text:s text:c="11"/>jnz <text:s text:c="4"/>Msg$in</text:p>
            <text:p text:style-name="P171"><text:s text:c="3"/>395 <text:s text:c="2"/>008F C9 <text:s text:c="15"/>ret</text:p>
            <text:p text:style-name="P171"><text:s text:c="3"/>396 <text:s text:c="17"/></text:p>
            <text:p text:style-name="P171"><text:s text:c="3"/>397 <text:s text:c="17"/>Net$in: <text:s text:c="24"/>; byte returned in A register</text:p>
            <text:p text:style-name="P171"><text:s text:c="3"/>398 <text:s text:c="49"/>; D <text:s/>= checksum accumulator</text:p>
            <text:p text:style-name="P171"><text:s text:c="3"/>399 <text:s text:c="17"/></text:p>
            <text:p text:style-name="P171"><text:s text:c="3"/>400 <text:s text:c="25"/>if <text:s text:c="5"/>ASCII</text:p>
            <text:p text:style-name="P171"><text:s text:c="3"/>401 <text:s text:c="25"/>call <text:s text:c="3"/>Nib$in</text:p>
            <text:p text:style-name="P171"><text:s text:c="3"/>402 <text:s text:c="25"/>rc</text:p>
            <text:p text:style-name="P171"><text:s text:c="3"/>403 <text:s text:c="25"/>add <text:s text:c="4"/>a</text:p>
            <text:p text:style-name="P171"><text:s text:c="3"/>404 <text:s text:c="25"/>add <text:s text:c="4"/>a</text:p>
            <text:p text:style-name="P171"><text:s text:c="3"/>405 <text:s text:c="25"/>add <text:s text:c="4"/>a</text:p>
            <text:p text:style-name="P171"><text:s text:c="3"/>406 <text:s text:c="25"/>add <text:s text:c="4"/>a</text:p>
            <text:p text:style-name="P171"><text:s text:c="3"/>407 <text:s text:c="25"/>push <text:s text:c="3"/>psw</text:p>
            <text:p text:style-name="P171"><text:s text:c="3"/>408 <text:s text:c="25"/>call <text:s text:c="3"/>Nib$in</text:p>
            <text:p text:style-name="P171"><text:s text:c="3"/>409 <text:s text:c="25"/>pop <text:s text:c="4"/>b</text:p>
            <text:p text:style-name="P171"><text:s text:c="3"/>410 <text:s text:c="25"/>rc</text:p>
            <text:p text:style-name="P171"><text:s text:c="3"/>411 <text:s text:c="25"/>ora <text:s text:c="4"/>b</text:p>
            <text:p text:style-name="P171"><text:s text:c="3"/>412 <text:s text:c="17"/></text:p>
            <text:p text:style-name="P171"><text:s text:c="3"/>413 <text:s text:c="25"/>else</text:p>
            <text:p text:style-name="P171"><text:s text:c="3"/>414 <text:s text:c="2"/>0090 CD6300 <text:s text:c="11"/>call <text:s text:c="3"/>Char$in <text:s text:c="8"/>;receive byte in Binary mode</text:p>
            <text:p text:style-name="P171"><text:s text:c="3"/>415 <text:s text:c="2"/>0093 D8 <text:s text:c="15"/>rc</text:p>
            <text:p text:style-name="P171"><text:s text:c="3"/>416 <text:s text:c="25"/>endif</text:p>
            <text:p text:style-name="P171"><text:s text:c="3"/>417 <text:s text:c="17"/></text:p>
            <text:p text:style-name="P171"><text:s text:c="3"/>418 <text:s text:c="17"/>chks$in:</text:p>
            <text:p text:style-name="P171"><text:s text:c="3"/>419 <text:s text:c="2"/>0094 47 <text:s text:c="15"/>mov <text:s text:c="4"/>b,a</text:p>
            <text:p text:style-name="P171"><text:s text:c="3"/>420 <text:s text:c="2"/>0095 82 <text:s text:c="15"/>add <text:s text:c="4"/>d <text:s text:c="14"/>; add &amp; update checksum accum.</text:p>
            <text:p text:style-name="P171"><text:s text:c="3"/>421 <text:s text:c="2"/>0096 57 <text:s text:c="15"/>mov <text:s text:c="4"/>d,a</text:p>
            <text:p text:style-name="P171"><text:s text:c="3"/>422 <text:s text:c="2"/>0097 B7 <text:s text:c="15"/>ora <text:s text:c="4"/>a <text:s text:c="14"/>; set cond code from checksum</text:p>
            <text:p text:style-name="P171"><text:s text:c="3"/>423 <text:s text:c="2"/>0098 78 <text:s text:c="15"/>mov <text:s text:c="4"/>a,b</text:p>
            <text:p text:style-name="P171"><text:s text:c="3"/>424 <text:s text:c="2"/>0099 C9 <text:s text:c="15"/>ret</text:p>
            <text:p text:style-name="P171"><text:s text:c="3"/>425 <text:s text:c="17"/></text:p>
            <text:p text:style-name="P171"><text:s text:c="3"/>426 <text:s text:c="17"/>Msg$out: <text:s text:c="23"/>; HL = source address</text:p>
            <text:p text:style-name="P171"><text:s text:c="3"/>427 <text:s text:c="49"/>; E <text:s/>= # bytes to output</text:p>
            <text:p text:style-name="P171"><text:s text:c="3"/>428 <text:s text:c="49"/>; D <text:s/>= checksum</text:p>
            <text:p text:style-name="P171"><text:s text:c="3"/>429 <text:s text:c="49"/>; C <text:s/>= preamble byte</text:p>
            <text:p text:style-name="P171"><text:s text:c="3"/>430 <text:s text:c="2"/>009A 1600 <text:s text:c="13"/>mvi <text:s text:c="4"/>d,0 <text:s text:c="12"/>; initialize the checksum</text:p>
            <text:p text:style-name="P171"><text:s text:c="3"/>431 <text:s text:c="2"/>009C CD3C00 <text:s text:c="11"/>call <text:s text:c="3"/>Pre$Char$out <text:s text:c="3"/>; send the preamble character</text:p>
            <text:p text:style-name="P171"><text:s text:c="3"/>432 <text:s text:c="17"/>Msg$out$loop:</text:p>
            <text:p text:style-name="P171"><text:s text:c="3"/>433 <text:s text:c="2"/>009F 4E <text:s text:c="15"/>mov <text:s text:c="4"/>c,m</text:p>
            <text:p text:style-name="P171"><text:s text:c="3"/>434 <text:s text:c="2"/>00A0 23 <text:s text:c="15"/>inx <text:s text:c="4"/>h</text:p>
            <text:p text:style-name="P171"><text:s text:c="3"/>435 <text:s text:c="2"/>00A1 CD7F00 <text:s text:c="11"/>call <text:s text:c="3"/>Net$out</text:p>
            <text:p text:style-name="P171"><text:s text:c="3"/>436 <text:s text:c="2"/>00A4 1D <text:s text:c="15"/>dcr <text:s text:c="4"/>e</text:p>
            <text:p text:style-name="P171"><text:s text:c="3"/>437 <text:s text:c="2"/>00A5 C29F00 <text:s text:c="11"/>jnz <text:s text:c="4"/>Msg$out$loop</text:p>
            <text:p text:style-name="P171"><text:s text:c="3"/>438 <text:s text:c="2"/>00A8 C9 <text:s text:c="15"/>ret</text:p>
            <text:p text:style-name="P171"><text:s text:c="3"/>439 <text:s text:c="17"/></text:p>
            <text:p text:style-name="P179"><text:s text:c="3"/>440 <text:s text:c="25"/>page</text:p>
          </table:table-cell>
        </table:table-row>
        <text:soft-page-break/>
        <table:table-row table:style-name="Table66.2">
          <table:table-cell table:style-name="Table66.A2" office:value-type="string">
            <text:p text:style-name="P171">CP/M RMAC ASSEM 1.1 <text:s text:c="4"/>#010 <text:s text:c="3"/>REQUESTER NETWORK I/O SYSTEM FOR CP/NET 1.2</text:p>
            <text:p text:style-name="P171"/>
            <text:p text:style-name="P171"><text:s text:c="3"/>441 <text:s text:c="17"/></text:p>
            <text:p text:style-name="P171"><text:s text:c="3"/>442 <text:s text:c="17"/>; <text:s text:c="6"/>Network Initialization</text:p>
            <text:p text:style-name="P171"><text:s text:c="3"/>443 <text:s text:c="17"/>ntwrkinit:</text:p>
            <text:p text:style-name="P171"><text:s text:c="3"/>444 <text:s text:c="17"/></text:p>
            <text:p text:style-name="P171"><text:s text:c="3"/>445 <text:s text:c="25"/>if <text:s text:c="5"/>cpnos <text:s text:c="10"/>; copy down network assignments</text:p>
            <text:p text:style-name="P171"><text:s text:c="3"/>446 <text:s text:c="25"/>lxi <text:s text:c="4"/>h,Initconfigtbl</text:p>
            <text:p text:style-name="P171"><text:s text:c="3"/>447 <text:s text:c="25"/>lxi <text:s text:c="4"/>d,configtbl</text:p>
            <text:p text:style-name="P171"><text:s text:c="3"/>448 <text:s text:c="25"/>mvi <text:s text:c="4"/>c,initcfglen</text:p>
            <text:p text:style-name="P171"><text:s text:c="3"/>449 <text:s text:c="17"/>initloop:</text:p>
            <text:p text:style-name="P171"><text:s text:c="3"/>450 <text:s text:c="25"/>mov <text:s text:c="4"/>a,m</text:p>
            <text:p text:style-name="P171"><text:s text:c="3"/>451 <text:s text:c="25"/>stax <text:s text:c="3"/>d</text:p>
            <text:p text:style-name="P171"><text:s text:c="3"/>452 <text:s text:c="25"/>inx <text:s text:c="4"/>h</text:p>
            <text:p text:style-name="P171"><text:s text:c="3"/>453 <text:s text:c="25"/>inx <text:s text:c="4"/>d</text:p>
            <text:p text:style-name="P171"><text:s text:c="3"/>454 <text:s text:c="25"/>dcr <text:s text:c="4"/>c</text:p>
            <text:p text:style-name="P171"><text:s text:c="3"/>455 <text:s text:c="25"/>jnz <text:s text:c="4"/>initloop <text:s text:c="15"/>; initialize config tbl from ROM</text:p>
            <text:p text:style-name="P171"><text:s text:c="3"/>456 <text:s text:c="17"/></text:p>
            <text:p text:style-name="P171"><text:s text:c="3"/>457 <text:s text:c="25"/>else</text:p>
            <text:p text:style-name="P171"><text:s text:c="3"/>458 <text:s text:c="2"/>00A9 3E56 <text:s text:c="13"/>mvi <text:s text:c="4"/>a,slave$ID <text:s text:c="13"/>;initialize slave ID byte</text:p>
            <text:p text:style-name="P171"><text:s text:c="3"/>459 <text:s text:c="2"/>00AB 320100 <text:s text:c="11"/>sta <text:s text:c="4"/>configtbl+1 <text:s text:c="12"/>; <text:s/>in the configuration tablee</text:p>
            <text:p text:style-name="P171"><text:s text:c="3"/>460 <text:s text:c="25"/>endif</text:p>
            <text:p text:style-name="P171"><text:s text:c="3"/>461 <text:s text:c="17"/></text:p>
            <text:p text:style-name="P171"><text:s text:c="3"/>462 <text:s text:c="17"/>; <text:s text:c="6"/>device initialization, as required</text:p>
            <text:p text:style-name="P171"><text:s text:c="3"/>463 <text:s text:c="17"/></text:p>
            <text:p text:style-name="P171"><text:s text:c="3"/>464 <text:s text:c="25"/>if <text:s text:c="5"/>Altos</text:p>
            <text:p text:style-name="P171"><text:s text:c="3"/>465 <text:s text:c="2"/>00AE 3E47 <text:s text:c="13"/>mvi <text:s text:c="4"/>a,047h</text:p>
            <text:p text:style-name="P171"><text:s text:c="3"/>466 <text:s text:c="2"/>00B0 D30E <text:s text:c="13"/>out <text:s text:c="4"/>0eh</text:p>
            <text:p text:style-name="P171"><text:s text:c="3"/>467 <text:s text:c="2"/>00B2 3E01 <text:s text:c="13"/>mvi <text:s text:c="4"/>a,1</text:p>
            <text:p text:style-name="P171"><text:s text:c="3"/>468 <text:s text:c="2"/>00B4 D30E <text:s text:c="13"/>out <text:s text:c="4"/>0eh</text:p>
            <text:p text:style-name="P171"><text:s text:c="3"/>469 <text:s text:c="25"/>endif</text:p>
            <text:p text:style-name="P171"><text:s text:c="3"/>470 <text:s text:c="17"/></text:p>
            <text:p text:style-name="P171"><text:s text:c="3"/>471 <text:s text:c="25"/>if <text:s text:c="5"/>DSC2 and modem</text:p>
            <text:p text:style-name="P171"><text:s text:c="3"/>472 <text:s text:c="25"/>mvi <text:s text:c="4"/>a,0ceh</text:p>
            <text:p text:style-name="P171"><text:s text:c="3"/>473 <text:s text:c="25"/>out <text:s text:c="4"/>stato</text:p>
            <text:p text:style-name="P171"><text:s text:c="3"/>474 <text:s text:c="25"/>mvi <text:s text:c="4"/>a,027h</text:p>
            <text:p text:style-name="P171"><text:s text:c="3"/>475 <text:s text:c="25"/>out <text:s text:c="4"/>stato</text:p>
            <text:p text:style-name="P171"><text:s text:c="3"/>476 <text:s text:c="25"/>endif</text:p>
            <text:p text:style-name="P171"><text:s text:c="3"/>477 <text:s text:c="17"/></text:p>
            <text:p text:style-name="P171"><text:s text:c="3"/>478 <text:s text:c="25"/>if <text:s text:c="5"/>cpnos</text:p>
            <text:p text:style-name="P171"><text:s text:c="3"/>479 <text:s text:c="25"/>call <text:s text:c="3"/>loginpr <text:s text:c="16"/>; login to a master</text:p>
            <text:p text:style-name="P171"><text:s text:c="3"/>480 <text:s text:c="25"/>endif</text:p>
            <text:p text:style-name="P171"><text:s text:c="3"/>481 <text:s text:c="17"/></text:p>
            <text:p text:style-name="P171"><text:s text:c="3"/>482 <text:s text:c="17"/>initok:</text:p>
            <text:p text:style-name="P171"><text:s text:c="3"/>483 <text:s text:c="2"/>00B6 AF <text:s text:c="15"/>xra <text:s text:c="4"/>a <text:s text:c="22"/>; return code is 0=success</text:p>
            <text:p text:style-name="P171"><text:s text:c="3"/>484 <text:s text:c="2"/>00B7 C9 <text:s text:c="15"/>ret</text:p>
            <text:p text:style-name="P171"><text:s text:c="3"/>485 <text:s text:c="17"/></text:p>
            <text:p text:style-name="P171"><text:s text:c="3"/>486 <text:s text:c="17"/></text:p>
            <text:p text:style-name="P179"><text:s text:c="3"/>487 <text:s text:c="25"/>page</text:p>
          </table:table-cell>
        </table:table-row>
        <text:soft-page-break/>
        <table:table-row table:style-name="Table66.6">
          <table:table-cell table:style-name="Table66.A2" office:value-type="string">
            <text:p text:style-name="P171">CP/M RMAC ASSEM 1.1 <text:s text:c="4"/>#011 <text:s text:c="3"/>REQUESTER NETWORK I/O SYSTEM FOR CP/NET 1.2</text:p>
            <text:p text:style-name="P171"/>
            <text:p text:style-name="P171"><text:s text:c="3"/>488 <text:s text:c="17"/></text:p>
            <text:p text:style-name="P171"><text:s text:c="3"/>489 <text:s text:c="17"/>; <text:s text:c="6"/>Network Status</text:p>
            <text:p text:style-name="P171"><text:s text:c="3"/>490 <text:s text:c="17"/>ntwrksts:</text:p>
            <text:p text:style-name="P171"><text:s text:c="3"/>491 <text:s text:c="2"/>00B8 3A0000 <text:s text:c="11"/>lda <text:s text:c="4"/>network$status</text:p>
            <text:p text:style-name="P171"><text:s text:c="3"/>492 <text:s text:c="2"/>00BB 47 <text:s text:c="15"/>mov <text:s text:c="4"/>b,a</text:p>
            <text:p text:style-name="P171"><text:s text:c="3"/>493 <text:s text:c="2"/>00BC E6FC <text:s text:c="13"/>ani <text:s text:c="4"/>not (rcverr+senderr)</text:p>
            <text:p text:style-name="P171"><text:s text:c="3"/>494 <text:s text:c="2"/>00BE 320000 <text:s text:c="11"/>sta <text:s text:c="4"/>network$status</text:p>
            <text:p text:style-name="P171"><text:s text:c="3"/>495 <text:s text:c="2"/>00C1 78 <text:s text:c="15"/>mov <text:s text:c="4"/>a,b</text:p>
            <text:p text:style-name="P171"><text:s text:c="3"/>496 <text:s text:c="2"/>00C2 C9 <text:s text:c="15"/>ret</text:p>
            <text:p text:style-name="P171"><text:s text:c="3"/>497 <text:s text:c="17"/></text:p>
            <text:p text:style-name="P171"><text:s text:c="3"/>498 <text:s text:c="17"/></text:p>
            <text:p text:style-name="P171"><text:s text:c="3"/>499 <text:s text:c="17"/></text:p>
            <text:p text:style-name="P171"><text:s text:c="3"/>500 <text:s text:c="17"/>; <text:s text:c="6"/>Return Configuration Table Address</text:p>
            <text:p text:style-name="P171"><text:s text:c="3"/>501 <text:s text:c="17"/>cnfgtbladr:</text:p>
            <text:p text:style-name="P171"><text:s text:c="3"/>502 <text:s text:c="2"/>00C3 210000 <text:s text:c="11"/>lxi <text:s text:c="4"/>h,configtbl</text:p>
            <text:p text:style-name="P171"><text:s text:c="3"/>503 <text:s text:c="2"/>00C6 C9 <text:s text:c="15"/>ret</text:p>
            <text:p text:style-name="P171"><text:s text:c="3"/>504 <text:s text:c="17"/></text:p>
            <text:p text:style-name="P171"><text:s text:c="3"/>505 <text:s text:c="17"/></text:p>
            <text:p text:style-name="P179"><text:s text:c="3"/>506 <text:s text:c="25"/>page</text:p>
          </table:table-cell>
        </table:table-row>
        <text:soft-page-break/>
        <table:table-row table:style-name="Table66.6">
          <table:table-cell table:style-name="Table66.A2" office:value-type="string">
            <text:p text:style-name="P171">CP/M RMAC ASSEM 1.1 <text:s text:c="4"/>#012 <text:s text:c="3"/>REQUESTER NETWORK I/O SYSTEM FOR CP/NET 1.2</text:p>
            <text:p text:style-name="P171"/>
            <text:p text:style-name="P171"><text:s text:c="3"/>507 <text:s text:c="17"/></text:p>
            <text:p text:style-name="P171"><text:s text:c="3"/>508 <text:s text:c="17"/>; <text:s text:c="6"/>Send Message on Network</text:p>
            <text:p text:style-name="P171"><text:s text:c="3"/>509 <text:s text:c="17"/>sendmsg: <text:s text:c="23"/>; BC = message addr</text:p>
            <text:p text:style-name="P171"><text:s text:c="3"/>510 <text:s text:c="2"/>00C7 60 <text:s text:c="15"/>mov <text:s text:c="4"/>h,b</text:p>
            <text:p text:style-name="P171"><text:s text:c="3"/>511 <text:s text:c="2"/>00C8 69 <text:s text:c="15"/>mov <text:s text:c="4"/>l,c <text:s text:c="12"/>; HL = message address</text:p>
            <text:p text:style-name="P171"><text:s text:c="3"/>512 <text:s text:c="2"/>00C9 22AD00 <text:s text:c="11"/>shld <text:s text:c="3"/>msg$adr</text:p>
            <text:p text:style-name="P171"><text:s text:c="3"/>513 <text:s text:c="17"/>re$sendmsg:</text:p>
            <text:p text:style-name="P171"><text:s text:c="3"/>514 <text:s text:c="2"/>00CC 3E0A <text:s text:c="13"/>mvi <text:s text:c="4"/>a,max$retries</text:p>
            <text:p text:style-name="P171"><text:s text:c="3"/>515 <text:s text:c="2"/>00CE 32AF00 <text:s text:c="11"/>sta <text:s text:c="4"/>retry$count <text:s text:c="4"/>; initialize retry count</text:p>
            <text:p text:style-name="P171"><text:s text:c="3"/>516 <text:s text:c="17"/>send:</text:p>
            <text:p text:style-name="P171"><text:s text:c="3"/>517 <text:s text:c="2"/>00D1 2AAD00 <text:s text:c="11"/>lhld <text:s text:c="3"/>msg$adr</text:p>
            <text:p text:style-name="P171"><text:s text:c="3"/>518 <text:s text:c="2"/>00D4 0E05 <text:s text:c="13"/>mvi <text:s text:c="4"/>c,ENQ</text:p>
            <text:p text:style-name="P171"><text:s text:c="3"/>519 <text:s text:c="2"/>00D6 CD4E00 <text:s text:c="11"/>call <text:s text:c="3"/>Char$out <text:s text:c="7"/>; send ENQ to master</text:p>
            <text:p text:style-name="P171"><text:s text:c="3"/>520 <text:s text:c="2"/>00D9 1664 <text:s text:c="13"/>mvi <text:s text:c="4"/>d,timeout$retries</text:p>
            <text:p text:style-name="P171"><text:s text:c="3"/>521 <text:s text:c="17"/>ENQ$response:</text:p>
            <text:p text:style-name="P171"><text:s text:c="3"/>522 <text:s text:c="2"/>00DB CD6300 <text:s text:c="11"/>call <text:s text:c="3"/>Char$in</text:p>
            <text:p text:style-name="P171"><text:s text:c="3"/>523 <text:s text:c="2"/>00DE D2E800 <text:s text:c="11"/>jnc <text:s text:c="4"/>got$ENQ$response</text:p>
            <text:p text:style-name="P171"><text:s text:c="3"/>524 <text:s text:c="2"/>00E1 15 <text:s text:c="15"/>dcr <text:s text:c="4"/>d</text:p>
            <text:p text:style-name="P171"><text:s text:c="3"/>525 <text:s text:c="2"/>00E2 C2DB00 <text:s text:c="11"/>jnz <text:s text:c="4"/>ENQ$response</text:p>
            <text:p text:style-name="P171"><text:s text:c="3"/>526 <text:s text:c="2"/>00E5 C32B01 <text:s text:c="11"/>jmp <text:s text:c="4"/>Char$in$timeout</text:p>
            <text:p text:style-name="P171"><text:s text:c="3"/>527 <text:s text:c="17"/>got$ENQ$response:</text:p>
            <text:p text:style-name="P171"><text:s text:c="3"/>528 <text:s text:c="2"/>00E8 CD1E01 <text:s text:c="11"/>call <text:s text:c="3"/>get$ACK0</text:p>
            <text:p text:style-name="P171"><text:s text:c="3"/>529 <text:s text:c="2"/>00EB 0E01 <text:s text:c="13"/>mvi <text:s text:c="4"/>c,SOH</text:p>
            <text:p text:style-name="P171"><text:s text:c="3"/>530 <text:s text:c="2"/>00ED 1E05 <text:s text:c="13"/>mvi <text:s text:c="4"/>e,5</text:p>
            <text:p text:style-name="P171"><text:s text:c="3"/>531 <text:s text:c="2"/>00EF CD9A00 <text:s text:c="11"/>call <text:s text:c="3"/>Msg$out <text:s text:c="8"/>; send SOH FMT DID SID FNC SIZ</text:p>
            <text:p text:style-name="P171"><text:s text:c="3"/>532 <text:s text:c="2"/>00F2 AF <text:s text:c="15"/>xra <text:s text:c="4"/>a</text:p>
            <text:p text:style-name="P171"><text:s text:c="3"/>533 <text:s text:c="2"/>00F3 92 <text:s text:c="15"/>sub <text:s text:c="4"/>d</text:p>
            <text:p text:style-name="P171"><text:s text:c="3"/>534 <text:s text:c="2"/>00F4 4F <text:s text:c="15"/>mov <text:s text:c="4"/>c,a</text:p>
            <text:p text:style-name="P171"><text:s text:c="3"/>535 <text:s text:c="2"/>00F5 CD7F00 <text:s text:c="11"/>call <text:s text:c="3"/>net$out <text:s text:c="8"/>; send HCS (header checksum)</text:p>
            <text:p text:style-name="P171"><text:s text:c="3"/>536 <text:s text:c="2"/>00F8 CD1801 <text:s text:c="11"/>call <text:s text:c="3"/>get$ACK</text:p>
            <text:p text:style-name="P171"><text:s text:c="3"/>537 <text:s text:c="2"/>00FB 2B <text:s text:c="15"/>dcx <text:s text:c="4"/>h</text:p>
            <text:p text:style-name="P171"><text:s text:c="3"/>538 <text:s text:c="2"/>00FC 5E <text:s text:c="15"/>mov <text:s text:c="4"/>e,m</text:p>
            <text:p text:style-name="P171"><text:s text:c="3"/>539 <text:s text:c="2"/>00FD 23 <text:s text:c="15"/>inx <text:s text:c="4"/>h</text:p>
            <text:p text:style-name="P171"><text:s text:c="3"/>540 <text:s text:c="2"/>00FE 1C <text:s text:c="15"/>inr <text:s text:c="4"/>e</text:p>
            <text:p text:style-name="P171"><text:s text:c="3"/>541 <text:s text:c="2"/>00FF 0E02 <text:s text:c="13"/>mvi <text:s text:c="4"/>c,STX</text:p>
            <text:p text:style-name="P171"><text:s text:c="3"/>542 <text:s text:c="2"/>0101 CD9A00 <text:s text:c="11"/>call <text:s text:c="3"/>Msg$out <text:s text:c="8"/>; send STX DB0 DB1 ...</text:p>
            <text:p text:style-name="P171"><text:s text:c="3"/>543 <text:s text:c="2"/>0104 0E03 <text:s text:c="13"/>mvi <text:s text:c="4"/>c,ETX</text:p>
            <text:p text:style-name="P171"><text:s text:c="3"/>544 <text:s text:c="2"/>0106 CD3C00 <text:s text:c="11"/>call <text:s text:c="3"/>Pre$Char$out <text:s text:c="3"/>; send ETX</text:p>
            <text:p text:style-name="P171"><text:s text:c="3"/>545 <text:s text:c="2"/>0109 AF <text:s text:c="15"/>xra <text:s text:c="4"/>a</text:p>
            <text:p text:style-name="P171"><text:s text:c="3"/>546 <text:s text:c="2"/>010A 92 <text:s text:c="15"/>sub <text:s text:c="4"/>d</text:p>
            <text:p text:style-name="P171"><text:s text:c="3"/>547 <text:s text:c="2"/>010B 4F <text:s text:c="15"/>mov <text:s text:c="4"/>c,a</text:p>
            <text:p text:style-name="P171"><text:s text:c="3"/>548 <text:s text:c="2"/>010C CD7F00 <text:s text:c="11"/>call <text:s text:c="3"/>Net$out <text:s text:c="8"/>; send the checksum</text:p>
            <text:p text:style-name="P171"><text:s text:c="3"/>549 <text:s text:c="2"/>010F 0E04 <text:s text:c="13"/>mvi <text:s text:c="4"/>c,EOT</text:p>
            <text:p text:style-name="P171"><text:s text:c="3"/>550 <text:s text:c="2"/>0111 CD3F00 <text:s text:c="11"/>call <text:s text:c="3"/>nChar$out <text:s text:c="6"/>; send EOT</text:p>
            <text:p text:style-name="P171"><text:s text:c="3"/>551 <text:s text:c="2"/>0114 CD1801 <text:s text:c="11"/>call <text:s text:c="3"/>get$ACK <text:s text:c="8"/>; (leave these</text:p>
            <text:p text:style-name="P171"><text:s text:c="3"/>552 <text:s text:c="2"/>0117 C9 <text:s text:c="15"/>ret <text:s text:c="20"/>; <text:s text:c="13"/>two instructions)</text:p>
            <text:p text:style-name="P171"><text:s text:c="3"/>553 <text:s text:c="17"/></text:p>
            <text:p text:style-name="P171"><text:s text:c="3"/>554 <text:s text:c="17"/>get$ACK:</text:p>
            <text:p text:style-name="P171"><text:s text:c="3"/>555 <text:s text:c="2"/>0118 CD6300 <text:s text:c="11"/>call <text:s text:c="3"/>Char$in</text:p>
            <text:p text:style-name="P171"><text:s text:c="3"/>556 <text:s text:c="2"/>011B DA2301 <text:s text:c="11"/>jc <text:s text:c="5"/>send$retry <text:s text:c="5"/>; jump if timeout</text:p>
            <text:p text:style-name="P171"><text:s text:c="3"/>557 <text:s text:c="17"/>get$ACK0:</text:p>
            <text:p text:style-name="P171"><text:s text:c="3"/>558 <text:s text:c="2"/>011E E67F <text:s text:c="13"/>ani <text:s text:c="4"/>7fh</text:p>
            <text:p text:style-name="P171"><text:s text:c="3"/>559 <text:s text:c="2"/>0120 D606 <text:s text:c="13"/>sui <text:s text:c="4"/>ACK</text:p>
            <text:p text:style-name="P179"><text:s text:c="3"/>560 <text:s text:c="2"/>0122 C8 <text:s text:c="15"/>rz</text:p>
          </table:table-cell>
        </table:table-row>
        <text:soft-page-break/>
        <table:table-row table:style-name="Table66.3">
          <table:table-cell table:style-name="Table66.A2" office:value-type="string">
            <text:p text:style-name="P171">CP/M RMAC ASSEM 1.1 <text:s text:c="4"/>#013 <text:s text:c="3"/>REQUESTER NETWORK I/O SYSTEM FOR CP/NET 1.2</text:p>
            <text:p text:style-name="P171"/>
            <text:p text:style-name="P171"><text:s text:c="3"/>561 <text:s text:c="17"/>send$retry:</text:p>
            <text:p text:style-name="P171"><text:s text:c="3"/>562 <text:s text:c="2"/>0123 E1 <text:s text:c="15"/>pop <text:s text:c="4"/>h <text:s text:c="14"/>; discard return address</text:p>
            <text:p text:style-name="P171"><text:s text:c="3"/>563 <text:s text:c="2"/>0124 21AF00 <text:s text:c="11"/>lxi <text:s text:c="4"/>h,retry$count</text:p>
            <text:p text:style-name="P171"><text:s text:c="3"/>564 <text:s text:c="2"/>0127 35 <text:s text:c="15"/>dcr <text:s text:c="4"/>m</text:p>
            <text:p text:style-name="P171"><text:s text:c="3"/>565 <text:s text:c="2"/>0128 C2D100 <text:s text:c="11"/>jnz <text:s text:c="4"/>send <text:s text:c="11"/>; send again unles max retries</text:p>
            <text:p text:style-name="P171"><text:s text:c="3"/>566 <text:s text:c="17"/>Char$in$timeout:</text:p>
            <text:p text:style-name="P171"><text:s text:c="3"/>567 <text:s text:c="2"/>012B 3E01 <text:s text:c="13"/>mvi <text:s text:c="4"/>a,senderr</text:p>
            <text:p text:style-name="P171"><text:s text:c="3"/>568 <text:s text:c="17"/></text:p>
            <text:p text:style-name="P171"><text:s text:c="3"/>569 <text:s text:c="25"/>if <text:s text:c="5"/>always$retry</text:p>
            <text:p text:style-name="P171"><text:s text:c="3"/>570 <text:s text:c="2"/>012D CDD201 <text:s text:c="11"/>call <text:s text:c="3"/>error$return</text:p>
            <text:p text:style-name="P171"><text:s text:c="3"/>571 <text:s text:c="2"/>0130 C3CC00 <text:s text:c="11"/>jmp <text:s text:c="4"/>re$sendmsg</text:p>
            <text:p text:style-name="P171"><text:s text:c="3"/>572 <text:s text:c="25"/>else</text:p>
            <text:p text:style-name="P171"><text:s text:c="3"/>573 <text:s text:c="25"/>jmp <text:s text:c="4"/>error$return</text:p>
            <text:p text:style-name="P171"><text:s text:c="3"/>574 <text:s text:c="25"/>endif</text:p>
            <text:p text:style-name="P171"><text:s text:c="3"/>575 <text:s text:c="17"/></text:p>
            <text:p text:style-name="P179"><text:s text:c="3"/>576 <text:s text:c="25"/>page</text:p>
          </table:table-cell>
        </table:table-row>
        <text:soft-page-break/>
        <table:table-row table:style-name="Table66.14">
          <table:table-cell table:style-name="Table66.A2" office:value-type="string">
            <text:p text:style-name="P171">CP/M RMAC ASSEM 1.1 <text:s text:c="4"/>#014 <text:s text:c="3"/>REQUESTER NETWORK I/O SYSTEM FOR CP/NET 1.2</text:p>
            <text:p text:style-name="P171"/>
            <text:p text:style-name="P171"><text:s text:c="3"/>577 <text:s text:c="17"/></text:p>
            <text:p text:style-name="P171"><text:s text:c="3"/>578 <text:s text:c="17"/>; <text:s text:c="6"/>Receive Message from Network</text:p>
            <text:p text:style-name="P171"><text:s text:c="3"/>579 <text:s text:c="17"/>receivemsg: <text:s text:c="20"/>; BC = message addr</text:p>
            <text:p text:style-name="P171"><text:s text:c="3"/>580 <text:s text:c="2"/>0133 60 <text:s text:c="15"/>mov <text:s text:c="4"/>h,b</text:p>
            <text:p text:style-name="P171"><text:s text:c="3"/>581 <text:s text:c="2"/>0134 69 <text:s text:c="15"/>mov <text:s text:c="4"/>l,c <text:s text:c="12"/>; HL = message address</text:p>
            <text:p text:style-name="P171"><text:s text:c="3"/>582 <text:s text:c="2"/>0135 22AD00 <text:s text:c="11"/>shld <text:s text:c="3"/>msg$adr</text:p>
            <text:p text:style-name="P171"><text:s text:c="3"/>583 <text:s text:c="17"/>re$receivemsg:</text:p>
            <text:p text:style-name="P171"><text:s text:c="3"/>584 <text:s text:c="2"/>0138 3E0A <text:s text:c="13"/>mvi <text:s text:c="4"/>a,max$retries</text:p>
            <text:p text:style-name="P171"><text:s text:c="3"/>585 <text:s text:c="2"/>013A 32AF00 <text:s text:c="11"/>sta <text:s text:c="4"/>retry$count <text:s text:c="4"/>; initialize retry count</text:p>
            <text:p text:style-name="P171"><text:s text:c="3"/>586 <text:s text:c="17"/>re$call:</text:p>
            <text:p text:style-name="P171"><text:s text:c="3"/>587 <text:s text:c="2"/>013D CD4F01 <text:s text:c="11"/>call <text:s text:c="3"/>receive <text:s text:c="8"/>; rtn from receive is receive error</text:p>
            <text:p text:style-name="P171"><text:s text:c="3"/>588 <text:s text:c="17"/></text:p>
            <text:p text:style-name="P171"><text:s text:c="3"/>589 <text:s text:c="17"/>receive$retry:</text:p>
            <text:p text:style-name="P171"><text:s text:c="3"/>590 <text:s text:c="2"/>0140 21AF00 <text:s text:c="11"/>lxi <text:s text:c="4"/>h,retry$count</text:p>
            <text:p text:style-name="P171"><text:s text:c="3"/>591 <text:s text:c="2"/>0143 35 <text:s text:c="15"/>dcr <text:s text:c="4"/>m</text:p>
            <text:p text:style-name="P171"><text:s text:c="3"/>592 <text:s text:c="2"/>0144 C23D01 <text:s text:c="11"/>jnz <text:s text:c="4"/>re$call</text:p>
            <text:p text:style-name="P171"><text:s text:c="3"/>593 <text:s text:c="17"/>receive$timeout:</text:p>
            <text:p text:style-name="P171"><text:s text:c="3"/>594 <text:s text:c="2"/>0147 3E02 <text:s text:c="13"/>mvi <text:s text:c="4"/>a,rcverr</text:p>
            <text:p text:style-name="P171"><text:s text:c="3"/>595 <text:s text:c="17"/></text:p>
            <text:p text:style-name="P171"><text:s text:c="3"/>596 <text:s text:c="25"/>if <text:s text:c="5"/>always$retry</text:p>
            <text:p text:style-name="P171"><text:s text:c="3"/>597 <text:s text:c="2"/>0149 CDD201 <text:s text:c="11"/>call <text:s text:c="3"/>error$return</text:p>
            <text:p text:style-name="P171"><text:s text:c="3"/>598 <text:s text:c="2"/>014C C33801 <text:s text:c="11"/>jmp <text:s text:c="4"/>re$receivemsg</text:p>
            <text:p text:style-name="P171"><text:s text:c="3"/>599 <text:s text:c="25"/>else</text:p>
            <text:p text:style-name="P171"><text:s text:c="3"/>600 <text:s text:c="25"/>jmp <text:s text:c="4"/>error$return</text:p>
            <text:p text:style-name="P171"><text:s text:c="3"/>601 <text:s text:c="25"/>endif</text:p>
            <text:p text:style-name="P171"><text:s text:c="3"/>602 <text:s text:c="17"/></text:p>
            <text:p text:style-name="P171"><text:s text:c="3"/>603 <text:s text:c="17"/>receive:</text:p>
            <text:p text:style-name="P171"><text:s text:c="3"/>604 <text:s text:c="2"/>014F 2AAD00 <text:s text:c="11"/>lhld <text:s text:c="3"/>msg$adr</text:p>
            <text:p text:style-name="P171"><text:s text:c="3"/>605 <text:s text:c="2"/>0152 1664 <text:s text:c="13"/>mvi <text:s text:c="4"/>d,timeout$retries</text:p>
            <text:p text:style-name="P171"><text:s text:c="3"/>606 <text:s text:c="17"/>receive$firstchar:</text:p>
            <text:p text:style-name="P171"><text:s text:c="3"/>607 <text:s text:c="2"/>0154 CD5E00 <text:s text:c="11"/>call <text:s text:c="3"/>xcharin</text:p>
            <text:p text:style-name="P171"><text:s text:c="3"/>608 <text:s text:c="2"/>0157 D26201 <text:s text:c="11"/>jnc <text:s text:c="4"/>got$firstchar</text:p>
            <text:p text:style-name="P171"><text:s text:c="3"/>609 <text:s text:c="2"/>015A 15 <text:s text:c="15"/>dcr <text:s text:c="4"/>d</text:p>
            <text:p text:style-name="P171"><text:s text:c="3"/>610 <text:s text:c="2"/>015B C25401 <text:s text:c="11"/>jnz <text:s text:c="4"/>receive$firstchar</text:p>
            <text:p text:style-name="P171"><text:s text:c="3"/>611 <text:s text:c="2"/>015E E1 <text:s text:c="15"/>pop <text:s text:c="4"/>h <text:s text:c="14"/>; discard receive$retry rtn adr</text:p>
            <text:p text:style-name="P171"><text:s text:c="3"/>612 <text:s text:c="2"/>015F C34701 <text:s text:c="11"/>jmp <text:s text:c="4"/>receive$timeout</text:p>
            <text:p text:style-name="P171"><text:s text:c="3"/>613 <text:s text:c="17"/>got$firstchar:</text:p>
            <text:p text:style-name="P171"><text:s text:c="3"/>614 <text:s text:c="2"/>0162 E67F <text:s text:c="13"/>ani <text:s text:c="4"/>7fh</text:p>
            <text:p text:style-name="P171"><text:s text:c="3"/>615 <text:s text:c="2"/>0164 FE05 <text:s text:c="13"/>cpi <text:s text:c="4"/>ENQ <text:s text:c="12"/>; Enquire?</text:p>
            <text:p text:style-name="P171"><text:s text:c="3"/>616 <text:s text:c="2"/>0166 C24F01 <text:s text:c="11"/>jnz <text:s text:c="4"/>receive</text:p>
            <text:p text:style-name="P171"><text:s text:c="3"/>617 <text:s text:c="17"/></text:p>
            <text:p text:style-name="P171"><text:s text:c="3"/>618 <text:s text:c="2"/>0169 0E06 <text:s text:c="13"/>mvi <text:s text:c="4"/>c,ACK</text:p>
            <text:p text:style-name="P171"><text:s text:c="3"/>619 <text:s text:c="2"/>016B CD3F00 <text:s text:c="11"/>call <text:s text:c="3"/>nChar$out <text:s text:c="6"/>; acknowledge ENQ with an ACK</text:p>
            <text:p text:style-name="P171"><text:s text:c="3"/>620 <text:s text:c="17"/></text:p>
            <text:p text:style-name="P171"><text:s text:c="3"/>621 <text:s text:c="2"/>016E CD6300 <text:s text:c="11"/>call <text:s text:c="3"/>Char$in</text:p>
            <text:p text:style-name="P171"><text:s text:c="3"/>622 <text:s text:c="2"/>0171 D8 <text:s text:c="15"/>rc <text:s text:c="21"/>; return to receive$retry</text:p>
            <text:p text:style-name="P171"><text:s text:c="3"/>623 <text:s text:c="2"/>0172 E67F <text:s text:c="13"/>ani <text:s text:c="4"/>7fh</text:p>
            <text:p text:style-name="P171"><text:s text:c="3"/>624 <text:s text:c="2"/>0174 FE01 <text:s text:c="13"/>cpi <text:s text:c="4"/>SOH <text:s text:c="12"/>; Start of Header ?</text:p>
            <text:p text:style-name="P171"><text:s text:c="3"/>625 <text:s text:c="2"/>0176 C0 <text:s text:c="15"/>rnz <text:s text:c="20"/>; return to receive$retry</text:p>
            <text:p text:style-name="P171"><text:s text:c="3"/>626 <text:s text:c="2"/>0177 57 <text:s text:c="15"/>mov <text:s text:c="4"/>d,a <text:s text:c="12"/>; initialize the HCS</text:p>
            <text:p text:style-name="P171"><text:s text:c="3"/>627 <text:s text:c="2"/>0178 1E05 <text:s text:c="13"/>mvi <text:s text:c="4"/>e,5</text:p>
            <text:p text:style-name="P171"><text:s text:c="3"/>628 <text:s text:c="2"/>017A CD8500 <text:s text:c="11"/>call <text:s text:c="3"/>Msg$in</text:p>
            <text:p text:style-name="P171"><text:s text:c="3"/>629 <text:s text:c="2"/>017D D8 <text:s text:c="15"/>rc <text:s text:c="21"/>; return to receive$retry</text:p>
            <text:p text:style-name="P179"><text:s text:c="3"/>630 <text:s text:c="2"/>017E CD9000 <text:s text:c="11"/>call <text:s text:c="3"/>Net$in</text:p>
          </table:table-cell>
        </table:table-row>
        <text:soft-page-break/>
        <table:table-row table:style-name="Table66.5">
          <table:table-cell table:style-name="Table66.A2" office:value-type="string">
            <text:p text:style-name="P171">CP/M RMAC ASSEM 1.1 <text:s text:c="4"/>#015 <text:s text:c="3"/>REQUESTER NETWORK I/O SYSTEM FOR CP/NET 1.2</text:p>
            <text:p text:style-name="P171"/>
            <text:p text:style-name="P171"><text:s text:c="3"/>631 <text:s text:c="2"/>0181 D8 <text:s text:c="15"/>rc <text:s text:c="21"/>; return to receive$retry</text:p>
            <text:p text:style-name="P171"><text:s text:c="3"/>632 <text:s text:c="2"/>0182 C2CD01 <text:s text:c="11"/>jnz <text:s text:c="4"/>bad$checksum</text:p>
            <text:p text:style-name="P171"><text:s text:c="3"/>633 <text:s text:c="2"/>0185 CDC501 <text:s text:c="11"/>call <text:s text:c="3"/>send$ACK</text:p>
            <text:p text:style-name="P171"><text:s text:c="3"/>634 <text:s text:c="2"/>0188 CD6300 <text:s text:c="11"/>call <text:s text:c="3"/>Char$in</text:p>
            <text:p text:style-name="P171"><text:s text:c="3"/>635 <text:s text:c="2"/>018B D8 <text:s text:c="15"/>rc <text:s text:c="21"/>; return to receive$retry</text:p>
            <text:p text:style-name="P171"><text:s text:c="3"/>636 <text:s text:c="2"/>018C E67F <text:s text:c="13"/>ani <text:s text:c="4"/>7fh</text:p>
            <text:p text:style-name="P171"><text:s text:c="3"/>637 <text:s text:c="2"/>018E FE02 <text:s text:c="13"/>cpi <text:s text:c="4"/>STX <text:s text:c="12"/>; Start of Data ?</text:p>
            <text:p text:style-name="P171"><text:s text:c="3"/>638 <text:s text:c="2"/>0190 C0 <text:s text:c="15"/>rnz <text:s text:c="20"/>; return to receive$retry</text:p>
            <text:p text:style-name="P171"><text:s text:c="3"/>639 <text:s text:c="2"/>0191 57 <text:s text:c="15"/>mov <text:s text:c="4"/>d,a <text:s text:c="12"/>; initialize the CKS</text:p>
            <text:p text:style-name="P171"><text:s text:c="3"/>640 <text:s text:c="2"/>0192 2B <text:s text:c="15"/>dcx <text:s text:c="4"/>h</text:p>
            <text:p text:style-name="P171"><text:s text:c="3"/>641 <text:s text:c="2"/>0193 5E <text:s text:c="15"/>mov <text:s text:c="4"/>e,m</text:p>
            <text:p text:style-name="P171"><text:s text:c="3"/>642 <text:s text:c="2"/>0194 23 <text:s text:c="15"/>inx <text:s text:c="4"/>h</text:p>
            <text:p text:style-name="P171"><text:s text:c="3"/>643 <text:s text:c="2"/>0195 1C <text:s text:c="15"/>inr <text:s text:c="4"/>e</text:p>
            <text:p text:style-name="P171"><text:s text:c="3"/>644 <text:s text:c="2"/>0196 CD8500 <text:s text:c="11"/>call <text:s text:c="3"/>msg$in <text:s text:c="9"/>; get DB0 DB1 ...</text:p>
            <text:p text:style-name="P171"><text:s text:c="3"/>645 <text:s text:c="2"/>0199 D8 <text:s text:c="15"/>rc <text:s text:c="21"/>; return to receive$retry</text:p>
            <text:p text:style-name="P171"><text:s text:c="3"/>646 <text:s text:c="2"/>019A CD6300 <text:s text:c="11"/>call <text:s text:c="3"/>Char$in <text:s text:c="8"/>; get the ETX</text:p>
            <text:p text:style-name="P171"><text:s text:c="3"/>647 <text:s text:c="2"/>019D D8 <text:s text:c="15"/>rc <text:s text:c="21"/>; return to receive$retry</text:p>
            <text:p text:style-name="P171"><text:s text:c="3"/>648 <text:s text:c="2"/>019E E67F <text:s text:c="13"/>ani <text:s text:c="4"/>7fh</text:p>
            <text:p text:style-name="P171"><text:s text:c="3"/>649 <text:s text:c="2"/>01A0 FE03 <text:s text:c="13"/>cpi <text:s text:c="4"/>ETX</text:p>
            <text:p text:style-name="P171"><text:s text:c="3"/>650 <text:s text:c="2"/>01A2 C0 <text:s text:c="15"/>rnz <text:s text:c="20"/>; return to receive$retry</text:p>
            <text:p text:style-name="P171"><text:s text:c="3"/>651 <text:s text:c="2"/>01A3 82 <text:s text:c="15"/>add <text:s text:c="4"/>d</text:p>
            <text:p text:style-name="P171"><text:s text:c="3"/>652 <text:s text:c="2"/>01A4 57 <text:s text:c="15"/>mov <text:s text:c="4"/>d,a <text:s text:c="12"/>; update CKS with ETX</text:p>
            <text:p text:style-name="P171"><text:s text:c="3"/>653 <text:s text:c="2"/>01A5 CD9000 <text:s text:c="11"/>call <text:s text:c="3"/>Net$in <text:s text:c="9"/>; get CKS</text:p>
            <text:p text:style-name="P171"><text:s text:c="3"/>654 <text:s text:c="2"/>01A8 D8 <text:s text:c="15"/>rc <text:s text:c="21"/>; return to receive$retry</text:p>
            <text:p text:style-name="P171"><text:s text:c="3"/>655 <text:s text:c="2"/>01A9 CD6300 <text:s text:c="11"/>call <text:s text:c="3"/>Char$in <text:s text:c="8"/>; get EOT</text:p>
            <text:p text:style-name="P171"><text:s text:c="3"/>656 <text:s text:c="2"/>01AC D8 <text:s text:c="15"/>rc <text:s text:c="21"/>; return to receive$retry</text:p>
            <text:p text:style-name="P171"><text:s text:c="3"/>657 <text:s text:c="2"/>01AD E67F <text:s text:c="13"/>ani <text:s text:c="4"/>7fh</text:p>
            <text:p text:style-name="P171"><text:s text:c="3"/>658 <text:s text:c="2"/>01AF FE04 <text:s text:c="13"/>cpi <text:s text:c="4"/>EOT</text:p>
            <text:p text:style-name="P171"><text:s text:c="3"/>659 <text:s text:c="2"/>01B1 C0 <text:s text:c="15"/>rnz <text:s text:c="20"/>; return to receive$retry</text:p>
            <text:p text:style-name="P171"><text:s text:c="3"/>660 <text:s text:c="2"/>01B2 7A <text:s text:c="15"/>mov <text:s text:c="4"/>a,d</text:p>
            <text:p text:style-name="P171"><text:s text:c="3"/>661 <text:s text:c="2"/>01B3 B7 <text:s text:c="15"/>ora <text:s text:c="4"/>a <text:s text:c="14"/>; test CKS</text:p>
            <text:p text:style-name="P171"><text:s text:c="3"/>662 <text:s text:c="2"/>01B4 C2CD01 <text:s text:c="11"/>jnz <text:s text:c="4"/>bad$checksum</text:p>
            <text:p text:style-name="P171"><text:s text:c="3"/>663 <text:s text:c="2"/>01B7 E1 <text:s text:c="15"/>pop <text:s text:c="4"/>h <text:s text:c="14"/>; discard receive$retry rtn adr</text:p>
            <text:p text:style-name="P171"><text:s text:c="3"/>664 <text:s text:c="2"/>01B8 2AAD00 <text:s text:c="11"/>lhld <text:s text:c="3"/>msg$adr</text:p>
            <text:p text:style-name="P171"><text:s text:c="3"/>665 <text:s text:c="2"/>01BB 23 <text:s text:c="15"/>inx <text:s text:c="4"/>h</text:p>
            <text:p text:style-name="P171"><text:s text:c="3"/>666 <text:s text:c="2"/>01BC 3A0100 <text:s text:c="11"/>lda <text:s text:c="4"/>configtbl+1</text:p>
            <text:p text:style-name="P171"><text:s text:c="3"/>667 <text:s text:c="2"/>01BF 96 <text:s text:c="15"/>sub <text:s text:c="4"/>m</text:p>
            <text:p text:style-name="P171"><text:s text:c="3"/>668 <text:s text:c="2"/>01C0 CAC501 <text:s text:c="11"/>jz <text:s text:c="5"/>send$ACK <text:s text:c="7"/>; jump with A=0 if DID ok</text:p>
            <text:p text:style-name="P171"><text:s text:c="3"/>669 <text:s text:c="2"/>01C3 3EFF <text:s text:c="13"/>mvi <text:s text:c="4"/>a,0ffh <text:s text:c="9"/>; return code shows bad DID</text:p>
            <text:p text:style-name="P171"><text:s text:c="3"/>670 <text:s text:c="17"/>send$ACK:</text:p>
            <text:p text:style-name="P171"><text:s text:c="3"/>671 <text:s text:c="2"/>01C5 F5 <text:s text:c="15"/>push <text:s text:c="3"/>psw <text:s text:c="12"/>; save return code</text:p>
            <text:p text:style-name="P171"><text:s text:c="3"/>672 <text:s text:c="2"/>01C6 0E06 <text:s text:c="13"/>mvi <text:s text:c="4"/>c,ACK</text:p>
            <text:p text:style-name="P171"><text:s text:c="3"/>673 <text:s text:c="2"/>01C8 CD3F00 <text:s text:c="11"/>call <text:s text:c="3"/>nChar$out <text:s text:c="6"/>; send ACK if checksum ok</text:p>
            <text:p text:style-name="P171"><text:s text:c="3"/>674 <text:s text:c="2"/>01CB F1 <text:s text:c="15"/>pop <text:s text:c="4"/>psw <text:s text:c="12"/>; restore return code</text:p>
            <text:p text:style-name="P171"><text:s text:c="3"/>675 <text:s text:c="2"/>01CC C9 <text:s text:c="15"/>ret</text:p>
            <text:p text:style-name="P171"><text:s text:c="3"/>676 <text:s text:c="17"/></text:p>
            <text:p text:style-name="P171"><text:s text:c="3"/>677 <text:s text:c="17"/>bad$DID:</text:p>
            <text:p text:style-name="P171"><text:s text:c="3"/>678 <text:s text:c="17"/>bad$checksum:</text:p>
            <text:p text:style-name="P171"><text:s text:c="3"/>679 <text:s text:c="2"/>01CD 0E15 <text:s text:c="13"/>mvi <text:s text:c="4"/>c,NAK</text:p>
            <text:p text:style-name="P171"><text:s text:c="3"/>680 <text:s text:c="2"/>01CF C34E00 <text:s text:c="11"/>jmp <text:s text:c="4"/>Char$out <text:s text:c="7"/>; send NAK on bad chksm &amp; not max retries</text:p>
            <text:p text:style-name="P171"><text:s text:c="3"/>681 <text:s text:c="17"/>; <text:s text:c="6"/>ret</text:p>
            <text:p text:style-name="P171"><text:s text:c="3"/>682 <text:s text:c="17"/></text:p>
            <text:p text:style-name="P171"><text:s text:c="3"/>683 <text:s text:c="17"/>error$return:</text:p>
            <text:p text:style-name="P179"><text:s text:c="3"/>684 <text:s text:c="2"/>01D2 210000 <text:s text:c="11"/>lxi <text:s text:c="4"/>h,network$status</text:p>
          </table:table-cell>
        </table:table-row>
        <text:soft-page-break/>
        <table:table-row table:style-name="Table66.6">
          <table:table-cell table:style-name="Table66.A2" office:value-type="string">
            <text:p text:style-name="P171">CP/M RMAC ASSEM 1.1 <text:s text:c="4"/>#016 <text:s text:c="3"/>REQUESTER NETWORK I/O SYSTEM FOR CP/NET 1.2</text:p>
            <text:p text:style-name="P171"/>
            <text:p text:style-name="P171"><text:s text:c="3"/>685 <text:s text:c="2"/>01D5 B6 <text:s text:c="15"/>ora <text:s text:c="4"/>m</text:p>
            <text:p text:style-name="P171"><text:s text:c="3"/>686 <text:s text:c="2"/>01D6 77 <text:s text:c="15"/>mov <text:s text:c="4"/>m,a</text:p>
            <text:p text:style-name="P171"><text:s text:c="3"/>687 <text:s text:c="2"/>01D7 CDDD01 <text:s text:c="11"/>call <text:s text:c="3"/>ntwrkerror <text:s text:c="5"/>; perform any required device re-init.</text:p>
            <text:p text:style-name="P171"><text:s text:c="3"/>688 <text:s text:c="2"/>01DA 3EFF <text:s text:c="13"/>mvi <text:s text:c="4"/>a,0ffh</text:p>
            <text:p text:style-name="P171"><text:s text:c="3"/>689 <text:s text:c="2"/>01DC C9 <text:s text:c="15"/>ret</text:p>
            <text:p text:style-name="P171"><text:s text:c="3"/>690 <text:s text:c="17"/></text:p>
            <text:p text:style-name="P171"><text:s text:c="3"/>691 <text:s text:c="17"/>ntwrkerror:</text:p>
            <text:p text:style-name="P171"><text:s text:c="3"/>692 <text:s text:c="49"/>; <text:s/>perform any required device </text:p>
            <text:p text:style-name="P171"><text:s text:c="3"/>693 <text:s text:c="2"/>01DD C9 <text:s text:c="15"/>ret <text:s text:c="20"/>; <text:s text:c="4"/>re-initialization</text:p>
            <text:p text:style-name="P171"><text:s text:c="3"/>694 <text:s text:c="17"/></text:p>
            <text:p text:style-name="P179"><text:s text:c="3"/>695 <text:s text:c="25"/>page</text:p>
          </table:table-cell>
        </table:table-row>
        <text:soft-page-break/>
        <table:table-row table:style-name="Table66.4">
          <table:table-cell table:style-name="Table66.A2" office:value-type="string">
            <text:p text:style-name="P171">CP/M RMAC ASSEM 1.1 <text:s text:c="4"/>#017 <text:s text:c="3"/>REQUESTER NETWORK I/O SYSTEM FOR CP/NET 1.2</text:p>
            <text:p text:style-name="P171"/>
            <text:p text:style-name="P171"><text:s text:c="3"/>696 <text:s text:c="17"/></text:p>
            <text:p text:style-name="P171"><text:s text:c="3"/>697 <text:s text:c="17"/>;</text:p>
            <text:p text:style-name="P171"><text:s text:c="3"/>698 <text:s text:c="17"/>ntwrkwboot:</text:p>
            <text:p text:style-name="P171"><text:s text:c="3"/>699 <text:s text:c="17"/></text:p>
            <text:p text:style-name="P171"><text:s text:c="3"/>700 <text:s text:c="17"/>; <text:s text:c="6"/>This procedure is called each time the CCP is</text:p>
            <text:p text:style-name="P171"><text:s text:c="3"/>701 <text:s text:c="17"/>; <text:s text:c="6"/>reloaded from disk. <text:s/>This version prints ""</text:p>
            <text:p text:style-name="P171"><text:s text:c="3"/>702 <text:s text:c="17"/>; <text:s text:c="6"/>on the console and then returns, but anything necessary </text:p>
            <text:p text:style-name="P171"><text:s text:c="3"/>703 <text:s text:c="17"/>; <text:s text:c="6"/>for restart can be put here.</text:p>
            <text:p text:style-name="P171"><text:s text:c="3"/>704 <text:s text:c="17"/></text:p>
            <text:p text:style-name="P171"><text:s text:c="3"/>705 <text:s text:c="2"/>01DE 0E09 <text:s text:c="13"/>mvi <text:s text:c="4"/>c,9</text:p>
            <text:p text:style-name="P171"><text:s text:c="3"/>706 <text:s text:c="2"/>01E0 111500 <text:s text:c="11"/>lxi <text:s text:c="4"/>d,wboot$msg</text:p>
            <text:p text:style-name="P171"><text:s text:c="3"/>707 <text:s text:c="2"/>01E3 C30500 <text:s text:c="11"/>jmp <text:s text:c="4"/>BDOS</text:p>
            <text:p text:style-name="P171"><text:s text:c="3"/>708 <text:s text:c="17"/></text:p>
            <text:p text:style-name="P179"><text:s text:c="3"/>709 <text:s text:c="25"/>page</text:p>
          </table:table-cell>
        </table:table-row>
        <text:soft-page-break/>
        <table:table-row table:style-name="Table66.4">
          <table:table-cell table:style-name="Table66.A2" office:value-type="string">
            <text:p text:style-name="P171">CP/M RMAC ASSEM 1.1 <text:s text:c="4"/>#018 <text:s text:c="3"/>REQUESTER NETWORK I/O SYSTEM FOR CP/NET 1.2</text:p>
            <text:p text:style-name="P171"/>
            <text:p text:style-name="P171"><text:s text:c="3"/>710 <text:s text:c="17"/></text:p>
            <text:p text:style-name="P171"><text:s text:c="3"/>711 <text:s text:c="25"/>if <text:s text:c="5"/>cpnos</text:p>
            <text:p text:style-name="P171"><text:s text:c="3"/>712 <text:s text:c="17"/>;</text:p>
            <text:p text:style-name="P171"><text:s text:c="3"/>713 <text:s text:c="17"/>; <text:s text:c="6"/>LOGIN to a Master</text:p>
            <text:p text:style-name="P171"><text:s text:c="3"/>714 <text:s text:c="17"/>;</text:p>
            <text:p text:style-name="P171"><text:s text:c="3"/>715 <text:s text:c="17"/>; Equates</text:p>
            <text:p text:style-name="P171"><text:s text:c="3"/>716 <text:s text:c="17"/>;</text:p>
            <text:p text:style-name="P171"><text:s text:c="3"/>717 <text:s text:c="17"/>buff <text:s text:c="3"/>equ <text:s text:c="4"/>0080h</text:p>
            <text:p text:style-name="P171"><text:s text:c="3"/>718 <text:s text:c="17"/></text:p>
            <text:p text:style-name="P171"><text:s text:c="3"/>719 <text:s text:c="17"/>readbf <text:s/>equ <text:s text:c="4"/>10</text:p>
            <text:p text:style-name="P171"><text:s text:c="3"/>720 <text:s text:c="17"/></text:p>
            <text:p text:style-name="P171"><text:s text:c="3"/>721 <text:s text:c="17"/>active <text:s/>equ <text:s text:c="4"/>0001$0000b</text:p>
            <text:p text:style-name="P171"><text:s text:c="3"/>722 <text:s text:c="17"/></text:p>
            <text:p text:style-name="P171"><text:s text:c="3"/>723 <text:s text:c="17"/>loginpr:</text:p>
            <text:p text:style-name="P171"><text:s text:c="3"/>724 <text:s text:c="25"/>mvi <text:s text:c="4"/>c,initpasswordmsglen</text:p>
            <text:p text:style-name="P171"><text:s text:c="3"/>725 <text:s text:c="25"/>lxi <text:s text:c="4"/>h,initpasswordmsg</text:p>
            <text:p text:style-name="P171"><text:s text:c="3"/>726 <text:s text:c="25"/>lxi <text:s text:c="4"/>d,passwordmsg</text:p>
            <text:p text:style-name="P171"><text:s text:c="3"/>727 <text:s text:c="17"/>copypassword:</text:p>
            <text:p text:style-name="P171"><text:s text:c="3"/>728 <text:s text:c="25"/>mov <text:s text:c="4"/>a,m</text:p>
            <text:p text:style-name="P171"><text:s text:c="3"/>729 <text:s text:c="25"/>stax <text:s text:c="3"/>d</text:p>
            <text:p text:style-name="P171"><text:s text:c="3"/>730 <text:s text:c="25"/>inx <text:s text:c="4"/>h</text:p>
            <text:p text:style-name="P171"><text:s text:c="3"/>731 <text:s text:c="25"/>inx <text:s text:c="4"/>d</text:p>
            <text:p text:style-name="P171"><text:s text:c="3"/>732 <text:s text:c="25"/>dcr <text:s text:c="4"/>c</text:p>
            <text:p text:style-name="P171"><text:s text:c="3"/>733 <text:s text:c="25"/>jnz <text:s text:c="4"/>copypassword</text:p>
            <text:p text:style-name="P171"><text:s text:c="3"/>734 <text:s text:c="25"/>mvi <text:s text:c="4"/>c,print</text:p>
            <text:p text:style-name="P171"><text:s text:c="3"/>735 <text:s text:c="25"/>lxi <text:s text:c="4"/>d,loginmsg</text:p>
            <text:p text:style-name="P171"><text:s text:c="3"/>736 <text:s text:c="25"/>call <text:s text:c="3"/>BDOS</text:p>
            <text:p text:style-name="P171"><text:s text:c="3"/>737 <text:s text:c="25"/>mvi <text:s text:c="4"/>c,readbf</text:p>
            <text:p text:style-name="P171"><text:s text:c="3"/>738 <text:s text:c="25"/>lxi <text:s text:c="4"/>d,buff-1</text:p>
            <text:p text:style-name="P171"><text:s text:c="3"/>739 <text:s text:c="25"/>mvi <text:s text:c="4"/>a,50h</text:p>
            <text:p text:style-name="P171"><text:s text:c="3"/>740 <text:s text:c="25"/>stax <text:s text:c="3"/>d</text:p>
            <text:p text:style-name="P171"><text:s text:c="3"/>741 <text:s text:c="25"/>call <text:s text:c="3"/>BDOS</text:p>
            <text:p text:style-name="P171"><text:s text:c="3"/>742 <text:s text:c="25"/>lxi <text:s text:c="4"/>h,buff</text:p>
            <text:p text:style-name="P171"><text:s text:c="3"/>743 <text:s text:c="25"/>mov <text:s text:c="4"/>a,m <text:s text:c="4"/>; get # chars in the command tail</text:p>
            <text:p text:style-name="P171"><text:s text:c="3"/>744 <text:s text:c="25"/>ora <text:s text:c="4"/>a</text:p>
            <text:p text:style-name="P171"><text:s text:c="3"/>745 <text:s text:c="25"/>jz <text:s text:c="5"/>dologin ; default login if empty command tail</text:p>
            <text:p text:style-name="P171"><text:s text:c="3"/>746 <text:s text:c="25"/>mov <text:s text:c="4"/>c,a <text:s text:c="4"/>; A = # chars in command tail</text:p>
            <text:p text:style-name="P171"><text:s text:c="3"/>747 <text:s text:c="25"/>xra <text:s text:c="4"/>a</text:p>
            <text:p text:style-name="P171"><text:s text:c="3"/>748 <text:s text:c="25"/>mov <text:s text:c="4"/>b,a <text:s text:c="4"/>; B will accumulate master ID</text:p>
            <text:p text:style-name="P171"><text:s text:c="3"/>749 <text:s text:c="17"/>scanblnks:</text:p>
            <text:p text:style-name="P171"><text:s text:c="3"/>750 <text:s text:c="25"/>inx <text:s text:c="4"/>h</text:p>
            <text:p text:style-name="P171"><text:s text:c="3"/>751 <text:s text:c="25"/>mov <text:s text:c="4"/>a,m</text:p>
            <text:p text:style-name="P171"><text:s text:c="3"/>752 <text:s text:c="25"/>cpi <text:s text:c="4"/>' '</text:p>
            <text:p text:style-name="P171"><text:s text:c="3"/>753 <text:s text:c="25"/>jnz <text:s text:c="4"/>pastblnks ; skip past leading blanks</text:p>
            <text:p text:style-name="P171"><text:s text:c="3"/>754 <text:s text:c="25"/>dcr <text:s text:c="4"/>c</text:p>
            <text:p text:style-name="P171"><text:s text:c="3"/>755 <text:s text:c="25"/>jnz <text:s text:c="4"/>scanblnks</text:p>
            <text:p text:style-name="P171"><text:s text:c="3"/>756 <text:s text:c="25"/>jmp <text:s text:c="4"/>prelogin ; jump if command tail exhausted</text:p>
            <text:p text:style-name="P171"><text:s text:c="3"/>757 <text:s text:c="17"/>pastblnks:</text:p>
            <text:p text:style-name="P171"><text:s text:c="3"/>758 <text:s text:c="25"/>cpi <text:s text:c="4"/>'['</text:p>
            <text:p text:style-name="P171"><text:s text:c="3"/>759 <text:s text:c="25"/>jz <text:s text:c="5"/>scanMstrID</text:p>
            <text:p text:style-name="P171"><text:s text:c="3"/>760 <text:s text:c="25"/>mvi <text:s text:c="4"/>a,8</text:p>
            <text:p text:style-name="P171"><text:s text:c="3"/>761 <text:s text:c="25"/>lxi <text:s text:c="4"/>d,passwordmsg+5+8-1</text:p>
            <text:p text:style-name="P171"><text:s text:c="3"/>762 <text:s text:c="25"/>xchg</text:p>
            <text:p text:style-name="P179"><text:s text:c="3"/>763 <text:s text:c="17"/>spacefill:</text:p>
          </table:table-cell>
        </table:table-row>
        <text:soft-page-break/>
        <table:table-row table:style-name="Table66.5">
          <table:table-cell table:style-name="Table66.A2" office:value-type="string">
            <text:p text:style-name="P171">CP/M RMAC ASSEM 1.1 <text:s text:c="4"/>#019 <text:s text:c="3"/>REQUESTER NETWORK I/O SYSTEM FOR CP/NET 1.2</text:p>
            <text:p text:style-name="P171"/>
            <text:p text:style-name="P171"><text:s text:c="3"/>764 <text:s text:c="25"/>mvi <text:s text:c="4"/>m,' '</text:p>
            <text:p text:style-name="P171"><text:s text:c="3"/>765 <text:s text:c="25"/>dcx <text:s text:c="4"/>h</text:p>
            <text:p text:style-name="P171"><text:s text:c="3"/>766 <text:s text:c="25"/>dcr <text:s text:c="4"/>a</text:p>
            <text:p text:style-name="P171"><text:s text:c="3"/>767 <text:s text:c="25"/>jnz <text:s text:c="4"/>spacefill</text:p>
            <text:p text:style-name="P171"><text:s text:c="3"/>768 <text:s text:c="25"/>xchg</text:p>
            <text:p text:style-name="P171"><text:s text:c="3"/>769 <text:s text:c="17"/>scanLftBrkt:</text:p>
            <text:p text:style-name="P171"><text:s text:c="3"/>770 <text:s text:c="25"/>mov <text:s text:c="4"/>a,m</text:p>
            <text:p text:style-name="P171"><text:s text:c="3"/>771 <text:s text:c="25"/>cpi <text:s text:c="4"/>'['</text:p>
            <text:p text:style-name="P171"><text:s text:c="3"/>772 <text:s text:c="25"/>jz <text:s text:c="5"/>scanMstrID</text:p>
            <text:p text:style-name="P171"><text:s text:c="3"/>773 <text:s text:c="25"/>inx <text:s text:c="4"/>d</text:p>
            <text:p text:style-name="P171"><text:s text:c="3"/>774 <text:s text:c="25"/>stax <text:s text:c="3"/>d <text:s text:c="6"/>;update the password</text:p>
            <text:p text:style-name="P171"><text:s text:c="3"/>775 <text:s text:c="25"/>inx <text:s text:c="4"/>h</text:p>
            <text:p text:style-name="P171"><text:s text:c="3"/>776 <text:s text:c="25"/>dcr <text:s text:c="4"/>c</text:p>
            <text:p text:style-name="P171"><text:s text:c="3"/>777 <text:s text:c="25"/>jnz <text:s text:c="4"/>scanLftBrkt</text:p>
            <text:p text:style-name="P171"><text:s text:c="3"/>778 <text:s text:c="25"/>jmp <text:s text:c="4"/>prelogin</text:p>
            <text:p text:style-name="P171"><text:s text:c="3"/>779 <text:s text:c="17"/>scanMstrID:</text:p>
            <text:p text:style-name="P171"><text:s text:c="3"/>780 <text:s text:c="25"/>inx <text:s text:c="4"/>h</text:p>
            <text:p text:style-name="P171"><text:s text:c="3"/>781 <text:s text:c="25"/>dcr <text:s text:c="4"/>c</text:p>
            <text:p text:style-name="P171"><text:s text:c="3"/>782 <text:s text:c="25"/>jz <text:s text:c="5"/>loginerr</text:p>
            <text:p text:style-name="P171"><text:s text:c="3"/>783 <text:s text:c="25"/>mov <text:s text:c="4"/>a,m</text:p>
            <text:p text:style-name="P171"><text:s text:c="3"/>784 <text:s text:c="25"/>cpi <text:s text:c="4"/>']'</text:p>
            <text:p text:style-name="P171"><text:s text:c="3"/>785 <text:s text:c="25"/>jz <text:s text:c="5"/>prelogin</text:p>
            <text:p text:style-name="P171"><text:s text:c="3"/>786 <text:s text:c="25"/>sui <text:s text:c="4"/>'0'</text:p>
            <text:p text:style-name="P171"><text:s text:c="3"/>787 <text:s text:c="25"/>cpi <text:s text:c="4"/>10</text:p>
            <text:p text:style-name="P171"><text:s text:c="3"/>788 <text:s text:c="25"/>jc <text:s text:c="5"/>updateID</text:p>
            <text:p text:style-name="P171"><text:s text:c="3"/>789 <text:s text:c="25"/>adi <text:s text:c="4"/>('0'-'A'+10) and 0ffh</text:p>
            <text:p text:style-name="P171"><text:s text:c="3"/>790 <text:s text:c="25"/>cpi <text:s text:c="4"/>16</text:p>
            <text:p text:style-name="P171"><text:s text:c="3"/>791 <text:s text:c="25"/>jnc <text:s text:c="4"/>loginerr</text:p>
            <text:p text:style-name="P171"><text:s text:c="3"/>792 <text:s text:c="17"/>updateID:</text:p>
            <text:p text:style-name="P171"><text:s text:c="3"/>793 <text:s text:c="25"/>push <text:s text:c="3"/>psw</text:p>
            <text:p text:style-name="P171"><text:s text:c="3"/>794 <text:s text:c="25"/>mov <text:s text:c="4"/>a,b</text:p>
            <text:p text:style-name="P171"><text:s text:c="3"/>795 <text:s text:c="25"/>add <text:s text:c="4"/>a</text:p>
            <text:p text:style-name="P171"><text:s text:c="3"/>796 <text:s text:c="25"/>add <text:s text:c="4"/>a</text:p>
            <text:p text:style-name="P171"><text:s text:c="3"/>797 <text:s text:c="25"/>add <text:s text:c="4"/>a</text:p>
            <text:p text:style-name="P171"><text:s text:c="3"/>798 <text:s text:c="25"/>add <text:s text:c="4"/>a</text:p>
            <text:p text:style-name="P171"><text:s text:c="3"/>799 <text:s text:c="25"/>mov <text:s text:c="4"/>b,a <text:s text:c="4"/>; accum * 16</text:p>
            <text:p text:style-name="P171"><text:s text:c="3"/>800 <text:s text:c="25"/>pop <text:s text:c="4"/>psw</text:p>
            <text:p text:style-name="P171"><text:s text:c="3"/>801 <text:s text:c="25"/>add <text:s text:c="4"/>b</text:p>
            <text:p text:style-name="P171"><text:s text:c="3"/>802 <text:s text:c="25"/>mov <text:s text:c="4"/>b,a</text:p>
            <text:p text:style-name="P171"><text:s text:c="3"/>803 <text:s text:c="25"/>jmp <text:s text:c="4"/>scanMstrID</text:p>
            <text:p text:style-name="P171"><text:s text:c="3"/>804 <text:s text:c="17"/></text:p>
            <text:p text:style-name="P171"><text:s text:c="3"/>805 <text:s text:c="17"/>prelogin:</text:p>
            <text:p text:style-name="P171"><text:s text:c="3"/>806 <text:s text:c="25"/>mov <text:s text:c="4"/>a,b</text:p>
            <text:p text:style-name="P171"><text:s text:c="3"/>807 <text:s text:c="17"/></text:p>
            <text:p text:style-name="P171"><text:s text:c="3"/>808 <text:s text:c="17"/>dologin:</text:p>
            <text:p text:style-name="P171"><text:s text:c="3"/>809 <text:s text:c="25"/>lxi <text:s text:c="4"/>b,passwordmsg+1</text:p>
            <text:p text:style-name="P171"><text:s text:c="3"/>810 <text:s text:c="25"/>stax <text:s text:c="3"/>b</text:p>
            <text:p text:style-name="P171"><text:s text:c="3"/>811 <text:s text:c="25"/>dcx <text:s text:c="4"/>b</text:p>
            <text:p text:style-name="P171"><text:s text:c="3"/>812 <text:s text:c="25"/>call <text:s text:c="3"/>sendmsg</text:p>
            <text:p text:style-name="P171"><text:s text:c="3"/>813 <text:s text:c="25"/>inr <text:s text:c="4"/>a</text:p>
            <text:p text:style-name="P171"><text:s text:c="3"/>814 <text:s text:c="25"/>lxi <text:s text:c="4"/>d,loginfailedmsg</text:p>
            <text:p text:style-name="P171"><text:s text:c="3"/>815 <text:s text:c="25"/>jz <text:s text:c="5"/>printmsg</text:p>
            <text:p text:style-name="P171"><text:s text:c="3"/>816 <text:s text:c="25"/>lxi <text:s text:c="4"/>b,passwordmsg</text:p>
            <text:p text:style-name="P179"><text:s text:c="3"/>817 <text:s text:c="25"/>call <text:s text:c="3"/>receivemsg</text:p>
          </table:table-cell>
        </table:table-row>
        <text:soft-page-break/>
        <table:table-row table:style-name="Table66.4">
          <table:table-cell table:style-name="Table66.A2" office:value-type="string">
            <text:p text:style-name="P171">CP/M RMAC ASSEM 1.1 <text:s text:c="4"/>#020 <text:s text:c="3"/>REQUESTER NETWORK I/O SYSTEM FOR CP/NET 1.2</text:p>
            <text:p text:style-name="P171"/>
            <text:p text:style-name="P171"><text:s text:c="3"/>818 <text:s text:c="25"/>inr <text:s text:c="4"/>a</text:p>
            <text:p text:style-name="P171"><text:s text:c="3"/>819 <text:s text:c="25"/>lxi <text:s text:c="4"/>d,loginfailedmsg</text:p>
            <text:p text:style-name="P171"><text:s text:c="3"/>820 <text:s text:c="25"/>jz <text:s text:c="5"/>printmsg</text:p>
            <text:p text:style-name="P171"><text:s text:c="3"/>821 <text:s text:c="25"/>lda <text:s text:c="4"/>passwordmsg+5</text:p>
            <text:p text:style-name="P171"><text:s text:c="3"/>822 <text:s text:c="25"/>inr <text:s text:c="4"/>a</text:p>
            <text:p text:style-name="P171"><text:s text:c="3"/>823 <text:s text:c="25"/>jnz <text:s text:c="4"/>loginOK</text:p>
            <text:p text:style-name="P171"><text:s text:c="3"/>824 <text:s text:c="25"/>jmp <text:s text:c="4"/>printmsg</text:p>
            <text:p text:style-name="P171"><text:s text:c="3"/>825 <text:s text:c="17"/></text:p>
            <text:p text:style-name="P171"><text:s text:c="3"/>826 <text:s text:c="17"/>loginerr:</text:p>
            <text:p text:style-name="P171"><text:s text:c="3"/>827 <text:s text:c="25"/>lxi <text:s text:c="4"/>d,loginerrmsg</text:p>
            <text:p text:style-name="P171"><text:s text:c="3"/>828 <text:s text:c="17"/>printmsg:</text:p>
            <text:p text:style-name="P171"><text:s text:c="3"/>829 <text:s text:c="25"/>mvi <text:s text:c="4"/>c,print</text:p>
            <text:p text:style-name="P171"><text:s text:c="3"/>830 <text:s text:c="25"/>call <text:s text:c="3"/>BDOS</text:p>
            <text:p text:style-name="P171"><text:s text:c="3"/>831 <text:s text:c="25"/>jmp <text:s text:c="4"/>loginpr <text:s text:c="8"/>; try login again</text:p>
            <text:p text:style-name="P171"><text:s text:c="3"/>832 <text:s text:c="17"/></text:p>
            <text:p text:style-name="P171"><text:s text:c="3"/>833 <text:s text:c="17"/>loginOK:</text:p>
            <text:p text:style-name="P171"><text:s text:c="3"/>834 <text:s text:c="25"/>lxi <text:s text:c="4"/>h,network$status ; HL = status byte addr</text:p>
            <text:p text:style-name="P171"><text:s text:c="3"/>835 <text:s text:c="25"/>mov <text:s text:c="4"/>a,m</text:p>
            <text:p text:style-name="P171"><text:s text:c="3"/>836 <text:s text:c="25"/>ori <text:s text:c="4"/>active <text:s/>; set active bit true</text:p>
            <text:p text:style-name="P171"><text:s text:c="3"/>837 <text:s text:c="25"/>mov <text:s text:c="4"/>m,a</text:p>
            <text:p text:style-name="P171"><text:s text:c="3"/>838 <text:s text:c="25"/>ret</text:p>
            <text:p text:style-name="P171"><text:s text:c="3"/>839 <text:s text:c="17"/></text:p>
            <text:p text:style-name="P171"><text:s text:c="3"/>840 <text:s text:c="17"/>;</text:p>
            <text:p text:style-name="P171"><text:s text:c="3"/>841 <text:s text:c="17"/>; Local Data Segment</text:p>
            <text:p text:style-name="P171"><text:s text:c="3"/>842 <text:s text:c="17"/>;</text:p>
            <text:p text:style-name="P171"><text:s text:c="3"/>843 <text:s text:c="17"/>loginmsg:</text:p>
            <text:p text:style-name="P171"><text:s text:c="3"/>844 <text:s text:c="25"/>db <text:s text:c="5"/>cr,lf</text:p>
            <text:p text:style-name="P171"><text:s text:c="3"/>845 <text:s text:c="25"/>db <text:s text:c="5"/>'LOGIN='</text:p>
            <text:p text:style-name="P171"><text:s text:c="3"/>846 <text:s text:c="25"/>db <text:s text:c="5"/>'$'</text:p>
            <text:p text:style-name="P171"><text:s text:c="3"/>847 <text:s text:c="17"/></text:p>
            <text:p text:style-name="P171"><text:s text:c="3"/>848 <text:s text:c="17"/>initpasswordmsg:</text:p>
            <text:p text:style-name="P171"><text:s text:c="3"/>849 <text:s text:c="25"/>db <text:s text:c="5"/>00h <text:s text:c="4"/>; FMT</text:p>
            <text:p text:style-name="P171"><text:s text:c="3"/>850 <text:s text:c="25"/>db <text:s text:c="5"/>00h <text:s text:c="4"/>; DID Master ID #</text:p>
            <text:p text:style-name="P171"><text:s text:c="3"/>851 <text:s text:c="25"/>db <text:s text:c="5"/>slave$ID ;SID</text:p>
            <text:p text:style-name="P171"><text:s text:c="3"/>852 <text:s text:c="25"/>db <text:s text:c="5"/>40h <text:s text:c="4"/>; FNC</text:p>
            <text:p text:style-name="P171"><text:s text:c="3"/>853 <text:s text:c="25"/>db <text:s text:c="5"/>7 <text:s text:c="6"/>; SIZ</text:p>
            <text:p text:style-name="P171"><text:s text:c="3"/>854 <text:s text:c="25"/>db <text:s text:c="5"/>'PASSWORD' ; password</text:p>
            <text:p text:style-name="P171"><text:s text:c="3"/>855 <text:s text:c="17"/>initpasswordmsglen equ <text:s/>$-initpasswordmsg</text:p>
            <text:p text:style-name="P171"><text:s text:c="3"/>856 <text:s text:c="17"/></text:p>
            <text:p text:style-name="P171"><text:s text:c="3"/>857 <text:s text:c="17"/></text:p>
            <text:p text:style-name="P171"><text:s text:c="3"/>858 <text:s text:c="17"/>loginerrmsg:</text:p>
            <text:p text:style-name="P171"><text:s text:c="3"/>859 <text:s text:c="25"/>db <text:s text:c="5"/>lf</text:p>
            <text:p text:style-name="P171"><text:s text:c="3"/>860 <text:s text:c="25"/>db <text:s text:c="5"/>'Invalid LOGIN'</text:p>
            <text:p text:style-name="P171"><text:s text:c="3"/>861 <text:s text:c="25"/>db <text:s text:c="5"/>'$'</text:p>
            <text:p text:style-name="P171"><text:s text:c="3"/>862 <text:s text:c="17"/></text:p>
            <text:p text:style-name="P171"><text:s text:c="3"/>863 <text:s text:c="17"/>loginfailedmsg:</text:p>
            <text:p text:style-name="P171"><text:s text:c="3"/>864 <text:s text:c="25"/>db <text:s text:c="5"/>lf</text:p>
            <text:p text:style-name="P171"><text:s text:c="3"/>865 <text:s text:c="25"/>db <text:s text:c="5"/>'LOGIN Failed'</text:p>
            <text:p text:style-name="P171"><text:s text:c="3"/>866 <text:s text:c="25"/>db <text:s text:c="5"/>'$'</text:p>
            <text:p text:style-name="P171"><text:s text:c="3"/>867 <text:s text:c="17"/></text:p>
            <text:p text:style-name="P171"><text:s text:c="3"/>868 <text:s text:c="25"/>DSEG</text:p>
            <text:p text:style-name="P171"><text:s text:c="3"/>869 <text:s text:c="17"/>passwordmsg:</text:p>
            <text:p text:style-name="P171"><text:s text:c="3"/>870 <text:s text:c="25"/>ds <text:s text:c="5"/>1 <text:s text:c="6"/>; FMT</text:p>
            <text:p text:style-name="P179"><text:s text:c="3"/>871 <text:s text:c="25"/>ds <text:s text:c="5"/>1 <text:s text:c="6"/>; DID</text:p>
          </table:table-cell>
        </table:table-row>
        <text:soft-page-break/>
        <table:table-row table:style-name="Table66.2">
          <table:table-cell table:style-name="Table66.A2" office:value-type="string">
            <text:p text:style-name="P171">CP/M RMAC ASSEM 1.1 <text:s text:c="4"/>#021 <text:s text:c="3"/>REQUESTER NETWORK I/O SYSTEM FOR CP/NET 1.2</text:p>
            <text:p text:style-name="P171"/>
            <text:p text:style-name="P171"><text:s text:c="3"/>872 <text:s text:c="25"/>ds <text:s text:c="5"/>1 <text:s text:c="6"/>; SID</text:p>
            <text:p text:style-name="P171"><text:s text:c="3"/>873 <text:s text:c="25"/>ds <text:s text:c="5"/>1 <text:s text:c="6"/>; FNC</text:p>
            <text:p text:style-name="P171"><text:s text:c="3"/>874 <text:s text:c="25"/>ds <text:s text:c="5"/>1 <text:s text:c="6"/>; SIZ</text:p>
            <text:p text:style-name="P171"><text:s text:c="3"/>875 <text:s text:c="25"/>ds <text:s text:c="5"/>8 <text:s text:c="6"/>; DAT = password</text:p>
            <text:p text:style-name="P171"><text:s text:c="3"/>876 <text:s text:c="25"/>endif</text:p>
            <text:p text:style-name="P171"><text:s text:c="3"/>877 <text:s text:c="17"/></text:p>
            <text:p text:style-name="P179"><text:s text:c="3"/>878 <text:s text:c="2"/>01E6 <text:s text:c="18"/>end</text:p>
          </table:table-cell>
        </table:table-row>
        <text:soft-page-break/>
        <table:table-row table:style-name="Table66.2">
          <table:table-cell table:style-name="Table66.A2" office:value-type="string">
            <text:p text:style-name="P171">CP/M RMAC ASSEM 1.1 <text:s text:c="4"/>#022 <text:s text:c="3"/>REQUESTER NETWORK I/O SYSTEM FOR CP/NET 1.2</text:p>
            <text:p text:style-name="P171"/>
            <text:p text:style-name="P171">ACK <text:s text:c="13"/>0006 <text:s text:c="2"/>175# <text:s/>559 <text:s text:c="2"/>618 <text:s text:c="2"/>672 </text:p>
            <text:p text:style-name="P171">ACTIVE <text:s text:c="10"/>0010 <text:s text:c="2"/>164# <text:s/>721# <text:s/>836 </text:p>
            <text:p text:style-name="P171">ALTOS <text:s text:c="11"/>FFFF <text:s text:c="3"/>28# <text:s text:c="2"/>62 <text:s text:c="2"/>219 <text:s text:c="2"/>266 <text:s text:c="2"/>296 <text:s text:c="2"/>338 <text:s text:c="2"/>347 <text:s text:c="2"/>464 </text:p>
            <text:p text:style-name="P171">ALWAYSRETRY <text:s text:c="5"/>FFFF <text:s text:c="3"/>30# <text:s/>569 <text:s text:c="2"/>596 </text:p>
            <text:p text:style-name="P171">ASCII <text:s text:c="11"/>0000 <text:s text:c="3"/>34# <text:s/>247 <text:s text:c="2"/>306 <text:s text:c="2"/>370 <text:s text:c="2"/>400 </text:p>
            <text:p text:style-name="P171">BADCHECKSUM <text:s text:c="5"/>01CD <text:s text:c="2"/>632 <text:s text:c="2"/>662 <text:s text:c="2"/>678#</text:p>
            <text:p text:style-name="P171">BADDID <text:s text:c="10"/>01CD <text:s text:c="2"/>677#</text:p>
            <text:p text:style-name="P171">BDOS <text:s text:c="12"/>0005 <text:s text:c="3"/>40 <text:s text:c="3"/>42# <text:s/>707 <text:s text:c="2"/>736 <text:s text:c="2"/>741 <text:s text:c="2"/>830 </text:p>
            <text:p text:style-name="P171">CHARIN <text:s text:c="10"/>0063 <text:s text:c="2"/>308 <text:s text:c="2"/>333# <text:s/>414 <text:s text:c="2"/>522 <text:s text:c="2"/>555 <text:s text:c="2"/>621 <text:s text:c="2"/>634 <text:s text:c="2"/>646 <text:s text:c="2"/>655 </text:p>
            <text:p text:style-name="P171">CHARIN0 <text:s text:c="9"/>0065 <text:s text:c="2"/>331 <text:s text:c="2"/>344# <text:s/>357 </text:p>
            <text:p text:style-name="P171">CHARIN1 <text:s text:c="9"/>0067 <text:s text:c="2"/>346# <text:s/>355 </text:p>
            <text:p text:style-name="P171">CHARIN2 <text:s text:c="9"/>007C <text:s text:c="2"/>353 <text:s text:c="2"/>360#</text:p>
            <text:p text:style-name="P171">CHARINTIMEOUT <text:s text:c="3"/>012B <text:s text:c="2"/>526 <text:s text:c="2"/>566#</text:p>
            <text:p text:style-name="P171">CHAROUT <text:s text:c="9"/>004E <text:s text:c="2"/>253 <text:s text:c="2"/>257 <text:s text:c="2"/>294# <text:s/>384 <text:s text:c="2"/>519 <text:s text:c="2"/>680 </text:p>
            <text:p text:style-name="P171">CHKSIN <text:s text:c="10"/>0094 <text:s text:c="2"/>418#</text:p>
            <text:p text:style-name="P171">CNFGTBLADR <text:s text:c="6"/>00C3 <text:s text:c="3"/>50 <text:s text:c="2"/>501#</text:p>
            <text:p text:style-name="P171">CONFIGTBL <text:s text:c="7"/>0000 <text:s text:c="2"/>114# <text:s/>447 <text:s text:c="2"/>459 <text:s text:c="2"/>502 <text:s text:c="2"/>666 </text:p>
            <text:p text:style-name="P171">CONOUT <text:s text:c="10"/>0002 <text:s text:c="2"/>180#</text:p>
            <text:p text:style-name="P171">CPNOS <text:s text:c="11"/>0000 <text:s text:c="3"/>24# <text:s text:c="2"/>39 <text:s text:c="3"/>66 <text:s text:c="2"/>445 <text:s text:c="2"/>478 <text:s text:c="2"/>711 </text:p>
            <text:p text:style-name="P171">CR <text:s text:c="14"/>000D <text:s text:c="2"/>177# <text:s/>844 </text:p>
            <text:p text:style-name="P171">DB82 <text:s text:c="12"/>0000 <text:s text:c="3"/>27# <text:s text:c="2"/>56 <text:s text:c="2"/>187 <text:s text:c="2"/>274 </text:p>
            <text:p text:style-name="P171">DEBUG <text:s text:c="11"/>0000 <text:s text:c="3"/>36#</text:p>
            <text:p text:style-name="P171">DEFAULTMASTER <text:s text:c="3"/>0000 <text:s text:c="3"/>97#</text:p>
            <text:p text:style-name="P171">DELAY <text:s text:c="11"/>002F <text:s text:c="2"/>236# <text:s/>302 </text:p>
            <text:p text:style-name="P171">DELAY1 <text:s text:c="10"/>0031 <text:s text:c="2"/>238# <text:s/>244 </text:p>
            <text:p text:style-name="P171">DELAY2 <text:s text:c="10"/>0033 <text:s text:c="2"/>240# <text:s/>242 </text:p>
            <text:p text:style-name="P171">DPRTI <text:s text:c="11"/>001E <text:s text:c="2"/>190# <text:s/>203# <text:s/>211# <text:s/>222# <text:s/>361 </text:p>
            <text:p text:style-name="P171">DPRTO <text:s text:c="11"/>001E <text:s text:c="2"/>196# <text:s/>207# <text:s/>215# <text:s/>226# <text:s/>291 </text:p>
            <text:p text:style-name="P171">DSC2 <text:s text:c="12"/>0000 <text:s text:c="3"/>26# <text:s text:c="2"/>59 <text:s text:c="2"/>199 <text:s text:c="2"/>280 <text:s text:c="2"/>471 </text:p>
            <text:p text:style-name="P171">ENQ <text:s text:c="13"/>0005 <text:s text:c="2"/>174# <text:s/>518 <text:s text:c="2"/>615 </text:p>
            <text:p text:style-name="P171">ENQRESPONSE <text:s text:c="5"/>00DB <text:s text:c="2"/>521# <text:s/>525 </text:p>
            <text:p text:style-name="P171">EOT <text:s text:c="13"/>0004 <text:s text:c="2"/>173# <text:s/>549 <text:s text:c="2"/>658 </text:p>
            <text:p text:style-name="P171">ERRORRETURN <text:s text:c="5"/>01D2 <text:s text:c="2"/>570 <text:s text:c="2"/>573 <text:s text:c="2"/>597 <text:s text:c="2"/>600 <text:s text:c="2"/>683#</text:p>
            <text:p text:style-name="P171">ETX <text:s text:c="13"/>0003 <text:s text:c="2"/>172# <text:s/>543 <text:s text:c="2"/>649 </text:p>
            <text:p text:style-name="P171">FALSE <text:s text:c="11"/>0000 <text:s text:c="3"/>21# <text:s text:c="2"/>22 <text:s text:c="3"/>24 <text:s text:c="3"/>26 <text:s text:c="3"/>27 <text:s text:c="3"/>32 <text:s text:c="3"/>34 <text:s text:c="3"/>36 </text:p>
            <text:p text:style-name="P171">FIRSTPASS <text:s text:c="7"/>00B0 <text:s text:c="2"/>159#</text:p>
            <text:p text:style-name="P171">GETACK <text:s text:c="10"/>0118 <text:s text:c="2"/>536 <text:s text:c="2"/>551 <text:s text:c="2"/>554#</text:p>
            <text:p text:style-name="P171">GETACK0 <text:s text:c="9"/>011E <text:s text:c="2"/>528 <text:s text:c="2"/>557#</text:p>
            <text:p text:style-name="P171">GOTENQRESPONSE <text:s text:c="2"/>00E8 <text:s text:c="2"/>523 <text:s text:c="2"/>527#</text:p>
            <text:p text:style-name="P171">GOTFIRSTCHAR <text:s text:c="4"/>0162 <text:s text:c="2"/>608 <text:s text:c="2"/>613#</text:p>
            <text:p text:style-name="P171">INITOK <text:s text:c="10"/>00B6 <text:s text:c="2"/>482#</text:p>
            <text:p text:style-name="P171">LF <text:s text:c="14"/>000A <text:s text:c="2"/>176# <text:s/>844 <text:s text:c="2"/>859 <text:s text:c="2"/>864 </text:p>
            <text:p text:style-name="P171">LOGIN <text:s text:c="11"/>0040 <text:s text:c="2"/>183#</text:p>
            <text:p text:style-name="P171">MAXRETRIES <text:s text:c="6"/>000A <text:s text:c="2"/>155# <text:s/>514 <text:s text:c="2"/>584 </text:p>
            <text:p text:style-name="P171">MODEM <text:s text:c="11"/>0000 <text:s text:c="3"/>32# <text:s/>150 <text:s text:c="2"/>200 <text:s text:c="2"/>335 <text:s text:c="2"/>471 </text:p>
            <text:p text:style-name="P171">MSGADR <text:s text:c="10"/>00AD <text:s text:c="2"/>148# <text:s/>512 <text:s text:c="2"/>517 <text:s text:c="2"/>582 <text:s text:c="2"/>604 <text:s text:c="2"/>664 </text:p>
            <text:p text:style-name="P171">MSGIN <text:s text:c="11"/>0085 <text:s text:c="2"/>387# <text:s/>394 <text:s text:c="2"/>628 <text:s text:c="2"/>644 </text:p>
            <text:p text:style-name="P171">MSGOUT <text:s text:c="10"/>009A <text:s text:c="2"/>426# <text:s/>531 <text:s text:c="2"/>542 </text:p>
            <text:p text:style-name="P171">MSGOUTLOOP <text:s text:c="6"/>009F <text:s text:c="2"/>432# <text:s/>437 </text:p>
            <text:p text:style-name="P171">MSKI <text:s text:c="12"/>0001 <text:s text:c="2"/>189# <text:s/>202# <text:s/>210# <text:s/>221# <text:s/>352 </text:p>
            <text:p text:style-name="P171">MSKO <text:s text:c="12"/>0004 <text:s text:c="2"/>193# <text:s/>206# <text:s/>214# <text:s/>225# <text:s/>271 </text:p>
            <text:p text:style-name="P171">NAK <text:s text:c="13"/>0015 <text:s text:c="2"/>178# <text:s/>679 </text:p>
            <text:p text:style-name="P171">NCHAROUT <text:s text:c="8"/>003F <text:s text:c="2"/>265# <text:s/>272 <text:s text:c="2"/>277 <text:s text:c="2"/>295 <text:s text:c="2"/>550 <text:s text:c="2"/>619 <text:s text:c="2"/>673 </text:p>
            <text:p text:style-name="P179">NETIN <text:s text:c="11"/>0090 <text:s text:c="2"/>389 <text:s text:c="2"/>397# <text:s/>630 <text:s text:c="2"/>653 </text:p>
          </table:table-cell>
        </table:table-row>
        <text:soft-page-break/>
        <table:table-row>
          <table:table-cell table:style-name="Table66.A2" office:value-type="string">
            <text:p text:style-name="P171">CP/M RMAC ASSEM 1.1 <text:s text:c="4"/>#023 <text:s text:c="3"/>REQUESTER NETWORK I/O SYSTEM FOR CP/NET 1.2</text:p>
            <text:p text:style-name="P171"/>
            <text:p text:style-name="P171">NETOUT <text:s text:c="10"/>007F <text:s text:c="2"/>364# <text:s/>435 <text:s text:c="2"/>535 <text:s text:c="2"/>548 </text:p>
            <text:p text:style-name="P171">NETWORKERRMSG <text:s text:c="3"/>0021 <text:s text:c="2"/>103#</text:p>
            <text:p text:style-name="P171">NETWORKSTATUS <text:s text:c="3"/>0000 <text:s text:c="2"/>116# <text:s/>317 <text:s text:c="2"/>319 <text:s text:c="2"/>491 <text:s text:c="2"/>494 <text:s text:c="2"/>684 <text:s text:c="2"/>834 </text:p>
            <text:p text:style-name="P171">NIOS <text:s text:c="12"/>0000 <text:s text:c="3"/>45# <text:s text:c="2"/>46 </text:p>
            <text:p text:style-name="P171">NTWRKERROR <text:s text:c="6"/>01DD <text:s text:c="3"/>53 <text:s text:c="2"/>687 <text:s text:c="2"/>691#</text:p>
            <text:p text:style-name="P171">NTWRKINIT <text:s text:c="7"/>00A9 <text:s text:c="3"/>48 <text:s text:c="2"/>443#</text:p>
            <text:p text:style-name="P171">NTWRKSTS <text:s text:c="8"/>00B8 <text:s text:c="3"/>49 <text:s text:c="2"/>490#</text:p>
            <text:p text:style-name="P171">NTWRKWBOOT <text:s text:c="6"/>01DE <text:s text:c="3"/>54 <text:s text:c="2"/>698#</text:p>
            <text:p text:style-name="P171">PRECHAROUT <text:s text:c="6"/>003C <text:s text:c="2"/>260# <text:s/>431 <text:s text:c="2"/>544 </text:p>
            <text:p text:style-name="P171">PRINT <text:s text:c="11"/>0009 <text:s text:c="2"/>181# <text:s/>734 <text:s text:c="2"/>829 </text:p>
            <text:p text:style-name="P171">RCVERR <text:s text:c="10"/>0002 <text:s text:c="2"/>165# <text:s/>318 <text:s text:c="2"/>493 <text:s text:c="2"/>594 </text:p>
            <text:p text:style-name="P171">RCVMSG <text:s text:c="10"/>0043 <text:s text:c="2"/>182#</text:p>
            <text:p text:style-name="P171">RECALL <text:s text:c="10"/>013D <text:s text:c="2"/>586# <text:s/>592 </text:p>
            <text:p text:style-name="P171">RECEIVE <text:s text:c="9"/>014F <text:s text:c="2"/>587 <text:s text:c="2"/>603# <text:s/>616 </text:p>
            <text:p text:style-name="P171">RECEIVEFIRSTCHAR 0154 <text:s text:c="2"/>606# <text:s/>610 </text:p>
            <text:p text:style-name="P171">RECEIVEMSG <text:s text:c="6"/>0133 <text:s text:c="3"/>52 <text:s text:c="2"/>579# <text:s/>817 </text:p>
            <text:p text:style-name="P171">RECEIVERETRY <text:s text:c="4"/>0140 <text:s text:c="2"/>589#</text:p>
            <text:p text:style-name="P171">RECEIVETIMEOUT <text:s text:c="2"/>0147 <text:s text:c="2"/>593# <text:s/>612 </text:p>
            <text:p text:style-name="P171">RERECEIVEMSG <text:s text:c="4"/>0138 <text:s text:c="2"/>583# <text:s/>598 </text:p>
            <text:p text:style-name="P171">RESENDMSG <text:s text:c="7"/>00CC <text:s text:c="2"/>513# <text:s/>571 </text:p>
            <text:p text:style-name="P171">RETRYCOUNT <text:s text:c="6"/>00AF <text:s text:c="2"/>156# <text:s/>515 <text:s text:c="2"/>563 <text:s text:c="2"/>585 <text:s text:c="2"/>590 </text:p>
            <text:p text:style-name="P171">SEND <text:s text:c="12"/>00D1 <text:s text:c="2"/>516# <text:s/>565 </text:p>
            <text:p text:style-name="P171">SENDACK <text:s text:c="9"/>01C5 <text:s text:c="2"/>633 <text:s text:c="2"/>668 <text:s text:c="2"/>670#</text:p>
            <text:p text:style-name="P171">SENDERR <text:s text:c="9"/>0001 <text:s text:c="2"/>166# <text:s/>493 <text:s text:c="2"/>567 </text:p>
            <text:p text:style-name="P171">SENDMSG <text:s text:c="9"/>00C7 <text:s text:c="3"/>51 <text:s text:c="2"/>509# <text:s/>812 </text:p>
            <text:p text:style-name="P171">SENDRETRY <text:s text:c="7"/>0123 <text:s text:c="2"/>556 <text:s text:c="2"/>561#</text:p>
            <text:p text:style-name="P171">SLAVEID <text:s text:c="9"/>0056 <text:s text:c="3"/>57# <text:s text:c="2"/>60# <text:s text:c="2"/>63# <text:s text:c="2"/>70 <text:s text:c="3"/>92 <text:s text:c="2"/>142 <text:s text:c="2"/>458 <text:s text:c="2"/>851 </text:p>
            <text:p text:style-name="P171">SOH <text:s text:c="13"/>0001 <text:s text:c="2"/>170# <text:s/>529 <text:s text:c="2"/>624 </text:p>
            <text:p text:style-name="P171">STATI <text:s text:c="11"/>001F <text:s text:c="2"/>188# <text:s/>201# <text:s/>209# <text:s/>220# <text:s/>349 <text:s text:c="2"/>351 </text:p>
            <text:p text:style-name="P171">STATO <text:s text:c="11"/>001F <text:s text:c="2"/>192# <text:s/>205# <text:s/>213# <text:s/>224# <text:s/>268 <text:s text:c="2"/>270 <text:s text:c="2"/>473 <text:s text:c="2"/>475 </text:p>
            <text:p text:style-name="P171">STX <text:s text:c="13"/>0002 <text:s text:c="2"/>171# <text:s/>541 <text:s text:c="2"/>637 </text:p>
            <text:p text:style-name="P171">TIMEOUTRETRIES <text:s text:c="2"/>0064 <text:s text:c="2"/>151# <text:s/>153# <text:s/>520 <text:s text:c="2"/>605 </text:p>
            <text:p text:style-name="P171">TRUE <text:s text:c="12"/>FFFF <text:s text:c="3"/>22# <text:s text:c="2"/>28 <text:s text:c="3"/>30 </text:p>
            <text:p text:style-name="P171">WBOOTMSG <text:s text:c="8"/>0015 <text:s text:c="3"/>99# <text:s/>706 </text:p>
            <text:p text:style-name="P179">XCHARIN <text:s text:c="9"/>005E <text:s text:c="2"/>329# <text:s/>607 </text:p>
          </table:table-cell>
        </table:table-row>
      </table:table>
      <text:p text:style-name="P3">Listing E-1: Request Network I/O System</text:p>
      <text:p text:style-name="Text_20_body"><text:span text:style-name="T1"/></text:p>
      <text:p text:style-name="Text_20_body"><text:bookmark text:name="SecE_5"/><text:span text:style-name="T1">E.5 Modifying the NETWRKIF</text:span> </text:p>
      <text:p text:style-name="Text_20_body">The NETWRKIF, designed for an Altos ACS 8000-10, is also easy to modify. The NETWRKIF implements the protocol by checking for the first character of an incoming message through one of the XIOS CONIN routines. After receiving the first character and validating it, the NETWRKIF disables interrupts and reads the rest of the message in under direct process control. If an XIOS CONIN routine does not exist for the port to be used for the network, you must write one. </text:p>
      <text:p text:style-name="Text_20_body">To modify this NETWRKIF, follow these steps: </text:p>
      <text:list xml:id="list3660611194106970077" text:style-name="L165">
        <text:list-item>
          <text:p text:style-name="P259">Set the NMB$SLVS equate to the number of requesters to be supported. If more than four must be supported, you must add more Process Descriptors and queues. </text:p>
        </text:list-item>
        <text:list-item>
          <text:p text:style-name="P259">If the server can only transmit or receive one message at a time, then the NETWRKIF supports a mutual exclusion queue to prevent collisions. To use this queue, set MUTEXIN or MUTEXOUT to true. </text:p>
        </text:list-item>
        <text:list-item>
          <text:p text:style-name="P259">If the server is running on a Z80 processor, set Z80 to true for more efficient implementation of character I/O. </text:p>
        </text:list-item>
        <text:list-item>
          <text:p text:style-name="P259">If all or some of the network RS-232 ports support only 7 bit ASCII, modify the BINARYASCII table by setting the appropriate entries to 0. </text:p>
        </text:list-item>
        <text:list-item>
          <text:p text:style-name="P259">Modify the network port definitions. CONSOLE4$STATUS through PRINTER2$STATUS must be modified. Also, CHARIOTBL must be modified, so that the console numbers associated with the ports listed in STATUS$PORTS match. </text:p>
        </text:list-item>
        <text:list-item>
          <text:p text:style-name="P219">I/O port numbers in the routines CHAR$OUT and CHAR$IN might have to be modified. You might <text:soft-page-break/>have to implement a I/O port table similar to STATUS$PORTS. This implementation relies on the fact that the Altos ACS 8000-10 always positions its I/O ports at a fixed offset from its status ports. </text:p>
        </text:list-item>
      </text:list>
      <text:p text:style-name="Text_20_body">The sample NETWRKIF contains a debug conditional assembly flag that permits generation of a NETWRKIF.COM file. The NETWRKIF.COM version can debug a single requester, as follows: </text:p>
      <text:list xml:id="list132758796785628336" text:style-name="L166">
        <text:list-item>
          <text:p text:style-name="P260">Perform a GENSYS in which the SERVER.RSP is included; do not include a NETWRKIF.RSP. During the GENSYS, do not specify bank-switched memory. </text:p>
        </text:list-item>
        <text:list-item>
          <text:p text:style-name="P260">Execute the MPM.SYS produced from GENSYS, and load the NETWRKIF.COM file with DDT, SID, or ZSID. </text:p>
        </text:list-item>
        <text:list-item>
          <text:p text:style-name="P220">Use DDT, SID, or ZSID to debug the NETWRKIF process. This works only for a single requester. </text:p>
        </text:list-item>
      </text:list>
      <text:p text:style-name="P4"><text:bookmark text:name="ListE_2"/></text:p>
      <table:table table:name="Table67" table:style-name="Table67">
        <table:table-column table:style-name="Table67.A"/>
        <table:table-row>
          <table:table-cell table:style-name="Table67.A1" office:value-type="string">
            <text:p text:style-name="P171">CP/M RMAC ASSEM 1.1 <text:s text:c="4"/>#001 <text:s text:c="3"/>MASTER NETWORK I/F MODULE</text:p>
            <text:p text:style-name="P171"/>
            <text:p text:style-name="P171"><text:s text:c="5"/>1 <text:s text:c="25"/>title <text:s text:c="2"/>'Master Network I/F Module'</text:p>
            <text:p text:style-name="P171"><text:s text:c="5"/>2 <text:s text:c="25"/>page <text:s text:c="3"/>54</text:p>
            <text:p text:style-name="P171"><text:s text:c="5"/>3 <text:s text:c="17"/></text:p>
            <text:p text:style-name="P171"><text:s text:c="5"/>4 <text:s text:c="17"/>;***************************************************************</text:p>
            <text:p text:style-name="P171"><text:s text:c="5"/>5 <text:s text:c="17"/>;***************************************************************</text:p>
            <text:p text:style-name="P171"><text:s text:c="5"/>6 <text:s text:c="17"/>;** <text:s text:c="58"/>**</text:p>
            <text:p text:style-name="P171"><text:s text:c="5"/>7 <text:s text:c="17"/>;** <text:s text:c="5"/>S e r v e r <text:s text:c="2"/>N e t w o r k <text:s text:c="2"/>I / F <text:s text:c="2"/>M o d u l e <text:s text:c="3"/>**</text:p>
            <text:p text:style-name="P171"><text:s text:c="5"/>8 <text:s text:c="17"/>;** <text:s text:c="58"/>**</text:p>
            <text:p text:style-name="P171"><text:s text:c="5"/>9 <text:s text:c="17"/>;***************************************************************</text:p>
            <text:p text:style-name="P171"><text:s text:c="4"/>10 <text:s text:c="17"/>;***************************************************************</text:p>
            <text:p text:style-name="P171"><text:s text:c="4"/>11 <text:s text:c="17"/></text:p>
            <text:p text:style-name="P171"><text:s text:c="4"/>12 <text:s text:c="17"/>;/*</text:p>
            <text:p text:style-name="P171"><text:s text:c="4"/>13 <text:s text:c="17"/>; <text:s/>Copyright (C) 1980</text:p>
            <text:p text:style-name="P171"><text:s text:c="4"/>14 <text:s text:c="17"/>; <text:s/>Digital Research</text:p>
            <text:p text:style-name="P171"><text:s text:c="4"/>15 <text:s text:c="17"/>; <text:s/>P.O. Box 579</text:p>
            <text:p text:style-name="P171"><text:s text:c="4"/>16 <text:s text:c="17"/>; <text:s/>Pacific Grove, CA 93950</text:p>
            <text:p text:style-name="P171"><text:s text:c="4"/>17 <text:s text:c="17"/>;</text:p>
            <text:p text:style-name="P171"><text:s text:c="4"/>18 <text:s text:c="17"/>; <text:s/>Modified October 5, 1982</text:p>
            <text:p text:style-name="P171"><text:s text:c="4"/>19 <text:s text:c="17"/>;</text:p>
            <text:p text:style-name="P171"><text:s text:c="4"/>20 <text:s text:c="17"/>;*/</text:p>
            <text:p text:style-name="P171"><text:s text:c="4"/>21 <text:s text:c="17"/></text:p>
            <text:p text:style-name="P171"><text:s text:c="4"/>22 <text:s text:c="25"/></text:p>
            <text:p text:style-name="P171"><text:s text:c="4"/>23 <text:s text:c="2"/>0000 = <text:s text:c="8"/>false <text:s text:c="2"/>equ <text:s text:c="4"/>0</text:p>
            <text:p text:style-name="P171"><text:s text:c="4"/>24 <text:s text:c="2"/>FFFF = <text:s text:c="8"/>true <text:s text:c="3"/>equ <text:s text:c="4"/>not false</text:p>
            <text:p text:style-name="P171"><text:s text:c="4"/>25 <text:s text:c="17"/></text:p>
            <text:p text:style-name="P171"><text:s text:c="4"/>26 <text:s text:c="2"/>FFFF = <text:s text:c="8"/>z80 <text:s text:c="4"/>equ <text:s text:c="4"/>true</text:p>
            <text:p text:style-name="P171"><text:s text:c="4"/>27 <text:s text:c="17"/></text:p>
            <text:p text:style-name="P171"><text:s text:c="4"/>28 <text:s text:c="2"/>0000 = <text:s text:c="8"/>debug <text:s text:c="2"/>equ <text:s text:c="4"/>false</text:p>
            <text:p text:style-name="P171"><text:s text:c="4"/>29 <text:s text:c="2"/>0000 = <text:s text:c="8"/>modem <text:s text:c="2"/>equ <text:s text:c="4"/>false</text:p>
            <text:p text:style-name="P171"><text:s text:c="4"/>30 <text:s text:c="17"/></text:p>
            <text:p text:style-name="P171"><text:s text:c="4"/>31 <text:s text:c="2"/>0000 = <text:s text:c="8"/>WtchDg <text:s/>equ <text:s text:c="4"/>false <text:s text:c="10"/>; include watch dog timer</text:p>
            <text:p text:style-name="P171"><text:s text:c="4"/>32 <text:s text:c="17"/></text:p>
            <text:p text:style-name="P171"><text:s text:c="4"/>33 <text:s text:c="2"/>0000 = <text:s text:c="8"/>mutexin equ <text:s text:c="4"/>false <text:s text:c="10"/>; provide mutual exclusion on input</text:p>
            <text:p text:style-name="P171"><text:s text:c="4"/>34 <text:s text:c="2"/>0000 = <text:s text:c="8"/>mutexout equ <text:s text:c="3"/>false <text:s text:c="10"/>; provide mutual exclusion on output</text:p>
            <text:p text:style-name="P171"><text:s text:c="4"/>35 <text:s text:c="17"/></text:p>
            <text:p text:style-name="P171"><text:s text:c="4"/>36 <text:s text:c="17"/></text:p>
            <text:p text:style-name="P171"><text:s text:c="4"/>37 <text:s text:c="25"/>if <text:s text:c="5"/>debug</text:p>
            <text:p text:style-name="P171"><text:s text:c="4"/>38 <text:s text:c="17"/></text:p>
            <text:p text:style-name="P171"><text:s text:c="4"/>39 <text:s text:c="17"/>NmbSlvs equ <text:s text:c="4"/>1 <text:s text:c="14"/>;debug only one requester</text:p>
            <text:p text:style-name="P171"><text:s text:c="4"/>40 <text:s text:c="17"/></text:p>
            <text:p text:style-name="P171"><text:s text:c="4"/>41 <text:s text:c="25"/>lxi <text:s text:c="4"/>sp,NtwrkIS0+2eh</text:p>
            <text:p text:style-name="P171"><text:s text:c="4"/>42 <text:s text:c="25"/>mvi <text:s text:c="4"/>c,145</text:p>
            <text:p text:style-name="P171"><text:s text:c="4"/>43 <text:s text:c="25"/>mvi <text:s text:c="4"/>e,64</text:p>
            <text:p text:style-name="P171"><text:s text:c="4"/>44 <text:s text:c="25"/>call <text:s text:c="3"/>bdos <text:s text:c="11"/>; set priority to 64</text:p>
            <text:p text:style-name="P171"><text:s text:c="4"/>45 <text:s text:c="25"/>lxi <text:s text:c="4"/>h,UQCBNtwrkQI0 <text:s/>; initialize reentrant variables</text:p>
            <text:p text:style-name="P171"><text:s text:c="4"/>46 <text:s text:c="25"/>lxi <text:s text:c="4"/>d,UQCBNtwrkQO0</text:p>
            <text:p text:style-name="P171"><text:s text:c="4"/>47 <text:s text:c="25"/>lxi <text:s text:c="4"/>b,BufferQ0</text:p>
            <text:p text:style-name="P171"><text:s text:c="4"/>48 <text:s text:c="25"/>mvi <text:s text:c="4"/>a,00h</text:p>
            <text:p text:style-name="P171"><text:s text:c="4"/>49 <text:s text:c="25"/>ret</text:p>
            <text:p text:style-name="P171"><text:s text:c="4"/>50 <text:s text:c="17"/></text:p>
            <text:p text:style-name="P171"><text:s text:c="4"/>51 <text:s text:c="17"/>bdosadr:</text:p>
            <text:p text:style-name="P171"><text:s text:c="4"/>52 <text:s text:c="25"/>dw <text:s text:c="5"/>0005h</text:p>
            <text:p text:style-name="P171"><text:s text:c="4"/>53 <text:s text:c="17"/></text:p>
            <text:p text:style-name="P179"><text:s text:c="4"/>54 <text:s text:c="25"/>else</text:p>
          </table:table-cell>
        </table:table-row>
        <table:table-row>
          <table:table-cell table:style-name="Table67.A2" office:value-type="string">
            <text:p text:style-name="P171">CP/M RMAC ASSEM 1.1 <text:s text:c="4"/>#002 <text:s text:c="3"/>MASTER NETWORK I/F MODULE</text:p>
            <text:p text:style-name="P171"><text:soft-page-break/></text:p>
            <text:p text:style-name="P171"><text:s text:c="4"/>55 <text:s text:c="17"/></text:p>
            <text:p text:style-name="P171"><text:s text:c="4"/>56 <text:s text:c="2"/>0002 = <text:s text:c="8"/>NmbSlvs equ <text:s text:c="4"/>2 <text:s text:c="14"/>;RSP is configured for two requesters</text:p>
            <text:p text:style-name="P171"><text:s text:c="4"/>57 <text:s text:c="17"/></text:p>
            <text:p text:style-name="P171"><text:s text:c="4"/>58 <text:s text:c="17"/>bdosadr:</text:p>
            <text:p text:style-name="P171"><text:s text:c="4"/>59 <text:s text:c="2"/>0000 0000 <text:s text:c="13"/>dw <text:s text:c="5"/>$-$ <text:s text:c="12"/>;XDOS entry point for RSP version</text:p>
            <text:p text:style-name="P171"><text:s text:c="4"/>60 <text:s text:c="17"/></text:p>
            <text:p text:style-name="P171"><text:s text:c="4"/>61 <text:s text:c="25"/>endif</text:p>
            <text:p text:style-name="P171"><text:s text:c="4"/>62 <text:s text:c="17"/></text:p>
            <text:p text:style-name="P171"><text:s text:c="4"/>63 <text:s text:c="17"/>; <text:s/>Network Interface Process #0</text:p>
            <text:p text:style-name="P171"><text:s text:c="4"/>64 <text:s text:c="17"/></text:p>
            <text:p text:style-name="P171"><text:s text:c="4"/>65 <text:s text:c="17"/>NtwrkIP0:</text:p>
            <text:p text:style-name="P171"><text:s text:c="4"/>66 <text:s text:c="2"/>0002 0000 <text:s text:c="13"/>dw <text:s text:c="5"/>0 <text:s text:c="14"/>; link</text:p>
            <text:p text:style-name="P171"><text:s text:c="4"/>67 <text:s text:c="2"/>0004 00 <text:s text:c="15"/>db <text:s text:c="5"/>0 <text:s text:c="14"/>; status</text:p>
            <text:p text:style-name="P171"><text:s text:c="4"/>68 <text:s text:c="2"/>0005 40 <text:s text:c="15"/>db <text:s text:c="5"/>64 <text:s text:c="13"/>; priority</text:p>
            <text:p text:style-name="P171"><text:s text:c="4"/>69 <text:s text:c="2"/>0006 6400 <text:s text:c="13"/>dw <text:s text:c="5"/>NtwrkIS0+46 <text:s text:c="4"/>; stack pointer</text:p>
            <text:p text:style-name="P171"><text:s text:c="4"/>70 <text:s text:c="2"/>0008 4E7477726B <text:s text:c="7"/>db <text:s text:c="5"/>'NtwrkIP0' <text:s text:c="5"/>; name</text:p>
            <text:p text:style-name="P171"><text:s text:c="4"/>71 <text:s text:c="2"/>0010 00 <text:s text:c="15"/>db <text:s text:c="5"/>0 <text:s text:c="14"/>; console</text:p>
            <text:p text:style-name="P171"><text:s text:c="4"/>72 <text:s text:c="2"/>0011 FF <text:s text:c="15"/>db <text:s text:c="5"/>0ffh <text:s text:c="11"/>; memseg</text:p>
            <text:p text:style-name="P171"><text:s text:c="4"/>73 <text:s text:c="2"/>0012 <text:s text:c="18"/>ds <text:s text:c="5"/>2 <text:s text:c="14"/>; b</text:p>
            <text:p text:style-name="P171"><text:s text:c="4"/>74 <text:s text:c="2"/>0014 <text:s text:c="18"/>ds <text:s text:c="5"/>2 <text:s text:c="14"/>; thread</text:p>
            <text:p text:style-name="P171"><text:s text:c="4"/>75 <text:s text:c="2"/>0016 <text:s text:c="18"/>ds <text:s text:c="5"/>2 <text:s text:c="14"/>; buff</text:p>
            <text:p text:style-name="P171"><text:s text:c="4"/>76 <text:s text:c="2"/>0018 <text:s text:c="18"/>ds <text:s text:c="5"/>1 <text:s text:c="14"/>; user code &amp; disk slct</text:p>
            <text:p text:style-name="P171"><text:s text:c="4"/>77 <text:s text:c="2"/>0019 <text:s text:c="18"/>ds <text:s text:c="5"/>2 <text:s text:c="14"/>; dcnt</text:p>
            <text:p text:style-name="P171"><text:s text:c="4"/>78 <text:s text:c="2"/>001B <text:s text:c="18"/>ds <text:s text:c="5"/>1 <text:s text:c="14"/>; searchl</text:p>
            <text:p text:style-name="P171"><text:s text:c="4"/>79 <text:s text:c="2"/>001C <text:s text:c="18"/>ds <text:s text:c="5"/>2 <text:s text:c="14"/>; searcha</text:p>
            <text:p text:style-name="P171"><text:s text:c="4"/>80 <text:s text:c="2"/>001E <text:s text:c="18"/>ds <text:s text:c="5"/>2 <text:s text:c="14"/>; active drives</text:p>
            <text:p text:style-name="P171"><text:s text:c="4"/>81 <text:s text:c="2"/>0020 0000 <text:s text:c="13"/>dw <text:s text:c="5"/>0 <text:s text:c="14"/>; HL'</text:p>
            <text:p text:style-name="P171"><text:s text:c="4"/>82 <text:s text:c="2"/>0022 0000 <text:s text:c="13"/>dw <text:s text:c="5"/>0 <text:s text:c="14"/>; DE'</text:p>
            <text:p text:style-name="P171"><text:s text:c="4"/>83 <text:s text:c="2"/>0024 0000 <text:s text:c="13"/>dw <text:s text:c="5"/>0 <text:s text:c="14"/>; BC'</text:p>
            <text:p text:style-name="P171"><text:s text:c="4"/>84 <text:s text:c="2"/>0026 0000 <text:s text:c="13"/>dw <text:s text:c="5"/>0 <text:s text:c="14"/>; AF'</text:p>
            <text:p text:style-name="P171"><text:s text:c="4"/>85 <text:s text:c="2"/>0028 0000 <text:s text:c="13"/>dw <text:s text:c="5"/>0 <text:s text:c="14"/>; IY</text:p>
            <text:p text:style-name="P171"><text:s text:c="4"/>86 <text:s text:c="2"/>002A 0000 <text:s text:c="13"/>dw <text:s text:c="5"/>0 <text:s text:c="14"/>; IX</text:p>
            <text:p text:style-name="P171"><text:s text:c="4"/>87 <text:s text:c="2"/>002C 8000 <text:s text:c="13"/>dw <text:s text:c="5"/>UQCBNtwrkQI0 <text:s text:c="3"/>; HL</text:p>
            <text:p text:style-name="P171"><text:s text:c="4"/>88 <text:s text:c="2"/>002E A000 <text:s text:c="13"/>dw <text:s text:c="5"/>UQCBNtwrkQO0 <text:s text:c="3"/>; DE</text:p>
            <text:p text:style-name="P171"><text:s text:c="4"/>89 <text:s text:c="2"/>0030 A600 <text:s text:c="13"/>dw <text:s text:c="5"/>BufferQ0 <text:s text:c="7"/>; BC</text:p>
            <text:p text:style-name="P171"><text:s text:c="4"/>90 <text:s text:c="2"/>0032 0000 <text:s text:c="13"/>dw <text:s text:c="5"/>0 <text:s text:c="14"/>; AF, A = ntwkif console dev #</text:p>
            <text:p text:style-name="P171"><text:s text:c="4"/>91 <text:s text:c="2"/>0034 <text:s text:c="18"/>ds <text:s text:c="5"/>2 <text:s text:c="14"/>; scratch</text:p>
            <text:p text:style-name="P171"><text:s text:c="4"/>92 <text:s text:c="17"/></text:p>
            <text:p text:style-name="P171"><text:s text:c="4"/>93 <text:s text:c="17"/>NtwrkIS0:</text:p>
            <text:p text:style-name="P171"><text:s text:c="4"/>94 <text:s text:c="2"/>0036 C7C7C7C7C7 <text:s text:c="7"/>dw <text:s text:c="5"/>0c7c7h,0c7c7h,0c7c7h,0c7c7h</text:p>
            <text:p text:style-name="P171"><text:s text:c="4"/>95 <text:s text:c="2"/>003E C7C7C7C7C7 <text:s text:c="7"/>dw <text:s text:c="5"/>0c7c7h,0c7c7h,0c7c7h,0c7c7h</text:p>
            <text:p text:style-name="P171"><text:s text:c="4"/>96 <text:s text:c="2"/>0046 C7C7C7C7C7 <text:s text:c="7"/>dw <text:s text:c="5"/>0c7c7h,0c7c7h,0c7c7h,0c7c7h</text:p>
            <text:p text:style-name="P171"><text:s text:c="4"/>97 <text:s text:c="2"/>004E C7C7C7C7C7 <text:s text:c="7"/>dw <text:s text:c="5"/>0c7c7h,0c7c7h,0c7c7h,0c7c7h</text:p>
            <text:p text:style-name="P171"><text:s text:c="4"/>98 <text:s text:c="2"/>0056 C7C7C7C7C7 <text:s text:c="7"/>dw <text:s text:c="5"/>0c7c7h,0c7c7h,0c7c7h,0c7c7h</text:p>
            <text:p text:style-name="P171"><text:s text:c="4"/>99 <text:s text:c="2"/>005E C7C7C7C7C7 <text:s text:c="7"/>dw <text:s text:c="5"/>0c7c7h,0c7c7h,0c7c7h</text:p>
            <text:p text:style-name="P171"><text:s text:c="3"/>100 <text:s text:c="2"/>0064 4206 <text:s text:c="13"/>dw <text:s text:c="5"/>setup</text:p>
            <text:p text:style-name="P171"><text:s text:c="3"/>101 <text:s text:c="17"/></text:p>
            <text:p text:style-name="P171"><text:s text:c="3"/>102 <text:s text:c="17"/>QCBNtwrkQI0:</text:p>
            <text:p text:style-name="P171"><text:s text:c="3"/>103 <text:s text:c="2"/>0066 <text:s text:c="18"/>ds <text:s text:c="5"/>2 <text:s text:c="14"/>; link</text:p>
            <text:p text:style-name="P171"><text:s text:c="3"/>104 <text:s text:c="2"/>0068 4E7477726B <text:s text:c="7"/>db <text:s text:c="5"/>'NtwrkQI0' <text:s text:c="5"/>; name</text:p>
            <text:p text:style-name="P171"><text:s text:c="3"/>105 <text:s text:c="2"/>0070 0200 <text:s text:c="13"/>dw <text:s text:c="5"/>2 <text:s text:c="14"/>; msglen</text:p>
            <text:p text:style-name="P171"><text:s text:c="3"/>106 <text:s text:c="2"/>0072 0100 <text:s text:c="13"/>dw <text:s text:c="5"/>1 <text:s text:c="14"/>; nmbmsgs</text:p>
            <text:p text:style-name="P171"><text:s text:c="3"/>107 <text:s text:c="2"/>0074 <text:s text:c="18"/>ds <text:s text:c="5"/>2 <text:s text:c="14"/>; dqph</text:p>
            <text:p text:style-name="P179"><text:s text:c="3"/>108 <text:s text:c="2"/>0076 <text:s text:c="18"/>ds <text:s text:c="5"/>2 <text:s text:c="14"/>; nqph</text:p>
          </table:table-cell>
        </table:table-row>
        <table:table-row>
          <table:table-cell table:style-name="Table67.A2" office:value-type="string">
            <text:p text:style-name="P171">CP/M RMAC ASSEM 1.1 <text:s text:c="4"/>#003 <text:s text:c="3"/>MASTER NETWORK I/F MODULE</text:p>
            <text:p text:style-name="P171"/>
            <text:p text:style-name="P171"><text:s text:c="3"/>109 <text:s text:c="2"/>0078 <text:s text:c="18"/>ds <text:s text:c="5"/>2 <text:s text:c="14"/>; msgin</text:p>
            <text:p text:style-name="P171"><text:s text:c="3"/>110 <text:s text:c="2"/>007A <text:s text:c="18"/>ds <text:s text:c="5"/>2 <text:s text:c="14"/>; msgout</text:p>
            <text:p text:style-name="P171"><text:s text:c="3"/>111 <text:s text:c="2"/>007C <text:s text:c="18"/>ds <text:s text:c="5"/>2 <text:s text:c="14"/>; msgcnt</text:p>
            <text:p text:style-name="P171"><text:s text:c="3"/>112 <text:s text:c="2"/>007E <text:s text:c="18"/>ds <text:s text:c="5"/>2 <text:s text:c="14"/>; buffer</text:p>
            <text:p text:style-name="P171"><text:s text:c="3"/>113 <text:s text:c="17"/></text:p>
            <text:p text:style-name="P171"><text:s text:c="3"/>114 <text:s text:c="17"/>UQCBNtwrkQI0:</text:p>
            <text:p text:style-name="P171"><text:s text:c="3"/>115 <text:s text:c="2"/>0080 6600 <text:s text:c="13"/>dw <text:s text:c="5"/>QCBNtwrkQI0 <text:s text:c="4"/>; pointer</text:p>
            <text:p text:style-name="P171"><text:s text:c="3"/>116 <text:s text:c="2"/>0082 8400 <text:s text:c="13"/>dw <text:s text:c="5"/>BufferQI0Addr <text:s text:c="2"/>; msgadr</text:p>
            <text:p text:style-name="P171"><text:s text:c="3"/>117 <text:s text:c="17"/>BufferQI0Addr:</text:p>
            <text:p text:style-name="P171"><text:s text:c="3"/>118 <text:s text:c="2"/>0084 A600 <text:s text:c="13"/>dw <text:s text:c="5"/>BufferQ0</text:p>
            <text:p text:style-name="P171"><text:s text:c="3"/>119 <text:s text:c="17"/></text:p>
            <text:p text:style-name="P171"><text:s text:c="3"/>120 <text:s text:c="17"/>QCBNtwrkQO0:</text:p>
            <text:p text:style-name="P171"><text:s text:c="3"/>121 <text:s text:c="2"/>0086 <text:s text:c="18"/>ds <text:s text:c="5"/>2 <text:s text:c="14"/>; link</text:p>
            <text:p text:style-name="P171"><text:s text:c="3"/>122 <text:s text:c="2"/>0088 4E7477726B <text:s text:c="7"/>db <text:s text:c="5"/>'NtwrkQO0' <text:s text:c="5"/>; name</text:p>
            <text:p text:style-name="P171"><text:s text:c="3"/>123 <text:s text:c="2"/>0090 0200 <text:s text:c="13"/>dw <text:s text:c="5"/>2 <text:s text:c="14"/>; msglen</text:p>
            <text:p text:style-name="P171"><text:s text:c="3"/>124 <text:s text:c="2"/>0092 0100 <text:s text:c="13"/>dw <text:s text:c="5"/>1 <text:s text:c="14"/>; nmbmsgs</text:p>
            <text:p text:style-name="P171"><text:s text:c="3"/>125 <text:s text:c="2"/>0094 <text:s text:c="18"/>ds <text:s text:c="5"/>2 <text:s text:c="14"/>; dqph</text:p>
            <text:p text:style-name="P171"><text:s text:c="3"/>126 <text:s text:c="2"/>0096 <text:s text:c="18"/>ds <text:s text:c="5"/>2 <text:s text:c="14"/>; nqph</text:p>
            <text:p text:style-name="P171"><text:s text:c="3"/>127 <text:s text:c="2"/>0098 <text:s text:c="18"/>ds <text:s text:c="5"/>2 <text:s text:c="14"/>; msgin</text:p>
            <text:p text:style-name="P171"><text:soft-page-break/><text:s text:c="3"/>128 <text:s text:c="2"/>009A <text:s text:c="18"/>ds <text:s text:c="5"/>2 <text:s text:c="14"/>; msgout</text:p>
            <text:p text:style-name="P171"><text:s text:c="3"/>129 <text:s text:c="2"/>009C <text:s text:c="18"/>ds <text:s text:c="5"/>2 <text:s text:c="14"/>; msgcnt</text:p>
            <text:p text:style-name="P171"><text:s text:c="3"/>130 <text:s text:c="2"/>009E <text:s text:c="18"/>ds <text:s text:c="5"/>2 <text:s text:c="14"/>; buffer</text:p>
            <text:p text:style-name="P171"><text:s text:c="3"/>131 <text:s text:c="17"/></text:p>
            <text:p text:style-name="P171"><text:s text:c="3"/>132 <text:s text:c="17"/>UQCBNtwrkQO0:</text:p>
            <text:p text:style-name="P171"><text:s text:c="3"/>133 <text:s text:c="2"/>00A0 8600 <text:s text:c="13"/>dw <text:s text:c="5"/>QCBNtwrkQO0 <text:s text:c="4"/>; pointer</text:p>
            <text:p text:style-name="P171"><text:s text:c="3"/>134 <text:s text:c="2"/>00A2 A400 <text:s text:c="13"/>dw <text:s text:c="5"/>BufferQO0Addr <text:s text:c="2"/>; msgadr</text:p>
            <text:p text:style-name="P171"><text:s text:c="3"/>135 <text:s text:c="17"/>BufferQO0Addr:</text:p>
            <text:p text:style-name="P171"><text:s text:c="3"/>136 <text:s text:c="2"/>00A4 <text:s text:c="18"/>ds <text:s text:c="5"/>2</text:p>
            <text:p text:style-name="P171"><text:s text:c="3"/>137 <text:s text:c="17"/></text:p>
            <text:p text:style-name="P171"><text:s text:c="3"/>138 <text:s text:c="17"/>BufferQ0:</text:p>
            <text:p text:style-name="P171"><text:s text:c="3"/>139 <text:s text:c="2"/>00A6 <text:s text:c="18"/>ds <text:s text:c="5"/>1 <text:s text:c="14"/>; FMT</text:p>
            <text:p text:style-name="P171"><text:s text:c="3"/>140 <text:s text:c="2"/>00A7 <text:s text:c="18"/>ds <text:s text:c="5"/>1 <text:s text:c="14"/>; DID</text:p>
            <text:p text:style-name="P171"><text:s text:c="3"/>141 <text:s text:c="2"/>00A8 <text:s text:c="18"/>ds <text:s text:c="5"/>1 <text:s text:c="14"/>; SID</text:p>
            <text:p text:style-name="P171"><text:s text:c="3"/>142 <text:s text:c="2"/>00A9 <text:s text:c="18"/>ds <text:s text:c="5"/>1 <text:s text:c="14"/>; FNC</text:p>
            <text:p text:style-name="P171"><text:s text:c="3"/>143 <text:s text:c="2"/>00AA <text:s text:c="18"/>ds <text:s text:c="5"/>1 <text:s text:c="14"/>; SIZ</text:p>
            <text:p text:style-name="P171"><text:s text:c="3"/>144 <text:s text:c="2"/>00AB <text:s text:c="18"/>ds <text:s text:c="5"/>257 <text:s text:c="12"/>; MSG</text:p>
            <text:p text:style-name="P171"><text:s text:c="3"/>145 <text:s text:c="17"/></text:p>
            <text:p text:style-name="P171"><text:s text:c="3"/>146 <text:s text:c="17"/>; <text:s text:c="6"/>Network Interface Process #1</text:p>
            <text:p text:style-name="P171"><text:s text:c="3"/>147 <text:s text:c="17"/></text:p>
            <text:p text:style-name="P171"><text:s text:c="3"/>148 <text:s text:c="25"/>if <text:s text:c="5"/>NmbSlvs GE 2</text:p>
            <text:p text:style-name="P171"><text:s text:c="3"/>149 <text:s text:c="17"/>NtwrkIP1:</text:p>
            <text:p text:style-name="P171"><text:s text:c="3"/>150 <text:s text:c="17"/></text:p>
            <text:p text:style-name="P171"><text:s text:c="3"/>151 <text:s text:c="25"/>if <text:s text:c="5"/>NmbSlvs GE 3</text:p>
            <text:p text:style-name="P171"><text:s text:c="3"/>152 <text:s text:c="25"/>dw <text:s text:c="5"/>NtwrkIP2 <text:s text:c="7"/>; link</text:p>
            <text:p text:style-name="P171"><text:s text:c="3"/>153 <text:s text:c="25"/>else</text:p>
            <text:p text:style-name="P171"><text:s text:c="3"/>154 <text:s text:c="2"/>01AC 0000 <text:s text:c="13"/>dw <text:s text:c="5"/>0 <text:s text:c="14"/>; link</text:p>
            <text:p text:style-name="P171"><text:s text:c="3"/>155 <text:s text:c="25"/>endif</text:p>
            <text:p text:style-name="P171"><text:s text:c="3"/>156 <text:s text:c="17"/></text:p>
            <text:p text:style-name="P171"><text:s text:c="3"/>157 <text:s text:c="2"/>01AE 00 <text:s text:c="15"/>db <text:s text:c="5"/>0 <text:s text:c="14"/>; status</text:p>
            <text:p text:style-name="P171"><text:s text:c="3"/>158 <text:s text:c="2"/>01AF 40 <text:s text:c="15"/>db <text:s text:c="5"/>64 <text:s text:c="13"/>; priority</text:p>
            <text:p text:style-name="P171"><text:s text:c="3"/>159 <text:s text:c="2"/>01B0 0E02 <text:s text:c="13"/>dw <text:s text:c="5"/>NtwrkIS1+46 <text:s text:c="4"/>; stack pointer</text:p>
            <text:p text:style-name="P171"><text:s text:c="3"/>160 <text:s text:c="2"/>01B2 4E7477726B <text:s text:c="7"/>db <text:s text:c="5"/>'NtwrkIP1' <text:s text:c="5"/>; name</text:p>
            <text:p text:style-name="P171"><text:s text:c="3"/>161 <text:s text:c="2"/>01BA 00 <text:s text:c="15"/>db <text:s text:c="5"/>0 <text:s text:c="14"/>; console</text:p>
            <text:p text:style-name="P179"><text:s text:c="3"/>162 <text:s text:c="2"/>01BB FF <text:s text:c="15"/>db <text:s text:c="5"/>0ffh <text:s text:c="11"/>; memseg</text:p>
          </table:table-cell>
        </table:table-row>
        <table:table-row>
          <table:table-cell table:style-name="Table67.A2" office:value-type="string">
            <text:p text:style-name="P171">CP/M RMAC ASSEM 1.1 <text:s text:c="4"/>#004 <text:s text:c="3"/>MASTER NETWORK I/F MODULE</text:p>
            <text:p text:style-name="P171"/>
            <text:p text:style-name="P171"><text:s text:c="3"/>163 <text:s text:c="2"/>01BC <text:s text:c="18"/>ds <text:s text:c="5"/>2 <text:s text:c="14"/>; b</text:p>
            <text:p text:style-name="P171"><text:s text:c="3"/>164 <text:s text:c="2"/>01BE <text:s text:c="18"/>ds <text:s text:c="5"/>2 <text:s text:c="14"/>; thread</text:p>
            <text:p text:style-name="P171"><text:s text:c="3"/>165 <text:s text:c="2"/>01C0 <text:s text:c="18"/>ds <text:s text:c="5"/>2 <text:s text:c="14"/>; buff</text:p>
            <text:p text:style-name="P171"><text:s text:c="3"/>166 <text:s text:c="2"/>01C2 <text:s text:c="18"/>ds <text:s text:c="5"/>1 <text:s text:c="14"/>; user code &amp; disk slct</text:p>
            <text:p text:style-name="P171"><text:s text:c="3"/>167 <text:s text:c="2"/>01C3 <text:s text:c="18"/>ds <text:s text:c="5"/>2 <text:s text:c="14"/>; dcnt</text:p>
            <text:p text:style-name="P171"><text:s text:c="3"/>168 <text:s text:c="2"/>01C5 <text:s text:c="18"/>ds <text:s text:c="5"/>1 <text:s text:c="14"/>; searchl</text:p>
            <text:p text:style-name="P171"><text:s text:c="3"/>169 <text:s text:c="2"/>01C6 <text:s text:c="18"/>ds <text:s text:c="5"/>2 <text:s text:c="14"/>; searcha</text:p>
            <text:p text:style-name="P171"><text:s text:c="3"/>170 <text:s text:c="2"/>01C8 <text:s text:c="18"/>ds <text:s text:c="5"/>2 <text:s text:c="14"/>; active drives</text:p>
            <text:p text:style-name="P171"><text:s text:c="3"/>171 <text:s text:c="2"/>01CA 0000 <text:s text:c="13"/>dw <text:s text:c="5"/>0 <text:s text:c="14"/>; HL'</text:p>
            <text:p text:style-name="P171"><text:s text:c="3"/>172 <text:s text:c="2"/>01CC 0000 <text:s text:c="13"/>dw <text:s text:c="5"/>0 <text:s text:c="14"/>; DE'</text:p>
            <text:p text:style-name="P171"><text:s text:c="3"/>173 <text:s text:c="2"/>01CE 0000 <text:s text:c="13"/>dw <text:s text:c="5"/>0 <text:s text:c="14"/>; BC'</text:p>
            <text:p text:style-name="P171"><text:s text:c="3"/>174 <text:s text:c="2"/>01D0 0000 <text:s text:c="13"/>dw <text:s text:c="5"/>0 <text:s text:c="14"/>; AF'</text:p>
            <text:p text:style-name="P171"><text:s text:c="3"/>175 <text:s text:c="2"/>01D2 0000 <text:s text:c="13"/>dw <text:s text:c="5"/>0 <text:s text:c="14"/>; IY</text:p>
            <text:p text:style-name="P171"><text:s text:c="3"/>176 <text:s text:c="2"/>01D4 0000 <text:s text:c="13"/>dw <text:s text:c="5"/>0 <text:s text:c="14"/>; IX</text:p>
            <text:p text:style-name="P171"><text:s text:c="3"/>177 <text:s text:c="2"/>01D6 2A02 <text:s text:c="13"/>dw <text:s text:c="5"/>UQCBNtwrkQI1 <text:s text:c="3"/>; HL</text:p>
            <text:p text:style-name="P171"><text:s text:c="3"/>178 <text:s text:c="2"/>01D8 4A02 <text:s text:c="13"/>dw <text:s text:c="5"/>UQCBNtwrkQO1 <text:s text:c="3"/>; DE</text:p>
            <text:p text:style-name="P171"><text:s text:c="3"/>179 <text:s text:c="2"/>01DA 5002 <text:s text:c="13"/>dw <text:s text:c="5"/>BufferQ1 <text:s text:c="7"/>; BC</text:p>
            <text:p text:style-name="P171"><text:s text:c="3"/>180 <text:s text:c="2"/>01DC 0001 <text:s text:c="13"/>dw <text:s text:c="5"/>0100h <text:s text:c="10"/>; AF, A = ntwkif console dev #</text:p>
            <text:p text:style-name="P171"><text:s text:c="3"/>181 <text:s text:c="2"/>01DE <text:s text:c="18"/>ds <text:s text:c="5"/>2 <text:s text:c="14"/>; scratch</text:p>
            <text:p text:style-name="P171"><text:s text:c="3"/>182 <text:s text:c="17"/></text:p>
            <text:p text:style-name="P171"><text:s text:c="3"/>183 <text:s text:c="17"/>NtwrkIS1:</text:p>
            <text:p text:style-name="P171"><text:s text:c="3"/>184 <text:s text:c="2"/>01E0 C7C7C7C7C7 <text:s text:c="7"/>dw <text:s text:c="5"/>0c7c7h,0c7c7h,0c7c7h,0c7c7h</text:p>
            <text:p text:style-name="P171"><text:s text:c="3"/>185 <text:s text:c="2"/>01E8 C7C7C7C7C7 <text:s text:c="7"/>dw <text:s text:c="5"/>0c7c7h,0c7c7h,0c7c7h,0c7c7h</text:p>
            <text:p text:style-name="P171"><text:s text:c="3"/>186 <text:s text:c="2"/>01F0 C7C7C7C7C7 <text:s text:c="7"/>dw <text:s text:c="5"/>0c7c7h,0c7c7h,0c7c7h,0c7c7h</text:p>
            <text:p text:style-name="P171"><text:s text:c="3"/>187 <text:s text:c="2"/>01F8 C7C7C7C7C7 <text:s text:c="7"/>dw <text:s text:c="5"/>0c7c7h,0c7c7h,0c7c7h,0c7c7h</text:p>
            <text:p text:style-name="P171"><text:s text:c="3"/>188 <text:s text:c="2"/>0200 C7C7C7C7C7 <text:s text:c="7"/>dw <text:s text:c="5"/>0c7c7h,0c7c7h,0c7c7h,0c7c7h</text:p>
            <text:p text:style-name="P171"><text:s text:c="3"/>189 <text:s text:c="2"/>0208 C7C7C7C7C7 <text:s text:c="7"/>dw <text:s text:c="5"/>0c7c7h,0c7c7h,0c7c7h</text:p>
            <text:p text:style-name="P171"><text:s text:c="3"/>190 <text:s text:c="2"/>020E 6906 <text:s text:c="13"/>dw <text:s text:c="5"/>init</text:p>
            <text:p text:style-name="P171"><text:s text:c="3"/>191 <text:s text:c="17"/></text:p>
            <text:p text:style-name="P171"><text:s text:c="3"/>192 <text:s text:c="17"/>QCBNtwrkQI1:</text:p>
            <text:p text:style-name="P171"><text:s text:c="3"/>193 <text:s text:c="2"/>0210 <text:s text:c="18"/>ds <text:s text:c="5"/>2 <text:s text:c="14"/>; link</text:p>
            <text:p text:style-name="P171"><text:s text:c="3"/>194 <text:s text:c="2"/>0212 4E7477726B <text:s text:c="7"/>db <text:s text:c="5"/>'NtwrkQI1' <text:s text:c="5"/>; name</text:p>
            <text:p text:style-name="P171"><text:s text:c="3"/>195 <text:s text:c="2"/>021A 0200 <text:s text:c="13"/>dw <text:s text:c="5"/>2 <text:s text:c="14"/>; msglen</text:p>
            <text:p text:style-name="P171"><text:s text:c="3"/>196 <text:s text:c="2"/>021C 0100 <text:s text:c="13"/>dw <text:s text:c="5"/>1 <text:s text:c="14"/>; nmbmsgs</text:p>
            <text:p text:style-name="P171"><text:s text:c="3"/>197 <text:s text:c="2"/>021E <text:s text:c="18"/>ds <text:s text:c="5"/>2 <text:s text:c="14"/>; dqph</text:p>
            <text:p text:style-name="P171"><text:s text:c="3"/>198 <text:s text:c="2"/>0220 <text:s text:c="18"/>ds <text:s text:c="5"/>2 <text:s text:c="14"/>; nqph</text:p>
            <text:p text:style-name="P171"><text:s text:c="3"/>199 <text:s text:c="2"/>0222 <text:s text:c="18"/>ds <text:s text:c="5"/>2 <text:s text:c="14"/>; msgin</text:p>
            <text:p text:style-name="P171"><text:s text:c="3"/>200 <text:s text:c="2"/>0224 <text:s text:c="18"/>ds <text:s text:c="5"/>2 <text:s text:c="14"/>; msgout</text:p>
            <text:p text:style-name="P171"><text:s text:c="3"/>201 <text:s text:c="2"/>0226 <text:s text:c="18"/>ds <text:s text:c="5"/>2 <text:s text:c="14"/>; msgcnt</text:p>
            <text:p text:style-name="P171"><text:soft-page-break/><text:s text:c="3"/>202 <text:s text:c="2"/>0228 <text:s text:c="18"/>ds <text:s text:c="5"/>2 <text:s text:c="14"/>; buffer</text:p>
            <text:p text:style-name="P171"><text:s text:c="3"/>203 <text:s text:c="17"/></text:p>
            <text:p text:style-name="P171"><text:s text:c="3"/>204 <text:s text:c="17"/>UQCBNtwrkQI1:</text:p>
            <text:p text:style-name="P171"><text:s text:c="3"/>205 <text:s text:c="2"/>022A 1002 <text:s text:c="13"/>dw <text:s text:c="5"/>QCBNtwrkQI1 <text:s text:c="4"/>; pointer</text:p>
            <text:p text:style-name="P171"><text:s text:c="3"/>206 <text:s text:c="2"/>022C 2E02 <text:s text:c="13"/>dw <text:s text:c="5"/>BufferQI1Addr <text:s text:c="2"/>; msgadr</text:p>
            <text:p text:style-name="P171"><text:s text:c="3"/>207 <text:s text:c="17"/>BufferQI1Addr:</text:p>
            <text:p text:style-name="P171"><text:s text:c="3"/>208 <text:s text:c="2"/>022E 5002 <text:s text:c="13"/>dw <text:s text:c="5"/>BufferQ1</text:p>
            <text:p text:style-name="P171"><text:s text:c="3"/>209 <text:s text:c="17"/></text:p>
            <text:p text:style-name="P171"><text:s text:c="3"/>210 <text:s text:c="17"/>QCBNtwrkQO1:</text:p>
            <text:p text:style-name="P171"><text:s text:c="3"/>211 <text:s text:c="2"/>0230 <text:s text:c="18"/>ds <text:s text:c="5"/>2 <text:s text:c="14"/>; link</text:p>
            <text:p text:style-name="P171"><text:s text:c="3"/>212 <text:s text:c="2"/>0232 4E7477726B <text:s text:c="7"/>db <text:s text:c="5"/>'NtwrkQO1' <text:s text:c="5"/>; name</text:p>
            <text:p text:style-name="P171"><text:s text:c="3"/>213 <text:s text:c="2"/>023A 0200 <text:s text:c="13"/>dw <text:s text:c="5"/>2 <text:s text:c="14"/>; msglen</text:p>
            <text:p text:style-name="P171"><text:s text:c="3"/>214 <text:s text:c="2"/>023C 0100 <text:s text:c="13"/>dw <text:s text:c="5"/>1 <text:s text:c="14"/>; nmbmsgs</text:p>
            <text:p text:style-name="P171"><text:s text:c="3"/>215 <text:s text:c="2"/>023E <text:s text:c="18"/>ds <text:s text:c="5"/>2 <text:s text:c="14"/>; dqph</text:p>
            <text:p text:style-name="P179"><text:s text:c="3"/>216 <text:s text:c="2"/>0240 <text:s text:c="18"/>ds <text:s text:c="5"/>2 <text:s text:c="14"/>; nqph</text:p>
          </table:table-cell>
        </table:table-row>
        <table:table-row>
          <table:table-cell table:style-name="Table67.A2" office:value-type="string">
            <text:p text:style-name="P171">CP/M RMAC ASSEM 1.1 <text:s text:c="4"/>#005 <text:s text:c="3"/>MASTER NETWORK I/F MODULE</text:p>
            <text:p text:style-name="P171"/>
            <text:p text:style-name="P171"><text:s text:c="3"/>217 <text:s text:c="2"/>0242 <text:s text:c="18"/>ds <text:s text:c="5"/>2 <text:s text:c="14"/>; msgin</text:p>
            <text:p text:style-name="P171"><text:s text:c="3"/>218 <text:s text:c="2"/>0244 <text:s text:c="18"/>ds <text:s text:c="5"/>2 <text:s text:c="14"/>; msgout</text:p>
            <text:p text:style-name="P171"><text:s text:c="3"/>219 <text:s text:c="2"/>0246 <text:s text:c="18"/>ds <text:s text:c="5"/>2 <text:s text:c="14"/>; msgcnt</text:p>
            <text:p text:style-name="P171"><text:s text:c="3"/>220 <text:s text:c="2"/>0248 <text:s text:c="18"/>ds <text:s text:c="5"/>2 <text:s text:c="14"/>; buffer</text:p>
            <text:p text:style-name="P171"><text:s text:c="3"/>221 <text:s text:c="17"/></text:p>
            <text:p text:style-name="P171"><text:s text:c="3"/>222 <text:s text:c="17"/>UQCBNtwrkQO1:</text:p>
            <text:p text:style-name="P171"><text:s text:c="3"/>223 <text:s text:c="2"/>024A 3002 <text:s text:c="13"/>dw <text:s text:c="5"/>QCBNtwrkQO1 <text:s text:c="4"/>; pointer</text:p>
            <text:p text:style-name="P171"><text:s text:c="3"/>224 <text:s text:c="2"/>024C 4E02 <text:s text:c="13"/>dw <text:s text:c="5"/>BufferQO1Addr <text:s text:c="2"/>; msgadr</text:p>
            <text:p text:style-name="P171"><text:s text:c="3"/>225 <text:s text:c="17"/>BufferQO1Addr:</text:p>
            <text:p text:style-name="P171"><text:s text:c="3"/>226 <text:s text:c="2"/>024E <text:s text:c="18"/>ds <text:s text:c="5"/>2</text:p>
            <text:p text:style-name="P171"><text:s text:c="3"/>227 <text:s text:c="17"/></text:p>
            <text:p text:style-name="P171"><text:s text:c="3"/>228 <text:s text:c="17"/>BufferQ1:</text:p>
            <text:p text:style-name="P171"><text:s text:c="3"/>229 <text:s text:c="2"/>0250 <text:s text:c="18"/>ds <text:s text:c="5"/>1 <text:s text:c="14"/>; FMT</text:p>
            <text:p text:style-name="P171"><text:s text:c="3"/>230 <text:s text:c="2"/>0251 <text:s text:c="18"/>ds <text:s text:c="5"/>1 <text:s text:c="14"/>; DID</text:p>
            <text:p text:style-name="P171"><text:s text:c="3"/>231 <text:s text:c="2"/>0252 <text:s text:c="18"/>ds <text:s text:c="5"/>1 <text:s text:c="14"/>; SID</text:p>
            <text:p text:style-name="P171"><text:s text:c="3"/>232 <text:s text:c="2"/>0253 <text:s text:c="18"/>ds <text:s text:c="5"/>1 <text:s text:c="14"/>; FNC</text:p>
            <text:p text:style-name="P171"><text:s text:c="3"/>233 <text:s text:c="2"/>0254 <text:s text:c="18"/>ds <text:s text:c="5"/>1 <text:s text:c="14"/>; SIZ</text:p>
            <text:p text:style-name="P171"><text:s text:c="3"/>234 <text:s text:c="2"/>0255 <text:s text:c="18"/>ds <text:s text:c="5"/>257 <text:s text:c="12"/>; MSG</text:p>
            <text:p text:style-name="P171"><text:s text:c="3"/>235 <text:s text:c="25"/>endif</text:p>
            <text:p text:style-name="P171"><text:s text:c="3"/>236 <text:s text:c="17"/></text:p>
            <text:p text:style-name="P171"><text:s text:c="3"/>237 <text:s text:c="17"/>; <text:s text:c="6"/>Network Interface Process #2</text:p>
            <text:p text:style-name="P171"><text:s text:c="3"/>238 <text:s text:c="17"/></text:p>
            <text:p text:style-name="P171"><text:s text:c="3"/>239 <text:s text:c="25"/>if <text:s text:c="5"/>NmbSlvs GE 3</text:p>
            <text:p text:style-name="P171"><text:s text:c="3"/>240 <text:s text:c="17"/>NtwrkIP2:</text:p>
            <text:p text:style-name="P171"><text:s text:c="3"/>241 <text:s text:c="17"/></text:p>
            <text:p text:style-name="P171"><text:s text:c="3"/>242 <text:s text:c="25"/>if <text:s text:c="5"/>NmbSlvs GE 4</text:p>
            <text:p text:style-name="P171"><text:s text:c="3"/>243 <text:s text:c="25"/>dw <text:s text:c="5"/>NtwrkIP3 <text:s text:c="7"/>; link</text:p>
            <text:p text:style-name="P171"><text:s text:c="3"/>244 <text:s text:c="25"/>else</text:p>
            <text:p text:style-name="P171"><text:s text:c="3"/>245 <text:s text:c="25"/>dw <text:s text:c="5"/>0 <text:s text:c="14"/>; link</text:p>
            <text:p text:style-name="P171"><text:s text:c="3"/>246 <text:s text:c="25"/>endif</text:p>
            <text:p text:style-name="P171"><text:s text:c="3"/>247 <text:s text:c="17"/></text:p>
            <text:p text:style-name="P171"><text:s text:c="3"/>248 <text:s text:c="25"/>db <text:s text:c="5"/>0 <text:s text:c="14"/>; status</text:p>
            <text:p text:style-name="P171"><text:s text:c="3"/>249 <text:s text:c="25"/>db <text:s text:c="5"/>64 <text:s text:c="13"/>; priority</text:p>
            <text:p text:style-name="P171"><text:s text:c="3"/>250 <text:s text:c="25"/>dw <text:s text:c="5"/>NtwrkIS2+46 <text:s text:c="4"/>; stack pointer</text:p>
            <text:p text:style-name="P171"><text:s text:c="3"/>251 <text:s text:c="25"/>db <text:s text:c="5"/>'NtwrkIP2' <text:s text:c="5"/>; name</text:p>
            <text:p text:style-name="P171"><text:s text:c="3"/>252 <text:s text:c="25"/>db <text:s text:c="5"/>0 <text:s text:c="14"/>; console</text:p>
            <text:p text:style-name="P171"><text:s text:c="3"/>253 <text:s text:c="25"/>db <text:s text:c="5"/>0ffh <text:s text:c="11"/>; memseg</text:p>
            <text:p text:style-name="P171"><text:s text:c="3"/>254 <text:s text:c="25"/>ds <text:s text:c="5"/>2 <text:s text:c="14"/>; b</text:p>
            <text:p text:style-name="P171"><text:s text:c="3"/>255 <text:s text:c="25"/>ds <text:s text:c="5"/>2 <text:s text:c="14"/>; thread</text:p>
            <text:p text:style-name="P171"><text:s text:c="3"/>256 <text:s text:c="25"/>ds <text:s text:c="5"/>2 <text:s text:c="14"/>; buff</text:p>
            <text:p text:style-name="P171"><text:s text:c="3"/>257 <text:s text:c="25"/>ds <text:s text:c="5"/>1 <text:s text:c="14"/>; user code &amp; disk slct</text:p>
            <text:p text:style-name="P171"><text:s text:c="3"/>258 <text:s text:c="25"/>ds <text:s text:c="5"/>2 <text:s text:c="14"/>; dcnt</text:p>
            <text:p text:style-name="P171"><text:s text:c="3"/>259 <text:s text:c="25"/>ds <text:s text:c="5"/>1 <text:s text:c="14"/>; searchl</text:p>
            <text:p text:style-name="P171"><text:s text:c="3"/>260 <text:s text:c="25"/>ds <text:s text:c="5"/>2 <text:s text:c="14"/>; searcha</text:p>
            <text:p text:style-name="P171"><text:s text:c="3"/>261 <text:s text:c="25"/>ds <text:s text:c="5"/>2 <text:s text:c="14"/>; active drives</text:p>
            <text:p text:style-name="P171"><text:s text:c="3"/>262 <text:s text:c="25"/>dw <text:s text:c="5"/>0 <text:s text:c="14"/>; HL'</text:p>
            <text:p text:style-name="P171"><text:s text:c="3"/>263 <text:s text:c="25"/>dw <text:s text:c="5"/>0 <text:s text:c="14"/>; DE'</text:p>
            <text:p text:style-name="P171"><text:s text:c="3"/>264 <text:s text:c="25"/>dw <text:s text:c="5"/>0 <text:s text:c="14"/>; BC'</text:p>
            <text:p text:style-name="P171"><text:s text:c="3"/>265 <text:s text:c="25"/>dw <text:s text:c="5"/>0 <text:s text:c="14"/>; AF'</text:p>
            <text:p text:style-name="P171"><text:s text:c="3"/>266 <text:s text:c="25"/>dw <text:s text:c="5"/>0 <text:s text:c="14"/>; IY</text:p>
            <text:p text:style-name="P171"><text:s text:c="3"/>267 <text:s text:c="25"/>dw <text:s text:c="5"/>0 <text:s text:c="14"/>; IX</text:p>
            <text:p text:style-name="P171"><text:s text:c="3"/>268 <text:s text:c="25"/>dw <text:s text:c="5"/>UQCBNtwrkQI2 <text:s text:c="3"/>; HL</text:p>
            <text:p text:style-name="P171"><text:s text:c="3"/>269 <text:s text:c="25"/>dw <text:s text:c="5"/>UQCBNtwrkQO2 <text:s text:c="3"/>; DE</text:p>
            <text:p text:style-name="P179"><text:s text:c="3"/>270 <text:s text:c="25"/>dw <text:s text:c="5"/>BufferQ2 <text:s text:c="7"/>; BC</text:p>
          </table:table-cell>
        </table:table-row>
        <table:table-row>
          <table:table-cell table:style-name="Table67.A2" office:value-type="string">
            <text:p text:style-name="P171">CP/M RMAC ASSEM 1.1 <text:s text:c="4"/>#006 <text:s text:c="3"/>MASTER NETWORK I/F MODULE</text:p>
            <text:p text:style-name="P171"/>
            <text:p text:style-name="P171"><text:s text:c="3"/>271 <text:s text:c="25"/>dw <text:s text:c="5"/>0200h <text:s text:c="10"/>; AF, A = ntwkif console dev #</text:p>
            <text:p text:style-name="P171"><text:soft-page-break/><text:s text:c="3"/>272 <text:s text:c="25"/>ds <text:s text:c="5"/>2 <text:s text:c="14"/>; scratch</text:p>
            <text:p text:style-name="P171"><text:s text:c="3"/>273 <text:s text:c="17"/></text:p>
            <text:p text:style-name="P171"><text:s text:c="3"/>274 <text:s text:c="17"/>NtwrkIS2:</text:p>
            <text:p text:style-name="P171"><text:s text:c="3"/>275 <text:s text:c="25"/>dw <text:s text:c="5"/>0c7c7h,0c7c7h,0c7c7h,0c7c7h</text:p>
            <text:p text:style-name="P171"><text:s text:c="3"/>276 <text:s text:c="25"/>dw <text:s text:c="5"/>0c7c7h,0c7c7h,0c7c7h,0c7c7h</text:p>
            <text:p text:style-name="P171"><text:s text:c="3"/>277 <text:s text:c="25"/>dw <text:s text:c="5"/>0c7c7h,0c7c7h,0c7c7h,0c7c7h</text:p>
            <text:p text:style-name="P171"><text:s text:c="3"/>278 <text:s text:c="25"/>dw <text:s text:c="5"/>0c7c7h,0c7c7h,0c7c7h,0c7c7h</text:p>
            <text:p text:style-name="P171"><text:s text:c="3"/>279 <text:s text:c="25"/>dw <text:s text:c="5"/>0c7c7h,0c7c7h,0c7c7h,0c7c7h</text:p>
            <text:p text:style-name="P171"><text:s text:c="3"/>280 <text:s text:c="25"/>dw <text:s text:c="5"/>0c7c7h,0c7c7h,0c7c7h</text:p>
            <text:p text:style-name="P171"><text:s text:c="3"/>281 <text:s text:c="25"/>dw <text:s text:c="5"/>init</text:p>
            <text:p text:style-name="P171"><text:s text:c="3"/>282 <text:s text:c="17"/></text:p>
            <text:p text:style-name="P171"><text:s text:c="3"/>283 <text:s text:c="17"/>QCBNtwrkQI2:</text:p>
            <text:p text:style-name="P171"><text:s text:c="3"/>284 <text:s text:c="25"/>ds <text:s text:c="5"/>2 <text:s text:c="14"/>; link</text:p>
            <text:p text:style-name="P171"><text:s text:c="3"/>285 <text:s text:c="25"/>db <text:s text:c="5"/>'NtwrkQI2' <text:s text:c="5"/>; name</text:p>
            <text:p text:style-name="P171"><text:s text:c="3"/>286 <text:s text:c="25"/>dw <text:s text:c="5"/>2 <text:s text:c="14"/>; msglen</text:p>
            <text:p text:style-name="P171"><text:s text:c="3"/>287 <text:s text:c="25"/>dw <text:s text:c="5"/>1 <text:s text:c="14"/>; nmbmsgs</text:p>
            <text:p text:style-name="P171"><text:s text:c="3"/>288 <text:s text:c="25"/>ds <text:s text:c="5"/>2 <text:s text:c="14"/>; dqph</text:p>
            <text:p text:style-name="P171"><text:s text:c="3"/>289 <text:s text:c="25"/>ds <text:s text:c="5"/>2 <text:s text:c="14"/>; nqph</text:p>
            <text:p text:style-name="P171"><text:s text:c="3"/>290 <text:s text:c="25"/>ds <text:s text:c="5"/>2 <text:s text:c="14"/>; msgin</text:p>
            <text:p text:style-name="P171"><text:s text:c="3"/>291 <text:s text:c="25"/>ds <text:s text:c="5"/>2 <text:s text:c="14"/>; msgout</text:p>
            <text:p text:style-name="P171"><text:s text:c="3"/>292 <text:s text:c="25"/>ds <text:s text:c="5"/>2 <text:s text:c="14"/>; msgcnt</text:p>
            <text:p text:style-name="P171"><text:s text:c="3"/>293 <text:s text:c="25"/>ds <text:s text:c="5"/>2 <text:s text:c="14"/>; buffer</text:p>
            <text:p text:style-name="P171"><text:s text:c="3"/>294 <text:s text:c="17"/></text:p>
            <text:p text:style-name="P171"><text:s text:c="3"/>295 <text:s text:c="17"/>UQCBNtwrkQI2:</text:p>
            <text:p text:style-name="P171"><text:s text:c="3"/>296 <text:s text:c="25"/>dw <text:s text:c="5"/>QCBNtwrkQI2 <text:s text:c="4"/>; pointer</text:p>
            <text:p text:style-name="P171"><text:s text:c="3"/>297 <text:s text:c="25"/>dw <text:s text:c="5"/>BufferQI2Addr <text:s text:c="2"/>; msgadr</text:p>
            <text:p text:style-name="P171"><text:s text:c="3"/>298 <text:s text:c="17"/>BufferQI2Addr:</text:p>
            <text:p text:style-name="P171"><text:s text:c="3"/>299 <text:s text:c="25"/>dw <text:s text:c="5"/>BufferQ2</text:p>
            <text:p text:style-name="P171"><text:s text:c="3"/>300 <text:s text:c="17"/></text:p>
            <text:p text:style-name="P171"><text:s text:c="3"/>301 <text:s text:c="17"/>QCBNtwrkQO2:</text:p>
            <text:p text:style-name="P171"><text:s text:c="3"/>302 <text:s text:c="25"/>ds <text:s text:c="5"/>2 <text:s text:c="14"/>; link</text:p>
            <text:p text:style-name="P171"><text:s text:c="3"/>303 <text:s text:c="25"/>db <text:s text:c="5"/>'NtwrkQO2' <text:s text:c="5"/>; name</text:p>
            <text:p text:style-name="P171"><text:s text:c="3"/>304 <text:s text:c="25"/>dw <text:s text:c="5"/>2 <text:s text:c="14"/>; msglen</text:p>
            <text:p text:style-name="P171"><text:s text:c="3"/>305 <text:s text:c="25"/>dw <text:s text:c="5"/>1 <text:s text:c="14"/>; nmbmsgs</text:p>
            <text:p text:style-name="P171"><text:s text:c="3"/>306 <text:s text:c="25"/>ds <text:s text:c="5"/>2 <text:s text:c="14"/>; dqph</text:p>
            <text:p text:style-name="P171"><text:s text:c="3"/>307 <text:s text:c="25"/>ds <text:s text:c="5"/>2 <text:s text:c="14"/>; nqph</text:p>
            <text:p text:style-name="P171"><text:s text:c="3"/>308 <text:s text:c="25"/>ds <text:s text:c="5"/>2 <text:s text:c="14"/>; msgin</text:p>
            <text:p text:style-name="P171"><text:s text:c="3"/>309 <text:s text:c="25"/>ds <text:s text:c="5"/>2 <text:s text:c="14"/>; msgout</text:p>
            <text:p text:style-name="P171"><text:s text:c="3"/>310 <text:s text:c="25"/>ds <text:s text:c="5"/>2 <text:s text:c="14"/>; msgcnt</text:p>
            <text:p text:style-name="P171"><text:s text:c="3"/>311 <text:s text:c="25"/>ds <text:s text:c="5"/>2 <text:s text:c="14"/>; buffer</text:p>
            <text:p text:style-name="P171"><text:s text:c="3"/>312 <text:s text:c="17"/></text:p>
            <text:p text:style-name="P171"><text:s text:c="3"/>313 <text:s text:c="17"/>UQCBNtwrkQO2:</text:p>
            <text:p text:style-name="P171"><text:s text:c="3"/>314 <text:s text:c="25"/>dw <text:s text:c="5"/>QCBNtwrkQO2 <text:s text:c="4"/>; pointer</text:p>
            <text:p text:style-name="P171"><text:s text:c="3"/>315 <text:s text:c="25"/>dw <text:s text:c="5"/>BufferQO2Addr <text:s text:c="2"/>; msgadr</text:p>
            <text:p text:style-name="P171"><text:s text:c="3"/>316 <text:s text:c="17"/>BufferQO2Addr:</text:p>
            <text:p text:style-name="P171"><text:s text:c="3"/>317 <text:s text:c="25"/>ds <text:s text:c="5"/>2</text:p>
            <text:p text:style-name="P171"><text:s text:c="3"/>318 <text:s text:c="17"/></text:p>
            <text:p text:style-name="P171"><text:s text:c="3"/>319 <text:s text:c="17"/>BufferQ2:</text:p>
            <text:p text:style-name="P171"><text:s text:c="3"/>320 <text:s text:c="25"/>ds <text:s text:c="5"/>1 <text:s text:c="14"/>; FMT</text:p>
            <text:p text:style-name="P171"><text:s text:c="3"/>321 <text:s text:c="25"/>ds <text:s text:c="5"/>1 <text:s text:c="14"/>; DID</text:p>
            <text:p text:style-name="P171"><text:s text:c="3"/>322 <text:s text:c="25"/>ds <text:s text:c="5"/>1 <text:s text:c="14"/>; SID</text:p>
            <text:p text:style-name="P171"><text:s text:c="3"/>323 <text:s text:c="25"/>ds <text:s text:c="5"/>1 <text:s text:c="14"/>; FNC</text:p>
            <text:p text:style-name="P179"><text:s text:c="3"/>324 <text:s text:c="25"/>ds <text:s text:c="5"/>1 <text:s text:c="14"/>; SIZ</text:p>
          </table:table-cell>
        </table:table-row>
        <table:table-row>
          <table:table-cell table:style-name="Table67.A2" office:value-type="string">
            <text:p text:style-name="P171">CP/M RMAC ASSEM 1.1 <text:s text:c="4"/>#007 <text:s text:c="3"/>MASTER NETWORK I/F MODULE</text:p>
            <text:p text:style-name="P171"/>
            <text:p text:style-name="P171"><text:s text:c="3"/>325 <text:s text:c="25"/>ds <text:s text:c="5"/>257 <text:s text:c="12"/>; MSG</text:p>
            <text:p text:style-name="P171"><text:s text:c="3"/>326 <text:s text:c="25"/>endif</text:p>
            <text:p text:style-name="P171"><text:s text:c="3"/>327 <text:s text:c="17"/></text:p>
            <text:p text:style-name="P171"><text:s text:c="3"/>328 <text:s text:c="17"/>; <text:s text:c="6"/>Network Interface Process #3</text:p>
            <text:p text:style-name="P171"><text:s text:c="3"/>329 <text:s text:c="17"/></text:p>
            <text:p text:style-name="P171"><text:s text:c="3"/>330 <text:s text:c="25"/>if <text:s text:c="5"/>NmbSlvs GE 4</text:p>
            <text:p text:style-name="P171"><text:s text:c="3"/>331 <text:s text:c="17"/>NtwrkIP3:</text:p>
            <text:p text:style-name="P171"><text:s text:c="3"/>332 <text:s text:c="25"/>dw <text:s text:c="5"/>0 <text:s text:c="14"/>; link</text:p>
            <text:p text:style-name="P171"><text:s text:c="3"/>333 <text:s text:c="25"/>db <text:s text:c="5"/>0 <text:s text:c="14"/>; status</text:p>
            <text:p text:style-name="P171"><text:s text:c="3"/>334 <text:s text:c="25"/>db <text:s text:c="5"/>64 <text:s text:c="13"/>; priority</text:p>
            <text:p text:style-name="P171"><text:s text:c="3"/>335 <text:s text:c="25"/>dw <text:s text:c="5"/>NtwrkIS3+46 <text:s text:c="4"/>; stack pointer</text:p>
            <text:p text:style-name="P171"><text:s text:c="3"/>336 <text:s text:c="25"/>db <text:s text:c="5"/>'NtwrkIP3' <text:s text:c="5"/>; name</text:p>
            <text:p text:style-name="P171"><text:s text:c="3"/>337 <text:s text:c="25"/>db <text:s text:c="5"/>0 <text:s text:c="14"/>; console</text:p>
            <text:p text:style-name="P171"><text:s text:c="3"/>338 <text:s text:c="25"/>db <text:s text:c="5"/>0ffh <text:s text:c="11"/>; memseg</text:p>
            <text:p text:style-name="P171"><text:s text:c="3"/>339 <text:s text:c="25"/>ds <text:s text:c="5"/>2 <text:s text:c="14"/>; b</text:p>
            <text:p text:style-name="P171"><text:s text:c="3"/>340 <text:s text:c="25"/>ds <text:s text:c="5"/>2 <text:s text:c="14"/>; thread</text:p>
            <text:p text:style-name="P171"><text:s text:c="3"/>341 <text:s text:c="25"/>ds <text:s text:c="5"/>2 <text:s text:c="14"/>; buff</text:p>
            <text:p text:style-name="P171"><text:s text:c="3"/>342 <text:s text:c="25"/>ds <text:s text:c="5"/>1 <text:s text:c="14"/>; user code &amp; disk slct</text:p>
            <text:p text:style-name="P171"><text:s text:c="3"/>343 <text:s text:c="25"/>ds <text:s text:c="5"/>2 <text:s text:c="14"/>; dcnt</text:p>
            <text:p text:style-name="P171"><text:s text:c="3"/>344 <text:s text:c="25"/>ds <text:s text:c="5"/>1 <text:s text:c="14"/>; searchl</text:p>
            <text:p text:style-name="P171"><text:s text:c="3"/>345 <text:s text:c="25"/>ds <text:s text:c="5"/>2 <text:s text:c="14"/>; searcha</text:p>
            <text:p text:style-name="P171"><text:soft-page-break/><text:s text:c="3"/>346 <text:s text:c="25"/>ds <text:s text:c="5"/>2 <text:s text:c="14"/>; active drives</text:p>
            <text:p text:style-name="P171"><text:s text:c="3"/>347 <text:s text:c="25"/>dw <text:s text:c="5"/>0 <text:s text:c="14"/>; HL'</text:p>
            <text:p text:style-name="P171"><text:s text:c="3"/>348 <text:s text:c="25"/>dw <text:s text:c="5"/>0 <text:s text:c="14"/>; DE'</text:p>
            <text:p text:style-name="P171"><text:s text:c="3"/>349 <text:s text:c="25"/>dw <text:s text:c="5"/>0 <text:s text:c="14"/>; BC'</text:p>
            <text:p text:style-name="P171"><text:s text:c="3"/>350 <text:s text:c="25"/>dw <text:s text:c="5"/>0 <text:s text:c="14"/>; AF'</text:p>
            <text:p text:style-name="P171"><text:s text:c="3"/>351 <text:s text:c="25"/>dw <text:s text:c="5"/>0 <text:s text:c="14"/>; IY</text:p>
            <text:p text:style-name="P171"><text:s text:c="3"/>352 <text:s text:c="25"/>dw <text:s text:c="5"/>0 <text:s text:c="14"/>; IX</text:p>
            <text:p text:style-name="P171"><text:s text:c="3"/>353 <text:s text:c="25"/>dw <text:s text:c="5"/>UQCBNtwrkQI3 <text:s text:c="3"/>; HL</text:p>
            <text:p text:style-name="P171"><text:s text:c="3"/>354 <text:s text:c="25"/>dw <text:s text:c="5"/>UQCBNtwrkQO3 <text:s text:c="3"/>; DE</text:p>
            <text:p text:style-name="P171"><text:s text:c="3"/>355 <text:s text:c="25"/>dw <text:s text:c="5"/>BufferQ3 <text:s text:c="7"/>; BC</text:p>
            <text:p text:style-name="P171"><text:s text:c="3"/>356 <text:s text:c="25"/>dw <text:s text:c="5"/>0300h <text:s text:c="10"/>; AF, A = ntwkif console dev #</text:p>
            <text:p text:style-name="P171"><text:s text:c="3"/>357 <text:s text:c="25"/>ds <text:s text:c="5"/>2 <text:s text:c="14"/>; scratch</text:p>
            <text:p text:style-name="P171"><text:s text:c="3"/>358 <text:s text:c="17"/></text:p>
            <text:p text:style-name="P171"><text:s text:c="3"/>359 <text:s text:c="17"/>NtwrkIS3:</text:p>
            <text:p text:style-name="P171"><text:s text:c="3"/>360 <text:s text:c="25"/>dw <text:s text:c="5"/>0c7c7h,0c7c7h,0c7c7h,0c7c7h</text:p>
            <text:p text:style-name="P171"><text:s text:c="3"/>361 <text:s text:c="25"/>dw <text:s text:c="5"/>0c7c7h,0c7c7h,0c7c7h,0c7c7h</text:p>
            <text:p text:style-name="P171"><text:s text:c="3"/>362 <text:s text:c="25"/>dw <text:s text:c="5"/>0c7c7h,0c7c7h,0c7c7h,0c7c7h</text:p>
            <text:p text:style-name="P171"><text:s text:c="3"/>363 <text:s text:c="25"/>dw <text:s text:c="5"/>0c7c7h,0c7c7h,0c7c7h,0c7c7h</text:p>
            <text:p text:style-name="P171"><text:s text:c="3"/>364 <text:s text:c="25"/>dw <text:s text:c="5"/>0c7c7h,0c7c7h,0c7c7h,0c7c7h</text:p>
            <text:p text:style-name="P171"><text:s text:c="3"/>365 <text:s text:c="25"/>dw <text:s text:c="5"/>0c7c7h,0c7c7h,0c7c7h</text:p>
            <text:p text:style-name="P171"><text:s text:c="3"/>366 <text:s text:c="25"/>dw <text:s text:c="5"/>init</text:p>
            <text:p text:style-name="P171"><text:s text:c="3"/>367 <text:s text:c="17"/></text:p>
            <text:p text:style-name="P171"><text:s text:c="3"/>368 <text:s text:c="17"/>QCBNtwrkQI3:</text:p>
            <text:p text:style-name="P171"><text:s text:c="3"/>369 <text:s text:c="25"/>ds <text:s text:c="5"/>2 <text:s text:c="14"/>; link</text:p>
            <text:p text:style-name="P171"><text:s text:c="3"/>370 <text:s text:c="25"/>db <text:s text:c="5"/>'NtwrkQI3' <text:s text:c="5"/>; name</text:p>
            <text:p text:style-name="P171"><text:s text:c="3"/>371 <text:s text:c="25"/>dw <text:s text:c="5"/>2 <text:s text:c="14"/>; msglen</text:p>
            <text:p text:style-name="P171"><text:s text:c="3"/>372 <text:s text:c="25"/>dw <text:s text:c="5"/>1 <text:s text:c="14"/>; nmbmsgs</text:p>
            <text:p text:style-name="P171"><text:s text:c="3"/>373 <text:s text:c="25"/>ds <text:s text:c="5"/>2 <text:s text:c="14"/>; dqph</text:p>
            <text:p text:style-name="P171"><text:s text:c="3"/>374 <text:s text:c="25"/>ds <text:s text:c="5"/>2 <text:s text:c="14"/>; nqph</text:p>
            <text:p text:style-name="P171"><text:s text:c="3"/>375 <text:s text:c="25"/>ds <text:s text:c="5"/>2 <text:s text:c="14"/>; msgin</text:p>
            <text:p text:style-name="P171"><text:s text:c="3"/>376 <text:s text:c="25"/>ds <text:s text:c="5"/>2 <text:s text:c="14"/>; msgout</text:p>
            <text:p text:style-name="P171"><text:s text:c="3"/>377 <text:s text:c="25"/>ds <text:s text:c="5"/>2 <text:s text:c="14"/>; msgcnt</text:p>
            <text:p text:style-name="P179"><text:s text:c="3"/>378 <text:s text:c="25"/>ds <text:s text:c="5"/>2 <text:s text:c="14"/>; buffer</text:p>
          </table:table-cell>
        </table:table-row>
        <table:table-row>
          <table:table-cell table:style-name="Table67.A2" office:value-type="string">
            <text:p text:style-name="P171">CP/M RMAC ASSEM 1.1 <text:s text:c="4"/>#008 <text:s text:c="3"/>MASTER NETWORK I/F MODULE</text:p>
            <text:p text:style-name="P171"/>
            <text:p text:style-name="P171"><text:s text:c="3"/>379 <text:s text:c="17"/></text:p>
            <text:p text:style-name="P171"><text:s text:c="3"/>380 <text:s text:c="17"/>UQCBNtwrkQI3:</text:p>
            <text:p text:style-name="P171"><text:s text:c="3"/>381 <text:s text:c="25"/>dw <text:s text:c="5"/>QCBNtwrkQI3 <text:s text:c="4"/>; pointer</text:p>
            <text:p text:style-name="P171"><text:s text:c="3"/>382 <text:s text:c="25"/>dw <text:s text:c="5"/>BufferQI3Addr <text:s text:c="2"/>; msgadr</text:p>
            <text:p text:style-name="P171"><text:s text:c="3"/>383 <text:s text:c="17"/>BufferQI3Addr:</text:p>
            <text:p text:style-name="P171"><text:s text:c="3"/>384 <text:s text:c="25"/>dw <text:s text:c="5"/>BufferQ3</text:p>
            <text:p text:style-name="P171"><text:s text:c="3"/>385 <text:s text:c="17"/></text:p>
            <text:p text:style-name="P171"><text:s text:c="3"/>386 <text:s text:c="17"/>QCBNtwrkQO3:</text:p>
            <text:p text:style-name="P171"><text:s text:c="3"/>387 <text:s text:c="25"/>ds <text:s text:c="5"/>2 <text:s text:c="14"/>; link</text:p>
            <text:p text:style-name="P171"><text:s text:c="3"/>388 <text:s text:c="25"/>db <text:s text:c="5"/>'NtwrkQO3' <text:s text:c="5"/>; name</text:p>
            <text:p text:style-name="P171"><text:s text:c="3"/>389 <text:s text:c="25"/>dw <text:s text:c="5"/>2 <text:s text:c="14"/>; msglen</text:p>
            <text:p text:style-name="P171"><text:s text:c="3"/>390 <text:s text:c="25"/>dw <text:s text:c="5"/>1 <text:s text:c="14"/>; nmbmsgs</text:p>
            <text:p text:style-name="P171"><text:s text:c="3"/>391 <text:s text:c="25"/>ds <text:s text:c="5"/>2 <text:s text:c="14"/>; dqph</text:p>
            <text:p text:style-name="P171"><text:s text:c="3"/>392 <text:s text:c="25"/>ds <text:s text:c="5"/>2 <text:s text:c="14"/>; nqph</text:p>
            <text:p text:style-name="P171"><text:s text:c="3"/>393 <text:s text:c="25"/>ds <text:s text:c="5"/>2 <text:s text:c="14"/>; msgin</text:p>
            <text:p text:style-name="P171"><text:s text:c="3"/>394 <text:s text:c="25"/>ds <text:s text:c="5"/>2 <text:s text:c="14"/>; msgout</text:p>
            <text:p text:style-name="P171"><text:s text:c="3"/>395 <text:s text:c="25"/>ds <text:s text:c="5"/>2 <text:s text:c="14"/>; msgcnt</text:p>
            <text:p text:style-name="P171"><text:s text:c="3"/>396 <text:s text:c="25"/>ds <text:s text:c="5"/>2 <text:s text:c="14"/>; buffer</text:p>
            <text:p text:style-name="P171"><text:s text:c="3"/>397 <text:s text:c="17"/></text:p>
            <text:p text:style-name="P171"><text:s text:c="3"/>398 <text:s text:c="17"/>UQCBNtwrkQO3:</text:p>
            <text:p text:style-name="P171"><text:s text:c="3"/>399 <text:s text:c="25"/>dw <text:s text:c="5"/>QCBNtwrkQO3 <text:s text:c="4"/>; pointer</text:p>
            <text:p text:style-name="P171"><text:s text:c="3"/>400 <text:s text:c="25"/>dw <text:s text:c="5"/>BufferQO3Addr <text:s text:c="2"/>; msgadr</text:p>
            <text:p text:style-name="P171"><text:s text:c="3"/>401 <text:s text:c="17"/>BufferQO3Addr:</text:p>
            <text:p text:style-name="P171"><text:s text:c="3"/>402 <text:s text:c="25"/>ds <text:s text:c="5"/>2</text:p>
            <text:p text:style-name="P171"><text:s text:c="3"/>403 <text:s text:c="17"/></text:p>
            <text:p text:style-name="P171"><text:s text:c="3"/>404 <text:s text:c="17"/>BufferQ3:</text:p>
            <text:p text:style-name="P171"><text:s text:c="3"/>405 <text:s text:c="25"/>ds <text:s text:c="5"/>1 <text:s text:c="14"/>; FMT</text:p>
            <text:p text:style-name="P171"><text:s text:c="3"/>406 <text:s text:c="25"/>ds <text:s text:c="5"/>1 <text:s text:c="14"/>; DID</text:p>
            <text:p text:style-name="P171"><text:s text:c="3"/>407 <text:s text:c="25"/>ds <text:s text:c="5"/>1 <text:s text:c="14"/>; SID</text:p>
            <text:p text:style-name="P171"><text:s text:c="3"/>408 <text:s text:c="25"/>ds <text:s text:c="5"/>1 <text:s text:c="14"/>; FNC</text:p>
            <text:p text:style-name="P171"><text:s text:c="3"/>409 <text:s text:c="25"/>ds <text:s text:c="5"/>1 <text:s text:c="14"/>; SIZ</text:p>
            <text:p text:style-name="P171"><text:s text:c="3"/>410 <text:s text:c="25"/>ds <text:s text:c="5"/>257 <text:s text:c="12"/>; MSG</text:p>
            <text:p text:style-name="P171"><text:s text:c="3"/>411 <text:s text:c="25"/>endif</text:p>
            <text:p text:style-name="P171"><text:s text:c="3"/>412 <text:s text:c="17"/></text:p>
            <text:p text:style-name="P171"><text:s text:c="3"/>413 <text:s text:c="17"/></text:p>
            <text:p text:style-name="P171"><text:s text:c="3"/>414 <text:s text:c="25"/>if <text:s text:c="5"/>WtchDg</text:p>
            <text:p text:style-name="P171"><text:s text:c="3"/>415 <text:s text:c="17"/>; <text:s/>Watchdog Timer Process</text:p>
            <text:p text:style-name="P171"><text:s text:c="3"/>416 <text:s text:c="17"/>;</text:p>
            <text:p text:style-name="P171"><text:s text:c="3"/>417 <text:s text:c="17"/>WatchDogPD:</text:p>
            <text:p text:style-name="P171"><text:s text:c="3"/>418 <text:s text:c="17"/></text:p>
            <text:p text:style-name="P171"><text:s text:c="3"/>419 <text:s text:c="25"/>if <text:s text:c="5"/>NmbSlvs GT 1</text:p>
            <text:p text:style-name="P171"><text:soft-page-break/><text:s text:c="3"/>420 <text:s text:c="25"/>dw <text:s text:c="5"/>NtwrkIP1 <text:s text:c="7"/>; link to the remaining NETWRKIF PD's</text:p>
            <text:p text:style-name="P171"><text:s text:c="3"/>421 <text:s text:c="25"/>else</text:p>
            <text:p text:style-name="P171"><text:s text:c="3"/>422 <text:s text:c="25"/>dw <text:s text:c="5"/>0 <text:s text:c="14"/>; link</text:p>
            <text:p text:style-name="P171"><text:s text:c="3"/>423 <text:s text:c="25"/>endif</text:p>
            <text:p text:style-name="P171"><text:s text:c="3"/>424 <text:s text:c="17"/></text:p>
            <text:p text:style-name="P171"><text:s text:c="3"/>425 <text:s text:c="25"/>db <text:s text:c="5"/>0 <text:s text:c="14"/>; status</text:p>
            <text:p text:style-name="P171"><text:s text:c="3"/>426 <text:s text:c="25"/>db <text:s text:c="5"/>64 <text:s text:c="13"/>; priority</text:p>
            <text:p text:style-name="P171"><text:s text:c="3"/>427 <text:s text:c="25"/>dw <text:s text:c="5"/>WatchDogSTK+46 <text:s/>; stack pointer</text:p>
            <text:p text:style-name="P171"><text:s text:c="3"/>428 <text:s text:c="25"/>db <text:s text:c="5"/>'WatchDog' <text:s text:c="5"/>; name</text:p>
            <text:p text:style-name="P171"><text:s text:c="3"/>429 <text:s text:c="25"/>db <text:s text:c="5"/>0 <text:s text:c="14"/>; console</text:p>
            <text:p text:style-name="P171"><text:s text:c="3"/>430 <text:s text:c="25"/>db <text:s text:c="5"/>0ffh <text:s text:c="11"/>; memseg</text:p>
            <text:p text:style-name="P171"><text:s text:c="3"/>431 <text:s text:c="25"/>ds <text:s text:c="5"/>2 <text:s text:c="14"/>; b</text:p>
            <text:p text:style-name="P179"><text:s text:c="3"/>432 <text:s text:c="25"/>ds <text:s text:c="5"/>2 <text:s text:c="14"/>; thread</text:p>
          </table:table-cell>
        </table:table-row>
        <table:table-row>
          <table:table-cell table:style-name="Table67.A2" office:value-type="string">
            <text:p text:style-name="P171">CP/M RMAC ASSEM 1.1 <text:s text:c="4"/>#009 <text:s text:c="3"/>MASTER NETWORK I/F MODULE</text:p>
            <text:p text:style-name="P171"/>
            <text:p text:style-name="P171"><text:s text:c="3"/>433 <text:s text:c="25"/>ds <text:s text:c="5"/>2 <text:s text:c="14"/>; buff</text:p>
            <text:p text:style-name="P171"><text:s text:c="3"/>434 <text:s text:c="25"/>ds <text:s text:c="5"/>1 <text:s text:c="14"/>; user code &amp; disk slct</text:p>
            <text:p text:style-name="P171"><text:s text:c="3"/>435 <text:s text:c="25"/>ds <text:s text:c="5"/>2 <text:s text:c="14"/>; dcnt</text:p>
            <text:p text:style-name="P171"><text:s text:c="3"/>436 <text:s text:c="25"/>ds <text:s text:c="5"/>1 <text:s text:c="14"/>; searchl</text:p>
            <text:p text:style-name="P171"><text:s text:c="3"/>437 <text:s text:c="25"/>ds <text:s text:c="5"/>2 <text:s text:c="14"/>; searcha</text:p>
            <text:p text:style-name="P171"><text:s text:c="3"/>438 <text:s text:c="25"/>ds <text:s text:c="5"/>2 <text:s text:c="14"/>; active drives</text:p>
            <text:p text:style-name="P171"><text:s text:c="3"/>439 <text:s text:c="25"/>dw <text:s text:c="5"/>0 <text:s text:c="14"/>; HL'</text:p>
            <text:p text:style-name="P171"><text:s text:c="3"/>440 <text:s text:c="25"/>dw <text:s text:c="5"/>0 <text:s text:c="14"/>; DE'</text:p>
            <text:p text:style-name="P171"><text:s text:c="3"/>441 <text:s text:c="25"/>dw <text:s text:c="5"/>0 <text:s text:c="14"/>; BC'</text:p>
            <text:p text:style-name="P171"><text:s text:c="3"/>442 <text:s text:c="25"/>dw <text:s text:c="5"/>0 <text:s text:c="14"/>; AF'</text:p>
            <text:p text:style-name="P171"><text:s text:c="3"/>443 <text:s text:c="25"/>dw <text:s text:c="5"/>0 <text:s text:c="14"/>; IY</text:p>
            <text:p text:style-name="P171"><text:s text:c="3"/>444 <text:s text:c="25"/>dw <text:s text:c="5"/>0 <text:s text:c="14"/>; IX</text:p>
            <text:p text:style-name="P171"><text:s text:c="3"/>445 <text:s text:c="25"/>dw <text:s text:c="5"/>0 <text:s text:c="14"/>; HL</text:p>
            <text:p text:style-name="P171"><text:s text:c="3"/>446 <text:s text:c="25"/>dw <text:s text:c="5"/>0 <text:s text:c="14"/>; DE</text:p>
            <text:p text:style-name="P171"><text:s text:c="3"/>447 <text:s text:c="25"/>dw <text:s text:c="5"/>0 <text:s text:c="14"/>; BC</text:p>
            <text:p text:style-name="P171"><text:s text:c="3"/>448 <text:s text:c="25"/>dw <text:s text:c="5"/>0 <text:s text:c="14"/>; AF</text:p>
            <text:p text:style-name="P171"><text:s text:c="3"/>449 <text:s text:c="25"/>ds <text:s text:c="5"/>2 <text:s text:c="14"/>; scratch</text:p>
            <text:p text:style-name="P171"><text:s text:c="3"/>450 <text:s text:c="17"/></text:p>
            <text:p text:style-name="P171"><text:s text:c="3"/>451 <text:s text:c="17"/>WatchDogSTK:</text:p>
            <text:p text:style-name="P171"><text:s text:c="3"/>452 <text:s text:c="25"/>dw <text:s text:c="5"/>0c7c7h,0c7c7h,0c7c7h,0c7c7h</text:p>
            <text:p text:style-name="P171"><text:s text:c="3"/>453 <text:s text:c="25"/>dw <text:s text:c="5"/>0c7c7h,0c7c7h,0c7c7h,0c7c7h</text:p>
            <text:p text:style-name="P171"><text:s text:c="3"/>454 <text:s text:c="25"/>dw <text:s text:c="5"/>0c7c7h,0c7c7h,0c7c7h,0c7c7h</text:p>
            <text:p text:style-name="P171"><text:s text:c="3"/>455 <text:s text:c="25"/>dw <text:s text:c="5"/>0c7c7h,0c7c7h,0c7c7h,0c7c7h</text:p>
            <text:p text:style-name="P171"><text:s text:c="3"/>456 <text:s text:c="25"/>dw <text:s text:c="5"/>0c7c7h,0c7c7h,0c7c7h,0c7c7h</text:p>
            <text:p text:style-name="P171"><text:s text:c="3"/>457 <text:s text:c="25"/>dw <text:s text:c="5"/>0c7c7h,0c7c7h,0c7c7h</text:p>
            <text:p text:style-name="P171"><text:s text:c="3"/>458 <text:s text:c="25"/>dw <text:s text:c="5"/>WatchDog</text:p>
            <text:p text:style-name="P171"><text:s text:c="3"/>459 <text:s text:c="17"/></text:p>
            <text:p text:style-name="P171"><text:s text:c="3"/>460 <text:s text:c="17"/>WatchDogTime:</text:p>
            <text:p text:style-name="P171"><text:s text:c="3"/>461 <text:s text:c="25"/>dw <text:s text:c="5"/>$-$ <text:s text:c="4"/>; one-second counter</text:p>
            <text:p text:style-name="P171"><text:s text:c="3"/>462 <text:s text:c="17"/></text:p>
            <text:p text:style-name="P171"><text:s text:c="3"/>463 <text:s text:c="17"/>WatchDogTable:</text:p>
            <text:p text:style-name="P171"><text:s text:c="3"/>464 <text:s text:c="17"/>; <text:s text:c="11"/>Waiting Timeout <text:s text:c="2"/>Start <text:s text:c="3"/>Flag <text:s/>Requester</text:p>
            <text:p text:style-name="P171"><text:s text:c="3"/>465 <text:s text:c="25"/>db <text:s text:c="5"/>0, <text:s text:c="5"/>0, <text:s text:c="5"/>0,0, <text:s text:c="3"/>0ah <text:s text:c="4"/>; #0</text:p>
            <text:p text:style-name="P171"><text:s text:c="3"/>466 <text:s text:c="25"/>db <text:s text:c="5"/>0, <text:s text:c="5"/>0, <text:s text:c="5"/>0,0, <text:s text:c="3"/>0bh <text:s text:c="4"/>; #1</text:p>
            <text:p text:style-name="P171"><text:s text:c="3"/>467 <text:s text:c="25"/>db <text:s text:c="5"/>0, <text:s text:c="5"/>0, <text:s text:c="5"/>0,0, <text:s text:c="3"/>0fh <text:s text:c="4"/>; #2</text:p>
            <text:p text:style-name="P171"><text:s text:c="3"/>468 <text:s text:c="25"/>db <text:s text:c="5"/>0, <text:s text:c="5"/>0, <text:s text:c="5"/>0,0, <text:s text:c="3"/>0dh <text:s text:c="4"/>; #3</text:p>
            <text:p text:style-name="P171"><text:s text:c="3"/>469 <text:s text:c="25"/>endif</text:p>
            <text:p text:style-name="P171"><text:s text:c="3"/>470 <text:s text:c="17"/></text:p>
            <text:p text:style-name="P171"><text:s text:c="3"/>471 <text:s text:c="25"/>if <text:s text:c="5"/>mutexin or mutexout</text:p>
            <text:p text:style-name="P171"><text:s text:c="3"/>472 <text:s text:c="17"/>QCBMXSXmitq: <text:s text:c="19"/>; MX queue for requester transmitting</text:p>
            <text:p text:style-name="P171"><text:s text:c="3"/>473 <text:s text:c="17"/></text:p>
            <text:p text:style-name="P171"><text:s text:c="3"/>474 <text:s text:c="25"/>ds <text:s text:c="5"/>2 <text:s text:c="14"/>; link</text:p>
            <text:p text:style-name="P171"><text:s text:c="3"/>475 <text:s text:c="25"/>db <text:s text:c="5"/>'MXSXmitq' <text:s text:c="5"/>; name</text:p>
            <text:p text:style-name="P171"><text:s text:c="3"/>476 <text:s text:c="25"/>dw <text:s text:c="5"/>0 <text:s text:c="14"/>; msglen</text:p>
            <text:p text:style-name="P171"><text:s text:c="3"/>477 <text:s text:c="25"/>dw <text:s text:c="5"/>1 <text:s text:c="14"/>; nmbmsgs</text:p>
            <text:p text:style-name="P171"><text:s text:c="3"/>478 <text:s text:c="25"/>ds <text:s text:c="5"/>2 <text:s text:c="14"/>; dqph</text:p>
            <text:p text:style-name="P171"><text:s text:c="3"/>479 <text:s text:c="25"/>ds <text:s text:c="5"/>2 <text:s text:c="14"/>; nqph</text:p>
            <text:p text:style-name="P171"><text:s text:c="3"/>480 <text:s text:c="25"/>ds <text:s text:c="5"/>2 <text:s text:c="14"/>; msgin</text:p>
            <text:p text:style-name="P171"><text:s text:c="3"/>481 <text:s text:c="25"/>ds <text:s text:c="5"/>2 <text:s text:c="14"/>; msgout</text:p>
            <text:p text:style-name="P171"><text:s text:c="3"/>482 <text:s text:c="25"/>ds <text:s text:c="5"/>2 <text:s text:c="14"/>; msgcnt</text:p>
            <text:p text:style-name="P171"><text:s text:c="3"/>483 <text:s text:c="25"/>ds <text:s text:c="5"/>2 <text:s text:c="14"/>; buffer (owner PD)</text:p>
            <text:p text:style-name="P171"><text:s text:c="3"/>484 <text:s text:c="17"/></text:p>
            <text:p text:style-name="P171"><text:s text:c="3"/>485 <text:s text:c="17"/>UQCBMXSXmitq:</text:p>
            <text:p text:style-name="P179"><text:s text:c="3"/>486 <text:s text:c="25"/>dw <text:s text:c="5"/>QCBMXSXmitq</text:p>
          </table:table-cell>
        </table:table-row>
        <table:table-row>
          <table:table-cell table:style-name="Table67.A2" office:value-type="string">
            <text:p text:style-name="P171">CP/M RMAC ASSEM 1.1 <text:s text:c="4"/>#010 <text:s text:c="3"/>MASTER NETWORK I/F MODULE</text:p>
            <text:p text:style-name="P171"/>
            <text:p text:style-name="P171"><text:s text:c="3"/>487 <text:s text:c="17"/>; <text:s text:c="6"/>dw <text:s text:c="5"/>0 <text:s text:c="14"/>; no message, since it's an MX queue</text:p>
            <text:p text:style-name="P171"><text:s text:c="3"/>488 <text:s text:c="17"/>; <text:s text:c="6"/>db <text:s text:c="5"/>'MXSXmitq' <text:s text:c="5"/>; no name, since the QCB pointer is resolved</text:p>
            <text:p text:style-name="P171"><text:s text:c="3"/>489 <text:s text:c="25"/>endif</text:p>
            <text:p text:style-name="P171"><text:soft-page-break/><text:s text:c="3"/>490 <text:s text:c="17"/></text:p>
            <text:p text:style-name="P171"><text:s text:c="3"/>491 <text:s text:c="17"/>; <text:s text:c="6"/>Server Configuration Table</text:p>
            <text:p text:style-name="P171"><text:s text:c="3"/>492 <text:s text:c="17"/></text:p>
            <text:p text:style-name="P171"><text:s text:c="3"/>493 <text:s text:c="17"/>configtbl:</text:p>
            <text:p text:style-name="P171"><text:s text:c="3"/>494 <text:s text:c="2"/>0356 00 <text:s text:c="15"/>db <text:s text:c="5"/>0 <text:s text:c="14"/>; Server status byte</text:p>
            <text:p text:style-name="P171"><text:s text:c="3"/>495 <text:s text:c="2"/>0357 00 <text:s text:c="15"/>db <text:s text:c="5"/>0 <text:s text:c="14"/>; Server ID</text:p>
            <text:p text:style-name="P171"><text:s text:c="3"/>496 <text:s text:c="2"/>0358 02 <text:s text:c="15"/>db <text:s text:c="5"/>NmbSlvs <text:s text:c="8"/>; Maximum number of requesters supported</text:p>
            <text:p text:style-name="P171"><text:s text:c="3"/>497 <text:s text:c="2"/>0359 00 <text:s text:c="15"/>db <text:s text:c="5"/>0 <text:s text:c="14"/>; Number of requesters currently logged-in</text:p>
            <text:p text:style-name="P171"><text:s text:c="3"/>498 <text:s text:c="2"/>035A 0000 <text:s text:c="13"/>dw <text:s text:c="5"/>0000h <text:s text:c="10"/>; 16 bit vector of logged in requesters</text:p>
            <text:p text:style-name="P171"><text:s text:c="3"/>499 <text:s text:c="2"/>035C <text:s text:c="18"/>ds <text:s text:c="5"/>16 <text:s text:c="13"/>; Requester ID's currently logged-in</text:p>
            <text:p text:style-name="P171"><text:s text:c="3"/>500 <text:s text:c="2"/>036C 5041535357 <text:s text:c="7"/>db <text:s text:c="5"/>'PASSWORD' <text:s text:c="5"/>; login password</text:p>
            <text:p text:style-name="P171"><text:s text:c="3"/>501 <text:s text:c="17"/></text:p>
            <text:p text:style-name="P171"><text:s text:c="3"/>502 <text:s text:c="2"/>0001 = <text:s text:c="8"/>nmsg <text:s text:c="11"/>equ <text:s text:c="4"/>1 <text:s text:c="6"/>; number of messages buffered</text:p>
            <text:p text:style-name="P171"><text:s text:c="3"/>503 <text:s text:c="2"/>0096 = <text:s text:c="8"/>slave$stk$len <text:s text:c="2"/>equ <text:s text:c="4"/>96h <text:s text:c="4"/>; server process stack size</text:p>
            <text:p text:style-name="P171"><text:s text:c="3"/>504 <text:s text:c="17"/></text:p>
            <text:p text:style-name="P171"><text:s text:c="3"/>505 <text:s text:c="25"/>if <text:s text:c="5"/>NmbSlvs GE 2</text:p>
            <text:p text:style-name="P171"><text:s text:c="3"/>506 <text:s text:c="17"/>slave1$stk:</text:p>
            <text:p text:style-name="P171"><text:s text:c="3"/>507 <text:s text:c="2"/>0374 <text:s text:c="18"/>ds <text:s text:c="5"/>slave$stk$len-2 <text:s text:c="8"/></text:p>
            <text:p text:style-name="P171"><text:s text:c="3"/>508 <text:s text:c="2"/>0408 0A04 <text:s text:c="13"/>dw <text:s text:c="5"/>Slave1 <text:s text:c="17"/></text:p>
            <text:p text:style-name="P171"><text:s text:c="3"/>509 <text:s text:c="57"/></text:p>
            <text:p text:style-name="P171"><text:s text:c="3"/>510 <text:s text:c="25"/>endif</text:p>
            <text:p text:style-name="P171"><text:s text:c="3"/>511 <text:s text:c="17"/></text:p>
            <text:p text:style-name="P171"><text:s text:c="3"/>512 <text:s text:c="25"/>if <text:s text:c="5"/>NmbSlvs GE 3</text:p>
            <text:p text:style-name="P171"><text:s text:c="3"/>513 <text:s text:c="17"/>slave2$stk:</text:p>
            <text:p text:style-name="P171"><text:s text:c="3"/>514 <text:s text:c="25"/>ds <text:s text:c="5"/>slave$stk$len-2</text:p>
            <text:p text:style-name="P171"><text:s text:c="3"/>515 <text:s text:c="25"/>dw <text:s text:c="5"/>Slave2</text:p>
            <text:p text:style-name="P171"><text:s text:c="3"/>516 <text:s text:c="25"/>endif</text:p>
            <text:p text:style-name="P171"><text:s text:c="3"/>517 <text:s text:c="17"/></text:p>
            <text:p text:style-name="P171"><text:s text:c="3"/>518 <text:s text:c="25"/>if <text:s text:c="5"/>NmbSlvs GE 4</text:p>
            <text:p text:style-name="P171"><text:s text:c="3"/>519 <text:s text:c="17"/>slave3$stk:</text:p>
            <text:p text:style-name="P171"><text:s text:c="3"/>520 <text:s text:c="25"/>ds <text:s text:c="5"/>slave$stk$len-2</text:p>
            <text:p text:style-name="P171"><text:s text:c="3"/>521 <text:s text:c="25"/>dw <text:s text:c="5"/>Slave3</text:p>
            <text:p text:style-name="P171"><text:s text:c="3"/>522 <text:s text:c="25"/>endif</text:p>
            <text:p text:style-name="P171"><text:s text:c="3"/>523 <text:s text:c="17"/></text:p>
            <text:p text:style-name="P171"><text:s text:c="3"/>524 <text:s text:c="25"/>if <text:s text:c="5"/>NmbSlvs GE 2</text:p>
            <text:p text:style-name="P171"><text:s text:c="3"/>525 <text:s text:c="17"/>Slave1:</text:p>
            <text:p text:style-name="P171"><text:s text:c="3"/>526 <text:s text:c="2"/>040A <text:s text:c="18"/>ds <text:s text:c="5"/>52 <text:s text:c="13"/>; SERVR1PR processor descriptor</text:p>
            <text:p text:style-name="P171"><text:s text:c="3"/>527 <text:s text:c="25"/>endif</text:p>
            <text:p text:style-name="P171"><text:s text:c="3"/>528 <text:s text:c="17"/></text:p>
            <text:p text:style-name="P171"><text:s text:c="3"/>529 <text:s text:c="25"/>if <text:s text:c="5"/>NmbSlvs GE 3</text:p>
            <text:p text:style-name="P171"><text:s text:c="3"/>530 <text:s text:c="17"/>Slave2:</text:p>
            <text:p text:style-name="P171"><text:s text:c="3"/>531 <text:s text:c="25"/>ds <text:s text:c="5"/>52 <text:s text:c="13"/>; SERVR2PR processor descriptor</text:p>
            <text:p text:style-name="P171"><text:s text:c="3"/>532 <text:s text:c="25"/>endif</text:p>
            <text:p text:style-name="P171"><text:s text:c="3"/>533 <text:s text:c="17"/></text:p>
            <text:p text:style-name="P171"><text:s text:c="3"/>534 <text:s text:c="25"/>if <text:s text:c="5"/>NmbSlvs GE 4</text:p>
            <text:p text:style-name="P171"><text:s text:c="3"/>535 <text:s text:c="17"/>Slave3:</text:p>
            <text:p text:style-name="P171"><text:s text:c="3"/>536 <text:s text:c="25"/>ds <text:s text:c="5"/>52 <text:s text:c="13"/>; SERVR3PR processor descriptor</text:p>
            <text:p text:style-name="P171"><text:s text:c="3"/>537 <text:s text:c="25"/>endif</text:p>
            <text:p text:style-name="P171"><text:s text:c="3"/>538 <text:s text:c="17"/></text:p>
            <text:p text:style-name="P171"><text:s text:c="3"/>539 <text:s text:c="17"/>; <text:s text:c="6"/>Local Data Segment</text:p>
            <text:p text:style-name="P179"><text:s text:c="3"/>540 <text:s text:c="17"/></text:p>
          </table:table-cell>
        </table:table-row>
        <table:table-row>
          <table:table-cell table:style-name="Table67.A2" office:value-type="string">
            <text:p text:style-name="P171">CP/M RMAC ASSEM 1.1 <text:s text:c="4"/>#011 <text:s text:c="3"/>MASTER NETWORK I/F MODULE</text:p>
            <text:p text:style-name="P171"/>
            <text:p text:style-name="P171"><text:s text:c="3"/>541 <text:s text:c="17"/>BinaryASCII:</text:p>
            <text:p text:style-name="P171"><text:s text:c="3"/>542 <text:s text:c="2"/>043E FF <text:s text:c="15"/>db <text:s text:c="5"/>0ffh <text:s text:c="11"/>; Requester #0: 0=7 bit ASCII, FF=8 bit binary</text:p>
            <text:p text:style-name="P171"><text:s text:c="3"/>543 <text:s text:c="2"/>043F FF <text:s text:c="15"/>db <text:s text:c="5"/>0ffh <text:s text:c="11"/>; <text:s text:c="6"/>#1</text:p>
            <text:p text:style-name="P171"><text:s text:c="3"/>544 <text:s text:c="2"/>0440 FF <text:s text:c="15"/>db <text:s text:c="5"/>0ffh <text:s text:c="11"/>; <text:s text:c="6"/>#2</text:p>
            <text:p text:style-name="P171"><text:s text:c="3"/>545 <text:s text:c="2"/>0441 FF <text:s text:c="15"/>db <text:s text:c="5"/>0ffh <text:s text:c="11"/>; <text:s text:c="6"/>#3</text:p>
            <text:p text:style-name="P171"><text:s text:c="3"/>546 <text:s text:c="17"/></text:p>
            <text:p text:style-name="P171"><text:s text:c="3"/>547 <text:s text:c="17"/>Networkstatus:</text:p>
            <text:p text:style-name="P171"><text:s text:c="3"/>548 <text:s text:c="2"/>0442 00 <text:s text:c="15"/>db <text:s text:c="5"/>0 <text:s text:c="14"/>; Slave #0 network status byte</text:p>
            <text:p text:style-name="P171"><text:s text:c="3"/>549 <text:s text:c="2"/>0443 00 <text:s text:c="15"/>db <text:s text:c="5"/>0 <text:s text:c="14"/>; <text:s text:c="6"/>#1</text:p>
            <text:p text:style-name="P171"><text:s text:c="3"/>550 <text:s text:c="2"/>0444 00 <text:s text:c="15"/>db <text:s text:c="5"/>0 <text:s text:c="14"/>; <text:s text:c="6"/>#2</text:p>
            <text:p text:style-name="P171"><text:s text:c="3"/>551 <text:s text:c="2"/>0445 00 <text:s text:c="15"/>db <text:s text:c="5"/>0 <text:s text:c="14"/>; <text:s text:c="6"/>#3</text:p>
            <text:p text:style-name="P171"><text:s text:c="3"/>552 <text:s text:c="17"/></text:p>
            <text:p text:style-name="P171"><text:s text:c="3"/>553 <text:s text:c="2"/>0446 0000 <text:s text:c="5"/>conin: <text:s/>dw <text:s text:c="5"/>$-$ <text:s text:c="12"/>; save area for XIOS routine address</text:p>
            <text:p text:style-name="P171"><text:s text:c="3"/>554 <text:s text:c="17"/></text:p>
            <text:p text:style-name="P171"><text:s text:c="3"/>555 <text:s text:c="2"/>000A = <text:s text:c="8"/>max$retries <text:s text:c="4"/>equ <text:s text:c="4"/>10 <text:s text:c="5"/>; maximum send message retries</text:p>
            <text:p text:style-name="P171"><text:s text:c="3"/>556 <text:s text:c="17"/>;</text:p>
            <text:p text:style-name="P171"><text:s text:c="3"/>557 <text:s text:c="17"/>; <text:s text:c="6"/>The following tables are for use in the ALTOS i/o routines.</text:p>
            <text:p text:style-name="P171"><text:s text:c="3"/>558 <text:s text:c="17"/>; <text:s text:c="6"/>Note that this program MUST be used with an XIOS which allows</text:p>
            <text:p text:style-name="P171"><text:s text:c="3"/>559 <text:s text:c="17"/>; <text:s text:c="6"/>using the second printer port as a console port - Accessed as console</text:p>
            <text:p text:style-name="P171"><text:s text:c="3"/>560 <text:s text:c="17"/>; <text:s text:c="6"/>#4</text:p>
            <text:p text:style-name="P171"><text:s text:c="3"/>561 <text:s text:c="17"/></text:p>
            <text:p text:style-name="P171"><text:s text:c="3"/>562 <text:s text:c="2"/>002B = <text:s text:c="8"/>Console4$status equ <text:s text:c="4"/>02bh</text:p>
            <text:p text:style-name="P171"><text:s text:c="3"/>563 <text:s text:c="2"/>002F = <text:s text:c="8"/>Console3$status equ <text:s text:c="4"/>02fh</text:p>
            <text:p text:style-name="P171"><text:soft-page-break/><text:s text:c="3"/>564 <text:s text:c="2"/>002D = <text:s text:c="8"/>Console2$status equ <text:s text:c="4"/>02dh</text:p>
            <text:p text:style-name="P171"><text:s text:c="3"/>565 <text:s text:c="2"/>0029 = <text:s text:c="8"/>Printer2$status equ <text:s text:c="4"/>029h <text:s text:c="3"/>; ALSO CONSOLE #4</text:p>
            <text:p text:style-name="P171"><text:s text:c="3"/>566 <text:s text:c="17"/></text:p>
            <text:p text:style-name="P171"><text:s text:c="3"/>567 <text:s text:c="25"/>if <text:s text:c="5"/>z80</text:p>
            <text:p text:style-name="P171"><text:s text:c="3"/>568 <text:s text:c="17"/>;</text:p>
            <text:p text:style-name="P171"><text:s text:c="3"/>569 <text:s text:c="17"/>; <text:s text:c="6"/>ENTRIES IN THE FOLLOWING TWO TABLES MUST MATCH !!!!</text:p>
            <text:p text:style-name="P171"><text:s text:c="3"/>570 <text:s text:c="17"/></text:p>
            <text:p text:style-name="P171"><text:s text:c="3"/>571 <text:s text:c="17"/>status$ports:</text:p>
            <text:p text:style-name="P171"><text:s text:c="3"/>572 <text:s text:c="2"/>0448 2B <text:s text:c="15"/>db <text:s text:c="5"/>Console4$status ; Console 4 (Requester 0) status port</text:p>
            <text:p text:style-name="P171"><text:s text:c="3"/>573 <text:s text:c="2"/>0449 2F <text:s text:c="15"/>db <text:s text:c="5"/>Console3$status ; Console 3 (Requester 1) status port</text:p>
            <text:p text:style-name="P171"><text:s text:c="3"/>574 <text:s text:c="2"/>044A 2D <text:s text:c="15"/>db <text:s text:c="5"/>Console2$status ; Console 2 (Requester 2) status port</text:p>
            <text:p text:style-name="P171"><text:s text:c="3"/>575 <text:s text:c="2"/>044B 29 <text:s text:c="15"/>db <text:s text:c="5"/>Printer2$status ; Printer 2 (Requester 3) status port</text:p>
            <text:p text:style-name="P171"><text:s text:c="3"/>576 <text:s text:c="25"/>endif</text:p>
            <text:p text:style-name="P171"><text:s text:c="3"/>577 <text:s text:c="17"/></text:p>
            <text:p text:style-name="P171"><text:s text:c="3"/>578 <text:s text:c="17"/>chariotbl: <text:s text:c="21"/>; Relationship between requesters and consoles</text:p>
            <text:p text:style-name="P171"><text:s text:c="3"/>579 <text:s text:c="2"/>044C 03 <text:s text:c="15"/>db <text:s text:c="5"/>3</text:p>
            <text:p text:style-name="P171"><text:s text:c="3"/>580 <text:s text:c="2"/>044D 02 <text:s text:c="15"/>db <text:s text:c="5"/>2</text:p>
            <text:p text:style-name="P171"><text:s text:c="3"/>581 <text:s text:c="2"/>044E 01 <text:s text:c="15"/>db <text:s text:c="5"/>1</text:p>
            <text:p text:style-name="P171"><text:s text:c="3"/>582 <text:s text:c="2"/>044F 04 <text:s text:c="15"/>db <text:s text:c="5"/>4</text:p>
            <text:p text:style-name="P171"><text:s text:c="3"/>583 <text:s text:c="17"/></text:p>
            <text:p text:style-name="P171"><text:s text:c="3"/>584 <text:s text:c="17"/>; <text:s text:c="6"/>Network Status Byte Equates</text:p>
            <text:p text:style-name="P171"><text:s text:c="3"/>585 <text:s text:c="17"/></text:p>
            <text:p text:style-name="P171"><text:s text:c="3"/>586 <text:s text:c="2"/>0080 = <text:s text:c="8"/>ntwrktxrdy <text:s text:c="5"/>equ <text:s text:c="4"/>10000000b <text:s text:c="6"/>; NETWRKIF ready to send msg</text:p>
            <text:p text:style-name="P171"><text:s text:c="3"/>587 <text:s text:c="2"/>0010 = <text:s text:c="8"/>active <text:s text:c="9"/>equ <text:s text:c="4"/>00010000b <text:s text:c="6"/>; requester logged into network</text:p>
            <text:p text:style-name="P171"><text:s text:c="3"/>588 <text:s text:c="2"/>0008 = <text:s text:c="8"/>msgerr <text:s text:c="9"/>equ <text:s text:c="4"/>00001000b <text:s text:c="6"/>; error in received message</text:p>
            <text:p text:style-name="P171"><text:s text:c="3"/>589 <text:s text:c="2"/>0004 = <text:s text:c="8"/>ntwrk <text:s text:c="10"/>equ <text:s text:c="4"/>00000100b <text:s text:c="6"/>; network alive</text:p>
            <text:p text:style-name="P171"><text:s text:c="3"/>590 <text:s text:c="2"/>0002 = <text:s text:c="8"/>msgovr <text:s text:c="9"/>equ <text:s text:c="4"/>00000010b <text:s text:c="6"/>; message overrun</text:p>
            <text:p text:style-name="P171"><text:s text:c="3"/>591 <text:s text:c="2"/>0001 = <text:s text:c="8"/>ntwrkrxrdy <text:s text:c="5"/>equ <text:s text:c="4"/>00000001b <text:s text:c="6"/>; NETWRKIF has rcvd msg</text:p>
            <text:p text:style-name="P171"><text:s text:c="3"/>592 <text:s text:c="17"/></text:p>
            <text:p text:style-name="P171"><text:s text:c="3"/>593 <text:s text:c="17"/>; <text:s text:c="6"/>BDOS and XDOS Equates</text:p>
            <text:p text:style-name="P179"><text:s text:c="3"/>594 <text:s text:c="17"/></text:p>
          </table:table-cell>
        </table:table-row>
        <table:table-row>
          <table:table-cell table:style-name="Table67.A2" office:value-type="string">
            <text:p text:style-name="P171">CP/M RMAC ASSEM 1.1 <text:s text:c="4"/>#012 <text:s text:c="3"/>MASTER NETWORK I/F MODULE</text:p>
            <text:p text:style-name="P171"/>
            <text:p text:style-name="P171"><text:s text:c="3"/>595 <text:s text:c="2"/>0085 = <text:s text:c="8"/>flagset equ <text:s text:c="4"/>133 <text:s text:c="12"/>; flag set</text:p>
            <text:p text:style-name="P171"><text:s text:c="3"/>596 <text:s text:c="2"/>0086 = <text:s text:c="8"/>makeq <text:s text:c="2"/>equ <text:s text:c="4"/>134 <text:s text:c="12"/>; make queue</text:p>
            <text:p text:style-name="P171"><text:s text:c="3"/>597 <text:s text:c="2"/>0089 = <text:s text:c="8"/>readq <text:s text:c="2"/>equ <text:s text:c="4"/>137 <text:s text:c="12"/>; read queue</text:p>
            <text:p text:style-name="P171"><text:s text:c="3"/>598 <text:s text:c="2"/>008B = <text:s text:c="8"/>writeq <text:s/>equ <text:s text:c="4"/>139 <text:s text:c="12"/>; write queue</text:p>
            <text:p text:style-name="P171"><text:s text:c="3"/>599 <text:s text:c="2"/>008D = <text:s text:c="8"/>delay <text:s text:c="2"/>equ <text:s text:c="4"/>141 <text:s text:c="12"/>; delay</text:p>
            <text:p text:style-name="P171"><text:s text:c="3"/>600 <text:s text:c="2"/>008E = <text:s text:c="8"/>dsptch <text:s/>equ <text:s text:c="4"/>142 <text:s text:c="12"/>; dispatch</text:p>
            <text:p text:style-name="P171"><text:s text:c="3"/>601 <text:s text:c="2"/>0090 = <text:s text:c="8"/>createp equ <text:s text:c="4"/>144 <text:s text:c="12"/>; create process</text:p>
            <text:p text:style-name="P171"><text:s text:c="3"/>602 <text:s text:c="2"/>009A = <text:s text:c="8"/>sydatad equ <text:s text:c="4"/>154 <text:s text:c="12"/>; system data page address</text:p>
            <text:p text:style-name="P171"><text:s text:c="3"/>603 <text:s text:c="2"/>0083 = <text:s text:c="8"/>poll <text:s text:c="3"/>equ <text:s text:c="4"/>083h <text:s text:c="11"/>; Poll device</text:p>
            <text:p text:style-name="P171"><text:s text:c="3"/>604 <text:s text:c="17"/></text:p>
            <text:p text:style-name="P171"><text:s text:c="3"/>605 <text:s text:c="17"/>; <text:s text:c="6"/>General Equates</text:p>
            <text:p text:style-name="P171"><text:s text:c="3"/>606 <text:s text:c="17"/></text:p>
            <text:p text:style-name="P171"><text:s text:c="3"/>607 <text:s text:c="2"/>0001 = <text:s text:c="8"/>SOH <text:s text:c="4"/>equ <text:s text:c="4"/>01h <text:s text:c="12"/>; Start of Header</text:p>
            <text:p text:style-name="P171"><text:s text:c="3"/>608 <text:s text:c="2"/>0002 = <text:s text:c="8"/>STX <text:s text:c="4"/>equ <text:s text:c="4"/>02h <text:s text:c="12"/>; Start of Data</text:p>
            <text:p text:style-name="P171"><text:s text:c="3"/>609 <text:s text:c="2"/>0003 = <text:s text:c="8"/>ETX <text:s text:c="4"/>equ <text:s text:c="4"/>03h <text:s text:c="12"/>; End of Data</text:p>
            <text:p text:style-name="P171"><text:s text:c="3"/>610 <text:s text:c="2"/>0004 = <text:s text:c="8"/>EOT <text:s text:c="4"/>equ <text:s text:c="4"/>04h <text:s text:c="12"/>; End of Transmission</text:p>
            <text:p text:style-name="P171"><text:s text:c="3"/>611 <text:s text:c="2"/>0005 = <text:s text:c="8"/>ENQ <text:s text:c="4"/>equ <text:s text:c="4"/>05h <text:s text:c="12"/>; Enquire</text:p>
            <text:p text:style-name="P171"><text:s text:c="3"/>612 <text:s text:c="2"/>0006 = <text:s text:c="8"/>ACK <text:s text:c="4"/>equ <text:s text:c="4"/>06h <text:s text:c="12"/>; Acknowledge</text:p>
            <text:p text:style-name="P171"><text:s text:c="3"/>613 <text:s text:c="2"/>000A = <text:s text:c="8"/>LF <text:s text:c="5"/>equ <text:s text:c="4"/>0ah <text:s text:c="12"/>; Line Feed</text:p>
            <text:p text:style-name="P171"><text:s text:c="3"/>614 <text:s text:c="2"/>000D = <text:s text:c="8"/>CR <text:s text:c="5"/>equ <text:s text:c="4"/>0dh <text:s text:c="12"/>; Carriage Return</text:p>
            <text:p text:style-name="P171"><text:s text:c="3"/>615 <text:s text:c="2"/>0015 = <text:s text:c="8"/>NAK <text:s text:c="4"/>equ <text:s text:c="4"/>15h <text:s text:c="12"/>; Negative Acknowledge</text:p>
            <text:p text:style-name="P171"><text:s text:c="3"/>616 <text:s text:c="17"/></text:p>
            <text:p text:style-name="P171"><text:s text:c="3"/>617 <text:s text:c="2"/>0010 = <text:s text:c="8"/>printer2 <text:s text:c="7"/>equ <text:s text:c="4"/>10h <text:s text:c="4"/>; special poll device number for second </text:p>
            <text:p text:style-name="P171"><text:s text:c="3"/>618 <text:s text:c="49"/>; printer port</text:p>
            <text:p text:style-name="P171"><text:s text:c="3"/>619 <text:s text:c="17"/></text:p>
            <text:p text:style-name="P171"><text:s text:c="3"/>620 <text:s text:c="17"/>; <text:s text:c="6"/>Utility Procedures</text:p>
            <text:p text:style-name="P171"><text:s text:c="3"/>621 <text:s text:c="17"/></text:p>
            <text:p text:style-name="P171"><text:s text:c="3"/>622 <text:s text:c="17"/>bdos:</text:p>
            <text:p text:style-name="P171"><text:s text:c="3"/>623 <text:s text:c="2"/>0450 2A0000 <text:s text:c="11"/>lhld <text:s text:c="3"/>bdosadr <text:s text:c="8"/>; get XDOS entry point from RSP start</text:p>
            <text:p text:style-name="P171"><text:s text:c="3"/>624 <text:s text:c="2"/>0453 E9 <text:s text:c="15"/>pchl</text:p>
            <text:p text:style-name="P171"><text:s text:c="3"/>625 <text:s text:c="17"/></text:p>
            <text:p text:style-name="P171"><text:s text:c="3"/>626 <text:s text:c="17"/>Nibout: <text:s text:c="24"/>; A = nibble to be transmitted in ASCII</text:p>
            <text:p text:style-name="P171"><text:s text:c="3"/>627 <text:s text:c="2"/>0454 FE0A <text:s text:c="13"/>cpi <text:s text:c="4"/>10</text:p>
            <text:p text:style-name="P171"><text:s text:c="3"/>628 <text:s text:c="2"/>0456 D25F04 <text:s text:c="11"/>jnc <text:s text:c="4"/>nibatof <text:s text:c="8"/>; jump if A-F</text:p>
            <text:p text:style-name="P171"><text:s text:c="3"/>629 <text:s text:c="2"/>0459 C630 <text:s text:c="13"/>adi <text:s text:c="4"/>'0'</text:p>
            <text:p text:style-name="P171"><text:s text:c="3"/>630 <text:s text:c="2"/>045B 4F <text:s text:c="15"/>mov <text:s text:c="4"/>c,a</text:p>
            <text:p text:style-name="P171"><text:s text:c="3"/>631 <text:s text:c="2"/>045C C36804 <text:s text:c="11"/>jmp <text:s text:c="4"/>Charout</text:p>
            <text:p text:style-name="P171"><text:s text:c="3"/>632 <text:s text:c="17"/>nibatof:</text:p>
            <text:p text:style-name="P171"><text:s text:c="3"/>633 <text:s text:c="2"/>045F C637 <text:s text:c="13"/>adi <text:s text:c="4"/>'A'-10</text:p>
            <text:p text:style-name="P171"><text:s text:c="3"/>634 <text:s text:c="2"/>0461 4F <text:s text:c="15"/>mov <text:s text:c="4"/>c,a</text:p>
            <text:p text:style-name="P171"><text:s text:c="3"/>635 <text:s text:c="2"/>0462 C36804 <text:s text:c="11"/>jmp <text:s text:c="4"/>Charout</text:p>
            <text:p text:style-name="P171"><text:s text:c="3"/>636 <text:s text:c="17"/></text:p>
            <text:p text:style-name="P171"><text:s text:c="3"/>637 <text:s text:c="17"/>PreCharout:</text:p>
            <text:p text:style-name="P171"><text:soft-page-break/><text:s text:c="3"/>638 <text:s text:c="2"/>0465 7A <text:s text:c="15"/>mov <text:s text:c="4"/>a,d</text:p>
            <text:p text:style-name="P171"><text:s text:c="3"/>639 <text:s text:c="2"/>0466 81 <text:s text:c="15"/>add <text:s text:c="4"/>c</text:p>
            <text:p text:style-name="P171"><text:s text:c="3"/>640 <text:s text:c="2"/>0467 57 <text:s text:c="15"/>mov <text:s text:c="4"/>d,a <text:s text:c="12"/>; update the checksum</text:p>
            <text:p text:style-name="P171"><text:s text:c="3"/>641 <text:s text:c="17"/></text:p>
            <text:p text:style-name="P171"><text:s text:c="3"/>642 <text:s text:c="25"/>if <text:s text:c="5"/>z80 <text:s text:c="12"/>; Z80 version, using OUT A,(C) instruction</text:p>
            <text:p text:style-name="P171"><text:s text:c="3"/>643 <text:s text:c="17"/>char$out:</text:p>
            <text:p text:style-name="P171"><text:s text:c="3"/>644 <text:s text:c="17"/></text:p>
            <text:p text:style-name="P171"><text:s text:c="3"/>645 <text:s text:c="17"/>; <text:s text:c="6"/>Character output routine for network i/o</text:p>
            <text:p text:style-name="P171"><text:s text:c="3"/>646 <text:s text:c="17"/>; <text:s text:c="6"/>using the ALTOS SIO ports</text:p>
            <text:p text:style-name="P171"><text:s text:c="3"/>647 <text:s text:c="17"/>;</text:p>
            <text:p text:style-name="P179"><text:s text:c="3"/>648 <text:s text:c="17"/>; <text:s text:c="6"/>Z80 version: this can use indirect port numbers in a clean,</text:p>
          </table:table-cell>
        </table:table-row>
        <table:table-row>
          <table:table-cell table:style-name="Table67.A2" office:value-type="string">
            <text:p text:style-name="P171">CP/M RMAC ASSEM 1.1 <text:s text:c="4"/>#013 <text:s text:c="3"/>MASTER NETWORK I/F MODULE</text:p>
            <text:p text:style-name="P171"/>
            <text:p text:style-name="P171"><text:s text:c="3"/>649 <text:s text:c="17"/>; <text:s text:c="6"/>reentrant fashion</text:p>
            <text:p text:style-name="P171"><text:s text:c="3"/>650 <text:s text:c="17"/>;</text:p>
            <text:p text:style-name="P171"><text:s text:c="3"/>651 <text:s text:c="17"/>; <text:s text:c="6"/>Entry: C register contains 8 bit value to transmit</text:p>
            <text:p text:style-name="P171"><text:s text:c="3"/>652 <text:s text:c="17"/>; <text:s text:c="6"/>Entry : Slave number in register b</text:p>
            <text:p text:style-name="P171"><text:s text:c="3"/>653 <text:s text:c="17"/></text:p>
            <text:p text:style-name="P171"><text:s text:c="3"/>654 <text:s text:c="2"/>0468 E5 <text:s text:c="15"/>push <text:s text:c="3"/>h</text:p>
            <text:p text:style-name="P171"><text:s text:c="3"/>655 <text:s text:c="2"/>0469 D5 <text:s text:c="15"/>push <text:s text:c="3"/>d</text:p>
            <text:p text:style-name="P171"><text:s text:c="3"/>656 <text:s text:c="2"/>046A C5 <text:s text:c="15"/>push <text:s text:c="3"/>b</text:p>
            <text:p text:style-name="P171"><text:s text:c="3"/>657 <text:s text:c="2"/>046B 51 <text:s text:c="15"/>mov <text:s text:c="4"/>d, c <text:s text:c="11"/>; save the character</text:p>
            <text:p text:style-name="P171"><text:s text:c="3"/>658 <text:s text:c="2"/>046C 214804 <text:s text:c="11"/>lxi <text:s text:c="4"/>h, status$ports</text:p>
            <text:p text:style-name="P171"><text:s text:c="3"/>659 <text:s text:c="2"/>046F 48 <text:s text:c="15"/>mov <text:s text:c="4"/>c, b</text:p>
            <text:p text:style-name="P171"><text:s text:c="3"/>660 <text:s text:c="2"/>0470 0600 <text:s text:c="13"/>mvi <text:s text:c="4"/>b, 0 <text:s text:c="11"/>; set (BC) = (b)</text:p>
            <text:p text:style-name="P171"><text:s text:c="3"/>661 <text:s text:c="2"/>0472 09 <text:s text:c="15"/>dad <text:s text:c="4"/>b</text:p>
            <text:p text:style-name="P171"><text:s text:c="3"/>662 <text:s text:c="2"/>0473 4E <text:s text:c="15"/>mov <text:s text:c="4"/>c,m</text:p>
            <text:p text:style-name="P171"><text:s text:c="3"/>663 <text:s text:c="17"/></text:p>
            <text:p text:style-name="P171"><text:s text:c="3"/>664 <text:s text:c="17"/>; <text:s text:c="6"/>Now C contains the address of the correct status port</text:p>
            <text:p text:style-name="P171"><text:s text:c="3"/>665 <text:s text:c="17"/></text:p>
            <text:p text:style-name="P171"><text:s text:c="3"/>666 <text:s text:c="17"/>outputloop:</text:p>
            <text:p text:style-name="P171"><text:s text:c="3"/>667 <text:s text:c="2"/>0474 3E10 <text:s text:c="13"/>mvi <text:s text:c="4"/>a,10h</text:p>
            <text:p text:style-name="P171"><text:s text:c="3"/>668 <text:s text:c="17"/></text:p>
            <text:p text:style-name="P171"><text:s text:c="3"/>669 <text:s text:c="17"/>; <text:s text:c="6"/>out <text:s text:c="4"/>(c),a</text:p>
            <text:p text:style-name="P171"><text:s text:c="3"/>670 <text:s text:c="2"/>0476 ED79 <text:s text:c="13"/>db <text:s text:c="5"/>0edh,79h</text:p>
            <text:p text:style-name="P171"><text:s text:c="3"/>671 <text:s text:c="17"/></text:p>
            <text:p text:style-name="P171"><text:s text:c="3"/>672 <text:s text:c="17"/>; <text:s text:c="6"/>in <text:s text:c="5"/>a,(c)</text:p>
            <text:p text:style-name="P171"><text:s text:c="3"/>673 <text:s text:c="2"/>0478 ED78 <text:s text:c="13"/>db <text:s text:c="5"/>0edh,78h</text:p>
            <text:p text:style-name="P171"><text:s text:c="3"/>674 <text:s text:c="17"/></text:p>
            <text:p text:style-name="P171"><text:s text:c="3"/>675 <text:s text:c="2"/>047A E604 <text:s text:c="13"/>ani <text:s text:c="4"/>04h <text:s text:c="12"/>; wait for TXready</text:p>
            <text:p text:style-name="P171"><text:s text:c="3"/>676 <text:s text:c="2"/>047C CA7404 <text:s text:c="11"/>jz <text:s text:c="5"/>outputloop</text:p>
            <text:p text:style-name="P171"><text:s text:c="3"/>677 <text:s text:c="17"/></text:p>
            <text:p text:style-name="P171"><text:s text:c="3"/>678 <text:s text:c="17"/>; <text:s text:c="6"/>In the Altos system, data registers are one below status registers...</text:p>
            <text:p text:style-name="P171"><text:s text:c="3"/>679 <text:s text:c="17"/></text:p>
            <text:p text:style-name="P171"><text:s text:c="3"/>680 <text:s text:c="2"/>047F 0D <text:s text:c="15"/>dcr <text:s text:c="4"/>c</text:p>
            <text:p text:style-name="P171"><text:s text:c="3"/>681 <text:s text:c="17"/></text:p>
            <text:p text:style-name="P171"><text:s text:c="3"/>682 <text:s text:c="17"/>; <text:s text:c="6"/>out <text:s text:c="4"/>(c),d</text:p>
            <text:p text:style-name="P171"><text:s text:c="3"/>683 <text:s text:c="2"/>0480 ED51 <text:s text:c="13"/>db <text:s text:c="5"/>0edh,51h</text:p>
            <text:p text:style-name="P171"><text:s text:c="3"/>684 <text:s text:c="17"/></text:p>
            <text:p text:style-name="P171"><text:s text:c="3"/>685 <text:s text:c="2"/>0482 C1 <text:s text:c="15"/>pop <text:s text:c="4"/>b</text:p>
            <text:p text:style-name="P171"><text:s text:c="3"/>686 <text:s text:c="2"/>0483 D1 <text:s text:c="15"/>pop <text:s text:c="4"/>d</text:p>
            <text:p text:style-name="P171"><text:s text:c="3"/>687 <text:s text:c="2"/>0484 E1 <text:s text:c="15"/>pop <text:s text:c="4"/>h</text:p>
            <text:p text:style-name="P171"><text:s text:c="3"/>688 <text:s text:c="2"/>0485 C9 <text:s text:c="15"/>ret</text:p>
            <text:p text:style-name="P171"><text:s text:c="3"/>689 <text:s text:c="17"/></text:p>
            <text:p text:style-name="P171"><text:s text:c="3"/>690 <text:s text:c="25"/>else</text:p>
            <text:p text:style-name="P171"><text:s text:c="3"/>691 <text:s text:c="17"/></text:p>
            <text:p text:style-name="P171"><text:s text:c="3"/>692 <text:s text:c="17"/>char$out:</text:p>
            <text:p text:style-name="P171"><text:s text:c="3"/>693 <text:s text:c="17"/></text:p>
            <text:p text:style-name="P171"><text:s text:c="3"/>694 <text:s text:c="17"/>; <text:s text:c="6"/>Character output routine for network I/O</text:p>
            <text:p text:style-name="P171"><text:s text:c="3"/>695 <text:s text:c="17"/>; <text:s text:c="6"/>using ALTOS SIO ports</text:p>
            <text:p text:style-name="P171"><text:s text:c="3"/>696 <text:s text:c="17"/>;</text:p>
            <text:p text:style-name="P171"><text:s text:c="3"/>697 <text:s text:c="17"/>; <text:s text:c="6"/>8080 version: This has to dispatch and then use direct port I/O</text:p>
            <text:p text:style-name="P171"><text:s text:c="3"/>698 <text:s text:c="17"/>; <text:s text:c="6"/>--extremely messy to do reentrantly</text:p>
            <text:p text:style-name="P171"><text:s text:c="3"/>699 <text:s text:c="17"/>;</text:p>
            <text:p text:style-name="P171"><text:s text:c="3"/>700 <text:s text:c="17"/>; <text:s text:c="6"/>Entry: <text:s/>C = character to transmit</text:p>
            <text:p text:style-name="P171"><text:s text:c="3"/>701 <text:s text:c="17"/>; <text:s text:c="14"/>B = slave id byte</text:p>
            <text:p text:style-name="P179"><text:s text:c="3"/>702 <text:s text:c="17"/></text:p>
          </table:table-cell>
        </table:table-row>
        <table:table-row>
          <table:table-cell table:style-name="Table67.A2" office:value-type="string">
            <text:p text:style-name="P171">CP/M RMAC ASSEM 1.1 <text:s text:c="4"/>#014 <text:s text:c="3"/>MASTER NETWORK I/F MODULE</text:p>
            <text:p text:style-name="P171"/>
            <text:p text:style-name="P171"><text:s text:c="3"/>703 <text:s text:c="25"/>push <text:s text:c="3"/>h</text:p>
            <text:p text:style-name="P171"><text:s text:c="3"/>704 <text:s text:c="25"/>push <text:s text:c="3"/>d</text:p>
            <text:p text:style-name="P171"><text:s text:c="3"/>705 <text:s text:c="25"/>push <text:s text:c="3"/>b</text:p>
            <text:p text:style-name="P171"><text:s text:c="3"/>706 <text:s text:c="17"/></text:p>
            <text:p text:style-name="P171"><text:s text:c="3"/>707 <text:s text:c="25"/>lxi <text:s text:c="4"/>d,out0 <text:s text:c="9"/>; dispatch address = </text:p>
            <text:p text:style-name="P171"><text:soft-page-break/><text:s text:c="3"/>708 <text:s text:c="25"/>mov <text:s text:c="4"/>l,b <text:s text:c="12"/>; <text:s text:c="2"/>out0 + slaveid*16</text:p>
            <text:p text:style-name="P171"><text:s text:c="3"/>709 <text:s text:c="25"/>mvi <text:s text:c="4"/>h,0</text:p>
            <text:p text:style-name="P171"><text:s text:c="3"/>710 <text:s text:c="25"/>dad <text:s text:c="4"/>h</text:p>
            <text:p text:style-name="P171"><text:s text:c="3"/>711 <text:s text:c="25"/>dad <text:s text:c="4"/>h</text:p>
            <text:p text:style-name="P171"><text:s text:c="3"/>712 <text:s text:c="25"/>dad <text:s text:c="4"/>h</text:p>
            <text:p text:style-name="P171"><text:s text:c="3"/>713 <text:s text:c="25"/>dad <text:s text:c="4"/>h</text:p>
            <text:p text:style-name="P171"><text:s text:c="3"/>714 <text:s text:c="25"/>dad <text:s text:c="4"/>d</text:p>
            <text:p text:style-name="P171"><text:s text:c="3"/>715 <text:s text:c="25"/>mvi <text:s text:c="4"/>a,10h <text:s text:c="10"/>;load "get transmit status" value</text:p>
            <text:p text:style-name="P171"><text:s text:c="3"/>716 <text:s text:c="25"/>pchl <text:s text:c="19"/>;dispatch </text:p>
            <text:p text:style-name="P171"><text:s text:c="3"/>717 <text:s text:c="17"/></text:p>
            <text:p text:style-name="P171"><text:s text:c="3"/>718 <text:s text:c="17"/>out0:</text:p>
            <text:p text:style-name="P171"><text:s text:c="3"/>719 <text:s text:c="25"/>out <text:s text:c="4"/>Console4$status ;wait for TXready status</text:p>
            <text:p text:style-name="P171"><text:s text:c="3"/>720 <text:s text:c="25"/>in <text:s text:c="5"/>Console4$status</text:p>
            <text:p text:style-name="P171"><text:s text:c="3"/>721 <text:s text:c="25"/>ani <text:s text:c="4"/>4</text:p>
            <text:p text:style-name="P171"><text:s text:c="3"/>722 <text:s text:c="25"/>jz <text:s text:c="5"/>out0</text:p>
            <text:p text:style-name="P171"><text:s text:c="3"/>723 <text:s text:c="17"/></text:p>
            <text:p text:style-name="P171"><text:s text:c="3"/>724 <text:s text:c="25"/>mov <text:s text:c="4"/>a,c</text:p>
            <text:p text:style-name="P171"><text:s text:c="3"/>725 <text:s text:c="25"/>out <text:s text:c="4"/>Console4$status-1 <text:s text:c="6"/>;write the character</text:p>
            <text:p text:style-name="P171"><text:s text:c="3"/>726 <text:s text:c="25"/>pop <text:s text:c="4"/>b</text:p>
            <text:p text:style-name="P171"><text:s text:c="3"/>727 <text:s text:c="25"/>pop <text:s text:c="4"/>d</text:p>
            <text:p text:style-name="P171"><text:s text:c="3"/>728 <text:s text:c="25"/>pop <text:s text:c="4"/>h</text:p>
            <text:p text:style-name="P171"><text:s text:c="3"/>729 <text:s text:c="25"/>ret</text:p>
            <text:p text:style-name="P171"><text:s text:c="3"/>730 <text:s text:c="17"/></text:p>
            <text:p text:style-name="P171"><text:s text:c="3"/>731 <text:s text:c="17"/>out1: <text:s text:c="2"/>out <text:s text:c="4"/>Console3$status</text:p>
            <text:p text:style-name="P171"><text:s text:c="3"/>732 <text:s text:c="25"/>in <text:s text:c="5"/>Console3$status</text:p>
            <text:p text:style-name="P171"><text:s text:c="3"/>733 <text:s text:c="25"/>ani <text:s text:c="4"/>4</text:p>
            <text:p text:style-name="P171"><text:s text:c="3"/>734 <text:s text:c="25"/>jz <text:s text:c="5"/>out1</text:p>
            <text:p text:style-name="P171"><text:s text:c="3"/>735 <text:s text:c="17"/></text:p>
            <text:p text:style-name="P171"><text:s text:c="3"/>736 <text:s text:c="25"/>mov <text:s text:c="4"/>a,c</text:p>
            <text:p text:style-name="P171"><text:s text:c="3"/>737 <text:s text:c="25"/>out <text:s text:c="4"/>Console3$status-1</text:p>
            <text:p text:style-name="P171"><text:s text:c="3"/>738 <text:s text:c="25"/>pop <text:s text:c="4"/>b</text:p>
            <text:p text:style-name="P171"><text:s text:c="3"/>739 <text:s text:c="25"/>pop <text:s text:c="4"/>d</text:p>
            <text:p text:style-name="P171"><text:s text:c="3"/>740 <text:s text:c="25"/>pop <text:s text:c="4"/>h</text:p>
            <text:p text:style-name="P171"><text:s text:c="3"/>741 <text:s text:c="25"/>ret</text:p>
            <text:p text:style-name="P171"><text:s text:c="3"/>742 <text:s text:c="17"/></text:p>
            <text:p text:style-name="P171"><text:s text:c="3"/>743 <text:s text:c="17"/>out2: <text:s text:c="2"/>out <text:s text:c="4"/>Console2$status</text:p>
            <text:p text:style-name="P171"><text:s text:c="3"/>744 <text:s text:c="25"/>in <text:s text:c="5"/>Console2$status</text:p>
            <text:p text:style-name="P171"><text:s text:c="3"/>745 <text:s text:c="25"/>ani <text:s text:c="4"/>4</text:p>
            <text:p text:style-name="P171"><text:s text:c="3"/>746 <text:s text:c="25"/>jz <text:s text:c="5"/>out2</text:p>
            <text:p text:style-name="P171"><text:s text:c="3"/>747 <text:s text:c="17"/></text:p>
            <text:p text:style-name="P171"><text:s text:c="3"/>748 <text:s text:c="25"/>mov <text:s text:c="4"/>a,c</text:p>
            <text:p text:style-name="P171"><text:s text:c="3"/>749 <text:s text:c="25"/>out <text:s text:c="4"/>Console2$status-1</text:p>
            <text:p text:style-name="P171"><text:s text:c="3"/>750 <text:s text:c="25"/>pop <text:s text:c="4"/>b</text:p>
            <text:p text:style-name="P171"><text:s text:c="3"/>751 <text:s text:c="25"/>pop <text:s text:c="4"/>d</text:p>
            <text:p text:style-name="P171"><text:s text:c="3"/>752 <text:s text:c="25"/>pop <text:s text:c="4"/>h</text:p>
            <text:p text:style-name="P171"><text:s text:c="3"/>753 <text:s text:c="25"/>ret</text:p>
            <text:p text:style-name="P171"><text:s text:c="3"/>754 <text:s text:c="17"/></text:p>
            <text:p text:style-name="P171"><text:s text:c="3"/>755 <text:s text:c="17"/>out3: <text:s text:c="2"/>out <text:s text:c="4"/>Printer2$status</text:p>
            <text:p text:style-name="P179"><text:s text:c="3"/>756 <text:s text:c="25"/>in <text:s text:c="5"/>Printer2$status</text:p>
          </table:table-cell>
        </table:table-row>
        <table:table-row>
          <table:table-cell table:style-name="Table67.A2" office:value-type="string">
            <text:p text:style-name="P171">CP/M RMAC ASSEM 1.1 <text:s text:c="4"/>#015 <text:s text:c="3"/>MASTER NETWORK I/F MODULE</text:p>
            <text:p text:style-name="P171"/>
            <text:p text:style-name="P171"><text:s text:c="3"/>757 <text:s text:c="25"/>ani <text:s text:c="4"/>4</text:p>
            <text:p text:style-name="P171"><text:s text:c="3"/>758 <text:s text:c="25"/>jz <text:s text:c="5"/>out3</text:p>
            <text:p text:style-name="P171"><text:s text:c="3"/>759 <text:s text:c="17"/></text:p>
            <text:p text:style-name="P171"><text:s text:c="3"/>760 <text:s text:c="25"/>mov <text:s text:c="4"/>a,c</text:p>
            <text:p text:style-name="P171"><text:s text:c="3"/>761 <text:s text:c="25"/>out <text:s text:c="4"/>Printer2$status-1</text:p>
            <text:p text:style-name="P171"><text:s text:c="3"/>762 <text:s text:c="25"/>pop <text:s text:c="4"/>b</text:p>
            <text:p text:style-name="P171"><text:s text:c="3"/>763 <text:s text:c="25"/>pop <text:s text:c="4"/>d</text:p>
            <text:p text:style-name="P171"><text:s text:c="3"/>764 <text:s text:c="25"/>pop <text:s text:c="4"/>h</text:p>
            <text:p text:style-name="P171"><text:s text:c="3"/>765 <text:s text:c="25"/>ret</text:p>
            <text:p text:style-name="P171"><text:s text:c="3"/>766 <text:s text:c="17"/></text:p>
            <text:p text:style-name="P171"><text:s text:c="3"/>767 <text:s text:c="25"/>endif</text:p>
            <text:p text:style-name="P171"><text:s text:c="3"/>768 <text:s text:c="17"/></text:p>
            <text:p text:style-name="P171"><text:s text:c="3"/>769 <text:s text:c="17"/></text:p>
            <text:p text:style-name="P171"><text:s text:c="3"/>770 <text:s text:c="17"/>Nibin: <text:s text:c="25"/>; return nibble in A register</text:p>
            <text:p text:style-name="P171"><text:s text:c="3"/>771 <text:s text:c="2"/>0486 CDBD04 <text:s text:c="11"/>call <text:s text:c="3"/>Charin</text:p>
            <text:p text:style-name="P171"><text:s text:c="3"/>772 <text:s text:c="2"/>0489 D8 <text:s text:c="15"/>rc</text:p>
            <text:p text:style-name="P171"><text:s text:c="3"/>773 <text:s text:c="2"/>048A E67F <text:s text:c="13"/>ani <text:s text:c="4"/>07fh</text:p>
            <text:p text:style-name="P171"><text:s text:c="3"/>774 <text:s text:c="2"/>048C D630 <text:s text:c="13"/>sui <text:s text:c="4"/>'0'</text:p>
            <text:p text:style-name="P171"><text:s text:c="3"/>775 <text:s text:c="2"/>048E FE0A <text:s text:c="13"/>cpi <text:s text:c="4"/>10</text:p>
            <text:p text:style-name="P171"><text:s text:c="3"/>776 <text:s text:c="2"/>0490 DAA604 <text:s text:c="11"/>jc <text:s text:c="5"/>Nibin$return <text:s text:c="3"/>; must be 0-9</text:p>
            <text:p text:style-name="P171"><text:s text:c="3"/>777 <text:s text:c="2"/>0493 C6F9 <text:s text:c="13"/>adi <text:s text:c="4"/>('0'-'A'+10) and 0ffh</text:p>
            <text:p text:style-name="P171"><text:s text:c="3"/>778 <text:s text:c="2"/>0495 FE10 <text:s text:c="13"/>cpi <text:s text:c="4"/>16</text:p>
            <text:p text:style-name="P171"><text:s text:c="3"/>779 <text:s text:c="2"/>0497 DAA604 <text:s text:c="11"/>jc <text:s text:c="5"/>Nibin$return <text:s text:c="3"/>; must be 10-15</text:p>
            <text:p text:style-name="P171"><text:s text:c="3"/>780 <text:s text:c="2"/>049A 3A4204 <text:s text:c="11"/>lda <text:s text:c="4"/>networkstatus</text:p>
            <text:p text:style-name="P171"><text:s text:c="3"/>781 <text:s text:c="2"/>049D F608 <text:s text:c="13"/>ori <text:s text:c="4"/>msgerr</text:p>
            <text:p text:style-name="P171"><text:soft-page-break/><text:s text:c="3"/>782 <text:s text:c="2"/>049F 324204 <text:s text:c="11"/>sta <text:s text:c="4"/>networkstatus</text:p>
            <text:p text:style-name="P171"><text:s text:c="3"/>783 <text:s text:c="2"/>04A2 3E00 <text:s text:c="13"/>mvi <text:s text:c="4"/>a,0</text:p>
            <text:p text:style-name="P171"><text:s text:c="3"/>784 <text:s text:c="2"/>04A4 37 <text:s text:c="15"/>stc</text:p>
            <text:p text:style-name="P171"><text:s text:c="3"/>785 <text:s text:c="2"/>04A5 C9 <text:s text:c="15"/>ret</text:p>
            <text:p text:style-name="P171"><text:s text:c="3"/>786 <text:s text:c="17"/></text:p>
            <text:p text:style-name="P171"><text:s text:c="3"/>787 <text:s text:c="17"/>Nibin$return:</text:p>
            <text:p text:style-name="P171"><text:s text:c="3"/>788 <text:s text:c="2"/>04A6 B7 <text:s text:c="15"/>ora <text:s text:c="4"/>a</text:p>
            <text:p text:style-name="P171"><text:s text:c="3"/>789 <text:s text:c="2"/>04A7 C9 <text:s text:c="15"/>ret</text:p>
            <text:p text:style-name="P171"><text:s text:c="3"/>790 <text:s text:c="17"/></text:p>
            <text:p text:style-name="P171"><text:s text:c="3"/>791 <text:s text:c="17"/>xChar$in: <text:s text:c="22"/>; Get the first character using polled </text:p>
            <text:p text:style-name="P171"><text:s text:c="3"/>792 <text:s text:c="49"/>; console I/O. Note that the rest of the </text:p>
            <text:p text:style-name="P171"><text:s text:c="3"/>793 <text:s text:c="49"/>; message will be received using direct</text:p>
            <text:p text:style-name="P171"><text:s text:c="3"/>794 <text:s text:c="49"/>; port I/O with interrupts disabled.</text:p>
            <text:p text:style-name="P171"><text:s text:c="3"/>795 <text:s text:c="49"/>; OVERRUNS ARE NOT POSSIBLE USING THIS SCHEME</text:p>
            <text:p text:style-name="P171"><text:s text:c="3"/>796 <text:s text:c="17"/></text:p>
            <text:p text:style-name="P171"><text:s text:c="3"/>797 <text:s text:c="2"/>04A8 E5 <text:s text:c="15"/>push <text:s text:c="3"/>h</text:p>
            <text:p text:style-name="P171"><text:s text:c="3"/>798 <text:s text:c="2"/>04A9 C5 <text:s text:c="15"/>push <text:s text:c="3"/>b</text:p>
            <text:p text:style-name="P171"><text:s text:c="3"/>799 <text:s text:c="2"/>04AA 21BA04 <text:s text:c="11"/>lxi <text:s text:c="4"/>h, Charin$return</text:p>
            <text:p text:style-name="P171"><text:s text:c="3"/>800 <text:s text:c="2"/>04AD E5 <text:s text:c="15"/>push <text:s text:c="3"/>h</text:p>
            <text:p text:style-name="P171"><text:s text:c="3"/>801 <text:s text:c="2"/>04AE 48 <text:s text:c="15"/>mov <text:s text:c="4"/>c,b</text:p>
            <text:p text:style-name="P171"><text:s text:c="3"/>802 <text:s text:c="2"/>04AF 0600 <text:s text:c="13"/>mvi <text:s text:c="4"/>b,0</text:p>
            <text:p text:style-name="P171"><text:s text:c="3"/>803 <text:s text:c="2"/>04B1 214C04 <text:s text:c="11"/>lxi <text:s text:c="4"/>h, chariotbl</text:p>
            <text:p text:style-name="P171"><text:s text:c="3"/>804 <text:s text:c="2"/>04B4 09 <text:s text:c="15"/>dad <text:s text:c="4"/>b</text:p>
            <text:p text:style-name="P171"><text:s text:c="3"/>805 <text:s text:c="2"/>04B5 56 <text:s text:c="15"/>mov <text:s text:c="4"/>d, m <text:s text:c="11"/>; Get the console number</text:p>
            <text:p text:style-name="P171"><text:s text:c="3"/>806 <text:s text:c="2"/>04B6 2A4604 <text:s text:c="11"/>lhld <text:s text:c="3"/>conin</text:p>
            <text:p text:style-name="P171"><text:s text:c="3"/>807 <text:s text:c="2"/>04B9 E9 <text:s text:c="15"/>pchl <text:s text:c="19"/>; vector off</text:p>
            <text:p text:style-name="P171"><text:s text:c="3"/>808 <text:s text:c="17"/></text:p>
            <text:p text:style-name="P171"><text:s text:c="3"/>809 <text:s text:c="17"/>Charin$return:</text:p>
            <text:p text:style-name="P179"><text:s text:c="3"/>810 <text:s text:c="2"/>04BA C1 <text:s text:c="15"/>pop <text:s text:c="4"/>b</text:p>
          </table:table-cell>
        </table:table-row>
        <table:table-row>
          <table:table-cell table:style-name="Table67.A2" office:value-type="string">
            <text:p text:style-name="P171">CP/M RMAC ASSEM 1.1 <text:s text:c="4"/>#016 <text:s text:c="3"/>MASTER NETWORK I/F MODULE</text:p>
            <text:p text:style-name="P171"/>
            <text:p text:style-name="P171"><text:s text:c="3"/>811 <text:s text:c="2"/>04BB E1 <text:s text:c="15"/>pop <text:s text:c="4"/>h</text:p>
            <text:p text:style-name="P171"><text:s text:c="3"/>812 <text:s text:c="2"/>04BC C9 <text:s text:c="15"/>ret</text:p>
            <text:p text:style-name="P171"><text:s text:c="3"/>813 <text:s text:c="17"/></text:p>
            <text:p text:style-name="P171"><text:s text:c="3"/>814 <text:s text:c="17"/></text:p>
            <text:p text:style-name="P171"><text:s text:c="3"/>815 <text:s text:c="25"/>if <text:s text:c="5"/>z80</text:p>
            <text:p text:style-name="P171"><text:s text:c="3"/>816 <text:s text:c="17"/>char$in:</text:p>
            <text:p text:style-name="P171"><text:s text:c="3"/>817 <text:s text:c="17"/></text:p>
            <text:p text:style-name="P171"><text:s text:c="3"/>818 <text:s text:c="17"/>; <text:s text:c="6"/>Character input routine for network i/o</text:p>
            <text:p text:style-name="P171"><text:s text:c="3"/>819 <text:s text:c="17"/>; <text:s text:c="6"/>using the ALTOS SIO ports at 125k baud</text:p>
            <text:p text:style-name="P171"><text:s text:c="3"/>820 <text:s text:c="17"/>;</text:p>
            <text:p text:style-name="P171"><text:s text:c="3"/>821 <text:s text:c="17"/>; <text:s text:c="6"/>Z80 Version uses indirect port addresses loaded into register C</text:p>
            <text:p text:style-name="P171"><text:s text:c="3"/>822 <text:s text:c="17"/>; <text:s text:c="6"/></text:p>
            <text:p text:style-name="P171"><text:s text:c="3"/>823 <text:s text:c="17"/>; <text:s text:c="6"/>Entry : Slave number in register b</text:p>
            <text:p text:style-name="P171"><text:s text:c="3"/>824 <text:s text:c="17"/>; <text:s text:c="6"/>Exit <text:s/>: Character in register a</text:p>
            <text:p text:style-name="P171"><text:s text:c="3"/>825 <text:s text:c="17"/>;</text:p>
            <text:p text:style-name="P171"><text:s text:c="3"/>826 <text:s text:c="2"/>04BD E5 <text:s text:c="15"/>push <text:s text:c="3"/>h</text:p>
            <text:p text:style-name="P171"><text:s text:c="3"/>827 <text:s text:c="2"/>04BE C5 <text:s text:c="15"/>push <text:s text:c="3"/>b</text:p>
            <text:p text:style-name="P171"><text:s text:c="3"/>828 <text:s text:c="2"/>04BF 214804 <text:s text:c="11"/>lxi <text:s text:c="4"/>h, status$ports</text:p>
            <text:p text:style-name="P171"><text:s text:c="3"/>829 <text:s text:c="2"/>04C2 48 <text:s text:c="15"/>mov <text:s text:c="4"/>c, b</text:p>
            <text:p text:style-name="P171"><text:s text:c="3"/>830 <text:s text:c="2"/>04C3 0600 <text:s text:c="13"/>mvi <text:s text:c="4"/>b, 0 <text:s text:c="11"/>; set (BC) = (b)</text:p>
            <text:p text:style-name="P171"><text:s text:c="3"/>831 <text:s text:c="2"/>04C5 09 <text:s text:c="15"/>dad <text:s text:c="4"/>b</text:p>
            <text:p text:style-name="P171"><text:s text:c="3"/>832 <text:s text:c="2"/>04C6 4E <text:s text:c="15"/>mov <text:s text:c="4"/>c,m</text:p>
            <text:p text:style-name="P171"><text:s text:c="3"/>833 <text:s text:c="17"/></text:p>
            <text:p text:style-name="P171"><text:s text:c="3"/>834 <text:s text:c="17"/>; <text:s text:c="6"/>Now C contains the address of the correct status port</text:p>
            <text:p text:style-name="P171"><text:s text:c="3"/>835 <text:s text:c="17"/></text:p>
            <text:p text:style-name="P171"><text:s text:c="3"/>836 <text:s text:c="2"/>04C7 2E50 <text:s text:c="13"/>mvi <text:s text:c="4"/>l, 80</text:p>
            <text:p text:style-name="P171"><text:s text:c="3"/>837 <text:s text:c="17"/></text:p>
            <text:p text:style-name="P171"><text:s text:c="3"/>838 <text:s text:c="17"/>inputloop1:</text:p>
            <text:p text:style-name="P171"><text:s text:c="3"/>839 <text:s text:c="2"/>04C9 2D <text:s text:c="15"/>dcr <text:s text:c="4"/>l</text:p>
            <text:p text:style-name="P171"><text:s text:c="3"/>840 <text:s text:c="2"/>04CA CADA04 <text:s text:c="11"/>jz <text:s text:c="5"/>retout</text:p>
            <text:p text:style-name="P171"><text:s text:c="3"/>841 <text:s text:c="17"/></text:p>
            <text:p text:style-name="P171"><text:s text:c="3"/>842 <text:s text:c="17"/>; <text:s text:c="6"/>in <text:s text:c="5"/>a,(c)</text:p>
            <text:p text:style-name="P171"><text:s text:c="3"/>843 <text:s text:c="2"/>04CD ED78 <text:s text:c="13"/>db <text:s text:c="5"/>0edh,78h</text:p>
            <text:p text:style-name="P171"><text:s text:c="3"/>844 <text:s text:c="17"/></text:p>
            <text:p text:style-name="P171"><text:s text:c="3"/>845 <text:s text:c="2"/>04CF E601 <text:s text:c="13"/>ani <text:s text:c="4"/>01h <text:s text:c="12"/>; wait for RXready</text:p>
            <text:p text:style-name="P171"><text:s text:c="3"/>846 <text:s text:c="2"/>04D1 CAC904 <text:s text:c="11"/>jz <text:s text:c="5"/>inputloop1</text:p>
            <text:p text:style-name="P171"><text:s text:c="3"/>847 <text:s text:c="17"/></text:p>
            <text:p text:style-name="P171"><text:s text:c="3"/>848 <text:s text:c="17"/>; <text:s text:c="6"/>In the Altos system, data registers are one below status registers...</text:p>
            <text:p text:style-name="P171"><text:s text:c="3"/>849 <text:s text:c="17"/></text:p>
            <text:p text:style-name="P171"><text:s text:c="3"/>850 <text:s text:c="2"/>04D4 0D <text:s text:c="15"/>dcr <text:s text:c="4"/>c</text:p>
            <text:p text:style-name="P171"><text:s text:c="3"/>851 <text:s text:c="17"/></text:p>
            <text:p text:style-name="P171"><text:s text:c="3"/>852 <text:s text:c="17"/>; <text:s text:c="6"/>in <text:s text:c="5"/>a,(c)</text:p>
            <text:p text:style-name="P171"><text:s text:c="3"/>853 <text:s text:c="2"/>04D5 ED78 <text:s text:c="13"/>db <text:s text:c="5"/>0edh,78h <text:s text:c="7"/>;get the character</text:p>
            <text:p text:style-name="P171"><text:s text:c="3"/>854 <text:s text:c="17"/></text:p>
            <text:p text:style-name="P171"><text:s text:c="3"/>855 <text:s text:c="2"/>04D7 C1 <text:s text:c="15"/>pop <text:s text:c="4"/>b</text:p>
            <text:p text:style-name="P171"><text:soft-page-break/><text:s text:c="3"/>856 <text:s text:c="2"/>04D8 E1 <text:s text:c="15"/>pop <text:s text:c="4"/>h</text:p>
            <text:p text:style-name="P171"><text:s text:c="3"/>857 <text:s text:c="2"/>04D9 C9 <text:s text:c="15"/>ret</text:p>
            <text:p text:style-name="P171"><text:s text:c="3"/>858 <text:s text:c="17"/></text:p>
            <text:p text:style-name="P171"><text:s text:c="3"/>859 <text:s text:c="17"/>retout:</text:p>
            <text:p text:style-name="P171"><text:s text:c="3"/>860 <text:s text:c="2"/>04DA 37 <text:s text:c="15"/>stc <text:s text:c="20"/>;set carry =&gt; error flag</text:p>
            <text:p text:style-name="P171"><text:s text:c="3"/>861 <text:s text:c="2"/>04DB C1 <text:s text:c="15"/>pop <text:s text:c="4"/>b</text:p>
            <text:p text:style-name="P171"><text:s text:c="3"/>862 <text:s text:c="2"/>04DC E1 <text:s text:c="15"/>pop <text:s text:c="4"/>h</text:p>
            <text:p text:style-name="P171"><text:s text:c="3"/>863 <text:s text:c="2"/>04DD C9 <text:s text:c="15"/>ret</text:p>
            <text:p text:style-name="P179"><text:s text:c="3"/>864 <text:s text:c="17"/></text:p>
          </table:table-cell>
        </table:table-row>
        <table:table-row>
          <table:table-cell table:style-name="Table67.A2" office:value-type="string">
            <text:p text:style-name="P171">CP/M RMAC ASSEM 1.1 <text:s text:c="4"/>#017 <text:s text:c="3"/>MASTER NETWORK I/F MODULE</text:p>
            <text:p text:style-name="P171"/>
            <text:p text:style-name="P171"><text:s text:c="3"/>865 <text:s text:c="25"/>else</text:p>
            <text:p text:style-name="P171"><text:s text:c="3"/>866 <text:s text:c="17"/></text:p>
            <text:p text:style-name="P171"><text:s text:c="3"/>867 <text:s text:c="17"/>char$in:</text:p>
            <text:p text:style-name="P171"><text:s text:c="3"/>868 <text:s text:c="17"/></text:p>
            <text:p text:style-name="P171"><text:s text:c="3"/>869 <text:s text:c="17"/>; <text:s text:c="6"/>Character input routine for network I/O</text:p>
            <text:p text:style-name="P171"><text:s text:c="3"/>870 <text:s text:c="17"/>; <text:s text:c="6"/>using ALTOS SIO ports</text:p>
            <text:p text:style-name="P171"><text:s text:c="3"/>871 <text:s text:c="17"/>;</text:p>
            <text:p text:style-name="P171"><text:s text:c="3"/>872 <text:s text:c="17"/>; <text:s text:c="6"/>8080 Version uses same nasty dispatch mechanism that the output</text:p>
            <text:p text:style-name="P171"><text:s text:c="3"/>873 <text:s text:c="17"/>; <text:s text:c="6"/>routine used</text:p>
            <text:p text:style-name="P171"><text:s text:c="3"/>874 <text:s text:c="17"/>;</text:p>
            <text:p text:style-name="P171"><text:s text:c="3"/>875 <text:s text:c="17"/>; <text:s text:c="6"/>Entry: <text:s/>B = Slave ID</text:p>
            <text:p text:style-name="P171"><text:s text:c="3"/>876 <text:s text:c="17"/>; <text:s text:c="6"/>Exit: <text:s text:c="2"/>A = character input</text:p>
            <text:p text:style-name="P171"><text:s text:c="3"/>877 <text:s text:c="17"/></text:p>
            <text:p text:style-name="P171"><text:s text:c="3"/>878 <text:s text:c="25"/>push <text:s text:c="3"/>h</text:p>
            <text:p text:style-name="P171"><text:s text:c="3"/>879 <text:s text:c="25"/>push <text:s text:c="3"/>d</text:p>
            <text:p text:style-name="P171"><text:s text:c="3"/>880 <text:s text:c="25"/>push <text:s text:c="3"/>b</text:p>
            <text:p text:style-name="P171"><text:s text:c="3"/>881 <text:s text:c="25"/>lxi <text:s text:c="4"/>d,in0 <text:s text:c="10"/>; HL = in0 + 17*slaveid</text:p>
            <text:p text:style-name="P171"><text:s text:c="3"/>882 <text:s text:c="25"/>mov <text:s text:c="4"/>l,b</text:p>
            <text:p text:style-name="P171"><text:s text:c="3"/>883 <text:s text:c="25"/>mvi <text:s text:c="4"/>h,0</text:p>
            <text:p text:style-name="P171"><text:s text:c="3"/>884 <text:s text:c="25"/>xchg</text:p>
            <text:p text:style-name="P171"><text:s text:c="3"/>885 <text:s text:c="25"/>dad <text:s text:c="4"/>d</text:p>
            <text:p text:style-name="P171"><text:s text:c="3"/>886 <text:s text:c="25"/>xchg</text:p>
            <text:p text:style-name="P171"><text:s text:c="3"/>887 <text:s text:c="25"/>dad <text:s text:c="4"/>h</text:p>
            <text:p text:style-name="P171"><text:s text:c="3"/>888 <text:s text:c="25"/>dad <text:s text:c="4"/>h</text:p>
            <text:p text:style-name="P171"><text:s text:c="3"/>889 <text:s text:c="25"/>dad <text:s text:c="4"/>h</text:p>
            <text:p text:style-name="P171"><text:s text:c="3"/>890 <text:s text:c="25"/>dad <text:s text:c="4"/>h</text:p>
            <text:p text:style-name="P171"><text:s text:c="3"/>891 <text:s text:c="25"/>dad <text:s text:c="4"/>d</text:p>
            <text:p text:style-name="P171"><text:s text:c="3"/>892 <text:s text:c="17"/></text:p>
            <text:p text:style-name="P171"><text:s text:c="3"/>893 <text:s text:c="25"/>mvi <text:s text:c="4"/>c,80 <text:s text:c="11"/>; load status retry count</text:p>
            <text:p text:style-name="P171"><text:s text:c="3"/>894 <text:s text:c="25"/>pchl <text:s text:c="19"/>; dispatch</text:p>
            <text:p text:style-name="P171"><text:s text:c="3"/>895 <text:s text:c="17"/></text:p>
            <text:p text:style-name="P171"><text:s text:c="3"/>896 <text:s text:c="17"/>in0:</text:p>
            <text:p text:style-name="P171"><text:s text:c="3"/>897 <text:s text:c="25"/>dcr <text:s text:c="4"/>c</text:p>
            <text:p text:style-name="P171"><text:s text:c="3"/>898 <text:s text:c="25"/>jz <text:s text:c="5"/>retout <text:s text:c="9"/>; error return if retry timeout</text:p>
            <text:p text:style-name="P171"><text:s text:c="3"/>899 <text:s text:c="17"/></text:p>
            <text:p text:style-name="P171"><text:s text:c="3"/>900 <text:s text:c="25"/>in <text:s text:c="5"/>Console4$status ; wait for RXready</text:p>
            <text:p text:style-name="P171"><text:s text:c="3"/>901 <text:s text:c="25"/>ani <text:s text:c="4"/>1</text:p>
            <text:p text:style-name="P171"><text:s text:c="3"/>902 <text:s text:c="25"/>jz <text:s text:c="5"/>in0</text:p>
            <text:p text:style-name="P171"><text:s text:c="3"/>903 <text:s text:c="17"/></text:p>
            <text:p text:style-name="P171"><text:s text:c="3"/>904 <text:s text:c="25"/>in <text:s text:c="5"/>Console4$status-1 <text:s text:c="6"/>; get the character</text:p>
            <text:p text:style-name="P171"><text:s text:c="3"/>905 <text:s text:c="25"/>pop <text:s text:c="4"/>b</text:p>
            <text:p text:style-name="P171"><text:s text:c="3"/>906 <text:s text:c="25"/>pop <text:s text:c="4"/>d</text:p>
            <text:p text:style-name="P171"><text:s text:c="3"/>907 <text:s text:c="25"/>pop <text:s text:c="4"/>h</text:p>
            <text:p text:style-name="P171"><text:s text:c="3"/>908 <text:s text:c="25"/>ret</text:p>
            <text:p text:style-name="P171"><text:s text:c="3"/>909 <text:s text:c="17"/></text:p>
            <text:p text:style-name="P171"><text:s text:c="3"/>910 <text:s text:c="17"/>in1:</text:p>
            <text:p text:style-name="P171"><text:s text:c="3"/>911 <text:s text:c="25"/>dcr <text:s text:c="4"/>c</text:p>
            <text:p text:style-name="P171"><text:s text:c="3"/>912 <text:s text:c="25"/>jz <text:s text:c="5"/>retout <text:s text:c="17"/></text:p>
            <text:p text:style-name="P171"><text:s text:c="3"/>913 <text:s text:c="17"/></text:p>
            <text:p text:style-name="P171"><text:s text:c="3"/>914 <text:s text:c="25"/>in <text:s text:c="5"/>Console3$status <text:s text:c="8"/></text:p>
            <text:p text:style-name="P171"><text:s text:c="3"/>915 <text:s text:c="25"/>ani <text:s text:c="4"/>1</text:p>
            <text:p text:style-name="P171"><text:s text:c="3"/>916 <text:s text:c="25"/>jz <text:s text:c="5"/>in1</text:p>
            <text:p text:style-name="P171"><text:s text:c="3"/>917 <text:s text:c="17"/></text:p>
            <text:p text:style-name="P179"><text:s text:c="3"/>918 <text:s text:c="25"/>in <text:s text:c="5"/>Console3$status-1 <text:s text:c="6"/></text:p>
          </table:table-cell>
        </table:table-row>
        <table:table-row>
          <table:table-cell table:style-name="Table67.A2" office:value-type="string">
            <text:p text:style-name="P171">CP/M RMAC ASSEM 1.1 <text:s text:c="4"/>#018 <text:s text:c="3"/>MASTER NETWORK I/F MODULE</text:p>
            <text:p text:style-name="P171"/>
            <text:p text:style-name="P171"><text:s text:c="3"/>919 <text:s text:c="25"/>pop <text:s text:c="4"/>b</text:p>
            <text:p text:style-name="P171"><text:s text:c="3"/>920 <text:s text:c="25"/>pop <text:s text:c="4"/>d</text:p>
            <text:p text:style-name="P171"><text:s text:c="3"/>921 <text:s text:c="25"/>pop <text:s text:c="4"/>h</text:p>
            <text:p text:style-name="P171"><text:s text:c="3"/>922 <text:s text:c="25"/>ret</text:p>
            <text:p text:style-name="P171"><text:s text:c="3"/>923 <text:s text:c="17"/></text:p>
            <text:p text:style-name="P171"><text:s text:c="3"/>924 <text:s text:c="17"/>in2:</text:p>
            <text:p text:style-name="P171"><text:s text:c="3"/>925 <text:s text:c="25"/>dcr <text:s text:c="4"/>c</text:p>
            <text:p text:style-name="P171"><text:soft-page-break/><text:s text:c="3"/>926 <text:s text:c="25"/>jz <text:s text:c="5"/>retout <text:s text:c="17"/></text:p>
            <text:p text:style-name="P171"><text:s text:c="3"/>927 <text:s text:c="17"/></text:p>
            <text:p text:style-name="P171"><text:s text:c="3"/>928 <text:s text:c="25"/>in <text:s text:c="5"/>Console2$status <text:s text:c="8"/></text:p>
            <text:p text:style-name="P171"><text:s text:c="3"/>929 <text:s text:c="25"/>ani <text:s text:c="4"/>1</text:p>
            <text:p text:style-name="P171"><text:s text:c="3"/>930 <text:s text:c="25"/>jz <text:s text:c="5"/>in2</text:p>
            <text:p text:style-name="P171"><text:s text:c="3"/>931 <text:s text:c="17"/></text:p>
            <text:p text:style-name="P171"><text:s text:c="3"/>932 <text:s text:c="25"/>in <text:s text:c="5"/>Console2$status-1 <text:s text:c="6"/></text:p>
            <text:p text:style-name="P171"><text:s text:c="3"/>933 <text:s text:c="25"/>pop <text:s text:c="4"/>b</text:p>
            <text:p text:style-name="P171"><text:s text:c="3"/>934 <text:s text:c="25"/>pop <text:s text:c="4"/>d</text:p>
            <text:p text:style-name="P171"><text:s text:c="3"/>935 <text:s text:c="25"/>pop <text:s text:c="4"/>h</text:p>
            <text:p text:style-name="P171"><text:s text:c="3"/>936 <text:s text:c="25"/>ret</text:p>
            <text:p text:style-name="P171"><text:s text:c="3"/>937 <text:s text:c="17"/>in3:</text:p>
            <text:p text:style-name="P171"><text:s text:c="3"/>938 <text:s text:c="25"/>dcr <text:s text:c="4"/>c</text:p>
            <text:p text:style-name="P171"><text:s text:c="3"/>939 <text:s text:c="25"/>jz <text:s text:c="5"/>retout <text:s text:c="17"/></text:p>
            <text:p text:style-name="P171"><text:s text:c="3"/>940 <text:s text:c="17"/></text:p>
            <text:p text:style-name="P171"><text:s text:c="3"/>941 <text:s text:c="25"/>in <text:s text:c="5"/>Printer2$status <text:s text:c="8"/></text:p>
            <text:p text:style-name="P171"><text:s text:c="3"/>942 <text:s text:c="25"/>ani <text:s text:c="4"/>1</text:p>
            <text:p text:style-name="P171"><text:s text:c="3"/>943 <text:s text:c="25"/>jz <text:s text:c="5"/>in3</text:p>
            <text:p text:style-name="P171"><text:s text:c="3"/>944 <text:s text:c="17"/></text:p>
            <text:p text:style-name="P171"><text:s text:c="3"/>945 <text:s text:c="25"/>in <text:s text:c="5"/>Printer2$status-1 <text:s text:c="6"/></text:p>
            <text:p text:style-name="P171"><text:s text:c="3"/>946 <text:s text:c="25"/>pop <text:s text:c="4"/>b</text:p>
            <text:p text:style-name="P171"><text:s text:c="3"/>947 <text:s text:c="25"/>pop <text:s text:c="4"/>d</text:p>
            <text:p text:style-name="P171"><text:s text:c="3"/>948 <text:s text:c="25"/>pop <text:s text:c="4"/>h</text:p>
            <text:p text:style-name="P171"><text:s text:c="3"/>949 <text:s text:c="25"/>ret</text:p>
            <text:p text:style-name="P171"><text:s text:c="3"/>950 <text:s text:c="17"/></text:p>
            <text:p text:style-name="P171"><text:s text:c="3"/>951 <text:s text:c="17"/>retout: <text:s text:c="24"/>; error return (carry=1)</text:p>
            <text:p text:style-name="P171"><text:s text:c="3"/>952 <text:s text:c="25"/>stc</text:p>
            <text:p text:style-name="P171"><text:s text:c="3"/>953 <text:s text:c="25"/>pop <text:s text:c="4"/>b</text:p>
            <text:p text:style-name="P171"><text:s text:c="3"/>954 <text:s text:c="25"/>pop <text:s text:c="4"/>d</text:p>
            <text:p text:style-name="P171"><text:s text:c="3"/>955 <text:s text:c="25"/>pop <text:s text:c="4"/>h</text:p>
            <text:p text:style-name="P171"><text:s text:c="3"/>956 <text:s text:c="25"/>ret</text:p>
            <text:p text:style-name="P171"><text:s text:c="3"/>957 <text:s text:c="17"/></text:p>
            <text:p text:style-name="P171"><text:s text:c="3"/>958 <text:s text:c="25"/>endif</text:p>
            <text:p text:style-name="P171"><text:s text:c="3"/>959 <text:s text:c="17"/></text:p>
            <text:p text:style-name="P171"><text:s text:c="3"/>960 <text:s text:c="17"/></text:p>
            <text:p text:style-name="P171"><text:s text:c="3"/>961 <text:s text:c="17"/>Netout: <text:s text:c="24"/>; C = byte to be transmitted</text:p>
            <text:p text:style-name="P171"><text:s text:c="3"/>962 <text:s text:c="2"/>04DE 7A <text:s text:c="15"/>mov <text:s text:c="4"/>a,d</text:p>
            <text:p text:style-name="P171"><text:s text:c="3"/>963 <text:s text:c="2"/>04DF 81 <text:s text:c="15"/>add <text:s text:c="4"/>c</text:p>
            <text:p text:style-name="P171"><text:s text:c="3"/>964 <text:s text:c="2"/>04E0 57 <text:s text:c="15"/>mov <text:s text:c="4"/>d,a</text:p>
            <text:p text:style-name="P171"><text:s text:c="3"/>965 <text:s text:c="2"/>04E1 3A3E04 <text:s text:c="11"/>lda <text:s text:c="4"/>BinaryASCII</text:p>
            <text:p text:style-name="P171"><text:s text:c="3"/>966 <text:s text:c="2"/>04E4 B7 <text:s text:c="15"/>ora <text:s text:c="4"/>a</text:p>
            <text:p text:style-name="P171"><text:s text:c="3"/>967 <text:s text:c="2"/>04E5 C26804 <text:s text:c="11"/>jnz <text:s text:c="4"/>Charout <text:s text:c="8"/>; transmit byte in Binary mode</text:p>
            <text:p text:style-name="P171"><text:s text:c="3"/>968 <text:s text:c="2"/>04E8 79 <text:s text:c="15"/>mov <text:s text:c="4"/>a,c</text:p>
            <text:p text:style-name="P171"><text:s text:c="3"/>969 <text:s text:c="2"/>04E9 F5 <text:s text:c="15"/>push <text:s text:c="3"/>psw</text:p>
            <text:p text:style-name="P171"><text:s text:c="3"/>970 <text:s text:c="2"/>04EA 1F <text:s text:c="15"/>rar</text:p>
            <text:p text:style-name="P171"><text:s text:c="3"/>971 <text:s text:c="2"/>04EB 1F <text:s text:c="15"/>rar</text:p>
            <text:p text:style-name="P179"><text:s text:c="3"/>972 <text:s text:c="2"/>04EC 1F <text:s text:c="15"/>rar</text:p>
          </table:table-cell>
        </table:table-row>
        <table:table-row>
          <table:table-cell table:style-name="Table67.A2" office:value-type="string">
            <text:p text:style-name="P171">CP/M RMAC ASSEM 1.1 <text:s text:c="4"/>#019 <text:s text:c="3"/>MASTER NETWORK I/F MODULE</text:p>
            <text:p text:style-name="P171"/>
            <text:p text:style-name="P171"><text:s text:c="3"/>973 <text:s text:c="2"/>04ED 1F <text:s text:c="15"/>rar</text:p>
            <text:p text:style-name="P171"><text:s text:c="3"/>974 <text:s text:c="2"/>04EE E60F <text:s text:c="13"/>ani <text:s text:c="4"/>0FH <text:s text:c="12"/>; Shift HI nibble to LO nibble</text:p>
            <text:p text:style-name="P171"><text:s text:c="3"/>975 <text:s text:c="2"/>04F0 CD5404 <text:s text:c="11"/>call <text:s text:c="3"/>Nibout</text:p>
            <text:p text:style-name="P171"><text:s text:c="3"/>976 <text:s text:c="2"/>04F3 F1 <text:s text:c="15"/>pop <text:s text:c="4"/>psw</text:p>
            <text:p text:style-name="P171"><text:s text:c="3"/>977 <text:s text:c="2"/>04F4 E60F <text:s text:c="13"/>ani <text:s text:c="4"/>0FH</text:p>
            <text:p text:style-name="P171"><text:s text:c="3"/>978 <text:s text:c="2"/>04F6 C35404 <text:s text:c="11"/>jmp <text:s text:c="4"/>Nibout</text:p>
            <text:p text:style-name="P171"><text:s text:c="3"/>979 <text:s text:c="17"/></text:p>
            <text:p text:style-name="P171"><text:s text:c="3"/>980 <text:s text:c="17"/>Netin: <text:s text:c="25"/>; byte returned in A register</text:p>
            <text:p text:style-name="P171"><text:s text:c="3"/>981 <text:s text:c="49"/>; D <text:s/>= checksum accumulator</text:p>
            <text:p text:style-name="P171"><text:s text:c="3"/>982 <text:s text:c="2"/>04F9 3A3E04 <text:s text:c="11"/>lda <text:s text:c="4"/>BinaryASCII</text:p>
            <text:p text:style-name="P171"><text:s text:c="3"/>983 <text:s text:c="2"/>04FC B7 <text:s text:c="15"/>ora <text:s text:c="4"/>a</text:p>
            <text:p text:style-name="P171"><text:s text:c="3"/>984 <text:s text:c="2"/>04FD CA0705 <text:s text:c="11"/>jz <text:s text:c="5"/>ASCIIin</text:p>
            <text:p text:style-name="P171"><text:s text:c="3"/>985 <text:s text:c="2"/>0500 CDBD04 <text:s text:c="11"/>call <text:s text:c="3"/>charin <text:s text:c="9"/>;receive byte in Binary mode</text:p>
            <text:p text:style-name="P171"><text:s text:c="3"/>986 <text:s text:c="2"/>0503 D8 <text:s text:c="15"/>rc</text:p>
            <text:p text:style-name="P171"><text:s text:c="3"/>987 <text:s text:c="2"/>0504 C31705 <text:s text:c="11"/>jmp <text:s text:c="4"/>chksin</text:p>
            <text:p text:style-name="P171"><text:s text:c="3"/>988 <text:s text:c="17"/></text:p>
            <text:p text:style-name="P171"><text:s text:c="3"/>989 <text:s text:c="17"/>ASCIIin:</text:p>
            <text:p text:style-name="P171"><text:s text:c="3"/>990 <text:s text:c="2"/>0507 CD8604 <text:s text:c="11"/>call <text:s text:c="3"/>Nibin</text:p>
            <text:p text:style-name="P171"><text:s text:c="3"/>991 <text:s text:c="2"/>050A D8 <text:s text:c="15"/>rc</text:p>
            <text:p text:style-name="P171"><text:s text:c="3"/>992 <text:s text:c="2"/>050B 87 <text:s text:c="15"/>add <text:s text:c="4"/>a</text:p>
            <text:p text:style-name="P171"><text:s text:c="3"/>993 <text:s text:c="2"/>050C 87 <text:s text:c="15"/>add <text:s text:c="4"/>a</text:p>
            <text:p text:style-name="P171"><text:s text:c="3"/>994 <text:s text:c="2"/>050D 87 <text:s text:c="15"/>add <text:s text:c="4"/>a</text:p>
            <text:p text:style-name="P171"><text:s text:c="3"/>995 <text:s text:c="2"/>050E 87 <text:s text:c="15"/>add <text:s text:c="4"/>a</text:p>
            <text:p text:style-name="P171"><text:s text:c="3"/>996 <text:s text:c="2"/>050F F5 <text:s text:c="15"/>push <text:s text:c="3"/>psw</text:p>
            <text:p text:style-name="P171"><text:s text:c="3"/>997 <text:s text:c="2"/>0510 CD8604 <text:s text:c="11"/>call <text:s text:c="3"/>Nibin</text:p>
            <text:p text:style-name="P171"><text:s text:c="3"/>998 <text:s text:c="2"/>0513 D8 <text:s text:c="15"/>rc</text:p>
            <text:p text:style-name="P171"><text:s text:c="3"/>999 <text:s text:c="2"/>0514 E3 <text:s text:c="15"/>xthl</text:p>
            <text:p text:style-name="P171"><text:soft-page-break/><text:s text:c="2"/>1000 <text:s text:c="2"/>0515 B4 <text:s text:c="15"/>ora <text:s text:c="4"/>h</text:p>
            <text:p text:style-name="P171"><text:s text:c="2"/>1001 <text:s text:c="2"/>0516 E1 <text:s text:c="15"/>pop <text:s text:c="4"/>h</text:p>
            <text:p text:style-name="P171"><text:s text:c="2"/>1002 <text:s text:c="17"/>chksin:</text:p>
            <text:p text:style-name="P171"><text:s text:c="2"/>1003 <text:s text:c="2"/>0517 B7 <text:s text:c="15"/>ora <text:s text:c="4"/>a</text:p>
            <text:p text:style-name="P171"><text:s text:c="2"/>1004 <text:s text:c="2"/>0518 F5 <text:s text:c="15"/>push <text:s text:c="3"/>psw</text:p>
            <text:p text:style-name="P171"><text:s text:c="2"/>1005 <text:s text:c="2"/>0519 82 <text:s text:c="15"/>add <text:s text:c="4"/>d <text:s text:c="14"/>; add &amp; update checksum accum.</text:p>
            <text:p text:style-name="P171"><text:s text:c="2"/>1006 <text:s text:c="2"/>051A 57 <text:s text:c="15"/>mov <text:s text:c="4"/>d,a</text:p>
            <text:p text:style-name="P171"><text:s text:c="2"/>1007 <text:s text:c="2"/>051B F1 <text:s text:c="15"/>pop <text:s text:c="4"/>psw</text:p>
            <text:p text:style-name="P171"><text:s text:c="2"/>1008 <text:s text:c="2"/>051C C9 <text:s text:c="15"/>ret</text:p>
            <text:p text:style-name="P171"><text:s text:c="2"/>1009 <text:s text:c="17"/></text:p>
            <text:p text:style-name="P171"><text:s text:c="2"/>1010 <text:s text:c="17"/>Msgin: <text:s text:c="25"/>; HL = destination address</text:p>
            <text:p text:style-name="P171"><text:s text:c="2"/>1011 <text:s text:c="49"/>; E <text:s/>= # bytes to input</text:p>
            <text:p text:style-name="P171"><text:s text:c="2"/>1012 <text:s text:c="2"/>051D CDF904 <text:s text:c="11"/>call <text:s text:c="3"/>Netin</text:p>
            <text:p text:style-name="P171"><text:s text:c="2"/>1013 <text:s text:c="2"/>0520 D8 <text:s text:c="15"/>rc</text:p>
            <text:p text:style-name="P171"><text:s text:c="2"/>1014 <text:s text:c="2"/>0521 77 <text:s text:c="15"/>mov <text:s text:c="4"/>m,a</text:p>
            <text:p text:style-name="P171"><text:s text:c="2"/>1015 <text:s text:c="2"/>0522 23 <text:s text:c="15"/>inx <text:s text:c="4"/>h</text:p>
            <text:p text:style-name="P171"><text:s text:c="2"/>1016 <text:s text:c="2"/>0523 1D <text:s text:c="15"/>dcr <text:s text:c="4"/>e</text:p>
            <text:p text:style-name="P171"><text:s text:c="2"/>1017 <text:s text:c="2"/>0524 C21D05 <text:s text:c="11"/>jnz <text:s text:c="4"/>Msgin</text:p>
            <text:p text:style-name="P171"><text:s text:c="2"/>1018 <text:s text:c="2"/>0527 C9 <text:s text:c="15"/>ret</text:p>
            <text:p text:style-name="P171"><text:s text:c="2"/>1019 <text:s text:c="17"/></text:p>
            <text:p text:style-name="P171"><text:s text:c="2"/>1020 <text:s text:c="17"/>Msgout: <text:s text:c="24"/>; HL = source address</text:p>
            <text:p text:style-name="P171"><text:s text:c="2"/>1021 <text:s text:c="49"/>; E <text:s/>= # bytes to output</text:p>
            <text:p text:style-name="P171"><text:s text:c="2"/>1022 <text:s text:c="49"/>; D <text:s/>= checksum</text:p>
            <text:p text:style-name="P171"><text:s text:c="2"/>1023 <text:s text:c="49"/>; C <text:s/>= preamble character</text:p>
            <text:p text:style-name="P171"><text:s text:c="2"/>1024 <text:s text:c="2"/>0528 1600 <text:s text:c="13"/>mvi <text:s text:c="4"/>d,0</text:p>
            <text:p text:style-name="P171"><text:s text:c="2"/>1025 <text:s text:c="2"/>052A CD6504 <text:s text:c="11"/>call <text:s text:c="3"/>PreCharout</text:p>
            <text:p text:style-name="P179"><text:s text:c="2"/>1026 <text:s text:c="17"/></text:p>
          </table:table-cell>
        </table:table-row>
        <table:table-row>
          <table:table-cell table:style-name="Table67.A2" office:value-type="string">
            <text:p text:style-name="P171">CP/M RMAC ASSEM 1.1 <text:s text:c="4"/>#020 <text:s text:c="3"/>MASTER NETWORK I/F MODULE</text:p>
            <text:p text:style-name="P171"/>
            <text:p text:style-name="P171"><text:s text:c="2"/>1027 <text:s text:c="17"/>Msgoutloop:</text:p>
            <text:p text:style-name="P171"><text:s text:c="2"/>1028 <text:s text:c="2"/>052D 4E <text:s text:c="15"/>mov <text:s text:c="4"/>c,m</text:p>
            <text:p text:style-name="P171"><text:s text:c="2"/>1029 <text:s text:c="2"/>052E 23 <text:s text:c="15"/>inx <text:s text:c="4"/>h</text:p>
            <text:p text:style-name="P171"><text:s text:c="2"/>1030 <text:s text:c="2"/>052F CDDE04 <text:s text:c="11"/>call <text:s text:c="3"/>Netout</text:p>
            <text:p text:style-name="P171"><text:s text:c="2"/>1031 <text:s text:c="2"/>0532 1D <text:s text:c="15"/>dcr <text:s text:c="4"/>e</text:p>
            <text:p text:style-name="P171"><text:s text:c="2"/>1032 <text:s text:c="2"/>0533 C22D05 <text:s text:c="11"/>jnz <text:s text:c="4"/>Msgoutloop</text:p>
            <text:p text:style-name="P171"><text:s text:c="2"/>1033 <text:s text:c="2"/>0536 C9 <text:s text:c="15"/>ret</text:p>
            <text:p text:style-name="P171"><text:s text:c="2"/>1034 <text:s text:c="17"/></text:p>
            <text:p text:style-name="P171"><text:s text:c="2"/>1035 <text:s text:c="17"/>; <text:s text:c="6"/>Network Initialization</text:p>
            <text:p text:style-name="P171"><text:s text:c="2"/>1036 <text:s text:c="17"/></text:p>
            <text:p text:style-name="P171"><text:s text:c="2"/>1037 <text:s text:c="17"/>nwinit:</text:p>
            <text:p text:style-name="P171"><text:s text:c="2"/>1038 <text:s text:c="17"/></text:p>
            <text:p text:style-name="P171"><text:s text:c="2"/>1039 <text:s text:c="17"/>; <text:s text:c="6"/>device initialization, as required</text:p>
            <text:p text:style-name="P171"><text:s text:c="2"/>1040 <text:s text:c="17"/></text:p>
            <text:p text:style-name="P171"><text:s text:c="2"/>1041 <text:s text:c="17"/></text:p>
            <text:p text:style-name="P171"><text:s text:c="2"/>1042 <text:s text:c="2"/>0537 3E47 <text:s text:c="13"/>mvi <text:s text:c="4"/>a,047h <text:s text:c="9"/>;sets up CTC for baud rate of 125k</text:p>
            <text:p text:style-name="P171"><text:s text:c="2"/>1043 <text:s text:c="2"/>0539 D331 <text:s text:c="13"/>out <text:s text:c="4"/>031h</text:p>
            <text:p text:style-name="P171"><text:s text:c="2"/>1044 <text:s text:c="17"/></text:p>
            <text:p text:style-name="P171"><text:s text:c="2"/>1045 <text:s text:c="25"/>if <text:s text:c="5"/>nmbslvs ge 3 <text:s text:c="3"/>;initialize only the ports that are needed</text:p>
            <text:p text:style-name="P171"><text:s text:c="2"/>1046 <text:s text:c="25"/>out <text:s text:c="4"/>030h</text:p>
            <text:p text:style-name="P171"><text:s text:c="2"/>1047 <text:s text:c="25"/>endif</text:p>
            <text:p text:style-name="P171"><text:s text:c="2"/>1048 <text:s text:c="17"/></text:p>
            <text:p text:style-name="P171"><text:s text:c="2"/>1049 <text:s text:c="25"/>if <text:s text:c="5"/>nmbslvs ge 4</text:p>
            <text:p text:style-name="P171"><text:s text:c="2"/>1050 <text:s text:c="25"/>out <text:s text:c="4"/>032h</text:p>
            <text:p text:style-name="P171"><text:s text:c="2"/>1051 <text:s text:c="25"/>endif</text:p>
            <text:p text:style-name="P171"><text:s text:c="2"/>1052 <text:s text:c="17"/></text:p>
            <text:p text:style-name="P171"><text:s text:c="2"/>1053 <text:s text:c="2"/>053B 3E01 <text:s text:c="13"/>mvi <text:s text:c="4"/>a,1 <text:s text:c="12"/>;count of one =&gt; max speed</text:p>
            <text:p text:style-name="P171"><text:s text:c="2"/>1054 <text:s text:c="2"/>053D D331 <text:s text:c="13"/>out <text:s text:c="4"/>031h</text:p>
            <text:p text:style-name="P171"><text:s text:c="2"/>1055 <text:s text:c="17"/></text:p>
            <text:p text:style-name="P171"><text:s text:c="2"/>1056 <text:s text:c="25"/>if <text:s text:c="5"/>nmbslvs ge 3</text:p>
            <text:p text:style-name="P171"><text:s text:c="2"/>1057 <text:s text:c="25"/>out <text:s text:c="4"/>030h <text:s text:c="11"/></text:p>
            <text:p text:style-name="P171"><text:s text:c="2"/>1058 <text:s text:c="25"/>endif</text:p>
            <text:p text:style-name="P171"><text:s text:c="2"/>1059 <text:s text:c="17"/></text:p>
            <text:p text:style-name="P171"><text:s text:c="2"/>1060 <text:s text:c="25"/>if <text:s text:c="5"/>nmbslvs ge 4</text:p>
            <text:p text:style-name="P171"><text:s text:c="2"/>1061 <text:s text:c="25"/>out <text:s text:c="4"/>032h</text:p>
            <text:p text:style-name="P171"><text:s text:c="2"/>1062 <text:s text:c="25"/>endif</text:p>
            <text:p text:style-name="P171"><text:s text:c="2"/>1063 <text:s text:c="17"/></text:p>
            <text:p text:style-name="P171"><text:s text:c="2"/>1064 <text:s text:c="17"/></text:p>
            <text:p text:style-name="P171"><text:s text:c="2"/>1065 <text:s text:c="17"/>; <text:s text:c="6"/>Find address of XIOS console output routine</text:p>
            <text:p text:style-name="P171"><text:s text:c="2"/>1066 <text:s text:c="17"/></text:p>
            <text:p text:style-name="P171"><text:s text:c="2"/>1067 <text:s text:c="2"/>053F 2A0100 <text:s text:c="11"/>lhld <text:s text:c="3"/>0001h <text:s text:c="10"/>; get warmstart entry in the XIOS jump table</text:p>
            <text:p text:style-name="P171"><text:s text:c="2"/>1068 <text:s text:c="2"/>0542 23 <text:s text:c="15"/>inx <text:s text:c="4"/>h</text:p>
            <text:p text:style-name="P171"><text:s text:c="2"/>1069 <text:s text:c="2"/>0543 5E <text:s text:c="15"/>mov <text:s text:c="4"/>e, m</text:p>
            <text:p text:style-name="P171"><text:s text:c="2"/>1070 <text:s text:c="2"/>0544 23 <text:s text:c="15"/>inx <text:s text:c="4"/>h</text:p>
            <text:p text:style-name="P171"><text:s text:c="2"/>1071 <text:s text:c="2"/>0545 56 <text:s text:c="15"/>mov <text:s text:c="4"/>d, m</text:p>
            <text:p text:style-name="P171"><text:s text:c="2"/>1072 <text:s text:c="2"/>0546 210600 <text:s text:c="11"/>lxi <text:s text:c="4"/>h, 0006h <text:s text:c="7"/>; Offset for conin routine</text:p>
            <text:p text:style-name="P171"><text:s text:c="2"/>1073 <text:s text:c="2"/>0549 19 <text:s text:c="15"/>dad <text:s text:c="4"/>d</text:p>
            <text:p text:style-name="P171"><text:soft-page-break/><text:s text:c="2"/>1074 <text:s text:c="2"/>054A 224604 <text:s text:c="11"/>shld <text:s text:c="3"/>conin <text:s text:c="10"/>; save the address</text:p>
            <text:p text:style-name="P171"><text:s text:c="2"/>1075 <text:s text:c="2"/>054D AF <text:s text:c="15"/>xra <text:s text:c="4"/>a <text:s text:c="14"/>; return code is 0=success</text:p>
            <text:p text:style-name="P171"><text:s text:c="2"/>1076 <text:s text:c="2"/>054E C9 <text:s text:c="15"/>ret</text:p>
            <text:p text:style-name="P171"><text:s text:c="2"/>1077 <text:s text:c="17"/></text:p>
            <text:p text:style-name="P171"><text:s text:c="2"/>1078 <text:s text:c="17"/></text:p>
            <text:p text:style-name="P171"><text:s text:c="2"/>1079 <text:s text:c="17"/>; <text:s text:c="6"/>Network Status</text:p>
            <text:p text:style-name="P179"><text:s text:c="2"/>1080 <text:s text:c="17"/></text:p>
          </table:table-cell>
        </table:table-row>
        <table:table-row>
          <table:table-cell table:style-name="Table67.A2" office:value-type="string">
            <text:p text:style-name="P171">CP/M RMAC ASSEM 1.1 <text:s text:c="4"/>#021 <text:s text:c="3"/>MASTER NETWORK I/F MODULE</text:p>
            <text:p text:style-name="P171"/>
            <text:p text:style-name="P171"><text:s text:c="2"/>1081 <text:s text:c="17"/>nwstat: <text:s text:c="24"/>; C = Slave #</text:p>
            <text:p text:style-name="P171"><text:s text:c="2"/>1082 <text:s text:c="2"/>054F 0600 <text:s text:c="13"/>mvi <text:s text:c="4"/>b,0</text:p>
            <text:p text:style-name="P171"><text:s text:c="2"/>1083 <text:s text:c="2"/>0551 214204 <text:s text:c="11"/>lxi <text:s text:c="4"/>h,networkstatus</text:p>
            <text:p text:style-name="P171"><text:s text:c="2"/>1084 <text:s text:c="2"/>0554 09 <text:s text:c="15"/>dad <text:s text:c="4"/>b</text:p>
            <text:p text:style-name="P171"><text:s text:c="2"/>1085 <text:s text:c="2"/>0555 7E <text:s text:c="15"/>mov <text:s text:c="4"/>a,m</text:p>
            <text:p text:style-name="P171"><text:s text:c="2"/>1086 <text:s text:c="2"/>0556 47 <text:s text:c="15"/>mov <text:s text:c="4"/>b,a</text:p>
            <text:p text:style-name="P171"><text:s text:c="2"/>1087 <text:s text:c="2"/>0557 E6F5 <text:s text:c="13"/>ani <text:s text:c="4"/>not (msgerr+msgovr)</text:p>
            <text:p text:style-name="P171"><text:s text:c="2"/>1088 <text:s text:c="2"/>0559 77 <text:s text:c="15"/>mov <text:s text:c="4"/>m,a</text:p>
            <text:p text:style-name="P171"><text:s text:c="2"/>1089 <text:s text:c="2"/>055A 78 <text:s text:c="15"/>mov <text:s text:c="4"/>a,b</text:p>
            <text:p text:style-name="P171"><text:s text:c="2"/>1090 <text:s text:c="2"/>055B C9 <text:s text:c="15"/>ret</text:p>
            <text:p text:style-name="P171"><text:s text:c="2"/>1091 <text:s text:c="17"/></text:p>
            <text:p text:style-name="P171"><text:s text:c="2"/>1092 <text:s text:c="17"/></text:p>
            <text:p text:style-name="P171"><text:s text:c="2"/>1093 <text:s text:c="17"/>; <text:s text:c="6"/>Return Configuration Table Address</text:p>
            <text:p text:style-name="P171"><text:s text:c="2"/>1094 <text:s text:c="17"/></text:p>
            <text:p text:style-name="P171"><text:s text:c="2"/>1095 <text:s text:c="17"/>cfgadr:</text:p>
            <text:p text:style-name="P171"><text:s text:c="2"/>1096 <text:s text:c="2"/>055C 215603 <text:s text:c="11"/>lxi <text:s text:c="4"/>h,configtbl</text:p>
            <text:p text:style-name="P171"><text:s text:c="2"/>1097 <text:s text:c="2"/>055F C9 <text:s text:c="15"/>ret</text:p>
            <text:p text:style-name="P171"><text:s text:c="2"/>1098 <text:s text:c="17"/></text:p>
            <text:p text:style-name="P171"><text:s text:c="2"/>1099 <text:s text:c="17"/></text:p>
            <text:p text:style-name="P171"><text:s text:c="2"/>1100 <text:s text:c="17"/>; <text:s text:c="6"/>Send Message on Network</text:p>
            <text:p text:style-name="P171"><text:s text:c="2"/>1101 <text:s text:c="17"/></text:p>
            <text:p text:style-name="P171"><text:s text:c="2"/>1102 <text:s text:c="17"/>sndmsg: <text:s text:c="24"/>; DE = message addr</text:p>
            <text:p text:style-name="P171"><text:s text:c="2"/>1103 <text:s text:c="49"/>; <text:s/>C = Slave #</text:p>
            <text:p text:style-name="P171"><text:s text:c="2"/>1104 <text:s text:c="2"/>0560 41 <text:s text:c="15"/>mov <text:s text:c="4"/>b,c</text:p>
            <text:p text:style-name="P171"><text:s text:c="2"/>1105 <text:s text:c="2"/>0561 3E0A <text:s text:c="13"/>mvi <text:s text:c="4"/>a,max$retries <text:s text:c="2"/>; A = max$retries</text:p>
            <text:p text:style-name="P171"><text:s text:c="2"/>1106 <text:s text:c="17"/></text:p>
            <text:p text:style-name="P171"><text:s text:c="2"/>1107 <text:s text:c="17"/>send:</text:p>
            <text:p text:style-name="P171"><text:s text:c="2"/>1108 <text:s text:c="2"/>0563 F5 <text:s text:c="15"/>push <text:s text:c="3"/>psw</text:p>
            <text:p text:style-name="P171"><text:s text:c="2"/>1109 <text:s text:c="17"/></text:p>
            <text:p text:style-name="P171"><text:s text:c="2"/>1110 <text:s text:c="25"/>if <text:s text:c="5"/>mutexout</text:p>
            <text:p text:style-name="P171"><text:s text:c="2"/>1111 <text:s text:c="17"/></text:p>
            <text:p text:style-name="P171"><text:s text:c="2"/>1112 <text:s text:c="17"/>; <text:s text:c="6"/>Use mutual exclusion if it is possible for some unsolicited input</text:p>
            <text:p text:style-name="P171"><text:s text:c="2"/>1113 <text:s text:c="17"/>; <text:s text:c="6"/>to stomp on your output (This is nice is you;re running some sort</text:p>
            <text:p text:style-name="P171"><text:s text:c="2"/>1114 <text:s text:c="17"/>; <text:s text:c="6"/>of multi-drop protocol)</text:p>
            <text:p text:style-name="P171"><text:s text:c="2"/>1115 <text:s text:c="17"/></text:p>
            <text:p text:style-name="P171"><text:s text:c="2"/>1116 <text:s text:c="25"/>push <text:s text:c="3"/>b <text:s text:c="14"/></text:p>
            <text:p text:style-name="P171"><text:s text:c="2"/>1117 <text:s text:c="25"/>push <text:s text:c="3"/>d</text:p>
            <text:p text:style-name="P171"><text:s text:c="2"/>1118 <text:s text:c="25"/>mvi <text:s text:c="4"/>c,readq</text:p>
            <text:p text:style-name="P171"><text:s text:c="2"/>1119 <text:s text:c="25"/>lxi <text:s text:c="4"/>d,UQCBMXSXmitq</text:p>
            <text:p text:style-name="P171"><text:s text:c="2"/>1120 <text:s text:c="25"/>call <text:s text:c="3"/>bdos <text:s text:c="11"/>; obtain mutual exclusion token</text:p>
            <text:p text:style-name="P171"><text:s text:c="2"/>1121 <text:s text:c="25"/>pop <text:s text:c="4"/>d</text:p>
            <text:p text:style-name="P171"><text:s text:c="2"/>1122 <text:s text:c="25"/>pop <text:s text:c="4"/>b</text:p>
            <text:p text:style-name="P171"><text:s text:c="2"/>1123 <text:s text:c="25"/>endif</text:p>
            <text:p text:style-name="P171"><text:s text:c="2"/>1124 <text:s text:c="17"/></text:p>
            <text:p text:style-name="P171"><text:s text:c="2"/>1125 <text:s text:c="2"/>0564 EB <text:s text:c="15"/>xchg</text:p>
            <text:p text:style-name="P171"><text:s text:c="2"/>1126 <text:s text:c="2"/>0565 E5 <text:s text:c="15"/>push <text:s text:c="3"/>h</text:p>
            <text:p text:style-name="P171"><text:s text:c="2"/>1127 <text:s text:c="2"/>0566 F3 <text:s text:c="15"/>di <text:s text:c="21"/>; disable interrupts to avoid underrun</text:p>
            <text:p text:style-name="P171"><text:s text:c="2"/>1128 <text:s text:c="2"/>0567 0E05 <text:s text:c="13"/>mvi <text:s text:c="4"/>c,ENQ</text:p>
            <text:p text:style-name="P171"><text:s text:c="2"/>1129 <text:s text:c="2"/>0569 CD6804 <text:s text:c="11"/>call <text:s text:c="3"/>Charout <text:s text:c="8"/>; send ENQ</text:p>
            <text:p text:style-name="P171"><text:s text:c="2"/>1130 <text:s text:c="2"/>056C CDA005 <text:s text:c="11"/>call <text:s text:c="3"/>getACK <text:s text:c="9"/>; won't return on an error</text:p>
            <text:p text:style-name="P171"><text:s text:c="2"/>1131 <text:s text:c="2"/>056F 1E05 <text:s text:c="13"/>mvi <text:s text:c="4"/>e,5</text:p>
            <text:p text:style-name="P171"><text:s text:c="2"/>1132 <text:s text:c="2"/>0571 0E01 <text:s text:c="13"/>mvi <text:s text:c="4"/>c,SOH</text:p>
            <text:p text:style-name="P171"><text:s text:c="2"/>1133 <text:s text:c="2"/>0573 CD2805 <text:s text:c="11"/>call <text:s text:c="3"/>Msgout <text:s text:c="9"/>; send SOH FMT DID SID FNC SIZ</text:p>
            <text:p text:style-name="P179"><text:s text:c="2"/>1134 <text:s text:c="2"/>0576 AF <text:s text:c="15"/>xra <text:s text:c="4"/>a</text:p>
          </table:table-cell>
        </table:table-row>
        <table:table-row>
          <table:table-cell table:style-name="Table67.A2" office:value-type="string">
            <text:p text:style-name="P171">CP/M RMAC ASSEM 1.1 <text:s text:c="4"/>#022 <text:s text:c="3"/>MASTER NETWORK I/F MODULE</text:p>
            <text:p text:style-name="P171"/>
            <text:p text:style-name="P171"><text:s text:c="2"/>1135 <text:s text:c="2"/>0577 92 <text:s text:c="15"/>sub <text:s text:c="4"/>d</text:p>
            <text:p text:style-name="P171"><text:s text:c="2"/>1136 <text:s text:c="2"/>0578 4F <text:s text:c="15"/>mov <text:s text:c="4"/>c,a</text:p>
            <text:p text:style-name="P171"><text:s text:c="2"/>1137 <text:s text:c="2"/>0579 CDDE04 <text:s text:c="11"/>call <text:s text:c="3"/>Netout <text:s text:c="9"/>; send HCS (header checksum)</text:p>
            <text:p text:style-name="P171"><text:s text:c="2"/>1138 <text:s text:c="2"/>057C CDA005 <text:s text:c="11"/>call <text:s text:c="3"/>getACK <text:s text:c="9"/>; won't return on an error</text:p>
            <text:p text:style-name="P171"><text:s text:c="2"/>1139 <text:s text:c="2"/>057F 2B <text:s text:c="15"/>dcx <text:s text:c="4"/>h</text:p>
            <text:p text:style-name="P171"><text:s text:c="2"/>1140 <text:s text:c="2"/>0580 5E <text:s text:c="15"/>mov <text:s text:c="4"/>e,m</text:p>
            <text:p text:style-name="P171"><text:s text:c="2"/>1141 <text:s text:c="2"/>0581 23 <text:s text:c="15"/>inx <text:s text:c="4"/>h</text:p>
            <text:p text:style-name="P171"><text:s text:c="2"/>1142 <text:s text:c="2"/>0582 1C <text:s text:c="15"/>inr <text:s text:c="4"/>e</text:p>
            <text:p text:style-name="P171"><text:s text:c="2"/>1143 <text:s text:c="2"/>0583 0E02 <text:s text:c="13"/>mvi <text:s text:c="4"/>c,STX</text:p>
            <text:p text:style-name="P171"><text:soft-page-break/><text:s text:c="2"/>1144 <text:s text:c="2"/>0585 CD2805 <text:s text:c="11"/>call <text:s text:c="3"/>Msgout <text:s text:c="9"/>; send STX DB0 DB1 ...</text:p>
            <text:p text:style-name="P171"><text:s text:c="2"/>1145 <text:s text:c="2"/>0588 0E03 <text:s text:c="13"/>mvi <text:s text:c="4"/>c,ETX</text:p>
            <text:p text:style-name="P171"><text:s text:c="2"/>1146 <text:s text:c="2"/>058A CD6504 <text:s text:c="11"/>call <text:s text:c="3"/>PreCharout <text:s text:c="5"/>; send ETX</text:p>
            <text:p text:style-name="P171"><text:s text:c="2"/>1147 <text:s text:c="2"/>058D AF <text:s text:c="15"/>xra <text:s text:c="4"/>a</text:p>
            <text:p text:style-name="P171"><text:s text:c="2"/>1148 <text:s text:c="2"/>058E 92 <text:s text:c="15"/>sub <text:s text:c="4"/>d</text:p>
            <text:p text:style-name="P171"><text:s text:c="2"/>1149 <text:s text:c="2"/>058F 4F <text:s text:c="15"/>mov <text:s text:c="4"/>c,a</text:p>
            <text:p text:style-name="P171"><text:s text:c="2"/>1150 <text:s text:c="2"/>0590 CDDE04 <text:s text:c="11"/>call <text:s text:c="3"/>Netout <text:s text:c="9"/>; send CKS</text:p>
            <text:p text:style-name="P171"><text:s text:c="2"/>1151 <text:s text:c="2"/>0593 0E04 <text:s text:c="13"/>mvi <text:s text:c="4"/>c,EOT</text:p>
            <text:p text:style-name="P171"><text:s text:c="2"/>1152 <text:s text:c="2"/>0595 CD6504 <text:s text:c="11"/>call <text:s text:c="3"/>PreCharout <text:s text:c="5"/>; send EOT</text:p>
            <text:p text:style-name="P171"><text:s text:c="2"/>1153 <text:s text:c="2"/>0598 CDA005 <text:s text:c="11"/>call <text:s text:c="3"/>getACK <text:s text:c="9"/>; won't return on an error</text:p>
            <text:p text:style-name="P171"><text:s text:c="2"/>1154 <text:s text:c="2"/>059B D1 <text:s text:c="15"/>pop <text:s text:c="4"/>d <text:s text:c="14"/>; discard message address</text:p>
            <text:p text:style-name="P171"><text:s text:c="2"/>1155 <text:s text:c="2"/>059C F1 <text:s text:c="15"/>pop <text:s text:c="4"/>psw <text:s text:c="12"/>; discard retry counter</text:p>
            <text:p text:style-name="P171"><text:s text:c="2"/>1156 <text:s text:c="17"/></text:p>
            <text:p text:style-name="P171"><text:s text:c="2"/>1157 <text:s text:c="25"/>if <text:s text:c="5"/>mutexout</text:p>
            <text:p text:style-name="P171"><text:s text:c="2"/>1158 <text:s text:c="25"/>call <text:s text:c="3"/>release$MX</text:p>
            <text:p text:style-name="P171"><text:s text:c="2"/>1159 <text:s text:c="25"/>endif</text:p>
            <text:p text:style-name="P171"><text:s text:c="2"/>1160 <text:s text:c="17"/></text:p>
            <text:p text:style-name="P171"><text:s text:c="2"/>1161 <text:s text:c="2"/>059D FB <text:s text:c="15"/>ei <text:s text:c="21"/>; return from suspended animation</text:p>
            <text:p text:style-name="P171"><text:s text:c="2"/>1162 <text:s text:c="2"/>059E AF <text:s text:c="15"/>xra <text:s text:c="4"/>a</text:p>
            <text:p text:style-name="P171"><text:s text:c="2"/>1163 <text:s text:c="2"/>059F C9 <text:s text:c="15"/>ret <text:s text:c="20"/>; A = 0, successful send message</text:p>
            <text:p text:style-name="P171"><text:s text:c="2"/>1164 <text:s text:c="17"/></text:p>
            <text:p text:style-name="P171"><text:s text:c="2"/>1165 <text:s text:c="17"/>getACK:</text:p>
            <text:p text:style-name="P171"><text:s text:c="2"/>1166 <text:s text:c="2"/>05A0 CDBD04 <text:s text:c="11"/>call <text:s text:c="3"/>Charin</text:p>
            <text:p text:style-name="P171"><text:s text:c="2"/>1167 <text:s text:c="2"/>05A3 DAAB05 <text:s text:c="11"/>jc <text:s text:c="5"/>getACK$timeout <text:s/>; receive timeout--&gt;start error recovery</text:p>
            <text:p text:style-name="P171"><text:s text:c="2"/>1168 <text:s text:c="2"/>05A6 E67F <text:s text:c="13"/>ani <text:s text:c="4"/>7fh</text:p>
            <text:p text:style-name="P171"><text:s text:c="2"/>1169 <text:s text:c="2"/>05A8 D606 <text:s text:c="13"/>sui <text:s text:c="4"/>ACK</text:p>
            <text:p text:style-name="P171"><text:s text:c="2"/>1170 <text:s text:c="2"/>05AA C8 <text:s text:c="15"/>rz</text:p>
            <text:p text:style-name="P171"><text:s text:c="2"/>1171 <text:s text:c="17"/></text:p>
            <text:p text:style-name="P171"><text:s text:c="2"/>1172 <text:s text:c="17"/>getACK$timeout:</text:p>
            <text:p text:style-name="P171"><text:s text:c="2"/>1173 <text:s text:c="2"/>05AB D1 <text:s text:c="15"/>pop <text:s text:c="4"/>d <text:s text:c="14"/>; discard return address</text:p>
            <text:p text:style-name="P171"><text:s text:c="2"/>1174 <text:s text:c="17"/></text:p>
            <text:p text:style-name="P171"><text:s text:c="2"/>1175 <text:s text:c="25"/>if <text:s text:c="5"/>mutexout</text:p>
            <text:p text:style-name="P171"><text:s text:c="2"/>1176 <text:s text:c="25"/>push <text:s text:c="3"/>b</text:p>
            <text:p text:style-name="P171"><text:s text:c="2"/>1177 <text:s text:c="25"/>call <text:s text:c="3"/>release$MX</text:p>
            <text:p text:style-name="P171"><text:s text:c="2"/>1178 <text:s text:c="25"/>pop <text:s text:c="4"/>b</text:p>
            <text:p text:style-name="P171"><text:s text:c="2"/>1179 <text:s text:c="25"/>endif</text:p>
            <text:p text:style-name="P171"><text:s text:c="2"/>1180 <text:s text:c="17"/></text:p>
            <text:p text:style-name="P171"><text:s text:c="2"/>1181 <text:s text:c="2"/>05AC D1 <text:s text:c="15"/>pop <text:s text:c="4"/>d <text:s text:c="14"/>; DE = message address</text:p>
            <text:p text:style-name="P171"><text:s text:c="2"/>1182 <text:s text:c="2"/>05AD F1 <text:s text:c="15"/>pop <text:s text:c="4"/>psw <text:s text:c="12"/>; A = retry count</text:p>
            <text:p text:style-name="P171"><text:s text:c="2"/>1183 <text:s text:c="2"/>05AE 3D <text:s text:c="15"/>dcr <text:s text:c="4"/>a</text:p>
            <text:p text:style-name="P171"><text:s text:c="2"/>1184 <text:s text:c="2"/>05AF C26305 <text:s text:c="11"/>jnz <text:s text:c="4"/>send <text:s text:c="11"/>; continue if retry count non-zero</text:p>
            <text:p text:style-name="P171"><text:s text:c="2"/>1185 <text:s text:c="2"/>05B2 3D <text:s text:c="15"/>dcr <text:s text:c="4"/>a <text:s text:c="14"/>; else--&gt;we're dead--&gt;A = 0ffh</text:p>
            <text:p text:style-name="P171"><text:s text:c="2"/>1186 <text:s text:c="2"/>05B3 C9 <text:s text:c="15"/>ret <text:s text:c="20"/>; failed to send message</text:p>
            <text:p text:style-name="P171"><text:s text:c="2"/>1187 <text:s text:c="17"/></text:p>
            <text:p text:style-name="P179"><text:s text:c="2"/>1188 <text:s text:c="25"/>if <text:s text:c="5"/>mutexin or mutexout</text:p>
          </table:table-cell>
        </table:table-row>
        <table:table-row>
          <table:table-cell table:style-name="Table67.A2" office:value-type="string">
            <text:p text:style-name="P171">CP/M RMAC ASSEM 1.1 <text:s text:c="4"/>#023 <text:s text:c="3"/>MASTER NETWORK I/F MODULE</text:p>
            <text:p text:style-name="P171"/>
            <text:p text:style-name="P171"><text:s text:c="2"/>1189 <text:s text:c="17"/></text:p>
            <text:p text:style-name="P171"><text:s text:c="2"/>1190 <text:s text:c="17"/>release$MX: <text:s text:c="20"/>; send back requester transmit MX message</text:p>
            <text:p text:style-name="P171"><text:s text:c="2"/>1191 <text:s text:c="25"/>mvi <text:s text:c="4"/>c,writeq</text:p>
            <text:p text:style-name="P171"><text:s text:c="2"/>1192 <text:s text:c="25"/>lxi <text:s text:c="4"/>d,UQCBMXSXmitq</text:p>
            <text:p text:style-name="P171"><text:s text:c="2"/>1193 <text:s text:c="25"/>jmp <text:s text:c="4"/>bdos</text:p>
            <text:p text:style-name="P171"><text:s text:c="2"/>1194 <text:s text:c="25"/>endif</text:p>
            <text:p text:style-name="P171"><text:s text:c="2"/>1195 <text:s text:c="17"/></text:p>
            <text:p text:style-name="P171"><text:s text:c="2"/>1196 <text:s text:c="17"/>; <text:s text:c="6"/>Receive Message from Network</text:p>
            <text:p text:style-name="P171"><text:s text:c="2"/>1197 <text:s text:c="17"/></text:p>
            <text:p text:style-name="P171"><text:s text:c="2"/>1198 <text:s text:c="17"/>rcvmsg: <text:s text:c="24"/>; DE = message addr</text:p>
            <text:p text:style-name="P171"><text:s text:c="2"/>1199 <text:s text:c="49"/>; <text:s/>C = Slave #</text:p>
            <text:p text:style-name="P171"><text:s text:c="2"/>1200 <text:s text:c="2"/>05B4 41 <text:s text:c="15"/>mov <text:s text:c="4"/>b,c</text:p>
            <text:p text:style-name="P171"><text:s text:c="2"/>1201 <text:s text:c="17"/></text:p>
            <text:p text:style-name="P171"><text:s text:c="2"/>1202 <text:s text:c="17"/>receive:</text:p>
            <text:p text:style-name="P171"><text:s text:c="2"/>1203 <text:s text:c="2"/>05B5 EB <text:s text:c="15"/>xchg</text:p>
            <text:p text:style-name="P171"><text:s text:c="2"/>1204 <text:s text:c="2"/>05B6 E5 <text:s text:c="15"/>push <text:s text:c="3"/>h</text:p>
            <text:p text:style-name="P171"><text:s text:c="2"/>1205 <text:s text:c="2"/>05B7 CDBF05 <text:s text:c="11"/>call <text:s text:c="3"/>get$ENQ</text:p>
            <text:p text:style-name="P171"><text:s text:c="2"/>1206 <text:s text:c="17"/></text:p>
            <text:p text:style-name="P171"><text:s text:c="2"/>1207 <text:s text:c="17"/>; <text:s text:c="6"/>a return to this point indicates an error</text:p>
            <text:p text:style-name="P171"><text:s text:c="2"/>1208 <text:s text:c="17"/></text:p>
            <text:p text:style-name="P171"><text:s text:c="2"/>1209 <text:s text:c="17"/>receive$retry:</text:p>
            <text:p text:style-name="P171"><text:s text:c="2"/>1210 <text:s text:c="2"/>05BA FB <text:s text:c="15"/>ei <text:s text:c="21"/>; re-enable other processes</text:p>
            <text:p text:style-name="P171"><text:s text:c="2"/>1211 <text:s text:c="17"/></text:p>
            <text:p text:style-name="P171"><text:s text:c="2"/>1212 <text:s text:c="25"/>if <text:s text:c="5"/>mutexin</text:p>
            <text:p text:style-name="P171"><text:s text:c="2"/>1213 <text:s text:c="25"/>push <text:s text:c="3"/>b</text:p>
            <text:p text:style-name="P171"><text:s text:c="2"/>1214 <text:s text:c="25"/>call <text:s text:c="3"/>release$MX</text:p>
            <text:p text:style-name="P171"><text:s text:c="2"/>1215 <text:s text:c="25"/>pop <text:s text:c="4"/>b</text:p>
            <text:p text:style-name="P171"><text:s text:c="2"/>1216 <text:s text:c="25"/>endif</text:p>
            <text:p text:style-name="P171"><text:s text:c="2"/>1217 <text:s text:c="17"/></text:p>
            <text:p text:style-name="P171"><text:soft-page-break/><text:s text:c="2"/>1218 <text:s text:c="2"/>05BB D1 <text:s text:c="15"/>pop <text:s text:c="4"/>d</text:p>
            <text:p text:style-name="P171"><text:s text:c="2"/>1219 <text:s text:c="2"/>05BC C3B505 <text:s text:c="11"/>jmp <text:s text:c="4"/>receive</text:p>
            <text:p text:style-name="P171"><text:s text:c="2"/>1220 <text:s text:c="17"/></text:p>
            <text:p text:style-name="P171"><text:s text:c="2"/>1221 <text:s text:c="17"/>get$ENQ: <text:s text:c="23"/>; get first character of message using</text:p>
            <text:p text:style-name="P171"><text:s text:c="2"/>1222 <text:s text:c="49"/>; polled console I/O</text:p>
            <text:p text:style-name="P171"><text:s text:c="2"/>1223 <text:s text:c="2"/>05BF CDA804 <text:s text:c="11"/>call <text:s text:c="3"/>xCharin</text:p>
            <text:p text:style-name="P171"><text:s text:c="2"/>1224 <text:s text:c="2"/>05C2 DABF05 <text:s text:c="11"/>jc <text:s text:c="5"/>get$ENQ</text:p>
            <text:p text:style-name="P171"><text:s text:c="2"/>1225 <text:s text:c="2"/>05C5 E67F <text:s text:c="13"/>ani <text:s text:c="4"/>7fh</text:p>
            <text:p text:style-name="P171"><text:s text:c="2"/>1226 <text:s text:c="2"/>05C7 FE05 <text:s text:c="13"/>cpi <text:s text:c="4"/>ENQ <text:s text:c="12"/>; Start of Message ?</text:p>
            <text:p text:style-name="P171"><text:s text:c="2"/>1227 <text:s text:c="2"/>05C9 C2BF05 <text:s text:c="11"/>jnz <text:s text:c="4"/>get$ENQ</text:p>
            <text:p text:style-name="P171"><text:s text:c="2"/>1228 <text:s text:c="17"/></text:p>
            <text:p text:style-name="P171"><text:s text:c="2"/>1229 <text:s text:c="25"/>if <text:s text:c="5"/>mutexin</text:p>
            <text:p text:style-name="P171"><text:s text:c="2"/>1230 <text:s text:c="17"/></text:p>
            <text:p text:style-name="P171"><text:s text:c="2"/>1231 <text:s text:c="17"/>; <text:s text:c="6"/>Don't get too involved with receiving a message if some other</text:p>
            <text:p text:style-name="P171"><text:s text:c="2"/>1232 <text:s text:c="17"/>; <text:s text:c="6"/>NETWRKIF process is going to stomp you by sending a message along</text:p>
            <text:p text:style-name="P171"><text:s text:c="2"/>1233 <text:s text:c="17"/>; <text:s text:c="6"/>the same line</text:p>
            <text:p text:style-name="P171"><text:s text:c="2"/>1234 <text:s text:c="17"/></text:p>
            <text:p text:style-name="P171"><text:s text:c="2"/>1235 <text:s text:c="25"/>push <text:s text:c="3"/>b</text:p>
            <text:p text:style-name="P171"><text:s text:c="2"/>1236 <text:s text:c="25"/>push <text:s text:c="3"/>h</text:p>
            <text:p text:style-name="P171"><text:s text:c="2"/>1237 <text:s text:c="25"/>mvi <text:s text:c="4"/>c,readq</text:p>
            <text:p text:style-name="P171"><text:s text:c="2"/>1238 <text:s text:c="25"/>lxi <text:s text:c="4"/>d,UQCBMXSXmitq</text:p>
            <text:p text:style-name="P171"><text:s text:c="2"/>1239 <text:s text:c="25"/>call <text:s text:c="3"/>bdos</text:p>
            <text:p text:style-name="P171"><text:s text:c="2"/>1240 <text:s text:c="25"/>pop <text:s text:c="4"/>h</text:p>
            <text:p text:style-name="P171"><text:s text:c="2"/>1241 <text:s text:c="25"/>pop <text:s text:c="4"/>b</text:p>
            <text:p text:style-name="P179"><text:s text:c="2"/>1242 <text:s text:c="25"/>endif</text:p>
          </table:table-cell>
        </table:table-row>
        <table:table-row>
          <table:table-cell table:style-name="Table67.A2" office:value-type="string">
            <text:p text:style-name="P171">CP/M RMAC ASSEM 1.1 <text:s text:c="4"/>#024 <text:s text:c="3"/>MASTER NETWORK I/F MODULE</text:p>
            <text:p text:style-name="P171"/>
            <text:p text:style-name="P171"><text:s text:c="2"/>1243 <text:s text:c="17"/></text:p>
            <text:p text:style-name="P171"><text:s text:c="2"/>1244 <text:s text:c="2"/>05CC 0E06 <text:s text:c="13"/>mvi <text:s text:c="4"/>c,ACK</text:p>
            <text:p text:style-name="P171"><text:s text:c="2"/>1245 <text:s text:c="2"/>05CE F3 <text:s text:c="15"/>di <text:s text:c="21"/>; requester in gear now serve only him</text:p>
            <text:p text:style-name="P171"><text:s text:c="2"/>1246 <text:s text:c="17"/></text:p>
            <text:p text:style-name="P171"><text:s text:c="2"/>1247 <text:s text:c="2"/>05CF CD6804 <text:s text:c="11"/>call <text:s text:c="3"/>charout <text:s text:c="8"/>; send ACK to requester, allowing transmit</text:p>
            <text:p text:style-name="P171"><text:s text:c="2"/>1248 <text:s text:c="2"/>05D2 CDBD04 <text:s text:c="11"/>call <text:s text:c="3"/>Charin</text:p>
            <text:p text:style-name="P171"><text:s text:c="2"/>1249 <text:s text:c="2"/>05D5 D8 <text:s text:c="15"/>rc</text:p>
            <text:p text:style-name="P171"><text:s text:c="2"/>1250 <text:s text:c="2"/>05D6 E67F <text:s text:c="13"/>ani <text:s text:c="4"/>7fh</text:p>
            <text:p text:style-name="P171"><text:s text:c="2"/>1251 <text:s text:c="2"/>05D8 FE01 <text:s text:c="13"/>cpi <text:s text:c="4"/>SOH</text:p>
            <text:p text:style-name="P171"><text:s text:c="2"/>1252 <text:s text:c="2"/>05DA C0 <text:s text:c="15"/>rnz</text:p>
            <text:p text:style-name="P171"><text:s text:c="2"/>1253 <text:s text:c="2"/>05DB 57 <text:s text:c="15"/>mov <text:s text:c="4"/>d,a <text:s text:c="12"/>; initialize the HCS</text:p>
            <text:p text:style-name="P171"><text:s text:c="2"/>1254 <text:s text:c="2"/>05DC 1E05 <text:s text:c="13"/>mvi <text:s text:c="4"/>e,5</text:p>
            <text:p text:style-name="P171"><text:s text:c="2"/>1255 <text:s text:c="2"/>05DE CD1D05 <text:s text:c="11"/>call <text:s text:c="3"/>Msgin</text:p>
            <text:p text:style-name="P171"><text:s text:c="2"/>1256 <text:s text:c="2"/>05E1 D4F904 <text:s text:c="11"/>cnc <text:s text:c="4"/>Netin</text:p>
            <text:p text:style-name="P171"><text:s text:c="2"/>1257 <text:s text:c="2"/>05E4 D8 <text:s text:c="15"/>rc</text:p>
            <text:p text:style-name="P171"><text:s text:c="2"/>1258 <text:s text:c="2"/>05E5 7A <text:s text:c="15"/>mov <text:s text:c="4"/>a,d</text:p>
            <text:p text:style-name="P171"><text:s text:c="2"/>1259 <text:s text:c="2"/>05E6 B7 <text:s text:c="15"/>ora <text:s text:c="4"/>a</text:p>
            <text:p text:style-name="P171"><text:s text:c="2"/>1260 <text:s text:c="2"/>05E7 C21406 <text:s text:c="11"/>jnz <text:s text:c="4"/>sendNAK <text:s text:c="8"/>; jmp &amp; send NAK if HCS &lt;&gt; 0</text:p>
            <text:p text:style-name="P171"><text:s text:c="2"/>1261 <text:s text:c="2"/>05EA 0E06 <text:s text:c="13"/>mvi <text:s text:c="4"/>c,ACK</text:p>
            <text:p text:style-name="P171"><text:s text:c="2"/>1262 <text:s text:c="2"/>05EC CD6804 <text:s text:c="11"/>call <text:s text:c="3"/>Charout</text:p>
            <text:p text:style-name="P171"><text:s text:c="2"/>1263 <text:s text:c="2"/>05EF CDBD04 <text:s text:c="11"/>call <text:s text:c="3"/>Charin</text:p>
            <text:p text:style-name="P171"><text:s text:c="2"/>1264 <text:s text:c="2"/>05F2 D8 <text:s text:c="15"/>rc</text:p>
            <text:p text:style-name="P171"><text:s text:c="2"/>1265 <text:s text:c="2"/>05F3 E67F <text:s text:c="13"/>ani <text:s text:c="4"/>7fh</text:p>
            <text:p text:style-name="P171"><text:s text:c="2"/>1266 <text:s text:c="2"/>05F5 FE02 <text:s text:c="13"/>cpi <text:s text:c="4"/>STX</text:p>
            <text:p text:style-name="P171"><text:s text:c="2"/>1267 <text:s text:c="2"/>05F7 C0 <text:s text:c="15"/>rnz</text:p>
            <text:p text:style-name="P171"><text:s text:c="2"/>1268 <text:s text:c="2"/>05F8 57 <text:s text:c="15"/>mov <text:s text:c="4"/>d,a <text:s text:c="12"/>; initialize the CKS</text:p>
            <text:p text:style-name="P171"><text:s text:c="2"/>1269 <text:s text:c="2"/>05F9 2B <text:s text:c="15"/>dcx <text:s text:c="4"/>h</text:p>
            <text:p text:style-name="P171"><text:s text:c="2"/>1270 <text:s text:c="2"/>05FA 5E <text:s text:c="15"/>mov <text:s text:c="4"/>e,m</text:p>
            <text:p text:style-name="P171"><text:s text:c="2"/>1271 <text:s text:c="2"/>05FB 23 <text:s text:c="15"/>inx <text:s text:c="4"/>h</text:p>
            <text:p text:style-name="P171"><text:s text:c="2"/>1272 <text:s text:c="2"/>05FC 1C <text:s text:c="15"/>inr <text:s text:c="4"/>e</text:p>
            <text:p text:style-name="P171"><text:s text:c="2"/>1273 <text:s text:c="2"/>05FD CD1D05 <text:s text:c="11"/>call <text:s text:c="3"/>msgin</text:p>
            <text:p text:style-name="P171"><text:s text:c="2"/>1274 <text:s text:c="2"/>0600 D4BD04 <text:s text:c="11"/>cnc <text:s text:c="4"/>Charin</text:p>
            <text:p text:style-name="P171"><text:s text:c="2"/>1275 <text:s text:c="2"/>0603 D8 <text:s text:c="15"/>rc</text:p>
            <text:p text:style-name="P171"><text:s text:c="2"/>1276 <text:s text:c="2"/>0604 E67F <text:s text:c="13"/>ani <text:s text:c="4"/>7fh</text:p>
            <text:p text:style-name="P171"><text:s text:c="2"/>1277 <text:s text:c="2"/>0606 FE03 <text:s text:c="13"/>cpi <text:s text:c="4"/>ETX</text:p>
            <text:p text:style-name="P171"><text:s text:c="2"/>1278 <text:s text:c="2"/>0608 C0 <text:s text:c="15"/>rnz</text:p>
            <text:p text:style-name="P171"><text:s text:c="2"/>1279 <text:s text:c="2"/>0609 82 <text:s text:c="15"/>add <text:s text:c="4"/>d</text:p>
            <text:p text:style-name="P171"><text:s text:c="2"/>1280 <text:s text:c="2"/>060A 57 <text:s text:c="15"/>mov <text:s text:c="4"/>d,a</text:p>
            <text:p text:style-name="P171"><text:s text:c="2"/>1281 <text:s text:c="2"/>060B CDF904 <text:s text:c="11"/>call <text:s text:c="3"/>Netin <text:s text:c="10"/>; get Checksum byte</text:p>
            <text:p text:style-name="P171"><text:s text:c="2"/>1282 <text:s text:c="2"/>060E D8 <text:s text:c="15"/>rc</text:p>
            <text:p text:style-name="P171"><text:s text:c="2"/>1283 <text:s text:c="2"/>060F 7A <text:s text:c="15"/>mov <text:s text:c="4"/>a,d</text:p>
            <text:p text:style-name="P171"><text:s text:c="2"/>1284 <text:s text:c="2"/>0610 B7 <text:s text:c="15"/>ora <text:s text:c="4"/>a <text:s text:c="14"/>; should be zero</text:p>
            <text:p text:style-name="P171"><text:s text:c="2"/>1285 <text:s text:c="2"/>0611 CA1906 <text:s text:c="11"/>jz <text:s text:c="5"/>sendACK <text:s text:c="8"/>; jump if checksum OK</text:p>
            <text:p text:style-name="P171"><text:s text:c="2"/>1286 <text:s text:c="17"/></text:p>
            <text:p text:style-name="P171"><text:s text:c="2"/>1287 <text:s text:c="17"/>sendNAK: <text:s text:c="23"/>; else--&gt;refuse the message</text:p>
            <text:p text:style-name="P171"><text:s text:c="2"/>1288 <text:s text:c="2"/>0614 0E15 <text:s text:c="13"/>mvi <text:s text:c="4"/>c,NAK</text:p>
            <text:p text:style-name="P171"><text:s text:c="2"/>1289 <text:s text:c="2"/>0616 C36804 <text:s text:c="11"/>jmp <text:s text:c="4"/>Charout <text:s text:c="8"/>; send NAK and return to receive$retry</text:p>
            <text:p text:style-name="P171"><text:s text:c="2"/>1290 <text:s text:c="17"/></text:p>
            <text:p text:style-name="P171"><text:s text:c="2"/>1291 <text:s text:c="17"/>sendACK: <text:s text:c="23"/>; come here if message was received properly</text:p>
            <text:p text:style-name="P171"><text:soft-page-break/><text:s text:c="2"/>1292 <text:s text:c="2"/>0619 CDBD04 <text:s text:c="11"/>call <text:s text:c="3"/>Charin <text:s text:c="9"/>; get EOT</text:p>
            <text:p text:style-name="P171"><text:s text:c="2"/>1293 <text:s text:c="2"/>061C D8 <text:s text:c="15"/>rc</text:p>
            <text:p text:style-name="P171"><text:s text:c="2"/>1294 <text:s text:c="2"/>061D E67F <text:s text:c="13"/>ani <text:s text:c="4"/>7fh</text:p>
            <text:p text:style-name="P171"><text:s text:c="2"/>1295 <text:s text:c="2"/>061F FE04 <text:s text:c="13"/>cpi <text:s text:c="4"/>EOT</text:p>
            <text:p text:style-name="P179"><text:s text:c="2"/>1296 <text:s text:c="2"/>0621 C0 <text:s text:c="15"/>rnz</text:p>
          </table:table-cell>
        </table:table-row>
        <table:table-row>
          <table:table-cell table:style-name="Table67.A2" office:value-type="string">
            <text:p text:style-name="P171">CP/M RMAC ASSEM 1.1 <text:s text:c="4"/>#025 <text:s text:c="3"/>MASTER NETWORK I/F MODULE</text:p>
            <text:p text:style-name="P171"/>
            <text:p text:style-name="P171"><text:s text:c="2"/>1297 <text:s text:c="2"/>0622 0E06 <text:s text:c="13"/>mvi <text:s text:c="4"/>c,ACK</text:p>
            <text:p text:style-name="P171"><text:s text:c="2"/>1298 <text:s text:c="2"/>0624 CD6804 <text:s text:c="11"/>call <text:s text:c="3"/>Charout <text:s text:c="8"/>; send ACK if checksum ok</text:p>
            <text:p text:style-name="P171"><text:s text:c="2"/>1299 <text:s text:c="2"/>0627 D1 <text:s text:c="15"/>pop <text:s text:c="4"/>d <text:s text:c="14"/>; discard return address</text:p>
            <text:p text:style-name="P171"><text:s text:c="2"/>1300 <text:s text:c="2"/>0628 D1 <text:s text:c="15"/>pop <text:s text:c="4"/>d <text:s text:c="14"/>; discard message address</text:p>
            <text:p text:style-name="P171"><text:s text:c="2"/>1301 <text:s text:c="2"/>0629 FB <text:s text:c="15"/>ei <text:s text:c="21"/>; Dispense with the Rip Van Winkle act</text:p>
            <text:p text:style-name="P171"><text:s text:c="2"/>1302 <text:s text:c="17"/></text:p>
            <text:p text:style-name="P171"><text:s text:c="2"/>1303 <text:s text:c="25"/>if <text:s text:c="5"/>mutexin</text:p>
            <text:p text:style-name="P171"><text:s text:c="2"/>1304 <text:s text:c="25"/>call <text:s text:c="3"/>release$MX</text:p>
            <text:p text:style-name="P171"><text:s text:c="2"/>1305 <text:s text:c="25"/>endif</text:p>
            <text:p text:style-name="P171"><text:s text:c="2"/>1306 <text:s text:c="17"/></text:p>
            <text:p text:style-name="P171"><text:s text:c="2"/>1307 <text:s text:c="2"/>062A AF <text:s text:c="15"/>xra <text:s text:c="4"/>a</text:p>
            <text:p text:style-name="P171"><text:s text:c="2"/>1308 <text:s text:c="2"/>062B C9 <text:s text:c="15"/>ret</text:p>
            <text:p text:style-name="P171"><text:s text:c="2"/>1309 <text:s text:c="17"/></text:p>
            <text:p text:style-name="P171"><text:s text:c="2"/>1310 <text:s text:c="17"/></text:p>
            <text:p text:style-name="P171"><text:s text:c="2"/>1311 <text:s text:c="17"/>restore: <text:s text:c="23"/></text:p>
            <text:p text:style-name="P171"><text:s text:c="2"/>1312 <text:s text:c="17"/></text:p>
            <text:p text:style-name="P171"><text:s text:c="2"/>1313 <text:s text:c="17"/>; <text:s text:c="6"/>This routine allows N copies of NtwrkIPx to run reentrantly. <text:s/></text:p>
            <text:p text:style-name="P171"><text:s text:c="2"/>1314 <text:s text:c="17"/>; <text:s text:c="6"/>It takes the values that were pre-initialized in the process</text:p>
            <text:p text:style-name="P171"><text:s text:c="2"/>1315 <text:s text:c="17"/>; <text:s text:c="6"/>descriptor and later saved on the stack and loads them into</text:p>
            <text:p text:style-name="P171"><text:s text:c="2"/>1316 <text:s text:c="17"/>; <text:s text:c="6"/>the registers, leaving the stack image untouched. <text:s/>All variables</text:p>
            <text:p text:style-name="P171"><text:s text:c="2"/>1317 <text:s text:c="17"/>; <text:s text:c="6"/>intrinsic to the process therefore always reside on the </text:p>
            <text:p text:style-name="P171"><text:s text:c="2"/>1318 <text:s text:c="17"/>; <text:s text:c="6"/>process-dependent stack</text:p>
            <text:p text:style-name="P171"><text:s text:c="2"/>1319 <text:s text:c="17"/></text:p>
            <text:p text:style-name="P171"><text:s text:c="2"/>1320 <text:s text:c="2"/>062C F3 <text:s text:c="15"/>di <text:s text:c="21"/>; this is a real critical region</text:p>
            <text:p text:style-name="P171"><text:s text:c="2"/>1321 <text:s text:c="2"/>062D E1 <text:s text:c="15"/>pop <text:s text:c="4"/>h</text:p>
            <text:p text:style-name="P171"><text:s text:c="2"/>1322 <text:s text:c="2"/>062E 224006 <text:s text:c="11"/>shld <text:s text:c="3"/>rtnadr</text:p>
            <text:p text:style-name="P171"><text:s text:c="2"/>1323 <text:s text:c="2"/>0631 E1 <text:s text:c="15"/>pop <text:s text:c="4"/>h</text:p>
            <text:p text:style-name="P171"><text:s text:c="2"/>1324 <text:s text:c="2"/>0632 D1 <text:s text:c="15"/>pop <text:s text:c="4"/>d</text:p>
            <text:p text:style-name="P171"><text:s text:c="2"/>1325 <text:s text:c="2"/>0633 C1 <text:s text:c="15"/>pop <text:s text:c="4"/>b</text:p>
            <text:p text:style-name="P171"><text:s text:c="2"/>1326 <text:s text:c="2"/>0634 F1 <text:s text:c="15"/>pop <text:s text:c="4"/>psw</text:p>
            <text:p text:style-name="P171"><text:s text:c="2"/>1327 <text:s text:c="2"/>0635 F5 <text:s text:c="15"/>push <text:s text:c="3"/>psw</text:p>
            <text:p text:style-name="P171"><text:s text:c="2"/>1328 <text:s text:c="2"/>0636 C5 <text:s text:c="15"/>push <text:s text:c="3"/>b</text:p>
            <text:p text:style-name="P171"><text:s text:c="2"/>1329 <text:s text:c="2"/>0637 D5 <text:s text:c="15"/>push <text:s text:c="3"/>d</text:p>
            <text:p text:style-name="P171"><text:s text:c="2"/>1330 <text:s text:c="2"/>0638 E5 <text:s text:c="15"/>push <text:s text:c="3"/>h</text:p>
            <text:p text:style-name="P171"><text:s text:c="2"/>1331 <text:s text:c="2"/>0639 E5 <text:s text:c="15"/>push <text:s text:c="3"/>h</text:p>
            <text:p text:style-name="P171"><text:s text:c="2"/>1332 <text:s text:c="2"/>063A 2A4006 <text:s text:c="11"/>lhld <text:s text:c="3"/>rtnadr</text:p>
            <text:p text:style-name="P171"><text:s text:c="2"/>1333 <text:s text:c="2"/>063D E3 <text:s text:c="15"/>xthl</text:p>
            <text:p text:style-name="P171"><text:s text:c="2"/>1334 <text:s text:c="2"/>063E FB <text:s text:c="15"/>ei</text:p>
            <text:p text:style-name="P171"><text:s text:c="2"/>1335 <text:s text:c="2"/>063F C9 <text:s text:c="15"/>ret</text:p>
            <text:p text:style-name="P171"><text:s text:c="2"/>1336 <text:s text:c="17"/></text:p>
            <text:p text:style-name="P171"><text:s text:c="2"/>1337 <text:s text:c="2"/>0640 <text:s text:c="10"/>rtnadr: ds <text:s text:c="5"/>2</text:p>
            <text:p text:style-name="P171"><text:s text:c="2"/>1338 <text:s text:c="17"/></text:p>
            <text:p text:style-name="P171"><text:s text:c="2"/>1339 <text:s text:c="25"/>if <text:s text:c="5"/>WtchDg</text:p>
            <text:p text:style-name="P171"><text:s text:c="2"/>1340 <text:s text:c="17"/></text:p>
            <text:p text:style-name="P171"><text:s text:c="2"/>1341 <text:s text:c="17"/>; <text:s text:c="6"/>WatchDog Timer Process</text:p>
            <text:p text:style-name="P171"><text:s text:c="2"/>1342 <text:s text:c="17"/>; <text:s text:c="6"/>This process needs adjunct processes to handle the timeout flags</text:p>
            <text:p text:style-name="P171"><text:s text:c="2"/>1343 <text:s text:c="17"/>; <text:s text:c="6"/>that it sets. <text:s/>They might possibly abort the offending NtwrkIPx</text:p>
            <text:p text:style-name="P171"><text:s text:c="2"/>1344 <text:s text:c="17"/>; <text:s text:c="6"/>process, recreate it, and allow it to re-initialize its queues</text:p>
            <text:p text:style-name="P171"><text:s text:c="2"/>1345 <text:s text:c="17"/></text:p>
            <text:p text:style-name="P171"><text:s text:c="2"/>1346 <text:s text:c="17"/>WatchDog:</text:p>
            <text:p text:style-name="P171"><text:s text:c="2"/>1347 <text:s text:c="25"/>mvi <text:s text:c="4"/>c,Delay</text:p>
            <text:p text:style-name="P171"><text:s text:c="2"/>1348 <text:s text:c="25"/>lxi <text:s text:c="4"/>d,60 <text:s text:c="11"/>; delay for 1 second</text:p>
            <text:p text:style-name="P171"><text:s text:c="2"/>1349 <text:s text:c="25"/>call <text:s text:c="3"/>bdos</text:p>
            <text:p text:style-name="P179"><text:s text:c="2"/>1350 <text:s text:c="25"/>lhld <text:s text:c="3"/>WatchDogTime</text:p>
          </table:table-cell>
        </table:table-row>
        <table:table-row>
          <table:table-cell table:style-name="Table67.A2" office:value-type="string">
            <text:p text:style-name="P171">CP/M RMAC ASSEM 1.1 <text:s text:c="4"/>#026 <text:s text:c="3"/>MASTER NETWORK I/F MODULE</text:p>
            <text:p text:style-name="P171"/>
            <text:p text:style-name="P171"><text:s text:c="2"/>1351 <text:s text:c="25"/>inx <text:s text:c="4"/>h</text:p>
            <text:p text:style-name="P171"><text:s text:c="2"/>1352 <text:s text:c="25"/>shld <text:s text:c="3"/>WatchDogTime</text:p>
            <text:p text:style-name="P171"><text:s text:c="2"/>1353 <text:s text:c="25"/>lxi <text:s text:c="4"/>h,WatchDogTable-5</text:p>
            <text:p text:style-name="P171"><text:s text:c="2"/>1354 <text:s text:c="25"/>mvi <text:s text:c="4"/>c,NmbSlvs</text:p>
            <text:p text:style-name="P171"><text:s text:c="2"/>1355 <text:s text:c="17"/></text:p>
            <text:p text:style-name="P171"><text:s text:c="2"/>1356 <text:s text:c="17"/>WatchDogLoop:</text:p>
            <text:p text:style-name="P171"><text:s text:c="2"/>1357 <text:s text:c="25"/>lxi <text:s text:c="4"/>d,0005h</text:p>
            <text:p text:style-name="P171"><text:s text:c="2"/>1358 <text:s text:c="25"/>dad <text:s text:c="4"/>d</text:p>
            <text:p text:style-name="P171"><text:s text:c="2"/>1359 <text:s text:c="25"/>mov <text:s text:c="4"/>a,m</text:p>
            <text:p text:style-name="P171"><text:s text:c="2"/>1360 <text:s text:c="25"/>ora <text:s text:c="4"/>a</text:p>
            <text:p text:style-name="P171"><text:s text:c="2"/>1361 <text:s text:c="25"/>jz <text:s text:c="5"/>WatchDogDec</text:p>
            <text:p text:style-name="P171"><text:soft-page-break/><text:s text:c="2"/>1362 <text:s text:c="25"/>inx <text:s text:c="4"/>h</text:p>
            <text:p text:style-name="P171"><text:s text:c="2"/>1363 <text:s text:c="25"/>ana <text:s text:c="4"/>m</text:p>
            <text:p text:style-name="P171"><text:s text:c="2"/>1364 <text:s text:c="25"/>dcx <text:s text:c="4"/>h</text:p>
            <text:p text:style-name="P171"><text:s text:c="2"/>1365 <text:s text:c="25"/>jnz <text:s text:c="4"/>WatchDogDec <text:s text:c="4"/>; waiting &amp; timeout set</text:p>
            <text:p text:style-name="P171"><text:s text:c="2"/>1366 <text:s text:c="25"/>push <text:s text:c="3"/>h <text:s text:c="14"/>; save HL -&gt; WDT.waiting</text:p>
            <text:p text:style-name="P171"><text:s text:c="2"/>1367 <text:s text:c="25"/>inx <text:s text:c="4"/>h</text:p>
            <text:p text:style-name="P171"><text:s text:c="2"/>1368 <text:s text:c="25"/>inx <text:s text:c="4"/>h</text:p>
            <text:p text:style-name="P171"><text:s text:c="2"/>1369 <text:s text:c="25"/>di</text:p>
            <text:p text:style-name="P171"><text:s text:c="2"/>1370 <text:s text:c="25"/>mov <text:s text:c="4"/>e,m</text:p>
            <text:p text:style-name="P171"><text:s text:c="2"/>1371 <text:s text:c="25"/>inx <text:s text:c="4"/>h</text:p>
            <text:p text:style-name="P171"><text:s text:c="2"/>1372 <text:s text:c="25"/>mov <text:s text:c="4"/>d,m</text:p>
            <text:p text:style-name="P171"><text:s text:c="2"/>1373 <text:s text:c="25"/>ei</text:p>
            <text:p text:style-name="P171"><text:s text:c="2"/>1374 <text:s text:c="25"/>lhld <text:s text:c="3"/>WatchDogTime</text:p>
            <text:p text:style-name="P171"><text:s text:c="2"/>1375 <text:s text:c="25"/>mov <text:s text:c="4"/>a,l</text:p>
            <text:p text:style-name="P171"><text:s text:c="2"/>1376 <text:s text:c="25"/>sub <text:s text:c="4"/>e</text:p>
            <text:p text:style-name="P171"><text:s text:c="2"/>1377 <text:s text:c="25"/>mov <text:s text:c="4"/>l,a</text:p>
            <text:p text:style-name="P171"><text:s text:c="2"/>1378 <text:s text:c="25"/>mov <text:s text:c="4"/>a,h</text:p>
            <text:p text:style-name="P171"><text:s text:c="2"/>1379 <text:s text:c="25"/>sbb <text:s text:c="4"/>d</text:p>
            <text:p text:style-name="P171"><text:s text:c="2"/>1380 <text:s text:c="25"/>mov <text:s text:c="4"/>h,a</text:p>
            <text:p text:style-name="P171"><text:s text:c="2"/>1381 <text:s text:c="25"/>mvi <text:s text:c="4"/>a,10 <text:s text:c="11"/>; # seconds since started Charin</text:p>
            <text:p text:style-name="P171"><text:s text:c="2"/>1382 <text:s text:c="25"/>sub <text:s text:c="4"/>l</text:p>
            <text:p text:style-name="P171"><text:s text:c="2"/>1383 <text:s text:c="25"/>mvi <text:s text:c="4"/>a,0</text:p>
            <text:p text:style-name="P171"><text:s text:c="2"/>1384 <text:s text:c="25"/>sbb <text:s text:c="4"/>h</text:p>
            <text:p text:style-name="P171"><text:s text:c="2"/>1385 <text:s text:c="25"/>pop <text:s text:c="4"/>h</text:p>
            <text:p text:style-name="P171"><text:s text:c="2"/>1386 <text:s text:c="25"/>jnc <text:s text:c="4"/>WatchDogDec</text:p>
            <text:p text:style-name="P171"><text:s text:c="2"/>1387 <text:s text:c="25"/>push <text:s text:c="3"/>h</text:p>
            <text:p text:style-name="P171"><text:s text:c="2"/>1388 <text:s text:c="25"/>inx <text:s text:c="4"/>h</text:p>
            <text:p text:style-name="P171"><text:s text:c="2"/>1389 <text:s text:c="25"/>mvi <text:s text:c="4"/>m,0ffh <text:s text:c="9"/>; WDT.timeout = 0ffh</text:p>
            <text:p text:style-name="P171"><text:s text:c="2"/>1390 <text:s text:c="25"/>inx <text:s text:c="4"/>h</text:p>
            <text:p text:style-name="P171"><text:s text:c="2"/>1391 <text:s text:c="25"/>inx <text:s text:c="4"/>h</text:p>
            <text:p text:style-name="P171"><text:s text:c="2"/>1392 <text:s text:c="25"/>inx <text:s text:c="4"/>h</text:p>
            <text:p text:style-name="P171"><text:s text:c="2"/>1393 <text:s text:c="25"/>push <text:s text:c="3"/>b</text:p>
            <text:p text:style-name="P171"><text:s text:c="2"/>1394 <text:s text:c="25"/>mov <text:s text:c="4"/>e,m <text:s text:c="12"/>; E = Flag #</text:p>
            <text:p text:style-name="P171"><text:s text:c="2"/>1395 <text:s text:c="25"/>mvi <text:s text:c="4"/>c,Flagset</text:p>
            <text:p text:style-name="P171"><text:s text:c="2"/>1396 <text:s text:c="25"/>call <text:s text:c="3"/>bdos</text:p>
            <text:p text:style-name="P171"><text:s text:c="2"/>1397 <text:s text:c="25"/>pop <text:s text:c="4"/>b</text:p>
            <text:p text:style-name="P171"><text:s text:c="2"/>1398 <text:s text:c="25"/>pop <text:s text:c="4"/>h</text:p>
            <text:p text:style-name="P171"><text:s text:c="2"/>1399 <text:s text:c="17"/></text:p>
            <text:p text:style-name="P171"><text:s text:c="2"/>1400 <text:s text:c="17"/>WatchDogDec:</text:p>
            <text:p text:style-name="P171"><text:s text:c="2"/>1401 <text:s text:c="25"/>dcr <text:s text:c="4"/>c</text:p>
            <text:p text:style-name="P171"><text:s text:c="2"/>1402 <text:s text:c="25"/>jnz <text:s text:c="4"/>WatchDogLoop</text:p>
            <text:p text:style-name="P171"><text:s text:c="2"/>1403 <text:s text:c="17"/></text:p>
            <text:p text:style-name="P179"><text:s text:c="2"/>1404 <text:s text:c="25"/>jmp <text:s text:c="4"/>WatchDog</text:p>
          </table:table-cell>
        </table:table-row>
        <table:table-row>
          <table:table-cell table:style-name="Table67.A2" office:value-type="string">
            <text:p text:style-name="P171">CP/M RMAC ASSEM 1.1 <text:s text:c="4"/>#027 <text:s text:c="3"/>MASTER NETWORK I/F MODULE</text:p>
            <text:p text:style-name="P171"/>
            <text:p text:style-name="P171"><text:s text:c="2"/>1405 <text:s text:c="25"/>endif</text:p>
            <text:p text:style-name="P171"><text:s text:c="2"/>1406 <text:s text:c="17"/></text:p>
            <text:p text:style-name="P171"><text:s text:c="2"/>1407 <text:s text:c="17"/></text:p>
            <text:p text:style-name="P171"><text:s text:c="2"/>1408 <text:s text:c="17"/>; <text:s text:c="6"/>Setup code for Network Interface Procedures</text:p>
            <text:p text:style-name="P171"><text:s text:c="2"/>1409 <text:s text:c="17"/></text:p>
            <text:p text:style-name="P171"><text:s text:c="2"/>1410 <text:s text:c="17"/>Setup:</text:p>
            <text:p text:style-name="P171"><text:s text:c="2"/>1411 <text:s text:c="2"/>0642 F5 <text:s text:c="15"/>push <text:s text:c="3"/>psw <text:s text:c="12"/>;create stack image of all reentrant variables</text:p>
            <text:p text:style-name="P171"><text:s text:c="2"/>1412 <text:s text:c="2"/>0643 C5 <text:s text:c="15"/>push <text:s text:c="3"/>b</text:p>
            <text:p text:style-name="P171"><text:s text:c="2"/>1413 <text:s text:c="2"/>0644 D5 <text:s text:c="15"/>push <text:s text:c="3"/>d</text:p>
            <text:p text:style-name="P171"><text:s text:c="2"/>1414 <text:s text:c="2"/>0645 E5 <text:s text:c="15"/>push <text:s text:c="3"/>h</text:p>
            <text:p text:style-name="P171"><text:s text:c="2"/>1415 <text:s text:c="2"/>0646 CD3705 <text:s text:c="11"/>call <text:s text:c="3"/>nwinit</text:p>
            <text:p text:style-name="P171"><text:s text:c="2"/>1416 <text:s text:c="17"/></text:p>
            <text:p text:style-name="P171"><text:s text:c="2"/>1417 <text:s text:c="25"/>if <text:s text:c="5"/>mutexin or mutexout</text:p>
            <text:p text:style-name="P171"><text:s text:c="2"/>1418 <text:s text:c="25"/>mvi <text:s text:c="4"/>c,makeq <text:s text:c="8"/>; make the mutual exclusion queue</text:p>
            <text:p text:style-name="P171"><text:s text:c="2"/>1419 <text:s text:c="25"/>lxi <text:s text:c="4"/>d,QCBMXSXmitq</text:p>
            <text:p text:style-name="P171"><text:s text:c="2"/>1420 <text:s text:c="25"/>call <text:s text:c="3"/>bdos</text:p>
            <text:p text:style-name="P171"><text:s text:c="2"/>1421 <text:s text:c="17"/></text:p>
            <text:p text:style-name="P171"><text:s text:c="2"/>1422 <text:s text:c="25"/>mvi <text:s text:c="4"/>c,writeq <text:s text:c="7"/>; leave a token in the queue</text:p>
            <text:p text:style-name="P171"><text:s text:c="2"/>1423 <text:s text:c="25"/>lxi <text:s text:c="4"/>d,UQCBMXSXmitq</text:p>
            <text:p text:style-name="P171"><text:s text:c="2"/>1424 <text:s text:c="25"/>call <text:s text:c="3"/>bdos</text:p>
            <text:p text:style-name="P171"><text:s text:c="2"/>1425 <text:s text:c="25"/>endif</text:p>
            <text:p text:style-name="P171"><text:s text:c="2"/>1426 <text:s text:c="17"/></text:p>
            <text:p text:style-name="P171"><text:s text:c="2"/>1427 <text:s text:c="25"/>if <text:s text:c="5"/>WtchDg</text:p>
            <text:p text:style-name="P171"><text:s text:c="2"/>1428 <text:s text:c="25"/>lxi <text:s text:c="4"/>d,WatchDogPD <text:s text:c="3"/>;since this process is linked to all other</text:p>
            <text:p text:style-name="P171"><text:s text:c="2"/>1429 <text:s text:c="49"/>;NtwrkIPx processes, creating it creates all</text:p>
            <text:p text:style-name="P171"><text:s text:c="2"/>1430 <text:s text:c="49"/>;of the others</text:p>
            <text:p text:style-name="P171"><text:s text:c="2"/>1431 <text:s text:c="25"/>mvi <text:s text:c="4"/>c,createp</text:p>
            <text:p text:style-name="P171"><text:s text:c="2"/>1432 <text:s text:c="25"/>call <text:s text:c="3"/>bdos</text:p>
            <text:p text:style-name="P171"><text:s text:c="2"/>1433 <text:s text:c="17"/></text:p>
            <text:p text:style-name="P171"><text:s text:c="2"/>1434 <text:s text:c="25"/>else</text:p>
            <text:p text:style-name="P171"><text:s text:c="2"/>1435 <text:s text:c="17"/></text:p>
            <text:p text:style-name="P171"><text:soft-page-break/><text:s text:c="2"/>1436 <text:s text:c="25"/>if <text:s text:c="5"/>NmbSlvs GE 2</text:p>
            <text:p text:style-name="P171"><text:s text:c="2"/>1437 <text:s text:c="2"/>0649 11AC01 <text:s text:c="11"/>lxi <text:s text:c="4"/>d,NtwrkIP1 <text:s text:c="5"/>;this will create all the other NtwrkIPx</text:p>
            <text:p text:style-name="P171"><text:s text:c="2"/>1438 <text:s text:c="49"/>;processes if there's no watchdog</text:p>
            <text:p text:style-name="P171"><text:s text:c="2"/>1439 <text:s text:c="2"/>064C 0E90 <text:s text:c="13"/>mvi <text:s text:c="4"/>c,createp</text:p>
            <text:p text:style-name="P171"><text:s text:c="2"/>1440 <text:s text:c="2"/>064E CD5004 <text:s text:c="11"/>call <text:s text:c="3"/>bdos</text:p>
            <text:p text:style-name="P171"><text:s text:c="2"/>1441 <text:s text:c="25"/>endif</text:p>
            <text:p text:style-name="P171"><text:s text:c="2"/>1442 <text:s text:c="25"/>endif</text:p>
            <text:p text:style-name="P171"><text:s text:c="2"/>1443 <text:s text:c="17"/></text:p>
            <text:p text:style-name="P171"><text:s text:c="2"/>1444 <text:s text:c="2"/>0651 0E8E <text:s text:c="13"/>mvi <text:s text:c="4"/>c,dsptch <text:s text:c="7"/>;give everything a chance to create its queues</text:p>
            <text:p text:style-name="P171"><text:s text:c="2"/>1445 <text:s text:c="2"/>0653 CD5004 <text:s text:c="11"/>call <text:s text:c="3"/>bdos</text:p>
            <text:p text:style-name="P171"><text:s text:c="2"/>1446 <text:s text:c="17"/></text:p>
            <text:p text:style-name="P171"><text:s text:c="2"/>1447 <text:s text:c="2"/>0656 0E9A <text:s text:c="13"/>mvi <text:s text:c="4"/>c,sydatad</text:p>
            <text:p text:style-name="P171"><text:s text:c="2"/>1448 <text:s text:c="2"/>0658 CD5004 <text:s text:c="11"/>call <text:s text:c="3"/>bdos</text:p>
            <text:p text:style-name="P171"><text:s text:c="2"/>1449 <text:s text:c="2"/>065B 110900 <text:s text:c="11"/>lxi <text:s text:c="4"/>d,9</text:p>
            <text:p text:style-name="P171"><text:s text:c="2"/>1450 <text:s text:c="2"/>065E 19 <text:s text:c="15"/>dad <text:s text:c="4"/>d</text:p>
            <text:p text:style-name="P171"><text:s text:c="2"/>1451 <text:s text:c="2"/>065F 115603 <text:s text:c="11"/>lxi <text:s text:c="4"/>d,configtbl</text:p>
            <text:p text:style-name="P171"><text:s text:c="2"/>1452 <text:s text:c="2"/>0662 73 <text:s text:c="15"/>mov <text:s text:c="4"/>m,e</text:p>
            <text:p text:style-name="P171"><text:s text:c="2"/>1453 <text:s text:c="2"/>0663 23 <text:s text:c="15"/>inx <text:s text:c="4"/>h</text:p>
            <text:p text:style-name="P171"><text:s text:c="2"/>1454 <text:s text:c="2"/>0664 72 <text:s text:c="15"/>mov <text:s text:c="4"/>m,d <text:s text:c="12"/>; sysdatpage(9&amp;10) = co.configtbl</text:p>
            <text:p text:style-name="P171"><text:s text:c="2"/>1455 <text:s text:c="49"/>; filling in the config tbl address is the</text:p>
            <text:p text:style-name="P171"><text:s text:c="2"/>1456 <text:s text:c="49"/>; the server processes' cue to start</text:p>
            <text:p text:style-name="P171"><text:s text:c="2"/>1457 <text:s text:c="17"/></text:p>
            <text:p text:style-name="P179"><text:s text:c="2"/>1458 <text:s text:c="25"/>if <text:s text:c="5"/>modem</text:p>
          </table:table-cell>
        </table:table-row>
        <table:table-row>
          <table:table-cell table:style-name="Table67.A2" office:value-type="string">
            <text:p text:style-name="P171">CP/M RMAC ASSEM 1.1 <text:s text:c="4"/>#028 <text:s text:c="3"/>MASTER NETWORK I/F MODULE</text:p>
            <text:p text:style-name="P171"/>
            <text:p text:style-name="P171"><text:s text:c="2"/>1459 <text:s text:c="17"/>; <text:s text:c="6"/>Initialize the modem</text:p>
            <text:p text:style-name="P171"><text:s text:c="2"/>1460 <text:s text:c="17"/></text:p>
            <text:p text:style-name="P171"><text:s text:c="2"/>1461 <text:s text:c="25"/>mvi <text:s text:c="4"/>c,CR</text:p>
            <text:p text:style-name="P171"><text:s text:c="2"/>1462 <text:s text:c="25"/>mvi <text:s text:c="4"/>b,slvmodem</text:p>
            <text:p text:style-name="P171"><text:s text:c="2"/>1463 <text:s text:c="25"/>call <text:s text:c="3"/>Charout</text:p>
            <text:p text:style-name="P171"><text:s text:c="2"/>1464 <text:s text:c="25"/>mvi <text:s text:c="4"/>c,'Z'</text:p>
            <text:p text:style-name="P171"><text:s text:c="2"/>1465 <text:s text:c="25"/>call <text:s text:c="3"/>Charout</text:p>
            <text:p text:style-name="P171"><text:s text:c="2"/>1466 <text:s text:c="25"/>mvi <text:s text:c="4"/>c,CR</text:p>
            <text:p text:style-name="P171"><text:s text:c="2"/>1467 <text:s text:c="25"/>call <text:s text:c="3"/>Charout</text:p>
            <text:p text:style-name="P171"><text:s text:c="2"/>1468 <text:s text:c="17"/></text:p>
            <text:p text:style-name="P171"><text:s text:c="2"/>1469 <text:s text:c="17"/>WtSpace:</text:p>
            <text:p text:style-name="P171"><text:s text:c="2"/>1470 <text:s text:c="25"/>call <text:s text:c="3"/>Charin</text:p>
            <text:p text:style-name="P171"><text:s text:c="2"/>1471 <text:s text:c="25"/>jc <text:s text:c="5"/>SetupDone</text:p>
            <text:p text:style-name="P171"><text:s text:c="2"/>1472 <text:s text:c="25"/>ani <text:s text:c="4"/>07fh</text:p>
            <text:p text:style-name="P171"><text:s text:c="2"/>1473 <text:s text:c="25"/>cpi <text:s text:c="4"/>' '</text:p>
            <text:p text:style-name="P171"><text:s text:c="2"/>1474 <text:s text:c="25"/>jnz <text:s text:c="4"/>WtSpace</text:p>
            <text:p text:style-name="P171"><text:s text:c="2"/>1475 <text:s text:c="25"/>mvi <text:s text:c="4"/>c,'A'</text:p>
            <text:p text:style-name="P171"><text:s text:c="2"/>1476 <text:s text:c="25"/>call <text:s text:c="3"/>Charout</text:p>
            <text:p text:style-name="P171"><text:s text:c="2"/>1477 <text:s text:c="17"/></text:p>
            <text:p text:style-name="P171"><text:s text:c="2"/>1478 <text:s text:c="17"/>SetupDone:</text:p>
            <text:p text:style-name="P171"><text:s text:c="2"/>1479 <text:s text:c="25"/>endif</text:p>
            <text:p text:style-name="P171"><text:s text:c="2"/>1480 <text:s text:c="17"/></text:p>
            <text:p text:style-name="P171"><text:s text:c="2"/>1481 <text:s text:c="2"/>0665 E1 <text:s text:c="15"/>pop <text:s text:c="4"/>h</text:p>
            <text:p text:style-name="P171"><text:s text:c="2"/>1482 <text:s text:c="2"/>0666 D1 <text:s text:c="15"/>pop <text:s text:c="4"/>d</text:p>
            <text:p text:style-name="P171"><text:s text:c="2"/>1483 <text:s text:c="2"/>0667 C1 <text:s text:c="15"/>pop <text:s text:c="4"/>b</text:p>
            <text:p text:style-name="P171"><text:s text:c="2"/>1484 <text:s text:c="2"/>0668 F1 <text:s text:c="15"/>pop <text:s text:c="4"/>psw</text:p>
            <text:p text:style-name="P171"><text:s text:c="2"/>1485 <text:s text:c="17"/></text:p>
            <text:p text:style-name="P171"><text:s text:c="2"/>1486 <text:s text:c="17"/>; <text:s/>Network Interface Reentrant Procedure</text:p>
            <text:p text:style-name="P171"><text:s text:c="2"/>1487 <text:s text:c="17"/></text:p>
            <text:p text:style-name="P171"><text:s text:c="2"/>1488 <text:s text:c="17"/>Init:</text:p>
            <text:p text:style-name="P171"><text:s text:c="2"/>1489 <text:s text:c="2"/>0669 F5 <text:s text:c="15"/>push <text:s text:c="3"/>psw <text:s text:c="4"/>; A = network i/f console dev #</text:p>
            <text:p text:style-name="P171"><text:s text:c="2"/>1490 <text:s text:c="2"/>066A C5 <text:s text:c="15"/>push <text:s text:c="3"/>B <text:s text:c="6"/>; BC= buffer address</text:p>
            <text:p text:style-name="P171"><text:s text:c="2"/>1491 <text:s text:c="2"/>066B D5 <text:s text:c="15"/>push <text:s text:c="3"/>D <text:s text:c="6"/>; DE= UQCB ntwrk queue out</text:p>
            <text:p text:style-name="P171"><text:s text:c="2"/>1492 <text:s text:c="2"/>066C E5 <text:s text:c="15"/>push <text:s text:c="3"/>H <text:s text:c="6"/>; HL= UQCB ntwrk queue in</text:p>
            <text:p text:style-name="P171"><text:s text:c="2"/>1493 <text:s text:c="2"/>066D 5E <text:s text:c="15"/>mov <text:s text:c="4"/>e,m</text:p>
            <text:p text:style-name="P171"><text:s text:c="2"/>1494 <text:s text:c="2"/>066E 23 <text:s text:c="15"/>inx <text:s text:c="4"/>h</text:p>
            <text:p text:style-name="P171"><text:s text:c="2"/>1495 <text:s text:c="2"/>066F 56 <text:s text:c="15"/>mov <text:s text:c="4"/>d,m</text:p>
            <text:p text:style-name="P171"><text:s text:c="2"/>1496 <text:s text:c="2"/>0670 0E86 <text:s text:c="13"/>mvi <text:s text:c="4"/>c,makeq</text:p>
            <text:p text:style-name="P171"><text:s text:c="2"/>1497 <text:s text:c="2"/>0672 CD5004 <text:s text:c="11"/>call <text:s text:c="3"/>bdos <text:s text:c="3"/>; make the ntwrk queue in</text:p>
            <text:p text:style-name="P171"><text:s text:c="2"/>1498 <text:s text:c="2"/>0675 CD2C06 <text:s text:c="11"/>call <text:s text:c="3"/>restore</text:p>
            <text:p text:style-name="P171"><text:s text:c="2"/>1499 <text:s text:c="2"/>0678 EB <text:s text:c="15"/>xchg</text:p>
            <text:p text:style-name="P171"><text:s text:c="2"/>1500 <text:s text:c="2"/>0679 5E <text:s text:c="15"/>mov <text:s text:c="4"/>e,m</text:p>
            <text:p text:style-name="P171"><text:s text:c="2"/>1501 <text:s text:c="2"/>067A 23 <text:s text:c="15"/>inx <text:s text:c="4"/>h</text:p>
            <text:p text:style-name="P171"><text:s text:c="2"/>1502 <text:s text:c="2"/>067B 56 <text:s text:c="15"/>mov <text:s text:c="4"/>d,m</text:p>
            <text:p text:style-name="P171"><text:s text:c="2"/>1503 <text:s text:c="2"/>067C 0E86 <text:s text:c="13"/>mvi <text:s text:c="4"/>c,makeq</text:p>
            <text:p text:style-name="P171"><text:s text:c="2"/>1504 <text:s text:c="2"/>067E CD5004 <text:s text:c="11"/>call <text:s text:c="3"/>bdos <text:s text:c="3"/>; make the ntwrk queue out</text:p>
            <text:p text:style-name="P171"><text:s text:c="2"/>1505 <text:s text:c="17"/></text:p>
            <text:p text:style-name="P171"><text:s text:c="2"/>1506 <text:s text:c="17"/>Loop:</text:p>
            <text:p text:style-name="P171"><text:s text:c="2"/>1507 <text:s text:c="2"/>0681 CD2C06 <text:s text:c="11"/>call <text:s text:c="3"/>restore</text:p>
            <text:p text:style-name="P171"><text:s text:c="2"/>1508 <text:s text:c="2"/>0684 50 <text:s text:c="15"/>mov <text:s text:c="4"/>d,b</text:p>
            <text:p text:style-name="P171"><text:s text:c="2"/>1509 <text:s text:c="2"/>0685 59 <text:s text:c="15"/>mov <text:s text:c="4"/>e,c</text:p>
            <text:p text:style-name="P171"><text:soft-page-break/><text:s text:c="2"/>1510 <text:s text:c="17"/></text:p>
            <text:p text:style-name="P171"><text:s text:c="2"/>1511 <text:s text:c="2"/>0686 4F <text:s text:c="15"/>mov <text:s text:c="4"/>c,a</text:p>
            <text:p text:style-name="P179"><text:s text:c="2"/>1512 <text:s text:c="2"/>0687 CDB405 <text:s text:c="11"/>call <text:s text:c="3"/>rcvmsg</text:p>
          </table:table-cell>
        </table:table-row>
        <table:table-row>
          <table:table-cell table:style-name="Table67.A2" office:value-type="string">
            <text:p text:style-name="P171">CP/M RMAC ASSEM 1.1 <text:s text:c="4"/>#029 <text:s text:c="3"/>MASTER NETWORK I/F MODULE</text:p>
            <text:p text:style-name="P171"/>
            <text:p text:style-name="P171"><text:s text:c="2"/>1513 <text:s text:c="17"/></text:p>
            <text:p text:style-name="P171"><text:s text:c="2"/>1514 <text:s text:c="2"/>068A CD2C06 <text:s text:c="11"/>call <text:s text:c="3"/>restore</text:p>
            <text:p text:style-name="P171"><text:s text:c="2"/>1515 <text:s text:c="2"/>068D EB <text:s text:c="15"/>xchg</text:p>
            <text:p text:style-name="P171"><text:s text:c="2"/>1516 <text:s text:c="2"/>068E 0E8B <text:s text:c="13"/>mvi <text:s text:c="4"/>c,writeq</text:p>
            <text:p text:style-name="P171"><text:s text:c="2"/>1517 <text:s text:c="2"/>0690 CD5004 <text:s text:c="11"/>call <text:s text:c="3"/>bdos</text:p>
            <text:p text:style-name="P171"><text:s text:c="2"/>1518 <text:s text:c="17"/></text:p>
            <text:p text:style-name="P171"><text:s text:c="2"/>1519 <text:s text:c="2"/>0693 CD2C06 <text:s text:c="11"/>call <text:s text:c="3"/>restore</text:p>
            <text:p text:style-name="P171"><text:s text:c="2"/>1520 <text:s text:c="2"/>0696 0E89 <text:s text:c="13"/>mvi <text:s text:c="4"/>c,readq</text:p>
            <text:p text:style-name="P171"><text:s text:c="2"/>1521 <text:s text:c="2"/>0698 CD5004 <text:s text:c="11"/>call <text:s text:c="3"/>bdos</text:p>
            <text:p text:style-name="P171"><text:s text:c="2"/>1522 <text:s text:c="17"/></text:p>
            <text:p text:style-name="P171"><text:s text:c="2"/>1523 <text:s text:c="2"/>069B CD2C06 <text:s text:c="11"/>call <text:s text:c="3"/>restore</text:p>
            <text:p text:style-name="P171"><text:s text:c="2"/>1524 <text:s text:c="2"/>069E 50 <text:s text:c="15"/>mov <text:s text:c="4"/>d,b</text:p>
            <text:p text:style-name="P171"><text:s text:c="2"/>1525 <text:s text:c="2"/>069F 59 <text:s text:c="15"/>mov <text:s text:c="4"/>e,c</text:p>
            <text:p text:style-name="P171"><text:s text:c="2"/>1526 <text:s text:c="17"/></text:p>
            <text:p text:style-name="P171"><text:s text:c="2"/>1527 <text:s text:c="2"/>06A0 4F <text:s text:c="15"/>mov <text:s text:c="4"/>c,a</text:p>
            <text:p text:style-name="P171"><text:s text:c="2"/>1528 <text:s text:c="2"/>06A1 CD6005 <text:s text:c="11"/>call <text:s text:c="3"/>sndmsg</text:p>
            <text:p text:style-name="P171"><text:s text:c="2"/>1529 <text:s text:c="17"/></text:p>
            <text:p text:style-name="P171"><text:s text:c="2"/>1530 <text:s text:c="2"/>06A4 C38106 <text:s text:c="11"/>jmp <text:s text:c="4"/>Loop</text:p>
            <text:p text:style-name="P171"><text:s text:c="2"/>1531 <text:s text:c="17"/></text:p>
            <text:p text:style-name="P179"><text:s text:c="2"/>1532 <text:s text:c="2"/>06A7 <text:s text:c="18"/>end</text:p>
          </table:table-cell>
        </table:table-row>
        <table:table-row>
          <table:table-cell table:style-name="Table67.A2" office:value-type="string">
            <text:p text:style-name="P171">CP/M RMAC ASSEM 1.1 <text:s text:c="4"/>#030 <text:s text:c="3"/>MASTER NETWORK I/F MODULE</text:p>
            <text:p text:style-name="P171"/>
            <text:p text:style-name="P171">ACK <text:s text:c="13"/>0006 <text:s text:c="2"/>612# 1169 <text:s/>1244 <text:s/>1261 <text:s/>1297 </text:p>
            <text:p text:style-name="P171">ACTIVE <text:s text:c="10"/>0010 <text:s text:c="2"/>587#</text:p>
            <text:p text:style-name="P171">ASCIIIN <text:s text:c="9"/>0507 <text:s text:c="2"/>984 <text:s text:c="2"/>989#</text:p>
            <text:p text:style-name="P171">BDOS <text:s text:c="12"/>0450 <text:s text:c="3"/>44 <text:s text:c="2"/>622# 1120 <text:s/>1193 <text:s/>1239 <text:s/>1349 <text:s/>1396 <text:s/>1420 <text:s/>1424 <text:s/>1432 </text:p>
            <text:p text:style-name="P171"><text:s text:c="23"/>1440 <text:s/>1445 <text:s/>1448 <text:s/>1497 <text:s/>1504 <text:s/>1517 <text:s/>1521 </text:p>
            <text:p text:style-name="P171">BDOSADR <text:s text:c="9"/>0000 <text:s text:c="3"/>51# <text:s text:c="2"/>58# <text:s/>623 </text:p>
            <text:p text:style-name="P171">BINARYASCII <text:s text:c="5"/>043E <text:s text:c="2"/>541# <text:s/>965 <text:s text:c="2"/>982 </text:p>
            <text:p text:style-name="P171">BUFFERQ0 <text:s text:c="8"/>00A6 <text:s text:c="3"/>47 <text:s text:c="3"/>89 <text:s text:c="2"/>118 <text:s text:c="2"/>138#</text:p>
            <text:p text:style-name="P171">BUFFERQ1 <text:s text:c="8"/>0250 <text:s text:c="2"/>179 <text:s text:c="2"/>208 <text:s text:c="2"/>228#</text:p>
            <text:p text:style-name="P171">BUFFERQI0ADDR <text:s text:c="3"/>0084 <text:s text:c="2"/>116 <text:s text:c="2"/>117#</text:p>
            <text:p text:style-name="P171">BUFFERQI1ADDR <text:s text:c="3"/>022E <text:s text:c="2"/>206 <text:s text:c="2"/>207#</text:p>
            <text:p text:style-name="P171">BUFFERQO0ADDR <text:s text:c="3"/>00A4 <text:s text:c="2"/>134 <text:s text:c="2"/>135#</text:p>
            <text:p text:style-name="P171">BUFFERQO1ADDR <text:s text:c="3"/>024E <text:s text:c="2"/>224 <text:s text:c="2"/>225#</text:p>
            <text:p text:style-name="P171">CFGADR <text:s text:c="10"/>055C <text:s/>1095#</text:p>
            <text:p text:style-name="P171">CHARIN <text:s text:c="10"/>04BD <text:s text:c="2"/>771 <text:s text:c="2"/>816# <text:s/>867# <text:s/>985 <text:s/>1166 <text:s/>1248 <text:s/>1263 <text:s/>1274 <text:s/>1292 <text:s/>1470 </text:p>
            <text:p text:style-name="P171">CHARINRETURN <text:s text:c="4"/>04BA <text:s text:c="2"/>799 <text:s text:c="2"/>809#</text:p>
            <text:p text:style-name="P171">CHARIOTBL <text:s text:c="7"/>044C <text:s text:c="2"/>578# <text:s/>803 </text:p>
            <text:p text:style-name="P171">CHAROUT <text:s text:c="9"/>0468 <text:s text:c="2"/>631 <text:s text:c="2"/>635 <text:s text:c="2"/>643# <text:s/>692# <text:s/>967 <text:s/>1129 <text:s/>1247 <text:s/>1262 <text:s/>1289 <text:s/>1298 </text:p>
            <text:p text:style-name="P171"><text:s text:c="23"/>1463 <text:s/>1465 <text:s/>1467 <text:s/>1476 </text:p>
            <text:p text:style-name="P171">CHKSIN <text:s text:c="10"/>0517 <text:s text:c="2"/>987 <text:s/>1002#</text:p>
            <text:p text:style-name="P171">CONFIGTBL <text:s text:c="7"/>0356 <text:s text:c="2"/>493# 1096 <text:s/>1451 </text:p>
            <text:p text:style-name="P171">CONIN <text:s text:c="11"/>0446 <text:s text:c="2"/>553# <text:s/>806 <text:s/>1074 </text:p>
            <text:p text:style-name="P171">CONSOLE2STATUS <text:s text:c="2"/>002D <text:s text:c="2"/>564# <text:s/>574 <text:s text:c="2"/>743 <text:s text:c="2"/>744 <text:s text:c="2"/>749 <text:s text:c="2"/>928 <text:s text:c="2"/>932 </text:p>
            <text:p text:style-name="P171">CONSOLE3STATUS <text:s text:c="2"/>002F <text:s text:c="2"/>563# <text:s/>573 <text:s text:c="2"/>731 <text:s text:c="2"/>732 <text:s text:c="2"/>737 <text:s text:c="2"/>914 <text:s text:c="2"/>918 </text:p>
            <text:p text:style-name="P171">CONSOLE4STATUS <text:s text:c="2"/>002B <text:s text:c="2"/>562# <text:s/>572 <text:s text:c="2"/>719 <text:s text:c="2"/>720 <text:s text:c="2"/>725 <text:s text:c="2"/>900 <text:s text:c="2"/>904 </text:p>
            <text:p text:style-name="P171">CR <text:s text:c="14"/>000D <text:s text:c="2"/>614# 1461 <text:s/>1466 </text:p>
            <text:p text:style-name="P171">CREATEP <text:s text:c="9"/>0090 <text:s text:c="2"/>601# 1431 <text:s/>1439 </text:p>
            <text:p text:style-name="P171">DEBUG <text:s text:c="11"/>0000 <text:s text:c="3"/>28# <text:s text:c="2"/>37 </text:p>
            <text:p text:style-name="P171">DELAY <text:s text:c="11"/>008D <text:s text:c="2"/>599# 1347 </text:p>
            <text:p text:style-name="P171">DSPTCH <text:s text:c="10"/>008E <text:s text:c="2"/>600# 1444 </text:p>
            <text:p text:style-name="P171">ENQ <text:s text:c="13"/>0005 <text:s text:c="2"/>611# 1128 <text:s/>1226 </text:p>
            <text:p text:style-name="P171">EOT <text:s text:c="13"/>0004 <text:s text:c="2"/>610# 1151 <text:s/>1295 </text:p>
            <text:p text:style-name="P171">ETX <text:s text:c="13"/>0003 <text:s text:c="2"/>609# 1145 <text:s/>1277 </text:p>
            <text:p text:style-name="P171">FALSE <text:s text:c="11"/>0000 <text:s text:c="3"/>23# <text:s text:c="2"/>24 <text:s text:c="3"/>28 <text:s text:c="3"/>29 <text:s text:c="3"/>31 <text:s text:c="3"/>33 <text:s text:c="3"/>34 </text:p>
            <text:p text:style-name="P171">FLAGSET <text:s text:c="9"/>0085 <text:s text:c="2"/>595# 1395 </text:p>
            <text:p text:style-name="P171">GETACK <text:s text:c="10"/>05A0 <text:s/>1130 <text:s/>1138 <text:s/>1153 <text:s/>1165#</text:p>
            <text:p text:style-name="P171">GETACKTIMEOUT <text:s text:c="3"/>05AB <text:s/>1167 <text:s/>1172#</text:p>
            <text:p text:style-name="P171">GETENQ <text:s text:c="10"/>05BF <text:s/>1205 <text:s/>1221# 1224 <text:s/>1227 </text:p>
            <text:p text:style-name="P171">INIT <text:s text:c="12"/>0669 <text:s text:c="2"/>190 <text:s text:c="2"/>281 <text:s text:c="2"/>366 <text:s/>1488#</text:p>
            <text:p text:style-name="P171">INPUTLOOP1 <text:s text:c="6"/>04C9 <text:s text:c="2"/>838# <text:s/>846 </text:p>
            <text:p text:style-name="P171">LF <text:s text:c="14"/>000A <text:s text:c="2"/>613#</text:p>
            <text:p text:style-name="P171">LOOP <text:s text:c="12"/>0681 <text:s/>1506# 1530 </text:p>
            <text:p text:style-name="P171">MAKEQ <text:s text:c="11"/>0086 <text:s text:c="2"/>596# 1418 <text:s/>1496 <text:s/>1503 </text:p>
            <text:p text:style-name="P171">MAXRETRIES <text:s text:c="6"/>000A <text:s text:c="2"/>555# 1105 </text:p>
            <text:p text:style-name="P171">MODEM <text:s text:c="11"/>0000 <text:s text:c="3"/>29# 1458 </text:p>
            <text:p text:style-name="P171">MSGERR <text:s text:c="10"/>0008 <text:s text:c="2"/>588# <text:s/>781 <text:s/>1087 </text:p>
            <text:p text:style-name="P171">MSGIN <text:s text:c="11"/>051D <text:s/>1010# 1017 <text:s/>1255 <text:s/>1273 </text:p>
            <text:p text:style-name="P171"><text:soft-page-break/>MSGOUT <text:s text:c="10"/>0528 <text:s/>1020# 1133 <text:s/>1144 </text:p>
            <text:p text:style-name="P171">MSGOUTLOOP <text:s text:c="6"/>052D <text:s/>1027# 1032 </text:p>
            <text:p text:style-name="P171">MSGOVR <text:s text:c="10"/>0002 <text:s text:c="2"/>590# 1087 </text:p>
            <text:p text:style-name="P171">MUTEXIN <text:s text:c="9"/>0000 <text:s text:c="3"/>33# <text:s/>471 <text:s/>1188 <text:s/>1212 <text:s/>1229 <text:s/>1303 <text:s/>1417 </text:p>
            <text:p text:style-name="P171">MUTEXOUT <text:s text:c="8"/>0000 <text:s text:c="3"/>34# <text:s/>471 <text:s/>1110 <text:s/>1157 <text:s/>1175 <text:s/>1188 <text:s/>1417 </text:p>
            <text:p text:style-name="P171">NAK <text:s text:c="13"/>0015 <text:s text:c="2"/>615# 1288 </text:p>
            <text:p text:style-name="P179">NETIN <text:s text:c="11"/>04F9 <text:s text:c="2"/>980# 1012 <text:s/>1256 <text:s/>1281 </text:p>
          </table:table-cell>
        </table:table-row>
        <table:table-row>
          <table:table-cell table:style-name="Table67.A2" office:value-type="string">
            <text:p text:style-name="P171">CP/M RMAC ASSEM 1.1 <text:s text:c="4"/>#031 <text:s text:c="3"/>MASTER NETWORK I/F MODULE</text:p>
            <text:p text:style-name="P171"/>
            <text:p text:style-name="P171">NETOUT <text:s text:c="10"/>04DE <text:s text:c="2"/>961# 1030 <text:s/>1137 <text:s/>1150 </text:p>
            <text:p text:style-name="P171">NETWORKSTATUS <text:s text:c="3"/>0442 <text:s text:c="2"/>547# <text:s/>780 <text:s text:c="2"/>782 <text:s/>1083 </text:p>
            <text:p text:style-name="P171">NIBATOF <text:s text:c="9"/>045F <text:s text:c="2"/>628 <text:s text:c="2"/>632#</text:p>
            <text:p text:style-name="P171">NIBIN <text:s text:c="11"/>0486 <text:s text:c="2"/>770# <text:s/>990 <text:s text:c="2"/>997 </text:p>
            <text:p text:style-name="P171">NIBINRETURN <text:s text:c="5"/>04A6 <text:s text:c="2"/>776 <text:s text:c="2"/>779 <text:s text:c="2"/>787#</text:p>
            <text:p text:style-name="P171">NIBOUT <text:s text:c="10"/>0454 <text:s text:c="2"/>626# <text:s/>975 <text:s text:c="2"/>978 </text:p>
            <text:p text:style-name="P171">NMBSLVS <text:s text:c="9"/>0002 <text:s text:c="3"/>39# <text:s text:c="2"/>56# <text:s/>148 <text:s text:c="2"/>151 <text:s text:c="2"/>239 <text:s text:c="2"/>242 <text:s text:c="2"/>330 <text:s text:c="2"/>419 <text:s text:c="2"/>496 <text:s text:c="2"/>505 </text:p>
            <text:p text:style-name="P171"><text:s text:c="24"/>512 <text:s text:c="2"/>518 <text:s text:c="2"/>524 <text:s text:c="2"/>529 <text:s text:c="2"/>534 <text:s/>1045 <text:s/>1049 <text:s/>1056 <text:s/>1060 <text:s/>1354 </text:p>
            <text:p text:style-name="P171"><text:s text:c="23"/>1436 </text:p>
            <text:p text:style-name="P171">NMSG <text:s text:c="12"/>0001 <text:s text:c="2"/>502#</text:p>
            <text:p text:style-name="P171">NTWRK <text:s text:c="11"/>0004 <text:s text:c="2"/>589#</text:p>
            <text:p text:style-name="P171">NTWRKIP0 <text:s text:c="8"/>0002 <text:s text:c="3"/>65#</text:p>
            <text:p text:style-name="P171">NTWRKIP1 <text:s text:c="8"/>01AC <text:s text:c="2"/>149# <text:s/>420 <text:s/>1437 </text:p>
            <text:p text:style-name="P171">NTWRKIS0 <text:s text:c="8"/>0036 <text:s text:c="3"/>41 <text:s text:c="3"/>69 <text:s text:c="3"/>93#</text:p>
            <text:p text:style-name="P171">NTWRKIS1 <text:s text:c="8"/>01E0 <text:s text:c="2"/>159 <text:s text:c="2"/>183#</text:p>
            <text:p text:style-name="P171">NTWRKRXRDY <text:s text:c="6"/>0001 <text:s text:c="2"/>591#</text:p>
            <text:p text:style-name="P171">NTWRKTXRDY <text:s text:c="6"/>0080 <text:s text:c="2"/>586#</text:p>
            <text:p text:style-name="P171">NWINIT <text:s text:c="10"/>0537 <text:s/>1037# 1415 </text:p>
            <text:p text:style-name="P171">NWSTAT <text:s text:c="10"/>054F <text:s/>1081#</text:p>
            <text:p text:style-name="P171">OUTPUTLOOP <text:s text:c="6"/>0474 <text:s text:c="2"/>666# <text:s/>676 </text:p>
            <text:p text:style-name="P171">POLL <text:s text:c="12"/>0083 <text:s text:c="2"/>603#</text:p>
            <text:p text:style-name="P171">PRECHAROUT <text:s text:c="6"/>0465 <text:s text:c="2"/>637# 1025 <text:s/>1146 <text:s/>1152 </text:p>
            <text:p text:style-name="P171">PRINTER2 <text:s text:c="8"/>0010 <text:s text:c="2"/>617#</text:p>
            <text:p text:style-name="P171">PRINTER2STATUS <text:s text:c="2"/>0029 <text:s text:c="2"/>565# <text:s/>575 <text:s text:c="2"/>755 <text:s text:c="2"/>756 <text:s text:c="2"/>761 <text:s text:c="2"/>941 <text:s text:c="2"/>945 </text:p>
            <text:p text:style-name="P171">QCBNTWRKQI0 <text:s text:c="5"/>0066 <text:s text:c="2"/>102# <text:s/>115 </text:p>
            <text:p text:style-name="P171">QCBNTWRKQI1 <text:s text:c="5"/>0210 <text:s text:c="2"/>192# <text:s/>205 </text:p>
            <text:p text:style-name="P171">QCBNTWRKQO0 <text:s text:c="5"/>0086 <text:s text:c="2"/>120# <text:s/>133 </text:p>
            <text:p text:style-name="P171">QCBNTWRKQO1 <text:s text:c="5"/>0230 <text:s text:c="2"/>210# <text:s/>223 </text:p>
            <text:p text:style-name="P171">RCVMSG <text:s text:c="10"/>05B4 <text:s/>1198# 1512 </text:p>
            <text:p text:style-name="P171">READQ <text:s text:c="11"/>0089 <text:s text:c="2"/>597# 1118 <text:s/>1237 <text:s/>1520 </text:p>
            <text:p text:style-name="P171">RECEIVE <text:s text:c="9"/>05B5 <text:s/>1202# 1219 </text:p>
            <text:p text:style-name="P171">RECEIVERETRY <text:s text:c="4"/>05BA <text:s/>1209#</text:p>
            <text:p text:style-name="P171">RESTORE <text:s text:c="9"/>062C <text:s/>1311# 1498 <text:s/>1507 <text:s/>1514 <text:s/>1519 <text:s/>1523 </text:p>
            <text:p text:style-name="P171">RETOUT <text:s text:c="10"/>04DA <text:s text:c="2"/>840 <text:s text:c="2"/>859# <text:s/>898 <text:s text:c="2"/>912 <text:s text:c="2"/>926 <text:s text:c="2"/>939 <text:s text:c="2"/>951#</text:p>
            <text:p text:style-name="P171">RTNADR <text:s text:c="10"/>0640 <text:s/>1322 <text:s/>1332 <text:s/>1337#</text:p>
            <text:p text:style-name="P171">SEND <text:s text:c="12"/>0563 <text:s/>1107# 1184 </text:p>
            <text:p text:style-name="P171">SENDACK <text:s text:c="9"/>0619 <text:s/>1285 <text:s/>1291#</text:p>
            <text:p text:style-name="P171">SENDNAK <text:s text:c="9"/>0614 <text:s/>1260 <text:s/>1287#</text:p>
            <text:p text:style-name="P171">SETUP <text:s text:c="11"/>0642 <text:s text:c="2"/>100 <text:s/>1410#</text:p>
            <text:p text:style-name="P171">SLAVE1 <text:s text:c="10"/>040A <text:s text:c="2"/>508 <text:s text:c="2"/>525#</text:p>
            <text:p text:style-name="P171">SLAVE1STK <text:s text:c="7"/>0374 <text:s text:c="2"/>506#</text:p>
            <text:p text:style-name="P171">SLAVESTKLEN <text:s text:c="5"/>0096 <text:s text:c="2"/>503# <text:s/>507 <text:s text:c="2"/>514 <text:s text:c="2"/>520 </text:p>
            <text:p text:style-name="P171">SNDMSG <text:s text:c="10"/>0560 <text:s/>1102# 1528 </text:p>
            <text:p text:style-name="P171">SOH <text:s text:c="13"/>0001 <text:s text:c="2"/>607# 1132 <text:s/>1251 </text:p>
            <text:p text:style-name="P171">STATUSPORTS <text:s text:c="5"/>0448 <text:s text:c="2"/>571# <text:s/>658 <text:s text:c="2"/>828 </text:p>
            <text:p text:style-name="P171">STX <text:s text:c="13"/>0002 <text:s text:c="2"/>608# 1143 <text:s/>1266 </text:p>
            <text:p text:style-name="P171">SYDATAD <text:s text:c="9"/>009A <text:s text:c="2"/>602# 1447 </text:p>
            <text:p text:style-name="P171">TRUE <text:s text:c="12"/>FFFF <text:s text:c="3"/>24# <text:s text:c="2"/>26 </text:p>
            <text:p text:style-name="P171">UQCBNTWRKQI0 <text:s text:c="4"/>0080 <text:s text:c="3"/>45 <text:s text:c="3"/>87 <text:s text:c="2"/>114#</text:p>
            <text:p text:style-name="P171">UQCBNTWRKQI1 <text:s text:c="4"/>022A <text:s text:c="2"/>177 <text:s text:c="2"/>204#</text:p>
            <text:p text:style-name="P171">UQCBNTWRKQO0 <text:s text:c="4"/>00A0 <text:s text:c="3"/>46 <text:s text:c="3"/>88 <text:s text:c="2"/>132#</text:p>
            <text:p text:style-name="P171">UQCBNTWRKQO1 <text:s text:c="4"/>024A <text:s text:c="2"/>178 <text:s text:c="2"/>222#</text:p>
            <text:p text:style-name="P171">WRITEQ <text:s text:c="10"/>008B <text:s text:c="2"/>598# 1191 <text:s/>1422 <text:s/>1516 </text:p>
            <text:p text:style-name="P179">WTCHDG <text:s text:c="10"/>0000 <text:s text:c="3"/>31# <text:s/>414 <text:s/>1339 <text:s/>1427 </text:p>
          </table:table-cell>
        </table:table-row>
        <table:table-row>
          <table:table-cell table:style-name="Table67.A2" office:value-type="string">
            <text:p text:style-name="P171">CP/M RMAC ASSEM 1.1 <text:s text:c="4"/>#032 <text:s text:c="3"/>MASTER NETWORK I/F MODULE</text:p>
            <text:p text:style-name="P171"/>
            <text:p text:style-name="P171">XCHARIN <text:s text:c="9"/>04A8 <text:s text:c="2"/>791# 1223 </text:p>
            <text:p text:style-name="P179">Z80 <text:s text:c="13"/>FFFF <text:s text:c="3"/>26# <text:s/>567 <text:s text:c="2"/>642 <text:s text:c="2"/>815 </text:p>
          </table:table-cell>
        </table:table-row>
      </table:table>
      <text:p text:style-name="P3">Listing E-2: Server Network I/F Module</text:p>
      <text:p text:style-name="P1"><text:span text:style-name="T1"/></text:p>
      <text:p text:style-name="P268"><text:bookmark text:name="SecF"/><text:span text:style-name="T1">Appendix F<text:line-break/>A CP/NET System for use with ULCnet</text:span></text:p>
      <text:p text:style-name="Text_20_body"><text:bookmark text:name="SecF_1"/><text:span text:style-name="T1">F.1 Overview of ULCnet</text:span> </text:p>
      <text:p text:style-name="Text_20_body">ULCnet® (Universal Low Cost Network) is a local area network system designed specifically for microcomputers in the CP/M and MP/M II operating system environments. ULCnet was introduced by Orange Compuco, Inc. in June 1982 as a low cost method of sharing resources and data among microcomputers of varying manufacture and architecture. ULCnet, in combination with CP/NET, creates a cost effective method for the development of shared data base applications among single user microcomputers. ULCnet architecture readily supports CP/NET implementation. </text:p>
      <text:p text:style-name="Text_20_body">The ULCnet connector adaptor box can be connected to any computer that has a spare RS-232 port. ULCnet employs a multidrop topology with carrier sense, multiple-access design. Contention between network nodes is arbitrated using a full-duplex collision detection mechanism. </text:p>
      <text:p text:style-name="Text_20_body">ULCnet is available to OEMs on a private label basis and through licensing. Keybrook Business Systems, Inc., Hayward, California, a licensee of ULCnet, produces the FileServer™ system. This system uses CP/NET to drive ULCnet. For more information on ULCnet, contact </text:p>
      <text:p text:style-name="Text_20_body">Orange Compuco, Inc.<text:line-break/>17801-G South East Main Street<text:line-break/>Irvine, California 92714<text:line-break/>(714) 957-8075 </text:p>
      <text:p text:style-name="Text_20_body">Orange Compuco distributes ULCnet connector adaptor hardware with a variety of release software, including the example programs in this appendix. In addition, Orange Compuco provides documentation detailing the installation and operation of ULCnet and logical structure of the data-link layer software. This documentation includes </text:p>
      <text:list xml:id="list7707789574289971904" text:style-name="L167">
        <text:list-item>
          <text:p text:style-name="P261">details on the installation and configuration of ULCnet </text:p>
        </text:list-item>
        <text:list-item>
          <text:p text:style-name="P261">a detailed description of the linkage between the proprietary data-link software and the user-definable Network I/O Drivers (NIOD) </text:p>
        </text:list-item>
        <text:list-item>
          <text:p text:style-name="P261">a detailed description of the interface between higher-level software and data-link software </text:p>
        </text:list-item>
        <text:list-item>
          <text:p text:style-name="P221">a description of the data-link interface (DLIF) between the data-link software and higher-level layers </text:p>
        </text:list-item>
      </text:list>
      <text:p text:style-name="Text_20_body"><text:bookmark text:name="SecF_2"/><text:span text:style-name="T1">F.2 Customizing a ULCnet SNIOS for the Requester</text:span> </text:p>
      <text:p text:style-name="Text_20_body">The CP/NET requester listing, SNIOS for ULCnet, that appears at the end of this section, is contained in a file called ULCNIOS.ASM on the CP/NET release disk and is designed to run ULCnet in a polled environment on a Xerox® 820 computer, now called the Xerox R820-IIS. The listing uses the ULCnet short format. This means that virtual circuit numbers must be agreed upon before the requester and the server can communicate. This version assumes that the server ID is always 0, and that up to four requesters, ID 1 through 4, are on the network. The virtual circuit number and the requester ID are always the same. </text:p>
      <text:p text:style-name="Text_20_body">This SNIOS combines the two sections of the ULCnet protocol that are user configurable, the data-link interface (DLIF) and the network I/O drivers (NIOD). The DLIF acts as a transport layer between the NDOS and the data-link routines. The NIOD contains the physical device drivers use to communicate with the ULCnet network adaptor box. The bulk of the data-link protocol is contained in a module called PBMAIN.REL. This module is proprietary to Orange Compuco, and is therefore distributed only in REL file format by Orange Compuco. </text:p>
      <text:p text:style-name="Text_20_body"><text:soft-page-break/>When the NDOS instructs the SNIOS to send a message, the SNIOS first converts the CP/NET message format into ULCnet short format. The SNIOS then calls the TRANSMIT routine in PBMAIN to send the message, followed by the GETTCODE routine to discover the status of the message. If the send was successful, the SNIOS returns to the NDOS. If it was not successful, the SNIOS continues to try to send the message. No timeout is included in this routine to halt transmission. </text:p>
      <text:p text:style-name="Text_20_body">To receive a message, the SNIOS calls RECEIVE, followed by GETRCODE to check the status of the message. If the status shows success, the message is converted from ULCnet format back into CP/NET format and returns to the NDOS. If the status shows an error, the SNIOS attempts to receive the message again. </text:p>
      <text:p text:style-name="Text_20_body">To modify the SNIOS for a requester other than a Xerox 820, follow these steps: </text:p>
      <text:list xml:id="list7398813360713222997" text:style-name="L168">
        <text:list-item>
          <text:p text:style-name="P262">Decide whether to make the requester operate in a polled or interrupt-driven environment. If you want interrupts, set the INTERRUPTS assembly switch to TRUE, and link the module using IPBMAIN instead of PBMAIN. </text:p>
        </text:list-item>
        <text:list-item>
          <text:p text:style-name="P262">If your ULCnet connector adaptor has been modified for self clocked operation, set the assembly switch SLFCLKD to TRUE. Application notes detailing how to modify the connector adaptor for self-clocked operation are available from Orange Compuco. </text:p>
        </text:list-item>
        <text:list-item>
          <text:p text:style-name="P262">Determine your requester's transmission speed capabilities. Set the baud rate masks BAUDSL and BAUDSH to reflect these values. Enter values for the requester's baud rate generator into the table BAUDTBL. </text:p>
        </text:list-item>
        <text:list-item>
          <text:p text:style-name="P262">Modify the port numbers for the baud rate generator and the UART to reflect those used by your requester. </text:p>
        </text:list-item>
        <text:list-item>
          <text:p text:style-name="P262">Modify the NIOD to run on your requester. The NIOD is currently set up to drive a Z80 SIO chip. If your requester has an SIO, it needs little modification. The routine PGMUART, which sets up the network port for ULCnet operation, might have to be modified. In an interrupt driven system, interrupt vectors must be set up here. </text:p>
        </text:list-item>
        <text:list-item>
          <text:p text:style-name="P222">Assemble and link the SNIOS by performing </text:p>
          <text:p text:style-name="P169"><text:s text:c="8"/>A&gt;RMAC ULCNIOS</text:p>
          <text:p text:style-name="P169"><text:s text:c="8"/>A&gt;LINK SNIOS=ULCN1OS,PBMAIN[OS]</text:p>
          <text:p text:style-name="P177"><text:s text:c="11"/></text:p>
          <text:p text:style-name="P222">If the requester is interrupt-driven, perform </text:p>
          <text:p text:style-name="P169"><text:s text:c="8"/>A&gt;LINK SNIOS=ULCNIOS,IPBKAIN[OS]</text:p>
          <text:p text:style-name="P177"><text:s text:c="11"/></text:p>
          <text:p text:style-name="P222">to link the module. The module is then ready for installation on the CP/NET requester system disk. </text:p>
        </text:list-item>
      </text:list>
      <text:p text:style-name="P4"><text:bookmark text:name="ListF_1"/></text:p>
      <table:table table:name="Table68" table:style-name="Table68">
        <table:table-column table:style-name="Table68.A"/>
        <table:table-row>
          <table:table-cell table:style-name="Table68.A1" office:value-type="string">
            <text:p text:style-name="P171">CP/M RMAC ASSEM 1.1 <text:s text:c="4"/>#001 <text:s text:c="3"/>REQUESTER NETWORK I/O SYSTEM FOR ULCNET</text:p>
            <text:p text:style-name="P171"/>
            <text:p text:style-name="P171"><text:s text:c="5"/>1 <text:s text:c="25"/>title 'Requester Network I/O System for ULCnet'</text:p>
            <text:p text:style-name="P171"><text:s text:c="5"/>2 <text:s text:c="25"/>page <text:s text:c="3"/>54</text:p>
            <text:p text:style-name="P171"><text:s text:c="5"/>3 <text:s text:c="17"/></text:p>
            <text:p text:style-name="P171"><text:s text:c="5"/>4 <text:s text:c="17"/>;***************************************************************************</text:p>
            <text:p text:style-name="P171"><text:s text:c="5"/>5 <text:s text:c="17"/>;***************************************************************************</text:p>
            <text:p text:style-name="P171"><text:s text:c="5"/>6 <text:s text:c="17"/>;** <text:s text:c="70"/>**</text:p>
            <text:p text:style-name="P171"><text:s text:c="5"/>7 <text:s text:c="17"/>;** <text:s text:c="23"/>SNIOS FOR ULCNET <text:s text:c="30"/>**</text:p>
            <text:p text:style-name="P171"><text:s text:c="5"/>8 <text:s text:c="17"/>;** <text:s text:c="70"/>**</text:p>
            <text:p text:style-name="P171"><text:s text:c="5"/>9 <text:s text:c="17"/>;***************************************************************************</text:p>
            <text:p text:style-name="P171"><text:s text:c="4"/>10 <text:s text:c="17"/>;***************************************************************************</text:p>
            <text:p text:style-name="P171"><text:s text:c="4"/>11 <text:s text:c="17"/></text:p>
            <text:p text:style-name="P171"><text:s text:c="4"/>12 <text:s text:c="17"/>; <text:s text:c="6"/>Developed jointly by:</text:p>
            <text:p text:style-name="P171"><text:s text:c="4"/>13 <text:s text:c="17"/>;</text:p>
            <text:p text:style-name="P171"><text:s text:c="4"/>14 <text:s text:c="17"/>; <text:s text:c="14"/>Digital Research, Inc.</text:p>
            <text:p text:style-name="P171"><text:s text:c="4"/>15 <text:s text:c="17"/>; <text:s text:c="14"/>P.O. Box 579</text:p>
            <text:p text:style-name="P171"><text:soft-page-break/><text:s text:c="4"/>16 <text:s text:c="17"/>; <text:s text:c="14"/>Pacific Grove, CA 93950</text:p>
            <text:p text:style-name="P171"><text:s text:c="4"/>17 <text:s text:c="17"/>; <text:s text:c="6"/>and</text:p>
            <text:p text:style-name="P171"><text:s text:c="4"/>18 <text:s text:c="17"/>; <text:s text:c="14"/>Keybrook Business Systems, Inc.</text:p>
            <text:p text:style-name="P171"><text:s text:c="4"/>19 <text:s text:c="17"/>; <text:s text:c="14"/>2035 National Avenue</text:p>
            <text:p text:style-name="P171"><text:s text:c="4"/>20 <text:s text:c="17"/>; <text:s text:c="14"/>Hayward, CA 94545</text:p>
            <text:p text:style-name="P171"><text:s text:c="4"/>21 <text:s text:c="17"/></text:p>
            <text:p text:style-name="P171"><text:s text:c="4"/>22 <text:s text:c="17"/>; <text:s text:c="6"/>This SNIOS was written for a Xerox 820 attached to Orange </text:p>
            <text:p text:style-name="P171"><text:s text:c="4"/>23 <text:s text:c="17"/>; <text:s text:c="6"/>Compuco's ULCnet network adaptor. <text:s/>This module transports</text:p>
            <text:p text:style-name="P171"><text:s text:c="4"/>24 <text:s text:c="17"/>; <text:s text:c="6"/>messages between the NDOS and the low-level data-link software</text:p>
            <text:p text:style-name="P171"><text:s text:c="4"/>25 <text:s text:c="17"/>; <text:s text:c="6"/>provided by Orange Compuco. <text:s/>It also contains the physical drivers</text:p>
            <text:p text:style-name="P171"><text:s text:c="4"/>26 <text:s text:c="17"/>; <text:s text:c="6"/>usually contained in the NIOD module. <text:s/>This version is not </text:p>
            <text:p text:style-name="P171"><text:s text:c="4"/>27 <text:s text:c="17"/>; <text:s text:c="6"/>interrupt-driven and must be linked with PBMAIN.REL.</text:p>
            <text:p text:style-name="P171"><text:s text:c="4"/>28 <text:s text:c="17"/></text:p>
            <text:p text:style-name="P171"><text:s text:c="4"/>29 <text:s text:c="17"/></text:p>
            <text:p text:style-name="P171"><text:s text:c="4"/>30 <text:s text:c="17"/></text:p>
            <text:p text:style-name="P171"><text:s text:c="4"/>31 <text:s text:c="2"/>0000 = <text:s text:c="8"/>false <text:s text:c="2"/>equ <text:s text:c="4"/>0</text:p>
            <text:p text:style-name="P171"><text:s text:c="4"/>32 <text:s text:c="2"/>FFFF = <text:s text:c="8"/>true <text:s text:c="3"/>equ <text:s text:c="4"/>not false</text:p>
            <text:p text:style-name="P171"><text:s text:c="4"/>33 <text:s text:c="17"/></text:p>
            <text:p text:style-name="P171"><text:s text:c="4"/>34 <text:s text:c="2"/>0000 = <text:s text:c="8"/>interrupts <text:s text:c="5"/>equ <text:s text:c="4"/>false <text:s text:c="10"/>; false=polled, true=interrupt-driven</text:p>
            <text:p text:style-name="P171"><text:s text:c="4"/>35 <text:s text:c="2"/>FFFF = <text:s text:c="8"/>netstats <text:s text:c="7"/>equ <text:s text:c="4"/>true <text:s text:c="11"/>; switch to gather network statistics</text:p>
            <text:p text:style-name="P171"><text:s text:c="4"/>36 <text:s text:c="2"/>FFFF = <text:s text:c="8"/>slfclkd <text:s text:c="8"/>equ <text:s text:c="4"/>true <text:s text:c="11"/>; supports self-clocked operation</text:p>
            <text:p text:style-name="P171"><text:s text:c="4"/>37 <text:s text:c="17"/></text:p>
            <text:p text:style-name="P171"><text:s text:c="4"/>38 <text:s text:c="17"/>; Linkage information</text:p>
            <text:p text:style-name="P171"><text:s text:c="4"/>39 <text:s text:c="17"/></text:p>
            <text:p text:style-name="P171"><text:s text:c="4"/>40 <text:s text:c="25"/>public <text:s/>setbaud,xmit,recv,initu ; NIOD routines called by IPBMAIN</text:p>
            <text:p text:style-name="P171"><text:s text:c="4"/>41 <text:s text:c="25"/>public <text:s/>inituart,pgmuart</text:p>
            <text:p text:style-name="P171"><text:s text:c="4"/>42 <text:s text:c="25"/>public <text:s/>chkstat,netidle,initrecv</text:p>
            <text:p text:style-name="P171"><text:s text:c="4"/>43 <text:s text:c="25"/>public <text:s/>wait,restuart,csniod</text:p>
            <text:p text:style-name="P171"><text:s text:c="4"/>44 <text:s text:c="25"/>public <text:s/>dsblxmit</text:p>
            <text:p text:style-name="P171"><text:s text:c="4"/>45 <text:s text:c="25"/>public <text:s/>dllbau,netadr</text:p>
            <text:p text:style-name="P171"><text:s text:c="4"/>46 <text:s text:c="17"/></text:p>
            <text:p text:style-name="P171"><text:s text:c="4"/>47 <text:s text:c="25"/>if <text:s text:c="5"/>interrupts</text:p>
            <text:p text:style-name="P171"><text:s text:c="4"/>48 <text:s text:c="25"/>public <text:s/>enblrecv,dsblrecv</text:p>
            <text:p text:style-name="P171"><text:s text:c="4"/>49 <text:s text:c="25"/>endif</text:p>
            <text:p text:style-name="P171"><text:s text:c="4"/>50 <text:s text:c="17"/></text:p>
            <text:p text:style-name="P171"><text:s text:c="4"/>51 <text:s text:c="25"/>extrn <text:s text:c="2"/>transmit,receive <text:s text:c="7"/>; IPBMAIN routines and objects</text:p>
            <text:p text:style-name="P171"><text:s text:c="4"/>52 <text:s text:c="25"/>extrn <text:s text:c="2"/>gettcode,getrcode</text:p>
            <text:p text:style-name="P171"><text:s text:c="4"/>53 <text:s text:c="25"/>extrn <text:s text:c="2"/>csdll,dllon,regshrt</text:p>
            <text:p text:style-name="P179"><text:s text:c="4"/>54 <text:s text:c="25"/>extrn <text:s text:c="2"/>terrcnt,parcntr,ovrcntr</text:p>
          </table:table-cell>
        </table:table-row>
        <table:table-row>
          <table:table-cell table:style-name="Table68.A2" office:value-type="string">
            <text:p text:style-name="P171">CP/M RMAC ASSEM 1.1 <text:s text:c="4"/>#002 <text:s text:c="3"/>REQUESTER NETWORK I/O SYSTEM FOR ULCNET</text:p>
            <text:p text:style-name="P171"/>
            <text:p text:style-name="P171"><text:s text:c="4"/>55 <text:s text:c="25"/>extrn <text:s text:c="2"/>frmcntr,inccntr</text:p>
            <text:p text:style-name="P171"><text:s text:c="4"/>56 <text:s text:c="17"/></text:p>
            <text:p text:style-name="P171"><text:s text:c="4"/>57 <text:s text:c="25"/>if <text:s text:c="5"/>interrupts</text:p>
            <text:p text:style-name="P171"><text:s text:c="4"/>58 <text:s text:c="25"/>extrn <text:s text:c="2"/>rtmochk <text:s text:c="16"/>; IPBMAIN interrupt routines</text:p>
            <text:p text:style-name="P171"><text:s text:c="4"/>59 <text:s text:c="25"/>extrn <text:s text:c="2"/>dlisr,reisr,niisr</text:p>
            <text:p text:style-name="P171"><text:s text:c="4"/>60 <text:s text:c="25"/>endif</text:p>
            <text:p text:style-name="P171"><text:s text:c="4"/>61 <text:s text:c="17"/></text:p>
            <text:p text:style-name="P171"><text:s text:c="4"/>62 <text:s text:c="17"/></text:p>
            <text:p text:style-name="P171"><text:s text:c="4"/>63 <text:s text:c="17"/>; Hardware definitions for the Z80-SIO channel A - For the Xerox 820.</text:p>
            <text:p text:style-name="P171"><text:s text:c="4"/>64 <text:s text:c="17"/></text:p>
            <text:p text:style-name="P171"><text:s text:c="4"/>65 <text:s text:c="2"/>0003 = <text:s text:c="8"/>baudsl <text:s/>equ <text:s text:c="4"/>03h <text:s text:c="12"/>; Usable baud rates: 9600, 19.2K asynch.,</text:p>
            <text:p text:style-name="P171"><text:s text:c="4"/>66 <text:s text:c="2"/>002A = <text:s text:c="8"/>baudsh <text:s/>equ <text:s text:c="4"/>2ah <text:s text:c="12"/>; 76.8K, 153.6K, 307.2K self-clocked</text:p>
            <text:p text:style-name="P171"><text:s text:c="4"/>67 <text:s text:c="17"/></text:p>
            <text:p text:style-name="P171"><text:s text:c="4"/>68 <text:s text:c="49"/>; baud rate capability mask</text:p>
            <text:p text:style-name="P171"><text:s text:c="4"/>69 <text:s text:c="2"/>2A03 = <text:s text:c="8"/>bauds <text:s text:c="2"/>equ <text:s text:c="4"/>(baudsh*100h)+baudsl</text:p>
            <text:p text:style-name="P171"><text:s text:c="4"/>70 <text:s text:c="17"/></text:p>
            <text:p text:style-name="P171"><text:s text:c="4"/>71 <text:s text:c="2"/>0000 = <text:s text:c="8"/>baudgen equ <text:s text:c="4"/>0 <text:s text:c="14"/>; External baud rate generator register</text:p>
            <text:p text:style-name="P171"><text:s text:c="4"/>72 <text:s text:c="2"/>0006 = <text:s text:c="8"/>siocmd <text:s/>equ <text:s text:c="4"/>6 <text:s text:c="14"/>; Command/Mode register</text:p>
            <text:p text:style-name="P171"><text:s text:c="4"/>73 <text:s text:c="2"/>0006 = <text:s text:c="8"/>siostat equ <text:s text:c="4"/>6 <text:s text:c="14"/>; Status register</text:p>
            <text:p text:style-name="P171"><text:s text:c="4"/>74 <text:s text:c="2"/>0004 = <text:s text:c="8"/>sioxmit equ <text:s text:c="4"/>4 <text:s text:c="14"/>; Transmit register</text:p>
            <text:p text:style-name="P171"><text:s text:c="4"/>75 <text:s text:c="2"/>0004 = <text:s text:c="8"/>siorecv equ <text:s text:c="4"/>4 <text:s text:c="14"/>; Receive register</text:p>
            <text:p text:style-name="P171"><text:s text:c="4"/>76 <text:s text:c="17"/></text:p>
            <text:p text:style-name="P171"><text:s text:c="4"/>77 <text:s text:c="2"/>0002 = <text:s text:c="8"/>xrdybit equ <text:s text:c="4"/>2 <text:s text:c="14"/>; Transmit buffer empty status bit</text:p>
            <text:p text:style-name="P171"><text:s text:c="4"/>78 <text:s text:c="2"/>0004 = <text:s text:c="8"/>xrdymsk equ <text:s text:c="4"/>4 <text:s text:c="14"/>; transmit buffer empty status mask</text:p>
            <text:p text:style-name="P171"><text:s text:c="4"/>79 <text:s text:c="2"/>0000 = <text:s text:c="8"/>rrdybit equ <text:s text:c="4"/>0 <text:s text:c="14"/>; Receive buffer full status bit</text:p>
            <text:p text:style-name="P171"><text:s text:c="4"/>80 <text:s text:c="2"/>0001 = <text:s text:c="8"/>rrdymsk equ <text:s text:c="4"/>1 <text:s text:c="14"/>; receive buffer full status mask</text:p>
            <text:p text:style-name="P171"><text:s text:c="4"/>81 <text:s text:c="2"/>0003 = <text:s text:c="8"/>carbit <text:s/>equ <text:s text:c="4"/>3 <text:s text:c="14"/>; Net Idle detect bit position</text:p>
            <text:p text:style-name="P171"><text:s text:c="4"/>82 <text:s text:c="2"/>0008 = <text:s text:c="8"/>carmsk <text:s/>equ <text:s text:c="4"/>8 <text:s text:c="14"/>; Net Idle detect mask</text:p>
            <text:p text:style-name="P171"><text:s text:c="4"/>83 <text:s text:c="2"/>0030 = <text:s text:c="8"/>errst <text:s text:c="2"/>equ <text:s text:c="4"/>030h <text:s text:c="11"/>; Error flag reset</text:p>
            <text:p text:style-name="P171"><text:s text:c="4"/>84 <text:s text:c="2"/>0070 = <text:s text:c="8"/>errbits equ <text:s text:c="4"/>070h <text:s text:c="11"/>; Error bit position mask</text:p>
            <text:p text:style-name="P171"><text:s text:c="4"/>85 <text:s text:c="2"/>0004 = <text:s text:c="8"/>pbit <text:s text:c="3"/>equ <text:s text:c="4"/>4 <text:s text:c="14"/>; Parity error bit position</text:p>
            <text:p text:style-name="P171"><text:s text:c="4"/>86 <text:s text:c="2"/>0010 = <text:s text:c="8"/>pmsk <text:s text:c="3"/>equ <text:s text:c="4"/>10h <text:s text:c="12"/>; parity error mask</text:p>
            <text:p text:style-name="P171"><text:s text:c="4"/>87 <text:s text:c="2"/>0005 = <text:s text:c="8"/>obit <text:s text:c="3"/>equ <text:s text:c="4"/>5 <text:s text:c="14"/>; Overrun error bit position</text:p>
            <text:p text:style-name="P171"><text:s text:c="4"/>88 <text:s text:c="2"/>0020 = <text:s text:c="8"/>omsk <text:s text:c="3"/>equ <text:s text:c="4"/>20h <text:s text:c="12"/>; overrun error mask</text:p>
            <text:p text:style-name="P171"><text:s text:c="4"/>89 <text:s text:c="2"/>0006 = <text:s text:c="8"/>fbit <text:s text:c="3"/>equ <text:s text:c="4"/>6 <text:s text:c="14"/>; Framing error bit position</text:p>
            <text:p text:style-name="P171"><text:soft-page-break/><text:s text:c="4"/>90 <text:s text:c="2"/>0040 = <text:s text:c="8"/>fmsk <text:s text:c="3"/>equ <text:s text:c="4"/>40h <text:s text:c="12"/>; framing error mask</text:p>
            <text:p text:style-name="P171"><text:s text:c="4"/>91 <text:s text:c="2"/>0003 = <text:s text:c="8"/>selfbit equ <text:s text:c="4"/>3 <text:s text:c="14"/>; Self clock bit position</text:p>
            <text:p text:style-name="P171"><text:s text:c="4"/>92 <text:s text:c="2"/>0008 = <text:s text:c="8"/>selfmsk equ <text:s text:c="4"/>8 <text:s text:c="14"/>; slef clock bit mask</text:p>
            <text:p text:style-name="P171"><text:s text:c="4"/>93 <text:s text:c="2"/>00EA = <text:s text:c="8"/>dtron <text:s text:c="2"/>equ <text:s text:c="4"/>0eah <text:s text:c="11"/>; Turn on DTR</text:p>
            <text:p text:style-name="P171"><text:s text:c="4"/>94 <text:s text:c="2"/>006A = <text:s text:c="8"/>dtroff <text:s/>equ <text:s text:c="4"/>06ah <text:s text:c="11"/>; Turn off DTR</text:p>
            <text:p text:style-name="P171"><text:s text:c="4"/>95 <text:s text:c="2"/>00C1 = <text:s text:c="8"/>enarcv <text:s/>equ <text:s text:c="4"/>0c1h <text:s text:c="11"/>; Enable receive-clock</text:p>
            <text:p text:style-name="P171"><text:s text:c="4"/>96 <text:s text:c="2"/>00C0 = <text:s text:c="8"/>disrcv <text:s/>equ <text:s text:c="4"/>0c0h <text:s text:c="11"/>; Disable receive clock</text:p>
            <text:p text:style-name="P171"><text:s text:c="4"/>97 <text:s text:c="2"/>000F = <text:s text:c="8"/>enaslf <text:s/>equ <text:s text:c="4"/>00fh <text:s text:c="11"/>; Enable Self-clock mode</text:p>
            <text:p text:style-name="P171"><text:s text:c="4"/>98 <text:s text:c="2"/>004F = <text:s text:c="8"/>disslf <text:s/>equ <text:s text:c="4"/>04fh <text:s text:c="11"/>; Disable Self-clock mode </text:p>
            <text:p text:style-name="P171"><text:s text:c="4"/>99 <text:s text:c="17"/></text:p>
            <text:p text:style-name="P171"><text:s text:c="3"/>100 <text:s text:c="17"/>; SIO Mode 2 interrupts vector table</text:p>
            <text:p text:style-name="P171"><text:s text:c="3"/>101 <text:s text:c="17"/></text:p>
            <text:p text:style-name="P171"><text:s text:c="3"/>102 <text:s text:c="2"/>FF08 = <text:s text:c="8"/>siov4 <text:s text:c="2"/>equ <text:s text:c="4"/>0ff08h <text:s text:c="9"/>; SIO port A xmit buffer empty</text:p>
            <text:p text:style-name="P171"><text:s text:c="3"/>103 <text:s text:c="2"/>FF0A = <text:s text:c="8"/>siov5 <text:s text:c="2"/>equ <text:s text:c="4"/>0ff0ah <text:s text:c="9"/>; SIO port A external status change</text:p>
            <text:p text:style-name="P171"><text:s text:c="3"/>104 <text:s text:c="2"/>FF0C = <text:s text:c="8"/>siov6 <text:s text:c="2"/>equ <text:s text:c="4"/>0ff0ch <text:s text:c="9"/>; SIO port A receive</text:p>
            <text:p text:style-name="P171"><text:s text:c="3"/>105 <text:s text:c="2"/>FF0E = <text:s text:c="8"/>siov7 <text:s text:c="2"/>equ <text:s text:c="4"/>0ff0eh <text:s text:c="9"/>; SIO port A special receive condition</text:p>
            <text:p text:style-name="P171"><text:s text:c="3"/>106 <text:s text:c="17"/></text:p>
            <text:p text:style-name="P171"><text:s text:c="3"/>107 <text:s text:c="17"/></text:p>
            <text:p text:style-name="P179"><text:s text:c="3"/>108 <text:s text:c="17"/>; Message Buffer Offsets</text:p>
          </table:table-cell>
        </table:table-row>
        <table:table-row>
          <table:table-cell table:style-name="Table68.A2" office:value-type="string">
            <text:p text:style-name="P171">CP/M RMAC ASSEM 1.1 <text:s text:c="4"/>#003 <text:s text:c="3"/>REQUESTER NETWORK I/O SYSTEM FOR ULCNET</text:p>
            <text:p text:style-name="P171"/>
            <text:p text:style-name="P171"><text:s text:c="3"/>109 <text:s text:c="17"/></text:p>
            <text:p text:style-name="P171"><text:s text:c="3"/>110 <text:s text:c="2"/>0000 = <text:s text:c="8"/>fmt <text:s text:c="12"/>equ <text:s text:c="4"/>0 <text:s text:c="14"/>; format</text:p>
            <text:p text:style-name="P171"><text:s text:c="3"/>111 <text:s text:c="2"/>0001 = <text:s text:c="8"/>did <text:s text:c="12"/>equ <text:s text:c="4"/>fmt+1 <text:s text:c="10"/>; destination ID</text:p>
            <text:p text:style-name="P171"><text:s text:c="3"/>112 <text:s text:c="2"/>0002 = <text:s text:c="8"/>sid <text:s text:c="12"/>equ <text:s text:c="4"/>did+1 <text:s text:c="10"/>; source ID</text:p>
            <text:p text:style-name="P171"><text:s text:c="3"/>113 <text:s text:c="2"/>0003 = <text:s text:c="8"/>fnc <text:s text:c="12"/>equ <text:s text:c="4"/>sid+1 <text:s text:c="10"/>; server function number</text:p>
            <text:p text:style-name="P171"><text:s text:c="3"/>114 <text:s text:c="2"/>0004 = <text:s text:c="8"/>siz <text:s text:c="12"/>equ <text:s text:c="4"/>fnc+1 <text:s text:c="10"/>; size of message (normalized to 0)</text:p>
            <text:p text:style-name="P171"><text:s text:c="3"/>115 <text:s text:c="2"/>0005 = <text:s text:c="8"/>msg <text:s text:c="12"/>equ <text:s text:c="4"/>siz+1 <text:s text:c="10"/>; message</text:p>
            <text:p text:style-name="P171"><text:s text:c="3"/>116 <text:s text:c="2"/>0106 = <text:s text:c="8"/>buf$len <text:s text:c="8"/>equ <text:s text:c="4"/>msg+257 <text:s text:c="8"/>; length of total message buffer</text:p>
            <text:p text:style-name="P171"><text:s text:c="3"/>117 <text:s text:c="17"/></text:p>
            <text:p text:style-name="P171"><text:s text:c="3"/>118 <text:s text:c="17"/>; ULCnet Packet Offsets</text:p>
            <text:p text:style-name="P171"><text:s text:c="3"/>119 <text:s text:c="17"/></text:p>
            <text:p text:style-name="P171"><text:s text:c="3"/>120 <text:s text:c="2"/>0000 = <text:s text:c="8"/>ulc$fmt <text:s text:c="8"/>equ <text:s text:c="4"/>0 <text:s text:c="14"/>; packet format</text:p>
            <text:p text:style-name="P171"><text:s text:c="3"/>121 <text:s text:c="2"/>0001 = <text:s text:c="8"/>ulc$v$circ <text:s text:c="5"/>equ <text:s text:c="4"/>ulc$fmt+1 <text:s text:c="6"/>; virtual circuit number</text:p>
            <text:p text:style-name="P171"><text:s text:c="3"/>122 <text:s text:c="2"/>0002 = <text:s text:c="8"/>ulc$len$lo <text:s text:c="5"/>equ <text:s text:c="4"/>ulc$v$circ+1 <text:s text:c="3"/>; low order of length</text:p>
            <text:p text:style-name="P171"><text:s text:c="3"/>123 <text:s text:c="2"/>0003 = <text:s text:c="8"/>ulc$len$hi <text:s text:c="5"/>equ <text:s text:c="4"/>ulc$len$lo+1 <text:s text:c="3"/>; high order of length</text:p>
            <text:p text:style-name="P171"><text:s text:c="3"/>124 <text:s text:c="2"/>0004 = <text:s text:c="8"/>ulc$fnc <text:s text:c="8"/>equ <text:s text:c="4"/>ulc$len$hi+1 <text:s text:c="3"/>; start of message: function code</text:p>
            <text:p text:style-name="P171"><text:s text:c="3"/>125 <text:s text:c="2"/>0005 = <text:s text:c="8"/>ulc$msg <text:s text:c="8"/>equ <text:s text:c="4"/>ulc$fnc+1 <text:s text:c="6"/>; CP/NET message</text:p>
            <text:p text:style-name="P171"><text:s text:c="3"/>126 <text:s text:c="17"/></text:p>
            <text:p text:style-name="P171"><text:s text:c="3"/>127 <text:s text:c="17"/>; Network Status Byte Equates</text:p>
            <text:p text:style-name="P171"><text:s text:c="3"/>128 <text:s text:c="17"/></text:p>
            <text:p text:style-name="P171"><text:s text:c="3"/>129 <text:s text:c="2"/>0010 = <text:s text:c="8"/>active <text:s text:c="9"/>equ <text:s text:c="4"/>0001$0000b <text:s text:c="5"/>; slave logged in on network</text:p>
            <text:p text:style-name="P171"><text:s text:c="3"/>130 <text:s text:c="2"/>0002 = <text:s text:c="8"/>rcverr <text:s text:c="9"/>equ <text:s text:c="4"/>0000$0010b <text:s text:c="5"/>; error in received message</text:p>
            <text:p text:style-name="P171"><text:s text:c="3"/>131 <text:s text:c="2"/>0001 = <text:s text:c="8"/>senderr <text:s text:c="8"/>equ <text:s text:c="4"/>0000$0001b <text:s text:c="5"/>; unable to send message</text:p>
            <text:p text:style-name="P171"><text:s text:c="3"/>132 <text:s text:c="17"/></text:p>
            <text:p text:style-name="P171"><text:s text:c="3"/>133 <text:s text:c="17"/></text:p>
            <text:p text:style-name="P171"><text:s text:c="3"/>134 <text:s text:c="17"/></text:p>
            <text:p text:style-name="P171"><text:s text:c="3"/>135 <text:s text:c="25"/>CSEG</text:p>
            <text:p text:style-name="P171"><text:s text:c="3"/>136 <text:s text:c="2"/>0005 = <text:s text:c="8"/>BDOS <text:s text:c="3"/>equ <text:s text:c="4"/>0005h</text:p>
            <text:p text:style-name="P171"><text:s text:c="3"/>137 <text:s text:c="17"/></text:p>
            <text:p text:style-name="P171"><text:s text:c="3"/>138 <text:s text:c="17"/>NIOS:</text:p>
            <text:p text:style-name="P171"><text:s text:c="3"/>139 <text:s text:c="25"/>public <text:s/>NIOS</text:p>
            <text:p text:style-name="P171"><text:s text:c="3"/>140 <text:s text:c="17"/></text:p>
            <text:p text:style-name="P171"><text:s text:c="3"/>141 <text:s text:c="17"/>; Jump vector for SNIOS entry points</text:p>
            <text:p text:style-name="P171"><text:s text:c="3"/>142 <text:s text:c="17"/></text:p>
            <text:p text:style-name="P171"><text:s text:c="3"/>143 <text:s text:c="2"/>0000 C3E100 <text:s text:c="11"/>jmp <text:s text:c="4"/>ntwrkinit <text:s text:c="6"/>; network initialization</text:p>
            <text:p text:style-name="P171"><text:s text:c="3"/>144 <text:s text:c="2"/>0003 C3EE00 <text:s text:c="11"/>jmp <text:s text:c="4"/>ntwrksts <text:s text:c="7"/>; network status</text:p>
            <text:p text:style-name="P171"><text:s text:c="3"/>145 <text:s text:c="2"/>0006 C3F600 <text:s text:c="11"/>jmp <text:s text:c="4"/>cnfgtbladr <text:s text:c="5"/>; return config table addr</text:p>
            <text:p text:style-name="P171"><text:s text:c="3"/>146 <text:s text:c="2"/>0009 C30401 <text:s text:c="11"/>jmp <text:s text:c="4"/>sendmsg <text:s text:c="8"/>; send message on network</text:p>
            <text:p text:style-name="P171"><text:s text:c="3"/>147 <text:s text:c="2"/>000C C32001 <text:s text:c="11"/>jmp <text:s text:c="4"/>receivemsg <text:s text:c="5"/>; receive message from network</text:p>
            <text:p text:style-name="P171"><text:s text:c="3"/>148 <text:s text:c="2"/>000F C3FA00 <text:s text:c="11"/>jmp <text:s text:c="4"/>ntwrkerror <text:s text:c="5"/>; network error</text:p>
            <text:p text:style-name="P171"><text:s text:c="3"/>149 <text:s text:c="2"/>0012 C30301 <text:s text:c="11"/>jmp <text:s text:c="4"/>ntwrkwboot <text:s text:c="5"/>; network warm boot</text:p>
            <text:p text:style-name="P171"><text:s text:c="3"/>150 <text:s text:c="17"/></text:p>
            <text:p text:style-name="P171"><text:s text:c="3"/>151 <text:s text:c="17"/></text:p>
            <text:p text:style-name="P171"><text:s text:c="3"/>152 <text:s text:c="2"/>0001 = <text:s text:c="8"/>rqstr$id <text:s text:c="7"/>equ <text:s text:c="4"/>1 <text:s text:c="6"/>; requester ID: must be between 1 and 4</text:p>
            <text:p text:style-name="P171"><text:s text:c="3"/>153 <text:s text:c="2"/>004B = <text:s text:c="8"/>fmt$byte <text:s text:c="7"/>equ <text:s text:c="4"/>4bh <text:s text:c="4"/>; format byte: short format with data-link</text:p>
            <text:p text:style-name="P171"><text:s text:c="3"/>154 <text:s text:c="49"/>; acknowledge, 153.6K baud self-clocked</text:p>
            <text:p text:style-name="P171"><text:s text:c="3"/>155 <text:s text:c="17"/></text:p>
            <text:p text:style-name="P171"><text:s text:c="3"/>156 <text:s text:c="25"/>DSEG</text:p>
            <text:p text:style-name="P171"><text:s text:c="3"/>157 <text:s text:c="17"/></text:p>
            <text:p text:style-name="P171"><text:s text:c="3"/>158 <text:s text:c="17"/>; Transport Layer Data</text:p>
            <text:p text:style-name="P171"><text:s text:c="3"/>159 <text:s text:c="17"/></text:p>
            <text:p text:style-name="P171"><text:s text:c="3"/>160 <text:s text:c="17"/>network$error$msg:</text:p>
            <text:p text:style-name="P171"><text:s text:c="3"/>161 <text:s text:c="17"/></text:p>
            <text:p text:style-name="P179"><text:soft-page-break/><text:s text:c="3"/>162 <text:s text:c="2"/>0000 0D0A <text:s text:c="13"/>db <text:s text:c="5"/>0dh,0ah</text:p>
          </table:table-cell>
        </table:table-row>
        <table:table-row>
          <table:table-cell table:style-name="Table68.A2" office:value-type="string">
            <text:p text:style-name="P171">CP/M RMAC ASSEM 1.1 <text:s text:c="4"/>#004 <text:s text:c="3"/>REQUESTER NETWORK I/O SYSTEM FOR ULCNET</text:p>
            <text:p text:style-name="P171"/>
            <text:p text:style-name="P171"><text:s text:c="3"/>163 <text:s text:c="2"/>0002 4E6574776F <text:s text:c="7"/>db <text:s text:c="5"/>'Network Error'</text:p>
            <text:p text:style-name="P171"><text:s text:c="3"/>164 <text:s text:c="2"/>000F 0D0A <text:s text:c="13"/>db <text:s text:c="5"/>0dh,0ah</text:p>
            <text:p text:style-name="P171"><text:s text:c="3"/>165 <text:s text:c="2"/>0011 24 <text:s text:c="15"/>db <text:s text:c="5"/>'$'</text:p>
            <text:p text:style-name="P171"><text:s text:c="3"/>166 <text:s text:c="17"/></text:p>
            <text:p text:style-name="P171"><text:s text:c="3"/>167 <text:s text:c="17"/></text:p>
            <text:p text:style-name="P171"><text:s text:c="3"/>168 <text:s text:c="17"/>; Requester Configuration Table</text:p>
            <text:p text:style-name="P171"><text:s text:c="3"/>169 <text:s text:c="17"/></text:p>
            <text:p text:style-name="P171"><text:s text:c="3"/>170 <text:s text:c="17"/>configtbl:</text:p>
            <text:p text:style-name="P171"><text:s text:c="3"/>171 <text:s text:c="17"/>Network$status:</text:p>
            <text:p text:style-name="P171"><text:s text:c="3"/>172 <text:s text:c="17"/></text:p>
            <text:p text:style-name="P171"><text:s text:c="3"/>173 <text:s text:c="2"/>0012 <text:s text:c="18"/>ds <text:s text:c="5"/>1 <text:s text:c="14"/>; network status byte</text:p>
            <text:p text:style-name="P171"><text:s text:c="3"/>174 <text:s text:c="2"/>0013 01 <text:s text:c="15"/>db <text:s text:c="5"/>rqstr$id <text:s text:c="7"/>; slave processor ID number</text:p>
            <text:p text:style-name="P171"><text:s text:c="3"/>175 <text:s text:c="2"/>0014 <text:s text:c="18"/>ds <text:s text:c="5"/>2 <text:s text:c="14"/>; A: <text:s/>Disk device</text:p>
            <text:p text:style-name="P171"><text:s text:c="3"/>176 <text:s text:c="2"/>0016 <text:s text:c="18"/>ds <text:s text:c="5"/>2 <text:s text:c="14"/>; B: <text:s text:c="2"/>"</text:p>
            <text:p text:style-name="P171"><text:s text:c="3"/>177 <text:s text:c="2"/>0018 <text:s text:c="18"/>ds <text:s text:c="5"/>2 <text:s text:c="14"/>; C: <text:s text:c="2"/>"</text:p>
            <text:p text:style-name="P171"><text:s text:c="3"/>178 <text:s text:c="2"/>001A <text:s text:c="18"/>ds <text:s text:c="5"/>2 <text:s text:c="14"/>; D: <text:s text:c="2"/>"</text:p>
            <text:p text:style-name="P171"><text:s text:c="3"/>179 <text:s text:c="2"/>001C <text:s text:c="18"/>ds <text:s text:c="5"/>2 <text:s text:c="14"/>; E: <text:s text:c="2"/>"</text:p>
            <text:p text:style-name="P171"><text:s text:c="3"/>180 <text:s text:c="2"/>001E <text:s text:c="18"/>ds <text:s text:c="5"/>2 <text:s text:c="14"/>; F: <text:s text:c="2"/>"</text:p>
            <text:p text:style-name="P171"><text:s text:c="3"/>181 <text:s text:c="2"/>0020 <text:s text:c="18"/>ds <text:s text:c="5"/>2 <text:s text:c="14"/>; G: <text:s text:c="2"/>"</text:p>
            <text:p text:style-name="P171"><text:s text:c="3"/>182 <text:s text:c="2"/>0022 <text:s text:c="18"/>ds <text:s text:c="5"/>2 <text:s text:c="14"/>; H: <text:s text:c="2"/>"</text:p>
            <text:p text:style-name="P171"><text:s text:c="3"/>183 <text:s text:c="2"/>0024 <text:s text:c="18"/>ds <text:s text:c="5"/>2 <text:s text:c="14"/>; I: <text:s text:c="2"/>"</text:p>
            <text:p text:style-name="P171"><text:s text:c="3"/>184 <text:s text:c="2"/>0026 <text:s text:c="18"/>ds <text:s text:c="5"/>2 <text:s text:c="14"/>; J: <text:s text:c="2"/>"</text:p>
            <text:p text:style-name="P171"><text:s text:c="3"/>185 <text:s text:c="2"/>0028 <text:s text:c="18"/>ds <text:s text:c="5"/>2 <text:s text:c="14"/>; K: <text:s text:c="2"/>"</text:p>
            <text:p text:style-name="P171"><text:s text:c="3"/>186 <text:s text:c="2"/>002A <text:s text:c="18"/>ds <text:s text:c="5"/>2 <text:s text:c="14"/>; L: <text:s text:c="2"/>"</text:p>
            <text:p text:style-name="P171"><text:s text:c="3"/>187 <text:s text:c="2"/>002C <text:s text:c="18"/>ds <text:s text:c="5"/>2 <text:s text:c="14"/>; M: <text:s text:c="2"/>"</text:p>
            <text:p text:style-name="P171"><text:s text:c="3"/>188 <text:s text:c="2"/>002E <text:s text:c="18"/>ds <text:s text:c="5"/>2 <text:s text:c="14"/>; N: <text:s text:c="2"/>"</text:p>
            <text:p text:style-name="P171"><text:s text:c="3"/>189 <text:s text:c="2"/>0030 <text:s text:c="18"/>ds <text:s text:c="5"/>2 <text:s text:c="14"/>; O: <text:s text:c="2"/>"</text:p>
            <text:p text:style-name="P171"><text:s text:c="3"/>190 <text:s text:c="2"/>0032 <text:s text:c="18"/>ds <text:s text:c="5"/>2 <text:s text:c="14"/>; P: <text:s text:c="2"/>"</text:p>
            <text:p text:style-name="P171"><text:s text:c="3"/>191 <text:s text:c="2"/>0034 <text:s text:c="18"/>ds <text:s text:c="5"/>2 <text:s text:c="14"/>; console device</text:p>
            <text:p text:style-name="P171"><text:s text:c="3"/>192 <text:s text:c="2"/>0036 <text:s text:c="18"/>ds <text:s text:c="5"/>2 <text:s text:c="14"/>; list device:</text:p>
            <text:p text:style-name="P171"><text:s text:c="3"/>193 <text:s text:c="17"/></text:p>
            <text:p text:style-name="P171"><text:s text:c="3"/>194 <text:s text:c="17"/>; List Buffer Data</text:p>
            <text:p text:style-name="P171"><text:s text:c="3"/>195 <text:s text:c="17"/></text:p>
            <text:p text:style-name="P171"><text:s text:c="3"/>196 <text:s text:c="2"/>0038 <text:s text:c="18"/>ds <text:s text:c="5"/>1 <text:s text:c="14"/>; <text:s text:c="6"/>buffer index</text:p>
            <text:p text:style-name="P171"><text:s text:c="3"/>197 <text:s text:c="17"/></text:p>
            <text:p text:style-name="P171"><text:s text:c="3"/>198 <text:s text:c="2"/>0039 00 <text:s text:c="15"/>db <text:s text:c="5"/>0 <text:s text:c="14"/>; <text:s text:c="6"/>FMT</text:p>
            <text:p text:style-name="P171"><text:s text:c="3"/>199 <text:s text:c="2"/>003A 00 <text:s text:c="15"/>db <text:s text:c="5"/>0 <text:s text:c="14"/>; <text:s text:c="6"/>DID</text:p>
            <text:p text:style-name="P171"><text:s text:c="3"/>200 <text:s text:c="2"/>003B 01 <text:s text:c="15"/>db <text:s text:c="5"/>rqstr$id <text:s text:c="7"/>; <text:s text:c="6"/>SID </text:p>
            <text:p text:style-name="P171"><text:s text:c="3"/>201 <text:s text:c="2"/>003C 05 <text:s text:c="15"/>db <text:s text:c="5"/>5 <text:s text:c="14"/>; <text:s text:c="6"/>FNC</text:p>
            <text:p text:style-name="P171"><text:s text:c="3"/>202 <text:s text:c="2"/>003D <text:s text:c="18"/>ds <text:s text:c="5"/>1 <text:s text:c="14"/>; <text:s text:c="6"/>SIZ</text:p>
            <text:p text:style-name="P171"><text:s text:c="3"/>203 <text:s text:c="2"/>003E <text:s text:c="18"/>ds <text:s text:c="5"/>1 <text:s text:c="14"/>; <text:s text:c="6"/>MSG(0) <text:s/>List number</text:p>
            <text:p text:style-name="P171"><text:s text:c="3"/>204 <text:s text:c="2"/>003F <text:s text:c="18"/>ds <text:s text:c="5"/>128 <text:s text:c="12"/>; <text:s text:c="6"/>MSG(1) ... MSG(128)</text:p>
            <text:p text:style-name="P171"><text:s text:c="3"/>205 <text:s text:c="17"/></text:p>
            <text:p text:style-name="P171"><text:s text:c="3"/>206 <text:s text:c="17"/></text:p>
            <text:p text:style-name="P171"><text:s text:c="3"/>207 <text:s text:c="17"/>; ULCnet Data Definitions</text:p>
            <text:p text:style-name="P171"><text:s text:c="3"/>208 <text:s text:c="17"/></text:p>
            <text:p text:style-name="P171"><text:s text:c="3"/>209 <text:s text:c="2"/>00BF <text:s text:c="10"/>netadr: ds <text:s text:c="5"/>3 <text:s text:c="14"/>;ULCnet network address</text:p>
            <text:p text:style-name="P171"><text:s text:c="3"/>210 <text:s text:c="2"/>00C2 <text:s text:c="10"/>dllbau: ds <text:s text:c="5"/>2 <text:s text:c="14"/>;baud rate mask</text:p>
            <text:p text:style-name="P171"><text:s text:c="3"/>211 <text:s text:c="17"/></text:p>
            <text:p text:style-name="P171"><text:s text:c="3"/>212 <text:s text:c="2"/>0016 = <text:s text:c="8"/>timeval equ <text:s text:c="4"/>22 <text:s text:c="13"/>; WAIT routine time constant</text:p>
            <text:p text:style-name="P171"><text:s text:c="3"/>213 <text:s text:c="49"/>; 12 for 2.5 megahertz Z80</text:p>
            <text:p text:style-name="P171"><text:s text:c="3"/>214 <text:s text:c="49"/>; 22 for 4.0 megahertz Z80 <text:s text:c="5"/></text:p>
            <text:p text:style-name="P171"><text:s text:c="3"/>215 <text:s text:c="17"/></text:p>
            <text:p text:style-name="P179"><text:s text:c="3"/>216 <text:s text:c="2"/>00C4 FF <text:s text:c="7"/>curbaud db <text:s text:c="5"/>0ffh <text:s text:c="11"/>; Current baud rate</text:p>
          </table:table-cell>
        </table:table-row>
        <table:table-row>
          <table:table-cell table:style-name="Table68.A2" office:value-type="string">
            <text:p text:style-name="P171">CP/M RMAC ASSEM 1.1 <text:s text:c="4"/>#005 <text:s text:c="3"/>REQUESTER NETWORK I/O SYSTEM FOR ULCNET</text:p>
            <text:p text:style-name="P171"/>
            <text:p text:style-name="P171"><text:s text:c="3"/>217 <text:s text:c="17"/></text:p>
            <text:p text:style-name="P171"><text:s text:c="3"/>218 <text:s text:c="49"/></text:p>
            <text:p text:style-name="P171"><text:s text:c="3"/>219 <text:s text:c="49"/>; table to convert baud number codes</text:p>
            <text:p text:style-name="P171"><text:s text:c="3"/>220 <text:s text:c="49"/>; <text:s text:c="2"/>into a bit mask</text:p>
            <text:p text:style-name="P171"><text:s text:c="3"/>221 <text:s text:c="17"/></text:p>
            <text:p text:style-name="P171"><text:s text:c="3"/>222 <text:s text:c="2"/>00C5 0102040810btbl: <text:s text:c="2"/>db <text:s text:c="5"/>1,2,4,8,16,32,64,128</text:p>
            <text:p text:style-name="P171"><text:s text:c="3"/>223 <text:s text:c="17"/></text:p>
            <text:p text:style-name="P171"><text:s text:c="3"/>224 <text:s text:c="17"/></text:p>
            <text:p text:style-name="P171"><text:s text:c="3"/>225 <text:s text:c="17"/>baudtbl: <text:s text:c="23"/>; async baud rate table</text:p>
            <text:p text:style-name="P171"><text:s text:c="3"/>226 <text:s text:c="17"/></text:p>
            <text:p text:style-name="P171"><text:s text:c="3"/>227 <text:s text:c="2"/>00CD 0E <text:s text:c="15"/>db <text:s text:c="5"/>0eh <text:s text:c="12"/>; 9600 Baud</text:p>
            <text:p text:style-name="P171"><text:s text:c="3"/>228 <text:s text:c="2"/>00CE 0F <text:s text:c="15"/>db <text:s text:c="5"/>0fh <text:s text:c="12"/>; 19200</text:p>
            <text:p text:style-name="P171"><text:s text:c="3"/>229 <text:s text:c="17"/></text:p>
            <text:p text:style-name="P171"><text:s text:c="3"/>230 <text:s text:c="17"/>scbaudt: <text:s text:c="23"/>; self-clock baud rate table</text:p>
            <text:p text:style-name="P171"><text:s text:c="3"/>231 <text:s text:c="17"/></text:p>
            <text:p text:style-name="P171"><text:soft-page-break/><text:s text:c="3"/>232 <text:s text:c="2"/>00CF 00 <text:s text:c="15"/>db <text:s text:c="5"/>0 <text:s text:c="14"/>; <text:s/>62500 Baud - Not implemented</text:p>
            <text:p text:style-name="P171"><text:s text:c="3"/>233 <text:s text:c="2"/>00D0 0D <text:s text:c="15"/>db <text:s text:c="5"/>0dh <text:s text:c="12"/>; <text:s/>76800 Baud</text:p>
            <text:p text:style-name="P171"><text:s text:c="3"/>234 <text:s text:c="2"/>00D1 00 <text:s text:c="15"/>db <text:s text:c="5"/>0 <text:s text:c="14"/>; 125000 Baud - Not implemented</text:p>
            <text:p text:style-name="P171"><text:s text:c="3"/>235 <text:s text:c="2"/>00D2 0E <text:s text:c="15"/>db <text:s text:c="5"/>0eh <text:s text:c="12"/>; 153600 Baud</text:p>
            <text:p text:style-name="P171"><text:s text:c="3"/>236 <text:s text:c="2"/>00D3 00 <text:s text:c="15"/>db <text:s text:c="5"/>0 <text:s text:c="14"/>; 250000 Baud - Not implemented</text:p>
            <text:p text:style-name="P171"><text:s text:c="3"/>237 <text:s text:c="2"/>00D4 0F <text:s text:c="15"/>db <text:s text:c="5"/>0fh <text:s text:c="12"/>; 307200 Baud</text:p>
            <text:p text:style-name="P171"><text:s text:c="3"/>238 <text:s text:c="17"/></text:p>
            <text:p text:style-name="P171"><text:s text:c="3"/>239 <text:s text:c="25"/>if <text:s text:c="5"/>interrupts</text:p>
            <text:p text:style-name="P171"><text:s text:c="3"/>240 <text:s text:c="17"/>sioiblk db <text:s text:c="5"/>030h,14h,4fh,15h,06ah,13h,0c1h,11h,01h,10h,10h,30h</text:p>
            <text:p text:style-name="P171"><text:s text:c="3"/>241 <text:s text:c="25"/>else</text:p>
            <text:p text:style-name="P171"><text:s text:c="3"/>242 <text:s text:c="2"/>00D5 30144F156Asioiblk db <text:s text:c="5"/>030h,14h,4fh,15h,06ah,13h,0c1h,11h,00h,10h,10h,30h</text:p>
            <text:p text:style-name="P171"><text:s text:c="3"/>243 <text:s text:c="25"/>endif</text:p>
            <text:p text:style-name="P171"><text:s text:c="3"/>244 <text:s text:c="17"/></text:p>
            <text:p text:style-name="P171"><text:s text:c="3"/>245 <text:s text:c="2"/>000C = <text:s text:c="8"/>sioilen equ <text:s text:c="4"/>$-sioiblk</text:p>
            <text:p text:style-name="P171"><text:s text:c="3"/>246 <text:s text:c="17"/></text:p>
            <text:p text:style-name="P171"><text:s text:c="3"/>247 <text:s text:c="17"/></text:p>
            <text:p text:style-name="P179"><text:s text:c="3"/>248 <text:s text:c="25"/>page</text:p>
          </table:table-cell>
        </table:table-row>
        <table:table-row>
          <table:table-cell table:style-name="Table68.A2" office:value-type="string">
            <text:p text:style-name="P171">CP/M RMAC ASSEM 1.1 <text:s text:c="4"/>#006 <text:s text:c="3"/>REQUESTER NETWORK I/O SYSTEM FOR ULCNET</text:p>
            <text:p text:style-name="P171"/>
            <text:p text:style-name="P171"><text:s text:c="3"/>249 <text:s text:c="17"/></text:p>
            <text:p text:style-name="P171"><text:s text:c="3"/>250 <text:s text:c="17"/>; <text:s text:c="6"/>Network Initialization Routine</text:p>
            <text:p text:style-name="P171"><text:s text:c="3"/>251 <text:s text:c="17"/></text:p>
            <text:p text:style-name="P171"><text:s text:c="3"/>252 <text:s text:c="17"/>ntwrkinit:</text:p>
            <text:p text:style-name="P171"><text:s text:c="3"/>253 <text:s text:c="17"/></text:p>
            <text:p text:style-name="P171"><text:s text:c="3"/>254 <text:s text:c="2"/>00E1 CD0000 <text:s text:c="11"/>call <text:s text:c="3"/>csdll <text:s text:c="18"/>; cold start the data link</text:p>
            <text:p text:style-name="P171"><text:s text:c="3"/>255 <text:s text:c="2"/>00E4 CD0000 <text:s text:c="11"/>call <text:s text:c="3"/>dllon <text:s text:c="18"/>; initialize the SIO drivers</text:p>
            <text:p text:style-name="P171"><text:s text:c="3"/>256 <text:s text:c="2"/>00E7 3E01 <text:s text:c="13"/>mvi <text:s text:c="4"/>a,rqstr$id <text:s text:c="13"/>; register the id with the data link</text:p>
            <text:p text:style-name="P171"><text:s text:c="3"/>257 <text:s text:c="2"/>00E9 CD0000 <text:s text:c="11"/>call <text:s text:c="3"/>regshrt</text:p>
            <text:p text:style-name="P171"><text:s text:c="3"/>258 <text:s text:c="2"/>00EC AF <text:s text:c="15"/>xra <text:s text:c="4"/>a <text:s text:c="22"/>; return with no error</text:p>
            <text:p text:style-name="P171"><text:s text:c="3"/>259 <text:s text:c="2"/>00ED C9 <text:s text:c="15"/>ret</text:p>
            <text:p text:style-name="P171"><text:s text:c="3"/>260 <text:s text:c="17"/></text:p>
            <text:p text:style-name="P171"><text:s text:c="3"/>261 <text:s text:c="17"/></text:p>
            <text:p text:style-name="P171"><text:s text:c="3"/>262 <text:s text:c="17"/>; <text:s text:c="6"/>Return network status byte</text:p>
            <text:p text:style-name="P171"><text:s text:c="3"/>263 <text:s text:c="17"/></text:p>
            <text:p text:style-name="P171"><text:s text:c="3"/>264 <text:s text:c="17"/>ntwrksts:</text:p>
            <text:p text:style-name="P171"><text:s text:c="3"/>265 <text:s text:c="17"/></text:p>
            <text:p text:style-name="P171"><text:s text:c="3"/>266 <text:s text:c="2"/>00EE 3A1200 <text:s text:c="11"/>lda <text:s text:c="4"/>network$status</text:p>
            <text:p text:style-name="P171"><text:s text:c="3"/>267 <text:s text:c="2"/>00F1 47 <text:s text:c="15"/>mov <text:s text:c="4"/>b,a</text:p>
            <text:p text:style-name="P171"><text:s text:c="3"/>268 <text:s text:c="2"/>00F2 E6FC <text:s text:c="13"/>ani <text:s text:c="4"/>not (rcverr or senderr)</text:p>
            <text:p text:style-name="P171"><text:s text:c="3"/>269 <text:s text:c="2"/>00F4 78 <text:s text:c="15"/>mov <text:s text:c="4"/>a,b</text:p>
            <text:p text:style-name="P171"><text:s text:c="3"/>270 <text:s text:c="2"/>00F5 C9 <text:s text:c="15"/>ret</text:p>
            <text:p text:style-name="P171"><text:s text:c="3"/>271 <text:s text:c="17"/></text:p>
            <text:p text:style-name="P171"><text:s text:c="3"/>272 <text:s text:c="17"/></text:p>
            <text:p text:style-name="P171"><text:s text:c="3"/>273 <text:s text:c="17"/>; <text:s text:c="6"/>Return configuration table address</text:p>
            <text:p text:style-name="P171"><text:s text:c="3"/>274 <text:s text:c="17"/></text:p>
            <text:p text:style-name="P171"><text:s text:c="3"/>275 <text:s text:c="17"/>cnfgtbladr:</text:p>
            <text:p text:style-name="P171"><text:s text:c="3"/>276 <text:s text:c="17"/></text:p>
            <text:p text:style-name="P171"><text:s text:c="3"/>277 <text:s text:c="2"/>00F6 211200 <text:s text:c="11"/>lxi <text:s text:c="4"/>h,configtbl</text:p>
            <text:p text:style-name="P171"><text:s text:c="3"/>278 <text:s text:c="2"/>00F9 C9 <text:s text:c="15"/>ret</text:p>
            <text:p text:style-name="P171"><text:s text:c="3"/>279 <text:s text:c="17"/></text:p>
            <text:p text:style-name="P171"><text:s text:c="3"/>280 <text:s text:c="17"/>; <text:s text:c="6"/>Network error routine</text:p>
            <text:p text:style-name="P171"><text:s text:c="3"/>281 <text:s text:c="17"/></text:p>
            <text:p text:style-name="P171"><text:s text:c="3"/>282 <text:s text:c="17"/></text:p>
            <text:p text:style-name="P171"><text:s text:c="3"/>283 <text:s text:c="17"/>ntwrkerror:</text:p>
            <text:p text:style-name="P171"><text:s text:c="3"/>284 <text:s text:c="17"/></text:p>
            <text:p text:style-name="P171"><text:s text:c="3"/>285 <text:s text:c="2"/>00FA 0E09 <text:s text:c="13"/>mvi <text:s text:c="4"/>c,9</text:p>
            <text:p text:style-name="P171"><text:s text:c="3"/>286 <text:s text:c="2"/>00FC 110000 <text:s text:c="11"/>lxi <text:s text:c="4"/>d,network$error$msg</text:p>
            <text:p text:style-name="P171"><text:s text:c="3"/>287 <text:s text:c="2"/>00FF CD0500 <text:s text:c="11"/>call <text:s text:c="3"/>bdos</text:p>
            <text:p text:style-name="P171"><text:s text:c="3"/>288 <text:s text:c="17"/></text:p>
            <text:p text:style-name="P171"><text:s text:c="3"/>289 <text:s text:c="2"/>0102 C9 <text:s text:c="15"/>ret</text:p>
            <text:p text:style-name="P171"><text:s text:c="3"/>290 <text:s text:c="17"/></text:p>
            <text:p text:style-name="P171"><text:s text:c="3"/>291 <text:s text:c="17"/>; <text:s text:c="6"/>Network Warm Boot Routine</text:p>
            <text:p text:style-name="P171"><text:s text:c="3"/>292 <text:s text:c="17"/></text:p>
            <text:p text:style-name="P171"><text:s text:c="3"/>293 <text:s text:c="17"/>ntwrkwboot: <text:s text:c="28"/>; this entry is unused in this version</text:p>
            <text:p text:style-name="P171"><text:s text:c="3"/>294 <text:s text:c="17"/></text:p>
            <text:p text:style-name="P171"><text:s text:c="3"/>295 <text:s text:c="2"/>0103 C9 <text:s text:c="15"/>ret</text:p>
            <text:p text:style-name="P171"><text:s text:c="3"/>296 <text:s text:c="17"/></text:p>
            <text:p text:style-name="P171"><text:s text:c="3"/>297 <text:s text:c="17"/></text:p>
            <text:p text:style-name="P171"><text:s text:c="3"/>298 <text:s text:c="17"/>; <text:s text:c="6"/>Send a Message on the Network</text:p>
            <text:p text:style-name="P171"><text:s text:c="3"/>299 <text:s text:c="17"/>; <text:s text:c="6"/>Input: <text:s/></text:p>
            <text:p text:style-name="P171"><text:s text:c="3"/>300 <text:s text:c="17"/>; <text:s text:c="14"/>BC=pointer to message buffer</text:p>
            <text:p text:style-name="P171"><text:s text:c="3"/>301 <text:s text:c="17"/>; <text:s text:c="6"/>Output:</text:p>
            <text:p text:style-name="P179"><text:s text:c="3"/>302 <text:s text:c="17"/>; <text:s text:c="14"/>A = 0 if successful</text:p>
          </table:table-cell>
        </table:table-row>
        <table:table-row>
          <table:table-cell table:style-name="Table68.A2" office:value-type="string">
            <text:p text:style-name="P171">CP/M RMAC ASSEM 1.1 <text:s text:c="4"/>#007 <text:s text:c="3"/>REQUESTER NETWORK I/O SYSTEM FOR ULCNET</text:p>
            <text:p text:style-name="P171"><text:soft-page-break/></text:p>
            <text:p text:style-name="P171"><text:s text:c="3"/>303 <text:s text:c="17"/>; <text:s text:c="18"/>1 if failure</text:p>
            <text:p text:style-name="P171"><text:s text:c="3"/>304 <text:s text:c="17"/></text:p>
            <text:p text:style-name="P171"><text:s text:c="3"/>305 <text:s text:c="17"/>sendmsg:</text:p>
            <text:p text:style-name="P171"><text:s text:c="3"/>306 <text:s text:c="17"/></text:p>
            <text:p text:style-name="P171"><text:s text:c="3"/>307 <text:s text:c="2"/>0104 C5 <text:s text:c="15"/>push <text:s text:c="3"/>b</text:p>
            <text:p text:style-name="P171"><text:s text:c="3"/>308 <text:s text:c="2"/>0105 60 <text:s text:c="15"/>mov <text:s text:c="4"/>h,b</text:p>
            <text:p text:style-name="P171"><text:s text:c="3"/>309 <text:s text:c="2"/>0106 69 <text:s text:c="15"/>mov <text:s text:c="4"/>l,c</text:p>
            <text:p text:style-name="P171"><text:s text:c="3"/>310 <text:s text:c="17"/></text:p>
            <text:p text:style-name="P171"><text:s text:c="3"/>311 <text:s text:c="2"/>0107 364B <text:s text:c="13"/>mvi <text:s text:c="4"/>m,fmt$byte <text:s text:c="13"/>;set ulc$net format byte</text:p>
            <text:p text:style-name="P171"><text:s text:c="3"/>312 <text:s text:c="17"/></text:p>
            <text:p text:style-name="P171"><text:s text:c="3"/>313 <text:s text:c="2"/>0109 23 <text:s text:c="15"/>inx <text:s text:c="4"/>h <text:s text:c="22"/>;reformat source to virtual circuit</text:p>
            <text:p text:style-name="P171"><text:s text:c="3"/>314 <text:s text:c="2"/>010A 23 <text:s text:c="15"/>inx <text:s text:c="4"/>h</text:p>
            <text:p text:style-name="P171"><text:s text:c="3"/>315 <text:s text:c="2"/>010B 56 <text:s text:c="15"/>mov <text:s text:c="4"/>d,m</text:p>
            <text:p text:style-name="P171"><text:s text:c="3"/>316 <text:s text:c="2"/>010C 2B <text:s text:c="15"/>dcx <text:s text:c="4"/>h</text:p>
            <text:p text:style-name="P171"><text:s text:c="3"/>317 <text:s text:c="2"/>010D 72 <text:s text:c="15"/>mov <text:s text:c="4"/>m,d</text:p>
            <text:p text:style-name="P171"><text:s text:c="3"/>318 <text:s text:c="17"/></text:p>
            <text:p text:style-name="P171"><text:s text:c="3"/>319 <text:s text:c="17"/></text:p>
            <text:p text:style-name="P171"><text:s text:c="3"/>320 <text:s text:c="2"/>010E 23 <text:s text:c="15"/>inx <text:s text:c="4"/>h</text:p>
            <text:p text:style-name="P171"><text:s text:c="3"/>321 <text:s text:c="2"/>010F 23 <text:s text:c="15"/>inx <text:s text:c="4"/>h</text:p>
            <text:p text:style-name="P171"><text:s text:c="3"/>322 <text:s text:c="2"/>0110 46 <text:s text:c="15"/>mov <text:s text:c="4"/>b,m <text:s text:c="20"/>;save function</text:p>
            <text:p text:style-name="P171"><text:s text:c="3"/>323 <text:s text:c="17"/></text:p>
            <text:p text:style-name="P171"><text:s text:c="3"/>324 <text:s text:c="2"/>0111 23 <text:s text:c="15"/>inx <text:s text:c="4"/>h</text:p>
            <text:p text:style-name="P171"><text:s text:c="3"/>325 <text:s text:c="2"/>0112 5E <text:s text:c="15"/>mov <text:s text:c="4"/>e,m <text:s text:c="20"/>;get size</text:p>
            <text:p text:style-name="P171"><text:s text:c="3"/>326 <text:s text:c="2"/>0113 70 <text:s text:c="15"/>mov <text:s text:c="4"/>m,b <text:s text:c="20"/>;function=msg(0) in ULC format</text:p>
            <text:p text:style-name="P171"><text:s text:c="3"/>327 <text:s text:c="17"/></text:p>
            <text:p text:style-name="P171"><text:s text:c="3"/>328 <text:s text:c="2"/>0114 1600 <text:s text:c="13"/>mvi <text:s text:c="4"/>d,0</text:p>
            <text:p text:style-name="P171"><text:s text:c="3"/>329 <text:s text:c="2"/>0116 13 <text:s text:c="15"/>inx <text:s text:c="4"/>d</text:p>
            <text:p text:style-name="P171"><text:s text:c="3"/>330 <text:s text:c="2"/>0117 13 <text:s text:c="15"/>inx <text:s text:c="4"/>d <text:s text:c="22"/>;normalize CP/NET to ULC sizes</text:p>
            <text:p text:style-name="P171"><text:s text:c="3"/>331 <text:s text:c="17"/></text:p>
            <text:p text:style-name="P171"><text:s text:c="3"/>332 <text:s text:c="2"/>0118 2B <text:s text:c="15"/>dcx <text:s text:c="4"/>h</text:p>
            <text:p text:style-name="P171"><text:s text:c="3"/>333 <text:s text:c="2"/>0119 72 <text:s text:c="15"/>mov <text:s text:c="4"/>m,d</text:p>
            <text:p text:style-name="P171"><text:s text:c="3"/>334 <text:s text:c="2"/>011A 2B <text:s text:c="15"/>dcx <text:s text:c="4"/>h</text:p>
            <text:p text:style-name="P171"><text:s text:c="3"/>335 <text:s text:c="2"/>011B 73 <text:s text:c="15"/>mov <text:s text:c="4"/>m,e</text:p>
            <text:p text:style-name="P171"><text:s text:c="3"/>336 <text:s text:c="17"/></text:p>
            <text:p text:style-name="P171"><text:s text:c="3"/>337 <text:s text:c="2"/>011C C1 <text:s text:c="15"/>pop <text:s text:c="4"/>b <text:s text:c="22"/>;restore buffer pointer</text:p>
            <text:p text:style-name="P171"><text:s text:c="3"/>338 <text:s text:c="17"/></text:p>
            <text:p text:style-name="P171"><text:s text:c="3"/>339 <text:s text:c="2"/>011D C34A01 <text:s text:c="11"/>jmp <text:s text:c="4"/>dl$send <text:s text:c="16"/>;blast away</text:p>
            <text:p text:style-name="P171"><text:s text:c="3"/>340 <text:s text:c="17"/></text:p>
            <text:p text:style-name="P171"><text:s text:c="3"/>341 <text:s text:c="17"/></text:p>
            <text:p text:style-name="P171"><text:s text:c="3"/>342 <text:s text:c="17"/>; <text:s text:c="6"/>Receive a Message on the Network</text:p>
            <text:p text:style-name="P171"><text:s text:c="3"/>343 <text:s text:c="17"/>;</text:p>
            <text:p text:style-name="P171"><text:s text:c="3"/>344 <text:s text:c="17"/>; <text:s text:c="6"/>This routine calls the data-link routine to receive the message,</text:p>
            <text:p text:style-name="P171"><text:s text:c="3"/>345 <text:s text:c="17"/>; <text:s text:c="6"/>then converts it into ULCnet format.</text:p>
            <text:p text:style-name="P171"><text:s text:c="3"/>346 <text:s text:c="17"/>;</text:p>
            <text:p text:style-name="P171"><text:s text:c="3"/>347 <text:s text:c="17"/>; <text:s text:c="6"/>Input:</text:p>
            <text:p text:style-name="P171"><text:s text:c="3"/>348 <text:s text:c="17"/>; <text:s text:c="14"/>BC = pointer to buffer to receive the message</text:p>
            <text:p text:style-name="P171"><text:s text:c="3"/>349 <text:s text:c="17"/>; <text:s text:c="6"/>Output:</text:p>
            <text:p text:style-name="P171"><text:s text:c="3"/>350 <text:s text:c="17"/>; <text:s text:c="14"/>A <text:s/>= 0 if successful</text:p>
            <text:p text:style-name="P171"><text:s text:c="3"/>351 <text:s text:c="17"/>; <text:s text:c="19"/>1 if failure</text:p>
            <text:p text:style-name="P171"><text:s text:c="3"/>352 <text:s text:c="17"/></text:p>
            <text:p text:style-name="P171"><text:s text:c="3"/>353 <text:s text:c="17"/>receivemsg:</text:p>
            <text:p text:style-name="P171"><text:s text:c="3"/>354 <text:s text:c="17"/></text:p>
            <text:p text:style-name="P171"><text:s text:c="3"/>355 <text:s text:c="2"/>0120 C5 <text:s text:c="15"/>push <text:s text:c="3"/>b <text:s text:c="22"/>;save buffer pointer</text:p>
            <text:p text:style-name="P179"><text:s text:c="3"/>356 <text:s text:c="17"/></text:p>
          </table:table-cell>
        </table:table-row>
        <table:table-row>
          <table:table-cell table:style-name="Table68.A2" office:value-type="string">
            <text:p text:style-name="P171">CP/M RMAC ASSEM 1.1 <text:s text:c="4"/>#008 <text:s text:c="3"/>REQUESTER NETWORK I/O SYSTEM FOR ULCNET</text:p>
            <text:p text:style-name="P171"/>
            <text:p text:style-name="P171"><text:s text:c="3"/>357 <text:s text:c="2"/>0121 CD3701 <text:s text:c="11"/>call <text:s text:c="3"/>dl$receive <text:s text:c="13"/>;slurp the message</text:p>
            <text:p text:style-name="P171"><text:s text:c="3"/>358 <text:s text:c="17"/></text:p>
            <text:p text:style-name="P171"><text:s text:c="3"/>359 <text:s text:c="2"/>0124 E1 <text:s text:c="15"/>pop <text:s text:c="4"/>h</text:p>
            <text:p text:style-name="P171"><text:s text:c="3"/>360 <text:s text:c="2"/>0125 3601 <text:s text:c="13"/>mvi <text:s text:c="4"/>m,1 <text:s text:c="20"/>;FMT = 0 (requester to server)</text:p>
            <text:p text:style-name="P171"><text:s text:c="3"/>361 <text:s text:c="17"/></text:p>
            <text:p text:style-name="P171"><text:s text:c="3"/>362 <text:s text:c="2"/>0127 23 <text:s text:c="15"/>inx <text:s text:c="4"/>h <text:s text:c="22"/>;DID already = virtual circuit #</text:p>
            <text:p text:style-name="P171"><text:s text:c="3"/>363 <text:s text:c="17"/></text:p>
            <text:p text:style-name="P171"><text:s text:c="3"/>364 <text:s text:c="2"/>0128 23 <text:s text:c="15"/>inx <text:s text:c="4"/>h <text:s text:c="22"/>;get length</text:p>
            <text:p text:style-name="P171"><text:s text:c="3"/>365 <text:s text:c="2"/>0129 5E <text:s text:c="15"/>mov <text:s text:c="4"/>e,m</text:p>
            <text:p text:style-name="P171"><text:s text:c="3"/>366 <text:s text:c="2"/>012A 23 <text:s text:c="15"/>inx <text:s text:c="4"/>h</text:p>
            <text:p text:style-name="P171"><text:s text:c="3"/>367 <text:s text:c="2"/>012B 56 <text:s text:c="15"/>mov <text:s text:c="4"/>d,m</text:p>
            <text:p text:style-name="P171"><text:s text:c="3"/>368 <text:s text:c="17"/></text:p>
            <text:p text:style-name="P171"><text:s text:c="3"/>369 <text:s text:c="2"/>012C 1B <text:s text:c="15"/>dcx <text:s text:c="4"/>d</text:p>
            <text:p text:style-name="P171"><text:s text:c="3"/>370 <text:s text:c="2"/>012D 1B <text:s text:c="15"/>dcx <text:s text:c="4"/>d <text:s text:c="22"/>;normalize ULC to CP/NET format</text:p>
            <text:p text:style-name="P171"><text:s text:c="3"/>371 <text:s text:c="17"/></text:p>
            <text:p text:style-name="P171"><text:s text:c="3"/>372 <text:s text:c="2"/>012E 23 <text:s text:c="15"/>inx <text:s text:c="4"/>h</text:p>
            <text:p text:style-name="P171"><text:s text:c="3"/>373 <text:s text:c="2"/>012F 7E <text:s text:c="15"/>mov <text:s text:c="4"/>a,m <text:s text:c="20"/>;save FNC</text:p>
            <text:p text:style-name="P171"><text:s text:c="3"/>374 <text:s text:c="17"/></text:p>
            <text:p text:style-name="P171"><text:s text:c="3"/>375 <text:s text:c="2"/>0130 73 <text:s text:c="15"/>mov <text:s text:c="4"/>m,e <text:s text:c="20"/>;format SIZ (&lt;256)</text:p>
            <text:p text:style-name="P171"><text:soft-page-break/><text:s text:c="3"/>376 <text:s text:c="17"/></text:p>
            <text:p text:style-name="P171"><text:s text:c="3"/>377 <text:s text:c="2"/>0131 2B <text:s text:c="15"/>dcx <text:s text:c="4"/>h</text:p>
            <text:p text:style-name="P171"><text:s text:c="3"/>378 <text:s text:c="2"/>0132 77 <text:s text:c="15"/>mov <text:s text:c="4"/>m,a <text:s text:c="20"/>;format FNC</text:p>
            <text:p text:style-name="P171"><text:s text:c="3"/>379 <text:s text:c="17"/></text:p>
            <text:p text:style-name="P171"><text:s text:c="3"/>380 <text:s text:c="2"/>0133 2B <text:s text:c="15"/>dcx <text:s text:c="4"/>h</text:p>
            <text:p text:style-name="P171"><text:s text:c="3"/>381 <text:s text:c="2"/>0134 AF <text:s text:c="15"/>xra <text:s text:c="4"/>a <text:s text:c="22"/>;set success</text:p>
            <text:p text:style-name="P171"><text:s text:c="3"/>382 <text:s text:c="2"/>0135 77 <text:s text:c="15"/>mov <text:s text:c="4"/>m,a <text:s text:c="20"/>;assume server always 0</text:p>
            <text:p text:style-name="P171"><text:s text:c="3"/>383 <text:s text:c="17"/></text:p>
            <text:p text:style-name="P171"><text:s text:c="3"/>384 <text:s text:c="2"/>0136 C9 <text:s text:c="15"/>ret <text:s text:c="28"/>;CP/NET message formatted form ULCnet</text:p>
            <text:p text:style-name="P171"><text:s text:c="3"/>385 <text:s text:c="17"/></text:p>
            <text:p text:style-name="P171"><text:s text:c="3"/>386 <text:s text:c="17"/></text:p>
            <text:p text:style-name="P171"><text:s text:c="3"/>387 <text:s text:c="17"/></text:p>
            <text:p text:style-name="P171"><text:s text:c="3"/>388 <text:s text:c="17"/>; Data Link Interface Routines</text:p>
            <text:p text:style-name="P171"><text:s text:c="3"/>389 <text:s text:c="17"/></text:p>
            <text:p text:style-name="P171"><text:s text:c="3"/>390 <text:s text:c="17"/></text:p>
            <text:p text:style-name="P171"><text:s text:c="3"/>391 <text:s text:c="17"/>; DL$RECEIVE: <text:s/>Network Receive Function.</text:p>
            <text:p text:style-name="P171"><text:s text:c="3"/>392 <text:s text:c="17"/>; <text:s text:c="6"/>Input:</text:p>
            <text:p text:style-name="P171"><text:s text:c="3"/>393 <text:s text:c="17"/>; <text:s text:c="14"/>BC = Buffer address</text:p>
            <text:p text:style-name="P171"><text:s text:c="3"/>394 <text:s text:c="17"/></text:p>
            <text:p text:style-name="P171"><text:s text:c="3"/>395 <text:s text:c="17"/></text:p>
            <text:p text:style-name="P171"><text:s text:c="3"/>396 <text:s text:c="17"/>dl$receive:</text:p>
            <text:p text:style-name="P171"><text:s text:c="3"/>397 <text:s text:c="17"/></text:p>
            <text:p text:style-name="P171"><text:s text:c="3"/>398 <text:s text:c="2"/>0137 50 <text:s text:c="15"/>mov <text:s text:c="4"/>d,b <text:s text:c="12"/>; Buffer address in DE for data link</text:p>
            <text:p text:style-name="P171"><text:s text:c="3"/>399 <text:s text:c="2"/>0138 59 <text:s text:c="15"/>mov <text:s text:c="4"/>e,c</text:p>
            <text:p text:style-name="P171"><text:s text:c="3"/>400 <text:s text:c="17"/></text:p>
            <text:p text:style-name="P171"><text:s text:c="3"/>401 <text:s text:c="17"/>rretry:</text:p>
            <text:p text:style-name="P171"><text:s text:c="3"/>402 <text:s text:c="17"/></text:p>
            <text:p text:style-name="P171"><text:s text:c="3"/>403 <text:s text:c="2"/>0139 AF <text:s text:c="15"/>xra <text:s text:c="4"/>a <text:s text:c="14"/>; Packet mode</text:p>
            <text:p text:style-name="P171"><text:s text:c="3"/>404 <text:s text:c="2"/>013A 010101 <text:s text:c="11"/>lxi <text:s text:c="4"/>b,257 <text:s text:c="10"/>; Buffer size</text:p>
            <text:p text:style-name="P171"><text:s text:c="3"/>405 <text:s text:c="2"/>013D 210000 <text:s text:c="11"/>lxi <text:s text:c="4"/>h,0 <text:s text:c="12"/>; Infinite wait </text:p>
            <text:p text:style-name="P171"><text:s text:c="3"/>406 <text:s text:c="2"/>0140 D5 <text:s text:c="15"/>push <text:s text:c="3"/>d <text:s text:c="14"/>; Save buffer address for retry</text:p>
            <text:p text:style-name="P171"><text:s text:c="3"/>407 <text:s text:c="17"/></text:p>
            <text:p text:style-name="P171"><text:s text:c="3"/>408 <text:s text:c="2"/>0141 CD7801 <text:s text:c="11"/>call <text:s text:c="3"/>psrecv <text:s text:c="9"/>; Initiate Receive and wait for completion</text:p>
            <text:p text:style-name="P171"><text:s text:c="3"/>409 <text:s text:c="17"/></text:p>
            <text:p text:style-name="P179"><text:s text:c="3"/>410 <text:s text:c="2"/>0144 D1 <text:s text:c="15"/>pop <text:s text:c="4"/>d <text:s text:c="14"/>; Restore buffer address</text:p>
          </table:table-cell>
        </table:table-row>
        <table:table-row>
          <table:table-cell table:style-name="Table68.A2" office:value-type="string">
            <text:p text:style-name="P171">CP/M RMAC ASSEM 1.1 <text:s text:c="4"/>#009 <text:s text:c="3"/>REQUESTER NETWORK I/O SYSTEM FOR ULCNET</text:p>
            <text:p text:style-name="P171"/>
            <text:p text:style-name="P171"><text:s text:c="3"/>411 <text:s text:c="2"/>0145 B7 <text:s text:c="15"/>ora <text:s text:c="4"/>a</text:p>
            <text:p text:style-name="P171"><text:s text:c="3"/>412 <text:s text:c="2"/>0146 C8 <text:s text:c="15"/>rz <text:s text:c="21"/>; Return if no error</text:p>
            <text:p text:style-name="P171"><text:s text:c="3"/>413 <text:s text:c="17"/></text:p>
            <text:p text:style-name="P171"><text:s text:c="3"/>414 <text:s text:c="2"/>0147 C33901 <text:s text:c="11"/>jmp <text:s text:c="4"/>rretry <text:s text:c="9"/>; Jump to try again if error </text:p>
            <text:p text:style-name="P171"><text:s text:c="3"/>415 <text:s text:c="17"/></text:p>
            <text:p text:style-name="P171"><text:s text:c="3"/>416 <text:s text:c="17"/></text:p>
            <text:p text:style-name="P171"><text:s text:c="3"/>417 <text:s text:c="17"/>; DL$SEND: Network Transmit Function</text:p>
            <text:p text:style-name="P171"><text:s text:c="3"/>418 <text:s text:c="17"/>; <text:s text:c="6"/>Input:</text:p>
            <text:p text:style-name="P171"><text:s text:c="3"/>419 <text:s text:c="17"/>; <text:s text:c="14"/>BC = Buffer address</text:p>
            <text:p text:style-name="P171"><text:s text:c="3"/>420 <text:s text:c="17"/></text:p>
            <text:p text:style-name="P171"><text:s text:c="3"/>421 <text:s text:c="17"/>dl$send:</text:p>
            <text:p text:style-name="P171"><text:s text:c="3"/>422 <text:s text:c="17"/></text:p>
            <text:p text:style-name="P171"><text:s text:c="3"/>423 <text:s text:c="2"/>014A 50 <text:s text:c="15"/>mov <text:s text:c="4"/>d,b <text:s text:c="12"/>; Buffer address in DE for data link</text:p>
            <text:p text:style-name="P171"><text:s text:c="3"/>424 <text:s text:c="2"/>014B 59 <text:s text:c="15"/>mov <text:s text:c="4"/>e,c</text:p>
            <text:p text:style-name="P171"><text:s text:c="3"/>425 <text:s text:c="17"/></text:p>
            <text:p text:style-name="P171"><text:s text:c="3"/>426 <text:s text:c="17"/>tretry: </text:p>
            <text:p text:style-name="P171"><text:s text:c="3"/>427 <text:s text:c="25"/></text:p>
            <text:p text:style-name="P171"><text:s text:c="3"/>428 <text:s text:c="2"/>014C AF <text:s text:c="15"/>xra <text:s text:c="4"/>a <text:s text:c="14"/>; Packet mode, wait for Net Idle</text:p>
            <text:p text:style-name="P171"><text:s text:c="3"/>429 <text:s text:c="2"/>014D D5 <text:s text:c="15"/>push <text:s text:c="3"/>d <text:s text:c="14"/>; Save buffer address for retry</text:p>
            <text:p text:style-name="P171"><text:s text:c="3"/>430 <text:s text:c="25"/></text:p>
            <text:p text:style-name="P171"><text:s text:c="3"/>431 <text:s text:c="2"/>014E CD5701 <text:s text:c="11"/>call <text:s text:c="3"/>psxmit <text:s text:c="9"/>; Initiate Transmit, wait for completion</text:p>
            <text:p text:style-name="P171"><text:s text:c="3"/>432 <text:s text:c="17"/></text:p>
            <text:p text:style-name="P171"><text:s text:c="3"/>433 <text:s text:c="2"/>0151 D1 <text:s text:c="15"/>pop <text:s text:c="4"/>d <text:s text:c="14"/>; Restore buffer address</text:p>
            <text:p text:style-name="P171"><text:s text:c="3"/>434 <text:s text:c="2"/>0152 B7 <text:s text:c="15"/>ora <text:s text:c="4"/>a</text:p>
            <text:p text:style-name="P171"><text:s text:c="3"/>435 <text:s text:c="2"/>0153 C8 <text:s text:c="15"/>rz <text:s text:c="21"/>; Return if no error</text:p>
            <text:p text:style-name="P171"><text:s text:c="3"/>436 <text:s text:c="17"/></text:p>
            <text:p text:style-name="P171"><text:s text:c="3"/>437 <text:s text:c="2"/>0154 C34C01 <text:s text:c="11"/>jmp <text:s text:c="4"/>tretry <text:s text:c="9"/>; Jump to retry if error</text:p>
            <text:p text:style-name="P171"><text:s text:c="3"/>438 <text:s text:c="17"/></text:p>
            <text:p text:style-name="P171"><text:s text:c="3"/>439 <text:s text:c="17"/>; PSXMIT: <text:s/>Transmit the packet pointed at by DE. <text:s/>If carry flag is set</text:p>
            <text:p text:style-name="P171"><text:s text:c="3"/>440 <text:s text:c="17"/>; <text:s text:c="9"/>then don't wait for the Net to become idle.</text:p>
            <text:p text:style-name="P171"><text:s text:c="3"/>441 <text:s text:c="17"/>;</text:p>
            <text:p text:style-name="P171"><text:s text:c="3"/>442 <text:s text:c="17"/>; <text:s text:c="9"/>Returns the completion code in A </text:p>
            <text:p text:style-name="P171"><text:s text:c="3"/>443 <text:s text:c="17"/>; <text:s text:c="14"/>0 <text:s text:c="6"/>- Transmission ok and Data Link Ack Received</text:p>
            <text:p text:style-name="P171"><text:s text:c="3"/>444 <text:s text:c="17"/>; <text:s text:c="24"/>(In the case of multicast, no Ack required)</text:p>
            <text:p text:style-name="P171"><text:s text:c="3"/>445 <text:s text:c="17"/>; <text:s text:c="14"/>2 <text:s text:c="6"/>- Transmission OK but no Data Link Ack received.</text:p>
            <text:p text:style-name="P171"><text:s text:c="3"/>446 <text:s text:c="17"/>;</text:p>
            <text:p text:style-name="P171"><text:s text:c="3"/>447 <text:s text:c="17"/>; <text:s text:c="14"/>4 <text:s text:c="6"/>- Other error.</text:p>
            <text:p text:style-name="P171"><text:s text:c="3"/>448 <text:s text:c="17"/></text:p>
            <text:p text:style-name="P171"><text:s text:c="3"/>449 <text:s text:c="17"/>psxmit:</text:p>
            <text:p text:style-name="P171"><text:soft-page-break/><text:s text:c="3"/>450 <text:s text:c="17"/></text:p>
            <text:p text:style-name="P171"><text:s text:c="3"/>451 <text:s text:c="2"/>0157 CD0000 <text:s text:c="11"/>call <text:s text:c="3"/>transmit <text:s text:c="15"/>; This will transmit, set return code</text:p>
            <text:p text:style-name="P171"><text:s text:c="3"/>452 <text:s text:c="17"/></text:p>
            <text:p text:style-name="P171"><text:s text:c="3"/>453 <text:s text:c="17"/>twait:</text:p>
            <text:p text:style-name="P171"><text:s text:c="3"/>454 <text:s text:c="17"/></text:p>
            <text:p text:style-name="P171"><text:s text:c="3"/>455 <text:s text:c="2"/>015A CD0000 <text:s text:c="11"/>call <text:s text:c="3"/>gettcode <text:s text:c="15"/>; A := GETTCODE - Xmit return code</text:p>
            <text:p text:style-name="P171"><text:s text:c="3"/>456 <text:s text:c="2"/>015D 5F <text:s text:c="15"/>mov <text:s text:c="4"/>e,a</text:p>
            <text:p text:style-name="P171"><text:s text:c="3"/>457 <text:s text:c="2"/>015E 1600 <text:s text:c="13"/>mvi <text:s text:c="4"/>d,0</text:p>
            <text:p text:style-name="P171"><text:s text:c="3"/>458 <text:s text:c="2"/>0160 216901 <text:s text:c="11"/>lxi <text:s text:c="4"/>h,trtbl <text:s text:c="16"/>; dispatch on the return code</text:p>
            <text:p text:style-name="P171"><text:s text:c="3"/>459 <text:s text:c="2"/>0163 19 <text:s text:c="15"/>dad <text:s text:c="4"/>d</text:p>
            <text:p text:style-name="P171"><text:s text:c="3"/>460 <text:s text:c="2"/>0164 5E <text:s text:c="15"/>mov <text:s text:c="4"/>e,m</text:p>
            <text:p text:style-name="P171"><text:s text:c="3"/>461 <text:s text:c="2"/>0165 23 <text:s text:c="15"/>inx <text:s text:c="4"/>h</text:p>
            <text:p text:style-name="P171"><text:s text:c="3"/>462 <text:s text:c="2"/>0166 66 <text:s text:c="15"/>mov <text:s text:c="4"/>h,m</text:p>
            <text:p text:style-name="P171"><text:s text:c="3"/>463 <text:s text:c="2"/>0167 6B <text:s text:c="15"/>mov <text:s text:c="4"/>l,e</text:p>
            <text:p text:style-name="P179"><text:s text:c="3"/>464 <text:s text:c="2"/>0168 E9 <text:s text:c="15"/>pchl </text:p>
          </table:table-cell>
        </table:table-row>
        <table:table-row>
          <table:table-cell table:style-name="Table68.A2" office:value-type="string">
            <text:p text:style-name="P171">CP/M RMAC ASSEM 1.1 <text:s text:c="4"/>#010 <text:s text:c="3"/>REQUESTER NETWORK I/O SYSTEM FOR ULCNET</text:p>
            <text:p text:style-name="P171"/>
            <text:p text:style-name="P171"><text:s text:c="3"/>465 <text:s text:c="17"/></text:p>
            <text:p text:style-name="P171"><text:s text:c="3"/>466 <text:s text:c="17"/>trtbl:</text:p>
            <text:p text:style-name="P171"><text:s text:c="3"/>467 <text:s text:c="17"/></text:p>
            <text:p text:style-name="P171"><text:s text:c="3"/>468 <text:s text:c="2"/>0169 7701 <text:s text:c="13"/>dw <text:s text:c="5"/>psxret <text:s text:c="17"/>; Good transmission</text:p>
            <text:p text:style-name="P171"><text:s text:c="3"/>469 <text:s text:c="2"/>016B 7701 <text:s text:c="13"/>dw <text:s text:c="5"/>psxret <text:s text:c="17"/>; No Data Link Ack</text:p>
            <text:p text:style-name="P171"><text:s text:c="3"/>470 <text:s text:c="2"/>016D 7701 <text:s text:c="13"/>dw <text:s text:c="5"/>psxret <text:s text:c="17"/>; Too many collisions</text:p>
            <text:p text:style-name="P171"><text:s text:c="3"/>471 <text:s text:c="2"/>016F 7701 <text:s text:c="13"/>dw <text:s text:c="5"/>psxret <text:s text:c="17"/>; Transmitter is disabled</text:p>
            <text:p text:style-name="P171"><text:s text:c="3"/>472 <text:s text:c="2"/>0171 5A01 <text:s text:c="13"/>dw <text:s text:c="5"/>twait <text:s text:c="18"/>; Transmitter is idle</text:p>
            <text:p text:style-name="P171"><text:s text:c="3"/>473 <text:s text:c="2"/>0173 5A01 <text:s text:c="13"/>dw <text:s text:c="5"/>twait <text:s text:c="18"/>; Transmitter is in progress</text:p>
            <text:p text:style-name="P171"><text:s text:c="3"/>474 <text:s text:c="2"/>0175 5A01 <text:s text:c="13"/>dw <text:s text:c="5"/>twait <text:s text:c="18"/>; Transmitter is waiting for ack</text:p>
            <text:p text:style-name="P171"><text:s text:c="3"/>475 <text:s text:c="25"/></text:p>
            <text:p text:style-name="P171"><text:s text:c="3"/>476 <text:s text:c="17"/>psxret: </text:p>
            <text:p text:style-name="P171"><text:s text:c="3"/>477 <text:s text:c="17"/></text:p>
            <text:p text:style-name="P171"><text:s text:c="3"/>478 <text:s text:c="2"/>0177 C9 <text:s text:c="15"/>ret</text:p>
            <text:p text:style-name="P171"><text:s text:c="3"/>479 <text:s text:c="17"/></text:p>
            <text:p text:style-name="P171"><text:s text:c="3"/>480 <text:s text:c="17"/>; PSRECV: <text:s/>Receive a packet into buffer pointed at by DE. <text:s/>Length of</text:p>
            <text:p text:style-name="P171"><text:s text:c="3"/>481 <text:s text:c="17"/>; <text:s text:c="9"/>packet must be less than length of buffer in BC. HL is the receive</text:p>
            <text:p text:style-name="P171"><text:s text:c="3"/>482 <text:s text:c="17"/>; <text:s text:c="9"/>timeout count. </text:p>
            <text:p text:style-name="P171"><text:s text:c="3"/>483 <text:s text:c="17"/>;</text:p>
            <text:p text:style-name="P171"><text:s text:c="3"/>484 <text:s text:c="17"/>; <text:s text:c="9"/>Upon return clear the carry bit if a packet received and ACKed.</text:p>
            <text:p text:style-name="P171"><text:s text:c="3"/>485 <text:s text:c="17"/>; <text:s text:c="9"/>Set the carry flag if any error occured.</text:p>
            <text:p text:style-name="P171"><text:s text:c="3"/>486 <text:s text:c="17"/></text:p>
            <text:p text:style-name="P171"><text:s text:c="3"/>487 <text:s text:c="17"/>psrecv:</text:p>
            <text:p text:style-name="P171"><text:s text:c="3"/>488 <text:s text:c="17"/></text:p>
            <text:p text:style-name="P171"><text:s text:c="3"/>489 <text:s text:c="2"/>0178 CD0000 <text:s text:c="11"/>call <text:s text:c="3"/>receive <text:s text:c="16"/>; Receive. <text:s/>Return code will be set</text:p>
            <text:p text:style-name="P171"><text:s text:c="3"/>490 <text:s text:c="25"/></text:p>
            <text:p text:style-name="P171"><text:s text:c="3"/>491 <text:s text:c="17"/>rwait:</text:p>
            <text:p text:style-name="P171"><text:s text:c="3"/>492 <text:s text:c="17"/></text:p>
            <text:p text:style-name="P171"><text:s text:c="3"/>493 <text:s text:c="2"/>017B CD0000 <text:s text:c="11"/>call <text:s text:c="3"/>getrcode <text:s text:c="15"/>; A := GETRCODE</text:p>
            <text:p text:style-name="P171"><text:s text:c="3"/>494 <text:s text:c="17"/></text:p>
            <text:p text:style-name="P171"><text:s text:c="3"/>495 <text:s text:c="2"/>017E 5F <text:s text:c="15"/>mov <text:s text:c="4"/>e,a</text:p>
            <text:p text:style-name="P171"><text:s text:c="3"/>496 <text:s text:c="2"/>017F 1600 <text:s text:c="13"/>mvi <text:s text:c="4"/>d,0</text:p>
            <text:p text:style-name="P171"><text:s text:c="3"/>497 <text:s text:c="2"/>0181 218A01 <text:s text:c="11"/>lxi <text:s text:c="4"/>h,rrtbl <text:s text:c="16"/>; dispatch on the return code</text:p>
            <text:p text:style-name="P171"><text:s text:c="3"/>498 <text:s text:c="2"/>0184 19 <text:s text:c="15"/>dad <text:s text:c="4"/>d</text:p>
            <text:p text:style-name="P171"><text:s text:c="3"/>499 <text:s text:c="2"/>0185 5E <text:s text:c="15"/>mov <text:s text:c="4"/>e,m</text:p>
            <text:p text:style-name="P171"><text:s text:c="3"/>500 <text:s text:c="2"/>0186 23 <text:s text:c="15"/>inx <text:s text:c="4"/>h</text:p>
            <text:p text:style-name="P171"><text:s text:c="3"/>501 <text:s text:c="2"/>0187 66 <text:s text:c="15"/>mov <text:s text:c="4"/>h,m</text:p>
            <text:p text:style-name="P171"><text:s text:c="3"/>502 <text:s text:c="2"/>0188 6B <text:s text:c="15"/>mov <text:s text:c="4"/>l,e</text:p>
            <text:p text:style-name="P171"><text:s text:c="3"/>503 <text:s text:c="2"/>0189 E9 <text:s text:c="15"/>pchl</text:p>
            <text:p text:style-name="P171"><text:s text:c="3"/>504 <text:s text:c="17"/></text:p>
            <text:p text:style-name="P171"><text:s text:c="3"/>505 <text:s text:c="17"/>rrtbl:</text:p>
            <text:p text:style-name="P171"><text:s text:c="3"/>506 <text:s text:c="17"/></text:p>
            <text:p text:style-name="P171"><text:s text:c="3"/>507 <text:s text:c="2"/>018A 9601 <text:s text:c="13"/>dw <text:s text:c="5"/>rgood <text:s text:c="18"/>; Good receive</text:p>
            <text:p text:style-name="P171"><text:s text:c="3"/>508 <text:s text:c="2"/>018C 9801 <text:s text:c="13"/>dw <text:s text:c="5"/>rbad <text:s text:c="19"/>; Bad receive</text:p>
            <text:p text:style-name="P171"><text:s text:c="3"/>509 <text:s text:c="2"/>018E 9801 <text:s text:c="13"/>dw <text:s text:c="5"/>rbad <text:s text:c="19"/>; Disabled</text:p>
            <text:p text:style-name="P171"><text:s text:c="3"/>510 <text:s text:c="17"/></text:p>
            <text:p text:style-name="P171"><text:s text:c="3"/>511 <text:s text:c="25"/>if <text:s text:c="5"/>not interrupts</text:p>
            <text:p text:style-name="P171"><text:s text:c="3"/>512 <text:s text:c="2"/>0190 9801 <text:s text:c="13"/>dw <text:s text:c="5"/>rbad <text:s text:c="19"/>; Still idle after timeout</text:p>
            <text:p text:style-name="P171"><text:s text:c="3"/>513 <text:s text:c="25"/>else</text:p>
            <text:p text:style-name="P171"><text:s text:c="3"/>514 <text:s text:c="25"/>dw <text:s text:c="5"/>ridle <text:s text:c="18"/>; Idle</text:p>
            <text:p text:style-name="P171"><text:s text:c="3"/>515 <text:s text:c="25"/>endif</text:p>
            <text:p text:style-name="P171"><text:s text:c="3"/>516 <text:s text:c="17"/></text:p>
            <text:p text:style-name="P171"><text:s text:c="3"/>517 <text:s text:c="2"/>0192 7B01 <text:s text:c="13"/>dw <text:s text:c="5"/>rwait <text:s text:c="18"/>; Inprogress</text:p>
            <text:p text:style-name="P179"><text:s text:c="3"/>518 <text:s text:c="2"/>0194 7B01 <text:s text:c="13"/>dw <text:s text:c="5"/>rwait <text:s text:c="18"/>; In progress and for us.</text:p>
          </table:table-cell>
        </table:table-row>
        <table:table-row>
          <table:table-cell table:style-name="Table68.A2" office:value-type="string">
            <text:p text:style-name="P171">CP/M RMAC ASSEM 1.1 <text:s text:c="4"/>#011 <text:s text:c="3"/>REQUESTER NETWORK I/O SYSTEM FOR ULCNET</text:p>
            <text:p text:style-name="P171"/>
            <text:p text:style-name="P171"><text:s text:c="3"/>519 <text:s text:c="25"/></text:p>
            <text:p text:style-name="P171"><text:soft-page-break/><text:s text:c="3"/>520 <text:s text:c="25"/>if <text:s text:c="5"/>interrupts</text:p>
            <text:p text:style-name="P171"><text:s text:c="3"/>521 <text:s text:c="17"/>ridle:</text:p>
            <text:p text:style-name="P171"><text:s text:c="3"/>522 <text:s text:c="17"/></text:p>
            <text:p text:style-name="P171"><text:s text:c="3"/>523 <text:s text:c="25"/>call <text:s text:c="3"/>rtmochk <text:s text:c="16"/>; Check for timeout</text:p>
            <text:p text:style-name="P171"><text:s text:c="3"/>524 <text:s text:c="25"/>jc <text:s text:c="5"/>ridle1 <text:s text:c="17"/>; Jump if timeout</text:p>
            <text:p text:style-name="P171"><text:s text:c="3"/>525 <text:s text:c="25"/>call <text:s text:c="3"/>wait1 <text:s text:c="18"/>; Wait 1 ms</text:p>
            <text:p text:style-name="P171"><text:s text:c="3"/>526 <text:s text:c="25"/>jmp <text:s text:c="4"/>rwait <text:s text:c="18"/>; Continue to wait if no timeout</text:p>
            <text:p text:style-name="P171"><text:s text:c="3"/>527 <text:s text:c="17"/></text:p>
            <text:p text:style-name="P171"><text:s text:c="3"/>528 <text:s text:c="17"/>ridle1: </text:p>
            <text:p text:style-name="P171"><text:s text:c="3"/>529 <text:s text:c="17"/></text:p>
            <text:p text:style-name="P171"><text:s text:c="3"/>530 <text:s text:c="25"/>call <text:s text:c="3"/>dsblrecv <text:s text:c="15"/>; Disable the receiver</text:p>
            <text:p text:style-name="P171"><text:s text:c="3"/>531 <text:s text:c="25"/>stc</text:p>
            <text:p text:style-name="P171"><text:s text:c="3"/>532 <text:s text:c="25"/>ret <text:s text:c="28"/>; Return with error</text:p>
            <text:p text:style-name="P171"><text:s text:c="3"/>533 <text:s text:c="25"/>endif</text:p>
            <text:p text:style-name="P171"><text:s text:c="3"/>534 <text:s text:c="25"/></text:p>
            <text:p text:style-name="P171"><text:s text:c="3"/>535 <text:s text:c="17"/>rgood:</text:p>
            <text:p text:style-name="P171"><text:s text:c="3"/>536 <text:s text:c="17"/></text:p>
            <text:p text:style-name="P171"><text:s text:c="3"/>537 <text:s text:c="2"/>0196 A7 <text:s text:c="15"/>ana <text:s text:c="4"/>a</text:p>
            <text:p text:style-name="P171"><text:s text:c="3"/>538 <text:s text:c="2"/>0197 C9 <text:s text:c="15"/>ret</text:p>
            <text:p text:style-name="P171"><text:s text:c="3"/>539 <text:s text:c="17"/></text:p>
            <text:p text:style-name="P171"><text:s text:c="3"/>540 <text:s text:c="17"/>rbad:</text:p>
            <text:p text:style-name="P171"><text:s text:c="3"/>541 <text:s text:c="17"/></text:p>
            <text:p text:style-name="P171"><text:s text:c="3"/>542 <text:s text:c="2"/>0198 37 <text:s text:c="15"/>stc <text:s text:c="28"/>; Indicate error</text:p>
            <text:p text:style-name="P171"><text:s text:c="3"/>543 <text:s text:c="2"/>0199 C9 <text:s text:c="15"/>ret <text:s text:c="5"/></text:p>
            <text:p text:style-name="P179"><text:s text:c="3"/>544 <text:s text:c="25"/>page</text:p>
          </table:table-cell>
        </table:table-row>
        <table:table-row>
          <table:table-cell table:style-name="Table68.A2" office:value-type="string">
            <text:p text:style-name="P171">CP/M RMAC ASSEM 1.1 <text:s text:c="4"/>#012 <text:s text:c="3"/>REQUESTER NETWORK I/O SYSTEM FOR ULCNET</text:p>
            <text:p text:style-name="P171"/>
            <text:p text:style-name="P171"><text:s text:c="3"/>545 <text:s text:c="17"/></text:p>
            <text:p text:style-name="P171"><text:s text:c="3"/>546 <text:s text:c="17"/></text:p>
            <text:p text:style-name="P171"><text:s text:c="3"/>547 <text:s text:c="17"/>; NIOD routines</text:p>
            <text:p text:style-name="P171"><text:s text:c="3"/>548 <text:s text:c="17"/></text:p>
            <text:p text:style-name="P171"><text:s text:c="3"/>549 <text:s text:c="17"/></text:p>
            <text:p text:style-name="P171"><text:s text:c="3"/>550 <text:s text:c="17"/></text:p>
            <text:p text:style-name="P171"><text:s text:c="3"/>551 <text:s text:c="17"/>; SETBAUD: <text:s/>Set the baud rate based on the baud rate code in A. <text:s/>Do special </text:p>
            <text:p text:style-name="P171"><text:s text:c="3"/>552 <text:s text:c="17"/>; <text:s text:c="10"/>logic for self-clocked mode.</text:p>
            <text:p text:style-name="P171"><text:s text:c="3"/>553 <text:s text:c="17"/>;</text:p>
            <text:p text:style-name="P171"><text:s text:c="3"/>554 <text:s text:c="17"/>; <text:s text:c="14"/>0 = 9600 baud</text:p>
            <text:p text:style-name="P171"><text:s text:c="3"/>555 <text:s text:c="17"/>; <text:s text:c="14"/>1 = 19200 baud</text:p>
            <text:p text:style-name="P171"><text:s text:c="3"/>556 <text:s text:c="17"/>; <text:s text:c="14"/>9 = 76800 baud self-clock</text:p>
            <text:p text:style-name="P171"><text:s text:c="3"/>557 <text:s text:c="17"/>; <text:s text:c="14"/>11= 153600 baud self-clock</text:p>
            <text:p text:style-name="P171"><text:s text:c="3"/>558 <text:s text:c="17"/>; <text:s text:c="14"/>13= 307200 baud self-clock</text:p>
            <text:p text:style-name="P171"><text:s text:c="3"/>559 <text:s text:c="17"/>; </text:p>
            <text:p text:style-name="P171"><text:s text:c="3"/>560 <text:s text:c="17"/>; If this station cannot handle the requested baud rate, then set</text:p>
            <text:p text:style-name="P171"><text:s text:c="3"/>561 <text:s text:c="17"/>; the carry flag.</text:p>
            <text:p text:style-name="P171"><text:s text:c="3"/>562 <text:s text:c="17"/></text:p>
            <text:p text:style-name="P171"><text:s text:c="3"/>563 <text:s text:c="17"/>setbaud:</text:p>
            <text:p text:style-name="P171"><text:s text:c="3"/>564 <text:s text:c="17"/></text:p>
            <text:p text:style-name="P171"><text:s text:c="3"/>565 <text:s text:c="2"/>019A E60F <text:s text:c="13"/>ani <text:s text:c="4"/>0fh <text:s text:c="12"/>; mask all but the baud bits</text:p>
            <text:p text:style-name="P171"><text:s text:c="3"/>566 <text:s text:c="2"/>019C 21C400 <text:s text:c="11"/>lxi <text:s text:c="4"/>h,curbaud <text:s text:c="6"/>; are we at the current baud rate?</text:p>
            <text:p text:style-name="P171"><text:s text:c="3"/>567 <text:s text:c="2"/>019F BE <text:s text:c="15"/>cmp <text:s text:c="4"/>m</text:p>
            <text:p text:style-name="P171"><text:s text:c="3"/>568 <text:s text:c="2"/>01A0 C8 <text:s text:c="15"/>rz <text:s text:c="21"/>; yes--&gt;all done</text:p>
            <text:p text:style-name="P171"><text:s text:c="3"/>569 <text:s text:c="17"/></text:p>
            <text:p text:style-name="P171"><text:s text:c="3"/>570 <text:s text:c="2"/>01A1 47 <text:s text:c="15"/>mov <text:s text:c="4"/>b,a <text:s text:c="12"/>; else--&gt;get baud rate generator value</text:p>
            <text:p text:style-name="P171"><text:s text:c="3"/>571 <text:s text:c="2"/>01A2 E607 <text:s text:c="13"/>ani <text:s text:c="4"/>7</text:p>
            <text:p text:style-name="P171"><text:s text:c="3"/>572 <text:s text:c="2"/>01A4 5F <text:s text:c="15"/>mov <text:s text:c="4"/>e,a</text:p>
            <text:p text:style-name="P171"><text:s text:c="3"/>573 <text:s text:c="2"/>01A5 1600 <text:s text:c="13"/>mvi <text:s text:c="4"/>d,0</text:p>
            <text:p text:style-name="P171"><text:s text:c="3"/>574 <text:s text:c="17"/></text:p>
            <text:p text:style-name="P171"><text:s text:c="3"/>575 <text:s text:c="2"/>01A7 21C500 <text:s text:c="11"/>lxi <text:s text:c="4"/>h,btbl <text:s text:c="9"/>; point to vertical-to-horizontal decode</text:p>
            <text:p text:style-name="P171"><text:s text:c="3"/>576 <text:s text:c="2"/>01AA 19 <text:s text:c="15"/>dad <text:s text:c="4"/>d <text:s text:c="14"/>; <text:s text:c="2"/>table</text:p>
            <text:p text:style-name="P171"><text:s text:c="3"/>577 <text:s text:c="17"/></text:p>
            <text:p text:style-name="P171"><text:s text:c="3"/>578 <text:s text:c="25"/>if <text:s text:c="5"/>slfclkd</text:p>
            <text:p text:style-name="P171"><text:s text:c="3"/>579 <text:s text:c="2"/>01AB 78 <text:s text:c="15"/>mov <text:s text:c="4"/>a,b</text:p>
            <text:p text:style-name="P171"><text:s text:c="3"/>580 <text:s text:c="2"/>01AC E608 <text:s text:c="13"/>ani <text:s text:c="4"/>selfmsk <text:s text:c="8"/>; is this a self-clocked value?</text:p>
            <text:p text:style-name="P171"><text:s text:c="3"/>581 <text:s text:c="2"/>01AE C2D601 <text:s text:c="11"/>jnz <text:s text:c="4"/>selfclkd</text:p>
            <text:p text:style-name="P171"><text:s text:c="3"/>582 <text:s text:c="25"/>endif</text:p>
            <text:p text:style-name="P171"><text:s text:c="3"/>583 <text:s text:c="17"/></text:p>
            <text:p text:style-name="P171"><text:s text:c="3"/>584 <text:s text:c="2"/>01B1 3E03 <text:s text:c="13"/>mvi <text:s text:c="4"/>a,baudsl <text:s text:c="7"/>; get legal baud rate mask</text:p>
            <text:p text:style-name="P171"><text:s text:c="3"/>585 <text:s text:c="2"/>01B3 A6 <text:s text:c="15"/>ana <text:s text:c="4"/>m</text:p>
            <text:p text:style-name="P171"><text:s text:c="3"/>586 <text:s text:c="2"/>01B4 37 <text:s text:c="15"/>stc</text:p>
            <text:p text:style-name="P171"><text:s text:c="3"/>587 <text:s text:c="2"/>01B5 C8 <text:s text:c="15"/>rz <text:s text:c="21"/>; return with error if its an illegal rate</text:p>
            <text:p text:style-name="P171"><text:s text:c="3"/>588 <text:s text:c="17"/></text:p>
            <text:p text:style-name="P171"><text:s text:c="3"/>589 <text:s text:c="25"/>if <text:s text:c="5"/>slfclkd</text:p>
            <text:p text:style-name="P171"><text:s text:c="3"/>590 <text:s text:c="2"/>01B6 3E05 <text:s text:c="13"/>mvi <text:s text:c="4"/>a,5 <text:s text:c="12"/>; else--&gt;switch off possible self-clock mode</text:p>
            <text:p text:style-name="P171"><text:s text:c="3"/>591 <text:s text:c="2"/>01B8 D306 <text:s text:c="13"/>out <text:s text:c="4"/>siocmd</text:p>
            <text:p text:style-name="P171"><text:s text:c="3"/>592 <text:s text:c="2"/>01BA 3E6A <text:s text:c="13"/>mvi <text:s text:c="4"/>a,dtroff <text:s text:c="7"/>; disable DTR in SIO register 5</text:p>
            <text:p text:style-name="P171"><text:s text:c="3"/>593 <text:s text:c="2"/>01BC D306 <text:s text:c="13"/>out <text:s text:c="4"/>siocmd</text:p>
            <text:p text:style-name="P171"><text:soft-page-break/><text:s text:c="3"/>594 <text:s text:c="17"/></text:p>
            <text:p text:style-name="P171"><text:s text:c="3"/>595 <text:s text:c="2"/>01BE 3E04 <text:s text:c="13"/>mvi <text:s text:c="4"/>a,4 <text:s text:c="12"/>; disable sync mode in register 4</text:p>
            <text:p text:style-name="P171"><text:s text:c="3"/>596 <text:s text:c="2"/>01C0 D306 <text:s text:c="13"/>out <text:s text:c="4"/>siocmd</text:p>
            <text:p text:style-name="P171"><text:s text:c="3"/>597 <text:s text:c="2"/>01C2 3E4F <text:s text:c="13"/>mvi <text:s text:c="4"/>a,disslf</text:p>
            <text:p text:style-name="P179"><text:s text:c="3"/>598 <text:s text:c="2"/>01C4 D306 <text:s text:c="13"/>out <text:s text:c="4"/>siocmd</text:p>
          </table:table-cell>
        </table:table-row>
        <table:table-row>
          <table:table-cell table:style-name="Table68.A2" office:value-type="string">
            <text:p text:style-name="P171">CP/M RMAC ASSEM 1.1 <text:s text:c="4"/>#013 <text:s text:c="3"/>REQUESTER NETWORK I/O SYSTEM FOR ULCNET</text:p>
            <text:p text:style-name="P171"/>
            <text:p text:style-name="P171"><text:s text:c="3"/>599 <text:s text:c="25"/>endif</text:p>
            <text:p text:style-name="P171"><text:s text:c="3"/>600 <text:s text:c="17"/></text:p>
            <text:p text:style-name="P171"><text:s text:c="3"/>601 <text:s text:c="2"/>01C6 21CD00 <text:s text:c="11"/>lxi <text:s text:c="4"/>h,baudtbl <text:s text:c="6"/>; point to async baud rate table</text:p>
            <text:p text:style-name="P171"><text:s text:c="3"/>602 <text:s text:c="17"/></text:p>
            <text:p text:style-name="P171"><text:s text:c="3"/>603 <text:s text:c="17"/>outbau:</text:p>
            <text:p text:style-name="P171"><text:s text:c="3"/>604 <text:s text:c="17"/></text:p>
            <text:p text:style-name="P171"><text:s text:c="3"/>605 <text:s text:c="2"/>01C9 19 <text:s text:c="15"/>dad <text:s text:c="4"/>d <text:s text:c="14"/>; get async baud rate value</text:p>
            <text:p text:style-name="P171"><text:s text:c="3"/>606 <text:s text:c="2"/>01CA 7E <text:s text:c="15"/>mov <text:s text:c="4"/>a,m</text:p>
            <text:p text:style-name="P171"><text:s text:c="3"/>607 <text:s text:c="2"/>01CB D300 <text:s text:c="13"/>out <text:s text:c="4"/>baudgen <text:s text:c="8"/>; load it into the baud rate generator</text:p>
            <text:p text:style-name="P171"><text:s text:c="3"/>608 <text:s text:c="49"/>; NOTE: This is not a CTC</text:p>
            <text:p text:style-name="P171"><text:s text:c="3"/>609 <text:s text:c="17"/></text:p>
            <text:p text:style-name="P171"><text:s text:c="3"/>610 <text:s text:c="2"/>01CD 21C400 <text:s text:c="11"/>lxi <text:s text:c="4"/>h,curbaud</text:p>
            <text:p text:style-name="P171"><text:s text:c="3"/>611 <text:s text:c="2"/>01D0 70 <text:s text:c="15"/>mov <text:s text:c="4"/>m,b <text:s text:c="12"/>; set current baud byte</text:p>
            <text:p text:style-name="P171"><text:s text:c="3"/>612 <text:s text:c="17"/></text:p>
            <text:p text:style-name="P171"><text:s text:c="3"/>613 <text:s text:c="2"/>01D1 CDA702 <text:s text:c="11"/>call <text:s text:c="3"/>wait <text:s text:c="11"/>; allow the system to reach equilibrium</text:p>
            <text:p text:style-name="P171"><text:s text:c="3"/>614 <text:s text:c="17"/></text:p>
            <text:p text:style-name="P171"><text:s text:c="3"/>615 <text:s text:c="2"/>01D4 A7 <text:s text:c="15"/>ana <text:s text:c="4"/>a <text:s text:c="14"/>; return success</text:p>
            <text:p text:style-name="P171"><text:s text:c="3"/>616 <text:s text:c="2"/>01D5 C9 <text:s text:c="15"/>ret</text:p>
            <text:p text:style-name="P171"><text:s text:c="3"/>617 <text:s text:c="17"/></text:p>
            <text:p text:style-name="P171"><text:s text:c="3"/>618 <text:s text:c="25"/>if <text:s text:c="5"/>slfclkd</text:p>
            <text:p text:style-name="P171"><text:s text:c="3"/>619 <text:s text:c="17"/>; Throw SIO into self-clocked mode</text:p>
            <text:p text:style-name="P171"><text:s text:c="3"/>620 <text:s text:c="17"/></text:p>
            <text:p text:style-name="P171"><text:s text:c="3"/>621 <text:s text:c="17"/>selfclkd:</text:p>
            <text:p text:style-name="P171"><text:s text:c="3"/>622 <text:s text:c="17"/></text:p>
            <text:p text:style-name="P171"><text:s text:c="3"/>623 <text:s text:c="2"/>01D6 3E2A <text:s text:c="13"/>mvi <text:s text:c="4"/>a,baudsh <text:s text:c="7"/>; Is this a legal rate?</text:p>
            <text:p text:style-name="P171"><text:s text:c="3"/>624 <text:s text:c="2"/>01D8 A6 <text:s text:c="15"/>ana <text:s text:c="4"/>m</text:p>
            <text:p text:style-name="P171"><text:s text:c="3"/>625 <text:s text:c="2"/>01D9 37 <text:s text:c="15"/>stc</text:p>
            <text:p text:style-name="P171"><text:s text:c="3"/>626 <text:s text:c="2"/>01DA C8 <text:s text:c="15"/>rz <text:s text:c="21"/>; return an error if not</text:p>
            <text:p text:style-name="P171"><text:s text:c="3"/>627 <text:s text:c="17"/></text:p>
            <text:p text:style-name="P171"><text:s text:c="3"/>628 <text:s text:c="2"/>01DB 3E04 <text:s text:c="13"/>mvi <text:s text:c="4"/>a,4 <text:s text:c="12"/>; enable sync mode in register 4</text:p>
            <text:p text:style-name="P171"><text:s text:c="3"/>629 <text:s text:c="2"/>01DD D306 <text:s text:c="13"/>out <text:s text:c="4"/>siocmd</text:p>
            <text:p text:style-name="P171"><text:s text:c="3"/>630 <text:s text:c="2"/>01DF 3E0F <text:s text:c="13"/>mvi <text:s text:c="4"/>a,enaslf</text:p>
            <text:p text:style-name="P171"><text:s text:c="3"/>631 <text:s text:c="2"/>01E1 D306 <text:s text:c="13"/>out <text:s text:c="4"/>siocmd</text:p>
            <text:p text:style-name="P171"><text:s text:c="3"/>632 <text:s text:c="17"/></text:p>
            <text:p text:style-name="P171"><text:s text:c="3"/>633 <text:s text:c="2"/>01E3 3E05 <text:s text:c="13"/>mvi <text:s text:c="4"/>a,5 <text:s text:c="12"/>; enable DTR in register 5</text:p>
            <text:p text:style-name="P171"><text:s text:c="3"/>634 <text:s text:c="2"/>01E5 D306 <text:s text:c="13"/>out <text:s text:c="4"/>siocmd</text:p>
            <text:p text:style-name="P171"><text:s text:c="3"/>635 <text:s text:c="2"/>01E7 3EEA <text:s text:c="13"/>mvi <text:s text:c="4"/>a,dtron</text:p>
            <text:p text:style-name="P171"><text:s text:c="3"/>636 <text:s text:c="2"/>01E9 D306 <text:s text:c="13"/>out <text:s text:c="4"/>siocmd</text:p>
            <text:p text:style-name="P171"><text:s text:c="3"/>637 <text:s text:c="17"/></text:p>
            <text:p text:style-name="P171"><text:s text:c="3"/>638 <text:s text:c="2"/>01EB 21CF00 <text:s text:c="11"/>lxi <text:s text:c="4"/>h,scbaudt <text:s text:c="6"/>; point to baud rate table for self-clock mode</text:p>
            <text:p text:style-name="P171"><text:s text:c="3"/>639 <text:s text:c="2"/>01EE C3C901 <text:s text:c="11"/>jmp <text:s text:c="4"/>outbau <text:s text:c="9"/>; program the baud rate generator</text:p>
            <text:p text:style-name="P171"><text:s text:c="3"/>640 <text:s text:c="25"/>endif</text:p>
            <text:p text:style-name="P171"><text:s text:c="3"/>641 <text:s text:c="17"/></text:p>
            <text:p text:style-name="P171"><text:s text:c="3"/>642 <text:s text:c="17"/></text:p>
            <text:p text:style-name="P171"><text:s text:c="3"/>643 <text:s text:c="17"/>; DSBLXMIT: <text:s/>Disable the transmitter if in self clocked mode</text:p>
            <text:p text:style-name="P171"><text:s text:c="3"/>644 <text:s text:c="17"/></text:p>
            <text:p text:style-name="P171"><text:s text:c="3"/>645 <text:s text:c="17"/>dsblxmit:</text:p>
            <text:p text:style-name="P171"><text:s text:c="3"/>646 <text:s text:c="17"/></text:p>
            <text:p text:style-name="P171"><text:s text:c="3"/>647 <text:s text:c="25"/>if <text:s text:c="5"/>slfclkd</text:p>
            <text:p text:style-name="P171"><text:s text:c="3"/>648 <text:s text:c="2"/>01F1 3AC400 <text:s text:c="11"/>lda <text:s text:c="4"/>curbaud <text:s text:c="8"/>; are we in self-clocked mode?</text:p>
            <text:p text:style-name="P171"><text:s text:c="3"/>649 <text:s text:c="2"/>01F4 E608 <text:s text:c="13"/>ani <text:s text:c="4"/>selfmsk</text:p>
            <text:p text:style-name="P171"><text:s text:c="3"/>650 <text:s text:c="2"/>01F6 C8 <text:s text:c="15"/>rz <text:s text:c="21"/>; no--&gt;don't bother</text:p>
            <text:p text:style-name="P171"><text:s text:c="3"/>651 <text:s text:c="17"/></text:p>
            <text:p text:style-name="P179"><text:s text:c="3"/>652 <text:s text:c="2"/>01F7 3E05 <text:s text:c="13"/>mvi <text:s text:c="4"/>a,5 <text:s text:c="12"/>; disable SIO from transmitting by disabling </text:p>
          </table:table-cell>
        </table:table-row>
        <table:table-row>
          <table:table-cell table:style-name="Table68.A2" office:value-type="string">
            <text:p text:style-name="P171">CP/M RMAC ASSEM 1.1 <text:s text:c="4"/>#014 <text:s text:c="3"/>REQUESTER NETWORK I/O SYSTEM FOR ULCNET</text:p>
            <text:p text:style-name="P171"/>
            <text:p text:style-name="P171"><text:s text:c="3"/>653 <text:s text:c="2"/>01F9 D306 <text:s text:c="13"/>out <text:s text:c="4"/>siocmd <text:s text:c="9"/>; DTR in register 5</text:p>
            <text:p text:style-name="P171"><text:s text:c="3"/>654 <text:s text:c="2"/>01FB 3E6A <text:s text:c="13"/>mvi <text:s text:c="4"/>a,dtroff</text:p>
            <text:p text:style-name="P171"><text:s text:c="3"/>655 <text:s text:c="2"/>01FD D306 <text:s text:c="13"/>out <text:s text:c="4"/>siocmd</text:p>
            <text:p text:style-name="P171"><text:s text:c="3"/>656 <text:s text:c="17"/></text:p>
            <text:p text:style-name="P171"><text:s text:c="3"/>657 <text:s text:c="2"/>01FF 3E05 <text:s text:c="13"/>mvi <text:s text:c="4"/>a,5 <text:s text:c="12"/>; Enable receive by re-enabling DTR</text:p>
            <text:p text:style-name="P171"><text:s text:c="3"/>658 <text:s text:c="2"/>0201 D306 <text:s text:c="13"/>out <text:s text:c="4"/>siocmd</text:p>
            <text:p text:style-name="P171"><text:s text:c="3"/>659 <text:s text:c="2"/>0203 3EEA <text:s text:c="13"/>mvi <text:s text:c="4"/>a,dtron</text:p>
            <text:p text:style-name="P171"><text:s text:c="3"/>660 <text:s text:c="2"/>0205 D306 <text:s text:c="13"/>out <text:s text:c="4"/>siocmd</text:p>
            <text:p text:style-name="P171"><text:s text:c="3"/>661 <text:s text:c="25"/>endif</text:p>
            <text:p text:style-name="P171"><text:s text:c="3"/>662 <text:s text:c="17"/></text:p>
            <text:p text:style-name="P171"><text:s text:c="3"/>663 <text:s text:c="2"/>0207 C9 <text:s text:c="15"/>ret</text:p>
            <text:p text:style-name="P171"><text:soft-page-break/><text:s text:c="3"/>664 <text:s text:c="17"/></text:p>
            <text:p text:style-name="P171"><text:s text:c="3"/>665 <text:s text:c="17"/></text:p>
            <text:p text:style-name="P171"><text:s text:c="3"/>666 <text:s text:c="17"/>; XMIT: <text:s/>Transmit the byte in A on network A.</text:p>
            <text:p text:style-name="P171"><text:s text:c="3"/>667 <text:s text:c="17"/></text:p>
            <text:p text:style-name="P171"><text:s text:c="3"/>668 <text:s text:c="17"/></text:p>
            <text:p text:style-name="P171"><text:s text:c="3"/>669 <text:s text:c="17"/>xmit:</text:p>
            <text:p text:style-name="P171"><text:s text:c="3"/>670 <text:s text:c="17"/></text:p>
            <text:p text:style-name="P171"><text:s text:c="3"/>671 <text:s text:c="25"/>if <text:s text:c="5"/>not interrupts</text:p>
            <text:p text:style-name="P171"><text:s text:c="3"/>672 <text:s text:c="2"/>0208 F5 <text:s text:c="15"/>push <text:s text:c="3"/>psw</text:p>
            <text:p text:style-name="P171"><text:s text:c="3"/>673 <text:s text:c="17"/></text:p>
            <text:p text:style-name="P171"><text:s text:c="3"/>674 <text:s text:c="17"/>xmit1:</text:p>
            <text:p text:style-name="P171"><text:s text:c="3"/>675 <text:s text:c="17"/></text:p>
            <text:p text:style-name="P171"><text:s text:c="3"/>676 <text:s text:c="2"/>0209 DB06 <text:s text:c="13"/>in <text:s text:c="5"/>siostat <text:s text:c="8"/>; don't overrun the transmitter if we're</text:p>
            <text:p text:style-name="P171"><text:s text:c="3"/>677 <text:s text:c="2"/>020B E604 <text:s text:c="13"/>ani <text:s text:c="4"/>xrdymsk <text:s text:c="8"/>; <text:s/>interrupt-driven; wait for TxReady</text:p>
            <text:p text:style-name="P171"><text:s text:c="3"/>678 <text:s text:c="2"/>020D CA0902 <text:s text:c="11"/>jz <text:s text:c="5"/>xmit1</text:p>
            <text:p text:style-name="P171"><text:s text:c="3"/>679 <text:s text:c="17"/></text:p>
            <text:p text:style-name="P171"><text:s text:c="3"/>680 <text:s text:c="2"/>0210 F1 <text:s text:c="15"/>pop <text:s text:c="4"/>psw</text:p>
            <text:p text:style-name="P171"><text:s text:c="3"/>681 <text:s text:c="25"/>endif</text:p>
            <text:p text:style-name="P171"><text:s text:c="3"/>682 <text:s text:c="17"/></text:p>
            <text:p text:style-name="P171"><text:s text:c="3"/>683 <text:s text:c="2"/>0211 D304 <text:s text:c="13"/>out <text:s text:c="4"/>sioxmit <text:s text:c="8"/>; blast that byte</text:p>
            <text:p text:style-name="P171"><text:s text:c="3"/>684 <text:s text:c="2"/>0213 C9 <text:s text:c="15"/>ret</text:p>
            <text:p text:style-name="P171"><text:s text:c="3"/>685 <text:s text:c="17"/></text:p>
            <text:p text:style-name="P171"><text:s text:c="3"/>686 <text:s text:c="17"/></text:p>
            <text:p text:style-name="P171"><text:s text:c="3"/>687 <text:s text:c="17"/>; RECV: <text:s/>Receive a byte from Network A. Set the carry flag if there was</text:p>
            <text:p text:style-name="P171"><text:s text:c="3"/>688 <text:s text:c="17"/>; <text:s text:c="7"/>a receive error.</text:p>
            <text:p text:style-name="P171"><text:s text:c="3"/>689 <text:s text:c="17"/>;</text:p>
            <text:p text:style-name="P171"><text:s text:c="3"/>690 <text:s text:c="17"/>; <text:s text:c="7"/>For Z80-SIO receive errors are handled by the special receive</text:p>
            <text:p text:style-name="P171"><text:s text:c="3"/>691 <text:s text:c="17"/>; <text:s text:c="7"/>condition interrupts.</text:p>
            <text:p text:style-name="P171"><text:s text:c="3"/>692 <text:s text:c="17"/></text:p>
            <text:p text:style-name="P171"><text:s text:c="3"/>693 <text:s text:c="17"/>recv:</text:p>
            <text:p text:style-name="P171"><text:s text:c="3"/>694 <text:s text:c="17"/></text:p>
            <text:p text:style-name="P171"><text:s text:c="3"/>695 <text:s text:c="25"/>if <text:s text:c="5"/>not interrupts</text:p>
            <text:p text:style-name="P171"><text:s text:c="3"/>696 <text:s text:c="2"/>0214 CD5D02 <text:s text:c="11"/>call <text:s text:c="3"/>netidle </text:p>
            <text:p text:style-name="P171"><text:s text:c="3"/>697 <text:s text:c="2"/>0217 DA2702 <text:s text:c="11"/>jc <text:s text:c="5"/>rto <text:s text:c="12"/>; set error condition if the net went idle</text:p>
            <text:p text:style-name="P171"><text:s text:c="3"/>698 <text:s text:c="17"/></text:p>
            <text:p text:style-name="P171"><text:s text:c="3"/>699 <text:s text:c="2"/>021A DB06 <text:s text:c="13"/>in <text:s text:c="5"/>siostat <text:s text:c="8"/>; else--&gt;wait until a character is in the</text:p>
            <text:p text:style-name="P171"><text:s text:c="3"/>700 <text:s text:c="2"/>021C E601 <text:s text:c="13"/>ani <text:s text:c="4"/>rrdymsk <text:s text:c="8"/>; <text:s text:c="3"/>buffer</text:p>
            <text:p text:style-name="P171"><text:s text:c="3"/>701 <text:s text:c="2"/>021E CA1402 <text:s text:c="11"/>jz <text:s text:c="5"/>recv</text:p>
            <text:p text:style-name="P171"><text:s text:c="3"/>702 <text:s text:c="17"/></text:p>
            <text:p text:style-name="P171"><text:s text:c="3"/>703 <text:s text:c="2"/>0221 CD2A02 <text:s text:c="11"/>call <text:s text:c="3"/>chkstat <text:s text:c="8"/>; check for receive errors</text:p>
            <text:p text:style-name="P171"><text:s text:c="3"/>704 <text:s text:c="17"/></text:p>
            <text:p text:style-name="P171"><text:s text:c="3"/>705 <text:s text:c="25"/>else</text:p>
            <text:p text:style-name="P179"><text:s text:c="3"/>706 <text:s text:c="25"/>ana <text:s text:c="4"/>a <text:s text:c="14"/>; clear carry flag</text:p>
          </table:table-cell>
        </table:table-row>
        <table:table-row>
          <table:table-cell table:style-name="Table68.A2" office:value-type="string">
            <text:p text:style-name="P171">CP/M RMAC ASSEM 1.1 <text:s text:c="4"/>#015 <text:s text:c="3"/>REQUESTER NETWORK I/O SYSTEM FOR ULCNET</text:p>
            <text:p text:style-name="P171"/>
            <text:p text:style-name="P171"><text:s text:c="3"/>707 <text:s text:c="25"/>endif</text:p>
            <text:p text:style-name="P171"><text:s text:c="3"/>708 <text:s text:c="17"/></text:p>
            <text:p text:style-name="P171"><text:s text:c="3"/>709 <text:s text:c="2"/>0224 DB04 <text:s text:c="13"/>in <text:s text:c="5"/>siorecv <text:s text:c="8"/>; input the character</text:p>
            <text:p text:style-name="P171"><text:s text:c="3"/>710 <text:s text:c="2"/>0226 C9 <text:s text:c="15"/>ret</text:p>
            <text:p text:style-name="P171"><text:s text:c="3"/>711 <text:s text:c="17"/></text:p>
            <text:p text:style-name="P171"><text:s text:c="3"/>712 <text:s text:c="17"/>rto: <text:s text:c="27"/>; set an error</text:p>
            <text:p text:style-name="P171"><text:s text:c="3"/>713 <text:s text:c="17"/></text:p>
            <text:p text:style-name="P171"><text:s text:c="3"/>714 <text:s text:c="2"/>0227 AF <text:s text:c="15"/>xra <text:s text:c="4"/>a</text:p>
            <text:p text:style-name="P171"><text:s text:c="3"/>715 <text:s text:c="2"/>0228 37 <text:s text:c="15"/>stc</text:p>
            <text:p text:style-name="P171"><text:s text:c="3"/>716 <text:s text:c="2"/>0229 C9 <text:s text:c="15"/>ret</text:p>
            <text:p text:style-name="P171"><text:s text:c="3"/>717 <text:s text:c="25"/></text:p>
            <text:p text:style-name="P171"><text:s text:c="3"/>718 <text:s text:c="17"/></text:p>
            <text:p text:style-name="P171"><text:s text:c="3"/>719 <text:s text:c="17"/>; CHKSTAT: <text:s/>Check error status bits of a receive error. <text:s/>If not error then</text:p>
            <text:p text:style-name="P171"><text:s text:c="3"/>720 <text:s text:c="17"/>; <text:s text:c="10"/>clear the carry flag and return. <text:s/>Otherwise figure out which</text:p>
            <text:p text:style-name="P171"><text:s text:c="3"/>721 <text:s text:c="17"/>; <text:s text:c="10"/>error occured and increment its counter and set the carry flag.</text:p>
            <text:p text:style-name="P171"><text:s text:c="3"/>722 <text:s text:c="17"/>; <text:s text:c="10"/>Issue an error reset command to the UART.</text:p>
            <text:p text:style-name="P171"><text:s text:c="3"/>723 <text:s text:c="17"/></text:p>
            <text:p text:style-name="P171"><text:s text:c="3"/>724 <text:s text:c="17"/></text:p>
            <text:p text:style-name="P171"><text:s text:c="3"/>725 <text:s text:c="17"/>chkstat:</text:p>
            <text:p text:style-name="P171"><text:s text:c="3"/>726 <text:s text:c="17"/></text:p>
            <text:p text:style-name="P171"><text:s text:c="3"/>727 <text:s text:c="2"/>022A 3E01 <text:s text:c="13"/>mvi <text:s text:c="4"/>a,1 <text:s text:c="12"/>; get error status from SIO read register 1</text:p>
            <text:p text:style-name="P171"><text:s text:c="3"/>728 <text:s text:c="2"/>022C D306 <text:s text:c="13"/>out <text:s text:c="4"/>siocmd</text:p>
            <text:p text:style-name="P171"><text:s text:c="3"/>729 <text:s text:c="2"/>022E DB06 <text:s text:c="13"/>in <text:s text:c="5"/>siostat</text:p>
            <text:p text:style-name="P171"><text:s text:c="3"/>730 <text:s text:c="17"/></text:p>
            <text:p text:style-name="P171"><text:s text:c="3"/>731 <text:s text:c="2"/>0230 E670 <text:s text:c="13"/>ani <text:s text:c="4"/>errbits</text:p>
            <text:p text:style-name="P171"><text:s text:c="3"/>732 <text:s text:c="2"/>0232 C8 <text:s text:c="15"/>rz <text:s text:c="21"/>; no error occurred--&gt;all done</text:p>
            <text:p text:style-name="P171"><text:s text:c="3"/>733 <text:s text:c="17"/></text:p>
            <text:p text:style-name="P171"><text:s text:c="3"/>734 <text:s text:c="25"/>if <text:s text:c="5"/>netstats <text:s text:c="7"/>; gather statistics on the type of error</text:p>
            <text:p text:style-name="P171"><text:s text:c="3"/>735 <text:s text:c="2"/>0233 47 <text:s text:c="15"/>mov <text:s text:c="4"/>b,a</text:p>
            <text:p text:style-name="P171"><text:s text:c="3"/>736 <text:s text:c="2"/>0234 E610 <text:s text:c="13"/>ani <text:s text:c="4"/>pmsk</text:p>
            <text:p text:style-name="P171"><text:s text:c="3"/>737 <text:s text:c="2"/>0236 CA3F02 <text:s text:c="11"/>jz <text:s text:c="5"/>np <text:s text:c="13"/>; not a parity error</text:p>
            <text:p text:style-name="P171"><text:soft-page-break/><text:s text:c="3"/>738 <text:s text:c="17"/></text:p>
            <text:p text:style-name="P171"><text:s text:c="3"/>739 <text:s text:c="2"/>0239 210000 <text:s text:c="11"/>lxi <text:s text:c="4"/>h,parcntr <text:s text:c="6"/>; else--&gt;</text:p>
            <text:p text:style-name="P171"><text:s text:c="3"/>740 <text:s text:c="2"/>023C CD0000 <text:s text:c="11"/>call <text:s text:c="3"/>inccntr <text:s text:c="8"/>; increment parity error counter</text:p>
            <text:p text:style-name="P171"><text:s text:c="3"/>741 <text:s text:c="17"/></text:p>
            <text:p text:style-name="P171"><text:s text:c="3"/>742 <text:s text:c="17"/>np:</text:p>
            <text:p text:style-name="P171"><text:s text:c="3"/>743 <text:s text:c="17"/></text:p>
            <text:p text:style-name="P171"><text:s text:c="3"/>744 <text:s text:c="2"/>023F 78 <text:s text:c="15"/>mov <text:s text:c="4"/>a,b</text:p>
            <text:p text:style-name="P171"><text:s text:c="3"/>745 <text:s text:c="2"/>0240 E605 <text:s text:c="13"/>ani <text:s text:c="4"/>obit</text:p>
            <text:p text:style-name="P171"><text:s text:c="3"/>746 <text:s text:c="2"/>0242 CA4B02 <text:s text:c="11"/>jz <text:s text:c="5"/>no <text:s text:c="13"/>; not an overrun</text:p>
            <text:p text:style-name="P171"><text:s text:c="3"/>747 <text:s text:c="17"/></text:p>
            <text:p text:style-name="P171"><text:s text:c="3"/>748 <text:s text:c="2"/>0245 210000 <text:s text:c="11"/>lxi <text:s text:c="4"/>h,ovrcntr <text:s text:c="6"/>; else--&gt;</text:p>
            <text:p text:style-name="P171"><text:s text:c="3"/>749 <text:s text:c="2"/>0248 CD0000 <text:s text:c="11"/>call <text:s text:c="3"/>inccntr <text:s text:c="8"/>; increment overrun counter</text:p>
            <text:p text:style-name="P171"><text:s text:c="3"/>750 <text:s text:c="17"/></text:p>
            <text:p text:style-name="P171"><text:s text:c="3"/>751 <text:s text:c="17"/>no:</text:p>
            <text:p text:style-name="P171"><text:s text:c="3"/>752 <text:s text:c="17"/></text:p>
            <text:p text:style-name="P171"><text:s text:c="3"/>753 <text:s text:c="2"/>024B 78 <text:s text:c="15"/>mov <text:s text:c="4"/>a,b</text:p>
            <text:p text:style-name="P171"><text:s text:c="3"/>754 <text:s text:c="2"/>024C E606 <text:s text:c="13"/>ani <text:s text:c="4"/>fbit</text:p>
            <text:p text:style-name="P171"><text:s text:c="3"/>755 <text:s text:c="2"/>024E CA5702 <text:s text:c="11"/>jz <text:s text:c="5"/>nf <text:s text:c="13"/>; not a framing error</text:p>
            <text:p text:style-name="P171"><text:s text:c="3"/>756 <text:s text:c="17"/></text:p>
            <text:p text:style-name="P171"><text:s text:c="3"/>757 <text:s text:c="2"/>0251 210000 <text:s text:c="11"/>lxi <text:s text:c="4"/>h,frmcntr <text:s text:c="6"/>; else--&gt;</text:p>
            <text:p text:style-name="P171"><text:s text:c="3"/>758 <text:s text:c="2"/>0254 CD0000 <text:s text:c="11"/>call <text:s text:c="3"/>inccntr <text:s text:c="8"/>; increment framing error counter</text:p>
            <text:p text:style-name="P171"><text:s text:c="3"/>759 <text:s text:c="17"/></text:p>
            <text:p text:style-name="P179"><text:s text:c="3"/>760 <text:s text:c="17"/>nf:</text:p>
          </table:table-cell>
        </table:table-row>
        <table:table-row>
          <table:table-cell table:style-name="Table68.A2" office:value-type="string">
            <text:p text:style-name="P171">CP/M RMAC ASSEM 1.1 <text:s text:c="4"/>#016 <text:s text:c="3"/>REQUESTER NETWORK I/O SYSTEM FOR ULCNET</text:p>
            <text:p text:style-name="P171"/>
            <text:p text:style-name="P171"><text:s text:c="3"/>761 <text:s text:c="25"/>endif</text:p>
            <text:p text:style-name="P171"><text:s text:c="3"/>762 <text:s text:c="17"/></text:p>
            <text:p text:style-name="P171"><text:s text:c="3"/>763 <text:s text:c="2"/>0257 3E30 <text:s text:c="13"/>mvi <text:s text:c="4"/>a,errst <text:s text:c="8"/>; reset error condition</text:p>
            <text:p text:style-name="P171"><text:s text:c="3"/>764 <text:s text:c="2"/>0259 D306 <text:s text:c="13"/>out <text:s text:c="4"/>siocmd</text:p>
            <text:p text:style-name="P171"><text:s text:c="3"/>765 <text:s text:c="2"/>025B 37 <text:s text:c="15"/>stc <text:s text:c="20"/>; signal an error</text:p>
            <text:p text:style-name="P171"><text:s text:c="3"/>766 <text:s text:c="2"/>025C C9 <text:s text:c="15"/>ret</text:p>
            <text:p text:style-name="P171"><text:s text:c="3"/>767 <text:s text:c="33"/></text:p>
            <text:p text:style-name="P171"><text:s text:c="3"/>768 <text:s text:c="17"/></text:p>
            <text:p text:style-name="P171"><text:s text:c="3"/>769 <text:s text:c="17"/></text:p>
            <text:p text:style-name="P171"><text:s text:c="3"/>770 <text:s text:c="17"/>; NETIDLE: <text:s/>See if network A is idle. If idle then set the carry flag.</text:p>
            <text:p text:style-name="P171"><text:s text:c="3"/>771 <text:s text:c="17"/></text:p>
            <text:p text:style-name="P171"><text:s text:c="3"/>772 <text:s text:c="17"/>netidle:</text:p>
            <text:p text:style-name="P171"><text:s text:c="3"/>773 <text:s text:c="17"/></text:p>
            <text:p text:style-name="P171"><text:s text:c="3"/>774 <text:s text:c="2"/>025D 3E10 <text:s text:c="13"/>mvi <text:s text:c="4"/>a,10h <text:s text:c="10"/>; reset interrupts</text:p>
            <text:p text:style-name="P171"><text:s text:c="3"/>775 <text:s text:c="2"/>025F D306 <text:s text:c="13"/>out <text:s text:c="4"/>siocmd</text:p>
            <text:p text:style-name="P171"><text:s text:c="3"/>776 <text:s text:c="2"/>0261 D306 <text:s text:c="13"/>out <text:s text:c="4"/>siocmd <text:s text:c="9"/>; do it twice to reject glitches on DCD</text:p>
            <text:p text:style-name="P171"><text:s text:c="3"/>777 <text:s text:c="17"/></text:p>
            <text:p text:style-name="P171"><text:s text:c="3"/>778 <text:s text:c="2"/>0263 DB06 <text:s text:c="13"/>in <text:s text:c="5"/>siostat <text:s text:c="8"/>; is there a data-carrier detect?</text:p>
            <text:p text:style-name="P171"><text:s text:c="3"/>779 <text:s text:c="2"/>0265 E608 <text:s text:c="13"/>ani <text:s text:c="4"/>carmsk</text:p>
            <text:p text:style-name="P171"><text:s text:c="3"/>780 <text:s text:c="2"/>0267 C8 <text:s text:c="15"/>rz <text:s text:c="21"/>; yes--&gt;net is in use--&gt;carry flag cleared</text:p>
            <text:p text:style-name="P171"><text:s text:c="3"/>781 <text:s text:c="17"/></text:p>
            <text:p text:style-name="P171"><text:s text:c="3"/>782 <text:s text:c="2"/>0268 AF <text:s text:c="15"/>xra <text:s text:c="4"/>a</text:p>
            <text:p text:style-name="P171"><text:s text:c="3"/>783 <text:s text:c="2"/>0269 CD9A01 <text:s text:c="11"/>call <text:s text:c="3"/>setbaud <text:s text:c="8"/>; net is idle--&gt;reset to hailing rate (9600)</text:p>
            <text:p text:style-name="P171"><text:s text:c="3"/>784 <text:s text:c="2"/>026C 37 <text:s text:c="15"/>stc <text:s text:c="20"/>; set net idle to true</text:p>
            <text:p text:style-name="P171"><text:s text:c="3"/>785 <text:s text:c="2"/>026D C9 <text:s text:c="15"/>ret</text:p>
            <text:p text:style-name="P171"><text:s text:c="3"/>786 <text:s text:c="17"/></text:p>
            <text:p text:style-name="P171"><text:s text:c="3"/>787 <text:s text:c="17"/></text:p>
            <text:p text:style-name="P171"><text:s text:c="3"/>788 <text:s text:c="25"/>if <text:s text:c="5"/>interrupts</text:p>
            <text:p text:style-name="P171"><text:s text:c="3"/>789 <text:s text:c="17"/></text:p>
            <text:p text:style-name="P171"><text:s text:c="3"/>790 <text:s text:c="17"/>; ENBLRECV: <text:s/>Enable the channel A receiver interrupts.</text:p>
            <text:p text:style-name="P171"><text:s text:c="3"/>791 <text:s text:c="17"/></text:p>
            <text:p text:style-name="P171"><text:s text:c="3"/>792 <text:s text:c="17"/>enblrecv:</text:p>
            <text:p text:style-name="P171"><text:s text:c="3"/>793 <text:s text:c="17"/></text:p>
            <text:p text:style-name="P171"><text:s text:c="3"/>794 <text:s text:c="25"/>mvi <text:s text:c="4"/>a,1 <text:s text:c="12"/>; enable interrupts on all characters</text:p>
            <text:p text:style-name="P171"><text:s text:c="3"/>795 <text:s text:c="25"/>out <text:s text:c="4"/>siocmd</text:p>
            <text:p text:style-name="P171"><text:s text:c="3"/>796 <text:s text:c="25"/>mvi <text:s text:c="4"/>a,011h <text:s text:c="9"/>; NOTE: This mask would have to be 015h on</text:p>
            <text:p text:style-name="P171"><text:s text:c="3"/>797 <text:s text:c="25"/>out <text:s text:c="4"/>siocmd <text:s text:c="9"/>; <text:s/>channel B</text:p>
            <text:p text:style-name="P171"><text:s text:c="3"/>798 <text:s text:c="25"/>ret</text:p>
            <text:p text:style-name="P171"><text:s text:c="3"/>799 <text:s text:c="17"/></text:p>
            <text:p text:style-name="P171"><text:s text:c="3"/>800 <text:s text:c="17"/>; DSBLRECV: <text:s/>Disable the channel A receiver interrupts.</text:p>
            <text:p text:style-name="P171"><text:s text:c="3"/>801 <text:s text:c="17"/></text:p>
            <text:p text:style-name="P171"><text:s text:c="3"/>802 <text:s text:c="17"/>dsblrecv:</text:p>
            <text:p text:style-name="P171"><text:s text:c="3"/>803 <text:s text:c="17"/></text:p>
            <text:p text:style-name="P171"><text:s text:c="3"/>804 <text:s text:c="25"/>mvi <text:s text:c="4"/>a,1 <text:s text:c="12"/>; Disable interrupts on received characters</text:p>
            <text:p text:style-name="P171"><text:s text:c="3"/>805 <text:s text:c="25"/>out <text:s text:c="4"/>siocmd <text:s text:c="9"/>; <text:s text:c="2"/>(Keep status interrupts enabled)</text:p>
            <text:p text:style-name="P171"><text:s text:c="3"/>806 <text:s text:c="25"/>out <text:s text:c="4"/>siocmd <text:s text:c="9"/>; NOTE: <text:s/>Channel B mask is 05h</text:p>
            <text:p text:style-name="P171"><text:s text:c="3"/>807 <text:s text:c="25"/>ret</text:p>
            <text:p text:style-name="P171"><text:s text:c="3"/>808 <text:s text:c="17"/></text:p>
            <text:p text:style-name="P171"><text:s text:c="3"/>809 <text:s text:c="25"/>endif</text:p>
            <text:p text:style-name="P171"><text:s text:c="3"/>810 <text:s text:c="17"/></text:p>
            <text:p text:style-name="P171"><text:s text:c="3"/>811 <text:s text:c="17"/></text:p>
            <text:p text:style-name="P171"><text:soft-page-break/><text:s text:c="3"/>812 <text:s text:c="17"/>; PGMUART: <text:s/>Program the Network UART channel</text:p>
            <text:p text:style-name="P171"><text:s text:c="3"/>813 <text:s text:c="17"/></text:p>
            <text:p text:style-name="P179"><text:s text:c="3"/>814 <text:s text:c="17"/>pgmuart:</text:p>
          </table:table-cell>
        </table:table-row>
        <table:table-row>
          <table:table-cell table:style-name="Table68.A2" office:value-type="string">
            <text:p text:style-name="P171">CP/M RMAC ASSEM 1.1 <text:s text:c="4"/>#017 <text:s text:c="3"/>REQUESTER NETWORK I/O SYSTEM FOR ULCNET</text:p>
            <text:p text:style-name="P171"/>
            <text:p text:style-name="P171"><text:s text:c="3"/>815 <text:s text:c="17"/></text:p>
            <text:p text:style-name="P171"><text:s text:c="3"/>816 <text:s text:c="25"/>if <text:s text:c="5"/>interrupts</text:p>
            <text:p text:style-name="P171"><text:s text:c="3"/>817 <text:s text:c="49"/>; The 820 already has the SIO vector address</text:p>
            <text:p text:style-name="P171"><text:s text:c="3"/>818 <text:s text:c="49"/>; programmed from channel B. <text:s/>Other </text:p>
            <text:p text:style-name="P171"><text:s text:c="3"/>819 <text:s text:c="49"/>; implementations will have to provide linkage</text:p>
            <text:p text:style-name="P171"><text:s text:c="3"/>820 <text:s text:c="49"/>; to the vector area in the main XIOS, and </text:p>
            <text:p text:style-name="P171"><text:s text:c="3"/>821 <text:s text:c="49"/>; load the vector offset into SIO write </text:p>
            <text:p text:style-name="P171"><text:s text:c="3"/>822 <text:s text:c="49"/>; register 2</text:p>
            <text:p text:style-name="P171"><text:s text:c="3"/>823 <text:s text:c="17"/></text:p>
            <text:p text:style-name="P171"><text:s text:c="3"/>824 <text:s text:c="25"/>lxi <text:s text:c="4"/>h,niisr <text:s text:c="8"/>; load status interrupt service routine vector</text:p>
            <text:p text:style-name="P171"><text:s text:c="3"/>825 <text:s text:c="25"/>shld <text:s text:c="3"/>siov5</text:p>
            <text:p text:style-name="P171"><text:s text:c="3"/>826 <text:s text:c="25"/>lxi <text:s text:c="4"/>h,dlisr <text:s text:c="8"/>; load transmit ISR vector</text:p>
            <text:p text:style-name="P171"><text:s text:c="3"/>827 <text:s text:c="25"/>shld <text:s text:c="3"/>siov6</text:p>
            <text:p text:style-name="P171"><text:s text:c="3"/>828 <text:s text:c="25"/>lxi <text:s text:c="4"/>h,reisr <text:s text:c="8"/>; load receiv ISR vector</text:p>
            <text:p text:style-name="P171"><text:s text:c="3"/>829 <text:s text:c="25"/>shld <text:s text:c="3"/>siov7</text:p>
            <text:p text:style-name="P171"><text:s text:c="3"/>830 <text:s text:c="25"/>endif</text:p>
            <text:p text:style-name="P171"><text:s text:c="3"/>831 <text:s text:c="17"/></text:p>
            <text:p text:style-name="P171"><text:s text:c="3"/>832 <text:s text:c="2"/>026E 21D500 <text:s text:c="11"/>lxi <text:s text:c="4"/>h,sioiblk <text:s text:c="6"/>; point to SIO initialization block</text:p>
            <text:p text:style-name="P171"><text:s text:c="3"/>833 <text:s text:c="2"/>0271 060C <text:s text:c="13"/>mvi <text:s text:c="4"/>b,sioilen <text:s text:c="6"/>; length of block</text:p>
            <text:p text:style-name="P171"><text:s text:c="3"/>834 <text:s text:c="2"/>0273 F3 <text:s text:c="15"/>di</text:p>
            <text:p text:style-name="P171"><text:s text:c="3"/>835 <text:s text:c="17"/></text:p>
            <text:p text:style-name="P171"><text:s text:c="3"/>836 <text:s text:c="17"/>pgm1:</text:p>
            <text:p text:style-name="P171"><text:s text:c="3"/>837 <text:s text:c="17"/></text:p>
            <text:p text:style-name="P171"><text:s text:c="3"/>838 <text:s text:c="2"/>0274 7E <text:s text:c="15"/>mov <text:s text:c="4"/>a,m <text:s text:c="12"/>; output the block to the SIO</text:p>
            <text:p text:style-name="P171"><text:s text:c="3"/>839 <text:s text:c="2"/>0275 D306 <text:s text:c="13"/>out <text:s text:c="4"/>siocmd</text:p>
            <text:p text:style-name="P171"><text:s text:c="3"/>840 <text:s text:c="2"/>0277 23 <text:s text:c="15"/>inx <text:s text:c="4"/>h</text:p>
            <text:p text:style-name="P171"><text:s text:c="3"/>841 <text:s text:c="2"/>0278 05 <text:s text:c="15"/>dcr <text:s text:c="4"/>b</text:p>
            <text:p text:style-name="P171"><text:s text:c="3"/>842 <text:s text:c="2"/>0279 C27402 <text:s text:c="11"/>jnz <text:s text:c="4"/>pgm1</text:p>
            <text:p text:style-name="P171"><text:s text:c="3"/>843 <text:s text:c="17"/></text:p>
            <text:p text:style-name="P171"><text:s text:c="3"/>844 <text:s text:c="2"/>027C FB <text:s text:c="15"/>ei</text:p>
            <text:p text:style-name="P171"><text:s text:c="3"/>845 <text:s text:c="2"/>027D AF <text:s text:c="15"/>xra <text:s text:c="4"/>a <text:s text:c="14"/>; set up hailing baud rate = 9600</text:p>
            <text:p text:style-name="P171"><text:s text:c="3"/>846 <text:s text:c="2"/>027E CD9A01 <text:s text:c="11"/>call <text:s text:c="3"/>setbaud</text:p>
            <text:p text:style-name="P171"><text:s text:c="3"/>847 <text:s text:c="2"/>0281 C9 <text:s text:c="15"/>ret</text:p>
            <text:p text:style-name="P171"><text:s text:c="3"/>848 <text:s text:c="17"/></text:p>
            <text:p text:style-name="P171"><text:s text:c="3"/>849 <text:s text:c="17"/></text:p>
            <text:p text:style-name="P171"><text:s text:c="3"/>850 <text:s text:c="17"/>; INITUART: <text:s/>Initialize the uart for network A by issuing a reset command</text:p>
            <text:p text:style-name="P171"><text:s text:c="3"/>851 <text:s text:c="17"/>; <text:s text:c="11"/>and clearing out the receive buffer.</text:p>
            <text:p text:style-name="P171"><text:s text:c="3"/>852 <text:s text:c="17"/></text:p>
            <text:p text:style-name="P171"><text:s text:c="3"/>853 <text:s text:c="17"/>inituart:</text:p>
            <text:p text:style-name="P171"><text:s text:c="3"/>854 <text:s text:c="17"/></text:p>
            <text:p text:style-name="P171"><text:s text:c="3"/>855 <text:s text:c="2"/>0282 3E03 <text:s text:c="13"/>mvi <text:s text:c="4"/>a,3 <text:s text:c="12"/>; disable the receiver through register 3</text:p>
            <text:p text:style-name="P171"><text:s text:c="3"/>856 <text:s text:c="2"/>0284 D306 <text:s text:c="13"/>out <text:s text:c="4"/>siocmd</text:p>
            <text:p text:style-name="P171"><text:s text:c="3"/>857 <text:s text:c="2"/>0286 3EC0 <text:s text:c="13"/>mvi <text:s text:c="4"/>a,disrcv</text:p>
            <text:p text:style-name="P171"><text:s text:c="3"/>858 <text:s text:c="2"/>0288 D306 <text:s text:c="13"/>out <text:s text:c="4"/>siocmd</text:p>
            <text:p text:style-name="P171"><text:s text:c="3"/>859 <text:s text:c="17"/></text:p>
            <text:p text:style-name="P171"><text:s text:c="3"/>860 <text:s text:c="2"/>028A DB06 <text:s text:c="13"/>in <text:s text:c="5"/>siostat <text:s text:c="8"/>; is there a garbage byte?</text:p>
            <text:p text:style-name="P171"><text:s text:c="3"/>861 <text:s text:c="2"/>028C E601 <text:s text:c="13"/>ani <text:s text:c="4"/>rrdymsk</text:p>
            <text:p text:style-name="P171"><text:s text:c="3"/>862 <text:s text:c="2"/>028E CA9602 <text:s text:c="11"/>jz <text:s text:c="5"/>initu <text:s text:c="10"/>; no--&gt;continue initialization</text:p>
            <text:p text:style-name="P171"><text:s text:c="3"/>863 <text:s text:c="17"/></text:p>
            <text:p text:style-name="P171"><text:s text:c="3"/>864 <text:s text:c="2"/>0291 DB04 <text:s text:c="13"/>in <text:s text:c="5"/>siorecv <text:s text:c="8"/>; else--&gt;eat the character</text:p>
            <text:p text:style-name="P171"><text:s text:c="3"/>865 <text:s text:c="2"/>0293 C38202 <text:s text:c="11"/>jmp <text:s text:c="4"/>inituart <text:s text:c="7"/>; try again</text:p>
            <text:p text:style-name="P171"><text:s text:c="3"/>866 <text:s text:c="17"/></text:p>
            <text:p text:style-name="P171"><text:s text:c="3"/>867 <text:s text:c="17"/>initu:</text:p>
            <text:p text:style-name="P179"><text:s text:c="3"/>868 <text:s text:c="17"/></text:p>
          </table:table-cell>
        </table:table-row>
        <table:table-row>
          <table:table-cell table:style-name="Table68.A2" office:value-type="string">
            <text:p text:style-name="P171">CP/M RMAC ASSEM 1.1 <text:s text:c="4"/>#018 <text:s text:c="3"/>REQUESTER NETWORK I/O SYSTEM FOR ULCNET</text:p>
            <text:p text:style-name="P171"/>
            <text:p text:style-name="P171"><text:s text:c="3"/>869 <text:s text:c="2"/>0296 3E30 <text:s text:c="13"/>mvi <text:s text:c="4"/>a,errst <text:s text:c="8"/>; reset error conditions</text:p>
            <text:p text:style-name="P171"><text:s text:c="3"/>870 <text:s text:c="2"/>0298 D306 <text:s text:c="13"/>out <text:s text:c="4"/>siocmd</text:p>
            <text:p text:style-name="P171"><text:s text:c="3"/>871 <text:s text:c="17"/></text:p>
            <text:p text:style-name="P171"><text:s text:c="3"/>872 <text:s text:c="2"/>029A 3E03 <text:s text:c="13"/>mvi <text:s text:c="4"/>a,3 <text:s text:c="12"/>; re-enable the receiver</text:p>
            <text:p text:style-name="P171"><text:s text:c="3"/>873 <text:s text:c="2"/>029C D306 <text:s text:c="13"/>out <text:s text:c="4"/>siocmd</text:p>
            <text:p text:style-name="P171"><text:s text:c="3"/>874 <text:s text:c="2"/>029E 3EC1 <text:s text:c="13"/>mvi <text:s text:c="4"/>a,enarcv</text:p>
            <text:p text:style-name="P171"><text:s text:c="3"/>875 <text:s text:c="2"/>02A0 D306 <text:s text:c="13"/>out <text:s text:c="4"/>siocmd</text:p>
            <text:p text:style-name="P171"><text:s text:c="3"/>876 <text:s text:c="17"/></text:p>
            <text:p text:style-name="P171"><text:s text:c="3"/>877 <text:s text:c="2"/>02A2 C9 <text:s text:c="15"/>ret</text:p>
            <text:p text:style-name="P171"><text:s text:c="3"/>878 <text:s text:c="17"/></text:p>
            <text:p text:style-name="P171"><text:s text:c="3"/>879 <text:s text:c="17"/>; INITRECV: <text:s/>Initialize a receive operation</text:p>
            <text:p text:style-name="P171"><text:s text:c="3"/>880 <text:s text:c="17"/></text:p>
            <text:p text:style-name="P171"><text:s text:c="3"/>881 <text:s text:c="17"/>initrecv:</text:p>
            <text:p text:style-name="P171"><text:soft-page-break/><text:s text:c="3"/>882 <text:s text:c="17"/></text:p>
            <text:p text:style-name="P171"><text:s text:c="3"/>883 <text:s text:c="2"/>02A3 CD8202 <text:s text:c="11"/>call <text:s text:c="3"/>inituart</text:p>
            <text:p text:style-name="P171"><text:s text:c="3"/>884 <text:s text:c="17"/></text:p>
            <text:p text:style-name="P171"><text:s text:c="3"/>885 <text:s text:c="25"/>if <text:s text:c="5"/>interrupts</text:p>
            <text:p text:style-name="P171"><text:s text:c="3"/>886 <text:s text:c="25"/>call <text:s text:c="3"/>enblrecv <text:s text:c="7"/>; enable receiver interrupts</text:p>
            <text:p text:style-name="P171"><text:s text:c="3"/>887 <text:s text:c="25"/>endif</text:p>
            <text:p text:style-name="P171"><text:s text:c="3"/>888 <text:s text:c="17"/></text:p>
            <text:p text:style-name="P171"><text:s text:c="3"/>889 <text:s text:c="2"/>02A6 C9 <text:s text:c="15"/>ret</text:p>
            <text:p text:style-name="P171"><text:s text:c="3"/>890 <text:s text:c="17"/></text:p>
            <text:p text:style-name="P171"><text:s text:c="3"/>891 <text:s text:c="17"/></text:p>
            <text:p text:style-name="P171"><text:s text:c="3"/>892 <text:s text:c="17"/>; WAIT - Wait 100 micro seconds</text:p>
            <text:p text:style-name="P171"><text:s text:c="3"/>893 <text:s text:c="17"/></text:p>
            <text:p text:style-name="P171"><text:s text:c="3"/>894 <text:s text:c="17"/>wait:</text:p>
            <text:p text:style-name="P171"><text:s text:c="3"/>895 <text:s text:c="17"/></text:p>
            <text:p text:style-name="P171"><text:s text:c="3"/>896 <text:s text:c="2"/>02A7 3E16 <text:s text:c="13"/>mvi <text:s text:c="4"/>a,timeval</text:p>
            <text:p text:style-name="P171"><text:s text:c="3"/>897 <text:s text:c="17"/></text:p>
            <text:p text:style-name="P171"><text:s text:c="3"/>898 <text:s text:c="17"/>w:</text:p>
            <text:p text:style-name="P171"><text:s text:c="3"/>899 <text:s text:c="17"/></text:p>
            <text:p text:style-name="P171"><text:s text:c="3"/>900 <text:s text:c="2"/>02A9 3D <text:s text:c="15"/>dcr <text:s text:c="4"/>a <text:s text:c="14"/>; 04</text:p>
            <text:p text:style-name="P171"><text:s text:c="3"/>901 <text:s text:c="2"/>02AA A7 <text:s text:c="15"/>ana <text:s text:c="4"/>a <text:s text:c="14"/>; 04</text:p>
            <text:p text:style-name="P171"><text:s text:c="3"/>902 <text:s text:c="2"/>02AB C2A902 <text:s text:c="11"/>jnz <text:s text:c="4"/>w <text:s text:c="14"/>; 12</text:p>
            <text:p text:style-name="P171"><text:s text:c="3"/>903 <text:s text:c="49"/>; ---</text:p>
            <text:p text:style-name="P171"><text:s text:c="3"/>904 <text:s text:c="2"/>02AE C9 <text:s text:c="15"/>ret <text:s text:c="20"/>; 30 T-States total</text:p>
            <text:p text:style-name="P171"><text:s text:c="3"/>905 <text:s text:c="17"/></text:p>
            <text:p text:style-name="P171"><text:s text:c="3"/>906 <text:s text:c="17"/></text:p>
            <text:p text:style-name="P171"><text:s text:c="3"/>907 <text:s text:c="17"/>; RESTUART: <text:s/>Reinitialize the UART to the way it was in the</text:p>
            <text:p text:style-name="P171"><text:s text:c="3"/>908 <text:s text:c="17"/>; <text:s text:c="11"/>original BIOS after completing the network operations</text:p>
            <text:p text:style-name="P171"><text:s text:c="3"/>909 <text:s text:c="17"/></text:p>
            <text:p text:style-name="P171"><text:s text:c="3"/>910 <text:s text:c="17"/></text:p>
            <text:p text:style-name="P171"><text:s text:c="3"/>911 <text:s text:c="17"/>restuart:</text:p>
            <text:p text:style-name="P171"><text:s text:c="3"/>912 <text:s text:c="2"/>02AF C9 <text:s text:c="15"/>ret <text:s text:c="20"/>; UART not used except by network</text:p>
            <text:p text:style-name="P171"><text:s text:c="3"/>913 <text:s text:c="17"/></text:p>
            <text:p text:style-name="P171"><text:s text:c="3"/>914 <text:s text:c="17"/></text:p>
            <text:p text:style-name="P171"><text:s text:c="3"/>915 <text:s text:c="17"/>; CSNIOD: <text:s/>Do any cold start initialization which is necessary.</text:p>
            <text:p text:style-name="P171"><text:s text:c="3"/>916 <text:s text:c="17"/>; <text:s text:c="9"/>Must at least return the value of BAUDS</text:p>
            <text:p text:style-name="P171"><text:s text:c="3"/>917 <text:s text:c="17"/>; <text:s text:c="9"/>If the network uses the printer port then set theh carry flag</text:p>
            <text:p text:style-name="P171"><text:s text:c="3"/>918 <text:s text:c="17"/>; <text:s text:c="9"/>otherwise clear it.</text:p>
            <text:p text:style-name="P171"><text:s text:c="3"/>919 <text:s text:c="17"/></text:p>
            <text:p text:style-name="P171"><text:s text:c="3"/>920 <text:s text:c="17"/>csniod: </text:p>
            <text:p text:style-name="P171"><text:s text:c="3"/>921 <text:s text:c="25"/></text:p>
            <text:p text:style-name="P179"><text:s text:c="3"/>922 <text:s text:c="2"/>02B0 01032A <text:s text:c="11"/>lxi <text:s text:c="4"/>b,bauds <text:s text:c="8"/>; return the legal baud rates</text:p>
          </table:table-cell>
        </table:table-row>
        <table:table-row>
          <table:table-cell table:style-name="Table68.A2" office:value-type="string">
            <text:p text:style-name="P171">CP/M RMAC ASSEM 1.1 <text:s text:c="4"/>#019 <text:s text:c="3"/>REQUESTER NETWORK I/O SYSTEM FOR ULCNET</text:p>
            <text:p text:style-name="P171"/>
            <text:p text:style-name="P171"><text:s text:c="3"/>923 <text:s text:c="2"/>02B3 B7 <text:s text:c="15"/>ora <text:s text:c="4"/>a <text:s text:c="14"/>; not using a printer port</text:p>
            <text:p text:style-name="P171"><text:s text:c="3"/>924 <text:s text:c="2"/>02B4 C9 <text:s text:c="15"/>ret</text:p>
            <text:p text:style-name="P171"><text:s text:c="3"/>925 <text:s text:c="17"/></text:p>
            <text:p text:style-name="P171"><text:s text:c="3"/>926 <text:s text:c="17"/></text:p>
            <text:p text:style-name="P179"><text:s text:c="3"/>927 <text:s text:c="2"/>02B5 <text:s text:c="18"/>end</text:p>
          </table:table-cell>
        </table:table-row>
        <table:table-row>
          <table:table-cell table:style-name="Table68.A2" office:value-type="string">
            <text:p text:style-name="P171">CP/M RMAC ASSEM 1.1 <text:s text:c="4"/>#020 <text:s text:c="3"/>REQUESTER NETWORK I/O SYSTEM FOR ULCNET</text:p>
            <text:p text:style-name="P171"/>
            <text:p text:style-name="P171">ACTIVE <text:s text:c="10"/>0010 <text:s text:c="2"/>129#</text:p>
            <text:p text:style-name="P171">BAUDGEN <text:s text:c="9"/>0000 <text:s text:c="3"/>71# <text:s/>607 </text:p>
            <text:p text:style-name="P171">BAUDS <text:s text:c="11"/>2A03 <text:s text:c="3"/>69# <text:s/>922 </text:p>
            <text:p text:style-name="P171">BAUDSH <text:s text:c="10"/>002A <text:s text:c="3"/>66# <text:s text:c="2"/>69 <text:s text:c="2"/>623 </text:p>
            <text:p text:style-name="P171">BAUDSL <text:s text:c="10"/>0003 <text:s text:c="3"/>65# <text:s text:c="2"/>69 <text:s text:c="2"/>584 </text:p>
            <text:p text:style-name="P171">BAUDTBL <text:s text:c="9"/>00CD <text:s text:c="2"/>225# <text:s/>601 </text:p>
            <text:p text:style-name="P171">BDOS <text:s text:c="12"/>0005 <text:s text:c="2"/>136# <text:s/>287 </text:p>
            <text:p text:style-name="P171">BTBL <text:s text:c="12"/>00C5 <text:s text:c="2"/>222# <text:s/>575 </text:p>
            <text:p text:style-name="P171">BUFLEN <text:s text:c="10"/>0106 <text:s text:c="2"/>116#</text:p>
            <text:p text:style-name="P171">CARBIT <text:s text:c="10"/>0003 <text:s text:c="3"/>81#</text:p>
            <text:p text:style-name="P171">CARMSK <text:s text:c="10"/>0008 <text:s text:c="3"/>82# <text:s/>779 </text:p>
            <text:p text:style-name="P171">CHKSTAT <text:s text:c="9"/>022A <text:s text:c="3"/>42 <text:s text:c="2"/>703 <text:s text:c="2"/>725#</text:p>
            <text:p text:style-name="P171">CNFGTBLADR <text:s text:c="6"/>00F6 <text:s text:c="2"/>145 <text:s text:c="2"/>275#</text:p>
            <text:p text:style-name="P171">CONFIGTBL <text:s text:c="7"/>0012 <text:s text:c="2"/>170# <text:s/>277 </text:p>
            <text:p text:style-name="P171">CSDLL <text:s text:c="11"/>0000 <text:s text:c="3"/>53 <text:s text:c="2"/>254 </text:p>
            <text:p text:style-name="P171">CSNIOD <text:s text:c="10"/>02B0 <text:s text:c="3"/>43 <text:s text:c="2"/>920#</text:p>
            <text:p text:style-name="P171">CURBAUD <text:s text:c="9"/>00C4 <text:s text:c="2"/>216# <text:s/>566 <text:s text:c="2"/>610 <text:s text:c="2"/>648 </text:p>
            <text:p text:style-name="P171">DID <text:s text:c="13"/>0001 <text:s text:c="2"/>111# <text:s/>112 </text:p>
            <text:p text:style-name="P171">DISRCV <text:s text:c="10"/>00C0 <text:s text:c="3"/>96# <text:s/>857 </text:p>
            <text:p text:style-name="P171">DISSLF <text:s text:c="10"/>004F <text:s text:c="3"/>98# <text:s/>597 </text:p>
            <text:p text:style-name="P171">DLLBAU <text:s text:c="10"/>00C2 <text:s text:c="3"/>45 <text:s text:c="2"/>210#</text:p>
            <text:p text:style-name="P171">DLLON <text:s text:c="11"/>0000 <text:s text:c="3"/>53 <text:s text:c="2"/>255 </text:p>
            <text:p text:style-name="P171">DLRECEIVE <text:s text:c="7"/>0137 <text:s text:c="2"/>357 <text:s text:c="2"/>396#</text:p>
            <text:p text:style-name="P171">DLSEND <text:s text:c="10"/>014A <text:s text:c="2"/>339 <text:s text:c="2"/>421#</text:p>
            <text:p text:style-name="P171"><text:soft-page-break/>DSBLXMIT <text:s text:c="8"/>01F1 <text:s text:c="3"/>44 <text:s text:c="2"/>645#</text:p>
            <text:p text:style-name="P171">DTROFF <text:s text:c="10"/>006A <text:s text:c="3"/>94# <text:s/>592 <text:s text:c="2"/>654 </text:p>
            <text:p text:style-name="P171">DTRON <text:s text:c="11"/>00EA <text:s text:c="3"/>93# <text:s/>635 <text:s text:c="2"/>659 </text:p>
            <text:p text:style-name="P171">ENARCV <text:s text:c="10"/>00C1 <text:s text:c="3"/>95# <text:s/>874 </text:p>
            <text:p text:style-name="P171">ENASLF <text:s text:c="10"/>000F <text:s text:c="3"/>97# <text:s/>630 </text:p>
            <text:p text:style-name="P171">ERRBITS <text:s text:c="9"/>0070 <text:s text:c="3"/>84# <text:s/>731 </text:p>
            <text:p text:style-name="P171">ERRST <text:s text:c="11"/>0030 <text:s text:c="3"/>83# <text:s/>763 <text:s text:c="2"/>869 </text:p>
            <text:p text:style-name="P171">FALSE <text:s text:c="11"/>0000 <text:s text:c="3"/>31# <text:s text:c="2"/>32 <text:s text:c="3"/>34 </text:p>
            <text:p text:style-name="P171">FBIT <text:s text:c="12"/>0006 <text:s text:c="3"/>89# <text:s/>754 </text:p>
            <text:p text:style-name="P171">FMSK <text:s text:c="12"/>0040 <text:s text:c="3"/>90#</text:p>
            <text:p text:style-name="P171">FMT <text:s text:c="13"/>0000 <text:s text:c="2"/>110# <text:s/>111 </text:p>
            <text:p text:style-name="P171">FMTBYTE <text:s text:c="9"/>004B <text:s text:c="2"/>153# <text:s/>311 </text:p>
            <text:p text:style-name="P171">FNC <text:s text:c="13"/>0003 <text:s text:c="2"/>113# <text:s/>114 </text:p>
            <text:p text:style-name="P171">FRMCNTR <text:s text:c="9"/>0000 <text:s text:c="3"/>55 <text:s text:c="2"/>757 </text:p>
            <text:p text:style-name="P171">GETRCODE <text:s text:c="8"/>0000 <text:s text:c="3"/>52 <text:s text:c="2"/>493 </text:p>
            <text:p text:style-name="P171">GETTCODE <text:s text:c="8"/>0000 <text:s text:c="3"/>52 <text:s text:c="2"/>455 </text:p>
            <text:p text:style-name="P171">INCCNTR <text:s text:c="9"/>0000 <text:s text:c="3"/>55 <text:s text:c="2"/>740 <text:s text:c="2"/>749 <text:s text:c="2"/>758 </text:p>
            <text:p text:style-name="P171">INITRECV <text:s text:c="8"/>02A3 <text:s text:c="3"/>42 <text:s text:c="2"/>881#</text:p>
            <text:p text:style-name="P171">INITU <text:s text:c="11"/>0296 <text:s text:c="3"/>40 <text:s text:c="2"/>862 <text:s text:c="2"/>867#</text:p>
            <text:p text:style-name="P171">INITUART <text:s text:c="8"/>0282 <text:s text:c="3"/>41 <text:s text:c="2"/>853# <text:s/>865 <text:s text:c="2"/>883 </text:p>
            <text:p text:style-name="P171">INTERRUPTS <text:s text:c="6"/>0000 <text:s text:c="3"/>34# <text:s text:c="2"/>47 <text:s text:c="3"/>57 <text:s text:c="2"/>239 <text:s text:c="2"/>511 <text:s text:c="2"/>520 <text:s text:c="2"/>671 <text:s text:c="2"/>695 <text:s text:c="2"/>788 <text:s text:c="2"/>816 </text:p>
            <text:p text:style-name="P171"><text:s text:c="24"/>885 </text:p>
            <text:p text:style-name="P171">MSG <text:s text:c="13"/>0005 <text:s text:c="2"/>115# <text:s/>116 </text:p>
            <text:p text:style-name="P171">NETADR <text:s text:c="10"/>00BF <text:s text:c="3"/>45 <text:s text:c="2"/>209#</text:p>
            <text:p text:style-name="P171">NETIDLE <text:s text:c="9"/>025D <text:s text:c="3"/>42 <text:s text:c="2"/>696 <text:s text:c="2"/>772#</text:p>
            <text:p text:style-name="P171">NETSTATS <text:s text:c="8"/>FFFF <text:s text:c="3"/>35# <text:s/>734 </text:p>
            <text:p text:style-name="P171">NETWORKERRORMSG <text:s/>0000 <text:s text:c="2"/>160# <text:s/>286 </text:p>
            <text:p text:style-name="P171">NETWORKSTATUS <text:s text:c="3"/>0012 <text:s text:c="2"/>171# <text:s/>266 </text:p>
            <text:p text:style-name="P171">NF <text:s text:c="14"/>0257 <text:s text:c="2"/>755 <text:s text:c="2"/>760#</text:p>
            <text:p text:style-name="P179">NIOS <text:s text:c="12"/>0000 <text:s text:c="2"/>138# <text:s/>139 </text:p>
          </table:table-cell>
        </table:table-row>
        <table:table-row>
          <table:table-cell table:style-name="Table68.A2" office:value-type="string">
            <text:p text:style-name="P171">CP/M RMAC ASSEM 1.1 <text:s text:c="4"/>#021 <text:s text:c="3"/>REQUESTER NETWORK I/O SYSTEM FOR ULCNET</text:p>
            <text:p text:style-name="P171"/>
            <text:p text:style-name="P171">NO <text:s text:c="14"/>024B <text:s text:c="2"/>746 <text:s text:c="2"/>751#</text:p>
            <text:p text:style-name="P171">NP <text:s text:c="14"/>023F <text:s text:c="2"/>737 <text:s text:c="2"/>742#</text:p>
            <text:p text:style-name="P171">NTWRKERROR <text:s text:c="6"/>00FA <text:s text:c="2"/>148 <text:s text:c="2"/>283#</text:p>
            <text:p text:style-name="P171">NTWRKINIT <text:s text:c="7"/>00E1 <text:s text:c="2"/>143 <text:s text:c="2"/>252#</text:p>
            <text:p text:style-name="P171">NTWRKSTS <text:s text:c="8"/>00EE <text:s text:c="2"/>144 <text:s text:c="2"/>264#</text:p>
            <text:p text:style-name="P171">NTWRKWBOOT <text:s text:c="6"/>0103 <text:s text:c="2"/>149 <text:s text:c="2"/>293#</text:p>
            <text:p text:style-name="P171">OBIT <text:s text:c="12"/>0005 <text:s text:c="3"/>87# <text:s/>745 </text:p>
            <text:p text:style-name="P171">OMSK <text:s text:c="12"/>0020 <text:s text:c="3"/>88#</text:p>
            <text:p text:style-name="P171">OUTBAU <text:s text:c="10"/>01C9 <text:s text:c="2"/>603# <text:s/>639 </text:p>
            <text:p text:style-name="P171">OVRCNTR <text:s text:c="9"/>0000 <text:s text:c="3"/>54 <text:s text:c="2"/>748 </text:p>
            <text:p text:style-name="P171">PARCNTR <text:s text:c="9"/>0000 <text:s text:c="3"/>54 <text:s text:c="2"/>739 </text:p>
            <text:p text:style-name="P171">PBIT <text:s text:c="12"/>0004 <text:s text:c="3"/>85#</text:p>
            <text:p text:style-name="P171">PGM1 <text:s text:c="12"/>0274 <text:s text:c="2"/>836# <text:s/>842 </text:p>
            <text:p text:style-name="P171">PGMUART <text:s text:c="9"/>026E <text:s text:c="3"/>41 <text:s text:c="2"/>814#</text:p>
            <text:p text:style-name="P171">PMSK <text:s text:c="12"/>0010 <text:s text:c="3"/>86# <text:s/>736 </text:p>
            <text:p text:style-name="P171">PSRECV <text:s text:c="10"/>0178 <text:s text:c="2"/>408 <text:s text:c="2"/>487#</text:p>
            <text:p text:style-name="P171">PSXMIT <text:s text:c="10"/>0157 <text:s text:c="2"/>431 <text:s text:c="2"/>449#</text:p>
            <text:p text:style-name="P171">PSXRET <text:s text:c="10"/>0177 <text:s text:c="2"/>468 <text:s text:c="2"/>469 <text:s text:c="2"/>470 <text:s text:c="2"/>471 <text:s text:c="2"/>476#</text:p>
            <text:p text:style-name="P171">RBAD <text:s text:c="12"/>0198 <text:s text:c="2"/>508 <text:s text:c="2"/>509 <text:s text:c="2"/>512 <text:s text:c="2"/>540#</text:p>
            <text:p text:style-name="P171">RCVERR <text:s text:c="10"/>0002 <text:s text:c="2"/>130# <text:s/>268 </text:p>
            <text:p text:style-name="P171">RECEIVE <text:s text:c="9"/>0000 <text:s text:c="3"/>51 <text:s text:c="2"/>489 </text:p>
            <text:p text:style-name="P171">RECEIVEMSG <text:s text:c="6"/>0120 <text:s text:c="2"/>147 <text:s text:c="2"/>353#</text:p>
            <text:p text:style-name="P171">RECV <text:s text:c="12"/>0214 <text:s text:c="3"/>40 <text:s text:c="2"/>693# <text:s/>701 </text:p>
            <text:p text:style-name="P171">REGSHRT <text:s text:c="9"/>0000 <text:s text:c="3"/>53 <text:s text:c="2"/>257 </text:p>
            <text:p text:style-name="P171">RESTUART <text:s text:c="8"/>02AF <text:s text:c="3"/>43 <text:s text:c="2"/>911#</text:p>
            <text:p text:style-name="P171">RGOOD <text:s text:c="11"/>0196 <text:s text:c="2"/>507 <text:s text:c="2"/>535#</text:p>
            <text:p text:style-name="P171">RQSTRID <text:s text:c="9"/>0001 <text:s text:c="2"/>152# <text:s/>174 <text:s text:c="2"/>200 <text:s text:c="2"/>256 </text:p>
            <text:p text:style-name="P171">RRDYBIT <text:s text:c="9"/>0000 <text:s text:c="3"/>79#</text:p>
            <text:p text:style-name="P171">RRDYMSK <text:s text:c="9"/>0001 <text:s text:c="3"/>80# <text:s/>700 <text:s text:c="2"/>861 </text:p>
            <text:p text:style-name="P171">RRETRY <text:s text:c="10"/>0139 <text:s text:c="2"/>401# <text:s/>414 </text:p>
            <text:p text:style-name="P171">RRTBL <text:s text:c="11"/>018A <text:s text:c="2"/>497 <text:s text:c="2"/>505#</text:p>
            <text:p text:style-name="P171">RTO <text:s text:c="13"/>0227 <text:s text:c="2"/>697 <text:s text:c="2"/>712#</text:p>
            <text:p text:style-name="P171">RWAIT <text:s text:c="11"/>017B <text:s text:c="2"/>491# <text:s/>517 <text:s text:c="2"/>518 <text:s text:c="2"/>526 </text:p>
            <text:p text:style-name="P171">SCBAUDT <text:s text:c="9"/>00CF <text:s text:c="2"/>230# <text:s/>638 </text:p>
            <text:p text:style-name="P171">SELFBIT <text:s text:c="9"/>0003 <text:s text:c="3"/>91#</text:p>
            <text:p text:style-name="P171">SELFCLKD <text:s text:c="8"/>01D6 <text:s text:c="2"/>581 <text:s text:c="2"/>621#</text:p>
            <text:p text:style-name="P171">SELFMSK <text:s text:c="9"/>0008 <text:s text:c="3"/>92# <text:s/>580 <text:s text:c="2"/>649 </text:p>
            <text:p text:style-name="P171">SENDERR <text:s text:c="9"/>0001 <text:s text:c="2"/>131# <text:s/>268 </text:p>
            <text:p text:style-name="P171">SENDMSG <text:s text:c="9"/>0104 <text:s text:c="2"/>146 <text:s text:c="2"/>305#</text:p>
            <text:p text:style-name="P171">SETBAUD <text:s text:c="9"/>019A <text:s text:c="3"/>40 <text:s text:c="2"/>563# <text:s/>783 <text:s text:c="2"/>846 </text:p>
            <text:p text:style-name="P171">SID <text:s text:c="13"/>0002 <text:s text:c="2"/>112# <text:s/>113 </text:p>
            <text:p text:style-name="P171">SIOCMD <text:s text:c="10"/>0006 <text:s text:c="3"/>72# <text:s/>591 <text:s text:c="2"/>593 <text:s text:c="2"/>596 <text:s text:c="2"/>598 <text:s text:c="2"/>629 <text:s text:c="2"/>631 <text:s text:c="2"/>634 <text:s text:c="2"/>636 <text:s text:c="2"/>653 </text:p>
            <text:p text:style-name="P171"><text:s text:c="24"/>655 <text:s text:c="2"/>658 <text:s text:c="2"/>660 <text:s text:c="2"/>728 <text:s text:c="2"/>764 <text:s text:c="2"/>775 <text:s text:c="2"/>776 <text:s text:c="2"/>795 <text:s text:c="2"/>797 <text:s text:c="2"/>805 </text:p>
            <text:p text:style-name="P171"><text:s text:c="24"/>806 <text:s text:c="2"/>839 <text:s text:c="2"/>856 <text:s text:c="2"/>858 <text:s text:c="2"/>870 <text:s text:c="2"/>873 <text:s text:c="2"/>875 </text:p>
            <text:p text:style-name="P171"><text:soft-page-break/>SIOIBLK <text:s text:c="9"/>00D5 <text:s text:c="2"/>240# <text:s/>242# <text:s/>245 <text:s text:c="2"/>832 </text:p>
            <text:p text:style-name="P171">SIOILEN <text:s text:c="9"/>000C <text:s text:c="2"/>245# <text:s/>833 </text:p>
            <text:p text:style-name="P171">SIORECV <text:s text:c="9"/>0004 <text:s text:c="3"/>75# <text:s/>709 <text:s text:c="2"/>864 </text:p>
            <text:p text:style-name="P171">SIOSTAT <text:s text:c="9"/>0006 <text:s text:c="3"/>73# <text:s/>676 <text:s text:c="2"/>699 <text:s text:c="2"/>729 <text:s text:c="2"/>778 <text:s text:c="2"/>860 </text:p>
            <text:p text:style-name="P171">SIOV4 <text:s text:c="11"/>FF08 <text:s text:c="2"/>102#</text:p>
            <text:p text:style-name="P171">SIOV5 <text:s text:c="11"/>FF0A <text:s text:c="2"/>103# <text:s/>825 </text:p>
            <text:p text:style-name="P171">SIOV6 <text:s text:c="11"/>FF0C <text:s text:c="2"/>104# <text:s/>827 </text:p>
            <text:p text:style-name="P171">SIOV7 <text:s text:c="11"/>FF0E <text:s text:c="2"/>105# <text:s/>829 </text:p>
            <text:p text:style-name="P171">SIOXMIT <text:s text:c="9"/>0004 <text:s text:c="3"/>74# <text:s/>683 </text:p>
            <text:p text:style-name="P179">SIZ <text:s text:c="13"/>0004 <text:s text:c="2"/>114# <text:s/>115 </text:p>
          </table:table-cell>
        </table:table-row>
        <table:table-row>
          <table:table-cell table:style-name="Table68.A2" office:value-type="string">
            <text:p text:style-name="P171">CP/M RMAC ASSEM 1.1 <text:s text:c="4"/>#022 <text:s text:c="3"/>REQUESTER NETWORK I/O SYSTEM FOR ULCNET</text:p>
            <text:p text:style-name="P171"/>
            <text:p text:style-name="P171">SLFCLKD <text:s text:c="9"/>FFFF <text:s text:c="3"/>36# <text:s/>578 <text:s text:c="2"/>589 <text:s text:c="2"/>618 <text:s text:c="2"/>647 </text:p>
            <text:p text:style-name="P171">TERRCNT <text:s text:c="9"/>0000 <text:s text:c="3"/>54 </text:p>
            <text:p text:style-name="P171">TIMEVAL <text:s text:c="9"/>0016 <text:s text:c="2"/>212# <text:s/>896 </text:p>
            <text:p text:style-name="P171">TRANSMIT <text:s text:c="8"/>0000 <text:s text:c="3"/>51 <text:s text:c="2"/>451 </text:p>
            <text:p text:style-name="P171">TRETRY <text:s text:c="10"/>014C <text:s text:c="2"/>426# <text:s/>437 </text:p>
            <text:p text:style-name="P171">TRTBL <text:s text:c="11"/>0169 <text:s text:c="2"/>458 <text:s text:c="2"/>466#</text:p>
            <text:p text:style-name="P171">TRUE <text:s text:c="12"/>FFFF <text:s text:c="3"/>32# <text:s text:c="2"/>35 <text:s text:c="3"/>36 </text:p>
            <text:p text:style-name="P171">TWAIT <text:s text:c="11"/>015A <text:s text:c="2"/>453# <text:s/>472 <text:s text:c="2"/>473 <text:s text:c="2"/>474 </text:p>
            <text:p text:style-name="P171">ULCFMT <text:s text:c="10"/>0000 <text:s text:c="2"/>120# <text:s/>121 </text:p>
            <text:p text:style-name="P171">ULCFNC <text:s text:c="10"/>0004 <text:s text:c="2"/>124# <text:s/>125 </text:p>
            <text:p text:style-name="P171">ULCLENHI <text:s text:c="8"/>0003 <text:s text:c="2"/>123# <text:s/>124 </text:p>
            <text:p text:style-name="P171">ULCLENLO <text:s text:c="8"/>0002 <text:s text:c="2"/>122# <text:s/>123 </text:p>
            <text:p text:style-name="P171">ULCMSG <text:s text:c="10"/>0005 <text:s text:c="2"/>125#</text:p>
            <text:p text:style-name="P171">ULCVCIRC <text:s text:c="8"/>0001 <text:s text:c="2"/>121# <text:s/>122 </text:p>
            <text:p text:style-name="P171">W <text:s text:c="15"/>02A9 <text:s text:c="2"/>898# <text:s/>902 </text:p>
            <text:p text:style-name="P171">WAIT <text:s text:c="12"/>02A7 <text:s text:c="3"/>43 <text:s text:c="2"/>613 <text:s text:c="2"/>894#</text:p>
            <text:p text:style-name="P171">XMIT <text:s text:c="12"/>0208 <text:s text:c="3"/>40 <text:s text:c="2"/>669#</text:p>
            <text:p text:style-name="P171">XMIT1 <text:s text:c="11"/>0209 <text:s text:c="2"/>674# <text:s/>678 </text:p>
            <text:p text:style-name="P171">XRDYBIT <text:s text:c="9"/>0002 <text:s text:c="3"/>77#</text:p>
            <text:p text:style-name="P179">XRDYMSK <text:s text:c="9"/>0004 <text:s text:c="3"/>78# <text:s/>677 </text:p>
          </table:table-cell>
        </table:table-row>
      </table:table>
      <text:p text:style-name="P3">Listing F-1: Requester Network I/O System for ULCnet</text:p>
      <text:p text:style-name="Text_20_body"><text:span text:style-name="T1"/></text:p>
      <text:p text:style-name="Text_20_body"><text:bookmark text:name="SecF_3"/><text:span text:style-name="T1">F.3 Creating the ULCnet Server</text:span> </text:p>
      <text:p text:style-name="Text_20_body">The server communications software is contained in the modules XIOSNET.ASM and ULCIF.ASM. XIOSNET.ASM contains modifications to MP/M II' s XIOS. ULCIF.ASM is the equivalent of the NETWRKIF transport processes. </text:p>
      <text:p text:style-name="Text_20_body">ULCIF.ASM uses only two processes, one for input and one for output. To use ULCIF.ASM with the module SERVER.RSP, you must patch SERVER.RSP to write all message responses to a single output queue named NtwrkQO0. This patch is detailed in <text:span text:style-name="Citation">CP/NET V1.2 Application Note #2</text:span> dated 11-11-82. </text:p>
      <text:p text:style-name="Text_20_body">The communications interface is interrupt driven, servicing each character as it is received by the network port. ULCIF.ASM requests the network resource through a set of dummy console I/O calls to the XIOS. A call to CONST initializes the network. Calls to CONIN and CONOUT receive and send messages on the network. The communications interface checks network status through a set of poll calls. </text:p>
      <text:p text:style-name="Text_20_body">The ULCIF input transport process is dispatched at MP/M II cold start. This process makes all necessary queues, creates the ULCIF output process, initializes the network, and writes the configuration table address into the system data page. ULCIF then goes into a loop where it perpetually performs the following actions: </text:p>
      <text:list xml:id="list3329294043406474833" text:style-name="L169">
        <text:list-item>
          <text:p text:style-name="P263">Allocates a buffer for an incoming message. If no buffer is available, ULCIF repeats the allocation process until a buffer becomes available. </text:p>
        </text:list-item>
        <text:list-item>
          <text:p text:style-name="P263">Receives a message by placing the dummy console number in register D, a pointer to the message buffer just allocated in register pair BC, and calling CONIN in the XIOS. </text:p>
        </text:list-item>
        <text:list-item>
          <text:p text:style-name="P263">Converts the ULCnet format message into CP/NET format. To do this, ULCnet assumes that the virtual circuit number and the requester source ID are identical. </text:p>
        </text:list-item>
        <text:list-item>
          <text:p text:style-name="P263"><text:soft-page-break/>Matches the requester ID with a requester control block. If no server is allocated to this requester and the message is a login, ULCIF allocates a server if one is available. Otherwise, ULCIF writes an extended error message to the output queue, NtwrkQO0. </text:p>
        </text:list-item>
        <text:list-item>
          <text:p text:style-name="P263">Using the requester control block, ULCIF writes the address of the message buffer to the appropriate input queue, NtwrkQI. </text:p>
        </text:list-item>
        <text:list-item>
          <text:p text:style-name="P223">Repeats. </text:p>
        </text:list-item>
      </text:list>
      <text:p text:style-name="Text_20_body">The output process performs the following actions: </text:p>
      <text:list xml:id="list3346520656107897172" text:style-name="L170">
        <text:list-item>
          <text:p text:style-name="P264">Reads the output queue, NtwrkQI0. </text:p>
        </text:list-item>
        <text:list-item>
          <text:p text:style-name="P264">If the message is a LOGOFF function, frees the appropriate requester control block entry. </text:p>
        </text:list-item>
        <text:list-item>
          <text:p text:style-name="P264">Converts the message response from CP/NET format into ULCnet format. To do this, ULCnet uses the requester destination ID as the virtual circuit number. </text:p>
        </text:list-item>
        <text:list-item>
          <text:p text:style-name="P264">Places the dummy console number into register D, the message buffer address into register pair BC, and calls CONOUT in the XIOS. </text:p>
        </text:list-item>
        <text:list-item>
          <text:p text:style-name="P224">Repeats. </text:p>
        </text:list-item>
      </text:list>
      <text:p text:style-name="Text_20_body">The ULCnet modules DLIF and NIOD are contained in the module XIOSNET.ASM. This module must be incorporated into the server's XIOS. XIOSNET.ASM handles four XIOS jump vector entries, CONST, CONIN, CONOUT, and POLLDEVICE. The jump vector in the XIOS must be modified to point to these routines. XIOSNET contains a linkage to the real XIOS routines for these functions, in this case renamed NCONST, NCONIN, NCONOUT, and POLDEV. The XIOS's interrupt vector might also have to be modified to support the SIO interrupt service routines in IPBMAIN. </text:p>
      <text:p text:style-name="Text_20_body">When the console I/O routines are entered, they immediately check to see if the dummy console number has been supplied. </text:p>
      <text:p text:style-name="Text_20_body">Note: you must define a console number that does not conflict with real consoles. Make the dummy console number at least larger than the number of requesters to be supported, since each server process pretends to attach to a unique console ID. If a dummy console number has not been supplied, these routines jump into the real console routines. If the dummy number has been supplied, the routines take the following steps. </text:p>
      <text:p text:style-name="List_20_Heading">CONST: </text:p>
      <text:list xml:id="list7633542947536560764" text:style-name="L171">
        <text:list-item>
          <text:p text:style-name="P15">performs network initialization. </text:p>
        </text:list-item>
        <text:list-item>
          <text:p text:style-name="P15">registers the expected Requester ID's as virtual circuit numbers by repeatedly calling REGSHRT. </text:p>
        </text:list-item>
        <text:list-item>
          <text:p text:style-name="P15">returns to the ULCIF. This routine is called only once. </text:p>
        </text:list-item>
      </text:list>
      <text:p text:style-name="List_20_Heading">CONIN: </text:p>
      <text:list xml:id="list2102397650606845862" text:style-name="L172">
        <text:list-item>
          <text:p text:style-name="P16">Calls RECEIVE, using the buffer pointer passed from ULCIF </text:p>
        </text:list-item>
        <text:list-item>
          <text:p text:style-name="P16">Executes the MP/M II poll function, specifying a poll device routine that repeatedly performs the GETRCODE function until its status shows that a message has been received properly. </text:p>
        </text:list-item>
        <text:list-item>
          <text:p text:style-name="P16">Returns to the ULCIF. </text:p>
        </text:list-item>
      </text:list>
      <text:p text:style-name="List_20_Heading">CONOUT: </text:p>
      <text:list xml:id="list349266558620475540" text:style-name="L173">
        <text:list-item>
          <text:p text:style-name="P17">Calls TRANSMIT, using the buffer pointer passed from ULCIF. </text:p>
        </text:list-item>
        <text:list-item>
          <text:p text:style-name="P17">Executes the poll function, specifying a poll device routine that repeatedly performs the GETTCODE function until the message has been sent and received by the destination without error. </text:p>
        </text:list-item>
        <text:list-item>
          <text:p text:style-name="P24">Returns to the ULCIF. </text:p>
        </text:list-item>
      </text:list>
      <text:p text:style-name="Text_20_body">The POLLDEVICE routine behaves almost like the console I/O routines. POLLDEVICE checks for specific poll device numbers to perform network status functions. If these numbers are not detected, control passes to the real POLDEV routine. If network status functions are detected, POLLDEVICE performs the appropriate status check. If the check is successful, a hexadecimal 0FF is returned in register A. If not successful, a 0 is <text:soft-page-break/>returned. </text:p>
      <text:p text:style-name="Text_20_body">The MP/M II dispatcher calls POLLDEVICE when it is entered. If the status returned is 0, MP/M II maintains the poll device number on a list and continues to call POLLDEVICE every time it is entered. When the returned status is FF, the dispatcher removes the device number from its list and returns control to the code that originally performed the poll function call, in this case either CONIN or CONOUT. In this manner, the communications interface operates completely transparently, requiring very little CPU resource. </text:p>
      <text:p text:style-name="Text_20_body">The XIOSNET is designed to be interrupt driven. The IPBMAIN.REL module performs the actual data-link. This module is identical to the IPBMAIN.REL used in the SNIOS. An interrupt-driven protocol is strongly recommended. If you use the polled version, PBMAIN, calls to TRANSMIT and RECEIVE do not return until the requested operation has been performed. This means communications software uses up enormous amounts of CPU time, suspending only when a clock tick interrupts them and forces the dispatcher to be entered. This results in poor server performance. </text:p>
      <text:p text:style-name="Text_20_body">The interrupt-driven IPBMAIN module sets up the requested operation only when TRANSMIT and RECEIVE are called. The actual protocol is driven by the arrival or departure of each character of the message. This interrupt-driven protocol consumes considerably less CPU time. </text:p>
      <text:p text:style-name="Text_20_body">To modify the modules ULCIF and XIOSNET for your own server: </text:p>
      <text:list xml:id="list6413461974794664349" text:style-name="L174">
        <text:list-item>
          <text:p text:style-name="P265">Patch the module SERVER.RSP to write all of its outputs to a single queue, as described in an application note. </text:p>
        </text:list-item>
        <text:list-item>
          <text:p text:style-name="P225">Only three parameters must be modified in the ULCIF if four or fewer requesters are to be supported. </text:p>
          <text:p text:style-name="P225">Set NMB$RQSTRS to the number of requesters supported. </text:p>
          <text:p text:style-name="P225">Set NMB$BUFS to the number of requesters, plus one. This extra buffer permits the transmission of LOGIN error messages to the output process, even when all SERVER processes are busy. Having fewer buffers limits the burden on the server at any one time. </text:p>
          <text:p text:style-name="P265">Set CONSOLE$NUM to the dummy console number. The sample listing uses the arbitrarily large number hex 20. This number should be sufficient. </text:p>
        </text:list-item>
        <text:list-item>
          <text:p text:style-name="P265">If more than four requesters are supported, you must provide extra QCBs, requester control blocks, stack space, and Process Descriptor areas. </text:p>
        </text:list-item>
        <text:list-item>
          <text:p text:style-name="P265">Modify the XIOS jump vector to jump into the XIOSNET routines CONST, CONIN, CONOUT, and POLLDEVICE. You might have to make additional PUBLIC and EXTRN declarations. </text:p>
        </text:list-item>
        <text:list-item>
          <text:p text:style-name="P265">Include linkage access to the XIOS interrupt vector. If the XIOS has no interrupt vector, create one. </text:p>
        </text:list-item>
        <text:list-item>
          <text:p text:style-name="P265">Make sure the false console number specified by the ULCIF module agrees with the one used by XIOSNET. </text:p>
        </text:list-item>
        <text:list-item>
          <text:p text:style-name="P265">Make sure the device numbers CONIN and CONOUT use in their poll calls do not conflict with other device numbers used by the XIOS. </text:p>
        </text:list-item>
        <text:list-item>
          <text:p text:style-name="P265">Customize the NIOD section of XIOSNET the same way you customized this section in ULCNIOS.ASM. </text:p>
        </text:list-item>
        <text:list-item>
          <text:p text:style-name="P225">Create a resident or banked XIOS by linking the regular XIOS module with the network interface: </text:p>
          <text:p text:style-name="P170"><text:s text:c="8"/>A&gt;LINK RESXI0S=&lt;regu1ar XIOS modu1es&gt;,XI0SNET,IPBMAIN[0S]</text:p>
          <text:p text:style-name="P178"><text:s text:c="11"/></text:p>
          <text:p text:style-name="P265">If you are creating a banked system, all of XIOSNET must reside in common memory. </text:p>
        </text:list-item>
        <text:list-item>
          <text:p text:style-name="P225">Build the ULCIF.RSP module: </text:p>
          <text:p text:style-name="P170"><text:s text:c="8"/>A&gt;RMAC ULCIF</text:p>
          <text:p text:style-name="P170"><text:soft-page-break/><text:s text:c="8"/>A&gt;LINK ULCIF[OR]</text:p>
          <text:p text:style-name="P178"><text:s text:c="11"/></text:p>
        </text:list-item>
        <text:list-item>
          <text:p text:style-name="P225">Perform a GENSYS, using the new RESXIOS.SPR, or perform a BNKXIOS.SPR for a banked system. Include the patched SERVER.RSP and ULCIF.RSP modules. </text:p>
        </text:list-item>
      </text:list>
      <text:p text:style-name="Text_20_body">You must have access to the XIOS source modules to implement a ULCnet server in the manner described here. There are two reasons for this: </text:p>
      <text:list xml:id="list6067218896303958734" text:style-name="L175">
        <text:list-item>
          <text:p text:style-name="P266">Access to the interrupt vector is required. </text:p>
        </text:list-item>
        <text:list-item>
          <text:p text:style-name="P226">Additional device polling routines must be placed into POLLDEVICE. </text:p>
        </text:list-item>
      </text:list>
      <text:p text:style-name="Text_20_body">Both of these problems can be circumvented, but not without difficulty. If the code for XIOSNET is placed in ULCIF, the input process must initialize the interrupt vectors by performing the instruction: </text:p>
      <text:p text:style-name="P7"><text:s text:c="8"/>LD A,I</text:p>
      <text:p text:style-name="Text_20_body">But to do this, the input process must know where there is empty space in the interrupt page. </text:p>
      <text:p text:style-name="Text_20_body">Worse is the prospect of not being able to poll for network completion. Instead, the ULCIF might have to drastically reduce its own process priority, then busy wait, making repeated calls to GETTCODE and GETRCODE until the data-link completes. Alternatively, the server can use the polled version of the data-link, PBMAIN.REL. The problems associated with this version have already been described. Placing XIOSNET in the XIOS greatly improves performance. </text:p>
      <text:p text:style-name="P4"><text:bookmark text:name="ListF_2"/></text:p>
      <table:table table:name="Table69" table:style-name="Table69">
        <table:table-column table:style-name="Table69.A"/>
        <table:table-row>
          <table:table-cell table:style-name="Table69.A1" office:value-type="string">
            <text:p text:style-name="P171">CP/M RMAC ASSEM 1.1 <text:s text:c="4"/>#001 <text:s text:c="3"/>NETWRKIF FOR SYSTEMS RUNNING ULCNET</text:p>
            <text:p text:style-name="P171"/>
            <text:p text:style-name="P171"><text:s text:c="5"/>1 <text:s text:c="25"/>title <text:s text:c="2"/>'NETWRKIF for Systems Running ULCnet'</text:p>
            <text:p text:style-name="P171"><text:s text:c="5"/>2 <text:s text:c="25"/>page <text:s text:c="3"/>54</text:p>
            <text:p text:style-name="P171"><text:s text:c="5"/>3 <text:s text:c="17"/></text:p>
            <text:p text:style-name="P171"><text:s text:c="5"/>4 <text:s text:c="17"/>;***************************************************************************</text:p>
            <text:p text:style-name="P171"><text:s text:c="5"/>5 <text:s text:c="17"/>;***************************************************************************</text:p>
            <text:p text:style-name="P171"><text:s text:c="5"/>6 <text:s text:c="17"/>;** <text:s text:c="70"/>**</text:p>
            <text:p text:style-name="P171"><text:s text:c="5"/>7 <text:s text:c="17"/>;** <text:s text:c="4"/>S e r v e r <text:s text:c="2"/>N e t w o r k <text:s text:c="2"/>I n t e r f a c e <text:s text:c="2"/>M o d u l e <text:s text:c="4"/>**</text:p>
            <text:p text:style-name="P171"><text:s text:c="5"/>8 <text:s text:c="17"/>;** <text:s text:c="70"/>**</text:p>
            <text:p text:style-name="P171"><text:s text:c="5"/>9 <text:s text:c="17"/>;***************************************************************************</text:p>
            <text:p text:style-name="P171"><text:s text:c="4"/>10 <text:s text:c="17"/>;***************************************************************************</text:p>
            <text:p text:style-name="P171"><text:s text:c="4"/>11 <text:s text:c="17"/></text:p>
            <text:p text:style-name="P171"><text:s text:c="4"/>12 <text:s text:c="17"/></text:p>
            <text:p text:style-name="P171"><text:s text:c="4"/>13 <text:s text:c="17"/>;***************************************************************************</text:p>
            <text:p text:style-name="P171"><text:s text:c="4"/>14 <text:s text:c="17"/>;***************************************************************************</text:p>
            <text:p text:style-name="P171"><text:s text:c="4"/>15 <text:s text:c="17"/>;** <text:s text:c="70"/>**</text:p>
            <text:p text:style-name="P171"><text:s text:c="4"/>16 <text:s text:c="17"/>;** <text:s text:c="4"/>This module performs communication operations on a server <text:s text:c="8"/>**</text:p>
            <text:p text:style-name="P171"><text:s text:c="4"/>17 <text:s text:c="17"/>;** <text:s text:c="4"/>equipped with Orange Compuco's ULCnet network adaptor. <text:s text:c="11"/>**</text:p>
            <text:p text:style-name="P171"><text:s text:c="4"/>18 <text:s text:c="17"/>;** <text:s text:c="4"/>The actual communications protocol is proprietary to Orange <text:s text:c="6"/>**</text:p>
            <text:p text:style-name="P171"><text:s text:c="4"/>19 <text:s text:c="17"/>;** <text:s text:c="4"/>Compuco. <text:s/>It is included on the CP/NET release disk in REL <text:s text:c="7"/>**</text:p>
            <text:p text:style-name="P171"><text:s text:c="4"/>20 <text:s text:c="17"/>;** <text:s text:c="4"/>file format on a module called PBMAIN.REL. <text:s/>PBMAIN and a data- <text:s text:c="3"/>**</text:p>
            <text:p text:style-name="P171"><text:s text:c="4"/>21 <text:s text:c="17"/>;** <text:s text:c="4"/>link interface module, DLIF, must be linked into the XIOS <text:s text:c="8"/>**</text:p>
            <text:p text:style-name="P171"><text:s text:c="4"/>22 <text:s text:c="17"/>;** <text:s text:c="4"/>as console I/O routines. <text:s/>A sample DLIF is included with this <text:s text:c="4"/>**</text:p>
            <text:p text:style-name="P171"><text:s text:c="4"/>23 <text:s text:c="17"/>;** <text:s text:c="4"/>module. <text:s text:c="58"/>**</text:p>
            <text:p text:style-name="P171"><text:s text:c="4"/>24 <text:s text:c="17"/>;** <text:s text:c="70"/>**</text:p>
            <text:p text:style-name="P171"><text:s text:c="4"/>25 <text:s text:c="17"/>;** <text:s text:c="4"/>This module performs the high-level transport and network <text:s text:c="8"/>**</text:p>
            <text:p text:style-name="P171"><text:s text:c="4"/>26 <text:s text:c="17"/>;** <text:s text:c="4"/>processing, then calls the DLIF via a direct XIOS console I/O <text:s text:c="4"/>**</text:p>
            <text:p text:style-name="P171"><text:s text:c="4"/>27 <text:s text:c="17"/>;** <text:s text:c="4"/>function for data-link. <text:s/>The following features are supported: <text:s text:c="3"/>**</text:p>
            <text:p text:style-name="P171"><text:s text:c="4"/>28 <text:s text:c="17"/>;** <text:s text:c="70"/>**</text:p>
            <text:p text:style-name="P171"><text:s text:c="4"/>29 <text:s text:c="17"/>;** <text:s text:c="12"/>o <text:s/>Queue Minimization using only 2 interface processes <text:s text:c="3"/>**</text:p>
            <text:p text:style-name="P171"><text:s text:c="4"/>30 <text:s text:c="17"/>;** <text:s text:c="12"/>o <text:s/>Dynamic LOGIN/LOGOFF support <text:s text:c="26"/>**</text:p>
            <text:p text:style-name="P171"><text:s text:c="4"/>31 <text:s text:c="17"/>;** <text:s text:c="70"/>**</text:p>
            <text:p text:style-name="P171"><text:s text:c="4"/>32 <text:s text:c="17"/>;** <text:s text:c="4"/>Very little of this routine needs to be modified to run an a <text:s text:c="5"/>**</text:p>
            <text:p text:style-name="P171"><text:s text:c="4"/>33 <text:s text:c="17"/>;** <text:s text:c="4"/>particular computer system. <text:s/>The DLIF must be modified to <text:s text:c="8"/>**</text:p>
            <text:p text:style-name="P171"><text:s text:c="4"/>34 <text:s text:c="17"/>;** <text:s text:c="4"/>support the system's particular RS-232 hardware, and the XIOS <text:s text:c="4"/>**</text:p>
            <text:p text:style-name="P171"><text:s text:c="4"/>35 <text:s text:c="17"/>;** <text:s text:c="4"/>must be modified to support interrupt-driven operation, if so <text:s text:c="4"/>**</text:p>
            <text:p text:style-name="P171"><text:s text:c="4"/>36 <text:s text:c="17"/>;** <text:s text:c="4"/>desired, and also support the pseudo-console drivers of the <text:s text:c="6"/>**</text:p>
            <text:p text:style-name="P171"><text:s text:c="4"/>37 <text:s text:c="17"/>;** <text:s text:c="4"/>DLIF. <text:s text:c="60"/>**</text:p>
            <text:p text:style-name="P171"><text:s text:c="4"/>38 <text:s text:c="17"/>;** <text:s text:c="70"/>**</text:p>
            <text:p text:style-name="P171"><text:s text:c="4"/>39 <text:s text:c="17"/>;***************************************************************************</text:p>
            <text:p text:style-name="P171"><text:soft-page-break/><text:s text:c="4"/>40 <text:s text:c="17"/>;***************************************************************************</text:p>
            <text:p text:style-name="P171"><text:s text:c="4"/>41 <text:s text:c="17"/></text:p>
            <text:p text:style-name="P171"><text:s text:c="4"/>42 <text:s text:c="17"/>; <text:s text:c="6"/>This software was developed jointly by</text:p>
            <text:p text:style-name="P171"><text:s text:c="4"/>43 <text:s text:c="17"/>;</text:p>
            <text:p text:style-name="P171"><text:s text:c="4"/>44 <text:s text:c="17"/>; <text:s text:c="14"/>Digital Research, Inc.</text:p>
            <text:p text:style-name="P171"><text:s text:c="4"/>45 <text:s text:c="17"/>; <text:s text:c="14"/>P.O. Box 579</text:p>
            <text:p text:style-name="P171"><text:s text:c="4"/>46 <text:s text:c="17"/>; <text:s text:c="14"/>Pacific Grove, CA 93950</text:p>
            <text:p text:style-name="P171"><text:s text:c="4"/>47 <text:s text:c="17"/>; <text:s text:c="6"/>and</text:p>
            <text:p text:style-name="P171"><text:s text:c="4"/>48 <text:s text:c="17"/>; <text:s text:c="14"/>Keybrook Business Systems, Inc.</text:p>
            <text:p text:style-name="P171"><text:s text:c="4"/>49 <text:s text:c="17"/>; <text:s text:c="14"/>2035 National Avenue</text:p>
            <text:p text:style-name="P171"><text:s text:c="4"/>50 <text:s text:c="17"/>; <text:s text:c="14"/>Hayward, CA 94545</text:p>
            <text:p text:style-name="P171"><text:s text:c="4"/>51 <text:s text:c="17"/></text:p>
            <text:p text:style-name="P171"><text:s text:c="4"/>52 <text:s text:c="17"/></text:p>
            <text:p text:style-name="P171"><text:s text:c="4"/>53 <text:s text:c="17"/>bdosadr:</text:p>
            <text:p text:style-name="P179"><text:s text:c="4"/>54 <text:s text:c="2"/>0000 0000 <text:s text:c="13"/>dw <text:s text:c="5"/>$-$ <text:s text:c="12"/>; RSP XDOS entry point</text:p>
          </table:table-cell>
        </table:table-row>
        <table:table-row>
          <table:table-cell table:style-name="Table69.A2" office:value-type="string">
            <text:p text:style-name="P171">CP/M RMAC ASSEM 1.1 <text:s text:c="4"/>#002 <text:s text:c="3"/>NETWRKIF FOR SYSTEMS RUNNING ULCNET</text:p>
            <text:p text:style-name="P171"/>
            <text:p text:style-name="P171"><text:s text:c="4"/>55 <text:s text:c="17"/></text:p>
            <text:p text:style-name="P171"><text:s text:c="4"/>56 <text:s text:c="17"/>; User-Configurable Parameters (These should be the only changes needed)</text:p>
            <text:p text:style-name="P171"><text:s text:c="4"/>57 <text:s text:c="17"/></text:p>
            <text:p text:style-name="P171"><text:s text:c="4"/>58 <text:s text:c="2"/>0002 = <text:s text:c="8"/>nmb$rqstrs <text:s text:c="5"/>equ <text:s text:c="4"/>2 <text:s text:c="6"/>; Number of requesters supported at one time</text:p>
            <text:p text:style-name="P171"><text:s text:c="4"/>59 <text:s text:c="2"/>0003 = <text:s text:c="8"/>nmb$bufs <text:s text:c="7"/>equ <text:s text:c="4"/>3 <text:s text:c="6"/>; Number of message buffers</text:p>
            <text:p text:style-name="P171"><text:s text:c="4"/>60 <text:s text:c="2"/>0020 = <text:s text:c="8"/>console$num <text:s text:c="4"/>equ <text:s text:c="4"/>20h <text:s text:c="4"/>; Pseudo-console number</text:p>
            <text:p text:style-name="P171"><text:s text:c="4"/>61 <text:s text:c="2"/>004B = <text:s text:c="8"/>fmt$byte <text:s text:c="7"/>equ <text:s text:c="4"/>4bh <text:s text:c="4"/>; Format byte: short format with acknowledge,</text:p>
            <text:p text:style-name="P171"><text:s text:c="4"/>62 <text:s text:c="49"/>; <text:s text:c="2"/>153.6K baud self-clocked</text:p>
            <text:p text:style-name="P171"><text:s text:c="4"/>63 <text:s text:c="17"/></text:p>
            <text:p text:style-name="P171"><text:s text:c="4"/>64 <text:s text:c="17"/>; Message Buffer Offsets</text:p>
            <text:p text:style-name="P171"><text:s text:c="4"/>65 <text:s text:c="17"/></text:p>
            <text:p text:style-name="P171"><text:s text:c="4"/>66 <text:s text:c="2"/>0000 = <text:s text:c="8"/>fmt <text:s text:c="12"/>equ <text:s text:c="4"/>0 <text:s text:c="14"/>; format</text:p>
            <text:p text:style-name="P171"><text:s text:c="4"/>67 <text:s text:c="2"/>0001 = <text:s text:c="8"/>did <text:s text:c="12"/>equ <text:s text:c="4"/>fmt+1 <text:s text:c="10"/>; destination ID</text:p>
            <text:p text:style-name="P171"><text:s text:c="4"/>68 <text:s text:c="2"/>0002 = <text:s text:c="8"/>sid <text:s text:c="12"/>equ <text:s text:c="4"/>did+1 <text:s text:c="10"/>; source ID</text:p>
            <text:p text:style-name="P171"><text:s text:c="4"/>69 <text:s text:c="2"/>0003 = <text:s text:c="8"/>fnc <text:s text:c="12"/>equ <text:s text:c="4"/>sid+1 <text:s text:c="10"/>; server function number</text:p>
            <text:p text:style-name="P171"><text:s text:c="4"/>70 <text:s text:c="2"/>0004 = <text:s text:c="8"/>siz <text:s text:c="12"/>equ <text:s text:c="4"/>fnc+1 <text:s text:c="10"/>; size of message (normalized to 0)</text:p>
            <text:p text:style-name="P171"><text:s text:c="4"/>71 <text:s text:c="2"/>0005 = <text:s text:c="8"/>msg <text:s text:c="12"/>equ <text:s text:c="4"/>siz+1 <text:s text:c="10"/>; message</text:p>
            <text:p text:style-name="P171"><text:s text:c="4"/>72 <text:s text:c="2"/>0106 = <text:s text:c="8"/>buf$len <text:s text:c="8"/>equ <text:s text:c="4"/>msg+257 <text:s text:c="8"/>; length of total message buffer</text:p>
            <text:p text:style-name="P171"><text:s text:c="4"/>73 <text:s text:c="17"/></text:p>
            <text:p text:style-name="P171"><text:s text:c="4"/>74 <text:s text:c="17"/>; ULCnet Packet Offsets</text:p>
            <text:p text:style-name="P171"><text:s text:c="4"/>75 <text:s text:c="17"/></text:p>
            <text:p text:style-name="P171"><text:s text:c="4"/>76 <text:s text:c="2"/>0000 = <text:s text:c="8"/>ulc$fmt <text:s text:c="8"/>equ <text:s text:c="4"/>0 <text:s text:c="14"/>; packet format</text:p>
            <text:p text:style-name="P171"><text:s text:c="4"/>77 <text:s text:c="2"/>0001 = <text:s text:c="8"/>ulc$v$circ <text:s text:c="5"/>equ <text:s text:c="4"/>ulc$fmt+1 <text:s text:c="6"/>; virtual circuit number</text:p>
            <text:p text:style-name="P171"><text:s text:c="4"/>78 <text:s text:c="2"/>0002 = <text:s text:c="8"/>ulc$len$lo <text:s text:c="5"/>equ <text:s text:c="4"/>ulc$v$circ+1 <text:s text:c="3"/>; low order of length</text:p>
            <text:p text:style-name="P171"><text:s text:c="4"/>79 <text:s text:c="2"/>0003 = <text:s text:c="8"/>ulc$len$hi <text:s text:c="5"/>equ <text:s text:c="4"/>ulc$len$lo+1 <text:s text:c="3"/>; high order of length</text:p>
            <text:p text:style-name="P171"><text:s text:c="4"/>80 <text:s text:c="2"/>0004 = <text:s text:c="8"/>ulc$fnc <text:s text:c="8"/>equ <text:s text:c="4"/>ulc$len$hi+1 <text:s text:c="3"/>; start of message: function code</text:p>
            <text:p text:style-name="P171"><text:s text:c="4"/>81 <text:s text:c="2"/>0005 = <text:s text:c="8"/>ulc$msg <text:s text:c="8"/>equ <text:s text:c="4"/>ulc$fnc+1 <text:s text:c="6"/>; CP/NET message</text:p>
            <text:p text:style-name="P171"><text:s text:c="4"/>82 <text:s text:c="17"/></text:p>
            <text:p text:style-name="P171"><text:s text:c="4"/>83 <text:s text:c="17"/>; Requester Control Block Offsets</text:p>
            <text:p text:style-name="P171"><text:s text:c="4"/>84 <text:s text:c="17"/></text:p>
            <text:p text:style-name="P171"><text:s text:c="4"/>85 <text:s text:c="2"/>0000 = <text:s text:c="8"/>rqstr$id <text:s text:c="7"/>equ <text:s text:c="4"/>0 <text:s text:c="14"/>; requester ID for this server</text:p>
            <text:p text:style-name="P171"><text:s text:c="4"/>86 <text:s text:c="2"/>0001 = <text:s text:c="8"/>uqcb <text:s text:c="11"/>equ <text:s text:c="4"/>rqstr$id+1 <text:s text:c="5"/>; uqcb to queue to this server</text:p>
            <text:p text:style-name="P171"><text:s text:c="4"/>87 <text:s text:c="2"/>0005 = <text:s text:c="8"/>buf$ptr <text:s text:c="8"/>equ <text:s text:c="4"/>uqcb+4 <text:s text:c="9"/>; queue message &lt;--&gt; msg buffer ptr</text:p>
            <text:p text:style-name="P171"><text:s text:c="4"/>88 <text:s text:c="2"/>0007 = <text:s text:c="8"/>rcb$len <text:s text:c="8"/>equ <text:s text:c="4"/>buf$ptr+2 <text:s text:c="6"/>; length of requester control block</text:p>
            <text:p text:style-name="P171"><text:s text:c="4"/>89 <text:s text:c="17"/></text:p>
            <text:p text:style-name="P171"><text:s text:c="4"/>90 <text:s text:c="17"/></text:p>
            <text:p text:style-name="P171"><text:s text:c="4"/>91 <text:s text:c="17"/>; NETWRKIF Process Descriptors and Stack Space</text:p>
            <text:p text:style-name="P171"><text:s text:c="4"/>92 <text:s text:c="17"/></text:p>
            <text:p text:style-name="P171"><text:s text:c="4"/>93 <text:s text:c="17"/>networkin: <text:s text:c="21"/>; Receiver Process</text:p>
            <text:p text:style-name="P171"><text:s text:c="4"/>94 <text:s text:c="17"/></text:p>
            <text:p text:style-name="P171"><text:s text:c="4"/>95 <text:s text:c="2"/>0002 0000 <text:s text:c="13"/>dw <text:s text:c="5"/>0 <text:s text:c="14"/>; link</text:p>
            <text:p text:style-name="P171"><text:s text:c="4"/>96 <text:s text:c="2"/>0004 00 <text:s text:c="15"/>db <text:s text:c="5"/>0 <text:s text:c="14"/>; status</text:p>
            <text:p text:style-name="P171"><text:s text:c="4"/>97 <text:s text:c="2"/>0005 42 <text:s text:c="15"/>db <text:s text:c="5"/>66 <text:s text:c="13"/>; priority</text:p>
            <text:p text:style-name="P171"><text:s text:c="4"/>98 <text:s text:c="2"/>0006 6400 <text:s text:c="13"/>dw <text:s text:c="5"/>netstkin+46 <text:s text:c="4"/>; stack pointer</text:p>
            <text:p text:style-name="P171"><text:s text:c="4"/>99 <text:s text:c="2"/>0008 4E45545752 <text:s text:c="7"/>db <text:s text:c="5"/>'NETWRKIN' <text:s text:c="5"/>; name</text:p>
            <text:p text:style-name="P171"><text:s text:c="3"/>100 <text:s text:c="2"/>0010 00 <text:s text:c="15"/>db <text:s text:c="5"/>0 <text:s text:c="14"/>; console</text:p>
            <text:p text:style-name="P171"><text:s text:c="3"/>101 <text:s text:c="2"/>0011 FF <text:s text:c="15"/>db <text:s text:c="5"/>0ffh <text:s text:c="11"/>; memseg</text:p>
            <text:p text:style-name="P171"><text:s text:c="3"/>102 <text:s text:c="2"/>0012 <text:s text:c="18"/>ds <text:s text:c="5"/>2 <text:s text:c="14"/>; b</text:p>
            <text:p text:style-name="P171"><text:s text:c="3"/>103 <text:s text:c="2"/>0014 <text:s text:c="18"/>ds <text:s text:c="5"/>2 <text:s text:c="14"/>; thread</text:p>
            <text:p text:style-name="P171"><text:s text:c="3"/>104 <text:s text:c="2"/>0016 <text:s text:c="18"/>ds <text:s text:c="5"/>2 <text:s text:c="14"/>; buff</text:p>
            <text:p text:style-name="P171"><text:s text:c="3"/>105 <text:s text:c="2"/>0018 <text:s text:c="18"/>ds <text:s text:c="5"/>1 <text:s text:c="14"/>; user code &amp; disk slct</text:p>
            <text:p text:style-name="P171"><text:s text:c="3"/>106 <text:s text:c="2"/>0019 <text:s text:c="18"/>ds <text:s text:c="5"/>2 <text:s text:c="14"/>; dcnt</text:p>
            <text:p text:style-name="P171"><text:s text:c="3"/>107 <text:s text:c="2"/>001B <text:s text:c="18"/>ds <text:s text:c="5"/>1 <text:s text:c="14"/>; searchl</text:p>
            <text:p text:style-name="P179"><text:s text:c="3"/>108 <text:s text:c="2"/>001C <text:s text:c="18"/>ds <text:s text:c="5"/>2 <text:s text:c="14"/>; searcha</text:p>
          </table:table-cell>
        </table:table-row>
        <table:table-row>
          <table:table-cell table:style-name="Table69.A2" office:value-type="string">
            <text:p text:style-name="P171">CP/M RMAC ASSEM 1.1 <text:s text:c="4"/>#003 <text:s text:c="3"/>NETWRKIF FOR SYSTEMS RUNNING ULCNET</text:p>
            <text:p text:style-name="P171"/>
            <text:p text:style-name="P171"><text:s text:c="3"/>109 <text:s text:c="2"/>001E <text:s text:c="18"/>ds <text:s text:c="5"/>2 <text:s text:c="14"/>; active drives</text:p>
            <text:p text:style-name="P171"><text:soft-page-break/><text:s text:c="3"/>110 <text:s text:c="2"/>0020 0000 <text:s text:c="13"/>dw <text:s text:c="5"/>0 <text:s text:c="14"/>; HL'</text:p>
            <text:p text:style-name="P171"><text:s text:c="3"/>111 <text:s text:c="2"/>0022 0000 <text:s text:c="13"/>dw <text:s text:c="5"/>0 <text:s text:c="14"/>; DE'</text:p>
            <text:p text:style-name="P171"><text:s text:c="3"/>112 <text:s text:c="2"/>0024 0000 <text:s text:c="13"/>dw <text:s text:c="5"/>0 <text:s text:c="14"/>; BC'</text:p>
            <text:p text:style-name="P171"><text:s text:c="3"/>113 <text:s text:c="2"/>0026 0000 <text:s text:c="13"/>dw <text:s text:c="5"/>0 <text:s text:c="14"/>; AF'</text:p>
            <text:p text:style-name="P171"><text:s text:c="3"/>114 <text:s text:c="2"/>0028 0000 <text:s text:c="13"/>dw <text:s text:c="5"/>0 <text:s text:c="14"/>; IY</text:p>
            <text:p text:style-name="P171"><text:s text:c="3"/>115 <text:s text:c="2"/>002A 0000 <text:s text:c="13"/>dw <text:s text:c="5"/>0 <text:s text:c="14"/>; IX</text:p>
            <text:p text:style-name="P171"><text:s text:c="3"/>116 <text:s text:c="2"/>002C 0000 <text:s text:c="13"/>dw <text:s text:c="5"/>0 <text:s text:c="14"/>; HL</text:p>
            <text:p text:style-name="P171"><text:s text:c="3"/>117 <text:s text:c="2"/>002E 0000 <text:s text:c="13"/>dw <text:s text:c="5"/>0 <text:s text:c="14"/>; DE</text:p>
            <text:p text:style-name="P171"><text:s text:c="3"/>118 <text:s text:c="2"/>0030 0000 <text:s text:c="13"/>dw <text:s text:c="5"/>0 <text:s text:c="14"/>; BC</text:p>
            <text:p text:style-name="P171"><text:s text:c="3"/>119 <text:s text:c="2"/>0032 0000 <text:s text:c="13"/>dw <text:s text:c="5"/>0 <text:s text:c="14"/>; AF, A = ntwkif console dev #</text:p>
            <text:p text:style-name="P171"><text:s text:c="3"/>120 <text:s text:c="2"/>0034 <text:s text:c="18"/>ds <text:s text:c="5"/>2 <text:s text:c="14"/>; scratch</text:p>
            <text:p text:style-name="P171"><text:s text:c="3"/>121 <text:s text:c="17"/></text:p>
            <text:p text:style-name="P171"><text:s text:c="3"/>122 <text:s text:c="17"/>netstkin:</text:p>
            <text:p text:style-name="P171"><text:s text:c="3"/>123 <text:s text:c="2"/>0036 C7C7C7C7C7 <text:s text:c="7"/>dw <text:s text:c="5"/>0c7c7h,0c7c7h,0c7c7h,0c7c7h</text:p>
            <text:p text:style-name="P171"><text:s text:c="3"/>124 <text:s text:c="2"/>003E C7C7C7C7C7 <text:s text:c="7"/>dw <text:s text:c="5"/>0c7c7h,0c7c7h,0c7c7h,0c7c7h</text:p>
            <text:p text:style-name="P171"><text:s text:c="3"/>125 <text:s text:c="2"/>0046 C7C7C7C7C7 <text:s text:c="7"/>dw <text:s text:c="5"/>0c7c7h,0c7c7h,0c7c7h,0c7c7h</text:p>
            <text:p text:style-name="P171"><text:s text:c="3"/>126 <text:s text:c="2"/>004E C7C7C7C7C7 <text:s text:c="7"/>dw <text:s text:c="5"/>0c7c7h,0c7c7h,0c7c7h,0c7c7h</text:p>
            <text:p text:style-name="P171"><text:s text:c="3"/>127 <text:s text:c="2"/>0056 C7C7C7C7C7 <text:s text:c="7"/>dw <text:s text:c="5"/>0c7c7h,0c7c7h,0c7c7h,0c7c7h</text:p>
            <text:p text:style-name="P171"><text:s text:c="3"/>128 <text:s text:c="2"/>005E C7C7C7C7C7 <text:s text:c="7"/>dw <text:s text:c="5"/>0c7c7h,0c7c7h,0c7c7h</text:p>
            <text:p text:style-name="P171"><text:s text:c="3"/>129 <text:s text:c="2"/>0064 B405 <text:s text:c="13"/>dw <text:s text:c="5"/>setup</text:p>
            <text:p text:style-name="P171"><text:s text:c="3"/>130 <text:s text:c="17"/></text:p>
            <text:p text:style-name="P171"><text:s text:c="3"/>131 <text:s text:c="17"/>networkout: <text:s text:c="20"/>; Transmitter Process</text:p>
            <text:p text:style-name="P171"><text:s text:c="3"/>132 <text:s text:c="17"/></text:p>
            <text:p text:style-name="P171"><text:s text:c="3"/>133 <text:s text:c="2"/>0066 0000 <text:s text:c="13"/>dw <text:s text:c="5"/>0 <text:s text:c="14"/>; link</text:p>
            <text:p text:style-name="P171"><text:s text:c="3"/>134 <text:s text:c="2"/>0068 00 <text:s text:c="15"/>db <text:s text:c="5"/>0 <text:s text:c="14"/>; status</text:p>
            <text:p text:style-name="P171"><text:s text:c="3"/>135 <text:s text:c="2"/>0069 42 <text:s text:c="15"/>db <text:s text:c="5"/>66 <text:s text:c="13"/>; priority</text:p>
            <text:p text:style-name="P171"><text:s text:c="3"/>136 <text:s text:c="2"/>006A C800 <text:s text:c="13"/>dw <text:s text:c="5"/>netstkou+46 <text:s text:c="4"/>; stack pointer</text:p>
            <text:p text:style-name="P171"><text:s text:c="3"/>137 <text:s text:c="2"/>006C 4E45545752 <text:s text:c="7"/>db <text:s text:c="5"/>'NETWRKOU' <text:s text:c="5"/>; name</text:p>
            <text:p text:style-name="P171"><text:s text:c="3"/>138 <text:s text:c="2"/>0074 00 <text:s text:c="15"/>db <text:s text:c="5"/>0 <text:s text:c="14"/>; console</text:p>
            <text:p text:style-name="P171"><text:s text:c="3"/>139 <text:s text:c="2"/>0075 FF <text:s text:c="15"/>db <text:s text:c="5"/>0ffh <text:s text:c="11"/>; memseg</text:p>
            <text:p text:style-name="P171"><text:s text:c="3"/>140 <text:s text:c="2"/>0076 <text:s text:c="18"/>ds <text:s text:c="5"/>2 <text:s text:c="14"/>; b</text:p>
            <text:p text:style-name="P171"><text:s text:c="3"/>141 <text:s text:c="2"/>0078 <text:s text:c="18"/>ds <text:s text:c="5"/>2 <text:s text:c="14"/>; thread</text:p>
            <text:p text:style-name="P171"><text:s text:c="3"/>142 <text:s text:c="2"/>007A <text:s text:c="18"/>ds <text:s text:c="5"/>2 <text:s text:c="14"/>; buff</text:p>
            <text:p text:style-name="P171"><text:s text:c="3"/>143 <text:s text:c="2"/>007C <text:s text:c="18"/>ds <text:s text:c="5"/>1 <text:s text:c="14"/>; user code &amp; disk slct</text:p>
            <text:p text:style-name="P171"><text:s text:c="3"/>144 <text:s text:c="2"/>007D <text:s text:c="18"/>ds <text:s text:c="5"/>2 <text:s text:c="14"/>; dcnt</text:p>
            <text:p text:style-name="P171"><text:s text:c="3"/>145 <text:s text:c="2"/>007F <text:s text:c="18"/>ds <text:s text:c="5"/>1 <text:s text:c="14"/>; searchl</text:p>
            <text:p text:style-name="P171"><text:s text:c="3"/>146 <text:s text:c="2"/>0080 <text:s text:c="18"/>ds <text:s text:c="5"/>2 <text:s text:c="14"/>; searcha</text:p>
            <text:p text:style-name="P171"><text:s text:c="3"/>147 <text:s text:c="2"/>0082 <text:s text:c="18"/>ds <text:s text:c="5"/>2 <text:s text:c="14"/>; active drives</text:p>
            <text:p text:style-name="P171"><text:s text:c="3"/>148 <text:s text:c="2"/>0084 0000 <text:s text:c="13"/>dw <text:s text:c="5"/>0 <text:s text:c="14"/>; HL'</text:p>
            <text:p text:style-name="P171"><text:s text:c="3"/>149 <text:s text:c="2"/>0086 0000 <text:s text:c="13"/>dw <text:s text:c="5"/>0 <text:s text:c="14"/>; DE'</text:p>
            <text:p text:style-name="P171"><text:s text:c="3"/>150 <text:s text:c="2"/>0088 0000 <text:s text:c="13"/>dw <text:s text:c="5"/>0 <text:s text:c="14"/>; BC'</text:p>
            <text:p text:style-name="P171"><text:s text:c="3"/>151 <text:s text:c="2"/>008A 0000 <text:s text:c="13"/>dw <text:s text:c="5"/>0 <text:s text:c="14"/>; AF'</text:p>
            <text:p text:style-name="P171"><text:s text:c="3"/>152 <text:s text:c="2"/>008C 0000 <text:s text:c="13"/>dw <text:s text:c="5"/>0 <text:s text:c="14"/>; IY</text:p>
            <text:p text:style-name="P171"><text:s text:c="3"/>153 <text:s text:c="2"/>008E 0000 <text:s text:c="13"/>dw <text:s text:c="5"/>0 <text:s text:c="14"/>; IX</text:p>
            <text:p text:style-name="P171"><text:s text:c="3"/>154 <text:s text:c="2"/>0090 0000 <text:s text:c="13"/>dw <text:s text:c="5"/>0 <text:s text:c="14"/>; HL</text:p>
            <text:p text:style-name="P171"><text:s text:c="3"/>155 <text:s text:c="2"/>0092 0000 <text:s text:c="13"/>dw <text:s text:c="5"/>0 <text:s text:c="14"/>; DE</text:p>
            <text:p text:style-name="P171"><text:s text:c="3"/>156 <text:s text:c="2"/>0094 0000 <text:s text:c="13"/>dw <text:s text:c="5"/>0 <text:s text:c="14"/>; BC</text:p>
            <text:p text:style-name="P171"><text:s text:c="3"/>157 <text:s text:c="2"/>0096 0000 <text:s text:c="13"/>dw <text:s text:c="5"/>0 <text:s text:c="14"/>; AF, A = ntwkif console dev #</text:p>
            <text:p text:style-name="P171"><text:s text:c="3"/>158 <text:s text:c="2"/>0098 <text:s text:c="18"/>ds <text:s text:c="5"/>2 <text:s text:c="14"/>; scratch</text:p>
            <text:p text:style-name="P171"><text:s text:c="3"/>159 <text:s text:c="17"/></text:p>
            <text:p text:style-name="P171"><text:s text:c="3"/>160 <text:s text:c="17"/>netstkou:</text:p>
            <text:p text:style-name="P171"><text:s text:c="3"/>161 <text:s text:c="2"/>009A C7C7C7C7C7 <text:s text:c="7"/>dw <text:s text:c="5"/>0c7c7h,0c7c7h,0c7c7h,0c7c7h</text:p>
            <text:p text:style-name="P179"><text:s text:c="3"/>162 <text:s text:c="2"/>00A2 C7C7C7C7C7 <text:s text:c="7"/>dw <text:s text:c="5"/>0c7c7h,0c7c7h,0c7c7h,0c7c7h</text:p>
          </table:table-cell>
        </table:table-row>
        <table:table-row>
          <table:table-cell table:style-name="Table69.A2" office:value-type="string">
            <text:p text:style-name="P171">CP/M RMAC ASSEM 1.1 <text:s text:c="4"/>#004 <text:s text:c="3"/>NETWRKIF FOR SYSTEMS RUNNING ULCNET</text:p>
            <text:p text:style-name="P171"/>
            <text:p text:style-name="P171"><text:s text:c="3"/>163 <text:s text:c="2"/>00AA C7C7C7C7C7 <text:s text:c="7"/>dw <text:s text:c="5"/>0c7c7h,0c7c7h,0c7c7h,0c7c7h</text:p>
            <text:p text:style-name="P171"><text:s text:c="3"/>164 <text:s text:c="2"/>00B2 C7C7C7C7C7 <text:s text:c="7"/>dw <text:s text:c="5"/>0c7c7h,0c7c7h,0c7c7h,0c7c7h</text:p>
            <text:p text:style-name="P171"><text:s text:c="3"/>165 <text:s text:c="2"/>00BA C7C7C7C7C7 <text:s text:c="7"/>dw <text:s text:c="5"/>0c7c7h,0c7c7h,0c7c7h,0c7c7h</text:p>
            <text:p text:style-name="P171"><text:s text:c="3"/>166 <text:s text:c="2"/>00C2 C7C7C7C7C7 <text:s text:c="7"/>dw <text:s text:c="5"/>0c7c7h,0c7c7h,0c7c7h</text:p>
            <text:p text:style-name="P171"><text:s text:c="3"/>167 <text:s text:c="2"/>00C8 8606 <text:s text:c="13"/>dw <text:s text:c="5"/>output</text:p>
            <text:p text:style-name="P171"><text:s text:c="3"/>168 <text:s text:c="17"/></text:p>
            <text:p text:style-name="P171"><text:s text:c="3"/>169 <text:s text:c="17"/></text:p>
            <text:p text:style-name="P171"><text:s text:c="3"/>170 <text:s text:c="17"/>; Input queue control blocks</text:p>
            <text:p text:style-name="P171"><text:s text:c="3"/>171 <text:s text:c="17"/></text:p>
            <text:p text:style-name="P171"><text:s text:c="3"/>172 <text:s text:c="17"/>qcb$in$0:</text:p>
            <text:p text:style-name="P171"><text:s text:c="3"/>173 <text:s text:c="2"/>00CA <text:s text:c="18"/>ds <text:s text:c="5"/>2 <text:s text:c="14"/>; link</text:p>
            <text:p text:style-name="P171"><text:s text:c="3"/>174 <text:s text:c="2"/>00CC 4E7477726B <text:s text:c="7"/>db <text:s text:c="5"/>'NtwrkQI0' <text:s text:c="5"/>; name</text:p>
            <text:p text:style-name="P171"><text:s text:c="3"/>175 <text:s text:c="2"/>00D4 0200 <text:s text:c="13"/>dw <text:s text:c="5"/>2 <text:s text:c="14"/>; msglen</text:p>
            <text:p text:style-name="P171"><text:s text:c="3"/>176 <text:s text:c="2"/>00D6 0100 <text:s text:c="13"/>dw <text:s text:c="5"/>1 <text:s text:c="14"/>; nmbmsgs</text:p>
            <text:p text:style-name="P171"><text:s text:c="3"/>177 <text:s text:c="2"/>00D8 <text:s text:c="18"/>ds <text:s text:c="5"/>2 <text:s text:c="14"/>; dqph</text:p>
            <text:p text:style-name="P171"><text:s text:c="3"/>178 <text:s text:c="2"/>00DA <text:s text:c="18"/>ds <text:s text:c="5"/>2 <text:s text:c="14"/>; nqph</text:p>
            <text:p text:style-name="P171"><text:s text:c="3"/>179 <text:s text:c="2"/>00DC <text:s text:c="18"/>ds <text:s text:c="5"/>2 <text:s text:c="14"/>; msgin</text:p>
            <text:p text:style-name="P171"><text:s text:c="3"/>180 <text:s text:c="2"/>00DE <text:s text:c="18"/>ds <text:s text:c="5"/>2 <text:s text:c="14"/>; msgout</text:p>
            <text:p text:style-name="P171"><text:s text:c="3"/>181 <text:s text:c="2"/>00E0 <text:s text:c="18"/>ds <text:s text:c="5"/>2 <text:s text:c="14"/>; msgcnt</text:p>
            <text:p text:style-name="P171"><text:s text:c="3"/>182 <text:s text:c="2"/>00E2 <text:s text:c="18"/>ds <text:s text:c="5"/>2 <text:s text:c="14"/>; buffer</text:p>
            <text:p text:style-name="P171"><text:s text:c="3"/>183 <text:s text:c="17"/></text:p>
            <text:p text:style-name="P171"><text:soft-page-break/><text:s text:c="3"/>184 <text:s text:c="25"/>if <text:s text:c="5"/>nmb$rqstrs ge 2</text:p>
            <text:p text:style-name="P171"><text:s text:c="3"/>185 <text:s text:c="17"/>qcb$in$1:</text:p>
            <text:p text:style-name="P171"><text:s text:c="3"/>186 <text:s text:c="2"/>00E4 <text:s text:c="18"/>ds <text:s text:c="5"/>2 <text:s text:c="14"/>; link</text:p>
            <text:p text:style-name="P171"><text:s text:c="3"/>187 <text:s text:c="2"/>00E6 4E7477726B <text:s text:c="7"/>db <text:s text:c="5"/>'NtwrkQI1' <text:s text:c="5"/>; name</text:p>
            <text:p text:style-name="P171"><text:s text:c="3"/>188 <text:s text:c="2"/>00EE 0200 <text:s text:c="13"/>dw <text:s text:c="5"/>2 <text:s text:c="14"/>; msglen</text:p>
            <text:p text:style-name="P171"><text:s text:c="3"/>189 <text:s text:c="2"/>00F0 0100 <text:s text:c="13"/>dw <text:s text:c="5"/>1 <text:s text:c="14"/>; nmbmsgs</text:p>
            <text:p text:style-name="P171"><text:s text:c="3"/>190 <text:s text:c="2"/>00F2 <text:s text:c="18"/>ds <text:s text:c="5"/>2 <text:s text:c="14"/>; dqph</text:p>
            <text:p text:style-name="P171"><text:s text:c="3"/>191 <text:s text:c="2"/>00F4 <text:s text:c="18"/>ds <text:s text:c="5"/>2 <text:s text:c="14"/>; nqph</text:p>
            <text:p text:style-name="P171"><text:s text:c="3"/>192 <text:s text:c="2"/>00F6 <text:s text:c="18"/>ds <text:s text:c="5"/>2 <text:s text:c="14"/>; msgin</text:p>
            <text:p text:style-name="P171"><text:s text:c="3"/>193 <text:s text:c="2"/>00F8 <text:s text:c="18"/>ds <text:s text:c="5"/>2 <text:s text:c="14"/>; msgout</text:p>
            <text:p text:style-name="P171"><text:s text:c="3"/>194 <text:s text:c="2"/>00FA <text:s text:c="18"/>ds <text:s text:c="5"/>2 <text:s text:c="14"/>; msgcnt</text:p>
            <text:p text:style-name="P171"><text:s text:c="3"/>195 <text:s text:c="2"/>00FC <text:s text:c="18"/>ds <text:s text:c="5"/>2 <text:s text:c="14"/>; buffer</text:p>
            <text:p text:style-name="P171"><text:s text:c="3"/>196 <text:s text:c="25"/>endif</text:p>
            <text:p text:style-name="P171"><text:s text:c="3"/>197 <text:s text:c="17"/></text:p>
            <text:p text:style-name="P171"><text:s text:c="3"/>198 <text:s text:c="25"/>if <text:s text:c="5"/>nmb$rqstrs ge 3</text:p>
            <text:p text:style-name="P171"><text:s text:c="3"/>199 <text:s text:c="17"/>qcb$in$2:</text:p>
            <text:p text:style-name="P171"><text:s text:c="3"/>200 <text:s text:c="25"/>ds <text:s text:c="5"/>2 <text:s text:c="14"/>; link</text:p>
            <text:p text:style-name="P171"><text:s text:c="3"/>201 <text:s text:c="25"/>db <text:s text:c="5"/>'NtwrkQI2' <text:s text:c="5"/>; name</text:p>
            <text:p text:style-name="P171"><text:s text:c="3"/>202 <text:s text:c="25"/>dw <text:s text:c="5"/>2 <text:s text:c="14"/>; msglen</text:p>
            <text:p text:style-name="P171"><text:s text:c="3"/>203 <text:s text:c="25"/>dw <text:s text:c="5"/>1 <text:s text:c="14"/>; nmbmsgs</text:p>
            <text:p text:style-name="P171"><text:s text:c="3"/>204 <text:s text:c="25"/>ds <text:s text:c="5"/>2 <text:s text:c="14"/>; dqph</text:p>
            <text:p text:style-name="P171"><text:s text:c="3"/>205 <text:s text:c="25"/>ds <text:s text:c="5"/>2 <text:s text:c="14"/>; nqph</text:p>
            <text:p text:style-name="P171"><text:s text:c="3"/>206 <text:s text:c="25"/>ds <text:s text:c="5"/>2 <text:s text:c="14"/>; msgin</text:p>
            <text:p text:style-name="P171"><text:s text:c="3"/>207 <text:s text:c="25"/>ds <text:s text:c="5"/>2 <text:s text:c="14"/>; msgout</text:p>
            <text:p text:style-name="P171"><text:s text:c="3"/>208 <text:s text:c="25"/>ds <text:s text:c="5"/>2 <text:s text:c="14"/>; msgcnt</text:p>
            <text:p text:style-name="P171"><text:s text:c="3"/>209 <text:s text:c="25"/>ds <text:s text:c="5"/>2 <text:s text:c="14"/>; buffer</text:p>
            <text:p text:style-name="P171"><text:s text:c="3"/>210 <text:s text:c="25"/>endif</text:p>
            <text:p text:style-name="P171"><text:s text:c="3"/>211 <text:s text:c="17"/></text:p>
            <text:p text:style-name="P171"><text:s text:c="3"/>212 <text:s text:c="25"/>if <text:s text:c="5"/>nmb$rqstrs ge 4 </text:p>
            <text:p text:style-name="P171"><text:s text:c="3"/>213 <text:s text:c="17"/>qcb$in$3:</text:p>
            <text:p text:style-name="P171"><text:s text:c="3"/>214 <text:s text:c="25"/>ds <text:s text:c="5"/>2 <text:s text:c="14"/>; link</text:p>
            <text:p text:style-name="P171"><text:s text:c="3"/>215 <text:s text:c="25"/>db <text:s text:c="5"/>'NtwrkQI3' <text:s text:c="5"/>; name</text:p>
            <text:p text:style-name="P179"><text:s text:c="3"/>216 <text:s text:c="25"/>dw <text:s text:c="5"/>2 <text:s text:c="14"/>; msglen</text:p>
          </table:table-cell>
        </table:table-row>
        <table:table-row>
          <table:table-cell table:style-name="Table69.A2" office:value-type="string">
            <text:p text:style-name="P171">CP/M RMAC ASSEM 1.1 <text:s text:c="4"/>#005 <text:s text:c="3"/>NETWRKIF FOR SYSTEMS RUNNING ULCNET</text:p>
            <text:p text:style-name="P171"/>
            <text:p text:style-name="P171"><text:s text:c="3"/>217 <text:s text:c="25"/>dw <text:s text:c="5"/>1 <text:s text:c="14"/>; nmbmsgs</text:p>
            <text:p text:style-name="P171"><text:s text:c="3"/>218 <text:s text:c="25"/>ds <text:s text:c="5"/>2 <text:s text:c="14"/>; dqph</text:p>
            <text:p text:style-name="P171"><text:s text:c="3"/>219 <text:s text:c="25"/>ds <text:s text:c="5"/>2 <text:s text:c="14"/>; nqph</text:p>
            <text:p text:style-name="P171"><text:s text:c="3"/>220 <text:s text:c="25"/>ds <text:s text:c="5"/>2 <text:s text:c="14"/>; msgin</text:p>
            <text:p text:style-name="P171"><text:s text:c="3"/>221 <text:s text:c="25"/>ds <text:s text:c="5"/>2 <text:s text:c="14"/>; msgout</text:p>
            <text:p text:style-name="P171"><text:s text:c="3"/>222 <text:s text:c="25"/>ds <text:s text:c="5"/>2 <text:s text:c="14"/>; msgcnt</text:p>
            <text:p text:style-name="P171"><text:s text:c="3"/>223 <text:s text:c="25"/>ds <text:s text:c="5"/>2 <text:s text:c="14"/>; buffer</text:p>
            <text:p text:style-name="P171"><text:s text:c="3"/>224 <text:s text:c="25"/>endif</text:p>
            <text:p text:style-name="P171"><text:s text:c="3"/>225 <text:s text:c="17"/></text:p>
            <text:p text:style-name="P171"><text:s text:c="3"/>226 <text:s text:c="17"/>; Output queue control blocks</text:p>
            <text:p text:style-name="P171"><text:s text:c="3"/>227 <text:s text:c="17"/></text:p>
            <text:p text:style-name="P171"><text:s text:c="3"/>228 <text:s text:c="17"/>qcb$out$0:</text:p>
            <text:p text:style-name="P171"><text:s text:c="3"/>229 <text:s text:c="2"/>00FE <text:s text:c="18"/>ds <text:s text:c="5"/>2 <text:s text:c="14"/>; link</text:p>
            <text:p text:style-name="P171"><text:s text:c="3"/>230 <text:s text:c="2"/>0100 4E7477726B <text:s text:c="7"/>db <text:s text:c="5"/>'NtwrkQO0' <text:s text:c="5"/>; name</text:p>
            <text:p text:style-name="P171"><text:s text:c="3"/>231 <text:s text:c="2"/>0108 0200 <text:s text:c="13"/>dw <text:s text:c="5"/>2 <text:s text:c="14"/>; msglen</text:p>
            <text:p text:style-name="P171"><text:s text:c="3"/>232 <text:s text:c="2"/>010A 0300 <text:s text:c="13"/>dw <text:s text:c="5"/>nmb$bufs <text:s text:c="7"/>; nmbmsgs</text:p>
            <text:p text:style-name="P171"><text:s text:c="3"/>233 <text:s text:c="2"/>010C <text:s text:c="18"/>ds <text:s text:c="5"/>2 <text:s text:c="14"/>; dqph</text:p>
            <text:p text:style-name="P171"><text:s text:c="3"/>234 <text:s text:c="2"/>010E <text:s text:c="18"/>ds <text:s text:c="5"/>2 <text:s text:c="14"/>; nqph</text:p>
            <text:p text:style-name="P171"><text:s text:c="3"/>235 <text:s text:c="2"/>0110 <text:s text:c="18"/>ds <text:s text:c="5"/>2 <text:s text:c="14"/>; msgin</text:p>
            <text:p text:style-name="P171"><text:s text:c="3"/>236 <text:s text:c="2"/>0112 <text:s text:c="18"/>ds <text:s text:c="5"/>2 <text:s text:c="14"/>; msgout</text:p>
            <text:p text:style-name="P171"><text:s text:c="3"/>237 <text:s text:c="2"/>0114 <text:s text:c="18"/>ds <text:s text:c="5"/>2 <text:s text:c="14"/>; msgcnt</text:p>
            <text:p text:style-name="P171"><text:s text:c="3"/>238 <text:s text:c="2"/>0116 <text:s text:c="18"/>ds <text:s text:c="5"/>2*nmb$bufs+1 <text:s text:c="3"/>; buffer</text:p>
            <text:p text:style-name="P171"><text:s text:c="3"/>239 <text:s text:c="17"/></text:p>
            <text:p text:style-name="P171"><text:s text:c="3"/>240 <text:s text:c="17"/>; Requester Management Table</text:p>
            <text:p text:style-name="P171"><text:s text:c="3"/>241 <text:s text:c="17"/></text:p>
            <text:p text:style-name="P171"><text:s text:c="3"/>242 <text:s text:c="17"/>rqstr$table:</text:p>
            <text:p text:style-name="P171"><text:s text:c="3"/>243 <text:s text:c="17"/></text:p>
            <text:p text:style-name="P171"><text:s text:c="3"/>244 <text:s text:c="17"/>;requester 0 control block</text:p>
            <text:p text:style-name="P171"><text:s text:c="3"/>245 <text:s text:c="17"/></text:p>
            <text:p text:style-name="P171"><text:s text:c="3"/>246 <text:s text:c="2"/>011D FF <text:s text:c="15"/>db <text:s text:c="5"/>0ffh <text:s text:c="11"/>; requester ID (marked not in use)</text:p>
            <text:p text:style-name="P171"><text:s text:c="3"/>247 <text:s text:c="2"/>011E CA00 <text:s text:c="13"/>dw <text:s text:c="5"/>qcb$in$0 <text:s text:c="7"/>; UQCB: <text:s/>QCB pointer</text:p>
            <text:p text:style-name="P171"><text:s text:c="3"/>248 <text:s text:c="2"/>0120 2201 <text:s text:c="13"/>dw <text:s text:c="5"/>$+2 <text:s text:c="12"/>; <text:s text:c="7"/>pointer to queue message</text:p>
            <text:p text:style-name="P171"><text:s text:c="3"/>249 <text:s text:c="2"/>0122 0000 <text:s text:c="13"/>dw <text:s text:c="5"/>$-$ <text:s text:c="12"/>; pointer to msg buffer (loaded on receive)</text:p>
            <text:p text:style-name="P171"><text:s text:c="3"/>250 <text:s text:c="17"/></text:p>
            <text:p text:style-name="P171"><text:s text:c="3"/>251 <text:s text:c="25"/>if <text:s text:c="5"/>nmb$rqstrs ge 2</text:p>
            <text:p text:style-name="P171"><text:s text:c="3"/>252 <text:s text:c="17"/>;requester 1 control block</text:p>
            <text:p text:style-name="P171"><text:s text:c="3"/>253 <text:s text:c="17"/></text:p>
            <text:p text:style-name="P171"><text:s text:c="3"/>254 <text:s text:c="2"/>0124 FF <text:s text:c="15"/>db <text:s text:c="5"/>0ffh <text:s text:c="11"/>; requester ID (marked not in use)</text:p>
            <text:p text:style-name="P171"><text:s text:c="3"/>255 <text:s text:c="2"/>0125 E400 <text:s text:c="13"/>dw <text:s text:c="5"/>qcb$in$1 <text:s text:c="7"/>; UQCB: <text:s/>QCB pointer</text:p>
            <text:p text:style-name="P171"><text:s text:c="3"/>256 <text:s text:c="2"/>0127 2901 <text:s text:c="13"/>dw <text:s text:c="5"/>$+2 <text:s text:c="12"/>; <text:s text:c="7"/>pointer to queue message</text:p>
            <text:p text:style-name="P171"><text:s text:c="3"/>257 <text:s text:c="2"/>0129 0000 <text:s text:c="13"/>dw <text:s text:c="5"/>$-$ <text:s text:c="12"/>; pointer to msg buffer (loaded on receive)</text:p>
            <text:p text:style-name="P171"><text:soft-page-break/><text:s text:c="3"/>258 <text:s text:c="25"/>endif</text:p>
            <text:p text:style-name="P171"><text:s text:c="3"/>259 <text:s text:c="17"/></text:p>
            <text:p text:style-name="P171"><text:s text:c="3"/>260 <text:s text:c="25"/>if <text:s text:c="5"/>nmb$rqstrs ge 3</text:p>
            <text:p text:style-name="P171"><text:s text:c="3"/>261 <text:s text:c="17"/>;requester 2 control block</text:p>
            <text:p text:style-name="P171"><text:s text:c="3"/>262 <text:s text:c="17"/></text:p>
            <text:p text:style-name="P171"><text:s text:c="3"/>263 <text:s text:c="25"/>db <text:s text:c="5"/>0ffh <text:s text:c="11"/>; requester ID (marked not in use)</text:p>
            <text:p text:style-name="P171"><text:s text:c="3"/>264 <text:s text:c="25"/>dw <text:s text:c="5"/>qcb$in$2 <text:s text:c="7"/>; UQCB: <text:s/>QCB pointer</text:p>
            <text:p text:style-name="P171"><text:s text:c="3"/>265 <text:s text:c="25"/>dw <text:s text:c="5"/>$+2 <text:s text:c="12"/>; <text:s text:c="7"/>pointer to queue message</text:p>
            <text:p text:style-name="P171"><text:s text:c="3"/>266 <text:s text:c="25"/>dw <text:s text:c="5"/>$-$ <text:s text:c="12"/>; pointer to msg buffer (loaded on receive)</text:p>
            <text:p text:style-name="P171"><text:s text:c="3"/>267 <text:s text:c="25"/>endif</text:p>
            <text:p text:style-name="P171"><text:s text:c="3"/>268 <text:s text:c="17"/></text:p>
            <text:p text:style-name="P171"><text:s text:c="3"/>269 <text:s text:c="25"/>if <text:s text:c="5"/>nmb$rqstrs ge 4</text:p>
            <text:p text:style-name="P179"><text:s text:c="3"/>270 <text:s text:c="17"/>;requester 3 control block</text:p>
          </table:table-cell>
        </table:table-row>
        <table:table-row>
          <table:table-cell table:style-name="Table69.A2" office:value-type="string">
            <text:p text:style-name="P171">CP/M RMAC ASSEM 1.1 <text:s text:c="4"/>#006 <text:s text:c="3"/>NETWRKIF FOR SYSTEMS RUNNING ULCNET</text:p>
            <text:p text:style-name="P171"/>
            <text:p text:style-name="P171"><text:s text:c="3"/>271 <text:s text:c="17"/></text:p>
            <text:p text:style-name="P171"><text:s text:c="3"/>272 <text:s text:c="25"/>db <text:s text:c="5"/>0ffh <text:s text:c="11"/>; requester ID (marked not in use)</text:p>
            <text:p text:style-name="P171"><text:s text:c="3"/>273 <text:s text:c="25"/>dw <text:s text:c="5"/>qcb$in$3 <text:s text:c="7"/>; UQCB: <text:s/>QCB pointer</text:p>
            <text:p text:style-name="P171"><text:s text:c="3"/>274 <text:s text:c="25"/>dw <text:s text:c="5"/>$+2 <text:s text:c="12"/>; <text:s text:c="7"/>pointer to queue message</text:p>
            <text:p text:style-name="P171"><text:s text:c="3"/>275 <text:s text:c="25"/>dw <text:s text:c="5"/>$-$ <text:s text:c="12"/>; pointer to msg buffer (loaded on receive)</text:p>
            <text:p text:style-name="P171"><text:s text:c="3"/>276 <text:s text:c="25"/>endif</text:p>
            <text:p text:style-name="P171"><text:s text:c="3"/>277 <text:s text:c="17"/></text:p>
            <text:p text:style-name="P171"><text:s text:c="3"/>278 <text:s text:c="17"/>; Output user queue control block</text:p>
            <text:p text:style-name="P171"><text:s text:c="3"/>279 <text:s text:c="17"/></text:p>
            <text:p text:style-name="P171"><text:s text:c="3"/>280 <text:s text:c="17"/>uqcb$out$0:</text:p>
            <text:p text:style-name="P171"><text:s text:c="3"/>281 <text:s text:c="2"/>012B FE00 <text:s text:c="13"/>dw <text:s text:c="5"/>qcb$out$0 <text:s text:c="6"/>; pointer</text:p>
            <text:p text:style-name="P171"><text:s text:c="3"/>282 <text:s text:c="2"/>012D 2F01 <text:s text:c="13"/>dw <text:s text:c="5"/>out$buffer$ptr <text:s/>; pointer to queue message</text:p>
            <text:p text:style-name="P171"><text:s text:c="3"/>283 <text:s text:c="17"/></text:p>
            <text:p text:style-name="P171"><text:s text:c="3"/>284 <text:s text:c="17"/>out$buffer$ptr:</text:p>
            <text:p text:style-name="P171"><text:s text:c="3"/>285 <text:s text:c="2"/>012F <text:s text:c="18"/>ds <text:s text:c="5"/>2 <text:s text:c="14"/>; a queue read will return the message</text:p>
            <text:p text:style-name="P171"><text:s text:c="3"/>286 <text:s text:c="49"/>; buffer pointer in this location</text:p>
            <text:p text:style-name="P171"><text:s text:c="3"/>287 <text:s text:c="17"/></text:p>
            <text:p text:style-name="P171"><text:s text:c="3"/>288 <text:s text:c="17"/>; UQCB for flagging errors from receive process to send process</text:p>
            <text:p text:style-name="P171"><text:s text:c="3"/>289 <text:s text:c="17"/></text:p>
            <text:p text:style-name="P171"><text:s text:c="3"/>290 <text:s text:c="17"/>uqcb$in$out$0:</text:p>
            <text:p text:style-name="P171"><text:s text:c="3"/>291 <text:s text:c="2"/>0131 FE00 <text:s text:c="13"/>dw <text:s text:c="5"/>qcb$out$0 <text:s text:c="6"/>; pointer</text:p>
            <text:p text:style-name="P171"><text:s text:c="3"/>292 <text:s text:c="2"/>0133 3501 <text:s text:c="13"/>dw <text:s text:c="5"/>in$out$buffer$ptr</text:p>
            <text:p text:style-name="P171"><text:s text:c="3"/>293 <text:s text:c="49"/>; pointer to queue message</text:p>
            <text:p text:style-name="P171"><text:s text:c="3"/>294 <text:s text:c="17"/></text:p>
            <text:p text:style-name="P171"><text:s text:c="3"/>295 <text:s text:c="17"/>in$out$buffer$ptr:</text:p>
            <text:p text:style-name="P171"><text:s text:c="3"/>296 <text:s text:c="2"/>0135 <text:s text:c="18"/>ds <text:s text:c="5"/>2 <text:s text:c="14"/>; this pointer used by input process to</text:p>
            <text:p text:style-name="P171"><text:s text:c="3"/>297 <text:s text:c="49"/>; <text:s/>to output "server not logged in" errors</text:p>
            <text:p text:style-name="P171"><text:s text:c="3"/>298 <text:s text:c="17"/></text:p>
            <text:p text:style-name="P171"><text:s text:c="3"/>299 <text:s text:c="17"/>; Server Configuration Table</text:p>
            <text:p text:style-name="P171"><text:s text:c="3"/>300 <text:s text:c="17"/></text:p>
            <text:p text:style-name="P171"><text:s text:c="3"/>301 <text:s text:c="17"/>configtbl:</text:p>
            <text:p text:style-name="P171"><text:s text:c="3"/>302 <text:s text:c="2"/>0137 00 <text:s text:c="15"/>db <text:s text:c="5"/>0 <text:s text:c="14"/>; Server status byte</text:p>
            <text:p text:style-name="P171"><text:s text:c="3"/>303 <text:s text:c="2"/>0138 00 <text:s text:c="15"/>db <text:s text:c="5"/>0 <text:s text:c="14"/>; Server processor ID</text:p>
            <text:p text:style-name="P171"><text:s text:c="3"/>304 <text:s text:c="2"/>0139 02 <text:s text:c="15"/>db <text:s text:c="5"/>nmb$rqstrs <text:s text:c="5"/>; Max number of requesters supported at once</text:p>
            <text:p text:style-name="P171"><text:s text:c="3"/>305 <text:s text:c="2"/>013A 00 <text:s text:c="15"/>db <text:s text:c="5"/>0 <text:s text:c="14"/>; Number of currently logged in requesters</text:p>
            <text:p text:style-name="P171"><text:s text:c="3"/>306 <text:s text:c="2"/>013B 0000 <text:s text:c="13"/>dw <text:s text:c="5"/>0000h <text:s text:c="10"/>; 16 bit vector of logged in requesters</text:p>
            <text:p text:style-name="P171"><text:s text:c="3"/>307 <text:s text:c="2"/>013D <text:s text:c="18"/>ds <text:s text:c="5"/>16 <text:s text:c="13"/>; Logged In Requester processor ID's</text:p>
            <text:p text:style-name="P171"><text:s text:c="3"/>308 <text:s text:c="2"/>014D 5041535357 <text:s text:c="7"/>db <text:s text:c="5"/>'PASSWORD' <text:s text:c="5"/>; login password</text:p>
            <text:p text:style-name="P171"><text:s text:c="3"/>309 <text:s text:c="17"/></text:p>
            <text:p text:style-name="P171"><text:s text:c="3"/>310 <text:s text:c="17"/>; Stacks for server processes. <text:s/>A pointer to the associated process </text:p>
            <text:p text:style-name="P171"><text:s text:c="3"/>311 <text:s text:c="17"/>; descriptor area must reside on the top of each stack. <text:s/>The stack for</text:p>
            <text:p text:style-name="P171"><text:s text:c="3"/>312 <text:s text:c="17"/>; SERVR0PR is internal to SERVER.RSP, and is consequently omitted from the</text:p>
            <text:p text:style-name="P171"><text:s text:c="3"/>313 <text:s text:c="17"/>; NETWRKIF module.</text:p>
            <text:p text:style-name="P171"><text:s text:c="3"/>314 <text:s text:c="17"/></text:p>
            <text:p text:style-name="P171"><text:s text:c="3"/>315 <text:s text:c="2"/>0096 = <text:s text:c="8"/>srvr$stk$len <text:s text:c="3"/>equ <text:s text:c="4"/>96h <text:s text:c="4"/>; server process stack size</text:p>
            <text:p text:style-name="P171"><text:s text:c="3"/>316 <text:s text:c="17"/></text:p>
            <text:p text:style-name="P171"><text:s text:c="3"/>317 <text:s text:c="33"/>if <text:s text:c="5"/>nmb$rqstrs ge 2</text:p>
            <text:p text:style-name="P171"><text:s text:c="3"/>318 <text:s text:c="2"/>0155 <text:s text:c="10"/>srvr$stk$1: <text:s text:c="4"/>ds <text:s text:c="5"/>srvr$stk$len-2</text:p>
            <text:p text:style-name="P171"><text:s text:c="3"/>319 <text:s text:c="2"/>01E9 EB01 <text:s text:c="21"/>dw <text:s text:c="5"/>srvr$1$pd</text:p>
            <text:p text:style-name="P171"><text:s text:c="3"/>320 <text:s text:c="33"/>endif</text:p>
            <text:p text:style-name="P171"><text:s text:c="3"/>321 <text:s text:c="17"/></text:p>
            <text:p text:style-name="P171"><text:s text:c="3"/>322 <text:s text:c="33"/>if <text:s text:c="5"/>nmb$rqstrs ge 3</text:p>
            <text:p text:style-name="P171"><text:s text:c="3"/>323 <text:s text:c="17"/>srvr$stk$2: <text:s text:c="4"/>ds <text:s text:c="5"/>srvr$stk$len-2</text:p>
            <text:p text:style-name="P179"><text:s text:c="3"/>324 <text:s text:c="33"/>dw <text:s text:c="5"/>srvr$2$pd</text:p>
          </table:table-cell>
        </table:table-row>
        <table:table-row>
          <table:table-cell table:style-name="Table69.A2" office:value-type="string">
            <text:p text:style-name="P171">CP/M RMAC ASSEM 1.1 <text:s text:c="4"/>#007 <text:s text:c="3"/>NETWRKIF FOR SYSTEMS RUNNING ULCNET</text:p>
            <text:p text:style-name="P171"/>
            <text:p text:style-name="P171"><text:s text:c="3"/>325 <text:s text:c="33"/>endif</text:p>
            <text:p text:style-name="P171"><text:s text:c="3"/>326 <text:s text:c="17"/></text:p>
            <text:p text:style-name="P171"><text:s text:c="3"/>327 <text:s text:c="33"/>if <text:s text:c="5"/>nmb$rqstrs ge 4</text:p>
            <text:p text:style-name="P171"><text:soft-page-break/><text:s text:c="3"/>328 <text:s text:c="17"/>srvr$stk$3: <text:s text:c="4"/>ds <text:s text:c="5"/>srvr$stk$len-2</text:p>
            <text:p text:style-name="P171"><text:s text:c="3"/>329 <text:s text:c="33"/>dw <text:s text:c="5"/>srvr$3$pd</text:p>
            <text:p text:style-name="P171"><text:s text:c="3"/>330 <text:s text:c="33"/>endif</text:p>
            <text:p text:style-name="P171"><text:s text:c="3"/>331 <text:s text:c="17"/></text:p>
            <text:p text:style-name="P171"><text:s text:c="3"/>332 <text:s text:c="17"/>; Memory allocation for server process descriptor copydown</text:p>
            <text:p text:style-name="P171"><text:s text:c="3"/>333 <text:s text:c="17"/>; All server process descriptor allocation must be contiguous</text:p>
            <text:p text:style-name="P171"><text:s text:c="3"/>334 <text:s text:c="17"/></text:p>
            <text:p text:style-name="P171"><text:s text:c="3"/>335 <text:s text:c="33"/>if <text:s text:c="5"/>nmb$rqstrs ge 2</text:p>
            <text:p text:style-name="P171"><text:s text:c="3"/>336 <text:s text:c="2"/>01EB <text:s text:c="10"/>srvr$1$pd: <text:s text:c="5"/>ds <text:s text:c="5"/>52</text:p>
            <text:p text:style-name="P171"><text:s text:c="3"/>337 <text:s text:c="33"/>endif</text:p>
            <text:p text:style-name="P171"><text:s text:c="3"/>338 <text:s text:c="17"/></text:p>
            <text:p text:style-name="P171"><text:s text:c="3"/>339 <text:s text:c="33"/>if <text:s text:c="5"/>nmb$rqstrs ge 3</text:p>
            <text:p text:style-name="P171"><text:s text:c="3"/>340 <text:s text:c="17"/>srvr$2$pd: <text:s text:c="5"/>ds <text:s text:c="5"/>52</text:p>
            <text:p text:style-name="P171"><text:s text:c="3"/>341 <text:s text:c="33"/>endif</text:p>
            <text:p text:style-name="P171"><text:s text:c="3"/>342 <text:s text:c="17"/></text:p>
            <text:p text:style-name="P171"><text:s text:c="3"/>343 <text:s text:c="33"/>if <text:s text:c="5"/>nmb$rqstrs ge 4</text:p>
            <text:p text:style-name="P171"><text:s text:c="3"/>344 <text:s text:c="17"/>srvr$3$pd: <text:s text:c="5"/>ds <text:s text:c="5"/>52</text:p>
            <text:p text:style-name="P171"><text:s text:c="3"/>345 <text:s text:c="33"/>endif</text:p>
            <text:p text:style-name="P171"><text:s text:c="3"/>346 <text:s text:c="17"/></text:p>
            <text:p text:style-name="P171"><text:s text:c="3"/>347 <text:s text:c="17"/></text:p>
            <text:p text:style-name="P171"><text:s text:c="3"/>348 <text:s text:c="17"/>; Buffer Control Block: 0 indicates buffer is free for receiving a message</text:p>
            <text:p text:style-name="P171"><text:s text:c="3"/>349 <text:s text:c="17"/>; 0ffh indicates that the buffer is in use</text:p>
            <text:p text:style-name="P171"><text:s text:c="3"/>350 <text:s text:c="17"/></text:p>
            <text:p text:style-name="P171"><text:s text:c="3"/>351 <text:s text:c="17"/>buf$cb: <text:s text:c="8"/>rept <text:s text:c="3"/>nmb$bufs</text:p>
            <text:p text:style-name="P171"><text:s text:c="3"/>352 <text:s text:c="33"/>db <text:s text:c="5"/>0</text:p>
            <text:p text:style-name="P171"><text:s text:c="3"/>353 <text:s text:c="33"/>endm</text:p>
            <text:p text:style-name="P171"><text:s text:c="3"/>354 <text:s text:c="2"/>021F+00 <text:s text:c="23"/>DB <text:s text:c="5"/>0</text:p>
            <text:p text:style-name="P171"><text:s text:c="3"/>355 <text:s text:c="2"/>0220+00 <text:s text:c="23"/>DB <text:s text:c="5"/>0</text:p>
            <text:p text:style-name="P171"><text:s text:c="3"/>356 <text:s text:c="2"/>0221+00 <text:s text:c="23"/>DB <text:s text:c="5"/>0</text:p>
            <text:p text:style-name="P171"><text:s text:c="3"/>357 <text:s text:c="17"/></text:p>
            <text:p text:style-name="P171"><text:s text:c="3"/>358 <text:s text:c="17"/>; Message Buffer Storage Area</text:p>
            <text:p text:style-name="P171"><text:s text:c="3"/>359 <text:s text:c="17"/></text:p>
            <text:p text:style-name="P171"><text:s text:c="3"/>360 <text:s text:c="17"/>msg$buffers: <text:s text:c="3"/>rept <text:s text:c="3"/>nmb$bufs</text:p>
            <text:p text:style-name="P171"><text:s text:c="3"/>361 <text:s text:c="33"/>ds <text:s text:c="5"/>buf$len</text:p>
            <text:p text:style-name="P171"><text:s text:c="3"/>362 <text:s text:c="33"/>endm</text:p>
            <text:p text:style-name="P171"><text:s text:c="3"/>363 <text:s text:c="2"/>0222+ <text:s text:c="25"/>DS <text:s text:c="5"/>BUF$LEN</text:p>
            <text:p text:style-name="P171"><text:s text:c="3"/>364 <text:s text:c="2"/>0328+ <text:s text:c="25"/>DS <text:s text:c="5"/>BUF$LEN</text:p>
            <text:p text:style-name="P171"><text:s text:c="3"/>365 <text:s text:c="2"/>042E+ <text:s text:c="25"/>DS <text:s text:c="5"/>BUF$LEN</text:p>
            <text:p text:style-name="P171"><text:s text:c="3"/>366 <text:s text:c="17"/></text:p>
            <text:p text:style-name="P171"><text:s text:c="3"/>367 <text:s text:c="17"/>; save area for XIOS routine addresses</text:p>
            <text:p text:style-name="P171"><text:s text:c="3"/>368 <text:s text:c="17"/></text:p>
            <text:p text:style-name="P171"><text:s text:c="3"/>369 <text:s text:c="17"/>conin$jmp:</text:p>
            <text:p text:style-name="P171"><text:s text:c="3"/>370 <text:s text:c="2"/>0534 C3 <text:s text:c="15"/>db <text:s text:c="5"/>jmp</text:p>
            <text:p text:style-name="P171"><text:s text:c="3"/>371 <text:s text:c="2"/>0535 0000 <text:s text:c="5"/>conin: <text:s/>dw <text:s text:c="5"/>$-$</text:p>
            <text:p text:style-name="P171"><text:s text:c="3"/>372 <text:s text:c="17"/></text:p>
            <text:p text:style-name="P171"><text:s text:c="3"/>373 <text:s text:c="17"/>conout$jmp:</text:p>
            <text:p text:style-name="P171"><text:s text:c="3"/>374 <text:s text:c="2"/>0537 C3 <text:s text:c="15"/>db <text:s text:c="5"/>jmp <text:s text:c="4"/></text:p>
            <text:p text:style-name="P171"><text:s text:c="3"/>375 <text:s text:c="2"/>0538 0000 <text:s text:c="5"/>conout: dw <text:s text:c="5"/>$-$</text:p>
            <text:p text:style-name="P171"><text:s text:c="3"/>376 <text:s text:c="17"/></text:p>
            <text:p text:style-name="P171"><text:s text:c="3"/>377 <text:s text:c="17"/>constat$jmp:</text:p>
            <text:p text:style-name="P179"><text:s text:c="3"/>378 <text:s text:c="2"/>053A C3 <text:s text:c="15"/>db <text:s text:c="5"/>jmp <text:s text:c="4"/></text:p>
          </table:table-cell>
        </table:table-row>
        <table:table-row>
          <table:table-cell table:style-name="Table69.A2" office:value-type="string">
            <text:p text:style-name="P171">CP/M RMAC ASSEM 1.1 <text:s text:c="4"/>#008 <text:s text:c="3"/>NETWRKIF FOR SYSTEMS RUNNING ULCNET</text:p>
            <text:p text:style-name="P171"/>
            <text:p text:style-name="P171"><text:s text:c="3"/>379 <text:s text:c="17"/>constat:</text:p>
            <text:p text:style-name="P171"><text:s text:c="3"/>380 <text:s text:c="2"/>053B 0000 <text:s text:c="13"/>dw <text:s text:c="5"/>$-$</text:p>
            <text:p text:style-name="P171"><text:s text:c="3"/>381 <text:s text:c="17"/></text:p>
            <text:p text:style-name="P171"><text:s text:c="3"/>382 <text:s text:c="17"/></text:p>
            <text:p text:style-name="P171"><text:s text:c="3"/>383 <text:s text:c="17"/></text:p>
            <text:p text:style-name="P171"><text:s text:c="3"/>384 <text:s text:c="17"/></text:p>
            <text:p text:style-name="P171"><text:s text:c="3"/>385 <text:s text:c="17"/>; NETWRKIF Utility Routines</text:p>
            <text:p text:style-name="P171"><text:s text:c="3"/>386 <text:s text:c="17"/></text:p>
            <text:p text:style-name="P171"><text:s text:c="3"/>387 <text:s text:c="17"/>; Operating system linkage routine</text:p>
            <text:p text:style-name="P171"><text:s text:c="3"/>388 <text:s text:c="17"/></text:p>
            <text:p text:style-name="P171"><text:s text:c="3"/>389 <text:s text:c="17"/>monx:</text:p>
            <text:p text:style-name="P171"><text:s text:c="3"/>390 <text:s text:c="17"/></text:p>
            <text:p text:style-name="P171"><text:s text:c="3"/>391 <text:s text:c="2"/>053D 2A0000 <text:s text:c="11"/>lhld <text:s text:c="3"/>bdos$adr</text:p>
            <text:p text:style-name="P171"><text:s text:c="3"/>392 <text:s text:c="2"/>0540 E9 <text:s text:c="15"/>pchl</text:p>
            <text:p text:style-name="P171"><text:s text:c="3"/>393 <text:s text:c="17"/></text:p>
            <text:p text:style-name="P171"><text:s text:c="3"/>394 <text:s text:c="17"/></text:p>
            <text:p text:style-name="P171"><text:s text:c="3"/>395 <text:s text:c="17"/>; Double word subtract: DE = HL - DE</text:p>
            <text:p text:style-name="P171"><text:s text:c="3"/>396 <text:s text:c="17"/></text:p>
            <text:p text:style-name="P171"><text:s text:c="3"/>397 <text:s text:c="17"/>dw$sub:</text:p>
            <text:p text:style-name="P171"><text:s text:c="3"/>398 <text:s text:c="2"/>0541 7D <text:s text:c="15"/>mov <text:s text:c="4"/>a,l</text:p>
            <text:p text:style-name="P171"><text:s text:c="3"/>399 <text:s text:c="2"/>0542 93 <text:s text:c="15"/>sub <text:s text:c="4"/>e</text:p>
            <text:p text:style-name="P171"><text:s text:c="3"/>400 <text:s text:c="2"/>0543 5F <text:s text:c="15"/>mov <text:s text:c="4"/>e,a</text:p>
            <text:p text:style-name="P171"><text:s text:c="3"/>401 <text:s text:c="2"/>0544 7C <text:s text:c="15"/>mov <text:s text:c="4"/>a,h</text:p>
            <text:p text:style-name="P171"><text:soft-page-break/><text:s text:c="3"/>402 <text:s text:c="2"/>0545 9A <text:s text:c="15"/>sbb <text:s text:c="4"/>d</text:p>
            <text:p text:style-name="P171"><text:s text:c="3"/>403 <text:s text:c="2"/>0546 57 <text:s text:c="15"/>mov <text:s text:c="4"/>d,a</text:p>
            <text:p text:style-name="P171"><text:s text:c="3"/>404 <text:s text:c="2"/>0547 C9 <text:s text:c="15"/>ret</text:p>
            <text:p text:style-name="P171"><text:s text:c="3"/>405 <text:s text:c="17"/></text:p>
            <text:p text:style-name="P171"><text:s text:c="3"/>406 <text:s text:c="17"/>; Routine to scan requester control blocks for a match with the received </text:p>
            <text:p text:style-name="P171"><text:s text:c="3"/>407 <text:s text:c="17"/>; source ID.</text:p>
            <text:p text:style-name="P171"><text:s text:c="3"/>408 <text:s text:c="17"/>;</text:p>
            <text:p text:style-name="P171"><text:s text:c="3"/>409 <text:s text:c="17"/>; Input: <text:s/>A = Source ID to Match</text:p>
            <text:p text:style-name="P171"><text:s text:c="3"/>410 <text:s text:c="17"/>;</text:p>
            <text:p text:style-name="P171"><text:s text:c="3"/>411 <text:s text:c="17"/>; Output: </text:p>
            <text:p text:style-name="P171"><text:s text:c="3"/>412 <text:s text:c="17"/>; <text:s text:c="6"/>success: <text:s/>HL = pointer to requester control block</text:p>
            <text:p text:style-name="P171"><text:s text:c="3"/>413 <text:s text:c="17"/>; <text:s text:c="16"/>A &lt;&gt; 0FFh</text:p>
            <text:p text:style-name="P171"><text:s text:c="3"/>414 <text:s text:c="17"/>; <text:s text:c="6"/>no match, but a free control block found:</text:p>
            <text:p text:style-name="P171"><text:s text:c="3"/>415 <text:s text:c="17"/>; <text:s text:c="16"/>HL = pointer to RCB</text:p>
            <text:p text:style-name="P171"><text:s text:c="3"/>416 <text:s text:c="17"/>; <text:s text:c="17"/>A = 0FFh</text:p>
            <text:p text:style-name="P171"><text:s text:c="3"/>417 <text:s text:c="17"/>; <text:s text:c="16"/>CY = 0</text:p>
            <text:p text:style-name="P171"><text:s text:c="3"/>418 <text:s text:c="17"/>; <text:s text:c="6"/>no match and no available RCB's:</text:p>
            <text:p text:style-name="P171"><text:s text:c="3"/>419 <text:s text:c="17"/>; <text:s text:c="17"/>A = 0FFh</text:p>
            <text:p text:style-name="P171"><text:s text:c="3"/>420 <text:s text:c="17"/>; <text:s text:c="16"/>CY = 1</text:p>
            <text:p text:style-name="P171"><text:s text:c="3"/>421 <text:s text:c="17"/></text:p>
            <text:p text:style-name="P171"><text:s text:c="3"/>422 <text:s text:c="17"/>scan$table:</text:p>
            <text:p text:style-name="P171"><text:s text:c="3"/>423 <text:s text:c="17"/></text:p>
            <text:p text:style-name="P171"><text:s text:c="3"/>424 <text:s text:c="2"/>0548 211D01 <text:s text:c="11"/>lxi <text:s text:c="4"/>h,rqstr$table <text:s text:c="10"/>;point to the start of the RCB table</text:p>
            <text:p text:style-name="P171"><text:s text:c="3"/>425 <text:s text:c="2"/>054B 0602 <text:s text:c="13"/>mvi <text:s text:c="4"/>b,nmb$rqstrs</text:p>
            <text:p text:style-name="P171"><text:s text:c="3"/>426 <text:s text:c="2"/>054D 110700 <text:s text:c="11"/>lxi <text:s text:c="4"/>d,rcb$len <text:s text:c="14"/>;size of RCB's for scanning the table</text:p>
            <text:p text:style-name="P171"><text:s text:c="3"/>427 <text:s text:c="17"/></text:p>
            <text:p text:style-name="P171"><text:s text:c="3"/>428 <text:s text:c="17"/>sc$t1:</text:p>
            <text:p text:style-name="P171"><text:s text:c="3"/>429 <text:s text:c="17"/></text:p>
            <text:p text:style-name="P171"><text:s text:c="3"/>430 <text:s text:c="2"/>0550 BE <text:s text:c="15"/>cmp <text:s text:c="4"/>m <text:s text:c="22"/>;RCB ID = SID?</text:p>
            <text:p text:style-name="P171"><text:s text:c="3"/>431 <text:s text:c="2"/>0551 C8 <text:s text:c="15"/>rz <text:s text:c="29"/>;yes--&gt; a match--&gt; return</text:p>
            <text:p text:style-name="P179"><text:s text:c="3"/>432 <text:s text:c="17"/></text:p>
          </table:table-cell>
        </table:table-row>
        <table:table-row>
          <table:table-cell table:style-name="Table69.A2" office:value-type="string">
            <text:p text:style-name="P171">CP/M RMAC ASSEM 1.1 <text:s text:c="4"/>#009 <text:s text:c="3"/>NETWRKIF FOR SYSTEMS RUNNING ULCNET</text:p>
            <text:p text:style-name="P171"/>
            <text:p text:style-name="P171"><text:s text:c="3"/>433 <text:s text:c="2"/>0552 19 <text:s text:c="15"/>dad <text:s text:c="4"/>d <text:s text:c="22"/>;else--&gt;check next entry</text:p>
            <text:p text:style-name="P171"><text:s text:c="3"/>434 <text:s text:c="2"/>0553 05 <text:s text:c="15"/>dcr <text:s text:c="4"/>b</text:p>
            <text:p text:style-name="P171"><text:s text:c="3"/>435 <text:s text:c="2"/>0554 C25005 <text:s text:c="11"/>jnz <text:s text:c="4"/>sc$t1</text:p>
            <text:p text:style-name="P171"><text:s text:c="3"/>436 <text:s text:c="17"/></text:p>
            <text:p text:style-name="P171"><text:s text:c="3"/>437 <text:s text:c="2"/>0557 211D01 <text:s text:c="11"/>lxi <text:s text:c="4"/>h,rqstr$table <text:s text:c="10"/>;no match--&gt;look for a free entry</text:p>
            <text:p text:style-name="P171"><text:s text:c="3"/>438 <text:s text:c="2"/>055A 0602 <text:s text:c="13"/>mvi <text:s text:c="4"/>b,nmb$rqstrs</text:p>
            <text:p text:style-name="P171"><text:s text:c="3"/>439 <text:s text:c="17"/></text:p>
            <text:p text:style-name="P171"><text:s text:c="3"/>440 <text:s text:c="17"/>sc$t2:</text:p>
            <text:p text:style-name="P171"><text:s text:c="3"/>441 <text:s text:c="17"/></text:p>
            <text:p text:style-name="P171"><text:s text:c="3"/>442 <text:s text:c="2"/>055C 7E <text:s text:c="15"/>mov <text:s text:c="4"/>a,m</text:p>
            <text:p text:style-name="P171"><text:s text:c="3"/>443 <text:s text:c="2"/>055D 3C <text:s text:c="15"/>inr <text:s text:c="4"/>a</text:p>
            <text:p text:style-name="P171"><text:s text:c="3"/>444 <text:s text:c="2"/>055E CA6A05 <text:s text:c="11"/>jz <text:s text:c="5"/>sc$t3 <text:s text:c="18"/>;an unoccupied entry has been found</text:p>
            <text:p text:style-name="P171"><text:s text:c="3"/>445 <text:s text:c="17"/></text:p>
            <text:p text:style-name="P171"><text:s text:c="3"/>446 <text:s text:c="2"/>0561 19 <text:s text:c="15"/>dad <text:s text:c="4"/>d <text:s text:c="22"/>;else--&gt;keep looking</text:p>
            <text:p text:style-name="P171"><text:s text:c="3"/>447 <text:s text:c="2"/>0562 05 <text:s text:c="15"/>dcr <text:s text:c="4"/>b</text:p>
            <text:p text:style-name="P171"><text:s text:c="3"/>448 <text:s text:c="2"/>0563 C25C05 <text:s text:c="11"/>jnz <text:s text:c="4"/>sc$t2</text:p>
            <text:p text:style-name="P171"><text:s text:c="3"/>449 <text:s text:c="17"/></text:p>
            <text:p text:style-name="P171"><text:s text:c="3"/>450 <text:s text:c="2"/>0566 3EFF <text:s text:c="13"/>mvi <text:s text:c="4"/>a,0ffh <text:s text:c="17"/>;outa luck--&gt;set the big error</text:p>
            <text:p text:style-name="P171"><text:s text:c="3"/>451 <text:s text:c="2"/>0568 37 <text:s text:c="15"/>stc</text:p>
            <text:p text:style-name="P171"><text:s text:c="3"/>452 <text:s text:c="2"/>0569 C9 <text:s text:c="15"/>ret <text:s text:c="4"/></text:p>
            <text:p text:style-name="P171"><text:s text:c="3"/>453 <text:s text:c="17"/></text:p>
            <text:p text:style-name="P171"><text:s text:c="3"/>454 <text:s text:c="17"/>sc$t3: <text:s text:c="33"/>;no match, but found a free entry</text:p>
            <text:p text:style-name="P171"><text:s text:c="3"/>455 <text:s text:c="17"/></text:p>
            <text:p text:style-name="P171"><text:s text:c="3"/>456 <text:s text:c="2"/>056A 3D <text:s text:c="15"/>dcr <text:s text:c="4"/>a <text:s text:c="22"/>;A=0FFh</text:p>
            <text:p text:style-name="P171"><text:s text:c="3"/>457 <text:s text:c="2"/>056B B7 <text:s text:c="15"/>ora <text:s text:c="4"/>a <text:s text:c="22"/>;CY=0</text:p>
            <text:p text:style-name="P171"><text:s text:c="3"/>458 <text:s text:c="2"/>056C C9 <text:s text:c="15"/>ret</text:p>
            <text:p text:style-name="P171"><text:s text:c="3"/>459 <text:s text:c="17"/></text:p>
            <text:p text:style-name="P171"><text:s text:c="3"/>460 <text:s text:c="17"/></text:p>
            <text:p text:style-name="P171"><text:s text:c="3"/>461 <text:s text:c="17"/>; This routine free up a requester control block for somebody else who</text:p>
            <text:p text:style-name="P171"><text:s text:c="3"/>462 <text:s text:c="17"/>; might want to Log In.</text:p>
            <text:p text:style-name="P171"><text:s text:c="3"/>463 <text:s text:c="17"/>;</text:p>
            <text:p text:style-name="P171"><text:s text:c="3"/>464 <text:s text:c="17"/>; <text:s text:c="6"/>Input: <text:s/>A = source ID that just logged off</text:p>
            <text:p text:style-name="P171"><text:s text:c="3"/>465 <text:s text:c="17"/></text:p>
            <text:p text:style-name="P171"><text:s text:c="3"/>466 <text:s text:c="17"/>free$rqstr$tbl:</text:p>
            <text:p text:style-name="P171"><text:s text:c="3"/>467 <text:s text:c="17"/></text:p>
            <text:p text:style-name="P171"><text:s text:c="3"/>468 <text:s text:c="2"/>056D 211D01 <text:s text:c="11"/>lxi <text:s text:c="4"/>h,rqstr$table</text:p>
            <text:p text:style-name="P171"><text:s text:c="3"/>469 <text:s text:c="2"/>0570 110700 <text:s text:c="11"/>lxi <text:s text:c="4"/>d,rcb$len</text:p>
            <text:p text:style-name="P171"><text:s text:c="3"/>470 <text:s text:c="17"/></text:p>
            <text:p text:style-name="P171"><text:s text:c="3"/>471 <text:s text:c="17"/>fr$t1:</text:p>
            <text:p text:style-name="P171"><text:s text:c="3"/>472 <text:s text:c="17"/></text:p>
            <text:p text:style-name="P171"><text:s text:c="3"/>473 <text:s text:c="2"/>0573 BE <text:s text:c="15"/>cmp <text:s text:c="4"/>m</text:p>
            <text:p text:style-name="P171"><text:s text:c="3"/>474 <text:s text:c="2"/>0574 C27A05 <text:s text:c="11"/>jnz <text:s text:c="4"/>fr$t2 <text:s text:c="18"/>;RCB ID &lt;&gt; SID--&gt;keep scanning</text:p>
            <text:p text:style-name="P171"><text:s text:c="3"/>475 <text:s text:c="17"/></text:p>
            <text:p text:style-name="P171"><text:soft-page-break/><text:s text:c="3"/>476 <text:s text:c="2"/>0577 36FF <text:s text:c="13"/>mvi <text:s text:c="4"/>m,0ffh <text:s text:c="17"/>;else--&gt;mark it as unoccupied</text:p>
            <text:p text:style-name="P171"><text:s text:c="3"/>477 <text:s text:c="2"/>0579 C9 <text:s text:c="15"/>ret <text:s text:c="28"/>; <text:s/>and bug out</text:p>
            <text:p text:style-name="P171"><text:s text:c="3"/>478 <text:s text:c="17"/></text:p>
            <text:p text:style-name="P171"><text:s text:c="3"/>479 <text:s text:c="17"/>fr$t2:</text:p>
            <text:p text:style-name="P171"><text:s text:c="3"/>480 <text:s text:c="17"/></text:p>
            <text:p text:style-name="P171"><text:s text:c="3"/>481 <text:s text:c="2"/>057A 19 <text:s text:c="15"/>dad <text:s text:c="4"/>d</text:p>
            <text:p text:style-name="P171"><text:s text:c="3"/>482 <text:s text:c="2"/>057B C37305 <text:s text:c="11"/>jmp <text:s text:c="4"/>fr$t1 <text:s text:c="18"/>;keep going--it's in there somewhere</text:p>
            <text:p text:style-name="P171"><text:s text:c="3"/>483 <text:s text:c="17"/></text:p>
            <text:p text:style-name="P171"><text:s text:c="3"/>484 <text:s text:c="17"/></text:p>
            <text:p text:style-name="P171"><text:s text:c="3"/>485 <text:s text:c="17"/></text:p>
            <text:p text:style-name="P179"><text:s text:c="3"/>486 <text:s text:c="17"/>; Routine to send a message on the network</text:p>
          </table:table-cell>
        </table:table-row>
        <table:table-row>
          <table:table-cell table:style-name="Table69.A2" office:value-type="string">
            <text:p text:style-name="P171">CP/M RMAC ASSEM 1.1 <text:s text:c="4"/>#010 <text:s text:c="3"/>NETWRKIF FOR SYSTEMS RUNNING ULCNET</text:p>
            <text:p text:style-name="P171"/>
            <text:p text:style-name="P171"><text:s text:c="3"/>487 <text:s text:c="17"/>; Input: <text:s/>HL = pointer to message buffer</text:p>
            <text:p text:style-name="P171"><text:s text:c="3"/>488 <text:s text:c="17"/></text:p>
            <text:p text:style-name="P171"><text:s text:c="3"/>489 <text:s text:c="17"/>send$msg:</text:p>
            <text:p text:style-name="P171"><text:s text:c="3"/>490 <text:s text:c="17"/></text:p>
            <text:p text:style-name="P171"><text:s text:c="3"/>491 <text:s text:c="2"/>057E E5 <text:s text:c="15"/>push <text:s text:c="3"/>h</text:p>
            <text:p text:style-name="P171"><text:s text:c="3"/>492 <text:s text:c="2"/>057F 364B <text:s text:c="13"/>mvi <text:s text:c="4"/>m,fmt$byte <text:s text:c="13"/>;set ulc$net format byte</text:p>
            <text:p text:style-name="P171"><text:s text:c="3"/>493 <text:s text:c="17"/></text:p>
            <text:p text:style-name="P171"><text:s text:c="3"/>494 <text:s text:c="2"/>0581 23 <text:s text:c="15"/>inx <text:s text:c="4"/>h <text:s text:c="22"/>;virtual circuit = requester ID</text:p>
            <text:p text:style-name="P171"><text:s text:c="3"/>495 <text:s text:c="17"/></text:p>
            <text:p text:style-name="P171"><text:s text:c="3"/>496 <text:s text:c="2"/>0582 23 <text:s text:c="15"/>inx <text:s text:c="4"/>h</text:p>
            <text:p text:style-name="P171"><text:s text:c="3"/>497 <text:s text:c="2"/>0583 23 <text:s text:c="15"/>inx <text:s text:c="4"/>h</text:p>
            <text:p text:style-name="P171"><text:s text:c="3"/>498 <text:s text:c="17"/></text:p>
            <text:p text:style-name="P171"><text:s text:c="3"/>499 <text:s text:c="2"/>0584 46 <text:s text:c="15"/>mov <text:s text:c="4"/>b,m <text:s text:c="20"/>;save function number</text:p>
            <text:p text:style-name="P171"><text:s text:c="3"/>500 <text:s text:c="17"/></text:p>
            <text:p text:style-name="P171"><text:s text:c="3"/>501 <text:s text:c="2"/>0585 23 <text:s text:c="15"/>inx <text:s text:c="4"/>h <text:s text:c="22"/>;get SIZ</text:p>
            <text:p text:style-name="P171"><text:s text:c="3"/>502 <text:s text:c="2"/>0586 5E <text:s text:c="15"/>mov <text:s text:c="4"/>e,m</text:p>
            <text:p text:style-name="P171"><text:s text:c="3"/>503 <text:s text:c="17"/></text:p>
            <text:p text:style-name="P171"><text:s text:c="3"/>504 <text:s text:c="2"/>0587 1600 <text:s text:c="13"/>mvi <text:s text:c="4"/>d,0 <text:s text:c="20"/>;normalize CP/NET to ULCnet length</text:p>
            <text:p text:style-name="P171"><text:s text:c="3"/>505 <text:s text:c="2"/>0589 13 <text:s text:c="15"/>inx <text:s text:c="4"/>d</text:p>
            <text:p text:style-name="P171"><text:s text:c="3"/>506 <text:s text:c="2"/>058A 13 <text:s text:c="15"/>inx <text:s text:c="4"/>d</text:p>
            <text:p text:style-name="P171"><text:s text:c="3"/>507 <text:s text:c="17"/></text:p>
            <text:p text:style-name="P171"><text:s text:c="3"/>508 <text:s text:c="2"/>058B 70 <text:s text:c="15"/>mov <text:s text:c="4"/>m,b <text:s text:c="20"/>;put FNC in first message byte</text:p>
            <text:p text:style-name="P171"><text:s text:c="3"/>509 <text:s text:c="17"/></text:p>
            <text:p text:style-name="P171"><text:s text:c="3"/>510 <text:s text:c="2"/>058C 2B <text:s text:c="15"/>dcx <text:s text:c="4"/>h <text:s text:c="22"/>;store length</text:p>
            <text:p text:style-name="P171"><text:s text:c="3"/>511 <text:s text:c="2"/>058D 72 <text:s text:c="15"/>mov <text:s text:c="4"/>m,d</text:p>
            <text:p text:style-name="P171"><text:s text:c="3"/>512 <text:s text:c="2"/>058E 2B <text:s text:c="15"/>dcx <text:s text:c="4"/>h</text:p>
            <text:p text:style-name="P171"><text:s text:c="3"/>513 <text:s text:c="2"/>058F 73 <text:s text:c="15"/>mov <text:s text:c="4"/>m,e</text:p>
            <text:p text:style-name="P171"><text:s text:c="3"/>514 <text:s text:c="17"/></text:p>
            <text:p text:style-name="P171"><text:s text:c="3"/>515 <text:s text:c="2"/>0590 C1 <text:s text:c="15"/>pop <text:s text:c="4"/>b <text:s text:c="22"/>;restore buffer pointer</text:p>
            <text:p text:style-name="P171"><text:s text:c="3"/>516 <text:s text:c="2"/>0591 1620 <text:s text:c="13"/>mvi <text:s text:c="4"/>d,console$num <text:s text:c="10"/>;set up fake console number for xios</text:p>
            <text:p text:style-name="P171"><text:s text:c="3"/>517 <text:s text:c="2"/>0593 C33705 <text:s text:c="11"/>jmp <text:s text:c="4"/>conout$jmp <text:s text:c="13"/>;blast that packet</text:p>
            <text:p text:style-name="P171"><text:s text:c="3"/>518 <text:s text:c="17"/></text:p>
            <text:p text:style-name="P171"><text:s text:c="3"/>519 <text:s text:c="17"/></text:p>
            <text:p text:style-name="P171"><text:s text:c="3"/>520 <text:s text:c="17"/>; Routine to receive a message on the network</text:p>
            <text:p text:style-name="P171"><text:s text:c="3"/>521 <text:s text:c="17"/>; Input: <text:s/>DE = pointer to buffer</text:p>
            <text:p text:style-name="P171"><text:s text:c="3"/>522 <text:s text:c="17"/></text:p>
            <text:p text:style-name="P171"><text:s text:c="3"/>523 <text:s text:c="17"/>rcv$message:</text:p>
            <text:p text:style-name="P171"><text:s text:c="3"/>524 <text:s text:c="17"/></text:p>
            <text:p text:style-name="P171"><text:s text:c="3"/>525 <text:s text:c="2"/>0596 42 <text:s text:c="15"/>mov <text:s text:c="4"/>b,d</text:p>
            <text:p text:style-name="P171"><text:s text:c="3"/>526 <text:s text:c="2"/>0597 4B <text:s text:c="15"/>mov <text:s text:c="4"/>c,e</text:p>
            <text:p text:style-name="P171"><text:s text:c="3"/>527 <text:s text:c="2"/>0598 C5 <text:s text:c="15"/>push <text:s text:c="3"/>b <text:s text:c="22"/>;save buffer pointer</text:p>
            <text:p text:style-name="P171"><text:s text:c="3"/>528 <text:s text:c="2"/>0599 1620 <text:s text:c="13"/>mvi <text:s text:c="4"/>d,console$num</text:p>
            <text:p text:style-name="P171"><text:s text:c="3"/>529 <text:s text:c="2"/>059B CD3405 <text:s text:c="11"/>call <text:s text:c="3"/>conin$jmp <text:s text:c="14"/>;receive the message</text:p>
            <text:p text:style-name="P171"><text:s text:c="3"/>530 <text:s text:c="17"/></text:p>
            <text:p text:style-name="P171"><text:s text:c="3"/>531 <text:s text:c="2"/>059E E1 <text:s text:c="15"/>pop <text:s text:c="4"/>h</text:p>
            <text:p text:style-name="P171"><text:s text:c="3"/>532 <text:s text:c="2"/>059F 3600 <text:s text:c="13"/>mvi <text:s text:c="4"/>m,0 <text:s text:c="20"/>;FMT = 0 (requester to server)</text:p>
            <text:p text:style-name="P171"><text:s text:c="3"/>533 <text:s text:c="17"/></text:p>
            <text:p text:style-name="P171"><text:s text:c="3"/>534 <text:s text:c="2"/>05A1 23 <text:s text:c="15"/>inx <text:s text:c="4"/>h</text:p>
            <text:p text:style-name="P171"><text:s text:c="3"/>535 <text:s text:c="2"/>05A2 46 <text:s text:c="15"/>mov <text:s text:c="4"/>b,m <text:s text:c="20"/>;save rqstr ID = virtual circuit</text:p>
            <text:p text:style-name="P171"><text:s text:c="3"/>536 <text:s text:c="17"/></text:p>
            <text:p text:style-name="P171"><text:s text:c="3"/>537 <text:s text:c="2"/>05A3 3A3801 <text:s text:c="11"/>lda <text:s text:c="4"/>configtbl+1</text:p>
            <text:p text:style-name="P171"><text:s text:c="3"/>538 <text:s text:c="2"/>05A6 77 <text:s text:c="15"/>mov <text:s text:c="4"/>m,a <text:s text:c="20"/>;DID = server ID</text:p>
            <text:p text:style-name="P171"><text:s text:c="3"/>539 <text:s text:c="17"/></text:p>
            <text:p text:style-name="P179"><text:s text:c="3"/>540 <text:s text:c="2"/>05A7 23 <text:s text:c="15"/>inx <text:s text:c="4"/>h</text:p>
          </table:table-cell>
        </table:table-row>
        <table:table-row>
          <table:table-cell table:style-name="Table69.A2" office:value-type="string">
            <text:p text:style-name="P171">CP/M RMAC ASSEM 1.1 <text:s text:c="4"/>#011 <text:s text:c="3"/>NETWRKIF FOR SYSTEMS RUNNING ULCNET</text:p>
            <text:p text:style-name="P171"/>
            <text:p text:style-name="P171"><text:s text:c="3"/>541 <text:s text:c="2"/>05A8 5E <text:s text:c="15"/>mov <text:s text:c="4"/>e,m <text:s text:c="20"/>;get low order length</text:p>
            <text:p text:style-name="P171"><text:s text:c="3"/>542 <text:s text:c="17"/></text:p>
            <text:p text:style-name="P171"><text:s text:c="3"/>543 <text:s text:c="2"/>05A9 70 <text:s text:c="15"/>mov <text:s text:c="4"/>m,b <text:s text:c="20"/>;SID = requester ID</text:p>
            <text:p text:style-name="P171"><text:s text:c="3"/>544 <text:s text:c="17"/></text:p>
            <text:p text:style-name="P171"><text:s text:c="3"/>545 <text:s text:c="2"/>05AA 23 <text:s text:c="15"/>inx <text:s text:c="4"/>h</text:p>
            <text:p text:style-name="P171"><text:soft-page-break/><text:s text:c="3"/>546 <text:s text:c="2"/>05AB 56 <text:s text:c="15"/>mov <text:s text:c="4"/>d,m <text:s text:c="20"/>;get hi order length</text:p>
            <text:p text:style-name="P171"><text:s text:c="3"/>547 <text:s text:c="17"/></text:p>
            <text:p text:style-name="P171"><text:s text:c="3"/>548 <text:s text:c="2"/>05AC 1B <text:s text:c="15"/>dcx <text:s text:c="4"/>d</text:p>
            <text:p text:style-name="P171"><text:s text:c="3"/>549 <text:s text:c="2"/>05AD 1B <text:s text:c="15"/>dcx <text:s text:c="4"/>d <text:s text:c="22"/>;normalize ULCnet to CP/NET SIZ</text:p>
            <text:p text:style-name="P171"><text:s text:c="3"/>550 <text:s text:c="17"/></text:p>
            <text:p text:style-name="P171"><text:s text:c="3"/>551 <text:s text:c="2"/>05AE 23 <text:s text:c="15"/>inx <text:s text:c="4"/>h</text:p>
            <text:p text:style-name="P171"><text:s text:c="3"/>552 <text:s text:c="2"/>05AF 46 <text:s text:c="15"/>mov <text:s text:c="4"/>b,m <text:s text:c="20"/>;get FNC</text:p>
            <text:p text:style-name="P171"><text:s text:c="3"/>553 <text:s text:c="17"/></text:p>
            <text:p text:style-name="P171"><text:s text:c="3"/>554 <text:s text:c="2"/>05B0 73 <text:s text:c="15"/>mov <text:s text:c="4"/>m,e <text:s text:c="20"/>;store SIZ</text:p>
            <text:p text:style-name="P171"><text:s text:c="3"/>555 <text:s text:c="17"/></text:p>
            <text:p text:style-name="P171"><text:s text:c="3"/>556 <text:s text:c="2"/>05B1 2B <text:s text:c="15"/>dcx <text:s text:c="4"/>h</text:p>
            <text:p text:style-name="P171"><text:s text:c="3"/>557 <text:s text:c="2"/>05B2 70 <text:s text:c="15"/>mov <text:s text:c="4"/>m,b <text:s text:c="20"/>;store FNC <text:s text:c="5"/></text:p>
            <text:p text:style-name="P171"><text:s text:c="3"/>558 <text:s text:c="25"/></text:p>
            <text:p text:style-name="P171"><text:s text:c="3"/>559 <text:s text:c="2"/>05B3 C9 <text:s text:c="15"/>ret <text:s text:c="28"/>;ULCnet message formatted</text:p>
            <text:p text:style-name="P171"><text:s text:c="3"/>560 <text:s text:c="17"/></text:p>
            <text:p text:style-name="P171"><text:s text:c="3"/>561 <text:s text:c="17"/></text:p>
            <text:p text:style-name="P171"><text:s text:c="3"/>562 <text:s text:c="17"/></text:p>
            <text:p text:style-name="P171"><text:s text:c="3"/>563 <text:s text:c="17"/></text:p>
            <text:p text:style-name="P171"><text:s text:c="3"/>564 <text:s text:c="17"/></text:p>
            <text:p text:style-name="P171"><text:s text:c="3"/>565 <text:s text:c="17"/>; Network I/F Receiver Process</text:p>
            <text:p text:style-name="P171"><text:s text:c="3"/>566 <text:s text:c="17"/></text:p>
            <text:p text:style-name="P171"><text:s text:c="3"/>567 <text:s text:c="17"/></text:p>
            <text:p text:style-name="P171"><text:s text:c="3"/>568 <text:s text:c="17"/>setup: <text:s text:c="33"/>;initialize NETWRKIF</text:p>
            <text:p text:style-name="P171"><text:s text:c="3"/>569 <text:s text:c="17"/></text:p>
            <text:p text:style-name="P171"><text:s text:c="3"/>570 <text:s text:c="2"/>05B4 0603 <text:s text:c="13"/>mvi <text:s text:c="4"/>b,nmb$rqstrs+1 <text:s text:c="9"/>;loop counter for making n+1 queues</text:p>
            <text:p text:style-name="P171"><text:s text:c="3"/>571 <text:s text:c="2"/>05B6 0E86 <text:s text:c="13"/>mvi <text:s text:c="4"/>c,134 <text:s text:c="18"/>;make queue function code</text:p>
            <text:p text:style-name="P171"><text:s text:c="3"/>572 <text:s text:c="2"/>05B8 11CA00 <text:s text:c="11"/>lxi <text:s text:c="4"/>d,qcb$in$0</text:p>
            <text:p text:style-name="P171"><text:s text:c="3"/>573 <text:s text:c="17"/></text:p>
            <text:p text:style-name="P171"><text:s text:c="3"/>574 <text:s text:c="17"/>makeq: <text:s text:c="33"/>;make all input and output queue(s)</text:p>
            <text:p text:style-name="P171"><text:s text:c="3"/>575 <text:s text:c="17"/></text:p>
            <text:p text:style-name="P171"><text:s text:c="3"/>576 <text:s text:c="2"/>05BB C5 <text:s text:c="15"/>push <text:s text:c="3"/>b</text:p>
            <text:p text:style-name="P171"><text:s text:c="3"/>577 <text:s text:c="2"/>05BC D5 <text:s text:c="15"/>push <text:s text:c="3"/>d</text:p>
            <text:p text:style-name="P171"><text:s text:c="3"/>578 <text:s text:c="2"/>05BD CD3D05 <text:s text:c="11"/>call <text:s text:c="3"/>monx</text:p>
            <text:p text:style-name="P171"><text:s text:c="3"/>579 <text:s text:c="17"/></text:p>
            <text:p text:style-name="P171"><text:s text:c="3"/>580 <text:s text:c="2"/>05C0 E1 <text:s text:c="15"/>pop <text:s text:c="4"/>h</text:p>
            <text:p text:style-name="P171"><text:s text:c="3"/>581 <text:s text:c="2"/>05C1 111A00 <text:s text:c="11"/>lxi <text:s text:c="4"/>d,26</text:p>
            <text:p text:style-name="P171"><text:s text:c="3"/>582 <text:s text:c="2"/>05C4 19 <text:s text:c="15"/>dad <text:s text:c="4"/>d</text:p>
            <text:p text:style-name="P171"><text:s text:c="3"/>583 <text:s text:c="2"/>05C5 EB <text:s text:c="15"/>xchg</text:p>
            <text:p text:style-name="P171"><text:s text:c="3"/>584 <text:s text:c="17"/></text:p>
            <text:p text:style-name="P171"><text:s text:c="3"/>585 <text:s text:c="2"/>05C6 C1 <text:s text:c="15"/>pop <text:s text:c="4"/>b</text:p>
            <text:p text:style-name="P171"><text:s text:c="3"/>586 <text:s text:c="2"/>05C7 05 <text:s text:c="15"/>dcr <text:s text:c="4"/>b</text:p>
            <text:p text:style-name="P171"><text:s text:c="3"/>587 <text:s text:c="2"/>05C8 C2BB05 <text:s text:c="11"/>jnz <text:s text:c="4"/>makeq</text:p>
            <text:p text:style-name="P171"><text:s text:c="3"/>588 <text:s text:c="41"/></text:p>
            <text:p text:style-name="P171"><text:s text:c="3"/>589 <text:s text:c="2"/>05CB 0E9A <text:s text:c="13"/>mvi <text:s text:c="4"/>c,154</text:p>
            <text:p text:style-name="P171"><text:s text:c="3"/>590 <text:s text:c="2"/>05CD CD3D05 <text:s text:c="11"/>call <text:s text:c="3"/>monx</text:p>
            <text:p text:style-name="P171"><text:s text:c="3"/>591 <text:s text:c="17"/></text:p>
            <text:p text:style-name="P171"><text:s text:c="3"/>592 <text:s text:c="2"/>05D0 110900 <text:s text:c="11"/>lxi <text:s text:c="4"/>d,9 <text:s text:c="20"/>;write configuration table address</text:p>
            <text:p text:style-name="P171"><text:s text:c="3"/>593 <text:s text:c="2"/>05D3 19 <text:s text:c="15"/>dad <text:s text:c="4"/>d <text:s text:c="22"/>; into system data page, allowing</text:p>
            <text:p text:style-name="P179"><text:s text:c="3"/>594 <text:s text:c="2"/>05D4 113701 <text:s text:c="11"/>lxi <text:s text:c="4"/>d,configtbl <text:s text:c="12"/>; <text:s/>server initialization to proceed</text:p>
          </table:table-cell>
        </table:table-row>
        <table:table-row>
          <table:table-cell table:style-name="Table69.A2" office:value-type="string">
            <text:p text:style-name="P171">CP/M RMAC ASSEM 1.1 <text:s text:c="4"/>#012 <text:s text:c="3"/>NETWRKIF FOR SYSTEMS RUNNING ULCNET</text:p>
            <text:p text:style-name="P171"/>
            <text:p text:style-name="P171"><text:s text:c="3"/>595 <text:s text:c="2"/>05D7 F3 <text:s text:c="15"/>di</text:p>
            <text:p text:style-name="P171"><text:s text:c="3"/>596 <text:s text:c="2"/>05D8 73 <text:s text:c="15"/>mov <text:s text:c="4"/>m,e</text:p>
            <text:p text:style-name="P171"><text:s text:c="3"/>597 <text:s text:c="2"/>05D9 23 <text:s text:c="15"/>inx <text:s text:c="4"/>h</text:p>
            <text:p text:style-name="P171"><text:s text:c="3"/>598 <text:s text:c="2"/>05DA 72 <text:s text:c="15"/>mov <text:s text:c="4"/>m,d</text:p>
            <text:p text:style-name="P171"><text:s text:c="3"/>599 <text:s text:c="2"/>05DB FB <text:s text:c="15"/>ei</text:p>
            <text:p text:style-name="P171"><text:s text:c="3"/>600 <text:s text:c="17"/></text:p>
            <text:p text:style-name="P171"><text:s text:c="3"/>601 <text:s text:c="2"/>05DC 2B <text:s text:c="15"/>dcx <text:s text:c="4"/>h <text:s text:c="22"/>;point to XIOS jump table page</text:p>
            <text:p text:style-name="P171"><text:s text:c="3"/>602 <text:s text:c="2"/>05DD 2B <text:s text:c="15"/>dcx <text:s text:c="4"/>h</text:p>
            <text:p text:style-name="P171"><text:s text:c="3"/>603 <text:s text:c="2"/>05DE 2B <text:s text:c="15"/>dcx <text:s text:c="4"/>h</text:p>
            <text:p text:style-name="P171"><text:s text:c="3"/>604 <text:s text:c="2"/>05DF 66 <text:s text:c="15"/>mov <text:s text:c="4"/>h,m</text:p>
            <text:p text:style-name="P171"><text:s text:c="3"/>605 <text:s text:c="2"/>05E0 2E00 <text:s text:c="13"/>mvi <text:s text:c="4"/>l,0</text:p>
            <text:p text:style-name="P171"><text:s text:c="3"/>606 <text:s text:c="17"/></text:p>
            <text:p text:style-name="P171"><text:s text:c="3"/>607 <text:s text:c="2"/>05E2 110600 <text:s text:c="11"/>lxi <text:s text:c="4"/>d,6</text:p>
            <text:p text:style-name="P171"><text:s text:c="3"/>608 <text:s text:c="2"/>05E5 19 <text:s text:c="15"/>dad <text:s text:c="4"/>d <text:s text:c="22"/>;point to constat</text:p>
            <text:p text:style-name="P171"><text:s text:c="3"/>609 <text:s text:c="2"/>05E6 223B05 <text:s text:c="11"/>shld <text:s text:c="3"/>constat</text:p>
            <text:p text:style-name="P171"><text:s text:c="3"/>610 <text:s text:c="17"/></text:p>
            <text:p text:style-name="P171"><text:s text:c="3"/>611 <text:s text:c="2"/>05E9 23 <text:s text:c="15"/>inx <text:s text:c="4"/>h</text:p>
            <text:p text:style-name="P171"><text:s text:c="3"/>612 <text:s text:c="2"/>05EA 23 <text:s text:c="15"/>inx <text:s text:c="4"/>h</text:p>
            <text:p text:style-name="P171"><text:s text:c="3"/>613 <text:s text:c="2"/>05EB 23 <text:s text:c="15"/>inx <text:s text:c="4"/>h <text:s text:c="22"/>;point to conin</text:p>
            <text:p text:style-name="P171"><text:s text:c="3"/>614 <text:s text:c="2"/>05EC 223505 <text:s text:c="11"/>shld <text:s text:c="3"/>conin</text:p>
            <text:p text:style-name="P171"><text:s text:c="3"/>615 <text:s text:c="17"/></text:p>
            <text:p text:style-name="P171"><text:s text:c="3"/>616 <text:s text:c="2"/>05EF 23 <text:s text:c="15"/>inx <text:s text:c="4"/>h</text:p>
            <text:p text:style-name="P171"><text:s text:c="3"/>617 <text:s text:c="2"/>05F0 23 <text:s text:c="15"/>inx <text:s text:c="4"/>h</text:p>
            <text:p text:style-name="P171"><text:s text:c="3"/>618 <text:s text:c="2"/>05F1 23 <text:s text:c="15"/>inx <text:s text:c="4"/>h</text:p>
            <text:p text:style-name="P171"><text:s text:c="3"/>619 <text:s text:c="2"/>05F2 223805 <text:s text:c="11"/>shld <text:s text:c="3"/>conout <text:s text:c="17"/>;point to conout</text:p>
            <text:p text:style-name="P171"><text:soft-page-break/><text:s text:c="3"/>620 <text:s text:c="17"/></text:p>
            <text:p text:style-name="P171"><text:s text:c="3"/>621 <text:s text:c="2"/>05F5 1620 <text:s text:c="13"/>mvi <text:s text:c="4"/>d,console$num</text:p>
            <text:p text:style-name="P171"><text:s text:c="3"/>622 <text:s text:c="2"/>05F7 CD3A05 <text:s text:c="11"/>call <text:s text:c="3"/>constat$jmp <text:s text:c="12"/>;use constat to initialize ulcnet</text:p>
            <text:p text:style-name="P171"><text:s text:c="3"/>623 <text:s text:c="17"/></text:p>
            <text:p text:style-name="P171"><text:s text:c="3"/>624 <text:s text:c="2"/>05FA 116600 <text:s text:c="11"/>lxi <text:s text:c="4"/>d,networkout <text:s text:c="11"/>;create network I/F output process</text:p>
            <text:p text:style-name="P171"><text:s text:c="3"/>625 <text:s text:c="2"/>05FD 0E90 <text:s text:c="13"/>mvi <text:s text:c="4"/>c,144</text:p>
            <text:p text:style-name="P171"><text:s text:c="3"/>626 <text:s text:c="2"/>05FF CD3D05 <text:s text:c="11"/>call <text:s text:c="3"/>monx</text:p>
            <text:p text:style-name="P171"><text:s text:c="3"/>627 <text:s text:c="17"/></text:p>
            <text:p text:style-name="P171"><text:s text:c="3"/>628 <text:s text:c="17"/>input: <text:s text:c="33"/>;input process loop</text:p>
            <text:p text:style-name="P171"><text:s text:c="3"/>629 <text:s text:c="17"/></text:p>
            <text:p text:style-name="P171"><text:s text:c="3"/>630 <text:s text:c="17"/>; Find a free buffer</text:p>
            <text:p text:style-name="P171"><text:s text:c="3"/>631 <text:s text:c="17"/></text:p>
            <text:p text:style-name="P171"><text:s text:c="3"/>632 <text:s text:c="2"/>0602 211F02 <text:s text:c="11"/>lxi <text:s text:c="4"/>h,buf$cb <text:s text:c="15"/>;point to buffer control block</text:p>
            <text:p text:style-name="P171"><text:s text:c="3"/>633 <text:s text:c="2"/>0605 112202 <text:s text:c="11"/>lxi <text:s text:c="4"/>d,msg$buffers <text:s text:c="10"/>;point to base of buffer area</text:p>
            <text:p text:style-name="P171"><text:s text:c="3"/>634 <text:s text:c="2"/>0608 0603 <text:s text:c="13"/>mvi <text:s text:c="4"/>b,nmb$bufs <text:s text:c="13"/>;get total number of buffers</text:p>
            <text:p text:style-name="P171"><text:s text:c="3"/>635 <text:s text:c="17"/></text:p>
            <text:p text:style-name="P171"><text:s text:c="3"/>636 <text:s text:c="17"/>input2:</text:p>
            <text:p text:style-name="P171"><text:s text:c="3"/>637 <text:s text:c="17"/></text:p>
            <text:p text:style-name="P171"><text:s text:c="3"/>638 <text:s text:c="2"/>060A 7E <text:s text:c="15"/>mov <text:s text:c="4"/>a,m</text:p>
            <text:p text:style-name="P171"><text:s text:c="3"/>639 <text:s text:c="2"/>060B 3C <text:s text:c="15"/>inr <text:s text:c="4"/>a</text:p>
            <text:p text:style-name="P171"><text:s text:c="3"/>640 <text:s text:c="2"/>060C C22306 <text:s text:c="11"/>jnz <text:s text:c="4"/>input3 <text:s text:c="17"/>;we found a free buffer--&gt;use it</text:p>
            <text:p text:style-name="P171"><text:s text:c="3"/>641 <text:s text:c="17"/></text:p>
            <text:p text:style-name="P171"><text:s text:c="3"/>642 <text:s text:c="2"/>060F E5 <text:s text:c="15"/>push <text:s text:c="3"/>h <text:s text:c="22"/>;point to next buffer</text:p>
            <text:p text:style-name="P171"><text:s text:c="3"/>643 <text:s text:c="2"/>0610 210601 <text:s text:c="11"/>lxi <text:s text:c="4"/>h,buf$len</text:p>
            <text:p text:style-name="P171"><text:s text:c="3"/>644 <text:s text:c="2"/>0613 19 <text:s text:c="15"/>dad <text:s text:c="4"/>d</text:p>
            <text:p text:style-name="P171"><text:s text:c="3"/>645 <text:s text:c="2"/>0614 EB <text:s text:c="15"/>xchg</text:p>
            <text:p text:style-name="P171"><text:s text:c="3"/>646 <text:s text:c="17"/></text:p>
            <text:p text:style-name="P171"><text:s text:c="3"/>647 <text:s text:c="2"/>0615 E1 <text:s text:c="15"/>pop <text:s text:c="4"/>h <text:s text:c="22"/>;point to next buffer control field</text:p>
            <text:p text:style-name="P179"><text:s text:c="3"/>648 <text:s text:c="2"/>0616 23 <text:s text:c="15"/>inx <text:s text:c="4"/>h</text:p>
          </table:table-cell>
        </table:table-row>
        <table:table-row>
          <table:table-cell table:style-name="Table69.A2" office:value-type="string">
            <text:p text:style-name="P171">CP/M RMAC ASSEM 1.1 <text:s text:c="4"/>#013 <text:s text:c="3"/>NETWRKIF FOR SYSTEMS RUNNING ULCNET</text:p>
            <text:p text:style-name="P171"/>
            <text:p text:style-name="P171"><text:s text:c="3"/>649 <text:s text:c="17"/></text:p>
            <text:p text:style-name="P171"><text:s text:c="3"/>650 <text:s text:c="2"/>0617 05 <text:s text:c="15"/>dcr <text:s text:c="4"/>b <text:s text:c="22"/>;have we scanned all the buffers?</text:p>
            <text:p text:style-name="P171"><text:s text:c="3"/>651 <text:s text:c="2"/>0618 C20A06 <text:s text:c="11"/>jnz <text:s text:c="4"/>input2</text:p>
            <text:p text:style-name="P171"><text:s text:c="3"/>652 <text:s text:c="17"/></text:p>
            <text:p text:style-name="P171"><text:s text:c="3"/>653 <text:s text:c="2"/>061B 0E8E <text:s text:c="13"/>mvi <text:s text:c="4"/>c,142 <text:s text:c="18"/>;uh oh, we're all clogged up</text:p>
            <text:p text:style-name="P171"><text:s text:c="3"/>654 <text:s text:c="2"/>061D CD3D05 <text:s text:c="11"/>call <text:s text:c="3"/>monx <text:s text:c="19"/>;dispatch and go sleepy bye for a bit</text:p>
            <text:p text:style-name="P171"><text:s text:c="3"/>655 <text:s text:c="2"/>0620 C30206 <text:s text:c="11"/>jmp <text:s text:c="4"/>input <text:s text:c="18"/>;try again</text:p>
            <text:p text:style-name="P171"><text:s text:c="3"/>656 <text:s text:c="17"/></text:p>
            <text:p text:style-name="P171"><text:s text:c="3"/>657 <text:s text:c="17"/>input3:</text:p>
            <text:p text:style-name="P171"><text:s text:c="3"/>658 <text:s text:c="17"/></text:p>
            <text:p text:style-name="P171"><text:s text:c="3"/>659 <text:s text:c="2"/>0623 36FF <text:s text:c="13"/>mvi <text:s text:c="4"/>m,0ffh <text:s text:c="17"/>;found a buffer--&gt;mark it used</text:p>
            <text:p text:style-name="P171"><text:s text:c="3"/>660 <text:s text:c="17"/></text:p>
            <text:p text:style-name="P171"><text:s text:c="3"/>661 <text:s text:c="2"/>0625 D5 <text:s text:c="15"/>push <text:s text:c="3"/>d</text:p>
            <text:p text:style-name="P171"><text:s text:c="3"/>662 <text:s text:c="17"/></text:p>
            <text:p text:style-name="P171"><text:s text:c="3"/>663 <text:s text:c="17"/>; Receive the message</text:p>
            <text:p text:style-name="P171"><text:s text:c="3"/>664 <text:s text:c="17"/></text:p>
            <text:p text:style-name="P171"><text:s text:c="3"/>665 <text:s text:c="2"/>0626 CD9605 <text:s text:c="11"/>call <text:s text:c="3"/>rcv$message</text:p>
            <text:p text:style-name="P171"><text:s text:c="3"/>666 <text:s text:c="17"/></text:p>
            <text:p text:style-name="P171"><text:s text:c="3"/>667 <text:s text:c="2"/>0629 E1 <text:s text:c="15"/>pop <text:s text:c="4"/>h</text:p>
            <text:p text:style-name="P171"><text:s text:c="3"/>668 <text:s text:c="2"/>062A E5 <text:s text:c="15"/>push <text:s text:c="3"/>h</text:p>
            <text:p text:style-name="P171"><text:s text:c="3"/>669 <text:s text:c="17"/></text:p>
            <text:p text:style-name="P171"><text:s text:c="3"/>670 <text:s text:c="2"/>062B 23 <text:s text:c="15"/>inx <text:s text:c="4"/>h <text:s text:c="22"/>;check requester table to see </text:p>
            <text:p text:style-name="P171"><text:s text:c="3"/>671 <text:s text:c="2"/>062C 23 <text:s text:c="15"/>inx <text:s text:c="4"/>h <text:s text:c="22"/>; <text:s/>whether the source requester</text:p>
            <text:p text:style-name="P171"><text:s text:c="3"/>672 <text:s text:c="2"/>062D 7E <text:s text:c="15"/>mov <text:s text:c="4"/>a,m <text:s text:c="20"/>; <text:s text:c="3"/>is logged-in</text:p>
            <text:p text:style-name="P171"><text:s text:c="3"/>673 <text:s text:c="2"/>062E CD4805 <text:s text:c="11"/>call <text:s text:c="3"/>scan$table</text:p>
            <text:p text:style-name="P171"><text:s text:c="3"/>674 <text:s text:c="17"/></text:p>
            <text:p text:style-name="P171"><text:s text:c="3"/>675 <text:s text:c="2"/>0631 3C <text:s text:c="15"/>inr <text:s text:c="4"/>a</text:p>
            <text:p text:style-name="P171"><text:s text:c="3"/>676 <text:s text:c="2"/>0632 CA4A06 <text:s text:c="11"/>jz <text:s text:c="5"/>input4 <text:s text:c="17"/>;not logged-in--&gt;go check for login</text:p>
            <text:p text:style-name="P171"><text:s text:c="3"/>677 <text:s text:c="17"/></text:p>
            <text:p text:style-name="P171"><text:s text:c="3"/>678 <text:s text:c="17"/>input6:</text:p>
            <text:p text:style-name="P171"><text:s text:c="3"/>679 <text:s text:c="17"/></text:p>
            <text:p text:style-name="P171"><text:s text:c="3"/>680 <text:s text:c="2"/>0635 110500 <text:s text:c="11"/>lxi <text:s text:c="4"/>d,buf$ptr <text:s text:c="14"/>;else--&gt;update message buffer pointer</text:p>
            <text:p text:style-name="P171"><text:s text:c="3"/>681 <text:s text:c="2"/>0638 19 <text:s text:c="15"/>dad <text:s text:c="4"/>d</text:p>
            <text:p text:style-name="P171"><text:s text:c="3"/>682 <text:s text:c="17"/></text:p>
            <text:p text:style-name="P171"><text:s text:c="3"/>683 <text:s text:c="2"/>0639 D1 <text:s text:c="15"/>pop <text:s text:c="4"/>d</text:p>
            <text:p text:style-name="P171"><text:s text:c="3"/>684 <text:s text:c="2"/>063A 73 <text:s text:c="15"/>mov <text:s text:c="4"/>m,e</text:p>
            <text:p text:style-name="P171"><text:s text:c="3"/>685 <text:s text:c="2"/>063B 23 <text:s text:c="15"/>inx <text:s text:c="4"/>h</text:p>
            <text:p text:style-name="P171"><text:s text:c="3"/>686 <text:s text:c="2"/>063C 72 <text:s text:c="15"/>mov <text:s text:c="4"/>m,d</text:p>
            <text:p text:style-name="P171"><text:s text:c="3"/>687 <text:s text:c="17"/></text:p>
            <text:p text:style-name="P171"><text:s text:c="3"/>688 <text:s text:c="2"/>063D 11FBFF <text:s text:c="11"/>lxi <text:s text:c="4"/>d,uqcb-buf$ptr-1 <text:s text:c="7"/>;point to the uqcb for this requester</text:p>
            <text:p text:style-name="P171"><text:s text:c="3"/>689 <text:s text:c="2"/>0640 19 <text:s text:c="15"/>dad <text:s text:c="4"/>d</text:p>
            <text:p text:style-name="P171"><text:s text:c="3"/>690 <text:s text:c="2"/>0641 EB <text:s text:c="15"/>xchg</text:p>
            <text:p text:style-name="P171"><text:s text:c="3"/>691 <text:s text:c="17"/></text:p>
            <text:p text:style-name="P171"><text:s text:c="3"/>692 <text:s text:c="2"/>0642 0E8B <text:s text:c="13"/>mvi <text:s text:c="4"/>c,139 <text:s text:c="18"/>;write the message to the queue</text:p>
            <text:p text:style-name="P171"><text:s text:c="3"/>693 <text:s text:c="2"/>0644 CD3D05 <text:s text:c="11"/>call <text:s text:c="3"/>monx</text:p>
            <text:p text:style-name="P171"><text:soft-page-break/><text:s text:c="3"/>694 <text:s text:c="17"/></text:p>
            <text:p text:style-name="P171"><text:s text:c="3"/>695 <text:s text:c="2"/>0647 C30206 <text:s text:c="11"/>jmp <text:s text:c="4"/>input <text:s text:c="18"/>;round and round we go</text:p>
            <text:p text:style-name="P171"><text:s text:c="3"/>696 <text:s text:c="17"/></text:p>
            <text:p text:style-name="P171"><text:s text:c="3"/>697 <text:s text:c="17"/>input4: <text:s text:c="32"/>;else--&gt;requester not logged-in</text:p>
            <text:p text:style-name="P171"><text:s text:c="3"/>698 <text:s text:c="17"/></text:p>
            <text:p text:style-name="P171"><text:s text:c="3"/>699 <text:s text:c="2"/>064A D1 <text:s text:c="15"/>pop <text:s text:c="4"/>d</text:p>
            <text:p text:style-name="P171"><text:s text:c="3"/>700 <text:s text:c="2"/>064B 13 <text:s text:c="15"/>inx <text:s text:c="4"/>d</text:p>
            <text:p text:style-name="P171"><text:s text:c="3"/>701 <text:s text:c="2"/>064C 13 <text:s text:c="15"/>inx <text:s text:c="4"/>d</text:p>
            <text:p text:style-name="P179"><text:s text:c="3"/>702 <text:s text:c="2"/>064D 13 <text:s text:c="15"/>inx <text:s text:c="4"/>d</text:p>
          </table:table-cell>
        </table:table-row>
        <table:table-row>
          <table:table-cell table:style-name="Table69.A2" office:value-type="string">
            <text:p text:style-name="P171">CP/M RMAC ASSEM 1.1 <text:s text:c="4"/>#014 <text:s text:c="3"/>NETWRKIF FOR SYSTEMS RUNNING ULCNET</text:p>
            <text:p text:style-name="P171"/>
            <text:p text:style-name="P171"><text:s text:c="3"/>703 <text:s text:c="2"/>064E DA6006 <text:s text:c="11"/>jc <text:s text:c="5"/>input5 <text:s text:c="17"/>;bomb the message if there's no</text:p>
            <text:p text:style-name="P171"><text:s text:c="3"/>704 <text:s text:c="57"/>; table entries left</text:p>
            <text:p text:style-name="P171"><text:s text:c="3"/>705 <text:s text:c="17"/></text:p>
            <text:p text:style-name="P171"><text:s text:c="3"/>706 <text:s text:c="2"/>0651 1A <text:s text:c="15"/>ldax <text:s text:c="3"/>d <text:s text:c="6"/></text:p>
            <text:p text:style-name="P171"><text:s text:c="3"/>707 <text:s text:c="2"/>0652 FE40 <text:s text:c="13"/>cpi <text:s text:c="4"/>64 <text:s text:c="21"/>;is it a login?</text:p>
            <text:p text:style-name="P171"><text:s text:c="3"/>708 <text:s text:c="2"/>0654 C26006 <text:s text:c="11"/>jnz <text:s text:c="4"/>input5</text:p>
            <text:p text:style-name="P171"><text:s text:c="3"/>709 <text:s text:c="17"/></text:p>
            <text:p text:style-name="P171"><text:s text:c="3"/>710 <text:s text:c="2"/>0657 1B <text:s text:c="15"/>dcx <text:s text:c="4"/>d <text:s text:c="22"/>;yes--&gt;mark the control block with</text:p>
            <text:p text:style-name="P171"><text:s text:c="3"/>711 <text:s text:c="2"/>0658 1A <text:s text:c="15"/>ldax <text:s text:c="3"/>d <text:s text:c="22"/>; <text:s/>the source ID</text:p>
            <text:p text:style-name="P171"><text:s text:c="3"/>712 <text:s text:c="2"/>0659 77 <text:s text:c="15"/>mov <text:s text:c="4"/>m,a</text:p>
            <text:p text:style-name="P171"><text:s text:c="3"/>713 <text:s text:c="17"/></text:p>
            <text:p text:style-name="P171"><text:s text:c="3"/>714 <text:s text:c="2"/>065A 1B <text:s text:c="15"/>dcx <text:s text:c="4"/>d <text:s text:c="22"/>;go do the queue write</text:p>
            <text:p text:style-name="P171"><text:s text:c="3"/>715 <text:s text:c="2"/>065B 1B <text:s text:c="15"/>dcx <text:s text:c="4"/>d</text:p>
            <text:p text:style-name="P171"><text:s text:c="3"/>716 <text:s text:c="2"/>065C D5 <text:s text:c="15"/>push <text:s text:c="3"/>d</text:p>
            <text:p text:style-name="P171"><text:s text:c="3"/>717 <text:s text:c="2"/>065D C33506 <text:s text:c="11"/>jmp <text:s text:c="4"/>input6</text:p>
            <text:p text:style-name="P171"><text:s text:c="3"/>718 <text:s text:c="17"/></text:p>
            <text:p text:style-name="P171"><text:s text:c="3"/>719 <text:s text:c="17"/>input5: <text:s text:c="32"/>;flag a "not logged in" extended error</text:p>
            <text:p text:style-name="P171"><text:s text:c="3"/>720 <text:s text:c="17"/></text:p>
            <text:p text:style-name="P171"><text:s text:c="3"/>721 <text:s text:c="2"/>0660 EB <text:s text:c="15"/>xchg</text:p>
            <text:p text:style-name="P171"><text:s text:c="3"/>722 <text:s text:c="2"/>0661 23 <text:s text:c="15"/>inx <text:s text:c="4"/>h</text:p>
            <text:p text:style-name="P171"><text:s text:c="3"/>723 <text:s text:c="2"/>0662 3601 <text:s text:c="13"/>mvi <text:s text:c="4"/>m,1 <text:s text:c="20"/>;set SIZ=1</text:p>
            <text:p text:style-name="P171"><text:s text:c="3"/>724 <text:s text:c="2"/>0664 23 <text:s text:c="15"/>inx <text:s text:c="4"/>h</text:p>
            <text:p text:style-name="P171"><text:s text:c="3"/>725 <text:s text:c="2"/>0665 36FF <text:s text:c="13"/>mvi <text:s text:c="4"/>m,0ffh <text:s text:c="17"/>;set return code to error</text:p>
            <text:p text:style-name="P171"><text:s text:c="3"/>726 <text:s text:c="2"/>0667 23 <text:s text:c="15"/>inx <text:s text:c="4"/>h</text:p>
            <text:p text:style-name="P171"><text:s text:c="3"/>727 <text:s text:c="2"/>0668 360C <text:s text:c="13"/>mvi <text:s text:c="4"/>m,0ch <text:s text:c="18"/>;flag extended error 12</text:p>
            <text:p text:style-name="P171"><text:s text:c="3"/>728 <text:s text:c="17"/></text:p>
            <text:p text:style-name="P171"><text:s text:c="3"/>729 <text:s text:c="2"/>066A 11FAFF <text:s text:c="11"/>lxi <text:s text:c="4"/>d,fmt-msg-1</text:p>
            <text:p text:style-name="P171"><text:s text:c="3"/>730 <text:s text:c="2"/>066D 19 <text:s text:c="15"/>dad <text:s text:c="4"/>d <text:s text:c="22"/>;point back at message start</text:p>
            <text:p text:style-name="P171"><text:s text:c="3"/>731 <text:s text:c="2"/>066E 3601 <text:s text:c="13"/>mvi <text:s text:c="4"/>m,1 <text:s text:c="20"/>;format = 1</text:p>
            <text:p text:style-name="P171"><text:s text:c="3"/>732 <text:s text:c="17"/></text:p>
            <text:p text:style-name="P171"><text:s text:c="3"/>733 <text:s text:c="2"/>0670 23 <text:s text:c="15"/>inx <text:s text:c="4"/>h <text:s text:c="22"/>;swap DID and SID</text:p>
            <text:p text:style-name="P171"><text:s text:c="3"/>734 <text:s text:c="2"/>0671 7E <text:s text:c="15"/>mov <text:s text:c="4"/>a,m</text:p>
            <text:p text:style-name="P171"><text:s text:c="3"/>735 <text:s text:c="2"/>0672 23 <text:s text:c="15"/>inx <text:s text:c="4"/>h</text:p>
            <text:p text:style-name="P171"><text:s text:c="3"/>736 <text:s text:c="2"/>0673 46 <text:s text:c="15"/>mov <text:s text:c="4"/>b,m</text:p>
            <text:p text:style-name="P171"><text:s text:c="3"/>737 <text:s text:c="2"/>0674 77 <text:s text:c="15"/>mov <text:s text:c="4"/>m,a</text:p>
            <text:p text:style-name="P171"><text:s text:c="3"/>738 <text:s text:c="2"/>0675 2B <text:s text:c="15"/>dcx <text:s text:c="4"/>h</text:p>
            <text:p text:style-name="P171"><text:s text:c="3"/>739 <text:s text:c="2"/>0676 70 <text:s text:c="15"/>mov <text:s text:c="4"/>m,b</text:p>
            <text:p text:style-name="P171"><text:s text:c="3"/>740 <text:s text:c="2"/>0677 2B <text:s text:c="15"/>dcx <text:s text:c="4"/>h</text:p>
            <text:p text:style-name="P171"><text:s text:c="3"/>741 <text:s text:c="17"/></text:p>
            <text:p text:style-name="P171"><text:s text:c="3"/>742 <text:s text:c="2"/>0678 223501 <text:s text:c="11"/>shld <text:s text:c="3"/>in$out$buffer$ptr <text:s text:c="6"/>;write buffer pointer to queue msg buf</text:p>
            <text:p text:style-name="P171"><text:s text:c="3"/>743 <text:s text:c="17"/></text:p>
            <text:p text:style-name="P171"><text:s text:c="3"/>744 <text:s text:c="2"/>067B 113101 <text:s text:c="11"/>lxi <text:s text:c="4"/>d,uqcb$in$out$0 <text:s text:c="8"/>;write to the queue</text:p>
            <text:p text:style-name="P171"><text:s text:c="3"/>745 <text:s text:c="2"/>067E 0E8B <text:s text:c="13"/>mvi <text:s text:c="4"/>c,139</text:p>
            <text:p text:style-name="P171"><text:s text:c="3"/>746 <text:s text:c="2"/>0680 CD3D05 <text:s text:c="11"/>call <text:s text:c="3"/>monx</text:p>
            <text:p text:style-name="P171"><text:s text:c="3"/>747 <text:s text:c="2"/>0683 C30206 <text:s text:c="11"/>jmp <text:s text:c="4"/>input <text:s text:c="18"/>;try again</text:p>
            <text:p text:style-name="P171"><text:s text:c="3"/>748 <text:s text:c="17"/></text:p>
            <text:p text:style-name="P171"><text:s text:c="3"/>749 <text:s text:c="17"/></text:p>
            <text:p text:style-name="P171"><text:s text:c="3"/>750 <text:s text:c="17"/></text:p>
            <text:p text:style-name="P171"><text:s text:c="3"/>751 <text:s text:c="17"/>; <text:s/>Network I/F transmitter process</text:p>
            <text:p text:style-name="P171"><text:s text:c="3"/>752 <text:s text:c="17"/></text:p>
            <text:p text:style-name="P171"><text:s text:c="3"/>753 <text:s text:c="17"/>output:</text:p>
            <text:p text:style-name="P171"><text:s text:c="3"/>754 <text:s text:c="17"/></text:p>
            <text:p text:style-name="P171"><text:s text:c="3"/>755 <text:s text:c="2"/>0686 112B01 <text:s text:c="11"/>lxi <text:s text:c="4"/>d,uqcb$out$0 <text:s text:c="11"/>;read the output queue--&gt;go sleepy</text:p>
            <text:p text:style-name="P179"><text:s text:c="3"/>756 <text:s text:c="2"/>0689 0E89 <text:s text:c="13"/>mvi <text:s text:c="4"/>c,137 <text:s text:c="18"/>; <text:s/>bye until some server process</text:p>
          </table:table-cell>
        </table:table-row>
        <table:table-row>
          <table:table-cell table:style-name="Table69.A2" office:value-type="string">
            <text:p text:style-name="P171">CP/M RMAC ASSEM 1.1 <text:s text:c="4"/>#015 <text:s text:c="3"/>NETWRKIF FOR SYSTEMS RUNNING ULCNET</text:p>
            <text:p text:style-name="P171"/>
            <text:p text:style-name="P171"><text:s text:c="3"/>757 <text:s text:c="2"/>068B CD3D05 <text:s text:c="11"/>call <text:s text:c="3"/>monx <text:s text:c="19"/>; <text:s text:c="3"/>sends a response</text:p>
            <text:p text:style-name="P171"><text:s text:c="3"/>758 <text:s text:c="17"/></text:p>
            <text:p text:style-name="P171"><text:s text:c="3"/>759 <text:s text:c="2"/>068E 2A2F01 <text:s text:c="11"/>lhld <text:s text:c="3"/>out$buffer$ptr <text:s/></text:p>
            <text:p text:style-name="P171"><text:s text:c="3"/>760 <text:s text:c="2"/>0691 EB <text:s text:c="15"/>xchg</text:p>
            <text:p text:style-name="P171"><text:s text:c="3"/>761 <text:s text:c="2"/>0692 D5 <text:s text:c="15"/>push <text:s text:c="3"/>d <text:s text:c="22"/>;save message pointer</text:p>
            <text:p text:style-name="P171"><text:s text:c="3"/>762 <text:s text:c="17"/></text:p>
            <text:p text:style-name="P171"><text:s text:c="3"/>763 <text:s text:c="2"/>0693 210300 <text:s text:c="11"/>lxi <text:s text:c="4"/>h,fnc <text:s text:c="18"/>;get message function code</text:p>
            <text:p text:style-name="P171"><text:soft-page-break/><text:s text:c="3"/>764 <text:s text:c="2"/>0696 19 <text:s text:c="15"/>dad <text:s text:c="4"/>d</text:p>
            <text:p text:style-name="P171"><text:s text:c="3"/>765 <text:s text:c="2"/>0697 7E <text:s text:c="15"/>mov <text:s text:c="4"/>a,m</text:p>
            <text:p text:style-name="P171"><text:s text:c="3"/>766 <text:s text:c="2"/>0698 2B <text:s text:c="15"/>dcx <text:s text:c="4"/>h</text:p>
            <text:p text:style-name="P171"><text:s text:c="3"/>767 <text:s text:c="17"/></text:p>
            <text:p text:style-name="P171"><text:s text:c="3"/>768 <text:s text:c="2"/>0699 FE41 <text:s text:c="13"/>cpi <text:s text:c="4"/>65 <text:s text:c="21"/>;is it a logoff?</text:p>
            <text:p text:style-name="P171"><text:s text:c="3"/>769 <text:s text:c="2"/>069B C2A206 <text:s text:c="11"/>jnz <text:s text:c="4"/>output2</text:p>
            <text:p text:style-name="P171"><text:s text:c="3"/>770 <text:s text:c="17"/></text:p>
            <text:p text:style-name="P171"><text:s text:c="3"/>771 <text:s text:c="2"/>069E 7E <text:s text:c="15"/>mov <text:s text:c="4"/>a,m <text:s text:c="20"/>;load SID</text:p>
            <text:p text:style-name="P171"><text:s text:c="3"/>772 <text:s text:c="2"/>069F CC6D05 <text:s text:c="11"/>cz <text:s text:c="5"/>free$rqstr$tbl <text:s text:c="9"/>;yes--&gt;free up the server process</text:p>
            <text:p text:style-name="P171"><text:s text:c="3"/>773 <text:s text:c="17"/></text:p>
            <text:p text:style-name="P171"><text:s text:c="3"/>774 <text:s text:c="17"/>output2:</text:p>
            <text:p text:style-name="P171"><text:s text:c="3"/>775 <text:s text:c="17"/></text:p>
            <text:p text:style-name="P171"><text:s text:c="3"/>776 <text:s text:c="2"/>06A2 E1 <text:s text:c="15"/>pop <text:s text:c="4"/>h</text:p>
            <text:p text:style-name="P171"><text:s text:c="3"/>777 <text:s text:c="2"/>06A3 E5 <text:s text:c="15"/>push <text:s text:c="3"/>h</text:p>
            <text:p text:style-name="P171"><text:s text:c="3"/>778 <text:s text:c="2"/>06A4 CD7E05 <text:s text:c="11"/>call <text:s text:c="3"/>send$msg <text:s text:c="15"/>;send the message</text:p>
            <text:p text:style-name="P171"><text:s text:c="3"/>779 <text:s text:c="17"/></text:p>
            <text:p text:style-name="P171"><text:s text:c="3"/>780 <text:s text:c="2"/>06A7 E1 <text:s text:c="15"/>pop <text:s text:c="4"/>h <text:s text:c="22"/>;retrieve message pointer</text:p>
            <text:p text:style-name="P171"><text:s text:c="3"/>781 <text:s text:c="17"/></text:p>
            <text:p text:style-name="P171"><text:s text:c="3"/>782 <text:s text:c="2"/>06A8 112202 <text:s text:c="11"/>lxi <text:s text:c="4"/>d,msg$buffers <text:s text:c="10"/>;DE = pointer - message buffer base</text:p>
            <text:p text:style-name="P171"><text:s text:c="3"/>783 <text:s text:c="2"/>06AB CD4105 <text:s text:c="11"/>call <text:s text:c="3"/>dw$sub</text:p>
            <text:p text:style-name="P171"><text:s text:c="3"/>784 <text:s text:c="17"/></text:p>
            <text:p text:style-name="P171"><text:s text:c="3"/>785 <text:s text:c="2"/>06AE 011F02 <text:s text:c="11"/>lxi <text:s text:c="4"/>b,buf$cb <text:s text:c="15"/>;BC = DE/buf$len + buf$cb</text:p>
            <text:p text:style-name="P171"><text:s text:c="3"/>786 <text:s text:c="17"/></text:p>
            <text:p text:style-name="P171"><text:s text:c="3"/>787 <text:s text:c="17"/>output3:</text:p>
            <text:p text:style-name="P171"><text:s text:c="3"/>788 <text:s text:c="17"/></text:p>
            <text:p text:style-name="P171"><text:s text:c="3"/>789 <text:s text:c="2"/>06B1 7B <text:s text:c="15"/>mov <text:s text:c="4"/>a,e</text:p>
            <text:p text:style-name="P171"><text:s text:c="3"/>790 <text:s text:c="2"/>06B2 B2 <text:s text:c="15"/>ora <text:s text:c="4"/>d</text:p>
            <text:p text:style-name="P171"><text:s text:c="3"/>791 <text:s text:c="2"/>06B3 CAC106 <text:s text:c="11"/>jz <text:s text:c="5"/>output4</text:p>
            <text:p text:style-name="P171"><text:s text:c="3"/>792 <text:s text:c="17"/></text:p>
            <text:p text:style-name="P171"><text:s text:c="3"/>793 <text:s text:c="2"/>06B6 EB <text:s text:c="15"/>xchg</text:p>
            <text:p text:style-name="P171"><text:s text:c="3"/>794 <text:s text:c="2"/>06B7 110601 <text:s text:c="11"/>lxi <text:s text:c="4"/>d,buf$len</text:p>
            <text:p text:style-name="P171"><text:s text:c="3"/>795 <text:s text:c="2"/>06BA CD4105 <text:s text:c="11"/>call <text:s text:c="3"/>dw$sub</text:p>
            <text:p text:style-name="P171"><text:s text:c="3"/>796 <text:s text:c="2"/>06BD 0C <text:s text:c="15"/>inr <text:s text:c="4"/>c</text:p>
            <text:p text:style-name="P171"><text:s text:c="3"/>797 <text:s text:c="2"/>06BE C3B106 <text:s text:c="11"/>jmp <text:s text:c="4"/>output3</text:p>
            <text:p text:style-name="P171"><text:s text:c="3"/>798 <text:s text:c="17"/></text:p>
            <text:p text:style-name="P171"><text:s text:c="3"/>799 <text:s text:c="17"/>output4:</text:p>
            <text:p text:style-name="P171"><text:s text:c="3"/>800 <text:s text:c="17"/></text:p>
            <text:p text:style-name="P171"><text:s text:c="3"/>801 <text:s text:c="2"/>06C1 AF <text:s text:c="15"/>xra <text:s text:c="4"/>a</text:p>
            <text:p text:style-name="P171"><text:s text:c="3"/>802 <text:s text:c="2"/>06C2 02 <text:s text:c="15"/>stax <text:s text:c="3"/>b <text:s text:c="22"/>;free the buffer for re-use</text:p>
            <text:p text:style-name="P171"><text:s text:c="3"/>803 <text:s text:c="17"/></text:p>
            <text:p text:style-name="P171"><text:s text:c="3"/>804 <text:s text:c="2"/>06C3 C38606 <text:s text:c="11"/>jmp <text:s text:c="4"/>output <text:s text:c="17"/>;transmission without end, amen</text:p>
            <text:p text:style-name="P171"><text:s text:c="3"/>805 <text:s text:c="17"/></text:p>
            <text:p text:style-name="P179"><text:s text:c="3"/>806 <text:s text:c="2"/>06C6 <text:s text:c="18"/>end</text:p>
          </table:table-cell>
        </table:table-row>
        <table:table-row>
          <table:table-cell table:style-name="Table69.A2" office:value-type="string">
            <text:p text:style-name="P171">CP/M RMAC ASSEM 1.1 <text:s text:c="4"/>#016 <text:s text:c="3"/>NETWRKIF FOR SYSTEMS RUNNING ULCNET</text:p>
            <text:p text:style-name="P171"/>
            <text:p text:style-name="P171">BDOSADR <text:s text:c="9"/>0000 <text:s text:c="3"/>53# <text:s/>391 </text:p>
            <text:p text:style-name="P171">BUFCB <text:s text:c="11"/>021F <text:s text:c="2"/>351# <text:s/>632 <text:s text:c="2"/>785 </text:p>
            <text:p text:style-name="P171">BUFLEN <text:s text:c="10"/>0106 <text:s text:c="3"/>72# <text:s/>361 <text:s text:c="2"/>363 <text:s text:c="2"/>364 <text:s text:c="2"/>365 <text:s text:c="2"/>643 <text:s text:c="2"/>794 </text:p>
            <text:p text:style-name="P171">BUFPTR <text:s text:c="10"/>0005 <text:s text:c="3"/>87# <text:s text:c="2"/>88 <text:s text:c="2"/>680 <text:s text:c="2"/>688 </text:p>
            <text:p text:style-name="P171">CONFIGTBL <text:s text:c="7"/>0137 <text:s text:c="2"/>301# <text:s/>537 <text:s text:c="2"/>594 </text:p>
            <text:p text:style-name="P171">CONIN <text:s text:c="11"/>0535 <text:s text:c="2"/>371# <text:s/>614 </text:p>
            <text:p text:style-name="P171">CONINJMP <text:s text:c="8"/>0534 <text:s text:c="2"/>369# <text:s/>529 </text:p>
            <text:p text:style-name="P171">CONOUT <text:s text:c="10"/>0538 <text:s text:c="2"/>375# <text:s/>619 </text:p>
            <text:p text:style-name="P171">CONOUTJMP <text:s text:c="7"/>0537 <text:s text:c="2"/>373# <text:s/>517 </text:p>
            <text:p text:style-name="P171">CONSOLENUM <text:s text:c="6"/>0020 <text:s text:c="3"/>60# <text:s/>516 <text:s text:c="2"/>528 <text:s text:c="2"/>621 </text:p>
            <text:p text:style-name="P171">CONSTAT <text:s text:c="9"/>053B <text:s text:c="2"/>379# <text:s/>609 </text:p>
            <text:p text:style-name="P171">CONSTATJMP <text:s text:c="6"/>053A <text:s text:c="2"/>377# <text:s/>622 </text:p>
            <text:p text:style-name="P171">DID <text:s text:c="13"/>0001 <text:s text:c="3"/>67# <text:s text:c="2"/>68 </text:p>
            <text:p text:style-name="P171">DWSUB <text:s text:c="11"/>0541 <text:s text:c="2"/>397# <text:s/>783 <text:s text:c="2"/>795 </text:p>
            <text:p text:style-name="P171">FMT <text:s text:c="13"/>0000 <text:s text:c="3"/>66# <text:s text:c="2"/>67 <text:s text:c="2"/>729 </text:p>
            <text:p text:style-name="P171">FMTBYTE <text:s text:c="9"/>004B <text:s text:c="3"/>61# <text:s/>492 </text:p>
            <text:p text:style-name="P171">FNC <text:s text:c="13"/>0003 <text:s text:c="3"/>69# <text:s text:c="2"/>70 <text:s text:c="2"/>763 </text:p>
            <text:p text:style-name="P171">FREERQSTRTBL <text:s text:c="4"/>056D <text:s text:c="2"/>466# <text:s/>772 </text:p>
            <text:p text:style-name="P171">FRT1 <text:s text:c="12"/>0573 <text:s text:c="2"/>471# <text:s/>482 </text:p>
            <text:p text:style-name="P171">FRT2 <text:s text:c="12"/>057A <text:s text:c="2"/>474 <text:s text:c="2"/>479#</text:p>
            <text:p text:style-name="P171">INOUTBUFFERPTR <text:s text:c="2"/>0135 <text:s text:c="2"/>292 <text:s text:c="2"/>295# <text:s/>742 </text:p>
            <text:p text:style-name="P171">INPUT <text:s text:c="11"/>0602 <text:s text:c="2"/>628# <text:s/>655 <text:s text:c="2"/>695 <text:s text:c="2"/>747 </text:p>
            <text:p text:style-name="P171">INPUT2 <text:s text:c="10"/>060A <text:s text:c="2"/>636# <text:s/>651 </text:p>
            <text:p text:style-name="P171">INPUT3 <text:s text:c="10"/>0623 <text:s text:c="2"/>640 <text:s text:c="2"/>657#</text:p>
            <text:p text:style-name="P171">INPUT4 <text:s text:c="10"/>064A <text:s text:c="2"/>676 <text:s text:c="2"/>697#</text:p>
            <text:p text:style-name="P171">INPUT5 <text:s text:c="10"/>0660 <text:s text:c="2"/>703 <text:s text:c="2"/>708 <text:s text:c="2"/>719#</text:p>
            <text:p text:style-name="P171">INPUT6 <text:s text:c="10"/>0635 <text:s text:c="2"/>678# <text:s/>717 </text:p>
            <text:p text:style-name="P171">MAKEQ <text:s text:c="11"/>05BB <text:s text:c="2"/>574# <text:s/>587 </text:p>
            <text:p text:style-name="P171">MONX <text:s text:c="12"/>053D <text:s text:c="2"/>389# <text:s/>578 <text:s text:c="2"/>590 <text:s text:c="2"/>626 <text:s text:c="2"/>654 <text:s text:c="2"/>693 <text:s text:c="2"/>746 <text:s text:c="2"/>757 </text:p>
            <text:p text:style-name="P171">MSG <text:s text:c="13"/>0005 <text:s text:c="3"/>71# <text:s text:c="2"/>72 <text:s text:c="2"/>729 </text:p>
            <text:p text:style-name="P171">MSGBUFFERS <text:s text:c="6"/>0222 <text:s text:c="2"/>360# <text:s/>633 <text:s text:c="2"/>782 </text:p>
            <text:p text:style-name="P171"><text:soft-page-break/>NETSTKIN <text:s text:c="8"/>0036 <text:s text:c="3"/>98 <text:s text:c="2"/>122#</text:p>
            <text:p text:style-name="P171">NETSTKOU <text:s text:c="8"/>009A <text:s text:c="2"/>136 <text:s text:c="2"/>160#</text:p>
            <text:p text:style-name="P171">NETWORKIN <text:s text:c="7"/>0002 <text:s text:c="3"/>93#</text:p>
            <text:p text:style-name="P171">NETWORKOUT <text:s text:c="6"/>0066 <text:s text:c="2"/>131# <text:s/>624 </text:p>
            <text:p text:style-name="P171">NMBBUFS <text:s text:c="9"/>0003 <text:s text:c="3"/>59# <text:s/>232 <text:s text:c="2"/>238 <text:s text:c="2"/>351 <text:s text:c="2"/>360 <text:s text:c="2"/>634 </text:p>
            <text:p text:style-name="P171">NMBRQSTRS <text:s text:c="7"/>0002 <text:s text:c="3"/>58# <text:s/>184 <text:s text:c="2"/>198 <text:s text:c="2"/>212 <text:s text:c="2"/>251 <text:s text:c="2"/>260 <text:s text:c="2"/>269 <text:s text:c="2"/>304 <text:s text:c="2"/>317 <text:s text:c="2"/>322 </text:p>
            <text:p text:style-name="P171"><text:s text:c="24"/>327 <text:s text:c="2"/>335 <text:s text:c="2"/>339 <text:s text:c="2"/>343 <text:s text:c="2"/>425 <text:s text:c="2"/>438 <text:s text:c="2"/>570 </text:p>
            <text:p text:style-name="P171">OUTBUFFERPTR <text:s text:c="4"/>012F <text:s text:c="2"/>282 <text:s text:c="2"/>284# <text:s/>759 </text:p>
            <text:p text:style-name="P171">OUTPUT <text:s text:c="10"/>0686 <text:s text:c="2"/>167 <text:s text:c="2"/>753# <text:s/>804 </text:p>
            <text:p text:style-name="P171">OUTPUT2 <text:s text:c="9"/>06A2 <text:s text:c="2"/>769 <text:s text:c="2"/>774#</text:p>
            <text:p text:style-name="P171">OUTPUT3 <text:s text:c="9"/>06B1 <text:s text:c="2"/>787# <text:s/>797 </text:p>
            <text:p text:style-name="P171">OUTPUT4 <text:s text:c="9"/>06C1 <text:s text:c="2"/>791 <text:s text:c="2"/>799#</text:p>
            <text:p text:style-name="P171">QCBIN0 <text:s text:c="10"/>00CA <text:s text:c="2"/>172# <text:s/>247 <text:s text:c="2"/>572 </text:p>
            <text:p text:style-name="P171">QCBIN1 <text:s text:c="10"/>00E4 <text:s text:c="2"/>185# <text:s/>255 </text:p>
            <text:p text:style-name="P171">QCBOUT0 <text:s text:c="9"/>00FE <text:s text:c="2"/>228# <text:s/>281 <text:s text:c="2"/>291 </text:p>
            <text:p text:style-name="P171">RCBLEN <text:s text:c="10"/>0007 <text:s text:c="3"/>88# <text:s/>426 <text:s text:c="2"/>469 </text:p>
            <text:p text:style-name="P171">RCVMESSAGE <text:s text:c="6"/>0596 <text:s text:c="2"/>523# <text:s/>665 </text:p>
            <text:p text:style-name="P171">RQSTRID <text:s text:c="9"/>0000 <text:s text:c="3"/>85# <text:s text:c="2"/>86 </text:p>
            <text:p text:style-name="P171">RQSTRTABLE <text:s text:c="6"/>011D <text:s text:c="2"/>242# <text:s/>424 <text:s text:c="2"/>437 <text:s text:c="2"/>468 </text:p>
            <text:p text:style-name="P171">SCANTABLE <text:s text:c="7"/>0548 <text:s text:c="2"/>422# <text:s/>673 </text:p>
            <text:p text:style-name="P171">SCT1 <text:s text:c="12"/>0550 <text:s text:c="2"/>428# <text:s/>435 </text:p>
            <text:p text:style-name="P171">SCT2 <text:s text:c="12"/>055C <text:s text:c="2"/>440# <text:s/>448 </text:p>
            <text:p text:style-name="P179">SCT3 <text:s text:c="12"/>056A <text:s text:c="2"/>444 <text:s text:c="2"/>454#</text:p>
          </table:table-cell>
        </table:table-row>
        <table:table-row>
          <table:table-cell table:style-name="Table69.A2" office:value-type="string">
            <text:p text:style-name="P171">CP/M RMAC ASSEM 1.1 <text:s text:c="4"/>#017 <text:s text:c="3"/>NETWRKIF FOR SYSTEMS RUNNING ULCNET</text:p>
            <text:p text:style-name="P171"/>
            <text:p text:style-name="P171">SENDMSG <text:s text:c="9"/>057E <text:s text:c="2"/>489# <text:s/>778 </text:p>
            <text:p text:style-name="P171">SETUP <text:s text:c="11"/>05B4 <text:s text:c="2"/>129 <text:s text:c="2"/>568#</text:p>
            <text:p text:style-name="P171">SID <text:s text:c="13"/>0002 <text:s text:c="3"/>68# <text:s text:c="2"/>69 </text:p>
            <text:p text:style-name="P171">SIZ <text:s text:c="13"/>0004 <text:s text:c="3"/>70# <text:s text:c="2"/>71 </text:p>
            <text:p text:style-name="P171">SRVR1PD <text:s text:c="9"/>01EB <text:s text:c="2"/>319 <text:s text:c="2"/>336#</text:p>
            <text:p text:style-name="P171">SRVRSTK1 <text:s text:c="8"/>0155 <text:s text:c="2"/>318#</text:p>
            <text:p text:style-name="P171">SRVRSTKLEN <text:s text:c="6"/>0096 <text:s text:c="2"/>315# <text:s/>318 <text:s text:c="2"/>323 <text:s text:c="2"/>328 </text:p>
            <text:p text:style-name="P171">ULCFMT <text:s text:c="10"/>0000 <text:s text:c="3"/>76# <text:s text:c="2"/>77 </text:p>
            <text:p text:style-name="P171">ULCFNC <text:s text:c="10"/>0004 <text:s text:c="3"/>80# <text:s text:c="2"/>81 </text:p>
            <text:p text:style-name="P171">ULCLENHI <text:s text:c="8"/>0003 <text:s text:c="3"/>79# <text:s text:c="2"/>80 </text:p>
            <text:p text:style-name="P171">ULCLENLO <text:s text:c="8"/>0002 <text:s text:c="3"/>78# <text:s text:c="2"/>79 </text:p>
            <text:p text:style-name="P171">ULCMSG <text:s text:c="10"/>0005 <text:s text:c="3"/>81#</text:p>
            <text:p text:style-name="P171">ULCVCIRC <text:s text:c="8"/>0001 <text:s text:c="3"/>77# <text:s text:c="2"/>78 </text:p>
            <text:p text:style-name="P171">UQCB <text:s text:c="12"/>0001 <text:s text:c="3"/>86# <text:s text:c="2"/>87 <text:s text:c="2"/>688 </text:p>
            <text:p text:style-name="P171">UQCBINOUT0 <text:s text:c="6"/>0131 <text:s text:c="2"/>290# <text:s/>744 </text:p>
            <text:p text:style-name="P179">UQCBOUT0 <text:s text:c="8"/>012B <text:s text:c="2"/>280# <text:s/>755 </text:p>
          </table:table-cell>
        </table:table-row>
      </table:table>
      <text:p text:style-name="P3">Listing F-2: NETWRKIF for Systems Running ULCnet</text:p>
      <text:p text:style-name="P4"><text:bookmark text:name="ListF_3"/></text:p>
      <table:table table:name="Table70" table:style-name="Table70">
        <table:table-column table:style-name="Table70.A"/>
        <table:table-row>
          <table:table-cell table:style-name="Table70.A1" office:value-type="string">
            <text:p text:style-name="P171">CP/M RMAC ASSEM 1.1 <text:s text:c="4"/>#001 <text:s text:c="3"/>ULCNET DATA LINK LAYER MP/M XIOS MODULE</text:p>
            <text:p text:style-name="P171"/>
            <text:p text:style-name="P171"><text:s text:c="5"/>1 <text:s text:c="25"/>title 'ULCNET Data Link Layer MP/M XIOS Module'</text:p>
            <text:p text:style-name="P171"><text:s text:c="5"/>2 <text:s text:c="25"/>page <text:s text:c="3"/>54</text:p>
            <text:p text:style-name="P171"><text:s text:c="5"/>3 <text:s text:c="17"/></text:p>
            <text:p text:style-name="P171"><text:s text:c="5"/>4 <text:s text:c="17"/>;*****************************************************************************</text:p>
            <text:p text:style-name="P171"><text:s text:c="5"/>5 <text:s text:c="17"/>;* This module must be linked into the server's XIOS. <text:s/>It is designed to <text:s text:c="4"/>*</text:p>
            <text:p text:style-name="P171"><text:s text:c="5"/>6 <text:s text:c="17"/>;* run under MP/M for the Xerox 820, but should be easily customized. <text:s/>It <text:s text:c="3"/>*</text:p>
            <text:p text:style-name="P171"><text:s text:c="5"/>7 <text:s text:c="17"/>;* contains the ULCnet interface modules DLIF and NIOD. <text:s/>The DLIF is an <text:s text:c="5"/>*</text:p>
            <text:p text:style-name="P171"><text:s text:c="5"/>8 <text:s text:c="17"/>;* interface between the transport software contained in ULCIF.RSP and the <text:s text:c="2"/>*</text:p>
            <text:p text:style-name="P171"><text:s text:c="5"/>9 <text:s text:c="17"/>;* data-link software contained in IPBMAIN.REL. <text:s/>The NIOD contains the actual*</text:p>
            <text:p text:style-name="P171"><text:s text:c="4"/>10 <text:s text:c="17"/>;* hardware drivers required to run ULCnet. <text:s/>The module IPBMAIN.REL must also*</text:p>
            <text:p text:style-name="P171"><text:s text:c="4"/>11 <text:s text:c="17"/>;* be linked into the XIOS. <text:s text:c="49"/>*</text:p>
            <text:p text:style-name="P171"><text:s text:c="4"/>12 <text:s text:c="17"/>;*****************************************************************************</text:p>
            <text:p text:style-name="P171"><text:s text:c="4"/>13 <text:s text:c="17"/></text:p>
            <text:p text:style-name="P171"><text:s text:c="4"/>14 <text:s text:c="17"/>; <text:s text:c="6"/>This software is the result of a joint effort between</text:p>
            <text:p text:style-name="P171"><text:s text:c="4"/>15 <text:s text:c="17"/>;</text:p>
            <text:p text:style-name="P171"><text:s text:c="4"/>16 <text:s text:c="17"/>; <text:s text:c="14"/>Digital Research, Inc.</text:p>
            <text:p text:style-name="P171"><text:s text:c="4"/>17 <text:s text:c="17"/>; <text:s text:c="14"/>P.O. Box 579</text:p>
            <text:p text:style-name="P171"><text:s text:c="4"/>18 <text:s text:c="17"/>; <text:s text:c="14"/>Pacific Grove, CA 93950</text:p>
            <text:p text:style-name="P171"><text:s text:c="4"/>19 <text:s text:c="17"/>; <text:s text:c="6"/>and</text:p>
            <text:p text:style-name="P171"><text:s text:c="4"/>20 <text:s text:c="17"/>; <text:s text:c="14"/>Keybrook Business Systems, Inc.</text:p>
            <text:p text:style-name="P171"><text:s text:c="4"/>21 <text:s text:c="17"/>; <text:s text:c="14"/>2035 National Avenue</text:p>
            <text:p text:style-name="P171"><text:s text:c="4"/>22 <text:s text:c="17"/>; <text:s text:c="14"/>Hayward, CA 94545 <text:s text:c="6"/></text:p>
            <text:p text:style-name="P171"><text:s text:c="4"/>23 <text:s text:c="17"/></text:p>
            <text:p text:style-name="P171"><text:s text:c="4"/>24 <text:s text:c="17"/>; Conditional assembly control</text:p>
            <text:p text:style-name="P171"><text:s text:c="4"/>25 <text:s text:c="17"/></text:p>
            <text:p text:style-name="P171"><text:s text:c="4"/>26 <text:s text:c="2"/>FFFF = <text:s text:c="8"/>true <text:s text:c="11"/>equ <text:s text:c="4"/>0ffffh</text:p>
            <text:p text:style-name="P171"><text:s text:c="4"/>27 <text:s text:c="2"/>0000 = <text:s text:c="8"/>false <text:s text:c="10"/>equ <text:s text:c="4"/>not true</text:p>
            <text:p text:style-name="P171"><text:s text:c="4"/>28 <text:s text:c="17"/></text:p>
            <text:p text:style-name="P171"><text:soft-page-break/><text:s text:c="4"/>29 <text:s text:c="2"/>FFFF = <text:s text:c="8"/>interrupts <text:s text:c="5"/>equ <text:s text:c="4"/>true <text:s text:c="11"/>; false=polled, true=interrupt-driven</text:p>
            <text:p text:style-name="P171"><text:s text:c="4"/>30 <text:s text:c="2"/>FFFF = <text:s text:c="8"/>netstats <text:s text:c="7"/>equ <text:s text:c="4"/>true <text:s text:c="11"/>; switch to gather network statistics</text:p>
            <text:p text:style-name="P171"><text:s text:c="4"/>31 <text:s text:c="2"/>FFFF = <text:s text:c="8"/>slfclkd <text:s text:c="8"/>equ <text:s text:c="4"/>true <text:s text:c="11"/>; supports self-clocked operation</text:p>
            <text:p text:style-name="P171"><text:s text:c="4"/>32 <text:s text:c="17"/></text:p>
            <text:p text:style-name="P171"><text:s text:c="4"/>33 <text:s text:c="17"/>; Linkage information</text:p>
            <text:p text:style-name="P171"><text:s text:c="4"/>34 <text:s text:c="17"/></text:p>
            <text:p text:style-name="P171"><text:s text:c="4"/>35 <text:s text:c="25"/>public <text:s/>nconst,nconin,nconout <text:s text:c="2"/>; XIOS console jump table entries</text:p>
            <text:p text:style-name="P171"><text:s text:c="4"/>36 <text:s text:c="25"/>public <text:s/>polldevice <text:s text:c="13"/>; XIOS polling routine</text:p>
            <text:p text:style-name="P171"><text:s text:c="4"/>37 <text:s text:c="25"/>public <text:s/>setbaud,xmit,recv,initu ; NIOD routines called by IPBMAIN</text:p>
            <text:p text:style-name="P171"><text:s text:c="4"/>38 <text:s text:c="25"/>public <text:s/>inituart,pgmuart</text:p>
            <text:p text:style-name="P171"><text:s text:c="4"/>39 <text:s text:c="25"/>public <text:s/>chkstat,netidle,initrecv</text:p>
            <text:p text:style-name="P171"><text:s text:c="4"/>40 <text:s text:c="25"/>public <text:s/>wait,restuart,csniod</text:p>
            <text:p text:style-name="P171"><text:s text:c="4"/>41 <text:s text:c="25"/>public <text:s/>dsblxmit</text:p>
            <text:p text:style-name="P171"><text:s text:c="4"/>42 <text:s text:c="25"/>public <text:s/>dllbau,netadr</text:p>
            <text:p text:style-name="P171"><text:s text:c="4"/>43 <text:s text:c="17"/></text:p>
            <text:p text:style-name="P171"><text:s text:c="4"/>44 <text:s text:c="25"/>if <text:s text:c="5"/>interrupts</text:p>
            <text:p text:style-name="P171"><text:s text:c="4"/>45 <text:s text:c="25"/>public <text:s/>enblrecv,dsblrecv</text:p>
            <text:p text:style-name="P171"><text:s text:c="4"/>46 <text:s text:c="25"/>endif</text:p>
            <text:p text:style-name="P171"><text:s text:c="4"/>47 <text:s text:c="17"/></text:p>
            <text:p text:style-name="P171"><text:s text:c="4"/>48 <text:s text:c="25"/>extrn <text:s text:c="2"/>transmit,receive <text:s text:c="7"/>; IPBMAIN routines and objects</text:p>
            <text:p text:style-name="P171"><text:s text:c="4"/>49 <text:s text:c="25"/>extrn <text:s text:c="2"/>gettcode,getrcode</text:p>
            <text:p text:style-name="P171"><text:s text:c="4"/>50 <text:s text:c="25"/>extrn <text:s text:c="2"/>csdll,dllon,regshrt</text:p>
            <text:p text:style-name="P171"><text:s text:c="4"/>51 <text:s text:c="25"/>extrn <text:s text:c="2"/>terrcnt,parcntr,ovrcntr</text:p>
            <text:p text:style-name="P171"><text:s text:c="4"/>52 <text:s text:c="25"/>extrn <text:s text:c="2"/>frmcntr,inccntr</text:p>
            <text:p text:style-name="P171"><text:s text:c="4"/>53 <text:s text:c="25"/>extrn <text:s text:c="2"/>xdos,const,conin,conout ; linkage back to the rest of XIOS</text:p>
            <text:p text:style-name="P179"><text:s text:c="4"/>54 <text:s text:c="25"/>extrn <text:s text:c="2"/>poldev</text:p>
          </table:table-cell>
        </table:table-row>
        <table:table-row>
          <table:table-cell table:style-name="Table70.A2" office:value-type="string">
            <text:p text:style-name="P171">CP/M RMAC ASSEM 1.1 <text:s text:c="4"/>#002 <text:s text:c="3"/>ULCNET DATA LINK LAYER MP/M XIOS MODULE</text:p>
            <text:p text:style-name="P171"/>
            <text:p text:style-name="P171"><text:s text:c="4"/>55 <text:s text:c="17"/></text:p>
            <text:p text:style-name="P171"><text:s text:c="4"/>56 <text:s text:c="25"/>if <text:s text:c="5"/>interrupts</text:p>
            <text:p text:style-name="P171"><text:s text:c="4"/>57 <text:s text:c="25"/>extrn <text:s text:c="2"/>rtmochk <text:s text:c="16"/>; IPBMAIN interrupt routines</text:p>
            <text:p text:style-name="P171"><text:s text:c="4"/>58 <text:s text:c="25"/>extrn <text:s text:c="2"/>dlisr,reisr,niisr</text:p>
            <text:p text:style-name="P171"><text:s text:c="4"/>59 <text:s text:c="25"/>endif</text:p>
            <text:p text:style-name="P171"><text:s text:c="4"/>60 <text:s text:c="17"/></text:p>
            <text:p text:style-name="P171"><text:s text:c="4"/>61 <text:s text:c="17"/></text:p>
            <text:p text:style-name="P171"><text:s text:c="4"/>62 <text:s text:c="17"/>; Hardware definitions for the Z80-SIO channel A - For the Xerox 820.</text:p>
            <text:p text:style-name="P171"><text:s text:c="4"/>63 <text:s text:c="17"/></text:p>
            <text:p text:style-name="P171"><text:s text:c="4"/>64 <text:s text:c="2"/>0003 = <text:s text:c="8"/>baudsl <text:s/>equ <text:s text:c="4"/>03h <text:s text:c="12"/>; Usable baud rates: 9600, 19.2K asynch.,</text:p>
            <text:p text:style-name="P171"><text:s text:c="4"/>65 <text:s text:c="2"/>002A = <text:s text:c="8"/>baudsh <text:s/>equ <text:s text:c="4"/>2ah <text:s text:c="12"/>; 76.8K, 153.6K, 307.2K self-clocked</text:p>
            <text:p text:style-name="P171"><text:s text:c="4"/>66 <text:s text:c="17"/></text:p>
            <text:p text:style-name="P171"><text:s text:c="4"/>67 <text:s text:c="49"/>; baud rate capability mask</text:p>
            <text:p text:style-name="P171"><text:s text:c="4"/>68 <text:s text:c="2"/>2A03 = <text:s text:c="8"/>bauds <text:s text:c="2"/>equ <text:s text:c="4"/>(baudsh*100h)+baudsl</text:p>
            <text:p text:style-name="P171"><text:s text:c="4"/>69 <text:s text:c="17"/></text:p>
            <text:p text:style-name="P171"><text:s text:c="4"/>70 <text:s text:c="2"/>0000 = <text:s text:c="8"/>baudgen equ <text:s text:c="4"/>0 <text:s text:c="14"/>; External baud rate generator register</text:p>
            <text:p text:style-name="P171"><text:s text:c="4"/>71 <text:s text:c="2"/>0006 = <text:s text:c="8"/>siocmd <text:s/>equ <text:s text:c="4"/>6 <text:s text:c="14"/>; Command/Mode register</text:p>
            <text:p text:style-name="P171"><text:s text:c="4"/>72 <text:s text:c="2"/>0006 = <text:s text:c="8"/>siostat equ <text:s text:c="4"/>6 <text:s text:c="14"/>; Status register</text:p>
            <text:p text:style-name="P171"><text:s text:c="4"/>73 <text:s text:c="2"/>0004 = <text:s text:c="8"/>sioxmit equ <text:s text:c="4"/>4 <text:s text:c="14"/>; Transmit register</text:p>
            <text:p text:style-name="P171"><text:s text:c="4"/>74 <text:s text:c="2"/>0004 = <text:s text:c="8"/>siorecv equ <text:s text:c="4"/>4 <text:s text:c="14"/>; Receive register</text:p>
            <text:p text:style-name="P171"><text:s text:c="4"/>75 <text:s text:c="17"/></text:p>
            <text:p text:style-name="P171"><text:s text:c="4"/>76 <text:s text:c="2"/>0002 = <text:s text:c="8"/>xrdybit equ <text:s text:c="4"/>2 <text:s text:c="14"/>; Transmit buffer empty status bit</text:p>
            <text:p text:style-name="P171"><text:s text:c="4"/>77 <text:s text:c="2"/>0004 = <text:s text:c="8"/>xrdymsk equ <text:s text:c="4"/>4 <text:s text:c="14"/>; transmit buffer empty status mask</text:p>
            <text:p text:style-name="P171"><text:s text:c="4"/>78 <text:s text:c="2"/>0000 = <text:s text:c="8"/>rrdybit equ <text:s text:c="4"/>0 <text:s text:c="14"/>; Receive buffer full status bit</text:p>
            <text:p text:style-name="P171"><text:s text:c="4"/>79 <text:s text:c="2"/>0001 = <text:s text:c="8"/>rrdymsk equ <text:s text:c="4"/>1 <text:s text:c="14"/>; receive buffer full status mask</text:p>
            <text:p text:style-name="P171"><text:s text:c="4"/>80 <text:s text:c="2"/>0003 = <text:s text:c="8"/>carbit <text:s/>equ <text:s text:c="4"/>3 <text:s text:c="14"/>; Net Idle detect bit position</text:p>
            <text:p text:style-name="P171"><text:s text:c="4"/>81 <text:s text:c="2"/>0008 = <text:s text:c="8"/>carmsk <text:s/>equ <text:s text:c="4"/>8 <text:s text:c="14"/>; Net Idle detect mask</text:p>
            <text:p text:style-name="P171"><text:s text:c="4"/>82 <text:s text:c="2"/>0030 = <text:s text:c="8"/>errst <text:s text:c="2"/>equ <text:s text:c="4"/>030h <text:s text:c="11"/>; Error flag reset</text:p>
            <text:p text:style-name="P171"><text:s text:c="4"/>83 <text:s text:c="2"/>0070 = <text:s text:c="8"/>errbits equ <text:s text:c="4"/>070h <text:s text:c="11"/>; Error bit position mask</text:p>
            <text:p text:style-name="P171"><text:s text:c="4"/>84 <text:s text:c="2"/>0004 = <text:s text:c="8"/>pbit <text:s text:c="3"/>equ <text:s text:c="4"/>4 <text:s text:c="14"/>; Parity error bit position</text:p>
            <text:p text:style-name="P171"><text:s text:c="4"/>85 <text:s text:c="2"/>0010 = <text:s text:c="8"/>pmsk <text:s text:c="3"/>equ <text:s text:c="4"/>10h <text:s text:c="12"/>; parity error mask</text:p>
            <text:p text:style-name="P171"><text:s text:c="4"/>86 <text:s text:c="2"/>0005 = <text:s text:c="8"/>obit <text:s text:c="3"/>equ <text:s text:c="4"/>5 <text:s text:c="14"/>; Overrun error bit position</text:p>
            <text:p text:style-name="P171"><text:s text:c="4"/>87 <text:s text:c="2"/>0020 = <text:s text:c="8"/>omsk <text:s text:c="3"/>equ <text:s text:c="4"/>20h <text:s text:c="12"/>; overrun error mask</text:p>
            <text:p text:style-name="P171"><text:s text:c="4"/>88 <text:s text:c="2"/>0006 = <text:s text:c="8"/>fbit <text:s text:c="3"/>equ <text:s text:c="4"/>6 <text:s text:c="14"/>; Framing error bit position</text:p>
            <text:p text:style-name="P171"><text:s text:c="4"/>89 <text:s text:c="2"/>0040 = <text:s text:c="8"/>fmsk <text:s text:c="3"/>equ <text:s text:c="4"/>40h <text:s text:c="12"/>; framing error mask</text:p>
            <text:p text:style-name="P171"><text:s text:c="4"/>90 <text:s text:c="2"/>0003 = <text:s text:c="8"/>selfbit equ <text:s text:c="4"/>3 <text:s text:c="14"/>; Self clock bit position</text:p>
            <text:p text:style-name="P171"><text:s text:c="4"/>91 <text:s text:c="2"/>0008 = <text:s text:c="8"/>selfmsk equ <text:s text:c="4"/>8 <text:s text:c="14"/>; slef clock bit mask</text:p>
            <text:p text:style-name="P171"><text:s text:c="4"/>92 <text:s text:c="2"/>00EA = <text:s text:c="8"/>dtron <text:s text:c="2"/>equ <text:s text:c="4"/>0eah <text:s text:c="11"/>; Turn on DTR</text:p>
            <text:p text:style-name="P171"><text:s text:c="4"/>93 <text:s text:c="2"/>006A = <text:s text:c="8"/>dtroff <text:s/>equ <text:s text:c="4"/>06ah <text:s text:c="11"/>; Turn off DTR</text:p>
            <text:p text:style-name="P171"><text:s text:c="4"/>94 <text:s text:c="2"/>00C1 = <text:s text:c="8"/>enarcv <text:s/>equ <text:s text:c="4"/>0c1h <text:s text:c="11"/>; Enable receive-clock</text:p>
            <text:p text:style-name="P171"><text:s text:c="4"/>95 <text:s text:c="2"/>00C0 = <text:s text:c="8"/>disrcv <text:s/>equ <text:s text:c="4"/>0c0h <text:s text:c="11"/>; Disable receive clock</text:p>
            <text:p text:style-name="P171"><text:s text:c="4"/>96 <text:s text:c="2"/>000F = <text:s text:c="8"/>enaslf <text:s/>equ <text:s text:c="4"/>00fh <text:s text:c="11"/>; Enable Self-clock mode</text:p>
            <text:p text:style-name="P171"><text:s text:c="4"/>97 <text:s text:c="2"/>004F = <text:s text:c="8"/>disslf <text:s/>equ <text:s text:c="4"/>04fh <text:s text:c="11"/>; Disable Self-clock mode </text:p>
            <text:p text:style-name="P171"><text:s text:c="4"/>98 <text:s text:c="17"/></text:p>
            <text:p text:style-name="P171"><text:s text:c="4"/>99 <text:s text:c="17"/>; SIO Mode 2 interrupts vector table</text:p>
            <text:p text:style-name="P171"><text:s text:c="3"/>100 <text:s text:c="17"/></text:p>
            <text:p text:style-name="P171"><text:s text:c="3"/>101 <text:s text:c="2"/>FF08 = <text:s text:c="8"/>siov4 <text:s text:c="2"/>equ <text:s text:c="4"/>0ff08h <text:s text:c="9"/>; SIO port A xmit buffer empty</text:p>
            <text:p text:style-name="P171"><text:s text:c="3"/>102 <text:s text:c="2"/>FF0A = <text:s text:c="8"/>siov5 <text:s text:c="2"/>equ <text:s text:c="4"/>0ff0ah <text:s text:c="9"/>; SIO port A external status change</text:p>
            <text:p text:style-name="P171"><text:soft-page-break/><text:s text:c="3"/>103 <text:s text:c="2"/>FF0C = <text:s text:c="8"/>siov6 <text:s text:c="2"/>equ <text:s text:c="4"/>0ff0ch <text:s text:c="9"/>; SIO port A receive</text:p>
            <text:p text:style-name="P171"><text:s text:c="3"/>104 <text:s text:c="2"/>FF0E = <text:s text:c="8"/>siov7 <text:s text:c="2"/>equ <text:s text:c="4"/>0ff0eh <text:s text:c="9"/>; SIO port A special receive condition</text:p>
            <text:p text:style-name="P171"><text:s text:c="3"/>105 <text:s text:c="17"/></text:p>
            <text:p text:style-name="P171"><text:s text:c="3"/>106 <text:s text:c="2"/>0020 = <text:s text:c="8"/>netcon <text:s/>equ <text:s text:c="4"/>20h <text:s text:c="12"/>; fake console number called by ULCIF for</text:p>
            <text:p text:style-name="P171"><text:s text:c="3"/>107 <text:s text:c="49"/>; network operations</text:p>
            <text:p text:style-name="P179"><text:s text:c="3"/>108 <text:s text:c="17"/></text:p>
          </table:table-cell>
        </table:table-row>
        <table:table-row>
          <table:table-cell table:style-name="Table70.A2" office:value-type="string">
            <text:p text:style-name="P171">CP/M RMAC ASSEM 1.1 <text:s text:c="4"/>#003 <text:s text:c="3"/>ULCNET DATA LINK LAYER MP/M XIOS MODULE</text:p>
            <text:p text:style-name="P171"/>
            <text:p text:style-name="P171"><text:s text:c="3"/>109 <text:s text:c="17"/>; polling equates</text:p>
            <text:p text:style-name="P171"><text:s text:c="3"/>110 <text:s text:c="17"/></text:p>
            <text:p text:style-name="P171"><text:s text:c="3"/>111 <text:s text:c="2"/>0020 = <text:s text:c="8"/>ulctx <text:s text:c="2"/>equ <text:s text:c="4"/>20h <text:s text:c="12"/>; transmission poll number</text:p>
            <text:p text:style-name="P171"><text:s text:c="3"/>112 <text:s text:c="2"/>0021 = <text:s text:c="8"/>ulcrx <text:s text:c="2"/>equ <text:s text:c="4"/>21h <text:s text:c="12"/>; receive poll number</text:p>
            <text:p text:style-name="P179"><text:s text:c="3"/>113 <text:s text:c="25"/>page</text:p>
          </table:table-cell>
        </table:table-row>
        <table:table-row>
          <table:table-cell table:style-name="Table70.A2" office:value-type="string">
            <text:p text:style-name="P171">CP/M RMAC ASSEM 1.1 <text:s text:c="4"/>#004 <text:s text:c="3"/>ULCNET DATA LINK LAYER MP/M XIOS MODULE</text:p>
            <text:p text:style-name="P171"/>
            <text:p text:style-name="P171"><text:s text:c="3"/>114 <text:s text:c="17"/></text:p>
            <text:p text:style-name="P171"><text:s text:c="3"/>115 <text:s text:c="17"/></text:p>
            <text:p text:style-name="P171"><text:s text:c="3"/>116 <text:s text:c="17"/></text:p>
            <text:p text:style-name="P171"><text:s text:c="3"/>117 <text:s text:c="17"/>; ULCnet Data Definitions</text:p>
            <text:p text:style-name="P171"><text:s text:c="3"/>118 <text:s text:c="17"/></text:p>
            <text:p text:style-name="P171"><text:s text:c="3"/>119 <text:s text:c="2"/>0000 <text:s text:c="10"/>netadr: ds <text:s text:c="5"/>3 <text:s text:c="14"/>;ULCnet network address</text:p>
            <text:p text:style-name="P171"><text:s text:c="3"/>120 <text:s text:c="2"/>0003 <text:s text:c="10"/>dllbau: ds <text:s text:c="5"/>2 <text:s text:c="14"/>;baud rate mask</text:p>
            <text:p text:style-name="P171"><text:s text:c="3"/>121 <text:s text:c="17"/></text:p>
            <text:p text:style-name="P171"><text:s text:c="3"/>122 <text:s text:c="2"/>0016 = <text:s text:c="8"/>timeval equ <text:s text:c="4"/>22 <text:s text:c="13"/>; WAIT routine time constant</text:p>
            <text:p text:style-name="P171"><text:s text:c="3"/>123 <text:s text:c="49"/>; 12 for 2.5 megahertz Z80</text:p>
            <text:p text:style-name="P171"><text:s text:c="3"/>124 <text:s text:c="49"/>; 22 for 4.0 megahertz Z80 <text:s text:c="5"/></text:p>
            <text:p text:style-name="P171"><text:s text:c="3"/>125 <text:s text:c="17"/></text:p>
            <text:p text:style-name="P171"><text:s text:c="3"/>126 <text:s text:c="17"/>dev$table: <text:s text:c="21"/>;polling device table</text:p>
            <text:p text:style-name="P171"><text:s text:c="3"/>127 <text:s text:c="17"/></text:p>
            <text:p text:style-name="P171"><text:s text:c="3"/>128 <text:s text:c="2"/>0005 9800 <text:s text:c="13"/>dw <text:s text:c="5"/>twait <text:s text:c="10"/>;receive poll wait</text:p>
            <text:p text:style-name="P171"><text:s text:c="3"/>129 <text:s text:c="2"/>0007 D300 <text:s text:c="13"/>dw <text:s text:c="5"/>rwait <text:s text:c="10"/>;transmit poll wait</text:p>
            <text:p text:style-name="P171"><text:s text:c="3"/>130 <text:s text:c="2"/>0002 = <text:s text:c="8"/>num$devices <text:s text:c="4"/>equ <text:s text:c="4"/>($-dev$table)/2 </text:p>
            <text:p text:style-name="P171"><text:s text:c="3"/>131 <text:s text:c="17"/></text:p>
            <text:p text:style-name="P171"><text:s text:c="3"/>132 <text:s text:c="2"/>0009 <text:s text:c="10"/>tcode: <text:s/>ds <text:s text:c="5"/>1 <text:s text:c="22"/>; Transmit Return code</text:p>
            <text:p text:style-name="P171"><text:s text:c="3"/>133 <text:s text:c="2"/>000A <text:s text:c="10"/>rcode: <text:s/>ds <text:s text:c="5"/>1 <text:s text:c="22"/>; Receive Return code</text:p>
            <text:p text:style-name="P171"><text:s text:c="3"/>134 <text:s text:c="17"/></text:p>
            <text:p text:style-name="P171"><text:s text:c="3"/>135 <text:s text:c="2"/>000B FF <text:s text:c="7"/>curbaud db <text:s text:c="5"/>0ffh <text:s text:c="19"/>; Current baud rate</text:p>
            <text:p text:style-name="P171"><text:s text:c="3"/>136 <text:s text:c="17"/></text:p>
            <text:p text:style-name="P171"><text:s text:c="3"/>137 <text:s text:c="49"/></text:p>
            <text:p text:style-name="P171"><text:s text:c="3"/>138 <text:s text:c="2"/>000C 0102040810btbl: <text:s text:c="2"/>db <text:s text:c="5"/>1,2,4,8,16,32,64,128 <text:s text:c="3"/>; table to convert baud number codes</text:p>
            <text:p text:style-name="P171"><text:s text:c="3"/>139 <text:s text:c="57"/>; <text:s text:c="2"/>into a bit mask</text:p>
            <text:p text:style-name="P171"><text:s text:c="3"/>140 <text:s text:c="17"/></text:p>
            <text:p text:style-name="P171"><text:s text:c="3"/>141 <text:s text:c="17"/>baudtbl: <text:s text:c="31"/>; async baud rate table</text:p>
            <text:p text:style-name="P171"><text:s text:c="3"/>142 <text:s text:c="17"/></text:p>
            <text:p text:style-name="P171"><text:s text:c="3"/>143 <text:s text:c="2"/>0014 0E <text:s text:c="15"/>db <text:s text:c="5"/>0eh <text:s text:c="20"/>; 9600 Baud</text:p>
            <text:p text:style-name="P171"><text:s text:c="3"/>144 <text:s text:c="2"/>0015 0F <text:s text:c="15"/>db <text:s text:c="5"/>0fh <text:s text:c="20"/>; 19200</text:p>
            <text:p text:style-name="P171"><text:s text:c="3"/>145 <text:s text:c="17"/></text:p>
            <text:p text:style-name="P171"><text:s text:c="3"/>146 <text:s text:c="17"/>scbaudt: <text:s text:c="31"/>; self-clock baud rate table</text:p>
            <text:p text:style-name="P171"><text:s text:c="3"/>147 <text:s text:c="17"/></text:p>
            <text:p text:style-name="P171"><text:s text:c="3"/>148 <text:s text:c="2"/>0016 00 <text:s text:c="15"/>db <text:s text:c="5"/>0 <text:s text:c="22"/>; <text:s/>62500 Baud - Not implemented</text:p>
            <text:p text:style-name="P171"><text:s text:c="3"/>149 <text:s text:c="2"/>0017 0D <text:s text:c="15"/>db <text:s text:c="5"/>0dh <text:s text:c="20"/>; <text:s/>76800 Baud</text:p>
            <text:p text:style-name="P171"><text:s text:c="3"/>150 <text:s text:c="2"/>0018 00 <text:s text:c="15"/>db <text:s text:c="5"/>0 <text:s text:c="22"/>; 125000 Baud - Not implemented</text:p>
            <text:p text:style-name="P171"><text:s text:c="3"/>151 <text:s text:c="2"/>0019 0E <text:s text:c="15"/>db <text:s text:c="5"/>0eh <text:s text:c="20"/>; 153600 Baud</text:p>
            <text:p text:style-name="P171"><text:s text:c="3"/>152 <text:s text:c="2"/>001A 00 <text:s text:c="15"/>db <text:s text:c="5"/>0 <text:s text:c="22"/>; 250000 Baud - Not implemented</text:p>
            <text:p text:style-name="P171"><text:s text:c="3"/>153 <text:s text:c="2"/>001B 0F <text:s text:c="15"/>db <text:s text:c="5"/>0fh <text:s text:c="20"/>; 307200 Baud</text:p>
            <text:p text:style-name="P171"><text:s text:c="3"/>154 <text:s text:c="17"/></text:p>
            <text:p text:style-name="P171"><text:s text:c="3"/>155 <text:s text:c="25"/>if <text:s text:c="5"/>interrupts</text:p>
            <text:p text:style-name="P171"><text:s text:c="3"/>156 <text:s text:c="2"/>001C 30144F156Asioiblk db <text:s text:c="5"/>030h,14h,4fh,15h,06ah,13h,0c1h,11h,01h,10h,10h,30h</text:p>
            <text:p text:style-name="P171"><text:s text:c="3"/>157 <text:s text:c="25"/>else</text:p>
            <text:p text:style-name="P171"><text:s text:c="3"/>158 <text:s text:c="17"/>sioiblk db <text:s text:c="5"/>030h,14h,4fh,15h,06ah,13h,0c1h,11h,00h,10h,10h,30h</text:p>
            <text:p text:style-name="P171"><text:s text:c="3"/>159 <text:s text:c="25"/>endif</text:p>
            <text:p text:style-name="P171"><text:s text:c="3"/>160 <text:s text:c="17"/></text:p>
            <text:p text:style-name="P171"><text:s text:c="3"/>161 <text:s text:c="2"/>000C = <text:s text:c="8"/>sioilen equ <text:s text:c="4"/>$-sioiblk</text:p>
            <text:p text:style-name="P171"><text:s text:c="3"/>162 <text:s text:c="17"/></text:p>
            <text:p text:style-name="P179"><text:s text:c="3"/>163 <text:s text:c="25"/>page</text:p>
          </table:table-cell>
        </table:table-row>
        <table:table-row>
          <table:table-cell table:style-name="Table70.A2" office:value-type="string">
            <text:p text:style-name="P171">CP/M RMAC ASSEM 1.1 <text:s text:c="4"/>#005 <text:s text:c="3"/>ULCNET DATA LINK LAYER MP/M XIOS MODULE</text:p>
            <text:p text:style-name="P171"/>
            <text:p text:style-name="P171"><text:s text:c="3"/>164 <text:s text:c="17"/></text:p>
            <text:p text:style-name="P171"><text:s text:c="3"/>165 <text:s text:c="17"/></text:p>
            <text:p text:style-name="P171"><text:s text:c="3"/>166 <text:s text:c="17"/></text:p>
            <text:p text:style-name="P171"><text:s text:c="3"/>167 <text:s text:c="17"/>; ULCnet data-link interface code</text:p>
            <text:p text:style-name="P171"><text:soft-page-break/><text:s text:c="3"/>168 <text:s text:c="17"/></text:p>
            <text:p text:style-name="P171"><text:s text:c="3"/>169 <text:s text:c="17"/></text:p>
            <text:p text:style-name="P171"><text:s text:c="3"/>170 <text:s text:c="17"/>; POLLDEVICE: <text:s/>Device polling routine.</text:p>
            <text:p text:style-name="P171"><text:s text:c="3"/>171 <text:s text:c="17"/>; <text:s text:c="6"/>Input:</text:p>
            <text:p text:style-name="P171"><text:s text:c="3"/>172 <text:s text:c="17"/>; <text:s text:c="14"/>C = device number to poll</text:p>
            <text:p text:style-name="P171"><text:s text:c="3"/>173 <text:s text:c="17"/>; <text:s text:c="6"/>Output:</text:p>
            <text:p text:style-name="P171"><text:s text:c="3"/>174 <text:s text:c="17"/>; <text:s text:c="14"/>A = 0 <text:s text:c="3"/>if not ready</text:p>
            <text:p text:style-name="P171"><text:s text:c="3"/>175 <text:s text:c="17"/>; <text:s text:c="18"/>0ffh if ready</text:p>
            <text:p text:style-name="P171"><text:s text:c="3"/>176 <text:s text:c="17"/></text:p>
            <text:p text:style-name="P171"><text:s text:c="3"/>177 <text:s text:c="17"/>polldevice: <text:s text:c="20"/></text:p>
            <text:p text:style-name="P171"><text:s text:c="3"/>178 <text:s text:c="17"/></text:p>
            <text:p text:style-name="P171"><text:s text:c="3"/>179 <text:s text:c="2"/>0028 79 <text:s text:c="15"/>mov <text:s text:c="4"/>a,c <text:s text:c="12"/>; if not a network poll, go to the real</text:p>
            <text:p text:style-name="P171"><text:s text:c="3"/>180 <text:s text:c="2"/>0029 D620 <text:s text:c="13"/>sui <text:s text:c="4"/>ulctx <text:s text:c="10"/>; <text:s text:c="2"/>routine</text:p>
            <text:p text:style-name="P171"><text:s text:c="3"/>181 <text:s text:c="2"/>002B DA0000 <text:s text:c="11"/>jc <text:s text:c="5"/>poldev</text:p>
            <text:p text:style-name="P171"><text:s text:c="3"/>182 <text:s text:c="17"/></text:p>
            <text:p text:style-name="P171"><text:s text:c="3"/>183 <text:s text:c="2"/>002E FE02 <text:s text:c="13"/>cpi <text:s text:c="4"/>num$devices <text:s text:c="4"/>; check for poll number in bounds</text:p>
            <text:p text:style-name="P171"><text:s text:c="3"/>184 <text:s text:c="2"/>0030 DA3600 <text:s text:c="11"/>jc <text:s text:c="5"/>devok</text:p>
            <text:p text:style-name="P171"><text:s text:c="3"/>185 <text:s text:c="17"/></text:p>
            <text:p text:style-name="P171"><text:s text:c="3"/>186 <text:s text:c="2"/>0033 3E00 <text:s text:c="13"/>mvi <text:s text:c="4"/>a,0 <text:s text:c="12"/>; out-of-bounds--&gt;don't do anything</text:p>
            <text:p text:style-name="P171"><text:s text:c="3"/>187 <text:s text:c="2"/>0035 C9 <text:s text:c="15"/>ret</text:p>
            <text:p text:style-name="P171"><text:s text:c="3"/>188 <text:s text:c="17"/></text:p>
            <text:p text:style-name="P171"><text:s text:c="3"/>189 <text:s text:c="17"/>devok:</text:p>
            <text:p text:style-name="P171"><text:s text:c="3"/>190 <text:s text:c="17"/></text:p>
            <text:p text:style-name="P171"><text:s text:c="3"/>191 <text:s text:c="2"/>0036 6F <text:s text:c="15"/>mov <text:s text:c="4"/>l,a</text:p>
            <text:p text:style-name="P171"><text:s text:c="3"/>192 <text:s text:c="2"/>0037 2600 <text:s text:c="13"/>mvi <text:s text:c="4"/>h,0</text:p>
            <text:p text:style-name="P171"><text:s text:c="3"/>193 <text:s text:c="2"/>0039 29 <text:s text:c="15"/>dad <text:s text:c="4"/>h <text:s text:c="14"/>; multiply index by 2</text:p>
            <text:p text:style-name="P171"><text:s text:c="3"/>194 <text:s text:c="17"/></text:p>
            <text:p text:style-name="P171"><text:s text:c="3"/>195 <text:s text:c="2"/>003A 110500 <text:s text:c="11"/>lxi <text:s text:c="4"/>d,dev$table <text:s text:c="4"/>; index into the poll routine table</text:p>
            <text:p text:style-name="P171"><text:s text:c="3"/>196 <text:s text:c="2"/>003D 19 <text:s text:c="15"/>dad <text:s text:c="4"/>d</text:p>
            <text:p text:style-name="P171"><text:s text:c="3"/>197 <text:s text:c="17"/></text:p>
            <text:p text:style-name="P171"><text:s text:c="3"/>198 <text:s text:c="2"/>003E 5E <text:s text:c="15"/>mov <text:s text:c="4"/>e,m</text:p>
            <text:p text:style-name="P171"><text:s text:c="3"/>199 <text:s text:c="2"/>003F 23 <text:s text:c="15"/>inx <text:s text:c="4"/>h</text:p>
            <text:p text:style-name="P171"><text:s text:c="3"/>200 <text:s text:c="2"/>0040 56 <text:s text:c="15"/>mov <text:s text:c="4"/>d,m <text:s text:c="12"/>; get the routine address</text:p>
            <text:p text:style-name="P171"><text:s text:c="3"/>201 <text:s text:c="17"/></text:p>
            <text:p text:style-name="P171"><text:s text:c="3"/>202 <text:s text:c="2"/>0041 EB <text:s text:c="15"/>xchg</text:p>
            <text:p text:style-name="P171"><text:s text:c="3"/>203 <text:s text:c="2"/>0042 E9 <text:s text:c="15"/>pchl <text:s text:c="19"/>; dispatch</text:p>
            <text:p text:style-name="P171"><text:s text:c="3"/>204 <text:s text:c="17"/></text:p>
            <text:p text:style-name="P171"><text:s text:c="3"/>205 <text:s text:c="17"/></text:p>
            <text:p text:style-name="P171"><text:s text:c="3"/>206 <text:s text:c="17"/></text:p>
            <text:p text:style-name="P171"><text:s text:c="3"/>207 <text:s text:c="17"/>;</text:p>
            <text:p text:style-name="P171"><text:s text:c="3"/>208 <text:s text:c="17"/>; NCONST: Console status entry point. <text:s/>If register D = fake network</text:p>
            <text:p text:style-name="P171"><text:s text:c="3"/>209 <text:s text:c="17"/>; <text:s text:c="8"/>console ID, do network initialization. <text:s/>Otherwise, go back to</text:p>
            <text:p text:style-name="P171"><text:s text:c="3"/>210 <text:s text:c="17"/>; <text:s text:c="8"/>the real console routines.</text:p>
            <text:p text:style-name="P171"><text:s text:c="3"/>211 <text:s text:c="17"/></text:p>
            <text:p text:style-name="P171"><text:s text:c="3"/>212 <text:s text:c="17"/>nconst:</text:p>
            <text:p text:style-name="P171"><text:s text:c="3"/>213 <text:s text:c="17"/></text:p>
            <text:p text:style-name="P171"><text:s text:c="3"/>214 <text:s text:c="2"/>0043 3E20 <text:s text:c="13"/>mvi <text:s text:c="4"/>a,netcon <text:s text:c="7"/>; Check if network call</text:p>
            <text:p text:style-name="P171"><text:s text:c="3"/>215 <text:s text:c="2"/>0045 BA <text:s text:c="15"/>cmp <text:s text:c="4"/>d</text:p>
            <text:p text:style-name="P171"><text:s text:c="3"/>216 <text:s text:c="2"/>0046 C20000 <text:s text:c="11"/>jnz <text:s text:c="4"/>const <text:s text:c="10"/>; Jump to normal CONST if not network</text:p>
            <text:p text:style-name="P179"><text:s text:c="3"/>217 <text:s text:c="17"/></text:p>
          </table:table-cell>
        </table:table-row>
        <table:table-row>
          <table:table-cell table:style-name="Table70.A2" office:value-type="string">
            <text:p text:style-name="P171">CP/M RMAC ASSEM 1.1 <text:s text:c="4"/>#006 <text:s text:c="3"/>ULCNET DATA LINK LAYER MP/M XIOS MODULE</text:p>
            <text:p text:style-name="P171"/>
            <text:p text:style-name="P171"><text:s text:c="3"/>218 <text:s text:c="2"/>0049 CD0000 <text:s text:c="11"/>call <text:s text:c="3"/>csdll <text:s text:c="10"/>; Cold start the data link</text:p>
            <text:p text:style-name="P171"><text:s text:c="3"/>219 <text:s text:c="2"/>004C CD0000 <text:s text:c="11"/>call <text:s text:c="3"/>dllon <text:s text:c="10"/>; Initialize the SIO Drivers</text:p>
            <text:p text:style-name="P171"><text:s text:c="3"/>220 <text:s text:c="2"/>004F AF <text:s text:c="15"/>xra <text:s text:c="4"/>a <text:s text:c="14"/>; Initialize all the short addresses</text:p>
            <text:p text:style-name="P171"><text:s text:c="3"/>221 <text:s text:c="17"/></text:p>
            <text:p text:style-name="P171"><text:s text:c="3"/>222 <text:s text:c="17"/>nxtadd:</text:p>
            <text:p text:style-name="P171"><text:s text:c="3"/>223 <text:s text:c="17"/></text:p>
            <text:p text:style-name="P171"><text:s text:c="3"/>224 <text:s text:c="2"/>0050 3C <text:s text:c="15"/>inr <text:s text:c="4"/>a</text:p>
            <text:p text:style-name="P171"><text:s text:c="3"/>225 <text:s text:c="2"/>0051 FE05 <text:s text:c="13"/>cpi <text:s text:c="4"/>5 <text:s text:c="14"/>; Check for last address</text:p>
            <text:p text:style-name="P171"><text:s text:c="3"/>226 <text:s text:c="2"/>0053 C8 <text:s text:c="15"/>rz</text:p>
            <text:p text:style-name="P171"><text:s text:c="3"/>227 <text:s text:c="2"/>0054 F5 <text:s text:c="15"/>push <text:s text:c="3"/>psw</text:p>
            <text:p text:style-name="P171"><text:s text:c="3"/>228 <text:s text:c="2"/>0055 CD0000 <text:s text:c="11"/>call <text:s text:c="3"/>regshrt</text:p>
            <text:p text:style-name="P171"><text:s text:c="3"/>229 <text:s text:c="2"/>0058 F1 <text:s text:c="15"/>pop <text:s text:c="4"/>psw</text:p>
            <text:p text:style-name="P171"><text:s text:c="3"/>230 <text:s text:c="2"/>0059 C35000 <text:s text:c="11"/>jmp <text:s text:c="4"/>nxtadd <text:s text:c="9"/>; Jump to process next address</text:p>
            <text:p text:style-name="P171"><text:s text:c="3"/>231 <text:s text:c="17"/></text:p>
            <text:p text:style-name="P171"><text:s text:c="3"/>232 <text:s text:c="17"/></text:p>
            <text:p text:style-name="P171"><text:s text:c="3"/>233 <text:s text:c="17"/>; NCONIN: <text:s/>Console In entry point. <text:s/>If register D = the fake network ID</text:p>
            <text:p text:style-name="P171"><text:s text:c="3"/>234 <text:s text:c="17"/>; <text:s text:c="9"/>then receive a network message, using polled status checks of</text:p>
            <text:p text:style-name="P171"><text:s text:c="3"/>235 <text:s text:c="17"/>; <text:s text:c="9"/>an interrupt-driven data-link. <text:s/>Otherwise, go back to the real</text:p>
            <text:p text:style-name="P171"><text:s text:c="3"/>236 <text:s text:c="17"/>; <text:s text:c="9"/>CONIN routine.</text:p>
            <text:p text:style-name="P171"><text:s text:c="3"/>237 <text:s text:c="17"/></text:p>
            <text:p text:style-name="P171"><text:s text:c="3"/>238 <text:s text:c="17"/>nconin:</text:p>
            <text:p text:style-name="P171"><text:s text:c="3"/>239 <text:s text:c="17"/></text:p>
            <text:p text:style-name="P171"><text:s text:c="3"/>240 <text:s text:c="2"/>005C 3E20 <text:s text:c="13"/>mvi <text:s text:c="4"/>a,netcon <text:s text:c="7"/>; Check for network call</text:p>
            <text:p text:style-name="P171"><text:s text:c="3"/>241 <text:s text:c="2"/>005E BA <text:s text:c="15"/>cmp <text:s text:c="4"/>d</text:p>
            <text:p text:style-name="P171"><text:soft-page-break/><text:s text:c="3"/>242 <text:s text:c="2"/>005F C20000 <text:s text:c="11"/>jnz <text:s text:c="4"/>conin <text:s text:c="10"/>; Jump to normal CONIN if not network</text:p>
            <text:p text:style-name="P171"><text:s text:c="3"/>243 <text:s text:c="17"/></text:p>
            <text:p text:style-name="P171"><text:s text:c="3"/>244 <text:s text:c="2"/>0062 50 <text:s text:c="15"/>mov <text:s text:c="4"/>d,b <text:s text:c="12"/>; Setup for PSRECEIVE</text:p>
            <text:p text:style-name="P171"><text:s text:c="3"/>245 <text:s text:c="2"/>0063 59 <text:s text:c="15"/>mov <text:s text:c="4"/>e,c</text:p>
            <text:p text:style-name="P171"><text:s text:c="3"/>246 <text:s text:c="17"/></text:p>
            <text:p text:style-name="P171"><text:s text:c="3"/>247 <text:s text:c="17"/>rretry:</text:p>
            <text:p text:style-name="P171"><text:s text:c="3"/>248 <text:s text:c="17"/></text:p>
            <text:p text:style-name="P171"><text:s text:c="3"/>249 <text:s text:c="2"/>0064 AF <text:s text:c="15"/>xra <text:s text:c="4"/>a <text:s text:c="14"/>; Packet mode</text:p>
            <text:p text:style-name="P171"><text:s text:c="3"/>250 <text:s text:c="2"/>0065 010101 <text:s text:c="11"/>lxi <text:s text:c="4"/>b,257 <text:s text:c="10"/>; Buffer size</text:p>
            <text:p text:style-name="P171"><text:s text:c="3"/>251 <text:s text:c="2"/>0068 210000 <text:s text:c="11"/>lxi <text:s text:c="4"/>h,0 <text:s text:c="12"/>; Infinite wait </text:p>
            <text:p text:style-name="P171"><text:s text:c="3"/>252 <text:s text:c="2"/>006B D5 <text:s text:c="15"/>push <text:s text:c="3"/>d <text:s text:c="14"/>; Save buffer address for retry</text:p>
            <text:p text:style-name="P171"><text:s text:c="3"/>253 <text:s text:c="2"/>006C CDC100 <text:s text:c="11"/>call <text:s text:c="3"/>psrecv</text:p>
            <text:p text:style-name="P171"><text:s text:c="3"/>254 <text:s text:c="2"/>006F D1 <text:s text:c="15"/>pop <text:s text:c="4"/>d <text:s text:c="14"/>; Restore buffer address</text:p>
            <text:p text:style-name="P171"><text:s text:c="3"/>255 <text:s text:c="2"/>0070 B7 <text:s text:c="15"/>ora <text:s text:c="4"/>a</text:p>
            <text:p text:style-name="P171"><text:s text:c="3"/>256 <text:s text:c="2"/>0071 C8 <text:s text:c="15"/>rz <text:s text:c="21"/>; Return if no error</text:p>
            <text:p text:style-name="P171"><text:s text:c="3"/>257 <text:s text:c="17"/></text:p>
            <text:p text:style-name="P171"><text:s text:c="3"/>258 <text:s text:c="2"/>0072 C36400 <text:s text:c="11"/>jmp <text:s text:c="4"/>rretry <text:s text:c="9"/>; Jump to try again if error </text:p>
            <text:p text:style-name="P171"><text:s text:c="3"/>259 <text:s text:c="17"/></text:p>
            <text:p text:style-name="P171"><text:s text:c="3"/>260 <text:s text:c="17"/></text:p>
            <text:p text:style-name="P171"><text:s text:c="3"/>261 <text:s text:c="17"/>; NCONOUT: <text:s/>Console out entry point. <text:s/>If D = fake console ID, send a network</text:p>
            <text:p text:style-name="P171"><text:s text:c="3"/>262 <text:s text:c="17"/>; <text:s text:c="10"/>message. <text:s/>Otherwise, just head for the real CONOUT routine.</text:p>
            <text:p text:style-name="P171"><text:s text:c="3"/>263 <text:s text:c="17"/></text:p>
            <text:p text:style-name="P171"><text:s text:c="3"/>264 <text:s text:c="17"/></text:p>
            <text:p text:style-name="P171"><text:s text:c="3"/>265 <text:s text:c="17"/>nconout:</text:p>
            <text:p text:style-name="P171"><text:s text:c="3"/>266 <text:s text:c="17"/></text:p>
            <text:p text:style-name="P171"><text:s text:c="3"/>267 <text:s text:c="2"/>0075 3E20 <text:s text:c="13"/>mvi <text:s text:c="4"/>a,netcon <text:s text:c="7"/>; Check for network call</text:p>
            <text:p text:style-name="P171"><text:s text:c="3"/>268 <text:s text:c="2"/>0077 BA <text:s text:c="15"/>cmp <text:s text:c="4"/>d</text:p>
            <text:p text:style-name="P171"><text:s text:c="3"/>269 <text:s text:c="2"/>0078 C20000 <text:s text:c="11"/>jnz <text:s text:c="4"/>conout <text:s text:c="9"/>; Jump to normal CONOUT if not network</text:p>
            <text:p text:style-name="P171"><text:s text:c="3"/>270 <text:s text:c="17"/></text:p>
            <text:p text:style-name="P179"><text:s text:c="3"/>271 <text:s text:c="2"/>007B 50 <text:s text:c="15"/>mov <text:s text:c="4"/>d,b <text:s text:c="12"/>; Setup for PSXMIT</text:p>
          </table:table-cell>
        </table:table-row>
        <table:table-row>
          <table:table-cell table:style-name="Table70.A2" office:value-type="string">
            <text:p text:style-name="P171">CP/M RMAC ASSEM 1.1 <text:s text:c="4"/>#007 <text:s text:c="3"/>ULCNET DATA LINK LAYER MP/M XIOS MODULE</text:p>
            <text:p text:style-name="P171"/>
            <text:p text:style-name="P171"><text:s text:c="3"/>272 <text:s text:c="2"/>007C 59 <text:s text:c="15"/>mov <text:s text:c="4"/>e,c</text:p>
            <text:p text:style-name="P171"><text:s text:c="3"/>273 <text:s text:c="17"/></text:p>
            <text:p text:style-name="P171"><text:s text:c="3"/>274 <text:s text:c="17"/>tretry:</text:p>
            <text:p text:style-name="P171"><text:s text:c="3"/>275 <text:s text:c="17"/></text:p>
            <text:p text:style-name="P171"><text:s text:c="3"/>276 <text:s text:c="2"/>007D AF <text:s text:c="15"/>xra <text:s text:c="4"/>a <text:s text:c="14"/>; Packet mode, wait for Net Idle</text:p>
            <text:p text:style-name="P171"><text:s text:c="3"/>277 <text:s text:c="2"/>007E D5 <text:s text:c="15"/>push <text:s text:c="3"/>d <text:s text:c="14"/>; Save buffer address for retry</text:p>
            <text:p text:style-name="P171"><text:s text:c="3"/>278 <text:s text:c="2"/>007F CD8800 <text:s text:c="11"/>call <text:s text:c="3"/>psxmit</text:p>
            <text:p text:style-name="P171"><text:s text:c="3"/>279 <text:s text:c="2"/>0082 D1 <text:s text:c="15"/>pop <text:s text:c="4"/>d <text:s text:c="14"/>; Restore buffer address</text:p>
            <text:p text:style-name="P171"><text:s text:c="3"/>280 <text:s text:c="2"/>0083 B7 <text:s text:c="15"/>ora <text:s text:c="4"/>a</text:p>
            <text:p text:style-name="P171"><text:s text:c="3"/>281 <text:s text:c="2"/>0084 C8 <text:s text:c="15"/>rz <text:s text:c="21"/>; Return if no error</text:p>
            <text:p text:style-name="P171"><text:s text:c="3"/>282 <text:s text:c="17"/></text:p>
            <text:p text:style-name="P171"><text:s text:c="3"/>283 <text:s text:c="2"/>0085 C37D00 <text:s text:c="11"/>jmp <text:s text:c="4"/>tretry <text:s text:c="9"/>; Jump to retry if error</text:p>
            <text:p text:style-name="P171"><text:s text:c="3"/>284 <text:s text:c="17"/></text:p>
            <text:p text:style-name="P171"><text:s text:c="3"/>285 <text:s text:c="17"/></text:p>
            <text:p text:style-name="P171"><text:s text:c="3"/>286 <text:s text:c="17"/>; PSXMIT: <text:s/>Transmit the packet pointed at by DE. <text:s/>If carry flag is set</text:p>
            <text:p text:style-name="P171"><text:s text:c="3"/>287 <text:s text:c="17"/>; <text:s text:c="9"/>then don't wait for the Net to become idle.</text:p>
            <text:p text:style-name="P171"><text:s text:c="3"/>288 <text:s text:c="17"/>;</text:p>
            <text:p text:style-name="P171"><text:s text:c="3"/>289 <text:s text:c="17"/>; Returns the completion code in A:</text:p>
            <text:p text:style-name="P171"><text:s text:c="3"/>290 <text:s text:c="17"/>;</text:p>
            <text:p text:style-name="P171"><text:s text:c="3"/>291 <text:s text:c="17"/>; <text:s text:c="6"/>0 <text:s text:c="6"/>- Transmission ok and Data Link Ack Received</text:p>
            <text:p text:style-name="P171"><text:s text:c="3"/>292 <text:s text:c="17"/>; <text:s text:c="16"/>(In the case of multicast, no Ack required)</text:p>
            <text:p text:style-name="P171"><text:s text:c="3"/>293 <text:s text:c="17"/>; <text:s text:c="6"/>2 <text:s text:c="6"/>- Transmission OK but no Data Link Ack received.</text:p>
            <text:p text:style-name="P171"><text:s text:c="3"/>294 <text:s text:c="17"/>;</text:p>
            <text:p text:style-name="P171"><text:s text:c="3"/>295 <text:s text:c="17"/>; <text:s text:c="6"/>4 <text:s text:c="6"/>- Other error.</text:p>
            <text:p text:style-name="P171"><text:s text:c="3"/>296 <text:s text:c="17"/></text:p>
            <text:p text:style-name="P171"><text:s text:c="3"/>297 <text:s text:c="17"/>psxmit:</text:p>
            <text:p text:style-name="P171"><text:s text:c="3"/>298 <text:s text:c="17"/></text:p>
            <text:p text:style-name="P171"><text:s text:c="3"/>299 <text:s text:c="2"/>0088 CD0000 <text:s text:c="11"/>call <text:s text:c="3"/>transmit <text:s text:c="15"/>; TRETCODE := TRANSMIT(TBUFPTR,)</text:p>
            <text:p text:style-name="P171"><text:s text:c="3"/>300 <text:s text:c="17"/></text:p>
            <text:p text:style-name="P171"><text:s text:c="3"/>301 <text:s text:c="2"/>008B 0E83 <text:s text:c="13"/>mvi <text:s text:c="4"/>c,83h <text:s text:c="18"/>; Poll the transmitter for completion</text:p>
            <text:p text:style-name="P171"><text:s text:c="3"/>302 <text:s text:c="2"/>008D 1E20 <text:s text:c="13"/>mvi <text:s text:c="4"/>e,ulctx</text:p>
            <text:p text:style-name="P171"><text:s text:c="3"/>303 <text:s text:c="2"/>008F CD0000 <text:s text:c="11"/>call <text:s text:c="3"/>xdos <text:s text:c="19"/></text:p>
            <text:p text:style-name="P171"><text:s text:c="3"/>304 <text:s text:c="17"/></text:p>
            <text:p text:style-name="P171"><text:s text:c="3"/>305 <text:s text:c="2"/>0092 3A0900 <text:s text:c="11"/>lda <text:s text:c="4"/>tcode <text:s text:c="18"/>; Fetch return code</text:p>
            <text:p text:style-name="P171"><text:s text:c="3"/>306 <text:s text:c="2"/>0095 C3CE00 <text:s text:c="11"/>jmp <text:s text:c="4"/>exitdl</text:p>
            <text:p text:style-name="P171"><text:s text:c="3"/>307 <text:s text:c="25"/></text:p>
            <text:p text:style-name="P171"><text:s text:c="3"/>308 <text:s text:c="17"/>; TWAIT: <text:s/>Transmission completion poll routine.</text:p>
            <text:p text:style-name="P171"><text:s text:c="3"/>309 <text:s text:c="17"/>;</text:p>
            <text:p text:style-name="P171"><text:s text:c="3"/>310 <text:s text:c="17"/>; <text:s text:c="8"/>Output:</text:p>
            <text:p text:style-name="P171"><text:s text:c="3"/>311 <text:s text:c="17"/>; <text:s text:c="14"/>A = 0 <text:s text:c="3"/>if not complete</text:p>
            <text:p text:style-name="P171"><text:s text:c="3"/>312 <text:s text:c="17"/>; <text:s text:c="18"/>0ffh if complete</text:p>
            <text:p text:style-name="P171"><text:s text:c="3"/>313 <text:s text:c="17"/></text:p>
            <text:p text:style-name="P171"><text:s text:c="3"/>314 <text:s text:c="17"/>twait:</text:p>
            <text:p text:style-name="P171"><text:s text:c="3"/>315 <text:s text:c="17"/></text:p>
            <text:p text:style-name="P171"><text:soft-page-break/><text:s text:c="3"/>316 <text:s text:c="2"/>0098 CD0000 <text:s text:c="11"/>call <text:s text:c="3"/>gettcode <text:s text:c="15"/>; A := GETTCODE - Xmit return code</text:p>
            <text:p text:style-name="P171"><text:s text:c="3"/>317 <text:s text:c="17"/></text:p>
            <text:p text:style-name="P171"><text:s text:c="3"/>318 <text:s text:c="2"/>009B 5F <text:s text:c="15"/>mov <text:s text:c="4"/>e,a <text:s text:c="20"/>; get return code processing vectore</text:p>
            <text:p text:style-name="P171"><text:s text:c="3"/>319 <text:s text:c="2"/>009C 1600 <text:s text:c="13"/>mvi <text:s text:c="4"/>d,0</text:p>
            <text:p text:style-name="P171"><text:s text:c="3"/>320 <text:s text:c="2"/>009E 21A700 <text:s text:c="11"/>lxi <text:s text:c="4"/>h,trtbl</text:p>
            <text:p text:style-name="P171"><text:s text:c="3"/>321 <text:s text:c="2"/>00A1 19 <text:s text:c="15"/>dad <text:s text:c="4"/>d</text:p>
            <text:p text:style-name="P171"><text:s text:c="3"/>322 <text:s text:c="17"/></text:p>
            <text:p text:style-name="P171"><text:s text:c="3"/>323 <text:s text:c="2"/>00A2 5E <text:s text:c="15"/>mov <text:s text:c="4"/>e,m <text:s text:c="20"/>; dispatch on return code</text:p>
            <text:p text:style-name="P171"><text:s text:c="3"/>324 <text:s text:c="2"/>00A3 23 <text:s text:c="15"/>inx <text:s text:c="4"/>h</text:p>
            <text:p text:style-name="P179"><text:s text:c="3"/>325 <text:s text:c="2"/>00A4 66 <text:s text:c="15"/>mov <text:s text:c="4"/>h,m</text:p>
          </table:table-cell>
        </table:table-row>
        <table:table-row>
          <table:table-cell table:style-name="Table70.A2" office:value-type="string">
            <text:p text:style-name="P171">CP/M RMAC ASSEM 1.1 <text:s text:c="4"/>#008 <text:s text:c="3"/>ULCNET DATA LINK LAYER MP/M XIOS MODULE</text:p>
            <text:p text:style-name="P171"/>
            <text:p text:style-name="P171"><text:s text:c="3"/>326 <text:s text:c="2"/>00A5 6B <text:s text:c="15"/>mov <text:s text:c="4"/>l,e</text:p>
            <text:p text:style-name="P171"><text:s text:c="3"/>327 <text:s text:c="2"/>00A6 E9 <text:s text:c="15"/>pchl</text:p>
            <text:p text:style-name="P171"><text:s text:c="3"/>328 <text:s text:c="17"/></text:p>
            <text:p text:style-name="P171"><text:s text:c="3"/>329 <text:s text:c="17"/>; Return code dispatch table</text:p>
            <text:p text:style-name="P171"><text:s text:c="3"/>330 <text:s text:c="17"/></text:p>
            <text:p text:style-name="P171"><text:s text:c="3"/>331 <text:s text:c="2"/>00A7 B700 <text:s text:c="5"/>trtbl: <text:s/>dw <text:s text:c="5"/>psxret <text:s text:c="17"/>; Good transmission</text:p>
            <text:p text:style-name="P171"><text:s text:c="3"/>332 <text:s text:c="2"/>00A9 B700 <text:s text:c="13"/>dw <text:s text:c="5"/>psxret <text:s text:c="17"/>; No Data Link Ack</text:p>
            <text:p text:style-name="P171"><text:s text:c="3"/>333 <text:s text:c="2"/>00AB B700 <text:s text:c="13"/>dw <text:s text:c="5"/>psxret <text:s text:c="17"/>; Too many collisions</text:p>
            <text:p text:style-name="P171"><text:s text:c="3"/>334 <text:s text:c="2"/>00AD B700 <text:s text:c="13"/>dw <text:s text:c="5"/>psxret <text:s text:c="17"/>; Transmitter is disabled</text:p>
            <text:p text:style-name="P171"><text:s text:c="3"/>335 <text:s text:c="2"/>00AF B500 <text:s text:c="13"/>dw <text:s text:c="5"/>tsleep <text:s text:c="17"/>; Transmitter is idle</text:p>
            <text:p text:style-name="P171"><text:s text:c="3"/>336 <text:s text:c="2"/>00B1 B500 <text:s text:c="13"/>dw <text:s text:c="5"/>tsleep <text:s text:c="17"/>; Transmitter is in progress</text:p>
            <text:p text:style-name="P171"><text:s text:c="3"/>337 <text:s text:c="2"/>00B3 B500 <text:s text:c="13"/>dw <text:s text:c="5"/>tsleep <text:s text:c="17"/>; Transmitter is waiting for ack</text:p>
            <text:p text:style-name="P171"><text:s text:c="3"/>338 <text:s text:c="17"/></text:p>
            <text:p text:style-name="P171"><text:s text:c="3"/>339 <text:s text:c="17"/>tsleep:</text:p>
            <text:p text:style-name="P171"><text:s text:c="3"/>340 <text:s text:c="17"/></text:p>
            <text:p text:style-name="P171"><text:s text:c="3"/>341 <text:s text:c="2"/>00B5 AF <text:s text:c="15"/>xra <text:s text:c="4"/>a <text:s text:c="22"/>; Code for continue to sleep</text:p>
            <text:p text:style-name="P171"><text:s text:c="3"/>342 <text:s text:c="2"/>00B6 C9 <text:s text:c="15"/>ret</text:p>
            <text:p text:style-name="P171"><text:s text:c="3"/>343 <text:s text:c="17"/></text:p>
            <text:p text:style-name="P171"><text:s text:c="3"/>344 <text:s text:c="17"/>psxret: <text:s text:c="32"/>; Enter here if something happened</text:p>
            <text:p text:style-name="P171"><text:s text:c="3"/>345 <text:s text:c="17"/></text:p>
            <text:p text:style-name="P171"><text:s text:c="3"/>346 <text:s text:c="2"/>00B7 D2BB00 <text:s text:c="11"/>jnc <text:s text:c="4"/>twakeup <text:s text:c="16"/>; Jump if no transmit error</text:p>
            <text:p text:style-name="P171"><text:s text:c="3"/>347 <text:s text:c="2"/>00BA 2F <text:s text:c="15"/>cma <text:s text:c="28"/>; Else--&gt;Indicate error</text:p>
            <text:p text:style-name="P171"><text:s text:c="3"/>348 <text:s text:c="17"/></text:p>
            <text:p text:style-name="P171"><text:s text:c="3"/>349 <text:s text:c="17"/>twakeup:</text:p>
            <text:p text:style-name="P171"><text:s text:c="3"/>350 <text:s text:c="17"/></text:p>
            <text:p text:style-name="P171"><text:s text:c="3"/>351 <text:s text:c="2"/>00BB 320900 <text:s text:c="11"/>sta <text:s text:c="4"/>tcode <text:s text:c="18"/>; Store return code</text:p>
            <text:p text:style-name="P171"><text:s text:c="3"/>352 <text:s text:c="2"/>00BE 3EFF <text:s text:c="13"/>mvi <text:s text:c="4"/>a,0ffh <text:s text:c="17"/>; Signal poll successful</text:p>
            <text:p text:style-name="P171"><text:s text:c="3"/>353 <text:s text:c="2"/>00C0 C9 <text:s text:c="15"/>ret</text:p>
            <text:p text:style-name="P171"><text:s text:c="3"/>354 <text:s text:c="17"/></text:p>
            <text:p text:style-name="P171"><text:s text:c="3"/>355 <text:s text:c="17"/></text:p>
            <text:p text:style-name="P171"><text:s text:c="3"/>356 <text:s text:c="17"/></text:p>
            <text:p text:style-name="P171"><text:s text:c="3"/>357 <text:s text:c="17"/>; PSRECV: <text:s/>Receive a packet into buffer pointed at by DE. <text:s/>Length of</text:p>
            <text:p text:style-name="P171"><text:s text:c="3"/>358 <text:s text:c="17"/>; <text:s text:c="9"/>packet must be less than length of buffer in BC. HL is the receive</text:p>
            <text:p text:style-name="P171"><text:s text:c="3"/>359 <text:s text:c="17"/>; <text:s text:c="9"/>timeout count. </text:p>
            <text:p text:style-name="P171"><text:s text:c="3"/>360 <text:s text:c="17"/>;</text:p>
            <text:p text:style-name="P171"><text:s text:c="3"/>361 <text:s text:c="17"/>; <text:s text:c="9"/>Upon return clear the carry bit if a packet received and ACKed.</text:p>
            <text:p text:style-name="P171"><text:s text:c="3"/>362 <text:s text:c="17"/>; <text:s text:c="9"/>Set the carry flag if any error occured.</text:p>
            <text:p text:style-name="P171"><text:s text:c="3"/>363 <text:s text:c="17"/>;</text:p>
            <text:p text:style-name="P171"><text:s text:c="3"/>364 <text:s text:c="17"/></text:p>
            <text:p text:style-name="P171"><text:s text:c="3"/>365 <text:s text:c="17"/></text:p>
            <text:p text:style-name="P171"><text:s text:c="3"/>366 <text:s text:c="17"/>psrecv:</text:p>
            <text:p text:style-name="P171"><text:s text:c="3"/>367 <text:s text:c="17"/></text:p>
            <text:p text:style-name="P171"><text:s text:c="3"/>368 <text:s text:c="2"/>00C1 CD0000 <text:s text:c="11"/>call <text:s text:c="3"/>receive <text:s text:c="16"/>; <text:s/>:= RECEIVE(HL,DE,BC)</text:p>
            <text:p text:style-name="P171"><text:s text:c="3"/>369 <text:s text:c="17"/></text:p>
            <text:p text:style-name="P171"><text:s text:c="3"/>370 <text:s text:c="2"/>00C4 0E83 <text:s text:c="13"/>mvi <text:s text:c="4"/>c,83h <text:s text:c="18"/>; Poll until receive complete</text:p>
            <text:p text:style-name="P171"><text:s text:c="3"/>371 <text:s text:c="2"/>00C6 1E21 <text:s text:c="13"/>mvi <text:s text:c="4"/>e,ulcrx</text:p>
            <text:p text:style-name="P171"><text:s text:c="3"/>372 <text:s text:c="2"/>00C8 CD0000 <text:s text:c="11"/>call <text:s text:c="3"/>xdos <text:s text:c="19"/></text:p>
            <text:p text:style-name="P171"><text:s text:c="3"/>373 <text:s text:c="17"/></text:p>
            <text:p text:style-name="P171"><text:s text:c="3"/>374 <text:s text:c="2"/>00CB 3A0A00 <text:s text:c="11"/>lda <text:s text:c="4"/>rcode <text:s text:c="18"/>; Fetch return code</text:p>
            <text:p text:style-name="P171"><text:s text:c="3"/>375 <text:s text:c="17"/></text:p>
            <text:p text:style-name="P171"><text:s text:c="3"/>376 <text:s text:c="17"/>; Common exit routine for returning to the pseudo-console handler</text:p>
            <text:p text:style-name="P171"><text:s text:c="3"/>377 <text:s text:c="17"/></text:p>
            <text:p text:style-name="P171"><text:s text:c="3"/>378 <text:s text:c="17"/>exitdl:</text:p>
            <text:p text:style-name="P179"><text:s text:c="3"/>379 <text:s text:c="25"/></text:p>
          </table:table-cell>
        </table:table-row>
        <table:table-row>
          <table:table-cell table:style-name="Table70.A2" office:value-type="string">
            <text:p text:style-name="P171">CP/M RMAC ASSEM 1.1 <text:s text:c="4"/>#009 <text:s text:c="3"/>ULCNET DATA LINK LAYER MP/M XIOS MODULE</text:p>
            <text:p text:style-name="P171"/>
            <text:p text:style-name="P171"><text:s text:c="3"/>380 <text:s text:c="2"/>00CE B7 <text:s text:c="15"/>ora <text:s text:c="4"/>a <text:s text:c="22"/>; Assume no error</text:p>
            <text:p text:style-name="P171"><text:s text:c="3"/>381 <text:s text:c="2"/>00CF F0 <text:s text:c="15"/>rp <text:s text:c="29"/>; Return if no error</text:p>
            <text:p text:style-name="P171"><text:s text:c="3"/>382 <text:s text:c="17"/></text:p>
            <text:p text:style-name="P171"><text:s text:c="3"/>383 <text:s text:c="2"/>00D0 2F <text:s text:c="15"/>cma</text:p>
            <text:p text:style-name="P171"><text:s text:c="3"/>384 <text:s text:c="2"/>00D1 37 <text:s text:c="15"/>stc <text:s text:c="28"/>; Indicate error</text:p>
            <text:p text:style-name="P171"><text:s text:c="3"/>385 <text:s text:c="2"/>00D2 C9 <text:s text:c="15"/>ret <text:s text:c="12"/></text:p>
            <text:p text:style-name="P171"><text:soft-page-break/><text:s text:c="3"/>386 <text:s text:c="17"/></text:p>
            <text:p text:style-name="P171"><text:s text:c="3"/>387 <text:s text:c="17"/>; RWAIT: <text:s/>Poll routine to detect receive status.</text:p>
            <text:p text:style-name="P171"><text:s text:c="3"/>388 <text:s text:c="17"/>;</text:p>
            <text:p text:style-name="P171"><text:s text:c="3"/>389 <text:s text:c="17"/>; <text:s text:c="6"/>Output:</text:p>
            <text:p text:style-name="P171"><text:s text:c="3"/>390 <text:s text:c="17"/>; <text:s text:c="14"/>A = 0 <text:s text:c="3"/>if receive not complete</text:p>
            <text:p text:style-name="P171"><text:s text:c="3"/>391 <text:s text:c="17"/>; <text:s text:c="18"/>0ffh if receive complete</text:p>
            <text:p text:style-name="P171"><text:s text:c="3"/>392 <text:s text:c="17"/></text:p>
            <text:p text:style-name="P171"><text:s text:c="3"/>393 <text:s text:c="17"/>rwait:</text:p>
            <text:p text:style-name="P171"><text:s text:c="3"/>394 <text:s text:c="17"/></text:p>
            <text:p text:style-name="P171"><text:s text:c="3"/>395 <text:s text:c="2"/>00D3 CD0000 <text:s text:c="11"/>call <text:s text:c="3"/>getrcode <text:s text:c="15"/>; A := GETRCODE</text:p>
            <text:p text:style-name="P171"><text:s text:c="3"/>396 <text:s text:c="17"/></text:p>
            <text:p text:style-name="P171"><text:s text:c="3"/>397 <text:s text:c="2"/>00D6 5F <text:s text:c="15"/>mov <text:s text:c="4"/>e,a <text:s text:c="20"/>; form dispatch vector</text:p>
            <text:p text:style-name="P171"><text:s text:c="3"/>398 <text:s text:c="2"/>00D7 1600 <text:s text:c="13"/>mvi <text:s text:c="4"/>d,0</text:p>
            <text:p text:style-name="P171"><text:s text:c="3"/>399 <text:s text:c="2"/>00D9 21E200 <text:s text:c="11"/>lxi <text:s text:c="4"/>h,rrtbl</text:p>
            <text:p text:style-name="P171"><text:s text:c="3"/>400 <text:s text:c="2"/>00DC 19 <text:s text:c="15"/>dad <text:s text:c="4"/>d</text:p>
            <text:p text:style-name="P171"><text:s text:c="3"/>401 <text:s text:c="17"/></text:p>
            <text:p text:style-name="P171"><text:s text:c="3"/>402 <text:s text:c="2"/>00DD 5E <text:s text:c="15"/>mov <text:s text:c="4"/>e,m <text:s text:c="20"/>; dispatch on receive completion code</text:p>
            <text:p text:style-name="P171"><text:s text:c="3"/>403 <text:s text:c="2"/>00DE 23 <text:s text:c="15"/>inx <text:s text:c="4"/>h</text:p>
            <text:p text:style-name="P171"><text:s text:c="3"/>404 <text:s text:c="2"/>00DF 66 <text:s text:c="15"/>mov <text:s text:c="4"/>h,m</text:p>
            <text:p text:style-name="P171"><text:s text:c="3"/>405 <text:s text:c="2"/>00E0 6B <text:s text:c="15"/>mov <text:s text:c="4"/>l,e</text:p>
            <text:p text:style-name="P171"><text:s text:c="3"/>406 <text:s text:c="2"/>00E1 E9 <text:s text:c="15"/>pchl</text:p>
            <text:p text:style-name="P171"><text:s text:c="3"/>407 <text:s text:c="17"/></text:p>
            <text:p text:style-name="P171"><text:s text:c="3"/>408 <text:s text:c="17"/>; Receive completion code dispatch table</text:p>
            <text:p text:style-name="P171"><text:s text:c="3"/>409 <text:s text:c="17"/></text:p>
            <text:p text:style-name="P171"><text:s text:c="3"/>410 <text:s text:c="2"/>00E2 F000 <text:s text:c="5"/>rrtbl: <text:s/>dw <text:s text:c="5"/>rgood <text:s text:c="18"/>; Good receive</text:p>
            <text:p text:style-name="P171"><text:s text:c="3"/>411 <text:s text:c="2"/>00E4 F600 <text:s text:c="13"/>dw <text:s text:c="5"/>rbad <text:s text:c="19"/>; Bad receive</text:p>
            <text:p text:style-name="P171"><text:s text:c="3"/>412 <text:s text:c="2"/>00E6 F600 <text:s text:c="13"/>dw <text:s text:c="5"/>rbad <text:s text:c="19"/>; Disabled</text:p>
            <text:p text:style-name="P171"><text:s text:c="3"/>413 <text:s text:c="17"/></text:p>
            <text:p text:style-name="P171"><text:s text:c="3"/>414 <text:s text:c="25"/>if <text:s text:c="5"/>not interrupts</text:p>
            <text:p text:style-name="P171"><text:s text:c="3"/>415 <text:s text:c="25"/>dw <text:s text:c="5"/>rbad <text:s text:c="19"/>; Still idle after timeout</text:p>
            <text:p text:style-name="P171"><text:s text:c="3"/>416 <text:s text:c="25"/>else</text:p>
            <text:p text:style-name="P171"><text:s text:c="3"/>417 <text:s text:c="2"/>00E8 FA00 <text:s text:c="13"/>dw <text:s text:c="5"/>ridle <text:s text:c="18"/>; Idle</text:p>
            <text:p text:style-name="P171"><text:s text:c="3"/>418 <text:s text:c="25"/>endif</text:p>
            <text:p text:style-name="P171"><text:s text:c="3"/>419 <text:s text:c="17"/></text:p>
            <text:p text:style-name="P171"><text:s text:c="3"/>420 <text:s text:c="2"/>00EA EE00 <text:s text:c="13"/>dw <text:s text:c="5"/>rsleep <text:s text:c="17"/>; Inprogress</text:p>
            <text:p text:style-name="P171"><text:s text:c="3"/>421 <text:s text:c="2"/>00EC EE00 <text:s text:c="13"/>dw <text:s text:c="5"/>rsleep <text:s text:c="17"/>; In progress and for us.</text:p>
            <text:p text:style-name="P171"><text:s text:c="3"/>422 <text:s text:c="17"/></text:p>
            <text:p text:style-name="P171"><text:s text:c="3"/>423 <text:s text:c="17"/>rsleep: </text:p>
            <text:p text:style-name="P171"><text:s text:c="3"/>424 <text:s text:c="17"/></text:p>
            <text:p text:style-name="P171"><text:s text:c="3"/>425 <text:s text:c="2"/>00EE AF <text:s text:c="15"/>xra <text:s text:c="4"/>a <text:s text:c="22"/>; Code for continue to sleep</text:p>
            <text:p text:style-name="P171"><text:s text:c="3"/>426 <text:s text:c="2"/>00EF C9 <text:s text:c="15"/>ret</text:p>
            <text:p text:style-name="P171"><text:s text:c="3"/>427 <text:s text:c="17"/></text:p>
            <text:p text:style-name="P171"><text:s text:c="3"/>428 <text:s text:c="17"/>rgood:</text:p>
            <text:p text:style-name="P171"><text:s text:c="3"/>429 <text:s text:c="17"/>rwakeup:</text:p>
            <text:p text:style-name="P171"><text:s text:c="3"/>430 <text:s text:c="17"/></text:p>
            <text:p text:style-name="P171"><text:s text:c="3"/>431 <text:s text:c="2"/>00F0 320A00 <text:s text:c="11"/>sta <text:s text:c="4"/>rcode <text:s text:c="18"/>; Store return code</text:p>
            <text:p text:style-name="P171"><text:s text:c="3"/>432 <text:s text:c="2"/>00F3 3EFF <text:s text:c="13"/>mvi <text:s text:c="4"/>a,0ffh <text:s text:c="17"/>; Wake up code</text:p>
            <text:p text:style-name="P179"><text:s text:c="3"/>433 <text:s text:c="2"/>00F5 C9 <text:s text:c="15"/>ret</text:p>
          </table:table-cell>
        </table:table-row>
        <table:table-row>
          <table:table-cell table:style-name="Table70.A2" office:value-type="string">
            <text:p text:style-name="P171">CP/M RMAC ASSEM 1.1 <text:s text:c="4"/>#010 <text:s text:c="3"/>ULCNET DATA LINK LAYER MP/M XIOS MODULE</text:p>
            <text:p text:style-name="P171"/>
            <text:p text:style-name="P171"><text:s text:c="3"/>434 <text:s text:c="17"/></text:p>
            <text:p text:style-name="P171"><text:s text:c="3"/>435 <text:s text:c="17"/>rbad:</text:p>
            <text:p text:style-name="P171"><text:s text:c="3"/>436 <text:s text:c="17"/></text:p>
            <text:p text:style-name="P171"><text:s text:c="3"/>437 <text:s text:c="2"/>00F6 2F <text:s text:c="15"/>cma <text:s text:c="28"/>; Code for error</text:p>
            <text:p text:style-name="P171"><text:s text:c="3"/>438 <text:s text:c="2"/>00F7 C3F000 <text:s text:c="11"/>jmp <text:s text:c="4"/>rwakeup <text:s text:c="16"/>; Jump to wake up receive process</text:p>
            <text:p text:style-name="P171"><text:s text:c="3"/>439 <text:s text:c="17"/></text:p>
            <text:p text:style-name="P171"><text:s text:c="3"/>440 <text:s text:c="25"/>if interrupts</text:p>
            <text:p text:style-name="P171"><text:s text:c="3"/>441 <text:s text:c="17"/></text:p>
            <text:p text:style-name="P171"><text:s text:c="3"/>442 <text:s text:c="17"/>ridle:</text:p>
            <text:p text:style-name="P171"><text:s text:c="3"/>443 <text:s text:c="17"/></text:p>
            <text:p text:style-name="P171"><text:s text:c="3"/>444 <text:s text:c="2"/>00FA CD0000 <text:s text:c="11"/>call <text:s text:c="3"/>rtmochk <text:s text:c="16"/>; Check for timeout</text:p>
            <text:p text:style-name="P171"><text:s text:c="3"/>445 <text:s text:c="2"/>00FD DAF600 <text:s text:c="11"/>jc <text:s text:c="5"/>rbad <text:s text:c="19"/>; if timeout, signal error</text:p>
            <text:p text:style-name="P171"><text:s text:c="3"/>446 <text:s text:c="2"/>0100 C3EE00 <text:s text:c="11"/>jmp <text:s text:c="4"/>rsleep <text:s text:c="17"/>; Continue to wait if no timeout</text:p>
            <text:p text:style-name="P171"><text:s text:c="3"/>447 <text:s text:c="17"/></text:p>
            <text:p text:style-name="P171"><text:s text:c="3"/>448 <text:s text:c="2"/>0103 C9 <text:s text:c="15"/>ret</text:p>
            <text:p text:style-name="P171"><text:s text:c="3"/>449 <text:s text:c="17"/></text:p>
            <text:p text:style-name="P171"><text:s text:c="3"/>450 <text:s text:c="25"/>endif</text:p>
            <text:p text:style-name="P179"><text:s text:c="3"/>451 <text:s text:c="25"/>page</text:p>
          </table:table-cell>
        </table:table-row>
        <table:table-row>
          <table:table-cell table:style-name="Table70.A2" office:value-type="string">
            <text:p text:style-name="P171">CP/M RMAC ASSEM 1.1 <text:s text:c="4"/>#011 <text:s text:c="3"/>ULCNET DATA LINK LAYER MP/M XIOS MODULE</text:p>
            <text:p text:style-name="P171"/>
            <text:p text:style-name="P171"><text:s text:c="3"/>452 <text:s text:c="17"/></text:p>
            <text:p text:style-name="P171"><text:s text:c="3"/>453 <text:s text:c="17"/></text:p>
            <text:p text:style-name="P171"><text:s text:c="3"/>454 <text:s text:c="17"/>; NIOD routines</text:p>
            <text:p text:style-name="P171"><text:s text:c="3"/>455 <text:s text:c="17"/></text:p>
            <text:p text:style-name="P171"><text:soft-page-break/><text:s text:c="3"/>456 <text:s text:c="17"/></text:p>
            <text:p text:style-name="P171"><text:s text:c="3"/>457 <text:s text:c="17"/></text:p>
            <text:p text:style-name="P171"><text:s text:c="3"/>458 <text:s text:c="17"/>; SETBAUD: <text:s/>Set the baud rate based on the baud rate code in A. <text:s/>Do special </text:p>
            <text:p text:style-name="P171"><text:s text:c="3"/>459 <text:s text:c="17"/>; <text:s text:c="10"/>logic for self-clocked mode.</text:p>
            <text:p text:style-name="P171"><text:s text:c="3"/>460 <text:s text:c="17"/>;</text:p>
            <text:p text:style-name="P171"><text:s text:c="3"/>461 <text:s text:c="17"/>; <text:s text:c="14"/>0 = 9600 baud</text:p>
            <text:p text:style-name="P171"><text:s text:c="3"/>462 <text:s text:c="17"/>; <text:s text:c="14"/>1 = 19200 baud</text:p>
            <text:p text:style-name="P171"><text:s text:c="3"/>463 <text:s text:c="17"/>; <text:s text:c="14"/>9 = 76800 baud self-clock</text:p>
            <text:p text:style-name="P171"><text:s text:c="3"/>464 <text:s text:c="17"/>; <text:s text:c="14"/>11= 153600 baud self-clock</text:p>
            <text:p text:style-name="P171"><text:s text:c="3"/>465 <text:s text:c="17"/>; <text:s text:c="14"/>13= 307200 baud self-clock</text:p>
            <text:p text:style-name="P171"><text:s text:c="3"/>466 <text:s text:c="17"/>; </text:p>
            <text:p text:style-name="P171"><text:s text:c="3"/>467 <text:s text:c="17"/>; If this station cannot handle the requested baud rate, then set</text:p>
            <text:p text:style-name="P171"><text:s text:c="3"/>468 <text:s text:c="17"/>; the carry flag.</text:p>
            <text:p text:style-name="P171"><text:s text:c="3"/>469 <text:s text:c="17"/></text:p>
            <text:p text:style-name="P171"><text:s text:c="3"/>470 <text:s text:c="17"/>setbaud:</text:p>
            <text:p text:style-name="P171"><text:s text:c="3"/>471 <text:s text:c="17"/></text:p>
            <text:p text:style-name="P171"><text:s text:c="3"/>472 <text:s text:c="2"/>0104 E60F <text:s text:c="13"/>ani <text:s text:c="4"/>0fh <text:s text:c="12"/>; mask all but the baud bits</text:p>
            <text:p text:style-name="P171"><text:s text:c="3"/>473 <text:s text:c="2"/>0106 210B00 <text:s text:c="11"/>lxi <text:s text:c="4"/>h,curbaud <text:s text:c="6"/>; are we at the current baud rate?</text:p>
            <text:p text:style-name="P171"><text:s text:c="3"/>474 <text:s text:c="2"/>0109 BE <text:s text:c="15"/>cmp <text:s text:c="4"/>m</text:p>
            <text:p text:style-name="P171"><text:s text:c="3"/>475 <text:s text:c="2"/>010A C8 <text:s text:c="15"/>rz <text:s text:c="21"/>; yes--&gt;all done</text:p>
            <text:p text:style-name="P171"><text:s text:c="3"/>476 <text:s text:c="17"/></text:p>
            <text:p text:style-name="P171"><text:s text:c="3"/>477 <text:s text:c="2"/>010B 47 <text:s text:c="15"/>mov <text:s text:c="4"/>b,a <text:s text:c="12"/>; else--&gt;get baud rate generator value</text:p>
            <text:p text:style-name="P171"><text:s text:c="3"/>478 <text:s text:c="2"/>010C E607 <text:s text:c="13"/>ani <text:s text:c="4"/>7</text:p>
            <text:p text:style-name="P171"><text:s text:c="3"/>479 <text:s text:c="2"/>010E 5F <text:s text:c="15"/>mov <text:s text:c="4"/>e,a</text:p>
            <text:p text:style-name="P171"><text:s text:c="3"/>480 <text:s text:c="2"/>010F 1600 <text:s text:c="13"/>mvi <text:s text:c="4"/>d,0</text:p>
            <text:p text:style-name="P171"><text:s text:c="3"/>481 <text:s text:c="17"/></text:p>
            <text:p text:style-name="P171"><text:s text:c="3"/>482 <text:s text:c="2"/>0111 210C00 <text:s text:c="11"/>lxi <text:s text:c="4"/>h,btbl <text:s text:c="9"/>; point to vertical-to-horizontal decode</text:p>
            <text:p text:style-name="P171"><text:s text:c="3"/>483 <text:s text:c="2"/>0114 19 <text:s text:c="15"/>dad <text:s text:c="4"/>d <text:s text:c="14"/>; <text:s text:c="2"/>table</text:p>
            <text:p text:style-name="P171"><text:s text:c="3"/>484 <text:s text:c="17"/></text:p>
            <text:p text:style-name="P171"><text:s text:c="3"/>485 <text:s text:c="25"/>if <text:s text:c="5"/>slfclkd</text:p>
            <text:p text:style-name="P171"><text:s text:c="3"/>486 <text:s text:c="2"/>0115 78 <text:s text:c="15"/>mov <text:s text:c="4"/>a,b</text:p>
            <text:p text:style-name="P171"><text:s text:c="3"/>487 <text:s text:c="2"/>0116 E608 <text:s text:c="13"/>ani <text:s text:c="4"/>selfmsk <text:s text:c="8"/>; is this a self-clocked value?</text:p>
            <text:p text:style-name="P171"><text:s text:c="3"/>488 <text:s text:c="2"/>0118 C24001 <text:s text:c="11"/>jnz <text:s text:c="4"/>selfclkd</text:p>
            <text:p text:style-name="P171"><text:s text:c="3"/>489 <text:s text:c="25"/>endif</text:p>
            <text:p text:style-name="P171"><text:s text:c="3"/>490 <text:s text:c="17"/></text:p>
            <text:p text:style-name="P171"><text:s text:c="3"/>491 <text:s text:c="2"/>011B 3E03 <text:s text:c="13"/>mvi <text:s text:c="4"/>a,baudsl <text:s text:c="7"/>; get legal baud rate mask</text:p>
            <text:p text:style-name="P171"><text:s text:c="3"/>492 <text:s text:c="2"/>011D A6 <text:s text:c="15"/>ana <text:s text:c="4"/>m</text:p>
            <text:p text:style-name="P171"><text:s text:c="3"/>493 <text:s text:c="2"/>011E 37 <text:s text:c="15"/>stc</text:p>
            <text:p text:style-name="P171"><text:s text:c="3"/>494 <text:s text:c="2"/>011F C8 <text:s text:c="15"/>rz <text:s text:c="21"/>; return with error if its an illegal rate</text:p>
            <text:p text:style-name="P171"><text:s text:c="3"/>495 <text:s text:c="17"/></text:p>
            <text:p text:style-name="P171"><text:s text:c="3"/>496 <text:s text:c="25"/>if <text:s text:c="5"/>slfclkd</text:p>
            <text:p text:style-name="P171"><text:s text:c="3"/>497 <text:s text:c="2"/>0120 3E05 <text:s text:c="13"/>mvi <text:s text:c="4"/>a,5 <text:s text:c="12"/>; else--&gt;switch off possible self-clock mode</text:p>
            <text:p text:style-name="P171"><text:s text:c="3"/>498 <text:s text:c="2"/>0122 D306 <text:s text:c="13"/>out <text:s text:c="4"/>siocmd</text:p>
            <text:p text:style-name="P171"><text:s text:c="3"/>499 <text:s text:c="2"/>0124 3E6A <text:s text:c="13"/>mvi <text:s text:c="4"/>a,dtroff <text:s text:c="7"/>; disable DTR in SIO register 5</text:p>
            <text:p text:style-name="P171"><text:s text:c="3"/>500 <text:s text:c="2"/>0126 D306 <text:s text:c="13"/>out <text:s text:c="4"/>siocmd</text:p>
            <text:p text:style-name="P171"><text:s text:c="3"/>501 <text:s text:c="17"/></text:p>
            <text:p text:style-name="P171"><text:s text:c="3"/>502 <text:s text:c="2"/>0128 3E04 <text:s text:c="13"/>mvi <text:s text:c="4"/>a,4 <text:s text:c="12"/>; disable sync mode in register 4</text:p>
            <text:p text:style-name="P171"><text:s text:c="3"/>503 <text:s text:c="2"/>012A D306 <text:s text:c="13"/>out <text:s text:c="4"/>siocmd</text:p>
            <text:p text:style-name="P171"><text:s text:c="3"/>504 <text:s text:c="2"/>012C 3E4F <text:s text:c="13"/>mvi <text:s text:c="4"/>a,disslf</text:p>
            <text:p text:style-name="P179"><text:s text:c="3"/>505 <text:s text:c="2"/>012E D306 <text:s text:c="13"/>out <text:s text:c="4"/>siocmd</text:p>
          </table:table-cell>
        </table:table-row>
        <table:table-row>
          <table:table-cell table:style-name="Table70.A2" office:value-type="string">
            <text:p text:style-name="P171">CP/M RMAC ASSEM 1.1 <text:s text:c="4"/>#012 <text:s text:c="3"/>ULCNET DATA LINK LAYER MP/M XIOS MODULE</text:p>
            <text:p text:style-name="P171"/>
            <text:p text:style-name="P171"><text:s text:c="3"/>506 <text:s text:c="25"/>endif</text:p>
            <text:p text:style-name="P171"><text:s text:c="3"/>507 <text:s text:c="17"/></text:p>
            <text:p text:style-name="P171"><text:s text:c="3"/>508 <text:s text:c="2"/>0130 211400 <text:s text:c="11"/>lxi <text:s text:c="4"/>h,baudtbl <text:s text:c="6"/>; point to async baud rate table</text:p>
            <text:p text:style-name="P171"><text:s text:c="3"/>509 <text:s text:c="17"/></text:p>
            <text:p text:style-name="P171"><text:s text:c="3"/>510 <text:s text:c="17"/>outbau:</text:p>
            <text:p text:style-name="P171"><text:s text:c="3"/>511 <text:s text:c="17"/></text:p>
            <text:p text:style-name="P171"><text:s text:c="3"/>512 <text:s text:c="2"/>0133 19 <text:s text:c="15"/>dad <text:s text:c="4"/>d <text:s text:c="14"/>; get async baud rate value</text:p>
            <text:p text:style-name="P171"><text:s text:c="3"/>513 <text:s text:c="2"/>0134 7E <text:s text:c="15"/>mov <text:s text:c="4"/>a,m</text:p>
            <text:p text:style-name="P171"><text:s text:c="3"/>514 <text:s text:c="2"/>0135 D300 <text:s text:c="13"/>out <text:s text:c="4"/>baudgen <text:s text:c="8"/>; load it into the baud rate generator</text:p>
            <text:p text:style-name="P171"><text:s text:c="3"/>515 <text:s text:c="49"/>; NOTE: This is not a CTC</text:p>
            <text:p text:style-name="P171"><text:s text:c="3"/>516 <text:s text:c="17"/></text:p>
            <text:p text:style-name="P171"><text:s text:c="3"/>517 <text:s text:c="2"/>0137 210B00 <text:s text:c="11"/>lxi <text:s text:c="4"/>h,curbaud</text:p>
            <text:p text:style-name="P171"><text:s text:c="3"/>518 <text:s text:c="2"/>013A 70 <text:s text:c="15"/>mov <text:s text:c="4"/>m,b <text:s text:c="12"/>; set current baud byte</text:p>
            <text:p text:style-name="P171"><text:s text:c="3"/>519 <text:s text:c="17"/></text:p>
            <text:p text:style-name="P171"><text:s text:c="3"/>520 <text:s text:c="2"/>013B CD1E02 <text:s text:c="11"/>call <text:s text:c="3"/>wait <text:s text:c="11"/>; allow the system to reach equilibrium</text:p>
            <text:p text:style-name="P171"><text:s text:c="3"/>521 <text:s text:c="17"/></text:p>
            <text:p text:style-name="P171"><text:s text:c="3"/>522 <text:s text:c="2"/>013E A7 <text:s text:c="15"/>ana <text:s text:c="4"/>a <text:s text:c="14"/>; return success</text:p>
            <text:p text:style-name="P171"><text:s text:c="3"/>523 <text:s text:c="2"/>013F C9 <text:s text:c="15"/>ret</text:p>
            <text:p text:style-name="P171"><text:s text:c="3"/>524 <text:s text:c="17"/></text:p>
            <text:p text:style-name="P171"><text:s text:c="3"/>525 <text:s text:c="25"/>if <text:s text:c="5"/>slfclkd</text:p>
            <text:p text:style-name="P171"><text:s text:c="3"/>526 <text:s text:c="17"/>; Throw SIO into self-clocked mode</text:p>
            <text:p text:style-name="P171"><text:s text:c="3"/>527 <text:s text:c="17"/></text:p>
            <text:p text:style-name="P171"><text:s text:c="3"/>528 <text:s text:c="17"/>selfclkd:</text:p>
            <text:p text:style-name="P171"><text:s text:c="3"/>529 <text:s text:c="17"/></text:p>
            <text:p text:style-name="P171"><text:soft-page-break/><text:s text:c="3"/>530 <text:s text:c="2"/>0140 3E2A <text:s text:c="13"/>mvi <text:s text:c="4"/>a,baudsh <text:s text:c="7"/>; Is this a legal rate?</text:p>
            <text:p text:style-name="P171"><text:s text:c="3"/>531 <text:s text:c="2"/>0142 A6 <text:s text:c="15"/>ana <text:s text:c="4"/>m</text:p>
            <text:p text:style-name="P171"><text:s text:c="3"/>532 <text:s text:c="2"/>0143 37 <text:s text:c="15"/>stc</text:p>
            <text:p text:style-name="P171"><text:s text:c="3"/>533 <text:s text:c="2"/>0144 C8 <text:s text:c="15"/>rz <text:s text:c="21"/>; return an error if not</text:p>
            <text:p text:style-name="P171"><text:s text:c="3"/>534 <text:s text:c="17"/></text:p>
            <text:p text:style-name="P171"><text:s text:c="3"/>535 <text:s text:c="2"/>0145 3E04 <text:s text:c="13"/>mvi <text:s text:c="4"/>a,4 <text:s text:c="12"/>; enable sync mode in register 4</text:p>
            <text:p text:style-name="P171"><text:s text:c="3"/>536 <text:s text:c="2"/>0147 D306 <text:s text:c="13"/>out <text:s text:c="4"/>siocmd</text:p>
            <text:p text:style-name="P171"><text:s text:c="3"/>537 <text:s text:c="2"/>0149 3E0F <text:s text:c="13"/>mvi <text:s text:c="4"/>a,enaslf</text:p>
            <text:p text:style-name="P171"><text:s text:c="3"/>538 <text:s text:c="2"/>014B D306 <text:s text:c="13"/>out <text:s text:c="4"/>siocmd</text:p>
            <text:p text:style-name="P171"><text:s text:c="3"/>539 <text:s text:c="17"/></text:p>
            <text:p text:style-name="P171"><text:s text:c="3"/>540 <text:s text:c="2"/>014D 3E05 <text:s text:c="13"/>mvi <text:s text:c="4"/>a,5 <text:s text:c="12"/>; enable DTR in register 5</text:p>
            <text:p text:style-name="P171"><text:s text:c="3"/>541 <text:s text:c="2"/>014F D306 <text:s text:c="13"/>out <text:s text:c="4"/>siocmd</text:p>
            <text:p text:style-name="P171"><text:s text:c="3"/>542 <text:s text:c="2"/>0151 3EEA <text:s text:c="13"/>mvi <text:s text:c="4"/>a,dtron</text:p>
            <text:p text:style-name="P171"><text:s text:c="3"/>543 <text:s text:c="2"/>0153 D306 <text:s text:c="13"/>out <text:s text:c="4"/>siocmd</text:p>
            <text:p text:style-name="P171"><text:s text:c="3"/>544 <text:s text:c="17"/></text:p>
            <text:p text:style-name="P171"><text:s text:c="3"/>545 <text:s text:c="2"/>0155 211600 <text:s text:c="11"/>lxi <text:s text:c="4"/>h,scbaudt <text:s text:c="6"/>; point to baud rate table for self-clock mode</text:p>
            <text:p text:style-name="P171"><text:s text:c="3"/>546 <text:s text:c="2"/>0158 C33301 <text:s text:c="11"/>jmp <text:s text:c="4"/>outbau <text:s text:c="9"/>; program the baud rate generator</text:p>
            <text:p text:style-name="P171"><text:s text:c="3"/>547 <text:s text:c="25"/>endif</text:p>
            <text:p text:style-name="P171"><text:s text:c="3"/>548 <text:s text:c="17"/></text:p>
            <text:p text:style-name="P171"><text:s text:c="3"/>549 <text:s text:c="17"/></text:p>
            <text:p text:style-name="P171"><text:s text:c="3"/>550 <text:s text:c="17"/>; DSBLXMIT: <text:s/>Disable the transmitter if in self clocked mode</text:p>
            <text:p text:style-name="P171"><text:s text:c="3"/>551 <text:s text:c="17"/></text:p>
            <text:p text:style-name="P171"><text:s text:c="3"/>552 <text:s text:c="17"/>dsblxmit:</text:p>
            <text:p text:style-name="P171"><text:s text:c="3"/>553 <text:s text:c="17"/></text:p>
            <text:p text:style-name="P171"><text:s text:c="3"/>554 <text:s text:c="25"/>if <text:s text:c="5"/>slfclkd</text:p>
            <text:p text:style-name="P171"><text:s text:c="3"/>555 <text:s text:c="2"/>015B 3A0B00 <text:s text:c="11"/>lda <text:s text:c="4"/>curbaud <text:s text:c="8"/>; are we in self-clocked mode?</text:p>
            <text:p text:style-name="P171"><text:s text:c="3"/>556 <text:s text:c="2"/>015E E608 <text:s text:c="13"/>ani <text:s text:c="4"/>selfmsk</text:p>
            <text:p text:style-name="P171"><text:s text:c="3"/>557 <text:s text:c="2"/>0160 C8 <text:s text:c="15"/>rz <text:s text:c="21"/>; no--&gt;don't bother</text:p>
            <text:p text:style-name="P171"><text:s text:c="3"/>558 <text:s text:c="17"/></text:p>
            <text:p text:style-name="P179"><text:s text:c="3"/>559 <text:s text:c="2"/>0161 3E05 <text:s text:c="13"/>mvi <text:s text:c="4"/>a,5 <text:s text:c="12"/>; disable SIO from transmitting by disabling </text:p>
          </table:table-cell>
        </table:table-row>
        <table:table-row>
          <table:table-cell table:style-name="Table70.A2" office:value-type="string">
            <text:p text:style-name="P171">CP/M RMAC ASSEM 1.1 <text:s text:c="4"/>#013 <text:s text:c="3"/>ULCNET DATA LINK LAYER MP/M XIOS MODULE</text:p>
            <text:p text:style-name="P171"/>
            <text:p text:style-name="P171"><text:s text:c="3"/>560 <text:s text:c="2"/>0163 D306 <text:s text:c="13"/>out <text:s text:c="4"/>siocmd <text:s text:c="9"/>; DTR in register 5</text:p>
            <text:p text:style-name="P171"><text:s text:c="3"/>561 <text:s text:c="2"/>0165 3E6A <text:s text:c="13"/>mvi <text:s text:c="4"/>a,dtroff</text:p>
            <text:p text:style-name="P171"><text:s text:c="3"/>562 <text:s text:c="2"/>0167 D306 <text:s text:c="13"/>out <text:s text:c="4"/>siocmd</text:p>
            <text:p text:style-name="P171"><text:s text:c="3"/>563 <text:s text:c="17"/></text:p>
            <text:p text:style-name="P171"><text:s text:c="3"/>564 <text:s text:c="2"/>0169 3E05 <text:s text:c="13"/>mvi <text:s text:c="4"/>a,5 <text:s text:c="12"/>; Enable receive by re-enabling DTR</text:p>
            <text:p text:style-name="P171"><text:s text:c="3"/>565 <text:s text:c="2"/>016B D306 <text:s text:c="13"/>out <text:s text:c="4"/>siocmd</text:p>
            <text:p text:style-name="P171"><text:s text:c="3"/>566 <text:s text:c="2"/>016D 3EEA <text:s text:c="13"/>mvi <text:s text:c="4"/>a,dtron</text:p>
            <text:p text:style-name="P171"><text:s text:c="3"/>567 <text:s text:c="2"/>016F D306 <text:s text:c="13"/>out <text:s text:c="4"/>siocmd</text:p>
            <text:p text:style-name="P171"><text:s text:c="3"/>568 <text:s text:c="25"/>endif</text:p>
            <text:p text:style-name="P171"><text:s text:c="3"/>569 <text:s text:c="17"/></text:p>
            <text:p text:style-name="P171"><text:s text:c="3"/>570 <text:s text:c="2"/>0171 C9 <text:s text:c="15"/>ret</text:p>
            <text:p text:style-name="P171"><text:s text:c="3"/>571 <text:s text:c="17"/></text:p>
            <text:p text:style-name="P171"><text:s text:c="3"/>572 <text:s text:c="17"/></text:p>
            <text:p text:style-name="P171"><text:s text:c="3"/>573 <text:s text:c="17"/>; XMIT: <text:s/>Transmit the byte in A on network A.</text:p>
            <text:p text:style-name="P171"><text:s text:c="3"/>574 <text:s text:c="17"/></text:p>
            <text:p text:style-name="P171"><text:s text:c="3"/>575 <text:s text:c="17"/></text:p>
            <text:p text:style-name="P171"><text:s text:c="3"/>576 <text:s text:c="17"/>xmit:</text:p>
            <text:p text:style-name="P171"><text:s text:c="3"/>577 <text:s text:c="17"/></text:p>
            <text:p text:style-name="P171"><text:s text:c="3"/>578 <text:s text:c="25"/>if <text:s text:c="5"/>not interrupts</text:p>
            <text:p text:style-name="P171"><text:s text:c="3"/>579 <text:s text:c="25"/>push <text:s text:c="3"/>psw</text:p>
            <text:p text:style-name="P171"><text:s text:c="3"/>580 <text:s text:c="17"/></text:p>
            <text:p text:style-name="P171"><text:s text:c="3"/>581 <text:s text:c="17"/>xmit1:</text:p>
            <text:p text:style-name="P171"><text:s text:c="3"/>582 <text:s text:c="17"/></text:p>
            <text:p text:style-name="P171"><text:s text:c="3"/>583 <text:s text:c="25"/>in <text:s text:c="5"/>siostat <text:s text:c="8"/>; don't overrun the transmitter if we're</text:p>
            <text:p text:style-name="P171"><text:s text:c="3"/>584 <text:s text:c="25"/>ani <text:s text:c="4"/>xrdymsk <text:s text:c="8"/>; <text:s/>interrupt-driven; wait for TxReady</text:p>
            <text:p text:style-name="P171"><text:s text:c="3"/>585 <text:s text:c="25"/>jz <text:s text:c="5"/>xmit1</text:p>
            <text:p text:style-name="P171"><text:s text:c="3"/>586 <text:s text:c="17"/></text:p>
            <text:p text:style-name="P171"><text:s text:c="3"/>587 <text:s text:c="25"/>pop <text:s text:c="4"/>psw</text:p>
            <text:p text:style-name="P171"><text:s text:c="3"/>588 <text:s text:c="25"/>endif</text:p>
            <text:p text:style-name="P171"><text:s text:c="3"/>589 <text:s text:c="17"/></text:p>
            <text:p text:style-name="P171"><text:s text:c="3"/>590 <text:s text:c="2"/>0172 D304 <text:s text:c="13"/>out <text:s text:c="4"/>sioxmit <text:s text:c="8"/>; blast that byte</text:p>
            <text:p text:style-name="P171"><text:s text:c="3"/>591 <text:s text:c="2"/>0174 C9 <text:s text:c="15"/>ret</text:p>
            <text:p text:style-name="P171"><text:s text:c="3"/>592 <text:s text:c="17"/></text:p>
            <text:p text:style-name="P171"><text:s text:c="3"/>593 <text:s text:c="17"/></text:p>
            <text:p text:style-name="P171"><text:s text:c="3"/>594 <text:s text:c="17"/>; RECV: <text:s/>Receive a byte from Network A. Set the carry flag if there was</text:p>
            <text:p text:style-name="P171"><text:s text:c="3"/>595 <text:s text:c="17"/>; <text:s text:c="7"/>a receive error.</text:p>
            <text:p text:style-name="P171"><text:s text:c="3"/>596 <text:s text:c="17"/>;</text:p>
            <text:p text:style-name="P171"><text:s text:c="3"/>597 <text:s text:c="17"/>; <text:s text:c="7"/>For Z80-SIO receive errors are handled by the special receive</text:p>
            <text:p text:style-name="P171"><text:s text:c="3"/>598 <text:s text:c="17"/>; <text:s text:c="7"/>condition interrupts.</text:p>
            <text:p text:style-name="P171"><text:s text:c="3"/>599 <text:s text:c="17"/></text:p>
            <text:p text:style-name="P171"><text:s text:c="3"/>600 <text:s text:c="17"/>recv:</text:p>
            <text:p text:style-name="P171"><text:s text:c="3"/>601 <text:s text:c="17"/></text:p>
            <text:p text:style-name="P171"><text:s text:c="3"/>602 <text:s text:c="25"/>if <text:s text:c="5"/>not interrupts</text:p>
            <text:p text:style-name="P171"><text:s text:c="3"/>603 <text:s text:c="25"/>call <text:s text:c="3"/>netidle </text:p>
            <text:p text:style-name="P171"><text:soft-page-break/><text:s text:c="3"/>604 <text:s text:c="25"/>jc <text:s text:c="5"/>rto <text:s text:c="12"/>; set error condition if the net went idle</text:p>
            <text:p text:style-name="P171"><text:s text:c="3"/>605 <text:s text:c="17"/></text:p>
            <text:p text:style-name="P171"><text:s text:c="3"/>606 <text:s text:c="25"/>in <text:s text:c="5"/>siostat <text:s text:c="8"/>; else--&gt;wait until a character is in the</text:p>
            <text:p text:style-name="P171"><text:s text:c="3"/>607 <text:s text:c="25"/>ani <text:s text:c="4"/>rrdymsk <text:s text:c="8"/>; <text:s text:c="3"/>buffer</text:p>
            <text:p text:style-name="P171"><text:s text:c="3"/>608 <text:s text:c="25"/>jz <text:s text:c="5"/>recv</text:p>
            <text:p text:style-name="P171"><text:s text:c="3"/>609 <text:s text:c="17"/></text:p>
            <text:p text:style-name="P171"><text:s text:c="3"/>610 <text:s text:c="25"/>call <text:s text:c="3"/>chkstat <text:s text:c="8"/>; check for receive errors</text:p>
            <text:p text:style-name="P171"><text:s text:c="3"/>611 <text:s text:c="17"/></text:p>
            <text:p text:style-name="P171"><text:s text:c="3"/>612 <text:s text:c="25"/>else</text:p>
            <text:p text:style-name="P179"><text:s text:c="3"/>613 <text:s text:c="2"/>0175 A7 <text:s text:c="15"/>ana <text:s text:c="4"/>a <text:s text:c="14"/>; clear carry flag</text:p>
          </table:table-cell>
        </table:table-row>
        <table:table-row>
          <table:table-cell table:style-name="Table70.A2" office:value-type="string">
            <text:p text:style-name="P171">CP/M RMAC ASSEM 1.1 <text:s text:c="4"/>#014 <text:s text:c="3"/>ULCNET DATA LINK LAYER MP/M XIOS MODULE</text:p>
            <text:p text:style-name="P171"/>
            <text:p text:style-name="P171"><text:s text:c="3"/>614 <text:s text:c="25"/>endif</text:p>
            <text:p text:style-name="P171"><text:s text:c="3"/>615 <text:s text:c="17"/></text:p>
            <text:p text:style-name="P171"><text:s text:c="3"/>616 <text:s text:c="2"/>0176 DB04 <text:s text:c="13"/>in <text:s text:c="5"/>siorecv <text:s text:c="8"/>; input the character</text:p>
            <text:p text:style-name="P171"><text:s text:c="3"/>617 <text:s text:c="2"/>0178 C9 <text:s text:c="15"/>ret</text:p>
            <text:p text:style-name="P171"><text:s text:c="3"/>618 <text:s text:c="17"/></text:p>
            <text:p text:style-name="P171"><text:s text:c="3"/>619 <text:s text:c="17"/>rto: <text:s text:c="27"/>; set an error</text:p>
            <text:p text:style-name="P171"><text:s text:c="3"/>620 <text:s text:c="17"/></text:p>
            <text:p text:style-name="P171"><text:s text:c="3"/>621 <text:s text:c="2"/>0179 AF <text:s text:c="15"/>xra <text:s text:c="4"/>a</text:p>
            <text:p text:style-name="P171"><text:s text:c="3"/>622 <text:s text:c="2"/>017A 37 <text:s text:c="15"/>stc</text:p>
            <text:p text:style-name="P171"><text:s text:c="3"/>623 <text:s text:c="2"/>017B C9 <text:s text:c="15"/>ret</text:p>
            <text:p text:style-name="P171"><text:s text:c="3"/>624 <text:s text:c="25"/></text:p>
            <text:p text:style-name="P171"><text:s text:c="3"/>625 <text:s text:c="17"/></text:p>
            <text:p text:style-name="P171"><text:s text:c="3"/>626 <text:s text:c="17"/>; CHKSTAT: <text:s/>Check error status bits of a receive error. <text:s/>If not error then</text:p>
            <text:p text:style-name="P171"><text:s text:c="3"/>627 <text:s text:c="17"/>; <text:s text:c="10"/>clear the carry flag and return. <text:s/>Otherwise figure out which</text:p>
            <text:p text:style-name="P171"><text:s text:c="3"/>628 <text:s text:c="17"/>; <text:s text:c="10"/>error occured and increment its counter and set the carry flag.</text:p>
            <text:p text:style-name="P171"><text:s text:c="3"/>629 <text:s text:c="17"/>; <text:s text:c="10"/>Issue an error reset command to the UART.</text:p>
            <text:p text:style-name="P171"><text:s text:c="3"/>630 <text:s text:c="17"/></text:p>
            <text:p text:style-name="P171"><text:s text:c="3"/>631 <text:s text:c="17"/></text:p>
            <text:p text:style-name="P171"><text:s text:c="3"/>632 <text:s text:c="17"/>chkstat:</text:p>
            <text:p text:style-name="P171"><text:s text:c="3"/>633 <text:s text:c="17"/></text:p>
            <text:p text:style-name="P171"><text:s text:c="3"/>634 <text:s text:c="2"/>017C 3E01 <text:s text:c="13"/>mvi <text:s text:c="4"/>a,1 <text:s text:c="12"/>; get error status from SIO read register 1</text:p>
            <text:p text:style-name="P171"><text:s text:c="3"/>635 <text:s text:c="2"/>017E D306 <text:s text:c="13"/>out <text:s text:c="4"/>siocmd</text:p>
            <text:p text:style-name="P171"><text:s text:c="3"/>636 <text:s text:c="2"/>0180 DB06 <text:s text:c="13"/>in <text:s text:c="5"/>siostat</text:p>
            <text:p text:style-name="P171"><text:s text:c="3"/>637 <text:s text:c="17"/></text:p>
            <text:p text:style-name="P171"><text:s text:c="3"/>638 <text:s text:c="2"/>0182 E670 <text:s text:c="13"/>ani <text:s text:c="4"/>errbits</text:p>
            <text:p text:style-name="P171"><text:s text:c="3"/>639 <text:s text:c="2"/>0184 C8 <text:s text:c="15"/>rz <text:s text:c="21"/>; no error occurred--&gt;all done</text:p>
            <text:p text:style-name="P171"><text:s text:c="3"/>640 <text:s text:c="17"/></text:p>
            <text:p text:style-name="P171"><text:s text:c="3"/>641 <text:s text:c="25"/>if <text:s text:c="5"/>netstats <text:s text:c="7"/>; gather statistics on the type of error</text:p>
            <text:p text:style-name="P171"><text:s text:c="3"/>642 <text:s text:c="2"/>0185 47 <text:s text:c="15"/>mov <text:s text:c="4"/>b,a</text:p>
            <text:p text:style-name="P171"><text:s text:c="3"/>643 <text:s text:c="2"/>0186 E610 <text:s text:c="13"/>ani <text:s text:c="4"/>pmsk</text:p>
            <text:p text:style-name="P171"><text:s text:c="3"/>644 <text:s text:c="2"/>0188 CA9101 <text:s text:c="11"/>jz <text:s text:c="5"/>np <text:s text:c="13"/>; not a parity error</text:p>
            <text:p text:style-name="P171"><text:s text:c="3"/>645 <text:s text:c="17"/></text:p>
            <text:p text:style-name="P171"><text:s text:c="3"/>646 <text:s text:c="2"/>018B 210000 <text:s text:c="11"/>lxi <text:s text:c="4"/>h,parcntr <text:s text:c="6"/>; else--&gt;</text:p>
            <text:p text:style-name="P171"><text:s text:c="3"/>647 <text:s text:c="2"/>018E CD0000 <text:s text:c="11"/>call <text:s text:c="3"/>inccntr <text:s text:c="8"/>; increment parity error counter</text:p>
            <text:p text:style-name="P171"><text:s text:c="3"/>648 <text:s text:c="17"/></text:p>
            <text:p text:style-name="P171"><text:s text:c="3"/>649 <text:s text:c="17"/>np:</text:p>
            <text:p text:style-name="P171"><text:s text:c="3"/>650 <text:s text:c="17"/></text:p>
            <text:p text:style-name="P171"><text:s text:c="3"/>651 <text:s text:c="2"/>0191 78 <text:s text:c="15"/>mov <text:s text:c="4"/>a,b</text:p>
            <text:p text:style-name="P171"><text:s text:c="3"/>652 <text:s text:c="2"/>0192 E605 <text:s text:c="13"/>ani <text:s text:c="4"/>obit</text:p>
            <text:p text:style-name="P171"><text:s text:c="3"/>653 <text:s text:c="2"/>0194 CA9D01 <text:s text:c="11"/>jz <text:s text:c="5"/>no <text:s text:c="13"/>; not an overrun</text:p>
            <text:p text:style-name="P171"><text:s text:c="3"/>654 <text:s text:c="17"/></text:p>
            <text:p text:style-name="P171"><text:s text:c="3"/>655 <text:s text:c="2"/>0197 210000 <text:s text:c="11"/>lxi <text:s text:c="4"/>h,ovrcntr <text:s text:c="6"/>; else--&gt;</text:p>
            <text:p text:style-name="P171"><text:s text:c="3"/>656 <text:s text:c="2"/>019A CD0000 <text:s text:c="11"/>call <text:s text:c="3"/>inccntr <text:s text:c="8"/>; increment overrun counter</text:p>
            <text:p text:style-name="P171"><text:s text:c="3"/>657 <text:s text:c="17"/></text:p>
            <text:p text:style-name="P171"><text:s text:c="3"/>658 <text:s text:c="17"/>no:</text:p>
            <text:p text:style-name="P171"><text:s text:c="3"/>659 <text:s text:c="17"/></text:p>
            <text:p text:style-name="P171"><text:s text:c="3"/>660 <text:s text:c="2"/>019D 78 <text:s text:c="15"/>mov <text:s text:c="4"/>a,b</text:p>
            <text:p text:style-name="P171"><text:s text:c="3"/>661 <text:s text:c="2"/>019E E606 <text:s text:c="13"/>ani <text:s text:c="4"/>fbit</text:p>
            <text:p text:style-name="P171"><text:s text:c="3"/>662 <text:s text:c="2"/>01A0 CAA901 <text:s text:c="11"/>jz <text:s text:c="5"/>nf <text:s text:c="13"/>; not a framing error</text:p>
            <text:p text:style-name="P171"><text:s text:c="3"/>663 <text:s text:c="17"/></text:p>
            <text:p text:style-name="P171"><text:s text:c="3"/>664 <text:s text:c="2"/>01A3 210000 <text:s text:c="11"/>lxi <text:s text:c="4"/>h,frmcntr <text:s text:c="6"/>; else--&gt;</text:p>
            <text:p text:style-name="P171"><text:s text:c="3"/>665 <text:s text:c="2"/>01A6 CD0000 <text:s text:c="11"/>call <text:s text:c="3"/>inccntr <text:s text:c="8"/>; increment framing error counter</text:p>
            <text:p text:style-name="P171"><text:s text:c="3"/>666 <text:s text:c="17"/></text:p>
            <text:p text:style-name="P179"><text:s text:c="3"/>667 <text:s text:c="17"/>nf:</text:p>
          </table:table-cell>
        </table:table-row>
        <table:table-row>
          <table:table-cell table:style-name="Table70.A2" office:value-type="string">
            <text:p text:style-name="P171">CP/M RMAC ASSEM 1.1 <text:s text:c="4"/>#015 <text:s text:c="3"/>ULCNET DATA LINK LAYER MP/M XIOS MODULE</text:p>
            <text:p text:style-name="P171"/>
            <text:p text:style-name="P171"><text:s text:c="3"/>668 <text:s text:c="25"/>endif</text:p>
            <text:p text:style-name="P171"><text:s text:c="3"/>669 <text:s text:c="17"/></text:p>
            <text:p text:style-name="P171"><text:s text:c="3"/>670 <text:s text:c="2"/>01A9 3E30 <text:s text:c="13"/>mvi <text:s text:c="4"/>a,errst <text:s text:c="8"/>; reset error condition</text:p>
            <text:p text:style-name="P171"><text:s text:c="3"/>671 <text:s text:c="2"/>01AB D306 <text:s text:c="13"/>out <text:s text:c="4"/>siocmd</text:p>
            <text:p text:style-name="P171"><text:s text:c="3"/>672 <text:s text:c="2"/>01AD 37 <text:s text:c="15"/>stc <text:s text:c="20"/>; signal an error</text:p>
            <text:p text:style-name="P171"><text:s text:c="3"/>673 <text:s text:c="2"/>01AE C9 <text:s text:c="15"/>ret</text:p>
            <text:p text:style-name="P171"><text:soft-page-break/><text:s text:c="3"/>674 <text:s text:c="33"/></text:p>
            <text:p text:style-name="P171"><text:s text:c="3"/>675 <text:s text:c="17"/></text:p>
            <text:p text:style-name="P171"><text:s text:c="3"/>676 <text:s text:c="17"/></text:p>
            <text:p text:style-name="P171"><text:s text:c="3"/>677 <text:s text:c="17"/>; NETIDLE: <text:s/>See if network A is idle. If idle then set the carry flag.</text:p>
            <text:p text:style-name="P171"><text:s text:c="3"/>678 <text:s text:c="17"/></text:p>
            <text:p text:style-name="P171"><text:s text:c="3"/>679 <text:s text:c="17"/>netidle:</text:p>
            <text:p text:style-name="P171"><text:s text:c="3"/>680 <text:s text:c="17"/></text:p>
            <text:p text:style-name="P171"><text:s text:c="3"/>681 <text:s text:c="2"/>01AF 3E10 <text:s text:c="13"/>mvi <text:s text:c="4"/>a,10h <text:s text:c="10"/>; reset interrupts</text:p>
            <text:p text:style-name="P171"><text:s text:c="3"/>682 <text:s text:c="2"/>01B1 D306 <text:s text:c="13"/>out <text:s text:c="4"/>siocmd</text:p>
            <text:p text:style-name="P171"><text:s text:c="3"/>683 <text:s text:c="2"/>01B3 D306 <text:s text:c="13"/>out <text:s text:c="4"/>siocmd <text:s text:c="9"/>; do it twice to reject glitches on DCD</text:p>
            <text:p text:style-name="P171"><text:s text:c="3"/>684 <text:s text:c="17"/></text:p>
            <text:p text:style-name="P171"><text:s text:c="3"/>685 <text:s text:c="2"/>01B5 DB06 <text:s text:c="13"/>in <text:s text:c="5"/>siostat <text:s text:c="8"/>; is there a data-carrier detect?</text:p>
            <text:p text:style-name="P171"><text:s text:c="3"/>686 <text:s text:c="2"/>01B7 E608 <text:s text:c="13"/>ani <text:s text:c="4"/>carmsk</text:p>
            <text:p text:style-name="P171"><text:s text:c="3"/>687 <text:s text:c="2"/>01B9 C8 <text:s text:c="15"/>rz <text:s text:c="21"/>; yes--&gt;net is in use--&gt;carry flag cleared</text:p>
            <text:p text:style-name="P171"><text:s text:c="3"/>688 <text:s text:c="17"/></text:p>
            <text:p text:style-name="P171"><text:s text:c="3"/>689 <text:s text:c="2"/>01BA AF <text:s text:c="15"/>xra <text:s text:c="4"/>a</text:p>
            <text:p text:style-name="P171"><text:s text:c="3"/>690 <text:s text:c="2"/>01BB CD0401 <text:s text:c="11"/>call <text:s text:c="3"/>setbaud <text:s text:c="8"/>; net is idle--&gt;reset to hailing rate (9600)</text:p>
            <text:p text:style-name="P171"><text:s text:c="3"/>691 <text:s text:c="2"/>01BE 37 <text:s text:c="15"/>stc <text:s text:c="20"/>; set net idle to true</text:p>
            <text:p text:style-name="P171"><text:s text:c="3"/>692 <text:s text:c="2"/>01BF C9 <text:s text:c="15"/>ret</text:p>
            <text:p text:style-name="P171"><text:s text:c="3"/>693 <text:s text:c="17"/></text:p>
            <text:p text:style-name="P171"><text:s text:c="3"/>694 <text:s text:c="17"/></text:p>
            <text:p text:style-name="P171"><text:s text:c="3"/>695 <text:s text:c="25"/>if <text:s text:c="5"/>interrupts</text:p>
            <text:p text:style-name="P171"><text:s text:c="3"/>696 <text:s text:c="17"/></text:p>
            <text:p text:style-name="P171"><text:s text:c="3"/>697 <text:s text:c="17"/>; ENBLRECV: <text:s/>Enable the channel A receiver interrupts.</text:p>
            <text:p text:style-name="P171"><text:s text:c="3"/>698 <text:s text:c="17"/></text:p>
            <text:p text:style-name="P171"><text:s text:c="3"/>699 <text:s text:c="17"/>enblrecv:</text:p>
            <text:p text:style-name="P171"><text:s text:c="3"/>700 <text:s text:c="17"/></text:p>
            <text:p text:style-name="P171"><text:s text:c="3"/>701 <text:s text:c="2"/>01C0 3E01 <text:s text:c="13"/>mvi <text:s text:c="4"/>a,1 <text:s text:c="12"/>; enable interrupts on all characters</text:p>
            <text:p text:style-name="P171"><text:s text:c="3"/>702 <text:s text:c="2"/>01C2 D306 <text:s text:c="13"/>out <text:s text:c="4"/>siocmd</text:p>
            <text:p text:style-name="P171"><text:s text:c="3"/>703 <text:s text:c="2"/>01C4 3E11 <text:s text:c="13"/>mvi <text:s text:c="4"/>a,011h <text:s text:c="9"/>; NOTE: This mask would have to be 015h on</text:p>
            <text:p text:style-name="P171"><text:s text:c="3"/>704 <text:s text:c="2"/>01C6 D306 <text:s text:c="13"/>out <text:s text:c="4"/>siocmd <text:s text:c="9"/>; <text:s/>channel B</text:p>
            <text:p text:style-name="P171"><text:s text:c="3"/>705 <text:s text:c="2"/>01C8 C9 <text:s text:c="15"/>ret</text:p>
            <text:p text:style-name="P171"><text:s text:c="3"/>706 <text:s text:c="17"/></text:p>
            <text:p text:style-name="P171"><text:s text:c="3"/>707 <text:s text:c="17"/>; DSBLRECV: <text:s/>Disable the channel A receiver interrupts.</text:p>
            <text:p text:style-name="P171"><text:s text:c="3"/>708 <text:s text:c="17"/></text:p>
            <text:p text:style-name="P171"><text:s text:c="3"/>709 <text:s text:c="17"/>dsblrecv:</text:p>
            <text:p text:style-name="P171"><text:s text:c="3"/>710 <text:s text:c="17"/></text:p>
            <text:p text:style-name="P171"><text:s text:c="3"/>711 <text:s text:c="2"/>01C9 3E01 <text:s text:c="13"/>mvi <text:s text:c="4"/>a,1 <text:s text:c="12"/>; Disable interrupts on received characters</text:p>
            <text:p text:style-name="P171"><text:s text:c="3"/>712 <text:s text:c="2"/>01CB D306 <text:s text:c="13"/>out <text:s text:c="4"/>siocmd <text:s text:c="9"/>; <text:s text:c="2"/>(Keep status interrupts enabled)</text:p>
            <text:p text:style-name="P171"><text:s text:c="3"/>713 <text:s text:c="2"/>01CD D306 <text:s text:c="13"/>out <text:s text:c="4"/>siocmd <text:s text:c="9"/>; NOTE: <text:s/>Channel B mask is 05h</text:p>
            <text:p text:style-name="P171"><text:s text:c="3"/>714 <text:s text:c="2"/>01CF C9 <text:s text:c="15"/>ret</text:p>
            <text:p text:style-name="P171"><text:s text:c="3"/>715 <text:s text:c="17"/></text:p>
            <text:p text:style-name="P171"><text:s text:c="3"/>716 <text:s text:c="25"/>endif</text:p>
            <text:p text:style-name="P171"><text:s text:c="3"/>717 <text:s text:c="17"/></text:p>
            <text:p text:style-name="P171"><text:s text:c="3"/>718 <text:s text:c="17"/></text:p>
            <text:p text:style-name="P171"><text:s text:c="3"/>719 <text:s text:c="17"/>; PGMUART: <text:s/>Program the Network UART channel</text:p>
            <text:p text:style-name="P171"><text:s text:c="3"/>720 <text:s text:c="17"/></text:p>
            <text:p text:style-name="P179"><text:s text:c="3"/>721 <text:s text:c="17"/>pgmuart:</text:p>
          </table:table-cell>
        </table:table-row>
        <table:table-row>
          <table:table-cell table:style-name="Table70.A2" office:value-type="string">
            <text:p text:style-name="P171">CP/M RMAC ASSEM 1.1 <text:s text:c="4"/>#016 <text:s text:c="3"/>ULCNET DATA LINK LAYER MP/M XIOS MODULE</text:p>
            <text:p text:style-name="P171"/>
            <text:p text:style-name="P171"><text:s text:c="3"/>722 <text:s text:c="17"/></text:p>
            <text:p text:style-name="P171"><text:s text:c="3"/>723 <text:s text:c="25"/>if <text:s text:c="5"/>interrupts</text:p>
            <text:p text:style-name="P171"><text:s text:c="3"/>724 <text:s text:c="49"/>; The 820 already has the SIO vector address</text:p>
            <text:p text:style-name="P171"><text:s text:c="3"/>725 <text:s text:c="49"/>; programmed from channel B. <text:s/>Other </text:p>
            <text:p text:style-name="P171"><text:s text:c="3"/>726 <text:s text:c="49"/>; implementations will have to provide linkage</text:p>
            <text:p text:style-name="P171"><text:s text:c="3"/>727 <text:s text:c="49"/>; to the vector area in the main XIOS, and </text:p>
            <text:p text:style-name="P171"><text:s text:c="3"/>728 <text:s text:c="49"/>; load the vector offset into SIO write </text:p>
            <text:p text:style-name="P171"><text:s text:c="3"/>729 <text:s text:c="49"/>; register 2</text:p>
            <text:p text:style-name="P171"><text:s text:c="3"/>730 <text:s text:c="17"/></text:p>
            <text:p text:style-name="P171"><text:s text:c="3"/>731 <text:s text:c="2"/>01D0 210000 <text:s text:c="11"/>lxi <text:s text:c="4"/>h,niisr <text:s text:c="8"/>; load status interrupt service routine vector</text:p>
            <text:p text:style-name="P171"><text:s text:c="3"/>732 <text:s text:c="2"/>01D3 220AFF <text:s text:c="11"/>shld <text:s text:c="3"/>siov5</text:p>
            <text:p text:style-name="P171"><text:s text:c="3"/>733 <text:s text:c="2"/>01D6 210000 <text:s text:c="11"/>lxi <text:s text:c="4"/>h,dlisr <text:s text:c="8"/>; load transmit ISR vector</text:p>
            <text:p text:style-name="P171"><text:s text:c="3"/>734 <text:s text:c="2"/>01D9 220CFF <text:s text:c="11"/>shld <text:s text:c="3"/>siov6</text:p>
            <text:p text:style-name="P171"><text:s text:c="3"/>735 <text:s text:c="2"/>01DC 210000 <text:s text:c="11"/>lxi <text:s text:c="4"/>h,reisr <text:s text:c="8"/>; load receiv ISR vector</text:p>
            <text:p text:style-name="P171"><text:s text:c="3"/>736 <text:s text:c="2"/>01DF 220EFF <text:s text:c="11"/>shld <text:s text:c="3"/>siov7</text:p>
            <text:p text:style-name="P171"><text:s text:c="3"/>737 <text:s text:c="25"/>endif</text:p>
            <text:p text:style-name="P171"><text:s text:c="3"/>738 <text:s text:c="17"/></text:p>
            <text:p text:style-name="P171"><text:s text:c="3"/>739 <text:s text:c="2"/>01E2 211C00 <text:s text:c="11"/>lxi <text:s text:c="4"/>h,sioiblk <text:s text:c="6"/>; point to SIO initialization block</text:p>
            <text:p text:style-name="P171"><text:s text:c="3"/>740 <text:s text:c="2"/>01E5 060C <text:s text:c="13"/>mvi <text:s text:c="4"/>b,sioilen <text:s text:c="6"/>; length of block</text:p>
            <text:p text:style-name="P171"><text:s text:c="3"/>741 <text:s text:c="2"/>01E7 F3 <text:s text:c="15"/>di</text:p>
            <text:p text:style-name="P171"><text:s text:c="3"/>742 <text:s text:c="17"/></text:p>
            <text:p text:style-name="P171"><text:s text:c="3"/>743 <text:s text:c="17"/>pgm1:</text:p>
            <text:p text:style-name="P171"><text:s text:c="3"/>744 <text:s text:c="17"/></text:p>
            <text:p text:style-name="P171"><text:s text:c="3"/>745 <text:s text:c="2"/>01E8 7E <text:s text:c="15"/>mov <text:s text:c="4"/>a,m <text:s text:c="12"/>; output the block to the SIO</text:p>
            <text:p text:style-name="P171"><text:s text:c="3"/>746 <text:s text:c="2"/>01E9 D306 <text:s text:c="13"/>out <text:s text:c="4"/>siocmd</text:p>
            <text:p text:style-name="P171"><text:s text:c="3"/>747 <text:s text:c="2"/>01EB 23 <text:s text:c="15"/>inx <text:s text:c="4"/>h</text:p>
            <text:p text:style-name="P171"><text:soft-page-break/><text:s text:c="3"/>748 <text:s text:c="2"/>01EC 05 <text:s text:c="15"/>dcr <text:s text:c="4"/>b</text:p>
            <text:p text:style-name="P171"><text:s text:c="3"/>749 <text:s text:c="2"/>01ED C2E801 <text:s text:c="11"/>jnz <text:s text:c="4"/>pgm1</text:p>
            <text:p text:style-name="P171"><text:s text:c="3"/>750 <text:s text:c="17"/></text:p>
            <text:p text:style-name="P171"><text:s text:c="3"/>751 <text:s text:c="2"/>01F0 FB <text:s text:c="15"/>ei</text:p>
            <text:p text:style-name="P171"><text:s text:c="3"/>752 <text:s text:c="2"/>01F1 AF <text:s text:c="15"/>xra <text:s text:c="4"/>a <text:s text:c="14"/>; set up hailing baud rate = 9600</text:p>
            <text:p text:style-name="P171"><text:s text:c="3"/>753 <text:s text:c="2"/>01F2 CD0401 <text:s text:c="11"/>call <text:s text:c="3"/>setbaud</text:p>
            <text:p text:style-name="P171"><text:s text:c="3"/>754 <text:s text:c="2"/>01F5 C9 <text:s text:c="15"/>ret</text:p>
            <text:p text:style-name="P171"><text:s text:c="3"/>755 <text:s text:c="17"/></text:p>
            <text:p text:style-name="P171"><text:s text:c="3"/>756 <text:s text:c="17"/></text:p>
            <text:p text:style-name="P171"><text:s text:c="3"/>757 <text:s text:c="17"/>; INITUART: <text:s/>Initialize the uart for network A by issuing a reset command</text:p>
            <text:p text:style-name="P171"><text:s text:c="3"/>758 <text:s text:c="17"/>; <text:s text:c="11"/>and clearing out the receive buffer.</text:p>
            <text:p text:style-name="P171"><text:s text:c="3"/>759 <text:s text:c="17"/></text:p>
            <text:p text:style-name="P171"><text:s text:c="3"/>760 <text:s text:c="17"/>inituart:</text:p>
            <text:p text:style-name="P171"><text:s text:c="3"/>761 <text:s text:c="17"/></text:p>
            <text:p text:style-name="P171"><text:s text:c="3"/>762 <text:s text:c="2"/>01F6 3E03 <text:s text:c="13"/>mvi <text:s text:c="4"/>a,3 <text:s text:c="12"/>; disable the receiver through register 3</text:p>
            <text:p text:style-name="P171"><text:s text:c="3"/>763 <text:s text:c="2"/>01F8 D306 <text:s text:c="13"/>out <text:s text:c="4"/>siocmd</text:p>
            <text:p text:style-name="P171"><text:s text:c="3"/>764 <text:s text:c="2"/>01FA 3EC0 <text:s text:c="13"/>mvi <text:s text:c="4"/>a,disrcv</text:p>
            <text:p text:style-name="P171"><text:s text:c="3"/>765 <text:s text:c="2"/>01FC D306 <text:s text:c="13"/>out <text:s text:c="4"/>siocmd</text:p>
            <text:p text:style-name="P171"><text:s text:c="3"/>766 <text:s text:c="17"/></text:p>
            <text:p text:style-name="P171"><text:s text:c="3"/>767 <text:s text:c="2"/>01FE DB06 <text:s text:c="13"/>in <text:s text:c="5"/>siostat <text:s text:c="8"/>; is there a garbage byte?</text:p>
            <text:p text:style-name="P171"><text:s text:c="3"/>768 <text:s text:c="2"/>0200 E601 <text:s text:c="13"/>ani <text:s text:c="4"/>rrdymsk</text:p>
            <text:p text:style-name="P171"><text:s text:c="3"/>769 <text:s text:c="2"/>0202 CA0A02 <text:s text:c="11"/>jz <text:s text:c="5"/>initu <text:s text:c="10"/>; no--&gt;continue initialization</text:p>
            <text:p text:style-name="P171"><text:s text:c="3"/>770 <text:s text:c="17"/></text:p>
            <text:p text:style-name="P171"><text:s text:c="3"/>771 <text:s text:c="2"/>0205 DB04 <text:s text:c="13"/>in <text:s text:c="5"/>siorecv <text:s text:c="8"/>; else--&gt;eat the character</text:p>
            <text:p text:style-name="P171"><text:s text:c="3"/>772 <text:s text:c="2"/>0207 C3F601 <text:s text:c="11"/>jmp <text:s text:c="4"/>inituart <text:s text:c="7"/>; try again</text:p>
            <text:p text:style-name="P171"><text:s text:c="3"/>773 <text:s text:c="17"/></text:p>
            <text:p text:style-name="P171"><text:s text:c="3"/>774 <text:s text:c="17"/>initu:</text:p>
            <text:p text:style-name="P179"><text:s text:c="3"/>775 <text:s text:c="17"/></text:p>
          </table:table-cell>
        </table:table-row>
        <table:table-row>
          <table:table-cell table:style-name="Table70.A2" office:value-type="string">
            <text:p text:style-name="P171">CP/M RMAC ASSEM 1.1 <text:s text:c="4"/>#017 <text:s text:c="3"/>ULCNET DATA LINK LAYER MP/M XIOS MODULE</text:p>
            <text:p text:style-name="P171"/>
            <text:p text:style-name="P171"><text:s text:c="3"/>776 <text:s text:c="2"/>020A 3E30 <text:s text:c="13"/>mvi <text:s text:c="4"/>a,errst <text:s text:c="8"/>; reset error conditions</text:p>
            <text:p text:style-name="P171"><text:s text:c="3"/>777 <text:s text:c="2"/>020C D306 <text:s text:c="13"/>out <text:s text:c="4"/>siocmd</text:p>
            <text:p text:style-name="P171"><text:s text:c="3"/>778 <text:s text:c="17"/></text:p>
            <text:p text:style-name="P171"><text:s text:c="3"/>779 <text:s text:c="2"/>020E 3E03 <text:s text:c="13"/>mvi <text:s text:c="4"/>a,3 <text:s text:c="12"/>; re-enable the receiver</text:p>
            <text:p text:style-name="P171"><text:s text:c="3"/>780 <text:s text:c="2"/>0210 D306 <text:s text:c="13"/>out <text:s text:c="4"/>siocmd</text:p>
            <text:p text:style-name="P171"><text:s text:c="3"/>781 <text:s text:c="2"/>0212 3EC1 <text:s text:c="13"/>mvi <text:s text:c="4"/>a,enarcv</text:p>
            <text:p text:style-name="P171"><text:s text:c="3"/>782 <text:s text:c="2"/>0214 D306 <text:s text:c="13"/>out <text:s text:c="4"/>siocmd</text:p>
            <text:p text:style-name="P171"><text:s text:c="3"/>783 <text:s text:c="17"/></text:p>
            <text:p text:style-name="P171"><text:s text:c="3"/>784 <text:s text:c="2"/>0216 C9 <text:s text:c="15"/>ret</text:p>
            <text:p text:style-name="P171"><text:s text:c="3"/>785 <text:s text:c="17"/></text:p>
            <text:p text:style-name="P171"><text:s text:c="3"/>786 <text:s text:c="17"/>; INITRECV: <text:s/>Initialize a receive operation</text:p>
            <text:p text:style-name="P171"><text:s text:c="3"/>787 <text:s text:c="17"/></text:p>
            <text:p text:style-name="P171"><text:s text:c="3"/>788 <text:s text:c="17"/>initrecv:</text:p>
            <text:p text:style-name="P171"><text:s text:c="3"/>789 <text:s text:c="17"/></text:p>
            <text:p text:style-name="P171"><text:s text:c="3"/>790 <text:s text:c="2"/>0217 CDF601 <text:s text:c="11"/>call <text:s text:c="3"/>inituart</text:p>
            <text:p text:style-name="P171"><text:s text:c="3"/>791 <text:s text:c="17"/></text:p>
            <text:p text:style-name="P171"><text:s text:c="3"/>792 <text:s text:c="25"/>if <text:s text:c="5"/>interrupts</text:p>
            <text:p text:style-name="P171"><text:s text:c="3"/>793 <text:s text:c="2"/>021A CDC001 <text:s text:c="11"/>call <text:s text:c="3"/>enblrecv <text:s text:c="7"/>; enable receiver interrupts</text:p>
            <text:p text:style-name="P171"><text:s text:c="3"/>794 <text:s text:c="25"/>endif</text:p>
            <text:p text:style-name="P171"><text:s text:c="3"/>795 <text:s text:c="17"/></text:p>
            <text:p text:style-name="P171"><text:s text:c="3"/>796 <text:s text:c="2"/>021D C9 <text:s text:c="15"/>ret</text:p>
            <text:p text:style-name="P171"><text:s text:c="3"/>797 <text:s text:c="17"/></text:p>
            <text:p text:style-name="P171"><text:s text:c="3"/>798 <text:s text:c="17"/></text:p>
            <text:p text:style-name="P171"><text:s text:c="3"/>799 <text:s text:c="17"/>; WAIT - Wait 100 micro seconds</text:p>
            <text:p text:style-name="P171"><text:s text:c="3"/>800 <text:s text:c="17"/></text:p>
            <text:p text:style-name="P171"><text:s text:c="3"/>801 <text:s text:c="17"/>wait:</text:p>
            <text:p text:style-name="P171"><text:s text:c="3"/>802 <text:s text:c="17"/></text:p>
            <text:p text:style-name="P171"><text:s text:c="3"/>803 <text:s text:c="2"/>021E 3E16 <text:s text:c="13"/>mvi <text:s text:c="4"/>a,timeval</text:p>
            <text:p text:style-name="P171"><text:s text:c="3"/>804 <text:s text:c="17"/></text:p>
            <text:p text:style-name="P171"><text:s text:c="3"/>805 <text:s text:c="17"/>w:</text:p>
            <text:p text:style-name="P171"><text:s text:c="3"/>806 <text:s text:c="17"/></text:p>
            <text:p text:style-name="P171"><text:s text:c="3"/>807 <text:s text:c="2"/>0220 3D <text:s text:c="15"/>dcr <text:s text:c="4"/>a <text:s text:c="14"/>; 04</text:p>
            <text:p text:style-name="P171"><text:s text:c="3"/>808 <text:s text:c="2"/>0221 A7 <text:s text:c="15"/>ana <text:s text:c="4"/>a <text:s text:c="14"/>; 04</text:p>
            <text:p text:style-name="P171"><text:s text:c="3"/>809 <text:s text:c="2"/>0222 C22002 <text:s text:c="11"/>jnz <text:s text:c="4"/>w <text:s text:c="14"/>; 12</text:p>
            <text:p text:style-name="P171"><text:s text:c="3"/>810 <text:s text:c="49"/>; ---</text:p>
            <text:p text:style-name="P171"><text:s text:c="3"/>811 <text:s text:c="2"/>0225 C9 <text:s text:c="15"/>ret <text:s text:c="20"/>; 30 T-States total</text:p>
            <text:p text:style-name="P171"><text:s text:c="3"/>812 <text:s text:c="17"/></text:p>
            <text:p text:style-name="P171"><text:s text:c="3"/>813 <text:s text:c="17"/></text:p>
            <text:p text:style-name="P171"><text:s text:c="3"/>814 <text:s text:c="17"/>; RESTUART: <text:s/>Reinitialize the UART to the way it was in the</text:p>
            <text:p text:style-name="P171"><text:s text:c="3"/>815 <text:s text:c="17"/>; <text:s text:c="11"/>original BIOS after completing the network operations</text:p>
            <text:p text:style-name="P171"><text:s text:c="3"/>816 <text:s text:c="17"/></text:p>
            <text:p text:style-name="P171"><text:s text:c="3"/>817 <text:s text:c="17"/></text:p>
            <text:p text:style-name="P171"><text:s text:c="3"/>818 <text:s text:c="17"/>restuart:</text:p>
            <text:p text:style-name="P171"><text:s text:c="3"/>819 <text:s text:c="2"/>0226 C9 <text:s text:c="15"/>ret <text:s text:c="20"/>; UART not used except by network</text:p>
            <text:p text:style-name="P171"><text:s text:c="3"/>820 <text:s text:c="17"/></text:p>
            <text:p text:style-name="P171"><text:s text:c="3"/>821 <text:s text:c="17"/></text:p>
            <text:p text:style-name="P171"><text:soft-page-break/><text:s text:c="3"/>822 <text:s text:c="17"/>; CSNIOD: <text:s/>Do any cold start initialization which is necessary.</text:p>
            <text:p text:style-name="P171"><text:s text:c="3"/>823 <text:s text:c="17"/>; <text:s text:c="9"/>Must at least return the value of BAUDS</text:p>
            <text:p text:style-name="P171"><text:s text:c="3"/>824 <text:s text:c="17"/>; <text:s text:c="9"/>If the network uses the printer port then set theh carry flag</text:p>
            <text:p text:style-name="P171"><text:s text:c="3"/>825 <text:s text:c="17"/>; <text:s text:c="9"/>otherwise clear it.</text:p>
            <text:p text:style-name="P171"><text:s text:c="3"/>826 <text:s text:c="17"/></text:p>
            <text:p text:style-name="P171"><text:s text:c="3"/>827 <text:s text:c="17"/>csniod: </text:p>
            <text:p text:style-name="P171"><text:s text:c="3"/>828 <text:s text:c="25"/></text:p>
            <text:p text:style-name="P179"><text:s text:c="3"/>829 <text:s text:c="2"/>0227 01032A <text:s text:c="11"/>lxi <text:s text:c="4"/>b,bauds <text:s text:c="8"/>; return the legal baud rates</text:p>
          </table:table-cell>
        </table:table-row>
        <table:table-row>
          <table:table-cell table:style-name="Table70.A2" office:value-type="string">
            <text:p text:style-name="P171">CP/M RMAC ASSEM 1.1 <text:s text:c="4"/>#018 <text:s text:c="3"/>ULCNET DATA LINK LAYER MP/M XIOS MODULE</text:p>
            <text:p text:style-name="P171"/>
            <text:p text:style-name="P171"><text:s text:c="3"/>830 <text:s text:c="2"/>022A B7 <text:s text:c="15"/>ora <text:s text:c="4"/>a <text:s text:c="14"/>; not using a printer port</text:p>
            <text:p text:style-name="P171"><text:s text:c="3"/>831 <text:s text:c="2"/>022B C9 <text:s text:c="15"/>ret</text:p>
            <text:p text:style-name="P171"><text:s text:c="3"/>832 <text:s text:c="17"/></text:p>
            <text:p text:style-name="P179"><text:s text:c="3"/>833 <text:s text:c="2"/>022C <text:s text:c="18"/>end</text:p>
          </table:table-cell>
        </table:table-row>
        <table:table-row>
          <table:table-cell table:style-name="Table70.A2" office:value-type="string">
            <text:p text:style-name="P171">CP/M RMAC ASSEM 1.1 <text:s text:c="4"/>#019 <text:s text:c="3"/>ULCNET DATA LINK LAYER MP/M XIOS MODULE</text:p>
            <text:p text:style-name="P171"/>
            <text:p text:style-name="P171">BAUDGEN <text:s text:c="9"/>0000 <text:s text:c="3"/>70# <text:s/>514 </text:p>
            <text:p text:style-name="P171">BAUDS <text:s text:c="11"/>2A03 <text:s text:c="3"/>68# <text:s/>829 </text:p>
            <text:p text:style-name="P171">BAUDSH <text:s text:c="10"/>002A <text:s text:c="3"/>65# <text:s text:c="2"/>68 <text:s text:c="2"/>530 </text:p>
            <text:p text:style-name="P171">BAUDSL <text:s text:c="10"/>0003 <text:s text:c="3"/>64# <text:s text:c="2"/>68 <text:s text:c="2"/>491 </text:p>
            <text:p text:style-name="P171">BAUDTBL <text:s text:c="9"/>0014 <text:s text:c="2"/>141# <text:s/>508 </text:p>
            <text:p text:style-name="P171">BTBL <text:s text:c="12"/>000C <text:s text:c="2"/>138# <text:s/>482 </text:p>
            <text:p text:style-name="P171">CARBIT <text:s text:c="10"/>0003 <text:s text:c="3"/>80#</text:p>
            <text:p text:style-name="P171">CARMSK <text:s text:c="10"/>0008 <text:s text:c="3"/>81# <text:s/>686 </text:p>
            <text:p text:style-name="P171">CHKSTAT <text:s text:c="9"/>017C <text:s text:c="3"/>39 <text:s text:c="2"/>610 <text:s text:c="2"/>632#</text:p>
            <text:p text:style-name="P171">CONIN <text:s text:c="11"/>0000 <text:s text:c="3"/>53 <text:s text:c="2"/>242 </text:p>
            <text:p text:style-name="P171">CONOUT <text:s text:c="10"/>0000 <text:s text:c="3"/>53 <text:s text:c="2"/>269 </text:p>
            <text:p text:style-name="P171">CONST <text:s text:c="11"/>0000 <text:s text:c="3"/>53 <text:s text:c="2"/>216 </text:p>
            <text:p text:style-name="P171">CSDLL <text:s text:c="11"/>0000 <text:s text:c="3"/>50 <text:s text:c="2"/>218 </text:p>
            <text:p text:style-name="P171">CSNIOD <text:s text:c="10"/>0227 <text:s text:c="3"/>40 <text:s text:c="2"/>827#</text:p>
            <text:p text:style-name="P171">CURBAUD <text:s text:c="9"/>000B <text:s text:c="2"/>135# <text:s/>473 <text:s text:c="2"/>517 <text:s text:c="2"/>555 </text:p>
            <text:p text:style-name="P171">DEVOK <text:s text:c="11"/>0036 <text:s text:c="2"/>184 <text:s text:c="2"/>189#</text:p>
            <text:p text:style-name="P171">DEVTABLE <text:s text:c="8"/>0005 <text:s text:c="2"/>126# <text:s/>130 <text:s text:c="2"/>195 </text:p>
            <text:p text:style-name="P171">DISRCV <text:s text:c="10"/>00C0 <text:s text:c="3"/>95# <text:s/>764 </text:p>
            <text:p text:style-name="P171">DISSLF <text:s text:c="10"/>004F <text:s text:c="3"/>97# <text:s/>504 </text:p>
            <text:p text:style-name="P171">DLISR <text:s text:c="11"/>0000 <text:s text:c="3"/>58 <text:s text:c="2"/>733 </text:p>
            <text:p text:style-name="P171">DLLBAU <text:s text:c="10"/>0003 <text:s text:c="3"/>42 <text:s text:c="2"/>120#</text:p>
            <text:p text:style-name="P171">DLLON <text:s text:c="11"/>0000 <text:s text:c="3"/>50 <text:s text:c="2"/>219 </text:p>
            <text:p text:style-name="P171">DSBLRECV <text:s text:c="8"/>01C9 <text:s text:c="3"/>45 <text:s text:c="2"/>709#</text:p>
            <text:p text:style-name="P171">DSBLXMIT <text:s text:c="8"/>015B <text:s text:c="3"/>41 <text:s text:c="2"/>552#</text:p>
            <text:p text:style-name="P171">DTROFF <text:s text:c="10"/>006A <text:s text:c="3"/>93# <text:s/>499 <text:s text:c="2"/>561 </text:p>
            <text:p text:style-name="P171">DTRON <text:s text:c="11"/>00EA <text:s text:c="3"/>92# <text:s/>542 <text:s text:c="2"/>566 </text:p>
            <text:p text:style-name="P171">ENARCV <text:s text:c="10"/>00C1 <text:s text:c="3"/>94# <text:s/>781 </text:p>
            <text:p text:style-name="P171">ENASLF <text:s text:c="10"/>000F <text:s text:c="3"/>96# <text:s/>537 </text:p>
            <text:p text:style-name="P171">ENBLRECV <text:s text:c="8"/>01C0 <text:s text:c="3"/>45 <text:s text:c="2"/>699# <text:s/>793 </text:p>
            <text:p text:style-name="P171">ERRBITS <text:s text:c="9"/>0070 <text:s text:c="3"/>83# <text:s/>638 </text:p>
            <text:p text:style-name="P171">ERRST <text:s text:c="11"/>0030 <text:s text:c="3"/>82# <text:s/>670 <text:s text:c="2"/>776 </text:p>
            <text:p text:style-name="P171">EXITDL <text:s text:c="10"/>00CE <text:s text:c="2"/>306 <text:s text:c="2"/>378#</text:p>
            <text:p text:style-name="P171">FALSE <text:s text:c="11"/>0000 <text:s text:c="3"/>27#</text:p>
            <text:p text:style-name="P171">FBIT <text:s text:c="12"/>0006 <text:s text:c="3"/>88# <text:s/>661 </text:p>
            <text:p text:style-name="P171">FMSK <text:s text:c="12"/>0040 <text:s text:c="3"/>89#</text:p>
            <text:p text:style-name="P171">FRMCNTR <text:s text:c="9"/>0000 <text:s text:c="3"/>52 <text:s text:c="2"/>664 </text:p>
            <text:p text:style-name="P171">GETRCODE <text:s text:c="8"/>0000 <text:s text:c="3"/>49 <text:s text:c="2"/>395 </text:p>
            <text:p text:style-name="P171">GETTCODE <text:s text:c="8"/>0000 <text:s text:c="3"/>49 <text:s text:c="2"/>316 </text:p>
            <text:p text:style-name="P171">INCCNTR <text:s text:c="9"/>0000 <text:s text:c="3"/>52 <text:s text:c="2"/>647 <text:s text:c="2"/>656 <text:s text:c="2"/>665 </text:p>
            <text:p text:style-name="P171">INITRECV <text:s text:c="8"/>0217 <text:s text:c="3"/>39 <text:s text:c="2"/>788#</text:p>
            <text:p text:style-name="P171">INITU <text:s text:c="11"/>020A <text:s text:c="3"/>37 <text:s text:c="2"/>769 <text:s text:c="2"/>774#</text:p>
            <text:p text:style-name="P171">INITUART <text:s text:c="8"/>01F6 <text:s text:c="3"/>38 <text:s text:c="2"/>760# <text:s/>772 <text:s text:c="2"/>790 </text:p>
            <text:p text:style-name="P171">INTERRUPTS <text:s text:c="6"/>FFFF <text:s text:c="3"/>29# <text:s text:c="2"/>44 <text:s text:c="3"/>56 <text:s text:c="2"/>155 <text:s text:c="2"/>414 <text:s text:c="2"/>440 <text:s text:c="2"/>578 <text:s text:c="2"/>602 <text:s text:c="2"/>695 <text:s text:c="2"/>723 </text:p>
            <text:p text:style-name="P171"><text:s text:c="24"/>792 </text:p>
            <text:p text:style-name="P171">NCONIN <text:s text:c="10"/>005C <text:s text:c="3"/>35 <text:s text:c="2"/>238#</text:p>
            <text:p text:style-name="P171">NCONOUT <text:s text:c="9"/>0075 <text:s text:c="3"/>35 <text:s text:c="2"/>265#</text:p>
            <text:p text:style-name="P171">NCONST <text:s text:c="10"/>0043 <text:s text:c="3"/>35 <text:s text:c="2"/>212#</text:p>
            <text:p text:style-name="P171">NETADR <text:s text:c="10"/>0000 <text:s text:c="3"/>42 <text:s text:c="2"/>119#</text:p>
            <text:p text:style-name="P171">NETCON <text:s text:c="10"/>0020 <text:s text:c="2"/>106# <text:s/>214 <text:s text:c="2"/>240 <text:s text:c="2"/>267 </text:p>
            <text:p text:style-name="P171">NETIDLE <text:s text:c="9"/>01AF <text:s text:c="3"/>39 <text:s text:c="2"/>603 <text:s text:c="2"/>679#</text:p>
            <text:p text:style-name="P171">NETSTATS <text:s text:c="8"/>FFFF <text:s text:c="3"/>30# <text:s/>641 </text:p>
            <text:p text:style-name="P171">NF <text:s text:c="14"/>01A9 <text:s text:c="2"/>662 <text:s text:c="2"/>667#</text:p>
            <text:p text:style-name="P171">NIISR <text:s text:c="11"/>0000 <text:s text:c="3"/>58 <text:s text:c="2"/>731 </text:p>
            <text:p text:style-name="P179">NO <text:s text:c="14"/>019D <text:s text:c="2"/>653 <text:s text:c="2"/>658#</text:p>
          </table:table-cell>
        </table:table-row>
        <table:table-row>
          <table:table-cell table:style-name="Table70.A2" office:value-type="string">
            <text:p text:style-name="P171">CP/M RMAC ASSEM 1.1 <text:s text:c="4"/>#020 <text:s text:c="3"/>ULCNET DATA LINK LAYER MP/M XIOS MODULE</text:p>
            <text:p text:style-name="P171"><text:soft-page-break/></text:p>
            <text:p text:style-name="P171">NP <text:s text:c="14"/>0191 <text:s text:c="2"/>644 <text:s text:c="2"/>649#</text:p>
            <text:p text:style-name="P171">NUMDEVICES <text:s text:c="6"/>0002 <text:s text:c="2"/>130# <text:s/>183 </text:p>
            <text:p text:style-name="P171">NXTADD <text:s text:c="10"/>0050 <text:s text:c="2"/>222# <text:s/>230 </text:p>
            <text:p text:style-name="P171">OBIT <text:s text:c="12"/>0005 <text:s text:c="3"/>86# <text:s/>652 </text:p>
            <text:p text:style-name="P171">OMSK <text:s text:c="12"/>0020 <text:s text:c="3"/>87#</text:p>
            <text:p text:style-name="P171">OUTBAU <text:s text:c="10"/>0133 <text:s text:c="2"/>510# <text:s/>546 </text:p>
            <text:p text:style-name="P171">OVRCNTR <text:s text:c="9"/>0000 <text:s text:c="3"/>51 <text:s text:c="2"/>655 </text:p>
            <text:p text:style-name="P171">PARCNTR <text:s text:c="9"/>0000 <text:s text:c="3"/>51 <text:s text:c="2"/>646 </text:p>
            <text:p text:style-name="P171">PBIT <text:s text:c="12"/>0004 <text:s text:c="3"/>84#</text:p>
            <text:p text:style-name="P171">PGM1 <text:s text:c="12"/>01E8 <text:s text:c="2"/>743# <text:s/>749 </text:p>
            <text:p text:style-name="P171">PGMUART <text:s text:c="9"/>01D0 <text:s text:c="3"/>38 <text:s text:c="2"/>721#</text:p>
            <text:p text:style-name="P171">PMSK <text:s text:c="12"/>0010 <text:s text:c="3"/>85# <text:s/>643 </text:p>
            <text:p text:style-name="P171">POLDEV <text:s text:c="10"/>0000 <text:s text:c="3"/>54 <text:s text:c="2"/>181 </text:p>
            <text:p text:style-name="P171">POLLDEVICE <text:s text:c="6"/>0028 <text:s text:c="3"/>36 <text:s text:c="2"/>177#</text:p>
            <text:p text:style-name="P171">PSRECV <text:s text:c="10"/>00C1 <text:s text:c="2"/>253 <text:s text:c="2"/>366#</text:p>
            <text:p text:style-name="P171">PSXMIT <text:s text:c="10"/>0088 <text:s text:c="2"/>278 <text:s text:c="2"/>297#</text:p>
            <text:p text:style-name="P171">PSXRET <text:s text:c="10"/>00B7 <text:s text:c="2"/>331 <text:s text:c="2"/>332 <text:s text:c="2"/>333 <text:s text:c="2"/>334 <text:s text:c="2"/>344#</text:p>
            <text:p text:style-name="P171">RBAD <text:s text:c="12"/>00F6 <text:s text:c="2"/>411 <text:s text:c="2"/>412 <text:s text:c="2"/>415 <text:s text:c="2"/>435# <text:s/>445 </text:p>
            <text:p text:style-name="P171">RCODE <text:s text:c="11"/>000A <text:s text:c="2"/>133# <text:s/>374 <text:s text:c="2"/>431 </text:p>
            <text:p text:style-name="P171">RECEIVE <text:s text:c="9"/>0000 <text:s text:c="3"/>48 <text:s text:c="2"/>368 </text:p>
            <text:p text:style-name="P171">RECV <text:s text:c="12"/>0175 <text:s text:c="3"/>37 <text:s text:c="2"/>600# <text:s/>608 </text:p>
            <text:p text:style-name="P171">REGSHRT <text:s text:c="9"/>0000 <text:s text:c="3"/>50 <text:s text:c="2"/>228 </text:p>
            <text:p text:style-name="P171">REISR <text:s text:c="11"/>0000 <text:s text:c="3"/>58 <text:s text:c="2"/>735 </text:p>
            <text:p text:style-name="P171">RESTUART <text:s text:c="8"/>0226 <text:s text:c="3"/>40 <text:s text:c="2"/>818#</text:p>
            <text:p text:style-name="P171">RGOOD <text:s text:c="11"/>00F0 <text:s text:c="2"/>410 <text:s text:c="2"/>428#</text:p>
            <text:p text:style-name="P171">RIDLE <text:s text:c="11"/>00FA <text:s text:c="2"/>417 <text:s text:c="2"/>442#</text:p>
            <text:p text:style-name="P171">RRDYBIT <text:s text:c="9"/>0000 <text:s text:c="3"/>78#</text:p>
            <text:p text:style-name="P171">RRDYMSK <text:s text:c="9"/>0001 <text:s text:c="3"/>79# <text:s/>607 <text:s text:c="2"/>768 </text:p>
            <text:p text:style-name="P171">RRETRY <text:s text:c="10"/>0064 <text:s text:c="2"/>247# <text:s/>258 </text:p>
            <text:p text:style-name="P171">RRTBL <text:s text:c="11"/>00E2 <text:s text:c="2"/>399 <text:s text:c="2"/>410#</text:p>
            <text:p text:style-name="P171">RSLEEP <text:s text:c="10"/>00EE <text:s text:c="2"/>420 <text:s text:c="2"/>421 <text:s text:c="2"/>423# <text:s/>446 </text:p>
            <text:p text:style-name="P171">RTMOCHK <text:s text:c="9"/>0000 <text:s text:c="3"/>57 <text:s text:c="2"/>444 </text:p>
            <text:p text:style-name="P171">RTO <text:s text:c="13"/>0179 <text:s text:c="2"/>604 <text:s text:c="2"/>619#</text:p>
            <text:p text:style-name="P171">RWAIT <text:s text:c="11"/>00D3 <text:s text:c="2"/>129 <text:s text:c="2"/>393#</text:p>
            <text:p text:style-name="P171">RWAKEUP <text:s text:c="9"/>00F0 <text:s text:c="2"/>429# <text:s/>438 </text:p>
            <text:p text:style-name="P171">SCBAUDT <text:s text:c="9"/>0016 <text:s text:c="2"/>146# <text:s/>545 </text:p>
            <text:p text:style-name="P171">SELFBIT <text:s text:c="9"/>0003 <text:s text:c="3"/>90#</text:p>
            <text:p text:style-name="P171">SELFCLKD <text:s text:c="8"/>0140 <text:s text:c="2"/>488 <text:s text:c="2"/>528#</text:p>
            <text:p text:style-name="P171">SELFMSK <text:s text:c="9"/>0008 <text:s text:c="3"/>91# <text:s/>487 <text:s text:c="2"/>556 </text:p>
            <text:p text:style-name="P171">SETBAUD <text:s text:c="9"/>0104 <text:s text:c="3"/>37 <text:s text:c="2"/>470# <text:s/>690 <text:s text:c="2"/>753 </text:p>
            <text:p text:style-name="P171">SIOCMD <text:s text:c="10"/>0006 <text:s text:c="3"/>71# <text:s/>498 <text:s text:c="2"/>500 <text:s text:c="2"/>503 <text:s text:c="2"/>505 <text:s text:c="2"/>536 <text:s text:c="2"/>538 <text:s text:c="2"/>541 <text:s text:c="2"/>543 <text:s text:c="2"/>560 </text:p>
            <text:p text:style-name="P171"><text:s text:c="24"/>562 <text:s text:c="2"/>565 <text:s text:c="2"/>567 <text:s text:c="2"/>635 <text:s text:c="2"/>671 <text:s text:c="2"/>682 <text:s text:c="2"/>683 <text:s text:c="2"/>702 <text:s text:c="2"/>704 <text:s text:c="2"/>712 </text:p>
            <text:p text:style-name="P171"><text:s text:c="24"/>713 <text:s text:c="2"/>746 <text:s text:c="2"/>763 <text:s text:c="2"/>765 <text:s text:c="2"/>777 <text:s text:c="2"/>780 <text:s text:c="2"/>782 </text:p>
            <text:p text:style-name="P171">SIOIBLK <text:s text:c="9"/>001C <text:s text:c="2"/>156# <text:s/>158# <text:s/>161 <text:s text:c="2"/>739 </text:p>
            <text:p text:style-name="P171">SIOILEN <text:s text:c="9"/>000C <text:s text:c="2"/>161# <text:s/>740 </text:p>
            <text:p text:style-name="P171">SIORECV <text:s text:c="9"/>0004 <text:s text:c="3"/>74# <text:s/>616 <text:s text:c="2"/>771 </text:p>
            <text:p text:style-name="P171">SIOSTAT <text:s text:c="9"/>0006 <text:s text:c="3"/>72# <text:s/>583 <text:s text:c="2"/>606 <text:s text:c="2"/>636 <text:s text:c="2"/>685 <text:s text:c="2"/>767 </text:p>
            <text:p text:style-name="P171">SIOV4 <text:s text:c="11"/>FF08 <text:s text:c="2"/>101#</text:p>
            <text:p text:style-name="P171">SIOV5 <text:s text:c="11"/>FF0A <text:s text:c="2"/>102# <text:s/>732 </text:p>
            <text:p text:style-name="P171">SIOV6 <text:s text:c="11"/>FF0C <text:s text:c="2"/>103# <text:s/>734 </text:p>
            <text:p text:style-name="P171">SIOV7 <text:s text:c="11"/>FF0E <text:s text:c="2"/>104# <text:s/>736 </text:p>
            <text:p text:style-name="P171">SIOXMIT <text:s text:c="9"/>0004 <text:s text:c="3"/>73# <text:s/>590 </text:p>
            <text:p text:style-name="P171">SLFCLKD <text:s text:c="9"/>FFFF <text:s text:c="3"/>31# <text:s/>485 <text:s text:c="2"/>496 <text:s text:c="2"/>525 <text:s text:c="2"/>554 </text:p>
            <text:p text:style-name="P179">TCODE <text:s text:c="11"/>0009 <text:s text:c="2"/>132# <text:s/>305 <text:s text:c="2"/>351 </text:p>
          </table:table-cell>
        </table:table-row>
        <table:table-row>
          <table:table-cell table:style-name="Table70.A2" office:value-type="string">
            <text:p text:style-name="P171">CP/M RMAC ASSEM 1.1 <text:s text:c="4"/>#021 <text:s text:c="3"/>ULCNET DATA LINK LAYER MP/M XIOS MODULE</text:p>
            <text:p text:style-name="P171"/>
            <text:p text:style-name="P171">TERRCNT <text:s text:c="9"/>0000 <text:s text:c="3"/>51 </text:p>
            <text:p text:style-name="P171">TIMEVAL <text:s text:c="9"/>0016 <text:s text:c="2"/>122# <text:s/>803 </text:p>
            <text:p text:style-name="P171">TRANSMIT <text:s text:c="8"/>0000 <text:s text:c="3"/>48 <text:s text:c="2"/>299 </text:p>
            <text:p text:style-name="P171">TRETRY <text:s text:c="10"/>007D <text:s text:c="2"/>274# <text:s/>283 </text:p>
            <text:p text:style-name="P171">TRTBL <text:s text:c="11"/>00A7 <text:s text:c="2"/>320 <text:s text:c="2"/>331#</text:p>
            <text:p text:style-name="P171">TRUE <text:s text:c="12"/>FFFF <text:s text:c="3"/>26# <text:s text:c="2"/>27 <text:s text:c="3"/>29 <text:s text:c="3"/>30 <text:s text:c="3"/>31 </text:p>
            <text:p text:style-name="P171">TSLEEP <text:s text:c="10"/>00B5 <text:s text:c="2"/>335 <text:s text:c="2"/>336 <text:s text:c="2"/>337 <text:s text:c="2"/>339#</text:p>
            <text:p text:style-name="P171">TWAIT <text:s text:c="11"/>0098 <text:s text:c="2"/>128 <text:s text:c="2"/>314#</text:p>
            <text:p text:style-name="P171">TWAKEUP <text:s text:c="9"/>00BB <text:s text:c="2"/>346 <text:s text:c="2"/>349#</text:p>
            <text:p text:style-name="P171">ULCRX <text:s text:c="11"/>0021 <text:s text:c="2"/>112# <text:s/>371 </text:p>
            <text:p text:style-name="P171">ULCTX <text:s text:c="11"/>0020 <text:s text:c="2"/>111# <text:s/>180 <text:s text:c="2"/>302 </text:p>
            <text:p text:style-name="P171">W <text:s text:c="15"/>0220 <text:s text:c="2"/>805# <text:s/>809 </text:p>
            <text:p text:style-name="P171">WAIT <text:s text:c="12"/>021E <text:s text:c="3"/>40 <text:s text:c="2"/>520 <text:s text:c="2"/>801#</text:p>
            <text:p text:style-name="P171">XDOS <text:s text:c="12"/>0000 <text:s text:c="3"/>53 <text:s text:c="2"/>303 <text:s text:c="2"/>372 </text:p>
            <text:p text:style-name="P171">XMIT <text:s text:c="12"/>0172 <text:s text:c="3"/>37 <text:s text:c="2"/>576#</text:p>
            <text:p text:style-name="P171">XRDYBIT <text:s text:c="9"/>0002 <text:s text:c="3"/>76#</text:p>
            <text:p text:style-name="P179">XRDYMSK <text:s text:c="9"/>0004 <text:s text:c="3"/>77# <text:s/>584 </text:p>
          </table:table-cell>
        </table:table-row>
      </table:table>
      <text:p text:style-name="P3"><text:soft-page-break/>Listing F-3: ULCnet Data-link Layer MP/M XIOS Module</text:p>
      <text:p text:style-name="P1"><text:span text:style-name="T1"/></text:p>
      <text:p text:style-name="P268"><text:bookmark text:name="SecG"/><text:span text:style-name="T1">Appendix G<text:line-break/>Using CP/NET 1.2 with CORVUS OMNINET</text:span></text:p>
      <text:p text:style-name="Text_20_body">Corvus OMNINET is an inexpensive, high-performance CSMA/CA networking system supporting up to 63 hosts on a one-megabit-per second, twisted-pair cable. OMNINET host interface adaptors are intelligent coprocessors that deal with all aspects of network communication of the host in which they are installed, up to and including the transport layer of the ISO open system model. The sample SNIOS and NETWRKIF files following this discussion show one way to use Corvus engineering transporters to implement a CP/NET system. </text:p>
      <text:p text:style-name="Text_20_body"><text:bookmark text:name="SecG_1"/><text:span text:style-name="T1">G.1 The Corvus Engineering Transporter</text:span> </text:p>
      <text:p text:style-name="Text_20_body">The Corvus engineering transporter is a card for evaluating Corvus OMNINET with minimum modification to an existing Z80 system. The transporter is not an end-user product, but it is similar enough in hardware design to most production systems using OMNINET to work with little modification. </text:p>
      <text:p text:style-name="Text_20_body">General information about the Corvus transporter is presented here to help you understand the operation of the sample codes at the end of this appendix. For more information, refer to Corvus documentation. </text:p>
      <text:p text:style-name="Text_20_body">Communication with the transporter hardware is simplified by the fact that the transporter is microprocessor-based and uses autonomous DMA to access its host computer's memory directly. All communication between host and transporter is controlled by well organized data structures existing in host memory. The only port I/O the host ever does is the transmission, to the transporter hardware, of 24-bit pointer objects (as three serial bytes, most significant byte first) via an output port. Note that all Corvus multibyte objects are in most significant byte first order. These pointer objects refer to transporter command blocks, described in <text:a xlink:type="simple" xlink:href="#TableG_1" text:style-name="Internet_20_link" text:visited-style-name="Visited_20_Internet_20_Link">Table G-1</text:a>. </text:p>
      <text:p text:style-name="P4"><text:bookmark text:name="TableG_1"/></text:p>
      <table:table table:name="Table71" table:style-name="Table71">
        <table:table-column table:style-name="Table71.A"/>
        <table:table-column table:style-name="Table71.B"/>
        <table:table-column table:style-name="Table71.C"/>
        <table:table-row>
          <table:table-cell table:style-name="Table71.A1" office:value-type="string">
            <text:p text:style-name="Table_20_Heading">Field</text:p>
          </table:table-cell>
          <table:table-cell table:style-name="Table71.A1" office:value-type="string">
            <text:p text:style-name="Table_20_Heading">Size</text:p>
          </table:table-cell>
          <table:table-cell table:style-name="Table71.C1" office:value-type="string">
            <text:p text:style-name="Table_20_Heading">Explanation </text:p>
          </table:table-cell>
        </table:table-row>
        <table:table-row>
          <table:table-cell table:style-name="Table71.A2" office:value-type="string">
            <text:p text:style-name="Table_20_Contents">OPERATION COMMAND CODE </text:p>
          </table:table-cell>
          <table:table-cell table:style-name="Table71.A2" office:value-type="string">
            <text:p text:style-name="Table_20_Contents">8 bits </text:p>
          </table:table-cell>
          <table:table-cell table:style-name="Table71.C2" office:value-type="string">
            <text:p text:style-name="Table_20_Contents">sends a message. </text:p>
          </table:table-cell>
        </table:table-row>
        <table:table-row>
          <table:table-cell table:style-name="Table71.A2" office:value-type="string">
            <text:p text:style-name="Table_20_Contents">RESULT BLOCK POINTER </text:p>
          </table:table-cell>
          <table:table-cell table:style-name="Table71.A2" office:value-type="string">
            <text:p text:style-name="Table_20_Contents">24 bits </text:p>
          </table:table-cell>
          <table:table-cell table:style-name="Table71.C2" office:value-type="string">
            <text:p text:style-name="Table_20_Contents">gives the address of a data structure for the transporter to update with completion information. </text:p>
          </table:table-cell>
        </table:table-row>
        <table:table-row>
          <table:table-cell table:style-name="Table71.A2" office:value-type="string">
            <text:p text:style-name="Table_20_Contents">SOCKET CODE </text:p>
          </table:table-cell>
          <table:table-cell table:style-name="Table71.A2" office:value-type="string">
            <text:p text:style-name="Table_20_Contents">8 bits </text:p>
          </table:table-cell>
          <table:table-cell table:style-name="Table71.C2" office:value-type="string">
            <text:p text:style-name="Table_20_Contents">defines which of the 4 virtual communication channels to use for this operation. </text:p>
          </table:table-cell>
        </table:table-row>
        <table:table-row>
          <table:table-cell table:style-name="Table71.A2" office:value-type="string">
            <text:p text:style-name="Table_20_Contents">DATA BUFFER POINTER </text:p>
          </table:table-cell>
          <table:table-cell table:style-name="Table71.A2" office:value-type="string">
            <text:p text:style-name="Table_20_Contents">24 bits </text:p>
          </table:table-cell>
          <table:table-cell table:style-name="Table71.C2" office:value-type="string">
            <text:p text:style-name="Table_20_Contents">gives the address of a message buffer for this operation. </text:p>
          </table:table-cell>
        </table:table-row>
        <table:table-row>
          <table:table-cell table:style-name="Table71.A2" office:value-type="string">
            <text:p text:style-name="Table_20_Contents">DATA LENGTH FIELD </text:p>
          </table:table-cell>
          <table:table-cell table:style-name="Table71.A2" office:value-type="string">
            <text:p text:style-name="Table_20_Contents">16 bits </text:p>
          </table:table-cell>
          <table:table-cell table:style-name="Table71.C2" office:value-type="string">
            <text:p text:style-name="Table_20_Contents">gives the length of the message to be transmitted or maximum message length accepted, if this is a receive operation. The maximum length allowed for a single message packet is 2048. </text:p>
          </table:table-cell>
        </table:table-row>
        <table:table-row>
          <table:table-cell table:style-name="Table71.A2" office:value-type="string">
            <text:p text:style-name="Table_20_Contents">CONTROL FIELD <text:soft-page-break/>LENGTH </text:p>
          </table:table-cell>
          <table:table-cell table:style-name="Table71.A2" office:value-type="string">
            <text:p text:style-name="Table_20_Contents">8 bits </text:p>
          </table:table-cell>
          <table:table-cell table:style-name="Table71.C2" office:value-type="string">
            <text:p text:style-name="Table_20_Contents">gives the length of an independent auxiliary message that can be sent to a special CONTROL buffer in the destination host at an address different from <text:s/><text:soft-page-break/>that of the destination message buffer. In the case of a receive command, this field specifies the largest such CONTROL message acceptable. </text:p>
          </table:table-cell>
        </table:table-row>
        <table:table-row>
          <table:table-cell table:style-name="Table71.A2" office:value-type="string">
            <text:p text:style-name="Table_20_Contents">DESTINATION HOST </text:p>
          </table:table-cell>
          <table:table-cell table:style-name="Table71.A2" office:value-type="string">
            <text:p text:style-name="Table_20_Contents">8 bits </text:p>
          </table:table-cell>
          <table:table-cell table:style-name="Table71.C2" office:value-type="string">
            <text:p text:style-name="Table_20_Contents">specifies network address of the target host. Legal network addresses are 0-63, or 255 for broadcast messages. A host's address is set by switches connected to the transporter hardware. </text:p>
          </table:table-cell>
        </table:table-row>
      </table:table>
      <text:p text:style-name="P3">Table G-1. Transporter Command Block</text:p>
      <text:p text:style-name="Text_20_body">Not all fields are used by all commands, but the syntax of the command block is usually consistent, except in the case of special diagnostic commands. </text:p>
      <text:p text:style-name="Text_20_body">The result pointer in the command block must contain the address of a large enough data structure in host memory to accept the completion information that the specified command produces. Note that the result block is associated with the operation the command block describes. If more than one operation is posted to the transporter hardware, each must have its own result block available. <text:a xlink:type="simple" xlink:href="#TableG_2" text:style-name="Internet_20_link" text:visited-style-name="Visited_20_Internet_20_Link">Table G-2</text:a> describes a typical result block. </text:p>
      <text:p text:style-name="P4"><text:bookmark text:name="TableG_2"/></text:p>
      <table:table table:name="Table72" table:style-name="Table72">
        <table:table-column table:style-name="Table72.A"/>
        <table:table-column table:style-name="Table72.B"/>
        <table:table-column table:style-name="Table72.C"/>
        <table:table-row>
          <table:table-cell table:style-name="Table72.A1" office:value-type="string">
            <text:p text:style-name="Table_20_Heading">Field</text:p>
          </table:table-cell>
          <table:table-cell table:style-name="Table72.A1" office:value-type="string">
            <text:p text:style-name="Table_20_Heading">Size</text:p>
          </table:table-cell>
          <table:table-cell table:style-name="Table72.C1" office:value-type="string">
            <text:p text:style-name="Table_20_Heading">Explanation </text:p>
          </table:table-cell>
        </table:table-row>
        <table:table-row>
          <table:table-cell table:style-name="Table72.A2" office:value-type="string">
            <text:p text:style-name="Table_20_Contents">OPERATION STATUS CODE </text:p>
          </table:table-cell>
          <table:table-cell table:style-name="Table72.A2" office:value-type="string">
            <text:p text:style-name="Table_20_Contents">8 bits </text:p>
          </table:table-cell>
          <table:table-cell table:style-name="Table72.C2" office:value-type="string">
            <text:p text:style-name="Table_20_Contents">set to 254 by the transporter processor once it has read and accepted the command block. This field is later set by the transporter to a result code when it has completed the requested operation. </text:p>
          </table:table-cell>
        </table:table-row>
        <table:table-row>
          <table:table-cell table:style-name="Table72.A2" office:value-type="string">
            <text:p text:style-name="Table_20_Contents">SOURCE HOST NUMBER </text:p>
          </table:table-cell>
          <table:table-cell table:style-name="Table72.A2" office:value-type="string">
            <text:p text:style-name="Table_20_Contents">8 bits </text:p>
          </table:table-cell>
          <table:table-cell table:style-name="Table72.C2" office:value-type="string">
            <text:p text:style-name="Table_20_Contents">gives the network address of the node from which this message packet came. </text:p>
          </table:table-cell>
        </table:table-row>
        <table:table-row>
          <table:table-cell table:style-name="Table72.A2" office:value-type="string">
            <text:p text:style-name="Table_20_Contents">ACTUAL DATA LENGTH </text:p>
          </table:table-cell>
          <table:table-cell table:style-name="Table72.A2" office:value-type="string">
            <text:p text:style-name="Table_20_Contents">16 bits </text:p>
          </table:table-cell>
          <table:table-cell table:style-name="Table72.C2" office:value-type="string">
            <text:p text:style-name="Table_20_Contents">gives the actual length of the message in the receive buffer. </text:p>
          </table:table-cell>
        </table:table-row>
        <table:table-row>
          <table:table-cell table:style-name="Table72.A2" office:value-type="string">
            <text:p text:style-name="Table_20_Contents">CONTROL MESSAGE BUFFER </text:p>
          </table:table-cell>
          <table:table-cell table:style-name="Table72.A2" office:value-type="string">
            <text:p text:style-name="Table_20_Contents">0-255 bytes </text:p>
          </table:table-cell>
          <table:table-cell table:style-name="Table72.C2" office:value-type="string">
            <text:p text:style-name="Table_20_Contents">a buffer large enough to accept any CONTROL message transmitted with the main message packet. The command block that points to this result block must allow such messages. </text:p>
          </table:table-cell>
        </table:table-row>
      </table:table>
      <text:p text:style-name="P3">Table G-2. Receive Result Block</text:p>
      <text:p text:style-name="Text_20_body"/>
      <text:p text:style-name="Text_20_body">Up to four simultaneous receive operations can be in progress at any one time, waiting for messages for the four logical sockets in the host. Only one message can be posted for transmission at any one time, but this can be done even while four receive operations are pending. Messages from one node are only acceptable to another node if it has a receive command outstanding specifying the socket to which the message is directed. </text:p>
      <text:p text:style-name="Text_20_body">In use, the host processor must build a command block, then post it to the transporter hardware by outputting one byte at a time of its 24-bit address to the transporter via an output port. The transporter uses an input ready status bit to synchronize this transfer. Command pointers can be transfers done at any time except while the transporter is processing a command block to transmit a message. That operation ties up the transporter until the message has been delivered, or the transporter has given up trying. Network latency is low, so the transporter is unavailable only briefly. </text:p>
      <text:p text:style-name="Text_20_body">Once the transporter has read and accepted a command, it sets the operation status code in the result block to <text:soft-page-break/>254. It is advisable for the host to preset this byte to 255 before sending the transporter the pointer, so that the transporter can confirm that the command was accepted by checking for the change. </text:p>
      <text:p text:style-name="Text_20_body">The host then polls all active result blocks, waiting for any operation status code to change to a value other than 0FEh. This change means the transporter has completed the operation associated with that result block, and data and result information are available. To simplify interpretation of results, all error codes are between 80h and 0FEh, and all success codes are less than 80h. Send and receive calls that succeed give the number of retries as a completion code, but this code is always less than 7Fh. </text:p>
      <text:p text:style-name="Text_20_body">OMNINET transporter interfaces usually support generation of a host interrupt whenever the transporter writes to a result block. This relieves the host of having to poll result blocks for completion. To simplify OMNINET evaluation, the engineering transporter is not usually configured to use interrupts. The sample programs demonstrate the use of the transporter both without interrupts and with external interrupt hardware. Servers usually need interrupt hardware or an XIOS polling routine to achieve a usable throughput, but the sample drivers can be made to run without either if high throughput is not a goal. </text:p>
      <text:p text:style-name="Text_20_body">The coprocessor interface structure the transporter uses is close to the ideal model of a perfect transport layer. The transporter hardware deals with all retries, message acknowledgments, packet sequencing checking, and error detection totally transparently to the host it serves. The data-structure based message interface between the host and transport layer is useful even in implementing non-OMNINET interrupt-driven transport layers for CP/NET. </text:p>
      <text:p text:style-name="Text_20_body"><text:bookmark text:name="SecG_2"/><text:span text:style-name="T1">G.2 Implementation Structure</text:span> </text:p>
      <text:p text:style-name="Text_20_body">In the sample implementation, very few OMNINET features were needed. All CP/NET traffic is on one logical channel (SOCKET 2), leaving the others free for such non-CP/NET uses as providing bootstrap channels between diskless devices and optional processes to load them, providing non-CP/NET peripheral sharing routines or even supporting a second network operating system in concurrent use. </text:p>
      <text:p text:style-name="Text_20_body">Because CP/NET processes its own control fields (message headers), the control message options are not used and are set to zero. In the evaluation transporter, the most significant byte of the memory address is not used and is always set to zero. Other hardware implementations can use this byte for segment control to allow the message buffers to be banked out, or for a 16-bit processor. </text:p>
      <text:p text:style-name="Text_20_body">The network node ID of an OMNINET host is set by six switches on its transporter hardware. In this implementation, the NODE number is the CP/NET network ID. Set the ID of the SERVER to 00. A requester can have any other unique OMNINET ID code except 0FF hex. This ID code freedom is achieved by a routine in the NETWRKIF module that binds requester ID codes dynamically to processes in the SERVER.RSP module by tracking login and logoff messages. Hence, up to 63 requesters can be supported, as long as no more than NSLAVES are logged in at any one time. Because the transporter handles all low-level communication concerns, the NETWRKIF module is relatively compact; and 16 requesters are easily supported in most systems. </text:p>
      <text:p text:style-name="Text_20_body">To simplify coding the interface modules, data structure constructor macros eliminate the need for typing all the definitions again and again for each requester. This technique requires that the indices into the resulting arrays of data structures be computed at run-time, but this is easy to do and, where possible, is part of initialization. </text:p>
      <text:p text:style-name="Text_20_body"><text:bookmark text:name="SecG_3"/><text:span text:style-name="T1">G.3 The SNIOS Implementation</text:span> </text:p>
      <text:p text:style-name="Text_20_body">The intelligent nature of the OMNINET interface makes coding the SNIOS a simple exercise. Allocate a set of prefabricated transporter command blocks and associated result blocks. Even though the requester never has more than one operation pending at a time, it is simpler to use separate command blocks for each needed <text:soft-page-break/>operation type than to recycle the same command block. </text:p>
      <text:p text:style-name="Text_20_body">Unfortunately, relocating 8080 assemblers like RMAC do not easily deal with relocation of multibyte pointers that are not in Intel® standard memory order. It is simplest to set the result block pointers at initialization; that approach is used here. </text:p>
      <text:p text:style-name="Text_20_body">After setting up these pointers, the NTWRKINIT routine posts a prebuilt transporter command block called INITTCB to the transporter via the routine called OMNI$STROBE. If the transporter does not accept the pointer, initialization aborts and an error returns to the NDOS. If the transporter accepts the pointer, NTWRKINIT calls OMNI$WFDONE to poll the result block associated with INITTCB until the transporter reports a completion. If the initialization operation succeeds, the node number presently set into the transporter's switches is found as a result code. If initialization fails, a value &gt; 80h corresponding to an error code is found and returned to NTWRKINIT, and NTWRKINIT aborts and returns an error code to the NDOS. Otherwise, the node number returned is installed in configtbl and the default message buffer's SID field, the requester ID and a banner print on the console, and a success code is returned to the NDOS. </text:p>
      <text:p text:style-name="Text_20_body">The NTWRKERROR entry is functionally identical to NTWRKINIT except that it does not print a banner or requester ID code. </text:p>
      <text:p text:style-name="Text_20_body">The NTWRKSTS, CNFGTBLADR, and NTWRKWBOOT routines are identical in function and operation to those used with other transport layers. </text:p>
      <text:p text:style-name="Text_20_body">When the NDOS calls the SENDMSG routine, the BC register pair contains a pointer to the message to be sent on the network. This routine translates the CP/NET header information of that message into a form consistent with OMNINET and then puts it into a prefabricated transporter command block called TXTCB. The CP/NET DID is used as the target node physical address on the network. The address of the whole message, including the CP/NET header, is placed in the buffer field of TXTCB after the pointer is rearranged into MSB, LSB sequence. The CP/NET SIZ field is adjusted to give the total message length, including the CP/NET header, and is placed in the appropriate field of the TXTCB. </text:p>
      <text:p text:style-name="Text_20_body">The OMNINET interface primitives OMNI$STROBE and OMNI$WFDONE again post the command to the transporter and, if successful, await completion of the transmission operation. The completion code is transformed into a flag the NDOS expects. Because a very busy server might not have a buffer posted when the requester sends the message, even though 'the transporter does multiple retries by itself, a retry loop tries to send the message again, if necessary. In practice, retries are rare, but the retry loop is useful when debugging a server. </text:p>
      <text:p text:style-name="Text_20_body">Like SENDMSG, the RECEIVEMSG routine is primarily an exercise in the translation of parameters and their transmission to the transporter. The operation of RECEIVEMSG is easily understood by reading its code, with one exception; if a receive is posted, and no message ever comes in, the transporter waits forever for a message. To simplify debugging and recovery from network errors, the OMNI$WFDONE routine times out after about 20 seconds (on a 2 mhz processor) and returns an error flag to its caller. Most servers ordinarily respond in this time, so the RECEIVEMSG routine issues a cancel receive command to the transporter via a prefabricated command block called UNRXTCB. RECEIVEMSG then returns to the NDOS with an error code. </text:p>
      <text:p text:style-name="Text_20_body">If the receive call is not cancelled, an unsolicited or late message might be written into host memory at the requested address long after the host is using that memory for something else. Most autonomous transport layers support this kind of cancellation. </text:p>
      <text:p text:style-name="Text_20_body">The implementation here is less than 280h bytes long, including the default 138-byte message buffer. If space is tight, the message printing and banner routines can be placed in the default buffer, a single transporter command block and result block can be recycled for all commands, and concessions to modularity can be <text:soft-page-break/>made to yield an even smaller SNIOS. </text:p>
      <text:p text:style-name="Text_20_body"><text:bookmark text:name="SecG.4"/><text:span text:style-name="T1">G.4 The NETWRKIF Implementation Model</text:span> </text:p>
      <text:p text:style-name="Text_20_body">This sample OMNINET NETWRKIF uses a slightly different intermodule communication model from the one usually used to implement a serial asynchronous star network. Instead of using one process per server process to implement the network input and output, a single input process and a single output process route all messages. This type of structure is far more efficient for any party-line type of network interface hardware because fewer dispatches occur per transaction. Those transactions that do occur take less time and far less code is required to implement the NETWRKIF. In addition, the structure is easier to understand and debug, and all traffic converges through one piece of code, allowing you to implement message routing extensions to your network. </text:p>
      <text:p text:style-name="Text_20_body">This model is easily understood by studying the general function of the network receiver and transmitter process separately. </text:p>
      <text:p text:style-name="Text_20_body">The network receiver process in this version is named SERVERX. It is responsible for collecting each incoming message as it arrives, identifying the server process it is for, and writing a pointer to the message into that process's input queue. In addition, SERVERX functions as a surrogate server process to advise requesters that are not logged in that they have no server process to use. </text:p>
      <text:p text:style-name="Text_20_body">SERVERX uses run-time binding of requester ID codes to server processes. SERVERX does this by keeping a table of the input queue addresses of all the server processes it supports and the ID code of the requester currently logged in to each process. SERVERX examines each incoming messages SID field and searches the table to find out whether SID is presently associated with a server process. If not, an error reply message is constructed in the same buffer that the message arrived in, and SERVERX writes this message directly to the network output process for transmission back to the requester. </text:p>
      <text:p text:style-name="Text_20_body">For this process to function properly, SERVERX must track all login and logoff messages that pass through it. Every time a login message is received, SERVERX checks its mapping table to find out whether that requester is currently associated with a server process. If it is, no action is taken. If not, SERVERX tries to find an idle server entry in the table. Idle entries are shown in this table as in use by requester 255. If a free server entry is located, SERVERX enters the requester's ID into it, and then sends the login message to that server process's input queue. If none are available, an error reply message is constructed by SERVERX and sent back to the requester. </text:p>
      <text:p text:style-name="Text_20_body">Logoff messages are handled by finding that requester's server entry, marking it as empty (255) , and then routing the logoff message to the server's input queue. If that requester was never logged in in the first place, SERVERX sends it an error, as previously explained. </text:p>
      <text:p text:style-name="Text_20_body">Because there is no way to know which server process an incoming message will be for at the time a buffer is posted to the transporter for a receive call, buffers are not permanently assigned to particular server processes. Instead, a list of empty buffers is kept in an MP/M II queue, and SERVERX obtains the buffers from the queue as needed and available for posting to the transporter. </text:p>
      <text:p text:style-name="Text_20_body">The OMNINET primitives are similar to those used by the SNIOS, except that an MX queue ensures that the transporter is not in use by another process when SERVERX wants to post a command block pointer to it. </text:p>
      <text:p text:style-name="Text_20_body">As the arrival time of the next message is unknown, SERVERX must be suspended while it waits for the next message to arrive. This can be done by an XDOS flag wait in the WF$RXDONE OMNINET primitive or by delay-based polling. If your XIOS can be easily modified, another alternative is to add an XIOS polling routine. Using the delay call to suspend the process drastically reduces network throughput because only 60 incoming messages can arrive per second. </text:p>
      <text:p text:style-name="Text_20_body"><text:soft-page-break/>The SERVETX process is extremely simple. It reads messages from a single input queue and posts them, using mutual exclusion, to the transporter. Because messages are quickly disposed of by the network, there is no point in suspending SERVETX. It uses a different completion routine than SERVERX, which merely waits until a completion code is received from the transporter, and then returns to its caller. To simplify debugging, a timeout is included to prevent a hardware or software problem from locking up the system. </text:p>
      <text:p text:style-name="Text_20_body">Once SERVETX has finished sending the message, it returns the buffer that it was in to the free buffer management queue, making it available for SERVERX. SERVETX then goes back to read its input queue to wait for another message to process. </text:p>
      <text:p text:style-name="Text_20_body">Theoretically, such a system can function with fewer buffers than server processes. But in practice, it is best to have at least one more buffer than the number of server processes in the pool to deal with messages such as failed login attempts that never get routed to a server. </text:p>
      <text:p text:style-name="Text_20_body">The rest of the code in each process simply initializes data structures, creates queues, initializes hardware, and performs other routine tasks. </text:p>
      <text:p text:style-name="Text_20_body">Note that the distribution version of CP/NET 1.2 does not work with this SERVETX process without a minor patch. SERVER.RSP must be patched to create output UQCBs with the same name for all server processes instead of making each queue name unique. Once this is done, all processes in SERVER.RSP direct their output to a single SERVETX process. Instructions for installing this patch are included in <text:span text:style-name="Citation">CP/NET V1.2 Application Note 02</text:span>. </text:p>
      <text:p text:style-name="Text_20_body"><text:bookmark text:name="SecG_5"/><text:span text:style-name="T1">G.5 Possible Improvements to NETWRKIF</text:span> </text:p>
      <text:p text:style-name="Text_20_body">This interface is by no means ideal. Little error recovery is done for registers that fail to log off. A watchdog timing process can be easily added to correct this problem. This process is not shown here, to simplify understanding of the OMNINET interface. But such a process is only needed in systems with more physical requesters than server processes to prevent their being locked up by departed users. </text:p>
      <text:p text:style-name="Text_20_body">One possible improvement is to further reduce the number of dispatches per CP/NET transaction by using direct code to manage the buffer list and using the transporter mutual exclusion function instead of the MP/M II queue facility. The M/PM II queue facility is powerful and easy to use, but avoid using it in situations where dispatch overhead exceeds the time for which a process is likely to require suspension unless the suspension is unavoidable for process synchronization reasons. </text:p>
      <text:p text:style-name="Text_20_body">Another worthwhile improvement is to modify the NETWRKIF to minimize the period during which the server cannot respond to incoming messages, by seeing that the next buffer is more quickly posted for the next received message after a receive completion occurs. The present version does not do this until the incoming message has been processed by SERVERX. This causes unneeded network traffic because messages sent by requesters during this time are futile. </text:p>
      <text:p text:style-name="Text_20_body">High-performance servers can make good use of two physical sets of transporter hardware, with different node addresses, on the same loop. Using two transporters can totally bypass the need to use MX techniques because one transporter can be reserved solely for transmitting messages. </text:p>
      <text:p text:style-name="Text_20_body">Interesting networks can be easily constructed by having more than one OMNINET loop, each with its own transporter. The SERVERX process associated with each loop can filter messages not intended for local SLVSPs to a second, third, or fourth SERVETX process associated with higher level loops. Such filtering bridges can be used to build hierarchical CP/NET systems of any degree of complexity. </text:p>
      <text:p text:style-name="Text_20_body">Other processes can concurrently send and receive messages totally unrelated to the CP/NET context using the same transporter as long as they honor the MXomni mutual exclusion queues and do not use the same <text:soft-page-break/>socket for their communication as CP/NET. These processes can implement a variety of supervisory and auxiliary functions, or they can implement additional concurrent virtual circuits that cooperating requesters can use for point-to-point traffic. Such point-to-point virtual circuits can be coordinated by CP/NET mail functions. </text:p>
      <text:p text:style-name="P4"><text:bookmark text:name="ListG_1"/></text:p>
      <table:table table:name="Table73" table:style-name="Table73">
        <table:table-column table:style-name="Table73.A"/>
        <table:table-row>
          <table:table-cell table:style-name="Table73.A1" office:value-type="string">
            <text:p text:style-name="P171">CP/M RMAC ASSEM 1.1 <text:s text:c="4"/>#001 <text:s text:c="3"/>SAMPLE SLAVE NETWORK I/O SYSTEM FOR CORVUS OMNINET 20 OCT 82</text:p>
            <text:p text:style-name="P171"/>
            <text:p text:style-name="P171"><text:s text:c="5"/>1 <text:s text:c="19"/>title 'Sample Slave Network I/O System for CORVUS OMNINET 20 Oct 82'</text:p>
            <text:p text:style-name="P171"><text:s text:c="5"/>2 <text:s text:c="25"/>page <text:s text:c="3"/>54</text:p>
            <text:p text:style-name="P171"><text:s text:c="5"/>3 <text:s text:c="17"/></text:p>
            <text:p text:style-name="P171"><text:s text:c="5"/>4 <text:s text:c="17"/>;________________________________________________________________________</text:p>
            <text:p text:style-name="P171"><text:s text:c="5"/>5 <text:s text:c="17"/>;________________________________________________________________________</text:p>
            <text:p text:style-name="P171"><text:s text:c="5"/>6 <text:s text:c="17"/>; <text:s text:c="70"/>;</text:p>
            <text:p text:style-name="P171"><text:s text:c="5"/>7 <text:s text:c="17"/>; <text:s text:c="6"/>SAMPLE SLAVE NETWORK IO SYSTEM FOR CP/NET 1.2 <text:s text:c="18"/>;</text:p>
            <text:p text:style-name="P171"><text:s text:c="5"/>8 <text:s text:c="17"/>; <text:s text:c="6"/>VERSION FOR CORVUS OMNINET "ENGINEERING" TRANSPORTER <text:s text:c="11"/>;</text:p>
            <text:p text:style-name="P171"><text:s text:c="5"/>9 <text:s text:c="17"/>; <text:s text:c="14"/>(Requires RMAC for assembly) <text:s text:c="27"/>;</text:p>
            <text:p text:style-name="P171"><text:s text:c="4"/>10 <text:s text:c="17"/>; <text:s text:c="70"/>;</text:p>
            <text:p text:style-name="P171"><text:s text:c="4"/>11 <text:s text:c="17"/>; <text:s text:c="6"/>COPYRIGHT (C) 1982 by <text:s text:c="2"/>VANO ASSOCIATES, INC. <text:s text:c="18"/>;</text:p>
            <text:p text:style-name="P171"><text:s text:c="4"/>12 <text:s text:c="17"/>; <text:s text:c="30"/>P.O. BOX 12730 <text:s text:c="25"/>;</text:p>
            <text:p text:style-name="P171"><text:s text:c="4"/>13 <text:s text:c="17"/>; <text:s text:c="30"/>New Brighton, MN <text:s/>55112 <text:s text:c="16"/>;</text:p>
            <text:p text:style-name="P171"><text:s text:c="4"/>14 <text:s text:c="17"/>; <text:s text:c="30"/>U.S.A. <text:s text:c="33"/>;</text:p>
            <text:p text:style-name="P171"><text:s text:c="4"/>15 <text:s text:c="17"/>; <text:s text:c="30"/>(612) 631-1245 <text:s text:c="25"/>;</text:p>
            <text:p text:style-name="P171"><text:s text:c="4"/>16 <text:s text:c="17"/>; <text:s text:c="30"/>ALL RIGHTS RESERVED <text:s text:c="20"/>;</text:p>
            <text:p text:style-name="P171"><text:s text:c="4"/>17 <text:s text:c="17"/>; <text:s text:c="70"/>;</text:p>
            <text:p text:style-name="P171"><text:s text:c="4"/>18 <text:s text:c="17"/>; <text:s text:c="6"/>ANY USE OF THIS CODE without the imbedded copyright notice and <text:s/>;</text:p>
            <text:p text:style-name="P171"><text:s text:c="4"/>19 <text:s text:c="17"/>; <text:s text:c="6"/>banner is hereby strictly prohibited. <text:s text:c="26"/>;</text:p>
            <text:p text:style-name="P171"><text:s text:c="4"/>20 <text:s text:c="17"/>; <text:s text:c="70"/>;</text:p>
            <text:p text:style-name="P171"><text:s text:c="4"/>21 <text:s text:c="17"/>; <text:s text:c="6"/>Permission is hereby granted to Digital Research Inc. to use <text:s text:c="3"/>;</text:p>
            <text:p text:style-name="P171"><text:s text:c="4"/>22 <text:s text:c="17"/>; <text:s text:c="6"/>this source file for educational and illustrative purposes in <text:s text:c="2"/>;</text:p>
            <text:p text:style-name="P171"><text:s text:c="4"/>23 <text:s text:c="17"/>; <text:s text:c="6"/>conjunction with CP/Net 80 documentation. <text:s/>Any other use of <text:s text:c="4"/>;</text:p>
            <text:p text:style-name="P171"><text:s text:c="4"/>24 <text:s text:c="17"/>; <text:s text:c="6"/>this code without the EXPRESS WRITTEN PERMISSION of VANO <text:s text:c="7"/>;</text:p>
            <text:p text:style-name="P171"><text:s text:c="4"/>25 <text:s text:c="17"/>; <text:s text:c="6"/>ASSOCIATES INC. is hereby strictly prohibited. <text:s text:c="17"/>;</text:p>
            <text:p text:style-name="P171"><text:s text:c="4"/>26 <text:s text:c="17"/>; <text:s text:c="70"/>;</text:p>
            <text:p text:style-name="P171"><text:s text:c="4"/>27 <text:s text:c="17"/>; <text:s text:c="6"/>This file is provided courtesy of: <text:s text:c="29"/>;</text:p>
            <text:p text:style-name="P171"><text:s text:c="4"/>28 <text:s text:c="17"/>; <text:s text:c="70"/>;</text:p>
            <text:p text:style-name="P171"><text:s text:c="4"/>29 <text:s text:c="17"/>; <text:s text:c="22"/>R2E (Realisations Etude Electroniques) <text:s text:c="9"/>;</text:p>
            <text:p text:style-name="P171"><text:s text:c="4"/>30 <text:s text:c="17"/>; <text:s text:c="22"/>Z.A.I. de Courtaboeuf <text:s text:c="26"/>;</text:p>
            <text:p text:style-name="P171"><text:s text:c="4"/>31 <text:s text:c="17"/>; <text:s text:c="22"/>BP 73 <text:s text:c="2"/>91942 Les Ulis <text:s text:c="25"/>;</text:p>
            <text:p text:style-name="P171"><text:s text:c="4"/>32 <text:s text:c="17"/>; <text:s text:c="22"/>FRANCE <text:s text:c="41"/>;</text:p>
            <text:p text:style-name="P171"><text:s text:c="4"/>33 <text:s text:c="17"/>; <text:s text:c="70"/>;</text:p>
            <text:p text:style-name="P171"><text:s text:c="4"/>34 <text:s text:c="17"/>; <text:s text:c="6"/>who sponsored the development of one of its ancestors. <text:s text:c="9"/>;</text:p>
            <text:p text:style-name="P171"><text:s text:c="4"/>35 <text:s text:c="17"/>;________________________________________________________________________</text:p>
            <text:p text:style-name="P171"><text:s text:c="4"/>36 <text:s text:c="17"/>;________________________________________________________________________</text:p>
            <text:p text:style-name="P171"><text:s text:c="4"/>37 <text:s text:c="17"/></text:p>
            <text:p text:style-name="P171"><text:s text:c="4"/>38 <text:s text:c="17"/>; <text:s text:c="6"/>***** <text:s text:c="2"/>CONSTANT DECLARATIONS <text:s text:c="2"/>*****</text:p>
            <text:p text:style-name="P171"><text:s text:c="4"/>39 <text:s text:c="17"/></text:p>
            <text:p text:style-name="P171"><text:s text:c="4"/>40 <text:s text:c="2"/>0000 = <text:s text:c="8"/>FALSE <text:s text:c="2"/>equ <text:s text:c="4"/>0</text:p>
            <text:p text:style-name="P171"><text:s text:c="4"/>41 <text:s text:c="2"/>FFFF = <text:s text:c="8"/>TRUE <text:s text:c="3"/>equ <text:s text:c="4"/>not FALSE</text:p>
            <text:p text:style-name="P171"><text:s text:c="4"/>42 <text:s text:c="17"/></text:p>
            <text:p text:style-name="P171"><text:s text:c="4"/>43 <text:s text:c="17"/>; <text:s text:c="6"/>configuration and option constants</text:p>
            <text:p text:style-name="P171"><text:s text:c="4"/>44 <text:s text:c="2"/>0064 = <text:s text:c="8"/>TXTRIES equ <text:s text:c="4"/>100 <text:s text:c="12"/>;Transmit message retries</text:p>
            <text:p text:style-name="P171"><text:s text:c="4"/>45 <text:s text:c="2"/>008A = <text:s text:c="8"/>BUFFSIZE equ <text:s text:c="3"/>138 <text:s text:c="12"/>;max default buffer size</text:p>
            <text:p text:style-name="P171"><text:s text:c="4"/>46 <text:s text:c="2"/>0200 = <text:s text:c="8"/>MAXMSG <text:s/>equ <text:s text:c="4"/>512 <text:s text:c="12"/>;largest message accepted by receiver</text:p>
            <text:p text:style-name="P171"><text:s text:c="4"/>47 <text:s text:c="2"/>0080 = <text:s text:c="8"/>SKT0 <text:s text:c="3"/>equ <text:s text:c="4"/>80h <text:s text:c="12"/>;legal omninet socket tokens</text:p>
            <text:p text:style-name="P171"><text:s text:c="4"/>48 <text:s text:c="2"/>0090 = <text:s text:c="10"/>SKT1 <text:s/>equ <text:s text:c="4"/>90h</text:p>
            <text:p text:style-name="P171"><text:s text:c="4"/>49 <text:s text:c="2"/>00A0 = <text:s text:c="10"/>SKT2 <text:s/>equ <text:s text:c="4"/>0a0h</text:p>
            <text:p text:style-name="P171"><text:s text:c="4"/>50 <text:s text:c="2"/>00B0 = <text:s text:c="10"/>SKT3 <text:s/>equ <text:s text:c="4"/>0b0h</text:p>
            <text:p text:style-name="P171"><text:s text:c="4"/>51 <text:s text:c="2"/>00A0 = <text:s text:c="8"/>SOCKET <text:s/>equ <text:s text:c="4"/>SKT2 <text:s text:c="11"/>;this SNIOS uses only channel 2</text:p>
            <text:p text:style-name="P171"><text:s text:c="4"/>52 <text:s text:c="17"/></text:p>
            <text:p text:style-name="P171"><text:s text:c="4"/>53 <text:s text:c="17"/>; <text:s text:c="6"/>OMININET Constants</text:p>
            <text:p text:style-name="P179"><text:s text:c="4"/>54 <text:s text:c="17"/>; <text:s/>Completion/return codes</text:p>
          </table:table-cell>
        </table:table-row>
        <table:table-row>
          <table:table-cell table:style-name="Table73.A2" office:value-type="string">
            <text:p text:style-name="P171">CP/M RMAC ASSEM 1.1 <text:s text:c="4"/>#002 <text:s text:c="3"/>SAMPLE SLAVE NETWORK I/O SYSTEM FOR CORVUS OMNINET 20 OCT 82</text:p>
            <text:p text:style-name="P171"/>
            <text:p text:style-name="P171"><text:s text:c="4"/>55 <text:s text:c="2"/>0000 = <text:s text:c="8"/>NOERR <text:s text:c="2"/>equ <text:s text:c="4"/>0 <text:s text:c="14"/>;done (no errors or retries)</text:p>
            <text:p text:style-name="P171"><text:s text:c="4"/>56 <text:s text:c="2"/>00C0 = <text:s text:c="8"/>ETXOK <text:s text:c="2"/>equ <text:s text:c="4"/>0c0h <text:s text:c="11"/>;echo succeeded with no retries (not used here)</text:p>
            <text:p text:style-name="P171"><text:s text:c="4"/>57 <text:s text:c="2"/>0080 = <text:s text:c="8"/>ETXFAIL equ <text:s text:c="4"/>80h <text:s text:c="12"/>;Transmit failed</text:p>
            <text:p text:style-name="P171"><text:s text:c="4"/>58 <text:s text:c="2"/>0081 = <text:s text:c="8"/>E2LONG <text:s/>equ <text:s text:c="4"/>81h <text:s text:c="12"/>;wouldn't fit in destination socket</text:p>
            <text:p text:style-name="P171"><text:s text:c="4"/>59 <text:s text:c="2"/>0082 = <text:s text:c="8"/>ENOSKT <text:s/>equ <text:s text:c="4"/>82h <text:s text:c="12"/>;destination socket not set up</text:p>
            <text:p text:style-name="P171"><text:s text:c="4"/>60 <text:s text:c="2"/>0083 = <text:s text:c="8"/>EBDCTL <text:s/>equ <text:s text:c="4"/>83h <text:s text:c="12"/>;bad control field length</text:p>
            <text:p text:style-name="P171"><text:s text:c="4"/>61 <text:s text:c="2"/>0084 = <text:s text:c="8"/>EBDSKT <text:s/>equ <text:s text:c="4"/>84h <text:s text:c="12"/>;illegal socket number</text:p>
            <text:p text:style-name="P171"><text:s text:c="4"/>62 <text:s text:c="2"/>0085 = <text:s text:c="8"/>EBDDES <text:s/>equ <text:s text:c="4"/>85h <text:s text:c="12"/>;invalid destination node number/socket in use</text:p>
            <text:p text:style-name="P171"><text:s text:c="4"/>63 <text:s text:c="2"/>0086 = <text:s text:c="8"/>EBDNODE equ <text:s text:c="4"/>86h <text:s text:c="12"/>;bad node number in command (not 0-7fh or ffh)</text:p>
            <text:p text:style-name="P171"><text:s text:c="4"/>64 <text:s text:c="2"/>00FE = <text:s text:c="8"/>ECMDOK <text:s/>equ <text:s text:c="4"/>0feh <text:s text:c="11"/>;command has been read by transporter</text:p>
            <text:p text:style-name="P171"><text:soft-page-break/><text:s text:c="4"/>65 <text:s text:c="17"/>; legal command tokens</text:p>
            <text:p text:style-name="P171"><text:s text:c="4"/>66 <text:s text:c="2"/>0040 = <text:s text:c="8"/>SENDF <text:s text:c="2"/>equ <text:s text:c="4"/>40h <text:s text:c="12"/>;send message</text:p>
            <text:p text:style-name="P171"><text:s text:c="4"/>67 <text:s text:c="2"/>00F0 = <text:s text:c="8"/>RCVF <text:s text:c="3"/>equ <text:s text:c="4"/>0f0h <text:s text:c="11"/>;set up receive socket</text:p>
            <text:p text:style-name="P171"><text:s text:c="4"/>68 <text:s text:c="2"/>0010 = <text:s text:c="8"/>ENDRCVF equ <text:s text:c="4"/>10h <text:s text:c="12"/>;stop receive</text:p>
            <text:p text:style-name="P171"><text:s text:c="4"/>69 <text:s text:c="2"/>0020 = <text:s text:c="8"/>INITF <text:s text:c="2"/>equ <text:s text:c="4"/>20h <text:s text:c="12"/>;initialize transporter</text:p>
            <text:p text:style-name="P171"><text:s text:c="4"/>70 <text:s text:c="17"/>; Transporter control ports</text:p>
            <text:p text:style-name="P171"><text:s text:c="4"/>71 <text:s text:c="2"/>00F8 = <text:s text:c="8"/>NETBASE equ <text:s text:c="4"/>0f8h <text:s text:c="11"/>;base address of transporter IO interface</text:p>
            <text:p text:style-name="P171"><text:s text:c="4"/>72 <text:s text:c="2"/>00F9 = <text:s text:c="10"/>TSTAT equ <text:s text:c="4"/>Netbase+1 <text:s text:c="6"/>;ready status port</text:p>
            <text:p text:style-name="P171"><text:s text:c="4"/>73 <text:s text:c="2"/>0010 = <text:s text:c="10"/>TCRDY equ <text:s text:c="4"/>10h <text:s text:c="12"/>;status mask for ready bit</text:p>
            <text:p text:style-name="P171"><text:s text:c="4"/>74 <text:s text:c="2"/>00F8 = <text:s text:c="10"/>TDATA equ <text:s text:c="4"/>Netbase <text:s text:c="8"/>;command block pointer port</text:p>
            <text:p text:style-name="P171"><text:s text:c="4"/>75 <text:s text:c="17"/></text:p>
            <text:p text:style-name="P171"><text:s text:c="4"/>76 <text:s text:c="17"/>; <text:s text:c="6"/>Network Status Byte Constants</text:p>
            <text:p text:style-name="P171"><text:s text:c="4"/>77 <text:s text:c="17"/>;</text:p>
            <text:p text:style-name="P171"><text:s text:c="4"/>78 <text:s text:c="2"/>0010 = <text:s text:c="8"/>ACTIVE <text:s text:c="9"/>equ <text:s text:c="4"/>10h <text:s text:c="4"/>;slave logged in on network</text:p>
            <text:p text:style-name="P171"><text:s text:c="4"/>79 <text:s text:c="2"/>0002 = <text:s text:c="8"/>RCVERR <text:s text:c="9"/>equ <text:s text:c="4"/>2h <text:s text:c="5"/>;error in received message</text:p>
            <text:p text:style-name="P171"><text:s text:c="4"/>80 <text:s text:c="2"/>0001 = <text:s text:c="8"/>SENDERR <text:s text:c="8"/>equ <text:s text:c="4"/>1h <text:s text:c="5"/>;unable to send message</text:p>
            <text:p text:style-name="P171"><text:s text:c="4"/>81 <text:s text:c="17"/></text:p>
            <text:p text:style-name="P171"><text:s text:c="4"/>82 <text:s text:c="17"/>; <text:s text:c="6"/>CP/M BDOS function constants</text:p>
            <text:p text:style-name="P171"><text:s text:c="4"/>83 <text:s text:c="2"/>0005 = <text:s text:c="8"/>BDOS <text:s text:c="3"/>equ <text:s text:c="4"/>5 <text:s text:c="14"/>;absolute BDOS entry</text:p>
            <text:p text:style-name="P171"><text:s text:c="4"/>84 <text:s text:c="2"/>0009 = <text:s text:c="8"/>PRINTF <text:s/>equ <text:s text:c="4"/>9 <text:s text:c="14"/>;print message function</text:p>
            <text:p text:style-name="P171"><text:s text:c="4"/>85 <text:s text:c="2"/>0002 = <text:s text:c="8"/>CONOUTF equ <text:s text:c="4"/>2 <text:s text:c="14"/>;output char in E to console</text:p>
            <text:p text:style-name="P171"><text:s text:c="4"/>86 <text:s text:c="17"/></text:p>
            <text:p text:style-name="P171"><text:s text:c="4"/>87 <text:s text:c="17"/>; <text:s text:c="6"/>General Constants</text:p>
            <text:p text:style-name="P171"><text:s text:c="4"/>88 <text:s text:c="2"/>000A = <text:s text:c="8"/>LF <text:s text:c="5"/>equ <text:s text:c="4"/>0ah <text:s text:c="12"/>;Line Feed</text:p>
            <text:p text:style-name="P171"><text:s text:c="4"/>89 <text:s text:c="2"/>000D = <text:s text:c="8"/>CR <text:s text:c="5"/>equ <text:s text:c="4"/>0dh <text:s text:c="12"/>;Carriage Return</text:p>
            <text:p text:style-name="P171"><text:s text:c="4"/>90 <text:s text:c="17"/></text:p>
            <text:p text:style-name="P171"><text:s text:c="4"/>91 <text:s text:c="17"/>; <text:s text:c="6"/>***** <text:s text:c="2"/>GENERATED CODE AND DATA BEGIN HERE <text:s text:c="5"/>*****</text:p>
            <text:p text:style-name="P171"><text:s text:c="4"/>92 <text:s text:c="17"/></text:p>
            <text:p text:style-name="P171"><text:s text:c="4"/>93 <text:s text:c="17"/>; <text:s text:c="6"/>Public Jump vector for SNIOS entry points</text:p>
            <text:p text:style-name="P171"><text:s text:c="4"/>94 <text:s text:c="2"/>0000 C3F400 <text:s text:c="11"/>jmp <text:s text:c="4"/>ntwrkinit <text:s text:c="6"/>;network initialization</text:p>
            <text:p text:style-name="P171"><text:s text:c="4"/>95 <text:s text:c="2"/>0003 C34801 <text:s text:c="11"/>jmp <text:s text:c="4"/>ntwrksts <text:s text:c="7"/>;network status</text:p>
            <text:p text:style-name="P171"><text:s text:c="4"/>96 <text:s text:c="2"/>0006 C35201 <text:s text:c="11"/>jmp <text:s text:c="4"/>cnfgtbladr <text:s text:c="5"/>;return config table addr</text:p>
            <text:p text:style-name="P171"><text:s text:c="4"/>97 <text:s text:c="2"/>0009 C36701 <text:s text:c="11"/>jmp <text:s text:c="4"/>sendmsg <text:s text:c="8"/>;send message on network</text:p>
            <text:p text:style-name="P171"><text:s text:c="4"/>98 <text:s text:c="2"/>000C C3A601 <text:s text:c="11"/>jmp <text:s text:c="4"/>receivemsg <text:s text:c="5"/>;receive message from network</text:p>
            <text:p text:style-name="P171"><text:s text:c="4"/>99 <text:s text:c="2"/>000F C33801 <text:s text:c="11"/>jmp <text:s text:c="4"/>ntwrkerror <text:s text:c="5"/>;network error</text:p>
            <text:p text:style-name="P171"><text:s text:c="3"/>100 <text:s text:c="2"/>0012 C35601 <text:s text:c="11"/>jmp <text:s text:c="4"/>ntwrkwboot <text:s text:c="5"/>;network warm boot</text:p>
            <text:p text:style-name="P171"><text:s text:c="3"/>101 <text:s text:c="17"/></text:p>
            <text:p text:style-name="P171"><text:s text:c="3"/>102 <text:s text:c="17"/>; <text:s text:c="6"/>Public Slave Configuration Table</text:p>
            <text:p text:style-name="P171"><text:s text:c="3"/>103 <text:s text:c="17"/>configtbl:</text:p>
            <text:p text:style-name="P171"><text:s text:c="3"/>104 <text:s text:c="17"/>Network$status:</text:p>
            <text:p text:style-name="P171"><text:s text:c="3"/>105 <text:s text:c="2"/>0015 00 <text:s text:c="15"/>db <text:s text:c="5"/>0 <text:s text:c="30"/>;network status byte</text:p>
            <text:p text:style-name="P171"><text:s text:c="3"/>106 <text:s text:c="2"/>0016 00 <text:s text:c="7"/>slvid1: db <text:s text:c="5"/>0 <text:s text:c="30"/>;slave ID (from switches)</text:p>
            <text:p text:style-name="P171"><text:s text:c="3"/>107 <text:s text:c="2"/>0017 0000000000 <text:s text:c="7"/>db <text:s text:c="5"/>0,0, <text:s text:c="3"/>0,0, <text:s text:c="3"/>0,0, <text:s text:c="3"/>0,0 <text:s text:c="4"/>;Disk map table for units A:-P:</text:p>
            <text:p text:style-name="P179"><text:s text:c="3"/>108 <text:s text:c="2"/>001F 0000000000 <text:s text:c="9"/>db <text:s text:c="3"/>0,0, <text:s text:c="3"/>0,0, <text:s text:c="3"/>0,0, <text:s text:c="3"/>0,0</text:p>
          </table:table-cell>
        </table:table-row>
        <table:table-row>
          <table:table-cell table:style-name="Table73.A2" office:value-type="string">
            <text:p text:style-name="P171">CP/M RMAC ASSEM 1.1 <text:s text:c="4"/>#003 <text:s text:c="3"/>SAMPLE SLAVE NETWORK I/O SYSTEM FOR CORVUS OMNINET 20 OCT 82</text:p>
            <text:p text:style-name="P171"/>
            <text:p text:style-name="P171"><text:s text:c="3"/>109 <text:s text:c="2"/>0027 0000000000 <text:s text:c="9"/>db <text:s text:c="3"/>0,0, <text:s text:c="3"/>0,0, <text:s text:c="3"/>0,0, <text:s text:c="3"/>0,0</text:p>
            <text:p text:style-name="P171"><text:s text:c="3"/>110 <text:s text:c="2"/>002F 0000000000 <text:s text:c="9"/>db <text:s text:c="3"/>0,0, <text:s text:c="3"/>0,0, <text:s text:c="3"/>0,0, <text:s text:c="3"/>0,0</text:p>
            <text:p text:style-name="P171"><text:s text:c="3"/>111 <text:s text:c="2"/>0037 0000 <text:s text:c="13"/>db <text:s text:c="5"/>0,0 <text:s text:c="28"/>;console device</text:p>
            <text:p text:style-name="P171"><text:s text:c="3"/>112 <text:s text:c="2"/>0039 0000 <text:s text:c="13"/>db <text:s text:c="5"/>0,0 <text:s text:c="28"/>;list device</text:p>
            <text:p text:style-name="P171"><text:s text:c="3"/>113 <text:s text:c="2"/>003B 00 <text:s text:c="15"/>db <text:s text:c="5"/>0 <text:s text:c="30"/>;buffer index</text:p>
            <text:p text:style-name="P171"><text:s text:c="3"/>114 <text:s text:c="17"/>;</text:p>
            <text:p text:style-name="P171"><text:s text:c="3"/>115 <text:s text:c="2"/>003C 00 <text:s text:c="7"/>dflt: <text:s text:c="2"/>db <text:s text:c="5"/>0 <text:s text:c="30"/>;FMT (DEFAULT MESSAGE BUFFER)</text:p>
            <text:p text:style-name="P171"><text:s text:c="3"/>116 <text:s text:c="2"/>003D 00 <text:s text:c="17"/>db <text:s text:c="3"/>0 <text:s text:c="30"/>;DID</text:p>
            <text:p text:style-name="P171"><text:s text:c="3"/>117 <text:s text:c="2"/>003E 00 <text:s text:c="7"/>slvid2: <text:s text:c="2"/>db <text:s text:c="3"/>0 <text:s text:c="30"/>;SID</text:p>
            <text:p text:style-name="P171"><text:s text:c="3"/>118 <text:s text:c="2"/>003F 05 <text:s text:c="17"/>db <text:s text:c="3"/>5 <text:s text:c="30"/>;FNC</text:p>
            <text:p text:style-name="P171"><text:s text:c="3"/>119 <text:s text:c="2"/>0040 00 <text:s text:c="17"/>db <text:s text:c="3"/>0 <text:s text:c="30"/>;SIZ</text:p>
            <text:p text:style-name="P171"><text:s text:c="3"/>120 <text:s text:c="2"/>0041 <text:s text:c="20"/>ds <text:s text:c="3"/>1 <text:s text:c="30"/>;MSG(0) <text:s/>List number</text:p>
            <text:p text:style-name="P171"><text:s text:c="3"/>121 <text:s text:c="2"/>0042 <text:s text:c="20"/>ds <text:s text:c="3"/>BUFFSIZE <text:s text:c="23"/>;MSG(1) ... MSG(128)</text:p>
            <text:p text:style-name="P171"><text:s text:c="3"/>122 <text:s text:c="17"/></text:p>
            <text:p text:style-name="P171"><text:s text:c="3"/>123 <text:s text:c="17"/></text:p>
            <text:p text:style-name="P171"><text:s text:c="3"/>124 <text:s text:c="17"/>; <text:s text:c="6"/>***** <text:s text:c="2"/>PREFABRICATED OMNINET TRANSPORTER COMMAND BLOCKS <text:s text:c="2"/>*****</text:p>
            <text:p text:style-name="P171"><text:s text:c="3"/>125 <text:s text:c="17"/></text:p>
            <text:p text:style-name="P171"><text:s text:c="3"/>126 <text:s text:c="17"/>; <text:s text:c="6"/>Command block for transmitting a message</text:p>
            <text:p text:style-name="P171"><text:s text:c="3"/>127 <text:s text:c="17"/>TXtcb:</text:p>
            <text:p text:style-name="P171"><text:s text:c="3"/>128 <text:s text:c="2"/>00CC 40 <text:s text:c="8"/>TXtcmd: <text:s text:c="7"/>db <text:s text:c="5"/>SENDF <text:s text:c="10"/>;command field</text:p>
            <text:p text:style-name="P171"><text:s text:c="3"/>129 <text:s text:c="2"/>00CD 00 <text:s text:c="23"/>db <text:s text:c="5"/>0 <text:s text:c="14"/>;bits 16-24 of result block ptr</text:p>
            <text:p text:style-name="P171"><text:s text:c="3"/>130 <text:s text:c="2"/>00CE 0000 <text:s text:c="6"/>TXtrslt: <text:s text:c="6"/>db <text:s text:c="5"/>0,0 <text:s text:c="12"/>;result block pointer (MSB,LSB)</text:p>
            <text:p text:style-name="P171"><text:s text:c="3"/>131 <text:s text:c="2"/>00D0 A0 <text:s text:c="8"/>TXtskt: <text:s text:c="7"/>db <text:s text:c="5"/>SOCKET <text:s text:c="9"/>;socket (channel) <text:s/>number</text:p>
            <text:p text:style-name="P171"><text:s text:c="3"/>132 <text:s text:c="2"/>00D1 00 <text:s text:c="23"/>db <text:s text:c="5"/>0 <text:s text:c="14"/>;bits <text:s/>16-24 of message buffer ptr</text:p>
            <text:p text:style-name="P171"><text:s text:c="3"/>133 <text:s text:c="2"/>00D2 0000 <text:s text:c="6"/>TXtmsg: <text:s text:c="7"/>db <text:s text:c="5"/>0,0 <text:s text:c="12"/>;message buffer pointer (MSB,LSB)</text:p>
            <text:p text:style-name="P171"><text:s text:c="3"/>134 <text:s text:c="2"/>00D4 0000 <text:s text:c="6"/>TXtdlen: <text:s text:c="6"/>db <text:s text:c="5"/>0,0 <text:s text:c="12"/>;data field length (MSB,LSB)</text:p>
            <text:p text:style-name="P171"><text:s text:c="3"/>135 <text:s text:c="2"/>00D6 00 <text:s text:c="8"/>TXtclen: <text:s text:c="6"/>db <text:s text:c="5"/>0 <text:s text:c="14"/>;control field length</text:p>
            <text:p text:style-name="P171"><text:s text:c="3"/>136 <text:s text:c="2"/>00D7 00 <text:s text:c="8"/>TXtdest: <text:s text:c="6"/>db <text:s text:c="5"/>0 <text:s text:c="14"/>;Destination address (transport layers)</text:p>
            <text:p text:style-name="P171"><text:s text:c="3"/>137 <text:s text:c="17"/>; <text:s text:c="6"/>Result vector for above command block</text:p>
            <text:p text:style-name="P171"><text:s text:c="3"/>138 <text:s text:c="17"/>TXresult:</text:p>
            <text:p text:style-name="P171"><text:soft-page-break/><text:s text:c="3"/>139 <text:s text:c="2"/>00D8 00 <text:s text:c="8"/>TXrcode: <text:s text:c="6"/>db <text:s text:c="5"/>0 <text:s text:c="14"/>;return code</text:p>
            <text:p text:style-name="P171"><text:s text:c="3"/>140 <text:s text:c="17"/></text:p>
            <text:p text:style-name="P171"><text:s text:c="3"/>141 <text:s text:c="17"/>; <text:s text:c="6"/>Command block for setting up a receive operation</text:p>
            <text:p text:style-name="P171"><text:s text:c="3"/>142 <text:s text:c="17"/>RXtcb:</text:p>
            <text:p text:style-name="P171"><text:s text:c="3"/>143 <text:s text:c="2"/>00D9 F0 <text:s text:c="8"/>RXtcmd: <text:s text:c="7"/>db <text:s text:c="5"/>RCVF <text:s text:c="11"/>;command field</text:p>
            <text:p text:style-name="P171"><text:s text:c="3"/>144 <text:s text:c="2"/>00DA 00 <text:s text:c="23"/>db <text:s text:c="5"/>0</text:p>
            <text:p text:style-name="P171"><text:s text:c="3"/>145 <text:s text:c="2"/>00DB 0000 <text:s text:c="6"/>RXtrslt: <text:s text:c="6"/>db <text:s text:c="5"/>0,0 <text:s text:c="12"/>;result block pointer (MSB,LSB)</text:p>
            <text:p text:style-name="P171"><text:s text:c="3"/>146 <text:s text:c="2"/>00DD A0 <text:s text:c="8"/>RXtskt: <text:s text:c="7"/>db <text:s text:c="5"/>SOCKET <text:s text:c="9"/>;socket number</text:p>
            <text:p text:style-name="P171"><text:s text:c="3"/>147 <text:s text:c="2"/>00DE 00 <text:s text:c="23"/>db <text:s text:c="5"/>0</text:p>
            <text:p text:style-name="P171"><text:s text:c="3"/>148 <text:s text:c="2"/>00DF 0000 <text:s text:c="6"/>RXtmsg: <text:s text:c="7"/>db <text:s text:c="5"/>0,0 <text:s text:c="12"/>;message address (MSB,LSB)</text:p>
            <text:p text:style-name="P171"><text:s text:c="3"/>149 <text:s text:c="2"/>00E1 02 <text:s text:c="8"/>RXtdlen: <text:s text:c="6"/>db <text:s text:c="5"/>MAXMSG/256 <text:s text:c="5"/>;max data field length (MSB,LSB)</text:p>
            <text:p text:style-name="P171"><text:s text:c="3"/>150 <text:s text:c="2"/>00E2 00 <text:s text:c="23"/>db <text:s text:c="5"/>MAXMSG and 255</text:p>
            <text:p text:style-name="P171"><text:s text:c="3"/>151 <text:s text:c="2"/>00E3 00 <text:s text:c="8"/>RXtclen: <text:s text:c="6"/>db <text:s text:c="5"/>0 <text:s text:c="14"/>;max control field length</text:p>
            <text:p text:style-name="P171"><text:s text:c="3"/>152 <text:s text:c="2"/>00E4 00 <text:s text:c="8"/>RXtdest: <text:s text:c="6"/>db <text:s text:c="5"/>0 <text:s text:c="14"/>;(not used in a receive operation)</text:p>
            <text:p text:style-name="P171"><text:s text:c="3"/>153 <text:s text:c="17"/>; <text:s text:c="6"/>Result vector for receiver</text:p>
            <text:p text:style-name="P171"><text:s text:c="3"/>154 <text:s text:c="17"/>RXresult:</text:p>
            <text:p text:style-name="P171"><text:s text:c="3"/>155 <text:s text:c="2"/>00E5 00 <text:s text:c="8"/>RXrcode: <text:s text:c="6"/>db <text:s text:c="5"/>0 <text:s text:c="14"/>;return code</text:p>
            <text:p text:style-name="P171"><text:s text:c="3"/>156 <text:s text:c="2"/>00E6 00 <text:s text:c="8"/>RXrsrce: <text:s text:c="6"/>db <text:s text:c="5"/>0 <text:s text:c="14"/>;source HOST #</text:p>
            <text:p text:style-name="P171"><text:s text:c="3"/>157 <text:s text:c="2"/>00E7 0000 <text:s text:c="6"/>RXrdlen: <text:s text:c="6"/>db <text:s text:c="5"/>0,0 <text:s text:c="12"/>;received message length (MSB,LSB)</text:p>
            <text:p text:style-name="P171"><text:s text:c="3"/>158 <text:s text:c="17"/></text:p>
            <text:p text:style-name="P171"><text:s text:c="3"/>159 <text:s text:c="17"/>; <text:s text:c="6"/>Command block for receive cancel operation</text:p>
            <text:p text:style-name="P171"><text:s text:c="3"/>160 <text:s text:c="17"/>UNRXtcb:</text:p>
            <text:p text:style-name="P171"><text:s text:c="3"/>161 <text:s text:c="2"/>00E9 10 <text:s text:c="8"/>UNRXtcmd: <text:s text:c="5"/>db <text:s text:c="5"/>ENDRCVF <text:s text:c="8"/>;command field</text:p>
            <text:p text:style-name="P179"><text:s text:c="3"/>162 <text:s text:c="2"/>00EA 00 <text:s text:c="23"/>db <text:s text:c="5"/>0</text:p>
          </table:table-cell>
        </table:table-row>
        <table:table-row>
          <table:table-cell table:style-name="Table73.A2" office:value-type="string">
            <text:p text:style-name="P171">CP/M RMAC ASSEM 1.1 <text:s text:c="4"/>#004 <text:s text:c="3"/>SAMPLE SLAVE NETWORK I/O SYSTEM FOR CORVUS OMNINET 20 OCT 82</text:p>
            <text:p text:style-name="P171"/>
            <text:p text:style-name="P171"><text:s text:c="3"/>163 <text:s text:c="2"/>00EB 0000 <text:s text:c="6"/>UNRXtrslt: <text:s text:c="4"/>db <text:s text:c="5"/>0,0 <text:s text:c="12"/>;result block pointer (MSB,LSB)</text:p>
            <text:p text:style-name="P171"><text:s text:c="3"/>164 <text:s text:c="2"/>00ED A0 <text:s text:c="8"/>UNRXtskt: <text:s text:c="5"/>db <text:s text:c="5"/>SOCKET <text:s text:c="9"/>;socket number</text:p>
            <text:p text:style-name="P171"><text:s text:c="3"/>165 <text:s text:c="17"/>; <text:s text:c="6"/>Result vector for receive cancel</text:p>
            <text:p text:style-name="P171"><text:s text:c="3"/>166 <text:s text:c="17"/>UNRXresult:</text:p>
            <text:p text:style-name="P171"><text:s text:c="3"/>167 <text:s text:c="2"/>00EE 00 <text:s text:c="8"/>UNRXrcode: <text:s text:c="4"/>db <text:s text:c="5"/>0 <text:s text:c="14"/>;return code</text:p>
            <text:p text:style-name="P171"><text:s text:c="3"/>168 <text:s text:c="17"/></text:p>
            <text:p text:style-name="P171"><text:s text:c="3"/>169 <text:s text:c="17"/>; <text:s text:c="6"/>Command block for transporter initialization command</text:p>
            <text:p text:style-name="P171"><text:s text:c="3"/>170 <text:s text:c="17"/>INITtcb:</text:p>
            <text:p text:style-name="P171"><text:s text:c="3"/>171 <text:s text:c="2"/>00EF 20 <text:s text:c="8"/>INITtcmd: <text:s text:c="5"/>db <text:s text:c="5"/>INITF <text:s text:c="10"/>;command field</text:p>
            <text:p text:style-name="P171"><text:s text:c="3"/>172 <text:s text:c="2"/>00F0 00 <text:s text:c="23"/>db <text:s text:c="5"/>0</text:p>
            <text:p text:style-name="P171"><text:s text:c="3"/>173 <text:s text:c="2"/>00F1 0000 <text:s text:c="6"/>INITtrslt: <text:s text:c="4"/>db <text:s text:c="5"/>0,0 <text:s text:c="12"/>;result block pointer (MSB,LSB)</text:p>
            <text:p text:style-name="P171"><text:s text:c="3"/>174 <text:s text:c="17"/>; <text:s text:c="6"/>Result vector for initialization</text:p>
            <text:p text:style-name="P171"><text:s text:c="3"/>175 <text:s text:c="17"/>INITresult:</text:p>
            <text:p text:style-name="P171"><text:s text:c="3"/>176 <text:s text:c="2"/>00F3 00 <text:s text:c="8"/>INITrcode: <text:s text:c="4"/>db <text:s text:c="5"/>0 <text:s text:c="14"/>;return code (if valid,=ID code)</text:p>
            <text:p text:style-name="P171"><text:s text:c="3"/>177 <text:s text:c="17"/></text:p>
            <text:p text:style-name="P171"><text:s text:c="3"/>178 <text:s text:c="17"/></text:p>
            <text:p text:style-name="P171"><text:s text:c="3"/>179 <text:s text:c="17"/>; <text:s text:c="6"/>***** <text:s text:c="2"/>PUBLIC CODE ENTRIES BEGIN HERE <text:s text:c="2"/>*****</text:p>
            <text:p text:style-name="P171"><text:s text:c="3"/>180 <text:s text:c="17"/></text:p>
            <text:p text:style-name="P171"><text:s text:c="3"/>181 <text:s text:c="17"/>; <text:s text:c="6"/>Externally accessed routine to initialize transporter</text:p>
            <text:p text:style-name="P171"><text:s text:c="3"/>182 <text:s text:c="17"/>; <text:s text:c="14"/>(RETURNS A=0 if succeeds, else 0ffh.)</text:p>
            <text:p text:style-name="P171"><text:s text:c="3"/>183 <text:s text:c="17"/>ntwrkinit:</text:p>
            <text:p text:style-name="P171"><text:s text:c="3"/>184 <text:s text:c="2"/>00F4 CD3801 <text:s text:c="11"/>call <text:s text:c="3"/>ntwrkerror <text:s text:c="13"/>;init transporter, tcbs and id code</text:p>
            <text:p text:style-name="P171"><text:s text:c="3"/>185 <text:s text:c="2"/>00F7 D8 <text:s text:c="15"/>rc <text:s text:c="29"/>;return error if init fails</text:p>
            <text:p text:style-name="P171"><text:s text:c="3"/>186 <text:s text:c="2"/>00F8 110601 <text:s text:c="11"/>lxi <text:s text:c="4"/>d,initmsg <text:s text:c="14"/>;else prinw slave ID and banner</text:p>
            <text:p text:style-name="P171"><text:s text:c="3"/>187 <text:s text:c="2"/>00FB CDF001 <text:s text:c="11"/>call <text:s text:c="3"/>print$msg</text:p>
            <text:p text:style-name="P171"><text:s text:c="3"/>188 <text:s text:c="2"/>00FE 3A1600 <text:s text:c="11"/>lda <text:s text:c="4"/>slvid1</text:p>
            <text:p text:style-name="P171"><text:s text:c="3"/>189 <text:s text:c="2"/>0101 CDD601 <text:s text:c="11"/>call <text:s text:c="3"/>prhex <text:s text:c="18"/>;print slave ID</text:p>
            <text:p text:style-name="P171"><text:s text:c="3"/>190 <text:s text:c="2"/>0104 AF <text:s text:c="15"/>xra <text:s text:c="4"/>a <text:s text:c="22"/>;and return to caller with a=0</text:p>
            <text:p text:style-name="P171"><text:s text:c="3"/>191 <text:s text:c="2"/>0105 C9 <text:s text:c="15"/>ret</text:p>
            <text:p text:style-name="P171"><text:s text:c="3"/>192 <text:s text:c="17"/></text:p>
            <text:p text:style-name="P171"><text:s text:c="3"/>193 <text:s text:c="17"/>initmsg:</text:p>
            <text:p text:style-name="P171"><text:s text:c="3"/>194 <text:s text:c="2"/>0106 0D0A534E49 <text:s text:c="7"/>db <text:s text:c="5"/>CR,LF,'SNIOS (c)1982 Vano Associates Inc.'</text:p>
            <text:p text:style-name="P171"><text:s text:c="3"/>195 <text:s text:c="2"/>012A 0D0A534C41 <text:s text:c="7"/>db <text:s text:c="5"/>CR,LF,'SLAVE ID = $'</text:p>
            <text:p text:style-name="P171"><text:s text:c="3"/>196 <text:s text:c="17"/></text:p>
            <text:p text:style-name="P171"><text:s text:c="3"/>197 <text:s text:c="17"/></text:p>
            <text:p text:style-name="P171"><text:s text:c="3"/>198 <text:s text:c="17"/>; <text:s text:c="6"/>Externally accessed routine inits or re-inits module</text:p>
            <text:p text:style-name="P171"><text:s text:c="3"/>199 <text:s text:c="17"/>; <text:s text:c="14"/>(RETURNS A=0 if succeeds, else 0ffh.)</text:p>
            <text:p text:style-name="P171"><text:s text:c="3"/>200 <text:s text:c="17"/>ntwrkerror:</text:p>
            <text:p text:style-name="P171"><text:s text:c="3"/>201 <text:s text:c="2"/>0138 AF <text:s text:c="15"/>xra <text:s text:c="4"/>a</text:p>
            <text:p text:style-name="P171"><text:s text:c="3"/>202 <text:s text:c="2"/>0139 321500 <text:s text:c="11"/>sta <text:s text:c="4"/>Network$status <text:s text:c="9"/>;zero network status byte</text:p>
            <text:p text:style-name="P171"><text:s text:c="3"/>203 <text:s text:c="2"/>013C CDF501 <text:s text:c="11"/>call <text:s text:c="3"/>omni$init <text:s text:c="14"/>;init transporter, tcbs and id code</text:p>
            <text:p text:style-name="P171"><text:s text:c="3"/>204 <text:s text:c="2"/>013F D8 <text:s text:c="15"/>rc <text:s text:c="29"/>;carry means error, A=0ffh</text:p>
            <text:p text:style-name="P171"><text:s text:c="3"/>205 <text:s text:c="2"/>0140 321600 <text:s text:c="11"/>sta <text:s text:c="4"/>slvid1 <text:s text:c="17"/>;update this slaves id in table</text:p>
            <text:p text:style-name="P171"><text:s text:c="3"/>206 <text:s text:c="2"/>0143 323E00 <text:s text:c="11"/>sta <text:s text:c="4"/>slvid2 <text:s text:c="17"/>;and default message</text:p>
            <text:p text:style-name="P171"><text:s text:c="3"/>207 <text:s text:c="2"/>0146 AF <text:s text:c="15"/>xra <text:s text:c="4"/>a <text:s text:c="22"/>;and return with no error</text:p>
            <text:p text:style-name="P171"><text:s text:c="3"/>208 <text:s text:c="2"/>0147 C9 <text:s text:c="15"/>ret</text:p>
            <text:p text:style-name="P171"><text:s text:c="3"/>209 <text:s text:c="17"/></text:p>
            <text:p text:style-name="P171"><text:s text:c="3"/>210 <text:s text:c="17"/></text:p>
            <text:p text:style-name="P171"><text:s text:c="3"/>211 <text:s text:c="17"/>; <text:s text:c="6"/>Externally accessed routine returns Network Status Byte in A</text:p>
            <text:p text:style-name="P171"><text:s text:c="3"/>212 <text:s text:c="17"/>; <text:s text:c="14"/>(also clears any error bits active)</text:p>
            <text:p text:style-name="P171"><text:soft-page-break/><text:s text:c="3"/>213 <text:s text:c="17"/>ntwrksts:</text:p>
            <text:p text:style-name="P171"><text:s text:c="3"/>214 <text:s text:c="2"/>0148 211500 <text:s text:c="11"/>lxi <text:s text:c="4"/>h,network$status</text:p>
            <text:p text:style-name="P171"><text:s text:c="3"/>215 <text:s text:c="2"/>014B 46 <text:s text:c="15"/>mov <text:s text:c="4"/>b,m</text:p>
            <text:p text:style-name="P179"><text:s text:c="3"/>216 <text:s text:c="2"/>014C 3EFC <text:s text:c="13"/>mvi <text:s text:c="4"/>a,not(RCVERR or SENDERR)</text:p>
          </table:table-cell>
        </table:table-row>
        <table:table-row>
          <table:table-cell table:style-name="Table73.A2" office:value-type="string">
            <text:p text:style-name="P171">CP/M RMAC ASSEM 1.1 <text:s text:c="4"/>#005 <text:s text:c="3"/>SAMPLE SLAVE NETWORK I/O SYSTEM FOR CORVUS OMNINET 20 OCT 82</text:p>
            <text:p text:style-name="P171"/>
            <text:p text:style-name="P171"><text:s text:c="3"/>217 <text:s text:c="2"/>014E A0 <text:s text:c="15"/>ana <text:s text:c="4"/>b</text:p>
            <text:p text:style-name="P171"><text:s text:c="3"/>218 <text:s text:c="2"/>014F 77 <text:s text:c="15"/>mov <text:s text:c="4"/>m,a</text:p>
            <text:p text:style-name="P171"><text:s text:c="3"/>219 <text:s text:c="2"/>0150 78 <text:s text:c="15"/>mov <text:s text:c="4"/>a,b</text:p>
            <text:p text:style-name="P171"><text:s text:c="3"/>220 <text:s text:c="2"/>0151 C9 <text:s text:c="15"/>ret</text:p>
            <text:p text:style-name="P171"><text:s text:c="3"/>221 <text:s text:c="17"/></text:p>
            <text:p text:style-name="P171"><text:s text:c="3"/>222 <text:s text:c="17"/></text:p>
            <text:p text:style-name="P171"><text:s text:c="3"/>223 <text:s text:c="17"/>; <text:s text:c="6"/>Externally accessed routine Returns Configuration Table Ptr in HL</text:p>
            <text:p text:style-name="P171"><text:s text:c="3"/>224 <text:s text:c="17"/>cnfgtbladr:</text:p>
            <text:p text:style-name="P171"><text:s text:c="3"/>225 <text:s text:c="2"/>0152 211500 <text:s text:c="11"/>lxi <text:s text:c="4"/>h,configtbl</text:p>
            <text:p text:style-name="P171"><text:s text:c="3"/>226 <text:s text:c="2"/>0155 C9 <text:s text:c="15"/>ret</text:p>
            <text:p text:style-name="P171"><text:s text:c="3"/>227 <text:s text:c="17"/></text:p>
            <text:p text:style-name="P171"><text:s text:c="3"/>228 <text:s text:c="17"/></text:p>
            <text:p text:style-name="P171"><text:s text:c="3"/>229 <text:s text:c="17"/>; <text:s text:c="6"/>Externally accessed routine is called each time the CCP is reloaded</text:p>
            <text:p text:style-name="P171"><text:s text:c="3"/>230 <text:s text:c="17"/>; <text:s text:c="6"/>from disk. <text:s/>(Dummy procedure for now.)</text:p>
            <text:p text:style-name="P171"><text:s text:c="3"/>231 <text:s text:c="17"/>ntwrkwboot:</text:p>
            <text:p text:style-name="P171"><text:s text:c="3"/>232 <text:s text:c="2"/>0156 115C01 <text:s text:c="11"/>lxi <text:s text:c="4"/>d,wboot$msg <text:s text:c="12"/>;return via print$msg</text:p>
            <text:p text:style-name="P171"><text:s text:c="3"/>233 <text:s text:c="2"/>0159 C3F001 <text:s text:c="11"/>jmp <text:s text:c="4"/>print$msg</text:p>
            <text:p text:style-name="P171"><text:s text:c="3"/>234 <text:s text:c="17"/></text:p>
            <text:p text:style-name="P171"><text:s text:c="3"/>235 <text:s text:c="17"/>wboot$msg:</text:p>
            <text:p text:style-name="P171"><text:s text:c="3"/>236 <text:s text:c="2"/>015C 0D0A3C4350 <text:s text:c="7"/>db <text:s text:c="5"/>CR,LF,'$'</text:p>
            <text:p text:style-name="P171"><text:s text:c="3"/>237 <text:s text:c="17"/></text:p>
            <text:p text:style-name="P171"><text:s text:c="3"/>238 <text:s text:c="17"/></text:p>
            <text:p text:style-name="P171"><text:s text:c="3"/>239 <text:s text:c="17"/>; <text:s text:c="6"/>Externally accessed routine sends Message BC--&gt; on Network</text:p>
            <text:p text:style-name="P171"><text:s text:c="3"/>240 <text:s text:c="17"/>; <text:s text:c="14"/>(returns A=0 if succeeds, else A=0ffh.)</text:p>
            <text:p text:style-name="P171"><text:s text:c="3"/>241 <text:s text:c="17"/>;</text:p>
            <text:p text:style-name="P171"><text:s text:c="3"/>242 <text:s text:c="17"/>; <text:s text:c="6"/>NOTE that although the OMNINET transporter does its own transport</text:p>
            <text:p text:style-name="P171"><text:s text:c="3"/>243 <text:s text:c="17"/>; <text:s text:c="8"/>layer retries, this routine does additional retries to deal with</text:p>
            <text:p text:style-name="P171"><text:s text:c="3"/>244 <text:s text:c="17"/>; <text:s text:c="8"/>servers that are slow in posting receive calls since transport</text:p>
            <text:p text:style-name="P171"><text:s text:c="3"/>245 <text:s text:c="17"/>; <text:s text:c="8"/>level retries are exhausted in a very short real-time period.</text:p>
            <text:p text:style-name="P171"><text:s text:c="3"/>246 <text:s text:c="17"/>sendmsg:</text:p>
            <text:p text:style-name="P171"><text:s text:c="3"/>247 <text:s text:c="2"/>0167 61 <text:s text:c="15"/>mov <text:s text:c="4"/>h,c <text:s text:c="12"/>;move buffer pointer to Transporter ctrl block</text:p>
            <text:p text:style-name="P171"><text:s text:c="3"/>248 <text:s text:c="2"/>0168 68 <text:s text:c="15"/>mov <text:s text:c="4"/>l,b <text:s text:c="12"/>;(note reversed byte order for Transporter.)</text:p>
            <text:p text:style-name="P171"><text:s text:c="3"/>249 <text:s text:c="2"/>0169 22D200 <text:s text:c="11"/>shld <text:s text:c="3"/>TXtmsg</text:p>
            <text:p text:style-name="P171"><text:s text:c="3"/>250 <text:s text:c="17"/>;</text:p>
            <text:p text:style-name="P171"><text:s text:c="3"/>251 <text:s text:c="2"/>016C 210400 <text:s text:c="11"/>lxi <text:s text:c="4"/>h,4 <text:s text:c="12"/>;get CP/Net message length from SIZ field</text:p>
            <text:p text:style-name="P171"><text:s text:c="3"/>252 <text:s text:c="2"/>016F 09 <text:s text:c="15"/>dad <text:s text:c="4"/>b</text:p>
            <text:p text:style-name="P171"><text:s text:c="3"/>253 <text:s text:c="2"/>0170 6E <text:s text:c="15"/>mov <text:s text:c="4"/>l,m</text:p>
            <text:p text:style-name="P171"><text:s text:c="3"/>254 <text:s text:c="2"/>0171 2600 <text:s text:c="13"/>mvi <text:s text:c="4"/>h,0</text:p>
            <text:p text:style-name="P171"><text:s text:c="3"/>255 <text:s text:c="2"/>0173 110600 <text:s text:c="11"/>lxi <text:s text:c="4"/>d,6 <text:s text:c="12"/>;add packet header lgth to get actual size</text:p>
            <text:p text:style-name="P171"><text:s text:c="3"/>256 <text:s text:c="2"/>0176 19 <text:s text:c="15"/>dad <text:s text:c="4"/>d <text:s text:c="14"/>; <text:s/>of packet for transport layer purposes</text:p>
            <text:p text:style-name="P171"><text:s text:c="3"/>257 <text:s text:c="2"/>0177 7C <text:s text:c="15"/>mov <text:s text:c="4"/>a,h <text:s text:c="12"/>;swap bytes to MSB, LSB order</text:p>
            <text:p text:style-name="P171"><text:s text:c="3"/>258 <text:s text:c="2"/>0178 65 <text:s text:c="15"/>mov <text:s text:c="4"/>h,l</text:p>
            <text:p text:style-name="P171"><text:s text:c="3"/>259 <text:s text:c="2"/>0179 6F <text:s text:c="15"/>mov <text:s text:c="4"/>l,a</text:p>
            <text:p text:style-name="P171"><text:s text:c="3"/>260 <text:s text:c="2"/>017A 22D400 <text:s text:c="11"/>shld <text:s text:c="3"/>TXtdlen <text:s text:c="8"/>;store length in TCB data length field</text:p>
            <text:p text:style-name="P171"><text:s text:c="3"/>261 <text:s text:c="17"/>;</text:p>
            <text:p text:style-name="P171"><text:s text:c="3"/>262 <text:s text:c="2"/>017D 03 <text:s text:c="15"/>inx <text:s text:c="4"/>b <text:s text:c="14"/>;get DID from message</text:p>
            <text:p text:style-name="P171"><text:s text:c="3"/>263 <text:s text:c="2"/>017E 0A <text:s text:c="15"/>ldax <text:s text:c="3"/>b</text:p>
            <text:p text:style-name="P171"><text:s text:c="3"/>264 <text:s text:c="2"/>017F 32D700 <text:s text:c="11"/>sta <text:s text:c="4"/>TXtdest <text:s text:c="8"/>;put it into TCB destination address field</text:p>
            <text:p text:style-name="P171"><text:s text:c="3"/>265 <text:s text:c="17"/>;</text:p>
            <text:p text:style-name="P171"><text:s text:c="3"/>266 <text:s text:c="2"/>0182 116400 <text:s text:c="11"/>lxi <text:s text:c="4"/>d,TXTRIES <text:s text:c="6"/>;use DE as retry counter</text:p>
            <text:p text:style-name="P171"><text:s text:c="3"/>267 <text:s text:c="17"/>;</text:p>
            <text:p text:style-name="P171"><text:s text:c="3"/>268 <text:s text:c="17"/>send$again: <text:s text:c="20"/>;head of message transmission retry loop</text:p>
            <text:p text:style-name="P171"><text:s text:c="3"/>269 <text:s text:c="2"/>0185 D5 <text:s text:c="15"/>push <text:s text:c="3"/>d</text:p>
            <text:p text:style-name="P179"><text:s text:c="3"/>270 <text:s text:c="2"/>0186 01CC00 <text:s text:c="11"/>lxi <text:s text:c="4"/>b,TXtcb <text:s text:c="8"/>;send TCB pointer to transporter hardware</text:p>
          </table:table-cell>
        </table:table-row>
        <table:table-row>
          <table:table-cell table:style-name="Table73.A2" office:value-type="string">
            <text:p text:style-name="P171">CP/M RMAC ASSEM 1.1 <text:s text:c="4"/>#006 <text:s text:c="3"/>SAMPLE SLAVE NETWORK I/O SYSTEM FOR CORVUS OMNINET 20 OCT 82</text:p>
            <text:p text:style-name="P171"/>
            <text:p text:style-name="P171"><text:s text:c="3"/>271 <text:s text:c="2"/>0189 CD2E02 <text:s text:c="11"/>call <text:s text:c="3"/>omni$strobe</text:p>
            <text:p text:style-name="P171"><text:s text:c="3"/>272 <text:s text:c="2"/>018C D1 <text:s text:c="15"/>pop <text:s text:c="4"/>d</text:p>
            <text:p text:style-name="P171"><text:s text:c="3"/>273 <text:s text:c="2"/>018D DAA101 <text:s text:c="11"/>jc <text:s text:c="5"/>snderr <text:s text:c="9"/>;if not accepted, goto fatal error handler</text:p>
            <text:p text:style-name="P171"><text:s text:c="3"/>274 <text:s text:c="17"/>;</text:p>
            <text:p text:style-name="P171"><text:s text:c="3"/>275 <text:s text:c="2"/>0190 01D800 <text:s text:c="11"/>lxi <text:s text:c="4"/>b,TXresult <text:s text:c="5"/>;else poll result block until completion code</text:p>
            <text:p text:style-name="P171"><text:s text:c="3"/>276 <text:s text:c="2"/>0193 D5 <text:s text:c="15"/>push <text:s text:c="3"/>d <text:s text:c="14"/>;is returned by hardware</text:p>
            <text:p text:style-name="P171"><text:s text:c="3"/>277 <text:s text:c="2"/>0194 CD5C02 <text:s text:c="11"/>call <text:s text:c="3"/>omni$wfdone</text:p>
            <text:p text:style-name="P171"><text:s text:c="3"/>278 <text:s text:c="2"/>0197 D1 <text:s text:c="15"/>pop <text:s text:c="4"/>d</text:p>
            <text:p text:style-name="P171"><text:s text:c="3"/>279 <text:s text:c="17"/>;</text:p>
            <text:p text:style-name="P171"><text:s text:c="3"/>280 <text:s text:c="2"/>0198 E680 <text:s text:c="13"/>ani <text:s text:c="4"/>80h <text:s text:c="12"/>;completion codes 80h-ffh are error codes</text:p>
            <text:p text:style-name="P171"><text:s text:c="3"/>281 <text:s text:c="2"/>019A C8 <text:s text:c="15"/>rz <text:s text:c="21"/>;return 00 to caller if no errors</text:p>
            <text:p text:style-name="P171"><text:s text:c="3"/>282 <text:s text:c="17"/>;</text:p>
            <text:p text:style-name="P171"><text:soft-page-break/><text:s text:c="3"/>283 <text:s text:c="2"/>019B 1B <text:s text:c="15"/>dcx <text:s text:c="4"/>d <text:s text:c="14"/>;else decrement retry counter</text:p>
            <text:p text:style-name="P171"><text:s text:c="3"/>284 <text:s text:c="2"/>019C 7B <text:s text:c="15"/>mov <text:s text:c="4"/>a,e</text:p>
            <text:p text:style-name="P171"><text:s text:c="3"/>285 <text:s text:c="2"/>019D B2 <text:s text:c="15"/>ora <text:s text:c="4"/>d</text:p>
            <text:p text:style-name="P171"><text:s text:c="3"/>286 <text:s text:c="2"/>019E C28501 <text:s text:c="11"/>jnz <text:s text:c="4"/>send$again <text:s text:c="5"/>;retry transmit if any retries left</text:p>
            <text:p text:style-name="P171"><text:s text:c="3"/>287 <text:s text:c="17"/>;</text:p>
            <text:p text:style-name="P171"><text:s text:c="3"/>288 <text:s text:c="2"/>01A1 3E01 <text:s text:c="5"/>snderr: mvi <text:s text:c="4"/>a,SENDERR <text:s text:c="6"/>;goto common exit code to update error flags</text:p>
            <text:p text:style-name="P171"><text:s text:c="3"/>289 <text:s text:c="2"/>01A3 C3CE01 <text:s text:c="11"/>jmp <text:s text:c="4"/>nerr <text:s text:c="11"/>;(part of receivemsg routine)</text:p>
            <text:p text:style-name="P171"><text:s text:c="3"/>290 <text:s text:c="17"/></text:p>
            <text:p text:style-name="P171"><text:s text:c="3"/>291 <text:s text:c="17"/></text:p>
            <text:p text:style-name="P171"><text:s text:c="3"/>292 <text:s text:c="17"/>; <text:s text:c="6"/>Externally accessed routine waits for a message directed to this node</text:p>
            <text:p text:style-name="P171"><text:s text:c="3"/>293 <text:s text:c="17"/>; <text:s text:c="6"/>and returns it in the buffer BC--&gt;. <text:s/>To aid debugging, a timeout of</text:p>
            <text:p text:style-name="P171"><text:s text:c="3"/>294 <text:s text:c="17"/>; <text:s text:c="6"/>about 20 seconds (2 Mhz processor) is implemented that will return an</text:p>
            <text:p text:style-name="P171"><text:s text:c="3"/>295 <text:s text:c="17"/>; <text:s text:c="6"/>error if no message is received. <text:s/>That is long enough for most normal</text:p>
            <text:p text:style-name="P171"><text:s text:c="3"/>296 <text:s text:c="17"/>; <text:s text:c="6"/>servers to respond.</text:p>
            <text:p text:style-name="P171"><text:s text:c="3"/>297 <text:s text:c="17"/>;</text:p>
            <text:p text:style-name="P171"><text:s text:c="3"/>298 <text:s text:c="17"/>; <text:s text:c="6"/>(RETURNS A=0 if good msg, =0ffh if <text:s/>bad msg or timeout.)</text:p>
            <text:p text:style-name="P171"><text:s text:c="3"/>299 <text:s text:c="17"/>receivemsg:</text:p>
            <text:p text:style-name="P171"><text:s text:c="3"/>300 <text:s text:c="2"/>01A6 68 <text:s text:c="15"/>mov <text:s text:c="4"/>l,b <text:s text:c="12"/>;swap buffer pointer bytes to MSB,LSB order</text:p>
            <text:p text:style-name="P171"><text:s text:c="3"/>301 <text:s text:c="2"/>01A7 61 <text:s text:c="15"/>mov <text:s text:c="4"/>h,c</text:p>
            <text:p text:style-name="P171"><text:s text:c="3"/>302 <text:s text:c="2"/>01A8 22DF00 <text:s text:c="11"/>shld <text:s text:c="3"/>RXtmsg <text:s text:c="9"/>;put buffer ptr to its TCB field</text:p>
            <text:p text:style-name="P171"><text:s text:c="3"/>303 <text:s text:c="17"/>;</text:p>
            <text:p text:style-name="P171"><text:s text:c="3"/>304 <text:s text:c="2"/>01AB 01D900 <text:s text:c="11"/>lxi <text:s text:c="4"/>b,RXtcb</text:p>
            <text:p text:style-name="P171"><text:s text:c="3"/>305 <text:s text:c="2"/>01AE CD2E02 <text:s text:c="11"/>call <text:s text:c="3"/>omni$strobe <text:s text:c="4"/>;post control block address to hardware</text:p>
            <text:p text:style-name="P171"><text:s text:c="3"/>306 <text:s text:c="2"/>01B1 DACC01 <text:s text:c="11"/>jc <text:s text:c="5"/>rxerr <text:s text:c="10"/>;fatal error if hardware won't accept it</text:p>
            <text:p text:style-name="P171"><text:s text:c="3"/>307 <text:s text:c="17"/>;</text:p>
            <text:p text:style-name="P171"><text:s text:c="3"/>308 <text:s text:c="2"/>01B4 01E500 <text:s text:c="11"/>lxi <text:s text:c="4"/>b,RXresult</text:p>
            <text:p text:style-name="P171"><text:s text:c="3"/>309 <text:s text:c="2"/>01B7 CD5C02 <text:s text:c="11"/>call <text:s text:c="3"/>omni$wfdone <text:s text:c="4"/>;else wait for a completion from hardware</text:p>
            <text:p text:style-name="P171"><text:s text:c="3"/>310 <text:s text:c="2"/>01BA E680 <text:s text:c="13"/>ani <text:s text:c="4"/>80h</text:p>
            <text:p text:style-name="P171"><text:s text:c="3"/>311 <text:s text:c="2"/>01BC C8 <text:s text:c="15"/>rz <text:s text:c="21"/>;return 00 to caller if no error reported</text:p>
            <text:p text:style-name="P171"><text:s text:c="3"/>312 <text:s text:c="17"/>; <text:s/>the rest is the fatal error handler for receive calls</text:p>
            <text:p text:style-name="P171"><text:s text:c="3"/>313 <text:s text:c="2"/>01BD 01E900 <text:s text:c="11"/>lxi <text:s text:c="4"/>b,UNRXtcb <text:s text:c="6"/>;otherwise cancel the receive call</text:p>
            <text:p text:style-name="P171"><text:s text:c="3"/>314 <text:s text:c="2"/>01C0 CD2E02 <text:s text:c="11"/>call <text:s text:c="3"/>omni$strobe <text:s text:c="4"/>; (using prefabricated cancel command block)</text:p>
            <text:p text:style-name="P171"><text:s text:c="3"/>315 <text:s text:c="2"/>01C3 D2CC01 <text:s text:c="11"/>jnc <text:s text:c="4"/>rxerr <text:s text:c="10"/>;If won't accept this command either, quit here</text:p>
            <text:p text:style-name="P171"><text:s text:c="3"/>316 <text:s text:c="17"/>;</text:p>
            <text:p text:style-name="P171"><text:s text:c="3"/>317 <text:s text:c="2"/>01C6 01EE00 <text:s text:c="11"/>lxi <text:s text:c="4"/>b,UNRXresult <text:s text:c="3"/>;else wait for completion of cancel command</text:p>
            <text:p text:style-name="P171"><text:s text:c="3"/>318 <text:s text:c="2"/>01C9 CD5C02 <text:s text:c="11"/>call <text:s text:c="3"/>omni$wfdone <text:s text:c="4"/>;ignore result (always fatal error return)</text:p>
            <text:p text:style-name="P171"><text:s text:c="3"/>319 <text:s text:c="2"/>01CC 3E02 <text:s text:c="5"/>rxerr: <text:s/>mvi <text:s text:c="4"/>a,RCVERR <text:s text:c="7"/>;exit via code that updates status byte</text:p>
            <text:p text:style-name="P171"><text:s text:c="3"/>320 <text:s text:c="17"/></text:p>
            <text:p text:style-name="P171"><text:s text:c="3"/>321 <text:s text:c="17"/>; <text:s text:c="6"/>This is also used by sendmsg to update Network$status and return 0ffh</text:p>
            <text:p text:style-name="P171"><text:s text:c="3"/>322 <text:s text:c="2"/>01CE 211500 <text:s text:c="3"/>nerr: <text:s text:c="2"/>lxi <text:s text:c="4"/>h,Network$status</text:p>
            <text:p text:style-name="P171"><text:s text:c="3"/>323 <text:s text:c="2"/>01D1 B6 <text:s text:c="15"/>ora <text:s text:c="4"/>m</text:p>
            <text:p text:style-name="P179"><text:s text:c="3"/>324 <text:s text:c="2"/>01D2 77 <text:s text:c="15"/>mov <text:s text:c="4"/>m,a <text:s text:c="12"/>;update status</text:p>
          </table:table-cell>
        </table:table-row>
        <table:table-row>
          <table:table-cell table:style-name="Table73.A2" office:value-type="string">
            <text:p text:style-name="P171">CP/M RMAC ASSEM 1.1 <text:s text:c="4"/>#007 <text:s text:c="3"/>SAMPLE SLAVE NETWORK I/O SYSTEM FOR CORVUS OMNINET 20 OCT 82</text:p>
            <text:p text:style-name="P171"/>
            <text:p text:style-name="P171"><text:s text:c="3"/>325 <text:s text:c="2"/>01D3 3EFF <text:s text:c="13"/>mvi <text:s text:c="4"/>a,0ffh</text:p>
            <text:p text:style-name="P171"><text:s text:c="3"/>326 <text:s text:c="2"/>01D5 C9 <text:s text:c="15"/>ret <text:s text:c="20"/>;return 0ffh to caller</text:p>
            <text:p text:style-name="P171"><text:s text:c="3"/>327 <text:s text:c="17"/></text:p>
            <text:p text:style-name="P171"><text:s text:c="3"/>328 <text:s text:c="17"/></text:p>
            <text:p text:style-name="P171"><text:s text:c="3"/>329 <text:s text:c="17"/>; <text:s text:c="6"/>***** <text:s text:c="2"/>UTILITY ROUTINES CALLED BY ABOVE BEGIN HERE <text:s/>*****</text:p>
            <text:p text:style-name="P171"><text:s text:c="3"/>330 <text:s text:c="17"/></text:p>
            <text:p text:style-name="P171"><text:s text:c="3"/>331 <text:s text:c="17"/>; <text:s text:c="6"/>prints A in hex on console</text:p>
            <text:p text:style-name="P171"><text:s text:c="3"/>332 <text:s text:c="2"/>01D6 F5 <text:s text:c="7"/>prhex: <text:s/>push <text:s text:c="3"/>psw</text:p>
            <text:p text:style-name="P171"><text:s text:c="3"/>333 <text:s text:c="2"/>01D7 07 <text:s text:c="15"/>rlc</text:p>
            <text:p text:style-name="P171"><text:s text:c="3"/>334 <text:s text:c="2"/>01D8 07 <text:s text:c="15"/>rlc</text:p>
            <text:p text:style-name="P171"><text:s text:c="3"/>335 <text:s text:c="2"/>01D9 07 <text:s text:c="15"/>rlc</text:p>
            <text:p text:style-name="P171"><text:s text:c="3"/>336 <text:s text:c="2"/>01DA 07 <text:s text:c="15"/>rlc</text:p>
            <text:p text:style-name="P171"><text:s text:c="3"/>337 <text:s text:c="2"/>01DB CDDF01 <text:s text:c="11"/>call <text:s text:c="3"/>nibl <text:s text:c="11"/>;print high nibble</text:p>
            <text:p text:style-name="P171"><text:s text:c="3"/>338 <text:s text:c="2"/>01DE F1 <text:s text:c="15"/>pop <text:s text:c="4"/>psw <text:s text:c="12"/>;and fall through to <text:s/>print low nibble</text:p>
            <text:p text:style-name="P171"><text:s text:c="3"/>339 <text:s text:c="17"/></text:p>
            <text:p text:style-name="P171"><text:s text:c="3"/>340 <text:s text:c="2"/>01DF E60F <text:s text:c="5"/>nibl: <text:s text:c="2"/>ani <text:s text:c="4"/>0fh</text:p>
            <text:p text:style-name="P171"><text:s text:c="3"/>341 <text:s text:c="2"/>01E1 C630 <text:s text:c="13"/>adi <text:s text:c="4"/>'0'</text:p>
            <text:p text:style-name="P171"><text:s text:c="3"/>342 <text:s text:c="2"/>01E3 FE3A <text:s text:c="13"/>cpi <text:s text:c="4"/>'9'+1</text:p>
            <text:p text:style-name="P171"><text:s text:c="3"/>343 <text:s text:c="2"/>01E5 DAEA01 <text:s text:c="11"/>jc <text:s text:c="5"/>printa</text:p>
            <text:p text:style-name="P171"><text:s text:c="3"/>344 <text:s text:c="2"/>01E8 C607 <text:s text:c="13"/>adi <text:s text:c="4"/>7</text:p>
            <text:p text:style-name="P171"><text:s text:c="3"/>345 <text:s text:c="2"/>01EA 5F <text:s text:c="7"/>printa: mov <text:s text:c="4"/>e,a</text:p>
            <text:p text:style-name="P171"><text:s text:c="3"/>346 <text:s text:c="2"/>01EB 0E02 <text:s text:c="13"/>mvi <text:s text:c="4"/>c,CONOUTF</text:p>
            <text:p text:style-name="P171"><text:s text:c="3"/>347 <text:s text:c="2"/>01ED C30500 <text:s text:c="11"/>jmp <text:s text:c="4"/>BDOS <text:s text:c="11"/>;print ascii and return</text:p>
            <text:p text:style-name="P171"><text:s text:c="3"/>348 <text:s text:c="17"/></text:p>
            <text:p text:style-name="P171"><text:s text:c="3"/>349 <text:s text:c="17"/></text:p>
            <text:p text:style-name="P171"><text:s text:c="3"/>350 <text:s text:c="17"/>; <text:s text:c="6"/>print message DE--&gt; until $ on console device</text:p>
            <text:p text:style-name="P171"><text:s text:c="3"/>351 <text:s text:c="17"/>print$msg:</text:p>
            <text:p text:style-name="P171"><text:s text:c="3"/>352 <text:s text:c="2"/>01F0 0E09 <text:s text:c="13"/>mvi <text:s text:c="4"/>c,PRINTF <text:s text:c="15"/>;prints $ delimited string DE--&gt;</text:p>
            <text:p text:style-name="P171"><text:s text:c="3"/>353 <text:s text:c="2"/>01F2 C30500 <text:s text:c="11"/>jmp <text:s text:c="4"/>BDOS <text:s text:c="19"/>;bdos(printf,wboot$msg)</text:p>
            <text:p text:style-name="P171"><text:s text:c="3"/>354 <text:s text:c="17"/></text:p>
            <text:p text:style-name="P171"><text:s text:c="3"/>355 <text:s text:c="17"/></text:p>
            <text:p text:style-name="P171"><text:s text:c="3"/>356 <text:s text:c="17"/>; <text:s text:c="6"/>***** <text:s text:c="2"/>LOW LEVEL OMNINET TRANSPORTER DRIVERS BEGIN HERE <text:s text:c="2"/>*****</text:p>
            <text:p text:style-name="P171"><text:soft-page-break/><text:s text:c="3"/>357 <text:s text:c="17"/></text:p>
            <text:p text:style-name="P171"><text:s text:c="3"/>358 <text:s text:c="17"/>; <text:s text:c="6"/>Initialize transporter and return its ID code in A or 0ffh if can't.</text:p>
            <text:p text:style-name="P171"><text:s text:c="3"/>359 <text:s text:c="17"/>; <text:s text:c="6"/>Carry is also set if error, clear if no error.</text:p>
            <text:p text:style-name="P171"><text:s text:c="3"/>360 <text:s text:c="17"/>omni$init: <text:s text:c="21"/>;initialize pointers in our control blocks</text:p>
            <text:p text:style-name="P171"><text:s text:c="3"/>361 <text:s text:c="2"/>01F5 11D800 <text:s text:c="11"/>lxi <text:s text:c="4"/>d,TXresult <text:s text:c="5"/>;NOTE: this is done at run time to avoid</text:p>
            <text:p text:style-name="P171"><text:s text:c="3"/>362 <text:s text:c="2"/>01F8 63 <text:s text:c="15"/>mov <text:s text:c="4"/>h,e <text:s text:c="12"/>; <text:s/>relocation problems caused by the need to</text:p>
            <text:p text:style-name="P171"><text:s text:c="3"/>363 <text:s text:c="2"/>01F9 6A <text:s text:c="15"/>mov <text:s text:c="4"/>l,d <text:s text:c="12"/>; <text:s/>have pointers for CORVUS transporter use</text:p>
            <text:p text:style-name="P171"><text:s text:c="3"/>364 <text:s text:c="2"/>01FA 22CE00 <text:s text:c="11"/>shld <text:s text:c="3"/>TXtrslt <text:s text:c="8"/>; <text:s/>in MSB, LSB form instead of 8080 format.</text:p>
            <text:p text:style-name="P171"><text:s text:c="3"/>365 <text:s text:c="17"/>;</text:p>
            <text:p text:style-name="P171"><text:s text:c="3"/>366 <text:s text:c="2"/>01FD 11E500 <text:s text:c="11"/>lxi <text:s text:c="4"/>d,RXresult</text:p>
            <text:p text:style-name="P171"><text:s text:c="3"/>367 <text:s text:c="2"/>0200 63 <text:s text:c="15"/>mov <text:s text:c="4"/>h,e</text:p>
            <text:p text:style-name="P171"><text:s text:c="3"/>368 <text:s text:c="2"/>0201 6A <text:s text:c="15"/>mov <text:s text:c="4"/>l,d</text:p>
            <text:p text:style-name="P171"><text:s text:c="3"/>369 <text:s text:c="2"/>0202 22DB00 <text:s text:c="11"/>shld <text:s text:c="3"/>RXtrslt</text:p>
            <text:p text:style-name="P171"><text:s text:c="3"/>370 <text:s text:c="17"/>;</text:p>
            <text:p text:style-name="P171"><text:s text:c="3"/>371 <text:s text:c="2"/>0205 11EE00 <text:s text:c="11"/>lxi <text:s text:c="4"/>d,UNRXresult</text:p>
            <text:p text:style-name="P171"><text:s text:c="3"/>372 <text:s text:c="2"/>0208 63 <text:s text:c="15"/>mov <text:s text:c="4"/>h,e</text:p>
            <text:p text:style-name="P171"><text:s text:c="3"/>373 <text:s text:c="2"/>0209 6A <text:s text:c="15"/>mov <text:s text:c="4"/>l,d</text:p>
            <text:p text:style-name="P171"><text:s text:c="3"/>374 <text:s text:c="2"/>020A 22EB00 <text:s text:c="11"/>shld <text:s text:c="3"/>UNRXtrslt</text:p>
            <text:p text:style-name="P171"><text:s text:c="3"/>375 <text:s text:c="17"/>;</text:p>
            <text:p text:style-name="P171"><text:s text:c="3"/>376 <text:s text:c="2"/>020D 11F300 <text:s text:c="11"/>lxi <text:s text:c="4"/>d,INITresult</text:p>
            <text:p text:style-name="P171"><text:s text:c="3"/>377 <text:s text:c="2"/>0210 63 <text:s text:c="15"/>mov <text:s text:c="4"/>h,e</text:p>
            <text:p text:style-name="P179"><text:s text:c="3"/>378 <text:s text:c="2"/>0211 6A <text:s text:c="15"/>mov <text:s text:c="4"/>l,d</text:p>
          </table:table-cell>
        </table:table-row>
        <table:table-row>
          <table:table-cell table:style-name="Table73.A2" office:value-type="string">
            <text:p text:style-name="P171">CP/M RMAC ASSEM 1.1 <text:s text:c="4"/>#008 <text:s text:c="3"/>SAMPLE SLAVE NETWORK I/O SYSTEM FOR CORVUS OMNINET 20 OCT 82</text:p>
            <text:p text:style-name="P171"/>
            <text:p text:style-name="P171"><text:s text:c="3"/>379 <text:s text:c="2"/>0212 22F100 <text:s text:c="11"/>shld <text:s text:c="3"/>INITtrslt</text:p>
            <text:p text:style-name="P171"><text:s text:c="3"/>380 <text:s text:c="17"/>;</text:p>
            <text:p text:style-name="P171"><text:s text:c="3"/>381 <text:s text:c="2"/>0215 01EF00 <text:s text:c="11"/>lxi <text:s text:c="4"/>b,INITtcb <text:s text:c="6"/>;send init command block pointer to transporter</text:p>
            <text:p text:style-name="P171"><text:s text:c="3"/>382 <text:s text:c="2"/>0218 CD2E02 <text:s text:c="11"/>call <text:s text:c="3"/>omnistrobe <text:s text:c="5"/>;to reset it and get its ID code</text:p>
            <text:p text:style-name="P171"><text:s text:c="3"/>383 <text:s text:c="2"/>021B 9F <text:s text:c="15"/>sbb <text:s text:c="4"/>a <text:s text:c="14"/>;in case of error, preset return code 0 or ff</text:p>
            <text:p text:style-name="P171"><text:s text:c="3"/>384 <text:s text:c="2"/>021C D8 <text:s text:c="15"/>rc <text:s text:c="21"/>;fatal error if hardware won't accept pointer</text:p>
            <text:p text:style-name="P171"><text:s text:c="3"/>385 <text:s text:c="17"/>;</text:p>
            <text:p text:style-name="P171"><text:s text:c="3"/>386 <text:s text:c="2"/>021D 01F300 <text:s text:c="11"/>lxi <text:s text:c="4"/>b,INITresult <text:s text:c="3"/>;else wait for result of operation</text:p>
            <text:p text:style-name="P171"><text:s text:c="3"/>387 <text:s text:c="2"/>0220 CD5C02 <text:s text:c="11"/>call <text:s text:c="3"/>omni$wfdone <text:s text:c="4"/>;wait for done</text:p>
            <text:p text:style-name="P171"><text:s text:c="3"/>388 <text:s text:c="2"/>0223 321600 <text:s text:c="11"/>sta <text:s text:c="4"/>slvid1 <text:s text:c="9"/>;result code should be ID code so put in table</text:p>
            <text:p text:style-name="P171"><text:s text:c="3"/>389 <text:s text:c="2"/>0226 323E00 <text:s text:c="11"/>sta <text:s text:c="4"/>slvid2 <text:s text:c="9"/>;and in default message SID</text:p>
            <text:p text:style-name="P171"><text:s text:c="3"/>390 <text:s text:c="17"/>;</text:p>
            <text:p text:style-name="P171"><text:s text:c="3"/>391 <text:s text:c="2"/>0229 07 <text:s text:c="15"/>rlc <text:s text:c="20"/>;set CY=bit 7 of return code</text:p>
            <text:p text:style-name="P171"><text:s text:c="3"/>392 <text:s text:c="2"/>022A 1F <text:s text:c="15"/>rar <text:s text:c="20"/>;so CY=1 if error</text:p>
            <text:p text:style-name="P171"><text:s text:c="3"/>393 <text:s text:c="2"/>022B D0 <text:s text:c="15"/>rnc <text:s text:c="20"/>;return with ID code if no error</text:p>
            <text:p text:style-name="P171"><text:s text:c="3"/>394 <text:s text:c="2"/>022C 9F <text:s text:c="15"/>sbb <text:s text:c="4"/>a <text:s text:c="14"/>;else set carry=1 and A=0ffh and return</text:p>
            <text:p text:style-name="P171"><text:s text:c="3"/>395 <text:s text:c="2"/>022D C9 <text:s text:c="15"/>ret</text:p>
            <text:p text:style-name="P171"><text:s text:c="3"/>396 <text:s text:c="17"/></text:p>
            <text:p text:style-name="P171"><text:s text:c="3"/>397 <text:s text:c="17"/></text:p>
            <text:p text:style-name="P171"><text:s text:c="3"/>398 <text:s text:c="17"/>; <text:s text:c="6"/>Sends the 16 bit POINTER in BC to the transporter hardware as</text:p>
            <text:p text:style-name="P171"><text:s text:c="3"/>399 <text:s text:c="17"/>; <text:s text:c="6"/>a 24 bit pointer (MSB first). <text:s/>Returns CY set if hardware will</text:p>
            <text:p text:style-name="P171"><text:s text:c="3"/>400 <text:s text:c="17"/>; <text:s text:c="6"/>not accept any byte in a reasonable time else CY clear.</text:p>
            <text:p text:style-name="P171"><text:s text:c="3"/>401 <text:s text:c="17"/>omni$strobe:</text:p>
            <text:p text:style-name="P171"><text:s text:c="3"/>402 <text:s text:c="2"/>022E 210200 <text:s text:c="11"/>lxi <text:s text:c="4"/>h,2 <text:s text:c="12"/>;Find address of rslt block from TCB BC--&gt;</text:p>
            <text:p text:style-name="P171"><text:s text:c="3"/>403 <text:s text:c="2"/>0231 09 <text:s text:c="15"/>dad <text:s text:c="4"/>b <text:s text:c="14"/>;pre-set result code in block to ff (busy)</text:p>
            <text:p text:style-name="P171"><text:s text:c="3"/>404 <text:s text:c="2"/>0232 7E <text:s text:c="15"/>mov <text:s text:c="4"/>a,m</text:p>
            <text:p text:style-name="P171"><text:s text:c="3"/>405 <text:s text:c="2"/>0233 23 <text:s text:c="15"/>inx <text:s text:c="4"/>h</text:p>
            <text:p text:style-name="P171"><text:s text:c="3"/>406 <text:s text:c="2"/>0234 6E <text:s text:c="15"/>mov <text:s text:c="4"/>l,m</text:p>
            <text:p text:style-name="P171"><text:s text:c="3"/>407 <text:s text:c="2"/>0235 67 <text:s text:c="15"/>mov <text:s text:c="4"/>h,a</text:p>
            <text:p text:style-name="P171"><text:s text:c="3"/>408 <text:s text:c="2"/>0236 36FF <text:s text:c="13"/>mvi <text:s text:c="4"/>m,0ffh</text:p>
            <text:p text:style-name="P171"><text:s text:c="3"/>409 <text:s text:c="17"/>;</text:p>
            <text:p text:style-name="P171"><text:s text:c="3"/>410 <text:s text:c="2"/>0238 AF <text:s text:c="15"/>xra <text:s text:c="4"/>a <text:s text:c="14"/>;MSB is always 0</text:p>
            <text:p text:style-name="P171"><text:s text:c="3"/>411 <text:s text:c="2"/>0239 CD4302 <text:s text:c="11"/>call <text:s text:c="3"/>omni$st <text:s text:c="8"/>;send bits 23-16 of pointer to hardware</text:p>
            <text:p text:style-name="P171"><text:s text:c="3"/>412 <text:s text:c="2"/>023C D8 <text:s text:c="15"/>rc <text:s text:c="21"/>;(abort if timeout)</text:p>
            <text:p text:style-name="P171"><text:s text:c="3"/>413 <text:s text:c="17"/>;</text:p>
            <text:p text:style-name="P171"><text:s text:c="3"/>414 <text:s text:c="2"/>023D 78 <text:s text:c="15"/>mov <text:s text:c="4"/>a,b <text:s text:c="12"/>;send bits 15-8 of pointer to hardware</text:p>
            <text:p text:style-name="P171"><text:s text:c="3"/>415 <text:s text:c="2"/>023E CD4302 <text:s text:c="11"/>call <text:s text:c="3"/>omni$st</text:p>
            <text:p text:style-name="P171"><text:s text:c="3"/>416 <text:s text:c="2"/>0241 D8 <text:s text:c="15"/>rc <text:s text:c="21"/>;(abort if timeout)</text:p>
            <text:p text:style-name="P171"><text:s text:c="3"/>417 <text:s text:c="17"/>;</text:p>
            <text:p text:style-name="P171"><text:s text:c="3"/>418 <text:s text:c="2"/>0242 79 <text:s text:c="15"/>mov <text:s text:c="4"/>a,c <text:s text:c="12"/>;send bits 7-0 of pointer to hardware</text:p>
            <text:p text:style-name="P171"><text:s text:c="3"/>419 <text:s text:c="49"/>; (fall into omni$st)</text:p>
            <text:p text:style-name="P171"><text:s text:c="3"/>420 <text:s text:c="17"/></text:p>
            <text:p text:style-name="P171"><text:s text:c="3"/>421 <text:s text:c="17"/>; <text:s text:c="6"/>called by omni$strobe to send one byte from A to transporter hardware</text:p>
            <text:p text:style-name="P171"><text:s text:c="3"/>422 <text:s text:c="17"/>; <text:s text:c="6"/>returns CY set if hardware doesn't come ready in a reasonable time.</text:p>
            <text:p text:style-name="P171"><text:s text:c="3"/>423 <text:s text:c="17"/>omni$st:</text:p>
            <text:p text:style-name="P171"><text:s text:c="3"/>424 <text:s text:c="2"/>0243 F5 <text:s text:c="15"/>push <text:s text:c="3"/>psw <text:s text:c="12"/>;save data for now</text:p>
            <text:p text:style-name="P171"><text:s text:c="3"/>425 <text:s text:c="2"/>0244 1150C3 <text:s text:c="11"/>lxi <text:s text:c="4"/>d,50000 <text:s text:c="8"/>;set timeout</text:p>
            <text:p text:style-name="P171"><text:s text:c="3"/>426 <text:s text:c="17"/>omni$st0:</text:p>
            <text:p text:style-name="P171"><text:s text:c="3"/>427 <text:s text:c="2"/>0247 DBF9 <text:s text:c="13"/>in <text:s text:c="5"/>TSTAT <text:s text:c="10"/>;read status port and check busy bit</text:p>
            <text:p text:style-name="P171"><text:s text:c="3"/>428 <text:s text:c="2"/>0249 E610 <text:s text:c="13"/>ani <text:s text:c="4"/>TCRDY</text:p>
            <text:p text:style-name="P171"><text:s text:c="3"/>429 <text:s text:c="2"/>024B CA5302 <text:s text:c="11"/>jz <text:s text:c="5"/>omni$st1 <text:s text:c="7"/>;if busy, go increment and test timeout</text:p>
            <text:p text:style-name="P171"><text:s text:c="3"/>430 <text:s text:c="17"/>;</text:p>
            <text:p text:style-name="P171"><text:soft-page-break/><text:s text:c="3"/>431 <text:s text:c="2"/>024E F1 <text:s text:c="15"/>pop <text:s text:c="4"/>psw <text:s text:c="12"/>;else output the byte</text:p>
            <text:p text:style-name="P179"><text:s text:c="3"/>432 <text:s text:c="2"/>024F D3F8 <text:s text:c="13"/>out <text:s text:c="4"/>TDATA <text:s text:c="10"/>;to the transporter TCB pointer input register</text:p>
          </table:table-cell>
        </table:table-row>
        <table:table-row>
          <table:table-cell table:style-name="Table73.A2" office:value-type="string">
            <text:p text:style-name="P171">CP/M RMAC ASSEM 1.1 <text:s text:c="4"/>#009 <text:s text:c="3"/>SAMPLE SLAVE NETWORK I/O SYSTEM FOR CORVUS OMNINET 20 OCT 82</text:p>
            <text:p text:style-name="P171"/>
            <text:p text:style-name="P171"><text:s text:c="3"/>433 <text:s text:c="2"/>0251 B7 <text:s text:c="15"/>ora <text:s text:c="4"/>a</text:p>
            <text:p text:style-name="P171"><text:s text:c="3"/>434 <text:s text:c="2"/>0252 C9 <text:s text:c="15"/>ret <text:s text:c="20"/>;and return with no error shown (CY=0)</text:p>
            <text:p text:style-name="P171"><text:s text:c="3"/>435 <text:s text:c="17"/>;</text:p>
            <text:p text:style-name="P171"><text:s text:c="3"/>436 <text:s text:c="17"/>omni$st1: <text:s text:c="22"/>;else</text:p>
            <text:p text:style-name="P171"><text:s text:c="3"/>437 <text:s text:c="2"/>0253 1B <text:s text:c="15"/>dcx <text:s text:c="4"/>d</text:p>
            <text:p text:style-name="P171"><text:s text:c="3"/>438 <text:s text:c="2"/>0254 7A <text:s text:c="15"/>mov <text:s text:c="4"/>a,d</text:p>
            <text:p text:style-name="P171"><text:s text:c="3"/>439 <text:s text:c="2"/>0255 B3 <text:s text:c="15"/>ora <text:s text:c="4"/>e</text:p>
            <text:p text:style-name="P171"><text:s text:c="3"/>440 <text:s text:c="2"/>0256 C24702 <text:s text:c="11"/>jnz <text:s text:c="4"/>omni$st0 <text:s text:c="7"/>;loop back if not timed out yet</text:p>
            <text:p text:style-name="P171"><text:s text:c="3"/>441 <text:s text:c="17"/>;</text:p>
            <text:p text:style-name="P171"><text:s text:c="3"/>442 <text:s text:c="2"/>0259 F1 <text:s text:c="15"/>pop <text:s text:c="4"/>psw <text:s text:c="12"/>;else</text:p>
            <text:p text:style-name="P171"><text:s text:c="3"/>443 <text:s text:c="2"/>025A 37 <text:s text:c="15"/>stc</text:p>
            <text:p text:style-name="P171"><text:s text:c="3"/>444 <text:s text:c="2"/>025B C9 <text:s text:c="15"/>ret <text:s text:c="20"/>;return error flag (CY=1)</text:p>
            <text:p text:style-name="P171"><text:s text:c="3"/>445 <text:s text:c="17"/></text:p>
            <text:p text:style-name="P171"><text:s text:c="3"/>446 <text:s text:c="17"/></text:p>
            <text:p text:style-name="P171"><text:s text:c="3"/>447 <text:s text:c="17"/>; <text:s text:c="6"/>waits till timeout (about 20 secs) for result block BC--&gt; to show done</text:p>
            <text:p text:style-name="P171"><text:s text:c="3"/>448 <text:s text:c="17"/>; <text:s text:c="6"/>returns A=returned status code. <text:s/>If timeout occurs, the returned</text:p>
            <text:p text:style-name="P171"><text:s text:c="3"/>449 <text:s text:c="17"/>; <text:s text:c="6"/>status will still be 0FEH or 0FFH.</text:p>
            <text:p text:style-name="P171"><text:s text:c="3"/>450 <text:s text:c="17"/>omni$wfdone: <text:s text:c="19"/></text:p>
            <text:p text:style-name="P171"><text:s text:c="3"/>451 <text:s text:c="2"/>025C 11FFFF <text:s text:c="11"/>lxi <text:s text:c="4"/>d,0ffffh <text:s text:c="7"/>;setup timeout counters</text:p>
            <text:p text:style-name="P171"><text:s text:c="3"/>452 <text:s text:c="2"/>025F 2E14 <text:s text:c="13"/>mvi <text:s text:c="4"/>l,20</text:p>
            <text:p text:style-name="P171"><text:s text:c="3"/>453 <text:s text:c="17"/>;</text:p>
            <text:p text:style-name="P171"><text:s text:c="3"/>454 <text:s text:c="17"/>omni$wfdone1:</text:p>
            <text:p text:style-name="P171"><text:s text:c="3"/>455 <text:s text:c="2"/>0261 0A <text:s text:c="15"/>ldax <text:s text:c="3"/>b <text:s text:c="14"/>;is the result code still &gt; 0f0h?</text:p>
            <text:p text:style-name="P171"><text:s text:c="3"/>456 <text:s text:c="2"/>0262 FEF0 <text:s text:c="13"/>cpi <text:s text:c="4"/>0f0h</text:p>
            <text:p text:style-name="P171"><text:s text:c="3"/>457 <text:s text:c="2"/>0264 D8 <text:s text:c="15"/>rc <text:s text:c="21"/>;no, return to caller</text:p>
            <text:p text:style-name="P171"><text:s text:c="3"/>458 <text:s text:c="17"/>;</text:p>
            <text:p text:style-name="P171"><text:s text:c="3"/>459 <text:s text:c="2"/>0265 1B <text:s text:c="15"/>dcx <text:s text:c="4"/>d <text:s text:c="14"/>;else decrement timeout</text:p>
            <text:p text:style-name="P171"><text:s text:c="3"/>460 <text:s text:c="2"/>0266 7B <text:s text:c="15"/>mov <text:s text:c="4"/>a,e</text:p>
            <text:p text:style-name="P171"><text:s text:c="3"/>461 <text:s text:c="2"/>0267 B2 <text:s text:c="15"/>ora <text:s text:c="4"/>d</text:p>
            <text:p text:style-name="P171"><text:s text:c="3"/>462 <text:s text:c="2"/>0268 C26102 <text:s text:c="11"/>jnz <text:s text:c="4"/>omni$wfdone1 <text:s text:c="3"/>;timeout yet?</text:p>
            <text:p text:style-name="P171"><text:s text:c="3"/>463 <text:s text:c="2"/>026B 2D <text:s text:c="15"/>dcr <text:s text:c="4"/>l</text:p>
            <text:p text:style-name="P171"><text:s text:c="3"/>464 <text:s text:c="2"/>026C C26102 <text:s text:c="11"/>jnz <text:s text:c="4"/>omni$wfdone1 <text:s text:c="3"/>;no, go back and check again</text:p>
            <text:p text:style-name="P171"><text:s text:c="3"/>465 <text:s text:c="17"/>;</text:p>
            <text:p text:style-name="P171"><text:s text:c="3"/>466 <text:s text:c="2"/>026F 0A <text:s text:c="15"/>ldax <text:s text:c="3"/>b <text:s text:c="14"/>;yes, timeout</text:p>
            <text:p text:style-name="P171"><text:s text:c="3"/>467 <text:s text:c="2"/>0270 C9 <text:s text:c="15"/>ret <text:s text:c="20"/>;return with completion code in A</text:p>
            <text:p text:style-name="P171"><text:s text:c="3"/>468 <text:s text:c="17"/></text:p>
            <text:p text:style-name="P171"><text:s text:c="3"/>469 <text:s text:c="17"/></text:p>
            <text:p text:style-name="P179"><text:s text:c="3"/>470 <text:s text:c="2"/>0271 <text:s text:c="18"/>end</text:p>
          </table:table-cell>
        </table:table-row>
        <table:table-row>
          <table:table-cell table:style-name="Table73.A2" office:value-type="string">
            <text:p text:style-name="P171">CP/M RMAC ASSEM 1.1 <text:s text:c="4"/>#010 <text:s text:c="3"/>SAMPLE SLAVE NETWORK I/O SYSTEM FOR CORVUS OMNINET 20 OCT 82</text:p>
            <text:p text:style-name="P171"/>
            <text:p text:style-name="P171">ACTIVE <text:s text:c="10"/>0010 <text:s text:c="3"/>78#</text:p>
            <text:p text:style-name="P171">BDOS <text:s text:c="12"/>0005 <text:s text:c="3"/>83# <text:s/>347 <text:s text:c="2"/>353 </text:p>
            <text:p text:style-name="P171">BUFFSIZE <text:s text:c="8"/>008A <text:s text:c="3"/>45# <text:s/>121 </text:p>
            <text:p text:style-name="P171">CNFGTBLADR <text:s text:c="6"/>0152 <text:s text:c="3"/>96 <text:s text:c="2"/>224#</text:p>
            <text:p text:style-name="P171">CONFIGTBL <text:s text:c="7"/>0015 <text:s text:c="2"/>103# <text:s/>225 </text:p>
            <text:p text:style-name="P171">CONOUTF <text:s text:c="9"/>0002 <text:s text:c="3"/>85# <text:s/>346 </text:p>
            <text:p text:style-name="P171">CR <text:s text:c="14"/>000D <text:s text:c="3"/>89# <text:s/>194 <text:s text:c="2"/>195 <text:s text:c="2"/>236 </text:p>
            <text:p text:style-name="P171">DFLT <text:s text:c="12"/>003C <text:s text:c="2"/>115#</text:p>
            <text:p text:style-name="P171">E2LONG <text:s text:c="10"/>0081 <text:s text:c="3"/>58#</text:p>
            <text:p text:style-name="P171">EBDCTL <text:s text:c="10"/>0083 <text:s text:c="3"/>60#</text:p>
            <text:p text:style-name="P171">EBDDES <text:s text:c="10"/>0085 <text:s text:c="3"/>62#</text:p>
            <text:p text:style-name="P171">EBDNODE <text:s text:c="9"/>0086 <text:s text:c="3"/>63#</text:p>
            <text:p text:style-name="P171">EBDSKT <text:s text:c="10"/>0084 <text:s text:c="3"/>61#</text:p>
            <text:p text:style-name="P171">ECMDOK <text:s text:c="10"/>00FE <text:s text:c="3"/>64#</text:p>
            <text:p text:style-name="P171">ENDRCVF <text:s text:c="9"/>0010 <text:s text:c="3"/>68# <text:s/>161 </text:p>
            <text:p text:style-name="P171">ENOSKT <text:s text:c="10"/>0082 <text:s text:c="3"/>59#</text:p>
            <text:p text:style-name="P171">ETXFAIL <text:s text:c="9"/>0080 <text:s text:c="3"/>57#</text:p>
            <text:p text:style-name="P171">ETXOK <text:s text:c="11"/>00C0 <text:s text:c="3"/>56#</text:p>
            <text:p text:style-name="P171">FALSE <text:s text:c="11"/>0000 <text:s text:c="3"/>40# <text:s text:c="2"/>41 </text:p>
            <text:p text:style-name="P171">INITF <text:s text:c="11"/>0020 <text:s text:c="3"/>69# <text:s/>171 </text:p>
            <text:p text:style-name="P171">INITMSG <text:s text:c="9"/>0106 <text:s text:c="2"/>186 <text:s text:c="2"/>193#</text:p>
            <text:p text:style-name="P171">INITRCODE <text:s text:c="7"/>00F3 <text:s text:c="2"/>176#</text:p>
            <text:p text:style-name="P171">INITRESULT <text:s text:c="6"/>00F3 <text:s text:c="2"/>175# <text:s/>376 <text:s text:c="2"/>386 </text:p>
            <text:p text:style-name="P171">INITTCB <text:s text:c="9"/>00EF <text:s text:c="2"/>170# <text:s/>381 </text:p>
            <text:p text:style-name="P171">INITTCMD <text:s text:c="8"/>00EF <text:s text:c="2"/>171#</text:p>
            <text:p text:style-name="P171">INITTRSLT <text:s text:c="7"/>00F1 <text:s text:c="2"/>173# <text:s/>379 </text:p>
            <text:p text:style-name="P171">LF <text:s text:c="14"/>000A <text:s text:c="3"/>88# <text:s/>194 <text:s text:c="2"/>195 <text:s text:c="2"/>236 </text:p>
            <text:p text:style-name="P171">MAXMSG <text:s text:c="10"/>0200 <text:s text:c="3"/>46# <text:s/>149 <text:s text:c="2"/>150 </text:p>
            <text:p text:style-name="P171">NERR <text:s text:c="12"/>01CE <text:s text:c="2"/>289 <text:s text:c="2"/>322#</text:p>
            <text:p text:style-name="P171">NETBASE <text:s text:c="9"/>00F8 <text:s text:c="3"/>71# <text:s text:c="2"/>72 <text:s text:c="3"/>74 </text:p>
            <text:p text:style-name="P171"><text:soft-page-break/>NETWORKSTATUS <text:s text:c="3"/>0015 <text:s text:c="2"/>104# <text:s/>202 <text:s text:c="2"/>214 <text:s text:c="2"/>322 </text:p>
            <text:p text:style-name="P171">NIBL <text:s text:c="12"/>01DF <text:s text:c="2"/>337 <text:s text:c="2"/>340#</text:p>
            <text:p text:style-name="P171">NOERR <text:s text:c="11"/>0000 <text:s text:c="3"/>55#</text:p>
            <text:p text:style-name="P171">NTWRKERROR <text:s text:c="6"/>0138 <text:s text:c="3"/>99 <text:s text:c="2"/>184 <text:s text:c="2"/>200#</text:p>
            <text:p text:style-name="P171">NTWRKINIT <text:s text:c="7"/>00F4 <text:s text:c="3"/>94 <text:s text:c="2"/>183#</text:p>
            <text:p text:style-name="P171">NTWRKSTS <text:s text:c="8"/>0148 <text:s text:c="3"/>95 <text:s text:c="2"/>213#</text:p>
            <text:p text:style-name="P171">NTWRKWBOOT <text:s text:c="6"/>0156 <text:s text:c="2"/>100 <text:s text:c="2"/>231#</text:p>
            <text:p text:style-name="P171">OMNIINIT <text:s text:c="8"/>01F5 <text:s text:c="2"/>203 <text:s text:c="2"/>360#</text:p>
            <text:p text:style-name="P171">OMNIST <text:s text:c="10"/>0243 <text:s text:c="2"/>411 <text:s text:c="2"/>415 <text:s text:c="2"/>423#</text:p>
            <text:p text:style-name="P171">OMNIST0 <text:s text:c="9"/>0247 <text:s text:c="2"/>426# <text:s/>440 </text:p>
            <text:p text:style-name="P171">OMNIST1 <text:s text:c="9"/>0253 <text:s text:c="2"/>429 <text:s text:c="2"/>436#</text:p>
            <text:p text:style-name="P171">OMNISTROBE <text:s text:c="6"/>022E <text:s text:c="2"/>271 <text:s text:c="2"/>305 <text:s text:c="2"/>314 <text:s text:c="2"/>382 <text:s text:c="2"/>401#</text:p>
            <text:p text:style-name="P171">OMNIWFDONE <text:s text:c="6"/>025C <text:s text:c="2"/>277 <text:s text:c="2"/>309 <text:s text:c="2"/>318 <text:s text:c="2"/>387 <text:s text:c="2"/>450#</text:p>
            <text:p text:style-name="P171">OMNIWFDONE1 <text:s text:c="5"/>0261 <text:s text:c="2"/>454# <text:s/>462 <text:s text:c="2"/>464 </text:p>
            <text:p text:style-name="P171">PRHEX <text:s text:c="11"/>01D6 <text:s text:c="2"/>189 <text:s text:c="2"/>332#</text:p>
            <text:p text:style-name="P171">PRINTA <text:s text:c="10"/>01EA <text:s text:c="2"/>343 <text:s text:c="2"/>345#</text:p>
            <text:p text:style-name="P171">PRINTF <text:s text:c="10"/>0009 <text:s text:c="3"/>84# <text:s/>352 </text:p>
            <text:p text:style-name="P171">PRINTMSG <text:s text:c="8"/>01F0 <text:s text:c="2"/>187 <text:s text:c="2"/>233 <text:s text:c="2"/>351#</text:p>
            <text:p text:style-name="P171">RCVERR <text:s text:c="10"/>0002 <text:s text:c="3"/>79# <text:s/>216 <text:s text:c="2"/>319 </text:p>
            <text:p text:style-name="P171">RCVF <text:s text:c="12"/>00F0 <text:s text:c="3"/>67# <text:s/>143 </text:p>
            <text:p text:style-name="P171">RECEIVEMSG <text:s text:c="6"/>01A6 <text:s text:c="3"/>98 <text:s text:c="2"/>299#</text:p>
            <text:p text:style-name="P171">RXERR <text:s text:c="11"/>01CC <text:s text:c="2"/>306 <text:s text:c="2"/>315 <text:s text:c="2"/>319#</text:p>
            <text:p text:style-name="P171">RXRCODE <text:s text:c="9"/>00E5 <text:s text:c="2"/>155#</text:p>
            <text:p text:style-name="P179">RXRDLEN <text:s text:c="9"/>00E7 <text:s text:c="2"/>157#</text:p>
          </table:table-cell>
        </table:table-row>
        <table:table-row>
          <table:table-cell table:style-name="Table73.A2" office:value-type="string">
            <text:p text:style-name="P171">CP/M RMAC ASSEM 1.1 <text:s text:c="4"/>#011 <text:s text:c="3"/>SAMPLE SLAVE NETWORK I/O SYSTEM FOR CORVUS OMNINET 20 OCT 82</text:p>
            <text:p text:style-name="P171"/>
            <text:p text:style-name="P171">RXRESULT <text:s text:c="8"/>00E5 <text:s text:c="2"/>154# <text:s/>308 <text:s text:c="2"/>366 </text:p>
            <text:p text:style-name="P171">RXRSRCE <text:s text:c="9"/>00E6 <text:s text:c="2"/>156#</text:p>
            <text:p text:style-name="P171">RXTCB <text:s text:c="11"/>00D9 <text:s text:c="2"/>142# <text:s/>304 </text:p>
            <text:p text:style-name="P171">RXTCLEN <text:s text:c="9"/>00E3 <text:s text:c="2"/>151#</text:p>
            <text:p text:style-name="P171">RXTCMD <text:s text:c="10"/>00D9 <text:s text:c="2"/>143#</text:p>
            <text:p text:style-name="P171">RXTDEST <text:s text:c="9"/>00E4 <text:s text:c="2"/>152#</text:p>
            <text:p text:style-name="P171">RXTDLEN <text:s text:c="9"/>00E1 <text:s text:c="2"/>149#</text:p>
            <text:p text:style-name="P171">RXTMSG <text:s text:c="10"/>00DF <text:s text:c="2"/>148# <text:s/>302 </text:p>
            <text:p text:style-name="P171">RXTRSLT <text:s text:c="9"/>00DB <text:s text:c="2"/>145# <text:s/>369 </text:p>
            <text:p text:style-name="P171">RXTSKT <text:s text:c="10"/>00DD <text:s text:c="2"/>146#</text:p>
            <text:p text:style-name="P171">SENDAGAIN <text:s text:c="7"/>0185 <text:s text:c="2"/>268# <text:s/>286 </text:p>
            <text:p text:style-name="P171">SENDERR <text:s text:c="9"/>0001 <text:s text:c="3"/>80# <text:s/>216 <text:s text:c="2"/>288 </text:p>
            <text:p text:style-name="P171">SENDF <text:s text:c="11"/>0040 <text:s text:c="3"/>66# <text:s/>128 </text:p>
            <text:p text:style-name="P171">SENDMSG <text:s text:c="9"/>0167 <text:s text:c="3"/>97 <text:s text:c="2"/>246#</text:p>
            <text:p text:style-name="P171">SKT0 <text:s text:c="12"/>0080 <text:s text:c="3"/>47#</text:p>
            <text:p text:style-name="P171">SKT1 <text:s text:c="12"/>0090 <text:s text:c="3"/>48#</text:p>
            <text:p text:style-name="P171">SKT2 <text:s text:c="12"/>00A0 <text:s text:c="3"/>49# <text:s text:c="2"/>51 </text:p>
            <text:p text:style-name="P171">SKT3 <text:s text:c="12"/>00B0 <text:s text:c="3"/>50#</text:p>
            <text:p text:style-name="P171">SLVID1 <text:s text:c="10"/>0016 <text:s text:c="2"/>106# <text:s/>188 <text:s text:c="2"/>205 <text:s text:c="2"/>388 </text:p>
            <text:p text:style-name="P171">SLVID2 <text:s text:c="10"/>003E <text:s text:c="2"/>117# <text:s/>206 <text:s text:c="2"/>389 </text:p>
            <text:p text:style-name="P171">SNDERR <text:s text:c="10"/>01A1 <text:s text:c="2"/>273 <text:s text:c="2"/>288#</text:p>
            <text:p text:style-name="P171">SOCKET <text:s text:c="10"/>00A0 <text:s text:c="3"/>51# <text:s/>131 <text:s text:c="2"/>146 <text:s text:c="2"/>164 </text:p>
            <text:p text:style-name="P171">TCRDY <text:s text:c="11"/>0010 <text:s text:c="3"/>73# <text:s/>428 </text:p>
            <text:p text:style-name="P171">TDATA <text:s text:c="11"/>00F8 <text:s text:c="3"/>74# <text:s/>432 </text:p>
            <text:p text:style-name="P171">TRUE <text:s text:c="12"/>FFFF <text:s text:c="3"/>41#</text:p>
            <text:p text:style-name="P171">TSTAT <text:s text:c="11"/>00F9 <text:s text:c="3"/>72# <text:s/>427 </text:p>
            <text:p text:style-name="P171">TXRCODE <text:s text:c="9"/>00D8 <text:s text:c="2"/>139#</text:p>
            <text:p text:style-name="P171">TXRESULT <text:s text:c="8"/>00D8 <text:s text:c="2"/>138# <text:s/>275 <text:s text:c="2"/>361 </text:p>
            <text:p text:style-name="P171">TXTCB <text:s text:c="11"/>00CC <text:s text:c="2"/>127# <text:s/>270 </text:p>
            <text:p text:style-name="P171">TXTCLEN <text:s text:c="9"/>00D6 <text:s text:c="2"/>135#</text:p>
            <text:p text:style-name="P171">TXTCMD <text:s text:c="10"/>00CC <text:s text:c="2"/>128#</text:p>
            <text:p text:style-name="P171">TXTDEST <text:s text:c="9"/>00D7 <text:s text:c="2"/>136# <text:s/>264 </text:p>
            <text:p text:style-name="P171">TXTDLEN <text:s text:c="9"/>00D4 <text:s text:c="2"/>134# <text:s/>260 </text:p>
            <text:p text:style-name="P171">TXTMSG <text:s text:c="10"/>00D2 <text:s text:c="2"/>133# <text:s/>249 </text:p>
            <text:p text:style-name="P171">TXTRIES <text:s text:c="9"/>0064 <text:s text:c="3"/>44# <text:s/>266 </text:p>
            <text:p text:style-name="P171">TXTRSLT <text:s text:c="9"/>00CE <text:s text:c="2"/>130# <text:s/>364 </text:p>
            <text:p text:style-name="P171">TXTSKT <text:s text:c="10"/>00D0 <text:s text:c="2"/>131#</text:p>
            <text:p text:style-name="P171">UNRXRCODE <text:s text:c="7"/>00EE <text:s text:c="2"/>167#</text:p>
            <text:p text:style-name="P171">UNRXRESULT <text:s text:c="6"/>00EE <text:s text:c="2"/>166# <text:s/>317 <text:s text:c="2"/>371 </text:p>
            <text:p text:style-name="P171">UNRXTCB <text:s text:c="9"/>00E9 <text:s text:c="2"/>160# <text:s/>313 </text:p>
            <text:p text:style-name="P171">UNRXTCMD <text:s text:c="8"/>00E9 <text:s text:c="2"/>161#</text:p>
            <text:p text:style-name="P171">UNRXTRSLT <text:s text:c="7"/>00EB <text:s text:c="2"/>163# <text:s/>374 </text:p>
            <text:p text:style-name="P171">UNRXTSKT <text:s text:c="8"/>00ED <text:s text:c="2"/>164#</text:p>
            <text:p text:style-name="P179">WBOOTMSG <text:s text:c="8"/>015C <text:s text:c="2"/>232 <text:s text:c="2"/>235#</text:p>
          </table:table-cell>
        </table:table-row>
      </table:table>
      <text:p text:style-name="P3">Listing G-1. Sample Slave Network I/O System for Corvus OMNINET</text:p>
      <text:p text:style-name="P4"><text:bookmark text:name="ListG_2"/></text:p>
      <table:table table:name="Table74" table:style-name="Table74">
        <table:table-column table:style-name="Table74.A"/>
        <table:table-row>
          <table:table-cell table:style-name="Table74.A1" office:value-type="string">
            <text:p text:style-name="P171">CP/M RMAC ASSEM 1.1 <text:s text:c="4"/>#001 <text:s text:c="3"/>SAMPLE SERVER NETWORK I/F FOR CORVUS OMNINET 20-OCT-82</text:p>
            <text:p text:style-name="P171"><text:soft-page-break/></text:p>
            <text:p text:style-name="P171"><text:s text:c="5"/>1 <text:s text:c="19"/>title 'Sample Server Network I/F for CORVUS OMNINET 20-Oct-82'</text:p>
            <text:p text:style-name="P171"><text:s text:c="5"/>2 <text:s text:c="25"/>page 54</text:p>
            <text:p text:style-name="P171"><text:s text:c="5"/>3 <text:s text:c="17"/></text:p>
            <text:p text:style-name="P171"><text:s text:c="5"/>4 <text:s text:c="17"/>;________________________________________________________________________</text:p>
            <text:p text:style-name="P171"><text:s text:c="5"/>5 <text:s text:c="17"/>;________________________________________________________________________</text:p>
            <text:p text:style-name="P171"><text:s text:c="5"/>6 <text:s text:c="17"/>; <text:s text:c="70"/>;</text:p>
            <text:p text:style-name="P171"><text:s text:c="5"/>7 <text:s text:c="17"/>; <text:s text:c="6"/>SAMPLE MASTER NETWORK IO SYSTEM FOR CP/NET 1.2 <text:s text:c="17"/>;</text:p>
            <text:p text:style-name="P171"><text:s text:c="5"/>8 <text:s text:c="17"/>; <text:s text:c="6"/>VERSION FOR CORVUS OMNINET "ENGINEERING" TRANSPORTER <text:s text:c="11"/>;</text:p>
            <text:p text:style-name="P171"><text:s text:c="5"/>9 <text:s text:c="17"/>; <text:s text:c="14"/>(Requires RMAC for assembly) <text:s text:c="27"/>;</text:p>
            <text:p text:style-name="P171"><text:s text:c="4"/>10 <text:s text:c="17"/>; <text:s text:c="70"/>;</text:p>
            <text:p text:style-name="P171"><text:s text:c="4"/>11 <text:s text:c="17"/>; <text:s text:c="6"/>COPYRIGHT (C) 1982 by <text:s text:c="2"/>VANO ASSOCIATES, INC. <text:s text:c="18"/>;</text:p>
            <text:p text:style-name="P171"><text:s text:c="4"/>12 <text:s text:c="17"/>; <text:s text:c="30"/>P.O. BOX 12730 <text:s text:c="25"/>;</text:p>
            <text:p text:style-name="P171"><text:s text:c="4"/>13 <text:s text:c="17"/>; <text:s text:c="30"/>New Brighton, MN <text:s/>55112 <text:s text:c="16"/>;</text:p>
            <text:p text:style-name="P171"><text:s text:c="4"/>14 <text:s text:c="17"/>; <text:s text:c="30"/>U.S.A. <text:s text:c="33"/>;</text:p>
            <text:p text:style-name="P171"><text:s text:c="4"/>15 <text:s text:c="17"/>; <text:s text:c="30"/>(612) 631-1245 <text:s text:c="25"/>;</text:p>
            <text:p text:style-name="P171"><text:s text:c="4"/>16 <text:s text:c="17"/>; <text:s text:c="30"/>ALL RIGHTS RESERVED <text:s text:c="20"/>;</text:p>
            <text:p text:style-name="P171"><text:s text:c="4"/>17 <text:s text:c="17"/>; <text:s text:c="70"/>;</text:p>
            <text:p text:style-name="P171"><text:s text:c="4"/>18 <text:s text:c="17"/>; <text:s text:c="6"/>ANY USE OF THIS CODE without the imbedded copyright notice <text:s text:c="5"/>;</text:p>
            <text:p text:style-name="P171"><text:s text:c="4"/>19 <text:s text:c="17"/>; <text:s text:c="6"/>is hereby strictly prohibited. <text:s text:c="33"/>;</text:p>
            <text:p text:style-name="P171"><text:s text:c="4"/>20 <text:s text:c="17"/>; <text:s text:c="70"/>;</text:p>
            <text:p text:style-name="P171"><text:s text:c="4"/>21 <text:s text:c="17"/>; <text:s text:c="6"/>Permission is hereby granted to Digital Research Inc. to use <text:s text:c="3"/>;</text:p>
            <text:p text:style-name="P171"><text:s text:c="4"/>22 <text:s text:c="17"/>; <text:s text:c="6"/>this source file for educational and illustrative purposes in <text:s text:c="2"/>;</text:p>
            <text:p text:style-name="P171"><text:s text:c="4"/>23 <text:s text:c="17"/>; <text:s text:c="6"/>conjunction with CP/Net 80 documentation. <text:s/>Any other use of <text:s text:c="4"/>;</text:p>
            <text:p text:style-name="P171"><text:s text:c="4"/>24 <text:s text:c="17"/>; <text:s text:c="6"/>this code without the EXPRESS WRITTEN PERMISSION of VANO <text:s text:c="7"/>;</text:p>
            <text:p text:style-name="P171"><text:s text:c="4"/>25 <text:s text:c="17"/>; <text:s text:c="6"/>ASSOCIATES INC. is hereby strictly prohibited. <text:s text:c="17"/>;</text:p>
            <text:p text:style-name="P171"><text:s text:c="4"/>26 <text:s text:c="17"/>; <text:s text:c="70"/>;</text:p>
            <text:p text:style-name="P171"><text:s text:c="4"/>27 <text:s text:c="17"/>; <text:s text:c="6"/>This file is provided courtesy of: <text:s text:c="29"/>;</text:p>
            <text:p text:style-name="P171"><text:s text:c="4"/>28 <text:s text:c="17"/>; <text:s text:c="70"/>;</text:p>
            <text:p text:style-name="P171"><text:s text:c="4"/>29 <text:s text:c="17"/>; <text:s text:c="14"/>R2E (Realisations Etude Electroniques) <text:s text:c="17"/>;</text:p>
            <text:p text:style-name="P171"><text:s text:c="4"/>30 <text:s text:c="17"/>; <text:s text:c="14"/>Z.A.I. de Courtaboeuf <text:s text:c="34"/>;</text:p>
            <text:p text:style-name="P171"><text:s text:c="4"/>31 <text:s text:c="17"/>; <text:s text:c="14"/>BP 73 <text:s text:c="2"/>91942 Les Ulis <text:s text:c="33"/>;</text:p>
            <text:p text:style-name="P171"><text:s text:c="4"/>32 <text:s text:c="17"/>; <text:s text:c="14"/>FRANCE <text:s text:c="49"/>;</text:p>
            <text:p text:style-name="P171"><text:s text:c="4"/>33 <text:s text:c="17"/>; <text:s text:c="70"/>;</text:p>
            <text:p text:style-name="P171"><text:s text:c="4"/>34 <text:s text:c="17"/>; <text:s text:c="6"/>who sponsored the development of one of its ancestors. <text:s text:c="9"/>;</text:p>
            <text:p text:style-name="P171"><text:s text:c="4"/>35 <text:s text:c="17"/>; <text:s text:c="70"/>;</text:p>
            <text:p text:style-name="P171"><text:s text:c="4"/>36 <text:s text:c="17"/>; <text:s text:c="6"/>Note that this version requires that the CP/NET SLAVESP <text:s text:c="8"/>;</text:p>
            <text:p text:style-name="P171"><text:s text:c="4"/>37 <text:s text:c="17"/>; <text:s text:c="6"/>process be properly patched to send all output traffic <text:s text:c="9"/>;</text:p>
            <text:p text:style-name="P171"><text:s text:c="4"/>38 <text:s text:c="17"/>; <text:s text:c="6"/>to output queue 0. <text:s/>For the current (1.2) beta release, the <text:s text:c="4"/>;</text:p>
            <text:p text:style-name="P171"><text:s text:c="4"/>39 <text:s text:c="17"/>; <text:s text:c="6"/>following patch is enough: <text:s text:c="37"/>;</text:p>
            <text:p text:style-name="P171"><text:s text:c="4"/>40 <text:s text:c="17"/>; <text:s text:c="70"/>;</text:p>
            <text:p text:style-name="P171"><text:s text:c="4"/>41 <text:s text:c="17"/>; <text:s text:c="6"/>Make this change in unrelocated server.rsp module. <text:s text:c="13"/>;</text:p>
            <text:p text:style-name="P171"><text:s text:c="4"/>42 <text:s text:c="17"/>; <text:s text:c="14"/>-a543 <text:s text:c="50"/>;</text:p>
            <text:p text:style-name="P171"><text:s text:c="4"/>43 <text:s text:c="17"/>; <text:s text:c="14"/>0543 <text:s/>mvi a,30 <text:s text:c="41"/>;</text:p>
            <text:p text:style-name="P171"><text:s text:c="4"/>44 <text:s text:c="17"/>; <text:s text:c="14"/>0545 <text:s/>jmp 34f <text:s text:c="42"/>;</text:p>
            <text:p text:style-name="P171"><text:s text:c="4"/>45 <text:s text:c="17"/>; <text:s text:c="6"/>Then resave the module and its bit map. <text:s text:c="24"/>;</text:p>
            <text:p text:style-name="P171"><text:s text:c="4"/>46 <text:s text:c="17"/>; <text:s text:c="70"/>;</text:p>
            <text:p text:style-name="P171"><text:s text:c="4"/>47 <text:s text:c="17"/>;________________________________________________________________________</text:p>
            <text:p text:style-name="P171"><text:s text:c="4"/>48 <text:s text:c="17"/>;________________________________________________________________________</text:p>
            <text:p text:style-name="P171"><text:s text:c="4"/>49 <text:s text:c="17"/></text:p>
            <text:p text:style-name="P171"><text:s text:c="4"/>50 <text:s text:c="2"/>FFFF = <text:s text:c="8"/>YES <text:s text:c="4"/>equ <text:s text:c="4"/>0ffffh</text:p>
            <text:p text:style-name="P171"><text:s text:c="4"/>51 <text:s text:c="2"/>0000 = <text:s text:c="8"/>NO <text:s text:c="5"/>equ <text:s text:c="4"/>not YES</text:p>
            <text:p text:style-name="P171"><text:s text:c="4"/>52 <text:s text:c="17"/></text:p>
            <text:p text:style-name="P171"><text:s text:c="4"/>53 <text:s text:c="17"/>; <text:s text:c="6"/>assembly mode switches</text:p>
            <text:p text:style-name="P179"><text:s text:c="4"/>54 <text:s text:c="2"/>0000 = <text:s text:c="8"/>DEBUG <text:s text:c="10"/>equ <text:s text:c="4"/>NO <text:s text:c="13"/>;assemble for debugging with rdt</text:p>
          </table:table-cell>
        </table:table-row>
        <table:table-row>
          <table:table-cell table:style-name="Table74.A2" office:value-type="string">
            <text:p text:style-name="P171">CP/M RMAC ASSEM 1.1 <text:s text:c="4"/>#002 <text:s text:c="3"/>SAMPLE SERVER NETWORK I/F FOR CORVUS OMNINET 20-OCT-82</text:p>
            <text:p text:style-name="P171"/>
            <text:p text:style-name="P171"><text:s text:c="4"/>55 <text:s text:c="2"/>FFFF = <text:s text:c="8"/>RSP <text:s text:c="12"/>equ <text:s text:c="4"/>YES <text:s text:c="12"/>;assemble as a resident process</text:p>
            <text:p text:style-name="P171"><text:s text:c="4"/>56 <text:s text:c="2"/>0000 = <text:s text:c="8"/>INTERRUPT <text:s text:c="6"/>equ <text:s text:c="4"/>NO <text:s text:c="13"/>;transporter can interrupt (advisable)</text:p>
            <text:p text:style-name="P171"><text:s text:c="4"/>57 <text:s text:c="17"/></text:p>
            <text:p text:style-name="P171"><text:s text:c="4"/>58 <text:s text:c="17"/>; <text:s text:c="6"/>Logical Configuration constants</text:p>
            <text:p text:style-name="P171"><text:s text:c="4"/>59 <text:s text:c="2"/>0002 = <text:s text:c="8"/>NSLAVES <text:s text:c="8"/>equ <text:s text:c="4"/>2 <text:s text:c="14"/>;maximum number of slaves supported</text:p>
            <text:p text:style-name="P171"><text:s text:c="4"/>60 <text:s text:c="2"/>0096 = <text:s text:c="8"/>SRVR$STK$SIZ <text:s text:c="3"/>equ <text:s text:c="4"/>150 <text:s text:c="12"/>;stack size <text:s/>needed by SLVSPs</text:p>
            <text:p text:style-name="P171"><text:s text:c="4"/>61 <text:s text:c="2"/>0034 = <text:s text:c="8"/>SRVR$PD$SIZ <text:s text:c="4"/>equ <text:s text:c="4"/>52 <text:s text:c="13"/>;PD size for SLVSPs</text:p>
            <text:p text:style-name="P171"><text:s text:c="4"/>62 <text:s text:c="2"/>0118 = <text:s text:c="8"/>BUFFSIZE <text:s text:c="7"/>equ <text:s text:c="4"/>280 <text:s text:c="12"/>;maximum message buffer size</text:p>
            <text:p text:style-name="P171"><text:s text:c="4"/>63 <text:s text:c="2"/>0003 = <text:s text:c="8"/>NMSG$BUFFS <text:s text:c="5"/>equ <text:s text:c="4"/>1+NSLAVES <text:s text:c="6"/>;number of message buffers allocated</text:p>
            <text:p text:style-name="P171"><text:s text:c="4"/>64 <text:s text:c="2"/>0040 = <text:s text:c="8"/>RX$PRIORITY <text:s text:c="4"/>equ <text:s text:c="4"/>64 <text:s text:c="13"/>;receive process priority</text:p>
            <text:p text:style-name="P171"><text:s text:c="4"/>65 <text:s text:c="2"/>003F = <text:s text:c="8"/>TX$PRIORITY <text:s text:c="4"/>equ <text:s text:c="4"/>63 <text:s text:c="13"/>;usually higher than rx</text:p>
            <text:p text:style-name="P171"><text:s text:c="4"/>66 <text:s text:c="17"/></text:p>
            <text:p text:style-name="P171"><text:s text:c="4"/>67 <text:s text:c="17"/>; <text:s text:c="6"/>Physical configuration constants (FOR OUR INSTALLATION)</text:p>
            <text:p text:style-name="P171"><text:s text:c="4"/>68 <text:s text:c="2"/>00F8 = <text:s text:c="8"/>OMNI$BASE <text:s text:c="6"/>equ <text:s text:c="4"/>0F8h <text:s text:c="11"/>;transporter base address</text:p>
            <text:p text:style-name="P171"><text:s text:c="4"/>69 <text:s text:c="2"/>00A0 = <text:s text:c="8"/>OMNI$SOCKET <text:s text:c="4"/>equ <text:s text:c="4"/>0a0h <text:s text:c="11"/>;omninet transporter socket code (2)</text:p>
            <text:p text:style-name="P171"><text:s text:c="4"/>70 <text:s text:c="2"/>0008 = <text:s text:c="8"/>OMNI$FLAG <text:s text:c="6"/>equ <text:s text:c="4"/>8 <text:s text:c="14"/>;XDOS flag for int. driven transporter</text:p>
            <text:p text:style-name="P171"><text:s text:c="4"/>71 <text:s text:c="2"/>0007 = <text:s text:c="8"/>RST$NUM <text:s text:c="8"/>equ <text:s text:c="4"/>7 <text:s text:c="14"/>;interrupt level if interrupt driven</text:p>
            <text:p text:style-name="P171"><text:s text:c="4"/>72 <text:s text:c="2"/>0038 = <text:s text:c="10"/>INT$VCTR <text:s text:c="5"/>equ <text:s text:c="4"/>RST$NUM * 8</text:p>
            <text:p text:style-name="P171"><text:s text:c="4"/>73 <text:s text:c="17"/></text:p>
            <text:p text:style-name="P171"><text:soft-page-break/><text:s text:c="4"/>74 <text:s text:c="17"/>; <text:s text:c="6"/>transporter IO PORT constants for CORVUS "ENGINEERING" transporter</text:p>
            <text:p text:style-name="P171"><text:s text:c="4"/>75 <text:s text:c="2"/>00F8 = <text:s text:c="8"/>OMNI$DATA <text:s text:c="6"/>equ <text:s text:c="4"/>OMNI$BASE <text:s text:c="6"/>;TCB pointer data port</text:p>
            <text:p text:style-name="P171"><text:s text:c="4"/>76 <text:s text:c="2"/>00F9 = <text:s text:c="8"/>OMNI$STAT <text:s text:c="6"/>equ <text:s text:c="4"/>OMNI$BASE + 1 <text:s text:c="2"/>;status port</text:p>
            <text:p text:style-name="P171"><text:s text:c="4"/>77 <text:s text:c="2"/>0010 = <text:s text:c="8"/>OMNI$RDY <text:s text:c="7"/>equ <text:s text:c="4"/>10h <text:s text:c="12"/>;ready bit (=1) in OMNI$STAT</text:p>
            <text:p text:style-name="P171"><text:s text:c="4"/>78 <text:s text:c="17"/>; <text:s/>the rest are not part of standard CORVUS "ENGINEERING" transporter</text:p>
            <text:p text:style-name="P171"><text:s text:c="4"/>79 <text:s text:c="2"/>00FA = <text:s text:c="8"/>OMNI$ACK <text:s text:c="7"/>equ <text:s text:c="4"/>OMNI$BASE + 2 <text:s text:c="2"/>;int ack port (any data write)</text:p>
            <text:p text:style-name="P171"><text:s text:c="4"/>80 <text:s text:c="2"/>00FB = <text:s text:c="8"/>OMNI$MASK <text:s text:c="6"/>equ <text:s text:c="4"/>OMNI$BASE + 3 <text:s text:c="2"/>;int mask port (b0, 1= enbl)</text:p>
            <text:p text:style-name="P171"><text:s text:c="4"/>81 <text:s text:c="2"/>0001 = <text:s text:c="8"/>OMNI$PENDING <text:s text:c="3"/>equ <text:s text:c="4"/>1 <text:s text:c="14"/>;int pending (=1) in " <text:s text:c="2"/>"</text:p>
            <text:p text:style-name="P171"><text:s text:c="4"/>82 <text:s text:c="2"/>0001 = <text:s text:c="8"/>OMNI$ENABLE <text:s text:c="4"/>equ <text:s text:c="4"/>1 <text:s text:c="14"/>;int enable mask command</text:p>
            <text:p text:style-name="P171"><text:s text:c="4"/>83 <text:s text:c="2"/>0000 = <text:s text:c="8"/>OMNI$DISABLE <text:s text:c="3"/>equ <text:s text:c="4"/>0 <text:s text:c="14"/>;int disable mask command</text:p>
            <text:p text:style-name="P171"><text:s text:c="4"/>84 <text:s text:c="17"/></text:p>
            <text:p text:style-name="P171"><text:s text:c="4"/>85 <text:s text:c="17"/>; <text:s text:c="6"/>BDOS and XDOS Equates</text:p>
            <text:p text:style-name="P171"><text:s text:c="4"/>86 <text:s text:c="2"/>0009 = <text:s text:c="8"/>PRINTF <text:s text:c="9"/>equ <text:s text:c="4"/>9 <text:s text:c="14"/>;message to console</text:p>
            <text:p text:style-name="P171"><text:s text:c="4"/>87 <text:s text:c="2"/>0084 = <text:s text:c="8"/>FLAGWAITF <text:s text:c="6"/>equ <text:s text:c="4"/>132 <text:s text:c="12"/>;flag wait</text:p>
            <text:p text:style-name="P171"><text:s text:c="4"/>88 <text:s text:c="2"/>0085 = <text:s text:c="8"/>FLAGSETF <text:s text:c="7"/>equ <text:s text:c="4"/>133 <text:s text:c="12"/>;flag set</text:p>
            <text:p text:style-name="P171"><text:s text:c="4"/>89 <text:s text:c="2"/>0086 = <text:s text:c="8"/>MAKEQ <text:s text:c="10"/>equ <text:s text:c="4"/>134 <text:s text:c="12"/>;make queue</text:p>
            <text:p text:style-name="P171"><text:s text:c="4"/>90 <text:s text:c="2"/>0089 = <text:s text:c="8"/>READQ <text:s text:c="10"/>equ <text:s text:c="4"/>137 <text:s text:c="12"/>;read queue</text:p>
            <text:p text:style-name="P171"><text:s text:c="4"/>91 <text:s text:c="2"/>008B = <text:s text:c="8"/>WRITEQ <text:s text:c="9"/>equ <text:s text:c="4"/>139 <text:s text:c="12"/>;write queue</text:p>
            <text:p text:style-name="P171"><text:s text:c="4"/>92 <text:s text:c="2"/>008D = <text:s text:c="8"/>DELAY <text:s text:c="10"/>equ <text:s text:c="4"/>141 <text:s text:c="12"/>;delay</text:p>
            <text:p text:style-name="P171"><text:s text:c="4"/>93 <text:s text:c="2"/>008E = <text:s text:c="8"/>DSPTCH <text:s text:c="9"/>equ <text:s text:c="4"/>142 <text:s text:c="12"/>;dispatch</text:p>
            <text:p text:style-name="P171"><text:s text:c="4"/>94 <text:s text:c="2"/>0090 = <text:s text:c="8"/>CREATEP <text:s text:c="8"/>equ <text:s text:c="4"/>144 <text:s text:c="12"/>;create process</text:p>
            <text:p text:style-name="P171"><text:s text:c="4"/>95 <text:s text:c="2"/>0091 = <text:s text:c="8"/>SET$PRIORITY <text:s text:c="3"/>equ <text:s text:c="4"/>145 <text:s text:c="12"/>;set caller's priority</text:p>
            <text:p text:style-name="P171"><text:s text:c="4"/>96 <text:s text:c="2"/>0093 = <text:s text:c="8"/>DETACH <text:s text:c="9"/>equ <text:s text:c="4"/>147 <text:s text:c="12"/>;detach console</text:p>
            <text:p text:style-name="P171"><text:s text:c="4"/>97 <text:s text:c="2"/>009A = <text:s text:c="8"/>SYDATAD <text:s text:c="8"/>equ <text:s text:c="4"/>154 <text:s text:c="12"/>;get system data page address</text:p>
            <text:p text:style-name="P171"><text:s text:c="4"/>98 <text:s text:c="17"/></text:p>
            <text:p text:style-name="P171"><text:s text:c="4"/>99 <text:s text:c="17"/>; <text:s text:c="6"/>MISC useful constants</text:p>
            <text:p text:style-name="P171"><text:s text:c="3"/>100 <text:s text:c="2"/>000D = <text:s text:c="8"/>CR <text:s text:c="13"/>equ <text:s text:c="4"/>0dh <text:s text:c="12"/>;carriage return</text:p>
            <text:p text:style-name="P171"><text:s text:c="3"/>101 <text:s text:c="2"/>000A = <text:s text:c="8"/>LF <text:s text:c="13"/>equ <text:s text:c="4"/>0ah <text:s text:c="12"/>;line feed</text:p>
            <text:p text:style-name="P171"><text:s text:c="3"/>102 <text:s text:c="17"/></text:p>
            <text:p text:style-name="P171"><text:s text:c="3"/>103 <text:s text:c="17"/></text:p>
            <text:p text:style-name="P171"><text:s text:c="3"/>104 <text:s text:c="17"/>codeseg:</text:p>
            <text:p text:style-name="P171"><text:s text:c="3"/>105 <text:s text:c="19"/>if not RSP</text:p>
            <text:p text:style-name="P171"><text:s text:c="3"/>106 <text:s text:c="17"/>; <text:s text:c="6"/>.PRL Initialization entry point for whole module</text:p>
            <text:p text:style-name="P171"><text:s text:c="3"/>107 <text:s text:c="25"/>lxi <text:s text:c="4"/>sp,ServerxSTKTOP <text:s text:c="7"/>;switch to rx process stack</text:p>
            <text:p text:style-name="P179"><text:s text:c="3"/>108 <text:s text:c="25"/>mvi <text:s text:c="4"/>c,SET$PRIORITY</text:p>
          </table:table-cell>
        </table:table-row>
        <table:table-row>
          <table:table-cell table:style-name="Table74.A2" office:value-type="string">
            <text:p text:style-name="P171">CP/M RMAC ASSEM 1.1 <text:s text:c="4"/>#003 <text:s text:c="3"/>SAMPLE SERVER NETWORK I/F FOR CORVUS OMNINET 20-OCT-82</text:p>
            <text:p text:style-name="P171"/>
            <text:p text:style-name="P171"><text:s text:c="3"/>109 <text:s text:c="25"/>mvi <text:s text:c="4"/>e,RX$PRIORITY</text:p>
            <text:p text:style-name="P171"><text:s text:c="3"/>110 <text:s text:c="25"/>call <text:s text:c="3"/>bdos</text:p>
            <text:p text:style-name="P171"><text:s text:c="3"/>111 <text:s text:c="21"/>if not DEBUG</text:p>
            <text:p text:style-name="P171"><text:s text:c="3"/>112 <text:s text:c="27"/>mvi <text:s text:c="2"/>c,DETACH</text:p>
            <text:p text:style-name="P171"><text:s text:c="3"/>113 <text:s text:c="27"/>call <text:s/>bdos <text:s text:c="19"/>;detach console</text:p>
            <text:p text:style-name="P171"><text:s text:c="3"/>114 <text:s text:c="21"/>endif ; DEBUG</text:p>
            <text:p text:style-name="P171"><text:s text:c="3"/>115 <text:s text:c="25"/>ret</text:p>
            <text:p text:style-name="P171"><text:s text:c="3"/>116 <text:s text:c="17"/></text:p>
            <text:p text:style-name="P171"><text:s text:c="3"/>117 <text:s text:c="17"/>bdosadr:</text:p>
            <text:p text:style-name="P171"><text:s text:c="3"/>118 <text:s text:c="25"/>dw <text:s text:c="5"/>codeseg - 100h + 5 <text:s text:c="5"/>;bdos entry pointer</text:p>
            <text:p text:style-name="P171"><text:s text:c="3"/>119 <text:s text:c="19"/>else ; not RSP</text:p>
            <text:p text:style-name="P171"><text:s text:c="3"/>120 <text:s text:c="17"/>; <text:s text:c="6"/>in an rsp, this is filled in by GENSYS and the rx process is created</text:p>
            <text:p text:style-name="P171"><text:s text:c="3"/>121 <text:s text:c="17"/>; <text:s text:c="6"/>automatically</text:p>
            <text:p text:style-name="P171"><text:s text:c="3"/>122 <text:s text:c="17"/>bdosadr:</text:p>
            <text:p text:style-name="P171"><text:s text:c="3"/>123 <text:s text:c="2"/>0000 0000 <text:s text:c="13"/>dw <text:s text:c="5"/>0000h</text:p>
            <text:p text:style-name="P171"><text:s text:c="3"/>124 <text:s text:c="19"/>endif ; not RSP</text:p>
            <text:p text:style-name="P171"><text:s text:c="3"/>125 <text:s text:c="17"/></text:p>
            <text:p text:style-name="P179"><text:s text:c="3"/>126 <text:s text:c="17"/>page</text:p>
          </table:table-cell>
        </table:table-row>
        <table:table-row>
          <table:table-cell table:style-name="Table74.A2" office:value-type="string">
            <text:p text:style-name="P171">CP/M RMAC ASSEM 1.1 <text:s text:c="4"/>#004 <text:s text:c="3"/>SAMPLE SERVER NETWORK I/F FOR CORVUS OMNINET 20-OCT-82</text:p>
            <text:p text:style-name="P171"/>
            <text:p text:style-name="P171"><text:s text:c="3"/>127 <text:s text:c="17"/></text:p>
            <text:p text:style-name="P171"><text:s text:c="3"/>128 <text:s text:c="17"/>;________________________________________________________________________</text:p>
            <text:p text:style-name="P171"><text:s text:c="3"/>129 <text:s text:c="17"/>;________________________________________________________________________</text:p>
            <text:p text:style-name="P171"><text:s text:c="3"/>130 <text:s text:c="17"/>; <text:s text:c="70"/>;</text:p>
            <text:p text:style-name="P171"><text:s text:c="3"/>131 <text:s text:c="17"/>; <text:s text:c="6"/>This is the network receiver server process module <text:s text:c="13"/>;</text:p>
            <text:p text:style-name="P171"><text:s text:c="3"/>132 <text:s text:c="17"/>; <text:s text:c="70"/>;</text:p>
            <text:p text:style-name="P171"><text:s text:c="3"/>133 <text:s text:c="17"/>; <text:s text:c="6"/>The receive server obtains a buffer from FreeBuff and gives it <text:s/>;</text:p>
            <text:p text:style-name="P171"><text:s text:c="3"/>134 <text:s text:c="17"/>; <text:s text:c="6"/>to the transporter hardware for receive use. <text:s/>It then waits <text:s text:c="4"/>;</text:p>
            <text:p text:style-name="P171"><text:s text:c="3"/>135 <text:s text:c="17"/>; <text:s text:c="6"/>for a message completion by calling the wf$rx$done routine <text:s text:c="5"/>;</text:p>
            <text:p text:style-name="P171"><text:s text:c="3"/>136 <text:s text:c="17"/>; <text:s text:c="6"/>Once a return from that routine occurs, the receiver server <text:s text:c="4"/>;</text:p>
            <text:p text:style-name="P171"><text:s text:c="3"/>137 <text:s text:c="17"/>; <text:s text:c="6"/>checks the slave number and sends a pointer to that message <text:s text:c="4"/>;</text:p>
            <text:p text:style-name="P171"><text:s text:c="3"/>138 <text:s text:c="17"/>; <text:s text:c="6"/>buffer to the SLVSP support process corresponding to that <text:s text:c="6"/>;</text:p>
            <text:p text:style-name="P171"><text:s text:c="3"/>139 <text:s text:c="17"/>; <text:s text:c="6"/>slave's server. Once the message pointer has been passed, the <text:s text:c="2"/>;</text:p>
            <text:p text:style-name="P171"><text:s text:c="3"/>140 <text:s text:c="17"/>; <text:s text:c="6"/>process loops back for the next message and continues in this <text:s text:c="2"/>;</text:p>
            <text:p text:style-name="P171"><text:s text:c="3"/>141 <text:s text:c="17"/>; <text:s text:c="6"/>fashion forever. <text:s text:c="47"/>;</text:p>
            <text:p text:style-name="P171"><text:s text:c="3"/>142 <text:s text:c="17"/>; <text:s text:c="70"/>;</text:p>
            <text:p text:style-name="P171"><text:s text:c="3"/>143 <text:s text:c="17"/>; <text:s text:c="6"/>At present, receive errors are considered to be the Slave's <text:s text:c="4"/>;</text:p>
            <text:p text:style-name="P171"><text:soft-page-break/><text:s text:c="3"/>144 <text:s text:c="17"/>; <text:s text:c="6"/>problem since normal error recovery is allegedly handled by the ;</text:p>
            <text:p text:style-name="P171"><text:s text:c="3"/>145 <text:s text:c="17"/>; <text:s text:c="6"/>transporter firmware. <text:s/>Only error free messages are passed on, <text:s/>;</text:p>
            <text:p text:style-name="P171"><text:s text:c="3"/>146 <text:s text:c="17"/>; <text:s text:c="6"/>the rest are ignored unless the error is the absence of a free <text:s/>;</text:p>
            <text:p text:style-name="P171"><text:s text:c="3"/>147 <text:s text:c="17"/>; <text:s text:c="6"/>support process in which case a "NOT LOGGED IN" error is sent <text:s text:c="2"/>;</text:p>
            <text:p text:style-name="P171"><text:s text:c="3"/>148 <text:s text:c="17"/>; <text:s text:c="6"/>by the receiver process to the offending slave. <text:s text:c="16"/>;</text:p>
            <text:p text:style-name="P171"><text:s text:c="3"/>149 <text:s text:c="17"/>; <text:s text:c="70"/>;</text:p>
            <text:p text:style-name="P171"><text:s text:c="3"/>150 <text:s text:c="17"/>; <text:s text:c="6"/>In order to prevent clobbering the transporter when it is busy <text:s/>;</text:p>
            <text:p text:style-name="P171"><text:s text:c="3"/>151 <text:s text:c="17"/>; <text:s text:c="6"/>transmitting, the receiver must be synchronized with the <text:s text:c="7"/>;</text:p>
            <text:p text:style-name="P171"><text:s text:c="3"/>152 <text:s text:c="17"/>; <text:s text:c="6"/>transmit server. <text:s/>In this implementation, this is handled by <text:s text:c="3"/>;</text:p>
            <text:p text:style-name="P171"><text:s text:c="3"/>153 <text:s text:c="17"/>; <text:s text:c="6"/>an MX Queue. <text:s text:c="51"/>;</text:p>
            <text:p text:style-name="P171"><text:s text:c="3"/>154 <text:s text:c="17"/>; <text:s text:c="70"/>;</text:p>
            <text:p text:style-name="P171"><text:s text:c="3"/>155 <text:s text:c="17"/>;________________________________________________________________________</text:p>
            <text:p text:style-name="P171"><text:s text:c="3"/>156 <text:s text:c="17"/>;________________________________________________________________________</text:p>
            <text:p text:style-name="P171"><text:s text:c="3"/>157 <text:s text:c="17"/></text:p>
            <text:p text:style-name="P171"><text:s text:c="3"/>158 <text:s text:c="17"/>; <text:s text:c="6"/>receiver server process descriptor (position dependent if RSP)</text:p>
            <text:p text:style-name="P171"><text:s text:c="3"/>159 <text:s text:c="17"/>ServerxPD:</text:p>
            <text:p text:style-name="P171"><text:s text:c="3"/>160 <text:s text:c="2"/>0002 0000 <text:s text:c="13"/>dw <text:s text:c="5"/>0 <text:s text:c="22"/>;link</text:p>
            <text:p text:style-name="P171"><text:s text:c="3"/>161 <text:s text:c="2"/>0004 0040 <text:s text:c="13"/>db <text:s text:c="5"/>0,RX$PRIORITY <text:s text:c="10"/>;status,priority</text:p>
            <text:p text:style-name="P171"><text:s text:c="3"/>162 <text:s text:c="2"/>0006 6400 <text:s text:c="13"/>dw <text:s text:c="5"/>$ + 94 <text:s text:c="17"/>;stack pointer</text:p>
            <text:p text:style-name="P171"><text:s text:c="3"/>163 <text:s text:c="2"/>0008 5365727665 <text:s text:c="7"/>db <text:s text:c="5"/>'ServeRX ' <text:s text:c="13"/>;name</text:p>
            <text:p text:style-name="P171"><text:s text:c="3"/>164 <text:s text:c="2"/>0010 00FF <text:s text:c="13"/>db <text:s text:c="5"/>0,0ffh <text:s text:c="17"/>;console, memseg</text:p>
            <text:p text:style-name="P171"><text:s text:c="3"/>165 <text:s text:c="2"/>0012 <text:s text:c="18"/>ds <text:s text:c="5"/>82 <text:s text:c="21"/>;reserved for MP/M use and stack</text:p>
            <text:p text:style-name="P171"><text:s text:c="3"/>166 <text:s text:c="17"/>ServerxSTKTOP:</text:p>
            <text:p text:style-name="P171"><text:s text:c="3"/>167 <text:s text:c="2"/>0064 9800 <text:s text:c="13"/>dw <text:s text:c="5"/>InitRX <text:s text:c="17"/>;startup PC for process</text:p>
            <text:p text:style-name="P171"><text:s text:c="3"/>168 <text:s text:c="17"/></text:p>
            <text:p text:style-name="P171"><text:s text:c="3"/>169 <text:s text:c="17"/>; <text:s text:c="6"/>User queue control block array used by this module for message queues. </text:p>
            <text:p text:style-name="P171"><text:s text:c="3"/>170 <text:s text:c="17"/>; <text:s text:c="7"/>Each element is 3 words long and is one UQCB followed by its message.</text:p>
            <text:p text:style-name="P171"><text:s text:c="3"/>171 <text:s text:c="2"/>0006 = <text:s text:c="8"/>UQCBLEN equ <text:s text:c="4"/>6 <text:s text:c="22"/>;constant used to index array</text:p>
            <text:p text:style-name="P171"><text:s text:c="3"/>172 <text:s text:c="2"/>0004 = <text:s text:c="8"/>XQCBMSG equ <text:s text:c="4"/>4 <text:s text:c="22"/>;subindex for <text:s/>message word</text:p>
            <text:p text:style-name="P171"><text:s text:c="3"/>173 <text:s text:c="17"/></text:p>
            <text:p text:style-name="P171"><text:s text:c="3"/>174 <text:s text:c="17"/>INUQCB: <text:s text:c="32"/>;array name</text:p>
            <text:p text:style-name="P171"><text:s text:c="3"/>175 <text:s text:c="2"/>0000 # <text:s text:c="8"/>??xx <text:s text:c="3"/>set <text:s text:c="4"/>0</text:p>
            <text:p text:style-name="P171"><text:s text:c="3"/>176 <text:s text:c="25"/>rept <text:s text:c="3"/>NSLAVES</text:p>
            <text:p text:style-name="P171"><text:s text:c="3"/>177 <text:s text:c="27"/>dw <text:s text:c="3"/>(inqcb$array + ??xx) <text:s text:c="3"/>;;Q pointer, msg addr, message word</text:p>
            <text:p text:style-name="P171"><text:s text:c="3"/>178 <text:s text:c="27"/>dw <text:s text:c="3"/>$+2</text:p>
            <text:p text:style-name="P171"><text:s text:c="3"/>179 <text:s text:c="27"/>dw <text:s text:c="3"/>0</text:p>
            <text:p text:style-name="P179"><text:s text:c="3"/>180 <text:s text:c="17"/>??xx <text:s text:c="5"/>set <text:s text:c="2"/>??xx + INQCB$SIZE</text:p>
          </table:table-cell>
        </table:table-row>
        <table:table-row>
          <table:table-cell table:style-name="Table74.A2" office:value-type="string">
            <text:p text:style-name="P171">CP/M RMAC ASSEM 1.1 <text:s text:c="4"/>#005 <text:s text:c="3"/>SAMPLE SERVER NETWORK I/F FOR CORVUS OMNINET 20-OCT-82</text:p>
            <text:p text:style-name="P171"/>
            <text:p text:style-name="P171"><text:s text:c="3"/>181 <text:s text:c="25"/>endm</text:p>
            <text:p text:style-name="P171"><text:s text:c="3"/>182 <text:s text:c="2"/>0066+AC04 <text:s text:c="15"/>DW <text:s text:c="3"/>(INQCB$ARRAY + ??XX)</text:p>
            <text:p text:style-name="P171"><text:s text:c="3"/>183 <text:s text:c="2"/>0068+6A00 <text:s text:c="15"/>DW <text:s text:c="3"/>$+2</text:p>
            <text:p text:style-name="P171"><text:s text:c="3"/>184 <text:s text:c="2"/>006A+0000 <text:s text:c="15"/>DW <text:s text:c="3"/>0</text:p>
            <text:p text:style-name="P171"><text:s text:c="3"/>185 <text:s text:c="2"/>006C+C604 <text:s text:c="15"/>DW <text:s text:c="3"/>(INQCB$ARRAY + ??XX)</text:p>
            <text:p text:style-name="P171"><text:s text:c="3"/>186 <text:s text:c="2"/>006E+7000 <text:s text:c="15"/>DW <text:s text:c="3"/>$+2</text:p>
            <text:p text:style-name="P171"><text:s text:c="3"/>187 <text:s text:c="2"/>0070+0000 <text:s text:c="15"/>DW <text:s text:c="3"/>0</text:p>
            <text:p text:style-name="P171"><text:s text:c="3"/>188 <text:s text:c="17"/></text:p>
            <text:p text:style-name="P171"><text:s text:c="3"/>189 <text:s text:c="17"/>; <text:s text:c="6"/>UQCB used by ServeRX to get free buffers from Q</text:p>
            <text:p text:style-name="P171"><text:s text:c="3"/>190 <text:s text:c="2"/>0072 1E057600 <text:s/>gbuf$uqcb: <text:s text:c="5"/>dw <text:s text:c="5"/>buffQCB,newbuff</text:p>
            <text:p text:style-name="P171"><text:s text:c="3"/>191 <text:s text:c="2"/>0076 0000 <text:s text:c="5"/>newbuff: <text:s text:c="7"/>dw <text:s text:c="5"/>0 <text:s text:c="14"/>;message is a free buffer ptr from pool</text:p>
            <text:p text:style-name="P171"><text:s text:c="3"/>192 <text:s text:c="17"/></text:p>
            <text:p text:style-name="P171"><text:s text:c="3"/>193 <text:s text:c="17"/>; <text:s text:c="6"/>UQCB used by ServeRX to get transporter from MX Q</text:p>
            <text:p text:style-name="P171"><text:s text:c="3"/>194 <text:s text:c="2"/>0078 A8087C00 <text:s/>omnirx$uqcb: <text:s text:c="3"/>dw <text:s text:c="5"/>omniQ,rx$mx$msg</text:p>
            <text:p text:style-name="P171"><text:s text:c="3"/>195 <text:s text:c="2"/>007C 0000 <text:s text:c="5"/>rx$mx$msg: <text:s text:c="5"/>dw <text:s text:c="5"/>0</text:p>
            <text:p text:style-name="P171"><text:s text:c="3"/>196 <text:s text:c="17"/></text:p>
            <text:p text:style-name="P171"><text:s text:c="3"/>197 <text:s text:c="17"/>; <text:s text:c="6"/>UQCB used by ServeRX to send error messages to outQ</text:p>
            <text:p text:style-name="P171"><text:s text:c="3"/>198 <text:s text:c="2"/>007E E0048200 <text:s/>err$out$uqcb: <text:s text:c="2"/>dw <text:s text:c="5"/>outQCB,err$out$msg ;pointer, msgadr</text:p>
            <text:p text:style-name="P171"><text:s text:c="3"/>199 <text:s text:c="2"/>0082 <text:s text:c="10"/>err$out$msg: <text:s text:c="3"/>ds <text:s text:c="5"/>2 <text:s text:c="17"/>;used to send error messages</text:p>
            <text:p text:style-name="P171"><text:s text:c="3"/>200 <text:s text:c="17"/></text:p>
            <text:p text:style-name="P171"><text:s text:c="3"/>201 <text:s text:c="17"/>; <text:s text:c="6"/>receiver transporter control block</text:p>
            <text:p text:style-name="P171"><text:s text:c="3"/>202 <text:s text:c="2"/>0084 F0 <text:s text:c="7"/>rxtcb: <text:s/>db <text:s text:c="5"/>0f0h <text:s text:c="19"/>;post read command</text:p>
            <text:p text:style-name="P171"><text:s text:c="3"/>203 <text:s text:c="2"/>0085 00 <text:s text:c="15"/>db <text:s text:c="5"/>0 <text:s text:c="22"/>;result hi (always 0)</text:p>
            <text:p text:style-name="P171"><text:s text:c="3"/>204 <text:s text:c="17"/>rxrsltp:</text:p>
            <text:p text:style-name="P171"><text:s text:c="3"/>205 <text:s text:c="2"/>0086 0000 <text:s text:c="13"/>db <text:s text:c="5"/>0,0 <text:s text:c="20"/>;result middle and low (NOT 8080 order)</text:p>
            <text:p text:style-name="P171"><text:s text:c="3"/>206 <text:s text:c="2"/>0088 A0 <text:s text:c="15"/>db <text:s text:c="5"/>OMNI$SOCKET <text:s text:c="12"/>;transporter message socket code</text:p>
            <text:p text:style-name="P171"><text:s text:c="3"/>207 <text:s text:c="2"/>0089 00 <text:s text:c="15"/>db <text:s text:c="5"/>0 <text:s text:c="22"/>;data pointer high (always 0)</text:p>
            <text:p text:style-name="P171"><text:s text:c="3"/>208 <text:s text:c="2"/>008A 0000 <text:s text:c="13"/>db <text:s text:c="5"/>0,0 <text:s text:c="20"/>;data pointer middle, low</text:p>
            <text:p text:style-name="P171"><text:s text:c="3"/>209 <text:s text:c="2"/>008C 01 <text:s text:c="15"/>db <text:s text:c="5"/>BUFFSIZE/256 <text:s text:c="11"/>;data max length hi</text:p>
            <text:p text:style-name="P171"><text:s text:c="3"/>210 <text:s text:c="2"/>008D 18 <text:s text:c="15"/>db <text:s text:c="5"/>BUFFSIZE and 255 <text:s text:c="7"/>;data max length lo</text:p>
            <text:p text:style-name="P171"><text:s text:c="3"/>211 <text:s text:c="2"/>008E 0000 <text:s text:c="13"/>db <text:s text:c="5"/>0,0 <text:s text:c="20"/>;ctrl lgth (0 for now), host (not used)</text:p>
            <text:p text:style-name="P171"><text:s text:c="3"/>212 <text:s text:c="17"/></text:p>
            <text:p text:style-name="P171"><text:s text:c="3"/>213 <text:s text:c="2"/>0090 0000000000rxrslt: db <text:s text:c="5"/>0,0,0,0,0,0,0,0 <text:s text:c="8"/>;result block for rx</text:p>
            <text:p text:style-name="P171"><text:s text:c="3"/>214 <text:s text:c="17"/></text:p>
            <text:p text:style-name="P171"><text:s text:c="3"/>215 <text:s text:c="17"/>;________________________________________________________________________</text:p>
            <text:p text:style-name="P171"><text:s text:c="3"/>216 <text:s text:c="17"/>; <text:s text:c="70"/>;</text:p>
            <text:p text:style-name="P171"><text:s text:c="3"/>217 <text:s text:c="17"/>; <text:s text:c="6"/>Receiver server process initialization entry point <text:s text:c="13"/>;</text:p>
            <text:p text:style-name="P171"><text:soft-page-break/><text:s text:c="3"/>218 <text:s text:c="17"/>; <text:s text:c="14"/>(initializes all of module) <text:s text:c="28"/>;</text:p>
            <text:p text:style-name="P171"><text:s text:c="3"/>219 <text:s text:c="17"/>;________________________________________________________________________</text:p>
            <text:p text:style-name="P171"><text:s text:c="3"/>220 <text:s text:c="2"/>0098 CDCD08 <text:s text:c="3"/>InitRX: call <text:s text:c="3"/>omni$init <text:s text:c="6"/>;init hardware &amp; get ID code from its switches</text:p>
            <text:p text:style-name="P171"><text:s text:c="3"/>221 <text:s text:c="2"/>009B 32FB02 <text:s text:c="11"/>sta <text:s text:c="4"/>configtbl+1 <text:s text:c="4"/>; store ID in config table as master ID</text:p>
            <text:p text:style-name="P171"><text:s text:c="3"/>222 <text:s text:c="17"/>;</text:p>
            <text:p text:style-name="P171"><text:s text:c="3"/>223 <text:s text:c="2"/>009E 0E86 <text:s text:c="13"/>mvi <text:s text:c="4"/>c,MAKEQ <text:s text:c="8"/>;create the free buffer Q</text:p>
            <text:p text:style-name="P171"><text:s text:c="3"/>224 <text:s text:c="2"/>00A0 111E05 <text:s text:c="11"/>lxi <text:s text:c="4"/>d,buffQCB</text:p>
            <text:p text:style-name="P171"><text:s text:c="3"/>225 <text:s text:c="2"/>00A3 CDA408 <text:s text:c="11"/>call <text:s text:c="3"/>bdos</text:p>
            <text:p text:style-name="P171"><text:s text:c="3"/>226 <text:s text:c="17"/>;</text:p>
            <text:p text:style-name="P171"><text:s text:c="3"/>227 <text:s text:c="2"/>00A6 11AC04 <text:s text:c="11"/>lxi <text:s text:c="4"/>d,inqcb$array</text:p>
            <text:p text:style-name="P171"><text:s text:c="3"/>228 <text:s text:c="2"/>00A9 0E02 <text:s text:c="13"/>mvi <text:s text:c="4"/>c,NSLAVES <text:s text:c="6"/>;create input Qs (1/slave supported)</text:p>
            <text:p text:style-name="P171"><text:s text:c="3"/>229 <text:s text:c="17"/>make$inQs:</text:p>
            <text:p text:style-name="P171"><text:s text:c="3"/>230 <text:s text:c="2"/>00AB D5 <text:s text:c="15"/>push <text:s text:c="3"/>d</text:p>
            <text:p text:style-name="P171"><text:s text:c="3"/>231 <text:s text:c="2"/>00AC C5 <text:s text:c="15"/>push <text:s text:c="3"/>b</text:p>
            <text:p text:style-name="P171"><text:s text:c="3"/>232 <text:s text:c="2"/>00AD 0E86 <text:s text:c="13"/>mvi <text:s text:c="4"/>c,MAKEQ</text:p>
            <text:p text:style-name="P171"><text:s text:c="3"/>233 <text:s text:c="2"/>00AF CDA408 <text:s text:c="11"/>call <text:s text:c="3"/>bdos</text:p>
            <text:p text:style-name="P179"><text:s text:c="3"/>234 <text:s text:c="2"/>00B2 C1 <text:s text:c="15"/>pop <text:s text:c="4"/>b</text:p>
          </table:table-cell>
        </table:table-row>
        <table:table-row>
          <table:table-cell table:style-name="Table74.A2" office:value-type="string">
            <text:p text:style-name="P171">CP/M RMAC ASSEM 1.1 <text:s text:c="4"/>#006 <text:s text:c="3"/>SAMPLE SERVER NETWORK I/F FOR CORVUS OMNINET 20-OCT-82</text:p>
            <text:p text:style-name="P171"/>
            <text:p text:style-name="P171"><text:s text:c="3"/>235 <text:s text:c="2"/>00B3 D1 <text:s text:c="15"/>pop <text:s text:c="4"/>d</text:p>
            <text:p text:style-name="P171"><text:s text:c="3"/>236 <text:s text:c="2"/>00B4 211A00 <text:s text:c="11"/>lxi <text:s text:c="4"/>h,INQCB$SIZE</text:p>
            <text:p text:style-name="P171"><text:s text:c="3"/>237 <text:s text:c="2"/>00B7 19 <text:s text:c="15"/>dad <text:s text:c="4"/>d</text:p>
            <text:p text:style-name="P171"><text:s text:c="3"/>238 <text:s text:c="2"/>00B8 EB <text:s text:c="15"/>xchg</text:p>
            <text:p text:style-name="P171"><text:s text:c="3"/>239 <text:s text:c="2"/>00B9 0D <text:s text:c="15"/>dcr <text:s text:c="4"/>c</text:p>
            <text:p text:style-name="P171"><text:s text:c="3"/>240 <text:s text:c="2"/>00BA C2AB00 <text:s text:c="11"/>jnz <text:s text:c="4"/>make$inQs</text:p>
            <text:p text:style-name="P171"><text:s text:c="3"/>241 <text:s text:c="17"/>;</text:p>
            <text:p text:style-name="P171"><text:s text:c="3"/>242 <text:s text:c="2"/>00BD 11E004 <text:s text:c="11"/>lxi <text:s text:c="4"/>d,outQCB <text:s text:c="7"/>;create the output Queue (only 1)</text:p>
            <text:p text:style-name="P171"><text:s text:c="3"/>243 <text:s text:c="2"/>00C0 0E86 <text:s text:c="13"/>mvi <text:s text:c="4"/>c,MAKEQ</text:p>
            <text:p text:style-name="P171"><text:s text:c="3"/>244 <text:s text:c="2"/>00C2 CDA408 <text:s text:c="11"/>call <text:s text:c="3"/>bdos</text:p>
            <text:p text:style-name="P171"><text:s text:c="3"/>245 <text:s text:c="17"/>;</text:p>
            <text:p text:style-name="P171"><text:s text:c="3"/>246 <text:s text:c="2"/>00C5 11B901 <text:s text:c="11"/>lxi <text:s text:c="4"/>d,ServetxPD <text:s text:c="4"/>;create the network output process</text:p>
            <text:p text:style-name="P171"><text:s text:c="3"/>247 <text:s text:c="2"/>00C8 0E90 <text:s text:c="13"/>mvi <text:s text:c="4"/>c,CREATEP</text:p>
            <text:p text:style-name="P171"><text:s text:c="3"/>248 <text:s text:c="2"/>00CA CDA408 <text:s text:c="11"/>call <text:s text:c="3"/>bdos</text:p>
            <text:p text:style-name="P171"><text:s text:c="3"/>249 <text:s text:c="17"/>;</text:p>
            <text:p text:style-name="P171"><text:s text:c="3"/>250 <text:s text:c="2"/>00CD 0E9A <text:s text:c="13"/>mvi <text:s text:c="4"/>c,SYDATAD <text:s text:c="6"/>;get system data page address</text:p>
            <text:p text:style-name="P171"><text:s text:c="3"/>251 <text:s text:c="2"/>00CF CDA408 <text:s text:c="11"/>call <text:s text:c="3"/>bdos</text:p>
            <text:p text:style-name="P171"><text:s text:c="3"/>252 <text:s text:c="2"/>00D2 110900 <text:s text:c="11"/>lxi <text:s text:c="4"/>d,9</text:p>
            <text:p text:style-name="P171"><text:s text:c="3"/>253 <text:s text:c="2"/>00D5 19 <text:s text:c="15"/>dad <text:s text:c="4"/>d <text:s text:c="14"/>;install config table address at sysdat(9)</text:p>
            <text:p text:style-name="P171"><text:s text:c="3"/>254 <text:s text:c="2"/>00D6 11FA02 <text:s text:c="11"/>lxi <text:s text:c="4"/>d,configtbl</text:p>
            <text:p text:style-name="P171"><text:s text:c="3"/>255 <text:s text:c="2"/>00D9 73 <text:s text:c="15"/>mov <text:s text:c="4"/>m,e</text:p>
            <text:p text:style-name="P171"><text:s text:c="3"/>256 <text:s text:c="2"/>00DA 23 <text:s text:c="15"/>inx <text:s text:c="4"/>h</text:p>
            <text:p text:style-name="P171"><text:s text:c="3"/>257 <text:s text:c="2"/>00DB 72 <text:s text:c="15"/>mov <text:s text:c="4"/>m,d</text:p>
            <text:p text:style-name="P171"><text:s text:c="3"/>258 <text:s text:c="17"/>;</text:p>
            <text:p text:style-name="P171"><text:s text:c="3"/>259 <text:s text:c="2"/>00DC 219000 <text:s text:c="11"/>lxi <text:s text:c="4"/>h,rxrslt <text:s text:c="7"/>;initialize transporter command block result</text:p>
            <text:p text:style-name="P171"><text:s text:c="3"/>260 <text:s text:c="2"/>00DF 55 <text:s text:c="15"/>mov <text:s text:c="4"/>d,l <text:s text:c="12"/>;field to point to receive result block</text:p>
            <text:p text:style-name="P171"><text:s text:c="3"/>261 <text:s text:c="2"/>00E0 5C <text:s text:c="15"/>mov <text:s text:c="4"/>e,h <text:s text:c="12"/>; (done at run time because of reversed byte</text:p>
            <text:p text:style-name="P171"><text:s text:c="3"/>262 <text:s text:c="2"/>00E1 EB <text:s text:c="15"/>xchg <text:s text:c="19"/>; <text:s/>order used by CORVUS.)</text:p>
            <text:p text:style-name="P171"><text:s text:c="3"/>263 <text:s text:c="2"/>00E2 228600 <text:s text:c="11"/>shld <text:s text:c="3"/>rxrsltp</text:p>
            <text:p text:style-name="P171"><text:s text:c="3"/>264 <text:s text:c="17"/></text:p>
            <text:p text:style-name="P171"><text:s text:c="3"/>265 <text:s text:c="17"/></text:p>
            <text:p text:style-name="P171"><text:s text:c="3"/>266 <text:s text:c="17"/>; <text:s text:c="6"/>Receiver server process loop head</text:p>
            <text:p text:style-name="P171"><text:s text:c="3"/>267 <text:s text:c="2"/>00E5 0E89 <text:s text:c="5"/>RXloop: mvi <text:s text:c="4"/>c,READQ</text:p>
            <text:p text:style-name="P171"><text:s text:c="3"/>268 <text:s text:c="2"/>00E7 117200 <text:s text:c="11"/>lxi <text:s text:c="4"/>d,gbuf$uqcb</text:p>
            <text:p text:style-name="P171"><text:s text:c="3"/>269 <text:s text:c="2"/>00EA CDA408 <text:s text:c="11"/>call <text:s text:c="3"/>bdos <text:s text:c="11"/>;get a free message buffer from Q</text:p>
            <text:p text:style-name="P171"><text:s text:c="3"/>270 <text:s text:c="17"/>;</text:p>
            <text:p text:style-name="P171"><text:s text:c="3"/>271 <text:s text:c="17"/>RXretry:</text:p>
            <text:p text:style-name="P171"><text:s text:c="3"/>272 <text:s text:c="2"/>00ED 2A7600 <text:s text:c="11"/>lhld <text:s text:c="3"/>newbuff</text:p>
            <text:p text:style-name="P171"><text:s text:c="3"/>273 <text:s text:c="2"/>00F0 5C <text:s text:c="15"/>mov <text:s text:c="4"/>e,h</text:p>
            <text:p text:style-name="P171"><text:s text:c="3"/>274 <text:s text:c="2"/>00F1 55 <text:s text:c="15"/>mov <text:s text:c="4"/>d,l</text:p>
            <text:p text:style-name="P171"><text:s text:c="3"/>275 <text:s text:c="2"/>00F2 EB <text:s text:c="15"/>xchg <text:s text:c="19"/>;swap bytes for CORVUS command block</text:p>
            <text:p text:style-name="P171"><text:s text:c="3"/>276 <text:s text:c="2"/>00F3 228A00 <text:s text:c="11"/>shld <text:s text:c="3"/>rxtcb+6 <text:s text:c="8"/>;put buffer address pointer in rx tcb</text:p>
            <text:p text:style-name="P171"><text:s text:c="3"/>277 <text:s text:c="17"/>;</text:p>
            <text:p text:style-name="P171"><text:s text:c="3"/>278 <text:s text:c="2"/>00F6 117800 <text:s text:c="11"/>lxi <text:s text:c="4"/>d,omnirx$uqcb <text:s text:c="2"/>;read MX message from OMNINET HARDWARE MX Q</text:p>
            <text:p text:style-name="P171"><text:s text:c="3"/>279 <text:s text:c="2"/>00F9 0E89 <text:s text:c="13"/>mvi <text:s text:c="4"/>c,READQ</text:p>
            <text:p text:style-name="P171"><text:s text:c="3"/>280 <text:s text:c="2"/>00FB CDA408 <text:s text:c="11"/>call <text:s text:c="3"/>bdos</text:p>
            <text:p text:style-name="P171"><text:s text:c="3"/>281 <text:s text:c="17"/>;</text:p>
            <text:p text:style-name="P171"><text:s text:c="3"/>282 <text:s text:c="2"/>00FE 018400 <text:s text:c="11"/>lxi <text:s text:c="4"/>b,rxtcb <text:s text:c="8"/>;send TCB pointer to hardware</text:p>
            <text:p text:style-name="P171"><text:s text:c="3"/>283 <text:s text:c="2"/>0101 CDF508 <text:s text:c="11"/>call <text:s text:c="3"/>omni$strobe</text:p>
            <text:p text:style-name="P171"><text:s text:c="3"/>284 <text:s text:c="17"/>;</text:p>
            <text:p text:style-name="P171"><text:s text:c="3"/>285 <text:s text:c="2"/>0104 F5 <text:s text:c="15"/>push <text:s text:c="3"/>psw <text:s text:c="12"/>;return MX message</text:p>
            <text:p text:style-name="P171"><text:s text:c="3"/>286 <text:s text:c="2"/>0105 117800 <text:s text:c="11"/>lxi <text:s text:c="4"/>d,omnirx$uqcb</text:p>
            <text:p text:style-name="P171"><text:s text:c="3"/>287 <text:s text:c="2"/>0108 0E8B <text:s text:c="13"/>mvi <text:s text:c="4"/>c,WRITEQ</text:p>
            <text:p text:style-name="P179"><text:s text:c="3"/>288 <text:s text:c="2"/>010A CDA408 <text:s text:c="11"/>call <text:s text:c="3"/>bdos</text:p>
          </table:table-cell>
        </table:table-row>
        <table:table-row>
          <table:table-cell table:style-name="Table74.A2" office:value-type="string">
            <text:p text:style-name="P171">CP/M RMAC ASSEM 1.1 <text:s text:c="4"/>#007 <text:s text:c="3"/>SAMPLE SERVER NETWORK I/F FOR CORVUS OMNINET 20-OCT-82</text:p>
            <text:p text:style-name="P171"><text:soft-page-break/></text:p>
            <text:p text:style-name="P171"><text:s text:c="3"/>289 <text:s text:c="2"/>010D F1 <text:s text:c="15"/>pop <text:s text:c="4"/>psw <text:s text:c="12"/>;restore return code from omni$strobe routine</text:p>
            <text:p text:style-name="P171"><text:s text:c="3"/>290 <text:s text:c="17"/>;</text:p>
            <text:p text:style-name="P171"><text:s text:c="3"/>291 <text:s text:c="2"/>010E DAED00 <text:s text:c="11"/>jc <text:s text:c="5"/>RXretry <text:s text:c="8"/>;no choice except to retry if not accepted</text:p>
            <text:p text:style-name="P171"><text:s text:c="3"/>292 <text:s text:c="17"/>;</text:p>
            <text:p text:style-name="P171"><text:s text:c="3"/>293 <text:s text:c="2"/>0111 019000 <text:s text:c="11"/>lxi <text:s text:c="4"/>b,rxrslt <text:s text:c="7"/>;wait for a completion from hardware</text:p>
            <text:p text:style-name="P171"><text:s text:c="3"/>294 <text:s text:c="2"/>0114 CD2309 <text:s text:c="11"/>call <text:s text:c="3"/>wfrxdone</text:p>
            <text:p text:style-name="P171"><text:s text:c="3"/>295 <text:s text:c="2"/>0117 E680 <text:s text:c="13"/>ani <text:s text:c="4"/>80h <text:s text:c="12"/>;if error on message, re-post buffer</text:p>
            <text:p text:style-name="P171"><text:s text:c="3"/>296 <text:s text:c="2"/>0119 C2ED00 <text:s text:c="11"/>jnz <text:s text:c="4"/>RXretry</text:p>
            <text:p text:style-name="P171"><text:s text:c="3"/>297 <text:s text:c="17"/>;</text:p>
            <text:p text:style-name="P171"><text:s text:c="3"/>298 <text:s text:c="17"/>; <text:s/>buffer contains a valid message at this point, so process it</text:p>
            <text:p text:style-name="P171"><text:s text:c="3"/>299 <text:s text:c="2"/>011C 2A7600 <text:s text:c="11"/>lhld <text:s text:c="3"/>newbuff <text:s text:c="8"/>;get FMT to A</text:p>
            <text:p text:style-name="P171"><text:s text:c="3"/>300 <text:s text:c="2"/>011F 7E <text:s text:c="15"/>mov <text:s text:c="4"/>a,m</text:p>
            <text:p text:style-name="P171"><text:s text:c="3"/>301 <text:s text:c="2"/>0120 23 <text:s text:c="15"/>inx <text:s text:c="4"/>h <text:s text:c="14"/>;get SID to C</text:p>
            <text:p text:style-name="P171"><text:s text:c="3"/>302 <text:s text:c="2"/>0121 23 <text:s text:c="15"/>inx <text:s text:c="4"/>h</text:p>
            <text:p text:style-name="P171"><text:s text:c="3"/>303 <text:s text:c="2"/>0122 4E <text:s text:c="15"/>mov <text:s text:c="4"/>c,m</text:p>
            <text:p text:style-name="P171"><text:s text:c="3"/>304 <text:s text:c="17"/>;</text:p>
            <text:p text:style-name="P171"><text:s text:c="3"/>305 <text:s text:c="2"/>0123 E6FE <text:s text:c="13"/>ani <text:s text:c="4"/>0feh <text:s text:c="11"/>;look for login/logoff messages</text:p>
            <text:p text:style-name="P171"><text:s text:c="3"/>306 <text:s text:c="2"/>0125 C24601 <text:s text:c="11"/>jnz <text:s text:c="4"/>RXl2 <text:s text:c="11"/>;message type 0 or 1?</text:p>
            <text:p text:style-name="P171"><text:s text:c="3"/>307 <text:s text:c="2"/>0128 23 <text:s text:c="15"/>inx <text:s text:c="4"/>h <text:s text:c="14"/>;yes, check FNC</text:p>
            <text:p text:style-name="P171"><text:s text:c="3"/>308 <text:s text:c="2"/>0129 7E <text:s text:c="15"/>mov <text:s text:c="4"/>a,m</text:p>
            <text:p text:style-name="P171"><text:s text:c="3"/>309 <text:s text:c="2"/>012A FE40 <text:s text:c="13"/>cpi <text:s text:c="4"/>40h <text:s text:c="12"/>;login?</text:p>
            <text:p text:style-name="P171"><text:s text:c="3"/>310 <text:s text:c="2"/>012C C23801 <text:s text:c="11"/>jnz <text:s text:c="4"/>RXl1 <text:s text:c="11"/>;not login, go on</text:p>
            <text:p text:style-name="P171"><text:s text:c="3"/>311 <text:s text:c="2"/>012F CDA301 <text:s text:c="11"/>call <text:s text:c="3"/>logiton <text:s text:c="8"/>;ELSE try to find a free SLVSP in table</text:p>
            <text:p text:style-name="P171"><text:s text:c="3"/>312 <text:s text:c="2"/>0132 C26C01 <text:s text:c="11"/>jnz <text:s text:c="4"/>RXl3 <text:s text:c="11"/>;found one (or already logged in), go on</text:p>
            <text:p text:style-name="P171"><text:s text:c="3"/>313 <text:s text:c="2"/>0135 C34C01 <text:s text:c="11"/>jmp <text:s text:c="4"/>RX$send$err <text:s text:c="4"/>;sorry,no free processes, go advise slave</text:p>
            <text:p text:style-name="P171"><text:s text:c="3"/>314 <text:s text:c="17"/>;</text:p>
            <text:p text:style-name="P171"><text:s text:c="3"/>315 <text:s text:c="2"/>0138 FE41 <text:s text:c="5"/>RXl1: <text:s text:c="2"/>cpi <text:s text:c="4"/>41h <text:s text:c="12"/>;logoff?</text:p>
            <text:p text:style-name="P171"><text:s text:c="3"/>316 <text:s text:c="2"/>013A C24601 <text:s text:c="11"/>jnz <text:s text:c="4"/>RXl2 <text:s text:c="11"/>;not logoff, go on</text:p>
            <text:p text:style-name="P171"><text:s text:c="3"/>317 <text:s text:c="2"/>013D CD9A01 <text:s text:c="11"/>call <text:s text:c="3"/>logitoff <text:s text:c="7"/>;ELSE try to remove that slave from table</text:p>
            <text:p text:style-name="P171"><text:s text:c="3"/>318 <text:s text:c="2"/>0140 C26C01 <text:s text:c="11"/>jnz <text:s text:c="4"/>RXl3 <text:s text:c="11"/>;if successful, go on</text:p>
            <text:p text:style-name="P171"><text:s text:c="3"/>319 <text:s text:c="2"/>0143 C34C01 <text:s text:c="11"/>jmp <text:s text:c="4"/>RX$send$err <text:s text:c="4"/>;otherwise go tell slave it wasn't logged in</text:p>
            <text:p text:style-name="P171"><text:s text:c="3"/>320 <text:s text:c="17"/>;</text:p>
            <text:p text:style-name="P171"><text:s text:c="3"/>321 <text:s text:c="2"/>0146 CD8001 <text:s text:c="3"/>RXl2: <text:s text:c="2"/>call <text:s text:c="3"/>get$slvsp <text:s text:c="6"/>;not login/logoff so get slvsp msg address</text:p>
            <text:p text:style-name="P171"><text:s text:c="3"/>322 <text:s text:c="2"/>0149 C26C01 <text:s text:c="11"/>jnz <text:s text:c="4"/>RXl3 <text:s text:c="11"/>; for that slave if it is logged in and go</text:p>
            <text:p text:style-name="P171"><text:s text:c="3"/>323 <text:s text:c="49"/>; send message to its Q else fall through</text:p>
            <text:p text:style-name="P171"><text:s text:c="3"/>324 <text:s text:c="17"/>;</text:p>
            <text:p text:style-name="P171"><text:s text:c="3"/>325 <text:s text:c="17"/>; <text:s text:c="6"/>this code sends a "NOT LOGGED IN" error message back to requester</text:p>
            <text:p text:style-name="P171"><text:s text:c="3"/>326 <text:s text:c="17"/>RX$send$err:</text:p>
            <text:p text:style-name="P171"><text:s text:c="3"/>327 <text:s text:c="2"/>014C 2A7600 <text:s text:c="11"/>lhld <text:s text:c="3"/>newbuff <text:s text:c="8"/>;build an error message in the same buffer</text:p>
            <text:p text:style-name="P171"><text:s text:c="3"/>328 <text:s text:c="2"/>014F 228200 <text:s text:c="11"/>shld <text:s text:c="3"/>err$out$msg</text:p>
            <text:p text:style-name="P171"><text:s text:c="3"/>329 <text:s text:c="2"/>0152 3601 <text:s text:c="13"/>mvi <text:s text:c="4"/>m,1 <text:s text:c="12"/>;FMT=1</text:p>
            <text:p text:style-name="P171"><text:s text:c="3"/>330 <text:s text:c="2"/>0154 23 <text:s text:c="15"/>inx <text:s text:c="4"/>h</text:p>
            <text:p text:style-name="P171"><text:s text:c="3"/>331 <text:s text:c="2"/>0155 7E <text:s text:c="15"/>mov <text:s text:c="4"/>a,m <text:s text:c="12"/>;swap DID and SID</text:p>
            <text:p text:style-name="P171"><text:s text:c="3"/>332 <text:s text:c="2"/>0156 23 <text:s text:c="15"/>inx <text:s text:c="4"/>h</text:p>
            <text:p text:style-name="P171"><text:s text:c="3"/>333 <text:s text:c="2"/>0157 46 <text:s text:c="15"/>mov <text:s text:c="4"/>b,m</text:p>
            <text:p text:style-name="P171"><text:s text:c="3"/>334 <text:s text:c="2"/>0158 77 <text:s text:c="15"/>mov <text:s text:c="4"/>m,a</text:p>
            <text:p text:style-name="P171"><text:s text:c="3"/>335 <text:s text:c="2"/>0159 2B <text:s text:c="15"/>dcx <text:s text:c="4"/>h</text:p>
            <text:p text:style-name="P171"><text:s text:c="3"/>336 <text:s text:c="2"/>015A 70 <text:s text:c="15"/>mov <text:s text:c="4"/>m,b</text:p>
            <text:p text:style-name="P171"><text:s text:c="3"/>337 <text:s text:c="2"/>015B 23 <text:s text:c="15"/>inx <text:s text:c="4"/>h <text:s text:c="14"/>;leave FNC field alone</text:p>
            <text:p text:style-name="P171"><text:s text:c="3"/>338 <text:s text:c="2"/>015C 23 <text:s text:c="15"/>inx <text:s text:c="4"/>h</text:p>
            <text:p text:style-name="P171"><text:s text:c="3"/>339 <text:s text:c="2"/>015D 23 <text:s text:c="15"/>inx <text:s text:c="4"/>h</text:p>
            <text:p text:style-name="P171"><text:s text:c="3"/>340 <text:s text:c="2"/>015E 3601 <text:s text:c="13"/>mvi <text:s text:c="4"/>m,1 <text:s text:c="12"/>;SIZ=1</text:p>
            <text:p text:style-name="P171"><text:s text:c="3"/>341 <text:s text:c="2"/>0160 23 <text:s text:c="15"/>inx <text:s text:c="4"/>h</text:p>
            <text:p text:style-name="P179"><text:s text:c="3"/>342 <text:s text:c="2"/>0161 36FF <text:s text:c="13"/>mvi <text:s text:c="4"/>m,0ffh <text:s text:c="9"/>;message = 0FFH (extended error flag)</text:p>
          </table:table-cell>
        </table:table-row>
        <table:table-row>
          <table:table-cell table:style-name="Table74.A2" office:value-type="string">
            <text:p text:style-name="P171">CP/M RMAC ASSEM 1.1 <text:s text:c="4"/>#008 <text:s text:c="3"/>SAMPLE SERVER NETWORK I/F FOR CORVUS OMNINET 20-OCT-82</text:p>
            <text:p text:style-name="P171"/>
            <text:p text:style-name="P171"><text:s text:c="3"/>343 <text:s text:c="2"/>0163 23 <text:s text:c="15"/>inx <text:s text:c="4"/>h</text:p>
            <text:p text:style-name="P171"><text:s text:c="3"/>344 <text:s text:c="2"/>0164 360C <text:s text:c="13"/>mvi <text:s text:c="4"/>m,12 <text:s text:c="11"/>;"NOT LOGGED IN" code</text:p>
            <text:p text:style-name="P171"><text:s text:c="3"/>345 <text:s text:c="2"/>0166 117E00 <text:s text:c="11"/>lxi <text:s text:c="4"/>d,err$out$uqcb <text:s/>;post to network transmitter process</text:p>
            <text:p text:style-name="P171"><text:s text:c="3"/>346 <text:s text:c="2"/>0169 C37801 <text:s text:c="11"/>jmp rxl4 <text:s text:c="15"/>;using common write Q code</text:p>
            <text:p text:style-name="P171"><text:s text:c="3"/>347 <text:s text:c="17"/>;</text:p>
            <text:p text:style-name="P171"><text:s text:c="3"/>348 <text:s text:c="17"/>; <text:s/>this code sends the message address to the appropriate SLVSP Q</text:p>
            <text:p text:style-name="P171"><text:s text:c="3"/>349 <text:s text:c="2"/>016C 2A7600 <text:s text:c="3"/>RXl3: <text:s text:c="2"/>lhld <text:s text:c="3"/>newbuff <text:s text:c="8"/>;DE--&gt; msg field of correct UQCB here</text:p>
            <text:p text:style-name="P171"><text:s text:c="3"/>350 <text:s text:c="2"/>016F EB <text:s text:c="15"/>xchg <text:s text:c="19"/>;put message ptr in UQCB message field</text:p>
            <text:p text:style-name="P171"><text:s text:c="3"/>351 <text:s text:c="2"/>0170 73 <text:s text:c="15"/>mov <text:s text:c="4"/>m,e</text:p>
            <text:p text:style-name="P171"><text:s text:c="3"/>352 <text:s text:c="2"/>0171 23 <text:s text:c="15"/>inx <text:s text:c="4"/>h</text:p>
            <text:p text:style-name="P171"><text:s text:c="3"/>353 <text:s text:c="2"/>0172 72 <text:s text:c="15"/>mov <text:s text:c="4"/>m,d</text:p>
            <text:p text:style-name="P171"><text:s text:c="3"/>354 <text:s text:c="2"/>0173 11FBFF <text:s text:c="11"/>lxi <text:s text:c="4"/>d,-(XQCBMSG + 1);index back to UQCB base address</text:p>
            <text:p text:style-name="P171"><text:s text:c="3"/>355 <text:s text:c="2"/>0176 19 <text:s text:c="15"/>dad <text:s text:c="4"/>d</text:p>
            <text:p text:style-name="P171"><text:s text:c="3"/>356 <text:s text:c="2"/>0177 EB <text:s text:c="15"/>xchg</text:p>
            <text:p text:style-name="P171"><text:s text:c="3"/>357 <text:s text:c="17"/>;</text:p>
            <text:p text:style-name="P171"><text:s text:c="3"/>358 <text:s text:c="2"/>0178 0E8B <text:s text:c="5"/>rxl4: <text:s text:c="2"/>mvi <text:s text:c="4"/>c,WRITEQ</text:p>
            <text:p text:style-name="P171"><text:s text:c="3"/>359 <text:s text:c="2"/>017A CDA408 <text:s text:c="11"/>call <text:s text:c="3"/>bdos <text:s text:c="11"/>;send it to Queue</text:p>
            <text:p text:style-name="P171"><text:s text:c="3"/>360 <text:s text:c="2"/>017D C3E500 <text:s text:c="11"/>jmp <text:s text:c="4"/>RXloop <text:s text:c="9"/>;go back and get another buffer and continue</text:p>
            <text:p text:style-name="P171"><text:s text:c="3"/>361 <text:s text:c="25"/></text:p>
            <text:p text:style-name="P171"><text:soft-page-break/><text:s text:c="3"/>362 <text:s text:c="17"/></text:p>
            <text:p text:style-name="P171"><text:s text:c="3"/>363 <text:s text:c="17"/>; <text:s text:c="6"/>routine dynamically maps physical slave number passed in C</text:p>
            <text:p text:style-name="P171"><text:s text:c="3"/>364 <text:s text:c="17"/>; <text:s text:c="6"/>to a slave support process and returns its INUQCB message buffer addr</text:p>
            <text:p text:style-name="P171"><text:s text:c="3"/>365 <text:s text:c="17"/>; <text:s text:c="6"/>in DE and A = 0 with flags set if no room or not found, else NZ</text:p>
            <text:p text:style-name="P171"><text:s text:c="3"/>366 <text:s text:c="17"/>get$slvsp:</text:p>
            <text:p text:style-name="P171"><text:s text:c="3"/>367 <text:s text:c="2"/>0180 79 <text:s text:c="15"/>mov <text:s text:c="4"/>a,c <text:s text:c="12"/>;A= requester ID</text:p>
            <text:p text:style-name="P171"><text:s text:c="3"/>368 <text:s text:c="2"/>0181 0602 <text:s text:c="13"/>mvi <text:s text:c="4"/>b,NSLAVES <text:s text:c="6"/>;set up for table search</text:p>
            <text:p text:style-name="P171"><text:s text:c="3"/>369 <text:s text:c="2"/>0183 21B301 <text:s text:c="11"/>lxi <text:s text:c="4"/>h,idtbl</text:p>
            <text:p text:style-name="P171"><text:s text:c="3"/>370 <text:s text:c="17"/>find$match: <text:s text:c="20"/>;search till match or table end</text:p>
            <text:p text:style-name="P171"><text:s text:c="3"/>371 <text:s text:c="2"/>0186 BE <text:s text:c="15"/>cmp <text:s text:c="4"/>m</text:p>
            <text:p text:style-name="P171"><text:s text:c="3"/>372 <text:s text:c="2"/>0187 C29101 <text:s text:c="11"/>jnz <text:s text:c="4"/>not$match <text:s text:c="6"/>; goto not$match if not this one</text:p>
            <text:p text:style-name="P171"><text:s text:c="3"/>373 <text:s text:c="2"/>018A 23 <text:s text:c="15"/>inx <text:s text:c="4"/>h <text:s text:c="14"/>;else match found, get ptr to SLVSP message</text:p>
            <text:p text:style-name="P171"><text:s text:c="3"/>374 <text:s text:c="2"/>018B 5E <text:s text:c="15"/>mov <text:s text:c="4"/>e,m</text:p>
            <text:p text:style-name="P171"><text:s text:c="3"/>375 <text:s text:c="2"/>018C 23 <text:s text:c="15"/>inx <text:s text:c="4"/>h</text:p>
            <text:p text:style-name="P171"><text:s text:c="3"/>376 <text:s text:c="2"/>018D 56 <text:s text:c="15"/>mov <text:s text:c="4"/>d,m <text:s text:c="12"/>;its slvsp msg addr</text:p>
            <text:p text:style-name="P171"><text:s text:c="3"/>377 <text:s text:c="2"/>018E 37 <text:s text:c="15"/>stc</text:p>
            <text:p text:style-name="P171"><text:s text:c="3"/>378 <text:s text:c="2"/>018F 9F <text:s text:c="15"/>sbb <text:s text:c="4"/>a</text:p>
            <text:p text:style-name="P171"><text:s text:c="3"/>379 <text:s text:c="2"/>0190 C9 <text:s text:c="15"/>ret <text:s text:c="20"/>;and return TRUE in A to caller</text:p>
            <text:p text:style-name="P171"><text:s text:c="3"/>380 <text:s text:c="17"/>not$match:</text:p>
            <text:p text:style-name="P171"><text:s text:c="3"/>381 <text:s text:c="2"/>0191 23 <text:s text:c="15"/>inx <text:s text:c="4"/>h <text:s text:c="14"/>;no match, skip to next entry</text:p>
            <text:p text:style-name="P171"><text:s text:c="3"/>382 <text:s text:c="2"/>0192 23 <text:s text:c="15"/>inx <text:s text:c="4"/>h</text:p>
            <text:p text:style-name="P171"><text:s text:c="3"/>383 <text:s text:c="2"/>0193 23 <text:s text:c="15"/>inx <text:s text:c="4"/>h</text:p>
            <text:p text:style-name="P171"><text:s text:c="3"/>384 <text:s text:c="2"/>0194 05 <text:s text:c="15"/>dcr <text:s text:c="4"/>b <text:s text:c="14"/>;any more entries?</text:p>
            <text:p text:style-name="P171"><text:s text:c="3"/>385 <text:s text:c="2"/>0195 C28601 <text:s text:c="11"/>jnz <text:s text:c="4"/>find$match <text:s text:c="5"/>;loop back until all searched</text:p>
            <text:p text:style-name="P171"><text:s text:c="3"/>386 <text:s text:c="2"/>0198 AF <text:s text:c="15"/>xra <text:s text:c="4"/>a <text:s text:c="14"/>;else return failure (A=00)</text:p>
            <text:p text:style-name="P171"><text:s text:c="3"/>387 <text:s text:c="2"/>0199 C9 <text:s text:c="15"/>ret</text:p>
            <text:p text:style-name="P171"><text:s text:c="3"/>388 <text:s text:c="17"/></text:p>
            <text:p text:style-name="P171"><text:s text:c="3"/>389 <text:s text:c="17"/></text:p>
            <text:p text:style-name="P171"><text:s text:c="3"/>390 <text:s text:c="17"/>; <text:s text:c="6"/>removes entry (C=SID) from map table (but still returns msg ptr)</text:p>
            <text:p text:style-name="P171"><text:s text:c="3"/>391 <text:s text:c="17"/>logitoff:</text:p>
            <text:p text:style-name="P171"><text:s text:c="3"/>392 <text:s text:c="2"/>019A CD8001 <text:s text:c="11"/>call <text:s text:c="3"/>get$slvsp</text:p>
            <text:p text:style-name="P171"><text:s text:c="3"/>393 <text:s text:c="2"/>019D C8 <text:s text:c="15"/>rz <text:s text:c="21"/>;not in table, just exit</text:p>
            <text:p text:style-name="P171"><text:s text:c="3"/>394 <text:s text:c="2"/>019E 2B <text:s text:c="15"/>dcx <text:s text:c="4"/>h <text:s text:c="14"/>;else mark entry as free and then exit</text:p>
            <text:p text:style-name="P171"><text:s text:c="3"/>395 <text:s text:c="2"/>019F 2B <text:s text:c="15"/>dcx <text:s text:c="4"/>h</text:p>
            <text:p text:style-name="P179"><text:s text:c="3"/>396 <text:s text:c="2"/>01A0 36FF <text:s text:c="13"/>mvi <text:s text:c="4"/>m,0ffh</text:p>
          </table:table-cell>
        </table:table-row>
        <table:table-row>
          <table:table-cell table:style-name="Table74.A2" office:value-type="string">
            <text:p text:style-name="P171">CP/M RMAC ASSEM 1.1 <text:s text:c="4"/>#009 <text:s text:c="3"/>SAMPLE SERVER NETWORK I/F FOR CORVUS OMNINET 20-OCT-82</text:p>
            <text:p text:style-name="P171"/>
            <text:p text:style-name="P171"><text:s text:c="3"/>397 <text:s text:c="2"/>01A2 C9 <text:s text:c="15"/>ret</text:p>
            <text:p text:style-name="P171"><text:s text:c="3"/>398 <text:s text:c="17"/></text:p>
            <text:p text:style-name="P171"><text:s text:c="3"/>399 <text:s text:c="17"/>; <text:s text:c="6"/>installs entry (C=SID) in first free entry of map table and returns</text:p>
            <text:p text:style-name="P171"><text:s text:c="3"/>400 <text:s text:c="17"/>; <text:s text:c="6"/>msg address. RETURNS A=0 if no space, else non-zero.</text:p>
            <text:p text:style-name="P171"><text:s text:c="3"/>401 <text:s text:c="17"/>logiton:</text:p>
            <text:p text:style-name="P171"><text:s text:c="3"/>402 <text:s text:c="2"/>01A3 CD8001 <text:s text:c="11"/>call <text:s text:c="3"/>get$slvsp <text:s text:c="6"/>;see if already in table</text:p>
            <text:p text:style-name="P171"><text:s text:c="3"/>403 <text:s text:c="2"/>01A6 C0 <text:s text:c="15"/>rnz <text:s text:c="20"/>;if so, just use old entry</text:p>
            <text:p text:style-name="P171"><text:s text:c="3"/>404 <text:s text:c="2"/>01A7 C5 <text:s text:c="15"/>push <text:s text:c="3"/>b <text:s text:c="14"/>;else look for a free entry (CODE=FF)</text:p>
            <text:p text:style-name="P171"><text:s text:c="3"/>405 <text:s text:c="2"/>01A8 0EFF <text:s text:c="13"/>mvi <text:s text:c="4"/>c,0ffh</text:p>
            <text:p text:style-name="P171"><text:s text:c="3"/>406 <text:s text:c="2"/>01AA CD8001 <text:s text:c="11"/>call <text:s text:c="3"/>get$slvsp</text:p>
            <text:p text:style-name="P171"><text:s text:c="3"/>407 <text:s text:c="2"/>01AD C1 <text:s text:c="15"/>pop <text:s text:c="4"/>b</text:p>
            <text:p text:style-name="P171"><text:s text:c="3"/>408 <text:s text:c="2"/>01AE C8 <text:s text:c="15"/>rz <text:s text:c="21"/>;no free entries, exit</text:p>
            <text:p text:style-name="P171"><text:s text:c="3"/>409 <text:s text:c="2"/>01AF 2B <text:s text:c="15"/>dcx <text:s text:c="4"/>h <text:s text:c="14"/>;else enter SID in table and return success</text:p>
            <text:p text:style-name="P171"><text:s text:c="3"/>410 <text:s text:c="2"/>01B0 2B <text:s text:c="15"/>dcx <text:s text:c="4"/>h</text:p>
            <text:p text:style-name="P171"><text:s text:c="3"/>411 <text:s text:c="2"/>01B1 71 <text:s text:c="15"/>mov <text:s text:c="4"/>m,c</text:p>
            <text:p text:style-name="P171"><text:s text:c="3"/>412 <text:s text:c="2"/>01B2 C9 <text:s text:c="15"/>ret <text:s text:c="20"/>;PSW is still correct from search</text:p>
            <text:p text:style-name="P171"><text:s text:c="3"/>413 <text:s text:c="17"/></text:p>
            <text:p text:style-name="P171"><text:s text:c="3"/>414 <text:s text:c="17"/>; <text:s text:c="6"/>Slave mapping table has one entry per SLVSP. <text:s/>First <text:s/>byte = SID</text:p>
            <text:p text:style-name="P171"><text:s text:c="3"/>415 <text:s text:c="17"/>; <text:s text:c="6"/>of the requester currently using SLVSP (0ffh if none). <text:s/>Next word is</text:p>
            <text:p text:style-name="P171"><text:s text:c="3"/>416 <text:s text:c="17"/>; <text:s text:c="6"/>the address of the message field of that SLVSP's input UQCB.</text:p>
            <text:p text:style-name="P171"><text:s text:c="3"/>417 <text:s text:c="17"/>idtbl:</text:p>
            <text:p text:style-name="P171"><text:s text:c="3"/>418 <text:s text:c="2"/>0000 # <text:s text:c="8"/>??xx <text:s text:c="3"/>set <text:s text:c="4"/>0</text:p>
            <text:p text:style-name="P171"><text:s text:c="3"/>419 <text:s text:c="25"/>rept <text:s text:c="3"/>NSLAVES</text:p>
            <text:p text:style-name="P171"><text:s text:c="3"/>420 <text:s text:c="27"/>db <text:s text:c="3"/>0ffh</text:p>
            <text:p text:style-name="P171"><text:s text:c="3"/>421 <text:s text:c="27"/>dw <text:s text:c="3"/>(INUQCB + XQCBMSG + ??xx)</text:p>
            <text:p text:style-name="P171"><text:s text:c="3"/>422 <text:s text:c="17"/>??xx <text:s text:c="5"/>set <text:s text:c="2"/>??xx + UQCBLEN</text:p>
            <text:p text:style-name="P171"><text:s text:c="3"/>423 <text:s text:c="25"/>endm</text:p>
            <text:p text:style-name="P171"><text:s text:c="3"/>424 <text:s text:c="2"/>01B3+FF <text:s text:c="17"/>DB <text:s text:c="3"/>0FFH</text:p>
            <text:p text:style-name="P171"><text:s text:c="3"/>425 <text:s text:c="2"/>01B4+6A00 <text:s text:c="15"/>DW <text:s text:c="3"/>(INUQCB + XQCBMSG + ??XX)</text:p>
            <text:p text:style-name="P171"><text:s text:c="3"/>426 <text:s text:c="2"/>01B6+FF <text:s text:c="17"/>DB <text:s text:c="3"/>0FFH</text:p>
            <text:p text:style-name="P171"><text:s text:c="3"/>427 <text:s text:c="2"/>01B7+7000 <text:s text:c="15"/>DW <text:s text:c="3"/>(INUQCB + XQCBMSG + ??XX)</text:p>
            <text:p text:style-name="P171"><text:s text:c="3"/>428 <text:s text:c="17"/></text:p>
            <text:p text:style-name="P179"><text:s text:c="3"/>429 <text:s text:c="17"/>page</text:p>
          </table:table-cell>
        </table:table-row>
        <table:table-row>
          <table:table-cell table:style-name="Table74.A2" office:value-type="string">
            <text:p text:style-name="P171">CP/M RMAC ASSEM 1.1 <text:s text:c="4"/>#010 <text:s text:c="3"/>SAMPLE SERVER NETWORK I/F FOR CORVUS OMNINET 20-OCT-82</text:p>
            <text:p text:style-name="P171"/>
            <text:p text:style-name="P171"><text:s text:c="3"/>430 <text:s text:c="17"/></text:p>
            <text:p text:style-name="P171"><text:s text:c="3"/>431 <text:s text:c="17"/>;________________________________________________________________________</text:p>
            <text:p text:style-name="P171"><text:soft-page-break/><text:s text:c="3"/>432 <text:s text:c="17"/>;________________________________________________________________________</text:p>
            <text:p text:style-name="P171"><text:s text:c="3"/>433 <text:s text:c="17"/>; <text:s text:c="70"/>;</text:p>
            <text:p text:style-name="P171"><text:s text:c="3"/>434 <text:s text:c="17"/>; <text:s text:c="6"/>This is the network transmitter server process module. <text:s text:c="9"/>;</text:p>
            <text:p text:style-name="P171"><text:s text:c="3"/>435 <text:s text:c="17"/>; <text:s text:c="6"/>NOTE THAT THE OMNINET TRANSPORTER MUST NOT BE DISTURBED ONCE <text:s text:c="3"/>;</text:p>
            <text:p text:style-name="P171"><text:s text:c="3"/>436 <text:s text:c="17"/>; <text:s text:c="6"/>A TRANSMIT HAS BEEN POSTED UNTIL IT RETURNS A COMPLETION. <text:s text:c="6"/>;</text:p>
            <text:p text:style-name="P171"><text:s text:c="3"/>437 <text:s text:c="17"/>; <text:s text:c="6"/>An MX Queue is used in this version to protect the transporter <text:s/>;</text:p>
            <text:p text:style-name="P171"><text:s text:c="3"/>438 <text:s text:c="17"/>; <text:s text:c="6"/>from other processes. <text:s text:c="42"/>;</text:p>
            <text:p text:style-name="P171"><text:s text:c="3"/>439 <text:s text:c="17"/>; <text:s text:c="70"/>;</text:p>
            <text:p text:style-name="P171"><text:s text:c="3"/>440 <text:s text:c="17"/>; <text:s text:c="6"/>This process reads a message from the SLVSP output Q and when <text:s text:c="2"/>;</text:p>
            <text:p text:style-name="P171"><text:s text:c="3"/>441 <text:s text:c="17"/>; <text:s text:c="6"/>awakened by one posts that buffer for transmission via the <text:s text:c="5"/>;</text:p>
            <text:p text:style-name="P171"><text:s text:c="3"/>442 <text:s text:c="17"/>; <text:s text:c="6"/>transporter to the requester. <text:s/>This process then waits until <text:s text:c="3"/>;</text:p>
            <text:p text:style-name="P171"><text:s text:c="3"/>443 <text:s text:c="17"/>; <text:s text:c="6"/>the transporter reports a completion as determined by the <text:s text:c="6"/>;</text:p>
            <text:p text:style-name="P171"><text:s text:c="3"/>444 <text:s text:c="17"/>; <text:s text:c="6"/>wf$txdone routine. <text:s/>The buffer pointer from that message is <text:s text:c="4"/>;</text:p>
            <text:p text:style-name="P171"><text:s text:c="3"/>445 <text:s text:c="17"/>; <text:s text:c="6"/>then sent back to the FreeBuff Q and the process loops back for ;</text:p>
            <text:p text:style-name="P171"><text:s text:c="3"/>446 <text:s text:c="17"/>; <text:s text:c="6"/>another message from the SLVSP output Q. <text:s/>Transmitter errors <text:s text:c="3"/>;</text:p>
            <text:p text:style-name="P171"><text:s text:c="3"/>447 <text:s text:c="17"/>; <text:s text:c="6"/>are considered the Transporter's problem and are ignored here. <text:s/>;</text:p>
            <text:p text:style-name="P171"><text:s text:c="3"/>448 <text:s text:c="17"/>;________________________________________________________________________</text:p>
            <text:p text:style-name="P171"><text:s text:c="3"/>449 <text:s text:c="17"/>;________________________________________________________________________</text:p>
            <text:p text:style-name="P171"><text:s text:c="3"/>450 <text:s text:c="17"/>; <text:s text:c="6"/>Transmitter server process descriptor</text:p>
            <text:p text:style-name="P171"><text:s text:c="3"/>451 <text:s text:c="17"/>ServetxPD:</text:p>
            <text:p text:style-name="P171"><text:s text:c="3"/>452 <text:s text:c="2"/>01B9 0000 <text:s text:c="13"/>dw <text:s text:c="5"/>0 <text:s text:c="22"/>;link</text:p>
            <text:p text:style-name="P171"><text:s text:c="3"/>453 <text:s text:c="2"/>01BB 003F <text:s text:c="13"/>db <text:s text:c="5"/>0,TX$PRIORITY <text:s text:c="10"/>;status,priority</text:p>
            <text:p text:style-name="P171"><text:s text:c="3"/>454 <text:s text:c="2"/>01BD 1B02 <text:s text:c="13"/>dw <text:s text:c="5"/>$ + 94 <text:s text:c="17"/>;stack pointer</text:p>
            <text:p text:style-name="P171"><text:s text:c="3"/>455 <text:s text:c="2"/>01BF 5365727665 <text:s text:c="7"/>db <text:s text:c="5"/>'ServeTX ' <text:s text:c="13"/>;name</text:p>
            <text:p text:style-name="P171"><text:s text:c="3"/>456 <text:s text:c="2"/>01C7 00FF <text:s text:c="13"/>db <text:s text:c="5"/>0,0ffh <text:s text:c="17"/>;console, memseg</text:p>
            <text:p text:style-name="P171"><text:s text:c="3"/>457 <text:s text:c="2"/>01C9 <text:s text:c="18"/>ds <text:s text:c="5"/>82 <text:s text:c="21"/>;reserved for MP/M use and as stack</text:p>
            <text:p text:style-name="P171"><text:s text:c="3"/>458 <text:s text:c="2"/>021B 4302 <text:s text:c="13"/>dw <text:s text:c="5"/>InitTX <text:s text:c="17"/>;stack top has startup PC</text:p>
            <text:p text:style-name="P171"><text:s text:c="3"/>459 <text:s text:c="17"/></text:p>
            <text:p text:style-name="P171"><text:s text:c="3"/>460 <text:s text:c="17"/>; <text:s text:c="6"/>There is only one output queue (SLVSP --&gt; NTWRKIF)</text:p>
            <text:p text:style-name="P171"><text:s text:c="3"/>461 <text:s text:c="17"/>OUTUQCB:</text:p>
            <text:p text:style-name="P171"><text:s text:c="3"/>462 <text:s text:c="2"/>021D E0042102 <text:s/>UQCBNtwrkQO0: <text:s text:c="2"/>dw <text:s text:c="5"/>outQCB,outQMSG <text:s/>;pointer, msgadr</text:p>
            <text:p text:style-name="P171"><text:s text:c="3"/>463 <text:s text:c="2"/>0221 <text:s text:c="10"/>outQMSG: <text:s text:c="7"/>ds <text:s text:c="5"/>2 <text:s text:c="14"/>;used to receive msg pointer from SLVSP</text:p>
            <text:p text:style-name="P171"><text:s text:c="3"/>464 <text:s text:c="17"/></text:p>
            <text:p text:style-name="P171"><text:s text:c="3"/>465 <text:s text:c="17"/>; <text:s text:c="6"/>used by ServeTX to return them to Q when done (used at init also)</text:p>
            <text:p text:style-name="P171"><text:s text:c="3"/>466 <text:s text:c="2"/>0223 1E052702 <text:s/>pbuf$uqcb: <text:s text:c="5"/>dw <text:s text:c="5"/>buffQCB,oldbuff</text:p>
            <text:p text:style-name="P171"><text:s text:c="3"/>467 <text:s text:c="2"/>0227 0000 <text:s text:c="5"/>oldbuff: <text:s text:c="7"/>dw <text:s text:c="5"/>0 <text:s text:c="14"/>;msg is a freed buff ptr back to pool</text:p>
            <text:p text:style-name="P171"><text:s text:c="3"/>468 <text:s text:c="17"/></text:p>
            <text:p text:style-name="P171"><text:s text:c="3"/>469 <text:s text:c="17"/>; <text:s text:c="6"/>UQCB used by ServeTX to get transporter from MX Q</text:p>
            <text:p text:style-name="P171"><text:s text:c="3"/>470 <text:s text:c="2"/>0229 A8082D02 <text:s/>omnitx$uqcb: <text:s text:c="3"/>dw <text:s text:c="5"/>omniQ,tx$mx$msg</text:p>
            <text:p text:style-name="P171"><text:s text:c="3"/>471 <text:s text:c="2"/>022D 0000 <text:s text:c="5"/>tx$mx$msg: <text:s text:c="5"/>dw <text:s text:c="5"/>0</text:p>
            <text:p text:style-name="P171"><text:s text:c="3"/>472 <text:s text:c="17"/></text:p>
            <text:p text:style-name="P171"><text:s text:c="3"/>473 <text:s text:c="17"/>; <text:s text:c="6"/>transmitter transporter control block</text:p>
            <text:p text:style-name="P171"><text:s text:c="3"/>474 <text:s text:c="2"/>022F 40 <text:s text:c="7"/>txtcb: <text:s/>db <text:s text:c="5"/>40h <text:s text:c="20"/>;command</text:p>
            <text:p text:style-name="P171"><text:s text:c="3"/>475 <text:s text:c="2"/>0230 00 <text:s text:c="15"/>db <text:s text:c="5"/>0 <text:s text:c="22"/>;result hi</text:p>
            <text:p text:style-name="P171"><text:s text:c="3"/>476 <text:s text:c="17"/>txrsltp:</text:p>
            <text:p text:style-name="P171"><text:s text:c="3"/>477 <text:s text:c="2"/>0231 0000 <text:s text:c="13"/>db <text:s text:c="5"/>0,0 <text:s text:c="20"/>;result middle and low</text:p>
            <text:p text:style-name="P171"><text:s text:c="3"/>478 <text:s text:c="2"/>0233 A0 <text:s text:c="15"/>db <text:s text:c="5"/>OMNI$SOCKET <text:s text:c="12"/>;transporter message socket code</text:p>
            <text:p text:style-name="P171"><text:s text:c="3"/>479 <text:s text:c="2"/>0234 000000 <text:s text:c="11"/>db <text:s text:c="5"/>0,0,0 <text:s text:c="18"/>;data ptr (MSB,SB,LSB)</text:p>
            <text:p text:style-name="P171"><text:s text:c="3"/>480 <text:s text:c="2"/>0237 0000 <text:s text:c="13"/>db <text:s text:c="5"/>0,0 <text:s text:c="20"/>;length (MSB,LSB)</text:p>
            <text:p text:style-name="P171"><text:s text:c="3"/>481 <text:s text:c="2"/>0239 00 <text:s text:c="15"/>db <text:s text:c="5"/>0 <text:s text:c="22"/>;control length</text:p>
            <text:p text:style-name="P171"><text:s text:c="3"/>482 <text:s text:c="2"/>023A 00 <text:s text:c="15"/>db <text:s text:c="5"/>0 <text:s text:c="22"/>;dest host</text:p>
            <text:p text:style-name="P179"><text:s text:c="3"/>483 <text:s text:c="17"/></text:p>
          </table:table-cell>
        </table:table-row>
        <table:table-row>
          <table:table-cell table:style-name="Table74.A2" office:value-type="string">
            <text:p text:style-name="P171">CP/M RMAC ASSEM 1.1 <text:s text:c="4"/>#011 <text:s text:c="3"/>SAMPLE SERVER NETWORK I/F FOR CORVUS OMNINET 20-OCT-82</text:p>
            <text:p text:style-name="P171"/>
            <text:p text:style-name="P171"><text:s text:c="3"/>484 <text:s text:c="2"/>023B 0000000000txrslt: db <text:s text:c="5"/>0,0,0,0,0,0,0,0 <text:s text:c="8"/>;result block for tx</text:p>
            <text:p text:style-name="P171"><text:s text:c="3"/>485 <text:s text:c="17"/></text:p>
            <text:p text:style-name="P171"><text:s text:c="3"/>486 <text:s text:c="17"/>;________________________________________________________________________</text:p>
            <text:p text:style-name="P171"><text:s text:c="3"/>487 <text:s text:c="17"/>; <text:s text:c="70"/>;</text:p>
            <text:p text:style-name="P171"><text:s text:c="3"/>488 <text:s text:c="17"/>; <text:s text:c="6"/>ServeTX initialization entry point <text:s text:c="29"/>;</text:p>
            <text:p text:style-name="P171"><text:s text:c="3"/>489 <text:s text:c="17"/>;________________________________________________________________________</text:p>
            <text:p text:style-name="P171"><text:s text:c="3"/>490 <text:s text:c="17"/>InitTX:</text:p>
            <text:p text:style-name="P171"><text:s text:c="3"/>491 <text:s text:c="2"/>0243 215C05 <text:s text:c="11"/>lxi <text:s text:c="4"/>h,msgbuffs <text:s text:c="5"/>;preload the Free buffer Q with buffer ptrs</text:p>
            <text:p text:style-name="P171"><text:s text:c="3"/>492 <text:s text:c="2"/>0246 0E03 <text:s text:c="13"/>mvi <text:s text:c="4"/>c,NMSG$BUFFS <text:s text:c="3"/>;from start of buffer space</text:p>
            <text:p text:style-name="P171"><text:s text:c="3"/>493 <text:s text:c="17"/>freeloop:</text:p>
            <text:p text:style-name="P171"><text:s text:c="3"/>494 <text:s text:c="2"/>0248 222702 <text:s text:c="11"/>shld <text:s text:c="3"/>oldbuff</text:p>
            <text:p text:style-name="P171"><text:s text:c="3"/>495 <text:s text:c="2"/>024B E5 <text:s text:c="15"/>push <text:s text:c="3"/>h</text:p>
            <text:p text:style-name="P171"><text:s text:c="3"/>496 <text:s text:c="2"/>024C C5 <text:s text:c="15"/>push <text:s text:c="3"/>b</text:p>
            <text:p text:style-name="P171"><text:s text:c="3"/>497 <text:s text:c="2"/>024D 0E8B <text:s text:c="13"/>mvi <text:s text:c="4"/>c,WRITEQ</text:p>
            <text:p text:style-name="P171"><text:s text:c="3"/>498 <text:s text:c="2"/>024F 112302 <text:s text:c="11"/>lxi <text:s text:c="4"/>d,pbuf$uqcb</text:p>
            <text:p text:style-name="P171"><text:s text:c="3"/>499 <text:s text:c="2"/>0252 CDA408 <text:s text:c="11"/>call <text:s text:c="3"/>bdos</text:p>
            <text:p text:style-name="P171"><text:s text:c="3"/>500 <text:s text:c="2"/>0255 C1 <text:s text:c="15"/>pop <text:s text:c="4"/>b</text:p>
            <text:p text:style-name="P171"><text:s text:c="3"/>501 <text:s text:c="2"/>0256 E1 <text:s text:c="15"/>pop <text:s text:c="4"/>h</text:p>
            <text:p text:style-name="P171"><text:s text:c="3"/>502 <text:s text:c="2"/>0257 111801 <text:s text:c="11"/>lxi <text:s text:c="4"/>d,BUFFSIZE</text:p>
            <text:p text:style-name="P171"><text:s text:c="3"/>503 <text:s text:c="2"/>025A 19 <text:s text:c="15"/>dad <text:s text:c="4"/>d</text:p>
            <text:p text:style-name="P171"><text:s text:c="3"/>504 <text:s text:c="2"/>025B 0D <text:s text:c="15"/>dcr <text:s text:c="4"/>c</text:p>
            <text:p text:style-name="P171"><text:s text:c="3"/>505 <text:s text:c="2"/>025C C24802 <text:s text:c="11"/>jnz <text:s text:c="4"/>freeloop</text:p>
            <text:p text:style-name="P171"><text:soft-page-break/><text:s text:c="3"/>506 <text:s text:c="17"/>;</text:p>
            <text:p text:style-name="P171"><text:s text:c="3"/>507 <text:s text:c="2"/>025F 213B02 <text:s text:c="11"/>lxi <text:s text:c="4"/>h,txrslt <text:s text:c="7"/>;initialize TX Transporter Command Block</text:p>
            <text:p text:style-name="P171"><text:s text:c="3"/>508 <text:s text:c="2"/>0262 5C <text:s text:c="15"/>mov <text:s text:c="4"/>e,h <text:s text:c="12"/>;to point to TX Result Block</text:p>
            <text:p text:style-name="P171"><text:s text:c="3"/>509 <text:s text:c="2"/>0263 55 <text:s text:c="15"/>mov <text:s text:c="4"/>d,l</text:p>
            <text:p text:style-name="P171"><text:s text:c="3"/>510 <text:s text:c="2"/>0264 EB <text:s text:c="15"/>xchg <text:s text:c="3"/></text:p>
            <text:p text:style-name="P171"><text:s text:c="3"/>511 <text:s text:c="2"/>0265 223102 <text:s text:c="11"/>shld <text:s text:c="3"/>txrsltp</text:p>
            <text:p text:style-name="P171"><text:s text:c="3"/>512 <text:s text:c="17"/></text:p>
            <text:p text:style-name="P171"><text:s text:c="3"/>513 <text:s text:c="17"/>; <text:s text:c="6"/>ServeTX process loop</text:p>
            <text:p text:style-name="P171"><text:s text:c="3"/>514 <text:s text:c="17"/>TXloop:</text:p>
            <text:p text:style-name="P171"><text:s text:c="3"/>515 <text:s text:c="2"/>0268 0E89 <text:s text:c="13"/>mvi <text:s text:c="4"/>c,READQ <text:s text:c="8"/>;wait for a message in network output Q</text:p>
            <text:p text:style-name="P171"><text:s text:c="3"/>516 <text:s text:c="2"/>026A 111D02 <text:s text:c="11"/>lxi <text:s text:c="4"/>d,outuqcb</text:p>
            <text:p text:style-name="P171"><text:s text:c="3"/>517 <text:s text:c="2"/>026D CDA408 <text:s text:c="11"/>call <text:s text:c="3"/>bdos</text:p>
            <text:p text:style-name="P171"><text:s text:c="3"/>518 <text:s text:c="17"/>;</text:p>
            <text:p text:style-name="P171"><text:s text:c="3"/>519 <text:s text:c="2"/>0270 2A2102 <text:s text:c="11"/>lhld <text:s text:c="3"/>outQMSG</text:p>
            <text:p text:style-name="P171"><text:s text:c="3"/>520 <text:s text:c="2"/>0273 5C <text:s text:c="15"/>mov <text:s text:c="4"/>e,h</text:p>
            <text:p text:style-name="P171"><text:s text:c="3"/>521 <text:s text:c="2"/>0274 55 <text:s text:c="15"/>mov <text:s text:c="4"/>d,l <text:s text:c="12"/>;put message buffer address in TX TCB</text:p>
            <text:p text:style-name="P171"><text:s text:c="3"/>522 <text:s text:c="2"/>0275 EB <text:s text:c="15"/>xchg <text:s text:c="19"/>;(NOTE, NOT (8080 byte order)</text:p>
            <text:p text:style-name="P171"><text:s text:c="3"/>523 <text:s text:c="2"/>0276 223502 <text:s text:c="11"/>shld <text:s text:c="3"/>txtcb+6</text:p>
            <text:p text:style-name="P171"><text:s text:c="3"/>524 <text:s text:c="17"/>;</text:p>
            <text:p text:style-name="P171"><text:s text:c="3"/>525 <text:s text:c="2"/>0279 13 <text:s text:c="15"/>inx <text:s text:c="4"/>d</text:p>
            <text:p text:style-name="P171"><text:s text:c="3"/>526 <text:s text:c="2"/>027A 1A <text:s text:c="15"/>ldax <text:s text:c="3"/>d <text:s text:c="14"/>;set transport layer destination addr=DID</text:p>
            <text:p text:style-name="P171"><text:s text:c="3"/>527 <text:s text:c="2"/>027B 323A02 <text:s text:c="11"/>sta <text:s text:c="4"/>txtcb + 11</text:p>
            <text:p text:style-name="P171"><text:s text:c="3"/>528 <text:s text:c="17"/>;</text:p>
            <text:p text:style-name="P171"><text:s text:c="3"/>529 <text:s text:c="2"/>027E 210300 <text:s text:c="11"/>lxi <text:s text:c="4"/>h,3</text:p>
            <text:p text:style-name="P171"><text:s text:c="3"/>530 <text:s text:c="2"/>0281 19 <text:s text:c="15"/>dad <text:s text:c="4"/>d <text:s text:c="14"/>;calculate physical message length</text:p>
            <text:p text:style-name="P171"><text:s text:c="3"/>531 <text:s text:c="2"/>0282 6E <text:s text:c="15"/>mov <text:s text:c="4"/>l,m <text:s text:c="12"/>;from SIZ field</text:p>
            <text:p text:style-name="P171"><text:s text:c="3"/>532 <text:s text:c="2"/>0283 2600 <text:s text:c="13"/>mvi <text:s text:c="4"/>h,0</text:p>
            <text:p text:style-name="P171"><text:s text:c="3"/>533 <text:s text:c="2"/>0285 110600 <text:s text:c="11"/>lxi <text:s text:c="4"/>d,6 <text:s text:c="12"/>;put in TCB length field</text:p>
            <text:p text:style-name="P171"><text:s text:c="3"/>534 <text:s text:c="2"/>0288 19 <text:s text:c="15"/>dad <text:s text:c="4"/>d</text:p>
            <text:p text:style-name="P171"><text:s text:c="3"/>535 <text:s text:c="2"/>0289 55 <text:s text:c="15"/>mov <text:s text:c="4"/>d,l</text:p>
            <text:p text:style-name="P171"><text:s text:c="3"/>536 <text:s text:c="2"/>028A 5C <text:s text:c="15"/>mov <text:s text:c="4"/>e,h</text:p>
            <text:p text:style-name="P179"><text:s text:c="3"/>537 <text:s text:c="2"/>028B EB <text:s text:c="15"/>xchg</text:p>
          </table:table-cell>
        </table:table-row>
        <table:table-row>
          <table:table-cell table:style-name="Table74.A2" office:value-type="string">
            <text:p text:style-name="P171">CP/M RMAC ASSEM 1.1 <text:s text:c="4"/>#012 <text:s text:c="3"/>SAMPLE SERVER NETWORK I/F FOR CORVUS OMNINET 20-OCT-82</text:p>
            <text:p text:style-name="P171"/>
            <text:p text:style-name="P171"><text:s text:c="3"/>538 <text:s text:c="2"/>028C 223702 <text:s text:c="11"/>shld <text:s text:c="3"/>txtcb+8</text:p>
            <text:p text:style-name="P171"><text:s text:c="3"/>539 <text:s text:c="17"/>;</text:p>
            <text:p text:style-name="P171"><text:s text:c="3"/>540 <text:s text:c="2"/>028F 112902 <text:s text:c="11"/>lxi <text:s text:c="4"/>d,omnitx$uqcb <text:s text:c="2"/>;get transporter hardware MX message</text:p>
            <text:p text:style-name="P171"><text:s text:c="3"/>541 <text:s text:c="2"/>0292 0E89 <text:s text:c="13"/>mvi <text:s text:c="4"/>c,READQ</text:p>
            <text:p text:style-name="P171"><text:s text:c="3"/>542 <text:s text:c="2"/>0294 CDA408 <text:s text:c="11"/>call <text:s text:c="3"/>bdos</text:p>
            <text:p text:style-name="P171"><text:s text:c="3"/>543 <text:s text:c="17"/>;</text:p>
            <text:p text:style-name="P171"><text:s text:c="3"/>544 <text:s text:c="17"/>TXretry:</text:p>
            <text:p text:style-name="P171"><text:s text:c="3"/>545 <text:s text:c="2"/>0297 012F02 <text:s text:c="11"/>lxi <text:s text:c="4"/>b,txtcb <text:s text:c="8"/>;send TCB pointer to hardware</text:p>
            <text:p text:style-name="P171"><text:s text:c="3"/>546 <text:s text:c="2"/>029A CDF508 <text:s text:c="11"/>call <text:s text:c="3"/>omni$strobe <text:s text:c="4"/>;if can't, not much else to do but try again</text:p>
            <text:p text:style-name="P171"><text:s text:c="3"/>547 <text:s text:c="2"/>029D DA9702 <text:s text:c="11"/>jc <text:s text:c="5"/>TXretry <text:s text:c="8"/>; <text:s/>(ALTHOUGH THIS IS A FATAL HARDWARE ERROR)</text:p>
            <text:p text:style-name="P171"><text:s text:c="3"/>548 <text:s text:c="17"/>;</text:p>
            <text:p text:style-name="P171"><text:s text:c="3"/>549 <text:s text:c="2"/>02A0 013B02 <text:s text:c="11"/>lxi <text:s text:c="4"/>b,txrslt <text:s text:c="7"/>;wait for transmit completion</text:p>
            <text:p text:style-name="P171"><text:s text:c="3"/>550 <text:s text:c="2"/>02A3 CD3409 <text:s text:c="11"/>call <text:s text:c="3"/>wftxdone <text:s text:c="7"/>;ignore errors here as no recovery possible</text:p>
            <text:p text:style-name="P171"><text:s text:c="3"/>551 <text:s text:c="17"/>;</text:p>
            <text:p text:style-name="P171"><text:s text:c="3"/>552 <text:s text:c="2"/>02A6 112902 <text:s text:c="11"/>lxi <text:s text:c="4"/>d,omnitx$uqcb</text:p>
            <text:p text:style-name="P171"><text:s text:c="3"/>553 <text:s text:c="2"/>02A9 0E8B <text:s text:c="13"/>mvi <text:s text:c="4"/>c,WRITEQ</text:p>
            <text:p text:style-name="P171"><text:s text:c="3"/>554 <text:s text:c="2"/>02AB CDA408 <text:s text:c="11"/>call <text:s text:c="3"/>bdos <text:s text:c="11"/>;release MX msg</text:p>
            <text:p text:style-name="P171"><text:s text:c="3"/>555 <text:s text:c="17"/>;</text:p>
            <text:p text:style-name="P171"><text:s text:c="3"/>556 <text:s text:c="2"/>02AE 2A2102 <text:s text:c="11"/>lhld <text:s text:c="3"/>outQMSG <text:s text:c="8"/>;send the buffer back to FREEBUFF Q</text:p>
            <text:p text:style-name="P171"><text:s text:c="3"/>557 <text:s text:c="2"/>02B1 222702 <text:s text:c="11"/>shld <text:s text:c="3"/>oldbuff</text:p>
            <text:p text:style-name="P171"><text:s text:c="3"/>558 <text:s text:c="2"/>02B4 0E8B <text:s text:c="13"/>mvi <text:s text:c="4"/>c,WRITEQ</text:p>
            <text:p text:style-name="P171"><text:s text:c="3"/>559 <text:s text:c="2"/>02B6 112302 <text:s text:c="11"/>lxi <text:s text:c="4"/>d,pbuf$uqcb</text:p>
            <text:p text:style-name="P171"><text:s text:c="3"/>560 <text:s text:c="2"/>02B9 CDA408 <text:s text:c="11"/>call <text:s text:c="3"/>bdos</text:p>
            <text:p text:style-name="P171"><text:s text:c="3"/>561 <text:s text:c="17"/>;</text:p>
            <text:p text:style-name="P171"><text:s text:c="3"/>562 <text:s text:c="2"/>02BC C36802 <text:s text:c="11"/>jmp <text:s text:c="4"/>txloop <text:s text:c="9"/>;and go back and do it all with next msg</text:p>
            <text:p text:style-name="P171"><text:s text:c="3"/>563 <text:s text:c="17"/></text:p>
            <text:p text:style-name="P171"><text:s text:c="3"/>564 <text:s text:c="17"/></text:p>
            <text:p text:style-name="P179"><text:s text:c="3"/>565 <text:s text:c="17"/>page</text:p>
          </table:table-cell>
        </table:table-row>
        <table:table-row>
          <table:table-cell table:style-name="Table74.A2" office:value-type="string">
            <text:p text:style-name="P171">CP/M RMAC ASSEM 1.1 <text:s text:c="4"/>#013 <text:s text:c="3"/>SAMPLE SERVER NETWORK I/F FOR CORVUS OMNINET 20-OCT-82</text:p>
            <text:p text:style-name="P171"/>
            <text:p text:style-name="P171"><text:s text:c="3"/>566 <text:s text:c="17"/></text:p>
            <text:p text:style-name="P171"><text:s text:c="3"/>567 <text:s text:c="2"/>02BF 4E5457524Bcnote: <text:s/>db 'NTWRKIF (c)1982 VANO ASSOCIATES, INC. - ALL RIGHTS RESERVED'</text:p>
            <text:p text:style-name="P171"><text:s text:c="3"/>568 <text:s text:c="17"/>;________________________________________________________________________</text:p>
            <text:p text:style-name="P171"><text:s text:c="3"/>569 <text:s text:c="17"/>;________________________________________________________________________</text:p>
            <text:p text:style-name="P171"><text:s text:c="3"/>570 <text:s text:c="17"/>; <text:s text:c="70"/>;</text:p>
            <text:p text:style-name="P171"><text:s text:c="3"/>571 <text:s text:c="17"/>; <text:s text:c="6"/>GLOBAL Master Configuration Table and storage <text:s text:c="18"/>;</text:p>
            <text:p text:style-name="P171"><text:s text:c="3"/>572 <text:s text:c="17"/>; <text:s text:c="6"/>(address must be installed on SysData page(9,10) at init.) <text:s text:c="5"/>;</text:p>
            <text:p text:style-name="P171"><text:s text:c="3"/>573 <text:s text:c="17"/>;________________________________________________________________________</text:p>
            <text:p text:style-name="P171"><text:s text:c="3"/>574 <text:s text:c="17"/>;________________________________________________________________________</text:p>
            <text:p text:style-name="P171"><text:s text:c="3"/>575 <text:s text:c="17"/>configtbl:</text:p>
            <text:p text:style-name="P171"><text:soft-page-break/><text:s text:c="3"/>576 <text:s text:c="2"/>02FA 00 <text:s text:c="15"/>db <text:s text:c="5"/>0 <text:s text:c="14"/>;Master status byte</text:p>
            <text:p text:style-name="P171"><text:s text:c="3"/>577 <text:s text:c="2"/>02FB 00 <text:s text:c="15"/>db <text:s text:c="5"/>0 <text:s text:c="14"/>;Master processor ID</text:p>
            <text:p text:style-name="P171"><text:s text:c="3"/>578 <text:s text:c="2"/>02FC 02 <text:s text:c="15"/>db <text:s text:c="5"/>NSLAVES <text:s text:c="8"/>;Maximum number of slaves supported</text:p>
            <text:p text:style-name="P171"><text:s text:c="3"/>579 <text:s text:c="2"/>02FD 00 <text:s text:c="15"/>db <text:s text:c="5"/>0 <text:s text:c="14"/>;Number of logged in slaves</text:p>
            <text:p text:style-name="P171"><text:s text:c="3"/>580 <text:s text:c="2"/>02FE 0000 <text:s text:c="13"/>dw <text:s text:c="5"/>0 <text:s text:c="14"/>;16 bit vector of logged in slaves</text:p>
            <text:p text:style-name="P171"><text:s text:c="3"/>581 <text:s text:c="2"/>0300 <text:s text:c="18"/>ds <text:s text:c="5"/>16 <text:s text:c="13"/>;Slave processor ID array</text:p>
            <text:p text:style-name="P171"><text:s text:c="3"/>582 <text:s text:c="2"/>0310 5041535357 <text:s text:c="7"/>db <text:s text:c="5"/>'PASSWORD' <text:s text:c="5"/>;login password</text:p>
            <text:p text:style-name="P171"><text:s text:c="3"/>583 <text:s text:c="17"/></text:p>
            <text:p text:style-name="P171"><text:s text:c="3"/>584 <text:s text:c="17"/>; <text:s text:c="6"/>builds Server stacks and initializes them with PD storage pointers</text:p>
            <text:p text:style-name="P171"><text:s text:c="3"/>585 <text:s text:c="2"/>0000 # <text:s text:c="8"/>??xx <text:s text:c="3"/>set <text:s text:c="4"/>0</text:p>
            <text:p text:style-name="P171"><text:s text:c="3"/>586 <text:s text:c="25"/>rept <text:s text:c="3"/>NSLAVES</text:p>
            <text:p text:style-name="P171"><text:s text:c="3"/>587 <text:s text:c="27"/>ds <text:s text:c="3"/>SRVR$STK$SIZ - 2</text:p>
            <text:p text:style-name="P171"><text:s text:c="3"/>588 <text:s text:c="27"/>dw <text:s text:c="3"/>srvr$pd$base + ??xx</text:p>
            <text:p text:style-name="P171"><text:s text:c="3"/>589 <text:s text:c="27"/>??xx <text:s/>set ??xx + SRVR$PD$SIZ</text:p>
            <text:p text:style-name="P171"><text:s text:c="3"/>590 <text:s text:c="25"/>endm</text:p>
            <text:p text:style-name="P171"><text:s text:c="3"/>591 <text:s text:c="2"/>0318+ <text:s text:c="19"/>DS <text:s text:c="3"/>SRVR$STK$SIZ - 2</text:p>
            <text:p text:style-name="P171"><text:s text:c="3"/>592 <text:s text:c="2"/>03AC+4404 <text:s text:c="15"/>DW <text:s text:c="3"/>SRVR$PD$BASE + ??XX</text:p>
            <text:p text:style-name="P171"><text:s text:c="3"/>593 <text:s text:c="2"/>03AE+ <text:s text:c="19"/>DS <text:s text:c="3"/>SRVR$STK$SIZ - 2</text:p>
            <text:p text:style-name="P171"><text:s text:c="3"/>594 <text:s text:c="2"/>0442+7804 <text:s text:c="15"/>DW <text:s text:c="3"/>SRVR$PD$BASE + ??XX</text:p>
            <text:p text:style-name="P171"><text:s text:c="3"/>595 <text:s text:c="17"/></text:p>
            <text:p text:style-name="P171"><text:s text:c="3"/>596 <text:s text:c="17"/>; <text:s text:c="6"/>allocates PD storage</text:p>
            <text:p text:style-name="P171"><text:s text:c="3"/>597 <text:s text:c="17"/>srvr$pd$base:</text:p>
            <text:p text:style-name="P171"><text:s text:c="3"/>598 <text:s text:c="2"/>0444 <text:s text:c="18"/>ds <text:s text:c="5"/>NSLAVES * SRVR$PD$SIZ</text:p>
            <text:p text:style-name="P171"><text:s text:c="3"/>599 <text:s text:c="17"/></text:p>
            <text:p text:style-name="P171"><text:s text:c="3"/>600 <text:s text:c="17"/>;________________________________________________________________________</text:p>
            <text:p text:style-name="P171"><text:s text:c="3"/>601 <text:s text:c="17"/>;________________________________________________________________________</text:p>
            <text:p text:style-name="P171"><text:s text:c="3"/>602 <text:s text:c="17"/>; <text:s text:c="70"/>;</text:p>
            <text:p text:style-name="P171"><text:s text:c="3"/>603 <text:s text:c="17"/>; <text:s text:c="6"/>INTERPROCESS QUEUES (both local and global) and COMMON data <text:s text:c="4"/>;</text:p>
            <text:p text:style-name="P171"><text:s text:c="3"/>604 <text:s text:c="17"/>;________________________________________________________________________</text:p>
            <text:p text:style-name="P171"><text:s text:c="3"/>605 <text:s text:c="17"/>;________________________________________________________________________</text:p>
            <text:p text:style-name="P171"><text:s text:c="3"/>606 <text:s text:c="17"/></text:p>
            <text:p text:style-name="P171"><text:s text:c="3"/>607 <text:s text:c="17"/>; <text:s text:c="6"/>ServeRX --&gt; SLVSP message queues (INPUT), 1/slave support proc.</text:p>
            <text:p text:style-name="P171"><text:s text:c="3"/>608 <text:s text:c="2"/>001A = <text:s text:c="8"/>INQCB$SIZE <text:s text:c="5"/>equ <text:s text:c="4"/>26 <text:s text:c="5"/>;constant used for index calculation</text:p>
            <text:p text:style-name="P171"><text:s text:c="3"/>609 <text:s text:c="17"/>inqcb$array: <text:s text:c="19"/>;ARRAY BASE NAME</text:p>
            <text:p text:style-name="P171"><text:s text:c="3"/>610 <text:s text:c="17"/>;</text:p>
            <text:p text:style-name="P171"><text:s text:c="3"/>611 <text:s text:c="17"/>; <text:s text:c="6"/>generate INQCBs as required</text:p>
            <text:p text:style-name="P171"><text:s text:c="3"/>612 <text:s text:c="2"/>0030 # <text:s text:c="8"/>??xx <text:s text:c="3"/>set <text:s text:c="4"/>'0'</text:p>
            <text:p text:style-name="P171"><text:s text:c="3"/>613 <text:s text:c="25"/>rept <text:s text:c="3"/>NSLAVES</text:p>
            <text:p text:style-name="P171"><text:s text:c="3"/>614 <text:s text:c="27"/>ds <text:s text:c="3"/>2 <text:s text:c="14"/>;;link</text:p>
            <text:p text:style-name="P171"><text:s text:c="3"/>615 <text:s text:c="27"/>db <text:s text:c="3"/>4eh,74h,77h,72h ;;common name is NTwrkQI</text:p>
            <text:p text:style-name="P171"><text:s text:c="3"/>616 <text:s text:c="27"/>db <text:s text:c="3"/>6bh,51h,49h <text:s text:c="4"/>;;(macro can't do lower case)</text:p>
            <text:p text:style-name="P171"><text:s text:c="3"/>617 <text:s text:c="27"/>db <text:s text:c="3"/>??xx <text:s text:c="11"/>;;slave ID</text:p>
            <text:p text:style-name="P171"><text:s text:c="3"/>618 <text:s text:c="27"/>dw <text:s text:c="3"/>2,1 <text:s text:c="12"/>;;msglen, nmbmsgs</text:p>
            <text:p text:style-name="P179"><text:s text:c="3"/>619 <text:s text:c="27"/>ds <text:s text:c="3"/>12 <text:s text:c="13"/>;;MP/M pointers and buffers</text:p>
          </table:table-cell>
        </table:table-row>
        <table:table-row>
          <table:table-cell table:style-name="Table74.A2" office:value-type="string">
            <text:p text:style-name="P171">CP/M RMAC ASSEM 1.1 <text:s text:c="4"/>#014 <text:s text:c="3"/>SAMPLE SERVER NETWORK I/F FOR CORVUS OMNINET 20-OCT-82</text:p>
            <text:p text:style-name="P171"/>
            <text:p text:style-name="P171"><text:s text:c="3"/>620 <text:s text:c="17"/>??xx <text:s text:c="5"/>set <text:s text:c="2"/>??xx + 1</text:p>
            <text:p text:style-name="P171"><text:s text:c="3"/>621 <text:s text:c="19"/>if (??xx EQ ('9'+1))</text:p>
            <text:p text:style-name="P171"><text:s text:c="3"/>622 <text:s text:c="17"/>??xx <text:s text:c="7"/>set ??xx + 7</text:p>
            <text:p text:style-name="P171"><text:s text:c="3"/>623 <text:s text:c="19"/>endif</text:p>
            <text:p text:style-name="P171"><text:s text:c="3"/>624 <text:s text:c="25"/>endm</text:p>
            <text:p text:style-name="P171"><text:s text:c="3"/>625 <text:s text:c="2"/>04AC+ <text:s text:c="19"/>DS <text:s text:c="3"/>2</text:p>
            <text:p text:style-name="P171"><text:s text:c="3"/>626 <text:s text:c="2"/>04AE+4E747772 <text:s text:c="11"/>DB <text:s text:c="3"/>4EH,74H,77H,72H</text:p>
            <text:p text:style-name="P171"><text:s text:c="3"/>627 <text:s text:c="2"/>04B2+6B5149 <text:s text:c="13"/>DB <text:s text:c="3"/>6BH,51H,49H</text:p>
            <text:p text:style-name="P171"><text:s text:c="3"/>628 <text:s text:c="2"/>04B5+30 <text:s text:c="17"/>DB <text:s text:c="3"/>??XX</text:p>
            <text:p text:style-name="P171"><text:s text:c="3"/>629 <text:s text:c="2"/>04B6+02000100 <text:s text:c="11"/>DW <text:s text:c="3"/>2,1</text:p>
            <text:p text:style-name="P171"><text:s text:c="3"/>630 <text:s text:c="2"/>04BA+ <text:s text:c="19"/>DS <text:s text:c="3"/>12</text:p>
            <text:p text:style-name="P171"><text:s text:c="3"/>631 <text:s text:c="2"/>04C6+ <text:s text:c="19"/>DS <text:s text:c="3"/>2</text:p>
            <text:p text:style-name="P171"><text:s text:c="3"/>632 <text:s text:c="2"/>04C8+4E747772 <text:s text:c="11"/>DB <text:s text:c="3"/>4EH,74H,77H,72H</text:p>
            <text:p text:style-name="P171"><text:s text:c="3"/>633 <text:s text:c="2"/>04CC+6B5149 <text:s text:c="13"/>DB <text:s text:c="3"/>6BH,51H,49H</text:p>
            <text:p text:style-name="P171"><text:s text:c="3"/>634 <text:s text:c="2"/>04CF+31 <text:s text:c="17"/>DB <text:s text:c="3"/>??XX</text:p>
            <text:p text:style-name="P171"><text:s text:c="3"/>635 <text:s text:c="2"/>04D0+02000100 <text:s text:c="11"/>DW <text:s text:c="3"/>2,1</text:p>
            <text:p text:style-name="P171"><text:s text:c="3"/>636 <text:s text:c="2"/>04D4+ <text:s text:c="19"/>DS <text:s text:c="3"/>12</text:p>
            <text:p text:style-name="P171"><text:s text:c="3"/>637 <text:s text:c="17"/></text:p>
            <text:p text:style-name="P171"><text:s text:c="3"/>638 <text:s text:c="17"/>; <text:s text:c="6"/>SLVSP --&gt; NETWRKIF queue (OUTPUT)</text:p>
            <text:p text:style-name="P171"><text:s text:c="3"/>639 <text:s text:c="2"/>04E0 <text:s text:c="10"/>outQCB: ds <text:s text:c="5"/>2 <text:s text:c="14"/>;link</text:p>
            <text:p text:style-name="P171"><text:s text:c="3"/>640 <text:s text:c="2"/>04E2 4E7477726B <text:s text:c="7"/>db <text:s text:c="5"/>'NtwrkQO0' <text:s text:c="5"/>;name</text:p>
            <text:p text:style-name="P171"><text:s text:c="3"/>641 <text:s text:c="2"/>04EA 02001000 <text:s text:c="9"/>dw <text:s text:c="5"/>2,16 <text:s text:c="11"/>;msglen, nmbmsgs</text:p>
            <text:p text:style-name="P171"><text:s text:c="3"/>642 <text:s text:c="2"/>04EE <text:s text:c="18"/>ds <text:s text:c="5"/>48 <text:s text:c="13"/>;Used by MP/M</text:p>
            <text:p text:style-name="P171"><text:s text:c="3"/>643 <text:s text:c="17"/></text:p>
            <text:p text:style-name="P171"><text:s text:c="3"/>644 <text:s text:c="17"/>; <text:s text:c="6"/>free buffer list management queue</text:p>
            <text:p text:style-name="P171"><text:s text:c="3"/>645 <text:s text:c="17"/>buffQCB:</text:p>
            <text:p text:style-name="P171"><text:s text:c="3"/>646 <text:s text:c="2"/>051E <text:s text:c="18"/>ds <text:s text:c="5"/>2 <text:s text:c="14"/>;link</text:p>
            <text:p text:style-name="P171"><text:s text:c="3"/>647 <text:s text:c="2"/>0520 4672656542 <text:s text:c="7"/>db <text:s text:c="5"/>'FreeBuff' <text:s text:c="5"/>;name</text:p>
            <text:p text:style-name="P171"><text:s text:c="3"/>648 <text:s text:c="2"/>0528 02001000 <text:s text:c="9"/>dw <text:s text:c="5"/>2,16 <text:s text:c="11"/>;msglen, nmbmsgs</text:p>
            <text:p text:style-name="P171"><text:s text:c="3"/>649 <text:s text:c="2"/>052C <text:s text:c="18"/>ds <text:s text:c="5"/>48 <text:s text:c="13"/>;reserved for MP/M</text:p>
            <text:p text:style-name="P171"><text:soft-page-break/><text:s text:c="3"/>650 <text:s text:c="17"/></text:p>
            <text:p text:style-name="P171"><text:s text:c="3"/>651 <text:s text:c="17"/></text:p>
            <text:p text:style-name="P171"><text:s text:c="3"/>652 <text:s text:c="17"/>; <text:s text:c="6"/>global message buffer pool</text:p>
            <text:p text:style-name="P171"><text:s text:c="3"/>653 <text:s text:c="2"/>055C <text:s text:c="10"/>msgbuffs: <text:s text:c="6"/>ds <text:s text:c="5"/>NMSG$BUFFS * BUFFSIZE</text:p>
            <text:p text:style-name="P171"><text:s text:c="3"/>654 <text:s text:c="17"/></text:p>
            <text:p text:style-name="P171"><text:s text:c="3"/>655 <text:s text:c="17"/>; <text:s text:c="6"/>Utility Procedure to allow indirect BDOS/XDOS access as needed by RSP</text:p>
            <text:p text:style-name="P171"><text:s text:c="3"/>656 <text:s text:c="2"/>08A4 2A0000 <text:s text:c="3"/>bdos: <text:s text:c="2"/>lhld <text:s text:c="3"/>bdosadr</text:p>
            <text:p text:style-name="P171"><text:s text:c="3"/>657 <text:s text:c="2"/>08A7 E9 <text:s text:c="15"/>pchl</text:p>
            <text:p text:style-name="P171"><text:s text:c="3"/>658 <text:s text:c="17"/></text:p>
            <text:p text:style-name="P179"><text:s text:c="3"/>659 <text:s text:c="17"/>page</text:p>
          </table:table-cell>
        </table:table-row>
        <table:table-row>
          <table:table-cell table:style-name="Table74.A2" office:value-type="string">
            <text:p text:style-name="P171">CP/M RMAC ASSEM 1.1 <text:s text:c="4"/>#015 <text:s text:c="3"/>SAMPLE SERVER NETWORK I/F FOR CORVUS OMNINET 20-OCT-82</text:p>
            <text:p text:style-name="P171"/>
            <text:p text:style-name="P171"><text:s text:c="3"/>660 <text:s text:c="17"/></text:p>
            <text:p text:style-name="P171"><text:s text:c="3"/>661 <text:s text:c="17"/>;________________________________________________________________________</text:p>
            <text:p text:style-name="P171"><text:s text:c="3"/>662 <text:s text:c="17"/>;________________________________________________________________________</text:p>
            <text:p text:style-name="P171"><text:s text:c="3"/>663 <text:s text:c="17"/>; <text:s text:c="70"/>;</text:p>
            <text:p text:style-name="P171"><text:s text:c="3"/>664 <text:s text:c="17"/>; <text:s text:c="6"/>low level omninet support routines <text:s text:c="29"/>;</text:p>
            <text:p text:style-name="P171"><text:s text:c="3"/>665 <text:s text:c="17"/>;________________________________________________________________________</text:p>
            <text:p text:style-name="P171"><text:s text:c="3"/>666 <text:s text:c="17"/>;________________________________________________________________________</text:p>
            <text:p text:style-name="P171"><text:s text:c="3"/>667 <text:s text:c="17"/></text:p>
            <text:p text:style-name="P171"><text:s text:c="3"/>668 <text:s text:c="17"/>; <text:s text:c="6"/>Transporter mutual exclusion QUEUE</text:p>
            <text:p text:style-name="P171"><text:s text:c="3"/>669 <text:s text:c="2"/>08A8 <text:s text:c="10"/>omniQ: <text:s/>ds <text:s text:c="5"/>2</text:p>
            <text:p text:style-name="P171"><text:s text:c="3"/>670 <text:s text:c="2"/>08AA 4D586F6D6E <text:s text:c="7"/>db <text:s text:c="5"/>'MXomniQ '</text:p>
            <text:p text:style-name="P171"><text:s text:c="3"/>671 <text:s text:c="2"/>08B2 00000100 <text:s text:c="9"/>dw <text:s text:c="5"/>0,1 <text:s text:c="20"/>;msglen, nmsgs</text:p>
            <text:p text:style-name="P171"><text:s text:c="3"/>672 <text:s text:c="2"/>08B6 <text:s text:c="18"/>ds <text:s text:c="5"/>12 <text:s text:c="21"/>;dqph,nqph,msgin,msgout,msgcnt,buff</text:p>
            <text:p text:style-name="P171"><text:s text:c="3"/>673 <text:s text:c="17"/></text:p>
            <text:p text:style-name="P171"><text:s text:c="3"/>674 <text:s text:c="17"/>; <text:s text:c="6"/>UQCB used by omni$init to load MX Q</text:p>
            <text:p text:style-name="P171"><text:s text:c="3"/>675 <text:s text:c="2"/>08C2 A808C608 <text:s/>omni$init$uqcb: dw <text:s text:c="5"/>omniQ,init$mx$msg</text:p>
            <text:p text:style-name="P171"><text:s text:c="3"/>676 <text:s text:c="2"/>08C6 0000 <text:s text:c="5"/>init$mx$msg: <text:s text:c="3"/>dw <text:s text:c="5"/>0</text:p>
            <text:p text:style-name="P171"><text:s text:c="3"/>677 <text:s text:c="17"/></text:p>
            <text:p text:style-name="P171"><text:s text:c="3"/>678 <text:s text:c="17"/></text:p>
            <text:p text:style-name="P171"><text:s text:c="3"/>679 <text:s text:c="17"/>; <text:s text:c="6"/>Initialization transporter control block</text:p>
            <text:p text:style-name="P171"><text:s text:c="3"/>680 <text:s text:c="17"/>inittcb:</text:p>
            <text:p text:style-name="P171"><text:s text:c="3"/>681 <text:s text:c="2"/>08C8 20 <text:s text:c="15"/>db <text:s text:c="5"/>20h <text:s text:c="20"/>;command</text:p>
            <text:p text:style-name="P171"><text:s text:c="3"/>682 <text:s text:c="2"/>08C9 00 <text:s text:c="15"/>db <text:s text:c="5"/>0 <text:s text:c="22"/>;result hi</text:p>
            <text:p text:style-name="P171"><text:s text:c="3"/>683 <text:s text:c="17"/>initrsltp:</text:p>
            <text:p text:style-name="P171"><text:s text:c="3"/>684 <text:s text:c="2"/>08CA 0000 <text:s text:c="13"/>db <text:s text:c="5"/>0,0 <text:s text:c="20"/>;result middle and low</text:p>
            <text:p text:style-name="P171"><text:s text:c="3"/>685 <text:s text:c="17"/>;</text:p>
            <text:p text:style-name="P171"><text:s text:c="3"/>686 <text:s text:c="17"/>initrslt:</text:p>
            <text:p text:style-name="P171"><text:s text:c="3"/>687 <text:s text:c="2"/>08CC 00 <text:s text:c="15"/>db <text:s text:c="5"/>0 <text:s text:c="22"/>;result block for init</text:p>
            <text:p text:style-name="P171"><text:s text:c="3"/>688 <text:s text:c="17"/></text:p>
            <text:p text:style-name="P171"><text:s text:c="3"/>689 <text:s text:c="17"/></text:p>
            <text:p text:style-name="P171"><text:s text:c="3"/>690 <text:s text:c="17"/>; <text:s text:c="6"/>initializes transporter hardware and return its network ID code in A</text:p>
            <text:p text:style-name="P171"><text:s text:c="3"/>691 <text:s text:c="17"/>omni$init:</text:p>
            <text:p text:style-name="P171"><text:s text:c="3"/>692 <text:s text:c="2"/>08CD 11A808 <text:s text:c="11"/>lxi <text:s text:c="4"/>d,omniQ</text:p>
            <text:p text:style-name="P171"><text:s text:c="3"/>693 <text:s text:c="2"/>08D0 0E86 <text:s text:c="13"/>mvi <text:s text:c="4"/>c,MAKEQ</text:p>
            <text:p text:style-name="P171"><text:s text:c="3"/>694 <text:s text:c="2"/>08D2 CDA408 <text:s text:c="11"/>call <text:s text:c="3"/>bdos <text:s text:c="11"/>;create hardware MX Q</text:p>
            <text:p text:style-name="P171"><text:s text:c="3"/>695 <text:s text:c="2"/>08D5 11C208 <text:s text:c="11"/>lxi <text:s text:c="4"/>d,omni$init$uqcb ;send it one message</text:p>
            <text:p text:style-name="P171"><text:s text:c="3"/>696 <text:s text:c="2"/>08D8 0E8B <text:s text:c="13"/>mvi <text:s text:c="4"/>c,WRITEQ</text:p>
            <text:p text:style-name="P171"><text:s text:c="3"/>697 <text:s text:c="2"/>08DA CDA408 <text:s text:c="11"/>call bdos</text:p>
            <text:p text:style-name="P171"><text:s text:c="3"/>698 <text:s text:c="19"/>if INTERRUPT</text:p>
            <text:p text:style-name="P171"><text:s text:c="3"/>699 <text:s text:c="25"/>call int$init <text:s text:c="10"/>;(optional) setup interrupt system</text:p>
            <text:p text:style-name="P171"><text:s text:c="3"/>700 <text:s text:c="19"/>endif</text:p>
            <text:p text:style-name="P171"><text:s text:c="3"/>701 <text:s text:c="2"/>08DD 21CC08 <text:s text:c="11"/>lxi <text:s text:c="4"/>h,initrslt <text:s text:c="5"/>;install result block pointer in initialization</text:p>
            <text:p text:style-name="P171"><text:s text:c="3"/>702 <text:s text:c="2"/>08E0 55 <text:s text:c="15"/>mov <text:s text:c="4"/>d,l <text:s text:c="12"/>;TCB</text:p>
            <text:p text:style-name="P171"><text:s text:c="3"/>703 <text:s text:c="2"/>08E1 5C <text:s text:c="15"/>mov <text:s text:c="4"/>e,h <text:s text:c="12"/>;NOTE: NOT 8080 order, MSB,LSB</text:p>
            <text:p text:style-name="P171"><text:s text:c="3"/>704 <text:s text:c="2"/>08E2 EB <text:s text:c="15"/>xchg</text:p>
            <text:p text:style-name="P171"><text:s text:c="3"/>705 <text:s text:c="2"/>08E3 22CA08 <text:s text:c="11"/>shld <text:s text:c="3"/>initrsltp</text:p>
            <text:p text:style-name="P171"><text:s text:c="3"/>706 <text:s text:c="17"/>;</text:p>
            <text:p text:style-name="P171"><text:s text:c="3"/>707 <text:s text:c="2"/>08E6 01C808 <text:s text:c="11"/>lxi <text:s text:c="4"/>b,inittcb <text:s text:c="6"/>;post initialization command block to </text:p>
            <text:p text:style-name="P171"><text:s text:c="3"/>708 <text:s text:c="2"/>08E9 CDF508 <text:s text:c="11"/>call <text:s text:c="3"/>omnistrobe <text:s text:c="5"/>;hardware</text:p>
            <text:p text:style-name="P171"><text:s text:c="3"/>709 <text:s text:c="2"/>08EC D8 <text:s text:c="15"/>rc <text:s text:c="21"/>;cy=1 means can't talk to hardware</text:p>
            <text:p text:style-name="P171"><text:s text:c="3"/>710 <text:s text:c="17"/>;</text:p>
            <text:p text:style-name="P171"><text:s text:c="3"/>711 <text:s text:c="2"/>08ED 01CC08 <text:s text:c="11"/>lxi <text:s text:c="4"/>b,initrslt <text:s text:c="5"/>;wait for a completion from operation</text:p>
            <text:p text:style-name="P171"><text:s text:c="3"/>712 <text:s text:c="2"/>08F0 CD2309 <text:s text:c="11"/>call <text:s text:c="3"/>omni$wfdone</text:p>
            <text:p text:style-name="P179"><text:s text:c="3"/>713 <text:s text:c="2"/>08F3 B7 <text:s text:c="15"/>ora <text:s text:c="4"/>a</text:p>
          </table:table-cell>
        </table:table-row>
        <table:table-row>
          <table:table-cell table:style-name="Table74.A2" office:value-type="string">
            <text:p text:style-name="P171">CP/M RMAC ASSEM 1.1 <text:s text:c="4"/>#016 <text:s text:c="3"/>SAMPLE SERVER NETWORK I/F FOR CORVUS OMNINET 20-OCT-82</text:p>
            <text:p text:style-name="P171"/>
            <text:p text:style-name="P171"><text:s text:c="3"/>714 <text:s text:c="2"/>08F4 C9 <text:s text:c="15"/>ret <text:s text:c="20"/>;return ID/result code to caller with flags set</text:p>
            <text:p text:style-name="P171"><text:s text:c="3"/>715 <text:s text:c="17"/></text:p>
            <text:p text:style-name="P171"><text:s text:c="3"/>716 <text:s text:c="17"/></text:p>
            <text:p text:style-name="P171"><text:s text:c="3"/>717 <text:s text:c="17"/>; <text:s text:c="6"/>sends the command block pointer in BC to transporter hardware</text:p>
            <text:p text:style-name="P171"><text:s text:c="3"/>718 <text:s text:c="17"/>omni$strobe:</text:p>
            <text:p text:style-name="P171"><text:s text:c="3"/>719 <text:s text:c="2"/>08F5 210200 <text:s text:c="11"/>lxi <text:s text:c="4"/>h,2 <text:s text:c="12"/>;first preset result code byte in</text:p>
            <text:p text:style-name="P171"><text:soft-page-break/><text:s text:c="3"/>720 <text:s text:c="2"/>08F8 09 <text:s text:c="15"/>dad <text:s text:c="4"/>b <text:s text:c="14"/>;result block TCB result field --&gt; to 0ffh</text:p>
            <text:p text:style-name="P171"><text:s text:c="3"/>721 <text:s text:c="2"/>08F9 7E <text:s text:c="15"/>mov <text:s text:c="4"/>a,m</text:p>
            <text:p text:style-name="P171"><text:s text:c="3"/>722 <text:s text:c="2"/>08FA 23 <text:s text:c="15"/>inx <text:s text:c="4"/>h</text:p>
            <text:p text:style-name="P171"><text:s text:c="3"/>723 <text:s text:c="2"/>08FB 6E <text:s text:c="15"/>mov <text:s text:c="4"/>l,m</text:p>
            <text:p text:style-name="P171"><text:s text:c="3"/>724 <text:s text:c="2"/>08FC 67 <text:s text:c="15"/>mov <text:s text:c="4"/>h,a</text:p>
            <text:p text:style-name="P171"><text:s text:c="3"/>725 <text:s text:c="2"/>08FD 36FF <text:s text:c="13"/>mvi <text:s text:c="4"/>m,0ffh</text:p>
            <text:p text:style-name="P171"><text:s text:c="3"/>726 <text:s text:c="17"/>;</text:p>
            <text:p text:style-name="P171"><text:s text:c="3"/>727 <text:s text:c="2"/>08FF AF <text:s text:c="15"/>xra <text:s text:c="4"/>a <text:s text:c="14"/>;send bits 23-16 of ptr to hardware (always 0)</text:p>
            <text:p text:style-name="P171"><text:s text:c="3"/>728 <text:s text:c="2"/>0900 CD0A09 <text:s text:c="11"/>call <text:s text:c="3"/>omni$st</text:p>
            <text:p text:style-name="P171"><text:s text:c="3"/>729 <text:s text:c="2"/>0903 D8 <text:s text:c="15"/>rc <text:s text:c="21"/>;carry means can't talk to hardware</text:p>
            <text:p text:style-name="P171"><text:s text:c="3"/>730 <text:s text:c="17"/>;</text:p>
            <text:p text:style-name="P171"><text:s text:c="3"/>731 <text:s text:c="2"/>0904 78 <text:s text:c="15"/>mov <text:s text:c="4"/>a,b <text:s text:c="12"/>;send bits 15-8 of ptr to hardware</text:p>
            <text:p text:style-name="P171"><text:s text:c="3"/>732 <text:s text:c="2"/>0905 CD0A09 <text:s text:c="11"/>call <text:s text:c="3"/>omni$st</text:p>
            <text:p text:style-name="P171"><text:s text:c="3"/>733 <text:s text:c="2"/>0908 D8 <text:s text:c="15"/>rc</text:p>
            <text:p text:style-name="P171"><text:s text:c="3"/>734 <text:s text:c="17"/>;</text:p>
            <text:p text:style-name="P171"><text:s text:c="3"/>735 <text:s text:c="2"/>0909 79 <text:s text:c="15"/>mov <text:s text:c="4"/>a,c <text:s text:c="12"/>;send bits 7-0 of ptr to hardware</text:p>
            <text:p text:style-name="P171"><text:s text:c="3"/>736 <text:s text:c="49"/>;fall into omni$st to send last byte</text:p>
            <text:p text:style-name="P171"><text:s text:c="3"/>737 <text:s text:c="17"/></text:p>
            <text:p text:style-name="P171"><text:s text:c="3"/>738 <text:s text:c="17"/>; <text:s text:c="6"/>called by omni$strobe to send one byte to transporter when ready</text:p>
            <text:p text:style-name="P171"><text:s text:c="3"/>739 <text:s text:c="17"/>; <text:s text:c="6"/>(waits a reasonable time for transporter to come ready and if</text:p>
            <text:p text:style-name="P171"><text:s text:c="3"/>740 <text:s text:c="17"/>; <text:s text:c="6"/>it doesn't, returns with carry set; <text:s/>this is a fatal error) returns</text:p>
            <text:p text:style-name="P171"><text:s text:c="3"/>741 <text:s text:c="17"/>; <text:s text:c="6"/>cy=0 if succeeds</text:p>
            <text:p text:style-name="P171"><text:s text:c="3"/>742 <text:s text:c="17"/>omni$st:</text:p>
            <text:p text:style-name="P171"><text:s text:c="3"/>743 <text:s text:c="2"/>090A F5 <text:s text:c="15"/>push <text:s text:c="3"/>psw <text:s text:c="12"/>;save data for now</text:p>
            <text:p text:style-name="P171"><text:s text:c="3"/>744 <text:s text:c="2"/>090B 1150C3 <text:s text:c="11"/>lxi <text:s text:c="4"/>d,50000 <text:s text:c="8"/>;set timeout</text:p>
            <text:p text:style-name="P171"><text:s text:c="3"/>745 <text:s text:c="17"/>omni$st0:</text:p>
            <text:p text:style-name="P171"><text:s text:c="3"/>746 <text:s text:c="2"/>090E DBF9 <text:s text:c="13"/>in <text:s text:c="5"/>OMNI$STAT <text:s text:c="6"/>;see if transporter will accept byte</text:p>
            <text:p text:style-name="P171"><text:s text:c="3"/>747 <text:s text:c="2"/>0910 E610 <text:s text:c="13"/>ani <text:s text:c="4"/>OMNI$RDY</text:p>
            <text:p text:style-name="P171"><text:s text:c="3"/>748 <text:s text:c="2"/>0912 CA1A09 <text:s text:c="11"/>jz <text:s text:c="5"/>omni$st1 <text:s text:c="7"/>;if busy, go decrement timeout and retry</text:p>
            <text:p text:style-name="P171"><text:s text:c="3"/>749 <text:s text:c="2"/>0915 F1 <text:s text:c="15"/>pop <text:s text:c="4"/>psw <text:s text:c="12"/>;else output the byte and return with CY=0</text:p>
            <text:p text:style-name="P171"><text:s text:c="3"/>750 <text:s text:c="2"/>0916 D3F8 <text:s text:c="13"/>out <text:s text:c="4"/>OMNI$DATA</text:p>
            <text:p text:style-name="P171"><text:s text:c="3"/>751 <text:s text:c="2"/>0918 B7 <text:s text:c="15"/>ora <text:s text:c="4"/>a</text:p>
            <text:p text:style-name="P171"><text:s text:c="3"/>752 <text:s text:c="2"/>0919 C9 <text:s text:c="15"/>ret</text:p>
            <text:p text:style-name="P171"><text:s text:c="3"/>753 <text:s text:c="17"/>omni$st1:</text:p>
            <text:p text:style-name="P171"><text:s text:c="3"/>754 <text:s text:c="2"/>091A 1B <text:s text:c="15"/>dcx <text:s text:c="4"/>d <text:s text:c="14"/>;loop back if not timeout yet</text:p>
            <text:p text:style-name="P171"><text:s text:c="3"/>755 <text:s text:c="2"/>091B 7B <text:s text:c="15"/>mov <text:s text:c="4"/>a,e</text:p>
            <text:p text:style-name="P171"><text:s text:c="3"/>756 <text:s text:c="2"/>091C B2 <text:s text:c="15"/>ora <text:s text:c="4"/>d</text:p>
            <text:p text:style-name="P171"><text:s text:c="3"/>757 <text:s text:c="2"/>091D C20E09 <text:s text:c="11"/>jnz <text:s text:c="4"/>omni$st0</text:p>
            <text:p text:style-name="P171"><text:s text:c="3"/>758 <text:s text:c="2"/>0920 F1 <text:s text:c="15"/>pop <text:s text:c="4"/>psw</text:p>
            <text:p text:style-name="P171"><text:s text:c="3"/>759 <text:s text:c="2"/>0921 37 <text:s text:c="15"/>stc</text:p>
            <text:p text:style-name="P171"><text:s text:c="3"/>760 <text:s text:c="2"/>0922 C9 <text:s text:c="15"/>ret <text:s text:c="20"/>;else return CY=1 as error flag</text:p>
            <text:p text:style-name="P171"><text:s text:c="3"/>761 <text:s text:c="17"/></text:p>
            <text:p text:style-name="P171"><text:s text:c="3"/>762 <text:s text:c="17"/></text:p>
            <text:p text:style-name="P171"><text:s text:c="3"/>763 <text:s text:c="17"/>; <text:s text:c="6"/>routine waits for a completion to occur on the result block</text:p>
            <text:p text:style-name="P171"><text:s text:c="3"/>764 <text:s text:c="17"/>; <text:s text:c="6"/>pointed to by BC. <text:s/>This routine is used by the initialization</text:p>
            <text:p text:style-name="P171"><text:s text:c="3"/>765 <text:s text:c="17"/>; <text:s text:c="6"/>and receiver processes. <text:s/>If there is no interrupt hardware in</text:p>
            <text:p text:style-name="P171"><text:s text:c="3"/>766 <text:s text:c="17"/>; <text:s text:c="6"/>the system, ONLY ONE MESSAGE CAN BE RECEIVED PER CLOCK TICK of</text:p>
            <text:p text:style-name="P179"><text:s text:c="3"/>767 <text:s text:c="17"/>; <text:s text:c="6"/>the system clock. <text:s/>This will considerably reduce server throughput</text:p>
          </table:table-cell>
        </table:table-row>
        <table:table-row>
          <table:table-cell table:style-name="Table74.A2" office:value-type="string">
            <text:p text:style-name="P171">CP/M RMAC ASSEM 1.1 <text:s text:c="4"/>#017 <text:s text:c="3"/>SAMPLE SERVER NETWORK I/F FOR CORVUS OMNINET 20-OCT-82</text:p>
            <text:p text:style-name="P171"/>
            <text:p text:style-name="P171"><text:s text:c="3"/>768 <text:s text:c="17"/>; <text:s text:c="6"/>in most systems.</text:p>
            <text:p text:style-name="P171"><text:s text:c="3"/>769 <text:s text:c="17"/>omni$wfdone:</text:p>
            <text:p text:style-name="P171"><text:s text:c="3"/>770 <text:s text:c="17"/>wfrxdone:</text:p>
            <text:p text:style-name="P171"><text:s text:c="3"/>771 <text:s text:c="2"/>0923 0A <text:s text:c="15"/>ldax <text:s text:c="3"/>b <text:s text:c="14"/>;all completion codes are &lt; 0f0h</text:p>
            <text:p text:style-name="P171"><text:s text:c="3"/>772 <text:s text:c="2"/>0924 FEF0 <text:s text:c="13"/>cpi <text:s text:c="4"/>0f0h <text:s text:c="11"/>;see if already done before suspending caller</text:p>
            <text:p text:style-name="P171"><text:s text:c="3"/>773 <text:s text:c="2"/>0926 D8 <text:s text:c="15"/>rc <text:s text:c="21"/>;yes, return immediately</text:p>
            <text:p text:style-name="P171"><text:s text:c="3"/>774 <text:s text:c="17"/>; <text:s text:c="6"/>else suspend caller until a completion occurs</text:p>
            <text:p text:style-name="P171"><text:s text:c="3"/>775 <text:s text:c="2"/>0927 C5 <text:s text:c="15"/>push <text:s text:c="3"/>b</text:p>
            <text:p text:style-name="P171"><text:s text:c="3"/>776 <text:s text:c="19"/>if INTERRUPT</text:p>
            <text:p text:style-name="P171"><text:s text:c="3"/>777 <text:s text:c="25"/>lxi <text:s text:c="4"/>d,OMNI$FLAG <text:s text:c="4"/>;wait for ISR to set flag</text:p>
            <text:p text:style-name="P171"><text:s text:c="3"/>778 <text:s text:c="25"/>mvi <text:s text:c="4"/>c,FLAGWAITF</text:p>
            <text:p text:style-name="P171"><text:s text:c="3"/>779 <text:s text:c="25"/>call <text:s text:c="3"/>bdos</text:p>
            <text:p text:style-name="P171"><text:s text:c="3"/>780 <text:s text:c="19"/>else</text:p>
            <text:p text:style-name="P171"><text:s text:c="3"/>781 <text:s text:c="2"/>0928 110100 <text:s text:c="11"/>lxi <text:s text:c="4"/>d,1 <text:s text:c="12"/>;if no ISR, poll result block once/tick</text:p>
            <text:p text:style-name="P171"><text:s text:c="3"/>782 <text:s text:c="2"/>092B 0E8D <text:s text:c="13"/>mvi <text:s text:c="4"/>c,DELAY</text:p>
            <text:p text:style-name="P171"><text:s text:c="3"/>783 <text:s text:c="2"/>092D CDA408 <text:s text:c="11"/>call <text:s text:c="3"/>bdos</text:p>
            <text:p text:style-name="P171"><text:s text:c="3"/>784 <text:s text:c="19"/>endif</text:p>
            <text:p text:style-name="P171"><text:s text:c="3"/>785 <text:s text:c="2"/>0930 C1 <text:s text:c="15"/>pop <text:s text:c="4"/>b</text:p>
            <text:p text:style-name="P171"><text:s text:c="3"/>786 <text:s text:c="2"/>0931 C32309 <text:s text:c="11"/>jmp <text:s text:c="4"/>omni$wfdone</text:p>
            <text:p text:style-name="P171"><text:s text:c="3"/>787 <text:s text:c="17"/></text:p>
            <text:p text:style-name="P171"><text:s text:c="3"/>788 <text:s text:c="17"/>; <text:s text:c="6"/>As above but instead polls continually to give transmitter priority</text:p>
            <text:p text:style-name="P171"><text:s text:c="3"/>789 <text:s text:c="17"/>; <text:s text:c="6"/>since transmitter usually unloads messages in less time than MP/M</text:p>
            <text:p text:style-name="P171"><text:s text:c="3"/>790 <text:s text:c="17"/>; <text:s text:c="6"/>dispatch overhead, it is not worth suspending it.</text:p>
            <text:p text:style-name="P171"><text:s text:c="3"/>791 <text:s text:c="17"/>; <text:s text:c="6"/>A timeout routine is included to avoid locking up system if hardware</text:p>
            <text:p text:style-name="P171"><text:s text:c="3"/>792 <text:s text:c="17"/>; <text:s text:c="6"/>fails so diagnosing the problem is possible with RDT.</text:p>
            <text:p text:style-name="P171"><text:s text:c="3"/>793 <text:s text:c="17"/>wftxdone:</text:p>
            <text:p text:style-name="P171"><text:soft-page-break/><text:s text:c="3"/>794 <text:s text:c="2"/>0934 1150C3 <text:s text:c="11"/>lxi <text:s text:c="4"/>d,50000 <text:s text:c="8"/>;initialize hardware fail timeout</text:p>
            <text:p text:style-name="P171"><text:s text:c="3"/>795 <text:s text:c="2"/>0937 0A <text:s text:c="7"/>wftxd0: ldax <text:s text:c="3"/>b <text:s text:c="14"/>;done yet?</text:p>
            <text:p text:style-name="P171"><text:s text:c="3"/>796 <text:s text:c="2"/>0938 FEF0 <text:s text:c="13"/>cpi <text:s text:c="4"/>0f0h</text:p>
            <text:p text:style-name="P171"><text:s text:c="3"/>797 <text:s text:c="2"/>093A 3F <text:s text:c="15"/>cmc <text:s text:c="20"/>;set up carry properly in case of return</text:p>
            <text:p text:style-name="P171"><text:s text:c="3"/>798 <text:s text:c="2"/>093B D0 <text:s text:c="15"/>rnc <text:s text:c="20"/>;yes, return to caller with result in A, CY=0</text:p>
            <text:p text:style-name="P171"><text:s text:c="3"/>799 <text:s text:c="2"/>093C 1B <text:s text:c="7"/>wftxd1: dcx <text:s text:c="4"/>d <text:s text:c="14"/>;if not timeout, loop back</text:p>
            <text:p text:style-name="P171"><text:s text:c="3"/>800 <text:s text:c="2"/>093D 7B <text:s text:c="15"/>mov <text:s text:c="4"/>a,e</text:p>
            <text:p text:style-name="P171"><text:s text:c="3"/>801 <text:s text:c="2"/>093E B2 <text:s text:c="15"/>ora <text:s text:c="4"/>d</text:p>
            <text:p text:style-name="P171"><text:s text:c="3"/>802 <text:s text:c="2"/>093F C23709 <text:s text:c="11"/>jnz <text:s text:c="4"/>wftxd0</text:p>
            <text:p text:style-name="P171"><text:s text:c="3"/>803 <text:s text:c="2"/>0942 37 <text:s text:c="15"/>stc</text:p>
            <text:p text:style-name="P171"><text:s text:c="3"/>804 <text:s text:c="2"/>0943 C9 <text:s text:c="15"/>ret <text:s text:c="20"/>;else return to caller with CY=1 as error flag</text:p>
            <text:p text:style-name="P171"><text:s text:c="3"/>805 <text:s text:c="17"/></text:p>
            <text:p text:style-name="P179"><text:s text:c="3"/>806 <text:s text:c="17"/>page</text:p>
          </table:table-cell>
        </table:table-row>
        <table:table-row>
          <table:table-cell table:style-name="Table74.A2" office:value-type="string">
            <text:p text:style-name="P171">CP/M RMAC ASSEM 1.1 <text:s text:c="4"/>#018 <text:s text:c="3"/>SAMPLE SERVER NETWORK I/F FOR CORVUS OMNINET 20-OCT-82</text:p>
            <text:p text:style-name="P171"/>
            <text:p text:style-name="P171"><text:s text:c="3"/>807 <text:s text:c="17"/></text:p>
            <text:p text:style-name="P171"><text:s text:c="3"/>808 <text:s text:c="19"/>if INTERRUPT</text:p>
            <text:p text:style-name="P171"><text:s text:c="3"/>809 <text:s text:c="17"/>;</text:p>
            <text:p text:style-name="P171"><text:s text:c="3"/>810 <text:s text:c="17"/>; <text:s text:c="6"/>Since the CORVUS "ENGINEERING" transporter has no interrupt hardware</text:p>
            <text:p text:style-name="P171"><text:s text:c="3"/>811 <text:s text:c="17"/>; <text:s text:c="6"/>associated with it, the details of the interrupt initialization and</text:p>
            <text:p text:style-name="P171"><text:s text:c="3"/>812 <text:s text:c="17"/>; <text:s text:c="6"/>service routines will vary from system to system. <text:s/>The skeleton of</text:p>
            <text:p text:style-name="P171"><text:s text:c="3"/>813 <text:s text:c="17"/>; <text:s text:c="6"/>our code is provided here as a guide to understanding what is needed.</text:p>
            <text:p text:style-name="P171"><text:s text:c="3"/>814 <text:s text:c="17"/>;</text:p>
            <text:p text:style-name="P171"><text:s text:c="3"/>815 <text:s text:c="17"/>; <text:s text:c="6"/>Routine initializes interrupt hardware and attaches ISR to XIOS</text:p>
            <text:p text:style-name="P171"><text:s text:c="3"/>816 <text:s text:c="17"/>; <text:s text:c="6"/>at run-time (in somewhat bizarre fashion.) <text:s/>It would be better</text:p>
            <text:p text:style-name="P171"><text:s text:c="3"/>817 <text:s text:c="17"/>; <text:s text:c="6"/>to make your ISR a permanent part of your XIOS since if not</text:p>
            <text:p text:style-name="P171"><text:s text:c="3"/>818 <text:s text:c="17"/>; <text:s text:c="6"/>used it does no harm to the system.</text:p>
            <text:p text:style-name="P171"><text:s text:c="3"/>819 <text:s text:c="17"/>int$init:</text:p>
            <text:p text:style-name="P171"><text:s text:c="3"/>820 <text:s text:c="25"/>di</text:p>
            <text:p text:style-name="P171"><text:s text:c="3"/>821 <text:s text:c="25"/>mvi <text:s text:c="4"/>a,(jmp) <text:s text:c="8"/>;build jump in vector</text:p>
            <text:p text:style-name="P171"><text:s text:c="3"/>822 <text:s text:c="25"/>sta <text:s text:c="4"/>(INT$VCTR)</text:p>
            <text:p text:style-name="P171"><text:s text:c="3"/>823 <text:s text:c="25"/>lxi <text:s text:c="4"/>h,omni$isr</text:p>
            <text:p text:style-name="P171"><text:s text:c="3"/>824 <text:s text:c="25"/>shld <text:s text:c="3"/>(INT$VCTR + 1) <text:s/>;install new isr</text:p>
            <text:p text:style-name="P171"><text:s text:c="3"/>825 <text:s text:c="25"/>out <text:s text:c="4"/>OMNI$ACK <text:s text:c="7"/>;clear interrupt latch</text:p>
            <text:p text:style-name="P171"><text:s text:c="3"/>826 <text:s text:c="25"/>mvi <text:s text:c="4"/>a,OMNI$ENABLE <text:s text:c="2"/>;unmask transporter interrupt</text:p>
            <text:p text:style-name="P171"><text:s text:c="3"/>827 <text:s text:c="25"/>out <text:s text:c="4"/>OMNI$MASK</text:p>
            <text:p text:style-name="P171"><text:s text:c="3"/>828 <text:s text:c="17"/>; this code does an extremely Klugey run-time linkage to needed XIOS routines</text:p>
            <text:p text:style-name="P171"><text:s text:c="3"/>829 <text:s text:c="25"/>lhld <text:s text:c="3"/>1 <text:s text:c="14"/>;find CBOOT in MPM-II BIOS simulation table</text:p>
            <text:p text:style-name="P171"><text:s text:c="3"/>830 <text:s text:c="25"/>mvi <text:s text:c="4"/>l,1</text:p>
            <text:p text:style-name="P171"><text:s text:c="3"/>831 <text:s text:c="25"/>mov <text:s text:c="4"/>e,m</text:p>
            <text:p text:style-name="P171"><text:s text:c="3"/>832 <text:s text:c="25"/>inx <text:s text:c="4"/>h</text:p>
            <text:p text:style-name="P171"><text:s text:c="3"/>833 <text:s text:c="25"/>mov <text:s text:c="4"/>d,m</text:p>
            <text:p text:style-name="P171"><text:s text:c="3"/>834 <text:s text:c="25"/>push <text:s text:c="3"/>d <text:s text:c="14"/>;save to find exit$reg.</text:p>
            <text:p text:style-name="P171"><text:s text:c="3"/>835 <text:s text:c="17"/>;</text:p>
            <text:p text:style-name="P171"><text:s text:c="3"/>836 <text:s text:c="25"/>xchg <text:s text:c="19"/>;need to go one more level to find real entry</text:p>
            <text:p text:style-name="P171"><text:s text:c="3"/>837 <text:s text:c="25"/>inx <text:s text:c="4"/>h</text:p>
            <text:p text:style-name="P171"><text:s text:c="3"/>838 <text:s text:c="25"/>mov <text:s text:c="4"/>e,m</text:p>
            <text:p text:style-name="P171"><text:s text:c="3"/>839 <text:s text:c="25"/>inx <text:s text:c="4"/>h</text:p>
            <text:p text:style-name="P171"><text:s text:c="3"/>840 <text:s text:c="25"/>mov <text:s text:c="4"/>d,m <text:s text:c="12"/>;this is address of real CBOOT entry in XIOS</text:p>
            <text:p text:style-name="P171"><text:s text:c="3"/>841 <text:s text:c="17"/>;</text:p>
            <text:p text:style-name="P171"><text:s text:c="3"/>842 <text:s text:c="25"/>lxi <text:s text:c="4"/>h,9 <text:s text:c="12"/>;calculate PDISP entry from CBOOT address</text:p>
            <text:p text:style-name="P171"><text:s text:c="3"/>843 <text:s text:c="25"/>dad <text:s text:c="4"/>d</text:p>
            <text:p text:style-name="P171"><text:s text:c="3"/>844 <text:s text:c="25"/>shld <text:s text:c="3"/>pdisp <text:s text:c="10"/>;and save it in local vector <text:s text:c="11"/></text:p>
            <text:p text:style-name="P171"><text:s text:c="3"/>845 <text:s text:c="17"/>;</text:p>
            <text:p text:style-name="P171"><text:s text:c="3"/>846 <text:s text:c="25"/>lxi <text:s text:c="4"/>d,3 <text:s text:c="12"/>;XDOS address is 3 bytes above PDISP</text:p>
            <text:p text:style-name="P171"><text:s text:c="3"/>847 <text:s text:c="25"/>dad <text:s text:c="4"/>d</text:p>
            <text:p text:style-name="P171"><text:s text:c="3"/>848 <text:s text:c="25"/>shld <text:s text:c="3"/>xd$adr <text:s text:c="9"/>;save it in a local vector</text:p>
            <text:p text:style-name="P171"><text:s text:c="3"/>849 <text:s text:c="17"/>;</text:p>
            <text:p text:style-name="P171"><text:s text:c="3"/>850 <text:s text:c="25"/>pop <text:s text:c="4"/>h <text:s text:c="14"/>;get XIOS branch table address back</text:p>
            <text:p text:style-name="P171"><text:s text:c="3"/>851 <text:s text:c="25"/>mvi <text:s text:c="4"/>l,40h <text:s text:c="10"/>;calculate address of EXIT$REGION entry</text:p>
            <text:p text:style-name="P171"><text:s text:c="3"/>852 <text:s text:c="25"/>mov <text:s text:c="4"/>e,m</text:p>
            <text:p text:style-name="P171"><text:s text:c="3"/>853 <text:s text:c="25"/>inx <text:s text:c="4"/>h</text:p>
            <text:p text:style-name="P171"><text:s text:c="3"/>854 <text:s text:c="25"/>mov <text:s text:c="4"/>d,m</text:p>
            <text:p text:style-name="P171"><text:s text:c="3"/>855 <text:s text:c="25"/>xchg</text:p>
            <text:p text:style-name="P171"><text:s text:c="3"/>856 <text:s text:c="25"/>shld <text:s text:c="3"/>exit$region <text:s text:c="4"/>;save it for later use in pre-empt routine</text:p>
            <text:p text:style-name="P171"><text:s text:c="3"/>857 <text:s text:c="25"/>ei</text:p>
            <text:p text:style-name="P171"><text:s text:c="3"/>858 <text:s text:c="25"/>ret</text:p>
            <text:p text:style-name="P171"><text:s text:c="3"/>859 <text:s text:c="17"/></text:p>
            <text:p text:style-name="P179"><text:s text:c="3"/>860 <text:s text:c="17"/>; <text:s text:c="6"/>omninet isr sets the appropriate XDOS flag and causes a dispatch</text:p>
          </table:table-cell>
        </table:table-row>
        <table:table-row>
          <table:table-cell table:style-name="Table74.A2" office:value-type="string">
            <text:p text:style-name="P171">CP/M RMAC ASSEM 1.1 <text:s text:c="4"/>#019 <text:s text:c="3"/>SAMPLE SERVER NETWORK I/F FOR CORVUS OMNINET 20-OCT-82</text:p>
            <text:p text:style-name="P171"/>
            <text:p text:style-name="P171"><text:s text:c="3"/>861 <text:s text:c="17"/>omni$isr:</text:p>
            <text:p text:style-name="P171"><text:s text:c="3"/>862 <text:s text:c="25"/>shld <text:s text:c="3"/>svhl</text:p>
            <text:p text:style-name="P171"><text:s text:c="3"/>863 <text:s text:c="25"/>pop <text:s text:c="4"/>h</text:p>
            <text:p text:style-name="P171"><text:soft-page-break/><text:s text:c="3"/>864 <text:s text:c="25"/>push <text:s text:c="3"/>psw <text:s text:c="12"/>;save PSW and HL</text:p>
            <text:p text:style-name="P171"><text:s text:c="3"/>865 <text:s text:c="25"/>shld <text:s text:c="3"/>svret <text:s text:c="10"/>;save return address</text:p>
            <text:p text:style-name="P171"><text:s text:c="3"/>866 <text:s text:c="25"/>lxi <text:s text:c="4"/>h,0 <text:s text:c="12"/>;swap stacks</text:p>
            <text:p text:style-name="P171"><text:s text:c="3"/>867 <text:s text:c="25"/>dad <text:s text:c="4"/>sp</text:p>
            <text:p text:style-name="P171"><text:s text:c="3"/>868 <text:s text:c="25"/>shld <text:s text:c="3"/>svstk</text:p>
            <text:p text:style-name="P171"><text:s text:c="3"/>869 <text:s text:c="25"/>lxi <text:s text:c="4"/>sp,isr$stk</text:p>
            <text:p text:style-name="P171"><text:s text:c="3"/>870 <text:s text:c="25"/>push <text:s text:c="3"/>d <text:s text:c="14"/>;save the other registers on new stack</text:p>
            <text:p text:style-name="P171"><text:s text:c="3"/>871 <text:s text:c="25"/>push <text:s text:c="3"/>b</text:p>
            <text:p text:style-name="P171"><text:s text:c="3"/>872 <text:s text:c="17"/>;</text:p>
            <text:p text:style-name="P171"><text:s text:c="3"/>873 <text:s text:c="25"/>out <text:s text:c="4"/>OMNI$ACK <text:s text:c="7"/>;clear interrupt latch</text:p>
            <text:p text:style-name="P171"><text:s text:c="3"/>874 <text:s text:c="17"/>;</text:p>
            <text:p text:style-name="P171"><text:s text:c="3"/>875 <text:s text:c="25"/>lhld <text:s text:c="3"/>exit$region <text:s text:c="4"/>; do a PRE-EMPT by patching a RET into table</text:p>
            <text:p text:style-name="P171"><text:s text:c="3"/>876 <text:s text:c="25"/>mov <text:s text:c="4"/>a,m <text:s text:c="12"/>; (Very KLUGEY but there's no other way.)</text:p>
            <text:p text:style-name="P171"><text:s text:c="3"/>877 <text:s text:c="25"/>push <text:s text:c="3"/>psw <text:s text:c="12"/>; save what was in XIOS branch table entry</text:p>
            <text:p text:style-name="P171"><text:s text:c="3"/>878 <text:s text:c="25"/>push <text:s text:c="3"/>h <text:s text:c="14"/>; and put a RET there to prevent XDOS from</text:p>
            <text:p text:style-name="P171"><text:s text:c="3"/>879 <text:s text:c="25"/>mvi <text:s text:c="4"/>m,(RET) <text:s text:c="8"/>; re-enabling interrupts</text:p>
            <text:p text:style-name="P171"><text:s text:c="3"/>880 <text:s text:c="17"/>;</text:p>
            <text:p text:style-name="P171"><text:s text:c="3"/>881 <text:s text:c="25"/>mvi <text:s text:c="4"/>c,FLAGSETF <text:s text:c="5"/>;call XDOS to set isr flag</text:p>
            <text:p text:style-name="P171"><text:s text:c="3"/>882 <text:s text:c="25"/>mvi <text:s text:c="4"/>e,OMNI$FLAG</text:p>
            <text:p text:style-name="P171"><text:s text:c="3"/>883 <text:s text:c="25"/>call <text:s text:c="3"/>xdos</text:p>
            <text:p text:style-name="P171"><text:s text:c="3"/>884 <text:s text:c="17"/>;</text:p>
            <text:p text:style-name="P171"><text:s text:c="3"/>885 <text:s text:c="25"/>pop <text:s text:c="4"/>h</text:p>
            <text:p text:style-name="P171"><text:s text:c="3"/>886 <text:s text:c="25"/>pop <text:s text:c="4"/>psw</text:p>
            <text:p text:style-name="P171"><text:s text:c="3"/>887 <text:s text:c="25"/>mov <text:s text:c="4"/>m,a <text:s text:c="12"/>;restore XIOS table entry</text:p>
            <text:p text:style-name="P171"><text:s text:c="3"/>888 <text:s text:c="17"/>;</text:p>
            <text:p text:style-name="P171"><text:s text:c="3"/>889 <text:s text:c="25"/>pop <text:s text:c="4"/>b <text:s text:c="14"/>;pop interrupted registers</text:p>
            <text:p text:style-name="P171"><text:s text:c="3"/>890 <text:s text:c="25"/>pop <text:s text:c="4"/>d</text:p>
            <text:p text:style-name="P171"><text:s text:c="3"/>891 <text:s text:c="25"/>lhld <text:s text:c="3"/>svstk <text:s text:c="10"/>;restore interrupted stack</text:p>
            <text:p text:style-name="P171"><text:s text:c="3"/>892 <text:s text:c="25"/>sphl <text:s text:c="19"/>;restore other regs. and exit</text:p>
            <text:p text:style-name="P171"><text:s text:c="3"/>893 <text:s text:c="25"/>pop <text:s text:c="4"/>psw</text:p>
            <text:p text:style-name="P171"><text:s text:c="3"/>894 <text:s text:c="25"/>lhld <text:s text:c="3"/>svret</text:p>
            <text:p text:style-name="P171"><text:s text:c="3"/>895 <text:s text:c="25"/>push <text:s text:c="3"/>h</text:p>
            <text:p text:style-name="P171"><text:s text:c="3"/>896 <text:s text:c="25"/>lhld <text:s text:c="3"/>svhl</text:p>
            <text:p text:style-name="P171"><text:s text:c="3"/>897 <text:s text:c="25"/>db <text:s text:c="5"/>(JMP) <text:s text:c="10"/>; via dispatcher</text:p>
            <text:p text:style-name="P171"><text:s text:c="3"/>898 <text:s text:c="17"/>pdisp: <text:s/>dw <text:s text:c="5"/>0 <text:s text:c="14"/>;(link to dispatcher)</text:p>
            <text:p text:style-name="P171"><text:s text:c="3"/>899 <text:s text:c="17"/></text:p>
            <text:p text:style-name="P171"><text:s text:c="3"/>900 <text:s text:c="17"/>xdos: <text:s text:c="2"/>db <text:s text:c="5"/>(JMP) <text:s text:c="10"/>;special XDOS entry</text:p>
            <text:p text:style-name="P171"><text:s text:c="3"/>901 <text:s text:c="17"/>xd$adr: dw <text:s text:c="5"/>0 <text:s text:c="14"/>;for ISR use</text:p>
            <text:p text:style-name="P171"><text:s text:c="3"/>902 <text:s text:c="17"/></text:p>
            <text:p text:style-name="P171"><text:s text:c="3"/>903 <text:s text:c="17"/>; <text:s text:c="6"/>ISR data areas</text:p>
            <text:p text:style-name="P171"><text:s text:c="3"/>904 <text:s text:c="17"/>exit$region:</text:p>
            <text:p text:style-name="P171"><text:s text:c="3"/>905 <text:s text:c="25"/>dw <text:s text:c="5"/>0 <text:s text:c="14"/>;address of XDOS critical region exit routine</text:p>
            <text:p text:style-name="P171"><text:s text:c="3"/>906 <text:s text:c="25"/>ds <text:s text:c="5"/>64 <text:s text:c="13"/>;isr stack space</text:p>
            <text:p text:style-name="P171"><text:s text:c="3"/>907 <text:s text:c="17"/>isr$stk:</text:p>
            <text:p text:style-name="P171"><text:s text:c="3"/>908 <text:s text:c="17"/>svhl: <text:s text:c="2"/>dw <text:s text:c="5"/>0 <text:s text:c="14"/>;temporary reg storage</text:p>
            <text:p text:style-name="P171"><text:s text:c="3"/>909 <text:s text:c="17"/>svret: <text:s/>dw <text:s text:c="5"/>0</text:p>
            <text:p text:style-name="P171"><text:s text:c="3"/>910 <text:s text:c="17"/>svstk: <text:s/>dw <text:s text:c="5"/>0 <text:s text:c="14"/>;careful, make sure all of .RSP is reserved</text:p>
            <text:p text:style-name="P171"><text:s text:c="3"/>911 <text:s text:c="17"/></text:p>
            <text:p text:style-name="P171"><text:s text:c="3"/>912 <text:s text:c="19"/>endif ; of if INTERRUPT</text:p>
            <text:p text:style-name="P171"><text:s text:c="3"/>913 <text:s text:c="17"/></text:p>
            <text:p text:style-name="P179"><text:s text:c="3"/>914 <text:s text:c="2"/>0944 <text:s text:c="18"/>end</text:p>
          </table:table-cell>
        </table:table-row>
        <table:table-row>
          <table:table-cell table:style-name="Table74.A2" office:value-type="string">
            <text:p text:style-name="P171">CP/M RMAC ASSEM 1.1 <text:s text:c="4"/>#020 <text:s text:c="3"/>SAMPLE SERVER NETWORK I/F FOR CORVUS OMNINET 20-OCT-82</text:p>
            <text:p text:style-name="P171"/>
            <text:p text:style-name="P171">BDOS <text:s text:c="12"/>08A4 <text:s text:c="2"/>110 <text:s text:c="2"/>113 <text:s text:c="2"/>225 <text:s text:c="2"/>233 <text:s text:c="2"/>244 <text:s text:c="2"/>248 <text:s text:c="2"/>251 <text:s text:c="2"/>269 <text:s text:c="2"/>280 <text:s text:c="2"/>288 </text:p>
            <text:p text:style-name="P171"><text:s text:c="24"/>359 <text:s text:c="2"/>499 <text:s text:c="2"/>517 <text:s text:c="2"/>542 <text:s text:c="2"/>554 <text:s text:c="2"/>560 <text:s text:c="2"/>656# <text:s/>694 <text:s text:c="2"/>697 <text:s text:c="2"/>779 </text:p>
            <text:p text:style-name="P171"><text:s text:c="24"/>783 </text:p>
            <text:p text:style-name="P171">BDOSADR <text:s text:c="9"/>0000 <text:s text:c="2"/>117# <text:s/>122# <text:s/>656 </text:p>
            <text:p text:style-name="P171">BUFFQCB <text:s text:c="9"/>051E <text:s text:c="2"/>190 <text:s text:c="2"/>224 <text:s text:c="2"/>466 <text:s text:c="2"/>645#</text:p>
            <text:p text:style-name="P171">BUFFSIZE <text:s text:c="8"/>0118 <text:s text:c="3"/>62# <text:s/>209 <text:s text:c="2"/>210 <text:s text:c="2"/>502 <text:s text:c="2"/>653 </text:p>
            <text:p text:style-name="P171">CNOTE <text:s text:c="11"/>02BF <text:s text:c="2"/>567#</text:p>
            <text:p text:style-name="P171">CODESEG <text:s text:c="9"/>0000 <text:s text:c="2"/>104# <text:s/>118 </text:p>
            <text:p text:style-name="P171">CONFIGTBL <text:s text:c="7"/>02FA <text:s text:c="2"/>221 <text:s text:c="2"/>254 <text:s text:c="2"/>575#</text:p>
            <text:p text:style-name="P171">CR <text:s text:c="14"/>000D <text:s text:c="2"/>100#</text:p>
            <text:p text:style-name="P171">CREATEP <text:s text:c="9"/>0090 <text:s text:c="3"/>94# <text:s/>247 </text:p>
            <text:p text:style-name="P171">DEBUG <text:s text:c="11"/>0000 <text:s text:c="3"/>54# <text:s/>111 </text:p>
            <text:p text:style-name="P171">DELAY <text:s text:c="11"/>008D <text:s text:c="3"/>92# <text:s/>782 </text:p>
            <text:p text:style-name="P171">DETACH <text:s text:c="10"/>0093 <text:s text:c="3"/>96# <text:s/>112 </text:p>
            <text:p text:style-name="P171">DSPTCH <text:s text:c="10"/>008E <text:s text:c="3"/>93#</text:p>
            <text:p text:style-name="P171">ERROUTMSG <text:s text:c="7"/>0082 <text:s text:c="2"/>198 <text:s text:c="2"/>199# <text:s/>328 </text:p>
            <text:p text:style-name="P171">ERROUTUQCB <text:s text:c="6"/>007E <text:s text:c="2"/>198# <text:s/>345 </text:p>
            <text:p text:style-name="P171">FINDMATCH <text:s text:c="7"/>0186 <text:s text:c="2"/>370# <text:s/>385 </text:p>
            <text:p text:style-name="P171">FLAGSETF <text:s text:c="8"/>0085 <text:s text:c="3"/>88# <text:s/>881 </text:p>
            <text:p text:style-name="P171">FLAGWAITF <text:s text:c="7"/>0084 <text:s text:c="3"/>87# <text:s/>778 </text:p>
            <text:p text:style-name="P171">FREELOOP <text:s text:c="8"/>0248 <text:s text:c="2"/>493# <text:s/>505 </text:p>
            <text:p text:style-name="P171">GBUFUQCB <text:s text:c="8"/>0072 <text:s text:c="2"/>190# <text:s/>268 </text:p>
            <text:p text:style-name="P171">GETSLVSP <text:s text:c="8"/>0180 <text:s text:c="2"/>321 <text:s text:c="2"/>366# <text:s/>392 <text:s text:c="2"/>402 <text:s text:c="2"/>406 </text:p>
            <text:p text:style-name="P171"><text:soft-page-break/>IDTBL <text:s text:c="11"/>01B3 <text:s text:c="2"/>369 <text:s text:c="2"/>417#</text:p>
            <text:p text:style-name="P171">INITMXMSG <text:s text:c="7"/>08C6 <text:s text:c="2"/>675 <text:s text:c="2"/>676#</text:p>
            <text:p text:style-name="P171">INITRSLT <text:s text:c="8"/>08CC <text:s text:c="2"/>686# <text:s/>701 <text:s text:c="2"/>711 </text:p>
            <text:p text:style-name="P171">INITRSLTP <text:s text:c="7"/>08CA <text:s text:c="2"/>683# <text:s/>705 </text:p>
            <text:p text:style-name="P171">INITRX <text:s text:c="10"/>0098 <text:s text:c="2"/>167 <text:s text:c="2"/>220#</text:p>
            <text:p text:style-name="P171">INITTCB <text:s text:c="9"/>08C8 <text:s text:c="2"/>680# <text:s/>707 </text:p>
            <text:p text:style-name="P171">INITTX <text:s text:c="10"/>0243 <text:s text:c="2"/>458 <text:s text:c="2"/>490#</text:p>
            <text:p text:style-name="P171">INQCBARRAY <text:s text:c="6"/>04AC <text:s text:c="2"/>177 <text:s text:c="2"/>182 <text:s text:c="2"/>185 <text:s text:c="2"/>227 <text:s text:c="2"/>609#</text:p>
            <text:p text:style-name="P171">INQCBSIZE <text:s text:c="7"/>001A <text:s text:c="2"/>180 <text:s text:c="2"/>236 <text:s text:c="2"/>608#</text:p>
            <text:p text:style-name="P171">INTERRUPT <text:s text:c="7"/>0000 <text:s text:c="3"/>56# <text:s/>698 <text:s text:c="2"/>776 <text:s text:c="2"/>808 </text:p>
            <text:p text:style-name="P171">INTVCTR <text:s text:c="9"/>0038 <text:s text:c="3"/>72# <text:s/>822 <text:s text:c="2"/>824 </text:p>
            <text:p text:style-name="P171">INUQCB <text:s text:c="10"/>0066 <text:s text:c="2"/>174# <text:s/>421 <text:s text:c="2"/>425 <text:s text:c="2"/>427 </text:p>
            <text:p text:style-name="P171">LF <text:s text:c="14"/>000A <text:s text:c="2"/>101#</text:p>
            <text:p text:style-name="P171">LOGITOFF <text:s text:c="8"/>019A <text:s text:c="2"/>317 <text:s text:c="2"/>391#</text:p>
            <text:p text:style-name="P171">LOGITON <text:s text:c="9"/>01A3 <text:s text:c="2"/>311 <text:s text:c="2"/>401#</text:p>
            <text:p text:style-name="P171">MAKEINQS <text:s text:c="8"/>00AB <text:s text:c="2"/>229# <text:s/>240 </text:p>
            <text:p text:style-name="P171">MAKEQ <text:s text:c="11"/>0086 <text:s text:c="3"/>89# <text:s/>223 <text:s text:c="2"/>232 <text:s text:c="2"/>243 <text:s text:c="2"/>693 </text:p>
            <text:p text:style-name="P171">MSGBUFFS <text:s text:c="8"/>055C <text:s text:c="2"/>491 <text:s text:c="2"/>653#</text:p>
            <text:p text:style-name="P171">NEWBUFF <text:s text:c="9"/>0076 <text:s text:c="2"/>190 <text:s text:c="2"/>191# <text:s/>272 <text:s text:c="2"/>299 <text:s text:c="2"/>327 <text:s text:c="2"/>349 </text:p>
            <text:p text:style-name="P171">NMSGBUFFS <text:s text:c="7"/>0003 <text:s text:c="3"/>63# <text:s/>492 <text:s text:c="2"/>653 </text:p>
            <text:p text:style-name="P171">NO <text:s text:c="14"/>0000 <text:s text:c="3"/>51# <text:s text:c="2"/>54 <text:s text:c="3"/>56 </text:p>
            <text:p text:style-name="P171">NOTMATCH <text:s text:c="8"/>0191 <text:s text:c="2"/>372 <text:s text:c="2"/>380#</text:p>
            <text:p text:style-name="P171">NSLAVES <text:s text:c="9"/>0002 <text:s text:c="3"/>59# <text:s text:c="2"/>63 <text:s text:c="2"/>176 <text:s text:c="2"/>228 <text:s text:c="2"/>368 <text:s text:c="2"/>419 <text:s text:c="2"/>578 <text:s text:c="2"/>586 <text:s text:c="2"/>598 <text:s text:c="2"/>613 </text:p>
            <text:p text:style-name="P171">OLDBUFF <text:s text:c="9"/>0227 <text:s text:c="2"/>466 <text:s text:c="2"/>467# <text:s/>494 <text:s text:c="2"/>557 </text:p>
            <text:p text:style-name="P171">OMNIACK <text:s text:c="9"/>00FA <text:s text:c="3"/>79# <text:s/>825 <text:s text:c="2"/>873 </text:p>
            <text:p text:style-name="P171">OMNIBASE <text:s text:c="8"/>00F8 <text:s text:c="3"/>68# <text:s text:c="2"/>75 <text:s text:c="3"/>76 <text:s text:c="3"/>79 <text:s text:c="3"/>80 </text:p>
            <text:p text:style-name="P171">OMNIDATA <text:s text:c="8"/>00F8 <text:s text:c="3"/>75# <text:s/>750 </text:p>
            <text:p text:style-name="P171">OMNIDISABLE <text:s text:c="5"/>0000 <text:s text:c="3"/>83#</text:p>
            <text:p text:style-name="P171">OMNIENABLE <text:s text:c="6"/>0001 <text:s text:c="3"/>82# <text:s/>826 </text:p>
            <text:p text:style-name="P171">OMNIFLAG <text:s text:c="8"/>0008 <text:s text:c="3"/>70# <text:s/>777 <text:s text:c="2"/>882 </text:p>
            <text:p text:style-name="P179">OMNIINIT <text:s text:c="8"/>08CD <text:s text:c="2"/>220 <text:s text:c="2"/>691#</text:p>
          </table:table-cell>
        </table:table-row>
        <table:table-row>
          <table:table-cell table:style-name="Table74.A2" office:value-type="string">
            <text:p text:style-name="P171">CP/M RMAC ASSEM 1.1 <text:s text:c="4"/>#021 <text:s text:c="3"/>SAMPLE SERVER NETWORK I/F FOR CORVUS OMNINET 20-OCT-82</text:p>
            <text:p text:style-name="P171"/>
            <text:p text:style-name="P171">OMNIINITUQCB <text:s text:c="4"/>08C2 <text:s text:c="2"/>675# <text:s/>695 </text:p>
            <text:p text:style-name="P171">OMNIMASK <text:s text:c="8"/>00FB <text:s text:c="3"/>80# <text:s/>827 </text:p>
            <text:p text:style-name="P171">OMNIPENDING <text:s text:c="5"/>0001 <text:s text:c="3"/>81#</text:p>
            <text:p text:style-name="P171">OMNIQ <text:s text:c="11"/>08A8 <text:s text:c="2"/>194 <text:s text:c="2"/>470 <text:s text:c="2"/>669# <text:s/>675 <text:s text:c="2"/>692 </text:p>
            <text:p text:style-name="P171">OMNIRDY <text:s text:c="9"/>0010 <text:s text:c="3"/>77# <text:s/>747 </text:p>
            <text:p text:style-name="P171">OMNIRXUQCB <text:s text:c="6"/>0078 <text:s text:c="2"/>194# <text:s/>278 <text:s text:c="2"/>286 </text:p>
            <text:p text:style-name="P171">OMNISOCKET <text:s text:c="6"/>00A0 <text:s text:c="3"/>69# <text:s/>206 <text:s text:c="2"/>478 </text:p>
            <text:p text:style-name="P171">OMNIST <text:s text:c="10"/>090A <text:s text:c="2"/>728 <text:s text:c="2"/>732 <text:s text:c="2"/>742#</text:p>
            <text:p text:style-name="P171">OMNIST0 <text:s text:c="9"/>090E <text:s text:c="2"/>745# <text:s/>757 </text:p>
            <text:p text:style-name="P171">OMNIST1 <text:s text:c="9"/>091A <text:s text:c="2"/>748 <text:s text:c="2"/>753#</text:p>
            <text:p text:style-name="P171">OMNISTAT <text:s text:c="8"/>00F9 <text:s text:c="3"/>76# <text:s/>746 </text:p>
            <text:p text:style-name="P171">OMNISTROBE <text:s text:c="6"/>08F5 <text:s text:c="2"/>283 <text:s text:c="2"/>546 <text:s text:c="2"/>708 <text:s text:c="2"/>718#</text:p>
            <text:p text:style-name="P171">OMNITXUQCB <text:s text:c="6"/>0229 <text:s text:c="2"/>470# <text:s/>540 <text:s text:c="2"/>552 </text:p>
            <text:p text:style-name="P171">OMNIWFDONE <text:s text:c="6"/>0923 <text:s text:c="2"/>712 <text:s text:c="2"/>769# <text:s/>786 </text:p>
            <text:p text:style-name="P171">OUTQCB <text:s text:c="10"/>04E0 <text:s text:c="2"/>198 <text:s text:c="2"/>242 <text:s text:c="2"/>462 <text:s text:c="2"/>639#</text:p>
            <text:p text:style-name="P171">OUTQMSG <text:s text:c="9"/>0221 <text:s text:c="2"/>462 <text:s text:c="2"/>463# <text:s/>519 <text:s text:c="2"/>556 </text:p>
            <text:p text:style-name="P171">OUTUQCB <text:s text:c="9"/>021D <text:s text:c="2"/>461# <text:s/>516 </text:p>
            <text:p text:style-name="P171">PBUFUQCB <text:s text:c="8"/>0223 <text:s text:c="2"/>466# <text:s/>498 <text:s text:c="2"/>559 </text:p>
            <text:p text:style-name="P171">PRINTF <text:s text:c="10"/>0009 <text:s text:c="3"/>86#</text:p>
            <text:p text:style-name="P171">READQ <text:s text:c="11"/>0089 <text:s text:c="3"/>90# <text:s/>267 <text:s text:c="2"/>279 <text:s text:c="2"/>515 <text:s text:c="2"/>541 </text:p>
            <text:p text:style-name="P171">RSP <text:s text:c="13"/>FFFF <text:s text:c="3"/>55# <text:s/>105 </text:p>
            <text:p text:style-name="P171">RSTNUM <text:s text:c="10"/>0007 <text:s text:c="3"/>71# <text:s text:c="2"/>72 </text:p>
            <text:p text:style-name="P171">RXL1 <text:s text:c="12"/>0138 <text:s text:c="2"/>310 <text:s text:c="2"/>315#</text:p>
            <text:p text:style-name="P171">RXL2 <text:s text:c="12"/>0146 <text:s text:c="2"/>306 <text:s text:c="2"/>316 <text:s text:c="2"/>321#</text:p>
            <text:p text:style-name="P171">RXL3 <text:s text:c="12"/>016C <text:s text:c="2"/>312 <text:s text:c="2"/>318 <text:s text:c="2"/>322 <text:s text:c="2"/>349#</text:p>
            <text:p text:style-name="P171">RXL4 <text:s text:c="12"/>0178 <text:s text:c="2"/>346 <text:s text:c="2"/>358#</text:p>
            <text:p text:style-name="P171">RXLOOP <text:s text:c="10"/>00E5 <text:s text:c="2"/>267# <text:s/>360 </text:p>
            <text:p text:style-name="P171">RXMXMSG <text:s text:c="9"/>007C <text:s text:c="2"/>194 <text:s text:c="2"/>195#</text:p>
            <text:p text:style-name="P171">RXPRIORITY <text:s text:c="6"/>0040 <text:s text:c="3"/>64# <text:s/>109 <text:s text:c="2"/>161 </text:p>
            <text:p text:style-name="P171">RXRETRY <text:s text:c="9"/>00ED <text:s text:c="2"/>271# <text:s/>291 <text:s text:c="2"/>296 </text:p>
            <text:p text:style-name="P171">RXRSLT <text:s text:c="10"/>0090 <text:s text:c="2"/>213# <text:s/>259 <text:s text:c="2"/>293 </text:p>
            <text:p text:style-name="P171">RXRSLTP <text:s text:c="9"/>0086 <text:s text:c="2"/>204# <text:s/>263 </text:p>
            <text:p text:style-name="P171">RXSENDERR <text:s text:c="7"/>014C <text:s text:c="2"/>313 <text:s text:c="2"/>319 <text:s text:c="2"/>326#</text:p>
            <text:p text:style-name="P171">RXTCB <text:s text:c="11"/>0084 <text:s text:c="2"/>202# <text:s/>276 <text:s text:c="2"/>282 </text:p>
            <text:p text:style-name="P171">SERVERXPD <text:s text:c="7"/>0002 <text:s text:c="2"/>159#</text:p>
            <text:p text:style-name="P171">SERVERXSTKTOP <text:s text:c="3"/>0064 <text:s text:c="2"/>107 <text:s text:c="2"/>166#</text:p>
            <text:p text:style-name="P171">SERVETXPD <text:s text:c="7"/>01B9 <text:s text:c="2"/>246 <text:s text:c="2"/>451#</text:p>
            <text:p text:style-name="P171">SETPRIORITY <text:s text:c="5"/>0091 <text:s text:c="3"/>95# <text:s/>108 </text:p>
            <text:p text:style-name="P171">SRVRPDBASE <text:s text:c="6"/>0444 <text:s text:c="2"/>588 <text:s text:c="2"/>592 <text:s text:c="2"/>594 <text:s text:c="2"/>597#</text:p>
            <text:p text:style-name="P171">SRVRPDSIZ <text:s text:c="7"/>0034 <text:s text:c="3"/>61# <text:s/>589 <text:s text:c="2"/>598 </text:p>
            <text:p text:style-name="P171">SRVRSTKSIZ <text:s text:c="6"/>0096 <text:s text:c="3"/>60# <text:s/>587 <text:s text:c="2"/>591 <text:s text:c="2"/>593 </text:p>
            <text:p text:style-name="P171">SYDATAD <text:s text:c="9"/>009A <text:s text:c="3"/>97# <text:s/>250 </text:p>
            <text:p text:style-name="P171">TXLOOP <text:s text:c="10"/>0268 <text:s text:c="2"/>514# <text:s/>562 </text:p>
            <text:p text:style-name="P171"><text:soft-page-break/>TXMXMSG <text:s text:c="9"/>022D <text:s text:c="2"/>470 <text:s text:c="2"/>471#</text:p>
            <text:p text:style-name="P171">TXPRIORITY <text:s text:c="6"/>003F <text:s text:c="3"/>65# <text:s/>453 </text:p>
            <text:p text:style-name="P171">TXRETRY <text:s text:c="9"/>0297 <text:s text:c="2"/>544# <text:s/>547 </text:p>
            <text:p text:style-name="P171">TXRSLT <text:s text:c="10"/>023B <text:s text:c="2"/>484# <text:s/>507 <text:s text:c="2"/>549 </text:p>
            <text:p text:style-name="P171">TXRSLTP <text:s text:c="9"/>0231 <text:s text:c="2"/>476# <text:s/>511 </text:p>
            <text:p text:style-name="P171">TXTCB <text:s text:c="11"/>022F <text:s text:c="2"/>474# <text:s/>523 <text:s text:c="2"/>527 <text:s text:c="2"/>538 <text:s text:c="2"/>545 </text:p>
            <text:p text:style-name="P171">UQCBLEN <text:s text:c="9"/>0006 <text:s text:c="2"/>171# <text:s/>422 </text:p>
            <text:p text:style-name="P171">UQCBNTWRKQO0 <text:s text:c="4"/>021D <text:s text:c="2"/>462#</text:p>
            <text:p text:style-name="P171">WFRXDONE <text:s text:c="8"/>0923 <text:s text:c="2"/>294 <text:s text:c="2"/>770#</text:p>
            <text:p text:style-name="P171">WFTXD0 <text:s text:c="10"/>0937 <text:s text:c="2"/>795# <text:s/>802 </text:p>
            <text:p text:style-name="P179">WFTXD1 <text:s text:c="10"/>093C <text:s text:c="2"/>799#</text:p>
          </table:table-cell>
        </table:table-row>
        <table:table-row>
          <table:table-cell table:style-name="Table74.A2" office:value-type="string">
            <text:p text:style-name="P171">CP/M RMAC ASSEM 1.1 <text:s text:c="4"/>#022 <text:s text:c="3"/>SAMPLE SERVER NETWORK I/F FOR CORVUS OMNINET 20-OCT-82</text:p>
            <text:p text:style-name="P171"/>
            <text:p text:style-name="P171">WFTXDONE <text:s text:c="8"/>0934 <text:s text:c="2"/>550 <text:s text:c="2"/>793#</text:p>
            <text:p text:style-name="P171">WRITEQ <text:s text:c="10"/>008B <text:s text:c="3"/>91# <text:s/>287 <text:s text:c="2"/>358 <text:s text:c="2"/>497 <text:s text:c="2"/>553 <text:s text:c="2"/>558 <text:s text:c="2"/>696 </text:p>
            <text:p text:style-name="P171">XQCBMSG <text:s text:c="9"/>0004 <text:s text:c="2"/>172# <text:s/>354 <text:s text:c="2"/>421 <text:s text:c="2"/>425 <text:s text:c="2"/>427 </text:p>
            <text:p text:style-name="P179">YES <text:s text:c="13"/>FFFF <text:s text:c="3"/>50# <text:s text:c="2"/>51 <text:s text:c="3"/>55 </text:p>
          </table:table-cell>
        </table:table-row>
      </table:table>
      <text:p text:style-name="P3">Listing G-2. Sample Server Network I/O for Corvus OMNI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nos" svg:font-family="Tinos"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nos" fo:font-size="12pt" fo:language="en" fo:country="US" style:font-name-asian="Droid Sans Fallback"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paragraph-properties fo:margin-top="0in" fo:margin-bottom="0.1965in"/>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List" style:family="paragraph" style:parent-style-name="Text_20_body" style:class="list">
      <style:text-properties style:font-name-complex="DejaVu Sans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roid Sans Fallback1" style:font-name-complex="DejaVu Sans Mono"/>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Unofficial CP/NET Documentation</dc:title>
    <meta:generator>OpenOffice/4.1.1$Unix OpenOffice.org_project/411m6$Build-9775</meta:generator>
    <dc:date>2016-12-24T11:09:00</dc:date>
    <dc:creator>Douglas Miller</dc:creator>
    <meta:editing-duration>PT1H35M17S</meta:editing-duration>
    <meta:editing-cycles>16</meta:editing-cycles>
    <meta:document-statistic meta:table-count="74" meta:image-count="21" meta:object-count="0" meta:page-count="219" meta:paragraph-count="10063" meta:word-count="81147" meta:character-count="640740"/>
  </office:meta>
</office:document-meta>
</file>